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40000000300DFC23A7B648A48C9.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tic SC" svg:font-family="'Amatic SC'"/>
    <style:font-face style:name="Arial1" svg:font-family="Arial"/>
    <style:font-face style:name="Calibri1" svg:font-family="Calibri"/>
    <style:font-face style:name="Merriweather1" svg:font-family="Merriweather"/>
    <style:font-face style:name="Amatic SC1" svg:font-family="'Amatic SC'" style:font-pitch="variable"/>
    <style:font-face style:name="Arial" svg:font-family="Ari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erriweather" svg:font-family="Merriweather"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2">
      <style:graphic-properties draw:stroke="none" draw:fill="none" fo:min-height="2.417cm"/>
    </style:style>
    <style:style style:name="gr2" style:family="graphic">
      <style:graphic-properties style:protect="size"/>
    </style:style>
    <style:style style:name="pr1" style:family="presentation" style:parent-style-name="Title-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Blank-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4"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 style:family="presentation" style:parent-style-name="Title_20__2b__20_1_20_column-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6" style:family="presentation" style:parent-style-name="Title_20__2b__20_1_20_column-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7" style:family="presentation" style:parent-style-name="Title_20__2b__20_1_20_column-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Subtitle-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9" style:family="presentation" style:parent-style-name="Subtitle-subtitle" style:list-style-name="L6">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pr10" style:family="presentation" style:parent-style-name="Sub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Title_20__2b__20_2_20_columns-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12" style:family="presentation" style:parent-style-name="Title_20__2b__20_2_20_columns-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13" style:family="presentation" style:parent-style-name="Title_20__2b__20_2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Blank_20_color-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15" style:family="presentation" style:parent-style-name="Blank_20_color-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72pt"/>
    </style:style>
    <style:style style:name="P3" style:family="paragraph">
      <loext:graphic-properties draw:fill="none"/>
      <style:paragraph-properties fo:margin-left="0cm" fo:margin-right="0cm" fo:margin-top="0cm" fo:margin-bottom="0cm" fo:line-height="100%" fo:text-align="center" fo:text-indent="0cm" style:writing-mode="lr-tb"/>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28pt"/>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none"/>
      <style:paragraph-properties fo:text-align="start" style:font-independent-line-spacing="true"/>
      <style:text-properties fo:font-size="26pt"/>
    </style:style>
    <style:style style:name="P8" style:family="paragraph">
      <loext:graphic-properties draw:fill="none"/>
      <style:paragraph-properties fo:text-align="start" style:font-independent-line-spacing="true"/>
      <style:text-properties fo:font-size="54pt"/>
    </style:style>
    <style:style style:name="P9" style:family="paragraph">
      <style:paragraph-properties fo:margin-left="0cm" fo:margin-right="0cm" fo:margin-top="0cm" fo:margin-bottom="0cm" fo:line-height="100%" fo:text-align="center" fo:text-indent="0cm" style:writing-mode="lr-tb"/>
      <style:text-properties fo:font-size="18pt"/>
    </style:style>
    <style:style style:name="P10" style:family="paragraph">
      <style:paragraph-properties fo:margin-top="0cm" fo:margin-bottom="0cm" fo:line-height="100%" style:writing-mode="lr-tb"/>
    </style:style>
    <style:style style:name="P11"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ext-properties fo:font-size="18pt"/>
    </style:style>
    <style:style style:name="T1" style:family="text">
      <style:text-properties fo:font-variant="normal" fo:text-transform="none" fo:color="#ffffff" style:text-line-through-style="none" style:text-line-through-type="none" style:text-position="0% 100%" style:font-name="Amatic SC" fo:font-size="72pt" fo:letter-spacing="normal" fo:font-style="normal" style:text-underline-style="none" fo:font-weight="normal" style:font-name-asian="Amatic SC" style:font-size-asian="72pt" style:font-style-asian="normal" style:font-weight-asian="normal" style:font-name-complex="Amatic SC" style:font-size-complex="72pt" style:font-style-complex="normal" style:font-weight-complex="normal"/>
    </style:style>
    <style:style style:name="T2" style:family="text">
      <style:text-properties fo:font-variant="normal" fo:text-transform="none" fo:color="#2c3e50" style:text-line-through-style="none" style:text-line-through-type="none" style:text-position="0% 100%" style:font-name="Merriweather1" fo:font-size="18pt" fo:letter-spacing="normal" fo:font-style="normal" style:text-underline-style="none" fo:font-weight="normal" style:font-name-asian="Merriweather1" style:font-size-asian="18pt" style:font-style-asian="normal" style:font-weight-asian="normal" style:font-name-complex="Merriweather1" style:font-size-complex="18pt" style:font-style-complex="normal" style:font-weight-complex="normal"/>
    </style:style>
    <style:style style:name="T3" style:family="text">
      <style:text-properties fo:font-variant="normal" fo:text-transform="none" fo:color="#f55d4b" style:text-line-through-style="none" style:text-line-through-type="none" style:text-position="0% 100%" style:font-name="Amatic SC" fo:font-size="116.199996948242pt" fo:letter-spacing="normal" fo:font-style="normal" style:text-underline-style="none" fo:font-weight="bold" style:font-name-asian="Amatic SC" style:font-size-asian="116.199996948242pt" style:font-style-asian="normal" style:font-weight-asian="bold" style:font-name-complex="Amatic SC" style:font-size-complex="116.199996948242pt" style:font-style-complex="normal" style:font-weight-complex="bold"/>
    </style:style>
    <style:style style:name="T4" style:family="text">
      <style:text-properties fo:font-variant="normal" fo:text-transform="none" fo:color="#f55d4b" style:text-line-through-style="none" style:text-line-through-type="none" style:text-position="0% 100%" style:font-name="Amatic SC" fo:font-size="28pt" fo:letter-spacing="normal" fo:font-style="normal" style:text-underline-style="none" fo:font-weight="bold" style:font-name-asian="Amatic SC" style:font-size-asian="28pt" style:font-style-asian="normal" style:font-weight-asian="bold" style:font-name-complex="Amatic SC" style:font-size-complex="28pt" style:font-style-complex="normal" style:font-weight-complex="bold"/>
    </style:style>
    <style:style style:name="T5" style:family="text">
      <style:text-properties fo:font-variant="normal" fo:text-transform="none" fo:color="#2c3e50" style:text-line-through-style="none" style:text-line-through-type="none" style:text-position="0% 100%" style:font-name="Merriweather1" fo:font-size="26pt" fo:letter-spacing="normal" fo:font-style="normal" style:text-underline-style="none" fo:font-weight="normal" style:font-name-asian="Merriweather1" style:font-size-asian="26pt" style:font-style-asian="normal" style:font-weight-asian="normal" style:font-name-complex="Merriweather1" style:font-size-complex="26pt" style:font-style-complex="normal" style:font-weight-complex="normal"/>
    </style:style>
    <style:style style:name="T6" style:family="text">
      <style:text-properties fo:font-variant="normal" fo:text-transform="none" fo:color="#2c3e50" style:text-line-through-style="none" style:text-line-through-type="none" style:text-position="0% 100%" style:font-name="Merriweather1" fo:font-size="22pt" fo:letter-spacing="normal" fo:font-style="normal" style:text-underline-style="none" fo:font-weight="normal" style:font-name-asian="Merriweather1" style:font-size-asian="22pt" style:font-style-asian="normal" style:font-weight-asian="normal" style:font-name-complex="Merriweather1" style:font-size-complex="22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matic SC" fo:font-size="54pt" fo:letter-spacing="normal" fo:font-style="normal" style:text-underline-style="none" fo:font-weight="normal" style:font-name-asian="Amatic SC" style:font-size-asian="54pt" style:font-style-asian="normal" style:font-weight-asian="normal" style:font-name-complex="Amatic SC" style:font-size-complex="54pt" style:font-style-complex="normal" style:font-weight-complex="normal"/>
    </style:style>
    <style:style style:name="T8" style:family="text">
      <style:text-properties fo:font-variant="normal" fo:text-transform="none" fo:color="#434343" style:text-line-through-style="none" style:text-line-through-type="none" style:text-position="0% 100%" style:font-name="Merriweather1" fo:font-size="18pt" fo:letter-spacing="normal" fo:font-style="normal" style:text-underline-style="none" fo:font-weight="normal" style:font-name-asian="Merriweather1" style:font-size-asian="18pt" style:font-style-asian="normal" style:font-weight-asian="normal" style:font-name-complex="Merriweather1" style:font-size-complex="18pt" style:font-style-complex="normal" style:font-weight-complex="normal"/>
    </style:style>
    <style:style style:name="T9" style:family="text">
      <style:text-properties fo:font-variant="normal" fo:text-transform="none" fo:color="#2c3e50" style:text-line-through-style="none" style:text-line-through-type="none" style:text-position="0% 100%" style:font-name="Merriweather1" fo:font-size="18pt" fo:letter-spacing="normal" fo:font-style="italic" style:text-underline-style="none" fo:font-weight="normal" style:font-name-asian="Merriweather1" style:font-size-asian="18pt" style:font-style-asian="italic" style:font-weight-asian="normal" style:font-name-complex="Merriweather1" style:font-size-complex="18pt" style:font-style-complex="italic" style:font-weight-complex="normal"/>
    </style:style>
    <style:style style:name="T10" style:family="text">
      <style:text-properties fo:font-variant="normal" fo:text-transform="none" fo:color="#f55d4b" style:text-line-through-style="none" style:text-line-through-type="none" style:text-position="0% 100%" style:font-name="Amatic SC" fo:font-size="72pt" fo:letter-spacing="normal" fo:font-style="normal" style:text-underline-style="none" fo:font-weight="bold" style:font-name-asian="Amatic SC" style:font-size-asian="72pt" style:font-style-asian="normal" style:font-weight-asian="bold" style:font-name-complex="Amatic SC" style:font-size-complex="72pt" style:font-style-complex="normal" style:font-weight-complex="bold"/>
    </style:style>
    <style:style style:name="T11" style:family="text">
      <style:text-properties fo:font-variant="normal" fo:text-transform="none" fo:color="#2c3e50" style:text-line-through-style="none" style:text-line-through-type="none" style:text-position="0% 100%" style:font-name="Merriweather1" fo:font-size="32pt" fo:letter-spacing="normal" fo:font-style="normal" style:text-underline-style="none" fo:font-weight="normal" style:font-name-asian="Merriweather1" style:font-size-asian="32pt" style:font-style-asian="normal" style:font-weight-asian="normal" style:font-name-complex="Merriweather1" style:font-size-complex="32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Amatic SC" fo:font-size="48pt" fo:letter-spacing="normal" fo:font-style="normal" style:text-underline-style="none" fo:font-weight="bold" style:font-name-asian="Amatic SC" style:font-size-asian="48pt" style:font-style-asian="normal" style:font-weight-asian="bold" style:font-name-complex="Amatic SC" style:font-size-complex="48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2c3e50" fo:font-size="100%"/>
      </text:list-level-style-number>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3">
      <text:list-level-style-number text:level="1" style:num-format="">
        <style:list-level-properties text:min-label-width="0.6cm"/>
        <style:text-properties fo:color="#f55d4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36cm" text:min-label-width="0.634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Title" presentation:presentation-page-layout-name="AL1T0">
        <draw:frame draw:name="Shape 1808" presentation:style-name="pr1" draw:text-style-name="P2" draw:layer="layout" svg:width="13.226cm" svg:height="4.295cm" svg:x="6.086cm" svg:y="6.742cm" presentation:class="title" presentation:user-transformed="true">
          <draw:text-box>
            <text:p text:style-name="P1"><text:span text:style-name="T1">Repaso y Funciones</text:span></text:p>
          </draw:text-box>
        </draw:frame>
        <draw:frame draw:style-name="gr1" draw:text-style-name="P3" draw:layer="layout" svg:width="6.666cm" svg:height="2.667cm" svg:x="18.796cm" svg:y="15.367cm">
          <draw:text-box>
            <text:p text:style-name="P1"><text:span text:style-name="T2">Andrés García García</text:span></text:p>
          </draw:text-box>
        </draw:frame>
        <presentation:notes draw:style-name="dp2">
          <draw:page-thumbnail draw:name="Shape 1805" draw:style-name="gr2" draw:layer="layout" svg:width="12.7cm" svg:height="9.524cm" svg:x="3.176cm" svg:y="1.905cm" draw:page-number="1" presentation:class="page"/>
          <draw:frame draw:name="Shape 1806" presentation:style-name="pr2"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Blank">
        <draw:frame draw:name="Shape 1822" presentation:style-name="pr3" draw:text-style-name="P5" draw:layer="layout" svg:width="15.87cm" svg:height="3.066cm" svg:x="4.765cm" svg:y="5.4cm" presentation:class="title" presentation:user-transformed="true">
          <draw:text-box>
            <text:p text:style-name="P1"><text:span text:style-name="T3">Hola!</text:span></text:p>
          </draw:text-box>
        </draw:frame>
        <presentation:notes draw:style-name="dp2">
          <draw:page-thumbnail draw:name="Shape 1819" draw:style-name="gr2" draw:layer="layout" svg:width="12.7cm" svg:height="9.524cm" svg:x="3.176cm" svg:y="1.905cm" draw:page-number="2" presentation:class="page"/>
          <draw:frame draw:name="Shape 1820" presentation:style-name="pr4" draw:text-style-name="P4" draw:layer="layout" svg:width="15.239cm" svg:height="11.429cm" svg:x="1.905cm" svg:y="12.065cm" presentation:class="notes" presentation:placeholder="true" presentation:user-transformed="true">
            <draw:text-box/>
          </draw:frame>
        </presentation:notes>
      </draw:page>
      <draw:page draw:name="This is a slide title" draw:style-name="dp1" draw:master-page-name="Title_20__2b__20_1_20_column" presentation:presentation-page-layout-name="AL2T1">
        <draw:frame draw:name="Shape 1841" presentation:style-name="pr5" draw:text-style-name="P5" draw:layer="layout" svg:width="19.111cm" svg:height="2.157cm" svg:x="3.144cm" svg:y="2.308cm" presentation:class="title" presentation:user-transformed="true">
          <draw:text-box>
            <text:p text:style-name="P1"><text:span text:style-name="T4">Qué veremos?</text:span></text:p>
          </draw:text-box>
        </draw:frame>
        <draw:frame draw:name="Shape 1842" presentation:style-name="pr6" draw:text-style-name="P7" draw:layer="layout" svg:width="19.111cm" svg:height="12.957cm" svg:x="3.144cm" svg:y="4.862cm" presentation:class="outline" presentation:user-transformed="true">
          <draw:text-box>
            <text:list text:style-name="L4">
              <text:list-item>
                <text:p text:style-name="P6"><text:span text:style-name="T5">Repaso</text:span></text:p>
                <text:list>
                  <text:list-item>
                    <text:p><text:span text:style-name="T6">Estructura de un programa en C</text:span></text:p>
                  </text:list-item>
                  <text:list-item>
                    <text:p><text:span text:style-name="T6">Tipos de datos</text:span></text:p>
                  </text:list-item>
                  <text:list-item>
                    <text:p><text:span text:style-name="T6">Estructuras de control</text:span></text:p>
                  </text:list-item>
                </text:list>
              </text:list-item>
              <text:list-item>
                <text:p text:style-name="P6"><text:span text:style-name="T5">Funciones</text:span></text:p>
              </text:list-item>
            </text:list>
            <text:list text:style-name="L5">
              <text:list-item>
                <text:list>
                  <text:list-item>
                    <text:p><text:span text:style-name="T6">Funciones en matemáticas</text:span></text:p>
                  </text:list-item>
                  <text:list-item>
                    <text:p><text:span text:style-name="T6">Declaración de funciones </text:span></text:p>
                  </text:list-item>
                  <text:list-item>
                    <text:p><text:span text:style-name="T6">Recursividad</text:span></text:p>
                  </text:list-item>
                  <text:list-item>
                    <text:p><text:span text:style-name="T6">Llamada por valor y por referencia</text:span></text:p>
                  </text:list-item>
                </text:list>
              </text:list-item>
            </text:list>
          </draw:text-box>
        </draw:frame>
        <presentation:notes draw:style-name="dp2">
          <draw:page-thumbnail draw:name="Shape 1838" draw:style-name="gr2" draw:layer="layout" svg:width="12.7cm" svg:height="9.524cm" svg:x="3.176cm" svg:y="1.905cm" draw:page-number="3" presentation:class="page"/>
          <draw:frame draw:name="Shape 1839" presentation:style-name="pr7" draw:text-style-name="P4" draw:layer="layout" svg:width="15.239cm" svg:height="11.429cm" svg:x="1.905cm" svg:y="12.065cm" presentation:class="notes" presentation:placeholder="true" presentation:user-transformed="true">
            <draw:text-box/>
          </draw:frame>
        </presentation:notes>
      </draw:page>
      <draw:page draw:name="page4" draw:style-name="dp1" draw:master-page-name="Subtitle">
        <draw:frame draw:name="Shape 1830" presentation:style-name="pr8" draw:text-style-name="P8" draw:layer="layout" svg:width="16.744cm" svg:height="4.295cm" svg:x="4.327cm" svg:y="5.229cm" presentation:class="title" presentation:user-transformed="true">
          <draw:text-box>
            <text:p text:style-name="P1"><text:span text:style-name="T7">1.</text:span><text:span text:style-name="T7"><text:line-break/></text:span><text:span text:style-name="T7">REPASO</text:span></text:p>
          </draw:text-box>
        </draw:frame>
        <draw:frame draw:name="Shape 1831" presentation:style-name="pr9" draw:text-style-name="P11" draw:layer="layout" svg:width="16.744cm" svg:height="2.947cm" svg:x="4.064cm" svg:y="9.144cm" presentation:class="subtitle" presentation:user-transformed="true">
          <draw:text-box>
            <text:p text:style-name="P9"><text:span text:style-name="T8">Para no olvidar hay que practicar.</text:span></text:p>
            <text:p text:style-name="P10"><text:span text:style-name="T9">https://www.youtube.com/watch?v=Qbz7DC94G2U</text:span></text:p>
          </draw:text-box>
        </draw:frame>
        <presentation:notes draw:style-name="dp2">
          <draw:page-thumbnail draw:name="Shape 1827" draw:style-name="gr2" draw:layer="layout" svg:width="12.7cm" svg:height="9.524cm" svg:x="3.176cm" svg:y="1.905cm" draw:page-number="4" presentation:class="page"/>
          <draw:frame draw:name="Shape 1828" presentation:style-name="pr10" draw:text-style-name="P4" draw:layer="layout" svg:width="15.239cm" svg:height="11.429cm" svg:x="1.905cm" svg:y="12.065cm" presentation:class="notes" presentation:placeholder="true" presentation:user-transformed="true">
            <draw:text-box/>
          </draw:frame>
        </presentation:notes>
      </draw:page>
      <draw:page draw:name="page5" draw:style-name="dp1" draw:master-page-name="Title_20__2b__20_2_20_columns" presentation:presentation-page-layout-name="AL3T3">
        <draw:frame draw:name="Shape 1856" presentation:style-name="pr11" draw:text-style-name="P5" draw:layer="layout" svg:width="19.111cm" svg:height="2.157cm" svg:x="3.144cm" svg:y="2.308cm" presentation:class="title" presentation:user-transformed="true">
          <draw:text-box>
            <text:p text:style-name="P1"><text:span text:style-name="T10">Repaso</text:span></text:p>
          </draw:text-box>
        </draw:frame>
        <draw:frame draw:name="Shape 1842" presentation:style-name="pr12" draw:text-style-name="P7" draw:layer="layout" svg:width="19.111cm" svg:height="12.957cm" svg:x="3.145cm" svg:y="4.863cm" presentation:class="outline" presentation:user-transformed="true">
          <draw:text-box>
            <text:list text:style-name="L8">
              <text:list-item>
                <text:list>
                  <text:list-item>
                    <text:p><text:span text:style-name="T11">Estructura de un programa en C</text:span></text:p>
                  </text:list-item>
                  <text:list-item>
                    <text:p><text:span text:style-name="T11">Tipos de datos</text:span></text:p>
                  </text:list-item>
                  <text:list-item>
                    <text:p><text:span text:style-name="T11">Estructuras de control</text:span></text:p>
                  </text:list-item>
                </text:list>
              </text:list-item>
            </text:list>
          </draw:text-box>
        </draw:frame>
        <presentation:notes draw:style-name="dp2">
          <draw:page-thumbnail draw:name="Shape 1852" draw:style-name="gr2" draw:layer="layout" svg:width="12.7cm" svg:height="9.524cm" svg:x="3.176cm" svg:y="1.905cm" draw:page-number="5" presentation:class="page"/>
          <draw:frame draw:name="Shape 1853" presentation:style-name="pr13"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Subtitle">
        <draw:frame draw:name="Shape 1830" presentation:style-name="pr8" draw:text-style-name="P8" draw:layer="layout" svg:width="16.744cm" svg:height="4.295cm" svg:x="4.327cm" svg:y="5.229cm" presentation:class="title" presentation:user-transformed="true">
          <draw:text-box>
            <text:p text:style-name="P1"><text:span text:style-name="T7">2.</text:span><text:span text:style-name="T7"><text:line-break/></text:span><text:span text:style-name="T7">Funciones</text:span></text:p>
          </draw:text-box>
        </draw:frame>
        <presentation:notes draw:style-name="dp2">
          <draw:page-thumbnail draw:name="Shape 1827" draw:style-name="gr2" draw:layer="layout" svg:width="12.7cm" svg:height="9.524cm" svg:x="3.176cm" svg:y="1.905cm" draw:page-number="6" presentation:class="page"/>
          <draw:frame draw:name="Shape 1828" presentation:style-name="pr10" draw:text-style-name="P4" draw:layer="layout" svg:width="15.239cm" svg:height="11.429cm" svg:x="1.905cm" svg:y="12.065cm" presentation:class="notes" presentation:placeholder="true" presentation:user-transformed="true">
            <draw:text-box/>
          </draw:frame>
        </presentation:notes>
      </draw:page>
      <draw:page draw:name="page7" draw:style-name="dp1" draw:master-page-name="Title_20__2b__20_2_20_columns" presentation:presentation-page-layout-name="AL3T3">
        <draw:frame draw:name="Shape 1856" presentation:style-name="pr11" draw:text-style-name="P5" draw:layer="layout" svg:width="19.111cm" svg:height="2.157cm" svg:x="3.144cm" svg:y="2.308cm" presentation:class="title" presentation:user-transformed="true">
          <draw:text-box>
            <text:p text:style-name="P1"><text:span text:style-name="T10">Funciones</text:span></text:p>
          </draw:text-box>
        </draw:frame>
        <draw:frame draw:name="Shape 1842" presentation:style-name="pr12" draw:text-style-name="P7" draw:layer="layout" svg:width="19.111cm" svg:height="12.957cm" svg:x="3.145cm" svg:y="4.863cm" presentation:class="outline" presentation:user-transformed="true">
          <draw:text-box>
            <text:list text:style-name="L8">
              <text:list-item>
                <text:list>
                  <text:list-item>
                    <text:p><text:span text:style-name="T11">Funciones en matemáticas</text:span></text:p>
                  </text:list-item>
                  <text:list-item>
                    <text:p><text:span text:style-name="T11">Declaración de funciones</text:span></text:p>
                  </text:list-item>
                  <text:list-item>
                    <text:p><text:span text:style-name="T11">Recursividad</text:span></text:p>
                  </text:list-item>
                  <text:list-item>
                    <text:p><text:span text:style-name="T11">Llamada por valor o por referencia</text:span></text:p>
                  </text:list-item>
                </text:list>
              </text:list-item>
            </text:list>
          </draw:text-box>
        </draw:frame>
        <presentation:notes draw:style-name="dp2">
          <draw:page-thumbnail draw:name="Shape 1852" draw:style-name="gr2" draw:layer="layout" svg:width="12.7cm" svg:height="9.524cm" svg:x="3.176cm" svg:y="1.905cm" draw:page-number="7" presentation:class="page"/>
          <draw:frame draw:name="Shape 1853" presentation:style-name="pr13"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Blank_20_color">
        <draw:frame draw:name="Shape 2076" presentation:style-name="pr14" draw:text-style-name="P5" draw:layer="layout" svg:width="15.87cm" svg:height="3.066cm" svg:x="4.765cm" svg:y="4.13cm" presentation:class="title" presentation:user-transformed="true">
          <draw:text-box>
            <text:p text:style-name="P1"><text:span text:style-name="T12">Gracias!!</text:span></text:p>
          </draw:text-box>
        </draw:frame>
        <presentation:notes draw:style-name="dp2">
          <draw:page-thumbnail draw:name="Shape 2073" draw:style-name="gr2" draw:layer="layout" svg:width="12.7cm" svg:height="9.524cm" svg:x="3.176cm" svg:y="1.905cm" draw:page-number="8" presentation:class="page"/>
          <draw:frame draw:name="Shape 2074" presentation:style-name="pr15"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tic SC" svg:font-family="'Amatic SC'"/>
    <style:font-face style:name="Arial1" svg:font-family="Arial"/>
    <style:font-face style:name="Calibri1" svg:font-family="Calibri"/>
    <style:font-face style:name="Merriweather1" svg:font-family="Merriweather"/>
    <style:font-face style:name="Amatic SC1" svg:font-family="'Amatic SC'" style:font-pitch="variable"/>
    <style:font-face style:name="Arial" svg:font-family="Ari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erriweather" svg:font-family="Merriweather"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72201c" draw:end-color="#cc3a33" draw:start-intensity="100%" draw:end-intensity="100%" draw:angle="900" draw:border="32%"/>
    <draw:gradient draw:name="Gradient_20_3" draw:display-name="Gradient 3" draw:style="linear" draw:start-color="#ffffff" draw:end-color="#ffffff" draw:start-intensity="100%" draw:end-intensity="100%" draw:angle="0" draw:border="48%"/>
    <draw:gradient draw:name="Gradient_20_4" draw:display-name="Gradient 4" draw:style="linear" draw:start-color="#992c26" draw:end-color="#cc3a33" draw:start-intensity="100%" draw:end-intensity="100%" draw:angle="0" draw:border="0%"/>
    <draw:fill-image draw:name="msFillBitmap_20_1" draw:display-name="msFillBitmap 1" xlink:href="Pictures/100000000000040000000300DFC23A7B648A48C9.jpg" xlink:type="simple" xlink:show="embed" xlink:actuate="onLoad"/>
    <draw:opacity draw:name="msTransGradient_20_1" draw:display-name="msTransGradient 1" draw:style="linear" draw:start="5%" draw:end="46%" draw:angle="900" draw:border="32%"/>
    <draw:opacity draw:name="msTransGradient_20_2" draw:display-name="msTransGradient 2" draw:style="linear" draw:start="22%" draw:end="22%" draw:angle="0" draw:border="48%"/>
    <draw:marker draw:name="Arrow" svg:viewBox="0 0 20 30" svg:d="M10 0l-10 30h20z"/>
    <draw:marker draw:name="msArrowEnd_20_9" draw:display-name="msArrowEnd 9" svg:viewBox="0 0 500 500" svg:d="M250 0l250 500h-500z"/>
    <draw:stroke-dash draw:name="Dashed_20__28_var_29__20_4" draw:display-name="Dashed (var) 4" draw:style="round" draw:dots2="1" draw:dots2-length="280%" draw:distance="105%"/>
    <draw:stroke-dash draw:name="Dashed_20__28_var_29__20_5" draw:display-name="Dashed (var) 5"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55d4b"/>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2_20_columns-background" style:display-name="Title + 2 columns-background" style:family="presentation">
      <style:graphic-properties draw:stroke="none" draw:fill="solid" draw:fill-color="#f5f6f7"/>
      <style:text-properties style:letter-kerning="true"/>
    </style:style>
    <style:style style:name="Title_20__2b__20_2_20_columns-backgroundobjects" style:display-name="Title + 2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2_20_columns-notes" style:display-name="Title +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2_20_columns-outline1" style:display-name="Title + 2 columns-outline1" style:family="presentation">
      <style:graphic-properties draw:stroke="none" draw:fill="none" draw:auto-grow-height="false" draw:fit-to-size="shrink-to-fit">
        <text:list-style style:name="Title_20__2b__20_2_20_columns-outline1" style:display-name="Title +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2_20_columns-outline2" style:display-name="Title + 2 columns-outline2" style:family="presentation" style:parent-style-name="Title_20__2b__20_2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3" style:display-name="Title + 2 columns-outline3" style:family="presentation" style:parent-style-name="Title_20__2b__20_2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4" style:display-name="Title + 2 columns-outline4" style:family="presentation" style:parent-style-name="Title_20__2b__20_2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5" style:display-name="Title + 2 columns-outline5" style:family="presentation" style:parent-style-name="Title_20__2b__20_2_20_columns-outline4">
      <style:paragraph-properties fo:margin-top="0.1cm" fo:margin-bottom="0cm"/>
      <style:text-properties fo:font-size="20pt" style:font-size-asian="20pt" style:font-size-complex="20pt"/>
    </style:style>
    <style:style style:name="Title_20__2b__20_2_20_columns-outline6" style:display-name="Title + 2 columns-outline6" style:family="presentation" style:parent-style-name="Title_20__2b__20_2_20_columns-outline5">
      <style:paragraph-properties fo:margin-top="0.1cm" fo:margin-bottom="0cm"/>
      <style:text-properties fo:font-size="20pt" style:font-size-asian="20pt" style:font-size-complex="20pt"/>
    </style:style>
    <style:style style:name="Title_20__2b__20_2_20_columns-outline7" style:display-name="Title + 2 columns-outline7" style:family="presentation" style:parent-style-name="Title_20__2b__20_2_20_columns-outline6">
      <style:paragraph-properties fo:margin-top="0.1cm" fo:margin-bottom="0cm"/>
      <style:text-properties fo:font-size="20pt" style:font-size-asian="20pt" style:font-size-complex="20pt"/>
    </style:style>
    <style:style style:name="Title_20__2b__20_2_20_columns-outline8" style:display-name="Title + 2 columns-outline8" style:family="presentation" style:parent-style-name="Title_20__2b__20_2_20_columns-outline7">
      <style:paragraph-properties fo:margin-top="0.1cm" fo:margin-bottom="0cm"/>
      <style:text-properties fo:font-size="20pt" style:font-size-asian="20pt" style:font-size-complex="20pt"/>
    </style:style>
    <style:style style:name="Title_20__2b__20_2_20_columns-outline9" style:display-name="Title + 2 columns-outline9" style:family="presentation" style:parent-style-name="Title_20__2b__20_2_20_columns-outline8">
      <style:paragraph-properties fo:margin-top="0.1cm" fo:margin-bottom="0cm"/>
      <style:text-properties fo:font-size="20pt" style:font-size-asian="20pt" style:font-size-complex="20pt"/>
    </style:style>
    <style:style style:name="Title_20__2b__20_2_20_columns-subtitle" style:display-name="Title + 2 columns-subtitle" style:family="presentation">
      <style:graphic-properties draw:stroke="none" draw:fill="none" draw:textarea-vertical-align="middle">
        <text:list-style style:name="Title_20__2b__20_2_20_columns-subtitle" style:display-name="Title +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2_20_columns-title" style:display-name="Title + 2 columns-title" style:family="presentation">
      <style:graphic-properties draw:stroke="none" draw:fill="none" draw:textarea-vertical-align="middle">
        <text:list-style style:name="Title_20__2b__20_2_20_columns-title" style:display-name="Title +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5f6f7"/>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solid" draw:fill-color="#95a5a6"/>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3" style:family="presentation" style:parent-style-name="Sub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4" style:family="presentation" style:parent-style-name="Sub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5" style:family="presentation" style:parent-style-name="Subtitle-outline4">
      <style:paragraph-properties fo:margin-top="0.1cm" fo:margin-bottom="0cm"/>
      <style:text-properties fo:font-size="20pt" style:font-size-asian="20pt" style:font-size-complex="20pt"/>
    </style:style>
    <style:style style:name="Subtitle-outline6" style:family="presentation" style:parent-style-name="Subtitle-outline5">
      <style:paragraph-properties fo:margin-top="0.1cm" fo:margin-bottom="0cm"/>
      <style:text-properties fo:font-size="20pt" style:font-size-asian="20pt" style:font-size-complex="20pt"/>
    </style:style>
    <style:style style:name="Subtitle-outline7" style:family="presentation" style:parent-style-name="Subtitle-outline6">
      <style:paragraph-properties fo:margin-top="0.1cm" fo:margin-bottom="0cm"/>
      <style:text-properties fo:font-size="20pt" style:font-size-asian="20pt" style:font-size-complex="20pt"/>
    </style:style>
    <style:style style:name="Subtitle-outline8" style:family="presentation" style:parent-style-name="Subtitle-outline7">
      <style:paragraph-properties fo:margin-top="0.1cm" fo:margin-bottom="0cm"/>
      <style:text-properties fo:font-size="20pt" style:font-size-asian="20pt" style:font-size-complex="20pt"/>
    </style:style>
    <style:style style:name="Subtitle-outline9" style:family="presentation" style:parent-style-name="Subtitle-outline8">
      <style:paragraph-properties fo:margin-top="0.1cm" fo:margin-bottom="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Quote-background" style:family="presentation">
      <style:graphic-properties draw:stroke="none" draw:fill="solid" draw:fill-color="#f5f6f7"/>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Quote-outline2" style:family="presentation" style:parent-style-name="Quot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outline3" style:family="presentation" style:parent-style-name="Quot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outline4" style:family="presentation" style:parent-style-name="Quot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outline5" style:family="presentation" style:parent-style-name="Quote-outline4">
      <style:paragraph-properties fo:margin-top="0.1cm" fo:margin-bottom="0cm"/>
      <style:text-properties fo:font-size="20pt" style:font-size-asian="20pt" style:font-size-complex="20pt"/>
    </style:style>
    <style:style style:name="Quote-outline6" style:family="presentation" style:parent-style-name="Quote-outline5">
      <style:paragraph-properties fo:margin-top="0.1cm" fo:margin-bottom="0cm"/>
      <style:text-properties fo:font-size="20pt" style:font-size-asian="20pt" style:font-size-complex="20pt"/>
    </style:style>
    <style:style style:name="Quote-outline7" style:family="presentation" style:parent-style-name="Quote-outline6">
      <style:paragraph-properties fo:margin-top="0.1cm" fo:margin-bottom="0cm"/>
      <style:text-properties fo:font-size="20pt" style:font-size-asian="20pt" style:font-size-complex="20pt"/>
    </style:style>
    <style:style style:name="Quote-outline8" style:family="presentation" style:parent-style-name="Quote-outline7">
      <style:paragraph-properties fo:margin-top="0.1cm" fo:margin-bottom="0cm"/>
      <style:text-properties fo:font-size="20pt" style:font-size-asian="20pt" style:font-size-complex="20pt"/>
    </style:style>
    <style:style style:name="Quote-outline9" style:family="presentation" style:parent-style-name="Quote-outline8">
      <style:paragraph-properties fo:margin-top="0.1cm" fo:margin-bottom="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5f6f7"/>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20_color-background" style:display-name="Blank color-background" style:family="presentation">
      <style:graphic-properties draw:stroke="none" draw:fill="solid" draw:fill-color="#f55d4b"/>
      <style:text-properties style:letter-kerning="true"/>
    </style:style>
    <style:style style:name="Blank_20_color-backgroundobjects" style:display-name="Blank color-backgroundobjects" style:family="presentation">
      <style:graphic-properties draw:textarea-horizontal-align="justify" draw:shadow="hidden" draw:shadow-offset-x="0.2cm" draw:shadow-offset-y="0.2cm" draw:shadow-color="#808080"/>
      <style:text-properties style:letter-kerning="true"/>
    </style:style>
    <style:style style:name="Blank_20_color-notes" style:display-name="Blank colo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color-outline1" style:display-name="Blank color-outline1" style:family="presentation">
      <style:graphic-properties draw:stroke="none" draw:fill="none" draw:auto-grow-height="false" draw:fit-to-size="shrink-to-fit">
        <text:list-style style:name="Blank_20_color-outline1" style:display-name="Blank colo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20_color-outline2" style:display-name="Blank color-outline2" style:family="presentation" style:parent-style-name="Blank_20_colo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color-outline3" style:display-name="Blank color-outline3" style:family="presentation" style:parent-style-name="Blank_20_colo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color-outline4" style:display-name="Blank color-outline4" style:family="presentation" style:parent-style-name="Blank_20_colo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color-outline5" style:display-name="Blank color-outline5" style:family="presentation" style:parent-style-name="Blank_20_color-outline4">
      <style:paragraph-properties fo:margin-top="0.1cm" fo:margin-bottom="0cm"/>
      <style:text-properties fo:font-size="20pt" style:font-size-asian="20pt" style:font-size-complex="20pt"/>
    </style:style>
    <style:style style:name="Blank_20_color-outline6" style:display-name="Blank color-outline6" style:family="presentation" style:parent-style-name="Blank_20_color-outline5">
      <style:paragraph-properties fo:margin-top="0.1cm" fo:margin-bottom="0cm"/>
      <style:text-properties fo:font-size="20pt" style:font-size-asian="20pt" style:font-size-complex="20pt"/>
    </style:style>
    <style:style style:name="Blank_20_color-outline7" style:display-name="Blank color-outline7" style:family="presentation" style:parent-style-name="Blank_20_color-outline6">
      <style:paragraph-properties fo:margin-top="0.1cm" fo:margin-bottom="0cm"/>
      <style:text-properties fo:font-size="20pt" style:font-size-asian="20pt" style:font-size-complex="20pt"/>
    </style:style>
    <style:style style:name="Blank_20_color-outline8" style:display-name="Blank color-outline8" style:family="presentation" style:parent-style-name="Blank_20_color-outline7">
      <style:paragraph-properties fo:margin-top="0.1cm" fo:margin-bottom="0cm"/>
      <style:text-properties fo:font-size="20pt" style:font-size-asian="20pt" style:font-size-complex="20pt"/>
    </style:style>
    <style:style style:name="Blank_20_color-outline9" style:display-name="Blank color-outline9" style:family="presentation" style:parent-style-name="Blank_20_color-outline8">
      <style:paragraph-properties fo:margin-top="0.1cm" fo:margin-bottom="0cm"/>
      <style:text-properties fo:font-size="20pt" style:font-size-asian="20pt" style:font-size-complex="20pt"/>
    </style:style>
    <style:style style:name="Blank_20_color-subtitle" style:display-name="Blank color-subtitle" style:family="presentation">
      <style:graphic-properties draw:stroke="none" draw:fill="none" draw:textarea-vertical-align="middle">
        <text:list-style style:name="Blank_20_color-subtitle" style:display-name="Blank colo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color-title" style:display-name="Blank color-title" style:family="presentation">
      <style:graphic-properties draw:stroke="none" draw:fill="none" draw:textarea-vertical-align="middle">
        <text:list-style style:name="Blank_20_color-title" style:display-name="Blank colo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3_20_columns-background" style:display-name="Title + 3 columns-background" style:family="presentation">
      <style:graphic-properties draw:stroke="none" draw:fill="solid" draw:fill-color="#f5f6f7"/>
      <style:text-properties style:letter-kerning="true"/>
    </style:style>
    <style:style style:name="Title_20__2b__20_3_20_columns-backgroundobjects" style:display-name="Title + 3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3_20_columns-notes" style:display-name="Title + 3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3_20_columns-outline1" style:display-name="Title + 3 columns-outline1" style:family="presentation">
      <style:graphic-properties draw:stroke="none" draw:fill="none" draw:auto-grow-height="false" draw:fit-to-size="shrink-to-fit">
        <text:list-style style:name="Title_20__2b__20_3_20_columns-outline1" style:display-name="Title + 3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3_20_columns-outline2" style:display-name="Title + 3 columns-outline2" style:family="presentation" style:parent-style-name="Title_20__2b__20_3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3_20_columns-outline3" style:display-name="Title + 3 columns-outline3" style:family="presentation" style:parent-style-name="Title_20__2b__20_3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3_20_columns-outline4" style:display-name="Title + 3 columns-outline4" style:family="presentation" style:parent-style-name="Title_20__2b__20_3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3_20_columns-outline5" style:display-name="Title + 3 columns-outline5" style:family="presentation" style:parent-style-name="Title_20__2b__20_3_20_columns-outline4">
      <style:paragraph-properties fo:margin-top="0.1cm" fo:margin-bottom="0cm"/>
      <style:text-properties fo:font-size="20pt" style:font-size-asian="20pt" style:font-size-complex="20pt"/>
    </style:style>
    <style:style style:name="Title_20__2b__20_3_20_columns-outline6" style:display-name="Title + 3 columns-outline6" style:family="presentation" style:parent-style-name="Title_20__2b__20_3_20_columns-outline5">
      <style:paragraph-properties fo:margin-top="0.1cm" fo:margin-bottom="0cm"/>
      <style:text-properties fo:font-size="20pt" style:font-size-asian="20pt" style:font-size-complex="20pt"/>
    </style:style>
    <style:style style:name="Title_20__2b__20_3_20_columns-outline7" style:display-name="Title + 3 columns-outline7" style:family="presentation" style:parent-style-name="Title_20__2b__20_3_20_columns-outline6">
      <style:paragraph-properties fo:margin-top="0.1cm" fo:margin-bottom="0cm"/>
      <style:text-properties fo:font-size="20pt" style:font-size-asian="20pt" style:font-size-complex="20pt"/>
    </style:style>
    <style:style style:name="Title_20__2b__20_3_20_columns-outline8" style:display-name="Title + 3 columns-outline8" style:family="presentation" style:parent-style-name="Title_20__2b__20_3_20_columns-outline7">
      <style:paragraph-properties fo:margin-top="0.1cm" fo:margin-bottom="0cm"/>
      <style:text-properties fo:font-size="20pt" style:font-size-asian="20pt" style:font-size-complex="20pt"/>
    </style:style>
    <style:style style:name="Title_20__2b__20_3_20_columns-outline9" style:display-name="Title + 3 columns-outline9" style:family="presentation" style:parent-style-name="Title_20__2b__20_3_20_columns-outline8">
      <style:paragraph-properties fo:margin-top="0.1cm" fo:margin-bottom="0cm"/>
      <style:text-properties fo:font-size="20pt" style:font-size-asian="20pt" style:font-size-complex="20pt"/>
    </style:style>
    <style:style style:name="Title_20__2b__20_3_20_columns-subtitle" style:display-name="Title + 3 columns-subtitle" style:family="presentation">
      <style:graphic-properties draw:stroke="none" draw:fill="none" draw:textarea-vertical-align="middle">
        <text:list-style style:name="Title_20__2b__20_3_20_columns-subtitle" style:display-name="Title + 3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3_20_columns-title" style:display-name="Title + 3 columns-title" style:family="presentation">
      <style:graphic-properties draw:stroke="none" draw:fill="none" draw:textarea-vertical-align="middle">
        <text:list-style style:name="Title_20__2b__20_3_20_columns-title" style:display-name="Title + 3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5f6f7"/>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20_dark-background" style:display-name="Blank dark-background" style:family="presentation">
      <style:graphic-properties draw:stroke="none" draw:fill="solid" draw:fill-color="#95a5a6"/>
      <style:text-properties style:letter-kerning="true"/>
    </style:style>
    <style:style style:name="Blank_20_dark-backgroundobjects" style:display-name="Blank dark-backgroundobjects" style:family="presentation">
      <style:graphic-properties draw:textarea-horizontal-align="justify" draw:shadow="hidden" draw:shadow-offset-x="0.2cm" draw:shadow-offset-y="0.2cm" draw:shadow-color="#808080"/>
      <style:text-properties style:letter-kerning="true"/>
    </style:style>
    <style:style style:name="Blank_20_dark-notes" style:display-name="Blank dar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dark-outline1" style:display-name="Blank dark-outline1" style:family="presentation">
      <style:graphic-properties draw:stroke="none" draw:fill="none" draw:auto-grow-height="false" draw:fit-to-size="shrink-to-fit">
        <text:list-style style:name="Blank_20_dark-outline1" style:display-name="Blank dar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20_dark-outline2" style:display-name="Blank dark-outline2" style:family="presentation" style:parent-style-name="Blank_20_dar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dark-outline3" style:display-name="Blank dark-outline3" style:family="presentation" style:parent-style-name="Blank_20_dar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dark-outline4" style:display-name="Blank dark-outline4" style:family="presentation" style:parent-style-name="Blank_20_dar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dark-outline5" style:display-name="Blank dark-outline5" style:family="presentation" style:parent-style-name="Blank_20_dark-outline4">
      <style:paragraph-properties fo:margin-top="0.1cm" fo:margin-bottom="0cm"/>
      <style:text-properties fo:font-size="20pt" style:font-size-asian="20pt" style:font-size-complex="20pt"/>
    </style:style>
    <style:style style:name="Blank_20_dark-outline6" style:display-name="Blank dark-outline6" style:family="presentation" style:parent-style-name="Blank_20_dark-outline5">
      <style:paragraph-properties fo:margin-top="0.1cm" fo:margin-bottom="0cm"/>
      <style:text-properties fo:font-size="20pt" style:font-size-asian="20pt" style:font-size-complex="20pt"/>
    </style:style>
    <style:style style:name="Blank_20_dark-outline7" style:display-name="Blank dark-outline7" style:family="presentation" style:parent-style-name="Blank_20_dark-outline6">
      <style:paragraph-properties fo:margin-top="0.1cm" fo:margin-bottom="0cm"/>
      <style:text-properties fo:font-size="20pt" style:font-size-asian="20pt" style:font-size-complex="20pt"/>
    </style:style>
    <style:style style:name="Blank_20_dark-outline8" style:display-name="Blank dark-outline8" style:family="presentation" style:parent-style-name="Blank_20_dark-outline7">
      <style:paragraph-properties fo:margin-top="0.1cm" fo:margin-bottom="0cm"/>
      <style:text-properties fo:font-size="20pt" style:font-size-asian="20pt" style:font-size-complex="20pt"/>
    </style:style>
    <style:style style:name="Blank_20_dark-outline9" style:display-name="Blank dark-outline9" style:family="presentation" style:parent-style-name="Blank_20_dark-outline8">
      <style:paragraph-properties fo:margin-top="0.1cm" fo:margin-bottom="0cm"/>
      <style:text-properties fo:font-size="20pt" style:font-size-asian="20pt" style:font-size-complex="20pt"/>
    </style:style>
    <style:style style:name="Blank_20_dark-subtitle" style:display-name="Blank dark-subtitle" style:family="presentation">
      <style:graphic-properties draw:stroke="none" draw:fill="none" draw:textarea-vertical-align="middle">
        <text:list-style style:name="Blank_20_dark-subtitle" style:display-name="Blank dar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dark-title" style:display-name="Blank dark-title" style:family="presentation">
      <style:graphic-properties draw:stroke="none" draw:fill="none" draw:textarea-vertical-align="middle">
        <text:list-style style:name="Blank_20_dark-title" style:display-name="Blank dar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background" style:family="presentation">
      <style:graphic-properties draw:stroke="none" draw:fill="solid" draw:fill-color="#f5f6f7"/>
      <style:text-properties style:letter-kerning="true"/>
    </style:style>
    <style:style style:name="Caption-backgroundobjects" style:family="presentation">
      <style:graphic-properties draw:textarea-horizontal-align="justify" draw:shadow="hidden" draw:shadow-offset-x="0.2cm" draw:shadow-offset-y="0.2cm" draw:shadow-color="#808080"/>
      <style:text-properties style:letter-kerning="true"/>
    </style:style>
    <style:style style:name="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outline1" style:family="presentation">
      <style:graphic-properties draw:stroke="none" draw:fill="none" draw:auto-grow-height="false" draw:fit-to-size="shrink-to-fit">
        <text:list-style style:name="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outline2" style:family="presentation" style:parent-style-name="Captio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outline3" style:family="presentation" style:parent-style-name="Captio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outline4" style:family="presentation" style:parent-style-name="Captio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outline5" style:family="presentation" style:parent-style-name="Caption-outline4">
      <style:paragraph-properties fo:margin-top="0.1cm" fo:margin-bottom="0cm"/>
      <style:text-properties fo:font-size="20pt" style:font-size-asian="20pt" style:font-size-complex="20pt"/>
    </style:style>
    <style:style style:name="Caption-outline6" style:family="presentation" style:parent-style-name="Caption-outline5">
      <style:paragraph-properties fo:margin-top="0.1cm" fo:margin-bottom="0cm"/>
      <style:text-properties fo:font-size="20pt" style:font-size-asian="20pt" style:font-size-complex="20pt"/>
    </style:style>
    <style:style style:name="Caption-outline7" style:family="presentation" style:parent-style-name="Caption-outline6">
      <style:paragraph-properties fo:margin-top="0.1cm" fo:margin-bottom="0cm"/>
      <style:text-properties fo:font-size="20pt" style:font-size-asian="20pt" style:font-size-complex="20pt"/>
    </style:style>
    <style:style style:name="Caption-outline8" style:family="presentation" style:parent-style-name="Caption-outline7">
      <style:paragraph-properties fo:margin-top="0.1cm" fo:margin-bottom="0cm"/>
      <style:text-properties fo:font-size="20pt" style:font-size-asian="20pt" style:font-size-complex="20pt"/>
    </style:style>
    <style:style style:name="Caption-outline9" style:family="presentation" style:parent-style-name="Caption-outline8">
      <style:paragraph-properties fo:margin-top="0.1cm" fo:margin-bottom="0cm"/>
      <style:text-properties fo:font-size="20pt" style:font-size-asian="20pt" style:font-size-complex="20pt"/>
    </style:style>
    <style:style style:name="Caption-subtitle" style:family="presentation">
      <style:graphic-properties draw:stroke="none" draw:fill="none" draw:textarea-vertical-align="middle">
        <text:list-style style:name="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title" style:family="presentation">
      <style:graphic-properties draw:stroke="none" draw:fill="none" draw:textarea-vertical-align="middle">
        <text:list-style style:name="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55d4b"/>
    </style:style>
    <style:style style:name="Mdp2" style:family="drawing-page">
      <style:drawing-page-properties draw:background-size="border" draw:fill="solid" draw:fill-color="#f5f6f7"/>
    </style:style>
    <style:style style:name="Mdp3" style:family="drawing-page">
      <style:drawing-page-properties draw:background-size="border" draw:fill="solid" draw:fill-color="#95a5a6"/>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ffffff" draw:textarea-vertical-align="middle" draw:auto-grow-height="false" draw:fit-to-size="false" fo:min-height="0cm" fo:min-width="0cm" fo:padding-top="0.325cm" fo:padding-bottom="0.325cm" fo:padding-left="0.325cm" fo:padding-right="0.325cm" fo:wrap-option="wrap"/>
    </style:style>
    <style:style style:name="Mgr4" style:family="graphic" style:parent-style-name="standard">
      <style:graphic-properties draw:stroke="none" svg:stroke-width="0cm" draw:fill="solid" draw:fill-color="#bdd1d3" draw:textarea-vertical-align="middle" draw:auto-grow-height="false" draw:fit-to-size="false" fo:min-height="0cm" fo:min-width="0cm" fo:padding-top="0.325cm" fo:padding-bottom="0.325cm" fo:padding-left="0.325cm" fo:padding-right="0.325cm" fo:wrap-option="wrap"/>
    </style:style>
    <style:style style:name="Mgr5" style:family="graphic" style:parent-style-name="standard">
      <style:graphic-properties draw:stroke="none" svg:stroke-width="0cm" draw:fill="solid" draw:fill-color="#95a5a6" draw:textarea-vertical-align="middle" draw:auto-grow-height="false" draw:fit-to-size="false" fo:min-height="0cm" fo:min-width="0cm" fo:padding-top="0.325cm" fo:padding-bottom="0.325cm" fo:padding-left="0.325cm" fo:padding-right="0.325cm" fo:wrap-option="wrap"/>
    </style:style>
    <style:style style:name="Mpr1" style:family="presentation" style:parent-style-name="Title-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397cm"/>
    </style:style>
    <style:style style:name="Mpr3" style:family="presentation" style:parent-style-name="Title-backgroundobjects">
      <style:graphic-properties draw:stroke="none" draw:fill="none" draw:fill-color="#ffffff" draw:textarea-vertical-align="bottom" draw:auto-grow-height="false" fo:min-height="1.397cm"/>
    </style:style>
    <style:style style:name="Mpr4" style:family="presentation" style:parent-style-name="Title_20__2b__20_2_20_columns-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Mpr5" style:family="presentation" style:parent-style-name="Title_20__2b__20_2_20_columns-backgroundobjects">
      <style:graphic-properties draw:stroke="none" draw:fill="none" draw:fill-color="#ffffff" draw:auto-grow-height="false" fo:min-height="1.27cm"/>
    </style:style>
    <style:style style:name="Mpr6" style:family="presentation" style:parent-style-name="Title_20__2b__20_2_20_columns-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draw:fill="none" draw:fill-color="#ffffff" draw:auto-grow-height="false" fo:min-height="1.27cm"/>
    </style:style>
    <style:style style:name="Mpr8" style:family="presentation" style:parent-style-name="Blank-backgroundobjects">
      <style:graphic-properties draw:stroke="none" draw:fill="none" draw:fill-color="#ffffff" draw:textarea-vertical-align="bottom" draw:auto-grow-height="false" fo:min-height="1.27cm"/>
    </style:style>
    <style:style style:name="Mpr9" style:family="presentation" style:parent-style-name="Subtitle-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Mpr10" style:family="presentation" style:parent-style-name="Subtitle-backgroundobjects">
      <style:graphic-properties draw:stroke="none" draw:fill="none" draw:fill-color="#ffffff" draw:auto-grow-height="false" fo:min-height="1.27cm"/>
    </style:style>
    <style:style style:name="Mpr11" style:family="presentation" style:parent-style-name="Subtitle-backgroundobjects">
      <style:graphic-properties draw:stroke="none" draw:fill="none" draw:fill-color="#ffffff" draw:textarea-vertical-align="bottom" draw:auto-grow-height="false" fo:min-height="1.27cm"/>
    </style:style>
    <style:style style:name="Mpr12" style:family="presentation" style:parent-style-name="Quote-backgroundobjects">
      <style:graphic-properties draw:stroke="none" draw:fill="none" draw:fill-color="#ffffff" draw:auto-grow-height="false" fo:min-height="1.27cm"/>
    </style:style>
    <style:style style:name="Mpr13" style:family="presentation" style:parent-style-name="Quote-backgroundobjects">
      <style:graphic-properties draw:stroke="none" draw:fill="none" draw:fill-color="#ffffff" draw:textarea-vertical-align="bottom" draw:auto-grow-height="false" fo:min-height="1.27cm"/>
    </style:style>
    <style:style style:name="Mpr14" style:family="presentation" style:parent-style-name="Title_20__2b__20_1_20_column-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Mpr15" style:family="presentation" style:parent-style-name="Title_20__2b__20_1_20_column-backgroundobjects">
      <style:graphic-properties draw:stroke="none" draw:fill="none" draw:fill-color="#ffffff" draw:auto-grow-height="false" fo:min-height="1.27cm"/>
    </style:style>
    <style:style style:name="Mpr16" style:family="presentation" style:parent-style-name="Title_20__2b__20_1_20_column-backgroundobjects">
      <style:graphic-properties draw:stroke="none" draw:fill="none" draw:fill-color="#ffffff" draw:textarea-vertical-align="bottom" draw:auto-grow-height="false" fo:min-height="1.27cm"/>
    </style:style>
    <style:style style:name="Mpr17" style:family="presentation" style:parent-style-name="Blank_20_color-backgroundobjects">
      <style:graphic-properties draw:stroke="none" draw:fill="none" draw:fill-color="#ffffff" draw:auto-grow-height="false" fo:min-height="1.27cm"/>
    </style:style>
    <style:style style:name="Mpr18" style:family="presentation" style:parent-style-name="Blank_20_color-backgroundobjects">
      <style:graphic-properties draw:stroke="none" draw:fill="none" draw:fill-color="#ffffff" draw:textarea-vertical-align="bottom" draw:auto-grow-height="false" fo:min-height="1.27cm"/>
    </style:style>
    <style:style style:name="Mpr19" style:family="presentation" style:parent-style-name="Title_20__2b__20_3_20_columns-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Mpr20" style:family="presentation" style:parent-style-name="Title_20__2b__20_3_20_columns-backgroundobjects">
      <style:graphic-properties draw:stroke="none" draw:fill="none" draw:fill-color="#ffffff" draw:auto-grow-height="false" fo:min-height="1.27cm"/>
    </style:style>
    <style:style style:name="Mpr21" style:family="presentation" style:parent-style-name="Title_20__2b__20_3_20_columns-backgroundobjects">
      <style:graphic-properties draw:stroke="none" draw:fill="none" draw:fill-color="#ffffff" draw:textarea-vertical-align="bottom" draw:auto-grow-height="false" fo:min-height="1.27cm"/>
    </style:style>
    <style:style style:name="Mpr22" style:family="presentation" style:parent-style-name="Title_20_only-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Mpr23" style:family="presentation" style:parent-style-name="Title_20_only-backgroundobjects">
      <style:graphic-properties draw:stroke="none" draw:fill="none" draw:fill-color="#ffffff" draw:auto-grow-height="false" fo:min-height="1.27cm"/>
    </style:style>
    <style:style style:name="Mpr24" style:family="presentation" style:parent-style-name="Title_20_only-backgroundobjects">
      <style:graphic-properties draw:stroke="none" draw:fill="none" draw:fill-color="#ffffff" draw:textarea-vertical-align="bottom" draw:auto-grow-height="false" fo:min-height="1.27cm"/>
    </style:style>
    <style:style style:name="Mpr25" style:family="presentation" style:parent-style-name="Blank_20_dark-backgroundobjects">
      <style:graphic-properties draw:stroke="none" draw:fill="none" draw:fill-color="#ffffff" draw:auto-grow-height="false" fo:min-height="1.27cm"/>
    </style:style>
    <style:style style:name="Mpr26" style:family="presentation" style:parent-style-name="Blank_20_dark-backgroundobjects">
      <style:graphic-properties draw:stroke="none" draw:fill="none" draw:fill-color="#ffffff" draw:textarea-vertical-align="bottom" draw:auto-grow-height="false" fo:min-height="1.27cm"/>
    </style:style>
    <style:style style:name="Mpr27" style:family="presentation" style:parent-style-name="Caption-backgroundobjects">
      <style:graphic-properties draw:stroke="none" draw:fill="none" draw:fill-color="#ffffff" draw:auto-grow-height="false" fo:min-height="1.27cm"/>
    </style:style>
    <style:style style:name="Mpr28" style:family="presentation" style:parent-style-name="Caption-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none"/>
      <style:paragraph-properties fo:text-align="start" style:font-independent-line-spacing="true"/>
      <style:text-properties fo:font-size="72pt"/>
    </style:style>
    <style:style style:name="MP7" style:family="paragraph">
      <loext:graphic-properties draw:fill="solid" draw:fill-color="#bdd1d3"/>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28pt"/>
    </style:style>
    <style:style style:name="MP9" style:family="paragraph">
      <loext:graphic-properties draw:fill="solid" draw:fill-color="#95a5a6"/>
      <style:paragraph-properties fo:text-align="start" style:font-independent-line-spacing="true"/>
      <style:text-properties fo:font-size="14pt"/>
    </style:style>
    <style:style style:name="MP10" style:family="paragraph">
      <loext:graphic-properties draw:fill="none"/>
      <style:paragraph-properties fo:text-align="start" style:font-independent-line-spacing="true"/>
      <style:text-properties fo:font-size="5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 style:page-layout-name="PM1" draw:style-name="Mdp1">
      <draw:g draw:name="Shape 9">
        <draw:custom-shape draw:name="Shape 10" draw:style-name="Mgr3" draw:text-style-name="MP5" draw:layer="layout" svg:width="0.428cm" svg:height="0.409cm" svg:x="10.246cm" svg:y="15.6cm">
          <text:p/>
          <draw:enhanced-geometry draw:mirror-horizontal="false" draw:mirror-vertical="false" drawooo:sub-view-size="2324 2223" svg:viewBox="0 0 58100 55575" draw:type="ooxml-non-primitive" draw:enhanced-path="M 1919 202 L 1953 573 2020 943 2088 1381 2155 1818 1953 1818 1785 1852 1414 1919 943 1987 707 2020 472 2088 371 1650 270 1179 202 808 101 438 1010 337 1919 202 Z M 1886 0 L 977 135 68 270 34 303 0 371 0 606 34 808 101 1212 202 1717 270 1953 371 2189 404 2222 674 2222 876 2189 1313 2121 1751 2088 1987 2054 2189 1987 2290 1987 2323 1953 2323 1717 2290 1482 2222 1044 2155 539 2088 303 1987 68 1953 34 1886 0 Z N"/>
        </draw:custom-shape>
        <draw:custom-shape draw:name="Shape 11" draw:style-name="Mgr3" draw:text-style-name="MP5" draw:layer="layout" svg:width="0.875cm" svg:height="0.248cm" svg:x="-0.022cm" svg:y="12.432cm">
          <text:p/>
          <draw:enhanced-geometry draw:mirror-horizontal="false" draw:mirror-vertical="false" drawooo:sub-view-size="4748 1348" svg:viewBox="0 0 118700 33700" draw:type="ooxml-non-primitive" draw:enhanced-path="M 4714 1 L 3737 203 2727 438 1751 708 774 943 0 1112 0 1347 1313 1044 2188 842 3064 640 3905 371 4343 236 4747 68 4747 34 4714 1 Z N"/>
        </draw:custom-shape>
        <draw:custom-shape draw:name="Shape 12" draw:style-name="Mgr3" draw:text-style-name="MP5" draw:layer="layout" svg:width="0.428cm" svg:height="0.422cm" svg:x="9.948cm" svg:y="15.203cm">
          <text:p/>
          <draw:enhanced-geometry draw:mirror-horizontal="false" draw:mirror-vertical="false" drawooo:sub-view-size="2324 2290" svg:viewBox="0 0 58100 57250" draw:type="ooxml-non-primitive" draw:enhanced-path="M 1987 0 L 1953 34 1953 101 1448 101 943 169 505 202 270 236 202 270 101 337 270 404 472 404 842 371 1381 337 1953 270 1987 607 2020 943 2088 1381 2121 1583 2189 1785 2155 1785 1280 1920 808 1987 404 2122 303 1684 236 1246 202 775 169 573 101 371 68 371 34 505 0 640 0 977 101 1583 135 1785 135 1987 169 2088 236 2189 270 2256 371 2290 404 2256 438 2223 876 2223 1313 2155 2189 1987 2256 1953 2290 1987 2323 1953 2323 1718 2290 1482 2222 1044 2155 539 2121 270 2054 34 2020 0 Z N"/>
        </draw:custom-shape>
        <draw:custom-shape draw:name="Shape 13" draw:style-name="Mgr3" draw:text-style-name="MP5" draw:layer="layout" svg:width="0.862cm" svg:height="0.266cm" svg:x="-0.022cm" svg:y="12.153cm">
          <text:p/>
          <draw:enhanced-geometry draw:mirror-horizontal="false" draw:mirror-vertical="false" drawooo:sub-view-size="4680 1449" svg:viewBox="0 0 117000 36225" draw:type="ooxml-non-primitive" draw:enhanced-path="M 4646 0 L 4209 68 3737 169 2828 371 1044 909 0 1145 0 1448 1111 1145 2895 640 3804 371 4242 202 4680 34 4680 0 Z N"/>
        </draw:custom-shape>
        <draw:custom-shape draw:name="Shape 14" draw:style-name="Mgr3" draw:text-style-name="MP5" draw:layer="layout" svg:width="0.713cm" svg:height="0.173cm" svg:x="-0.022cm" svg:y="11.631cm">
          <text:p/>
          <draw:enhanced-geometry draw:mirror-horizontal="false" draw:mirror-vertical="false" drawooo:sub-view-size="3872 944" svg:viewBox="0 0 96800 23600" draw:type="ooxml-non-primitive" draw:enhanced-path="M 3064 0 L 2323 135 1582 270 842 472 0 707 0 943 909 674 1616 505 2357 337 3838 34 3872 34 3838 0 Z N"/>
        </draw:custom-shape>
        <draw:custom-shape draw:name="Shape 15" draw:style-name="Mgr3" draw:text-style-name="MP5" draw:layer="layout" svg:width="0.726cm" svg:height="0.235cm" svg:x="-0.022cm" svg:y="11.774cm">
          <text:p/>
          <draw:enhanced-geometry draw:mirror-horizontal="false" draw:mirror-vertical="false" drawooo:sub-view-size="3940 1281" svg:viewBox="0 0 98500 32025" draw:type="ooxml-non-primitive" draw:enhanced-path="M 3905 1 L 3535 68 3165 169 2390 371 909 842 0 1078 0 1280 976 1011 2458 607 3232 337 3569 203 3939 34 3905 1 Z N"/>
        </draw:custom-shape>
        <draw:custom-shape draw:name="Shape 16" draw:style-name="Mgr3" draw:text-style-name="MP5" draw:layer="layout" svg:width="0.111cm" svg:height="0.105cm" svg:x="9.494cm" svg:y="16.712cm">
          <text:p/>
          <draw:enhanced-geometry draw:mirror-horizontal="false" draw:mirror-vertical="false" drawooo:sub-view-size="607 574" svg:viewBox="0 0 15175 14350" draw:type="ooxml-non-primitive" draw:enhanced-path="M 34 1 L 0 68 34 102 169 169 337 203 135 438 101 472 135 540 202 573 236 540 404 405 573 236 606 203 606 135 573 102 539 68 303 34 169 1 Z N"/>
        </draw:custom-shape>
        <draw:custom-shape draw:name="Shape 17" draw:style-name="Mgr3" draw:text-style-name="MP5" draw:layer="layout" svg:width="0.409cm" svg:height="0.422cm" svg:x="10.401cm" svg:y="16.016cm">
          <text:p/>
          <draw:enhanced-geometry draw:mirror-horizontal="false" draw:mirror-vertical="false" drawooo:sub-view-size="2224 2291" svg:viewBox="0 0 55600 57275" draw:type="ooxml-non-primitive" draw:enhanced-path="M 1920 169 L 1954 540 1987 944 2021 1381 2055 1853 1819 1853 1583 1886 1146 1954 742 1987 573 2055 405 2088 338 1651 270 1213 203 843 136 472 1045 338 1920 169 Z M 1920 1 L 1011 136 102 270 35 304 1 338 1 607 35 876 102 1381 169 1819 203 2021 270 2257 304 2290 371 2290 405 2257 607 2257 843 2223 1280 2122 1718 2088 1920 2021 2088 1987 2122 1954 2189 1954 2223 1920 2223 1651 2223 1415 2189 910 2122 472 2088 270 2021 68 1987 35 1920 1 Z N"/>
        </draw:custom-shape>
        <draw:custom-shape draw:name="Shape 18" draw:style-name="Mgr3" draw:text-style-name="MP5" draw:layer="layout" svg:width="0.44cm" svg:height="0.415cm" svg:x="9.942cm" svg:y="16.085cm">
          <text:p/>
          <draw:enhanced-geometry draw:mirror-horizontal="false" draw:mirror-vertical="false" drawooo:sub-view-size="2391 2257" svg:viewBox="0 0 59775 56425" draw:type="ooxml-non-primitive" draw:enhanced-path="M 1751 0 L 1516 34 1078 135 607 236 102 371 102 303 68 270 34 270 1 303 1 573 34 842 135 1347 169 1818 236 2020 304 2256 337 2256 371 2222 438 2256 1314 2155 1785 2054 2189 1953 2223 1987 2256 1987 2324 1919 2391 1852 2391 1751 2391 1650 2357 1414 2290 1246 2223 606 2122 303 2054 169 1987 68 1953 303 1953 505 2088 977 2155 1414 2189 1852 1751 1852 1280 1886 405 2054 371 1852 371 1616 270 1179 236 842 169 539 708 404 1246 270 1617 236 1819 169 1953 68 1852 34 1751 0 Z N"/>
        </draw:custom-shape>
        <draw:custom-shape draw:name="Shape 19" draw:style-name="Mgr3" draw:text-style-name="MP5" draw:layer="layout" svg:width="0.428cm" svg:height="0.465cm" svg:x="9.799cm" svg:y="15.656cm">
          <text:p/>
          <draw:enhanced-geometry draw:mirror-horizontal="false" draw:mirror-vertical="false" drawooo:sub-view-size="2324 2526" svg:viewBox="0 0 58100 63150" draw:type="ooxml-non-primitive" draw:enhanced-path="M 1953 169 L 1953 640 1987 1111 2054 1583 2155 2020 1751 2054 1347 2121 943 2155 505 2222 337 1313 169 404 606 404 1078 337 1953 169 Z M 1953 0 L 1044 135 573 202 101 270 68 303 68 337 34 371 0 404 34 909 135 1448 236 1953 371 2458 404 2492 472 2525 539 2458 573 2391 539 2323 943 2357 1381 2357 1785 2290 2189 2155 2222 2121 2222 2054 2290 2054 2290 2020 2323 1987 2290 1515 2222 1044 2121 606 2054 135 2054 101 2054 34 2020 0 Z N"/>
        </draw:custom-shape>
        <draw:custom-shape draw:name="Shape 20" draw:style-name="Mgr3" draw:text-style-name="MP5" draw:layer="layout" svg:width="1.036cm" svg:height="0.273cm" svg:x="-0.022cm" svg:y="12.873cm">
          <text:p/>
          <draw:enhanced-geometry draw:mirror-horizontal="false" draw:mirror-vertical="false" drawooo:sub-view-size="5623 1483" svg:viewBox="0 0 140575 37075" draw:type="ooxml-non-primitive" draw:enhanced-path="M 5589 1 L 4646 304 3703 540 2761 775 1784 910 909 1045 0 1179 0 1482 909 1314 1852 1146 2828 1011 3333 944 3804 843 4310 708 4747 540 5185 304 5589 35 5623 35 5589 1 Z N"/>
        </draw:custom-shape>
        <draw:custom-shape draw:name="Shape 21" draw:style-name="Mgr3" draw:text-style-name="MP5" draw:layer="layout" svg:width="0.092cm" svg:height="0.124cm" svg:x="9.24cm" svg:y="15.569cm">
          <text:p/>
          <draw:enhanced-geometry draw:mirror-horizontal="false" draw:mirror-vertical="false" drawooo:sub-view-size="506 675" svg:viewBox="0 0 12650 16875" draw:type="ooxml-non-primitive" draw:enhanced-path="M 303 338 L 303 439 236 472 168 472 202 405 269 338 Z M 370 1 L 269 35 168 68 101 169 101 203 135 237 135 270 101 270 34 371 0 472 0 540 67 641 168 674 269 674 337 607 438 573 505 472 505 338 505 203 471 102 438 35 370 1 Z N"/>
        </draw:custom-shape>
        <draw:custom-shape draw:name="Shape 22" draw:style-name="Mgr3" draw:text-style-name="MP5" draw:layer="layout" svg:width="0.422cm" svg:height="0.465cm" svg:x="9.053cm" svg:y="15.327cm">
          <text:p/>
          <draw:enhanced-geometry draw:mirror-horizontal="false" draw:mirror-vertical="false" drawooo:sub-view-size="2290 2526" svg:viewBox="0 0 57250 63150" draw:type="ooxml-non-primitive" draw:enhanced-path="M 1919 203 L 1919 641 1953 1112 2020 1583 2121 2021 2155 2055 2121 2055 1717 2088 1313 2122 909 2189 471 2223 303 1314 135 405 572 405 1044 338 1919 203 Z M 1919 1 L 1010 136 539 203 101 304 34 304 34 371 0 371 0 405 34 944 101 1449 202 1954 337 2459 404 2526 471 2526 505 2492 539 2425 505 2358 909 2391 1347 2358 1784 2290 2155 2189 2188 2122 2188 2055 2256 2055 2289 2021 2289 1987 2256 1550 2188 1078 2121 607 2020 169 2020 102 2020 68 1986 1 Z N"/>
        </draw:custom-shape>
        <draw:custom-shape draw:name="Shape 23" draw:style-name="Mgr3" draw:text-style-name="MP5" draw:layer="layout" svg:width="0.384cm" svg:height="0.422cm" svg:x="7.283cm" svg:y="16.489cm">
          <text:p/>
          <draw:enhanced-geometry draw:mirror-horizontal="false" draw:mirror-vertical="false" drawooo:sub-view-size="2089 2291" svg:viewBox="0 0 52225 57275" draw:type="ooxml-non-primitive" draw:enhanced-path="M 1684 1 L 1482 34 1078 102 573 169 68 270 1 304 1 337 1 405 34 438 34 640 68 809 102 1213 169 1684 203 1920 270 2156 270 2189 270 2257 304 2290 371 2290 1415 2122 1785 2055 1953 2021 2088 1886 1920 1853 1751 1853 1381 1920 438 2088 405 1853 371 1617 304 1179 270 809 236 607 169 438 708 371 1246 270 1617 203 1785 169 1886 34 1684 1 Z N"/>
        </draw:custom-shape>
        <draw:custom-shape draw:name="Shape 24" draw:style-name="Mgr3" draw:text-style-name="MP5" draw:layer="layout" svg:width="0.627cm" svg:height="0.192cm" svg:x="-0.022cm" svg:y="12.662cm">
          <text:p/>
          <draw:enhanced-geometry draw:mirror-horizontal="false" draw:mirror-vertical="false" drawooo:sub-view-size="3401 1044" svg:viewBox="0 0 85025 26100" draw:type="ooxml-non-primitive" draw:enhanced-path="M 3367 0 L 2525 236 1683 438 0 775 0 1044 236 977 1044 842 1852 640 2626 371 2996 236 3367 34 3400 0 Z N"/>
        </draw:custom-shape>
        <draw:custom-shape draw:name="Shape 25" draw:style-name="Mgr3" draw:text-style-name="MP5" draw:layer="layout" svg:width="1.061cm" svg:height="0.26cm" svg:x="-0.022cm" svg:y="13.016cm">
          <text:p/>
          <draw:enhanced-geometry draw:mirror-horizontal="false" draw:mirror-vertical="false" drawooo:sub-view-size="5758 1415" svg:viewBox="0 0 143950 35375" draw:type="ooxml-non-primitive" draw:enhanced-path="M 5757 0 L 5286 34 4815 101 3905 270 2087 707 0 1179 0 1414 2121 909 3973 539 4882 337 5320 202 5757 34 5757 0 Z N"/>
        </draw:custom-shape>
        <draw:custom-shape draw:name="Shape 26" draw:style-name="Mgr3" draw:text-style-name="MP5" draw:layer="layout" svg:width="1.061cm" svg:height="0.931cm" svg:x="4.606cm" svg:y="12.246cm">
          <text:p/>
          <draw:enhanced-geometry draw:mirror-horizontal="false" draw:mirror-vertical="false" drawooo:sub-view-size="5758 5051" svg:viewBox="0 0 143950 126275" draw:type="ooxml-non-primitive" draw:enhanced-path="M 2627 169 L 1852 202 1145 303 1482 202 1852 169 Z M 1044 303 L 1044 337 1078 371 2425 371 3132 404 3873 404 4176 505 4479 607 4815 809 5085 1011 5287 1280 5421 1549 5388 1516 5219 1415 5219 1347 5152 1314 4613 1213 4041 1179 3502 1145 2930 1179 2290 1179 1617 1145 977 1145 304 1213 438 977 573 741 741 539 943 337 1044 303 Z M 3772 1347 L 4445 1415 5118 1516 5152 1516 5287 1617 5489 1785 5522 2122 5522 2458 5455 2795 5320 3132 5186 2896 4984 2660 4613 2256 4142 1718 3974 1516 3873 1415 3704 1347 Z M 270 1280 L 539 1347 809 1381 1347 1415 1920 1415 2425 1381 3098 1347 3704 1347 3704 1381 3738 1482 3805 1617 3974 1886 4378 2290 4782 2829 5017 3098 5118 3199 5253 3266 5017 3704 4714 4108 4512 4344 4310 4512 4075 4647 3839 4748 3603 4815 3334 4849 3064 4849 2761 4815 2324 4714 1920 4613 1516 4445 1145 4243 910 4074 708 3872 539 3603 438 3334 337 3064 304 2761 203 2189 203 1953 203 1718 236 1482 270 1280 Z M 1684 0 L 1347 34 1011 101 708 236 405 371 371 438 371 472 405 539 438 573 304 708 203 910 102 1112 34 1314 1 1549 1 1819 1 2324 68 2829 203 3300 371 3704 573 4041 741 4209 943 4377 1145 4512 1347 4613 1819 4781 2290 4916 2829 5017 3098 5051 3367 5051 3637 5017 3906 4950 4142 4849 4411 4680 4782 4310 5152 3872 5320 3637 5455 3401 5556 3132 5657 2896 5724 2627 5758 2357 5758 2088 5724 1819 5657 1583 5556 1347 5421 1112 5219 876 4984 674 4748 505 4479 371 4176 270 3906 202 3603 135 2997 68 2324 0 Z N"/>
        </draw:custom-shape>
        <draw:custom-shape draw:name="Shape 27" draw:style-name="Mgr3" draw:text-style-name="MP5" draw:layer="layout" svg:width="1.043cm" svg:height="0.285cm" svg:x="-0.022cm" svg:y="13.153cm">
          <text:p/>
          <draw:enhanced-geometry draw:mirror-horizontal="false" draw:mirror-vertical="false" drawooo:sub-view-size="5657 1549" svg:viewBox="0 0 141425 38725" draw:type="ooxml-non-primitive" draw:enhanced-path="M 5623 0 L 4512 269 3400 572 2289 875 1178 1145 606 1246 0 1347 0 1549 1246 1347 2357 1111 3468 808 4579 471 5656 34 5623 0 Z N"/>
        </draw:custom-shape>
        <draw:custom-shape draw:name="Shape 28" draw:style-name="Mgr3" draw:text-style-name="MP5" draw:layer="layout" svg:width="0.124cm" svg:height="0.099cm" svg:x="7.295cm" svg:y="17.091cm">
          <text:p/>
          <draw:enhanced-geometry draw:mirror-horizontal="false" draw:mirror-vertical="false" drawooo:sub-view-size="675 540" svg:viewBox="0 0 16875 13500" draw:type="ooxml-non-primitive" draw:enhanced-path="M 136 1 L 68 34 1 68 35 135 68 203 102 304 169 405 237 472 338 539 439 539 472 506 573 270 641 169 674 102 674 68 641 34 607 1 506 34 439 102 338 337 237 203 203 68 169 34 136 1 Z N"/>
        </draw:custom-shape>
        <draw:custom-shape draw:name="Shape 29" draw:style-name="Mgr3" draw:text-style-name="MP5" draw:layer="layout" svg:width="0.602cm" svg:height="0.204cm" svg:x="-0.022cm" svg:y="11.072cm">
          <text:p/>
          <draw:enhanced-geometry draw:mirror-horizontal="false" draw:mirror-vertical="false" drawooo:sub-view-size="3266 1112" svg:viewBox="0 0 81650 27800" draw:type="ooxml-non-primitive" draw:enhanced-path="M 3030 0 L 2794 34 1986 236 1178 472 640 606 0 741 0 1111 774 876 1953 539 2592 404 2929 303 3030 236 3131 135 3131 135 3097 202 3131 236 3232 236 3266 169 3266 135 3266 68 3165 0 Z N"/>
        </draw:custom-shape>
        <draw:custom-shape draw:name="Shape 30" draw:style-name="Mgr3" draw:text-style-name="MP5" draw:layer="layout" svg:width="0.098cm" svg:height="0.099cm" svg:x="6.861cm" svg:y="17.159cm">
          <text:p/>
          <draw:enhanced-geometry draw:mirror-horizontal="false" draw:mirror-vertical="false" drawooo:sub-view-size="539 540" svg:viewBox="0 0 13475 13500" draw:type="ooxml-non-primitive" draw:enhanced-path="M 371 1 L 270 35 169 68 101 102 34 169 0 237 0 338 34 405 101 472 169 540 371 540 438 506 505 472 505 371 505 338 472 338 404 304 337 371 202 371 169 304 202 237 236 237 303 169 404 136 505 102 539 102 539 68 438 35 371 1 Z N"/>
        </draw:custom-shape>
        <draw:custom-shape draw:name="Shape 31" draw:style-name="Mgr3" draw:text-style-name="MP5" draw:layer="layout" svg:width="0.9cm" svg:height="0.26cm" svg:x="-0.022cm" svg:y="12.289cm">
          <text:p/>
          <draw:enhanced-geometry draw:mirror-horizontal="false" draw:mirror-vertical="false" drawooo:sub-view-size="4882 1415" svg:viewBox="0 0 122050 35375" draw:type="ooxml-non-primitive" draw:enhanced-path="M 4848 0 L 4411 168 3939 303 3030 505 2087 674 1178 842 0 1145 0 1414 741 1212 1481 1010 2357 842 3232 674 3636 573 4074 438 4478 269 4848 34 4882 34 4848 0 Z N"/>
        </draw:custom-shape>
        <draw:custom-shape draw:name="Shape 32" draw:style-name="Mgr3" draw:text-style-name="MP5" draw:layer="layout" svg:width="0.44cm" svg:height="0.409cm" svg:x="7.134cm" svg:y="16.948cm">
          <text:p/>
          <draw:enhanced-geometry draw:mirror-horizontal="false" draw:mirror-vertical="false" drawooo:sub-view-size="2392 2223" svg:viewBox="0 0 59800 55575" draw:type="ooxml-non-primitive" draw:enhanced-path="M 1886 0 L 1684 34 1347 101 741 169 438 236 135 303 135 236 102 202 68 202 34 236 1 472 1 707 68 1145 169 1684 203 1919 304 2189 337 2222 405 2222 438 2189 438 2155 405 1886 371 1616 270 1111 203 741 169 404 573 371 977 337 1886 169 1920 202 1987 202 1987 472 2021 775 2189 1785 1987 1785 1785 1818 1381 1886 876 1953 640 2020 539 2054 438 2155 539 2189 640 2222 842 2222 1280 2121 1751 2088 1987 2020 2223 1953 2256 1987 2324 1987 2357 1953 2391 1886 2223 876 2189 438 2155 236 2054 34 2021 34 2021 68 1953 34 1886 0 Z N"/>
        </draw:custom-shape>
        <draw:custom-shape draw:name="Shape 33" draw:style-name="Mgr3" draw:text-style-name="MP5" draw:layer="layout" svg:width="0.403cm" svg:height="0.409cm" svg:x="6.718cm" svg:y="17.017cm">
          <text:p/>
          <draw:enhanced-geometry draw:mirror-horizontal="false" draw:mirror-vertical="false" drawooo:sub-view-size="2190 2223" svg:viewBox="0 0 54750 55575" draw:type="ooxml-non-primitive" draw:enhanced-path="M 1819 1 L 1314 68 775 135 371 169 169 203 1 270 1 304 135 371 338 405 674 337 1213 270 1752 203 1752 371 1785 539 1853 910 1920 1381 1954 1617 1987 1819 1011 1953 674 1987 506 2021 371 2122 540 2189 708 2223 1045 2155 2122 2021 2189 1987 2189 1953 2189 1886 2156 1852 2156 1617 2122 1347 2021 876 1987 506 1954 337 1886 135 1920 102 1920 34 1886 1 Z N"/>
        </draw:custom-shape>
        <draw:custom-shape draw:name="Shape 34" draw:style-name="Mgr3" draw:text-style-name="MP5" draw:layer="layout" svg:width="0.086cm" svg:height="0.372cm" svg:x="6.693cm" svg:y="17.066cm">
          <text:p/>
          <draw:enhanced-geometry draw:mirror-horizontal="false" draw:mirror-vertical="false" drawooo:sub-view-size="472 2021" svg:viewBox="0 0 11800 50525" draw:type="ooxml-non-primitive" draw:enhanced-path="M 67 1 L 34 35 0 270 34 506 101 944 202 1482 269 1718 337 1987 370 2021 438 2021 472 1987 472 1954 438 1684 404 1415 269 910 202 472 168 270 101 35 101 1 Z N"/>
        </draw:custom-shape>
        <draw:custom-shape draw:name="Shape 35" draw:style-name="Mgr3" draw:text-style-name="MP5" draw:layer="layout" svg:width="0.117cm" svg:height="0.173cm" svg:x="6.997cm" svg:y="16.7cm">
          <text:p/>
          <draw:enhanced-geometry draw:mirror-horizontal="false" draw:mirror-vertical="false" drawooo:sub-view-size="641 944" svg:viewBox="0 0 16025 23600" draw:type="ooxml-non-primitive" draw:enhanced-path="M 439 0 L 304 34 169 68 136 101 102 101 35 135 1 169 35 202 35 236 68 236 136 573 237 876 270 943 338 943 371 910 405 842 304 539 405 539 472 505 540 472 573 438 573 404 540 371 472 371 338 404 304 438 237 236 338 236 472 169 540 169 607 101 641 68 607 34 573 0 Z N"/>
        </draw:custom-shape>
        <draw:custom-shape draw:name="Shape 36" draw:style-name="Mgr3" draw:text-style-name="MP5" draw:layer="layout" svg:width="0.434cm" svg:height="0.434cm" svg:x="6.829cm" svg:y="16.538cm">
          <text:p/>
          <draw:enhanced-geometry draw:mirror-horizontal="false" draw:mirror-vertical="false" drawooo:sub-view-size="2358 2357" svg:viewBox="0 0 58950 58925" draw:type="ooxml-non-primitive" draw:enhanced-path="M 1987 0 L 1954 34 1954 135 1651 135 1348 168 742 269 405 303 203 337 136 370 102 438 68 438 68 404 35 438 1 640 35 842 136 1279 270 2290 304 2357 405 2357 439 2323 674 2323 944 2290 1415 2189 1819 2155 2055 2088 2122 2054 2189 1987 2189 1953 2088 1919 1987 1886 1718 1886 1247 1987 843 2054 641 2088 439 2121 270 1111 237 842 136 572 203 572 237 539 237 505 1179 370 1550 303 1954 202 2021 572 2055 943 2122 1448 2156 1717 2189 1953 2223 2020 2324 2020 2324 1953 2358 1717 2324 1448 2257 909 2189 471 2122 236 2055 34 1987 0 Z N"/>
        </draw:custom-shape>
        <draw:custom-shape draw:name="Shape 37" draw:style-name="Mgr3" draw:text-style-name="MP5" draw:layer="layout" svg:width="16.511cm" svg:height="2.012cm" svg:x="5.009cm" svg:y="-0.017cm">
          <text:p/>
          <draw:enhanced-geometry draw:mirror-horizontal="false" draw:mirror-vertical="false" drawooo:sub-view-size="89490 10910" svg:viewBox="0 0 2237250 272750" draw:type="ooxml-non-primitive" draw:enhanced-path="M 89187 1 L 87840 2458 87133 3671 86426 4883 85551 6297 84642 7677 83733 9057 82823 10438 82756 10404 69289 10471 55822 10539 28887 10606 14477 10606 7272 10640 67 10707 0 10741 0 10775 0 10842 67 10876 6801 10909 13535 10876 27002 10808 53936 10741 68346 10674 82756 10640 82823 10674 82857 10640 83362 10000 83867 9360 84776 8014 85685 6633 86527 5219 87301 3940 88042 2661 88783 1347 89490 1 Z N"/>
        </draw:custom-shape>
        <draw:custom-shape draw:name="Shape 38" draw:style-name="Mgr3" draw:text-style-name="MP5" draw:layer="layout" svg:width="0.602cm" svg:height="0.186cm" svg:x="-0.022cm" svg:y="11.196cm">
          <text:p/>
          <draw:enhanced-geometry draw:mirror-horizontal="false" draw:mirror-vertical="false" drawooo:sub-view-size="3266 1011" svg:viewBox="0 0 81650 25275" draw:type="ooxml-non-primitive" draw:enhanced-path="M 3266 1 L 2929 135 2592 270 2256 337 1919 438 1212 539 505 640 0 775 0 1011 370 910 774 809 1448 674 2087 539 2390 438 2693 337 2963 203 3266 1 Z N"/>
        </draw:custom-shape>
        <draw:custom-shape draw:name="Shape 39" draw:style-name="Mgr3" draw:text-style-name="MP5" draw:layer="layout" svg:width="0.664cm" svg:height="0.204cm" svg:x="-0.022cm" svg:y="11.463cm">
          <text:p/>
          <draw:enhanced-geometry draw:mirror-horizontal="false" draw:mirror-vertical="false" drawooo:sub-view-size="3603 1112" svg:viewBox="0 0 90075 27800" draw:type="ooxml-non-primitive" draw:enhanced-path="M 3569 0 L 2020 505 1246 707 438 909 0 943 0 1111 741 1010 1481 842 2188 606 2895 337 3602 34 3602 0 Z N"/>
        </draw:custom-shape>
        <draw:custom-shape draw:name="Shape 40" draw:style-name="Mgr3" draw:text-style-name="MP5" draw:layer="layout" svg:width="0.397cm" svg:height="0.148cm" svg:x="-0.022cm" svg:y="11.973cm">
          <text:p/>
          <draw:enhanced-geometry draw:mirror-horizontal="false" draw:mirror-vertical="false" drawooo:sub-view-size="2155 809" svg:viewBox="0 0 53875 20225" draw:type="ooxml-non-primitive" draw:enhanced-path="M 2121 0 L 1582 236 1077 370 539 505 0 640 0 808 572 707 1111 539 1380 471 1650 337 1885 202 2155 67 2155 34 2121 0 Z N"/>
        </draw:custom-shape>
        <draw:custom-shape draw:name="Shape 41" draw:style-name="Mgr3" draw:text-style-name="MP5" draw:layer="layout" svg:width="0.434cm" svg:height="0.428cm" svg:x="8.476cm" svg:y="16.737cm">
          <text:p/>
          <draw:enhanced-geometry draw:mirror-horizontal="false" draw:mirror-vertical="false" drawooo:sub-view-size="2358 2324" svg:viewBox="0 0 58950 58100" draw:type="ooxml-non-primitive" draw:enhanced-path="M 1954 303 L 1987 640 2055 943 2088 1381 2122 1617 2189 1819 1280 1920 843 2021 405 2155 338 1718 270 1280 237 809 203 573 102 371 102 371 304 438 472 438 843 371 1415 337 1954 303 Z M 2021 0 L 1987 34 1954 68 1954 135 1449 135 944 169 506 202 304 270 203 303 102 371 68 371 35 506 1 674 35 977 102 1617 136 1785 169 2021 203 2122 237 2189 304 2256 371 2324 439 2290 439 2256 876 2256 1314 2189 2223 2021 2257 1987 2324 2021 2358 1953 2358 1751 2324 1516 2223 1078 2156 539 2122 303 2055 34 2021 34 2021 0 Z N"/>
        </draw:custom-shape>
        <draw:custom-shape draw:name="Shape 42" draw:style-name="Mgr3" draw:text-style-name="MP5" draw:layer="layout" svg:width="0.44cm" svg:height="0.403cm" svg:x="9.358cm" svg:y="16.619cm">
          <text:p/>
          <draw:enhanced-geometry draw:mirror-horizontal="false" draw:mirror-vertical="false" drawooo:sub-view-size="2392 2190" svg:viewBox="0 0 59800 54750" draw:type="ooxml-non-primitive" draw:enhanced-path="M 1684 1 L 1347 68 741 169 438 203 135 304 135 203 68 203 34 236 1 438 34 674 68 1146 169 1651 236 1920 304 2156 337 2189 438 2189 438 2122 405 1853 371 1617 270 1112 236 741 169 371 573 371 977 304 1886 169 1920 169 1953 203 1987 203 2021 472 2054 741 2189 1752 1987 1752 1785 1785 1381 1886 876 1920 640 1987 539 2055 472 2122 539 2189 842 2189 1280 2122 1751 2055 1987 2021 2223 1954 2256 1987 2324 1954 2358 1920 2391 1886 2223 876 2189 438 2155 203 2054 1 2021 68 2021 34 1953 1 Z N"/>
        </draw:custom-shape>
        <draw:custom-shape draw:name="Shape 43" draw:style-name="Mgr3" draw:text-style-name="MP5" draw:layer="layout" svg:width="0.422cm" svg:height="0.465cm" svg:x="7.581cm" svg:y="16.868cm">
          <text:p/>
          <draw:enhanced-geometry draw:mirror-horizontal="false" draw:mirror-vertical="false" drawooo:sub-view-size="2291 2526" svg:viewBox="0 0 57275 63150" draw:type="ooxml-non-primitive" draw:enhanced-path="M 1953 169 L 1953 640 1987 1112 2054 1583 2155 2021 1751 2054 1347 2122 910 2155 506 2223 304 1314 135 405 607 405 1044 337 1953 169 Z M 1953 1 L 1011 135 573 203 102 270 68 304 34 337 1 371 1 405 34 910 102 1448 203 1953 371 2458 405 2492 472 2526 539 2458 539 2391 539 2357 1347 2357 1785 2290 2155 2155 2189 2122 2189 2054 2256 2054 2290 2021 2290 1987 2256 1516 2189 1044 2122 607 2021 135 2054 102 2054 34 2021 1 Z N"/>
        </draw:custom-shape>
        <draw:custom-shape draw:name="Shape 44" draw:style-name="Mgr3" draw:text-style-name="MP5" draw:layer="layout" svg:width="0.689cm" svg:height="0.254cm" svg:x="-0.022cm" svg:y="11.32cm">
          <text:p/>
          <draw:enhanced-geometry draw:mirror-horizontal="false" draw:mirror-vertical="false" drawooo:sub-view-size="3738 1382" svg:viewBox="0 0 93450 34550" draw:type="ooxml-non-primitive" draw:enhanced-path="M 3670 1 L 0 1078 0 1381 976 1146 1919 843 2828 506 3266 304 3703 102 3737 68 3737 35 3703 1 Z N"/>
        </draw:custom-shape>
        <draw:custom-shape draw:name="Shape 45" draw:style-name="Mgr3" draw:text-style-name="MP5" draw:layer="layout" svg:width="0.117cm" svg:height="0.142cm" svg:x="7.73cm" svg:y="17.017cm">
          <text:p/>
          <draw:enhanced-geometry draw:mirror-horizontal="false" draw:mirror-vertical="false" drawooo:sub-view-size="641 775" svg:viewBox="0 0 16025 19375" draw:type="ooxml-non-primitive" draw:enhanced-path="M 438 135 L 438 169 405 270 304 304 203 337 135 169 405 135 Z M 405 405 L 472 438 472 472 438 539 405 607 270 607 236 472 270 472 405 438 405 405 Z M 337 1 L 169 68 34 169 34 203 102 472 102 607 34 607 1 674 34 741 68 775 438 775 506 708 573 674 607 607 640 506 640 405 539 304 573 203 573 102 539 34 506 1 Z N"/>
        </draw:custom-shape>
        <draw:custom-shape draw:name="Shape 46" draw:style-name="Mgr3" draw:text-style-name="MP5" draw:layer="layout" svg:width="0.428cm" svg:height="0.403cm" svg:x="9.494cm" svg:y="15.277cm">
          <text:p/>
          <draw:enhanced-geometry draw:mirror-horizontal="false" draw:mirror-vertical="false" drawooo:sub-view-size="2324 2189" svg:viewBox="0 0 58100 54725" draw:type="ooxml-non-primitive" draw:enhanced-path="M 1920 169 L 1953 539 2021 910 2088 1381 2155 1819 1785 1819 1414 1886 943 1953 707 1987 505 2088 404 1617 270 1145 202 775 135 405 1010 304 1920 169 Z M 1886 0 L 977 101 101 270 34 304 34 371 0 573 34 775 101 1179 202 1684 270 1920 371 2155 404 2189 707 2189 909 2155 1313 2088 1751 2054 1987 2021 2189 1953 2223 1987 2256 1987 2290 1953 2324 1920 2324 1684 2290 1482 2223 1044 2155 539 2088 270 2021 34 1987 0 Z N"/>
        </draw:custom-shape>
        <draw:custom-shape draw:name="Shape 47" draw:style-name="Mgr3" draw:text-style-name="MP5" draw:layer="layout" svg:width="0.136cm" svg:height="0.155cm" svg:x="5.506cm" svg:y="16.47cm">
          <text:p/>
          <draw:enhanced-geometry draw:mirror-horizontal="false" draw:mirror-vertical="false" drawooo:sub-view-size="742 843" svg:viewBox="0 0 18550 21075" draw:type="ooxml-non-primitive" draw:enhanced-path="M 371 203 L 405 236 405 304 405 371 304 472 203 506 203 405 236 304 270 236 304 236 371 203 Z M 304 1 L 236 68 102 169 34 337 1 472 34 607 68 674 135 708 304 674 405 640 438 674 539 775 674 842 741 809 741 775 708 741 607 674 506 573 573 405 607 304 607 203 573 135 539 68 472 34 405 1 Z N"/>
        </draw:custom-shape>
        <draw:custom-shape draw:name="Shape 48" draw:style-name="Mgr3" draw:text-style-name="MP5" draw:layer="layout" svg:width="0.31cm" svg:height="4.199cm" svg:x="18.614cm" svg:y="14.041cm">
          <text:p/>
          <draw:enhanced-geometry draw:mirror-horizontal="false" draw:mirror-vertical="false" drawooo:sub-view-size="1684 22761" svg:viewBox="0 0 42100 569025" draw:type="ooxml-non-primitive" draw:enhanced-path="M 1549 1 L 1515 68 1381 1448 1246 2862 1077 5623 741 11178 0 22625 34 22659 34 22726 101 22760 135 22760 269 22726 303 22659 303 22625 1010 11448 1414 5758 1583 2930 1650 1482 1684 68 1650 1 Z N"/>
        </draw:custom-shape>
        <draw:custom-shape draw:name="Shape 49" draw:style-name="Mgr3" draw:text-style-name="MP5" draw:layer="layout" svg:width="0.074cm" svg:height="0.092cm" svg:x="24.329cm" svg:y="8.283cm">
          <text:p/>
          <draw:enhanced-geometry draw:mirror-horizontal="false" draw:mirror-vertical="false" drawooo:sub-view-size="405 506" svg:viewBox="0 0 10125 12650" draw:type="ooxml-non-primitive" draw:enhanced-path="M 135 0 L 102 34 68 68 1 135 1 202 1 270 34 337 34 371 68 438 135 472 169 505 236 505 304 472 371 438 405 404 405 303 405 270 405 236 405 169 371 68 304 0 Z N"/>
        </draw:custom-shape>
        <draw:custom-shape draw:name="Shape 50" draw:style-name="Mgr3" draw:text-style-name="MP5" draw:layer="layout" svg:width="0.434cm" svg:height="0.521cm" svg:x="5.295cm" svg:y="17.65cm">
          <text:p/>
          <draw:enhanced-geometry draw:mirror-horizontal="false" draw:mirror-vertical="false" drawooo:sub-view-size="2358 2829" svg:viewBox="0 0 58950 70725" draw:type="ooxml-non-primitive" draw:enhanced-path="M 1954 169 L 1954 674 2021 1280 2088 1852 2189 2324 2223 2357 2189 2357 1785 2391 1381 2458 977 2492 540 2559 338 1482 136 405 607 371 1045 337 1954 169 Z M 1954 1 L 1011 135 573 203 102 270 68 304 35 337 35 371 1 405 35 977 136 1617 270 2223 405 2795 472 2829 540 2829 573 2795 607 2728 573 2660 977 2694 1415 2660 1853 2593 2223 2492 2257 2458 2257 2391 2324 2391 2358 2357 2358 2324 2324 1785 2223 1213 2122 640 2021 135 2055 102 2055 34 2021 1 Z N"/>
        </draw:custom-shape>
        <draw:custom-shape draw:name="Shape 51" draw:style-name="Mgr3" draw:text-style-name="MP5" draw:layer="layout" svg:width="0.285cm" svg:height="0.328cm" svg:x="24.117cm" svg:y="10.916cm">
          <text:p/>
          <draw:enhanced-geometry draw:mirror-horizontal="false" draw:mirror-vertical="false" drawooo:sub-view-size="1550 1785" svg:viewBox="0 0 38750 44625" draw:type="ooxml-non-primitive" draw:enhanced-path="M 439 405 L 405 506 405 573 405 607 472 640 540 607 674 539 809 506 977 539 1078 607 1213 674 1280 809 1314 943 1314 1112 1280 1246 1213 1347 1078 1448 977 1482 843 1516 708 1482 573 1448 472 1381 371 1314 304 1179 270 1078 237 977 270 708 371 506 439 405 Z M 674 1 L 607 34 439 102 270 236 169 371 68 573 1 775 1 977 68 1179 136 1347 270 1516 439 1650 607 1751 809 1785 1011 1751 1179 1684 1314 1549 1415 1415 1516 1246 1550 1078 1550 876 1482 708 1381 573 1213 438 1045 304 843 270 674 270 607 292 607 292 641 270 742 203 809 203 910 236 1045 270 1045 236 1078 203 1045 135 977 68 876 34 775 1 Z N"/>
        </draw:custom-shape>
        <draw:custom-shape draw:name="Shape 52" draw:style-name="Mgr3" draw:text-style-name="MP5" draw:layer="layout" svg:width="0.44cm" svg:height="0.415cm" svg:x="5.494cm" svg:y="16.749cm">
          <text:p/>
          <draw:enhanced-geometry draw:mirror-horizontal="false" draw:mirror-vertical="false" drawooo:sub-view-size="2391 2257" svg:viewBox="0 0 59775 56425" draw:type="ooxml-non-primitive" draw:enhanced-path="M 1751 1 L 1515 34 1078 135 573 236 101 371 68 304 68 270 34 270 0 304 0 573 34 843 135 1348 169 1819 202 2021 270 2257 337 2257 371 2223 438 2257 1313 2156 1751 2088 2189 1954 2222 1987 2256 1987 2323 1920 2357 1853 2391 1752 2391 1651 2357 1449 2290 1247 2222 641 2121 304 2054 169 1987 68 1953 68 1919 304 1953 506 2054 977 2121 1415 2189 1853 1751 1853 1280 1886 404 2055 371 2055 371 1853 337 1617 270 1179 236 876 169 540 707 405 1246 304 1616 236 1785 169 1953 68 1852 34 1751 1 Z N"/>
        </draw:custom-shape>
        <draw:custom-shape draw:name="Shape 53" draw:style-name="Mgr3" draw:text-style-name="MP5" draw:layer="layout" svg:width="0.925cm" svg:height="5.261cm" svg:x="17.937cm" svg:y="13.339cm">
          <text:p/>
          <draw:enhanced-geometry draw:mirror-horizontal="false" draw:mirror-vertical="false" drawooo:sub-view-size="5017 28517" svg:viewBox="0 0 125425 712925" draw:type="ooxml-non-primitive" draw:enhanced-path="M 3838 0 L 3535 34 3266 101 2963 236 2694 404 2458 606 2290 875 2155 1145 2020 1414 1919 1717 1852 2020 1751 2626 1515 4714 1313 6801 977 11010 640 15353 337 19696 135 24039 0 28382 0 28450 34 28483 135 28517 236 28483 270 28450 270 28382 404 24645 606 20908 808 17171 1044 13400 1347 9663 1684 5926 1852 4108 1953 3165 2088 2256 2155 1852 2290 1448 2492 1077 2727 741 2963 539 3199 404 3468 303 3771 269 4074 269 4377 337 4646 438 4916 572 4983 606 5017 572 5017 505 4983 438 4714 236 4444 135 4141 34 3838 0 Z N"/>
        </draw:custom-shape>
        <draw:custom-shape draw:name="Shape 54" draw:style-name="Mgr3" draw:text-style-name="MP5" draw:layer="layout" svg:width="0.422cm" svg:height="0.465cm" svg:x="5.351cm" svg:y="16.321cm">
          <text:p/>
          <draw:enhanced-geometry draw:mirror-horizontal="false" draw:mirror-vertical="false" drawooo:sub-view-size="2291 2526" svg:viewBox="0 0 57275 63150" draw:type="ooxml-non-primitive" draw:enhanced-path="M 1954 169 L 1954 640 1987 1112 2055 1583 2156 2021 1752 2054 1348 2122 944 2189 506 2223 304 1314 136 405 607 405 1045 337 1954 169 Z M 1954 1 L 1045 135 573 203 102 270 68 304 68 337 35 371 1 405 35 943 102 1448 237 1953 371 2458 405 2526 472 2526 540 2492 540 2425 540 2357 1381 2357 1785 2290 2156 2155 2223 2122 2189 2054 2257 2054 2290 2021 2290 1987 2257 1516 2223 1078 2122 607 2021 135 2055 102 2055 34 2021 1 Z N"/>
        </draw:custom-shape>
        <draw:custom-shape draw:name="Shape 55" draw:style-name="Mgr3" draw:text-style-name="MP5" draw:layer="layout" svg:width="0.297cm" svg:height="0.074cm" svg:x="24.459cm" svg:y="8.332cm">
          <text:p/>
          <draw:enhanced-geometry draw:mirror-horizontal="false" draw:mirror-vertical="false" drawooo:sub-view-size="1617 405" svg:viewBox="0 0 40425 10125" draw:type="ooxml-non-primitive" draw:enhanced-path="M 169 1 L 102 34 1 68 1 102 68 169 169 203 337 270 741 304 1145 371 1381 405 1583 371 1617 337 1617 304 1617 236 1583 203 1415 135 1179 102 775 68 371 1 Z N"/>
        </draw:custom-shape>
        <draw:custom-shape draw:name="Shape 56" draw:style-name="Mgr3" draw:text-style-name="MP5" draw:layer="layout" svg:width="1.913cm" svg:height="3.378cm" svg:x="23.453cm" svg:y="7.997cm">
          <text:p/>
          <draw:enhanced-geometry draw:mirror-horizontal="false" draw:mirror-vertical="false" drawooo:sub-view-size="10371 18316" svg:viewBox="0 0 259275 457900" draw:type="ooxml-non-primitive" draw:enhanced-path="M 3401 169 L 3670 270 3973 337 4613 405 6397 607 8418 876 8855 943 9091 977 9327 1044 9562 1112 9764 1213 9933 1381 10034 1583 10067 1617 10135 1650 10168 2492 10168 2896 10168 3300 10101 3872 9966 4411 9731 5522 9562 6431 9428 7374 9226 9259 9024 11414 8754 13569 8620 14545 8451 15488 8283 16431 8148 17373 8014 17575 7845 17744 7677 17878 7475 17979 7273 18047 7037 18080 6498 18080 4377 17912 3367 17845 2862 17811 2391 17744 2021 17676 1650 17575 1718 17508 1684 17407 1650 17373 1549 17340 1381 17407 1213 17441 1078 17441 943 17407 842 17373 708 17306 640 17205 539 17104 438 16835 371 16532 304 16195 304 15825 304 15420 337 15016 438 14242 607 13131 1213 8889 1852 4613 2155 2492 2223 1852 2290 1448 2425 1044 2559 708 2660 539 2761 405 2862 304 2997 203 3165 169 Z M 2963 1 L 2795 68 2627 169 2492 337 2357 573 2256 809 2189 1078 2054 1617 1953 2155 1852 2963 910 9360 472 12256 270 13703 68 15185 34 15690 1 15959 34 16229 68 16532 135 16767 236 17037 371 17239 607 17441 842 17575 1078 17676 1347 17676 2088 17878 2458 17979 2829 18047 4142 18148 5455 18249 6296 18316 7239 18316 7475 18249 7677 18181 7879 18114 8047 18013 8216 17845 8317 17676 8418 17474 8451 17205 8451 17138 8653 16195 8822 15252 8956 14309 9091 13333 9293 11414 9461 9495 9562 8451 9663 7407 9798 6364 10000 5320 10202 4411 10269 3940 10337 3468 10370 2997 10370 2526 10337 2054 10236 1583 10269 1549 10236 1516 10168 1347 10067 1213 9933 1112 9798 1011 9495 842 9125 741 8754 674 8384 640 7710 573 5623 304 4546 135 3973 68 3704 68 3435 102 3435 68 3401 68 3165 1 Z N"/>
        </draw:custom-shape>
        <draw:custom-shape draw:name="Shape 57" draw:style-name="Mgr3" draw:text-style-name="MP5" draw:layer="layout" svg:width="19.772cm" svg:height="5.832cm" svg:x="2.904cm" svg:y="-0.017cm">
          <text:p/>
          <draw:enhanced-geometry draw:mirror-horizontal="false" draw:mirror-vertical="false" drawooo:sub-view-size="107167 31616" svg:viewBox="0 0 2679175 790400" draw:type="ooxml-non-primitive" draw:enhanced-path="M 98850 8889 L 99456 9057 100062 9192 100702 9360 101308 9529 102048 9798 102789 10168 103496 10572 104136 11078 104675 11515 105146 12054 105550 12593 105920 13199 106223 13805 106493 14444 106695 15118 106829 15791 106728 15825 106594 15825 106493 15858 106459 15892 106425 15926 106425 15959 106459 15993 106560 16027 106661 16060 106863 16027 106930 16262 106930 16296 106998 16330 106964 16969 106526 17037 106493 16767 106459 16532 106493 16431 106425 16094 106324 15757 106190 15421 106055 15118 105887 14815 105685 14512 105281 13939 104809 13434 104271 12929 103732 12458 103193 12054 102587 11583 101947 11212 101274 10876 100601 10572 99995 10337 99355 10168 98715 10000 98379 9966 98042 9933 98850 8889 Z M 106324 19865 L 106392 19899 106324 20303 106257 20639 106190 20774 106156 20942 106055 20808 106021 20639 106021 20471 106089 20303 106190 20067 106324 19865 Z M 91712 20168 L 91881 20202 91813 20740 91780 21313 91746 20740 91712 20168 Z M 64004 14242 L 64004 14276 64004 14343 64239 14848 64475 15387 64643 15926 64812 16498 64913 17037 64980 17609 65014 18181 64946 18754 64879 19057 64812 19326 64711 19562 64576 19798 64441 20033 64273 20235 64105 20437 63936 20639 63499 20942 63061 21212 62556 21380 61984 21548 61445 21616 60906 21683 60334 21717 59795 21750 57573 21750 52792 21851 48045 21919 43298 22020 42961 21986 42658 21952 42355 21851 42119 21717 41884 21582 41715 21380 41513 21178 41379 20942 41244 20707 41143 20437 40941 19865 40840 19259 40739 18687 40672 18114 40672 17575 40705 17037 40739 16498 40840 15959 40941 15421 41076 14882 41210 14343 52624 14242 Z M 89288 20639 L 89322 20774 89389 20875 89457 20942 89558 21010 89793 21043 89928 21077 90029 21043 89928 22121 89861 23232 89760 25420 89558 25521 89389 25656 89255 25790 89154 25959 89120 25790 89086 25790 88985 25117 88985 24444 88985 23770 89019 23097 89053 22255 89086 21851 89154 21447 89221 21043 89255 20841 89288 20639 Z M 92015 20202 L 92015 20235 92015 20303 92083 20370 92015 21043 91982 21717 91914 23097 91679 26598 91645 26598 91813 23501 91914 21851 91948 21010 91948 20202 Z M 91140 19865 L 91275 19932 91342 20000 91376 20067 91443 20235 91477 20303 91544 20303 91510 21818 91443 23333 91275 26329 91241 26363 91207 26363 91106 26531 91005 26666 91005 26666 91106 23501 91174 21683 91174 20774 91140 19865 Z M 91039 19865 L 90972 20707 90938 21548 90938 23232 90770 26733 90669 26733 90568 26700 90366 26598 90231 26497 90130 26396 89928 26161 89995 25588 90063 25521 90063 25454 90029 25386 90130 24141 90231 22895 90298 21649 90298 21043 90298 20437 90568 20168 90837 19966 90938 19899 91039 19865 Z M 92756 19798 L 92891 19831 93059 19899 93227 20000 93396 20168 93429 20404 93396 20639 93396 21144 93328 23265 93295 24343 93261 25420 93261 25959 93194 26531 93126 26767 93025 26935 92857 27036 92655 27104 92453 27104 92251 27070 92015 27036 91847 26935 91881 26902 91881 26834 92116 23366 92251 21784 92285 21010 92318 20202 92352 20168 92419 20000 92520 19899 92655 19831 92756 19798 Z M 90467 14444 L 90265 14781 90096 15118 89962 15522 89827 15926 89659 16767 89524 17542 89423 18249 89356 18990 89322 19730 89356 20471 89288 20505 89288 20572 89288 20606 89255 20505 89086 20774 88952 21077 88884 21414 88817 21750 88783 22457 88783 23097 88750 23871 88716 24679 88750 25083 88783 25487 88851 25858 88952 26262 88985 26295 88918 26598 88851 26868 88716 27137 88548 27407 88413 27036 88278 26666 88211 26262 88177 25858 88110 25083 88076 24275 88009 22558 88009 21717 88043 20841 88110 20000 88211 19192 88346 18350 88514 17542 88750 16734 89053 15959 89389 15185 89726 14444 Z M 99692 22558 L 99826 22626 99961 22727 100096 22861 100230 23030 100264 23198 100264 23366 100230 23737 100264 23804 100331 23838 99860 24309 99389 24780 98547 25790 97907 26464 97200 27104 96527 27710 95887 28383 95584 28383 95450 28349 95349 28282 95180 28080 95012 27878 94978 27811 94945 27710 94945 27508 95012 27339 95147 27137 95416 26801 95652 26531 96931 24949 97604 24208 98278 23467 98682 23063 98884 22861 99119 22693 99254 22626 99389 22558 Z M 100870 23905 L 100971 23972 98648 26464 97402 27743 96796 28383 96258 29090 96123 28989 96022 28922 96022 28888 96359 28652 96695 28383 96998 28080 97301 27777 97874 27137 98446 26497 99624 25184 100230 24511 100870 23905 Z M 101308 24511 L 101409 24780 101510 25016 101543 25252 101038 25790 100466 26295 99321 27339 98783 27878 98244 28417 97806 29023 97604 29326 97402 29629 96965 29561 96763 29494 96594 29393 96931 29090 97234 28787 97840 28147 98412 27508 98985 26868 100129 25689 101308 24511 Z M 101274 25858 L 101308 25891 101442 26026 101611 26093 101813 26127 101981 26093 101678 26666 101308 27205 100870 27710 100432 28181 99456 29191 98783 29797 98547 29999 98345 30100 98345 29864 98379 29831 98379 29763 98345 29696 98244 29460 98210 29393 98109 29292 98042 29225 97941 29191 98682 28383 99456 27575 100365 26733 100836 26295 101274 25858 Z M 106930 17171 L 106930 18114 106897 19023 106863 19495 106829 19932 106728 20404 106627 20841 106425 21380 106190 21919 105954 22457 105685 22996 105382 23535 105079 24040 104405 25016 104069 25487 103698 25925 102890 26801 102015 27642 101173 28450 100298 29225 99422 29965 98513 30672 97571 31346 97571 31177 97604 31043 97705 30740 97874 30403 98109 30134 98109 30201 98109 30268 98143 30302 98210 30336 98311 30302 98345 30235 98480 30235 98581 30167 98783 29999 100230 28619 100803 28080 101341 27474 101577 27171 101813 26834 102015 26497 102183 26127 102217 26060 102183 25992 102419 25858 102654 25656 102857 25454 103092 25218 103732 24410 104405 23669 104742 23265 105079 22895 105348 22491 105617 22053 105819 21616 105988 21144 106055 21144 106156 21111 106190 21111 106190 21144 106223 21111 106358 20976 106425 20774 106493 20370 106560 20033 106526 19697 106560 19663 106526 19596 106560 18990 106594 18417 106627 17845 106627 17508 106560 17239 106930 17171 Z M 1 1 L 607 1011 1246 2021 2559 3974 4175 6263 5792 8519 7408 10640 9091 12727 9394 13098 9764 13468 10101 13805 10505 14074 10943 14343 11380 14512 11616 14579 11852 14646 12357 14646 12357 14747 12390 14781 12424 14781 19090 14714 25723 14613 32389 14478 39056 14377 41008 14343 40806 14882 40672 15454 40537 16027 40470 16599 40436 17171 40436 17744 40470 18350 40503 18922 40571 19360 40672 19831 40806 20303 40975 20740 41177 21178 41446 21548 41614 21717 41783 21851 41985 21986 42187 22121 42389 22188 42624 22255 42860 22289 43567 22289 44038 22255 46968 22222 52792 22087 58347 21986 59526 21986 60738 21952 61310 21919 61916 21818 62489 21683 63061 21515 63499 21313 63903 21043 64239 20740 64542 20370 64778 19966 64980 19562 65115 19091 65216 18619 65283 18047 65283 17474 65182 16936 65081 16363 64913 15825 64711 15286 64239 14242 71848 14242 77774 14276 89625 14444 89389 14747 89187 15118 88985 15454 88817 15825 88514 16599 88278 17373 88110 18181 87975 18990 87874 19798 87773 20572 87740 21582 87740 22558 87773 23568 87841 24545 87874 25353 87942 26161 88043 26565 88110 26935 88245 27339 88413 27676 88480 27710 88514 27743 88581 27743 88615 27710 88851 27407 89053 27036 89154 26700 89187 26497 89221 26295 89255 26295 89255 26262 89288 26228 89255 26194 89288 26093 89356 25992 89457 25858 89591 25757 89726 25723 89692 26228 89692 26295 89726 26329 89827 26329 89995 26565 90197 26733 90433 26868 90669 26969 90770 26969 90770 27171 90770 27205 90803 27238 90871 27272 90972 27238 91005 27205 91005 27171 91005 26935 91140 26868 91241 26767 91241 26834 91308 26868 91679 26868 91679 26902 91712 26935 91746 26935 91914 27104 92116 27238 92285 27306 92487 27339 92689 27339 92891 27238 93059 27104 93194 26935 93295 26801 93328 26632 93396 26329 93429 25992 93429 25656 93530 23265 93598 21144 93631 20740 93631 20336 93631 20134 93598 19966 93530 19764 93463 19596 93328 19461 93160 19394 93025 19360 92857 19394 92722 19495 92554 19596 92285 19831 92251 19798 92217 19798 92184 19831 92150 19865 92150 19932 91914 19966 91679 19966 91645 19932 91578 19932 91544 19966 91510 19899 91342 19764 91241 19663 91140 19663 90904 19730 90669 19865 90433 20033 90265 20235 90231 20202 90164 20202 90130 20235 90063 20808 89659 20808 89591 20740 89625 19899 89659 19057 89692 18215 89827 17340 89962 16633 90130 15892 90366 15185 90467 14815 90500 14478 90500 14444 92756 14478 92992 14545 93497 14545 93732 14512 93901 14512 93968 14478 94002 14411 94271 14276 94507 14141 94743 13973 94978 13771 95382 13367 95753 12929 96325 12155 96392 12155 96426 12121 96426 12054 97907 10135 98446 10303 98985 10404 99557 10505 100096 10640 100769 10876 101442 11179 102082 11549 102722 11953 103294 12391 103867 12862 104405 13367 104910 13906 105382 14512 105584 14815 105752 15118 105920 15454 106055 15791 106156 16128 106223 16498 106257 16565 106291 16599 106291 16902 106324 17171 106358 17239 106425 17272 106392 17542 106392 17878 106425 18417 106392 19023 106324 19596 106223 19663 106156 19730 105988 19966 105887 20202 105819 20404 105786 20673 105786 20808 105853 20976 105718 21313 105550 21683 105382 21986 105180 22323 104742 22929 104237 23501 103059 24814 102722 25184 102553 25420 102351 25622 102116 25757 101880 25858 101745 25891 101644 25891 101510 25858 101375 25790 101341 25790 101712 25420 101779 25386 101813 25319 101813 25285 101813 25252 101813 25218 101712 24881 101577 24545 101476 24343 101510 24309 101543 24275 101510 24208 101442 24174 101375 24208 101308 24141 101207 24141 101173 24174 101173 24208 101207 24242 101207 24275 101207 24309 101240 24343 100062 25555 98884 26733 97638 28013 97066 28652 96796 28989 96561 29359 96325 29191 96998 28585 97604 27912 98816 26598 101308 23871 101341 23804 101308 23770 101240 23737 101173 23770 101072 23871 101005 23770 101106 23669 101139 23636 101139 23602 101072 23602 100971 23703 100870 23568 100803 23501 100735 23535 100466 23737 100466 23501 100466 23232 100399 22962 100331 22727 100230 22525 100129 22457 100062 22390 99961 22323 99826 22289 99557 22289 99220 22390 98951 22525 98715 22727 98480 22929 97672 23737 96931 24612 96291 25386 95652 26161 95147 26767 94911 27070 94810 27272 94743 27440 94709 27541 94709 27676 94743 27777 94776 27912 94911 28114 95046 28316 95248 28484 95416 28585 95584 28619 95786 28585 95854 28585 95854 28551 95887 28551 95921 28518 96628 27945 97268 27339 97907 26733 98513 26093 99119 25386 99725 24713 99995 24376 100331 24073 100500 23939 100601 23838 100702 23838 100803 23871 100230 24444 99658 25050 98513 26262 97907 26935 97268 27609 96965 27912 96628 28215 96291 28518 95955 28821 95955 28787 95921 28686 95887 28686 95887 28652 95820 28652 95753 28686 95753 28753 95820 28922 95887 29056 96022 29191 96157 29258 96224 29258 96291 29427 96392 29561 96561 29662 96729 29730 97133 29831 97436 29898 97537 29864 97571 29831 97571 29730 97503 29662 97806 29359 97975 29460 98042 29561 98076 29662 98109 29797 97941 30033 97773 30235 97604 30470 97470 30740 97402 30908 97369 31110 97369 31312 97402 31379 97470 31447 97436 31514 97470 31581 97537 31615 97604 31581 98547 30908 99490 30201 100399 29494 101274 28720 102149 27912 102958 27070 103732 26228 104473 25319 104809 24848 105146 24343 105449 23838 105752 23299 106257 22222 106728 21111 106897 20606 106998 20067 107065 19528 107099 18990 107166 17104 107166 17037 107166 16969 107132 16027 107099 15993 107031 15993 106998 16027 106998 15993 107099 15892 107132 15825 107099 15791 107031 15724 106964 15724 106829 15050 106627 14411 106392 13805 106089 13199 105752 12626 105382 12088 104944 11549 104439 11078 104170 10842 103867 10606 103261 10202 102621 9865 101981 9562 101274 9293 100500 9024 100129 8923 99725 8822 99321 8788 98951 8754 99187 8485 105718 1 105415 1 99826 7273 97739 9933 97537 9966 97672 10034 96695 11313 96224 11919 69424 12054 42624 12088 34308 12088 25959 12054 17643 12020 13502 12054 9327 12088 9259 12121 9226 12189 9259 12256 9327 12290 16027 12357 22760 12357 36194 12323 63027 12290 79558 12256 96056 12155 95584 12795 95315 13131 95046 13401 94743 13704 94439 13939 94136 14108 93800 14276 87100 14175 80366 14074 73666 14040 66966 14007 53533 14007 46833 14074 40133 14141 26295 14310 19393 14444 12458 14613 12458 14613 12491 14512 12491 14444 12458 14377 12357 14343 12087 14343 11784 14310 11549 14276 11279 14175 11044 14074 10808 13939 10337 13603 9933 13232 9562 12795 8855 11953 7206 9865 5623 7778 4108 5691 2694 3603 2088 2728 1516 1819 943 910 337 1 Z N"/>
        </draw:custom-shape>
        <draw:custom-shape draw:name="Shape 58" draw:style-name="Mgr3" draw:text-style-name="MP5" draw:layer="layout" svg:width="1.987cm" svg:height="0.558cm" svg:x="1.059cm" svg:y="9.624cm">
          <text:p/>
          <draw:enhanced-geometry draw:mirror-horizontal="false" draw:mirror-vertical="false" drawooo:sub-view-size="10775 3031" svg:viewBox="0 0 269375 75775" draw:type="ooxml-non-primitive" draw:enhanced-path="M 10673 1 L 5320 1448 2525 2223 1246 2559 606 2761 303 2862 0 2997 0 3031 573 2930 1179 2795 2323 2458 5118 1684 10740 169 10774 102 10774 68 10740 1 Z N"/>
        </draw:custom-shape>
        <draw:custom-shape draw:name="Shape 59" draw:style-name="Mgr3" draw:text-style-name="MP5" draw:layer="layout" svg:width="0.142cm" svg:height="0.074cm" svg:x="2.966cm" svg:y="12.022cm">
          <text:p/>
          <draw:enhanced-geometry draw:mirror-horizontal="false" draw:mirror-vertical="false" drawooo:sub-view-size="775 405" svg:viewBox="0 0 19375 10125" draw:type="ooxml-non-primitive" draw:enhanced-path="M 135 0 L 34 34 0 135 0 202 34 236 68 270 303 270 404 337 505 404 606 404 741 337 741 303 775 270 741 169 674 101 606 101 573 135 505 68 404 0 Z N"/>
        </draw:custom-shape>
        <draw:custom-shape draw:name="Shape 60" draw:style-name="Mgr3" draw:text-style-name="MP5" draw:layer="layout" svg:width="0.409cm" svg:height="0.409cm" svg:x="8.184cm" svg:y="15.476cm">
          <text:p/>
          <draw:enhanced-geometry draw:mirror-horizontal="false" draw:mirror-vertical="false" drawooo:sub-view-size="2223 2223" svg:viewBox="0 0 55575 55575" draw:type="ooxml-non-primitive" draw:enhanced-path="M 1852 1 L 1314 68 809 136 404 169 202 203 0 304 169 371 337 405 708 371 1246 304 1785 203 1785 371 1785 573 1886 944 1920 1381 1953 1617 2021 1819 1044 1954 674 1987 539 2055 404 2156 539 2223 708 2223 1078 2156 2155 2021 2189 1987 2223 1954 2223 1886 2189 1853 2189 1617 2155 1381 2054 910 2021 506 1987 338 1920 169 1920 102 1920 68 1886 1 Z N"/>
        </draw:custom-shape>
        <draw:custom-shape draw:name="Shape 61" draw:style-name="Mgr3" draw:text-style-name="MP5" draw:layer="layout" svg:width="1.62cm" svg:height="2.54cm" svg:x="23.608cm" svg:y="8.432cm">
          <text:p/>
          <draw:enhanced-geometry draw:mirror-horizontal="false" draw:mirror-vertical="false" drawooo:sub-view-size="8788 13771" svg:viewBox="0 0 219700 344275" draw:type="ooxml-non-primitive" draw:enhanced-path="M 1818 169 L 2189 270 2626 337 3030 371 3468 438 5219 707 6936 943 8619 1111 8485 1785 8384 2492 8215 3872 7811 7003 7609 8619 7374 10202 6868 13400 5993 13333 5151 13232 4276 13097 3434 12962 2660 12828 1852 12693 1044 12626 640 12626 236 12659 1044 6431 1448 3266 1684 1717 1751 943 1818 169 Z M 2155 0 L 1987 34 1818 68 1785 68 1751 34 1717 68 1684 101 1549 808 1414 1549 1246 2997 842 6162 0 12760 0 12828 68 12861 169 12861 202 12794 640 12895 1044 12929 1919 13030 2761 13131 3603 13232 4411 13400 5219 13535 6027 13636 6835 13636 6868 13737 6936 13771 7003 13771 7037 13737 7071 13703 7071 13602 7138 13569 7172 13535 7172 13468 7104 13400 7407 11952 7609 10471 8013 7542 8384 4411 8619 2761 8687 1953 8720 1515 8720 1111 8788 1078 8788 977 8754 909 8687 876 6835 674 5017 438 4141 303 3266 135 2896 68 2525 34 2155 0 Z N"/>
        </draw:custom-shape>
        <draw:custom-shape draw:name="Shape 62" draw:style-name="Mgr3" draw:text-style-name="MP5" draw:layer="layout" svg:width="0.446cm" svg:height="0.471cm" svg:x="4.848cm" svg:y="17.731cm">
          <text:p/>
          <draw:enhanced-geometry draw:mirror-horizontal="false" draw:mirror-vertical="false" drawooo:sub-view-size="2425 2560" svg:viewBox="0 0 60625 64000" draw:type="ooxml-non-primitive" draw:enhanced-path="M 1886 0 L 1684 34 1347 101 741 169 438 202 135 303 135 236 102 202 68 202 34 236 1 472 34 707 68 1145 169 1852 270 2222 371 2492 405 2559 438 2559 506 2525 506 2458 405 1785 270 1111 236 741 169 371 573 371 977 303 1886 169 1920 202 1987 202 2021 472 2054 775 2223 2121 2021 2121 1819 2155 1415 2222 943 2256 674 2323 573 2391 506 2458 607 2525 674 2559 910 2525 1314 2458 1819 2391 2054 2357 2257 2290 2324 2323 2391 2323 2425 2290 2425 2222 2223 876 2189 438 2155 236 2054 34 2021 68 1953 34 1886 0 Z N"/>
        </draw:custom-shape>
        <draw:custom-shape draw:name="Shape 63" draw:style-name="Mgr3" draw:text-style-name="MP5" draw:layer="layout" svg:width="0.179cm" svg:height="0.067cm" svg:x="5.674cm" svg:y="12.451cm">
          <text:p/>
          <draw:enhanced-geometry draw:mirror-horizontal="false" draw:mirror-vertical="false" drawooo:sub-view-size="977 371" svg:viewBox="0 0 24425 9275" draw:type="ooxml-non-primitive" draw:enhanced-path="M 236 1 L 135 34 34 102 1 102 1 135 1 169 34 203 203 236 371 270 607 304 809 371 910 371 977 304 977 203 910 135 708 34 472 1 Z N"/>
        </draw:custom-shape>
        <draw:custom-shape draw:name="Shape 64" draw:style-name="Mgr3" draw:text-style-name="MP5" draw:layer="layout" svg:width="1.639cm" svg:height="2.72cm" svg:x="11.855cm" svg:y="15.346cm">
          <text:p/>
          <draw:enhanced-geometry draw:mirror-horizontal="false" draw:mirror-vertical="false" drawooo:sub-view-size="8889 14748" svg:viewBox="0 0 222225 368700" draw:type="ooxml-non-primitive" draw:enhanced-path="M 4882 304 L 4815 472 4545 371 4882 304 Z M 4781 4344 L 4815 4411 4747 4411 4545 4479 4545 4344 4613 4411 4747 4411 4781 4344 Z M 5556 270 L 5892 304 6195 405 6498 540 6801 742 7037 977 7273 1213 7508 1482 7677 1785 7946 2290 8148 2863 8316 3469 8451 4108 8518 4748 8586 5354 8653 6566 8653 7172 8653 7778 8653 8384 8586 9024 8518 9630 8417 10236 8283 10808 8114 11414 7946 11818 7946 11818 8081 11010 8182 10169 8249 9361 8283 8553 8316 7542 8316 6499 8283 5489 8182 4479 8013 3671 7912 3267 7778 2896 7643 2492 7475 2122 7239 1785 7003 1449 6835 1213 6633 1011 6397 809 6128 641 5859 506 5589 405 5185 405 5050 439 5050 304 5556 270 Z M 5421 573 L 5623 607 5825 674 5993 775 6162 876 6465 1146 6768 1449 7003 1819 7239 2156 7407 2492 7576 2863 7677 3233 7778 3603 7879 3974 7980 4748 8047 5522 8081 6398 8081 7273 8081 8149 8047 9024 7980 9899 7879 10775 7744 11650 7576 12525 7441 12727 7508 12559 7542 12357 7576 12155 7576 11953 7542 11886 7441 11886 7407 11953 7340 12323 7239 12626 7071 12896 6902 13131 6667 13333 6431 13535 6162 13670 5859 13805 5556 13906 5253 13973 4579 14074 3939 14108 3300 14074 2896 14040 2492 13973 2155 13838 1852 13636 1616 13434 1381 13199 1179 12929 1010 12626 909 12290 808 11953 707 11583 674 11246 640 10876 640 10472 640 9765 808 8418 1044 7071 1313 5758 1650 4445 1852 3839 2020 3267 2256 2694 2559 2156 2761 1853 2997 1583 3232 1381 3502 1213 3771 1078 4074 944 4747 742 4646 1179 4579 1651 4411 1752 4343 1752 4242 1785 4209 1886 3939 3401 3737 4950 3771 5017 3805 5085 3872 5118 3939 5118 4141 5051 4141 5051 3872 6532 3468 6465 3064 6364 2256 6128 2222 6128 2189 6162 2155 6196 2189 6229 2357 6364 2525 6499 2929 6701 3367 6835 3805 6936 3872 7004 3939 7037 4007 7037 4074 6970 4646 6970 5253 6936 5791 6869 6296 6734 6364 6701 6397 6667 6397 6532 6330 6465 6296 6431 6229 6431 5690 6532 5185 6600 4646 6600 4175 6566 4310 5758 4478 4950 5017 4815 5084 4815 5118 4748 5151 4647 5050 3940 5084 3233 5151 2526 5320 1853 5320 1819 5387 1785 5387 1684 5354 1617 5286 1583 5185 1550 4882 1550 4983 775 5050 742 5050 674 5050 641 5017 607 5219 573 Z M 4108 506 L 4310 540 4512 607 4714 674 4478 641 4209 641 3973 708 3737 775 3502 910 3266 1045 2896 1381 2626 1617 2424 1920 2222 2223 2088 2526 1818 3199 1583 3873 1313 4748 1078 5657 842 6600 674 7542 505 8485 404 9428 371 10337 404 11280 438 11583 472 11886 573 12155 674 12458 775 12727 943 12963 1078 13232 1280 13468 1515 13704 1818 13906 2121 14074 2424 14175 2761 14242 3098 14310 4310 14310 4882 14242 5455 14141 6027 13973 6027 13973 5623 14141 5219 14276 4781 14377 4343 14444 3737 14478 3131 14478 2559 14411 2290 14377 2020 14276 1751 14175 1515 14074 1313 13906 1078 13737 909 13535 741 13266 606 12997 472 12694 371 12155 270 11616 236 11044 270 10472 337 9327 438 8216 606 6970 775 5724 1044 4512 1347 3267 1482 2896 1616 2526 1818 2122 2054 1752 2323 1415 2593 1112 2929 876 3266 674 3906 506 Z M 5017 1 L 5017 35 4512 136 4007 237 3030 472 2963 506 2929 573 2593 775 2290 1045 2020 1314 1785 1617 1616 1886 1482 2122 1246 2694 1078 3267 943 3839 741 4647 573 5489 438 6330 303 7172 135 8485 68 9192 34 9866 0 10573 34 11246 68 11919 202 12559 270 12862 337 13098 472 13333 606 13569 741 13737 909 13939 1078 14074 1280 14242 1482 14343 1684 14444 2155 14613 2660 14714 3199 14747 3805 14747 4411 14714 4983 14613 5522 14478 6061 14276 6296 14141 6566 14007 6768 13805 7003 13636 7205 13434 7407 13165 7576 12929 7710 12929 7744 12862 7811 12593 8081 12054 8283 11549 8451 10977 8586 10404 8687 9832 8788 9260 8855 8115 8889 7374 8889 6633 8889 5893 8821 5152 8720 4411 8586 3671 8417 2964 8182 2257 7980 1785 7710 1348 7374 944 7003 607 6801 439 6599 304 6364 203 6128 102 5892 68 5623 1 5354 1 5118 35 5084 1 Z N"/>
        </draw:custom-shape>
        <draw:custom-shape draw:name="Shape 65" draw:style-name="Mgr3" draw:text-style-name="MP5" draw:layer="layout" svg:width="0.422cm" svg:height="0.459cm" svg:x="6.829cm" svg:y="15.662cm">
          <text:p/>
          <draw:enhanced-geometry draw:mirror-horizontal="false" draw:mirror-vertical="false" drawooo:sub-view-size="2291 2493" svg:viewBox="0 0 57275 62325" draw:type="ooxml-non-primitive" draw:enhanced-path="M 1920 169 L 1920 641 1954 1112 2021 1550 2122 1987 2156 2021 2122 2021 1718 2055 1314 2122 910 2156 472 2223 304 1314 136 405 573 371 1045 338 1920 169 Z M 1920 1 L 1011 136 540 203 68 270 35 304 35 338 1 371 1 405 1 910 102 1449 203 1954 338 2459 405 2492 472 2492 506 2459 540 2391 506 2324 506 2324 910 2358 1348 2358 1785 2290 2156 2156 2189 2122 2189 2055 2257 2055 2290 2021 2290 1987 2257 1516 2189 1045 2122 607 2021 136 2021 102 2021 35 1987 1 Z N"/>
        </draw:custom-shape>
        <draw:custom-shape draw:name="Shape 66" draw:style-name="Mgr3" draw:text-style-name="MP5" draw:layer="layout" svg:width="1.353cm" svg:height="1.975cm" svg:x="3.68cm" svg:y="-0.017cm">
          <text:p/>
          <draw:enhanced-geometry draw:mirror-horizontal="false" draw:mirror-vertical="false" drawooo:sub-view-size="7340 10708" svg:viewBox="0 0 183500 267700" draw:type="ooxml-non-primitive" draw:enhanced-path="M 0 1 L 236 405 472 775 977 1516 1953 3031 2963 4512 7037 10640 7104 10674 7138 10707 7205 10707 7272 10674 7306 10640 7340 10606 7340 10539 7306 10471 3401 4546 1381 1583 909 876 472 135 371 1 Z N"/>
        </draw:custom-shape>
        <draw:custom-shape draw:name="Shape 67" draw:style-name="Mgr3" draw:text-style-name="MP5" draw:layer="layout" svg:width="0.428cm" svg:height="0.409cm" svg:x="7.271cm" svg:y="15.606cm">
          <text:p/>
          <draw:enhanced-geometry draw:mirror-horizontal="false" draw:mirror-vertical="false" drawooo:sub-view-size="2324 2223" svg:viewBox="0 0 58100 55575" draw:type="ooxml-non-primitive" draw:enhanced-path="M 1919 203 L 1953 573 2020 944 2088 1381 2155 1819 1953 1819 1785 1853 1414 1920 943 1954 707 2021 472 2088 404 1651 270 1179 202 809 101 439 1010 338 1919 203 Z M 1886 1 L 977 136 68 270 34 304 34 371 0 573 34 809 101 1213 202 1718 270 1954 371 2189 404 2223 674 2223 909 2189 1313 2122 1751 2055 1987 2021 2189 1987 2290 1987 2323 1954 2323 1718 2290 1482 2222 1045 2155 540 2088 304 1987 35 1953 35 1886 1 Z N"/>
        </draw:custom-shape>
        <draw:custom-shape draw:name="Shape 68" draw:style-name="Mgr3" draw:text-style-name="MP5" draw:layer="layout" svg:width="0.142cm" svg:height="0.117cm" svg:x="5.954cm" svg:y="16.427cm">
          <text:p/>
          <draw:enhanced-geometry draw:mirror-horizontal="false" draw:mirror-vertical="false" drawooo:sub-view-size="776 640" svg:viewBox="0 0 19400 16000" draw:type="ooxml-non-primitive" draw:enhanced-path="M 674 0 L 573 202 539 438 438 337 405 269 438 168 438 135 405 67 337 67 304 135 169 404 135 370 102 269 102 236 68 202 34 202 1 269 1 303 1 404 102 606 135 640 203 640 236 606 337 404 371 438 472 539 573 606 640 606 674 539 708 303 775 67 775 34 741 0 Z N"/>
        </draw:custom-shape>
        <draw:custom-shape draw:name="Shape 69" draw:style-name="Mgr3" draw:text-style-name="MP5" draw:layer="layout" svg:width="0.167cm" svg:height="0.167cm" svg:x="22.527cm" svg:y="13.799cm">
          <text:p/>
          <draw:enhanced-geometry draw:mirror-horizontal="false" draw:mirror-vertical="false" drawooo:sub-view-size="911 910" svg:viewBox="0 0 22775 22750" draw:type="ooxml-non-primitive" draw:enhanced-path="M 405 0 L 304 34 203 101 136 169 68 236 1 337 1 438 1 573 68 674 102 741 203 842 304 876 405 910 506 910 641 876 742 809 809 708 876 607 910 506 910 371 876 270 809 169 742 68 641 34 506 0 Z N"/>
        </draw:custom-shape>
        <draw:custom-shape draw:name="Shape 70" draw:style-name="Mgr3" draw:text-style-name="MP5" draw:layer="layout" svg:width="0.428cm" svg:height="0.422cm" svg:x="7.724cm" svg:y="15.532cm">
          <text:p/>
          <draw:enhanced-geometry draw:mirror-horizontal="false" draw:mirror-vertical="false" drawooo:sub-view-size="2324 2291" svg:viewBox="0 0 58100 57275" draw:type="ooxml-non-primitive" draw:enhanced-path="M 1986 1 L 1953 35 1953 136 1448 136 943 169 505 203 269 270 168 304 101 371 269 439 471 439 842 371 1380 338 1953 304 1986 641 2020 944 2087 1381 2121 1617 2188 1819 2155 1819 1279 1920 808 2021 404 2122 303 1718 236 1280 202 809 168 573 67 371 34 506 0 674 0 977 101 1583 135 1785 135 2021 168 2122 202 2189 269 2257 370 2290 404 2290 438 2257 875 2223 1313 2189 2188 2021 2256 1987 2289 1987 2323 1954 2323 1752 2289 1516 2222 1078 2155 540 2121 304 2054 35 2020 1 Z N"/>
        </draw:custom-shape>
        <draw:custom-shape draw:name="Shape 71" draw:style-name="Mgr3" draw:text-style-name="MP5" draw:layer="layout" svg:width="0.074cm" svg:height="0.111cm" svg:x="7.904cm" svg:y="15.768cm">
          <text:p/>
          <draw:enhanced-geometry draw:mirror-horizontal="false" draw:mirror-vertical="false" drawooo:sub-view-size="405 607" svg:viewBox="0 0 10125 15175" draw:type="ooxml-non-primitive" draw:enhanced-path="M 236 0 L 135 68 0 135 0 169 0 202 169 202 202 169 202 337 169 505 169 573 202 606 270 606 337 573 371 438 404 303 371 169 337 34 303 0 Z N"/>
        </draw:custom-shape>
        <draw:custom-shape draw:name="Shape 72" draw:style-name="Mgr3" draw:text-style-name="MP5" draw:layer="layout" svg:width="6.093cm" svg:height="5.584cm" svg:x="-0.022cm" svg:y="9.022cm">
          <text:p/>
          <draw:enhanced-geometry draw:mirror-horizontal="false" draw:mirror-vertical="false" drawooo:sub-view-size="33029 30269" svg:viewBox="0 0 825725 756725" draw:type="ooxml-non-primitive" draw:enhanced-path="M 18484 16498 L 18080 16700 17777 16868 17642 16969 17507 17104 17642 16868 17844 16633 18181 16565 18484 16498 Z M 19022 16464 L 19325 16498 19628 16532 20234 16633 20841 16835 21413 17037 21682 17104 21918 17205 22120 17373 22322 17542 22389 17744 22457 17912 22423 17912 21952 17878 21480 17777 20975 17676 20538 17575 19830 17373 19494 17306 19157 17272 18888 17272 18618 17373 18383 17474 18147 17643 17911 17811 17709 18013 17373 18417 17373 18316 17339 18013 17339 17777 17373 17508 17440 17272 17608 17205 17810 17104 18147 16868 18585 16666 19022 16464 Z M 23803 18047 L 24039 18081 24207 18148 24376 18249 24510 18384 24510 18451 23467 18249 23500 18114 23669 18081 23803 18047 Z M 16363 17609 L 16396 18316 16497 18990 15925 19259 15656 19326 15487 19360 15353 19326 15184 19259 14982 19158 14679 18889 14545 18720 14477 18653 14477 18586 14477 18518 14511 18417 14545 18350 14646 18283 14848 18182 15050 18081 15521 17979 15992 17845 16194 17744 16363 17609 Z M 19393 17508 L 19797 17542 21110 17878 21750 18013 22423 18114 22457 18114 22389 18485 22322 18821 22221 19225 22053 19596 21884 19966 21615 20303 21447 20471 21245 20606 21043 20707 20807 20774 20571 20841 20302 20875 19797 20875 19258 20808 18753 20707 18282 20572 17878 20370 17709 20235 17608 20033 17507 19831 17440 19596 17373 19057 17373 18552 17406 18552 17979 18114 18214 17912 18484 17710 18753 17575 19056 17508 Z M 31412 19865 L 31513 20067 31715 20269 32052 20606 32456 21010 32658 21212 32860 21346 32422 21616 32187 21717 31884 21750 31715 21717 31581 21683 31446 21616 31311 21515 31076 21313 30840 21111 30806 21077 30773 21111 30773 21111 31143 20505 31412 19865 Z M 16127 1381 L 16430 1415 16699 1448 16935 1516 17137 1617 17339 1718 17507 1886 17676 2055 17810 2257 18046 2661 18248 3132 18416 3637 18551 4142 19022 6229 19460 8317 19898 10303 20335 12290 20605 13300 20874 14276 21177 15252 21514 16229 20874 16027 20234 15892 19258 15724 18753 15656 18248 15623 17238 15623 16733 15690 16228 15791 16161 15757 16093 15791 16060 15825 15959 16027 15858 16229 15824 16464 15858 16700 15891 16767 15959 16767 15992 16734 16026 16700 16060 16464 16093 16296 16161 16094 16262 15926 16262 15892 18349 15926 19393 15993 19898 16060 20437 16161 21043 16296 21615 16464 22793 16801 22827 16868 22894 16936 22962 16969 23029 16936 23096 16902 23736 17037 24409 17171 24914 17239 25386 17306 26396 17340 27372 17373 28382 17441 29359 17542 29830 17609 30335 17710 30806 17845 31244 18047 31715 18249 32153 18518 32052 19057 32018 19259 31951 19360 31884 19394 31816 19427 31715 19394 31581 19360 31581 19293 31581 19259 31581 19192 31513 19158 31412 19158 31379 19192 31345 19225 31278 19562 31143 19899 31008 20202 30874 20505 30503 21077 30099 21616 29864 21851 29662 22087 29426 22289 29157 22491 28921 22626 28685 22693 28416 22727 28180 22727 27944 22693 27675 22659 27204 22491 26598 22255 26295 22121 26025 21952 25790 21784 25554 21582 25352 21346 25150 21077 25083 20909 25015 20740 24914 20370 24813 19629 24746 18922 24679 18619 24780 18619 24813 18586 24847 18518 24847 18451 24746 18316 24746 18283 24712 18249 24679 18249 24544 18114 24409 17979 24241 17912 24039 17845 23803 17845 23500 17878 23467 17845 23332 17845 23298 17912 23164 18215 23130 18283 23130 18350 22962 18754 22726 19158 22490 19528 22221 19899 22389 19596 22524 19225 22625 18889 22692 18518 22692 18182 22659 17845 22558 17542 22423 17272 22221 17104 22019 16936 21750 16801 21447 16700 20841 16532 20335 16397 19696 16262 19359 16229 19022 16195 18686 16229 18383 16262 18046 16330 17709 16397 17676 16431 17642 16464 17642 16565 17440 16767 17305 17003 17204 17272 17137 17542 17070 17845 17070 18148 17137 18788 17204 19461 17238 19798 17339 20134 17440 20336 17608 20505 17777 20639 18012 20740 18248 20808 18484 20875 18921 20976 19527 21077 19830 21111 20133 21111 20403 21077 20706 21010 21009 20942 21278 20841 21379 20808 21379 20808 21043 21043 20874 21144 20672 21178 20437 21212 20167 21245 19696 21212 19258 21178 18854 21144 18450 21077 18113 20942 17777 20740 17474 20538 17238 20235 17036 19899 16868 19528 16733 18990 16666 18417 16497 17306 16565 17306 16666 17272 16699 17205 16699 17138 16699 17104 16666 17070 16598 17037 16430 17037 16329 16969 16262 16902 16161 16835 16026 16801 15925 16835 15858 16868 15824 16936 15858 17003 15891 17003 15992 17037 16060 17070 16194 17205 16329 17272 16329 17474 15555 17710 15184 17845 14814 17979 14612 18081 14376 18215 14275 18316 14174 18384 14141 18518 14141 18619 14208 18720 14309 18855 14545 19057 14881 19326 15050 19461 15252 19562 15420 19596 15757 19596 15925 19528 16228 19394 16531 19225 16666 19730 16834 20202 17002 20505 17238 20740 17474 20942 17777 21111 18080 21245 18383 21346 18719 21414 19022 21447 19898 21515 20335 21515 20571 21481 20773 21447 21076 21313 21346 21178 21581 20976 21817 20774 22255 20336 22625 19865 22726 20202 22827 20538 23063 21212 23164 21548 23164 21851 23130 22121 23029 22356 22861 22592 22625 22794 22389 22962 22086 23097 21144 23434 20201 23737 18282 24275 16430 24814 14578 25319 12558 25824 11683 25992 11245 26127 10807 26296 10100 23467 9259 20202 8484 16902 8013 14848 8350 14781 8686 14714 9360 14545 10134 14310 10504 14141 10841 13973 10875 13939 10875 13906 10841 13872 10807 13872 10437 13973 10067 14108 9326 14377 8653 14545 8013 14747 7845 14040 8484 13906 9090 13737 10302 13367 13063 12593 15824 11886 18618 11179 18686 11145 18686 11078 18652 11010 18585 11010 15790 11684 12996 12424 10235 13199 9023 13535 8417 13704 7845 13939 7676 13266 8350 13165 8989 12997 9629 12795 10269 12593 11514 12155 12794 11751 14107 11381 15420 11044 18080 10404 18113 10371 18147 10337 18147 10270 18113 10202 18012 10202 16699 10505 15420 10842 12828 11583 10235 12391 7643 13131 7272 11482 7710 11414 8148 11313 9023 11044 11279 10404 12390 10101 13501 9832 14646 9596 15790 9394 15824 9360 15824 9293 15790 9259 15723 9226 14679 9428 13602 9630 12525 9899 11481 10169 9225 10808 8215 11078 7744 11246 7272 11448 7138 10977 8417 10573 9730 10135 11009 9697 12323 9293 13669 8923 15016 8586 16363 8283 17743 8014 17777 7980 17777 7913 17743 7845 17676 7845 16329 8115 14982 8418 13602 8754 12289 9125 10976 9495 9663 9899 8350 10337 7710 10606 7104 10876 6969 10371 6902 10270 7542 10101 8148 9933 9360 9562 12087 8788 13501 8451 14881 8115 17676 7475 17709 7441 17709 7374 17676 7340 17642 7340 16228 7610 14848 7946 12053 8653 9326 9428 8080 9764 7474 9933 6902 10169 6599 9327 7239 9293 7878 9158 8518 8990 9158 8788 10370 8350 11582 7879 11952 7778 12323 7711 13097 7610 13871 7542 14612 7441 15353 7273 16093 7105 16834 6869 17575 6633 17608 6600 17608 6532 17575 6465 17507 6465 16868 6701 16194 6903 15521 7071 14814 7239 14073 7340 13299 7441 12558 7542 11784 7677 11481 7744 11144 7845 10504 8115 9865 8350 9259 8586 8585 8788 7912 8923 7239 9091 6565 9259 6128 7980 6666 7913 7239 7845 7811 7711 8383 7576 9461 7206 10538 6869 11750 6465 12962 6061 14174 5724 15386 5455 15454 5421 15454 5354 15420 5287 15353 5287 14174 5556 13030 5893 11885 6229 10740 6600 9595 6970 8417 7273 6094 7913 5892 7307 5892 7273 6565 7138 7239 7004 8585 6667 9898 6297 11245 5926 12659 5489 14107 5051 15521 4580 16901 4041 16969 4007 16969 3940 16935 3906 16868 3906 14174 4815 12794 5253 11447 5657 10033 6061 8619 6398 7239 6734 5825 7105 5656 6398 5488 5657 5219 4209 7845 3536 11952 2492 16060 1448 16127 1448 16127 1381 Z M 4141 4479 L 4478 6061 4882 7610 5656 10707 7306 17171 9696 26632 8451 26868 8249 26228 8047 25555 7744 24242 7441 22895 7205 21582 6902 20168 6565 18788 6161 17407 5724 16060 5286 14680 4882 13300 4512 11886 4175 10505 3501 7711 3165 6263 2996 5556 2794 4849 3737 4580 4141 4479 Z M 23298 18687 L 23635 19562 23904 20437 24140 21144 24241 21481 24308 21851 24342 22222 24275 22558 24241 22727 24174 22861 24073 23030 23972 23164 23736 23366 23500 23535 23231 23703 22928 23804 22356 24006 21783 24174 21245 24309 20706 24410 19595 24578 18517 24780 17406 25050 16329 25319 15252 25588 14174 25891 13097 26228 10976 26935 10908 26733 10807 26363 10841 26363 11346 26329 11851 26228 12861 25959 15117 25420 17474 24747 19830 24073 20672 23838 21548 23568 21985 23400 22389 23232 22760 22996 23096 22693 23231 22558 23332 22390 23399 22188 23399 22020 23433 21818 23399 21649 23332 21245 23197 20841 23029 20437 22894 20067 22793 19730 22793 19697 22760 19663 23029 19192 23298 18687 Z M 5050 4243 L 5151 4984 5286 5724 5454 6465 5623 7172 5623 7206 5623 7239 5623 7273 5656 7307 5892 7980 6633 10202 6666 10270 6599 10303 6599 10337 6666 10303 6936 11111 7138 11953 7542 13603 7878 15286 8215 16969 9023 20269 9865 23535 10168 24915 10471 26329 10673 27036 10875 27710 11144 28383 11447 29023 11447 29023 11043 28821 11009 28787 10942 28821 10908 28854 10875 28888 10706 29359 9124 23232 7575 17104 5993 10909 5185 7677 4747 6061 4276 4445 5050 4243 Z M 17406 1 L 17204 34 15689 337 14174 708 11211 1448 8282 2189 5421 2997 2424 3873 909 4344 168 4580 0 4647 0 4916 337 4815 640 4681 1246 4479 3703 3704 6363 2964 8989 2257 11649 1583 14309 943 16834 337 17272 270 17474 236 17676 270 17878 304 18046 405 18214 539 18383 708 18484 876 18517 1011 18618 1347 18652 1650 18652 1987 18652 2055 18686 2088 18753 2122 18854 2088 18888 2055 18888 1987 18888 1954 18955 2358 19022 2795 19258 3671 19696 5388 20672 9226 21110 11078 21615 12929 22120 14747 22423 15656 22726 16565 21817 16296 21817 16262 21413 15084 21043 13906 20740 12727 20437 11549 19898 9158 19393 6768 19191 5691 18955 4580 18820 4041 18686 3502 18484 2997 18282 2492 18147 2189 17911 1920 17676 1650 17406 1448 17070 1280 16767 1179 16598 1145 16430 1179 16262 1179 16093 1246 15992 1246 11885 2257 7777 3300 3670 4378 1818 4815 909 5085 0 5354 0 5590 673 5421 1347 5253 2660 4883 2761 5489 2895 6061 3198 7239 3905 10303 4579 13098 4949 14512 5387 15892 5825 17239 6229 18619 6565 20000 6902 21414 7171 22794 7474 24174 7811 25555 8013 26228 8215 26902 6262 27339 4310 27777 2963 28147 1582 28518 135 28989 0 29023 0 29258 909 28955 2390 28518 3872 28114 4983 27878 6094 27609 8316 27171 8383 27205 8451 27205 8518 27171 8552 27104 9764 26834 9865 27272 8383 27642 6936 28046 4006 28888 1178 29696 0 30033 0 30268 3299 29359 6633 28450 8282 27979 9898 27474 10504 29864 10572 29932 10572 30134 10740 29932 10807 29898 10807 29797 10942 29460 11077 29124 11380 29326 11716 29494 11750 29528 11885 29528 11952 29460 11952 29393 11918 29359 11615 28821 11380 28282 11178 27710 11009 27137 12289 26767 13568 26363 14848 25992 16127 25622 17373 25285 18652 24982 19325 24848 19999 24747 20672 24612 21346 24444 22255 24208 22726 24073 23197 23905 23635 23669 23803 23568 24005 23400 24174 23232 24308 23063 24409 22861 24510 22626 24578 22390 24578 22154 24544 21885 24477 21616 24342 21111 24174 20639 24005 20101 23803 19562 23366 18485 23399 18384 23938 18518 24477 18619 24510 18889 24544 19158 24578 19629 24645 20101 24746 20538 24847 20976 25015 21313 25217 21582 25453 21818 25722 22020 26025 22222 26328 22390 26934 22659 27338 22794 27742 22895 28113 22929 28449 22929 28820 22861 29157 22727 29493 22525 29796 22255 30066 22020 30335 21750 30537 21447 30773 21144 30773 21178 30806 21313 30907 21481 31008 21616 31143 21717 31278 21818 31446 21885 31648 21919 31816 21952 32018 21986 32187 21952 32389 21919 32523 21885 32692 21784 32826 21683 32927 21548 33028 21414 33028 21346 32995 21346 33028 21279 32995 21212 32826 21010 32624 20841 32220 20471 31850 20101 31648 19932 31412 19831 31513 19562 31682 19629 31816 19629 31985 19596 32119 19495 32187 19394 32220 19293 32254 19023 32355 18485 32321 18451 32355 18384 32288 18316 31850 18047 31412 17811 30941 17643 30470 17474 29965 17373 29493 17272 28988 17205 28483 17171 27473 17138 26463 17104 25453 17037 24477 16969 23736 16835 23029 16666 22490 14848 21952 13064 21447 11246 20975 9428 20032 5590 19797 4613 19561 3603 19325 2627 19157 2122 18989 1684 18921 1650 18888 1650 18854 1314 18753 977 18618 674 18416 405 18181 203 18046 135 17911 68 17743 1 Z N"/>
        </draw:custom-shape>
        <draw:custom-shape draw:name="Shape 73" draw:style-name="Mgr3" draw:text-style-name="MP5" draw:layer="layout" svg:width="0.093cm" svg:height="0.111cm" svg:x="7.463cm" svg:y="15.836cm">
          <text:p/>
          <draw:enhanced-geometry draw:mirror-horizontal="false" draw:mirror-vertical="false" drawooo:sub-view-size="507 607" svg:viewBox="0 0 12675 15175" draw:type="ooxml-non-primitive" draw:enhanced-path="M 270 1 L 203 34 136 68 35 203 1 337 1 438 35 506 136 573 270 607 338 607 405 573 506 438 506 371 506 337 472 304 439 304 136 371 136 270 203 169 237 102 270 1 Z N"/>
        </draw:custom-shape>
        <draw:custom-shape draw:name="Shape 74" draw:style-name="Mgr3" draw:text-style-name="MP5" draw:layer="layout" svg:width="0.428cm" svg:height="0.409cm" svg:x="5.798cm" svg:y="16.265cm">
          <text:p/>
          <draw:enhanced-geometry draw:mirror-horizontal="false" draw:mirror-vertical="false" drawooo:sub-view-size="2325 2223" svg:viewBox="0 0 58125 55575" draw:type="ooxml-non-primitive" draw:enhanced-path="M 1920 203 L 1954 573 2021 943 2055 1381 2156 1852 1752 1852 1381 1920 944 1987 708 2021 472 2122 371 1650 270 1179 203 809 102 438 1011 337 1920 203 Z M 1886 1 L 977 135 68 270 1 337 1 371 1 607 35 809 102 1213 203 1718 270 1953 338 2189 405 2223 674 2223 876 2189 1280 2122 1752 2088 1987 2054 2189 1987 2290 1987 2290 1953 2324 1718 2290 1516 2223 1078 2122 539 2088 304 1987 68 1954 34 1886 1 Z N"/>
        </draw:custom-shape>
        <draw:custom-shape draw:name="Shape 75" draw:style-name="Mgr3" draw:text-style-name="MP5" draw:layer="layout" svg:width="0.999cm" svg:height="0.304cm" svg:x="-0.022cm" svg:y="13.314cm">
          <text:p/>
          <draw:enhanced-geometry draw:mirror-horizontal="false" draw:mirror-vertical="false" drawooo:sub-view-size="5421 1651" svg:viewBox="0 0 135525 41275" draw:type="ooxml-non-primitive" draw:enhanced-path="M 5387 0 L 4848 68 4310 135 3804 270 3266 404 2222 707 1212 1010 0 1381 0 1650 1044 1313 3198 640 5387 34 5421 0 Z N"/>
        </draw:custom-shape>
        <draw:custom-shape draw:name="Shape 76" draw:style-name="Mgr3" draw:text-style-name="MP5" draw:layer="layout" svg:width="0.055cm" svg:height="0.055cm" svg:x="24.571cm" svg:y="8.227cm">
          <text:p/>
          <draw:enhanced-geometry draw:mirror-horizontal="false" draw:mirror-vertical="false" drawooo:sub-view-size="304 304" svg:viewBox="0 0 7600 7600" draw:type="ooxml-non-primitive" draw:enhanced-path="M 68 0 L 1 101 1 202 34 236 68 270 169 303 236 270 304 236 304 135 304 68 236 0 Z N"/>
        </draw:custom-shape>
        <draw:custom-shape draw:name="Shape 77" draw:style-name="Mgr3" draw:text-style-name="MP5" draw:layer="layout" svg:width="6.541cm" svg:height="0.434cm" svg:x="18.881cm" svg:y="13.948cm">
          <text:p/>
          <draw:enhanced-geometry draw:mirror-horizontal="false" draw:mirror-vertical="false" drawooo:sub-view-size="35454 2358" svg:viewBox="0 0 886350 58950" draw:type="ooxml-non-primitive" draw:enhanced-path="M 641 1 L 68 34 35 34 1 68 1 135 35 135 573 236 1112 304 2189 405 4344 506 8856 842 18114 1448 22457 1718 26801 1987 31110 2189 35453 2357 35453 2021 31177 1819 26935 1617 22659 1415 18384 1179 9394 607 4849 270 3671 169 2459 68 1247 1 Z N"/>
        </draw:custom-shape>
        <draw:custom-shape draw:name="Shape 78" draw:style-name="Mgr3" draw:text-style-name="MP5" draw:layer="layout" svg:width="6.572cm" svg:height="0.471cm" svg:x="18.85cm" svg:y="13.327cm">
          <text:p/>
          <draw:enhanced-geometry draw:mirror-horizontal="false" draw:mirror-vertical="false" drawooo:sub-view-size="35622 2560" svg:viewBox="0 0 890550 64000" draw:type="ooxml-non-primitive" draw:enhanced-path="M 7677 506 L 8081 539 8485 607 9428 674 10101 775 10404 809 10606 876 9259 809 6869 674 7071 573 7273 539 7475 506 Z M 2021 1 L 1953 34 1920 68 1920 102 1920 236 1920 371 2021 337 2054 304 2054 236 2593 304 3165 438 3502 472 2391 405 1381 371 1078 337 607 304 405 270 203 236 102 169 102 102 135 68 102 34 34 135 0 203 0 236 68 304 270 405 539 472 1112 539 1381 573 6330 876 16464 1482 26026 2021 35621 2559 35621 2290 18316 1314 10976 910 10943 809 10909 741 10741 640 10539 573 10337 539 9865 506 9529 506 7710 304 7374 270 7172 270 7104 337 7003 405 6835 640 6835 674 5522 573 5488 506 5455 438 5421 438 4546 371 3704 270 2862 135 2021 1 Z N"/>
        </draw:custom-shape>
        <draw:custom-shape draw:name="Shape 79" draw:style-name="Mgr3" draw:text-style-name="MP5" draw:layer="layout" svg:width="0.086cm" svg:height="0.086cm" svg:x="22.291cm" svg:y="13.842cm">
          <text:p/>
          <draw:enhanced-geometry draw:mirror-horizontal="false" draw:mirror-vertical="false" drawooo:sub-view-size="472 472" svg:viewBox="0 0 11800 11800" draw:type="ooxml-non-primitive" draw:enhanced-path="M 102 0 L 68 68 1 101 1 169 1 303 34 371 68 371 102 438 203 438 270 472 337 438 405 404 438 337 472 270 472 169 438 101 371 34 337 34 270 0 Z N"/>
        </draw:custom-shape>
        <draw:custom-shape draw:name="Shape 80" draw:style-name="Mgr3" draw:text-style-name="MP5" draw:layer="layout" svg:width="0.111cm" svg:height="0.161cm" svg:x="7.01cm" svg:y="15.892cm">
          <text:p/>
          <draw:enhanced-geometry draw:mirror-horizontal="false" draw:mirror-vertical="false" drawooo:sub-view-size="607 876" svg:viewBox="0 0 15175 21900" draw:type="ooxml-non-primitive" draw:enhanced-path="M 371 1 L 236 34 0 169 0 203 0 236 101 472 169 539 236 506 337 472 371 438 438 472 472 506 472 539 371 573 202 607 68 674 34 708 0 775 0 809 34 842 68 876 101 842 236 775 371 741 505 674 573 640 606 573 606 506 606 438 539 371 472 337 404 304 337 304 202 337 169 236 337 135 505 34 539 1 Z N"/>
        </draw:custom-shape>
        <draw:custom-shape draw:name="Shape 81" draw:style-name="Mgr3" draw:text-style-name="MP5" draw:layer="layout" svg:width="0.409cm" svg:height="0.403cm" svg:x="5.96cm" svg:y="15.811cm">
          <text:p/>
          <draw:enhanced-geometry draw:mirror-horizontal="false" draw:mirror-vertical="false" drawooo:sub-view-size="2223 2190" svg:viewBox="0 0 55575 54750" draw:type="ooxml-non-primitive" draw:enhanced-path="M 1818 1 L 1313 68 808 136 404 169 202 203 0 270 0 304 169 371 337 371 707 338 1246 270 1785 169 1785 371 1785 540 1852 910 1919 1381 1953 1583 2020 1819 1044 1954 674 1987 505 2021 371 2122 539 2189 707 2189 1078 2156 2121 2021 2189 1987 2222 1954 2222 1886 2189 1853 2189 1583 2155 1348 2054 876 2020 506 1953 304 1919 136 1919 102 1919 35 1886 1 Z N"/>
        </draw:custom-shape>
        <draw:custom-shape draw:name="Shape 82" draw:style-name="Mgr3" draw:text-style-name="MP5" draw:layer="layout" svg:width="0.179cm" svg:height="0.148cm" svg:x="4.792cm" svg:y="16.638cm">
          <text:p/>
          <draw:enhanced-geometry draw:mirror-horizontal="false" draw:mirror-vertical="false" drawooo:sub-view-size="978 809" svg:viewBox="0 0 24450 20225" draw:type="ooxml-non-primitive" draw:enhanced-path="M 809 1 L 775 34 775 203 775 371 809 405 775 405 472 203 405 203 371 236 337 270 371 337 506 472 135 472 68 506 1 539 1 573 68 607 506 607 405 674 371 741 405 775 438 809 506 809 674 708 809 539 842 708 876 775 910 775 977 741 977 674 943 337 910 169 876 34 842 1 Z N"/>
        </draw:custom-shape>
        <draw:custom-shape draw:name="Shape 83" draw:style-name="Mgr3" draw:text-style-name="MP5" draw:layer="layout" svg:width="0.447cm" svg:height="0.31cm" svg:x="7.333cm" svg:y="15.296cm">
          <text:p/>
          <draw:enhanced-geometry draw:mirror-horizontal="false" draw:mirror-vertical="false" drawooo:sub-view-size="2426 1684" svg:viewBox="0 0 60650 42100" draw:type="ooxml-non-primitive" draw:enhanced-path="M 2088 0 L 2055 34 1516 102 977 169 506 236 270 304 68 405 35 371 1 371 1 674 35 943 169 1549 169 1583 203 1650 237 1684 270 1684 338 1650 338 1617 809 1549 1247 1482 1718 1415 1920 1347 2122 1280 1886 1246 1684 1246 1247 1314 775 1381 304 1482 203 943 169 708 68 438 540 438 1011 337 1550 236 2055 135 2156 708 2257 1280 2290 1347 2358 1347 2425 1314 2425 1246 2324 640 2189 34 2156 0 Z N"/>
        </draw:custom-shape>
        <draw:custom-shape draw:name="Shape 84" draw:style-name="Mgr3" draw:text-style-name="MP5" draw:layer="layout" svg:width="0.446cm" svg:height="0.31cm" svg:x="7.774cm" svg:y="15.234cm">
          <text:p/>
          <draw:enhanced-geometry draw:mirror-horizontal="false" draw:mirror-vertical="false" drawooo:sub-view-size="2425 1685" svg:viewBox="0 0 60625 42125" draw:type="ooxml-non-primitive" draw:enhanced-path="M 1684 1 L 1145 34 573 169 68 337 34 371 0 405 34 439 68 472 101 708 135 944 202 1617 236 1651 270 1684 337 1651 606 1684 909 1651 1482 1516 1886 1415 2088 1348 2290 1247 2020 1247 1785 1280 1313 1415 842 1482 371 1550 337 1179 270 809 236 641 169 472 438 405 674 337 1212 270 1717 203 1987 135 2222 102 2222 337 2256 607 2256 944 2290 1247 2323 1314 2424 1314 2424 1247 2424 977 2391 674 2357 371 2323 68 2290 34 2222 34 1684 1 Z N"/>
        </draw:custom-shape>
        <draw:custom-shape draw:name="Shape 85" draw:style-name="Mgr3" draw:text-style-name="MP5" draw:layer="layout" svg:width="0.422cm" svg:height="0.279cm" svg:x="9.619cm" svg:y="14.973cm">
          <text:p/>
          <draw:enhanced-geometry draw:mirror-horizontal="false" draw:mirror-vertical="false" drawooo:sub-view-size="2291 1516" svg:viewBox="0 0 57275 37900" draw:type="ooxml-non-primitive" draw:enhanced-path="M 1920 169 L 1920 371 1954 573 2055 1078 1146 1280 741 1347 539 1381 337 1415 203 876 102 304 539 304 944 236 1920 169 Z M 1482 1 L 977 34 506 102 270 135 34 236 1 236 1 270 1 573 34 876 102 1179 203 1482 203 1516 236 1516 304 1482 539 1516 741 1516 1213 1482 1684 1381 2088 1246 2156 1314 2223 1314 2257 1280 2290 1213 2156 674 2021 169 2055 102 2055 68 2021 1 Z N"/>
        </draw:custom-shape>
        <draw:custom-shape draw:name="Shape 86" draw:style-name="Mgr3" draw:text-style-name="MP5" draw:layer="layout" svg:width="0.403cm" svg:height="0.31cm" svg:x="8.277cm" svg:y="15.159cm">
          <text:p/>
          <draw:enhanced-geometry draw:mirror-horizontal="false" draw:mirror-vertical="false" drawooo:sub-view-size="2189 1685" svg:viewBox="0 0 54725 42125" draw:type="ooxml-non-primitive" draw:enhanced-path="M 1953 102 L 1987 674 2054 1247 1852 1247 1617 1280 1213 1348 270 1415 236 910 203 708 169 539 1112 304 1516 236 1751 169 1953 102 Z M 1718 1 L 1482 34 1011 102 506 236 68 371 34 405 0 438 0 506 34 539 102 1078 102 1617 135 1684 203 1684 270 1651 304 1583 741 1583 1213 1550 1650 1449 1886 1381 2054 1280 2155 1314 2189 1280 2189 1247 2189 944 2155 640 2088 337 2021 34 1953 34 1718 1 Z N"/>
        </draw:custom-shape>
        <draw:custom-shape draw:name="Shape 87" draw:style-name="Mgr3" draw:text-style-name="MP5" draw:layer="layout" svg:width="0.453cm" svg:height="0.291cm" svg:x="6.401cm" svg:y="15.439cm">
          <text:p/>
          <draw:enhanced-geometry draw:mirror-horizontal="false" draw:mirror-vertical="false" drawooo:sub-view-size="2459 1584" svg:viewBox="0 0 61475 39600" draw:type="ooxml-non-primitive" draw:enhanced-path="M 2122 136 L 2156 641 2257 1112 1987 1179 1684 1213 1145 1280 708 1314 472 1381 304 1482 169 910 135 641 68 405 573 405 1112 338 2122 136 Z M 2122 1 L 1617 102 1078 136 539 237 34 338 1 371 34 405 1 674 34 977 169 1550 203 1583 270 1583 304 1516 539 1516 809 1482 1314 1415 1819 1381 2290 1280 2358 1280 2425 1247 2425 1213 2459 1179 2425 1112 2358 573 2290 304 2223 68 2189 35 2156 1 Z N"/>
        </draw:custom-shape>
        <draw:custom-shape draw:name="Shape 88" draw:style-name="Mgr3" draw:text-style-name="MP5" draw:layer="layout" svg:width="0.434cm" svg:height="0.285cm" svg:x="9.165cm" svg:y="15.035cm">
          <text:p/>
          <draw:enhanced-geometry draw:mirror-horizontal="false" draw:mirror-vertical="false" drawooo:sub-view-size="2357 1550" svg:viewBox="0 0 58925 38750" draw:type="ooxml-non-primitive" draw:enhanced-path="M 2054 135 L 2020 270 2054 371 2087 606 2121 842 2155 1078 1178 1212 707 1313 236 1448 236 1280 236 1145 202 808 168 606 135 371 438 371 741 303 1347 236 1650 169 1784 169 1953 135 1986 169 2054 135 Z M 1784 0 L 1515 34 1044 101 539 169 303 202 67 303 0 337 34 371 0 472 34 606 34 842 67 1145 101 1313 135 1448 202 1482 202 1516 236 1549 741 1516 1246 1414 2222 1246 2256 1246 2289 1212 2357 1212 2357 1145 2357 1111 2289 1078 2256 808 2222 573 2188 303 2155 135 2087 34 2087 68 2020 0 Z N"/>
        </draw:custom-shape>
        <draw:custom-shape draw:name="Shape 89" draw:style-name="Mgr3" draw:text-style-name="MP5" draw:layer="layout" svg:width="0.434cm" svg:height="0.285cm" svg:x="8.712cm" svg:y="15.103cm">
          <text:p/>
          <draw:enhanced-geometry draw:mirror-horizontal="false" draw:mirror-vertical="false" drawooo:sub-view-size="2358 1550" svg:viewBox="0 0 58950 38750" draw:type="ooxml-non-primitive" draw:enhanced-path="M 2020 102 L 2054 304 2088 539 2121 842 2155 1011 2222 1146 1751 1146 1246 1213 270 1381 270 1112 202 876 169 640 169 539 135 438 169 438 236 405 371 371 505 337 808 304 1414 203 1717 169 1886 135 2020 102 Z M 1549 1 L 1078 102 573 169 337 203 101 270 68 371 34 337 0 472 34 607 68 876 101 1146 135 1381 135 1449 169 1482 236 1516 303 1550 438 1550 472 1516 1381 1415 1886 1348 2357 1213 2290 1179 2323 1146 2323 977 2290 809 2222 506 2189 270 2155 169 2121 34 2155 34 2054 1 Z N"/>
        </draw:custom-shape>
        <draw:custom-shape draw:name="Shape 90" draw:style-name="Mgr3" draw:text-style-name="MP5" draw:layer="layout" svg:width="0.422cm" svg:height="0.279cm" svg:x="5.022cm" svg:y="15.662cm">
          <text:p/>
          <draw:enhanced-geometry draw:mirror-horizontal="false" draw:mirror-vertical="false" drawooo:sub-view-size="2290 1516" svg:viewBox="0 0 57250 37900" draw:type="ooxml-non-primitive" draw:enhanced-path="M 1920 169 L 1920 371 1953 573 2088 1045 1145 1247 741 1314 539 1348 337 1415 202 876 101 304 303 304 539 270 977 237 1920 169 Z M 1010 1 L 505 68 270 136 68 203 34 237 0 270 34 573 68 876 135 1179 202 1449 236 1482 270 1516 337 1482 539 1482 775 1516 1212 1449 1684 1348 2122 1213 2122 1247 2155 1280 2223 1314 2290 1280 2290 1213 2155 674 2054 136 2054 102 2054 35 2021 1 Z N"/>
        </draw:custom-shape>
        <draw:custom-shape draw:name="Shape 91" draw:style-name="Mgr3" draw:text-style-name="MP5" draw:layer="layout" svg:width="0.453cm" svg:height="0.297cm" svg:x="5.475cm" svg:y="15.575cm">
          <text:p/>
          <draw:enhanced-geometry draw:mirror-horizontal="false" draw:mirror-vertical="false" drawooo:sub-view-size="2458 1617" svg:viewBox="0 0 61450 40425" draw:type="ooxml-non-primitive" draw:enhanced-path="M 1684 1 L 1145 68 573 169 68 371 0 371 0 405 34 741 101 1044 169 1314 236 1583 270 1617 371 1617 371 1549 303 1246 236 943 169 674 101 405 337 405 606 371 1111 270 1650 203 1886 169 2155 203 2155 371 2155 539 2222 910 2290 1280 1818 1347 1347 1415 842 1448 606 1482 371 1549 606 1583 808 1617 1246 1583 1818 1516 2088 1482 2357 1381 2424 1347 2458 1347 2458 1280 2323 607 2323 405 2290 169 2290 135 2290 68 2290 34 2222 1 Z N"/>
        </draw:custom-shape>
        <draw:custom-shape draw:name="Shape 92" draw:style-name="Mgr3" draw:text-style-name="MP5" draw:layer="layout" svg:width="0.428cm" svg:height="0.409cm" svg:x="5.047cm" svg:y="15.942cm">
          <text:p/>
          <draw:enhanced-geometry draw:mirror-horizontal="false" draw:mirror-vertical="false" drawooo:sub-view-size="2324 2224" svg:viewBox="0 0 58100 55600" draw:type="ooxml-non-primitive" draw:enhanced-path="M 1919 169 L 1953 540 2020 910 2088 1381 2155 1819 1785 1819 1414 1886 1381 1886 1414 1853 1381 1684 1347 1516 1313 1179 1280 1146 1212 1112 1179 1146 1145 1213 1179 1550 1212 1718 1280 1886 1313 1886 875 1954 673 2021 471 2088 370 1617 269 1179 202 775 101 439 1010 304 1919 169 Z M 1886 1 L 976 102 67 270 34 304 0 371 0 573 34 775 101 1179 202 1684 269 1954 370 2156 404 2223 471 2189 875 2189 1313 2122 1751 2055 1987 2021 2189 1954 2222 1987 2256 1987 2290 1954 2323 1920 2323 1718 2290 1482 2222 1045 2155 540 2088 270 1987 35 1953 1 Z N"/>
        </draw:custom-shape>
        <draw:custom-shape draw:name="Shape 93" draw:style-name="Mgr3" draw:text-style-name="MP5" draw:layer="layout" svg:width="0.117cm" svg:height="0.142cm" svg:x="5.686cm" svg:y="16.066cm">
          <text:p/>
          <draw:enhanced-geometry draw:mirror-horizontal="false" draw:mirror-vertical="false" drawooo:sub-view-size="641 775" svg:viewBox="0 0 16025 19375" draw:type="ooxml-non-primitive" draw:enhanced-path="M 136 0 L 68 68 35 169 35 236 102 236 237 135 169 404 35 640 1 707 1 741 35 775 102 775 371 707 506 674 641 606 641 539 641 505 472 505 338 539 270 573 371 337 439 68 405 0 Z N"/>
        </draw:custom-shape>
        <draw:custom-shape draw:name="Shape 94" draw:style-name="Mgr3" draw:text-style-name="MP5" draw:layer="layout" svg:width="0.44cm" svg:height="0.297cm" svg:x="5.935cm" svg:y="15.513cm">
          <text:p/>
          <draw:enhanced-geometry draw:mirror-horizontal="false" draw:mirror-vertical="false" drawooo:sub-view-size="2392 1617" svg:viewBox="0 0 59800 40425" draw:type="ooxml-non-primitive" draw:enhanced-path="M 1920 1 L 1684 35 1213 102 674 169 135 304 102 270 34 270 1 304 68 944 135 1550 169 1617 236 1617 270 1583 304 1516 236 944 135 371 708 338 1246 237 1684 203 1920 169 2155 102 2155 338 2155 607 2223 1146 1751 1179 1314 1280 842 1348 640 1381 438 1482 640 1516 842 1482 1280 1415 1785 1348 2155 1280 2189 1348 2256 1348 2324 1314 2357 1280 2357 1213 2391 1179 2324 573 2290 270 2189 1 2155 1 2155 35 1920 1 Z N"/>
        </draw:custom-shape>
        <draw:custom-shape draw:name="Shape 95" draw:style-name="Mgr3" draw:text-style-name="MP5" draw:layer="layout" svg:width="0.428cm" svg:height="0.422cm" svg:x="5.5cm" svg:y="15.867cm">
          <text:p/>
          <draw:enhanced-geometry draw:mirror-horizontal="false" draw:mirror-vertical="false" drawooo:sub-view-size="2324 2291" svg:viewBox="0 0 58100 57275" draw:type="ooxml-non-primitive" draw:enhanced-path="M 1954 1 L 1954 35 1954 102 1449 136 944 169 506 203 270 237 169 304 102 338 102 371 270 405 439 405 843 371 1381 338 1954 270 1987 607 2021 944 2088 1381 2122 1583 2189 1819 2156 1819 1280 1920 809 1987 405 2122 304 1684 237 1247 203 809 169 573 68 371 35 506 1 641 1 977 102 1583 102 1785 136 1987 169 2088 203 2189 270 2257 371 2290 405 2290 439 2223 843 2223 1314 2156 2189 1987 2257 1954 2290 1987 2324 1954 2324 1718 2290 1516 2223 1045 2156 540 2122 270 2055 35 2021 1 Z N"/>
        </draw:custom-shape>
        <draw:custom-shape draw:name="Shape 96" draw:style-name="Mgr3" draw:text-style-name="MP5" draw:layer="layout" svg:width="0.124cm" svg:height="0.136cm" svg:x="6.55cm" svg:y="15.942cm">
          <text:p/>
          <draw:enhanced-geometry draw:mirror-horizontal="false" draw:mirror-vertical="false" drawooo:sub-view-size="675 742" svg:viewBox="0 0 16875 18550" draw:type="ooxml-non-primitive" draw:enhanced-path="M 270 1 L 169 136 102 270 1 540 1 573 1 641 270 641 472 607 506 674 539 742 573 742 607 708 607 641 607 573 640 540 674 506 640 439 607 405 607 237 573 203 539 237 506 405 203 472 270 270 337 35 337 1 Z N"/>
        </draw:custom-shape>
        <draw:custom-shape draw:name="Shape 97" draw:style-name="Mgr3" draw:text-style-name="MP5" draw:layer="layout" svg:width="0.434cm" svg:height="0.409cm" svg:x="6.382cm" svg:y="15.743cm">
          <text:p/>
          <draw:enhanced-geometry draw:mirror-horizontal="false" draw:mirror-vertical="false" drawooo:sub-view-size="2358 2223" svg:viewBox="0 0 58950 55575" draw:type="ooxml-non-primitive" draw:enhanced-path="M 1886 169 L 1886 203 1987 203 1987 472 2021 775 2156 1785 1953 1785 1751 1819 1347 1886 842 1953 607 1987 506 2054 438 2122 405 1886 337 1617 236 1112 203 741 135 371 539 371 943 304 1886 169 Z M 1852 1 L 1684 34 1347 102 708 169 405 236 135 304 102 236 102 203 68 203 1 236 1 472 1 708 68 1145 135 1684 203 1920 304 2189 337 2223 371 2223 438 2189 438 2155 539 2189 607 2223 842 2223 1246 2122 1718 2088 1987 2021 2189 1953 2257 1987 2290 1987 2358 1953 2358 1886 2223 876 2156 438 2122 236 2054 34 2021 34 2021 68 1987 68 1920 34 1852 1 Z N"/>
        </draw:custom-shape>
        <draw:custom-shape draw:name="Shape 98" draw:style-name="Mgr3" draw:text-style-name="MP5" draw:layer="layout" svg:width="0.44cm" svg:height="0.291cm" svg:x="6.867cm" svg:y="15.377cm">
          <text:p/>
          <draw:enhanced-geometry draw:mirror-horizontal="false" draw:mirror-vertical="false" drawooo:sub-view-size="2392 1583" svg:viewBox="0 0 59800 39575" draw:type="ooxml-non-primitive" draw:enhanced-path="M 2156 34 L 2156 303 2189 573 2257 1145 2021 1111 1819 1111 1381 1212 843 1313 540 1347 270 1381 203 876 102 404 1146 303 1651 202 2156 34 Z M 2156 0 L 1651 34 1112 101 573 202 68 270 35 303 1 303 1 337 1 606 35 876 102 1414 102 1515 136 1515 169 1549 203 1583 270 1549 775 1482 1247 1414 1752 1313 2021 1280 2257 1179 2290 1246 2324 1246 2391 1212 2391 1179 2358 573 2290 303 2189 34 2189 0 Z N"/>
        </draw:custom-shape>
        <draw:custom-shape draw:name="Shape 99" draw:style-name="Mgr3" draw:text-style-name="MP5" draw:layer="layout" svg:width="0.08cm" svg:height="0.117cm" svg:x="11.06cm" svg:y="17.128cm">
          <text:p/>
          <draw:enhanced-geometry draw:mirror-horizontal="false" draw:mirror-vertical="false" drawooo:sub-view-size="439 641" svg:viewBox="0 0 10975 16025" draw:type="ooxml-non-primitive" draw:enhanced-path="M 68 1 L 34 68 34 135 68 169 135 236 203 270 169 304 34 506 1 573 68 640 135 640 203 607 337 405 405 304 438 270 438 236 438 203 405 169 304 102 236 68 169 34 135 1 Z N"/>
        </draw:custom-shape>
        <draw:custom-shape draw:name="Shape 100" draw:style-name="Mgr3" draw:text-style-name="MP5" draw:layer="layout" svg:width="0.049cm" svg:height="0.217cm" svg:x="10.892cm" svg:y="17.122cm">
          <text:p/>
          <draw:enhanced-geometry draw:mirror-horizontal="false" draw:mirror-vertical="false" drawooo:sub-view-size="271 1180" svg:viewBox="0 0 6775 29500" draw:type="ooxml-non-primitive" draw:enhanced-path="M 34 1 L 1 102 1 203 34 439 102 1112 135 1146 203 1179 236 1146 270 1078 169 405 135 203 102 68 34 1 Z N"/>
        </draw:custom-shape>
        <draw:custom-shape draw:name="Shape 101" draw:style-name="Mgr3" draw:text-style-name="MP5" draw:layer="layout" svg:width="0.428cm" svg:height="0.285cm" svg:x="10.892cm" svg:y="17.035cm">
          <text:p/>
          <draw:enhanced-geometry draw:mirror-horizontal="false" draw:mirror-vertical="false" drawooo:sub-view-size="2324 1550" svg:viewBox="0 0 58100 38750" draw:type="ooxml-non-primitive" draw:enhanced-path="M 1886 1 L 1886 34 1920 68 1718 34 1516 68 1112 102 573 203 304 236 34 337 1 371 1 405 34 438 68 438 607 371 1112 304 1549 270 1751 236 1953 203 2054 438 2088 674 2122 1179 1179 1314 741 1347 506 1415 304 1482 270 1516 304 1549 741 1549 1213 1482 2223 1347 2290 1314 2324 1246 2257 977 2189 708 2021 203 2054 169 2088 169 2088 135 2054 102 2021 68 1987 68 1953 1 Z N"/>
        </draw:custom-shape>
        <draw:custom-shape draw:name="Shape 102" draw:style-name="Mgr3" draw:text-style-name="MP5" draw:layer="layout" svg:width="0.136cm" svg:height="0.086cm" svg:x="10.569cm" svg:y="16.979cm">
          <text:p/>
          <draw:enhanced-geometry draw:mirror-horizontal="false" draw:mirror-vertical="false" drawooo:sub-view-size="741 472" svg:viewBox="0 0 18525 11800" draw:type="ooxml-non-primitive" draw:enhanced-path="M 303 1 L 202 102 135 203 34 304 0 337 0 405 0 472 67 472 168 438 236 337 370 203 505 337 640 438 707 438 741 405 741 337 572 236 404 102 404 68 404 34 337 1 Z N"/>
        </draw:custom-shape>
        <draw:custom-shape draw:name="Shape 103" draw:style-name="Mgr3" draw:text-style-name="MP5" draw:layer="layout" svg:width="0.459cm" svg:height="0.304cm" svg:x="10.066cm" svg:y="14.886cm">
          <text:p/>
          <draw:enhanced-geometry draw:mirror-horizontal="false" draw:mirror-vertical="false" drawooo:sub-view-size="2493 1651" svg:viewBox="0 0 62325 41275" draw:type="ooxml-non-primitive" draw:enhanced-path="M 1718 0 L 1146 68 607 202 102 371 102 404 35 371 1 438 68 741 136 1044 169 1347 270 1616 304 1650 338 1650 371 1616 405 1583 338 1246 237 943 203 674 102 438 371 404 641 371 1146 303 1651 202 2189 202 2189 371 2189 539 2223 909 2324 1280 1853 1347 1381 1414 876 1448 641 1482 405 1549 607 1616 843 1616 1247 1583 1819 1549 2122 1482 2391 1381 2459 1381 2492 1347 2492 1313 2358 640 2324 404 2290 169 2324 135 2324 101 2290 34 2257 34 1718 0 Z N"/>
        </draw:custom-shape>
        <draw:custom-shape draw:name="Shape 104" draw:style-name="Mgr3" draw:text-style-name="MP5" draw:layer="layout" svg:width="0.428cm" svg:height="0.502cm" svg:x="10.426cm" svg:y="16.892cm">
          <text:p/>
          <draw:enhanced-geometry draw:mirror-horizontal="false" draw:mirror-vertical="false" drawooo:sub-view-size="2324 2728" svg:viewBox="0 0 58100 68200" draw:type="ooxml-non-primitive" draw:enhanced-path="M 1819 0 L 1347 68 876 169 472 270 102 371 68 337 68 303 34 337 1 606 34 876 102 1414 203 2054 270 2357 337 2694 371 2727 438 2727 472 2694 506 2626 472 2357 438 2054 337 1482 506 1515 708 1482 1112 1448 1549 1414 1785 1381 2021 1347 2054 1785 2088 1987 2155 2189 1751 2256 1381 2323 943 2424 708 2492 506 2559 506 2593 506 2626 741 2593 943 2593 1381 2492 1785 2424 2189 2323 2223 2391 2290 2391 2290 2290 2324 2256 2290 2222 2290 1987 2256 1751 2189 1313 2122 707 2054 371 1953 101 1920 101 1920 371 1920 640 1987 1145 1987 1212 1785 1179 1516 1212 1078 1246 708 1280 506 1313 304 1414 304 1381 236 943 203 707 135 505 573 438 1011 337 1448 236 1852 135 1886 101 1886 34 1852 0 Z N"/>
        </draw:custom-shape>
        <draw:custom-shape draw:name="Shape 105" draw:style-name="Mgr3" draw:text-style-name="MP5" draw:layer="layout" svg:width="0.13cm" svg:height="0.086cm" svg:x="10.606cm" svg:y="17.197cm">
          <text:p/>
          <draw:enhanced-geometry draw:mirror-horizontal="false" draw:mirror-vertical="false" drawooo:sub-view-size="708 473" svg:viewBox="0 0 17700 11825" draw:type="ooxml-non-primitive" draw:enhanced-path="M 572 1 L 337 304 236 203 101 102 67 68 0 102 0 136 0 203 135 338 236 439 303 472 370 439 404 439 438 405 572 270 707 136 707 68 707 1 Z N"/>
        </draw:custom-shape>
        <draw:custom-shape draw:name="Shape 106" draw:style-name="Mgr3" draw:text-style-name="MP5" draw:layer="layout" svg:width="0.428cm" svg:height="0.297cm" svg:x="10.016cm" svg:y="17.147cm">
          <text:p/>
          <draw:enhanced-geometry draw:mirror-horizontal="false" draw:mirror-vertical="false" drawooo:sub-view-size="2324 1617" svg:viewBox="0 0 58100 40425" draw:type="ooxml-non-primitive" draw:enhanced-path="M 1920 270 L 2021 775 2122 1179 1920 1179 1718 1213 1280 1280 809 1347 539 1381 304 1482 236 943 203 708 169 573 135 472 337 506 573 506 1011 438 1448 405 1684 337 1920 270 Z M 1920 1 L 1886 34 1886 68 1886 135 1516 203 1112 270 607 304 371 337 102 405 68 405 34 438 1 539 1 640 34 876 135 1549 169 1617 304 1617 337 1549 741 1549 1179 1482 1684 1415 1920 1347 2155 1280 2256 1415 2290 1448 2324 1415 2324 1246 2290 1078 2189 775 2054 236 2054 203 2054 169 2021 135 1987 135 1953 34 1953 1 Z N"/>
        </draw:custom-shape>
        <draw:custom-shape draw:name="Shape 107" draw:style-name="Mgr3" draw:text-style-name="MP5" draw:layer="layout" svg:width="0.664cm" svg:height="0.428cm" svg:x="10.377cm" svg:y="15.116cm">
          <text:p/>
          <draw:enhanced-geometry draw:mirror-horizontal="false" draw:mirror-vertical="false" drawooo:sub-view-size="3603 2324" svg:viewBox="0 0 90075 58100" draw:type="ooxml-non-primitive" draw:enhanced-path="M 3131 168 L 3266 976 3401 1785 1852 1987 1111 2088 337 2222 337 2189 337 2020 303 1818 202 1414 169 1010 135 572 876 471 1616 370 2391 236 3131 168 Z M 3131 0 L 2357 67 1583 168 842 303 101 471 68 471 34 505 0 539 0 976 68 1448 101 1852 169 2054 270 2222 303 2256 303 2290 337 2323 1111 2323 1886 2256 2694 2155 3434 1987 3468 2020 3535 1987 3569 1953 3603 1919 3434 976 3266 67 3232 34 3232 0 Z N"/>
        </draw:custom-shape>
        <draw:custom-shape draw:name="Shape 108" draw:style-name="Mgr3" draw:text-style-name="MP5" draw:layer="layout" svg:width="0.173cm" svg:height="0.117cm" svg:x="10.762cm" svg:y="15.327cm">
          <text:p/>
          <draw:enhanced-geometry draw:mirror-horizontal="false" draw:mirror-vertical="false" drawooo:sub-view-size="944 641" svg:viewBox="0 0 23600 16025" draw:type="ooxml-non-primitive" draw:enhanced-path="M 203 1 L 102 68 68 169 1 371 1 405 34 472 337 641 405 641 472 607 472 573 438 506 270 405 573 338 876 237 910 203 943 136 910 102 842 68 539 169 203 270 304 102 337 68 304 1 Z N"/>
        </draw:custom-shape>
        <draw:custom-shape draw:name="Shape 109" draw:style-name="Mgr3" draw:text-style-name="MP5" draw:layer="layout" svg:width="0.434cm" svg:height="0.304cm" svg:x="10.532cm" svg:y="14.824cm">
          <text:p/>
          <draw:enhanced-geometry draw:mirror-horizontal="false" draw:mirror-vertical="false" drawooo:sub-view-size="2358 1651" svg:viewBox="0 0 58950 41275" draw:type="ooxml-non-primitive" draw:enhanced-path="M 2156 1 L 2156 34 1684 34 1213 102 641 169 102 304 68 270 35 270 1 304 1 337 35 943 136 1583 169 1617 203 1650 270 1617 270 1549 237 977 136 405 674 337 1213 270 1684 203 1920 169 2122 102 2122 371 2156 640 2223 1145 1752 1213 1280 1280 843 1347 641 1415 405 1482 439 1482 641 1516 843 1516 1280 1448 1752 1381 2189 1280 2189 1314 2223 1347 2290 1347 2324 1314 2358 1280 2358 1213 2358 1179 2324 573 2257 304 2189 1 Z N"/>
        </draw:custom-shape>
        <draw:custom-shape draw:name="Shape 110" draw:style-name="Mgr3" draw:text-style-name="MP5" draw:layer="layout" svg:width="0.167cm" svg:height="0.155cm" svg:x="10.867cm" svg:y="15.756cm">
          <text:p/>
          <draw:enhanced-geometry draw:mirror-horizontal="false" draw:mirror-vertical="false" drawooo:sub-view-size="910 843" svg:viewBox="0 0 22750 21075" draw:type="ooxml-non-primitive" draw:enhanced-path="M 741 1 L 707 35 707 102 741 203 707 304 640 371 539 439 438 472 337 472 337 405 337 338 337 270 337 237 269 237 168 338 67 405 0 439 0 506 202 809 236 843 370 843 370 809 370 742 370 641 539 607 707 540 808 439 875 304 909 169 842 35 808 1 Z N"/>
        </draw:custom-shape>
        <draw:custom-shape draw:name="Shape 111" draw:style-name="Mgr3" draw:text-style-name="MP5" draw:layer="layout" svg:width="0.987cm" svg:height="0.534cm" svg:x="10.24cm" svg:y="16.377cm">
          <text:p/>
          <draw:enhanced-geometry draw:mirror-horizontal="false" draw:mirror-vertical="false" drawooo:sub-view-size="5354 2897" svg:viewBox="0 0 133850 72425" draw:type="ooxml-non-primitive" draw:enhanced-path="M 5051 1 L 5017 34 4983 34 4983 539 5017 1011 5152 1987 4546 2054 3973 2155 2829 2358 1684 2593 1112 2694 539 2762 371 2256 270 1785 203 1347 169 1145 102 943 640 876 1179 809 2256 573 3367 405 4041 304 4445 236 4647 203 4748 203 4815 236 4882 236 4916 203 4916 135 4882 68 4849 34 4680 34 3132 236 1549 506 775 640 371 741 1 876 1 910 34 943 1 1145 1 1381 68 1819 203 2324 337 2863 371 2896 1078 2896 1684 2829 2256 2728 2829 2593 4007 2358 4579 2256 5185 2189 5219 2223 5286 2223 5354 2189 5354 2122 5286 1078 5219 539 5118 34 5084 1 Z N"/>
        </draw:custom-shape>
        <draw:custom-shape draw:name="Shape 112" draw:style-name="Mgr3" draw:text-style-name="MP5" draw:layer="layout" svg:width="0.515cm" svg:height="0.825cm" svg:x="10.675cm" svg:y="15.532cm">
          <text:p/>
          <draw:enhanced-geometry draw:mirror-horizontal="false" draw:mirror-vertical="false" drawooo:sub-view-size="2795 4479" svg:viewBox="0 0 69875 111975" draw:type="ooxml-non-primitive" draw:enhanced-path="M 2054 169 L 2020 405 2054 641 2121 1112 2222 1617 2290 2088 2424 3132 2525 4142 1953 4209 1650 4243 1515 4277 1347 4310 1313 3772 1212 3233 1010 2189 1044 2122 1010 2055 977 2021 909 2021 472 2189 404 1718 303 1247 236 843 202 641 135 439 606 405 1111 338 2054 169 Z M 2020 1 L 1078 136 606 203 135 338 101 371 68 371 34 405 0 607 0 843 68 1280 169 1785 236 2055 303 2290 337 2324 371 2358 438 2324 472 2324 876 2223 1010 3334 1111 3906 1246 4445 1280 4479 1347 4479 1381 4411 1482 4445 1616 4445 1886 4411 2559 4344 2626 4344 2694 4310 2761 4277 2795 4209 2761 4176 2694 4142 2593 3098 2458 2055 2357 1078 2256 573 2189 338 2088 136 2121 68 2088 35 2054 1 Z N"/>
        </draw:custom-shape>
        <draw:custom-shape draw:name="Shape 113" draw:style-name="Mgr3" draw:text-style-name="MP5" draw:layer="layout" svg:width="0.552cm" svg:height="0.447cm" svg:x="4.792cm" svg:y="17.271cm">
          <text:p/>
          <draw:enhanced-geometry draw:mirror-horizontal="false" draw:mirror-vertical="false" drawooo:sub-view-size="2998 2426" svg:viewBox="0 0 74950 60650" draw:type="ooxml-non-primitive" draw:enhanced-path="M 2526 371 L 2526 775 2593 1179 2762 1954 1617 2189 977 2257 573 2257 506 1785 405 1314 337 944 236 573 708 540 1179 472 1852 405 2526 371 Z M 2627 1 L 2593 35 2560 68 2560 203 1953 203 1347 270 775 338 472 371 203 439 169 405 135 371 102 371 34 405 34 472 34 506 1 506 1 540 1 573 34 573 102 1011 203 1482 304 1920 337 2156 438 2358 438 2391 472 2425 539 2391 1145 2425 1718 2391 2290 2290 2863 2122 2896 2122 2964 2088 2997 2055 2997 1987 2896 1482 2795 944 2762 506 2728 270 2694 35 2661 1 Z N"/>
        </draw:custom-shape>
        <draw:custom-shape draw:name="Shape 114" draw:style-name="Mgr3" draw:text-style-name="MP5" draw:layer="layout" svg:width="0.328cm" svg:height="0.297cm" svg:x="3.73cm" svg:y="5.686cm">
          <text:p/>
          <draw:enhanced-geometry draw:mirror-horizontal="false" draw:mirror-vertical="false" drawooo:sub-view-size="1785 1617" svg:viewBox="0 0 44625 40425" draw:type="ooxml-non-primitive" draw:enhanced-path="M 1011 0 L 842 67 573 236 405 370 304 471 169 640 102 808 34 976 0 1145 0 1313 34 1515 68 1549 102 1582 236 1616 337 1582 371 1515 371 1448 405 1178 472 909 607 707 809 505 1044 370 1314 370 1482 438 1684 471 1751 438 1785 370 1785 269 1751 202 1482 67 1347 0 Z N"/>
        </draw:custom-shape>
        <draw:custom-shape draw:name="Shape 115" draw:style-name="Mgr3" draw:text-style-name="MP5" draw:layer="layout" svg:width="0.099cm" svg:height="0.098cm" svg:x="3.916cm" svg:y="5.891cm">
          <text:p/>
          <draw:enhanced-geometry draw:mirror-horizontal="false" draw:mirror-vertical="false" drawooo:sub-view-size="540 539" svg:viewBox="0 0 13500 13475" draw:type="ooxml-non-primitive" draw:enhanced-path="M 304 0 L 169 34 102 67 68 135 34 202 1 337 34 438 68 471 135 539 236 539 371 505 506 404 539 269 539 202 506 135 472 67 405 34 304 0 Z N"/>
        </draw:custom-shape>
        <draw:custom-shape draw:name="Shape 116" draw:style-name="Mgr3" draw:text-style-name="MP5" draw:layer="layout" svg:width="0.434cm" svg:height="0.285cm" svg:x="4.568cm" svg:y="15.718cm">
          <text:p/>
          <draw:enhanced-geometry draw:mirror-horizontal="false" draw:mirror-vertical="false" drawooo:sub-view-size="2358 1550" svg:viewBox="0 0 58950 38750" draw:type="ooxml-non-primitive" draw:enhanced-path="M 2054 169 L 2054 270 2054 405 2088 607 2122 876 2155 1112 1213 1247 708 1348 236 1449 236 1449 270 1314 236 1146 203 843 169 607 135 405 438 405 775 338 1381 270 1650 203 1819 169 1953 169 1987 203 2054 169 Z M 1785 1 L 1549 35 1044 136 573 203 304 237 102 304 68 304 68 338 1 371 34 371 34 506 34 607 68 843 68 1179 102 1348 169 1482 203 1516 203 1550 236 1550 741 1516 1246 1449 2256 1247 2290 1280 2290 1247 2357 1213 2357 1179 2357 1112 2324 1078 2290 843 2223 607 2189 304 2155 169 2088 68 2021 35 1785 1 Z N"/>
        </draw:custom-shape>
        <draw:custom-shape draw:name="Shape 117" draw:style-name="Mgr3" draw:text-style-name="MP5" draw:layer="layout" svg:width="1.72cm" svg:height="1.571cm" svg:x="2.202cm" svg:y="3.506cm">
          <text:p/>
          <draw:enhanced-geometry draw:mirror-horizontal="false" draw:mirror-vertical="false" drawooo:sub-view-size="9327 8519" svg:viewBox="0 0 233175 212975" draw:type="ooxml-non-primitive" draw:enhanced-path="M 1818 68 L 2189 236 2593 371 2997 506 3401 607 4242 741 5050 876 6969 1213 7912 1415 8855 1650 8821 1819 8754 2088 4545 1246 2189 809 1953 741 1751 674 1785 539 1785 405 1818 236 1818 68 Z M 1381 2223 L 2256 2458 3131 2660 4882 2997 6666 3367 8451 3738 8417 3906 8316 4344 6498 4074 4680 3738 3838 3536 2963 3300 2121 3064 1684 2997 1280 2930 1313 2728 1313 2559 1381 2223 Z M 1347 3098 L 1717 3233 2121 3367 2963 3603 4613 3940 5522 4142 6431 4276 8249 4579 8114 4882 8047 5219 7946 5892 6128 5623 4310 5320 3502 5152 2660 4950 1852 4748 1448 4680 1010 4647 1111 4445 1145 4243 1212 3805 1347 3098 Z M 1785 1 L 1751 34 1751 68 1684 236 1616 405 1583 539 1583 708 1448 741 1347 842 1347 876 1818 876 2290 977 2761 1112 3199 1213 5286 1617 9192 2391 9057 2660 8922 2963 8855 3266 8821 3569 4949 2761 3973 2526 3030 2290 2054 2122 1549 2021 1078 1987 1145 1751 1212 1549 1313 1145 1313 943 1313 741 1313 708 1212 708 1145 876 1078 1044 977 1381 876 1718 842 1920 842 2088 876 2122 977 2122 1010 2088 1246 2189 1145 2357 1078 2559 1078 2761 1078 2963 1111 2997 1145 2997 1212 3031 1145 3132 1111 3266 1044 3502 943 4074 909 4344 909 4647 943 4680 943 4714 1280 4849 1212 4916 1179 5017 1111 5185 1010 5522 943 5892 674 5892 606 5926 539 6027 505 6162 472 6431 404 6397 337 6330 303 6296 270 6296 202 6330 101 6465 34 6633 0 6835 0 6902 67 6970 101 6970 168 6902 168 6835 202 6667 270 6532 404 6599 539 6633 606 6599 640 6566 741 6094 1111 6094 1515 6229 1919 6330 2727 6498 3569 6633 4377 6768 5892 7104 6330 7205 6599 7239 6835 7340 6868 7374 6902 7441 6969 7441 7037 7407 7104 7475 7171 7542 7205 7610 7171 7711 7171 7744 7205 7812 7272 7845 7373 7879 7441 7913 7474 7980 7508 8047 7474 8216 7474 8418 7508 8485 7575 8519 7676 8485 7710 8418 7710 7778 7676 7711 7676 7677 7575 7643 7441 7643 7508 7407 7542 7374 7508 7340 7441 7273 7138 7205 7306 6667 7373 6397 7407 6128 7407 6061 7272 6061 7171 6330 7070 6599 6902 7138 5555 6835 4175 6532 2727 6195 1953 6061 1583 6027 1212 6027 1212 5960 1145 5926 1246 5387 1280 5152 1313 5017 1347 4882 1751 5017 2121 5118 2929 5286 4512 5556 6330 5892 8148 6128 8215 6128 8249 6061 8249 5993 8181 5926 8316 5253 8350 4950 8417 4613 8451 4579 8485 4512 8586 4243 8619 3973 8653 3771 8788 3805 8821 3839 8855 3872 8922 3872 8956 3839 9023 3805 9057 3738 9057 3637 8990 3603 9023 3300 9091 2997 9192 2694 9293 2391 9326 2324 9326 2256 9326 2223 9259 2189 8889 2122 8956 1886 8956 1751 8956 1650 8990 1583 8990 1516 8956 1482 8922 1448 8047 1213 7138 1044 6262 876 5353 741 4478 573 3569 371 1818 1 Z N"/>
        </draw:custom-shape>
        <draw:custom-shape draw:name="Shape 118" draw:style-name="Mgr3" draw:text-style-name="MP5" draw:layer="layout" svg:width="0.583cm" svg:height="0.148cm" svg:x="2.692cm" svg:y="4.798cm">
          <text:p/>
          <draw:enhanced-geometry draw:mirror-horizontal="false" draw:mirror-vertical="false" drawooo:sub-view-size="3166 809" svg:viewBox="0 0 79150 20225" draw:type="ooxml-non-primitive" draw:enhanced-path="M 203 0 L 1 68 1 101 203 169 371 169 573 202 742 270 1011 404 1280 505 1718 607 2156 674 2593 708 3031 809 3065 809 3098 775 3166 708 3166 640 3132 607 3098 573 2661 472 2223 438 1785 371 1348 303 1179 270 1011 202 674 68 540 34 371 0 Z N"/>
        </draw:custom-shape>
        <draw:custom-shape draw:name="Shape 119" draw:style-name="Mgr3" draw:text-style-name="MP5" draw:layer="layout" svg:width="0.173cm" svg:height="0.372cm" svg:x="4.997cm" svg:y="5.555cm">
          <text:p/>
          <draw:enhanced-geometry draw:mirror-horizontal="false" draw:mirror-vertical="false" drawooo:sub-view-size="944 2022" svg:viewBox="0 0 23600 50550" draw:type="ooxml-non-primitive" draw:enhanced-path="M 34 1 L 34 35 1 203 68 371 135 540 236 674 472 944 539 1078 640 1213 674 1381 708 1550 708 1718 640 1886 640 1920 640 1987 741 2021 809 2021 842 1987 876 1954 943 1718 943 1482 910 1247 809 1045 674 843 539 674 304 371 169 169 135 102 135 35 135 1 Z N"/>
        </draw:custom-shape>
        <draw:custom-shape draw:name="Shape 120" draw:style-name="Mgr3" draw:text-style-name="MP5" draw:layer="layout" svg:width="0.204cm" svg:height="0.086cm" svg:x="3.326cm" svg:y="4.934cm">
          <text:p/>
          <draw:enhanced-geometry draw:mirror-horizontal="false" draw:mirror-vertical="false" drawooo:sub-view-size="1112 472" svg:viewBox="0 0 27800 11800" draw:type="ooxml-non-primitive" draw:enhanced-path="M 34 0 L 0 34 0 68 34 135 236 236 438 303 976 472 1077 472 1111 404 1111 303 1077 270 1044 236 539 68 303 0 Z N"/>
        </draw:custom-shape>
        <draw:custom-shape draw:name="Shape 121" draw:style-name="Mgr3" draw:text-style-name="MP5" draw:layer="layout" svg:width="0.26cm" svg:height="0.186cm" svg:x="22.887cm" svg:y="18.824cm">
          <text:p/>
          <draw:enhanced-geometry draw:mirror-horizontal="false" draw:mirror-vertical="false" drawooo:sub-view-size="1415 1011" svg:viewBox="0 0 35375 25275" draw:type="ooxml-non-primitive" draw:enhanced-path="M 438 1 L 203 102 34 237 1 270 1 304 34 338 68 338 102 405 236 506 371 607 405 641 472 607 472 573 472 506 371 371 775 405 1179 405 1145 674 1179 944 1213 1011 1246 1011 1314 977 1347 944 1381 775 1415 607 1415 270 1415 237 1381 203 1314 169 539 169 573 102 573 35 506 1 Z N"/>
        </draw:custom-shape>
        <draw:custom-shape draw:name="Shape 122" draw:style-name="Mgr3" draw:text-style-name="MP5" draw:layer="layout" svg:width="0.807cm" svg:height="0.266cm" svg:x="21.844cm" svg:y="18.688cm">
          <text:p/>
          <draw:enhanced-geometry draw:mirror-horizontal="false" draw:mirror-vertical="false" drawooo:sub-view-size="4378 1448" svg:viewBox="0 0 109450 36200" draw:type="ooxml-non-primitive" draw:enhanced-path="M 371 169 L 842 270 1314 303 1785 337 2256 404 3233 606 3569 640 3704 674 3839 707 3940 775 4007 876 4007 1010 3973 1179 1987 1010 1112 909 674 876 236 909 371 169 Z M 741 0 L 304 34 203 34 34 68 34 101 169 135 68 505 0 909 34 977 68 1044 169 1044 236 1010 640 1111 1112 1179 1987 1246 4108 1448 4142 1414 4209 1381 4209 1347 4209 1280 4209 1246 4377 741 4377 674 4377 640 4344 606 4276 573 3199 337 2088 135 1213 34 741 0 Z N"/>
        </draw:custom-shape>
        <draw:custom-shape draw:name="Shape 123" draw:style-name="Mgr3" draw:text-style-name="MP5" draw:layer="layout" svg:width="0.179cm" svg:height="0.092cm" svg:x="2.22cm" svg:y="4.909cm">
          <text:p/>
          <draw:enhanced-geometry draw:mirror-horizontal="false" draw:mirror-vertical="false" drawooo:sub-view-size="977 506" svg:viewBox="0 0 24425 12650" draw:type="ooxml-non-primitive" draw:enhanced-path="M 640 1 L 404 68 202 203 34 371 0 405 0 472 34 506 135 506 303 405 505 304 707 236 909 203 977 169 977 102 943 34 876 1 Z N"/>
        </draw:custom-shape>
        <draw:custom-shape draw:name="Shape 124" draw:style-name="Mgr3" draw:text-style-name="MP5" draw:layer="layout" svg:width="6.795cm" svg:height="0.527cm" svg:x="18.626cm" svg:y="18.234cm">
          <text:p/>
          <draw:enhanced-geometry draw:mirror-horizontal="false" draw:mirror-vertical="false" drawooo:sub-view-size="36834 2863" svg:viewBox="0 0 920850 71575" draw:type="ooxml-non-primitive" draw:enhanced-path="M 606 0 L 34 34 0 68 34 101 573 202 1111 270 2189 337 4377 405 9192 674 13973 977 18787 1314 23299 1684 27810 2054 36833 2862 36833 2559 32389 2122 27945 1751 23501 1415 19057 1078 14242 775 9461 472 4647 202 2357 34 1179 0 Z N"/>
        </draw:custom-shape>
        <draw:custom-shape draw:name="Shape 125" draw:style-name="Mgr3" draw:text-style-name="MP5" draw:layer="layout" svg:width="0.235cm" svg:height="0.061cm" svg:x="21.31cm" svg:y="18.793cm">
          <text:p/>
          <draw:enhanced-geometry draw:mirror-horizontal="false" draw:mirror-vertical="false" drawooo:sub-view-size="1280 338" svg:viewBox="0 0 32000 8450" draw:type="ooxml-non-primitive" draw:enhanced-path="M 67 1 L 0 34 0 68 0 102 34 169 202 236 370 270 741 304 1044 337 1178 304 1246 270 1279 203 1279 169 1279 135 1178 68 808 68 438 34 67 1 Z N"/>
        </draw:custom-shape>
        <draw:custom-shape draw:name="Shape 126" draw:style-name="Mgr3" draw:text-style-name="MP5" draw:layer="layout" svg:width="0.241cm" svg:height="0.055cm" svg:x="21.328cm" svg:y="18.601cm">
          <text:p/>
          <draw:enhanced-geometry draw:mirror-horizontal="false" draw:mirror-vertical="false" drawooo:sub-view-size="1314 304" svg:viewBox="0 0 32850 7600" draw:type="ooxml-non-primitive" draw:enhanced-path="M 404 1 L 236 35 34 68 0 102 34 136 168 203 303 270 673 304 1010 304 1145 270 1212 237 1279 203 1313 136 1279 102 1178 35 1044 1 774 35 404 1 Z N"/>
        </draw:custom-shape>
        <draw:custom-shape draw:name="Shape 127" draw:style-name="Mgr3" draw:text-style-name="MP5" draw:layer="layout" svg:width="0.254cm" svg:height="0.08cm" svg:x="21.353cm" svg:y="18.694cm">
          <text:p/>
          <draw:enhanced-geometry draw:mirror-horizontal="false" draw:mirror-vertical="false" drawooo:sub-view-size="1382 439" svg:viewBox="0 0 34550 10975" draw:type="ooxml-non-primitive" draw:enhanced-path="M 135 1 L 1 35 1 68 102 169 203 237 472 304 842 371 1246 439 1347 405 1381 338 1347 237 1280 203 910 102 539 35 270 1 Z N"/>
        </draw:custom-shape>
        <draw:custom-shape draw:name="Shape 128" draw:style-name="Mgr3" draw:text-style-name="MP5" draw:layer="layout" svg:width="4.31cm" svg:height="0.496cm" svg:x="17.905cm" svg:y="18.57cm">
          <text:p/>
          <draw:enhanced-geometry draw:mirror-horizontal="false" draw:mirror-vertical="false" drawooo:sub-view-size="23367 2694" svg:viewBox="0 0 584175 67350" draw:type="ooxml-non-primitive" draw:enhanced-path="M 68 1 L 1 34 1 102 68 371 169 573 338 775 540 910 742 1044 977 1145 1482 1280 1954 1381 2425 1448 3401 1549 5287 1684 9529 2054 13738 2391 18114 2694 23367 2694 19225 2458 15084 2189 11246 1920 7408 1583 3435 1213 2593 1145 2088 1112 1550 1044 1078 910 843 809 674 708 472 573 338 438 237 270 169 68 102 1 Z N"/>
        </draw:custom-shape>
        <draw:custom-shape draw:name="Shape 129" draw:style-name="Mgr3" draw:text-style-name="MP5" draw:layer="layout" svg:width="0.397cm" svg:height="0.142cm" svg:x="3.674cm" svg:y="5.102cm">
          <text:p/>
          <draw:enhanced-geometry draw:mirror-horizontal="false" draw:mirror-vertical="false" drawooo:sub-view-size="2156 775" svg:viewBox="0 0 53900 19375" draw:type="ooxml-non-primitive" draw:enhanced-path="M 101 0 L 34 68 0 169 0 202 34 270 236 371 438 438 842 539 1280 640 1751 707 1785 741 1852 775 1920 775 1987 741 2088 674 2122 640 2155 573 2155 472 2088 371 2054 337 1987 303 1516 270 1078 169 202 0 Z N"/>
        </draw:custom-shape>
        <draw:custom-shape draw:name="Shape 130" draw:style-name="Mgr3" draw:text-style-name="MP5" draw:layer="layout" svg:width="0.074cm" svg:height="0.111cm" svg:x="10.184cm" svg:y="17.253cm">
          <text:p/>
          <draw:enhanced-geometry draw:mirror-horizontal="false" draw:mirror-vertical="false" drawooo:sub-view-size="405 607" svg:viewBox="0 0 10125 15175" draw:type="ooxml-non-primitive" draw:enhanced-path="M 270 1 L 203 35 68 136 1 237 1 371 1 405 34 439 68 439 102 405 135 472 270 573 337 607 371 573 405 506 371 472 270 371 169 304 304 169 337 102 337 68 304 35 270 1 Z N"/>
        </draw:custom-shape>
        <draw:custom-shape draw:name="Shape 131" draw:style-name="Mgr3" draw:text-style-name="MP5" draw:layer="layout" svg:width="7.081cm" svg:height="4.006cm" svg:x="4.37cm" svg:y="14.37cm">
          <text:p/>
          <draw:enhanced-geometry draw:mirror-horizontal="false" draw:mirror-vertical="false" drawooo:sub-view-size="38382 21717" svg:viewBox="0 0 959550 542925" draw:type="ooxml-non-primitive" draw:enhanced-path="M 36059 304 L 36227 1247 36395 2223 36766 4142 37136 6432 37439 8721 37709 10909 37944 13098 38012 14108 38079 15152 38113 15421 38079 15791 38045 15960 38012 16094 37911 16229 37742 16296 37574 16330 37439 16397 28685 17609 19932 18855 15488 19495 11043 20202 6633 20976 4276 21414 3805 21481 3333 21549 3098 21549 2862 21515 2626 21448 2424 21313 2054 19360 1751 17407 1448 15488 1179 13502 674 9630 438 7745 303 6768 101 5859 4579 5119 9091 4445 18080 3199 22592 2526 27103 1853 31581 1112 33837 708 36059 304 Z M 36092 1 L 36025 35 36025 68 36025 102 33803 540 31547 910 29291 1280 27069 1651 22558 2290 18046 2930 13535 3536 9023 4176 6768 4546 4545 4916 2290 5287 68 5725 34 5725 0 5758 34 5826 68 6768 169 7745 438 9630 1010 13771 1212 15589 1482 17441 1751 19259 1919 20134 2155 21043 2088 21077 2054 21111 2054 21144 2222 21347 2222 21380 2256 21414 2323 21448 2492 21582 2694 21650 2929 21717 3603 21717 4074 21650 6431 21246 8754 20808 11178 20404 13569 20000 18417 19293 27844 17946 37271 16633 37338 16700 37372 16700 37405 16667 37540 16633 37641 16566 37742 16566 37810 16532 37944 16498 38079 16431 38214 16330 38281 16162 38315 15960 38348 15724 38382 15286 38315 14377 38214 13165 38079 11919 37810 9495 37473 7172 37136 4849 36934 3637 36732 2425 36496 1213 36328 641 36193 35 36126 1 Z N"/>
        </draw:custom-shape>
        <draw:custom-shape draw:name="Shape 132" draw:style-name="Mgr3" draw:text-style-name="MP5" draw:layer="layout" svg:width="0.001cm" svg:height="0.001cm" svg:x="4.68cm" svg:y="6.059cm">
          <text:p/>
          <draw:enhanced-geometry draw:mirror-horizontal="false" draw:mirror-vertical="false" drawooo:sub-view-size="1 1" svg:viewBox="0 0 25 25" draw:type="ooxml-non-primitive" draw:enhanced-path="M 1 0 L 1 0 1 0 1 0 1 0 1 0 Z N"/>
        </draw:custom-shape>
        <draw:custom-shape draw:name="Shape 133" draw:style-name="Mgr3" draw:text-style-name="MP5" draw:layer="layout" svg:width="0.428cm" svg:height="0.465cm" svg:x="4.6cm" svg:y="15.992cm">
          <text:p/>
          <draw:enhanced-geometry draw:mirror-horizontal="false" draw:mirror-vertical="false" drawooo:sub-view-size="2324 2526" svg:viewBox="0 0 58100 63150" draw:type="ooxml-non-primitive" draw:enhanced-path="M 1953 202 L 1953 640 1986 1111 2054 1583 2155 2020 2188 2054 2155 2054 1751 2088 1347 2155 943 2189 505 2222 337 1347 168 404 606 404 1077 371 1953 202 Z M 1953 0 L 1044 135 572 202 101 303 67 303 67 371 34 371 0 404 34 943 135 1448 236 1987 370 2458 404 2525 471 2525 539 2492 572 2424 539 2357 943 2391 1380 2357 1784 2290 2188 2189 2222 2121 2222 2088 2289 2054 2323 1987 2289 1549 2222 1078 2121 606 2054 169 2054 101 2054 68 2020 34 1953 0 Z N"/>
        </draw:custom-shape>
        <draw:custom-shape draw:name="Shape 134" draw:style-name="Mgr3" draw:text-style-name="MP5" draw:layer="layout" svg:width="0.074cm" svg:height="0.074cm" svg:x="4.612cm" svg:y="5.997cm">
          <text:p/>
          <draw:enhanced-geometry draw:mirror-horizontal="false" draw:mirror-vertical="false" drawooo:sub-view-size="405 405" svg:viewBox="0 0 10125 10125" draw:type="ooxml-non-primitive" draw:enhanced-path="M 202 0 L 101 34 68 68 34 135 0 202 0 270 34 337 101 371 169 404 270 404 303 371 371 337 404 236 404 169 404 101 337 34 270 0 Z N"/>
        </draw:custom-shape>
        <draw:custom-shape draw:name="Shape 135" draw:style-name="Mgr3" draw:text-style-name="MP5" draw:layer="layout" svg:width="0.763cm" svg:height="0.465cm" svg:x="4.736cm" svg:y="16.83cm">
          <text:p/>
          <draw:enhanced-geometry draw:mirror-horizontal="false" draw:mirror-vertical="false" drawooo:sub-view-size="4142 2526" svg:viewBox="0 0 103550 63150" draw:type="ooxml-non-primitive" draw:enhanced-path="M 3738 169 L 3704 337 3738 472 3772 809 3906 1751 3065 1852 2223 1953 1347 2088 910 2189 674 2256 506 2357 337 1381 270 1011 236 809 169 640 1044 472 1953 371 3738 169 Z M 3267 1 L 2728 68 1684 203 876 304 472 405 270 472 135 573 102 506 68 539 1 708 34 910 102 1280 304 2425 337 2492 405 2526 472 2492 506 2425 506 2391 876 2391 1246 2324 2021 2155 2997 2021 3974 1920 3974 1987 4007 2021 4075 2054 4108 2021 4142 1953 4075 1448 4007 910 3974 539 3940 337 3839 135 3873 102 3873 34 3839 1 Z N"/>
        </draw:custom-shape>
        <draw:custom-shape draw:name="Shape 136" draw:style-name="Mgr3" draw:text-style-name="MP5" draw:layer="layout" svg:width="0.844cm" svg:height="0.695cm" svg:x="2.084cm" svg:y="5.183cm">
          <text:p/>
          <draw:enhanced-geometry draw:mirror-horizontal="false" draw:mirror-vertical="false" drawooo:sub-view-size="4580 3772" svg:viewBox="0 0 114500 94300" draw:type="ooxml-non-primitive" draw:enhanced-path="M 2391 1583 L 2425 1651 2559 1718 2660 1819 2694 1954 2728 2088 2694 2223 2660 2324 2559 2425 2425 2526 2357 2560 2324 2627 2290 2964 2256 3267 1819 3199 1819 2896 1920 2627 1920 2526 1886 2492 1852 2459 1718 2391 1617 2324 1549 2223 1549 2122 1549 1987 1583 1886 1650 1752 1751 1684 1920 1617 2054 1583 Z M 775 270 L 1213 472 1650 607 2088 708 2559 775 3536 843 4445 910 4310 1213 4175 1516 4007 2156 3670 3469 3670 3502 3064 3368 2492 3300 2559 2997 2559 2728 2728 2593 2862 2425 2930 2257 2963 2088 2930 1886 2862 1718 2728 1550 2559 1449 2458 1415 2391 1482 2290 1415 2155 1381 2021 1381 1886 1415 1751 1449 1617 1550 1516 1617 1415 1752 1347 1853 1314 1987 1314 2122 1347 2257 1381 2358 1448 2459 1549 2560 1684 2627 1583 2896 1583 3166 876 3065 539 3031 202 3031 337 2358 505 1651 640 977 775 270 Z M 741 1 L 707 68 472 775 270 1516 101 2290 0 3031 0 3098 34 3132 101 3132 573 3267 1044 3368 2021 3502 2997 3603 3468 3704 3940 3772 4041 3772 4108 3704 4074 3603 4074 3570 4007 3570 3906 3536 3906 3502 4310 2122 4478 1415 4546 1078 4579 708 4546 674 4546 708 4512 742 4478 742 4074 607 3637 573 2761 506 2256 472 1785 371 808 102 808 35 775 1 Z N"/>
        </draw:custom-shape>
        <draw:custom-shape draw:name="Shape 137" draw:style-name="Mgr3" draw:text-style-name="MP5" draw:layer="layout" svg:width="0.664cm" svg:height="0.465cm" svg:x="4.661cm" svg:y="16.383cm">
          <text:p/>
          <draw:enhanced-geometry draw:mirror-horizontal="false" draw:mirror-vertical="false" drawooo:sub-view-size="3604 2526" svg:viewBox="0 0 90100 63150" draw:type="ooxml-non-primitive" draw:enhanced-path="M 3199 337 L 3300 1212 3334 1583 3368 1987 3267 1919 2896 1919 2425 2020 1482 2256 1246 2290 977 2290 708 2324 472 2391 337 1919 236 1448 203 1078 203 876 135 707 169 707 506 606 842 539 1549 472 2357 371 3199 337 Z M 3233 0 L 3165 34 3165 101 3165 169 2458 202 1751 270 943 337 539 438 169 539 135 606 135 674 102 606 68 606 34 707 1 808 1 1044 68 1482 169 1987 304 2458 337 2526 405 2526 472 2492 472 2425 842 2492 1179 2458 1549 2425 1886 2357 2290 2256 2660 2189 3031 2155 3435 2155 3435 2189 3536 2189 3570 2121 3603 1886 3603 1650 3536 1179 3469 606 3334 68 3300 0 Z N"/>
        </draw:custom-shape>
        <draw:custom-shape draw:name="Shape 138" draw:style-name="Mgr3" draw:text-style-name="MP5" draw:layer="layout" svg:width="0.248cm" svg:height="0.279cm" svg:x="4.544cm" svg:y="5.916cm">
          <text:p/>
          <draw:enhanced-geometry draw:mirror-horizontal="false" draw:mirror-vertical="false" drawooo:sub-view-size="1347 1516" svg:viewBox="0 0 33675 37900" draw:type="ooxml-non-primitive" draw:enhanced-path="M 842 236 L 909 270 1044 337 1111 472 1145 573 1145 708 1145 842 1111 943 1044 1044 976 1145 875 1213 774 1246 640 1280 505 1280 404 1213 303 1145 236 1078 202 943 202 708 236 472 269 371 337 304 404 270 505 236 Z M 741 1 L 606 34 438 68 303 135 168 236 101 371 34 539 0 708 0 876 34 1044 101 1213 202 1314 337 1415 539 1482 707 1516 842 1448 976 1381 1111 1280 1212 1179 1279 1011 1347 876 1347 708 1347 573 1313 438 1212 304 1111 169 1010 102 875 34 741 1 Z N"/>
        </draw:custom-shape>
        <draw:custom-shape draw:name="Shape 139" draw:style-name="Mgr3" draw:text-style-name="MP5" draw:layer="layout" svg:width="0.105cm" svg:height="0.098cm" svg:x="2.419cm" svg:y="5.512cm">
          <text:p/>
          <draw:enhanced-geometry draw:mirror-horizontal="false" draw:mirror-vertical="false" drawooo:sub-view-size="573 539" svg:viewBox="0 0 14325 13475" draw:type="ooxml-non-primitive" draw:enhanced-path="M 236 0 L 169 34 102 68 68 101 34 169 34 236 1 303 1 371 1 438 102 505 236 539 438 539 506 505 539 472 573 404 539 270 506 135 405 34 337 0 Z N"/>
        </draw:custom-shape>
        <draw:custom-shape draw:name="Shape 140" draw:style-name="Mgr3" draw:text-style-name="MP5" draw:layer="layout" svg:width="0.739cm" svg:height="0.714cm" svg:x="1.027cm" svg:y="4.903cm">
          <text:p/>
          <draw:enhanced-geometry draw:mirror-horizontal="false" draw:mirror-vertical="false" drawooo:sub-view-size="4008 3873" svg:viewBox="0 0 100200 96825" draw:type="ooxml-non-primitive" draw:enhanced-path="M 2088 270 L 2391 304 2661 371 2930 472 3166 641 3368 843 3570 1112 3671 1280 3738 1449 3772 1617 3805 1819 3772 1987 3772 2156 3637 2492 3469 2829 3233 3098 2964 3334 2627 3502 2324 3570 1987 3603 1651 3603 1348 3570 1112 3502 944 3435 775 3334 641 3199 506 3031 405 2863 338 2694 270 2459 237 2122 237 1785 338 1449 439 1146 641 876 843 674 1112 472 1415 338 1482 338 1785 304 2088 270 Z M 1987 1 L 1651 35 1449 68 1280 136 1112 203 944 270 775 405 641 506 405 809 203 1112 68 1482 1 1886 1 2290 35 2526 68 2762 136 2964 237 3166 371 3300 506 3435 674 3570 843 3671 1011 3738 1213 3805 1617 3873 2055 3873 2526 3805 2728 3772 2930 3671 3132 3570 3300 3469 3435 3300 3570 3166 3704 2997 3805 2795 3873 2627 3940 2425 3974 2223 4007 2021 4007 1785 3974 1583 3940 1381 3906 1179 3738 876 3536 607 3267 371 2997 203 2661 68 2324 1 Z N"/>
        </draw:custom-shape>
        <draw:custom-shape draw:name="Shape 141" draw:style-name="Mgr3" draw:text-style-name="MP5" draw:layer="layout" svg:width="4.273cm" svg:height="1.869cm" svg:x="0.847cm" svg:y="4.661cm">
          <text:p/>
          <draw:enhanced-geometry draw:mirror-horizontal="false" draw:mirror-vertical="false" drawooo:sub-view-size="23165 10135" svg:viewBox="0 0 579125 253375" draw:type="ooxml-non-primitive" draw:enhanced-path="M 3603 304 L 3940 337 4647 472 5219 607 6397 775 7576 977 7340 1112 7138 1213 6667 1482 6330 1348 5926 1246 5522 1179 5152 1145 5084 1112 4849 910 4546 741 4276 640 3973 539 3637 506 3334 472 2997 472 2694 506 2829 438 2963 371 3266 304 Z M 2559 640 L 2593 741 2627 775 3502 775 3771 809 4007 876 4276 943 4512 1044 4748 1179 4815 1213 4815 1280 4882 1348 4983 1348 5152 1583 5320 1819 5421 2088 5522 2358 5589 2661 5623 2930 5690 3502 5690 3805 5657 4108 5623 4411 5522 4681 5421 4950 5253 5186 5051 5421 4815 5590 4613 5724 4377 5825 4108 5893 3872 5960 3334 5994 2829 5994 2559 5960 2290 5926 2054 5825 1819 5724 1617 5623 1381 5489 1213 5320 1011 5152 842 4950 708 4748 573 4546 472 4310 371 4075 304 3839 270 3570 236 3300 270 3065 270 2829 337 2593 405 2358 506 2156 640 1954 775 1752 943 1583 1280 1280 1684 1011 2122 809 2559 640 Z M 5387 1449 L 6061 1550 6364 1651 6700 1752 6633 2055 6566 2391 6498 3031 6263 3974 6027 4916 5892 5287 5825 5623 5791 5994 5791 6128 5825 6297 5724 6229 5589 6196 5320 6196 5185 6162 5051 6128 4748 5994 4983 5893 5185 5724 5387 5489 5589 5253 5724 4984 5825 4714 5892 4445 5960 4142 5960 3839 5960 3502 5926 2964 5825 2425 5758 2156 5657 1920 5522 1651 5387 1449 Z M 4411 6128 L 4546 6229 4680 6263 5017 6364 5219 6431 5421 6431 5522 6465 5488 6499 5387 6633 5320 6835 5253 6869 5118 6835 4849 6802 4546 6701 3906 6566 3603 6465 3468 6398 3300 6330 3872 6263 4142 6196 4411 6128 Z M 15926 8653 L 16936 8822 16902 8855 16801 8923 16666 8956 16431 8956 16296 8923 16161 8855 16027 8754 15926 8653 Z M 20572 5051 L 20875 5085 21178 5152 21481 5253 21750 5421 22019 5623 22255 5825 22491 6095 22659 6398 22760 6633 22861 6903 22895 7138 22928 7408 22895 7677 22861 7913 22794 8182 22726 8418 22592 8653 22457 8855 22289 9091 22120 9259 21918 9428 21716 9596 21481 9731 21245 9832 20875 9933 20504 9967 20134 9933 19764 9866 19427 9731 19124 9529 18821 9293 18585 9057 18619 8990 18585 8923 18585 8889 18518 8855 18451 8822 18316 8586 18181 8350 18114 8047 18080 7778 18080 7509 18114 7239 18148 7004 18249 6768 18350 6532 18484 6330 18619 6128 18787 5960 18989 5792 19191 5623 19393 5489 19629 5354 19865 5253 20100 5186 20336 5118 20572 5051 Z M 4680 1 L 4512 34 4377 68 4344 135 4344 169 4377 236 4243 236 3839 135 3536 102 3233 68 2930 68 2829 102 2728 135 2627 203 2559 270 2526 371 2526 472 2256 539 2021 573 1785 674 1549 775 1314 910 1112 1078 910 1246 741 1415 573 1617 438 1819 304 2055 203 2290 135 2526 68 2795 34 3065 1 3300 1 3603 34 3906 102 4176 203 4445 304 4681 472 4950 640 5152 809 5354 1011 5556 1246 5724 1482 5859 1718 5994 1987 6095 2256 6196 2526 6263 2829 6297 3031 6330 2997 6330 2997 6398 3064 6465 3435 6667 3839 6802 4344 6936 4512 7004 4714 7071 4916 7105 5084 7138 5253 7138 5354 7105 5455 7037 5556 6903 5623 6768 5657 6566 5657 6499 5892 6600 5926 6600 5960 6566 5993 6532 5993 6499 6128 6600 6330 6701 6364 6701 7273 7004 8216 7273 9125 7509 10101 7711 11986 8081 13872 8384 13939 8384 13973 8350 14040 8283 14040 8216 14006 8182 13939 8148 12996 7980 12054 7812 10202 7408 8317 6970 6465 6532 6397 6499 6263 6398 6162 6297 6094 6162 6061 5960 6061 5792 6061 5556 6162 5118 6263 4647 6397 4209 6599 3570 6700 3132 6801 2661 6835 2156 6835 1920 6835 1718 6835 1651 6970 1785 7138 1886 7239 1886 7340 1920 7407 1886 7441 1819 7407 1752 7340 1718 7205 1684 7037 1651 6936 1583 7542 1280 7879 1145 8047 1112 8249 1112 8788 1145 9327 1246 10404 1449 11414 1651 12390 1886 14343 2358 14410 2492 14478 2627 14646 2896 14781 3098 14781 3098 14309 3065 14242 2863 14208 2795 14141 2728 14141 2627 14107 2593 14074 2593 12660 2290 11246 1987 10572 1785 9865 1583 9158 1415 8788 1348 8451 1314 8418 1314 8418 1348 8418 1381 8721 1516 9024 1651 9663 1853 10943 2122 12458 2492 14006 2795 14074 2964 14107 3166 14141 3233 14208 3267 14680 3334 15151 3401 15185 3435 15252 3469 15319 3435 15387 3469 15286 3704 15185 3940 15016 4479 14882 5017 14814 5556 14747 6095 14612 6970 14511 7408 14410 7778 14343 7913 14276 8014 14208 8081 14074 8081 14040 8115 14040 8148 14040 8182 14074 8283 14107 8317 14175 8317 14343 8283 14377 8317 14983 8485 15589 8586 15622 8721 15690 8855 15791 8956 15892 9057 16161 9226 16397 9293 16666 9293 16936 9226 17037 9158 17138 9057 17239 8990 17306 8855 18249 9057 18518 9360 18821 9630 19191 9832 19595 10000 20033 10101 20471 10135 20875 10135 21312 10068 21582 9967 21817 9832 22053 9697 22255 9495 22457 9293 22625 9091 22794 8855 22895 8586 22996 8350 23097 8081 23130 7778 23164 7509 23164 7239 23130 6970 23063 6701 22962 6431 22827 6196 22693 5960 22524 5758 22322 5556 22087 5354 21851 5186 21615 5051 21346 4916 21077 4849 20807 4782 20538 4748 20269 4748 20033 4815 19764 4916 19528 5085 19292 5287 18989 5489 18720 5724 18451 5994 18249 6297 18080 6633 17946 7004 17878 7374 17845 7778 17845 8047 17912 8283 17979 8519 18047 8754 17171 8552 16229 8384 15319 8249 14848 8216 14410 8216 14511 8081 14612 7913 14680 7744 14747 7509 14814 7105 14848 6768 14949 5960 15117 5118 15319 4310 15387 3906 15454 3469 15858 3603 16262 3671 17070 3839 18720 4075 22322 4714 22356 4782 22390 4815 22423 4849 22524 4849 22592 4815 22592 4748 22592 4714 22558 4613 22558 4546 22558 4512 22491 4479 22255 3772 22120 3435 22053 3267 21952 3132 21918 3065 21885 3031 20067 2627 18249 2257 16397 1920 15724 1785 15420 1752 15084 1785 15387 1920 15690 2021 16363 2122 18181 2459 19999 2829 21817 3233 21851 3401 21885 3536 22019 3839 22221 4411 18787 3839 17138 3502 16262 3368 15858 3334 15420 3300 15420 3267 15387 3233 15319 3199 15151 3098 15016 2964 14781 2661 14680 2492 14545 2324 14579 2290 14579 2223 14545 2189 14511 2156 12256 1617 11111 1348 9966 1145 9091 977 8653 910 8249 876 8182 842 6229 506 6263 438 6229 371 6195 337 6094 304 5522 236 5219 203 5051 169 4983 169 4950 102 4882 68 4815 34 4680 1 Z N"/>
        </draw:custom-shape>
        <draw:custom-shape draw:name="Shape 142" draw:style-name="Mgr3" draw:text-style-name="MP5" draw:layer="layout" svg:width="0.397cm" svg:height="0.434cm" svg:x="1.189cm" svg:y="5.059cm">
          <text:p/>
          <draw:enhanced-geometry draw:mirror-horizontal="false" draw:mirror-vertical="false" drawooo:sub-view-size="2156 2358" svg:viewBox="0 0 53900 58950" draw:type="ooxml-non-primitive" draw:enhanced-path="M 943 304 L 674 809 674 809 876 337 943 304 Z M 1179 304 L 1414 337 1583 405 1684 472 1751 539 1886 775 1919 842 1919 842 1785 809 1751 809 1717 876 1482 1213 1717 708 1717 640 1717 607 1684 539 1583 506 1549 539 1515 573 1078 1246 1078 1246 1145 1112 1145 1078 1482 539 1482 472 1482 438 1414 371 1313 371 1280 405 1078 708 943 1011 741 1280 741 1280 876 1044 1179 337 1179 304 Z M 775 371 L 606 607 472 876 371 1145 278 1423 278 1423 270 1381 270 1213 303 1044 438 708 505 607 573 506 775 371 Z M 1953 977 L 1953 1145 1919 1314 1818 1482 1717 1650 1684 1583 1953 977 Z M 303 1549 L 404 1583 337 1684 303 1549 Z M 1347 1852 L 1381 1886 1414 1920 1381 1953 1212 2021 1347 1852 Z M 1145 1 L 943 34 842 34 741 68 573 135 404 270 270 472 169 674 68 876 34 1078 0 1246 0 1448 34 1650 101 1819 169 1987 303 2088 438 2189 606 2256 808 2324 876 2357 943 2324 1179 2324 1381 2256 1583 2155 1751 1987 1919 1819 2054 1617 2121 1415 2155 1179 2155 943 2088 775 2020 573 1886 371 1717 236 1549 102 1347 34 1145 1 Z N"/>
        </draw:custom-shape>
        <draw:custom-shape draw:name="Shape 143" draw:style-name="Mgr3" draw:text-style-name="MP5" draw:layer="layout" svg:width="0.527cm" svg:height="0.558cm" svg:x="4.407cm" svg:y="5.767cm">
          <text:p/>
          <draw:enhanced-geometry draw:mirror-horizontal="false" draw:mirror-vertical="false" drawooo:sub-view-size="2863 3031" svg:viewBox="0 0 71575 75775" draw:type="ooxml-non-primitive" draw:enhanced-path="M 1414 203 L 1616 236 1818 270 1987 337 2155 438 2323 573 2458 741 2593 943 2694 1179 2727 1415 2694 1650 2626 1886 2525 2088 2391 2290 2222 2458 2020 2627 1852 2694 1684 2761 1549 2795 1381 2829 1246 2795 1111 2761 977 2728 842 2627 606 2458 438 2189 303 1920 236 1583 236 1381 270 1145 337 943 404 741 472 607 573 539 741 405 977 304 1212 236 1414 203 Z M 1179 1 L 842 68 808 135 640 236 472 371 371 506 236 674 169 876 68 1078 34 1246 0 1448 0 1751 101 2088 236 2391 438 2627 674 2829 808 2930 943 2963 1111 3031 1448 3031 1616 2997 1919 2896 2189 2761 2424 2559 2593 2357 2727 2088 2828 1819 2862 1482 2828 1179 2795 1011 2727 842 2660 708 2593 573 2357 337 2088 169 1818 68 1482 1 Z N"/>
        </draw:custom-shape>
        <draw:custom-shape draw:name="Shape 144" draw:style-name="Mgr3" draw:text-style-name="MP5" draw:layer="layout" svg:width="0.061cm" svg:height="0.372cm" svg:x="7.637cm" svg:y="16.489cm">
          <text:p/>
          <draw:enhanced-geometry draw:mirror-horizontal="false" draw:mirror-vertical="false" drawooo:sub-view-size="338 2021" svg:viewBox="0 0 8450 50525" draw:type="ooxml-non-primitive" draw:enhanced-path="M 1 1 L 1 34 1 270 34 472 102 943 135 1448 169 1718 203 1954 236 1987 270 2021 304 1987 337 1954 337 1684 337 1448 270 910 203 472 169 236 102 34 68 1 Z N"/>
        </draw:custom-shape>
        <draw:custom-shape draw:name="Shape 145" draw:style-name="Mgr3" draw:text-style-name="MP5" draw:layer="layout" svg:width="0.409cm" svg:height="0.409cm" svg:x="8.935cm" svg:y="15.805cm">
          <text:p/>
          <draw:enhanced-geometry draw:mirror-horizontal="false" draw:mirror-vertical="false" drawooo:sub-view-size="2223 2223" svg:viewBox="0 0 55575 55575" draw:type="ooxml-non-primitive" draw:enhanced-path="M 1818 0 L 1313 68 808 135 404 169 202 202 0 270 0 303 169 371 337 404 707 337 1246 270 1785 202 1785 371 1785 539 1852 909 1919 1381 1953 1616 2020 1818 1044 1953 674 1987 505 2020 371 2121 539 2189 707 2222 1078 2155 2121 2020 2189 1987 2222 1953 2222 1886 2189 1852 2155 1616 2121 1347 2054 876 1987 505 1953 337 1886 135 1919 101 1919 34 1886 0 Z N"/>
        </draw:custom-shape>
        <draw:custom-shape draw:name="Shape 146" draw:style-name="Mgr3" draw:text-style-name="MP5" draw:layer="layout" svg:width="0.136cm" svg:height="0.117cm" svg:x="9.494cm" svg:y="15.892cm">
          <text:p/>
          <draw:enhanced-geometry draw:mirror-horizontal="false" draw:mirror-vertical="false" drawooo:sub-view-size="742 641" svg:viewBox="0 0 18550 16025" draw:type="ooxml-non-primitive" draw:enhanced-path="M 606 135 L 539 236 438 304 337 337 202 337 202 203 404 135 Z M 371 1 L 270 34 169 102 135 68 101 102 68 102 68 337 0 371 0 405 0 472 68 506 101 573 135 607 169 640 236 607 236 573 236 539 236 506 438 472 573 405 640 337 707 270 741 203 741 102 741 68 707 34 539 1 Z N"/>
        </draw:custom-shape>
        <draw:custom-shape draw:name="Shape 147" draw:style-name="Mgr3" draw:text-style-name="MP5" draw:layer="layout" svg:width="0.068cm" svg:height="0.372cm" svg:x="9.861cm" svg:y="16.153cm">
          <text:p/>
          <draw:enhanced-geometry draw:mirror-horizontal="false" draw:mirror-vertical="false" drawooo:sub-view-size="372 2021" svg:viewBox="0 0 9300 50525" draw:type="ooxml-non-primitive" draw:enhanced-path="M 35 1 L 1 34 1 68 1 270 35 506 102 943 136 1482 169 1718 203 1987 237 2021 304 2021 338 1987 371 1718 338 1448 270 910 203 472 169 236 102 34 68 1 Z N"/>
        </draw:custom-shape>
        <draw:custom-shape draw:name="Shape 148" draw:style-name="Mgr3" draw:text-style-name="MP5" draw:layer="layout" svg:width="0.434cm" svg:height="0.409cm" svg:x="9.358cm" svg:y="15.737cm">
          <text:p/>
          <draw:enhanced-geometry draw:mirror-horizontal="false" draw:mirror-vertical="false" drawooo:sub-view-size="2358 2224" svg:viewBox="0 0 58950 55600" draw:type="ooxml-non-primitive" draw:enhanced-path="M 1852 1 L 1684 35 1347 102 708 169 405 237 135 304 102 237 68 203 1 237 1 472 1 708 68 1146 135 1684 203 1920 304 2189 337 2223 371 2223 405 2189 438 2156 405 1886 337 1617 236 1112 203 742 135 405 539 371 943 338 1852 169 1886 203 1987 203 1987 472 2021 775 2155 1785 1953 1785 1751 1819 1347 1886 842 1954 607 2021 506 2055 438 2156 506 2189 607 2223 842 2223 1246 2122 1718 2088 1987 2021 2189 1954 2256 1987 2290 1987 2358 1954 2358 1886 2189 876 2155 439 2122 237 2054 35 2021 35 2021 68 1987 68 1920 35 1852 1 Z N"/>
        </draw:custom-shape>
        <draw:custom-shape draw:name="Shape 149" draw:style-name="Mgr3" draw:text-style-name="MP5" draw:layer="layout" svg:width="0.384cm" svg:height="0.428cm" svg:x="9.507cm" svg:y="16.153cm">
          <text:p/>
          <draw:enhanced-geometry draw:mirror-horizontal="false" draw:mirror-vertical="false" drawooo:sub-view-size="2089 2324" svg:viewBox="0 0 52225 58100" draw:type="ooxml-non-primitive" draw:enhanced-path="M 1718 1 L 1516 34 1112 135 573 203 68 304 1 304 1 371 1 405 34 472 34 640 68 842 135 1213 169 1684 203 1920 270 2155 270 2223 270 2256 304 2290 371 2324 1415 2122 1785 2088 1954 2021 2088 1920 1920 1852 1752 1852 1415 1920 438 2088 405 1852 371 1650 304 1179 270 809 236 640 169 472 708 405 1246 304 1617 236 1785 169 1886 68 1886 34 1718 1 Z N"/>
        </draw:custom-shape>
        <draw:custom-shape draw:name="Shape 150" draw:style-name="Mgr3" draw:text-style-name="MP5" draw:layer="layout" svg:width="0.08cm" svg:height="0.366cm" svg:x="8.923cm" svg:y="16.737cm">
          <text:p/>
          <draw:enhanced-geometry draw:mirror-horizontal="false" draw:mirror-vertical="false" drawooo:sub-view-size="439 1987" svg:viewBox="0 0 10975 49675" draw:type="ooxml-non-primitive" draw:enhanced-path="M 1 0 L 1 34 1 270 1 472 68 943 169 1448 237 1718 304 1953 338 1987 405 1987 439 1953 439 1920 405 1650 371 1415 270 910 169 472 136 236 68 0 Z N"/>
        </draw:custom-shape>
        <draw:custom-shape draw:name="Shape 151" draw:style-name="Mgr3" draw:text-style-name="MP5" draw:layer="layout" svg:width="0.434cm" svg:height="0.074cm" svg:x="8.991cm" svg:y="17.116cm">
          <text:p/>
          <draw:enhanced-geometry draw:mirror-horizontal="false" draw:mirror-vertical="false" drawooo:sub-view-size="2358 405" svg:viewBox="0 0 58950 10125" draw:type="ooxml-non-primitive" draw:enhanced-path="M 2054 0 L 1751 34 1212 101 573 135 270 202 101 236 0 303 0 337 101 371 236 404 505 371 1044 303 1717 236 2020 202 2323 101 2357 68 2323 34 2054 0 Z N"/>
        </draw:custom-shape>
        <draw:custom-shape draw:name="Shape 152" draw:style-name="Mgr3" draw:text-style-name="MP5" draw:layer="layout" svg:width="0.08cm" svg:height="0.124cm" svg:x="8.364cm" svg:y="15.7cm">
          <text:p/>
          <draw:enhanced-geometry draw:mirror-horizontal="false" draw:mirror-vertical="false" drawooo:sub-view-size="439 675" svg:viewBox="0 0 10975 16875" draw:type="ooxml-non-primitive" draw:enhanced-path="M 270 169 L 270 270 270 338 203 304 169 237 169 203 203 169 Z M 203 1 L 136 35 68 68 1 169 1 237 35 338 102 371 169 439 68 506 68 573 68 607 136 674 304 674 371 641 439 607 439 540 439 472 405 405 439 371 439 338 371 304 405 237 405 169 371 68 304 35 203 1 Z N"/>
        </draw:custom-shape>
        <draw:custom-shape draw:name="Shape 153" draw:style-name="Mgr3" draw:text-style-name="MP5" draw:layer="layout" svg:width="0.142cm" svg:height="0.08cm" svg:x="9.047cm" svg:y="16.774cm">
          <text:p/>
          <draw:enhanced-geometry draw:mirror-horizontal="false" draw:mirror-vertical="false" drawooo:sub-view-size="775 439" svg:viewBox="0 0 19375 10975" draw:type="ooxml-non-primitive" draw:enhanced-path="M 573 0 L 438 34 303 101 34 270 0 304 0 371 34 405 68 438 674 438 741 405 775 337 741 270 674 236 404 236 539 169 606 68 640 0 Z N"/>
        </draw:custom-shape>
        <draw:custom-shape draw:name="Shape 154" draw:style-name="Mgr3" draw:text-style-name="MP5" draw:layer="layout" svg:width="0.086cm" svg:height="0.366cm" svg:x="8.165cm" svg:y="15.532cm">
          <text:p/>
          <draw:enhanced-geometry draw:mirror-horizontal="false" draw:mirror-vertical="false" drawooo:sub-view-size="472 1988" svg:viewBox="0 0 11800 49700" draw:type="ooxml-non-primitive" draw:enhanced-path="M 34 1 L 0 35 0 237 34 472 101 910 169 1449 236 1718 337 1954 371 1987 404 1987 438 1954 472 1920 438 1651 404 1415 270 910 202 439 169 237 101 1 Z N"/>
        </draw:custom-shape>
        <draw:custom-shape draw:name="Shape 155" draw:style-name="Mgr3" draw:text-style-name="MP5" draw:layer="layout" svg:width="0.036cm" svg:height="0.111cm" svg:x="8.643cm" svg:y="16.035cm">
          <text:p/>
          <draw:enhanced-geometry draw:mirror-horizontal="false" draw:mirror-vertical="false" drawooo:sub-view-size="203 608" svg:viewBox="0 0 5075 15200" draw:type="ooxml-non-primitive" draw:enhanced-path="M 68 1 L 35 35 1 169 1 304 35 540 68 573 102 607 169 573 203 540 203 506 169 270 169 35 136 1 Z N"/>
        </draw:custom-shape>
        <draw:custom-shape draw:name="Shape 156" draw:style-name="Mgr3" draw:text-style-name="MP5" draw:layer="layout" svg:width="0.434cm" svg:height="0.403cm" svg:x="8.606cm" svg:y="15.414cm">
          <text:p/>
          <draw:enhanced-geometry draw:mirror-horizontal="false" draw:mirror-vertical="false" drawooo:sub-view-size="2358 2189" svg:viewBox="0 0 58950 54725" draw:type="ooxml-non-primitive" draw:enhanced-path="M 1684 0 L 1348 68 742 135 439 202 136 270 102 202 68 169 35 236 1 438 1 674 68 1111 136 1650 203 1919 304 2155 338 2189 371 2189 439 2155 439 2121 405 1852 371 1616 270 1111 203 741 136 371 540 337 944 303 1886 135 1920 169 1954 202 1987 169 1987 472 2021 741 2156 1751 1954 1751 1752 1785 1348 1886 876 1919 607 1987 506 2054 439 2121 540 2155 641 2189 843 2189 1247 2088 1752 2054 1987 2020 2189 1953 2324 1953 2358 1919 2358 1886 2223 876 2156 438 2122 202 2055 0 2021 0 2021 34 1987 34 1920 0 Z N"/>
        </draw:custom-shape>
        <draw:custom-shape draw:name="Shape 157" draw:style-name="Mgr3" draw:text-style-name="MP5" draw:layer="layout" svg:width="0.117cm" svg:height="0.123cm" svg:x="9.066cm" svg:y="15.967cm">
          <text:p/>
          <draw:enhanced-geometry draw:mirror-horizontal="false" draw:mirror-vertical="false" drawooo:sub-view-size="641 674" svg:viewBox="0 0 16025 16850" draw:type="ooxml-non-primitive" draw:enhanced-path="M 236 169 L 270 203 438 203 472 337 472 405 438 472 371 506 337 506 202 472 169 438 135 371 169 236 236 169 Z M 202 1 L 101 68 34 169 0 304 0 405 34 539 135 640 236 674 337 674 472 640 539 573 606 472 640 304 606 169 539 68 472 34 337 1 Z N"/>
        </draw:custom-shape>
        <draw:custom-shape draw:name="Shape 158" draw:style-name="Mgr3" draw:text-style-name="MP5" draw:layer="layout" svg:width="0.098cm" svg:height="0.105cm" svg:x="8.805cm" svg:y="15.631cm">
          <text:p/>
          <draw:enhanced-geometry draw:mirror-horizontal="false" draw:mirror-vertical="false" drawooo:sub-view-size="539 573" svg:viewBox="0 0 13475 14325" draw:type="ooxml-non-primitive" draw:enhanced-path="M 236 1 L 135 34 68 68 34 135 0 203 0 270 34 337 101 371 270 371 404 337 404 337 371 405 371 472 404 539 438 573 472 573 505 506 539 405 539 203 505 169 472 135 404 169 303 236 135 236 135 169 169 135 270 102 438 102 438 135 505 135 505 102 438 34 371 1 Z N"/>
        </draw:custom-shape>
        <draw:custom-shape draw:name="Shape 159" draw:style-name="Mgr3" draw:text-style-name="MP5" draw:layer="layout" svg:width="0.13cm" svg:height="0.111cm" svg:x="8.171cm" svg:y="16.097cm">
          <text:p/>
          <draw:enhanced-geometry draw:mirror-horizontal="false" draw:mirror-vertical="false" drawooo:sub-view-size="708 607" svg:viewBox="0 0 17700 15175" draw:type="ooxml-non-primitive" draw:enhanced-path="M 539 1 L 505 34 505 102 539 203 505 337 438 405 337 472 269 472 236 438 168 337 168 270 202 169 202 135 168 102 67 135 34 203 0 304 0 371 34 472 101 539 168 607 404 607 505 573 572 506 640 438 674 337 707 203 674 102 640 1 Z N"/>
        </draw:custom-shape>
        <draw:custom-shape draw:name="Shape 160" draw:style-name="Mgr3" draw:text-style-name="MP5" draw:layer="layout" svg:width="0.428cm" svg:height="0.422cm" svg:x="8.476cm" svg:y="15.861cm">
          <text:p/>
          <draw:enhanced-geometry draw:mirror-horizontal="false" draw:mirror-vertical="false" drawooo:sub-view-size="2324 2290" svg:viewBox="0 0 58100 57250" draw:type="ooxml-non-primitive" draw:enhanced-path="M 1954 0 L 1954 34 1954 101 1449 135 944 169 506 202 270 236 169 303 102 371 270 404 439 404 809 371 1381 337 1954 303 1987 606 2021 943 2088 1381 2122 1583 2156 1818 1247 1919 809 1987 405 2121 304 1684 237 1246 203 808 169 573 68 371 1 505 1 640 1 977 102 1583 102 1785 136 1987 169 2088 203 2189 270 2256 371 2290 405 2290 405 2256 405 2222 843 2222 1314 2155 2189 1987 2290 1987 2324 1953 2324 1717 2290 1515 2223 1078 2156 539 2088 270 2021 34 2021 0 Z N"/>
        </draw:custom-shape>
        <draw:custom-shape draw:name="Shape 161" draw:style-name="Mgr3" draw:text-style-name="MP5" draw:layer="layout" svg:width="0.13cm" svg:height="0.105cm" svg:x="8.184cm" svg:y="16.973cm">
          <text:p/>
          <draw:enhanced-geometry draw:mirror-horizontal="false" draw:mirror-vertical="false" drawooo:sub-view-size="708 574" svg:viewBox="0 0 17700 14350" draw:type="ooxml-non-primitive" draw:enhanced-path="M 505 1 L 472 35 438 102 438 203 505 338 539 371 505 371 472 338 404 270 169 68 135 35 68 35 34 68 34 102 34 136 0 270 34 540 68 573 169 573 202 506 202 338 371 472 472 506 539 540 607 506 674 472 708 405 708 338 640 203 607 102 607 35 539 1 Z N"/>
        </draw:custom-shape>
        <draw:custom-shape draw:name="Shape 162" draw:style-name="Mgr3" draw:text-style-name="MP5" draw:layer="layout" svg:width="0.409cm" svg:height="0.415cm" svg:x="8.177cm" svg:y="16.352cm">
          <text:p/>
          <draw:enhanced-geometry draw:mirror-horizontal="false" draw:mirror-vertical="false" drawooo:sub-view-size="2223 2256" svg:viewBox="0 0 55575 56400" draw:type="ooxml-non-primitive" draw:enhanced-path="M 1920 168 L 1954 539 1987 909 2021 1380 2055 1852 1583 1852 1112 1919 742 1986 573 2020 405 2087 337 1650 236 1178 203 808 135 438 1045 337 1920 168 Z M 1920 0 L 1011 101 102 269 34 303 1 337 1 606 34 842 102 1347 169 1818 203 2020 270 2222 304 2256 371 2256 371 2222 607 2222 843 2188 1280 2121 1684 2054 1886 2020 2088 1953 2156 1953 2223 1885 2223 1650 2223 1380 2189 875 2122 471 2088 269 1987 67 1987 0 Z N"/>
        </draw:custom-shape>
        <draw:custom-shape draw:name="Shape 163" draw:style-name="Mgr3" draw:text-style-name="MP5" draw:layer="layout" svg:width="0.086cm" svg:height="0.124cm" svg:x="8.333cm" svg:y="16.507cm">
          <text:p/>
          <draw:enhanced-geometry draw:mirror-horizontal="false" draw:mirror-vertical="false" drawooo:sub-view-size="472 675" svg:viewBox="0 0 11800 16875" draw:type="ooxml-non-primitive" draw:enhanced-path="M 270 1 L 337 169 371 337 337 405 304 472 270 539 203 539 169 472 135 405 68 371 34 371 1 438 1 472 34 539 68 607 68 640 102 674 203 674 304 640 371 573 438 506 472 371 438 236 405 102 337 1 Z N"/>
        </draw:custom-shape>
        <draw:custom-shape draw:name="Shape 164" draw:style-name="Mgr3" draw:text-style-name="MP5" draw:layer="layout" svg:width="0.422cm" svg:height="0.409cm" svg:x="8.028cm" svg:y="16.812cm">
          <text:p/>
          <draw:enhanced-geometry draw:mirror-horizontal="false" draw:mirror-vertical="false" drawooo:sub-view-size="2291 2223" svg:viewBox="0 0 57275 55575" draw:type="ooxml-non-primitive" draw:enhanced-path="M 1886 203 L 1954 573 2021 943 2055 1381 2122 1819 1954 1819 1752 1852 1381 1920 910 1987 674 2021 472 2088 371 1650 270 1179 203 809 102 438 1011 337 1886 203 Z M 1886 1 L 977 135 68 270 1 304 1 371 1 607 1 809 68 1213 169 1718 236 1953 337 2189 405 2223 674 2223 876 2189 1280 2122 1752 2088 1954 2054 2189 1987 2290 1987 2290 1953 2290 1718 2290 1482 2223 1044 2122 539 2055 304 1987 68 1954 34 1886 1 Z N"/>
        </draw:custom-shape>
        <draw:custom-shape draw:name="Shape 165" draw:style-name="Mgr3" draw:text-style-name="MP5" draw:layer="layout" svg:width="0.161cm" svg:height="0.142cm" svg:x="7.438cm" svg:y="16.638cm">
          <text:p/>
          <draw:enhanced-geometry draw:mirror-horizontal="false" draw:mirror-vertical="false" drawooo:sub-view-size="876 776" svg:viewBox="0 0 21900 19400" draw:type="ooxml-non-primitive" draw:enhanced-path="M 371 1 L 270 34 169 68 101 135 34 236 0 337 0 472 34 539 68 607 135 674 202 741 303 775 404 775 472 741 539 708 573 741 606 775 640 775 640 741 674 708 640 607 606 506 606 472 808 438 842 405 876 337 842 304 775 270 573 304 472 337 371 371 371 405 371 438 539 472 539 506 539 539 438 573 371 607 303 573 236 539 202 506 169 405 169 337 202 270 270 203 438 135 606 102 606 68 606 34 472 1 Z N"/>
        </draw:custom-shape>
        <draw:custom-shape draw:name="Shape 166" draw:style-name="Mgr3" draw:text-style-name="MP5" draw:layer="layout" svg:width="0.44cm" svg:height="0.415cm" svg:x="7.718cm" svg:y="16.42cm">
          <text:p/>
          <draw:enhanced-geometry draw:mirror-horizontal="false" draw:mirror-vertical="false" drawooo:sub-view-size="2391 2257" svg:viewBox="0 0 59775 56425" draw:type="ooxml-non-primitive" draw:enhanced-path="M 1515 0 L 1078 101 606 236 101 371 68 270 0 270 0 303 0 573 34 808 135 1347 169 1785 202 2020 270 2223 337 2256 371 2223 438 2223 1313 2122 1751 2054 2189 1919 2189 1953 2222 1987 2256 1987 2323 1919 2357 1818 2391 1751 2391 1616 2357 1414 2290 1212 2222 606 2121 303 2054 169 1987 68 1953 68 1953 270 1953 505 2054 943 2121 1381 2189 1818 1751 1818 1280 1886 404 2054 371 2054 371 1818 337 1616 270 1179 236 842 169 539 707 404 1246 270 1616 202 1785 169 1953 68 1953 34 1852 0 Z N"/>
        </draw:custom-shape>
        <draw:custom-shape draw:name="Shape 167" draw:style-name="Mgr3" draw:text-style-name="MP5" draw:layer="layout" svg:width="0.117cm" svg:height="0.117cm" svg:x="7.91cm" svg:y="16.582cm">
          <text:p/>
          <draw:enhanced-geometry draw:mirror-horizontal="false" draw:mirror-vertical="false" drawooo:sub-view-size="640 641" svg:viewBox="0 0 16000 16025" draw:type="ooxml-non-primitive" draw:enhanced-path="M 471 1 L 438 34 404 68 370 102 370 236 370 270 135 337 101 203 101 169 67 169 0 203 0 371 0 405 34 438 67 607 135 640 168 640 202 607 202 539 168 472 404 438 438 539 505 640 539 640 572 607 572 506 539 371 640 337 640 270 640 236 640 203 572 203 505 236 505 169 505 102 539 34 505 34 471 1 Z N"/>
        </draw:custom-shape>
        <draw:custom-shape draw:name="Shape 168" draw:style-name="Mgr3" draw:text-style-name="MP5" draw:layer="layout" svg:width="0.403cm" svg:height="0.409cm" svg:x="8.942cm" svg:y="16.681cm">
          <text:p/>
          <draw:enhanced-geometry draw:mirror-horizontal="false" draw:mirror-vertical="false" drawooo:sub-view-size="2190 2223" svg:viewBox="0 0 54750 55575" draw:type="ooxml-non-primitive" draw:enhanced-path="M 1819 0 L 1314 68 775 169 371 202 169 236 1 303 169 404 338 404 674 371 1213 303 1752 202 1752 371 1785 573 1853 943 1920 1381 1954 1617 2021 1852 1011 1953 674 1987 506 2054 371 2155 540 2223 708 2223 1045 2155 2122 2021 2189 1987 2189 1953 2189 1886 2156 1852 2156 1617 2122 1381 2055 910 1987 539 1954 337 1886 169 1920 101 1920 68 1886 34 1819 0 Z N"/>
        </draw:custom-shape>
        <draw:custom-shape draw:name="Shape 169" draw:style-name="Mgr3" draw:text-style-name="MP5" draw:layer="layout" svg:width="0.428cm" svg:height="0.434cm" svg:x="9.06cm" svg:y="16.209cm">
          <text:p/>
          <draw:enhanced-geometry draw:mirror-horizontal="false" draw:mirror-vertical="false" drawooo:sub-view-size="2324 2358" svg:viewBox="0 0 58100 58950" draw:type="ooxml-non-primitive" draw:enhanced-path="M 1920 1 L 1920 34 1920 102 1617 102 1314 135 708 270 371 304 169 337 102 371 68 405 68 438 34 405 1 405 1 607 1 842 102 1280 236 2290 270 2324 337 2357 371 2324 405 2290 640 2290 910 2256 1381 2189 1785 2122 2021 2088 2088 2021 2155 1953 2054 1886 1684 1886 1213 1987 809 2021 607 2054 405 2122 236 1112 203 809 102 539 203 539 203 472 1145 371 1549 304 1920 203 1987 539 2054 910 2088 1448 2122 1684 2155 1953 2189 1987 2223 2021 2290 1987 2324 1953 2324 1684 2324 1415 2223 876 2155 438 2088 236 2021 1 Z N"/>
        </draw:custom-shape>
        <draw:custom-shape draw:name="Shape 170" draw:style-name="Mgr3" draw:text-style-name="MP5" draw:layer="layout" svg:width="0.117cm" svg:height="0.136cm" svg:x="9.246cm" svg:y="16.377cm">
          <text:p/>
          <draw:enhanced-geometry draw:mirror-horizontal="false" draw:mirror-vertical="false" drawooo:sub-view-size="641 742" svg:viewBox="0 0 16025 18550" draw:type="ooxml-non-primitive" draw:enhanced-path="M 135 1 L 68 68 34 135 1 304 1 506 34 674 68 741 135 741 405 708 506 640 607 573 640 506 607 472 405 472 203 539 203 270 203 135 203 68 169 1 Z N"/>
        </draw:custom-shape>
        <draw:custom-shape draw:name="Shape 171" draw:style-name="Mgr3" draw:text-style-name="MP5" draw:layer="layout" svg:width="0.08cm" svg:height="0.372cm" svg:x="8.917cm" svg:y="15.855cm">
          <text:p/>
          <draw:enhanced-geometry draw:mirror-horizontal="false" draw:mirror-vertical="false" drawooo:sub-view-size="438 2021" svg:viewBox="0 0 10950 50525" draw:type="ooxml-non-primitive" draw:enhanced-path="M 34 1 L 0 34 0 270 0 506 101 943 169 1482 236 1718 337 1987 371 2021 404 2021 438 1987 438 1953 438 1684 371 1415 270 910 202 472 169 270 101 34 68 1 Z N"/>
        </draw:custom-shape>
        <draw:custom-shape draw:name="Shape 172" draw:style-name="Mgr3" draw:text-style-name="MP5" draw:layer="layout" svg:width="0.13cm" svg:height="0.124cm" svg:x="8.78cm" svg:y="16.451cm">
          <text:p/>
          <draw:enhanced-geometry draw:mirror-horizontal="false" draw:mirror-vertical="false" drawooo:sub-view-size="708 675" svg:viewBox="0 0 17700 16875" draw:type="ooxml-non-primitive" draw:enhanced-path="M 1 1 L 1 102 1 236 68 573 102 607 135 640 169 640 203 607 371 405 371 438 405 472 472 573 573 674 674 674 674 640 674 573 607 506 506 405 472 371 405 371 472 304 573 203 607 203 640 169 708 102 708 68 674 34 607 1 506 1 405 135 304 236 203 405 169 270 135 135 68 1 Z N"/>
        </draw:custom-shape>
        <draw:custom-shape draw:name="Shape 173" draw:style-name="Mgr3" draw:text-style-name="MP5" draw:layer="layout" svg:width="0.161cm" svg:height="0.123cm" svg:x="8.594cm" svg:y="16.892cm">
          <text:p/>
          <draw:enhanced-geometry draw:mirror-horizontal="false" draw:mirror-vertical="false" drawooo:sub-view-size="876 674" svg:viewBox="0 0 21900 16850" draw:type="ooxml-non-primitive" draw:enhanced-path="M 640 0 L 607 34 371 337 169 68 102 34 68 34 34 68 1 135 102 606 102 674 236 674 236 606 203 404 203 404 337 539 405 573 472 539 607 337 640 472 741 606 775 640 842 606 876 573 876 505 775 303 741 101 741 34 708 0 Z N"/>
        </draw:custom-shape>
        <draw:custom-shape draw:name="Shape 174" draw:style-name="Mgr3" draw:text-style-name="MP5" draw:layer="layout" svg:width="0.428cm" svg:height="0.44cm" svg:x="8.612cm" svg:y="16.277cm">
          <text:p/>
          <draw:enhanced-geometry draw:mirror-horizontal="false" draw:mirror-vertical="false" drawooo:sub-view-size="2324 2391" svg:viewBox="0 0 58100 59775" draw:type="ooxml-non-primitive" draw:enhanced-path="M 1920 135 L 2021 1044 2122 1953 1684 2020 1280 2121 876 2188 506 2256 472 2256 472 2222 438 1784 371 1313 270 875 135 438 1044 337 1482 236 1920 135 Z M 1920 0 L 1482 34 1011 101 68 269 34 269 1 337 1 370 68 404 102 875 135 1347 236 1818 337 2256 337 2289 371 2323 438 2289 472 2357 506 2390 910 2390 1314 2323 1751 2222 2122 2087 2122 2155 2155 2222 2290 2222 2324 2155 2324 1616 2256 1111 2189 572 2054 67 2054 34 1987 34 1987 0 Z N"/>
        </draw:custom-shape>
        <draw:custom-shape draw:name="Shape 175" draw:style-name="Mgr3" draw:text-style-name="MP5" draw:layer="layout" svg:width="0.067cm" svg:height="0.415cm" svg:x="9.501cm" svg:y="17.116cm">
          <text:p/>
          <draw:enhanced-geometry draw:mirror-horizontal="false" draw:mirror-vertical="false" drawooo:sub-view-size="371 2256" svg:viewBox="0 0 9275 56400" draw:type="ooxml-non-primitive" draw:enhanced-path="M 34 0 L 0 202 0 438 67 876 135 1549 168 1886 236 2222 269 2256 370 2256 370 2189 370 1953 370 1684 303 1179 236 573 168 270 67 0 Z N"/>
        </draw:custom-shape>
        <draw:custom-shape draw:name="Shape 176" draw:style-name="Mgr3" draw:text-style-name="MP5" draw:layer="layout" svg:width="0.086cm" svg:height="0.372cm" svg:x="5.941cm" svg:y="15.861cm">
          <text:p/>
          <draw:enhanced-geometry draw:mirror-horizontal="false" draw:mirror-vertical="false" drawooo:sub-view-size="472 2021" svg:viewBox="0 0 11800 50525" draw:type="ooxml-non-primitive" draw:enhanced-path="M 34 0 L 34 34 0 34 0 270 34 505 101 943 169 1482 236 1717 337 1987 371 2020 404 2020 438 1987 472 1953 438 1684 371 1414 270 909 202 472 169 236 101 34 68 0 Z N"/>
        </draw:custom-shape>
        <draw:custom-shape draw:name="Shape 177" draw:style-name="Mgr3" draw:text-style-name="MP5" draw:layer="layout" svg:width="0.123cm" svg:height="0.167cm" svg:x="6.115cm" svg:y="15.998cm">
          <text:p/>
          <draw:enhanced-geometry draw:mirror-horizontal="false" draw:mirror-vertical="false" drawooo:sub-view-size="674 911" svg:viewBox="0 0 16850 22775" draw:type="ooxml-non-primitive" draw:enhanced-path="M 370 1 L 236 35 168 68 101 136 34 203 0 237 34 304 135 304 202 237 269 169 337 169 404 237 337 338 269 439 202 573 202 641 236 674 303 674 370 641 471 641 471 742 370 742 236 775 236 809 236 843 303 876 370 910 539 876 606 843 640 775 673 708 673 641 640 540 572 506 505 472 404 472 539 304 539 203 505 68 438 35 370 1 Z N"/>
        </draw:custom-shape>
        <draw:custom-shape draw:name="Shape 178" draw:style-name="Mgr3" draw:text-style-name="MP5" draw:layer="layout" svg:width="0.092cm" svg:height="0.136cm" svg:x="5.699cm" svg:y="16.886cm">
          <text:p/>
          <draw:enhanced-geometry draw:mirror-horizontal="false" draw:mirror-vertical="false" drawooo:sub-view-size="506 742" svg:viewBox="0 0 12650 18550" draw:type="ooxml-non-primitive" draw:enhanced-path="M 169 1 L 135 34 101 68 34 438 0 573 0 640 0 708 34 741 68 741 135 674 169 607 303 607 371 708 404 741 438 741 472 708 505 674 472 539 505 506 472 472 438 472 404 371 270 34 236 1 Z N"/>
        </draw:custom-shape>
        <draw:custom-shape draw:name="Shape 179" draw:style-name="Mgr3" draw:text-style-name="MP5" draw:layer="layout" svg:width="0.422cm" svg:height="0.465cm" svg:x="5.357cm" svg:y="17.197cm">
          <text:p/>
          <draw:enhanced-geometry draw:mirror-horizontal="false" draw:mirror-vertical="false" drawooo:sub-view-size="2290 2527" svg:viewBox="0 0 57250 63175" draw:type="ooxml-non-primitive" draw:enhanced-path="M 1953 203 L 1953 641 1987 1112 2054 1583 2155 2021 2155 2055 2122 2055 1751 2088 1347 2156 910 2189 506 2257 304 1348 135 439 573 405 1044 371 1953 203 Z M 1953 1 L 1011 169 539 203 102 304 68 338 34 371 1 371 1 439 34 944 102 1449 203 1987 371 2492 405 2526 472 2526 539 2492 539 2425 539 2358 943 2391 1347 2358 1785 2290 2155 2189 2189 2122 2189 2088 2256 2088 2290 2055 2290 1987 2256 1550 2189 1078 2122 607 2021 169 2054 102 2021 68 1987 35 1953 1 Z N"/>
        </draw:custom-shape>
        <draw:custom-shape draw:name="Shape 180" draw:style-name="Mgr3" draw:text-style-name="MP5" draw:layer="layout" svg:width="0.086cm" svg:height="0.036cm" svg:x="6.438cm" svg:y="16.352cm">
          <text:p/>
          <draw:enhanced-geometry draw:mirror-horizontal="false" draw:mirror-vertical="false" drawooo:sub-view-size="473 203" svg:viewBox="0 0 11825 5075" draw:type="ooxml-non-primitive" draw:enhanced-path="M 405 0 L 337 34 270 34 102 67 68 67 1 101 1 135 1 168 68 168 169 202 304 168 371 168 438 135 472 101 472 67 405 0 Z N"/>
        </draw:custom-shape>
        <draw:custom-shape draw:name="Shape 181" draw:style-name="Mgr3" draw:text-style-name="MP5" draw:layer="layout" svg:width="0.428cm" svg:height="0.422cm" svg:x="6.252cm" svg:y="16.197cm">
          <text:p/>
          <draw:enhanced-geometry draw:mirror-horizontal="false" draw:mirror-vertical="false" drawooo:sub-view-size="2324 2290" svg:viewBox="0 0 58100 57250" draw:type="ooxml-non-primitive" draw:enhanced-path="M 1953 0 L 1953 34 1953 101 1448 101 943 169 472 169 270 236 169 270 102 337 270 404 438 404 809 371 1381 303 1953 270 1953 606 2021 909 2088 1347 2122 1583 2155 1785 1246 1919 809 1987 405 2121 304 1684 236 1246 203 775 169 573 68 371 1 505 1 640 1 943 102 1583 102 1751 135 1987 169 2088 203 2189 270 2256 371 2290 405 2256 405 2222 842 2222 1314 2155 2189 1987 2223 1953 2290 1987 2324 1953 2324 1717 2290 1482 2223 1044 2155 539 2088 270 2021 0 Z N"/>
        </draw:custom-shape>
        <draw:custom-shape draw:name="Shape 182" draw:style-name="Mgr3" draw:text-style-name="MP5" draw:layer="layout" svg:width="0.099cm" svg:height="0.117cm" svg:x="6.426cm" svg:y="16.377cm">
          <text:p/>
          <draw:enhanced-geometry draw:mirror-horizontal="false" draw:mirror-vertical="false" drawooo:sub-view-size="540 641" svg:viewBox="0 0 13500 16025" draw:type="ooxml-non-primitive" draw:enhanced-path="M 0 1 L 0 270 34 506 34 539 68 539 34 573 34 607 169 640 303 607 438 573 505 539 539 506 539 472 539 438 404 438 303 472 135 539 169 506 135 304 337 304 371 270 404 236 404 169 371 135 303 135 202 169 169 169 101 203 68 1 Z N"/>
        </draw:custom-shape>
        <draw:custom-shape draw:name="Shape 183" draw:style-name="Mgr3" draw:text-style-name="MP5" draw:layer="layout" svg:width="0.434cm" svg:height="0.471cm" svg:x="5.742cm" svg:y="17.594cm">
          <text:p/>
          <draw:enhanced-geometry draw:mirror-horizontal="false" draw:mirror-vertical="false" drawooo:sub-view-size="2358 2560" svg:viewBox="0 0 58950 64000" draw:type="ooxml-non-primitive" draw:enhanced-path="M 1886 203 L 1954 573 2021 943 2088 1549 2189 2155 1987 2155 1819 2189 1449 2223 977 2290 742 2357 540 2425 405 1785 270 1179 203 809 102 438 1011 337 1886 203 Z M 1886 1 L 977 135 68 270 1 304 1 371 1 573 1 775 68 1213 203 1886 304 2223 405 2526 439 2559 506 2526 506 2559 742 2559 944 2526 1348 2458 1785 2391 2021 2357 2223 2324 2290 2324 2324 2290 2358 2256 2358 1987 2324 1650 2223 1044 2122 539 2088 304 1987 34 1954 34 1886 1 Z N"/>
        </draw:custom-shape>
        <draw:custom-shape draw:name="Shape 184" draw:style-name="Mgr3" draw:text-style-name="MP5" draw:layer="layout" svg:width="0.422cm" svg:height="0.465cm" svg:x="9.805cm" svg:y="16.532cm">
          <text:p/>
          <draw:enhanced-geometry draw:mirror-horizontal="false" draw:mirror-vertical="false" drawooo:sub-view-size="2291 2526" svg:viewBox="0 0 57275 63150" draw:type="ooxml-non-primitive" draw:enhanced-path="M 1954 202 L 1954 640 1987 1111 2055 1583 2156 2021 2156 2054 1752 2088 1348 2155 910 2189 506 2223 304 1347 136 404 607 404 1045 371 1954 202 Z M 1954 0 L 1011 135 573 202 102 303 68 303 35 371 1 371 1 404 35 943 102 1448 237 1987 371 2458 405 2526 472 2526 540 2492 540 2425 540 2357 944 2391 1381 2357 1785 2290 2156 2189 2189 2122 2189 2088 2257 2054 2290 2054 2290 1987 2257 1549 2189 1078 2122 606 2021 169 2055 101 2055 68 2021 34 1954 0 Z N"/>
        </draw:custom-shape>
        <draw:custom-shape draw:name="Shape 185" draw:style-name="Mgr3" draw:text-style-name="MP5" draw:layer="layout" svg:width="0.446cm" svg:height="0.515cm" svg:x="9.513cm" svg:y="17.017cm">
          <text:p/>
          <draw:enhanced-geometry draw:mirror-horizontal="false" draw:mirror-vertical="false" drawooo:sub-view-size="2425 2795" svg:viewBox="0 0 60625 69875" draw:type="ooxml-non-primitive" draw:enhanced-path="M 2021 1 L 2021 68 1751 102 1516 135 1010 270 775 304 236 304 135 337 34 405 0 472 34 506 909 506 1179 472 1448 371 1718 304 2021 270 2054 708 2122 1112 2189 1684 2223 1987 2290 2256 2256 2223 1718 2357 1179 2492 741 2593 539 2660 337 2761 573 2795 775 2761 1212 2627 1718 2526 2256 2391 2324 2391 2324 2357 2391 2391 2425 2357 2425 2088 2391 1819 2324 1280 2256 674 2189 371 2122 68 2122 34 2054 1 Z N"/>
        </draw:custom-shape>
        <draw:custom-shape draw:name="Shape 186" draw:style-name="Mgr3" draw:text-style-name="MP5" draw:layer="layout" svg:width="0.117cm" svg:height="0.13cm" svg:x="6.419cm" svg:y="17.222cm">
          <text:p/>
          <draw:enhanced-geometry draw:mirror-horizontal="false" draw:mirror-vertical="false" drawooo:sub-view-size="641 708" svg:viewBox="0 0 16025 17700" draw:type="ooxml-non-primitive" draw:enhanced-path="M 506 1 L 371 135 270 236 102 169 34 169 34 203 1 236 34 270 169 371 102 472 34 573 1 674 34 708 102 708 169 674 236 607 337 438 539 506 607 472 640 438 607 371 573 337 438 304 472 236 539 34 539 1 Z N"/>
        </draw:custom-shape>
        <draw:custom-shape draw:name="Shape 187" draw:style-name="Mgr3" draw:text-style-name="MP5" draw:layer="layout" svg:width="0.54cm" svg:height="0.496cm" svg:x="8.966cm" svg:y="17.085cm">
          <text:p/>
          <draw:enhanced-geometry draw:mirror-horizontal="false" draw:mirror-vertical="false" drawooo:sub-view-size="2930 2695" svg:viewBox="0 0 73250 67375" draw:type="ooxml-non-primitive" draw:enhanced-path="M 2526 1 L 2492 35 2492 304 2526 573 2627 1078 2694 1684 2795 2257 2189 2324 1617 2391 1044 2492 775 2560 607 2560 438 2593 438 2290 405 1987 304 1415 236 876 169 641 34 405 1 641 1 910 102 1449 203 2055 270 2358 371 2661 405 2694 438 2694 573 2627 640 2661 708 2694 910 2694 1314 2593 2088 2492 2829 2391 2862 2358 2896 2324 2930 2290 2930 2021 2896 1752 2829 1247 2761 607 2660 304 2559 1 Z N"/>
        </draw:custom-shape>
        <draw:custom-shape draw:name="Shape 188" draw:style-name="Mgr3" draw:text-style-name="MP5" draw:layer="layout" svg:width="2.217cm" svg:height="0.751cm" svg:x="6.749cm" svg:y="17.197cm">
          <text:p/>
          <draw:enhanced-geometry draw:mirror-horizontal="false" draw:mirror-vertical="false" drawooo:sub-view-size="12020 4075" svg:viewBox="0 0 300500 101875" draw:type="ooxml-non-primitive" draw:enhanced-path="M 11481 304 L 11515 573 11582 876 11784 2223 11717 2223 11414 2189 11111 2189 10505 2257 9899 2391 9293 2526 8586 2694 7845 2829 6397 3065 4949 3233 3502 3401 2054 3603 1313 3738 606 3873 573 3570 505 3300 371 2728 236 2223 67 1718 1515 1583 2963 1415 5858 1011 11481 304 Z M 11548 1 L 11515 68 5825 809 2929 1146 1482 1348 67 1583 0 1583 0 1617 0 1684 34 1954 67 2223 169 2762 303 3401 371 3738 472 4041 505 4075 573 4075 606 4041 606 4007 2020 3873 3434 3671 6229 3267 7575 3065 8249 2964 8922 2829 9629 2661 10303 2526 10639 2459 11010 2425 11750 2425 11784 2391 11818 2324 11952 2324 11986 2257 12020 2189 11818 1011 11784 641 11750 439 11683 270 11750 203 11750 136 11717 68 11616 68 11548 1 Z N"/>
        </draw:custom-shape>
        <draw:custom-shape draw:name="Shape 189" draw:style-name="Mgr3" draw:text-style-name="MP5" draw:layer="layout" svg:width="0.589cm" svg:height="0.515cm" svg:x="6.183cm" svg:y="17.507cm">
          <text:p/>
          <draw:enhanced-geometry draw:mirror-horizontal="false" draw:mirror-vertical="false" drawooo:sub-view-size="3199 2795" svg:viewBox="0 0 79975 69875" draw:type="ooxml-non-primitive" draw:enhanced-path="M 2795 0 L 2761 34 2761 135 2727 101 2424 68 2121 34 1785 34 1448 68 1111 101 808 169 202 371 101 303 68 337 34 371 0 438 34 472 101 472 135 943 236 1684 404 2694 438 2761 505 2795 573 2761 573 2694 438 1852 303 1010 303 775 270 539 842 371 1448 270 2391 270 2694 236 2727 236 2727 438 2761 606 2795 1010 2862 1684 2929 2020 3030 2323 2323 2323 1583 2391 1347 2424 1044 2458 808 2525 674 2593 606 2694 876 2694 1179 2660 1515 2626 1818 2593 2458 2559 2795 2525 3131 2458 3165 2424 3199 2391 3199 2290 3131 1987 3064 1650 2963 977 2929 505 2896 236 2828 34 2795 0 Z N"/>
        </draw:custom-shape>
        <draw:custom-shape draw:name="Shape 190" draw:style-name="Mgr3" draw:text-style-name="MP5" draw:layer="layout" svg:width="0.428cm" svg:height="0.409cm" svg:x="8.022cm" svg:y="15.936cm">
          <text:p/>
          <draw:enhanced-geometry draw:mirror-horizontal="false" draw:mirror-vertical="false" drawooo:sub-view-size="2324 2223" svg:viewBox="0 0 58100 55575" draw:type="ooxml-non-primitive" draw:enhanced-path="M 1919 202 L 1953 573 2020 943 2088 1381 2155 1818 1785 1818 1414 1886 943 1953 707 2020 471 2088 370 1616 269 1179 202 808 101 438 1010 337 1919 202 Z M 1886 0 L 976 101 67 270 34 303 0 371 0 573 34 775 101 1212 202 1684 269 1953 337 2189 404 2222 471 2189 875 2189 1279 2121 1751 2054 1987 2020 2189 1953 2222 1987 2256 1987 2290 1953 2323 1919 2323 1717 2290 1482 2222 1044 2121 539 2088 270 1987 34 1953 0 Z N"/>
        </draw:custom-shape>
        <draw:custom-shape draw:name="Shape 191" draw:style-name="Mgr3" draw:text-style-name="MP5" draw:layer="layout" svg:width="0.409cm" svg:height="0.409cm" svg:x="6.712cm" svg:y="16.134cm">
          <text:p/>
          <draw:enhanced-geometry draw:mirror-horizontal="false" draw:mirror-vertical="false" drawooo:sub-view-size="2223 2223" svg:viewBox="0 0 55575 55575" draw:type="ooxml-non-primitive" draw:enhanced-path="M 1818 1 L 1313 68 808 169 371 203 168 236 0 304 0 337 168 405 337 405 707 371 1246 304 1785 203 1751 405 1785 573 1852 943 1919 1381 1953 1617 2020 1852 1044 1953 674 1987 505 2054 371 2155 539 2223 707 2223 1078 2155 2121 2021 2189 2021 2222 1953 2222 1920 2189 1852 2155 1617 2121 1381 2054 910 1987 539 1953 337 1886 169 1919 102 1919 68 1886 34 1818 1 Z N"/>
        </draw:custom-shape>
        <draw:custom-shape draw:name="Shape 192" draw:style-name="Mgr3" draw:text-style-name="MP5" draw:layer="layout" svg:width="0.136cm" svg:height="0.117cm" svg:x="7.283cm" svg:y="16.228cm">
          <text:p/>
          <draw:enhanced-geometry draw:mirror-horizontal="false" draw:mirror-vertical="false" drawooo:sub-view-size="742 641" svg:viewBox="0 0 18550 16025" draw:type="ooxml-non-primitive" draw:enhanced-path="M 405 1 L 236 34 34 34 1 102 1 135 34 135 135 169 236 203 203 371 203 539 203 607 270 640 304 640 337 607 337 438 337 270 371 270 573 236 640 203 741 169 741 68 741 34 708 1 Z N"/>
        </draw:custom-shape>
        <draw:custom-shape draw:name="Shape 193" draw:style-name="Mgr3" draw:text-style-name="MP5" draw:layer="layout" svg:width="0.409cm" svg:height="0.422cm" svg:x="5.954cm" svg:y="16.681cm">
          <text:p/>
          <draw:enhanced-geometry draw:mirror-horizontal="false" draw:mirror-vertical="false" drawooo:sub-view-size="2223 2290" svg:viewBox="0 0 55575 57250" draw:type="ooxml-non-primitive" draw:enhanced-path="M 1920 169 L 1953 539 1987 943 2021 1415 2054 1886 2054 1886 1819 1852 1583 1886 1112 1953 741 2021 573 2054 371 2088 337 1650 236 1213 203 842 135 472 1044 337 1920 169 Z M 1920 0 L 1011 135 102 270 34 337 1 371 1 606 34 876 102 1381 135 1819 203 2054 270 2256 270 2290 371 2290 371 2256 607 2256 842 2223 1280 2122 1684 2088 1886 2054 2088 1987 2155 1987 2189 1920 2223 1650 2223 1415 2155 910 2122 505 2054 303 1987 101 1987 34 1920 0 Z N"/>
        </draw:custom-shape>
        <draw:custom-shape draw:name="Shape 194" draw:style-name="Mgr3" draw:text-style-name="MP5" draw:layer="layout" svg:width="0.08cm" svg:height="0.366cm" svg:x="6.693cm" svg:y="16.19cm">
          <text:p/>
          <draw:enhanced-geometry draw:mirror-horizontal="false" draw:mirror-vertical="false" drawooo:sub-view-size="438 1988" svg:viewBox="0 0 10950 49700" draw:type="ooxml-non-primitive" draw:enhanced-path="M 0 1 L 0 34 0 270 0 472 67 943 168 1448 236 1718 337 1953 370 1987 438 1987 438 1920 438 1684 370 1415 269 910 202 472 135 236 101 34 67 1 Z N"/>
        </draw:custom-shape>
        <draw:custom-shape draw:name="Shape 195" draw:style-name="Mgr3" draw:text-style-name="MP5" draw:layer="layout" svg:width="0.092cm" svg:height="0.117cm" svg:x="7.755cm" svg:y="16.159cm">
          <text:p/>
          <draw:enhanced-geometry draw:mirror-horizontal="false" draw:mirror-vertical="false" drawooo:sub-view-size="506 641" svg:viewBox="0 0 12650 16025" draw:type="ooxml-non-primitive" draw:enhanced-path="M 472 0 L 371 101 270 202 202 169 68 68 0 68 0 101 34 202 135 270 169 303 68 539 68 606 101 640 169 640 236 606 337 337 371 337 404 303 404 236 505 0 Z N"/>
        </draw:custom-shape>
        <draw:custom-shape draw:name="Shape 196" draw:style-name="Mgr3" draw:text-style-name="MP5" draw:layer="layout" svg:width="0.434cm" svg:height="0.409cm" svg:x="7.134cm" svg:y="16.073cm">
          <text:p/>
          <draw:enhanced-geometry draw:mirror-horizontal="false" draw:mirror-vertical="false" drawooo:sub-view-size="2358 2223" svg:viewBox="0 0 58950 55575" draw:type="ooxml-non-primitive" draw:enhanced-path="M 1650 0 L 1314 101 708 168 405 202 102 303 102 202 34 202 1 236 1 471 1 673 34 1145 135 1650 203 1919 304 2155 337 2222 371 2222 405 2188 438 2121 405 1885 337 1616 236 1111 203 741 135 370 539 370 943 303 1852 168 1886 202 1987 202 1987 471 2021 774 2155 1784 1751 1784 1347 1885 842 1919 607 1986 506 2054 438 2121 506 2188 842 2188 1246 2121 1718 2054 1987 2020 2189 1953 2256 1986 2290 1986 2357 1953 2357 1885 2189 875 2155 438 2122 236 2054 34 2021 34 1987 67 1987 34 1920 0 Z N"/>
        </draw:custom-shape>
        <draw:custom-shape draw:name="Shape 197" draw:style-name="Mgr3" draw:text-style-name="MP5" draw:layer="layout" svg:width="0.428cm" svg:height="0.465cm" svg:x="7.575cm" svg:y="15.985cm">
          <text:p/>
          <draw:enhanced-geometry draw:mirror-horizontal="false" draw:mirror-vertical="false" drawooo:sub-view-size="2324 2526" svg:viewBox="0 0 58100 63150" draw:type="ooxml-non-primitive" draw:enhanced-path="M 1953 203 L 1953 640 1986 1112 2054 1583 2155 2021 2188 2054 2155 2054 1751 2088 1347 2155 943 2189 505 2256 337 1347 168 438 606 405 1044 371 1953 203 Z M 1953 1 L 1044 169 572 203 101 304 67 337 67 371 34 371 0 438 34 943 101 1448 236 1987 370 2492 404 2526 471 2526 539 2492 539 2425 539 2357 943 2391 1380 2357 1784 2290 2188 2189 2222 2122 2188 2088 2289 2088 2289 2054 2323 1987 2289 1549 2222 1078 2121 607 2020 169 2054 102 2054 68 2020 34 1953 1 Z N"/>
        </draw:custom-shape>
        <draw:custom-shape draw:name="Shape 198" draw:style-name="Mgr3" draw:text-style-name="MP5" draw:layer="layout" svg:width="0.099cm" svg:height="0.13cm" svg:x="6.867cm" svg:y="16.29cm">
          <text:p/>
          <draw:enhanced-geometry draw:mirror-horizontal="false" draw:mirror-vertical="false" drawooo:sub-view-size="540 708" svg:viewBox="0 0 13500 17700" draw:type="ooxml-non-primitive" draw:enhanced-path="M 304 135 L 270 270 203 371 136 404 136 371 136 303 203 202 237 169 304 135 Z M 304 0 L 169 34 68 135 35 135 35 169 35 202 1 337 1 438 102 674 102 707 169 707 203 674 203 640 169 505 237 573 304 640 371 674 472 707 506 674 540 640 540 573 472 539 371 505 304 438 405 337 472 202 472 101 439 34 371 0 Z N"/>
        </draw:custom-shape>
        <draw:custom-shape draw:name="Shape 199" draw:style-name="Mgr3" draw:text-style-name="MP5" draw:layer="layout" svg:width="0.422cm" svg:height="0.409cm" svg:x="5.805cm" svg:y="17.147cm">
          <text:p/>
          <draw:enhanced-geometry draw:mirror-horizontal="false" draw:mirror-vertical="false" drawooo:sub-view-size="2291 2223" svg:viewBox="0 0 57275 55575" draw:type="ooxml-non-primitive" draw:enhanced-path="M 1886 203 L 1953 573 1987 943 2054 1381 2122 1819 1953 1819 1751 1852 1381 1886 910 1953 674 2021 472 2088 371 1617 270 1179 169 809 102 438 1011 337 1886 203 Z M 1886 1 L 977 102 68 270 1 304 1 371 1 573 1 775 68 1213 169 1684 236 1953 337 2189 405 2223 438 2189 876 2189 1280 2122 1718 2054 1953 2021 2189 1953 2223 1987 2256 1987 2290 1953 2290 1920 2290 1718 2256 1482 2189 1044 2122 539 2054 270 1987 34 1953 1 Z N"/>
        </draw:custom-shape>
        <draw:custom-shape draw:name="Shape 200" draw:style-name="Mgr3" draw:text-style-name="MP5" draw:layer="layout" svg:width="0.092cm" svg:height="0.136cm" svg:x="6.128cm" svg:y="16.849cm">
          <text:p/>
          <draw:enhanced-geometry draw:mirror-horizontal="false" draw:mirror-vertical="false" drawooo:sub-view-size="506 742" svg:viewBox="0 0 12650 18550" draw:type="ooxml-non-primitive" draw:enhanced-path="M 169 1 L 68 68 34 169 34 270 101 371 202 438 337 438 337 506 303 539 236 573 101 573 68 539 0 573 0 607 0 640 34 674 101 708 202 741 303 708 404 674 472 607 505 506 505 405 472 337 438 304 371 270 202 270 169 203 202 169 236 135 337 102 371 102 371 68 337 34 303 1 Z N"/>
        </draw:custom-shape>
        <draw:custom-shape draw:name="Shape 201" draw:style-name="Mgr3" draw:text-style-name="MP5" draw:layer="layout" svg:width="0.117cm" svg:height="0.167cm" svg:x="6.55cm" svg:y="16.762cm">
          <text:p/>
          <draw:enhanced-geometry draw:mirror-horizontal="false" draw:mirror-vertical="false" drawooo:sub-view-size="641 910" svg:viewBox="0 0 16025 22750" draw:type="ooxml-non-primitive" draw:enhanced-path="M 438 236 L 472 270 506 337 506 505 472 573 438 640 304 707 270 741 236 404 236 236 Z M 169 0 L 135 101 102 168 68 371 68 573 135 775 68 775 1 842 34 876 68 909 236 909 405 808 539 674 607 505 640 404 607 337 539 168 472 135 371 101 236 135 203 34 169 0 Z N"/>
        </draw:custom-shape>
        <draw:custom-shape draw:name="Shape 202" draw:style-name="Mgr3" draw:text-style-name="MP5" draw:layer="layout" svg:width="0.124cm" svg:height="0.136cm" svg:x="5.966cm" svg:y="17.296cm">
          <text:p/>
          <draw:enhanced-geometry draw:mirror-horizontal="false" draw:mirror-vertical="false" drawooo:sub-view-size="675 742" svg:viewBox="0 0 16875 18550" draw:type="ooxml-non-primitive" draw:enhanced-path="M 68 1 L 1 34 1 68 35 135 102 169 304 169 68 607 68 674 102 708 136 741 203 741 506 607 607 573 674 539 674 472 674 438 607 405 573 405 472 438 338 472 540 135 573 102 540 34 506 1 Z N"/>
        </draw:custom-shape>
        <draw:custom-shape draw:name="Shape 203" draw:style-name="Mgr3" draw:text-style-name="MP5" draw:layer="layout" svg:width="0.428cm" svg:height="0.446cm" svg:x="6.388cm" svg:y="16.607cm">
          <text:p/>
          <draw:enhanced-geometry draw:mirror-horizontal="false" draw:mirror-vertical="false" drawooo:sub-view-size="2324 2425" svg:viewBox="0 0 58100 60625" draw:type="ooxml-non-primitive" draw:enhanced-path="M 1919 135 L 2020 1044 2122 1987 1684 2054 1280 2122 876 2189 472 2290 472 2256 438 1819 371 1347 270 876 135 438 1044 337 1482 270 1919 135 Z M 1919 0 L 1482 68 1010 135 68 270 34 303 0 337 0 404 34 438 68 909 135 1381 236 1819 337 2290 337 2324 438 2324 472 2391 505 2425 909 2425 1313 2357 1751 2256 2122 2088 2122 2155 2155 2223 2223 2256 2290 2223 2324 2155 2290 1650 2256 1112 2189 606 2054 101 2020 68 1987 68 1987 34 1919 0 Z N"/>
        </draw:custom-shape>
        <draw:custom-shape draw:name="Shape 204" draw:style-name="Mgr3" draw:text-style-name="MP5" draw:layer="layout" svg:width="0.434cm" svg:height="0.422cm" svg:x="6.252cm" svg:y="17.073cm">
          <text:p/>
          <draw:enhanced-geometry draw:mirror-horizontal="false" draw:mirror-vertical="false" drawooo:sub-view-size="2358 2290" svg:viewBox="0 0 58950 57250" draw:type="ooxml-non-primitive" draw:enhanced-path="M 1953 304 L 1987 607 2054 943 2088 1381 2122 1583 2189 1819 1280 1920 842 1987 405 2122 337 1684 270 1246 236 809 169 573 102 371 102 371 270 405 472 405 842 371 1415 337 1953 304 Z M 1987 1 L 1953 34 1953 102 1448 135 943 169 506 203 304 236 203 304 102 371 68 371 34 506 1 640 34 977 102 1583 135 1785 169 1987 169 2088 236 2189 304 2256 371 2290 438 2290 438 2256 438 2223 876 2223 1314 2155 2189 1987 2290 1987 2324 1953 2357 1718 2324 1516 2223 1078 2155 539 2122 270 2054 34 2021 1 Z N"/>
        </draw:custom-shape>
      </draw:g>
      <draw:frame draw:name="Shape 205" presentation:style-name="Mpr1" draw:text-style-name="MP6" draw:layer="backgroundobjects" svg:width="13.226cm" svg:height="4.295cm" svg:x="6.086cm" svg:y="6.742cm" presentation:class="title" presentation:user-transformed="true">
        <draw:text-box>
          <text:p/>
        </draw:text-box>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_2b__20_2_20_columns" style:display-name="Title + 2 columns" style:page-layout-name="PM1" draw:style-name="Mdp2">
      <draw:g draw:name="Shape 844">
        <draw:custom-shape draw:name="Shape 845" draw:style-name="Mgr4" draw:text-style-name="MP7" draw:layer="layout" svg:width="0.415cm" svg:height="0.036cm" svg:x="22.643cm" svg:y="0.379cm">
          <text:p/>
          <draw:enhanced-geometry draw:mirror-horizontal="false" draw:mirror-vertical="false" drawooo:sub-view-size="2257 203" svg:viewBox="0 0 56425 5075" draw:type="ooxml-non-primitive" draw:enhanced-path="M 304 0 L 34 68 1 101 34 135 270 202 1920 202 2189 169 2223 135 2256 101 2223 68 2189 34 1953 0 Z N"/>
        </draw:custom-shape>
        <draw:custom-shape draw:name="Shape 846" draw:style-name="Mgr4" draw:text-style-name="MP7" draw:layer="layout" svg:width="0.148cm" svg:height="0.13cm" svg:x="3.945cm" svg:y="0.653cm">
          <text:p/>
          <draw:enhanced-geometry draw:mirror-horizontal="false" draw:mirror-vertical="false" drawooo:sub-view-size="809 708" svg:viewBox="0 0 20225 17700" draw:type="ooxml-non-primitive" draw:enhanced-path="M 641 1 L 573 35 573 102 607 237 573 371 540 439 472 472 338 506 270 506 237 472 203 405 169 371 169 304 203 270 237 169 237 102 102 102 35 169 1 270 1 371 1 472 68 573 169 641 270 674 405 708 506 674 641 607 708 506 775 405 809 270 809 136 742 35 674 1 Z N"/>
        </draw:custom-shape>
        <draw:custom-shape draw:name="Shape 847" draw:style-name="Mgr4" draw:text-style-name="MP7" draw:layer="layout" svg:width="0.465cm" svg:height="0.44cm" svg:x="3.784cm" svg:y="0.479cm">
          <text:p/>
          <draw:enhanced-geometry draw:mirror-horizontal="false" draw:mirror-vertical="false" drawooo:sub-view-size="2526 2391" svg:viewBox="0 0 63150 59775" draw:type="ooxml-non-primitive" draw:enhanced-path="M 2256 236 L 2256 674 2290 1078 2290 1616 2324 2121 2088 2088 1886 2088 1448 2121 910 2121 640 2155 371 2222 304 1684 236 1145 203 707 169 270 1213 270 2256 236 Z M 2256 0 L 1179 34 674 34 135 101 68 135 68 202 1 438 1 674 34 1145 102 1751 135 2020 203 2323 236 2357 371 2357 607 2391 842 2391 1314 2357 2088 2357 2357 2290 2391 2323 2458 2323 2492 2256 2526 2020 2526 1751 2492 1246 2458 640 2425 371 2357 68 2324 34 2290 0 Z N"/>
        </draw:custom-shape>
        <draw:custom-shape draw:name="Shape 848" draw:style-name="Mgr4" draw:text-style-name="MP7" draw:layer="layout" svg:width="0.136cm" svg:height="0.142cm" svg:x="4.982cm" svg:y="0.609cm">
          <text:p/>
          <draw:enhanced-geometry draw:mirror-horizontal="false" draw:mirror-vertical="false" drawooo:sub-view-size="742 775" svg:viewBox="0 0 18550 19375" draw:type="ooxml-non-primitive" draw:enhanced-path="M 304 169 L 337 202 371 236 506 236 539 404 506 472 472 539 438 573 371 606 304 573 236 539 203 472 169 404 203 270 304 169 Z M 304 0 L 169 68 68 169 0 303 0 438 34 573 101 707 236 775 506 775 607 707 708 573 741 404 708 236 674 101 607 68 573 34 438 0 Z N"/>
        </draw:custom-shape>
        <draw:custom-shape draw:name="Shape 849" draw:style-name="Mgr4" draw:text-style-name="MP7" draw:layer="layout" svg:width="0.061cm" svg:height="0.422cm" svg:x="4.007cm" svg:y="0cm">
          <text:p/>
          <draw:enhanced-geometry draw:mirror-horizontal="false" draw:mirror-vertical="false" drawooo:sub-view-size="338 2291" svg:viewBox="0 0 8450 57275" draw:type="ooxml-non-primitive" draw:enhanced-path="M 34 1 L 1 270 1 506 34 1044 68 1650 102 1953 169 2223 203 2290 270 2290 304 2256 304 2223 337 1920 304 1617 236 1011 203 506 203 236 135 1 Z N"/>
        </draw:custom-shape>
        <draw:custom-shape draw:name="Shape 850" draw:style-name="Mgr4" draw:text-style-name="MP7" draw:layer="layout" svg:width="0.459cm" svg:height="0.409cm" svg:x="5.038cm" svg:y="0cm">
          <text:p/>
          <draw:enhanced-geometry draw:mirror-horizontal="false" draw:mirror-vertical="false" drawooo:sub-view-size="2492 2223" svg:viewBox="0 0 62300 55575" draw:type="ooxml-non-primitive" draw:enhanced-path="M 1 1 L 1 539 34 1078 102 1617 203 2155 236 2223 304 2223 371 2189 405 2122 405 2054 876 2122 1347 2155 1852 2122 2088 2088 2290 2054 2357 1987 2357 1920 2425 1920 2458 1886 2458 1852 2492 943 2425 1 2256 1 2223 472 2223 943 2256 1415 2290 1852 2324 1886 2290 1886 2054 1852 1819 1886 371 1886 270 943 203 1 Z N"/>
        </draw:custom-shape>
        <draw:custom-shape draw:name="Shape 851" draw:style-name="Mgr4" draw:text-style-name="MP7" draw:layer="layout" svg:width="0.459cm" svg:height="0.086cm" svg:x="0.392cm" svg:y="0cm">
          <text:p/>
          <draw:enhanced-geometry draw:mirror-horizontal="false" draw:mirror-vertical="false" drawooo:sub-view-size="2493 473" svg:viewBox="0 0 62325 11825" draw:type="ooxml-non-primitive" draw:enhanced-path="M 1 1 L 34 337 68 405 169 405 203 371 439 438 674 472 1213 472 1752 405 2257 304 2257 337 2324 405 2391 438 2459 405 2492 371 2492 304 2425 1 2223 1 2257 135 1179 236 708 270 439 270 203 304 169 1 Z N"/>
        </draw:custom-shape>
        <draw:custom-shape draw:name="Shape 852" draw:style-name="Mgr4" draw:text-style-name="MP7" draw:layer="layout" svg:width="0.428cm" svg:height="0.44cm" svg:x="4.858cm" svg:y="0.441cm">
          <text:p/>
          <draw:enhanced-geometry draw:mirror-horizontal="false" draw:mirror-vertical="false" drawooo:sub-view-size="2324 2391" svg:viewBox="0 0 58100 59775" draw:type="ooxml-non-primitive" draw:enhanced-path="M 1515 0 L 909 34 202 34 0 101 0 135 67 202 168 236 370 270 1414 270 2020 202 2020 202 1987 438 2020 640 2054 1078 2054 1583 2088 1852 2121 2121 977 2155 539 2121 370 2155 269 2222 202 2256 202 2290 269 2323 370 2357 572 2391 1583 2391 2222 2357 2290 2323 2323 2290 2323 2222 2290 2155 2323 1886 2290 1616 2256 1044 2256 606 2222 404 2189 202 2222 135 2222 67 2189 34 2121 0 Z N"/>
        </draw:custom-shape>
        <draw:custom-shape draw:name="Shape 853" draw:style-name="Mgr4" draw:text-style-name="MP7" draw:layer="layout" svg:width="0.111cm" svg:height="0.123cm" svg:x="4.728cm" svg:y="0.193cm">
          <text:p/>
          <draw:enhanced-geometry draw:mirror-horizontal="false" draw:mirror-vertical="false" drawooo:sub-view-size="607 674" svg:viewBox="0 0 15175 16850" draw:type="ooxml-non-primitive" draw:enhanced-path="M 202 0 L 101 34 34 101 0 202 0 270 34 337 101 371 202 404 438 404 438 472 404 573 438 640 471 674 505 674 572 573 606 472 606 270 606 202 539 169 505 202 337 270 168 270 135 236 168 169 202 135 505 135 505 169 572 169 606 135 539 68 471 34 303 0 Z N"/>
        </draw:custom-shape>
        <draw:custom-shape draw:name="Shape 854" draw:style-name="Mgr4" draw:text-style-name="MP7" draw:layer="layout" svg:width="0.428cm" svg:height="0.415cm" svg:x="4.038cm" svg:y="0cm">
          <text:p/>
          <draw:enhanced-geometry draw:mirror-horizontal="false" draw:mirror-vertical="false" drawooo:sub-view-size="2325 2257" svg:viewBox="0 0 58125 56425" draw:type="ooxml-non-primitive" draw:enhanced-path="M 1 1 L 169 102 371 135 775 135 1415 102 2021 68 2021 68 1987 270 2021 506 2055 910 2055 1448 2088 1718 2122 1987 573 1987 371 2021 270 2054 203 2122 270 2189 371 2223 573 2256 977 2223 2223 2223 2290 2189 2324 2122 2324 2088 2290 2021 2324 1751 2290 1448 2257 910 2257 472 2223 236 2189 34 2223 1 Z N"/>
        </draw:custom-shape>
        <draw:custom-shape draw:name="Shape 855" draw:style-name="Mgr4" draw:text-style-name="MP7" draw:layer="layout" svg:width="0.061cm" svg:height="0.384cm" svg:x="4.517cm" svg:y="0cm">
          <text:p/>
          <draw:enhanced-geometry draw:mirror-horizontal="false" draw:mirror-vertical="false" drawooo:sub-view-size="338 2089" svg:viewBox="0 0 8450 52225" draw:type="ooxml-non-primitive" draw:enhanced-path="M 34 1 L 0 405 0 809 34 1448 101 1751 169 2021 202 2088 270 2088 303 2054 337 1987 337 1718 303 1415 236 809 236 405 202 1 Z N"/>
        </draw:custom-shape>
        <draw:custom-shape draw:name="Shape 856" draw:style-name="Mgr4" draw:text-style-name="MP7" draw:layer="layout" svg:width="0.459cm" svg:height="0.347cm" svg:x="5.56cm" svg:y="0cm">
          <text:p/>
          <draw:enhanced-geometry draw:mirror-horizontal="false" draw:mirror-vertical="false" drawooo:sub-view-size="2493 1887" svg:viewBox="0 0 62325 47175" draw:type="ooxml-non-primitive" draw:enhanced-path="M 1 1 L 1 304 1 640 68 1213 102 1516 203 1785 203 1819 236 1852 304 1819 337 1852 573 1886 809 1852 1280 1852 1819 1819 2054 1819 2324 1785 2357 1819 2391 1819 2458 1785 2458 1751 2492 1516 2492 1246 2458 741 2425 1 2223 1 2256 573 2256 1078 2290 1617 2088 1583 1852 1583 1415 1617 876 1617 607 1650 337 1718 304 1179 236 640 169 1 Z N"/>
        </draw:custom-shape>
        <draw:custom-shape draw:name="Shape 857" draw:style-name="Mgr4" draw:text-style-name="MP7" draw:layer="layout" svg:width="0.465cm" svg:height="0.434cm" svg:x="2.964cm" svg:y="0.013cm">
          <text:p/>
          <draw:enhanced-geometry draw:mirror-horizontal="false" draw:mirror-vertical="false" drawooo:sub-view-size="2526 2357" svg:viewBox="0 0 63150 58925" draw:type="ooxml-non-primitive" draw:enhanced-path="M 2256 202 L 2256 640 2290 1077 2290 1582 2323 2121 2088 2087 1886 2087 1448 2121 909 2121 640 2155 371 2222 337 1683 236 1145 202 707 169 269 1212 269 2256 202 Z M 1179 0 L 674 34 135 67 68 101 68 168 34 438 0 673 34 1145 101 1717 135 2020 202 2289 236 2323 270 2357 337 2323 371 2357 1313 2357 1818 2323 2088 2323 2357 2289 2391 2323 2424 2323 2458 2289 2492 2256 2525 2020 2525 1751 2492 1246 2458 640 2424 337 2357 67 2323 34 2290 0 Z N"/>
        </draw:custom-shape>
        <draw:custom-shape draw:name="Shape 858" draw:style-name="Mgr4" draw:text-style-name="MP7" draw:layer="layout" svg:width="0.08cm" svg:height="0.13cm" svg:x="3.678cm" svg:y="0.236cm">
          <text:p/>
          <draw:enhanced-geometry draw:mirror-horizontal="false" draw:mirror-vertical="false" drawooo:sub-view-size="438 708" svg:viewBox="0 0 10950 17700" draw:type="ooxml-non-primitive" draw:enhanced-path="M 303 0 L 169 34 34 101 0 135 0 168 0 202 270 202 236 404 169 572 135 640 202 707 270 707 337 673 404 539 438 370 438 236 438 67 371 0 Z N"/>
        </draw:custom-shape>
        <draw:custom-shape draw:name="Shape 859" draw:style-name="Mgr4" draw:text-style-name="MP7" draw:layer="layout" svg:width="0.105cm" svg:height="0.13cm" svg:x="3.162cm" svg:y="0.261cm">
          <text:p/>
          <draw:enhanced-geometry draw:mirror-horizontal="false" draw:mirror-vertical="false" drawooo:sub-view-size="574 708" svg:viewBox="0 0 14350 17700" draw:type="ooxml-non-primitive" draw:enhanced-path="M 337 1 L 270 34 169 68 68 203 34 270 1 371 1 438 34 539 135 640 270 708 371 708 438 640 573 506 573 472 573 405 539 371 135 371 169 270 236 203 304 135 371 1 Z N"/>
        </draw:custom-shape>
        <draw:custom-shape draw:name="Shape 860" draw:style-name="Mgr4" draw:text-style-name="MP7" draw:layer="layout" svg:width="0.074cm" svg:height="0.001cm" svg:x="2.075cm" svg:y="0cm">
          <text:p/>
          <draw:enhanced-geometry draw:mirror-horizontal="false" draw:mirror-vertical="false" drawooo:sub-view-size="405 1" svg:viewBox="0 0 10125 25" draw:type="ooxml-non-primitive" draw:enhanced-path="M 405 1 L 1 1 1 1 405 1 405 1 Z N"/>
        </draw:custom-shape>
        <draw:custom-shape draw:name="Shape 861" draw:style-name="Mgr4" draw:text-style-name="MP7" draw:layer="layout" svg:width="1.447cm" svg:height="2.223cm" svg:x="0cm" svg:y="4.752cm">
          <text:p/>
          <draw:enhanced-geometry draw:mirror-horizontal="false" draw:mirror-vertical="false" drawooo:sub-view-size="7846 12054" svg:viewBox="0 0 196150 301350" draw:type="ooxml-non-primitive" draw:enhanced-path="M 1 1 L 1 203 405 304 842 371 1953 438 3065 539 4209 640 5354 809 6499 977 7643 1179 7542 1684 7441 2223 7340 3334 6903 6431 6532 9091 6128 11751 6095 11751 5691 11650 5320 11583 4546 11482 2964 11381 2593 11313 2223 11280 1482 11111 741 10943 371 10876 1 10842 1 11111 607 11212 1246 11347 1852 11482 2458 11583 3368 11650 4243 11717 5152 11818 5590 11886 6027 12020 6095 11987 6162 12054 6229 12054 6263 12020 6297 11987 6734 9226 7138 6499 7475 3839 7677 2492 7778 1819 7778 1146 7812 1112 7845 1078 7812 1011 7778 977 7778 944 7744 910 7711 910 7711 944 7677 977 6734 775 5792 640 3873 405 2896 304 1920 270 943 169 472 102 1 1 Z N"/>
        </draw:custom-shape>
        <draw:custom-shape draw:name="Shape 862" draw:style-name="Mgr4" draw:text-style-name="MP7" draw:layer="layout" svg:width="0.055cm" svg:height="0.434cm" svg:x="1.417cm" svg:y="0.093cm">
          <text:p/>
          <draw:enhanced-geometry draw:mirror-horizontal="false" draw:mirror-vertical="false" drawooo:sub-view-size="304 2358" svg:viewBox="0 0 7600 58950" draw:type="ooxml-non-primitive" draw:enhanced-path="M 67 1 L 34 34 34 68 0 304 0 573 0 1078 34 1718 101 2021 168 2290 202 2358 236 2358 303 2324 303 2290 303 1987 303 1684 236 1078 202 573 168 304 135 34 101 34 67 1 Z N"/>
        </draw:custom-shape>
        <draw:custom-shape draw:name="Shape 863" draw:style-name="Mgr4" draw:text-style-name="MP7" draw:layer="layout" svg:width="0.092cm" svg:height="0.142cm" svg:x="4.212cm" svg:y="0.218cm">
          <text:p/>
          <draw:enhanced-geometry draw:mirror-horizontal="false" draw:mirror-vertical="false" drawooo:sub-view-size="506 775" svg:viewBox="0 0 12650 19375" draw:type="ooxml-non-primitive" draw:enhanced-path="M 270 168 L 304 202 337 269 304 370 236 303 203 236 203 202 236 168 Z M 203 0 L 102 67 34 135 1 236 34 337 102 404 169 471 68 539 34 606 68 673 135 741 203 774 304 774 371 741 438 707 506 640 506 572 438 471 472 471 472 438 472 404 438 337 472 269 472 168 472 101 371 34 304 0 Z N"/>
        </draw:custom-shape>
        <draw:custom-shape draw:name="Shape 864" draw:style-name="Mgr4" draw:text-style-name="MP7" draw:layer="layout" svg:width="0.415cm" svg:height="0.03cm" svg:x="1.516cm" svg:y="0cm">
          <text:p/>
          <draw:enhanced-geometry draw:mirror-horizontal="false" draw:mirror-vertical="false" drawooo:sub-view-size="2257 170" svg:viewBox="0 0 56425 4250" draw:type="ooxml-non-primitive" draw:enhanced-path="M 304 1 L 1 68 1 102 236 135 472 169 977 135 1549 135 2021 102 2054 135 2122 169 2189 135 2223 68 2256 34 2256 1 Z N"/>
        </draw:custom-shape>
        <draw:custom-shape draw:name="Shape 865" draw:style-name="Mgr4" draw:text-style-name="MP7" draw:layer="layout" svg:width="0.459cm" svg:height="0.496cm" svg:x="2.448cm" svg:y="0.019cm">
          <text:p/>
          <draw:enhanced-geometry draw:mirror-horizontal="false" draw:mirror-vertical="false" drawooo:sub-view-size="2493 2695" svg:viewBox="0 0 62325 67375" draw:type="ooxml-non-primitive" draw:enhanced-path="M 2290 203 L 2223 741 2223 1280 2223 1819 2290 2324 2290 2357 2055 2324 1819 2357 371 2357 270 1314 203 236 203 236 708 270 1247 270 2290 203 Z M 2324 1 L 1785 34 1213 34 674 68 169 102 102 102 68 169 35 169 35 236 1 809 1 1415 68 2021 169 2627 237 2694 304 2694 371 2661 405 2593 405 2492 843 2593 1348 2627 1853 2593 2055 2560 2290 2492 2324 2458 2324 2391 2425 2391 2459 2357 2459 2324 2492 1785 2459 1246 2425 708 2391 169 2425 135 2391 68 2358 1 Z N"/>
        </draw:custom-shape>
        <draw:custom-shape draw:name="Shape 866" draw:style-name="Mgr4" draw:text-style-name="MP7" draw:layer="layout" svg:width="0.13cm" svg:height="0.192cm" svg:x="1.603cm" svg:y="0.28cm">
          <text:p/>
          <draw:enhanced-geometry draw:mirror-horizontal="false" draw:mirror-vertical="false" drawooo:sub-view-size="708 1045" svg:viewBox="0 0 17700 26125" draw:type="ooxml-non-primitive" draw:enhanced-path="M 269 1 L 202 68 101 102 0 203 0 236 0 304 34 337 101 304 202 236 303 169 337 169 404 203 404 236 438 270 370 371 236 506 168 640 168 708 168 741 236 775 269 775 337 741 471 741 438 842 404 876 202 876 168 910 168 977 236 1011 337 1044 505 1011 606 977 673 943 707 876 707 775 673 674 606 607 539 573 438 539 505 472 572 371 606 236 572 102 505 68 438 34 370 1 Z N"/>
        </draw:custom-shape>
        <draw:custom-shape draw:name="Shape 867" draw:style-name="Mgr4" draw:text-style-name="MP7" draw:layer="layout" svg:width="0.428cm" svg:height="0.446cm" svg:x="1.448cm" svg:y="0.075cm">
          <text:p/>
          <draw:enhanced-geometry draw:mirror-horizontal="false" draw:mirror-vertical="false" drawooo:sub-view-size="2324 2425" svg:viewBox="0 0 58100 60625" draw:type="ooxml-non-primitive" draw:enhanced-path="M 2121 1 L 1515 34 909 68 438 34 202 68 0 135 68 203 169 236 337 304 775 304 1381 270 2020 236 1987 438 1987 674 2020 1078 2054 1617 2054 1886 2088 2155 539 2155 371 2189 270 2223 169 2290 202 2290 270 2358 371 2391 573 2425 977 2391 2222 2391 2290 2358 2323 2290 2323 2223 2290 2189 2290 1920 2290 1617 2256 1078 2256 640 2222 405 2189 203 2222 169 2222 102 2189 34 2121 1 Z N"/>
        </draw:custom-shape>
        <draw:custom-shape draw:name="Shape 868" draw:style-name="Mgr4" draw:text-style-name="MP7" draw:layer="layout" svg:width="0.03cm" svg:height="0.005cm" svg:x="2.001cm" svg:y="0cm">
          <text:p/>
          <draw:enhanced-geometry draw:mirror-horizontal="false" draw:mirror-vertical="false" drawooo:sub-view-size="170 35" svg:viewBox="0 0 4250 875" draw:type="ooxml-non-primitive" draw:enhanced-path="M 1 1 L 35 34 136 34 169 1 Z N"/>
        </draw:custom-shape>
        <draw:custom-shape draw:name="Shape 869" draw:style-name="Mgr4" draw:text-style-name="MP7" draw:layer="layout" svg:width="0.459cm" svg:height="0.496cm" svg:x="3.268cm" svg:y="0.485cm">
          <text:p/>
          <draw:enhanced-geometry draw:mirror-horizontal="false" draw:mirror-vertical="false" drawooo:sub-view-size="2492 2695" svg:viewBox="0 0 62300 67375" draw:type="ooxml-non-primitive" draw:enhanced-path="M 2290 237 L 2222 742 2189 1280 2222 1819 2290 2324 2290 2358 1818 2358 1347 2391 370 2391 269 1314 202 270 202 270 707 304 1246 304 2290 237 Z M 2323 1 L 1785 35 1212 68 673 68 135 102 101 136 67 169 34 203 34 237 0 843 0 1449 67 2055 168 2627 236 2694 303 2694 370 2661 404 2593 404 2526 842 2593 1347 2627 1852 2627 2054 2560 2290 2526 2323 2459 2323 2391 2357 2425 2424 2425 2458 2391 2458 2324 2492 1819 2458 1280 2424 708 2391 203 2391 136 2391 68 2357 35 2323 1 Z N"/>
        </draw:custom-shape>
        <draw:custom-shape draw:name="Shape 870" draw:style-name="Mgr4" draw:text-style-name="MP7" draw:layer="layout" svg:width="0.049cm" svg:height="0.428cm" svg:x="3.28cm" svg:y="1.025cm">
          <text:p/>
          <draw:enhanced-geometry draw:mirror-horizontal="false" draw:mirror-vertical="false" drawooo:sub-view-size="270 2325" svg:viewBox="0 0 6750 58125" draw:type="ooxml-non-primitive" draw:enhanced-path="M 68 1 L 34 35 0 304 0 540 34 1078 0 1684 0 1987 34 2257 68 2324 169 2324 169 2290 236 1987 270 1684 236 1078 236 540 202 270 135 35 101 1 Z N"/>
        </draw:custom-shape>
        <draw:custom-shape draw:name="Shape 871" draw:style-name="Mgr4" draw:text-style-name="MP7" draw:layer="layout" svg:width="0.111cm" svg:height="0.13cm" svg:x="3.46cm" svg:y="0.671cm">
          <text:p/>
          <draw:enhanced-geometry draw:mirror-horizontal="false" draw:mirror-vertical="false" drawooo:sub-view-size="607 708" svg:viewBox="0 0 15175 17700" draw:type="ooxml-non-primitive" draw:enhanced-path="M 573 1 L 439 102 304 203 237 169 169 102 68 35 1 35 1 68 34 169 135 304 169 338 34 573 34 641 68 708 169 708 203 674 371 371 439 371 472 338 439 270 607 1 Z N"/>
        </draw:custom-shape>
        <draw:custom-shape draw:name="Shape 872" draw:style-name="Mgr4" draw:text-style-name="MP7" draw:layer="layout" svg:width="0.471cm" svg:height="0.434cm" svg:x="3.485cm" svg:y="0cm">
          <text:p/>
          <draw:enhanced-geometry draw:mirror-horizontal="false" draw:mirror-vertical="false" drawooo:sub-view-size="2560 2358" svg:viewBox="0 0 64000 58950" draw:type="ooxml-non-primitive" draw:enhanced-path="M 169 102 L 371 169 573 203 1011 203 1650 236 2324 236 2324 607 2324 1011 2324 1516 2357 1751 2391 2021 1347 2021 809 2054 539 2088 304 2155 270 1650 236 1145 270 607 236 337 203 236 169 102 Z M 371 1 L 270 34 169 102 135 102 68 270 34 405 0 775 34 1516 34 1718 34 1987 68 2088 102 2223 169 2290 270 2357 304 2324 337 2290 573 2324 1347 2324 2391 2223 2526 2223 2526 2189 2559 1953 2559 1684 2526 1179 2526 573 2492 304 2458 1 2357 1 2324 34 1819 1 Z N"/>
        </draw:custom-shape>
        <draw:custom-shape draw:name="Shape 873" draw:style-name="Mgr4" draw:text-style-name="MP7" draw:layer="layout" svg:width="0.111cm" svg:height="0.13cm" svg:x="5.231cm" svg:y="0.181cm">
          <text:p/>
          <draw:enhanced-geometry draw:mirror-horizontal="false" draw:mirror-vertical="false" drawooo:sub-view-size="607 708" svg:viewBox="0 0 15175 17700" draw:type="ooxml-non-primitive" draw:enhanced-path="M 371 370 L 371 438 337 471 270 505 169 505 202 438 236 404 337 370 Z M 371 0 L 236 34 202 67 169 135 169 168 169 236 202 236 135 269 34 337 0 471 0 572 34 673 135 707 371 707 472 640 573 505 606 370 606 236 573 101 539 34 472 0 Z N"/>
        </draw:custom-shape>
        <draw:custom-shape draw:name="Shape 874" draw:style-name="Mgr4" draw:text-style-name="MP7" draw:layer="layout" svg:width="0.105cm" svg:height="0.154cm" svg:x="2.423cm" svg:y="0.702cm">
          <text:p/>
          <draw:enhanced-geometry draw:mirror-horizontal="false" draw:mirror-vertical="false" drawooo:sub-view-size="573 842" svg:viewBox="0 0 14325 21050" draw:type="ooxml-non-primitive" draw:enhanced-path="M 371 202 L 337 337 270 371 202 404 169 472 169 438 169 371 202 303 236 236 303 202 Z M 371 0 L 236 68 101 135 68 169 34 169 34 236 0 371 0 505 68 775 68 808 135 808 169 775 169 741 169 606 236 674 303 775 371 808 472 842 539 842 573 775 573 741 505 674 404 640 337 539 472 438 539 270 573 169 539 101 472 34 371 0 Z N"/>
        </draw:custom-shape>
        <draw:custom-shape draw:name="Shape 875" draw:style-name="Mgr4" draw:text-style-name="MP7" draw:layer="layout" svg:width="0.434cm" svg:height="0.44cm" svg:x="2.262cm" svg:y="0.547cm">
          <text:p/>
          <draw:enhanced-geometry draw:mirror-horizontal="false" draw:mirror-vertical="false" drawooo:sub-view-size="2358 2391" svg:viewBox="0 0 58950 59775" draw:type="ooxml-non-primitive" draw:enhanced-path="M 1550 1 L 944 34 237 34 35 102 1 135 102 203 203 236 371 270 1415 270 2055 203 2021 438 2021 640 2055 1078 2088 1583 2088 1852 2122 2122 977 2155 573 2122 371 2155 304 2223 203 2256 203 2290 304 2324 405 2357 573 2391 1617 2391 2257 2357 2324 2324 2358 2290 2358 2223 2324 2155 2324 1886 2324 1617 2290 1044 2290 607 2257 405 2223 169 2257 135 2257 68 2223 34 2156 1 Z N"/>
        </draw:custom-shape>
        <draw:custom-shape draw:name="Shape 876" draw:style-name="Mgr4" draw:text-style-name="MP7" draw:layer="layout" svg:width="0.154cm" svg:height="0.136cm" svg:x="2.914cm" svg:y="0.69cm">
          <text:p/>
          <draw:enhanced-geometry draw:mirror-horizontal="false" draw:mirror-vertical="false" drawooo:sub-view-size="842 742" svg:viewBox="0 0 21050 18550" draw:type="ooxml-non-primitive" draw:enhanced-path="M 34 1 L 0 35 0 68 0 102 34 102 135 169 236 203 168 405 135 607 168 674 236 708 269 742 303 674 337 506 370 304 606 304 741 270 808 203 842 169 842 136 842 68 808 35 741 1 Z N"/>
        </draw:custom-shape>
        <draw:custom-shape draw:name="Shape 877" draw:style-name="Mgr4" draw:text-style-name="MP7" draw:layer="layout" svg:width="0.13cm" svg:height="0.179cm" svg:x="2.628cm" svg:y="0.267cm">
          <text:p/>
          <draw:enhanced-geometry draw:mirror-horizontal="false" draw:mirror-vertical="false" drawooo:sub-view-size="708 977" svg:viewBox="0 0 17700 24425" draw:type="ooxml-non-primitive" draw:enhanced-path="M 505 0 L 371 34 68 135 34 202 34 236 135 539 202 606 270 573 404 539 505 539 573 606 539 640 438 674 236 707 101 741 34 808 0 876 0 909 34 943 68 977 101 943 169 909 270 876 438 876 573 808 640 775 707 707 707 640 707 539 674 472 606 404 539 371 438 371 270 404 236 270 472 169 674 101 674 34 674 0 Z N"/>
        </draw:custom-shape>
        <draw:custom-shape draw:name="Shape 878" draw:style-name="Mgr4" draw:text-style-name="MP7" draw:layer="layout" svg:width="1.627cm" svg:height="0.254cm" svg:x="0cm" svg:y="4.566cm">
          <text:p/>
          <draw:enhanced-geometry draw:mirror-horizontal="false" draw:mirror-vertical="false" drawooo:sub-view-size="8822 1382" svg:viewBox="0 0 220550 34550" draw:type="ooxml-non-primitive" draw:enhanced-path="M 1 1 L 1 270 1078 472 2155 607 3233 708 4344 775 5421 876 6499 977 7576 1145 8115 1246 8653 1381 8754 1381 8822 1280 8788 1179 8754 1145 8721 1112 8182 1011 7643 876 6566 741 5455 607 4378 539 3267 438 2155 337 1078 203 539 102 1 1 Z N"/>
        </draw:custom-shape>
        <draw:custom-shape draw:name="Shape 879" draw:style-name="Mgr4" draw:text-style-name="MP7" draw:layer="layout" svg:width="0.471cm" svg:height="0.446cm" svg:x="2.746cm" svg:y="0.522cm">
          <text:p/>
          <draw:enhanced-geometry draw:mirror-horizontal="false" draw:mirror-vertical="false" drawooo:sub-view-size="2559 2425" svg:viewBox="0 0 63975 60625" draw:type="ooxml-non-primitive" draw:enhanced-path="M 1986 1 L 1616 68 909 68 539 102 202 136 168 68 168 35 101 35 67 68 34 304 0 573 0 1112 34 1718 67 2021 168 2324 202 2358 303 2358 337 2290 303 1987 303 1684 236 1078 236 674 202 237 438 270 1145 270 2222 203 2256 237 2289 270 2323 270 2289 573 2323 910 2357 2088 2121 2055 1885 2088 1414 2122 673 2122 539 2156 404 2189 337 2290 404 2358 505 2391 774 2425 1279 2358 2087 2358 2357 2290 2424 2324 2525 2324 2559 2257 2491 1078 2525 573 2491 304 2424 68 2390 68 2390 102 2357 102 2289 35 2222 35 1986 1 Z N"/>
        </draw:custom-shape>
        <draw:custom-shape draw:name="Shape 880" draw:style-name="Mgr4" draw:text-style-name="MP7" draw:layer="layout" svg:width="4.111cm" svg:height="2.266cm" svg:x="3.715cm" svg:y="16.816cm">
          <text:p/>
          <draw:enhanced-geometry draw:mirror-horizontal="false" draw:mirror-vertical="false" drawooo:sub-view-size="22289 12289" svg:viewBox="0 0 557225 307225" draw:type="ooxml-non-primitive" draw:enhanced-path="M 472 5757 L 674 6262 943 6734 606 6734 438 6666 270 6565 169 6464 135 6363 135 6262 169 6128 303 5926 472 5757 Z M 11414 6094 L 11548 6161 11717 6565 11784 6969 11548 6835 11245 6734 10976 6633 10673 6565 10875 6363 11077 6195 11178 6128 11279 6094 Z M 1852 0 L 1785 34 1751 101 1549 741 1280 1347 775 2559 573 3199 404 3805 337 4141 303 4478 303 4781 303 5151 371 5421 438 5690 202 5825 135 5926 68 6027 0 6128 0 6262 0 6363 34 6498 101 6633 202 6734 337 6801 472 6868 775 6902 1078 6902 1414 7340 1818 7744 2256 8047 2458 8182 2694 8283 3300 8485 3939 8653 5252 8956 5825 9057 6397 9091 6700 9091 6969 9057 7273 9023 7542 8922 7845 8821 8081 8720 8586 8417 9091 8081 9528 7710 10067 7205 10572 6700 11178 6902 11515 7070 11818 7205 11851 7609 11851 8013 11818 8855 11851 9326 11986 9798 12121 10269 12323 10707 12592 11144 12895 11515 13232 11885 13636 12188 13737 12289 14073 12289 13501 11818 13265 11548 12996 11279 12794 11010 12592 10707 12424 10404 12255 10067 12188 9798 12121 9562 12087 9023 12087 8451 12087 7912 12087 7340 12053 7070 11986 6835 11919 6565 11818 6363 11683 6128 11481 5926 11346 5825 11279 5791 11245 5825 10437 6565 9663 7306 9225 7676 8788 7979 8350 8283 7879 8552 7576 8687 7306 8754 7003 8821 6734 8855 6128 8855 5522 8788 4916 8687 4310 8518 3165 8215 2896 8114 2593 7979 2357 7845 2088 7643 1852 7441 1650 7239 1448 6969 1246 6734 1078 6464 943 6161 808 5892 707 5589 606 5286 573 5017 539 4714 539 4411 606 3872 707 3333 909 2828 1111 2290 1549 1280 1751 775 1953 236 3266 472 4545 741 5858 1044 7138 1381 8417 1751 9663 2189 10909 2626 12154 3098 13434 3636 14713 4209 17238 5387 19763 6633 20336 6902 20706 7070 21076 7272 21413 7508 21716 7744 21851 7878 21952 8013 22019 8148 22053 8316 21548 9461 21009 10606 20605 11447 20167 12289 20470 12289 20773 11582 21076 10942 21649 9764 21884 9158 22019 8855 22086 8518 22154 8552 22221 8552 22255 8518 22288 8451 22255 8215 22187 8047 22086 7845 21952 7710 21581 7407 21245 7171 20639 6801 19999 6498 18720 5858 17339 5185 15959 4545 14578 3906 13164 3300 11851 2761 10538 2256 9192 1785 7845 1381 6397 943 4949 573 4209 438 3468 270 2727 169 1987 101 1919 34 1852 0 Z N"/>
        </draw:custom-shape>
        <draw:custom-shape draw:name="Shape 881" draw:style-name="Mgr4" draw:text-style-name="MP7" draw:layer="layout" svg:width="0.484cm" svg:height="0.447cm" svg:x="0.783cm" svg:y="1.1cm">
          <text:p/>
          <draw:enhanced-geometry draw:mirror-horizontal="false" draw:mirror-vertical="false" drawooo:sub-view-size="2627 2426" svg:viewBox="0 0 65675 60650" draw:type="ooxml-non-primitive" draw:enhanced-path="M 1819 1 L 1314 68 742 102 169 203 136 136 102 102 68 102 35 136 1 439 35 742 68 1348 68 1853 68 2122 136 2391 169 2425 237 2391 1314 2391 1853 2358 2088 2324 2358 2290 2358 2324 2425 2324 2526 2257 2560 2189 2593 2088 2627 1954 2593 1684 2560 1482 2560 742 2492 405 2425 237 2358 102 2324 102 2290 203 2257 338 2257 607 2324 1146 2358 1651 2358 2156 2088 2122 1853 2088 1314 2088 270 2189 270 1920 270 1684 237 1146 237 775 203 405 843 338 1482 270 1920 237 2122 203 2324 102 2324 68 2189 35 2088 1 Z N"/>
        </draw:custom-shape>
        <draw:custom-shape draw:name="Shape 882" draw:style-name="Mgr4" draw:text-style-name="MP7" draw:layer="layout" svg:width="0.453cm" svg:height="0.546cm" svg:x="6.424cm" svg:y="1.87cm">
          <text:p/>
          <draw:enhanced-geometry draw:mirror-horizontal="false" draw:mirror-vertical="false" drawooo:sub-view-size="2459 2964" svg:viewBox="0 0 61475 74100" draw:type="ooxml-non-primitive" draw:enhanced-path="M 270 1516 L 472 1583 708 1617 1953 1617 2223 1583 2223 2088 2223 2324 2256 2593 1785 2593 1347 2661 842 2694 573 2728 337 2795 311 2821 337 2560 303 2189 270 1516 Z M 2155 1 L 1886 34 1583 34 1044 102 607 169 135 236 101 169 68 203 0 506 0 809 34 1449 34 2189 68 2560 135 2896 169 2964 236 2964 270 2930 303 2896 310 2835 337 2863 842 2863 1347 2829 1819 2795 2290 2728 2324 2795 2357 2829 2391 2795 2391 2728 2425 2661 2425 2627 2458 2358 2458 2088 2425 1583 2391 843 2357 506 2290 135 2256 135 2223 438 2189 775 2223 1381 2223 1415 1953 1381 472 1381 236 1449 236 910 202 641 169 371 674 371 1213 304 1684 236 2189 169 2223 135 2223 68 2189 34 2155 1 Z N"/>
        </draw:custom-shape>
        <draw:custom-shape draw:name="Shape 883" draw:style-name="Mgr4" draw:text-style-name="MP7" draw:layer="layout" svg:width="0.471cm" svg:height="0.297cm" svg:x="6.939cm" svg:y="2.1cm">
          <text:p/>
          <draw:enhanced-geometry draw:mirror-horizontal="false" draw:mirror-vertical="false" drawooo:sub-view-size="2560 1617" svg:viewBox="0 0 64000 40425" draw:type="ooxml-non-primitive" draw:enhanced-path="M 1314 1 L 674 34 371 68 68 135 35 169 1 203 35 236 102 270 708 270 1314 236 2290 236 2358 506 2391 775 2358 1347 1247 1381 742 1415 472 1415 237 1482 203 1516 237 1549 472 1617 742 1617 1280 1583 2459 1549 2526 1516 2560 1448 2560 1145 2492 842 2358 236 2391 203 2425 203 2459 135 2425 102 2391 102 2324 68 2324 1 2257 1 2257 34 2021 34 1785 1 Z N"/>
        </draw:custom-shape>
        <draw:custom-shape draw:name="Shape 884" draw:style-name="Mgr4" draw:text-style-name="MP7" draw:layer="layout" svg:width="0.099cm" svg:height="0.136cm" svg:x="7.125cm" svg:y="2.187cm">
          <text:p/>
          <draw:enhanced-geometry draw:mirror-horizontal="false" draw:mirror-vertical="false" drawooo:sub-view-size="540 742" svg:viewBox="0 0 13500 18550" draw:type="ooxml-non-primitive" draw:enhanced-path="M 136 1 L 68 35 68 102 102 203 169 237 270 304 203 338 35 540 1 573 1 641 35 708 102 742 136 708 203 708 371 472 439 371 506 338 540 304 540 237 506 203 371 102 304 68 237 35 203 1 Z N"/>
        </draw:custom-shape>
        <draw:custom-shape draw:name="Shape 885" draw:style-name="Mgr4" draw:text-style-name="MP7" draw:layer="layout" svg:width="0.161cm" svg:height="0.105cm" svg:x="6.579cm" svg:y="1.957cm">
          <text:p/>
          <draw:enhanced-geometry draw:mirror-horizontal="false" draw:mirror-vertical="false" drawooo:sub-view-size="876 573" svg:viewBox="0 0 21900 14325" draw:type="ooxml-non-primitive" draw:enhanced-path="M 404 0 L 270 101 169 202 68 303 34 371 0 438 0 505 68 505 202 472 303 371 438 236 573 404 741 539 775 573 842 573 842 539 876 505 842 472 707 303 505 135 505 101 505 34 472 0 Z N"/>
        </draw:custom-shape>
        <draw:custom-shape draw:name="Shape 886" draw:style-name="Mgr4" draw:text-style-name="MP7" draw:layer="layout" svg:width="1.124cm" svg:height="0.521cm" svg:x="6.256cm" svg:y="1.33cm">
          <text:p/>
          <draw:enhanced-geometry draw:mirror-horizontal="false" draw:mirror-vertical="false" drawooo:sub-view-size="6095 2829" svg:viewBox="0 0 152375 70725" draw:type="ooxml-non-primitive" draw:enhanced-path="M 5522 1 L 3704 68 1886 169 977 236 505 304 68 405 34 438 68 472 101 472 34 708 0 977 34 1482 101 2088 202 2728 236 2761 270 2795 371 2761 1044 2829 1718 2829 2425 2795 3098 2728 4445 2593 5152 2559 5825 2559 5892 2593 5960 2593 6027 2559 6061 2492 6094 1280 6061 674 6061 371 6027 68 5993 34 5926 34 5892 68 5825 607 5791 1179 5825 2290 5152 2324 4478 2357 3132 2458 1785 2593 1111 2627 438 2627 303 2054 236 1448 236 977 236 708 169 472 472 506 775 506 1414 472 2054 405 2694 337 3973 270 4781 236 5219 203 5455 203 5556 236 5623 270 5690 304 5758 270 5791 236 5791 169 5758 102 5690 34 5623 1 Z N"/>
        </draw:custom-shape>
        <draw:custom-shape draw:name="Shape 887" draw:style-name="Mgr4" draw:text-style-name="MP7" draw:layer="layout" svg:width="0.459cm" svg:height="0.571cm" svg:x="0.448cm" svg:y="2.106cm">
          <text:p/>
          <draw:enhanced-geometry draw:mirror-horizontal="false" draw:mirror-vertical="false" drawooo:sub-view-size="2493 3098" svg:viewBox="0 0 62325 77450" draw:type="ooxml-non-primitive" draw:enhanced-path="M 2290 202 L 2223 808 2223 1482 2223 2155 2290 2727 2324 2761 2290 2761 2055 2727 1819 2727 1348 2761 371 2761 270 1515 169 236 708 303 1213 270 2290 202 Z M 2290 0 L 1752 34 1213 34 674 68 136 101 102 135 68 169 34 202 34 236 1 876 34 1616 102 2357 203 3030 237 3064 304 3098 371 3064 405 2997 405 2896 876 2997 1348 3030 1853 2997 2088 2963 2290 2896 2358 2862 2358 2795 2425 2795 2459 2761 2459 2727 2492 2121 2459 1448 2425 775 2358 169 2391 135 2391 68 2358 34 2290 0 Z N"/>
        </draw:custom-shape>
        <draw:custom-shape draw:name="Shape 888" draw:style-name="Mgr4" draw:text-style-name="MP7" draw:layer="layout" svg:width="2.701cm" svg:height="3.875cm" svg:x="0cm" svg:y="11.381cm">
          <text:p/>
          <draw:enhanced-geometry draw:mirror-horizontal="false" draw:mirror-vertical="false" drawooo:sub-view-size="14647 21010" svg:viewBox="0 0 366175 525250" draw:type="ooxml-non-primitive" draw:enhanced-path="M 3738 1 L 3199 34 2661 102 2122 203 1583 337 1044 472 1 809 1 1078 607 876 1213 674 1819 539 2425 405 2829 337 3233 304 3671 270 4075 236 4883 304 5691 405 6499 573 7273 809 8047 1112 8822 1448 9125 1583 9394 1751 9933 2122 10438 2559 10909 2997 11482 3502 11987 4041 12525 4613 12997 5185 13401 5792 13704 6431 13872 6734 13973 7071 14074 7408 14175 7778 14242 8182 14276 8620 14343 9461 14377 11212 14411 11953 14343 12727 14242 13468 14040 14209 13805 14916 13502 15589 13131 16229 12660 16868 12424 17138 12189 17373 11650 17878 11078 18316 10505 18754 10202 18989 9865 19191 9529 19360 9192 19528 8519 19797 7778 19999 6431 20370 5792 20538 5118 20673 4681 20740 4243 20774 3401 20774 2560 20706 1684 20605 842 20471 1 20302 1 20572 169 20605 842 20740 1549 20841 2223 20942 2896 21009 4277 21009 4950 20942 5657 20841 6297 20706 6970 20504 8249 20168 8586 20067 8923 19966 9495 19696 10067 19360 10640 18989 11145 18585 11650 18181 12121 17777 12559 17340 12963 16868 13333 16363 13670 15825 13973 15219 14209 14579 14411 13939 14512 13266 14613 12592 14646 11919 14646 11246 14613 10572 14545 9865 14478 8552 14444 7879 14377 7576 14310 7239 14209 6903 14074 6600 13805 5994 13468 5421 13064 4882 12660 4377 12222 3872 11785 3401 11313 2963 10808 2526 10303 2122 9764 1751 9226 1415 8653 1112 8081 842 7475 607 6869 405 6229 236 5590 102 4950 34 4310 1 Z N"/>
        </draw:custom-shape>
        <draw:custom-shape draw:name="Shape 889" draw:style-name="Mgr4" draw:text-style-name="MP7" draw:layer="layout" svg:width="0.589cm" svg:height="0.534cm" svg:x="4.722cm" svg:y="1.926cm">
          <text:p/>
          <draw:enhanced-geometry draw:mirror-horizontal="false" draw:mirror-vertical="false" drawooo:sub-view-size="3199 2897" svg:viewBox="0 0 79975 72425" draw:type="ooxml-non-primitive" draw:enhanced-path="M 2963 1 L 2963 34 2930 34 2896 338 2930 674 2963 1280 2963 1954 2997 2290 3031 2627 2324 2627 1650 2661 977 2694 640 2728 270 2728 303 2391 303 2055 270 1348 236 742 202 439 101 169 68 169 0 472 0 775 34 1381 34 1718 101 2088 236 2795 236 2829 236 2863 539 2795 573 2863 640 2896 842 2896 1347 2863 2223 2829 3064 2795 3098 2795 3098 2762 3132 2762 3165 2694 3199 2391 3199 2088 3199 1482 3165 742 3132 371 3031 34 2963 1 Z N"/>
        </draw:custom-shape>
        <draw:custom-shape draw:name="Shape 890" draw:style-name="Mgr4" draw:text-style-name="MP7" draw:layer="layout" svg:width="0.633cm" svg:height="0.552cm" svg:x="1.491cm" svg:y="2.056cm">
          <text:p/>
          <draw:enhanced-geometry draw:mirror-horizontal="false" draw:mirror-vertical="false" drawooo:sub-view-size="3435 2998" svg:viewBox="0 0 85875 74950" draw:type="ooxml-non-primitive" draw:enhanced-path="M 1279 1 L 909 68 539 136 202 203 101 136 34 136 0 169 0 237 34 304 67 338 34 876 67 1684 135 2896 168 2997 269 2997 337 2964 337 2896 303 1920 269 944 269 674 269 371 943 304 1616 270 1986 270 2357 304 2727 338 3098 371 3131 371 3098 573 3098 809 3098 1247 3098 2055 3131 2425 3199 2795 2795 2728 2390 2728 1549 2694 774 2694 640 2762 505 2795 370 2896 539 2930 707 2964 1044 2964 1414 2930 1784 2930 2525 2997 2929 2997 3300 2930 3333 2930 3401 2896 3434 2829 3434 2795 3367 2425 3333 2021 3300 1247 3333 674 3300 405 3232 136 3232 102 3199 136 3165 270 3131 237 2795 102 2424 35 2054 1 Z N"/>
        </draw:custom-shape>
        <draw:custom-shape draw:name="Shape 891" draw:style-name="Mgr4" draw:text-style-name="MP7" draw:layer="layout" svg:width="0.204cm" svg:height="0.148cm" svg:x="7.001cm" svg:y="0.081cm">
          <text:p/>
          <draw:enhanced-geometry draw:mirror-horizontal="false" draw:mirror-vertical="false" drawooo:sub-view-size="1112 809" svg:viewBox="0 0 27800 20225" draw:type="ooxml-non-primitive" draw:enhanced-path="M 371 0 L 304 34 203 101 102 202 1 404 1 472 34 505 371 775 472 808 539 775 573 707 506 606 337 472 674 438 1044 371 1112 337 1112 270 1112 202 1044 169 674 236 304 303 405 169 438 101 405 34 371 0 Z N"/>
        </draw:custom-shape>
        <draw:custom-shape draw:name="Shape 892" draw:style-name="Mgr4" draw:text-style-name="MP7" draw:layer="layout" svg:width="1.745cm" svg:height="1.391cm" svg:x="3.92cm" svg:y="16.996cm">
          <text:p/>
          <draw:enhanced-geometry draw:mirror-horizontal="false" draw:mirror-vertical="false" drawooo:sub-view-size="9461 7543" svg:viewBox="0 0 236525 188575" draw:type="ooxml-non-primitive" draw:enhanced-path="M 3805 472 L 4377 573 4916 708 5488 876 6027 1044 6566 1246 7104 1482 7643 1718 8182 1953 8586 2223 8754 2357 8922 2526 9023 2694 9124 2896 9192 3132 9225 3367 9192 3670 6498 2088 3805 472 Z M 2256 203 L 2290 236 2323 270 2896 337 3502 405 3771 708 4074 943 4377 1179 4747 1415 5454 1819 6128 2189 9124 3940 9124 3940 7879 3603 7205 3435 6498 3300 5825 3199 5084 3132 4377 3098 3670 3098 3670 3064 3636 3031 2896 2627 2121 2256 1414 1852 1010 1650 640 1516 775 1280 943 1078 1111 876 1313 708 1515 539 1751 405 1987 304 2256 203 Z M 573 1583 L 943 1819 1280 2021 2054 2425 2727 2795 3401 3132 2963 3165 2525 3266 2088 3367 1684 3502 1280 3637 876 3839 505 4074 169 4344 135 3805 169 3233 236 2728 337 2256 438 1920 573 1583 Z M 4882 3334 L 5488 3401 6094 3468 6667 3569 7879 3839 9057 4108 8855 4512 8586 4916 8518 5017 8485 4983 8451 4983 7172 4647 5892 4344 5252 4209 4613 4074 4310 4007 3973 3973 3670 3940 3367 3973 3165 4007 2997 4074 2694 4209 2391 4411 2088 4613 1381 5118 640 5556 539 5455 404 5219 303 4983 236 4748 169 4478 674 4209 1145 3973 1650 3805 2155 3637 2660 3502 3165 3401 3704 3367 4276 3334 Z M 3838 4108 L 4175 4142 4512 4209 5219 4377 5825 4546 7104 4849 8417 5152 8013 5690 7542 6195 7003 6633 6465 7003 6263 7105 6094 7206 5690 7307 5252 7340 4848 7307 4411 7273 4007 7172 3199 6936 2525 6734 1886 6465 1549 6296 1246 6128 977 5926 741 5657 1044 5589 1381 5421 1684 5219 1987 4983 2593 4512 2896 4344 3199 4209 3502 4142 3838 4108 Z M 2323 1 L 1953 68 1616 169 1313 337 1044 573 808 842 606 1145 438 1482 303 1819 202 2189 101 2593 34 2963 0 3367 0 3738 0 4445 0 4478 0 4512 0 4546 34 4781 68 4950 135 5152 303 5455 539 5758 808 6027 1111 6263 1414 6465 1751 6633 2088 6768 2929 7105 3401 7273 3872 7374 4343 7475 4815 7542 5286 7542 5724 7475 6162 7374 6532 7172 6936 6970 7273 6700 7609 6397 7912 6061 8485 5387 8720 5118 8922 4781 9124 4411 9293 4041 9394 4041 9461 3973 9461 3872 9461 3839 9427 3805 9394 3771 9427 3502 9427 3233 9394 2997 9293 2728 9192 2559 9091 2391 8788 2122 8451 1852 8081 1650 7677 1448 7273 1280 6498 1011 5589 674 4646 438 3704 236 2761 102 2761 34 2727 1 Z N"/>
        </draw:custom-shape>
        <draw:custom-shape draw:name="Shape 893" draw:style-name="Mgr4" draw:text-style-name="MP7" draw:layer="layout" svg:width="2.26cm" svg:height="0.72cm" svg:x="22.258cm" svg:y="18.363cm">
          <text:p/>
          <draw:enhanced-geometry draw:mirror-horizontal="false" draw:mirror-vertical="false" drawooo:sub-view-size="12256 3906" svg:viewBox="0 0 306400 97650" draw:type="ooxml-non-primitive" draw:enhanced-path="M 2492 775 L 2727 809 2963 943 3131 1078 3266 1280 3333 1549 2727 2189 2222 2795 1953 3132 1684 3401 1515 3536 1347 3603 1145 3670 943 3670 808 3637 707 3569 606 3502 539 3435 404 3233 371 2997 371 2728 404 2492 472 2256 539 2054 640 1886 775 1751 1044 1482 1347 1213 1684 1011 1953 842 2256 775 Z M 6229 1 L 5892 34 5556 102 5219 203 4882 371 4579 539 4242 775 3939 1011 3670 1246 3569 1078 3502 943 3401 809 3266 674 3131 573 2997 506 2828 438 2626 371 2391 371 2121 405 1886 506 1616 607 1414 741 1179 910 775 1246 505 1516 270 1852 101 2223 34 2627 0 2795 0 2997 34 3165 101 3334 202 3502 303 3670 438 3805 640 3906 1583 3906 1751 3771 1919 3637 2222 3334 2795 2728 3367 2088 3333 2189 3300 2425 3199 2627 2997 3064 2727 3502 2424 3906 2828 3906 2997 3670 3266 3233 3535 2761 3636 2492 3704 2223 3737 1987 3737 1718 4343 1213 4647 1011 4950 775 5286 607 5623 438 5859 371 6094 337 6330 371 6566 405 7003 573 7441 775 8114 1145 8754 1549 9394 1987 10000 2492 10370 2829 10740 3199 11111 3569 11515 3906 12255 3906 12020 3771 11784 3603 11313 3233 10572 2526 10101 2122 9629 1718 9091 1347 8586 1011 8047 674 7475 371 7172 203 6869 102 6532 34 6229 1 Z N"/>
        </draw:custom-shape>
        <draw:custom-shape draw:name="Shape 894" draw:style-name="Mgr4" draw:text-style-name="MP7" draw:layer="layout" svg:width="1.583cm" svg:height="1.378cm" svg:x="6.02cm" svg:y="17.704cm">
          <text:p/>
          <draw:enhanced-geometry draw:mirror-horizontal="false" draw:mirror-vertical="false" drawooo:sub-view-size="8586 7475" svg:viewBox="0 0 214650 186875" draw:type="ooxml-non-primitive" draw:enhanced-path="M 1582 169 L 1986 236 2357 337 2761 438 3535 708 4310 1011 5993 1684 7676 2458 7811 2526 7946 2627 8148 2829 8282 3098 8350 3368 8383 3671 8350 4007 8316 4344 8249 4681 7272 4344 6296 4007 4343 3401 3367 3064 2357 2728 1347 2425 842 2290 337 2189 370 1852 471 1549 572 1246 707 943 1448 1213 2188 1482 2660 1650 3131 1751 4108 1920 5084 2122 5993 2324 7878 2795 7946 2795 7979 2728 7979 2694 7946 2627 7003 2357 6060 2122 5118 1920 4175 1751 3300 1583 2896 1516 2458 1381 2054 1246 1616 1078 1178 910 741 809 943 472 1145 169 Z M 1212 1 L 1178 34 1077 34 1010 68 1044 135 842 337 673 539 539 775 404 1044 303 1314 202 1617 67 2189 0 2829 0 3435 34 4007 101 4512 202 4849 303 5186 438 5489 572 5792 774 6061 976 6330 1212 6566 1481 6802 1919 7172 2390 7475 2896 7475 2559 7307 2256 7105 1919 6869 1616 6633 1347 6364 1111 6095 875 5792 673 5455 539 5152 404 4849 337 4546 303 4209 269 3536 269 2862 640 3165 1010 3401 1818 3906 2626 4344 3401 4815 3838 5118 4242 5421 4411 5590 4545 5792 4680 5994 4781 6263 4882 6532 4916 6869 4949 7475 5219 7475 5219 7138 5185 6802 5118 6465 5017 6128 4882 5825 4714 5522 4512 5287 4242 5051 3300 4445 2323 3873 1347 3267 842 2997 303 2761 269 2761 303 2256 741 2492 1212 2660 2155 2963 3131 3267 4040 3536 4276 3603 4444 3772 4613 3974 4848 4277 5252 4782 5623 5320 5892 5825 6128 6364 6262 6903 6330 7475 6565 7475 6532 7138 6464 6835 6397 6499 6296 6196 6027 5590 5690 5017 5286 4411 5017 4075 4747 3772 4747 3772 6464 4344 7340 4613 8181 4883 8013 5489 7845 5994 7710 6364 7542 6768 7171 7475 7441 7475 7777 6633 8080 5825 8383 4883 8417 4849 8417 4748 8552 4209 8585 3906 8585 3637 8552 3368 8518 3132 8417 2862 8282 2660 8148 2492 8013 2391 7643 2189 6902 1886 5050 1078 4175 708 3704 506 3199 304 2727 169 2222 34 1717 1 Z N"/>
        </draw:custom-shape>
        <draw:custom-shape draw:name="Shape 895" draw:style-name="Mgr4" draw:text-style-name="MP7" draw:layer="layout" svg:width="0.422cm" svg:height="0.397cm" svg:x="19.748cm" svg:y="17.375cm">
          <text:p/>
          <draw:enhanced-geometry draw:mirror-horizontal="false" draw:mirror-vertical="false" drawooo:sub-view-size="2290 2156" svg:viewBox="0 0 57250 53900" draw:type="ooxml-non-primitive" draw:enhanced-path="M 0 0 L 0 34 68 202 202 337 438 606 1010 1078 1549 1583 2088 2121 2155 2155 2223 2121 2290 2054 2290 2020 2256 1987 2021 1684 1751 1414 1179 909 640 404 337 169 202 68 34 0 Z N"/>
        </draw:custom-shape>
        <draw:custom-shape draw:name="Shape 896" draw:style-name="Mgr4" draw:text-style-name="MP7" draw:layer="layout" svg:width="2.894cm" svg:height="2.44cm" svg:x="19.227cm" svg:y="16.642cm">
          <text:p/>
          <draw:enhanced-geometry draw:mirror-horizontal="false" draw:mirror-vertical="false" drawooo:sub-view-size="15690 13232" svg:viewBox="0 0 392250 330800" draw:type="ooxml-non-primitive" draw:enhanced-path="M 2929 640 L 3131 943 3165 977 3098 977 3030 909 2997 808 2929 640 Z M 2458 270 L 2626 337 2593 371 2626 573 2694 808 2761 1044 2828 1112 2896 1179 3064 1280 3266 1381 3502 1448 3603 1448 3670 1415 3704 1448 3737 1650 3737 1920 3704 1886 3434 1852 3300 1852 3165 1785 3064 1751 2963 1718 2862 1684 2761 1617 2593 1482 2391 1280 2189 1044 2121 909 2054 741 1987 438 2054 438 2088 404 2121 337 2189 303 2290 270 Z M 1886 371 L 1919 404 1886 573 1886 741 1919 909 1987 1078 2222 1381 2458 1650 2593 1751 2694 1852 2795 1886 2929 1920 3030 1953 3131 1987 3266 2054 3434 2088 3569 2054 3737 1987 3704 2189 3670 2391 3603 2593 3502 2795 3401 2963 3300 3132 3131 3266 2997 3367 2963 3401 2997 3435 3165 3435 3300 3401 3535 3805 3805 4175 4377 4916 4680 5253 5051 5522 5286 5724 5488 5926 5892 6397 5791 6532 5724 6667 5623 6835 5556 7003 5421 6902 5253 6835 5051 6734 4882 6633 4579 6397 4310 6162 4040 5859 3064 4748 2727 4276 2525 4074 2290 3872 2525 3805 2559 3771 2593 3738 2559 3637 2492 3603 2458 3569 2391 3603 2222 3670 2054 3704 1886 3704 1717 3670 1347 3569 1044 3435 808 3300 606 3165 438 2997 337 2795 270 2593 270 2357 270 2122 303 1886 404 1617 573 1381 741 1179 943 977 1179 808 1414 640 1886 371 Z M 2290 0 L 2189 34 2054 68 1987 169 1616 303 1246 505 909 741 573 1011 303 1347 202 1516 135 1684 68 1886 0 2088 0 2256 0 2458 68 2660 101 2829 202 2963 303 3132 539 3401 842 3603 1145 3805 1515 3906 1886 3940 2054 3940 2222 3906 2357 4175 2492 4445 2660 4680 2862 4950 3300 5421 3737 5825 4175 6330 4680 6801 4882 6936 5084 7037 5320 7138 5522 7273 5589 7306 5657 7273 5690 7239 5724 7172 5791 7003 5892 6869 7003 7710 8148 8485 8720 8855 9326 9226 9932 9562 10572 9865 11279 10135 11986 10370 12727 10606 13400 10875 13737 11044 14040 11212 14309 11448 14579 11683 14814 11953 14983 12256 15151 12592 15286 12996 15353 13232 15690 13232 15622 12895 15521 12592 15420 12323 15286 12054 15151 11818 14983 11616 14814 11414 14612 11212 14377 11044 13939 10741 13400 10505 12862 10303 12289 10101 11548 9865 10841 9562 10168 9259 9495 8922 8855 8552 8182 8148 6936 7306 6027 6667 6094 6532 6162 6364 6162 6330 6128 6296 6027 6296 5926 6061 5825 5892 5657 5724 5488 5556 5152 5286 4781 5017 4108 4108 3670 3569 3502 3401 3434 3367 3401 3367 3502 3266 3603 3165 3737 2930 3838 2593 3906 2256 3906 1920 3906 1583 3838 1280 3805 1044 3670 842 3502 640 3232 438 2963 236 2694 101 2424 0 Z N"/>
        </draw:custom-shape>
        <draw:custom-shape draw:name="Shape 897" draw:style-name="Mgr4" draw:text-style-name="MP7" draw:layer="layout" svg:width="0.726cm" svg:height="0.31cm" svg:x="24.718cm" svg:y="18.773cm">
          <text:p/>
          <draw:enhanced-geometry draw:mirror-horizontal="false" draw:mirror-vertical="false" drawooo:sub-view-size="3940 1684" svg:viewBox="0 0 98500 42100" draw:type="ooxml-non-primitive" draw:enhanced-path="M 1886 1 L 1583 34 1348 102 1146 203 977 337 843 506 573 910 338 1280 169 1516 1 1684 506 1684 674 1516 775 1347 1078 910 1247 708 1415 573 1617 472 1853 405 2088 405 2391 438 2795 539 3166 674 3570 809 3940 943 3940 539 3368 337 2762 135 2492 68 2189 1 Z N"/>
        </draw:custom-shape>
        <draw:custom-shape draw:name="Shape 898" draw:style-name="Mgr4" draw:text-style-name="MP7" draw:layer="layout" svg:width="0.167cm" svg:height="0.161cm" svg:x="19.419cm" svg:y="17.027cm">
          <text:p/>
          <draw:enhanced-geometry draw:mirror-horizontal="false" draw:mirror-vertical="false" drawooo:sub-view-size="910 877" svg:viewBox="0 0 22750 21925" draw:type="ooxml-non-primitive" draw:enhanced-path="M 673 1 L 606 35 303 338 168 506 34 641 0 708 0 742 67 843 135 876 236 876 404 742 539 607 842 304 909 237 909 169 875 102 842 68 774 1 Z N"/>
        </draw:custom-shape>
        <draw:custom-shape draw:name="Shape 899" draw:style-name="Mgr4" draw:text-style-name="MP7" draw:layer="layout" svg:width="0.285cm" svg:height="0.782cm" svg:x="1.429cm" svg:y="17.375cm">
          <text:p/>
          <draw:enhanced-geometry draw:mirror-horizontal="false" draw:mirror-vertical="false" drawooo:sub-view-size="1550 4243" svg:viewBox="0 0 38750 106075" draw:type="ooxml-non-primitive" draw:enhanced-path="M 1515 0 L 1515 34 741 2088 337 3131 0 4175 0 4209 34 4242 68 4242 68 4209 505 3131 909 2020 1145 1549 1347 1044 1448 775 1549 505 1549 270 1549 34 1515 0 Z N"/>
        </draw:custom-shape>
        <draw:custom-shape draw:name="Shape 900" draw:style-name="Mgr4" draw:text-style-name="MP7" draw:layer="layout" svg:width="0.478cm" svg:height="0.31cm" svg:x="2.075cm" svg:y="15.928cm">
          <text:p/>
          <draw:enhanced-geometry draw:mirror-horizontal="false" draw:mirror-vertical="false" drawooo:sub-view-size="2594 1685" svg:viewBox="0 0 64850 42125" draw:type="ooxml-non-primitive" draw:enhanced-path="M 2560 1 L 2526 34 2391 270 2223 539 2088 809 1886 1078 1651 1246 1381 1381 1146 1448 876 1448 641 1381 405 1246 304 1145 237 1044 169 910 102 741 68 708 35 708 35 741 1 876 1 977 68 1179 203 1347 371 1482 573 1583 775 1650 1011 1684 1213 1684 1449 1617 1684 1482 1954 1280 2156 1078 2358 809 2492 573 2593 304 2593 34 2560 1 Z N"/>
        </draw:custom-shape>
        <draw:custom-shape draw:name="Shape 901" draw:style-name="Mgr4" draw:text-style-name="MP7" draw:layer="layout" svg:width="0.036cm" svg:height="0.043cm" svg:x="1.448cm" svg:y="0cm">
          <text:p/>
          <draw:enhanced-geometry draw:mirror-horizontal="false" draw:mirror-vertical="false" drawooo:sub-view-size="203 237" svg:viewBox="0 0 5075 5925" draw:type="ooxml-non-primitive" draw:enhanced-path="M 0 1 L 0 135 34 203 101 236 169 203 202 135 202 1 Z N"/>
        </draw:custom-shape>
        <draw:custom-shape draw:name="Shape 902" draw:style-name="Mgr4" draw:text-style-name="MP7" draw:layer="layout" svg:width="1.366cm" svg:height="2.695cm" svg:x="1.268cm" svg:y="15.493cm">
          <text:p/>
          <draw:enhanced-geometry draw:mirror-horizontal="false" draw:mirror-vertical="false" drawooo:sub-view-size="7407 14613" svg:viewBox="0 0 185175 365325" draw:type="ooxml-non-primitive" draw:enhanced-path="M 5993 1 L 5825 35 5656 102 5488 169 5185 405 4916 674 4680 1011 4478 1348 4276 1651 4141 2021 4040 2391 3973 2762 3973 3132 4007 3368 4040 3570 4209 3974 4310 4344 4377 4681 4377 5051 4310 5421 4074 5960 3838 6532 3232 7576 2626 8687 1986 9798 640 11953 404 12323 202 12727 101 12929 34 13131 0 13367 0 13569 34 13636 67 13670 135 13636 168 13569 168 13333 202 13098 303 12862 404 12660 640 12222 909 11818 1986 10068 2996 8317 3501 7442 3939 6532 4310 5792 4444 5421 4545 5051 4545 4883 4545 4714 4512 4378 4377 4041 4276 3738 4175 3469 4141 3199 4141 2896 4175 2593 4242 2257 4343 1954 4444 1651 4613 1348 4781 1078 4983 809 5185 607 5421 405 5690 270 5959 169 6262 136 6565 169 6565 203 6599 237 6767 439 6902 674 7003 910 7104 1179 7138 1482 7171 1752 7171 2290 7138 2593 7070 2863 6969 3132 6835 3401 6633 3603 6431 3839 6229 4041 5959 4209 5387 4613 5084 4849 4848 5085 4613 5455 4411 5825 4108 6633 3771 7711 3434 8788 3165 9866 2895 10977 2727 12020 2626 12525 2525 13064 2390 13434 2222 13771 1986 14074 1852 14209 1683 14310 1448 14444 1212 14478 976 14478 774 14411 572 14276 404 14108 303 13906 236 13670 202 13636 135 13636 135 13670 135 13906 168 14074 236 14242 337 14377 471 14478 606 14545 774 14579 943 14613 1111 14613 1313 14579 1481 14545 1650 14478 1818 14411 1953 14310 2087 14175 2222 14040 2390 13771 2525 13468 2626 13131 2727 12828 2828 12155 2963 11482 3131 10707 3299 9899 3737 8351 3973 7644 4209 6903 4478 6196 4781 5522 4983 5253 5219 4984 5488 4782 5757 4580 6330 4176 6599 3974 6835 3738 6969 3536 7104 3334 7205 3132 7272 2896 7340 2661 7373 2425 7407 1886 7340 1381 7306 1146 7239 910 7138 674 7003 472 6868 270 6734 136 6666 102 6633 102 6599 68 6397 1 Z N"/>
        </draw:custom-shape>
        <draw:custom-shape draw:name="Shape 903" draw:style-name="Mgr4" draw:text-style-name="MP7" draw:layer="layout" svg:width="1.993cm" svg:height="1.186cm" svg:x="21.345cm" svg:y="0cm">
          <text:p/>
          <draw:enhanced-geometry draw:mirror-horizontal="false" draw:mirror-vertical="false" drawooo:sub-view-size="10808 6432" svg:viewBox="0 0 270200 160800" draw:type="ooxml-non-primitive" draw:enhanced-path="M 6330 438 L 6195 910 6027 1381 6027 1213 5959 640 6330 438 Z M 4781 1583 L 4747 2054 4478 2155 4512 1987 4512 1920 4478 1886 4781 1583 Z M 5892 674 L 5892 1213 5926 1617 5791 1785 5656 1953 5656 1819 5589 1011 5522 1819 5488 2122 5151 2391 5118 2021 5118 1617 5151 1179 5522 910 5892 674 Z M 5084 1280 L 5017 1583 4983 1886 4983 2189 5017 2492 4848 2593 4781 1549 4848 1482 5084 1280 Z M 4747 2122 L 4714 2661 4512 2762 4512 2627 4478 2492 4444 2290 4747 2122 Z M 4242 2425 L 4242 2458 4276 2661 4310 2762 4377 2829 4141 2896 3906 2964 3906 2964 4074 2559 4242 2425 Z M 3704 2829 L 3670 2997 3535 2997 3704 2829 Z M 67 1 L 0 270 0 539 34 809 67 1078 168 1347 269 1583 404 1819 539 2054 774 2324 1044 2559 1347 2762 1684 2896 2020 2997 2391 3098 2727 3166 3098 3199 2525 3805 2121 4243 1919 4512 1751 4782 1616 5051 1482 5320 1381 5623 1347 5926 1212 5691 1077 5455 1010 5354 875 5253 875 5354 943 5489 1044 5691 1414 6398 1448 6431 1482 6431 1583 6398 1785 6128 2020 5893 2256 5691 2492 5455 2525 5388 2492 5354 2458 5320 2391 5320 2155 5489 1919 5691 1684 5926 1482 6162 1448 6128 1684 5455 1987 4849 2155 4580 2323 4310 2795 3772 3333 3199 3636 3199 3603 3469 3603 3738 3636 3974 3704 4209 3805 4445 3906 4681 4074 4883 4242 5085 4411 5253 4613 5421 4848 5556 5084 5657 5353 5792 5623 5859 5892 5926 6599 5926 7003 5893 7407 5758 7811 5623 8215 5455 8585 5253 9292 4815 9865 4378 10101 4176 10336 3906 10538 3637 10673 3368 10774 3031 10808 2661 10808 2324 10774 1987 10707 1650 10606 1280 10505 943 10370 607 10202 304 10000 1 9730 1 9865 203 10000 405 10235 842 10404 1347 10505 1852 10572 2357 10572 2829 10471 3233 10437 3435 10336 3603 10168 3839 9966 4041 9730 4277 9461 4445 8922 4782 8417 5085 8080 5253 7777 5388 7441 5522 7104 5623 6734 5691 6397 5724 6027 5724 5690 5657 5387 5590 5118 5489 4848 5354 4613 5186 4377 4984 4209 4782 4040 4512 3906 4277 3805 4007 3771 3738 3771 3469 3838 3199 4074 3132 4276 3065 4747 2896 4747 3166 4781 3199 4815 3166 4848 2829 5084 2694 5118 2762 5151 2795 5185 2762 5185 2627 5522 2357 5555 2492 5555 2526 5623 2526 5623 2492 5656 2357 5690 2189 5993 1852 6027 1819 6128 1650 6229 1482 6363 1112 6565 337 6565 304 6969 135 7407 1 7104 1 6633 169 6666 1 6464 1 6363 270 6027 438 5724 607 5387 809 5084 1044 4815 1280 4545 1549 4276 1852 4040 2189 3838 2559 3569 2762 3300 2997 2963 2997 2626 2964 2290 2863 1953 2795 1650 2661 1347 2492 1077 2324 808 2088 640 1886 471 1650 337 1381 269 1112 202 842 168 573 135 270 168 1 Z N"/>
        </draw:custom-shape>
        <draw:custom-shape draw:name="Shape 904" draw:style-name="Mgr4" draw:text-style-name="MP7" draw:layer="layout" svg:width="0.459cm" svg:height="0.496cm" svg:x="3.162cm" svg:y="1.497cm">
          <text:p/>
          <draw:enhanced-geometry draw:mirror-horizontal="false" draw:mirror-vertical="false" drawooo:sub-view-size="2493 2695" svg:viewBox="0 0 62325 67375" draw:type="ooxml-non-primitive" draw:enhanced-path="M 2290 203 L 2223 708 2223 1246 2223 1785 2290 2324 2290 2357 2055 2324 1819 2324 1347 2357 371 2357 270 1280 203 236 203 236 708 270 1246 270 2290 203 Z M 1785 1 L 1246 34 708 34 169 68 102 102 102 135 34 169 34 203 1 809 34 1415 102 2021 203 2627 236 2661 304 2694 371 2661 405 2560 405 2492 842 2593 1853 2593 2088 2560 2290 2492 2324 2458 2324 2391 2425 2391 2459 2357 2459 2290 2492 1785 2459 1246 2425 708 2391 169 2425 102 2425 68 2391 1 Z N"/>
        </draw:custom-shape>
        <draw:custom-shape draw:name="Shape 905" draw:style-name="Mgr4" draw:text-style-name="MP7" draw:layer="layout" svg:width="0.471cm" svg:height="0.465cm" svg:x="4.939cm" svg:y="0.92cm">
          <text:p/>
          <draw:enhanced-geometry draw:mirror-horizontal="false" draw:mirror-vertical="false" drawooo:sub-view-size="2560 2526" svg:viewBox="0 0 64000 63150" draw:type="ooxml-non-primitive" draw:enhanced-path="M 2324 1 L 2290 34 2290 68 2257 135 1920 102 1550 135 843 169 236 169 169 203 102 270 68 236 34 236 1 506 1 741 34 1246 68 2425 102 2492 169 2526 236 2492 270 2458 540 2492 843 2492 1381 2458 1886 2458 2122 2425 2223 2357 2324 2290 2223 2223 2088 2155 1785 2155 1213 2189 742 2189 506 2223 270 2256 236 1078 203 741 135 438 203 438 236 405 270 371 1348 337 1819 304 2055 270 2257 236 2290 674 2324 1078 2290 1684 2290 1987 2324 2290 2358 2324 2391 2357 2459 2357 2492 2290 2526 1987 2560 1684 2526 1078 2492 573 2459 304 2391 34 2358 34 2324 1 Z N"/>
        </draw:custom-shape>
        <draw:custom-shape draw:name="Shape 906" draw:style-name="Mgr4" draw:text-style-name="MP7" draw:layer="layout" svg:width="0.471cm" svg:height="0.44cm" svg:x="2.64cm" svg:y="1.535cm">
          <text:p/>
          <draw:enhanced-geometry draw:mirror-horizontal="false" draw:mirror-vertical="false" drawooo:sub-view-size="2560 2392" svg:viewBox="0 0 64000 59800" draw:type="ooxml-non-primitive" draw:enhanced-path="M 102 1 L 68 34 34 304 1 539 1 1078 34 1684 102 1987 169 2290 203 2324 236 2358 304 2324 337 2256 304 1953 304 1650 236 1078 236 640 203 203 203 203 438 236 1145 236 2223 169 2256 236 2324 236 2324 539 2324 876 2357 2054 1886 2054 1415 2088 674 2088 539 2122 438 2189 337 2256 405 2324 539 2358 775 2391 1280 2358 1819 2358 2122 2324 2357 2256 2425 2324 2492 2324 2559 2290 2559 2223 2526 1044 2526 539 2492 270 2425 34 2391 34 2391 68 2357 68 2290 34 2223 1 2021 1 1617 34 910 34 539 68 203 102 169 34 169 1 Z N"/>
        </draw:custom-shape>
        <draw:custom-shape draw:name="Shape 907" draw:style-name="Mgr4" draw:text-style-name="MP7" draw:layer="layout" svg:width="0.471cm" svg:height="0.446cm" svg:x="4.305cm" svg:y="0.454cm">
          <text:p/>
          <draw:enhanced-geometry draw:mirror-horizontal="false" draw:mirror-vertical="false" drawooo:sub-view-size="2560 2425" svg:viewBox="0 0 64000 60625" draw:type="ooxml-non-primitive" draw:enhanced-path="M 2357 0 L 2357 34 2324 135 1751 68 1179 68 674 34 405 68 304 101 169 169 169 169 169 169 371 270 573 304 1011 270 1650 304 2324 337 2290 708 2324 1078 2324 1583 2357 1852 2391 2088 2357 2088 1347 2122 809 2155 539 2189 304 2223 270 1718 236 1213 270 708 236 438 203 304 169 169 135 203 68 337 34 506 1 876 34 1583 34 1819 34 2054 34 2189 102 2290 169 2391 270 2425 304 2425 337 2391 337 2357 573 2391 809 2425 1347 2391 2391 2324 2458 2290 2492 2324 2526 2324 2526 2290 2559 2021 2559 1751 2526 1246 2526 640 2492 337 2458 34 2425 0 Z N"/>
        </draw:custom-shape>
        <draw:custom-shape draw:name="Shape 908" draw:style-name="Mgr4" draw:text-style-name="MP7" draw:layer="layout" svg:width="0.13cm" svg:height="0.155cm" svg:x="5.138cm" svg:y="1.1cm">
          <text:p/>
          <draw:enhanced-geometry draw:mirror-horizontal="false" draw:mirror-vertical="false" drawooo:sub-view-size="708 843" svg:viewBox="0 0 17700 21075" draw:type="ooxml-non-primitive" draw:enhanced-path="M 202 1 L 101 35 68 136 0 338 0 573 0 742 34 809 68 843 101 843 404 809 573 775 707 708 707 674 707 641 674 573 438 573 202 607 236 304 270 169 270 68 236 1 Z N"/>
        </draw:custom-shape>
        <draw:custom-shape draw:name="Shape 909" draw:style-name="Mgr4" draw:text-style-name="MP7" draw:layer="layout" svg:width="0.136cm" svg:height="0.167cm" svg:x="3.318cm" svg:y="1.646cm">
          <text:p/>
          <draw:enhanced-geometry draw:mirror-horizontal="false" draw:mirror-vertical="false" drawooo:sub-view-size="742 910" svg:viewBox="0 0 18550 22750" draw:type="ooxml-non-primitive" draw:enhanced-path="M 573 169 L 539 236 505 304 472 304 371 337 270 371 202 169 Z M 539 506 L 573 573 505 674 472 708 270 708 270 539 303 539 472 506 Z M 472 1 L 270 68 101 135 68 169 68 203 101 506 101 674 34 674 0 741 0 809 68 876 270 910 472 910 573 876 640 809 707 741 741 640 741 506 707 438 674 371 707 304 707 169 707 68 640 34 539 1 Z N"/>
        </draw:custom-shape>
        <draw:custom-shape draw:name="Shape 910" draw:style-name="Mgr4" draw:text-style-name="MP7" draw:layer="layout" svg:width="0.428cm" svg:height="0.44cm" svg:x="2.162cm" svg:y="1.553cm">
          <text:p/>
          <draw:enhanced-geometry draw:mirror-horizontal="false" draw:mirror-vertical="false" drawooo:sub-view-size="2324 2392" svg:viewBox="0 0 58100 59800" draw:type="ooxml-non-primitive" draw:enhanced-path="M 1515 1 L 909 34 202 34 0 102 0 135 68 203 169 236 371 270 1414 270 2020 236 1987 438 2020 640 2054 1078 2054 1617 2054 1852 2088 2122 977 2155 539 2155 371 2189 270 2223 202 2290 270 2358 371 2391 1583 2391 2222 2358 2290 2324 2323 2290 2323 2223 2290 2155 2290 1886 2290 1617 2256 1078 2256 607 2222 405 2189 203 2222 135 2222 68 2189 34 2121 1 Z N"/>
        </draw:custom-shape>
        <draw:custom-shape draw:name="Shape 911" draw:style-name="Mgr4" draw:text-style-name="MP7" draw:layer="layout" svg:width="0.136cm" svg:height="0.117cm" svg:x="2.821cm" svg:y="1.678cm">
          <text:p/>
          <draw:enhanced-geometry draw:mirror-horizontal="false" draw:mirror-vertical="false" drawooo:sub-view-size="741 640" svg:viewBox="0 0 18525 16000" draw:type="ooxml-non-primitive" draw:enhanced-path="M 67 0 L 0 67 0 135 34 168 67 202 101 303 135 438 202 539 303 640 438 640 471 606 606 337 707 236 741 168 741 101 741 67 707 34 606 67 505 135 404 269 337 370 269 236 236 67 202 0 Z N"/>
        </draw:custom-shape>
        <draw:custom-shape draw:name="Shape 912" draw:style-name="Mgr4" draw:text-style-name="MP7" draw:layer="layout" svg:width="0.471cm" svg:height="0.446cm" svg:x="1.609cm" svg:y="1.566cm">
          <text:p/>
          <draw:enhanced-geometry draw:mirror-horizontal="false" draw:mirror-vertical="false" drawooo:sub-view-size="2560 2425" svg:viewBox="0 0 64000 60625" draw:type="ooxml-non-primitive" draw:enhanced-path="M 2391 0 L 2358 34 2324 135 1751 67 1179 67 640 34 405 67 270 101 169 168 169 202 371 269 573 303 1011 269 1650 303 2324 337 2290 707 2324 1077 2324 1582 2358 1852 2391 2087 2358 2087 1314 2121 809 2155 539 2189 304 2256 270 1751 236 1246 270 707 236 438 203 303 169 202 135 202 68 337 34 505 1 875 34 1582 34 1818 34 2054 34 2189 102 2290 169 2391 270 2424 304 2424 337 2391 337 2357 573 2391 809 2424 1347 2391 2391 2323 2459 2290 2492 2323 2526 2323 2526 2290 2560 2020 2560 1784 2526 1246 2526 640 2492 337 2459 34 2425 0 Z N"/>
        </draw:custom-shape>
        <draw:custom-shape draw:name="Shape 913" draw:style-name="Mgr4" draw:text-style-name="MP7" draw:layer="layout" svg:width="0.111cm" svg:height="0.111cm" svg:x="2.311cm" svg:y="1.709cm">
          <text:p/>
          <draw:enhanced-geometry draw:mirror-horizontal="false" draw:mirror-vertical="false" drawooo:sub-view-size="607 607" svg:viewBox="0 0 15175 15175" draw:type="ooxml-non-primitive" draw:enhanced-path="M 236 0 L 135 68 68 135 0 202 0 303 0 404 68 505 135 573 236 606 371 606 438 573 539 539 573 438 539 404 505 371 438 337 371 371 303 404 202 371 202 337 202 303 202 236 236 202 337 169 472 169 606 135 606 101 606 68 539 0 Z N"/>
        </draw:custom-shape>
        <draw:custom-shape draw:name="Shape 914" draw:style-name="Mgr4" draw:text-style-name="MP7" draw:layer="layout" svg:width="0.409cm" svg:height="0.453cm" svg:x="5.467cm" svg:y="0.913cm">
          <text:p/>
          <draw:enhanced-geometry draw:mirror-horizontal="false" draw:mirror-vertical="false" drawooo:sub-view-size="2223 2459" svg:viewBox="0 0 55575 61475" draw:type="ooxml-non-primitive" draw:enhanced-path="M 1751 1 L 1280 68 674 68 68 102 1 136 1 203 1 237 34 304 1 506 1 742 34 1179 34 1718 34 2021 68 2290 68 2324 68 2391 102 2459 169 2459 809 2425 1415 2391 1819 2391 2021 2324 2122 2290 2189 2223 2088 2156 2021 2122 1819 2122 1415 2156 270 2223 270 1954 270 1684 236 1179 236 742 236 540 203 304 809 304 1448 270 1852 237 2054 169 2122 136 2223 68 2223 35 1987 1 Z N"/>
        </draw:custom-shape>
        <draw:custom-shape draw:name="Shape 915" draw:style-name="Mgr4" draw:text-style-name="MP7" draw:layer="layout" svg:width="0.502cm" svg:height="0.937cm" svg:x="6.877cm" svg:y="0.348cm">
          <text:p/>
          <draw:enhanced-geometry draw:mirror-horizontal="false" draw:mirror-vertical="false" drawooo:sub-view-size="2728 5085" svg:viewBox="0 0 68200 127125" draw:type="ooxml-non-primitive" draw:enhanced-path="M 2391 202 L 2357 471 2323 741 2357 1313 2391 1886 2424 2424 2458 3636 2424 4848 1785 4848 1448 4815 1280 4848 1111 4882 1111 4242 1078 3636 943 2391 977 2323 977 2256 943 2222 842 2189 337 2323 303 1751 236 1212 236 741 202 505 169 269 741 303 1280 269 2391 202 Z M 2391 0 L 1280 34 707 67 169 135 135 168 101 168 68 202 0 438 0 707 0 1212 34 1818 68 2121 135 2424 135 2458 202 2492 303 2492 808 2424 842 3704 876 4377 943 5017 977 5050 1044 5084 1078 5050 1111 4983 1246 5017 1381 5050 1684 5050 2088 5084 2458 5050 2559 5084 2626 5050 2694 5017 2727 4949 2727 4882 2660 4848 2660 3636 2626 2424 2626 1280 2593 707 2525 438 2458 168 2458 101 2458 67 2424 0 Z N"/>
        </draw:custom-shape>
        <draw:custom-shape draw:name="Shape 916" draw:style-name="Mgr4" draw:text-style-name="MP7" draw:layer="layout" svg:width="2.515cm" svg:height="2.54cm" svg:x="0cm" svg:y="12.089cm">
          <text:p/>
          <draw:enhanced-geometry draw:mirror-horizontal="false" draw:mirror-vertical="false" drawooo:sub-view-size="13637 13771" svg:viewBox="0 0 340925 344275" draw:type="ooxml-non-primitive" draw:enhanced-path="M 12626 6095 L 12896 6162 12997 6196 13098 6263 13199 6364 13300 6465 13367 6600 13401 6768 13434 6903 13434 7071 13367 7206 13333 7340 13232 7475 13131 7576 12862 7711 12559 7812 12222 7845 11852 7845 11145 7812 10505 7778 10505 7542 10505 7307 10539 6734 10539 6196 10977 6128 11448 6095 Z M 3469 1 L 2795 68 2122 203 1482 405 842 640 270 943 1 1112 1 1415 573 1044 1145 741 1751 539 2357 371 2997 270 3671 236 4310 236 4950 304 5590 438 6128 607 6633 809 7138 1078 7610 1381 8047 1752 8451 2122 8822 2560 9192 2997 9495 3536 9764 4075 9966 4647 10135 5219 10202 5792 10269 6398 10269 7004 10236 7610 10236 7677 10303 7711 10303 7778 10269 7845 10269 7913 10202 8384 10067 8822 9798 9664 9697 9967 9529 10270 9394 10573 9192 10842 8754 11381 8283 11852 8014 12088 7711 12323 7441 12525 7138 12694 6532 12963 5960 13165 5388 13300 4849 13401 3906 13535 2863 13535 2357 13468 1852 13367 1381 13232 910 13064 438 12828 1 12593 1 12828 438 13064 910 13300 1381 13468 1852 13603 2357 13704 2863 13737 3368 13771 3906 13737 4411 13704 4984 13636 5556 13502 6128 13333 6734 13098 7374 12795 7677 12626 7980 12391 8283 12155 8586 11886 9024 11414 9428 10876 9764 10303 9899 10000 10000 9697 10101 9360 10202 9024 10370 8317 10471 7980 11313 8047 12256 8047 12694 7980 12896 7913 13098 7845 13266 7711 13401 7576 13502 7408 13603 7239 13636 7004 13636 6768 13603 6566 13502 6398 13367 6229 13199 6061 13030 5960 12795 5893 12525 5859 12222 5859 11616 5926 10808 5926 10539 5994 10471 5489 10370 4984 10202 4512 10034 4041 9798 3570 9529 3132 9259 2694 8923 2324 8586 1920 8182 1583 7778 1280 7374 977 6903 708 6431 506 5960 304 5455 169 4815 68 4142 1 Z N"/>
        </draw:custom-shape>
        <draw:custom-shape draw:name="Shape 917" draw:style-name="Mgr4" draw:text-style-name="MP7" draw:layer="layout" svg:width="0.453cm" svg:height="0.446cm" svg:x="6.504cm" svg:y="0.87cm">
          <text:p/>
          <draw:enhanced-geometry draw:mirror-horizontal="false" draw:mirror-vertical="false" drawooo:sub-view-size="2458 2425" svg:viewBox="0 0 61450 60625" draw:type="ooxml-non-primitive" draw:enhanced-path="M 2256 202 L 2222 640 2222 1078 2222 1616 2189 2155 1919 2121 1650 2088 1111 2121 674 2155 472 2155 270 2222 236 1684 202 1179 202 741 169 303 1212 270 1751 236 2256 202 Z M 1751 0 L 1212 34 169 101 101 101 67 135 34 169 0 472 0 741 0 1347 34 1852 34 2121 101 2357 101 2391 169 2424 202 2424 236 2391 741 2391 1280 2357 1751 2357 1987 2323 2222 2290 2323 2290 2357 2256 2357 2222 2424 1953 2458 1650 2458 1044 2424 573 2424 337 2357 101 2323 34 2256 0 Z N"/>
        </draw:custom-shape>
        <draw:custom-shape draw:name="Shape 918" draw:style-name="Mgr4" draw:text-style-name="MP7" draw:layer="layout" svg:width="0.477cm" svg:height="0.329cm" svg:x="6.076cm" svg:y="0cm">
          <text:p/>
          <draw:enhanced-geometry draw:mirror-horizontal="false" draw:mirror-vertical="false" drawooo:sub-view-size="2593 1786" svg:viewBox="0 0 64825 44650" draw:type="ooxml-non-primitive" draw:enhanced-path="M 34 1 L 0 236 34 472 34 943 34 1145 34 1415 67 1516 101 1650 168 1718 269 1785 303 1751 337 1718 572 1751 1347 1751 2390 1650 2525 1650 2559 1617 2593 1381 2559 1112 2525 607 2525 1 2323 1 2323 438 2323 943 2357 1179 2390 1448 1347 1448 808 1482 572 1516 303 1583 269 1078 236 573 269 1 Z N"/>
        </draw:custom-shape>
        <draw:custom-shape draw:name="Shape 919" draw:style-name="Mgr4" draw:text-style-name="MP7" draw:layer="layout" svg:width="1.683cm" svg:height="2.832cm" svg:x="0cm" svg:y="4.759cm">
          <text:p/>
          <draw:enhanced-geometry draw:mirror-horizontal="false" draw:mirror-vertical="false" drawooo:sub-view-size="9125 15354" svg:viewBox="0 0 228125 383850" draw:type="ooxml-non-primitive" draw:enhanced-path="M 8956 0 L 8889 34 8855 68 8855 101 8855 1078 8788 2054 8687 2997 8552 3940 8216 5859 8047 6801 7879 7778 7778 8653 7677 9562 7542 11380 7441 12289 7340 13165 7172 14074 6936 14949 5186 14814 3469 14646 1718 14444 1 14242 1 14511 1718 14713 3435 14915 5152 15084 6869 15218 6869 15252 6903 15319 6970 15353 7071 15353 7105 15319 7138 15252 7374 14309 7576 13367 7711 12424 7812 11448 7980 9529 8047 8552 8182 7576 8317 6667 8485 5724 8822 3872 8956 2930 9057 2021 9125 1078 9091 101 9091 68 9057 34 8956 0 Z N"/>
        </draw:custom-shape>
        <draw:custom-shape draw:name="Shape 920" draw:style-name="Mgr4" draw:text-style-name="MP7" draw:layer="layout" svg:width="0.192cm" svg:height="0.167cm" svg:x="7.076cm" svg:y="0.603cm">
          <text:p/>
          <draw:enhanced-geometry draw:mirror-horizontal="false" draw:mirror-vertical="false" drawooo:sub-view-size="1045 910" svg:viewBox="0 0 26125 22750" draw:type="ooxml-non-primitive" draw:enhanced-path="M 876 1 L 842 34 842 102 842 236 809 337 741 405 607 472 371 472 371 405 371 337 405 270 405 236 371 203 337 236 203 304 68 371 1 405 1 472 169 842 203 876 270 910 337 876 371 876 371 809 371 674 607 674 775 607 910 506 1011 371 1044 203 1011 34 977 1 Z N"/>
        </draw:custom-shape>
        <draw:custom-shape draw:name="Shape 921" draw:style-name="Mgr4" draw:text-style-name="MP7" draw:layer="layout" svg:width="1.726cm" svg:height="2.149cm" svg:x="0cm" svg:y="12.275cm">
          <text:p/>
          <draw:enhanced-geometry draw:mirror-horizontal="false" draw:mirror-vertical="false" drawooo:sub-view-size="9361 11650" svg:viewBox="0 0 234025 291250" draw:type="ooxml-non-primitive" draw:enhanced-path="M 4445 371 L 5051 438 5623 607 6196 843 6701 1112 6398 1213 6398 1146 6330 1112 5758 1045 5219 1045 5421 977 5590 843 5657 809 5657 742 5623 674 5590 641 5287 573 4950 573 4613 607 4277 674 3603 809 2997 977 2554 1117 2554 1117 3098 910 3805 674 4445 371 Z M 6835 1348 L 6633 1482 6364 1617 5859 1819 4849 2189 3637 2661 5017 2088 5893 1684 6364 1482 6835 1348 Z M 5960 5522 L 5522 5758 5085 5960 4176 6297 4613 6095 5051 5893 5960 5522 Z M 8485 2964 L 8620 3233 8519 3233 7879 3502 7239 3772 5960 4378 4714 5017 4075 5320 3435 5623 2088 6229 741 6835 102 7138 809 6701 1516 6297 2256 5926 3031 5590 4209 5051 5388 4411 5893 4108 6532 3839 7172 3570 7778 3334 8418 3065 8451 2997 8485 2964 Z M 8687 3401 L 8889 3906 9024 4479 9091 5017 9125 5590 8552 5825 7576 6196 6633 6600 5691 7004 4782 7441 3738 8047 2661 8620 2357 8788 2021 8923 1347 9159 3368 7845 3839 7610 6229 6431 7441 5859 8081 5623 8721 5388 8754 5354 8788 5320 8788 5219 8754 5152 8687 5118 8620 5118 8047 5287 7509 5489 6398 5994 5388 6431 4378 6903 3738 7273 3098 7643 2088 8081 1044 8485 2088 7711 3098 6936 4108 6600 5118 6229 5590 6027 6061 5792 6802 5354 7138 5152 7509 4984 8317 4681 8350 4647 8384 4580 8384 4479 8350 4411 8249 4411 7778 4546 7374 4748 6330 5118 5354 5489 4849 5691 4344 5893 3873 6162 3401 6431 2930 6734 2155 7004 1381 7340 1145 7475 1516 7206 2122 6869 2728 6566 3974 5960 5118 5354 6196 4714 6802 4378 7408 4075 8653 3469 8687 3435 8687 3401 Z M 7643 8856 L 7475 8990 7071 9226 7206 9125 7576 8889 7643 8856 Z M 5152 9327 L 4647 9664 4142 9967 3772 10169 3772 10169 4108 9933 4613 9630 5152 9327 Z M 6768 9697 L 6633 9832 6229 10202 6027 10337 5825 10505 5455 10674 5051 10808 5152 10741 5522 10472 5893 10202 6768 9697 Z M 9125 5893 L 9091 6330 9024 6768 8889 7576 8754 7980 8620 8384 8451 8755 8249 9091 8014 9428 7778 9731 7509 10000 7239 10270 7172 10202 7105 10169 7037 10202 6701 10404 6532 10505 6364 10573 6364 10573 6734 10270 7138 9967 7576 9697 7980 9428 8014 9361 8014 9260 7946 9192 7643 9192 7845 9058 7980 8856 8014 8788 8014 8687 7980 8620 7879 8553 7812 8519 7711 8519 7542 8553 7307 8654 7105 8788 6734 9125 6465 9394 5960 9832 5421 10169 4916 10539 4512 10707 4075 10842 4075 10842 4546 10539 5017 10202 5994 9596 6465 9226 6936 8856 7206 8687 7441 8519 7711 8384 8014 8283 8317 8182 8384 8182 8418 8115 8418 8047 8384 7946 8249 7946 7913 8014 7408 8081 7138 8148 6869 8249 7172 8014 7576 7744 8014 7542 8889 7138 8956 7071 8956 6970 8889 6903 8822 6869 8620 6903 8418 6936 8081 7071 7744 7273 7408 7475 6330 8081 5287 8687 5085 8788 5455 8553 6162 7980 6869 7441 7239 7206 7610 6970 8014 6802 8451 6667 8519 6633 8552 6600 8552 6532 8519 6431 8485 6398 8418 6398 8081 6431 7744 6499 8216 6297 8687 6061 9125 5893 Z M 6734 7172 L 6263 7542 5758 7946 5186 8418 4613 8822 3401 9596 2997 9798 2627 10034 2256 10270 1886 10539 1852 10573 1852 10640 1886 10707 1953 10775 2054 10775 3502 9832 4512 9361 4142 9563 3738 9832 3334 10135 2964 10438 2560 10741 2492 10775 2492 10808 2492 10909 2560 10977 2694 10977 2997 10775 3368 10640 3704 10472 4041 10303 4782 9899 5489 9428 6128 8990 6802 8586 6936 8519 6936 8519 6465 8856 5994 9226 5388 9664 4748 10101 4108 10505 3502 10977 3435 11044 3469 11111 3502 11179 3603 11212 3974 11179 4310 11078 4310 11145 4344 11246 4378 11280 4479 11280 5152 11044 5489 10943 5825 10808 5859 10876 5926 10909 6128 10909 6263 10876 6263 10876 5859 11044 5421 11212 4984 11313 4512 11381 4041 11414 3570 11381 3098 11347 2593 11246 2088 11111 1617 10943 1179 10741 741 10505 775 10505 1246 10236 1718 10034 2189 9832 2694 9630 3166 9394 3637 9125 4546 8586 5623 7845 6196 7475 6734 7172 Z M 3637 1 L 3031 68 2492 203 1920 371 1415 573 910 843 438 1146 1 1516 1 1853 270 1617 539 1381 842 1179 1145 1011 1448 843 1785 674 2122 573 2122 573 1953 641 1448 876 977 1146 539 1449 506 1516 506 1583 539 1617 640 1617 1314 1213 2021 843 2492 674 2930 540 3401 438 3873 405 3873 405 2863 775 1852 1146 1347 1348 876 1583 405 1853 1 2156 1 2492 640 2189 1280 1886 1953 1617 2627 1348 3300 1146 4007 1011 4546 876 4849 843 5152 809 4815 944 4512 1011 3873 1179 3098 1415 2324 1684 1650 1920 842 2189 438 2324 1 2526 1 2829 236 2728 1 2863 1 3132 876 2627 1314 2391 1785 2189 2762 1819 3267 1651 3772 1516 4310 1415 4815 1314 5354 1280 5859 1314 5085 1550 3839 1987 1718 2795 842 3166 405 3368 1 3603 1 3906 539 3570 1145 3300 1718 3065 2290 2829 4411 2055 4512 2021 3300 2526 2155 2997 977 3502 506 3772 1 4075 1 4310 438 4041 977 3772 1516 3536 1516 3536 741 4007 1 4512 1 4782 236 4613 876 4209 1516 3839 2189 3502 2863 3199 4243 2694 5590 2189 6398 1853 6802 1684 7138 1415 7475 1718 7812 2055 8115 2425 8384 2795 8350 2795 8014 2829 7711 2896 7408 3031 7071 3166 6499 3469 5926 3805 5893 3805 3098 5118 2290 5455 2863 5118 4714 4007 5489 3772 6263 3469 7004 3166 7374 2964 7744 2762 7778 2694 7812 2627 7744 2560 7677 2526 7239 2593 6802 2694 6364 2829 5960 3031 5522 3199 5118 3435 4310 3906 3536 4176 2728 4445 2728 4445 4479 3502 5623 2896 6128 2627 6768 2425 7071 2290 7374 2156 7441 2122 7441 2021 7408 1954 7307 1920 6970 1987 6600 2088 6263 2257 5926 2425 5421 2593 4950 2762 3873 3199 2795 3671 472 4782 1 5017 1 5320 169 5219 2694 4007 4209 3334 2728 4142 1650 4681 539 5219 1 5556 1 5960 775 5590 1415 5287 2088 4984 3435 4445 2728 4883 2088 5253 1448 5590 135 6263 1 6330 1 6768 371 6566 842 6364 405 6600 1 6903 1 7509 1112 6970 2290 6398 3300 5977 3300 5977 2189 6532 1617 6835 1011 7206 573 7542 102 7879 1 7946 1 8485 640 8081 1314 7677 1718 7475 2122 7307 1078 8115 34 8923 1 8923 1 9293 236 9125 876 8856 1448 8620 1886 8451 1886 8451 1011 9024 135 9563 102 9596 68 9630 102 9731 135 9798 236 9798 1213 9495 1684 9327 2155 9159 2694 8889 3233 8620 4277 8047 5219 7542 6162 7105 5085 7744 2863 8990 640 10236 573 10303 573 10404 270 10169 1 9967 1 10270 371 10573 809 10808 1179 11010 1583 11212 1987 11347 2425 11482 2863 11549 3267 11616 3704 11650 4142 11650 4580 11616 5017 11549 5421 11448 5825 11347 6229 11179 6633 10977 7004 10741 7374 10505 7744 10135 8081 9731 8418 9293 8653 8856 8889 8350 9057 7812 9226 7273 9293 6734 9360 6196 9360 5623 9327 5085 9259 4546 9158 4007 8990 3502 8788 3031 8519 2560 8283 2189 7980 1853 7677 1550 7340 1247 7374 1179 7374 1112 7307 1045 7071 1045 6768 843 6431 674 6095 506 5758 371 5388 270 5051 203 4681 135 4310 102 4277 34 4209 34 3637 1 Z N"/>
        </draw:custom-shape>
        <draw:custom-shape draw:name="Shape 922" draw:style-name="Mgr4" draw:text-style-name="MP7" draw:layer="layout" svg:width="0.465cm" svg:height="0.44cm" svg:x="6.374cm" svg:y="0.373cm">
          <text:p/>
          <draw:enhanced-geometry draw:mirror-horizontal="false" draw:mirror-vertical="false" drawooo:sub-view-size="2526 2392" svg:viewBox="0 0 63150 59800" draw:type="ooxml-non-primitive" draw:enhanced-path="M 2256 236 L 2256 674 2290 1078 2290 1617 2323 2122 2121 2088 1886 2088 1448 2122 909 2122 640 2156 370 2223 337 1684 269 1146 236 708 168 270 673 304 1212 270 2256 236 Z M 2256 1 L 1212 34 673 34 135 102 67 135 67 203 34 438 0 674 34 1146 101 1752 135 2021 236 2324 236 2358 370 2358 606 2391 842 2391 1313 2358 2088 2358 2357 2290 2391 2324 2492 2324 2492 2290 2525 2021 2525 1752 2492 1247 2458 641 2424 371 2357 68 2323 34 2290 1 Z N"/>
        </draw:custom-shape>
        <draw:custom-shape draw:name="Shape 923" draw:style-name="Mgr4" draw:text-style-name="MP7" draw:layer="layout" svg:width="0.459cm" svg:height="0.502cm" svg:x="5.858cm" svg:y="0.379cm">
          <text:p/>
          <draw:enhanced-geometry draw:mirror-horizontal="false" draw:mirror-vertical="false" drawooo:sub-view-size="2493 2728" svg:viewBox="0 0 62325 68200" draw:type="ooxml-non-primitive" draw:enhanced-path="M 2290 236 L 2223 741 2223 1280 2223 1819 2290 2324 2324 2391 2324 2391 2290 2357 1819 2357 1347 2391 371 2391 270 1314 203 270 203 270 708 303 1246 303 2290 236 Z M 2324 0 L 1785 34 1246 68 708 68 169 101 102 135 102 169 68 202 34 236 1 842 34 1448 102 2054 203 2627 236 2694 304 2728 371 2660 405 2593 405 2526 876 2593 1347 2627 1852 2627 2088 2559 2290 2526 2357 2458 2324 2391 2324 2391 2391 2425 2425 2425 2458 2391 2458 2324 2492 1819 2492 1280 2458 708 2391 202 2425 135 2425 68 2391 34 2324 0 Z N"/>
        </draw:custom-shape>
        <draw:custom-shape draw:name="Shape 924" draw:style-name="Mgr4" draw:text-style-name="MP7" draw:layer="layout" svg:width="0.478cm" svg:height="0.446cm" svg:x="5.97cm" svg:y="0.889cm">
          <text:p/>
          <draw:enhanced-geometry draw:mirror-horizontal="false" draw:mirror-vertical="false" drawooo:sub-view-size="2594 2425" svg:viewBox="0 0 64850 60625" draw:type="ooxml-non-primitive" draw:enhanced-path="M 1819 0 L 1280 68 708 101 135 202 135 135 102 101 34 101 1 135 1 438 1 741 34 1347 34 1852 68 2121 102 2391 135 2391 169 2424 203 2391 1314 2391 1819 2357 2088 2323 2324 2290 2357 2323 2391 2323 2492 2290 2559 2189 2593 2088 2593 1953 2559 1717 2559 1482 2526 775 2458 404 2425 236 2324 101 2256 202 2256 337 2256 606 2324 1145 2324 1650 2324 2155 2088 2121 1819 2088 1314 2121 270 2189 236 2189 270 1919 270 1684 236 1179 203 775 169 404 809 337 1448 270 1886 236 2088 202 2290 101 2290 68 2189 34 2054 0 Z N"/>
        </draw:custom-shape>
        <draw:custom-shape draw:name="Shape 925" draw:style-name="Mgr4" draw:text-style-name="MP7" draw:layer="layout" svg:width="0.161cm" svg:height="0.092cm" svg:x="6.598cm" svg:y="2.218cm">
          <text:p/>
          <draw:enhanced-geometry draw:mirror-horizontal="false" draw:mirror-vertical="false" drawooo:sub-view-size="876 506" svg:viewBox="0 0 21900 12650" draw:type="ooxml-non-primitive" draw:enhanced-path="M 707 0 L 539 169 404 303 270 169 169 34 34 34 0 101 34 169 135 303 270 472 303 505 337 505 404 472 438 472 472 438 674 303 842 169 876 101 842 34 775 0 Z N"/>
        </draw:custom-shape>
        <draw:custom-shape draw:name="Shape 926" draw:style-name="Mgr4" draw:text-style-name="MP7" draw:layer="layout" svg:width="0.148cm" svg:height="0.155cm" svg:x="4.603cm" svg:y="1.125cm">
          <text:p/>
          <draw:enhanced-geometry draw:mirror-horizontal="false" draw:mirror-vertical="false" drawooo:sub-view-size="809 843" svg:viewBox="0 0 20225 21075" draw:type="ooxml-non-primitive" draw:enhanced-path="M 34 1 L 1 135 1 270 1 640 34 708 68 741 135 741 169 708 371 506 371 539 405 607 472 708 573 809 607 842 674 842 708 775 708 741 640 640 539 506 472 472 438 472 506 405 640 270 674 304 741 270 809 203 809 169 775 102 741 68 573 68 438 169 337 304 169 472 135 304 135 135 102 68 68 1 Z N"/>
        </draw:custom-shape>
        <draw:custom-shape draw:name="Shape 927" draw:style-name="Mgr4" draw:text-style-name="MP7" draw:layer="layout" svg:width="0.459cm" svg:height="0.484cm" svg:x="4.43cm" svg:y="0.945cm">
          <text:p/>
          <draw:enhanced-geometry draw:mirror-horizontal="false" draw:mirror-vertical="false" drawooo:sub-view-size="2492 2627" svg:viewBox="0 0 62300 65675" draw:type="ooxml-non-primitive" draw:enhanced-path="M 2222 135 L 2222 1212 2188 2290 1717 2323 1212 2357 774 2357 539 2391 303 2424 269 2424 269 2391 303 1886 269 1347 236 808 135 270 1178 270 1683 236 2222 135 Z M 1683 0 L 1145 34 606 68 67 68 0 101 0 135 0 202 34 270 0 775 34 1347 67 1886 101 2391 135 2458 168 2458 202 2492 236 2458 236 2525 303 2559 539 2593 774 2626 1246 2626 1751 2525 2188 2424 2188 2492 2222 2559 2289 2593 2357 2593 2424 2525 2458 1919 2491 1313 2458 707 2357 101 2357 68 2323 68 2289 0 Z N"/>
        </draw:custom-shape>
        <draw:custom-shape draw:name="Shape 928" draw:style-name="Mgr4" draw:text-style-name="MP7" draw:layer="layout" svg:width="0.167cm" svg:height="0.142cm" svg:x="4.336cm" svg:y="1.615cm">
          <text:p/>
          <draw:enhanced-geometry draw:mirror-horizontal="false" draw:mirror-vertical="false" drawooo:sub-view-size="910 775" svg:viewBox="0 0 22750 19375" draw:type="ooxml-non-primitive" draw:enhanced-path="M 67 0 L 0 34 0 101 0 674 34 741 168 741 202 674 202 438 303 606 370 640 404 640 438 606 640 404 673 573 741 741 808 775 875 741 909 707 909 640 842 404 842 270 842 135 842 68 808 34 741 34 673 68 404 371 168 34 101 0 Z N"/>
        </draw:custom-shape>
        <draw:custom-shape draw:name="Shape 929" draw:style-name="Mgr4" draw:text-style-name="MP7" draw:layer="layout" svg:width="0.471cm" svg:height="0.44cm" svg:x="5.231cm" svg:y="1.429cm">
          <text:p/>
          <draw:enhanced-geometry draw:mirror-horizontal="false" draw:mirror-vertical="false" drawooo:sub-view-size="2559 2391" svg:viewBox="0 0 63975 59775" draw:type="ooxml-non-primitive" draw:enhanced-path="M 101 0 L 101 34 34 303 0 539 34 1078 68 1684 101 1987 169 2290 202 2323 270 2357 303 2323 337 2256 337 1953 303 1650 236 1078 236 640 202 202 438 236 1145 236 2222 169 2256 236 2357 236 2323 573 2323 876 2357 2054 1886 2054 1414 2088 707 2088 539 2121 438 2189 337 2256 438 2323 539 2357 775 2391 1280 2357 1818 2357 2121 2323 2391 2256 2424 2323 2492 2323 2559 2290 2559 2222 2525 1044 2525 539 2492 270 2458 34 2424 34 2391 68 2323 34 2222 0 2020 0 1616 34 909 34 539 68 202 101 202 34 169 0 Z N"/>
        </draw:custom-shape>
        <draw:custom-shape draw:name="Shape 930" draw:style-name="Mgr4" draw:text-style-name="MP7" draw:layer="layout" svg:width="0.167cm" svg:height="0.13cm" svg:x="5.479cm" svg:y="0.578cm">
          <text:p/>
          <draw:enhanced-geometry draw:mirror-horizontal="false" draw:mirror-vertical="false" drawooo:sub-view-size="910 708" svg:viewBox="0 0 22750 17700" draw:type="ooxml-non-primitive" draw:enhanced-path="M 607 169 L 742 203 641 304 540 371 270 371 270 203 371 169 Z M 506 1 L 371 35 270 102 203 68 169 68 136 102 102 203 102 338 35 371 1 439 35 506 102 540 102 607 136 674 169 708 203 708 237 674 270 641 304 607 270 540 506 540 708 472 775 439 843 371 876 270 910 169 910 102 876 102 674 1 Z N"/>
        </draw:custom-shape>
        <draw:custom-shape draw:name="Shape 931" draw:style-name="Mgr4" draw:text-style-name="MP7" draw:layer="layout" svg:width="0.043cm" svg:height="0.484cm" svg:x="5.343cm" svg:y="1.976cm">
          <text:p/>
          <draw:enhanced-geometry draw:mirror-horizontal="false" draw:mirror-vertical="false" drawooo:sub-view-size="236 2627" svg:viewBox="0 0 5900 65675" draw:type="ooxml-non-primitive" draw:enhanced-path="M 68 0 L 0 236 0 472 0 977 0 1785 0 2155 34 2559 68 2593 101 2626 169 2626 202 2559 202 2256 236 1953 202 1381 202 674 202 337 169 169 101 0 Z N"/>
        </draw:custom-shape>
        <draw:custom-shape draw:name="Shape 932" draw:style-name="Mgr4" draw:text-style-name="MP7" draw:layer="layout" svg:width="0.08cm" svg:height="0.124cm" svg:x="6.101cm" svg:y="2.224cm">
          <text:p/>
          <draw:enhanced-geometry draw:mirror-horizontal="false" draw:mirror-vertical="false" drawooo:sub-view-size="439 675" svg:viewBox="0 0 10975 16875" draw:type="ooxml-non-primitive" draw:enhanced-path="M 270 1 L 203 68 135 136 34 237 1 371 34 405 34 439 135 439 169 506 304 641 371 674 438 641 438 607 438 540 337 439 236 338 405 169 438 136 438 68 405 1 Z N"/>
        </draw:custom-shape>
        <draw:custom-shape draw:name="Shape 933" draw:style-name="Mgr4" draw:text-style-name="MP7" draw:layer="layout" svg:width="0.459cm" svg:height="0.496cm" svg:x="5.753cm" svg:y="1.392cm">
          <text:p/>
          <draw:enhanced-geometry draw:mirror-horizontal="false" draw:mirror-vertical="false" drawooo:sub-view-size="2492 2694" svg:viewBox="0 0 62300 67350" draw:type="ooxml-non-primitive" draw:enhanced-path="M 2290 202 L 2222 707 2222 1246 2256 1785 2290 2323 2323 2357 2290 2357 2054 2323 1818 2323 1347 2357 371 2357 270 1313 202 236 707 270 1246 270 2290 202 Z M 2323 0 L 1785 34 707 34 169 68 101 101 101 169 68 169 34 202 0 808 34 1414 101 2020 202 2626 236 2660 303 2694 404 2660 404 2559 404 2492 876 2593 1852 2593 2088 2559 2290 2492 2357 2458 2357 2391 2424 2391 2458 2357 2492 2323 2492 1785 2492 1246 2458 707 2391 169 2424 101 2424 68 2391 0 Z N"/>
        </draw:custom-shape>
        <draw:custom-shape draw:name="Shape 934" draw:style-name="Mgr4" draw:text-style-name="MP7" draw:layer="layout" svg:width="2.198cm" svg:height="2.161cm" svg:x="22.016cm" svg:y="12.375cm">
          <text:p/>
          <draw:enhanced-geometry draw:mirror-horizontal="false" draw:mirror-vertical="false" drawooo:sub-view-size="11919 11717" svg:viewBox="0 0 297975 292925" draw:type="ooxml-non-primitive" draw:enhanced-path="M 270 6532 L 303 6734 371 6936 573 7273 808 7609 977 7744 1111 7845 1078 8148 1078 8451 1111 8721 1145 9024 1212 9158 943 8956 707 8687 505 8418 371 8115 270 7811 236 7508 202 7205 236 6869 270 6532 Z M 2593 1 L 2559 34 2222 607 1953 1179 1650 1785 1414 2391 943 3637 539 4849 236 5825 101 6364 0 6869 0 7374 0 7643 68 7879 135 8148 236 8384 371 8586 539 8822 909 9192 1347 9562 1818 9865 2323 10135 2828 10370 3367 10572 4411 10909 5050 11077 5690 11212 6970 11414 8249 11582 9528 11717 9596 11717 9629 11650 9596 11549 9528 11515 7576 11313 6566 11178 5555 11010 4579 10774 4074 10640 3603 10471 3131 10303 2660 10067 2222 9865 1818 9596 1549 9226 1448 9057 1347 8822 1313 8620 1313 8384 1280 8148 1246 7912 1313 7879 1347 7811 1313 7744 1280 7710 1044 7542 876 7340 707 7104 539 6869 472 6633 404 6431 404 5960 640 5185 909 4445 1313 3367 1751 2290 2189 1246 2593 169 2727 304 2896 405 3098 506 3266 573 3670 640 4074 708 4714 842 5353 1011 6599 1415 7879 1785 9192 2088 10505 2324 11818 2492 11885 2492 11919 2425 11885 2324 11818 2290 10572 2122 9326 1920 8114 1650 6902 1314 5825 977 4781 674 4242 539 3670 438 3165 304 2896 236 2626 102 2626 68 2626 34 2626 1 Z N"/>
        </draw:custom-shape>
        <draw:custom-shape draw:name="Shape 935" draw:style-name="Mgr4" draw:text-style-name="MP7" draw:layer="layout" svg:width="0.477cm" svg:height="0.558cm" svg:x="5.361cm" svg:y="1.907cm">
          <text:p/>
          <draw:enhanced-geometry draw:mirror-horizontal="false" draw:mirror-vertical="false" drawooo:sub-view-size="2593 3031" svg:viewBox="0 0 64825 75775" draw:type="ooxml-non-primitive" draw:enhanced-path="M 2424 1 L 2391 34 2357 68 2054 68 1785 102 1212 203 909 203 606 135 303 135 169 169 34 236 0 270 0 304 68 338 303 371 539 405 1044 439 1381 439 1684 371 2020 304 2357 304 2323 809 2357 1314 2357 1954 2357 2290 2424 2627 2357 2593 1751 2661 1111 2728 606 2795 337 2863 101 2964 371 3031 606 2997 1111 2930 1751 2863 2357 2795 2424 2762 2458 2728 2458 2762 2525 2762 2559 2728 2593 2425 2593 2122 2593 1516 2559 775 2559 439 2492 68 2492 34 2424 1 Z N"/>
        </draw:custom-shape>
        <draw:custom-shape draw:name="Shape 936" draw:style-name="Mgr4" draw:text-style-name="MP7" draw:layer="layout" svg:width="2.527cm" svg:height="0.608cm" svg:x="2.144cm" svg:y="1.988cm">
          <text:p/>
          <draw:enhanced-geometry draw:mirror-horizontal="false" draw:mirror-vertical="false" drawooo:sub-view-size="13704 3300" svg:viewBox="0 0 342600 82500" draw:type="ooxml-non-primitive" draw:enhanced-path="M 13366 337 L 13366 674 13366 1011 13434 2593 13400 2559 13030 2492 12659 2458 11986 2458 11279 2526 10572 2627 9697 2728 8855 2795 7171 2862 5488 2896 3805 2930 2088 2963 1246 2997 438 3064 404 2761 371 2425 270 1751 202 1145 135 842 68 573 1751 573 3434 539 6801 438 13366 337 Z M 13467 1 L 13400 68 6801 236 3434 270 1751 304 68 371 34 405 0 438 0 506 0 842 0 1145 68 1751 135 2526 169 2896 270 3266 303 3300 337 3300 404 3266 404 3233 1212 3266 2054 3266 3670 3233 6936 3098 8518 3031 9326 2997 10101 2930 10909 2829 11717 2728 12525 2728 12929 2761 13333 2795 13434 2795 13467 2694 13535 2728 13602 2728 13669 2660 13703 2593 13636 1179 13636 741 13636 539 13602 304 13636 270 13669 169 13602 102 13535 68 13501 68 13467 1 Z N"/>
        </draw:custom-shape>
        <draw:custom-shape draw:name="Shape 937" draw:style-name="Mgr4" draw:text-style-name="MP7" draw:layer="layout" svg:width="0.13cm" svg:height="0.117cm" svg:x="5.386cm" svg:y="1.516cm">
          <text:p/>
          <draw:enhanced-geometry draw:mirror-horizontal="false" draw:mirror-vertical="false" drawooo:sub-view-size="708 641" svg:viewBox="0 0 17700 16025" draw:type="ooxml-non-primitive" draw:enhanced-path="M 68 1 L 1 34 1 68 35 102 169 203 371 270 102 472 68 539 102 607 169 640 237 640 439 472 641 304 674 270 708 203 674 169 607 135 338 34 203 1 Z N"/>
        </draw:custom-shape>
        <draw:custom-shape draw:name="Shape 938" draw:style-name="Mgr4" draw:text-style-name="MP7" draw:layer="layout" svg:width="0.515cm" svg:height="0.484cm" svg:x="0cm" svg:y="1.628cm">
          <text:p/>
          <draw:enhanced-geometry draw:mirror-horizontal="false" draw:mirror-vertical="false" drawooo:sub-view-size="2796 2627" svg:viewBox="0 0 69900 65675" draw:type="ooxml-non-primitive" draw:enhanced-path="M 2627 1 L 2593 34 2560 68 2492 236 1819 169 1145 135 573 135 1 169 1 371 1684 371 2458 405 2425 876 2458 1347 2526 2257 1953 2324 1179 2358 472 2391 169 2358 1 2324 1 2492 640 2593 1314 2627 1987 2560 2627 2459 2728 2459 2795 2391 2795 2324 2728 1718 2694 1112 2728 573 2728 337 2694 68 2661 34 2627 1 Z N"/>
        </draw:custom-shape>
        <draw:custom-shape draw:name="Shape 939" draw:style-name="Mgr4" draw:text-style-name="MP7" draw:layer="layout" svg:width="0.447cm" svg:height="0.074cm" svg:x="0.969cm" svg:y="0cm">
          <text:p/>
          <draw:enhanced-geometry draw:mirror-horizontal="false" draw:mirror-vertical="false" drawooo:sub-view-size="2426 405" svg:viewBox="0 0 60650 10125" draw:type="ooxml-non-primitive" draw:enhanced-path="M 2189 1 L 2223 169 1684 169 1112 203 540 169 270 169 1 236 237 304 472 337 977 371 1651 405 1954 371 2290 270 2358 270 2391 236 2425 203 2391 1 Z N"/>
        </draw:custom-shape>
        <draw:custom-shape draw:name="Shape 940" draw:style-name="Mgr4" draw:text-style-name="MP7" draw:layer="layout" svg:width="0.397cm" svg:height="0.515cm" svg:x="0cm" svg:y="2.144cm">
          <text:p/>
          <draw:enhanced-geometry draw:mirror-horizontal="false" draw:mirror-vertical="false" drawooo:sub-view-size="2156 2795" svg:viewBox="0 0 53900 69875" draw:type="ooxml-non-primitive" draw:enhanced-path="M 1583 0 L 1179 34 607 68 304 68 1 101 1 270 741 270 1785 202 1819 236 1886 236 1886 270 1920 236 1886 573 1886 909 1920 1684 1953 2458 1482 2458 1011 2492 506 2492 236 2525 102 2559 1 2593 1 2727 102 2761 203 2795 438 2795 876 2761 1415 2761 1718 2727 1987 2694 2021 2727 2088 2727 2155 2694 2155 2626 2088 1078 2088 539 2088 303 2021 68 2021 34 1987 68 1987 101 1953 68 1886 34 1785 0 Z N"/>
        </draw:custom-shape>
        <draw:custom-shape draw:name="Shape 941" draw:style-name="Mgr4" draw:text-style-name="MP7" draw:layer="layout" svg:width="0.459cm" svg:height="0.496cm" svg:x="0.572cm" svg:y="1.603cm">
          <text:p/>
          <draw:enhanced-geometry draw:mirror-horizontal="false" draw:mirror-vertical="false" drawooo:sub-view-size="2492 2694" svg:viewBox="0 0 62300 67350" draw:type="ooxml-non-primitive" draw:enhanced-path="M 2290 202 L 2222 707 2189 1246 2222 1784 2290 2323 1818 2323 1347 2357 371 2357 270 1279 169 236 707 269 1246 269 2290 202 Z M 1751 0 L 1212 34 674 34 135 67 101 101 68 135 34 168 34 202 0 808 0 1414 68 2020 169 2626 236 2660 303 2694 371 2660 404 2559 371 2492 842 2559 1347 2593 1818 2593 2054 2559 2290 2492 2323 2458 2323 2391 2424 2391 2458 2357 2458 2290 2492 1784 2458 1246 2424 707 2357 168 2391 101 2391 67 2357 0 Z N"/>
        </draw:custom-shape>
        <draw:custom-shape draw:name="Shape 942" draw:style-name="Mgr4" draw:text-style-name="MP7" draw:layer="layout" svg:width="0.049cm" svg:height="0.428cm" svg:x="5.871cm" svg:y="0.92cm">
          <text:p/>
          <draw:enhanced-geometry draw:mirror-horizontal="false" draw:mirror-vertical="false" drawooo:sub-view-size="270 2324" svg:viewBox="0 0 6750 58100" draw:type="ooxml-non-primitive" draw:enhanced-path="M 67 1 L 34 34 34 304 34 539 34 1078 0 1684 0 1987 34 2256 67 2324 168 2324 202 2290 236 1987 269 1684 236 1078 236 539 202 270 135 34 135 1 Z N"/>
        </draw:custom-shape>
        <draw:custom-shape draw:name="Shape 943" draw:style-name="Mgr4" draw:text-style-name="MP7" draw:layer="layout" svg:width="0.136cm" svg:height="0.192cm" svg:x="1.995cm" svg:y="1.205cm">
          <text:p/>
          <draw:enhanced-geometry draw:mirror-horizontal="false" draw:mirror-vertical="false" drawooo:sub-view-size="741 1045" svg:viewBox="0 0 18525 26125" draw:type="ooxml-non-primitive" draw:enhanced-path="M 438 270 L 539 303 573 371 606 438 606 606 539 674 505 741 337 842 303 842 270 472 303 270 337 303 438 270 Z M 270 0 L 270 34 202 101 135 202 101 404 101 640 135 876 34 876 0 909 0 943 0 1010 34 1010 135 1044 236 1044 337 1010 438 977 606 808 741 640 741 539 741 438 707 337 674 236 606 169 303 169 303 34 270 0 Z N"/>
        </draw:custom-shape>
        <draw:custom-shape draw:name="Shape 944" draw:style-name="Mgr4" draw:text-style-name="MP7" draw:layer="layout" svg:width="0.465cm" svg:height="0.509cm" svg:x="0.963cm" svg:y="2.1cm">
          <text:p/>
          <draw:enhanced-geometry draw:mirror-horizontal="false" draw:mirror-vertical="false" drawooo:sub-view-size="2526 2762" svg:viewBox="0 0 63150 69050" draw:type="ooxml-non-primitive" draw:enhanced-path="M 2256 236 L 2256 640 2290 1078 2290 1785 2323 2492 1448 2492 909 2526 640 2559 371 2593 337 1886 236 1145 202 708 135 270 1179 270 2256 236 Z M 2222 1 L 1179 34 640 34 135 68 68 135 34 203 0 438 0 674 34 1145 101 1920 135 2357 236 2694 236 2728 270 2761 337 2728 371 2728 606 2761 842 2761 1313 2728 2088 2728 2357 2694 2492 2694 2492 2660 2525 2324 2525 1953 2492 1246 2458 640 2424 337 2357 68 2323 34 2290 1 Z N"/>
        </draw:custom-shape>
        <draw:custom-shape draw:name="Shape 945" draw:style-name="Mgr4" draw:text-style-name="MP7" draw:layer="layout" svg:width="0.459cm" svg:height="0.484cm" svg:x="1.833cm" svg:y="1.05cm">
          <text:p/>
          <draw:enhanced-geometry draw:mirror-horizontal="false" draw:mirror-vertical="false" drawooo:sub-view-size="2493 2627" svg:viewBox="0 0 62325 65675" draw:type="ooxml-non-primitive" draw:enhanced-path="M 2223 135 L 2257 1213 2223 2290 1752 2324 1247 2357 775 2357 539 2391 337 2425 304 2425 304 2391 337 1886 304 1347 236 809 135 270 1213 270 1718 236 2223 135 Z M 1718 1 L 1179 34 640 68 102 68 34 102 1 135 1 203 34 270 34 775 34 1347 68 1886 135 2391 169 2458 203 2458 236 2492 270 2458 270 2526 337 2559 539 2593 775 2627 1280 2593 1752 2526 2223 2425 2223 2492 2257 2559 2324 2593 2391 2593 2425 2526 2492 1920 2492 1314 2492 708 2391 102 2391 68 2324 68 2324 1 Z N"/>
        </draw:custom-shape>
        <draw:custom-shape draw:name="Shape 946" draw:style-name="Mgr4" draw:text-style-name="MP7" draw:layer="layout" svg:width="0.061cm" svg:height="0.428cm" svg:x="2.131cm" svg:y="1.572cm">
          <text:p/>
          <draw:enhanced-geometry draw:mirror-horizontal="false" draw:mirror-vertical="false" drawooo:sub-view-size="338 2324" svg:viewBox="0 0 8450 58100" draw:type="ooxml-non-primitive" draw:enhanced-path="M 68 1 L 35 34 1 304 1 573 35 1078 68 1684 102 1987 169 2290 203 2324 304 2324 304 2257 338 1987 304 1684 237 1078 203 539 169 304 136 34 136 1 Z N"/>
        </draw:custom-shape>
        <draw:custom-shape draw:name="Shape 947" draw:style-name="Mgr4" draw:text-style-name="MP7" draw:layer="layout" svg:width="0.136cm" svg:height="0.161cm" svg:x="1.268cm" svg:y="1.74cm">
          <text:p/>
          <draw:enhanced-geometry draw:mirror-horizontal="false" draw:mirror-vertical="false" drawooo:sub-view-size="741 877" svg:viewBox="0 0 18525 21925" draw:type="ooxml-non-primitive" draw:enhanced-path="M 101 1 L 34 34 0 68 0 102 34 169 135 203 337 270 168 472 34 708 0 775 34 842 101 876 168 876 505 775 673 741 707 708 741 640 741 573 673 539 640 539 505 573 370 607 640 236 673 169 640 135 606 102 539 68 236 34 101 1 Z N"/>
        </draw:custom-shape>
        <draw:custom-shape draw:name="Shape 948" draw:style-name="Mgr4" draw:text-style-name="MP7" draw:layer="layout" svg:width="0.465cm" svg:height="0.44cm" svg:x="1.087cm" svg:y="1.591cm">
          <text:p/>
          <draw:enhanced-geometry draw:mirror-horizontal="false" draw:mirror-vertical="false" drawooo:sub-view-size="2526 2392" svg:viewBox="0 0 63150 59800" draw:type="ooxml-non-primitive" draw:enhanced-path="M 2256 236 L 2256 674 2290 1112 2290 1617 2324 2122 1448 2122 910 2156 640 2156 371 2223 304 1684 236 1145 203 708 169 270 169 270 674 304 1213 270 2256 236 Z M 2256 1 L 1179 34 674 68 135 102 68 135 34 203 1 438 1 674 34 1179 102 1751 135 2055 203 2324 236 2358 371 2358 573 2391 842 2391 1314 2358 2088 2358 2357 2324 2458 2324 2492 2290 2526 2021 2526 1785 2492 1246 2458 674 2425 371 2357 68 2324 34 2290 34 2256 1 Z N"/>
        </draw:custom-shape>
        <draw:custom-shape draw:name="Shape 949" draw:style-name="Mgr4" draw:text-style-name="MP7" draw:layer="layout" svg:width="0.477cm" svg:height="0.446cm" svg:x="4.2cm" svg:y="1.46cm">
          <text:p/>
          <draw:enhanced-geometry draw:mirror-horizontal="false" draw:mirror-vertical="false" drawooo:sub-view-size="2593 2425" svg:viewBox="0 0 64825 60625" draw:type="ooxml-non-primitive" draw:enhanced-path="M 2391 1 L 2357 34 2323 135 1751 102 1179 68 674 34 404 68 303 135 202 169 202 203 371 270 573 304 1684 304 2323 337 2323 708 2323 1078 2323 1583 2357 1852 2387 2088 2387 2088 1347 2122 808 2155 539 2189 303 2256 270 1751 236 1246 270 708 236 438 202 304 169 203 68 337 34 506 0 876 34 1583 34 1819 34 2088 68 2189 101 2290 169 2391 270 2425 303 2425 337 2391 337 2357 573 2391 842 2425 1347 2391 2391 2324 2458 2290 2492 2324 2525 2324 2559 2290 2593 2021 2559 1785 2525 1246 2525 640 2492 337 2458 34 2424 1 Z N"/>
        </draw:custom-shape>
        <draw:custom-shape draw:name="Shape 950" draw:style-name="Mgr4" draw:text-style-name="MP7" draw:layer="layout" svg:width="2.186cm" svg:height="3.335cm" svg:x="23.258cm" svg:y="7.896cm">
          <text:p/>
          <draw:enhanced-geometry draw:mirror-horizontal="false" draw:mirror-vertical="false" drawooo:sub-view-size="11852 18081" svg:viewBox="0 0 296300 452025" draw:type="ooxml-non-primitive" draw:enhanced-path="M 8721 1 L 6431 506 4142 1045 1886 1651 977 1886 742 1954 540 2055 338 2156 169 2290 169 2324 136 2257 68 2223 1 2223 1 2290 35 2762 136 3233 371 4176 641 5118 876 6061 1785 10068 2223 12054 2728 14040 3267 16027 3536 17037 3873 17980 3940 18081 4007 18081 4075 18047 4142 17980 4681 17879 5253 17710 6330 17374 7576 17003 8856 16667 10337 16296 11111 16128 11852 15892 11852 15656 11044 15892 10202 16094 8519 16532 6263 17172 5152 17475 4613 17643 4108 17879 3536 15926 2997 13939 2526 11987 2055 9967 1146 5960 742 4108 506 3199 338 2762 182 2358 405 2358 641 2324 1078 2223 1954 1920 4209 1314 6465 775 8755 304 8889 977 9024 1651 9394 3031 10303 6330 11280 9664 11549 10674 11852 11717 11852 10640 11583 9832 10640 6532 9798 3469 9394 1785 9159 944 8923 136 8889 102 8822 35 8788 1 Z N"/>
        </draw:custom-shape>
        <draw:custom-shape draw:name="Shape 951" draw:style-name="Mgr4" draw:text-style-name="MP7" draw:layer="layout" svg:width="9.348cm" svg:height="2.813cm" svg:x="14.859cm" svg:y="0cm">
          <text:p/>
          <draw:enhanced-geometry draw:mirror-horizontal="false" draw:mirror-vertical="false" drawooo:sub-view-size="50672 15253" svg:viewBox="0 0 1266800 381325" draw:type="ooxml-non-primitive" draw:enhanced-path="M 22592 5219 L 22558 5859 22154 5893 22188 5825 22188 5758 22154 5623 22121 5421 22087 5253 22558 5219 Z M 21919 5253 L 21919 5590 21952 5758 21952 5859 21986 5926 21750 5960 21717 5792 21649 5623 21616 5455 21515 5287 21919 5253 Z M 21447 5287 L 21447 5455 21481 5623 21515 5792 21548 5960 21313 5994 21313 5859 21279 5724 21178 5287 Z M 21111 5287 L 21144 5691 21178 5859 21212 5994 20909 6027 20909 5960 20909 5859 20841 5724 20774 5320 21111 5287 Z M 20673 5320 L 20673 5724 20673 5893 20707 5994 20740 6061 20471 6061 20471 5926 20437 5758 20404 5522 20370 5320 Z M 20201 5320 L 20201 5522 20235 5691 20269 5893 20269 5994 20302 6095 20033 6128 19999 5893 19966 5623 19898 5354 20201 5320 Z M 19730 5354 L 19764 5623 19764 5859 19797 5994 19831 6162 19528 6196 19494 5994 19461 5825 19427 5590 19360 5388 19730 5354 Z M 22592 6095 L 22626 7071 22693 7778 22121 7778 21582 7845 20505 8014 19427 8115 18888 8182 18350 8317 18249 7441 18181 7037 18114 6633 18653 6600 19225 6532 20336 6398 21481 6229 22592 6095 Z M 22693 7946 L 22760 8283 22828 8653 22356 8721 22289 8485 22222 8047 22693 7946 Z M 22121 8047 L 22121 8249 22121 8451 22154 8721 21784 8788 21750 8586 21717 8418 21683 8249 21616 8115 22121 8047 Z M 21481 8115 L 21481 8283 21515 8418 21548 8620 21582 8788 21313 8822 21245 8350 21178 8148 21481 8115 Z M 20976 8182 L 21010 8384 21077 8855 20774 8889 20774 8721 20740 8552 20707 8384 20639 8216 20976 8182 Z M 20505 8216 L 20505 8418 20538 8586 20538 8754 20606 8923 20336 8956 20336 8889 20336 8788 20302 8653 20235 8249 20505 8216 Z M 20134 8283 L 20100 8451 20100 8620 20134 8822 20168 8889 20235 8956 19865 8990 19831 8788 19764 8552 19730 8350 20134 8283 Z M 19629 8350 L 19595 8552 19595 8754 19629 9024 19292 9024 19326 8956 19326 8889 19292 8754 19259 8586 19191 8418 19629 8350 Z M 809 8855 L 842 9024 842 9226 640 9259 438 9327 337 9091 203 8855 405 8855 607 8889 708 8889 809 8855 Z M 876 8586 L 1078 8620 1448 8620 1482 8855 1516 9091 1516 9293 1213 9360 1044 9360 1044 9259 1044 9226 1011 9024 977 8788 876 8586 Z M 19191 5388 L 19191 5590 19225 5825 19259 6027 19326 6229 18686 6330 18047 6465 18013 6465 17979 6499 17946 6532 17946 6566 17979 6600 17979 7105 18013 7576 18181 8552 18215 8586 18249 8620 18316 8620 18383 8586 18383 8485 18383 8418 18754 8451 19124 8418 19124 8552 19124 8721 19124 8889 19158 8990 19191 9057 18855 9091 18552 9158 18249 9226 17979 9360 17946 9327 17744 8182 17676 7576 17643 7004 17643 6667 17643 6297 17643 5893 17575 5556 18215 5489 18821 5421 18821 5590 18821 6128 18821 6196 18888 6229 18922 6263 18989 6229 19023 6196 19023 6128 19023 5792 18989 5421 19191 5388 Z M 3401 7441 L 3367 7744 3334 8047 3300 8687 3334 9360 3401 10000 2862 9865 2627 9764 2391 9663 2189 9529 1953 9394 1785 9360 1785 9327 1751 9293 1718 9091 1718 8923 1684 8586 1785 8586 1852 8552 1852 8485 1819 8451 1785 8418 1617 8451 1852 8317 2054 8216 2458 7946 3401 7441 Z M 4176 6970 L 4176 7845 4209 8721 4209 9394 4243 9731 4277 10067 4176 9966 4142 9798 4108 9630 4108 9428 4108 8721 4075 8014 4041 7307 4075 7307 4108 7273 4075 7239 4041 7172 4007 6970 Z M 3637 7307 L 3872 7340 3839 8014 3872 8721 3974 10135 3805 10168 3771 10168 3771 10101 3738 10067 3704 10034 3637 10034 3603 9360 3569 8687 3569 8014 3536 7374 3569 7340 3603 7307 Z M 17340 5556 L 17340 6532 17373 7475 17508 8418 17676 9360 16027 9596 14377 9764 12727 9899 11077 10000 7610 10236 6869 10236 6095 10269 5320 10303 4916 10370 4546 10438 4546 10404 4546 10303 4580 10236 4546 10168 4479 9360 4445 8552 4411 7744 4344 6936 4378 6936 4411 6903 4411 6869 4411 6802 5152 6734 5859 6667 7307 6465 9024 6229 10741 6061 12391 5893 14040 5758 15690 5657 17340 5556 Z M 10606 1 L 10471 674 10370 1347 10202 2661 10067 3671 9933 4647 9798 5287 9731 5623 9697 5960 8350 6095 7004 6229 5657 6431 4984 6566 4344 6701 4310 6667 4310 6633 4243 6600 4209 6633 4209 6667 4209 6734 4142 6734 4108 6768 4108 6802 4007 6835 3940 6903 3906 6936 3940 6970 3906 7138 3502 7138 3435 7172 3435 7206 2357 7778 1920 8047 1718 8216 1549 8418 1482 8451 1280 8485 1078 8485 977 8519 876 8552 842 8519 809 8519 809 8721 472 8721 270 8687 68 8721 68 8687 34 8721 1 8721 1 8754 34 8788 68 8956 135 9158 304 9495 371 9529 405 9529 640 9461 876 9394 910 9428 876 9461 943 9529 1011 9562 1246 9596 1448 9562 1650 9495 1718 9495 2122 9731 2559 9933 2997 10101 3435 10202 3468 10370 3502 10438 3603 10438 3637 10370 3738 10404 3872 10404 4075 10370 4310 10337 4344 10438 4378 10471 4378 10505 4411 10539 4782 10572 5186 10606 5994 10572 7610 10438 11077 10202 12828 10101 14545 9966 14579 9966 14949 10135 15387 10303 15791 10438 16229 10539 17104 10707 18013 10808 18922 10876 19831 10943 20707 11010 21582 11078 22626 11212 23636 11347 25689 11684 27743 12054 29797 12391 29427 14882 29460 14949 29460 14983 29528 15017 29629 14983 29629 14949 29662 14916 29797 14815 29932 14680 30066 14545 30201 14444 30268 14613 30369 14747 30470 14882 30605 15017 30571 15151 30571 15219 30605 15252 30740 15252 30773 15219 30807 15151 30807 14949 31076 12492 31682 12593 32288 12694 33467 12795 34241 12896 34611 12963 34982 13064 35251 13131 35520 13165 35756 13199 36025 13165 36665 13165 36968 13232 37238 13300 37844 13434 38147 13502 38450 13502 39190 13569 39965 13670 41446 13872 44274 14377 45520 14646 46160 14714 46799 14747 47069 14714 47338 14646 47540 14579 47742 14444 47910 14310 48079 14141 48213 13939 48314 13737 48382 13535 48449 13300 48550 12828 48584 12323 48584 11852 48752 11111 48887 10404 49122 8956 49695 5522 50671 1 50402 1 49425 5455 48853 8855 48651 10269 48550 10977 48483 11684 48415 11684 48382 11785 48382 12492 48348 12828 48281 13199 48180 13502 48011 13805 47776 14074 47641 14209 47473 14310 47338 14377 47203 14444 46867 14512 46530 14512 46160 14478 45486 14377 44847 14242 42288 13771 39729 13367 39224 13300 38685 13266 38180 13232 37911 13199 37642 13098 37406 13030 37170 12997 36665 12963 36160 12963 35655 12997 35487 12997 35352 12963 35015 12862 34712 12761 34409 12694 33938 12626 33467 12559 32288 12424 31682 12391 31110 12357 31211 11482 31783 11650 32389 11785 33601 12020 36025 12424 38483 12828 40941 13165 43533 13502 44644 13603 45217 13636 45486 13636 45789 13603 46193 13502 46530 13333 46833 13131 47069 12896 47271 12593 47405 12256 47473 11886 47506 11448 47473 11414 47708 10707 47843 10000 48112 8552 48382 6970 48617 5388 48954 2694 49257 1 48988 1 48685 2795 48314 5590 48079 7172 47843 8721 47574 10034 47473 10707 47405 11381 47338 11381 47304 11448 47304 11785 47237 12088 47170 12357 47035 12593 46900 12828 46698 12997 46429 13165 46126 13300 45890 13367 45621 13434 45116 13434 44577 13401 44072 13333 41749 13064 39426 12761 37339 12458 35285 12121 34275 11919 33265 11717 32221 11515 31211 11347 31480 9192 31750 7037 32322 3132 32457 2357 32591 1583 32726 775 32827 1 32625 1 32457 809 32322 1650 32086 3334 31783 5287 31514 7273 31043 10977 30639 14680 30504 14478 30403 14242 30336 14175 30235 14175 30134 14209 30033 14276 29831 14444 29696 14613 29999 12424 30066 12391 30066 12323 30066 12256 30033 12222 30740 7206 31009 5421 31312 3603 31581 1819 31682 910 31783 1 31615 1 31413 876 31278 1785 31009 3570 30773 5354 30538 7138 29965 11145 29427 11111 30033 5421 30201 4075 30369 2728 30571 1347 30706 1 30470 1 30268 1280 30100 2593 29965 3873 29831 5152 29494 8115 29157 11111 27709 11010 26228 10909 25487 10808 24780 10741 24040 10606 23333 10438 21750 10101 20942 9933 20134 9798 19562 9731 19259 9697 18989 9596 18754 9529 18518 9495 18282 9495 18047 9562 18013 9596 17979 9663 18013 9697 18417 9697 18754 9731 18922 9832 19023 9865 19124 9899 19966 10034 20841 10135 21616 10303 22424 10471 23972 10842 24612 10977 25252 11078 26531 11212 27844 11280 29124 11347 29124 11482 29124 11549 29157 11583 29225 11616 29326 11583 29359 11549 29359 11482 29393 11381 29932 11414 29797 12189 27945 11818 26093 11515 24242 11246 22356 10977 21414 10876 20471 10775 18585 10606 17643 10505 16734 10337 15825 10168 14916 9933 16330 9764 17744 9562 17777 9596 17845 9630 17912 9596 17946 9529 17979 9529 18013 9495 18047 9461 18282 9428 18552 9394 19023 9327 20505 9158 22289 8956 22323 8956 22356 8923 23030 8855 23097 8822 23097 8754 23097 8721 23063 8653 22962 8216 22895 7744 22828 6835 22794 5893 22760 5421 22659 4984 22659 4950 22626 4950 22592 4984 22592 5017 22558 5017 19764 5152 19191 5152 18653 5186 18080 5287 17811 5354 17542 5455 17542 5421 17508 5388 17474 5388 17441 5354 17373 5354 14040 5556 12391 5691 10741 5859 9865 5926 10000 5657 10067 5320 10168 4714 10303 3940 10404 3166 10505 2391 10640 1583 10774 809 10909 1 Z N"/>
        </draw:custom-shape>
        <draw:custom-shape draw:name="Shape 952" draw:style-name="Mgr4" draw:text-style-name="MP7" draw:layer="layout" svg:width="0.241cm" svg:height="0.173cm" svg:x="24.227cm" svg:y="11.275cm">
          <text:p/>
          <draw:enhanced-geometry draw:mirror-horizontal="false" draw:mirror-vertical="false" drawooo:sub-view-size="1314 943" svg:viewBox="0 0 32850 23575" draw:type="ooxml-non-primitive" draw:enhanced-path="M 943 0 L 471 169 236 236 168 270 101 270 101 236 34 236 34 270 0 270 34 337 67 404 101 404 168 438 269 438 572 404 875 303 909 472 976 606 875 606 808 674 640 741 572 775 539 775 572 741 707 674 842 573 842 539 842 505 808 472 741 438 572 539 370 640 269 741 236 775 269 842 303 876 337 876 438 808 438 876 471 909 539 943 707 909 875 808 976 741 1044 674 1111 741 1212 741 1279 707 1313 640 1279 573 1246 505 1145 303 1111 135 1111 68 1077 0 Z N"/>
        </draw:custom-shape>
        <draw:custom-shape draw:name="Shape 953" draw:style-name="Mgr4" draw:text-style-name="MP7" draw:layer="layout" svg:width="0.13cm" svg:height="0.13cm" svg:x="23.302cm" svg:y="7.921cm">
          <text:p/>
          <draw:enhanced-geometry draw:mirror-horizontal="false" draw:mirror-vertical="false" drawooo:sub-view-size="708 708" svg:viewBox="0 0 17700 17700" draw:type="ooxml-non-primitive" draw:enhanced-path="M 438 203 L 506 236 539 304 539 405 506 472 438 539 270 539 203 506 169 405 236 304 270 270 337 236 371 203 Z M 337 1 L 270 34 203 68 135 135 102 203 102 236 34 337 1 438 34 539 68 607 135 674 203 708 371 708 506 674 607 640 640 573 708 438 708 270 674 169 640 102 573 68 506 34 337 1 Z N"/>
        </draw:custom-shape>
        <draw:custom-shape draw:name="Shape 954" draw:style-name="Mgr4" draw:text-style-name="MP7" draw:layer="layout" svg:width="0.061cm" svg:height="0.111cm" svg:x="24.215cm" svg:y="11.356cm">
          <text:p/>
          <draw:enhanced-geometry draw:mirror-horizontal="false" draw:mirror-vertical="false" drawooo:sub-view-size="338 607" svg:viewBox="0 0 8450 15175" draw:type="ooxml-non-primitive" draw:enhanced-path="M 34 1 L 1 35 1 270 1 472 34 540 102 607 304 607 337 540 337 472 270 405 236 405 203 169 135 102 68 1 Z N"/>
        </draw:custom-shape>
        <draw:custom-shape draw:name="Shape 955" draw:style-name="Mgr4" draw:text-style-name="MP7" draw:layer="layout" svg:width="0.434cm" svg:height="0.067cm" svg:x="22.562cm" svg:y="0.603cm">
          <text:p/>
          <draw:enhanced-geometry draw:mirror-horizontal="false" draw:mirror-vertical="false" drawooo:sub-view-size="2357 371" svg:viewBox="0 0 58925 9275" draw:type="ooxml-non-primitive" draw:enhanced-path="M 1448 1 L 741 34 370 68 34 135 0 169 34 169 303 203 606 203 1178 169 1448 169 1717 203 1986 236 2256 371 2323 371 2357 337 2357 304 2357 236 2256 169 2155 102 1919 34 1683 1 Z N"/>
        </draw:custom-shape>
        <draw:custom-shape draw:name="Shape 956" draw:style-name="Mgr4" draw:text-style-name="MP7" draw:layer="layout" svg:width="0.788cm" svg:height="0.266cm" svg:x="21.438cm" svg:y="1.342cm">
          <text:p/>
          <draw:enhanced-geometry draw:mirror-horizontal="false" draw:mirror-vertical="false" drawooo:sub-view-size="4276 1448" svg:viewBox="0 0 106900 36200" draw:type="ooxml-non-primitive" draw:enhanced-path="M 4108 0 L 3872 67 3502 168 3131 303 2424 539 1212 943 606 1145 34 1380 0 1414 0 1448 34 1448 606 1347 1145 1178 2222 842 3266 539 3805 337 4040 236 4242 101 4276 67 4242 34 4175 0 Z N"/>
        </draw:custom-shape>
        <draw:custom-shape draw:name="Shape 957" draw:style-name="Mgr4" draw:text-style-name="MP7" draw:layer="layout" svg:width="0.391cm" svg:height="0.148cm" svg:x="23.78cm" svg:y="7.747cm">
          <text:p/>
          <draw:enhanced-geometry draw:mirror-horizontal="false" draw:mirror-vertical="false" drawooo:sub-view-size="2123 809" svg:viewBox="0 0 53075 20225" draw:type="ooxml-non-primitive" draw:enhanced-path="M 1920 1 L 1853 34 1617 102 1381 169 944 270 472 371 270 472 35 573 1 674 1 741 68 809 136 809 1112 640 1583 506 2021 337 2088 304 2122 236 2122 169 2088 102 2055 68 1987 34 1920 1 Z N"/>
        </draw:custom-shape>
        <draw:custom-shape draw:name="Shape 958" draw:style-name="Mgr4" draw:text-style-name="MP7" draw:layer="layout" svg:width="0.477cm" svg:height="0.31cm" svg:x="5.92cm" svg:y="2.119cm">
          <text:p/>
          <draw:enhanced-geometry draw:mirror-horizontal="false" draw:mirror-vertical="false" drawooo:sub-view-size="2593 1684" svg:viewBox="0 0 64825 42100" draw:type="ooxml-non-primitive" draw:enhanced-path="M 2222 304 L 2290 910 2357 1381 2121 1347 1886 1347 1414 1381 808 1381 539 1415 270 1482 236 876 202 573 202 438 169 304 404 371 674 405 1684 405 1953 371 2222 304 Z M 2256 1 L 2222 34 2222 68 2222 169 1785 169 1347 203 438 203 135 236 101 236 68 270 34 371 0 506 34 775 34 1549 68 1617 135 1650 202 1617 236 1583 505 1617 741 1617 1246 1583 1818 1583 2121 1549 2391 1482 2458 1684 2525 1684 2559 1650 2593 1482 2559 1280 2492 910 2391 270 2424 236 2424 203 2391 169 2357 169 2323 34 2290 1 Z N"/>
        </draw:custom-shape>
        <draw:custom-shape draw:name="Shape 959" draw:style-name="Mgr4" draw:text-style-name="MP7" draw:layer="layout" svg:width="0.54cm" svg:height="0.186cm" svg:x="21.438cm" svg:y="1.603cm">
          <text:p/>
          <draw:enhanced-geometry draw:mirror-horizontal="false" draw:mirror-vertical="false" drawooo:sub-view-size="2930 1011" svg:viewBox="0 0 73250 25275" draw:type="ooxml-non-primitive" draw:enhanced-path="M 2862 0 L 2492 67 2121 168 1414 404 707 640 337 774 34 976 0 1010 34 1010 404 943 774 842 1448 572 2189 370 2559 269 2896 135 2896 101 2929 67 2896 34 2862 0 Z N"/>
        </draw:custom-shape>
        <draw:custom-shape draw:name="Shape 960" draw:style-name="Mgr4" draw:text-style-name="MP7" draw:layer="layout" svg:width="0.689cm" svg:height="0.161cm" svg:x="21.401cm" svg:y="1.249cm">
          <text:p/>
          <draw:enhanced-geometry draw:mirror-horizontal="false" draw:mirror-vertical="false" drawooo:sub-view-size="3738 876" svg:viewBox="0 0 93450 21900" draw:type="ooxml-non-primitive" draw:enhanced-path="M 3266 0 L 3098 34 2795 168 2492 269 1886 471 1280 572 34 741 0 774 34 808 269 842 505 875 976 875 1414 774 1886 640 2761 337 3232 236 3704 202 3737 168 3737 135 3704 101 3569 34 3401 0 Z N"/>
        </draw:custom-shape>
        <draw:custom-shape draw:name="Shape 961" draw:style-name="Mgr4" draw:text-style-name="MP7" draw:layer="layout" svg:width="0.565cm" svg:height="0.297cm" svg:x="24.643cm" svg:y="11.083cm">
          <text:p/>
          <draw:enhanced-geometry draw:mirror-horizontal="false" draw:mirror-vertical="false" drawooo:sub-view-size="3065 1617" svg:viewBox="0 0 76625 40425" draw:type="ooxml-non-primitive" draw:enhanced-path="M 2896 1 L 1482 371 68 809 1 842 1 910 35 977 102 977 775 842 1449 674 2762 304 2762 405 2762 506 2728 607 2694 708 2526 842 2290 977 2021 1078 1785 1145 1348 1246 573 1381 439 1347 338 1280 237 1213 136 1145 102 1179 136 1280 169 1381 304 1583 371 1617 439 1617 1550 1448 2088 1314 2358 1213 2627 1112 2728 1044 2795 943 2930 741 2997 472 2997 337 2964 236 3031 203 3065 169 3065 68 2997 1 Z N"/>
        </draw:custom-shape>
        <draw:custom-shape draw:name="Shape 962" draw:style-name="Mgr4" draw:text-style-name="MP7" draw:layer="layout" svg:width="0.198cm" svg:height="1.074cm" svg:x="16.916cm" svg:y="0cm">
          <text:p/>
          <draw:enhanced-geometry draw:mirror-horizontal="false" draw:mirror-vertical="false" drawooo:sub-view-size="1079 5826" svg:viewBox="0 0 26975 145650" draw:type="ooxml-non-primitive" draw:enhanced-path="M 842 1 L 405 2896 135 4479 34 5152 1 5489 34 5792 68 5825 203 5522 270 5186 371 4546 640 2964 1078 1 Z N"/>
        </draw:custom-shape>
        <draw:custom-shape draw:name="Shape 963" draw:style-name="Mgr4" draw:text-style-name="MP7" draw:layer="layout" svg:width="7.59cm" svg:height="2.863cm" svg:x="0cm" svg:y="0cm">
          <text:p/>
          <draw:enhanced-geometry draw:mirror-horizontal="false" draw:mirror-vertical="false" drawooo:sub-view-size="41144 15522" svg:viewBox="0 0 1028600 388050" draw:type="ooxml-non-primitive" draw:enhanced-path="M 40604 1 L 40705 2425 40773 4849 40806 7374 40806 9899 40773 11078 40705 12256 40705 12626 40638 12997 40604 13199 40503 13367 40369 13468 40200 13535 39998 13569 39830 13603 29629 13939 19461 14276 14276 14478 9091 14714 6499 14882 3940 15050 1179 15252 607 15286 304 15320 1 15286 1 15522 910 15522 3671 15320 6398 15118 9226 14949 12020 14815 17676 14579 23164 14377 28619 14209 39594 13872 39662 13939 39729 13973 39763 13939 39897 13906 40066 13872 40167 13872 40234 13838 40402 13805 40571 13737 40705 13636 40806 13468 40907 13232 40975 12997 41042 12458 41076 11414 41109 10000 41143 8586 41109 5758 41042 3065 40907 337 40907 1 Z N"/>
        </draw:custom-shape>
        <draw:custom-shape draw:name="Shape 964" draw:style-name="Mgr4" draw:text-style-name="MP7" draw:layer="layout" svg:width="5.223cm" svg:height="3.217cm" svg:x="20.22cm" svg:y="15.064cm">
          <text:p/>
          <draw:enhanced-geometry draw:mirror-horizontal="false" draw:mirror-vertical="false" drawooo:sub-view-size="28315 17441" svg:viewBox="0 0 707875 436025" draw:type="ooxml-non-primitive" draw:enhanced-path="M 2929 1011 L 2997 1112 3064 1145 3098 1179 3199 1145 3199 1213 3232 1280 3232 1280 3098 1213 2997 1145 2929 1011 Z M 2088 236 L 2492 304 2492 371 2458 472 2458 573 2492 842 2593 1044 2727 1246 2896 1415 2997 1482 3098 1550 3199 1550 3333 1583 3434 1550 3468 1516 3502 1482 3468 1886 3367 2257 3030 2156 2727 2055 2458 1853 2189 1617 2088 1482 1987 1314 1852 977 1751 640 1684 270 2088 236 Z M 1583 304 L 1583 674 1650 1078 1818 1449 2020 1785 2290 2055 2626 2324 2761 2391 2929 2425 3232 2459 3064 2728 2896 2896 2727 2997 2525 3065 2290 3132 1987 3166 1785 3166 1684 3132 1650 3098 1616 3098 1616 3132 1616 3199 1650 3267 1751 3334 2189 3334 2525 3267 2525 3300 2694 3502 2896 3738 3367 4108 3771 4479 3973 4681 4141 4950 4276 5152 4444 5354 4781 5758 5185 6128 5589 6499 5421 6701 5252 6936 5118 7138 3300 5388 2424 4546 1953 4142 1482 3805 909 3469 674 3267 573 3132 472 2997 371 2829 337 2661 270 2290 270 1954 303 1583 371 1314 472 1078 606 876 775 708 943 573 1145 438 1347 337 1583 304 Z M 21548 6701 L 21682 6903 21548 7037 21447 7206 21346 7071 21278 7004 21413 6869 21480 6802 21514 6734 21548 6701 Z M 22086 7004 L 22288 7037 22490 7105 22692 7206 22894 7307 23063 7475 23770 8115 24477 8754 25117 9428 25723 10101 26295 10842 26800 11549 26733 11583 26699 11616 26665 11684 26665 11751 26699 11785 26733 11852 26800 11987 26564 12290 26531 12357 26463 12391 26329 12391 26160 12357 25992 12256 25655 12020 25453 11852 25083 11549 24746 11246 24107 10573 23433 9832 22793 9057 22120 8317 21783 7946 21413 7610 21548 7408 21716 7206 21884 7071 22086 7004 Z M 26935 12088 L 27271 12222 27406 12323 27507 12424 27339 12694 27137 12896 26800 12424 26867 12256 26935 12088 Z M 1650 1 L 1414 68 1179 135 977 236 775 371 539 607 371 842 236 1078 101 1347 34 1651 0 1920 0 2223 34 2526 101 2728 135 2930 236 3098 337 3233 573 3502 842 3738 1482 4142 1785 4378 2088 4613 3535 5994 4949 7374 5017 7408 5084 7408 5151 7340 5185 7307 5320 7172 5421 7037 5488 7037 5757 7374 5993 7643 6363 8014 6801 8384 7205 8687 7643 8956 8114 9192 8619 9360 8922 9428 9259 9461 9899 9529 10202 9563 10505 9664 10774 9832 11043 10034 11245 10303 11414 10606 11515 10977 11616 11347 11717 12088 11784 12761 11885 13805 11919 14310 11986 14781 12121 15252 12188 15488 12289 15690 12424 15892 12592 16094 12760 16296 12962 16464 13164 16599 13400 16734 13838 16936 14309 17070 14780 17205 15252 17306 15757 17373 16296 17441 16531 17407 16767 17407 17205 17340 17609 17239 18013 17070 18383 16902 18753 16700 19090 16464 19393 16161 19629 15791 19763 15555 19831 15320 19898 15084 19898 14815 19898 14579 19831 14343 19763 14108 19696 13872 19460 13367 19225 12929 18922 12492 18652 12121 18248 11549 17878 10909 17575 10202 17339 9529 17238 9158 17171 8788 17104 8418 17070 8047 17070 7711 17104 7340 17137 6970 17238 6633 17339 6297 17541 5960 17777 5691 18046 5455 18349 5253 18686 5152 19023 5085 19393 5085 19696 5186 19965 5320 20235 5489 20470 5724 20672 5960 20874 6196 21211 6734 21076 6936 21043 6936 21043 7037 21076 7071 21144 7071 21177 7138 21245 7273 21278 7340 21346 7374 21312 7542 21245 7576 21211 7643 21245 7677 21649 8216 22086 8721 22962 9697 23837 10674 24275 11145 24746 11583 25049 11886 25453 12256 25689 12424 25925 12593 26127 12660 26295 12694 26497 12660 26665 12593 26699 12559 27036 13064 27103 13098 27170 13098 27440 12862 27608 13030 27810 13165 28046 13232 28315 13266 28315 12862 27978 12795 27608 12660 27709 12525 27743 12458 27709 12357 27574 12189 27372 12020 27170 11919 27204 11852 27204 11751 27137 11650 27137 11616 27137 11583 27137 11549 27069 11549 26733 10977 26362 10438 25958 9933 25521 9428 25049 8956 24578 8519 23601 7610 23298 7307 22928 6970 22726 6835 22524 6734 22288 6667 22086 6701 21884 6768 21783 6600 21682 6431 21649 6398 21581 6364 21514 6364 21480 6398 21413 6499 21177 6162 20942 5825 20639 5522 20336 5219 19999 4984 19831 4916 19662 4849 19460 4782 19258 4748 19056 4748 18854 4782 18585 4849 18383 4916 18147 5017 17945 5152 17777 5287 17609 5421 17474 5590 17339 5792 17104 6162 16935 6600 16834 7071 16767 7542 16767 8148 16834 8754 16969 9360 17137 9933 17339 10505 17609 11078 17912 11616 18248 12088 18652 12626 18989 13165 19157 13434 19292 13737 19427 14040 19528 14377 19561 14579 19595 14781 19561 14983 19528 15185 19494 15353 19427 15522 19225 15858 18955 16161 18652 16397 18316 16599 17945 16767 17676 16902 17373 16969 17070 17037 16733 17070 16094 17104 15420 17070 14747 16936 14444 16868 14141 16734 13838 16633 13535 16464 13299 16330 13030 16128 12760 15892 12558 15589 12390 15286 12323 14949 12255 14613 12188 14276 12154 13535 12087 12862 12020 12222 11919 11549 11784 10909 11649 10539 11481 10135 11380 9967 11245 9798 11111 9664 10942 9563 10673 9428 10404 9327 10134 9259 9831 9192 9259 9158 8687 9057 8350 8990 8013 8855 7710 8687 7407 8485 6835 8047 6296 7576 6128 7408 5993 7206 5825 7004 5656 6869 5589 6835 5724 6667 5757 6600 5825 6600 5892 6566 5892 6499 5858 6431 4983 5590 4579 5152 4411 4916 4242 4681 4108 4445 3939 4243 3737 4041 3502 3873 3064 3536 2626 3233 2896 3132 3030 3065 3165 2964 3367 2728 3502 2459 3636 2156 3704 1819 3737 1516 3737 1179 3704 876 3670 775 3535 775 3502 809 3502 876 3502 1145 3401 876 3232 674 3030 539 2963 472 2896 337 2862 236 2761 203 2694 169 2593 169 2559 203 2357 102 2121 34 1886 1 Z N"/>
        </draw:custom-shape>
        <draw:custom-shape draw:name="Shape 965" draw:style-name="Mgr4" draw:text-style-name="MP7" draw:layer="layout" svg:width="0.036cm" svg:height="0.248cm" svg:x="6.933cm" svg:y="2.156cm">
          <text:p/>
          <draw:enhanced-geometry draw:mirror-horizontal="false" draw:mirror-vertical="false" drawooo:sub-view-size="203 1348" svg:viewBox="0 0 5075 33700" draw:type="ooxml-non-primitive" draw:enhanced-path="M 101 1 L 34 102 0 236 34 506 34 1280 68 1347 135 1347 169 1314 202 1280 169 472 169 236 169 102 101 1 Z N"/>
        </draw:custom-shape>
        <draw:custom-shape draw:name="Shape 966" draw:style-name="Mgr4" draw:text-style-name="MP7" draw:layer="layout" svg:width="0.738cm" svg:height="0.31cm" svg:x="6.579cm" svg:y="0cm">
          <text:p/>
          <draw:enhanced-geometry draw:mirror-horizontal="false" draw:mirror-vertical="false" drawooo:sub-view-size="4007 1685" svg:viewBox="0 0 100175 42125" draw:type="ooxml-non-primitive" draw:enhanced-path="M 0 1 L 0 539 0 1011 68 1246 135 1448 202 1482 202 1516 236 1549 674 1617 1111 1650 2020 1684 2929 1650 3805 1549 3872 1583 3906 1583 3973 1549 4007 1482 3906 1 3704 1 3771 1347 2020 1381 1111 1381 236 1448 236 1415 270 1213 236 977 169 539 169 1 Z N"/>
        </draw:custom-shape>
        <draw:custom-shape draw:name="Shape 967" draw:style-name="Mgr4" draw:text-style-name="MP7" draw:layer="layout" svg:width="0.105cm" svg:height="0.111cm" svg:x="20.438cm" svg:y="15.375cm">
          <text:p/>
          <draw:enhanced-geometry draw:mirror-horizontal="false" draw:mirror-vertical="false" drawooo:sub-view-size="573 607" svg:viewBox="0 0 14325 15175" draw:type="ooxml-non-primitive" draw:enhanced-path="M 405 0 L 337 34 270 68 102 303 34 438 1 573 34 606 169 573 304 505 506 303 539 236 573 169 539 135 506 68 438 34 405 0 Z N"/>
        </draw:custom-shape>
        <draw:custom-shape draw:name="Shape 968" draw:style-name="Mgr4" draw:text-style-name="MP7" draw:layer="layout" svg:width="2.36cm" svg:height="4.186cm" svg:x="23.084cm" svg:y="7.486cm">
          <text:p/>
          <draw:enhanced-geometry draw:mirror-horizontal="false" draw:mirror-vertical="false" drawooo:sub-view-size="12794 22693" svg:viewBox="0 0 319850 567325" draw:type="ooxml-non-primitive" draw:enhanced-path="M 10774 3334 L 10841 3368 11178 4209 11245 4378 11346 4580 11346 4681 11346 4748 11313 4815 11212 4849 11111 4546 10774 3334 Z M 6868 1 L 6363 34 5892 102 5387 169 4882 270 3939 506 2963 809 2492 977 2020 1145 1583 1381 1145 1617 876 1819 640 2021 438 2257 236 2560 101 2829 0 3132 0 3469 34 3772 34 3805 34 3839 101 4378 236 4883 505 5893 808 6903 1111 7946 1583 10101 2020 12256 2559 14478 3131 16700 3704 18889 4377 21077 4411 21144 4411 21346 4478 21481 4613 21649 4747 21818 5084 22087 5421 22255 5724 22424 6027 22525 6363 22626 6734 22659 7070 22693 7407 22693 8114 22659 8720 22592 9293 22491 9899 22390 10471 22255 11649 21919 12794 21515 12794 21212 11313 21717 10538 21919 9798 22121 9124 22255 8485 22390 7811 22424 7138 22457 6801 22424 6498 22390 6195 22289 5858 22188 5522 22053 5320 21919 5084 21784 4916 21616 4747 21447 4646 21279 4613 21077 4613 21043 4007 18889 3434 16734 2862 14579 2323 12424 1852 10269 1414 8115 1280 7576 1145 7037 808 5960 472 4883 303 4344 169 3805 135 3772 202 3368 303 2997 472 2694 674 2391 909 2122 1179 1920 1482 1684 1818 1516 2155 1347 2525 1213 3266 943 4007 741 4714 573 5555 405 5959 337 6397 304 6801 270 7239 304 7643 304 8080 371 8518 472 8922 607 9326 809 9495 943 9697 1078 9831 1246 9966 1448 10101 1650 10202 1852 10168 1886 10168 2088 10202 2223 10303 2593 10707 4108 11616 7138 12491 10168 12794 11347 12794 10337 12727 10101 11919 7340 11582 6196 11279 5085 11346 5085 11414 5051 11447 5017 11515 4916 11582 4849 11616 4815 11616 4748 11346 3974 11043 3233 10976 3166 10707 3166 10471 2560 10639 2560 10673 2492 10673 2425 10538 2054 10404 1718 10235 1415 10033 1112 9798 876 9528 640 9225 472 8855 304 8384 169 7878 68 7373 34 6868 1 Z N"/>
        </draw:custom-shape>
        <draw:custom-shape draw:name="Shape 969" draw:style-name="Mgr4" draw:text-style-name="MP7" draw:layer="layout" svg:width="0.08cm" svg:height="0.074cm" svg:x="24.476cm" svg:y="7.66cm">
          <text:p/>
          <draw:enhanced-geometry draw:mirror-horizontal="false" draw:mirror-vertical="false" drawooo:sub-view-size="439 405" svg:viewBox="0 0 10975 10125" draw:type="ooxml-non-primitive" draw:enhanced-path="M 135 0 L 34 101 34 169 1 236 34 337 68 371 135 404 203 404 270 371 371 337 405 270 438 169 405 101 337 34 236 0 Z N"/>
        </draw:custom-shape>
        <draw:custom-shape draw:name="Shape 970" draw:style-name="Mgr4" draw:text-style-name="MP7" draw:layer="layout" svg:width="0.496cm" svg:height="0.484cm" svg:x="24.463cm" svg:y="16.593cm">
          <text:p/>
          <draw:enhanced-geometry draw:mirror-horizontal="false" draw:mirror-vertical="false" drawooo:sub-view-size="2694 2627" svg:viewBox="0 0 67350 65675" draw:type="ooxml-non-primitive" draw:enhanced-path="M 505 337 L 775 539 1044 741 977 842 910 943 842 1077 606 842 674 741 707 539 707 505 573 640 505 774 135 471 337 370 438 337 Z M 1179 875 L 1415 1077 1482 1178 1381 1313 1280 1515 1145 1381 977 1212 1044 1111 1112 976 1179 875 Z M 1583 1246 L 1852 1583 1751 1717 1684 1886 1448 1650 1516 1414 1583 1246 Z M 1920 1684 L 2122 1919 2021 2020 2021 2088 2021 2155 1819 1987 1852 1919 1886 1818 1920 1684 Z M 2122 1953 L 2324 2155 2223 2357 2054 2189 2054 2054 2088 1987 2122 1953 Z M 404 0 L 303 34 135 202 68 337 34 438 0 471 34 505 236 808 472 1077 1011 1616 1617 2121 2189 2593 2223 2626 2290 2626 2324 2593 2357 2559 2458 2290 2593 2391 2627 2424 2694 2391 2694 2357 2694 2290 2559 1987 2324 1717 1852 1145 1583 875 1280 606 1280 539 1246 539 1213 572 842 269 472 34 404 0 Z N"/>
        </draw:custom-shape>
        <draw:custom-shape draw:name="Shape 971" draw:style-name="Mgr4" draw:text-style-name="MP7" draw:layer="layout" svg:width="0.366cm" svg:height="0.366cm" svg:x="20.618cm" svg:y="15.741cm">
          <text:p/>
          <draw:enhanced-geometry draw:mirror-horizontal="false" draw:mirror-vertical="false" drawooo:sub-view-size="1988 1987" svg:viewBox="0 0 49700 49675" draw:type="ooxml-non-primitive" draw:enhanced-path="M 35 1 L 1 34 68 203 169 371 439 640 1112 1314 1348 1583 1583 1852 1651 1920 1752 1953 1819 1987 1920 1953 1987 1886 1954 1819 1954 1785 1718 1583 1516 1381 1112 943 540 371 304 135 169 68 35 1 Z N"/>
        </draw:custom-shape>
        <draw:custom-shape draw:name="Shape 972" draw:style-name="Mgr4" draw:text-style-name="MP7" draw:layer="layout" svg:width="1.254cm" svg:height="3.105cm" svg:x="24.19cm" svg:y="13.4cm">
          <text:p/>
          <draw:enhanced-geometry draw:mirror-horizontal="false" draw:mirror-vertical="false" drawooo:sub-view-size="6801 16835" svg:viewBox="0 0 170025 420875" draw:type="ooxml-non-primitive" draw:enhanced-path="M 6195 472 L 5892 943 5825 910 5791 842 5757 809 6195 472 Z M 5589 977 L 5656 1078 5724 1145 5589 1381 5387 1246 5488 1112 5589 977 Z M 5252 1381 L 5353 1482 5454 1549 5320 1819 5286 1785 5084 1684 5050 1684 5252 1381 Z M 4949 1886 L 5084 1920 5219 1987 5084 2223 4815 1987 4882 1886 Z M 4411 1920 L 4680 2189 4815 2324 4983 2459 4949 2459 4949 2526 4983 2593 5050 2593 5084 2560 5118 2526 4040 3704 3973 3839 3872 4041 3737 4176 3670 4209 3603 4209 3266 3940 2862 3570 3098 3401 3300 3199 3704 2762 4074 2357 4242 2155 4411 1920 Z M 2963 4041 L 3030 4108 2997 4142 2862 4277 2694 4479 2593 4647 2559 4782 2525 4883 2391 4748 2256 4647 2424 4512 2559 4344 2761 4176 2963 4041 Z M 6565 1 L 6498 34 5959 371 5690 573 5454 809 5219 1078 5017 1347 4848 1650 4747 1953 4613 1785 4444 1650 4377 1617 4343 1650 4276 1684 4108 1953 3939 2189 3535 2627 3131 3031 2929 3267 2795 3536 2761 3536 2761 3570 2795 3704 2862 3839 2626 3974 2458 4142 2222 4378 2155 4479 2087 4613 2087 4681 2121 4714 2188 4849 2256 4984 2188 5017 1953 5186 1717 5388 1515 5590 1313 5792 976 6263 707 6768 505 7307 337 7879 202 8451 101 9024 34 9663 0 10303 0 10943 34 11583 135 12189 202 12492 303 12795 404 13064 572 13367 741 13636 909 13906 1347 14377 1784 14848 2289 15286 2761 15690 3266 16027 3535 16161 3805 16296 4108 16363 4377 16431 4680 16397 4983 16330 5151 16262 5320 16195 5623 15926 5858 16161 6094 16397 6229 16532 6431 16633 6801 16835 6801 16532 6532 16330 6296 16128 6060 15926 5858 15690 6262 15151 6599 14714 6801 14411 6801 13906 6229 14680 5623 15387 5252 14815 4882 14175 4613 13636 4343 13064 4141 12525 3973 11987 3838 11414 3771 10842 3771 10236 3838 9630 3939 9057 4007 8754 4108 8519 4242 8249 4411 8047 4613 7845 4882 7677 5084 7576 5320 7509 5555 7441 5791 7408 6262 7374 6734 7374 6801 7408 6801 7004 6128 7004 5791 7037 5454 7105 5151 7206 4848 7340 4579 7475 4377 7610 4175 7812 4007 8014 3872 8249 3771 8485 3704 8721 3636 8990 3502 9529 3434 10202 3434 10876 3434 11212 3502 11549 3569 11886 3636 12222 3872 12795 4108 13401 4714 14512 5017 15084 5387 15623 5320 15690 5084 15926 4815 16027 4545 16094 4276 16094 3973 16027 3670 15892 3367 15724 3098 15522 2795 15286 2525 15050 1986 14545 1549 14040 1178 13636 1010 13401 842 13165 741 12929 606 12660 539 12391 471 12121 370 11549 337 10977 370 10404 471 9259 539 8687 640 8148 808 7610 976 7071 1246 6566 1549 6095 1717 5893 1919 5691 2155 5489 2391 5320 2458 5253 2458 5186 2593 5287 2626 5320 2660 5320 2727 5287 3199 4883 3333 4748 3401 4681 3434 4580 3401 4512 3266 4512 3165 4580 3030 4714 2660 5051 2559 4916 2727 4782 2828 4613 2997 4445 3131 4277 3165 4243 3333 4411 3502 4512 3670 4546 3838 4546 3939 4479 3973 4445 4007 4411 4108 4176 4242 3974 4411 3772 4613 3603 4882 3334 5118 3031 5353 2762 5555 2425 5589 2324 5522 2256 5454 2256 5387 2290 5286 2391 5252 2357 5623 1852 5993 1280 6666 169 6666 102 6633 34 6565 1 Z N"/>
        </draw:custom-shape>
        <draw:custom-shape draw:name="Shape 973" draw:style-name="Mgr4" draw:text-style-name="MP7" draw:layer="layout" svg:width="0.173cm" svg:height="0.123cm" svg:x="1.355cm" svg:y="0.758cm">
          <text:p/>
          <draw:enhanced-geometry draw:mirror-horizontal="false" draw:mirror-vertical="false" drawooo:sub-view-size="944 674" svg:viewBox="0 0 23600 16850" draw:type="ooxml-non-primitive" draw:enhanced-path="M 876 0 L 808 34 741 135 707 236 640 505 539 371 472 270 539 169 539 101 505 68 438 68 371 101 202 404 202 371 169 236 135 202 101 169 68 135 68 169 34 202 0 270 34 371 101 606 135 674 202 674 270 640 404 404 438 472 505 606 640 674 707 674 741 640 842 371 943 101 943 34 909 0 Z N"/>
        </draw:custom-shape>
        <draw:custom-shape draw:name="Shape 974" draw:style-name="Mgr4" draw:text-style-name="MP7" draw:layer="layout" svg:width="0.465cm" svg:height="0.44cm" svg:x="1.193cm" svg:y="0.584cm">
          <text:p/>
          <draw:enhanced-geometry draw:mirror-horizontal="false" draw:mirror-vertical="false" drawooo:sub-view-size="2527 2391" svg:viewBox="0 0 63175 59775" draw:type="ooxml-non-primitive" draw:enhanced-path="M 2257 236 L 2257 674 2257 1078 2290 1617 2324 2122 2088 2088 1886 2088 1449 2122 910 2122 641 2155 371 2223 304 1684 237 1145 203 708 136 270 1179 270 2257 236 Z M 2223 1 L 1179 34 641 34 136 102 68 135 35 203 1 438 1 674 35 1145 68 1751 136 2021 203 2324 237 2357 338 2357 573 2391 809 2391 1280 2357 2088 2357 2358 2290 2391 2324 2459 2324 2492 2256 2526 2021 2526 1751 2492 1246 2459 640 2425 371 2358 68 2324 34 2290 1 Z N"/>
        </draw:custom-shape>
        <draw:custom-shape draw:name="Shape 975" draw:style-name="Mgr4" draw:text-style-name="MP7" draw:layer="layout" svg:width="0.124cm" svg:height="0.074cm" svg:x="8.306cm" svg:y="0.783cm">
          <text:p/>
          <draw:enhanced-geometry draw:mirror-horizontal="false" draw:mirror-vertical="false" drawooo:sub-view-size="675 405" svg:viewBox="0 0 16875 10125" draw:type="ooxml-non-primitive" draw:enhanced-path="M 68 1 L 35 35 1 68 1 102 35 136 102 237 237 304 371 371 506 405 607 405 674 338 674 237 607 136 472 68 338 35 203 1 Z N"/>
        </draw:custom-shape>
        <draw:custom-shape draw:name="Shape 976" draw:style-name="Mgr4" draw:text-style-name="MP7" draw:layer="layout" svg:width="0.111cm" svg:height="0.161cm" svg:x="1.001cm" svg:y="1.243cm">
          <text:p/>
          <draw:enhanced-geometry draw:mirror-horizontal="false" draw:mirror-vertical="false" drawooo:sub-view-size="607 876" svg:viewBox="0 0 15175 21900" draw:type="ooxml-non-primitive" draw:enhanced-path="M 303 0 L 236 34 202 68 101 472 34 640 0 741 0 808 34 842 68 842 169 775 202 707 371 707 438 842 472 876 505 876 573 842 573 808 573 674 573 640 606 606 573 573 539 573 505 438 371 68 337 0 Z N"/>
        </draw:custom-shape>
        <draw:custom-shape draw:name="Shape 977" draw:style-name="Mgr4" draw:text-style-name="MP7" draw:layer="layout" svg:width="0.453cm" svg:height="0.496cm" svg:x="0.678cm" svg:y="0.591cm">
          <text:p/>
          <draw:enhanced-geometry draw:mirror-horizontal="false" draw:mirror-vertical="false" drawooo:sub-view-size="2459 2694" svg:viewBox="0 0 61475 67350" draw:type="ooxml-non-primitive" draw:enhanced-path="M 2290 236 L 2223 741 2189 1280 2223 1818 2290 2323 2290 2357 1819 2357 1347 2391 371 2391 270 1313 169 270 708 303 1213 303 2290 236 Z M 2290 0 L 1751 34 1213 68 674 68 135 101 102 135 68 169 34 202 1 236 1 842 1 1448 68 2054 169 2626 236 2694 304 2694 371 2660 405 2593 371 2525 842 2593 1347 2626 1819 2593 2054 2559 2290 2525 2324 2458 2324 2391 2357 2424 2391 2424 2425 2391 2458 2323 2458 1818 2458 1246 2425 707 2357 202 2391 135 2391 68 2357 34 2290 0 Z N"/>
        </draw:custom-shape>
        <draw:custom-shape draw:name="Shape 978" draw:style-name="Mgr4" draw:text-style-name="MP7" draw:layer="layout" svg:width="0.142cm" svg:height="0.142cm" svg:x="1.783cm" svg:y="1.727cm">
          <text:p/>
          <draw:enhanced-geometry draw:mirror-horizontal="false" draw:mirror-vertical="false" drawooo:sub-view-size="775 775" svg:viewBox="0 0 19375 19375" draw:type="ooxml-non-primitive" draw:enhanced-path="M 674 0 L 505 135 371 236 169 135 135 101 101 135 68 169 101 236 236 371 135 472 68 573 34 606 0 674 34 741 101 775 202 707 270 640 404 472 640 573 741 539 775 472 775 404 707 371 539 337 606 270 707 34 707 0 Z N"/>
        </draw:custom-shape>
        <draw:custom-shape draw:name="Shape 979" draw:style-name="Mgr4" draw:text-style-name="MP7" draw:layer="layout" svg:width="0.471cm" svg:height="0.446cm" svg:x="1.715cm" svg:y="0.559cm">
          <text:p/>
          <draw:enhanced-geometry draw:mirror-horizontal="false" draw:mirror-vertical="false" drawooo:sub-view-size="2559 2425" svg:viewBox="0 0 63975 60625" draw:type="ooxml-non-primitive" draw:enhanced-path="M 168 169 L 370 270 572 304 1010 270 1650 304 2290 338 2290 708 2323 1078 2323 1583 2323 1853 2391 2088 2357 2088 1313 2122 808 2156 539 2189 303 2223 236 1718 236 1213 269 708 236 439 202 304 168 169 Z M 2357 1 L 2357 35 2323 136 1751 68 1178 68 640 35 404 68 269 102 168 169 135 169 67 338 34 506 0 876 34 1583 34 1819 34 2055 34 2189 67 2290 135 2358 236 2425 303 2425 303 2358 572 2391 808 2425 1347 2391 2357 2324 2424 2290 2492 2324 2525 2324 2525 2290 2559 2021 2559 1752 2525 1247 2492 641 2492 338 2458 35 2424 1 Z N"/>
        </draw:custom-shape>
        <draw:custom-shape draw:name="Shape 980" draw:style-name="Mgr4" draw:text-style-name="MP7" draw:layer="layout" svg:width="0.117cm" svg:height="0.142cm" svg:x="1.901cm" svg:y="0.74cm">
          <text:p/>
          <draw:enhanced-geometry draw:mirror-horizontal="false" draw:mirror-vertical="false" drawooo:sub-view-size="640 775" svg:viewBox="0 0 16000 19375" draw:type="ooxml-non-primitive" draw:enhanced-path="M 101 0 L 67 34 34 337 34 606 67 640 67 674 0 674 0 707 168 775 370 775 505 741 573 707 640 674 640 640 606 606 539 573 472 606 337 640 168 674 168 606 168 371 236 404 472 404 505 337 505 303 472 236 202 236 168 270 135 34 101 34 101 0 Z N"/>
        </draw:custom-shape>
        <draw:custom-shape draw:name="Shape 981" draw:style-name="Mgr4" draw:text-style-name="MP7" draw:layer="layout" svg:width="0.111cm" svg:height="0.161cm" svg:x="1.497cm" svg:y="1.249cm">
          <text:p/>
          <draw:enhanced-geometry draw:mirror-horizontal="false" draw:mirror-vertical="false" drawooo:sub-view-size="607 876" svg:viewBox="0 0 15175 21900" draw:type="ooxml-non-primitive" draw:enhanced-path="M 371 0 L 304 34 169 67 102 135 102 168 68 269 68 337 135 438 270 505 405 539 405 606 337 673 304 707 236 673 135 640 34 640 1 673 1 741 34 774 135 842 236 875 337 875 438 808 539 741 573 640 607 539 573 438 539 404 472 370 337 337 304 303 270 269 270 202 337 168 506 168 506 135 472 67 438 34 371 0 Z N"/>
        </draw:custom-shape>
        <draw:custom-shape draw:name="Shape 982" draw:style-name="Mgr4" draw:text-style-name="MP7" draw:layer="layout" svg:width="0.453cm" svg:height="0.447cm" svg:x="1.317cm" svg:y="1.081cm">
          <text:p/>
          <draw:enhanced-geometry draw:mirror-horizontal="false" draw:mirror-vertical="false" drawooo:sub-view-size="2459 2426" svg:viewBox="0 0 61475 60650" draw:type="ooxml-non-primitive" draw:enhanced-path="M 2290 203 L 2256 641 2256 1078 2222 1617 2222 2156 1953 2122 1684 2088 1145 2122 707 2156 472 2156 270 2223 270 1684 236 1179 202 742 202 304 1246 270 1751 237 2290 203 Z M 1751 1 L 1212 35 169 102 135 102 101 136 68 169 0 439 0 742 34 1348 34 1853 68 2122 101 2358 135 2391 169 2425 202 2425 236 2391 775 2391 1313 2358 1785 2358 2020 2324 2256 2290 2256 2257 2323 2290 2357 2257 2391 2223 2424 1954 2458 1651 2458 1045 2458 573 2424 338 2357 102 2357 35 2290 1 Z N"/>
        </draw:custom-shape>
        <draw:custom-shape draw:name="Shape 983" draw:style-name="Mgr4" draw:text-style-name="MP7" draw:layer="layout" svg:width="0.13cm" svg:height="0.068cm" svg:x="8.331cm" svg:y="0.653cm">
          <text:p/>
          <draw:enhanced-geometry draw:mirror-horizontal="false" draw:mirror-vertical="false" drawooo:sub-view-size="708 372" svg:viewBox="0 0 17700 9300" draw:type="ooxml-non-primitive" draw:enhanced-path="M 169 1 L 34 35 1 68 1 102 34 203 135 270 236 304 506 371 640 371 674 338 708 270 708 203 674 169 640 102 573 68 304 1 Z N"/>
        </draw:custom-shape>
        <draw:custom-shape draw:name="Shape 984" draw:style-name="Mgr4" draw:text-style-name="MP7" draw:layer="layout" svg:width="2.024cm" svg:height="0.875cm" svg:x="8.163cm" svg:y="0.392cm">
          <text:p/>
          <draw:enhanced-geometry draw:mirror-horizontal="false" draw:mirror-vertical="false" drawooo:sub-view-size="10977 4749" svg:viewBox="0 0 274425 118725" draw:type="ooxml-non-primitive" draw:enhanced-path="M 438 843 L 674 910 876 977 1145 944 1415 944 1684 977 1920 1078 1852 1651 1718 2829 1482 2762 1280 2694 1044 2627 809 2560 573 2560 304 2526 236 2526 270 2257 304 1987 371 1449 438 1146 438 977 438 843 Z M 3031 236 L 3367 337 3704 405 4377 438 6229 607 7980 775 9697 977 9764 977 9933 1045 10067 1146 10303 1381 10471 1583 10572 1752 10640 1920 10707 2088 10741 2290 10741 2492 10673 2964 10640 3199 10572 3435 10471 3671 10337 3873 10202 4041 10067 4209 9865 4344 9663 4445 8687 4445 8249 4378 7778 4310 6902 4176 5993 4041 5118 3940 4243 3839 2896 3839 2492 3873 2458 3805 2391 3704 2256 3570 2088 3368 1987 3267 1920 3132 1886 3132 2021 1853 2054 1482 2122 1078 2122 1011 2122 910 2088 843 2256 775 2391 708 2660 506 3031 270 3031 236 Z M 2930 1 L 2862 34 2324 405 2088 573 2021 641 1953 775 1987 809 1987 843 1785 742 1549 708 910 708 741 674 573 641 405 674 405 641 371 607 371 641 270 843 203 1078 102 1516 34 2021 1 2290 1 2560 68 2627 135 2661 203 2728 337 2762 607 2795 876 2829 1145 2930 1415 2997 1718 3065 1684 3267 1684 3334 1718 3334 1785 3368 1920 3536 2155 3839 2256 3974 2324 4007 2458 4007 2930 4075 3401 4142 4344 4176 5253 4209 5724 4243 6195 4277 7711 4546 8451 4647 9192 4681 9226 4748 9495 4748 9697 4714 9865 4647 10034 4580 10168 4445 10303 4344 10505 4007 10707 3671 10808 3267 10909 2896 10976 2560 10976 2290 10943 2021 10842 1752 10673 1482 10505 1213 10303 1045 10168 944 10067 910 9933 876 9798 876 9798 775 9697 742 6229 405 5455 304 4647 203 4243 169 3839 135 3468 169 3098 203 3098 102 3098 34 3031 1 Z N"/>
        </draw:custom-shape>
        <draw:custom-shape draw:name="Shape 985" draw:style-name="Mgr4" draw:text-style-name="MP7" draw:layer="layout" svg:width="0.036cm" svg:height="0.061cm" svg:x="0.926cm" svg:y="0cm">
          <text:p/>
          <draw:enhanced-geometry draw:mirror-horizontal="false" draw:mirror-vertical="false" drawooo:sub-view-size="203 338" svg:viewBox="0 0 5075 8450" draw:type="ooxml-non-primitive" draw:enhanced-path="M 0 1 L 68 270 101 304 135 337 202 304 202 236 202 1 Z N"/>
        </draw:custom-shape>
        <draw:custom-shape draw:name="Shape 986" draw:style-name="Mgr4" draw:text-style-name="MP7" draw:layer="layout" svg:width="0.31cm" svg:height="0.484cm" svg:x="0cm" svg:y="0.125cm">
          <text:p/>
          <draw:enhanced-geometry draw:mirror-horizontal="false" draw:mirror-vertical="false" drawooo:sub-view-size="1685 2627" svg:viewBox="0 0 42125 65675" draw:type="ooxml-non-primitive" draw:enhanced-path="M 1516 0 L 775 34 1 67 1 269 741 269 1516 202 1448 741 1415 1279 1448 1818 1516 2323 1516 2357 1482 2357 1280 2323 1044 2357 1 2357 1 2593 371 2626 775 2626 1145 2593 1516 2492 1549 2458 1549 2391 1650 2391 1684 2357 1684 2323 1684 1784 1684 1246 1650 707 1583 168 1617 135 1617 67 1583 0 Z N"/>
        </draw:custom-shape>
        <draw:custom-shape draw:name="Shape 987" draw:style-name="Mgr4" draw:text-style-name="MP7" draw:layer="layout" svg:width="0.198cm" svg:height="0.161cm" svg:x="0cm" svg:y="0.864cm">
          <text:p/>
          <draw:enhanced-geometry draw:mirror-horizontal="false" draw:mirror-vertical="false" drawooo:sub-view-size="1079 876" svg:viewBox="0 0 26975 21900" draw:type="ooxml-non-primitive" draw:enhanced-path="M 943 1 L 910 34 910 203 910 405 910 472 876 438 708 337 573 169 438 169 405 236 405 304 438 337 539 472 539 472 337 438 68 438 1 472 1 539 135 607 270 607 573 640 438 708 371 741 405 809 438 876 506 876 708 775 910 607 910 809 943 842 1011 876 1078 842 1078 775 1078 371 1044 203 1011 34 1011 1 Z N"/>
        </draw:custom-shape>
        <draw:custom-shape draw:name="Shape 988" draw:style-name="Mgr4" draw:text-style-name="MP7" draw:layer="layout" svg:width="0.142cm" svg:height="0.167cm" svg:x="1.087cm" svg:y="0.298cm">
          <text:p/>
          <draw:enhanced-geometry draw:mirror-horizontal="false" draw:mirror-vertical="false" drawooo:sub-view-size="775 910" svg:viewBox="0 0 19375 22750" draw:type="ooxml-non-primitive" draw:enhanced-path="M 371 1 L 270 34 135 102 102 135 102 203 102 270 169 270 371 203 371 203 203 472 34 741 1 775 34 842 68 876 102 910 438 842 573 842 741 775 775 741 775 708 741 674 708 640 573 640 405 674 304 674 472 405 573 135 573 68 506 34 371 1 Z N"/>
        </draw:custom-shape>
        <draw:custom-shape draw:name="Shape 989" draw:style-name="Mgr4" draw:text-style-name="MP7" draw:layer="layout" svg:width="0.471cm" svg:height="0.446cm" svg:x="0.895cm" svg:y="0.093cm">
          <text:p/>
          <draw:enhanced-geometry draw:mirror-horizontal="false" draw:mirror-vertical="false" drawooo:sub-view-size="2560 2425" svg:viewBox="0 0 64000 60625" draw:type="ooxml-non-primitive" draw:enhanced-path="M 169 169 L 371 236 573 270 1011 270 1651 304 2290 304 2290 674 2324 1078 2324 1583 2358 1819 2391 2088 1314 2088 809 2122 540 2156 304 2223 270 1718 237 1213 270 674 237 405 203 304 169 169 Z M 2358 1 L 2358 34 2324 102 1752 68 1179 34 641 34 405 68 270 102 169 169 136 169 68 304 35 472 1 842 35 1583 35 1785 35 2054 35 2156 68 2290 136 2358 237 2425 304 2391 304 2358 573 2391 1348 2391 2391 2290 2526 2290 2526 2257 2560 2021 2560 1751 2526 1213 2492 607 2492 304 2459 34 2425 1 Z N"/>
        </draw:custom-shape>
        <draw:custom-shape draw:name="Shape 990" draw:style-name="Mgr4" draw:text-style-name="MP7" draw:layer="layout" svg:width="0.099cm" svg:height="0.036cm" svg:x="1.926cm" svg:y="0.727cm">
          <text:p/>
          <draw:enhanced-geometry draw:mirror-horizontal="false" draw:mirror-vertical="false" drawooo:sub-view-size="540 203" svg:viewBox="0 0 13500 5075" draw:type="ooxml-non-primitive" draw:enhanced-path="M 405 1 L 338 35 68 35 34 68 1 102 34 136 68 169 169 203 371 203 439 169 506 136 540 102 540 68 540 35 506 35 405 1 Z N"/>
        </draw:custom-shape>
        <draw:custom-shape draw:name="Shape 991" draw:style-name="Mgr4" draw:text-style-name="MP7" draw:layer="layout" svg:width="0.341cm" svg:height="0.099cm" svg:x="0cm" svg:y="0cm">
          <text:p/>
          <draw:enhanced-geometry draw:mirror-horizontal="false" draw:mirror-vertical="false" drawooo:sub-view-size="1853 540" svg:viewBox="0 0 46325 13500" draw:type="ooxml-non-primitive" draw:enhanced-path="M 1583 1 L 1617 236 809 270 1 304 1 539 842 472 1684 405 1718 438 1751 405 1819 371 1852 337 1819 270 1785 236 1785 1 Z N"/>
        </draw:custom-shape>
        <draw:custom-shape draw:name="Shape 992" draw:style-name="Mgr4" draw:text-style-name="MP7" draw:layer="layout" svg:width="0.751cm" svg:height="0.446cm" svg:x="0cm" svg:y="1.131cm">
          <text:p/>
          <draw:enhanced-geometry draw:mirror-horizontal="false" draw:mirror-vertical="false" drawooo:sub-view-size="4075 2425" svg:viewBox="0 0 101875 60625" draw:type="ooxml-non-primitive" draw:enhanced-path="M 2694 0 L 1448 34 371 34 1 101 1 303 943 270 1920 270 3805 236 3772 404 3772 606 3805 977 3805 1515 3839 2088 1852 2088 910 2155 438 2189 1 2290 1 2391 405 2424 809 2391 1617 2323 2728 2290 3873 2290 3873 2357 3906 2424 4041 2424 4075 2323 4075 1751 4041 1145 4041 674 4007 438 3974 236 4007 202 4007 135 3974 68 3906 34 3300 0 Z N"/>
        </draw:custom-shape>
        <draw:custom-shape draw:name="Shape 993" draw:style-name="Mgr4" draw:text-style-name="MP7" draw:layer="layout" svg:width="0.465cm" svg:height="0.434cm" svg:x="0.373cm" svg:y="0.118cm">
          <text:p/>
          <draw:enhanced-geometry draw:mirror-horizontal="false" draw:mirror-vertical="false" drawooo:sub-view-size="2526 2358" svg:viewBox="0 0 63150 58950" draw:type="ooxml-non-primitive" draw:enhanced-path="M 2257 202 L 2257 640 2290 1078 2290 1616 2324 2155 2088 2122 1886 2155 1449 2189 1449 2122 1449 1919 1449 1717 1415 1313 1381 1246 1348 1212 1280 1246 1247 1313 1247 1717 1247 1919 1314 2088 1348 2122 843 2122 607 2155 371 2223 304 1684 236 1145 203 707 135 270 1179 270 2257 202 Z M 1179 0 L 641 34 135 68 68 101 34 169 1 438 1 674 34 1145 102 1717 135 2021 203 2290 236 2324 270 2357 337 2324 337 2357 1314 2357 1819 2324 2088 2324 2358 2290 2391 2324 2425 2324 2459 2290 2492 2256 2526 1987 2526 1751 2492 1246 2459 640 2425 337 2358 68 2324 34 2290 0 Z N"/>
        </draw:custom-shape>
        <draw:custom-shape draw:name="Shape 994" draw:style-name="Mgr4" draw:text-style-name="MP7" draw:layer="layout" svg:width="0.148cm" svg:height="0.186cm" svg:x="0.839cm" svg:y="0.746cm">
          <text:p/>
          <draw:enhanced-geometry draw:mirror-horizontal="false" draw:mirror-vertical="false" drawooo:sub-view-size="809 1011" svg:viewBox="0 0 20225 25275" draw:type="ooxml-non-primitive" draw:enhanced-path="M 439 237 L 472 270 472 338 439 439 338 540 203 573 237 439 270 338 338 270 371 270 439 237 Z M 405 1 L 304 35 237 102 136 169 35 338 1 506 1 674 68 742 136 775 304 775 439 742 439 775 506 843 540 910 708 1011 742 1011 775 977 809 944 775 876 641 809 607 742 540 674 607 573 674 472 708 371 708 270 708 203 641 102 607 35 506 1 Z N"/>
        </draw:custom-shape>
        <draw:custom-shape draw:name="Shape 995" draw:style-name="Mgr4" draw:text-style-name="MP7" draw:layer="layout" svg:width="0.608cm" svg:height="0.471cm" svg:x="0cm" svg:y="0.609cm">
          <text:p/>
          <draw:enhanced-geometry draw:mirror-horizontal="false" draw:mirror-vertical="false" drawooo:sub-view-size="3301 2559" svg:viewBox="0 0 82525 63975" draw:type="ooxml-non-primitive" draw:enhanced-path="M 3098 0 L 3031 34 2997 101 2997 169 2189 101 337 101 1 135 1 337 573 303 2088 303 2997 371 3065 1381 3031 1818 3031 2256 2930 2222 2795 2155 2155 2155 1920 2189 1381 2256 842 2357 1 2357 1 2525 304 2559 640 2559 1280 2492 1718 2458 2155 2424 2593 2458 3065 2458 3065 2492 3098 2525 3132 2559 3199 2525 3233 2492 3300 2222 3300 1919 3300 1381 3300 707 3267 404 3233 68 3166 0 Z N"/>
        </draw:custom-shape>
        <draw:custom-shape draw:name="Shape 996" draw:style-name="Mgr4" draw:text-style-name="MP7" draw:layer="layout" svg:width="0.105cm" svg:height="0.142cm" svg:x="4.069cm" svg:y="1.137cm">
          <text:p/>
          <draw:enhanced-geometry draw:mirror-horizontal="false" draw:mirror-vertical="false" drawooo:sub-view-size="573 776" svg:viewBox="0 0 14325 19400" draw:type="ooxml-non-primitive" draw:enhanced-path="M 404 1 L 438 203 438 405 438 472 371 540 303 607 236 607 236 506 169 439 101 405 68 405 0 472 34 540 68 573 68 641 68 708 135 742 236 775 337 742 438 674 505 573 573 439 573 270 539 136 438 1 Z N"/>
        </draw:custom-shape>
        <draw:custom-shape draw:name="Shape 997" draw:style-name="Mgr4" draw:text-style-name="MP7" draw:layer="layout" svg:width="0.409cm" svg:height="0.391cm" svg:x="4.579cm" svg:y="0cm">
          <text:p/>
          <draw:enhanced-geometry draw:mirror-horizontal="false" draw:mirror-vertical="false" drawooo:sub-view-size="2223 2122" svg:viewBox="0 0 55575 53050" draw:type="ooxml-non-primitive" draw:enhanced-path="M 1986 1 L 1986 304 1986 640 2020 1819 1784 1785 1549 1785 1077 1819 505 1819 337 1852 202 1852 101 1920 0 1987 0 2021 101 2088 202 2122 438 2122 943 2088 1784 2088 2054 2021 2087 2054 2155 2054 2222 2021 2222 1953 2188 775 2188 405 2188 203 2155 1 Z N"/>
        </draw:custom-shape>
        <draw:custom-shape draw:name="Shape 998" draw:style-name="Mgr4" draw:text-style-name="MP7" draw:layer="layout" svg:width="0.043cm" svg:height="0.13cm" svg:x="4.492cm" svg:y="0.628cm">
          <text:p/>
          <draw:enhanced-geometry draw:mirror-horizontal="false" draw:mirror-vertical="false" drawooo:sub-view-size="237 708" svg:viewBox="0 0 5925 17700" draw:type="ooxml-non-primitive" draw:enhanced-path="M 102 0 L 68 34 1 202 1 337 1 505 1 640 34 674 102 707 169 707 203 640 203 606 203 337 236 68 203 34 169 0 Z N"/>
        </draw:custom-shape>
        <draw:custom-shape draw:name="Shape 999" draw:style-name="Mgr4" draw:text-style-name="MP7" draw:layer="layout" svg:width="0.453cm" svg:height="0.446cm" svg:x="3.908cm" svg:y="0.976cm">
          <text:p/>
          <draw:enhanced-geometry draw:mirror-horizontal="false" draw:mirror-vertical="false" drawooo:sub-view-size="2459 2425" svg:viewBox="0 0 61475 60625" draw:type="ooxml-non-primitive" draw:enhanced-path="M 2290 203 L 2257 640 2257 1078 2223 1617 2223 2155 1954 2122 1684 2088 1146 2122 708 2155 506 2155 270 2223 270 1684 237 1179 237 741 203 304 1247 270 1752 236 2290 203 Z M 1752 1 L 1247 34 169 102 136 102 102 135 68 169 35 472 1 741 35 1347 35 1852 68 2122 136 2357 136 2391 169 2425 237 2425 270 2391 775 2391 1314 2357 1785 2357 2021 2324 2257 2290 2324 2290 2358 2256 2391 2223 2459 1953 2459 1650 2459 1044 2459 573 2425 337 2391 102 2358 34 2290 1 Z N"/>
        </draw:custom-shape>
        <draw:custom-shape draw:name="Shape 1000" draw:style-name="Mgr4" draw:text-style-name="MP7" draw:layer="layout" svg:width="0.44cm" svg:height="1.77cm" svg:x="23.792cm" svg:y="12.809cm">
          <text:p/>
          <draw:enhanced-geometry draw:mirror-horizontal="false" draw:mirror-vertical="false" drawooo:sub-view-size="2391 9596" svg:viewBox="0 0 59775 239900" draw:type="ooxml-non-primitive" draw:enhanced-path="M 2323 0 L 2323 34 2155 606 1987 1179 1751 2323 1515 3502 1246 4646 640 7071 0 9495 0 9562 68 9596 135 9596 169 9528 842 7138 1414 4680 1987 2391 2256 1212 2323 640 2391 34 2391 0 Z N"/>
        </draw:custom-shape>
        <draw:custom-shape draw:name="Shape 1001" draw:style-name="Mgr4" draw:text-style-name="MP7" draw:layer="layout" svg:width="0.061cm" svg:height="0.428cm" svg:x="4.827cm" svg:y="0.46cm">
          <text:p/>
          <draw:enhanced-geometry draw:mirror-horizontal="false" draw:mirror-vertical="false" drawooo:sub-view-size="338 2324" svg:viewBox="0 0 8450 58100" draw:type="ooxml-non-primitive" draw:enhanced-path="M 68 0 L 34 34 1 303 1 539 34 1078 68 1684 102 1987 169 2290 203 2323 304 2323 304 2256 337 1953 304 1650 236 1078 203 539 169 303 135 34 135 0 Z N"/>
        </draw:custom-shape>
        <draw:custom-shape draw:name="Shape 1002" draw:style-name="Mgr4" draw:text-style-name="MP7" draw:layer="layout" svg:width="0.502cm" svg:height="0.055cm" svg:x="4.753cm" svg:y="1.951cm">
          <text:p/>
          <draw:enhanced-geometry draw:mirror-horizontal="false" draw:mirror-vertical="false" drawooo:sub-view-size="2728 304" svg:viewBox="0 0 68200 7600" draw:type="ooxml-non-primitive" draw:enhanced-path="M 708 0 L 337 34 169 68 1 135 1 169 135 236 304 270 607 304 1246 270 2358 270 2694 169 2728 135 2694 102 2391 34 1415 34 708 0 Z N"/>
        </draw:custom-shape>
        <draw:custom-shape draw:name="Shape 1003" draw:style-name="Mgr4" draw:text-style-name="MP7" draw:layer="layout" svg:width="0.428cm" svg:height="0.446cm" svg:x="4.753cm" svg:y="1.448cm">
          <text:p/>
          <draw:enhanced-geometry draw:mirror-horizontal="false" draw:mirror-vertical="false" drawooo:sub-view-size="2324 2425" svg:viewBox="0 0 58100 60625" draw:type="ooxml-non-primitive" draw:enhanced-path="M 2122 0 L 1516 34 203 34 1 135 68 202 169 236 371 270 1415 270 2021 236 2021 438 2021 640 2055 1078 2055 1616 2088 1852 2122 2121 977 2155 573 2155 371 2189 270 2222 203 2290 270 2357 371 2391 573 2424 977 2391 1617 2391 2223 2357 2290 2357 2324 2290 2324 2222 2290 2155 2324 1886 2290 1616 2257 1078 2257 640 2223 404 2189 202 2223 135 2223 68 2189 34 2122 0 Z N"/>
        </draw:custom-shape>
        <draw:custom-shape draw:name="Shape 1004" draw:style-name="Mgr4" draw:text-style-name="MP7" draw:layer="layout" svg:width="0.465cm" svg:height="0.44cm" svg:x="3.678cm" svg:y="1.485cm">
          <text:p/>
          <draw:enhanced-geometry draw:mirror-horizontal="false" draw:mirror-vertical="false" drawooo:sub-view-size="2526 2391" svg:viewBox="0 0 63150 59775" draw:type="ooxml-non-primitive" draw:enhanced-path="M 2256 236 L 2256 674 2290 1111 2290 1616 2323 2121 1448 2121 909 2155 640 2189 371 2222 337 1684 270 1145 202 707 169 303 674 303 1212 270 2256 236 Z M 2256 0 L 1179 34 674 68 135 101 68 135 68 202 34 438 0 674 34 1179 101 1751 135 2054 236 2323 236 2357 371 2357 606 2391 842 2391 1313 2357 2088 2357 2357 2323 2458 2323 2492 2290 2525 2020 2525 1785 2492 1246 2458 674 2424 371 2357 68 2323 34 2290 34 2256 0 Z N"/>
        </draw:custom-shape>
        <draw:custom-shape draw:name="Shape 1005" draw:style-name="Mgr4" draw:text-style-name="MP7" draw:layer="layout" svg:width="0.471cm" svg:height="0.446cm" svg:x="5.337cm" svg:y="0.417cm">
          <text:p/>
          <draw:enhanced-geometry draw:mirror-horizontal="false" draw:mirror-vertical="false" drawooo:sub-view-size="2560 2425" svg:viewBox="0 0 64000 60625" draw:type="ooxml-non-primitive" draw:enhanced-path="M 2021 0 L 1617 68 910 68 539 101 203 135 169 68 169 34 102 34 68 68 34 303 1 573 1 1112 34 1718 102 2021 169 2324 203 2357 304 2357 337 2290 337 1987 304 1684 236 1078 236 674 203 236 438 270 1145 270 2223 202 2256 236 2290 270 2357 270 2324 573 2324 910 2357 2088 2122 2054 1886 2088 1415 2122 674 2122 539 2155 438 2189 337 2290 438 2357 539 2391 775 2425 1280 2357 2122 2357 2391 2290 2425 2324 2492 2357 2559 2324 2559 2256 2526 1078 2526 573 2492 303 2425 68 2391 68 2391 101 2324 34 2223 34 2021 0 Z N"/>
        </draw:custom-shape>
        <draw:custom-shape draw:name="Shape 1006" draw:style-name="Mgr4" draw:text-style-name="MP7" draw:layer="layout" svg:width="0.061cm" svg:height="0.434cm" svg:x="4.722cm" svg:y="1.466cm">
          <text:p/>
          <draw:enhanced-geometry draw:mirror-horizontal="false" draw:mirror-vertical="false" drawooo:sub-view-size="338 2358" svg:viewBox="0 0 8450 58950" draw:type="ooxml-non-primitive" draw:enhanced-path="M 68 0 L 34 34 0 303 0 573 34 1078 68 1684 101 1987 169 2290 202 2323 270 2357 303 2323 337 2256 337 1987 303 1684 236 1078 202 539 202 303 135 34 135 0 Z N"/>
        </draw:custom-shape>
        <draw:custom-shape draw:name="Shape 1007" draw:style-name="Mgr4" draw:text-style-name="MP7" draw:layer="layout" svg:width="0.471cm" svg:height="0.44cm" svg:x="1.926cm" svg:y="0.056cm">
          <text:p/>
          <draw:enhanced-geometry draw:mirror-horizontal="false" draw:mirror-vertical="false" drawooo:sub-view-size="2560 2392" svg:viewBox="0 0 64000 59800" draw:type="ooxml-non-primitive" draw:enhanced-path="M 135 1 L 102 34 68 34 34 304 1 573 1 1078 34 1684 68 2021 169 2290 203 2358 236 2358 304 2324 338 2256 304 1987 304 1684 236 1078 236 640 203 236 439 236 674 270 1146 236 2223 203 2257 236 2324 236 2290 573 2324 910 2358 2088 2122 2054 1886 2054 1415 2088 843 2088 674 2122 540 2122 405 2189 338 2256 338 2290 405 2358 540 2391 775 2391 1280 2358 2088 2358 2358 2290 2425 2324 2492 2324 2526 2290 2560 2223 2526 1044 2526 539 2492 304 2425 68 2425 34 2391 34 2391 102 2358 68 2290 34 2223 1 1987 1 1617 34 910 34 540 68 203 135 169 34 169 1 Z N"/>
        </draw:custom-shape>
        <draw:custom-shape draw:name="Shape 1008" draw:style-name="Mgr4" draw:text-style-name="MP7" draw:layer="layout" svg:width="0.167cm" svg:height="0.092cm" svg:x="4.858cm" svg:y="1.541cm">
          <text:p/>
          <draw:enhanced-geometry draw:mirror-horizontal="false" draw:mirror-vertical="false" drawooo:sub-view-size="910 506" svg:viewBox="0 0 22750 12650" draw:type="ooxml-non-primitive" draw:enhanced-path="M 572 0 L 404 68 101 236 34 270 0 337 34 371 101 404 774 505 842 472 909 404 876 337 808 303 505 270 640 169 774 68 774 0 Z N"/>
        </draw:custom-shape>
        <draw:custom-shape draw:name="Shape 1009" draw:style-name="Mgr4" draw:text-style-name="MP7" draw:layer="layout" svg:width="0.415cm" svg:height="0.415cm" svg:x="9.604cm" svg:y="0.646cm">
          <text:p/>
          <draw:enhanced-geometry draw:mirror-horizontal="false" draw:mirror-vertical="false" drawooo:sub-view-size="2257 2256" svg:viewBox="0 0 56425 56400" draw:type="ooxml-non-primitive" draw:enhanced-path="M 1213 169 L 1179 202 1179 270 1213 337 1516 337 1684 371 1819 505 1920 640 1987 842 2021 1044 2021 1212 1987 1414 1920 1616 1819 1785 1650 1886 1482 1987 1314 2020 1112 2020 943 1987 741 1886 573 1751 438 1616 337 1448 270 1280 236 1111 270 909 337 741 472 539 640 371 809 270 1011 202 1213 169 Z M 1179 0 L 1011 34 842 101 674 169 506 270 371 404 270 539 135 741 34 943 1 1179 1 1313 68 1414 203 1650 371 1886 607 2088 876 2222 1112 2256 1347 2256 1549 2222 1785 2121 1953 1953 2088 1785 2189 1583 2256 1313 2256 1145 2223 943 2189 707 2088 505 1987 303 1852 169 1684 68 1516 68 1347 34 1179 0 Z N"/>
        </draw:custom-shape>
        <draw:custom-shape draw:name="Shape 1010" draw:style-name="Mgr4" draw:text-style-name="MP7" draw:layer="layout" svg:width="0.13cm" svg:height="0.192cm" svg:x="2.529cm" svg:y="1.199cm">
          <text:p/>
          <draw:enhanced-geometry draw:mirror-horizontal="false" draw:mirror-vertical="false" drawooo:sub-view-size="708 1045" svg:viewBox="0 0 17700 26125" draw:type="ooxml-non-primitive" draw:enhanced-path="M 506 1 L 371 34 135 34 102 68 34 68 1 135 1 169 34 203 68 203 68 607 169 977 203 1044 270 1044 337 1011 337 943 304 573 371 607 472 573 573 539 607 506 607 472 573 405 506 405 337 438 270 472 236 236 371 236 539 203 607 169 674 135 708 102 708 68 640 1 Z N"/>
        </draw:custom-shape>
        <draw:custom-shape draw:name="Shape 1011" draw:style-name="Mgr4" draw:text-style-name="MP7" draw:layer="layout" svg:width="0.142cm" svg:height="0.161cm" svg:x="2.094cm" svg:y="0.267cm">
          <text:p/>
          <draw:enhanced-geometry draw:mirror-horizontal="false" draw:mirror-vertical="false" drawooo:sub-view-size="776 876" svg:viewBox="0 0 19400 21900" draw:type="ooxml-non-primitive" draw:enhanced-path="M 405 0 L 270 135 169 270 1 606 1 640 1 674 35 707 102 741 338 741 573 707 573 808 607 876 708 876 708 775 708 674 775 674 775 606 775 539 708 505 742 337 742 270 708 303 607 505 237 539 237 539 371 303 472 68 472 34 405 0 Z N"/>
        </draw:custom-shape>
        <draw:custom-shape draw:name="Shape 1012" draw:style-name="Mgr4" draw:text-style-name="MP7" draw:layer="layout" svg:width="0.409cm" svg:height="0.453cm" svg:x="2.87cm" svg:y="1.019cm">
          <text:p/>
          <draw:enhanced-geometry draw:mirror-horizontal="false" draw:mirror-vertical="false" drawooo:sub-view-size="2223 2459" svg:viewBox="0 0 55575 61475" draw:type="ooxml-non-primitive" draw:enhanced-path="M 1785 0 L 1313 68 707 68 101 101 34 135 0 202 34 236 68 303 34 505 34 741 68 1179 68 1717 68 2020 101 2290 68 2323 101 2391 135 2458 202 2458 808 2424 1448 2391 1852 2391 2054 2323 2121 2290 2222 2222 2121 2155 2020 2121 1852 2121 1414 2155 303 2222 303 1953 303 1684 270 1179 270 741 270 505 202 303 842 303 1482 270 1886 236 2088 169 2155 135 2222 68 2222 34 2020 0 Z N"/>
        </draw:custom-shape>
        <draw:custom-shape draw:name="Shape 1013" draw:style-name="Mgr4" draw:text-style-name="MP7" draw:layer="layout" svg:width="0.055cm" svg:height="0.428cm" svg:x="2.237cm" svg:y="0.566cm">
          <text:p/>
          <draw:enhanced-geometry draw:mirror-horizontal="false" draw:mirror-vertical="false" drawooo:sub-view-size="304 2324" svg:viewBox="0 0 7600 58100" draw:type="ooxml-non-primitive" draw:enhanced-path="M 34 1 L 34 34 0 304 0 539 0 1078 34 1684 101 1987 169 2290 202 2324 303 2324 303 2256 303 1953 303 1650 236 1078 202 539 169 270 135 34 101 1 Z N"/>
        </draw:custom-shape>
        <draw:custom-shape draw:name="Shape 1014" draw:style-name="Mgr4" draw:text-style-name="MP7" draw:layer="layout" svg:width="0.478cm" svg:height="0.465cm" svg:x="2.342cm" svg:y="1.025cm">
          <text:p/>
          <draw:enhanced-geometry draw:mirror-horizontal="false" draw:mirror-vertical="false" drawooo:sub-view-size="2594 2527" svg:viewBox="0 0 64850 63175" draw:type="ooxml-non-primitive" draw:enhanced-path="M 2290 237 L 2324 674 2324 1078 2324 1684 2324 1987 2357 2290 2357 2290 2223 2223 2122 2156 1819 2156 1246 2189 775 2189 539 2223 304 2257 236 1078 236 742 169 439 236 439 270 405 304 371 1347 338 1819 304 2054 270 2290 237 Z M 2357 1 L 2324 35 2290 35 2290 136 1953 102 1583 102 876 169 270 169 203 203 135 270 102 270 102 237 68 237 1 506 1 742 68 1247 102 2425 135 2492 203 2526 270 2492 304 2459 573 2492 842 2492 1415 2459 1920 2459 2155 2425 2256 2358 2357 2290 2357 2324 2425 2358 2492 2358 2526 2290 2559 1987 2593 1684 2559 1078 2526 540 2492 304 2425 35 2391 35 2357 1 Z N"/>
        </draw:custom-shape>
        <draw:custom-shape draw:name="Shape 1015" draw:style-name="Mgr4" draw:text-style-name="MP7" draw:layer="layout" svg:width="0.142cm" svg:height="0.13cm" svg:x="3.579cm" svg:y="1.181cm">
          <text:p/>
          <draw:enhanced-geometry draw:mirror-horizontal="false" draw:mirror-vertical="false" drawooo:sub-view-size="775 708" svg:viewBox="0 0 19375 17700" draw:type="ooxml-non-primitive" draw:enhanced-path="M 573 1 L 506 34 472 102 438 236 438 270 203 304 169 135 135 102 68 102 68 135 34 337 1 371 34 438 68 640 102 674 169 674 203 640 236 573 203 472 472 472 506 607 506 640 573 708 607 708 640 674 640 640 674 573 640 438 741 371 775 304 775 270 741 236 674 203 607 236 607 135 640 68 640 34 640 1 Z N"/>
        </draw:custom-shape>
        <draw:custom-shape draw:name="Shape 1016" draw:style-name="Mgr4" draw:text-style-name="MP7" draw:layer="layout" svg:width="0.186cm" svg:height="0.167cm" svg:x="3.032cm" svg:y="1.181cm">
          <text:p/>
          <draw:enhanced-geometry draw:mirror-horizontal="false" draw:mirror-vertical="false" drawooo:sub-view-size="1011 910" svg:viewBox="0 0 25275 22750" draw:type="ooxml-non-primitive" draw:enhanced-path="M 371 1 L 270 34 169 135 68 203 34 337 1 472 34 573 68 674 135 741 203 809 304 842 405 876 506 876 607 809 607 876 640 910 674 910 708 876 708 842 708 741 708 607 708 573 943 539 977 506 1011 438 977 371 910 337 674 337 539 371 438 438 405 472 438 506 607 539 607 573 607 640 506 674 405 674 304 640 236 607 203 539 203 438 203 337 270 270 337 203 539 135 741 102 741 68 607 1 Z N"/>
        </draw:custom-shape>
        <draw:custom-shape draw:name="Shape 1017" draw:style-name="Mgr4" draw:text-style-name="MP7" draw:layer="layout" svg:width="0.142cm" svg:height="0.123cm" svg:x="3.852cm" svg:y="1.653cm">
          <text:p/>
          <draw:enhanced-geometry draw:mirror-horizontal="false" draw:mirror-vertical="false" drawooo:sub-view-size="776 674" svg:viewBox="0 0 19400 16850" draw:type="ooxml-non-primitive" draw:enhanced-path="M 102 0 L 35 34 35 101 35 135 1 270 1 573 35 640 102 674 136 640 203 606 203 371 405 573 472 606 573 640 674 640 742 573 775 505 775 438 742 270 708 135 708 68 641 34 607 34 540 68 506 169 506 236 573 438 506 404 439 337 203 34 169 0 Z N"/>
        </draw:custom-shape>
        <draw:custom-shape draw:name="Shape 1018" draw:style-name="Mgr4" draw:text-style-name="MP7" draw:layer="layout" svg:width="0.477cm" svg:height="0.446cm" svg:x="3.38cm" svg:y="0.994cm">
          <text:p/>
          <draw:enhanced-geometry draw:mirror-horizontal="false" draw:mirror-vertical="false" drawooo:sub-view-size="2593 2425" svg:viewBox="0 0 64825 60625" draw:type="ooxml-non-primitive" draw:enhanced-path="M 1785 1 L 1280 68 707 102 135 203 101 135 101 102 34 102 0 135 0 438 0 741 34 1347 34 1852 67 2122 101 2391 135 2391 135 2425 202 2391 1313 2391 1818 2357 2088 2324 2323 2290 2357 2324 2391 2324 2492 2290 2559 2189 2559 2088 2593 1953 2559 1718 2525 1482 2525 741 2458 405 2391 236 2323 102 2290 102 2256 203 2256 337 2256 607 2290 1145 2323 1650 2323 2155 2088 2122 1818 2088 1280 2088 269 2189 236 2189 269 1920 269 1684 236 1145 202 775 168 405 808 337 1448 270 1886 236 2088 203 2290 102 2290 68 2155 34 2054 1 Z N"/>
        </draw:custom-shape>
      </draw:g>
      <draw:frame draw:name="Shape 1019" presentation:style-name="Mpr4" draw:text-style-name="MP8" draw:layer="backgroundobjects" svg:width="19.111cm" svg:height="2.157cm" svg:x="3.144cm" svg:y="2.308cm" presentation:class="title" presentation:user-transformed="true">
        <draw:text-box>
          <text:p/>
        </draw:text-box>
      </draw:frame>
      <draw:frame draw:name="Shape 1020" presentation:style-name="Title_20__2b__20_2_20_columns-outline1" draw:layer="backgroundobjects" svg:width="9.276cm" svg:height="12.894cm" svg:x="3.144cm" svg:y="4.925cm" presentation:class="outline" presentation:placeholder="true" presentation:user-transformed="true">
        <draw:text-box/>
      </draw:frame>
      <draw:frame draw:name="Shape 1021" presentation:style-name="Title_20__2b__20_2_20_columns-outline1" draw:layer="backgroundobjects" svg:width="9.276cm" svg:height="12.894cm" svg:x="12.979cm" svg:y="4.925cm" presentation:class="outline" presentation:placeholder="true" presentation:user-transformed="true">
        <draw:text-box/>
      </draw:frame>
      <presentation:notes style:page-layout-name="PM2">
        <draw:page-thumbnail presentation:style-name="Title_20__2b__20_2_20_columns-title" draw:layer="backgroundobjects" svg:width="12.699cm" svg:height="9.524cm" svg:x="3.175cm" svg:y="1.93cm" presentation:class="page"/>
        <draw:frame presentation:style-name="Title_20__2b__20_2_20_columns-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g draw:name="Shape 1487">
        <draw:custom-shape draw:name="Shape 1488" draw:style-name="Mgr5" draw:text-style-name="MP9" draw:layer="layout" svg:width="0.458cm" svg:height="0.49cm" svg:x="15.256cm" svg:y="18.309cm">
          <text:p/>
          <draw:enhanced-geometry draw:mirror-horizontal="false" draw:mirror-vertical="false" drawooo:sub-view-size="2492 2661" svg:viewBox="0 0 62300 66525" draw:type="ooxml-non-primitive" draw:enhanced-path="M 1885 135 L 2289 169 2323 203 2357 270 2357 539 2357 1011 2323 1617 2289 2223 2256 2324 2256 2391 2222 2425 2121 2425 1650 2492 741 2492 505 2425 404 2391 337 2324 236 2156 202 1920 135 1516 101 1112 135 674 202 270 236 270 269 236 875 203 1515 135 Z M 1279 1 L 135 102 101 135 67 169 67 203 101 236 135 236 67 472 34 708 0 1213 34 1752 67 2088 135 2223 202 2391 236 2459 303 2526 438 2593 606 2627 741 2627 1212 2661 1683 2627 2020 2627 2222 2593 2289 2560 2357 2526 2424 2358 2458 2156 2458 1785 2491 943 2491 102 2491 68 2458 34 2155 1 Z N"/>
        </draw:custom-shape>
        <draw:custom-shape draw:name="Shape 1489" draw:style-name="Mgr5" draw:text-style-name="MP9" draw:layer="layout" svg:width="0.123cm" svg:height="0.13cm" svg:x="15.454cm" svg:y="18.446cm">
          <text:p/>
          <draw:enhanced-geometry draw:mirror-horizontal="false" draw:mirror-vertical="false" drawooo:sub-view-size="674 708" svg:viewBox="0 0 16850 17700" draw:type="ooxml-non-primitive" draw:enhanced-path="M 169 0 L 135 101 135 202 68 202 0 236 0 303 34 337 135 337 135 505 135 674 169 708 236 708 270 674 270 505 270 303 337 303 505 337 640 337 674 303 674 270 674 202 606 169 270 169 270 68 236 0 Z N"/>
        </draw:custom-shape>
        <draw:custom-shape draw:name="Shape 1490" draw:style-name="Mgr5" draw:text-style-name="MP9" draw:layer="layout" svg:width="0.099cm" svg:height="0.13cm" svg:x="14.362cm" svg:y="18.595cm">
          <text:p/>
          <draw:enhanced-geometry draw:mirror-horizontal="false" draw:mirror-vertical="false" drawooo:sub-view-size="540 708" svg:viewBox="0 0 13500 17700" draw:type="ooxml-non-primitive" draw:enhanced-path="M 405 135 L 405 236 405 304 338 472 270 607 203 607 169 506 136 405 136 304 203 236 371 169 338 135 Z M 371 1 L 270 34 203 102 136 169 68 236 1 337 1 405 68 607 136 674 203 708 270 708 371 674 439 607 472 539 506 337 540 169 506 68 439 34 371 1 Z N"/>
        </draw:custom-shape>
        <draw:custom-shape draw:name="Shape 1491" draw:style-name="Mgr5" draw:text-style-name="MP9" draw:layer="layout" svg:width="0.496cm" svg:height="0.285cm" svg:x="8.807cm" svg:y="17.974cm">
          <text:p/>
          <draw:enhanced-geometry draw:mirror-horizontal="false" draw:mirror-vertical="false" drawooo:sub-view-size="2695 1550" svg:viewBox="0 0 67375 38750" draw:type="ooxml-non-primitive" draw:enhanced-path="M 2021 135 L 2358 169 2492 236 2560 304 2593 438 2593 573 2560 876 2492 1112 2459 1246 2391 1314 2324 1347 2223 1381 1617 1448 1146 1448 641 1415 270 1381 203 1381 169 1347 136 1246 102 1044 136 607 169 169 540 203 910 169 1651 135 Z M 1785 1 L 1247 34 674 68 405 68 169 34 68 34 68 102 68 135 35 472 1 910 1 1145 35 1314 68 1448 136 1482 169 1516 775 1549 1348 1549 1920 1516 2492 1448 2526 1415 2526 1381 2627 1011 2661 809 2694 607 2694 405 2627 270 2593 169 2526 135 2425 68 2324 34 2055 1 Z N"/>
        </draw:custom-shape>
        <draw:custom-shape draw:name="Shape 1492" draw:style-name="Mgr5" draw:text-style-name="MP9" draw:layer="layout" svg:width="0.117cm" svg:height="0.03cm" svg:x="14.89cm" svg:y="18.527cm">
          <text:p/>
          <draw:enhanced-geometry draw:mirror-horizontal="false" draw:mirror-vertical="false" drawooo:sub-view-size="641 169" svg:viewBox="0 0 16025 4225" draw:type="ooxml-non-primitive" draw:enhanced-path="M 34 0 L 1 34 1 101 135 135 270 169 573 169 607 135 640 101 640 67 607 34 472 0 Z N"/>
        </draw:custom-shape>
        <draw:custom-shape draw:name="Shape 1493" draw:style-name="Mgr5" draw:text-style-name="MP9" draw:layer="layout" svg:width="0.514cm" svg:height="0.489cm" svg:x="14.678cm" svg:y="18.303cm">
          <text:p/>
          <draw:enhanced-geometry draw:mirror-horizontal="false" draw:mirror-vertical="false" drawooo:sub-view-size="2796 2660" svg:viewBox="0 0 69900 66500" draw:type="ooxml-non-primitive" draw:enhanced-path="M 439 0 L 203 67 102 101 35 168 1 236 35 269 102 269 136 236 203 202 304 168 540 135 977 168 1920 202 2257 236 2391 269 2526 337 2593 370 2627 438 2661 606 2627 909 2661 1549 2627 2189 2593 2424 2593 2458 2526 2458 2425 2492 2156 2492 1449 2458 1146 2492 843 2525 708 2525 573 2458 472 2391 405 2256 338 2020 304 1785 304 1246 304 774 338 303 304 269 304 236 270 236 237 269 203 505 169 774 169 1246 203 1852 237 2121 270 2290 304 2391 371 2492 472 2559 540 2593 641 2626 843 2660 1078 2626 2290 2626 2694 2593 2728 2559 2728 2525 2762 2054 2795 1616 2762 707 2762 438 2728 370 2661 269 2593 236 2526 168 2257 101 1920 67 1583 67 910 34 674 0 Z N"/>
        </draw:custom-shape>
        <draw:custom-shape draw:name="Shape 1494" draw:style-name="Mgr5" draw:text-style-name="MP9" draw:layer="layout" svg:width="0.496cm" svg:height="0.309cm" svg:x="13.27cm" svg:y="17.962cm">
          <text:p/>
          <draw:enhanced-geometry draw:mirror-horizontal="false" draw:mirror-vertical="false" drawooo:sub-view-size="2694 1684" svg:viewBox="0 0 67350 42100" draw:type="ooxml-non-primitive" draw:enhanced-path="M 707 135 L 977 202 1212 202 1886 236 2222 236 2559 202 2559 202 2492 707 2492 1179 2458 1313 2458 1414 2357 1482 2256 1482 1616 1515 1313 1515 876 1549 640 1515 438 1515 303 1448 270 1414 236 1381 202 606 202 303 202 236 169 270 135 236 169 236 169 202 169 169 438 135 Z M 270 0 L 135 34 34 68 0 101 0 169 34 202 101 202 68 337 68 472 68 1010 101 1515 135 1549 169 1583 438 1650 707 1684 2121 1684 2391 1650 2492 1616 2559 1549 2593 1482 2626 1381 2626 775 2660 472 2694 169 2660 101 2593 68 2222 101 1818 101 977 34 505 0 Z N"/>
        </draw:custom-shape>
        <draw:custom-shape draw:name="Shape 1495" draw:style-name="Mgr5" draw:text-style-name="MP9" draw:layer="layout" svg:width="0.446cm" svg:height="0.477cm" svg:x="13.114cm" svg:y="18.309cm">
          <text:p/>
          <draw:enhanced-geometry draw:mirror-horizontal="false" draw:mirror-vertical="false" drawooo:sub-view-size="2425 2594" svg:viewBox="0 0 60625 64850" draw:type="ooxml-non-primitive" draw:enhanced-path="M 1044 1 L 640 34 371 68 270 102 135 169 102 270 68 371 68 607 34 1819 1 2122 34 2290 68 2358 102 2391 135 2391 135 2358 135 2257 135 2088 169 1819 203 842 203 539 236 371 270 304 337 236 539 169 775 135 1145 135 1549 169 1920 203 2290 304 2256 674 2290 1044 2223 1651 2189 2290 1886 2358 1549 2358 910 2290 438 2290 236 2358 135 2391 68 2492 68 2526 169 2526 304 2492 506 2459 809 2459 1112 2492 1650 2526 1920 2526 2189 2459 2189 2526 2223 2560 2256 2593 2290 2593 2324 2560 2357 2358 2357 2156 2391 1752 2391 1381 2425 977 2391 438 2391 304 2425 304 2425 236 2425 203 2391 169 2357 169 1953 68 1516 1 Z N"/>
        </draw:custom-shape>
        <draw:custom-shape draw:name="Shape 1496" draw:style-name="Mgr5" draw:text-style-name="MP9" draw:layer="layout" svg:width="0.452cm" svg:height="0.217cm" svg:x="15.535cm" svg:y="18.849cm">
          <text:p/>
          <draw:enhanced-geometry draw:mirror-horizontal="false" draw:mirror-vertical="false" drawooo:sub-view-size="2458 1180" svg:viewBox="0 0 61450 29500" draw:type="ooxml-non-primitive" draw:enhanced-path="M 1616 1 L 1178 68 909 102 640 68 404 68 168 136 168 102 135 68 101 68 67 102 34 371 34 641 0 1179 135 1179 168 742 135 270 404 237 673 203 1414 203 1616 169 1852 136 2054 136 2189 203 2256 304 2323 405 2357 573 2357 876 2357 1179 2458 1179 2458 843 2424 472 2391 338 2290 203 2189 68 2020 1 Z N"/>
        </draw:custom-shape>
        <draw:custom-shape draw:name="Shape 1497" draw:style-name="Mgr5" draw:text-style-name="MP9" draw:layer="layout" svg:width="0.477cm" svg:height="0.223cm" svg:x="16.075cm" svg:y="18.843cm">
          <text:p/>
          <draw:enhanced-geometry draw:mirror-horizontal="false" draw:mirror-vertical="false" drawooo:sub-view-size="2593 1213" svg:viewBox="0 0 64825 30325" draw:type="ooxml-non-primitive" draw:enhanced-path="M 472 0 L 101 101 68 135 68 169 0 674 0 1212 135 1212 135 741 169 472 169 337 135 202 438 169 741 135 2088 135 2222 169 2323 236 2391 337 2458 539 2458 741 2458 1179 2458 1212 2593 1212 2593 707 2593 438 2559 337 2492 236 2424 135 2323 68 2222 34 2121 0 Z N"/>
        </draw:custom-shape>
        <draw:custom-shape draw:name="Shape 1498" draw:style-name="Mgr5" draw:text-style-name="MP9" draw:layer="layout" svg:width="0.099cm" svg:height="0.024cm" svg:x="8.981cm" svg:y="18.676cm">
          <text:p/>
          <draw:enhanced-geometry draw:mirror-horizontal="false" draw:mirror-vertical="false" drawooo:sub-view-size="540 135" svg:viewBox="0 0 13500 3375" draw:type="ooxml-non-primitive" draw:enhanced-path="M 270 0 L 135 34 68 68 1 68 1 101 34 135 236 135 472 101 506 68 539 68 506 0 Z N"/>
        </draw:custom-shape>
        <draw:custom-shape draw:name="Shape 1499" draw:style-name="Mgr5" draw:text-style-name="MP9" draw:layer="layout" svg:width="0.477cm" svg:height="0.471cm" svg:x="14.176cm" svg:y="18.334cm">
          <text:p/>
          <draw:enhanced-geometry draw:mirror-horizontal="false" draw:mirror-vertical="false" drawooo:sub-view-size="2594 2560" svg:viewBox="0 0 64850 64000" draw:type="ooxml-non-primitive" draw:enhanced-path="M 2290 101 L 2425 135 2459 169 2492 808 2492 1448 2459 1751 2425 2054 2358 2189 2290 2290 2189 2391 2055 2425 1550 2425 1045 2391 741 2391 573 2357 438 2324 337 2256 236 2189 169 2054 135 1886 135 1684 169 1482 203 1111 203 876 169 640 169 404 169 169 1314 135 1954 101 Z M 1348 0 L 169 34 135 68 102 68 34 270 34 472 68 909 68 1145 68 1347 1 1819 34 2021 68 2189 169 2290 270 2391 405 2458 573 2492 944 2526 1482 2559 2055 2559 2189 2526 2324 2492 2459 2425 2492 2357 2526 2324 2560 2021 2593 1751 2593 1179 2560 606 2560 34 2560 0 Z N"/>
        </draw:custom-shape>
        <draw:custom-shape draw:name="Shape 1500" draw:style-name="Mgr5" draw:text-style-name="MP9" draw:layer="layout" svg:width="0.465cm" svg:height="0.465cm" svg:x="8.801cm" svg:y="18.334cm">
          <text:p/>
          <draw:enhanced-geometry draw:mirror-horizontal="false" draw:mirror-vertical="false" drawooo:sub-view-size="2526 2526" svg:viewBox="0 0 63150 63150" draw:type="ooxml-non-primitive" draw:enhanced-path="M 2323 135 L 2323 606 2290 1078 2323 1381 2357 1684 2391 1852 2391 2054 2357 2223 2290 2290 2222 2324 2054 2357 1886 2391 1010 2391 775 2357 539 2324 236 2324 202 2290 169 2256 135 2088 135 1617 202 1145 202 640 169 438 135 202 674 169 1212 202 1785 169 2323 135 Z M 2357 0 L 2088 34 1785 68 1212 68 640 34 68 68 0 101 0 135 0 202 68 202 34 741 34 1280 0 1852 0 2122 34 2391 34 2458 438 2458 775 2492 1448 2526 1953 2526 2189 2492 2290 2458 2391 2391 2458 2324 2492 2223 2525 2021 2525 1819 2492 1617 2458 1347 2424 1078 2458 573 2458 337 2458 68 2424 34 2357 0 Z N"/>
        </draw:custom-shape>
        <draw:custom-shape draw:name="Shape 1501" draw:style-name="Mgr5" draw:text-style-name="MP9" draw:layer="layout" svg:width="0.477cm" svg:height="0.477cm" svg:x="13.648cm" svg:y="18.322cm">
          <text:p/>
          <draw:enhanced-geometry draw:mirror-horizontal="false" draw:mirror-vertical="false" drawooo:sub-view-size="2593 2593" svg:viewBox="0 0 64825 64825" draw:type="ooxml-non-primitive" draw:enhanced-path="M 606 101 L 1111 135 1616 168 2121 202 2256 236 2357 269 2390 370 2424 471 2458 707 2458 943 2424 1482 2390 2020 2357 2189 2289 2290 2188 2391 2087 2424 1953 2458 1818 2458 1549 2424 943 2391 539 2357 337 2323 236 2256 202 2189 135 1953 101 1717 101 1212 135 707 135 202 370 135 606 101 Z M 438 0 L 67 67 34 101 34 135 34 168 0 842 0 1515 0 1717 0 1987 34 2121 67 2256 135 2357 236 2424 337 2458 438 2492 673 2492 1178 2559 1650 2559 1885 2593 2121 2559 2222 2525 2323 2492 2390 2391 2458 2290 2525 1987 2559 1684 2559 1044 2592 572 2559 370 2525 236 2458 168 2357 101 2256 67 1986 34 1481 34 774 0 Z N"/>
        </draw:custom-shape>
        <draw:custom-shape draw:name="Shape 1502" draw:style-name="Mgr5" draw:text-style-name="MP9" draw:layer="layout" svg:width="0.092cm" svg:height="0.117cm" svg:x="13.841cm" svg:y="18.607cm">
          <text:p/>
          <draw:enhanced-geometry draw:mirror-horizontal="false" draw:mirror-vertical="false" drawooo:sub-view-size="506 641" svg:viewBox="0 0 12650 16025" draw:type="ooxml-non-primitive" draw:enhanced-path="M 270 136 L 371 169 304 237 270 270 169 270 135 203 135 136 Z M 203 1 L 135 35 68 68 34 102 1 169 1 237 68 338 203 405 304 405 270 439 236 506 203 472 135 472 135 573 169 641 236 641 304 607 371 540 438 439 472 304 506 203 472 169 405 136 371 68 304 35 203 1 Z N"/>
        </draw:custom-shape>
        <draw:custom-shape draw:name="Shape 1503" draw:style-name="Mgr5" draw:text-style-name="MP9" draw:layer="layout" svg:width="0.092cm" svg:height="0.074cm" svg:x="8.975cm" svg:y="18.576cm">
          <text:p/>
          <draw:enhanced-geometry draw:mirror-horizontal="false" draw:mirror-vertical="false" drawooo:sub-view-size="506 405" svg:viewBox="0 0 12650 10125" draw:type="ooxml-non-primitive" draw:enhanced-path="M 203 102 L 203 135 237 169 338 135 203 270 136 304 102 304 136 203 169 135 203 102 Z M 169 1 L 102 68 35 102 1 270 1 371 68 405 237 405 371 304 439 236 506 169 506 102 472 34 439 34 371 1 Z N"/>
        </draw:custom-shape>
        <draw:custom-shape draw:name="Shape 1504" draw:style-name="Mgr5" draw:text-style-name="MP9" draw:layer="layout" svg:width="0.496cm" svg:height="0.21cm" svg:x="14.443cm" svg:y="18.856cm">
          <text:p/>
          <draw:enhanced-geometry draw:mirror-horizontal="false" draw:mirror-vertical="false" drawooo:sub-view-size="2694 1146" svg:viewBox="0 0 67350 28650" draw:type="ooxml-non-primitive" draw:enhanced-path="M 1549 1 L 1112 34 337 34 102 68 34 102 34 169 1 304 1 438 1 741 1 1145 135 1145 135 741 135 337 135 203 506 169 876 135 1246 169 1583 135 1953 135 2155 169 2324 203 2425 236 2492 304 2526 405 2559 506 2559 741 2559 943 2526 1145 2660 1145 2694 876 2694 539 2660 337 2593 203 2458 102 2324 68 2155 34 1987 1 Z N"/>
        </draw:custom-shape>
        <draw:custom-shape draw:name="Shape 1505" draw:style-name="Mgr5" draw:text-style-name="MP9" draw:layer="layout" svg:width="0.105cm" svg:height="0.117cm" svg:x="10.055cm" svg:y="18.595cm">
          <text:p/>
          <draw:enhanced-geometry draw:mirror-horizontal="false" draw:mirror-vertical="false" drawooo:sub-view-size="573 641" svg:viewBox="0 0 14325 16025" draw:type="ooxml-non-primitive" draw:enhanced-path="M 303 1 L 169 68 68 169 68 203 68 236 135 236 270 135 371 102 438 135 202 337 34 506 0 539 0 607 34 607 101 640 404 573 539 573 573 539 573 472 539 438 404 438 270 472 539 203 573 169 573 135 539 68 472 1 Z N"/>
        </draw:custom-shape>
        <draw:custom-shape draw:name="Shape 1506" draw:style-name="Mgr5" draw:text-style-name="MP9" draw:layer="layout" svg:width="0.49cm" svg:height="0.303cm" svg:x="11.035cm" svg:y="17.981cm">
          <text:p/>
          <draw:enhanced-geometry draw:mirror-horizontal="false" draw:mirror-vertical="false" drawooo:sub-view-size="2661 1651" svg:viewBox="0 0 66525 41275" draw:type="ooxml-non-primitive" draw:enhanced-path="M 943 135 L 1954 169 2257 169 2358 202 2425 236 2459 303 2459 438 2459 573 2425 808 2425 1111 2459 1246 2492 1381 2021 1414 1516 1414 1112 1448 674 1515 438 1482 203 1414 169 1381 135 1347 135 1179 135 909 135 573 102 236 135 236 236 169 337 135 Z M 304 0 L 203 34 102 101 102 34 34 34 1 337 1 640 1 1246 34 1347 68 1448 135 1515 236 1583 472 1616 741 1650 1280 1583 1617 1549 2257 1549 2593 1515 2661 1482 2661 1448 2661 1414 2593 1246 2560 1078 2560 741 2593 539 2593 371 2560 202 2459 34 2425 34 2391 0 2055 34 1718 34 1011 0 Z N"/>
        </draw:custom-shape>
        <draw:custom-shape draw:name="Shape 1507" draw:style-name="Mgr5" draw:text-style-name="MP9" draw:layer="layout" svg:width="0.477cm" svg:height="0.223cm" svg:x="13.381cm" svg:y="18.843cm">
          <text:p/>
          <draw:enhanced-geometry draw:mirror-horizontal="false" draw:mirror-vertical="false" drawooo:sub-view-size="2593 1213" svg:viewBox="0 0 64825 30325" draw:type="ooxml-non-primitive" draw:enhanced-path="M 1852 0 L 1347 34 842 68 68 68 34 101 0 135 0 169 34 202 0 404 0 640 34 1078 34 1212 169 1212 169 741 135 472 135 236 909 202 1684 135 1953 135 2189 169 2323 202 2391 303 2424 404 2458 539 2458 876 2424 1212 2525 1212 2593 842 2593 505 2559 303 2492 169 2357 68 2189 34 2020 0 Z N"/>
        </draw:custom-shape>
        <draw:custom-shape draw:name="Shape 1508" draw:style-name="Mgr5" draw:text-style-name="MP9" draw:layer="layout" svg:width="0.508cm" svg:height="0.303cm" svg:x="12.699cm" svg:y="17.974cm">
          <text:p/>
          <draw:enhanced-geometry draw:mirror-horizontal="false" draw:mirror-vertical="false" drawooo:sub-view-size="2762 1651" svg:viewBox="0 0 69050 41275" draw:type="ooxml-non-primitive" draw:enhanced-path="M 2593 135 L 2627 169 2661 169 2661 270 2627 573 2526 1145 2492 1314 2425 1415 2324 1448 2122 1482 1785 1516 1415 1482 843 1448 506 1448 337 1415 270 1381 203 1314 169 1246 135 1145 135 910 135 539 203 203 438 169 742 169 1213 135 Z M 742 1 L 472 34 203 68 169 34 135 34 102 68 102 102 68 135 34 203 34 236 68 270 1 708 1 1145 34 1280 68 1381 135 1448 203 1516 472 1583 742 1617 1314 1650 1954 1650 2257 1617 2593 1549 2627 1516 2627 1482 2661 1145 2694 809 2728 472 2762 102 2762 68 2728 68 2324 34 1954 1 1146 34 742 1 Z N"/>
        </draw:custom-shape>
        <draw:custom-shape draw:name="Shape 1509" draw:style-name="Mgr5" draw:text-style-name="MP9" draw:layer="layout" svg:width="0.496cm" svg:height="0.309cm" svg:x="9.347cm" svg:y="17.962cm">
          <text:p/>
          <draw:enhanced-geometry draw:mirror-horizontal="false" draw:mirror-vertical="false" drawooo:sub-view-size="2694 1684" svg:viewBox="0 0 67350 42100" draw:type="ooxml-non-primitive" draw:enhanced-path="M 707 135 L 976 202 1212 202 1885 236 2222 236 2559 202 2559 202 2492 707 2492 1179 2458 1313 2458 1414 2357 1482 2256 1482 1616 1515 1313 1515 875 1549 640 1515 438 1515 303 1448 269 1414 236 1381 202 606 202 303 202 236 168 270 135 236 168 236 168 202 168 169 438 135 Z M 269 0 L 135 34 34 68 0 101 0 169 34 202 101 202 67 337 67 472 67 1010 101 1515 135 1549 168 1583 438 1650 707 1684 2121 1684 2390 1650 2492 1616 2559 1549 2593 1482 2626 1381 2626 775 2660 472 2694 169 2660 101 2593 68 2222 101 1818 101 976 34 505 0 Z N"/>
        </draw:custom-shape>
        <draw:custom-shape draw:name="Shape 1510" draw:style-name="Mgr5" draw:text-style-name="MP9" draw:layer="layout" svg:width="0.514cm" svg:height="0.322cm" svg:x="15.479cm" svg:y="17.956cm">
          <text:p/>
          <draw:enhanced-geometry draw:mirror-horizontal="false" draw:mirror-vertical="false" drawooo:sub-view-size="2795 1752" svg:viewBox="0 0 69875 43800" draw:type="ooxml-non-primitive" draw:enhanced-path="M 505 102 L 909 135 1380 169 1818 203 2155 236 2492 236 2559 270 2593 337 2660 607 2660 876 2660 1078 2660 1246 2626 1448 2593 1516 2559 1549 2424 1617 2155 1617 1717 1583 1481 1549 1279 1549 707 1617 471 1583 404 1583 370 1549 337 1482 303 1280 303 741 303 203 303 169 269 135 505 102 Z M 337 1 L 168 34 34 135 0 169 34 203 67 236 101 203 202 169 236 152 236 169 168 506 135 809 135 1011 168 1213 168 1415 168 1617 202 1684 236 1684 539 1718 842 1718 1481 1684 1717 1718 1953 1751 2458 1751 2593 1684 2727 1583 2761 1415 2795 1213 2795 842 2761 506 2694 304 2626 203 2559 135 2391 102 2222 135 2088 135 1919 102 1616 68 1145 34 673 1 Z N"/>
        </draw:custom-shape>
        <draw:custom-shape draw:name="Shape 1511" draw:style-name="Mgr5" draw:text-style-name="MP9" draw:layer="layout" svg:width="0.514cm" svg:height="0.297cm" svg:x="13.81cm" svg:y="17.974cm">
          <text:p/>
          <draw:enhanced-geometry draw:mirror-horizontal="false" draw:mirror-vertical="false" drawooo:sub-view-size="2795 1617" svg:viewBox="0 0 69875 40425" draw:type="ooxml-non-primitive" draw:enhanced-path="M 2660 169 L 2593 1415 2020 1448 1448 1415 876 1415 303 1448 202 1145 169 809 135 506 202 203 303 169 404 169 606 203 1111 236 1886 236 2660 169 Z M 404 1 L 202 34 169 34 135 68 101 68 68 135 101 169 34 337 0 506 0 876 68 1246 169 1549 202 1583 270 1617 573 1583 876 1549 1482 1583 2088 1617 2694 1583 2727 1549 2761 1516 2761 809 2795 102 2795 34 2727 1 1886 68 1482 102 1044 68 640 34 404 1 Z N"/>
        </draw:custom-shape>
        <draw:custom-shape draw:name="Shape 1512" draw:style-name="Mgr5" draw:text-style-name="MP9" draw:layer="layout" svg:width="0.477cm" svg:height="0.483cm" svg:x="9.881cm" svg:y="18.316cm">
          <text:p/>
          <draw:enhanced-geometry draw:mirror-horizontal="false" draw:mirror-vertical="false" drawooo:sub-view-size="2593 2627" svg:viewBox="0 0 64825 65675" draw:type="ooxml-non-primitive" draw:enhanced-path="M 1953 135 L 2189 169 2324 202 2391 270 2425 404 2458 539 2458 775 2425 1010 2357 1516 2357 1751 2357 2088 2357 2223 2324 2357 2223 2425 2122 2458 1987 2458 1852 2425 1617 2357 1246 2357 910 2391 708 2425 472 2425 337 2391 270 2357 169 2290 135 2189 135 1819 135 1415 169 1078 135 741 135 472 135 202 910 202 1684 135 Z M 1852 0 L 1347 34 842 68 68 68 34 101 1 135 1 169 34 202 1 404 1 640 34 1078 1 1751 1 2088 34 2425 68 2458 102 2492 438 2526 775 2559 1482 2492 1684 2526 1920 2593 2189 2627 2290 2593 2357 2559 2425 2458 2458 2391 2492 2189 2492 1785 2492 1549 2526 1314 2559 842 2593 505 2559 303 2492 169 2357 68 2189 34 2021 0 Z N"/>
        </draw:custom-shape>
        <draw:custom-shape draw:name="Shape 1513" draw:style-name="Mgr5" draw:text-style-name="MP9" draw:layer="layout" svg:width="0.514cm" svg:height="0.297cm" svg:x="9.887cm" svg:y="17.974cm">
          <text:p/>
          <draw:enhanced-geometry draw:mirror-horizontal="false" draw:mirror-vertical="false" drawooo:sub-view-size="2795 1617" svg:viewBox="0 0 69875 40425" draw:type="ooxml-non-primitive" draw:enhanced-path="M 2660 169 L 2593 1415 2020 1448 1448 1415 876 1415 303 1448 202 1145 169 809 135 506 202 203 303 169 404 169 606 203 1111 236 1886 236 2660 169 Z M 404 1 L 202 34 169 34 135 68 101 68 68 135 101 169 34 337 0 506 0 876 68 1246 169 1549 202 1583 270 1617 573 1583 876 1549 1482 1583 2088 1617 2694 1583 2727 1549 2761 1516 2761 809 2795 102 2795 34 2727 1 1886 68 1482 102 1044 68 640 34 404 1 Z N"/>
        </draw:custom-shape>
        <draw:custom-shape draw:name="Shape 1514" draw:style-name="Mgr5" draw:text-style-name="MP9" draw:layer="layout" svg:width="0.44cm" svg:height="0.21cm" svg:x="10.141cm" svg:y="18.856cm">
          <text:p/>
          <draw:enhanced-geometry draw:mirror-horizontal="false" draw:mirror-vertical="false" drawooo:sub-view-size="2391 1146" svg:viewBox="0 0 59775 28650" draw:type="ooxml-non-primitive" draw:enhanced-path="M 1011 1 L 607 34 337 68 236 102 102 169 68 270 34 371 34 607 1 1145 135 1145 169 842 169 539 203 371 236 304 304 236 506 169 741 135 1112 135 1516 169 1886 203 2256 304 2223 674 2256 1044 2223 1145 2391 1145 2391 977 2357 438 2357 304 2391 304 2391 236 2391 203 2357 169 2324 169 1920 68 1482 1 Z N"/>
        </draw:custom-shape>
        <draw:custom-shape draw:name="Shape 1515" draw:style-name="Mgr5" draw:text-style-name="MP9" draw:layer="layout" svg:width="0.452cm" svg:height="0.223cm" svg:x="13.915cm" svg:y="18.843cm">
          <text:p/>
          <draw:enhanced-geometry draw:mirror-horizontal="false" draw:mirror-vertical="false" drawooo:sub-view-size="2459 1213" svg:viewBox="0 0 61475 30325" draw:type="ooxml-non-primitive" draw:enhanced-path="M 2391 0 L 2021 34 1650 68 1280 101 304 101 169 68 34 101 1 169 1 202 34 236 34 404 34 573 68 876 68 1212 203 1212 203 1010 203 808 169 606 135 404 169 202 270 236 506 270 1145 236 2324 169 2324 674 2290 1212 2459 1212 2459 640 2459 68 2425 34 2391 0 Z N"/>
        </draw:custom-shape>
        <draw:custom-shape draw:name="Shape 1516" draw:style-name="Mgr5" draw:text-style-name="MP9" draw:layer="layout" svg:width="0.502cm" svg:height="0.309cm" svg:x="10.452cm" svg:y="17.962cm">
          <text:p/>
          <draw:enhanced-geometry draw:mirror-horizontal="false" draw:mirror-vertical="false" drawooo:sub-view-size="2729 1684" svg:viewBox="0 0 68225 42100" draw:type="ooxml-non-primitive" draw:enhanced-path="M 1853 101 L 2324 135 2391 169 2459 169 2492 202 2492 270 2526 404 2492 539 2492 1010 2526 1246 2560 1448 1449 1515 304 1515 237 707 237 303 237 236 641 202 1045 169 1449 135 1853 101 Z M 1146 0 L 708 68 237 101 237 34 169 34 169 101 35 101 1 169 35 202 68 236 136 236 102 573 102 909 169 1583 203 1650 237 1684 1449 1684 2661 1583 2694 1583 2728 1515 2661 1145 2627 808 2627 438 2627 101 2593 34 2560 34 1853 0 Z N"/>
        </draw:custom-shape>
        <draw:custom-shape draw:name="Shape 1517" draw:style-name="Mgr5" draw:text-style-name="MP9" draw:layer="layout" svg:width="0.502cm" svg:height="0.309cm" svg:x="14.374cm" svg:y="17.962cm">
          <text:p/>
          <draw:enhanced-geometry draw:mirror-horizontal="false" draw:mirror-vertical="false" drawooo:sub-view-size="2728 1684" svg:viewBox="0 0 68200 42100" draw:type="ooxml-non-primitive" draw:enhanced-path="M 1852 101 L 2323 135 2391 169 2458 169 2492 202 2492 270 2525 404 2492 539 2492 1010 2525 1246 2559 1448 1448 1515 303 1515 236 707 236 303 236 236 640 202 1044 169 1448 135 1852 101 Z M 1145 0 L 707 68 236 101 236 34 169 34 169 101 34 101 0 169 34 202 68 236 135 236 101 573 101 909 169 1583 202 1650 236 1684 1448 1684 2660 1583 2694 1583 2727 1515 2660 1145 2626 808 2626 438 2626 101 2593 34 2559 34 1852 0 Z N"/>
        </draw:custom-shape>
        <draw:custom-shape draw:name="Shape 1518" draw:style-name="Mgr5" draw:text-style-name="MP9" draw:layer="layout" svg:width="0.179cm" svg:height="0.086cm" svg:x="16.292cm" svg:y="18.638cm">
          <text:p/>
          <draw:enhanced-geometry draw:mirror-horizontal="false" draw:mirror-vertical="false" drawooo:sub-view-size="977 472" svg:viewBox="0 0 24425 11800" draw:type="ooxml-non-primitive" draw:enhanced-path="M 371 0 L 270 34 169 101 68 135 1 202 1 236 1 303 34 371 102 404 270 472 337 472 371 438 337 371 304 337 708 337 910 303 943 270 977 236 943 202 910 169 506 202 236 202 304 169 405 101 438 68 438 34 405 0 Z N"/>
        </draw:custom-shape>
        <draw:custom-shape draw:name="Shape 1519" draw:style-name="Mgr5" draw:text-style-name="MP9" draw:layer="layout" svg:width="0.502cm" svg:height="0.309cm" svg:x="16.05cm" svg:y="17.968cm">
          <text:p/>
          <draw:enhanced-geometry draw:mirror-horizontal="false" draw:mirror-vertical="false" drawooo:sub-view-size="2728 1684" svg:viewBox="0 0 68200 42100" draw:type="ooxml-non-primitive" draw:enhanced-path="M 236 135 L 640 168 1785 202 2189 202 2391 236 2492 236 2559 269 2593 404 2593 539 2593 808 2593 1414 2559 1448 2492 1515 2290 1549 1617 1549 910 1481 472 1448 371 1414 304 1313 236 1178 236 1044 203 707 203 438 236 303 203 135 Z M 236 0 L 34 34 1 67 1 101 1 135 34 168 102 168 102 202 102 303 68 471 68 673 102 1111 203 1549 236 1582 573 1582 876 1616 1482 1683 2357 1683 2660 1616 2694 1582 2728 1549 2728 909 2728 572 2660 269 2627 168 2526 135 2425 101 1650 101 977 34 506 0 Z N"/>
        </draw:custom-shape>
        <draw:custom-shape draw:name="Shape 1520" draw:style-name="Mgr5" draw:text-style-name="MP9" draw:layer="layout" svg:width="0.763cm" svg:height="0.477cm" svg:x="15.783cm" svg:y="18.322cm">
          <text:p/>
          <draw:enhanced-geometry draw:mirror-horizontal="false" draw:mirror-vertical="false" drawooo:sub-view-size="4142 2593" svg:viewBox="0 0 103550 64825" draw:type="ooxml-non-primitive" draw:enhanced-path="M 2661 135 L 3772 168 3873 168 3940 269 3974 404 4007 539 4007 842 4007 1044 4007 1751 3974 2189 3940 2323 3873 2357 3267 2424 2021 2424 1415 2357 809 2323 506 2323 203 2357 169 1616 135 875 203 539 203 370 203 202 270 202 371 168 775 168 1415 135 Z M 540 0 L 371 34 203 67 169 101 135 101 102 135 102 168 135 202 169 202 102 269 68 337 34 572 1 1010 1 1717 68 2458 102 2492 169 2525 641 2492 1146 2492 2122 2559 2593 2593 3065 2559 4007 2492 4041 2458 4075 2424 4108 1987 4142 1515 4142 606 4108 404 4041 236 4007 135 3940 101 3873 34 3772 34 2863 0 1920 0 910 34 540 0 Z N"/>
        </draw:custom-shape>
        <draw:custom-shape draw:name="Shape 1521" draw:style-name="Mgr5" draw:text-style-name="MP9" draw:layer="layout" svg:width="0.067cm" svg:height="0.13cm" svg:x="9.546cm" svg:y="18.583cm">
          <text:p/>
          <draw:enhanced-geometry draw:mirror-horizontal="false" draw:mirror-vertical="false" drawooo:sub-view-size="371 708" svg:viewBox="0 0 9275 17700" draw:type="ooxml-non-primitive" draw:enhanced-path="M 303 0 L 270 34 135 135 0 270 0 337 34 371 68 371 202 270 202 270 169 640 202 674 236 707 303 674 303 640 337 371 371 101 371 34 337 0 Z N"/>
        </draw:custom-shape>
        <draw:custom-shape draw:name="Shape 1522" draw:style-name="Mgr5" draw:text-style-name="MP9" draw:layer="layout" svg:width="0.49cm" svg:height="0.303cm" svg:x="14.958cm" svg:y="17.981cm">
          <text:p/>
          <draw:enhanced-geometry draw:mirror-horizontal="false" draw:mirror-vertical="false" drawooo:sub-view-size="2661 1651" svg:viewBox="0 0 66525 41275" draw:type="ooxml-non-primitive" draw:enhanced-path="M 944 135 L 1954 169 2257 169 2358 202 2425 236 2459 303 2459 438 2459 573 2425 808 2425 1111 2459 1246 2492 1381 2021 1414 1516 1414 1112 1448 674 1515 439 1482 203 1414 169 1381 136 1347 136 1179 136 909 136 573 102 236 136 236 237 169 338 135 Z M 304 0 L 203 34 102 101 102 34 35 34 1 337 1 640 1 1246 35 1347 68 1448 136 1515 237 1583 472 1616 742 1650 1280 1583 1617 1549 2257 1549 2593 1515 2661 1482 2661 1448 2661 1414 2593 1246 2560 1078 2560 741 2593 539 2593 371 2560 202 2459 34 2425 34 2391 0 2055 34 1718 34 1011 0 Z N"/>
        </draw:custom-shape>
        <draw:custom-shape draw:name="Shape 1523" draw:style-name="Mgr5" draw:text-style-name="MP9" draw:layer="layout" svg:width="0.477cm" svg:height="0.204cm" svg:x="9.595cm" svg:y="18.862cm">
          <text:p/>
          <draw:enhanced-geometry draw:mirror-horizontal="false" draw:mirror-vertical="false" drawooo:sub-view-size="2594 1112" svg:viewBox="0 0 64850 27800" draw:type="ooxml-non-primitive" draw:enhanced-path="M 472 0 L 102 68 102 101 68 101 34 135 1 640 1 1111 135 1111 135 741 169 472 135 337 102 202 135 202 438 169 741 135 2088 135 2223 169 2324 236 2391 337 2459 505 2459 707 2459 1111 2593 1111 2593 640 2560 404 2492 202 2425 135 2324 68 2223 34 2122 0 Z N"/>
        </draw:custom-shape>
        <draw:custom-shape draw:name="Shape 1524" draw:style-name="Mgr5" draw:text-style-name="MP9" draw:layer="layout" svg:width="0.458cm" svg:height="0.477cm" svg:x="9.329cm" svg:y="18.328cm">
          <text:p/>
          <draw:enhanced-geometry draw:mirror-horizontal="false" draw:mirror-vertical="false" drawooo:sub-view-size="2492 2594" svg:viewBox="0 0 62300 64850" draw:type="ooxml-non-primitive" draw:enhanced-path="M 2222 135 L 2289 169 2323 203 2357 236 2357 337 2357 842 2323 1348 2323 1853 2357 2358 2087 2425 1818 2459 1246 2425 707 2391 438 2358 269 2324 202 2257 135 2021 135 1752 135 1247 168 708 202 169 1279 169 1919 135 Z M 135 1 L 101 34 67 68 67 102 101 135 34 438 0 741 0 1348 34 2021 34 2189 67 2290 101 2358 135 2391 168 2425 303 2459 673 2492 1044 2560 1751 2593 2121 2560 2289 2526 2458 2492 2491 2459 2491 2391 2458 2122 2458 1819 2458 1247 2491 674 2491 102 2491 68 2424 34 1852 1 1279 1 707 34 135 1 Z N"/>
        </draw:custom-shape>
        <draw:custom-shape draw:name="Shape 1525" draw:style-name="Mgr5" draw:text-style-name="MP9" draw:layer="layout" svg:width="0.459cm" svg:height="0.21cm" svg:x="12.829cm" svg:y="18.856cm">
          <text:p/>
          <draw:enhanced-geometry draw:mirror-horizontal="false" draw:mirror-vertical="false" drawooo:sub-view-size="2493 1146" svg:viewBox="0 0 62325 28650" draw:type="ooxml-non-primitive" draw:enhanced-path="M 169 1 L 102 34 102 68 102 102 102 135 68 371 35 640 1 1145 136 1145 203 169 1314 169 1920 135 2223 135 2290 169 2324 203 2358 236 2391 337 2358 1145 2459 1145 2492 640 2492 102 2492 68 2459 34 1886 1 1314 34 742 34 169 1 Z N"/>
        </draw:custom-shape>
        <draw:custom-shape draw:name="Shape 1526" draw:style-name="Mgr5" draw:text-style-name="MP9" draw:layer="layout" svg:width="0.781cm" svg:height="0.229cm" svg:x="8.782cm" svg:y="18.837cm">
          <text:p/>
          <draw:enhanced-geometry draw:mirror-horizontal="false" draw:mirror-vertical="false" drawooo:sub-view-size="4243 1247" svg:viewBox="0 0 106075 31175" draw:type="ooxml-non-primitive" draw:enhanced-path="M 3333 1 L 3098 34 2727 68 2155 102 1044 102 505 135 303 169 202 236 101 371 34 506 0 708 0 876 0 1246 169 1246 169 842 202 573 236 438 303 337 371 304 505 270 1650 270 2593 236 2963 203 3434 169 3636 203 3838 270 3973 371 4007 438 4040 539 4074 876 4040 1246 4242 1246 4242 842 4175 438 4175 337 4108 270 3973 135 3771 68 3569 34 3333 1 Z N"/>
        </draw:custom-shape>
        <draw:custom-shape draw:name="Shape 1527" draw:style-name="Mgr5" draw:text-style-name="MP9" draw:layer="layout" svg:width="0.086cm" svg:height="0.099cm" svg:x="13.288cm" svg:y="18.614cm">
          <text:p/>
          <draw:enhanced-geometry draw:mirror-horizontal="false" draw:mirror-vertical="false" drawooo:sub-view-size="472 540" svg:viewBox="0 0 11800 13500" draw:type="ooxml-non-primitive" draw:enhanced-path="M 303 102 L 337 169 303 203 169 135 236 102 Z M 169 1 L 68 34 0 135 0 203 34 236 202 270 202 304 270 304 169 337 101 405 68 438 101 506 270 539 404 506 438 506 472 472 438 337 371 236 438 203 438 102 371 34 270 1 Z N"/>
        </draw:custom-shape>
        <draw:custom-shape draw:name="Shape 1528" draw:style-name="Mgr5" draw:text-style-name="MP9" draw:layer="layout" svg:width="0.458cm" svg:height="0.21cm" svg:x="12.277cm" svg:y="18.856cm">
          <text:p/>
          <draw:enhanced-geometry draw:mirror-horizontal="false" draw:mirror-vertical="false" drawooo:sub-view-size="2492 1146" svg:viewBox="0 0 62300 28650" draw:type="ooxml-non-primitive" draw:enhanced-path="M 1280 1 L 135 102 101 135 68 169 68 203 101 236 135 236 68 472 34 708 0 1145 135 1145 135 708 202 270 236 270 270 236 876 203 1515 135 1886 135 2290 169 2323 203 2357 270 2357 539 2357 1011 2357 1145 2492 1145 2492 102 2492 68 2458 34 2155 1 Z N"/>
        </draw:custom-shape>
        <draw:custom-shape draw:name="Shape 1529" draw:style-name="Mgr5" draw:text-style-name="MP9" draw:layer="layout" svg:width="0.328cm" svg:height="0.136cm" svg:x="25.093cm" svg:y="8.255cm">
          <text:p/>
          <draw:enhanced-geometry draw:mirror-horizontal="false" draw:mirror-vertical="false" drawooo:sub-view-size="1786 742" svg:viewBox="0 0 44650 18550" draw:type="ooxml-non-primitive" draw:enhanced-path="M 1752 1 L 1314 102 876 236 439 405 35 573 1 607 1 674 35 708 68 741 371 708 641 640 1213 438 1785 270 1785 1 Z N"/>
        </draw:custom-shape>
        <draw:custom-shape draw:name="Shape 1530" draw:style-name="Mgr5" draw:text-style-name="MP9" draw:layer="layout" svg:width="0.502cm" svg:height="0.179cm" svg:x="24.92cm" svg:y="7.796cm">
          <text:p/>
          <draw:enhanced-geometry draw:mirror-horizontal="false" draw:mirror-vertical="false" drawooo:sub-view-size="2728 977" svg:viewBox="0 0 68200 24425" draw:type="ooxml-non-primitive" draw:enhanced-path="M 2727 0 L 2492 67 1886 236 1246 438 34 909 0 943 34 976 371 976 707 943 1044 842 1381 741 2054 505 2391 404 2727 303 2727 0 Z N"/>
        </draw:custom-shape>
        <draw:custom-shape draw:name="Shape 1531" draw:style-name="Mgr5" draw:text-style-name="MP9" draw:layer="layout" svg:width="0.427cm" svg:height="0.16cm" svg:x="24.994cm" svg:y="7.944cm">
          <text:p/>
          <draw:enhanced-geometry draw:mirror-horizontal="false" draw:mirror-vertical="false" drawooo:sub-view-size="2324 876" svg:viewBox="0 0 58100 21900" draw:type="ooxml-non-primitive" draw:enhanced-path="M 2323 0 L 1953 135 1448 303 977 471 472 640 34 842 0 875 303 875 539 842 1044 741 1549 606 2020 438 2323 303 2323 0 Z N"/>
        </draw:custom-shape>
        <draw:custom-shape draw:name="Shape 1532" draw:style-name="Mgr5" draw:text-style-name="MP9" draw:layer="layout" svg:width="0.254cm" svg:height="0.117cm" svg:x="25.168cm" svg:y="8.54cm">
          <text:p/>
          <draw:enhanced-geometry draw:mirror-horizontal="false" draw:mirror-vertical="false" drawooo:sub-view-size="1382 640" svg:viewBox="0 0 34550 16000" draw:type="ooxml-non-primitive" draw:enhanced-path="M 1381 0 L 1045 101 775 169 439 236 270 303 136 404 68 505 1 640 35 640 371 573 708 472 1381 303 1381 0 Z N"/>
        </draw:custom-shape>
        <draw:custom-shape draw:name="Shape 1533" draw:style-name="Mgr5" draw:text-style-name="MP9" draw:layer="layout" svg:width="0.502cm" svg:height="0.185cm" svg:x="24.92cm" svg:y="7.615cm">
          <text:p/>
          <draw:enhanced-geometry draw:mirror-horizontal="false" draw:mirror-vertical="false" drawooo:sub-view-size="2728 1011" svg:viewBox="0 0 68200 25275" draw:type="ooxml-non-primitive" draw:enhanced-path="M 2727 1 L 1347 438 674 674 34 943 0 977 34 1011 404 1011 775 943 1145 809 1515 674 2121 438 2727 236 2727 1 Z N"/>
        </draw:custom-shape>
        <draw:custom-shape draw:name="Shape 1534" draw:style-name="Mgr5" draw:text-style-name="MP9" draw:layer="layout" svg:width="0.316cm" svg:height="0.142cm" svg:x="25.106cm" svg:y="8.404cm">
          <text:p/>
          <draw:enhanced-geometry draw:mirror-horizontal="false" draw:mirror-vertical="false" drawooo:sub-view-size="1718 775" svg:viewBox="0 0 42950 19375" draw:type="ooxml-non-primitive" draw:enhanced-path="M 1717 1 L 842 337 34 708 0 741 68 775 472 741 876 640 1313 506 1717 371 1717 1 Z N"/>
        </draw:custom-shape>
        <draw:custom-shape draw:name="Shape 1535" draw:style-name="Mgr5" draw:text-style-name="MP9" draw:layer="layout" svg:width="1.191cm" svg:height="0.409cm" svg:x="22.207cm" svg:y="8.304cm">
          <text:p/>
          <draw:enhanced-geometry draw:mirror-horizontal="false" draw:mirror-vertical="false" drawooo:sub-view-size="6465 2223" svg:viewBox="0 0 161625 55575" draw:type="ooxml-non-primitive" draw:enhanced-path="M 6364 1 L 6128 102 5825 237 5252 540 4949 641 4646 708 4512 742 4343 742 4209 708 4074 641 4007 641 3939 674 3872 775 3805 876 3704 910 3636 944 3569 910 3502 843 3333 641 3367 472 3333 405 3300 371 3199 371 3030 506 2963 641 2929 775 2963 876 2828 1011 2727 1045 2593 1112 2458 1112 2391 1045 2391 977 2424 876 2424 843 2391 775 2323 742 2256 742 2222 809 2189 977 2088 1179 1919 1348 1751 1449 1515 1482 1313 1482 1179 1449 1347 1078 1414 809 1414 742 1381 708 1347 674 1280 708 1044 843 876 1078 842 1179 808 1280 808 1415 876 1516 606 1819 539 1886 472 1920 404 1920 371 1886 270 1819 202 1651 202 1482 236 1280 337 1112 404 1045 505 977 539 944 539 910 505 876 472 876 371 910 303 944 169 1078 68 1280 0 1516 0 1752 34 1954 68 2021 135 2122 202 2156 303 2189 404 2223 505 2189 606 2156 707 2088 909 1886 1078 1617 1145 1651 1313 1684 1482 1718 1650 1684 1818 1651 1953 1583 2088 1482 2189 1381 2290 1247 2357 1280 2458 1314 2660 1280 2896 1179 3098 1045 3232 1112 3401 1146 3603 1179 3771 1112 3906 1045 4007 977 4074 944 4209 910 4613 910 4983 809 5353 708 5757 540 6128 371 6296 237 6465 136 6465 68 6465 35 6431 1 Z N"/>
        </draw:custom-shape>
        <draw:custom-shape draw:name="Shape 1536" draw:style-name="Mgr5" draw:text-style-name="MP9" draw:layer="layout" svg:width="1.756cm" svg:height="0.502cm" svg:x="22.685cm" svg:y="9.552cm">
          <text:p/>
          <draw:enhanced-geometry draw:mirror-horizontal="false" draw:mirror-vertical="false" drawooo:sub-view-size="9529 2728" svg:viewBox="0 0 238225 68200" draw:type="ooxml-non-primitive" draw:enhanced-path="M 9360 0 L 8855 67 8350 168 7845 303 7340 471 6330 842 5825 1010 5320 1145 2694 1886 1516 2189 775 2357 539 2424 438 2424 337 2458 270 2525 203 2593 169 2559 1 2559 1 2593 1 2626 34 2694 68 2727 708 2660 1314 2559 1920 2424 2526 2290 3738 1919 4950 1549 5489 1414 6027 1212 7138 808 7677 640 8249 471 8822 370 9360 337 9428 303 9495 269 9495 236 9529 168 9495 101 9495 67 9428 34 9360 0 Z N"/>
        </draw:custom-shape>
        <draw:custom-shape draw:name="Shape 1537" draw:style-name="Mgr5" draw:text-style-name="MP9" draw:layer="layout" svg:width="1.358cm" svg:height="5.61cm" svg:x="0.503cm" svg:y="13.456cm">
          <text:p/>
          <draw:enhanced-geometry draw:mirror-horizontal="false" draw:mirror-vertical="false" drawooo:sub-view-size="7374 30437" svg:viewBox="0 0 184350 760925" draw:type="ooxml-non-primitive" draw:enhanced-path="M 2660 236 L 2862 270 2997 337 3131 404 3199 539 3266 674 3333 842 3401 1179 3468 1650 3535 2155 3569 3165 3603 3502 3670 3805 3535 3872 3502 3805 3468 3771 3367 3771 3367 3839 3367 3940 3030 4074 2727 4142 2357 4175 1987 4142 1583 4175 1381 4175 1145 4142 976 4108 808 4041 707 3872 640 3670 471 2896 337 2121 269 1751 236 1381 236 977 269 573 640 472 1044 371 1448 303 1886 236 Z M 3401 4175 L 3502 4579 3603 5118 3603 5320 3636 5488 2997 5556 2357 5623 1818 5690 1549 5724 1313 5825 1313 5657 1279 5488 1212 5152 1178 4748 1145 4377 1482 4377 1785 4344 2222 4377 2626 4344 3030 4310 3199 4243 3401 4175 Z M 3737 5724 L 3838 5758 3906 5791 3939 5892 3973 5993 4007 6263 3973 6532 2593 6700 2020 6768 1751 6835 1448 6936 1279 6667 1212 6532 1145 6397 1111 6229 1111 6061 1246 6061 1414 6027 1684 5960 2290 5859 2896 5791 3737 5724 Z M 3771 6801 L 3771 6835 3771 7374 3838 7946 3906 8518 3973 9057 4040 9798 4175 10505 4276 10942 4444 11380 4815 12188 4411 12323 3973 12424 3131 12525 2694 12559 2458 12592 2256 12660 2222 11919 2155 11178 1987 9697 1953 9057 1886 8384 1785 7744 1684 7407 1583 7104 1886 7071 2222 7037 2862 6936 3771 6801 Z M 5185 12256 L 5185 12424 5252 12592 5320 12761 5421 12929 5623 13232 5892 13535 6161 13804 6431 14107 6666 14410 6734 14579 6801 14747 6868 14983 6868 15252 6868 15488 6835 15723 6700 16228 6532 16700 6363 17171 6229 17676 6161 17912 6128 18147 6128 18383 6161 18652 5320 18821 4882 18888 4444 18955 3636 19023 3232 19090 2862 19191 2727 18888 2559 18619 2323 18383 2088 18147 1852 17945 1650 17710 1515 17508 1381 17272 1279 17003 1212 16733 1145 16464 1111 16161 1111 15757 1178 15319 1279 14915 1414 14511 1684 13703 1818 13299 1919 12929 2357 12862 2795 12828 3704 12660 4007 12626 4343 12559 4646 12491 4916 12390 4983 12357 5050 12323 5185 12256 Z M 2054 0 L 1549 34 1044 135 539 270 303 337 101 472 67 505 67 539 67 573 101 606 34 808 0 1010 0 1414 67 1852 135 2256 236 2828 370 3401 404 3738 438 3940 505 4108 606 4209 673 4276 808 4344 909 4377 943 4815 976 5253 1010 5589 1044 5791 1145 5926 1111 5960 1077 5892 1010 5892 943 6027 943 6162 943 6296 976 6465 1111 6768 1279 7003 1212 7037 1178 7071 1212 7104 1381 7104 1482 7744 1583 8417 1684 9057 1751 9697 1886 11212 1953 11986 1987 12727 1987 12761 1919 12828 1919 12794 1852 12828 1785 12929 1684 13165 1549 13636 1313 14141 1145 14680 1010 15218 909 15791 909 16296 943 16767 1077 17238 1145 17440 1279 17676 1414 17912 1616 18114 2020 18484 2189 18652 2391 18854 2525 19090 2626 19359 2660 19427 2727 19460 2761 19460 2828 19427 2963 19764 3098 20134 3199 20471 3266 20841 3333 21582 3434 22322 3704 24107 3838 24982 3939 25891 4074 27036 4209 28181 4411 29325 4680 30436 4983 30436 4781 29797 4613 29123 4444 28181 4343 27271 4141 25386 3872 23669 3603 21986 3535 21312 3434 20639 3367 20302 3266 19966 3165 19663 2997 19393 3939 19225 4882 19124 5488 19056 5757 18989 6060 18888 6060 18888 6027 19663 6027 20437 6094 21211 6161 21986 6363 23568 6532 25083 7070 30436 7373 30436 7104 27777 6801 25083 6498 21952 6195 18821 6262 19023 6296 19056 6330 19090 6431 19124 6498 19056 6532 19023 6532 18955 6464 18686 6431 18450 6431 18181 6464 17945 6565 17440 6734 16935 6868 16430 7037 15925 7104 15420 7104 15185 7104 14915 7070 14713 7037 14545 6868 14208 6666 13905 6397 13636 6060 13266 5757 12862 5623 12660 5488 12458 5387 12222 5320 11953 5286 11919 5219 11919 5185 11953 5185 12087 5118 12054 5050 12054 5017 12087 4983 11919 4882 11751 4613 11111 4478 10808 4411 10437 4242 9596 4141 8687 4141 8350 4108 7710 4074 7374 4007 7104 3939 6902 3872 6835 3838 6801 3973 6801 4007 6835 4141 6835 4209 6734 4343 6734 4411 6700 4444 6667 4444 6566 4377 6498 4343 6465 4276 6465 4209 6498 4209 6027 4141 5556 4108 5488 4040 5455 3771 5488 3838 5320 3838 5152 3771 4815 3704 4445 3603 4074 3737 4007 3838 4074 3906 4108 3973 4108 4007 4041 4007 3940 3906 3738 3805 3502 3771 3232 3771 2929 3737 2357 3737 1852 3704 1448 3636 977 3603 775 3535 539 3434 371 3333 236 3199 135 3064 68 2896 34 2727 0 Z N"/>
        </draw:custom-shape>
        <draw:custom-shape draw:name="Shape 1538" draw:style-name="Mgr5" draw:text-style-name="MP9" draw:layer="layout" svg:width="2.587cm" svg:height="5.697cm" svg:x="0cm" svg:y="5.921cm">
          <text:p/>
          <draw:enhanced-geometry draw:mirror-horizontal="false" draw:mirror-vertical="false" drawooo:sub-view-size="14040 30908" svg:viewBox="0 0 351000 772700" draw:type="ooxml-non-primitive" draw:enhanced-path="M 0 0 L 0 135 303 236 606 371 1178 674 1549 842 1953 977 2761 1179 3703 1448 4613 1717 5522 2020 6397 2357 8215 3064 10067 3670 10976 3939 11885 4209 12794 4478 13703 4748 13703 4815 13737 4849 13770 4882 13669 5017 13568 5522 13400 6364 13164 7239 12895 8081 12626 8922 12053 10639 10841 14141 10235 15858 9562 17609 8989 19225 8383 20841 7272 24107 6161 27339 5017 30605 4680 30571 4411 30504 4175 30436 3703 30268 2693 29830 2222 29628 1717 29460 842 29191 0 28888 0 29224 505 29393 1044 29561 2087 29864 2559 30032 3030 30234 3501 30436 3973 30638 4444 30773 4714 30840 4848 30840 4983 30807 5017 30874 5118 30908 5185 30874 5252 30807 6330 27642 7407 24477 8484 21312 9057 19730 9663 18181 10302 16498 10908 14814 12053 11447 12626 9831 13198 8182 13434 7340 13669 6498 13838 5657 13905 4815 14006 4781 14040 4714 14006 4647 13939 4579 13063 4276 12154 4040 11279 3771 10370 3535 9393 3199 8417 2862 6464 2121 5555 1785 4680 1482 3771 1212 2828 977 2323 842 1818 707 1347 539 875 337 438 135 236 68 0 0 Z N"/>
        </draw:custom-shape>
        <draw:custom-shape draw:name="Shape 1539" draw:style-name="Mgr5" draw:text-style-name="MP9" draw:layer="layout" svg:width="0.874cm" svg:height="0.806cm" svg:x="21.084cm" svg:y="8.975cm">
          <text:p/>
          <draw:enhanced-geometry draw:mirror-horizontal="false" draw:mirror-vertical="false" drawooo:sub-view-size="4748 4377" svg:viewBox="0 0 118700 109425" draw:type="ooxml-non-primitive" draw:enhanced-path="M 606 202 L 674 269 775 370 943 539 1482 1077 1987 1650 2559 2256 3165 2794 3333 2895 3502 3030 3872 3232 4040 3333 4209 3468 4310 3636 4377 3805 4243 3838 4141 3805 4007 3737 3906 3636 3805 3501 3704 3400 3468 3198 3199 2996 2929 2828 2357 2525 2020 2289 1684 2020 1381 1751 1078 1448 640 943 404 707 169 505 202 471 337 337 472 269 606 202 Z M 505 0 L 371 67 169 202 34 370 0 404 0 471 34 505 68 539 135 505 303 707 505 943 808 1414 1246 1885 1717 2323 2020 2525 2323 2727 2929 3097 3199 3299 3468 3501 3737 3771 3939 4074 4040 4209 4141 4276 4243 4343 4344 4377 4411 4377 4512 4343 4647 4209 4748 4074 4748 3872 4748 3805 4680 3704 4613 3636 4512 3569 4445 3434 4310 3266 4209 3165 4074 3097 3771 2963 3535 2828 3300 2660 2828 2256 2189 1582 1549 875 1111 471 909 269 674 101 640 34 606 0 Z N"/>
        </draw:custom-shape>
        <draw:custom-shape draw:name="Shape 1540" draw:style-name="Mgr5" draw:text-style-name="MP9" draw:layer="layout" svg:width="0.074cm" svg:height="0.086cm" svg:x="0.782cm" svg:y="5.878cm">
          <text:p/>
          <draw:enhanced-geometry draw:mirror-horizontal="false" draw:mirror-vertical="false" drawooo:sub-view-size="405 473" svg:viewBox="0 0 10125 11825" draw:type="ooxml-non-primitive" draw:enhanced-path="M 202 1 L 101 68 68 102 34 135 0 270 0 371 68 438 135 472 236 438 303 405 371 304 371 270 404 270 404 203 404 169 404 102 371 68 303 1 Z N"/>
        </draw:custom-shape>
        <draw:custom-shape draw:name="Shape 1541" draw:style-name="Mgr5" draw:text-style-name="MP9" draw:layer="layout" svg:width="1.433cm" svg:height="1.166cm" svg:x="1.837cm" svg:y="0.242cm">
          <text:p/>
          <draw:enhanced-geometry draw:mirror-horizontal="false" draw:mirror-vertical="false" drawooo:sub-view-size="7779 6330" svg:viewBox="0 0 194475 158250" draw:type="ooxml-non-primitive" draw:enhanced-path="M 5893 168 L 6196 202 6532 269 6835 337 7105 438 7239 673 7340 909 5960 943 4613 976 2795 976 2189 1010 2189 1010 3368 606 4007 438 4647 303 5287 202 5590 168 Z M 6768 1111 L 6027 1347 4984 1717 4445 1919 3940 2155 3637 2323 3334 2525 3065 2761 2795 2997 2762 2997 2459 3030 2155 3064 1516 3030 876 2997 539 3030 236 3098 236 2795 270 2424 337 2155 472 1885 640 1683 842 1515 1078 1380 1347 1246 1617 1145 2256 1212 4176 1212 5489 1145 6768 1111 Z M 7441 1212 L 7509 1616 7509 2054 7475 2087 7307 2222 7105 2357 6869 2458 6600 2525 6061 2693 5623 2828 4748 3131 3906 3502 3570 3670 3300 3872 3031 4108 2829 4377 2694 4579 2627 4781 2492 5185 2425 5387 2358 5589 2223 5791 2088 5959 2054 6027 1751 5892 1415 5724 1145 5488 876 5185 741 4983 640 4747 438 4242 304 3737 270 3199 270 3199 573 3266 2021 3266 2560 3232 2155 3737 1751 4242 1011 5286 1011 5320 1044 5353 1112 5353 1280 5185 1448 5017 1751 4646 2324 3872 2694 3401 3098 2997 3536 2626 4041 2323 4445 2121 4849 1953 5724 1683 7441 1212 Z M 7509 2390 L 7441 2795 7307 3199 7172 3603 6970 3973 6768 4310 6532 4646 6263 4916 5960 5151 5691 5320 5421 5454 4849 5656 4277 5825 3671 5959 3300 6027 2930 6060 2223 6060 2425 5825 2560 5589 2661 5320 2762 5050 2863 4781 2964 4545 3132 4343 3267 4141 3469 3973 3671 3838 4142 3569 4681 3333 5219 3165 6297 2828 6903 2660 7206 2525 7509 2390 Z M 5219 0 L 4613 67 3738 269 2896 505 2054 774 1213 1077 910 1212 640 1380 438 1616 270 1852 135 2121 68 2424 1 2727 1 3030 34 3367 68 3704 135 4007 236 4343 371 4646 506 4949 640 5219 809 5454 1011 5724 1280 5926 1549 6094 1819 6229 2155 6296 2459 6330 2795 6330 3132 6296 3906 6195 4647 5993 5017 5892 5388 5724 5758 5555 6095 5387 6364 5185 6600 4949 6835 4680 7037 4411 7239 4074 7408 3771 7542 3401 7643 3064 7711 2693 7744 2323 7778 1953 7744 1582 7677 1246 7610 909 7475 572 7307 303 7273 236 7172 236 7105 269 6835 168 6499 67 6196 34 5859 0 Z N"/>
        </draw:custom-shape>
        <draw:custom-shape draw:name="Shape 1542" draw:style-name="Mgr5" draw:text-style-name="MP9" draw:layer="layout" svg:width="3.078cm" svg:height="6.845cm" svg:x="0cm" svg:y="5.331cm">
          <text:p/>
          <draw:enhanced-geometry draw:mirror-horizontal="false" draw:mirror-vertical="false" drawooo:sub-view-size="16700 37137" svg:viewBox="0 0 417500 928425" draw:type="ooxml-non-primitive" draw:enhanced-path="M 0 1 L 0 169 505 270 976 439 1953 809 2592 1011 3232 1179 3872 1348 4512 1550 7171 2358 8484 2795 9831 3233 12019 4007 14242 4815 14747 4984 15252 5186 15757 5455 15959 5623 16194 5792 16329 5960 16396 6162 16430 6431 16430 6768 16430 7105 16363 7475 16228 8283 16026 9091 15790 9798 15487 10808 15285 11448 15083 12054 14612 13333 14141 14613 13703 15892 13299 17172 12929 18485 12525 19831 12120 21144 11211 23838 9326 29124 7508 34376 7340 34982 7138 35655 7003 35992 6835 36261 6599 36497 6498 36598 6363 36699 6161 36800 5926 36834 5690 36867 5454 36834 4983 36733 4512 36598 4074 36430 3670 36228 2794 35824 2525 35689 2222 35588 1616 35386 1010 35218 404 35049 202 34948 0 34847 0 35184 505 35386 1044 35554 1650 35756 2222 35992 2828 36228 3400 36497 3804 36665 4209 36834 4613 36968 5050 37103 5387 37137 5690 37137 6027 37103 6330 37002 6599 36867 6835 36665 7037 36430 7205 36093 7710 34679 8181 33265 9158 30437 11178 24747 12154 21885 12592 20471 13030 19023 13838 16296 14275 14949 14747 13636 15252 12256 15723 10842 16060 9765 16329 8957 16531 8048 16632 7610 16666 7172 16699 6734 16666 6364 16598 5994 16464 5691 16363 5556 16262 5455 16127 5354 15992 5287 14982 4815 14477 4613 13972 4445 12659 3974 11346 3502 9831 2964 8316 2492 5286 1516 3737 1078 2188 641 1650 439 1111 237 842 136 572 68 303 1 Z N"/>
        </draw:custom-shape>
        <draw:custom-shape draw:name="Shape 1543" draw:style-name="Mgr5" draw:text-style-name="MP9" draw:layer="layout" svg:width="3.537cm" svg:height="1.501cm" svg:x="1.663cm" svg:y="0cm">
          <text:p/>
          <draw:enhanced-geometry draw:mirror-horizontal="false" draw:mirror-vertical="false" drawooo:sub-view-size="19191 8148" svg:viewBox="0 0 479775 203700" draw:type="ooxml-non-primitive" draw:enhanced-path="M 9528 2761 L 9663 2794 9932 2895 10100 3030 10235 3165 10336 3333 9730 3367 9461 3367 9158 3434 9191 3400 9259 2963 9292 2828 9393 2761 Z M 18618 3973 L 18719 4006 18820 4074 18888 4141 18955 4209 18989 4310 18989 4444 18989 4545 18955 4646 18854 4781 18719 4848 18585 4916 18450 4949 18214 4916 18012 4916 18181 4680 18349 4478 18484 4209 18618 3973 Z M 1650 7171 L 1885 7373 2121 7542 2390 7676 2660 7811 2491 7878 2289 7946 2087 7946 1852 7912 1683 7845 1582 7777 1549 7710 1515 7609 1549 7542 1582 7340 1650 7171 Z M 9090 0 L 7845 370 7373 471 6902 606 6397 707 5926 808 5017 1077 4141 1380 2323 1953 1549 2155 774 2390 438 2491 269 2559 135 2626 34 2626 34 2660 0 2727 0 3266 67 3838 168 4377 303 4949 539 5488 774 5993 1077 6464 1414 6902 1549 7070 1549 7104 1414 7306 1347 7542 1347 7676 1347 7777 1414 7878 1515 7979 1650 8047 1784 8114 1919 8148 2424 8148 2693 8047 2794 7979 2895 7912 3165 7979 3468 8047 4040 8148 4646 8148 5252 8080 5757 7946 6262 7811 6734 7609 7205 7373 7643 7070 8013 6734 8181 6565 8350 6330 8451 6128 8585 5892 8787 5320 8922 4781 9023 4209 9124 3636 10370 3535 10403 3501 10504 3771 10605 4040 10706 4242 10841 4444 11144 4781 11481 5118 11885 5387 12323 5623 12794 5825 13232 5959 13669 6060 14073 6128 14511 6161 14915 6161 15319 6128 15723 6060 16127 5959 16497 5858 16901 5690 17171 5555 17440 5387 17676 5219 17911 5017 18046 5084 18214 5118 18517 5118 18719 5050 18888 4983 19022 4848 19123 4714 19191 4579 19191 4411 19157 4276 19123 4141 19056 4040 18921 3905 18820 3838 18686 3804 18787 3400 18888 2996 18989 2357 19022 1717 19056 1077 19022 438 19022 0 18753 0 18753 640 18787 1279 18753 1919 18686 2559 18585 3165 18551 3400 18450 3636 18282 4074 18012 4478 17709 4815 17339 5118 16969 5353 16531 5555 16060 5724 15656 5825 15252 5858 14848 5892 14444 5892 14040 5858 13636 5791 13265 5690 12861 5589 12592 5454 12289 5320 12020 5151 11750 4983 11481 4781 11245 4545 11043 4310 10875 4040 10706 3703 10572 3367 10403 3030 10302 2862 10168 2727 9999 2626 9764 2559 9528 2491 9326 2525 9191 2592 9124 2660 9057 2761 9023 2862 8956 3097 8922 3367 8720 4478 8585 5017 8417 5555 8316 5825 8181 6060 8047 6296 7878 6498 7676 6700 7474 6868 7239 7037 6969 7205 6363 7441 5757 7643 5151 7811 4545 7878 3939 7878 3636 7845 3333 7777 3030 7676 2727 7575 2424 7407 2155 7239 1919 7070 1683 6868 1481 6633 1279 6397 1077 6128 943 5858 640 5252 438 4613 303 4006 202 3367 202 2761 505 2626 808 2491 1515 2323 2188 2155 2862 1986 4545 1481 5387 1212 6229 943 7070 774 7912 572 8686 370 9090 269 9461 168 10201 0 Z N"/>
        </draw:custom-shape>
        <draw:custom-shape draw:name="Shape 1544" draw:style-name="Mgr5" draw:text-style-name="MP9" draw:layer="layout" svg:width="1.464cm" svg:height="1.005cm" svg:x="3.569cm" svg:y="0cm">
          <text:p/>
          <draw:enhanced-geometry draw:mirror-horizontal="false" draw:mirror-vertical="false" drawooo:sub-view-size="7946 5455" svg:viewBox="0 0 198650 136375" draw:type="ooxml-non-primitive" draw:enhanced-path="M 7373 1380 L 7609 2155 7676 2559 7710 2996 7710 3232 7676 3434 7643 3400 6700 2828 6229 2559 5757 2323 5387 2121 5185 2054 4983 1986 6195 1717 6801 1549 7373 1380 Z M 4512 2087 L 5151 2323 5454 2424 5791 2559 6229 2794 6666 3064 7104 3333 7542 3602 7609 3602 7508 3838 7373 4040 7205 4242 7003 4411 6599 3939 6363 3703 6128 3468 5858 3266 5589 3097 5286 2963 4983 2929 4478 2895 3973 2929 2963 2996 1987 3097 976 3165 909 3198 909 3232 875 3165 741 2996 1145 2895 1549 2794 2357 2592 3973 2222 4512 2087 Z M 4646 3131 L 4882 3165 5084 3198 5320 3232 5522 3333 5757 3434 5959 3602 6195 3804 6397 4040 6835 4545 6532 4680 6195 4815 5825 4916 5454 5017 4714 5118 4040 5185 3468 5219 3199 5185 2929 5151 2660 5084 2424 4983 2189 4848 1953 4680 1650 4377 1414 4040 943 3299 943 3299 976 3333 1785 3333 2559 3299 3367 3198 4141 3131 Z M 1583 0 L 1313 101 1010 236 774 404 572 539 370 707 202 909 101 1111 0 1347 0 1582 0 1818 34 2054 135 2323 370 2828 673 3367 976 3838 1313 4310 1616 4714 1818 4882 2020 5017 2222 5151 2424 5286 2660 5353 2929 5421 3300 5454 3670 5454 4040 5421 4444 5387 5185 5286 5926 5118 6229 5050 6498 4949 6767 4848 7003 4714 7205 4579 7407 4377 7609 4175 7744 3905 7878 3636 7946 3367 7946 3064 7946 2794 7946 2525 7878 2222 7777 1683 7542 842 7272 0 6936 0 7104 404 7239 875 7306 1145 6498 1380 5623 1616 3939 2020 3131 2188 2256 2323 1852 2424 1448 2559 1044 2693 707 2895 505 2592 370 2289 269 1986 202 1650 370 1683 741 1683 909 1616 1280 1481 1583 1347 3805 606 4512 303 5252 0 4579 0 4040 236 3502 438 202 1582 236 1347 269 1212 337 1077 505 842 774 640 1078 471 1414 303 1717 202 2054 101 2323 67 2357 67 2391 0 Z N"/>
        </draw:custom-shape>
        <draw:custom-shape draw:name="Shape 1545" draw:style-name="Mgr5" draw:text-style-name="MP9" draw:layer="layout" svg:width="3.078cm" svg:height="3.14cm" svg:x="21.779cm" svg:y="0.695cm">
          <text:p/>
          <draw:enhanced-geometry draw:mirror-horizontal="false" draw:mirror-vertical="false" drawooo:sub-view-size="16700 17037" svg:viewBox="0 0 417500 425925" draw:type="ooxml-non-primitive" draw:enhanced-path="M 10471 169 L 10471 338 10538 472 10606 674 10336 775 10303 809 10202 641 10101 472 10269 338 10404 236 10471 169 Z M 10673 944 L 10673 1011 10707 1112 10774 1314 10673 1314 10336 1381 10303 1213 10269 1078 10404 1045 10673 944 Z M 10942 1516 L 11043 1617 11481 2055 11717 2290 11919 2526 11649 2627 11346 2694 10740 2829 10404 2896 10235 2930 10101 3031 10168 2425 10303 1819 10336 1583 10505 1550 10808 1516 Z M 12087 2728 L 12255 2964 11582 3199 10942 3368 10505 3502 10067 3637 10101 3199 10303 3166 10505 3132 10942 3031 11515 2896 11818 2829 12087 2728 Z M 12525 3098 L 12626 3671 12760 4243 13063 5320 13265 5994 13535 6633 13804 7273 14040 7913 14242 8519 14410 9159 14679 10404 14780 10876 14881 11347 15016 11818 15117 12020 15252 12222 14612 12458 13939 12660 13333 12828 12996 12929 12727 13030 12592 12458 12457 11919 12154 10808 11818 9563 11616 8923 11414 8317 11010 7239 10808 6667 10639 6128 10471 5590 10269 5051 10101 4479 9932 3940 9966 3906 10572 3704 11178 3536 11885 3368 12222 3233 12525 3098 Z M 15353 12492 L 15386 12761 15454 12997 15622 13535 15521 13502 15420 13502 15117 13535 14646 13670 13972 13872 13535 13973 13265 14040 13164 13805 13097 13569 12996 13367 12861 13199 13097 13165 13366 13098 13838 12963 14612 12727 15353 12492 Z M 337 11886 L 472 12155 674 12357 909 12593 1145 12727 1381 12828 1650 12896 1919 12929 2020 13333 2121 13805 2222 13939 2290 14074 2525 14276 2189 14175 1886 14040 1583 13906 1313 13704 1078 13468 876 13199 674 12929 539 12593 404 12256 337 11886 Z M 15285 13838 L 14545 14074 13972 14276 13669 14377 13400 14512 13400 14545 13400 14579 13669 14579 13939 14512 14444 14377 15117 14175 15757 13973 15790 14108 15184 14209 14578 14377 13972 14646 13703 14781 13467 14949 13400 14747 13299 14242 13669 14175 14073 14108 14814 13906 15285 13838 Z M 1145 3098 L 1684 3199 2189 3267 3232 3368 4276 3435 5320 3502 6397 3637 7508 3772 8619 3906 9730 3974 9831 4411 9932 4883 10269 5758 10639 6970 11077 8148 11346 8990 11616 9866 11582 9899 11649 10573 11616 11246 11548 11919 11447 12593 11178 13771 11111 14377 11077 14983 10538 15050 9495 15050 8956 14983 7878 14848 6835 14714 5892 14613 4949 14545 3064 14444 3064 14411 3064 14343 3030 14310 2997 14276 2795 14175 2593 14040 2458 13872 2323 13704 2256 13502 2189 13300 2189 13064 2189 12828 2155 12761 2088 12727 1852 12727 1650 12694 1448 12626 1246 12559 1078 12458 909 12357 573 12054 472 11886 303 11717 236 11111 269 10505 303 9899 370 9327 505 7778 674 6196 741 5421 842 4647 977 3873 1145 3098 Z M 15858 14377 L 15858 14444 15656 14478 15420 14545 15083 14646 14679 14747 14275 14916 13871 15084 13703 15185 13535 15320 13467 15017 13905 14916 14376 14781 14814 14646 15285 14512 15521 14444 15689 14411 15858 14377 Z M 15925 14747 L 15925 14815 14747 15151 14141 15387 13871 15522 13602 15656 13535 15421 13905 15320 14275 15219 14612 15084 14982 14949 15420 14882 15689 14815 15925 14747 Z M 15959 15050 L 15992 15185 15790 15219 15588 15252 15218 15387 14444 15690 14073 15858 13703 16060 13636 15791 13804 15757 13972 15724 14275 15623 14612 15488 14915 15387 15454 15252 15723 15151 15959 15050 Z M 16026 15421 L 16093 15623 15420 15858 14747 16027 14275 16195 14040 16262 13838 16397 13737 16128 14073 16060 14410 15959 14713 15825 15050 15690 16026 15421 Z M 16161 15825 L 16228 15993 15151 16330 14578 16532 14309 16667 14040 16835 13871 16532 14174 16465 14444 16397 14982 16229 15588 16060 16161 15825 Z M 10370 1 L 10303 68 10168 169 10033 304 10000 371 9966 472 10000 506 10033 607 10067 674 10134 876 10067 910 10033 977 10033 1045 10067 1078 10033 1449 10033 1651 10000 1886 9899 2324 9831 2661 9798 2997 9764 3334 9798 3671 9831 3772 9798 3772 7643 3536 5488 3368 3333 3166 1179 2964 1145 2930 1078 2930 1044 2964 1010 2997 1010 3031 876 3469 775 3906 674 4344 606 4782 539 5691 472 6566 370 7542 236 8519 101 9495 34 10472 0 10842 0 11246 34 11650 101 12054 168 12424 303 12795 505 13165 741 13468 909 13704 1145 13906 1381 14108 1650 14310 1953 14444 2256 14579 2559 14613 2828 14579 3333 14714 3838 14781 4310 14815 4848 14848 5858 14882 6835 14949 7912 15084 8956 15252 9495 15286 10033 15320 10572 15286 11111 15252 11245 15252 11279 15219 11313 15151 11313 14680 11380 14175 11616 13165 11818 12155 11919 11616 11919 11145 12222 12155 12356 12660 12491 13199 12525 13266 12626 13266 12693 13232 12727 13468 12828 13704 12996 14108 13131 14613 13265 15151 13333 15589 13467 16229 13568 16532 13669 16801 13737 16902 13804 16970 13905 17037 14040 17037 14107 16970 14376 16902 14679 16801 15218 16566 16262 16229 16295 16296 16329 16330 16430 16330 16497 16262 16497 16229 16531 16161 16497 16161 16598 16128 16666 16094 16666 16060 16699 15959 16632 15892 16531 15892 16464 15926 16396 15724 16464 15690 16430 15623 16396 15555 16363 15522 16262 15219 16161 14949 16127 14646 16026 14074 15959 13670 15824 13232 15656 12828 15454 12424 15521 12424 15588 12357 15588 12290 15555 12222 15487 12155 15487 12088 15353 11886 15218 11650 15151 11414 15083 11179 14982 10674 14881 10169 14612 8990 14477 8418 14309 7845 14073 7239 13838 6667 13568 6095 13366 5489 13164 4883 13030 4243 12861 3603 12693 2997 12693 2930 12693 2896 12659 2863 12626 2829 12558 2829 12525 2863 12457 2896 12323 2627 12154 2358 11952 2122 11717 1920 11447 1651 11212 1415 11010 1146 10909 977 10841 809 10841 742 10808 641 10707 439 10639 203 10606 102 10538 34 10505 1 10471 34 10437 1 Z N"/>
        </draw:custom-shape>
        <draw:custom-shape draw:name="Shape 1546" draw:style-name="Mgr5" draw:text-style-name="MP9" draw:layer="layout" svg:width="1.445cm" svg:height="0.638cm" svg:x="6.157cm" svg:y="0.577cm">
          <text:p/>
          <draw:enhanced-geometry draw:mirror-horizontal="false" draw:mirror-vertical="false" drawooo:sub-view-size="7846 3468" svg:viewBox="0 0 196150 86700" draw:type="ooxml-non-primitive" draw:enhanced-path="M 135 707 L 304 774 1583 774 1549 1179 1516 1549 1549 1953 506 1953 371 1987 203 2054 203 1717 203 1347 203 1010 203 875 135 707 Z M 2189 236 L 2862 303 3536 303 4883 269 5556 303 6229 337 6903 370 7610 404 7542 707 7509 1044 7542 1684 7542 3098 6229 3030 4883 2963 3671 2862 3064 2828 2458 2862 2458 2828 2391 2795 2189 2694 2021 2626 1953 2559 1886 2492 1785 2256 1751 2088 1751 1886 1785 1549 1785 1179 1785 774 1852 606 1920 438 2021 337 2189 236 Z M 3603 0 L 2930 34 2290 101 2256 67 1987 67 1886 135 1819 168 1751 269 1684 370 1617 606 1213 572 438 572 270 606 102 673 68 673 102 707 68 842 34 1010 34 1347 1 1751 34 1919 68 2121 102 2155 68 2189 405 2189 741 2155 1145 2189 1549 2155 1617 2492 1684 2626 1751 2761 1852 2862 1953 2963 2088 2997 2290 2997 2930 3064 3603 3131 4883 3165 6196 3266 7542 3333 7542 3367 7576 3434 7677 3468 7778 3434 7812 3367 7812 3333 7812 2559 7812 1818 7845 1078 7812 707 7778 337 7744 303 7778 269 7744 202 7711 168 7643 135 6970 135 6297 101 4950 34 4277 34 3603 0 Z N"/>
        </draw:custom-shape>
        <draw:custom-shape draw:name="Shape 1547" draw:style-name="Mgr5" draw:text-style-name="MP9" draw:layer="layout" svg:width="0.105cm" svg:height="0.049cm" svg:x="6.293cm" svg:y="0.757cm">
          <text:p/>
          <draw:enhanced-geometry draw:mirror-horizontal="false" draw:mirror-vertical="false" drawooo:sub-view-size="573 270" svg:viewBox="0 0 14325 6750" draw:type="ooxml-non-primitive" draw:enhanced-path="M 169 1 L 34 34 0 68 0 135 0 169 34 203 135 236 236 236 438 270 505 270 539 236 573 169 539 68 505 34 472 1 Z N"/>
        </draw:custom-shape>
        <draw:custom-shape draw:name="Shape 1548" draw:style-name="Mgr5" draw:text-style-name="MP9" draw:layer="layout" svg:width="0.055cm" svg:height="0.285cm" svg:x="7.33cm" svg:y="0.751cm">
          <text:p/>
          <draw:enhanced-geometry draw:mirror-horizontal="false" draw:mirror-vertical="false" drawooo:sub-view-size="304 1550" svg:viewBox="0 0 7600 38750" draw:type="ooxml-non-primitive" draw:enhanced-path="M 237 1 L 136 136 68 304 35 641 1 1045 68 1449 68 1516 102 1516 203 1550 304 1482 304 1449 304 1381 270 1011 270 641 304 338 304 169 304 35 270 1 Z N"/>
        </draw:custom-shape>
        <draw:custom-shape draw:name="Shape 1549" draw:style-name="Mgr5" draw:text-style-name="MP9" draw:layer="layout" svg:width="0.043cm" svg:height="0.154cm" svg:x="7.249cm" svg:y="0.807cm">
          <text:p/>
          <draw:enhanced-geometry draw:mirror-horizontal="false" draw:mirror-vertical="false" drawooo:sub-view-size="236 843" svg:viewBox="0 0 5900 21075" draw:type="ooxml-non-primitive" draw:enhanced-path="M 135 1 L 68 68 34 169 0 338 0 742 34 775 68 809 135 843 202 809 236 775 236 742 202 405 236 237 236 68 202 1 Z N"/>
        </draw:custom-shape>
        <draw:custom-shape draw:name="Shape 1550" draw:style-name="Mgr5" draw:text-style-name="MP9" draw:layer="layout" svg:width="0.645cm" svg:height="0.558cm" svg:x="5.505cm" svg:y="0.341cm">
          <text:p/>
          <draw:enhanced-geometry draw:mirror-horizontal="false" draw:mirror-vertical="false" drawooo:sub-view-size="3503 3031" svg:viewBox="0 0 87575 75775" draw:type="ooxml-non-primitive" draw:enhanced-path="M 1516 169 L 1886 304 2256 472 2627 708 2930 977 2829 1011 2728 1044 2559 1145 2391 1314 2256 1482 2021 1819 1819 2155 1751 2358 1684 2560 1650 2526 1314 2324 1011 2088 809 1852 573 1617 135 1213 169 1179 304 1011 438 876 775 640 1112 405 1280 304 1482 203 1516 169 Z M 3064 1044 L 3266 1246 3165 1482 3031 1718 2694 2122 2324 2492 2155 2661 1953 2728 1987 2492 2054 2324 2122 2155 2324 1852 2458 1650 2627 1415 2795 1213 3031 1078 3031 1044 Z M 1415 1 L 1179 102 977 203 573 506 405 640 236 775 68 943 34 1044 34 1145 34 1179 1 1246 1 1314 68 1415 169 1583 337 1751 607 2054 842 2290 1112 2492 1381 2661 1617 2829 1617 2863 1617 2896 1617 2930 1684 2997 1785 3031 1852 2964 2088 2964 2223 2896 2324 2829 2593 2593 2829 2290 3064 1987 3266 1650 3401 1415 3502 1246 3468 1179 3435 1112 3334 1011 3233 943 3233 876 3199 842 2829 539 2425 270 2189 135 1953 34 1718 1 Z N"/>
        </draw:custom-shape>
        <draw:custom-shape draw:name="Shape 1551" draw:style-name="Mgr5" draw:text-style-name="MP9" draw:layer="layout" svg:width="0.229cm" svg:height="0.111cm" svg:x="25.193cm" svg:y="8.671cm">
          <text:p/>
          <draw:enhanced-geometry draw:mirror-horizontal="false" draw:mirror-vertical="false" drawooo:sub-view-size="1247 607" svg:viewBox="0 0 31175 15175" draw:type="ooxml-non-primitive" draw:enhanced-path="M 1246 0 L 607 202 304 337 1 505 1 539 1 573 1 606 34 606 1246 303 1246 0 Z N"/>
        </draw:custom-shape>
        <draw:custom-shape draw:name="Shape 1552" draw:style-name="Mgr5" draw:text-style-name="MP9" draw:layer="layout" svg:width="3.841cm" svg:height="5.467cm" svg:x="21.58cm" svg:y="12.996cm">
          <text:p/>
          <draw:enhanced-geometry draw:mirror-horizontal="false" draw:mirror-vertical="false" drawooo:sub-view-size="20842 29663" svg:viewBox="0 0 521050 741575" draw:type="ooxml-non-primitive" draw:enhanced-path="M 19394 10707 L 19427 10876 19495 11044 19663 11347 19865 11616 19966 11717 20101 11818 19865 12458 19798 12357 19730 12222 19495 11785 19326 11549 19225 11414 19091 11347 19394 10707 Z M 19023 11448 L 19225 11717 19394 12020 19528 12357 19629 12525 19764 12626 19798 12626 19629 13165 19394 12828 19192 12424 18990 12020 18956 12020 18922 12054 18956 12256 19023 12458 19192 12828 19360 13098 19427 13266 19562 13367 19259 14108 19192 13973 19091 13805 18922 13535 18687 13098 18417 12694 18821 11919 19023 11448 Z M 18350 12828 L 18518 13199 18687 13535 18889 13939 19023 14142 19158 14276 19124 14377 18922 14781 18788 14512 18653 14310 18384 13805 18249 13535 18215 13401 18215 13266 18215 13232 18182 13266 18182 13266 18350 12828 Z M 18182 13266 L 18148 13468 18148 13670 18215 13872 18316 14074 18518 14546 18653 14781 18788 15017 18619 15387 18552 15185 18451 14983 18249 14613 18081 14310 17980 14175 17845 14041 18182 13266 Z M 17777 14209 L 17946 14512 18114 14781 18283 15185 18384 15387 18485 15589 18518 15589 18283 16094 18081 15758 17845 15286 17609 14815 17575 14781 17542 14781 17777 14209 Z M 17508 14882 L 17575 15084 17643 15286 17811 15657 18148 16364 17878 16970 17643 16532 17407 16128 17205 15758 17508 14882 Z M 17138 15892 L 17474 16633 17609 16902 17777 17205 17643 17441 17373 16936 17003 16229 17138 15892 Z M 16936 16431 L 17037 16768 17171 17104 17340 17441 17441 17576 17542 17677 17340 18114 17104 17677 16936 17374 16700 17037 16936 16431 Z M 16666 17172 L 16868 17542 17037 17912 17104 18148 17239 18384 16902 19124 16767 18922 16532 18316 16464 18148 16397 18081 16363 18013 16464 17744 16666 17172 Z M 6499 8654 L 9428 9866 10876 10472 12323 11111 13030 11414 13771 11684 14478 11987 15185 12290 16464 12963 17104 13232 17441 13367 17811 13468 17138 15084 16801 15892 16532 16734 16027 18047 15488 19326 14882 19023 14276 18788 13030 18316 12290 17980 11583 17643 10876 17273 10135 16970 8586 16330 7037 15657 5455 14983 4681 14680 3873 14377 3906 14310 4815 12290 5724 10303 6499 8654 Z M 16262 18215 L 16330 18485 16431 18821 16599 19158 16767 19427 16599 19730 16397 19192 16229 18922 16060 18720 16262 18215 Z M 15993 18855 L 16229 19427 16363 19730 16498 20000 16363 20303 16195 20000 16027 19596 15892 19158 15993 18855 Z M 15791 19394 L 15858 19764 15926 20067 16027 20370 16094 20505 16195 20639 16060 20942 15858 20505 15724 20235 15589 19932 15791 19394 Z M 15522 20067 L 15757 20740 15825 20976 15892 21111 15959 21212 15858 21447 15690 21144 15353 20437 15522 20067 Z M 15286 20606 L 15488 21245 15589 21515 15724 21750 15555 22155 15454 21919 15353 21683 15219 21414 15084 21144 15286 20606 Z M 15017 21279 L 15185 21750 15286 22087 15353 22222 15454 22357 15488 22357 15320 22794 15151 22525 14949 22188 14781 21885 15017 21279 Z M 14747 21986 L 14815 22289 14949 22525 15050 22794 15219 23064 15050 23400 14949 23198 14882 22996 14747 22693 14579 22390 14747 21986 Z M 14545 22458 L 14680 23097 14815 23400 14882 23535 14983 23670 14815 24074 14680 23771 14478 23434 14377 23299 14276 23131 14545 22458 Z M 14242 23198 L 14512 23905 14613 24141 14714 24343 14613 24713 14478 24444 14377 24175 14242 23905 14074 23670 14108 23569 14242 23198 Z M 13973 23838 L 14007 23939 14242 24511 14343 24747 14411 24882 14478 25016 14343 25420 14276 25319 14209 25218 14141 25117 14040 24915 13939 24646 13838 24511 13737 24410 13973 23838 Z M 13704 24511 L 13838 24848 13973 25185 14108 25387 14175 25521 14310 25555 14108 26127 14040 26026 13838 25521 13704 25218 13603 25084 13502 24983 13704 24511 Z M 13468 25050 L 13569 25218 13636 25420 13737 25757 13838 26060 13906 26195 14007 26329 13838 26733 13670 26397 13569 26094 13468 25757 13333 25454 13300 25454 13468 25050 Z M 13266 25521 L 13333 25892 13401 26262 13468 26430 13535 26599 13603 26767 13737 26902 13603 27238 13367 26834 13199 26498 12997 26195 13266 25521 Z M 270 23400 L 405 23569 573 23703 741 23838 977 23939 1381 24141 1785 24276 3469 24949 4310 25286 5152 25589 6936 26262 8721 26969 9529 27339 9529 27339 7273 26531 5455 25892 4546 25555 3637 25218 3536 25185 2896 24915 2223 24612 1583 24276 910 23973 304 23602 236 23434 270 23400 Z M 3940 14546 L 4041 14680 4512 14882 6431 15690 7879 16296 9360 16902 10135 17273 10909 17609 12458 18350 13199 18653 13939 18922 14680 19225 15050 19394 15387 19562 14781 21043 14478 21750 14175 22525 13603 24040 12963 25589 12727 26195 12492 26834 12357 27137 12189 27407 12020 27710 11818 27945 11212 27777 10640 27508 9495 27003 7845 26329 6196 25690 2829 24410 2189 24175 1550 23939 943 23636 640 23468 371 23266 371 23232 371 23198 405 23131 405 23064 472 22895 708 22155 1583 19932 2661 17239 3805 14579 3873 14579 3906 14546 Z M 12963 26296 L 13199 26834 13333 27137 13502 27440 13266 27912 13232 27945 13165 27710 13098 27508 12963 27104 12795 26700 12929 26397 12963 26296 Z M 12391 27609 L 12424 27777 12492 27912 12626 28248 12626 28248 12020 28080 12222 27844 12391 27609 Z M 12727 26902 L 12862 27440 12963 27811 13030 28013 13131 28147 13030 28349 12997 28349 12997 28248 12963 28215 12929 28215 12896 28248 12660 27777 12593 27575 12525 27339 12727 26902 Z M 19764 18788 L 19360 19697 19023 20606 18687 21548 18316 22491 17878 23468 17441 24410 16969 25387 16532 26329 16296 26834 16094 27373 15892 27878 15623 28383 15724 28147 16767 25723 17811 23333 18249 22188 18653 21043 18889 20437 19158 19899 19764 18788 Z M 5489 26060 L 6532 26430 8451 27070 10371 27743 11145 28013 11650 28181 11616 28215 11549 28349 11515 28450 11111 28282 9327 27541 7509 26868 6499 26464 5489 26060 Z M 12323 28316 L 12761 28450 12525 28417 12323 28316 Z M 371 23905 L 741 24141 1145 24377 1550 24579 1987 24747 2829 25084 3704 25420 5691 26296 6701 26733 7711 27137 9630 27878 11515 28652 11515 28753 11381 28720 10640 28383 9866 28080 8317 27474 7340 27070 6364 26666 4411 25791 2459 24949 1482 24579 506 24208 506 24175 472 24141 371 23905 Z M 11852 28349 L 11919 28417 12020 28484 12256 28585 12525 28686 12795 28753 12727 28888 12256 28753 11785 28551 11785 28349 Z M 13064 28753 L 13098 28821 13165 28854 13401 28888 13636 28922 14074 29023 13805 29056 13502 29023 13232 28989 12929 28955 12963 28753 Z M 11751 28753 L 11852 28787 12290 28955 12727 29090 12761 29292 12256 29090 11751 28888 11751 28753 Z M 15084 28989 L 14916 29124 14714 29258 14512 29359 14310 29427 14074 29460 13872 29460 13401 29427 12963 29326 12997 29292 12963 29225 12963 29157 13502 29225 14276 29225 14545 29157 14815 29090 15084 28989 Z M 9765 1 L 9731 35 9529 775 9327 1482 9057 2189 8788 2863 8216 4243 7576 5590 6398 8250 5825 9563 5186 10876 4714 11818 4277 12795 3469 14781 2257 17576 1078 20437 674 21481 270 22525 169 22828 102 23030 68 23198 34 23232 1 23299 102 23535 135 23771 203 24006 304 24242 337 24276 405 24276 2459 25252 4512 26161 6633 27036 8721 27878 10135 28450 11549 29056 11583 29090 11650 29090 12020 29258 12694 29494 13064 29595 13401 29662 14141 29662 14478 29595 14848 29460 15151 29292 15421 29090 15656 28821 15825 28518 15993 28181 16161 27844 16431 27205 16868 26127 17373 25117 17878 24074 18350 23030 18788 21952 19192 20841 19596 19730 20067 18653 20437 17946 20841 17273 20841 16902 20505 17407 20202 17879 20505 17172 20673 16835 20841 16498 20841 15960 20639 16296 20370 16768 20168 17273 19966 17744 19730 18249 19192 19259 18922 19764 18653 20303 18451 20841 18249 21414 18047 21986 17845 22559 17373 23670 16868 24781 16363 25892 15858 27003 15555 27844 15353 28248 15252 28417 15084 28585 14983 28686 14848 28753 14747 28787 14613 28821 14343 28821 14040 28753 13636 28585 13232 28417 13670 27575 13704 27541 13906 27137 14141 26666 14343 26161 14680 25117 14747 25117 14781 25050 14781 25016 14781 24983 14747 24949 14848 24646 14882 24545 14916 24545 14983 24579 15017 24545 15050 24511 15050 24478 14949 24309 15151 23771 15219 23737 15252 23703 15252 23636 15219 23602 15353 23232 15421 23232 15488 23198 15488 23165 15488 23097 15454 22996 15858 21952 15892 21986 15993 21986 16027 21952 16027 21919 15959 21717 16161 21313 16195 21245 16397 20808 16431 20808 16498 20774 16532 20774 16532 20707 16498 20572 16666 20202 16700 20202 16734 20168 16868 20235 17037 20269 17306 20370 17575 20471 17946 20673 18114 20774 18316 20808 18350 20808 18384 20774 18417 20707 18417 20673 18384 20572 18283 20505 18081 20370 17676 20202 17239 20033 16969 19966 16868 19966 16767 20000 16969 19562 17070 19562 17104 19495 17138 19461 17104 19394 17070 19360 17306 18855 17441 18552 17474 18518 17508 18451 17980 17441 18047 17441 18081 17374 18047 17273 18384 16566 18417 16532 18417 16498 19528 14108 19697 14243 19865 14310 20235 14445 20841 14714 20841 14445 20639 14377 20101 14142 19831 14074 19562 14041 19629 13872 19865 13266 20067 12660 20269 12088 20505 11482 20673 11145 20841 10842 20841 10371 20774 10472 20404 9798 20269 9462 20134 9091 20134 9058 20101 9091 20101 9293 20134 9529 20269 9933 20437 10337 20639 10707 20471 11044 20336 10876 20269 10707 20101 10371 20000 10202 19865 10068 19831 10068 19831 10101 19932 10303 20000 10505 20067 10707 20134 10909 20235 11078 20370 11246 20202 11583 20134 11549 19899 11280 19764 11111 19663 10909 19495 10539 19461 10505 20168 8923 20841 7341 20841 6667 20336 7846 19831 9024 19326 10202 18788 11347 18350 12290 17912 13232 17508 13131 17171 12997 16801 12862 16464 12694 15118 11953 14343 11616 13569 11313 12795 11010 12020 10707 10640 10101 9226 9495 8317 9159 7879 8990 7441 8788 7004 8620 6802 8553 6566 8485 8014 5253 8552 4007 9091 2762 9327 2122 9529 1482 9697 809 9866 169 9899 203 10371 371 10775 540 11650 977 12088 1146 12559 1280 13468 1583 14478 1920 15488 2358 17474 3233 18586 3671 19697 4108 20740 4546 20841 4580 20841 4243 20033 3940 18720 3435 17407 2896 15488 2055 14512 1651 13535 1314 12458 977 11919 775 11414 540 11044 371 10674 203 10337 102 9933 35 9899 35 9866 68 9832 1 Z N"/>
        </draw:custom-shape>
        <draw:custom-shape draw:name="Shape 1553" draw:style-name="Mgr5" draw:text-style-name="MP9" draw:layer="layout" svg:width="4.474cm" svg:height="5.356cm" svg:x="20.947cm" svg:y="7.051cm">
          <text:p/>
          <draw:enhanced-geometry draw:mirror-horizontal="false" draw:mirror-vertical="false" drawooo:sub-view-size="24276 29057" svg:viewBox="0 0 606900 726425" draw:type="ooxml-non-primitive" draw:enhanced-path="M 236 10909 L 203 10943 203 10909 Z M 1246 9933 L 1650 10202 1987 10472 2660 11078 3064 11448 3468 11785 3872 12121 4243 12458 4916 13131 5556 13838 5724 14007 5724 14074 5792 14142 5859 14142 6364 14613 6600 14882 6835 15118 6734 15253 6633 15387 6465 15623 6162 15960 6027 16162 5893 16330 5590 15960 5287 15657 4950 15320 4613 15017 3738 14209 3300 13838 2829 13502 2391 13165 1953 12761 1583 12323 1213 11886 1044 11684 708 11313 405 11010 270 10943 236 10909 270 10909 304 10876 438 10775 607 10505 910 10202 1044 10068 1246 9933 Z M 17003 3098 L 17138 3502 17272 3906 17609 4681 17744 4984 17845 5320 18013 5960 18249 7307 18518 8721 18282 8755 18047 8788 17575 8923 16700 9260 15959 9495 15219 9697 13670 10034 12895 10202 12087 10404 10539 10876 9933 11044 9293 11179 8956 11280 8653 11381 8384 11482 8115 11650 8081 11684 8081 11751 8115 11818 8182 11818 8788 11616 9394 11482 10000 11347 10606 11179 12054 10741 13502 10371 14983 10068 15690 9899 16397 9697 16936 9495 17474 9293 18013 9125 18282 9058 18585 9024 18686 9529 18484 9529 18249 9563 17845 9664 17037 9967 16363 10202 15656 10404 14276 10775 11313 11583 9832 11953 8350 12323 8283 12357 8283 12458 8317 12525 8384 12559 9091 12458 9764 12357 10471 12189 11145 12020 12525 11616 13872 11212 15320 10808 16767 10371 17744 10068 18249 9933 18754 9832 18855 10371 17542 10775 16229 11179 14882 11515 13569 11818 12256 12121 10976 12458 9731 12761 9428 12862 9125 12963 8923 13098 8788 13131 8721 13165 8653 13199 8620 13232 8620 13300 8687 13333 8754 13401 8855 13401 9024 13300 9394 13165 9731 13064 10438 12896 11784 12525 12458 12357 13165 12222 14613 11886 16060 11515 17508 11111 18922 10674 19023 11078 17676 11414 16330 11785 14983 12155 13636 12424 12996 12593 12390 12761 11212 13165 10640 13300 10034 13434 9461 13569 9192 13670 8923 13805 8923 13838 8923 13906 8923 13939 8990 13939 9596 13838 10168 13704 11347 13367 12525 12997 13097 12828 13704 12694 15050 12424 15724 12256 16397 12088 17744 11717 19090 11347 19225 11818 19191 11818 18484 11919 17811 12088 17138 12256 16431 12458 15084 12929 14411 13131 13737 13333 11010 14007 10471 14142 9865 14276 9562 14377 9293 14478 9057 14613 8855 14781 8855 14815 8889 14849 9125 14849 9428 14815 9697 14748 10000 14647 10539 14478 11077 14310 13603 13670 14310 13468 14983 13266 16363 12828 17070 12593 17777 12424 18484 12256 19191 12155 19292 12121 19427 12660 19158 12660 18888 12727 18215 12929 17542 13131 16633 13401 15757 13670 14848 13939 13973 14209 11549 14849 10269 15152 9933 15253 9731 15286 9529 15286 9495 15320 9495 15354 9495 15387 9630 15455 9764 15488 9933 15488 10101 15455 10438 15387 10707 15320 12054 14983 13401 14647 14882 14243 15623 14040 16330 13805 18114 13266 18754 13030 19090 12929 19494 12929 19999 14882 17508 15623 15017 16364 12559 17003 11885 17172 11212 17306 10539 17475 9899 17677 9865 17710 9865 17744 9865 17778 9899 17778 10471 17744 11044 17677 12121 17407 13502 17071 14848 16700 17474 15960 20067 15185 20168 15657 19629 15825 19090 15960 18552 16094 18013 16229 16666 16633 15993 16835 15320 17037 12862 17643 11616 17946 11010 18114 10404 18316 10303 18350 9630 17677 9125 17104 8552 16498 8249 16229 7946 15960 7610 15724 7273 15556 7172 15185 7172 15118 7138 15084 7105 15051 6768 14074 6600 13569 6465 13064 6095 11616 5792 10135 5489 8755 5320 8048 5219 7374 5219 7105 5253 6869 5320 6667 5421 6465 5556 6297 5724 6162 5926 6027 6128 5926 6398 5825 6499 5758 6566 5657 6600 5657 7071 5623 7542 5522 8485 5253 9259 5051 10000 4849 10774 4613 11549 4445 12929 4142 14310 3839 15656 3536 16330 3334 17003 3098 Z M 20235 15892 L 20336 16397 18181 16835 17104 17104 16027 17374 14815 17710 13636 18114 13064 18283 12491 18451 11919 18619 11347 18821 11111 18855 10909 18956 10471 18518 10606 18485 10741 18451 10842 18384 11380 18283 11885 18182 12929 17879 15623 17205 16296 17003 16936 16801 18282 16397 19259 16162 19764 16061 20235 15892 Z M 20403 16667 L 20504 17138 19393 17407 18282 17677 17205 18013 16128 18384 15118 18754 14074 19124 13502 19293 12929 19394 11751 19596 11717 19629 11683 19663 11212 19259 11111 19158 11313 19091 11515 19023 12020 18889 12289 18855 12424 18821 12525 18754 12559 18754 13468 18451 14680 18047 15858 17677 17003 17407 18114 17138 20403 16667 Z M 6835 15556 L 7239 15825 7610 16094 7980 16397 8317 16700 8990 17340 9630 18013 10337 18754 11044 19461 11380 19730 11717 20000 12054 20303 12357 20572 12289 20639 12256 20707 12256 20740 12054 20976 11852 21178 11650 21346 11414 21212 11212 21077 10842 20740 10438 20404 10034 20067 9226 19293 8384 18552 7643 17946 7273 17643 6936 17273 6566 16835 6364 16633 6128 16465 6398 16128 6701 15791 6835 15556 Z M 20538 17407 L 20673 18081 20942 19562 18619 20134 16296 20707 14916 21077 13535 21481 12862 21683 12963 21616 13030 21515 13064 21414 13064 21279 12996 21178 12895 21077 12794 20976 12559 20774 12660 20572 12660 20505 12592 20471 12592 20437 12929 20404 13266 20336 13973 20168 14646 19966 15286 19764 15690 19629 16094 19461 16868 19091 17239 18956 17643 18821 18047 18720 18484 18687 18552 18687 18585 18653 18619 18552 18585 18451 18552 18417 18484 18384 18114 18417 17777 18485 17407 18552 17070 18687 16397 18956 15757 19259 15353 19427 14916 19562 14108 19798 13232 20000 12828 20134 12424 20269 11784 19730 12054 19764 12323 19764 12828 19730 13367 19629 13906 19461 14444 19293 14983 19091 15959 18720 17070 18316 18215 17980 19393 17677 20538 17407 Z M 12458 20909 L 12559 21010 12761 21178 12862 21245 12895 21313 12895 21380 12794 21447 12693 21582 12559 21649 12390 21717 12222 21717 12020 21616 11919 21548 11852 21481 12020 21346 12155 21212 12458 20909 Z M 17979 2661 L 18047 2762 18148 2762 18080 2829 18080 2964 18181 3300 18417 3940 18787 5085 19124 6230 19427 7576 19595 8250 19764 8923 20134 10236 20302 10876 20471 11549 20605 12222 20706 12929 20807 13636 20942 14344 21211 15724 21548 17104 21885 18350 22289 19596 22659 20841 23063 22087 22895 21952 22760 21784 22727 21750 22659 21717 22592 21750 22558 21784 22424 21986 22356 22188 22222 22559 21986 22053 21784 21515 21616 20976 21447 20437 21481 20404 21447 20336 21447 20303 21380 20269 21245 19629 21077 18821 20908 18013 20774 17340 20807 17273 20807 17239 20774 17172 20740 17138 20471 15791 20504 15758 20504 15690 20471 15657 20403 15589 20302 15118 20336 15017 20336 14950 20302 14882 20235 14849 19764 12963 19326 11246 19326 11145 19259 11078 18956 9731 18956 9630 18787 8957 18821 8856 18787 8788 18754 8755 18552 7745 18316 6364 18148 5691 17979 4984 17777 4512 17575 4007 17340 3536 17239 3267 17171 3031 17205 2930 17171 2896 17138 2863 17138 2829 17171 2829 17441 2728 17710 2694 17979 2661 Z M 24275 1 L 22626 506 20976 977 19326 1381 17643 1785 14310 2593 12626 2997 10976 3401 9630 3772 8317 4176 5691 5017 5051 5253 4714 5388 4377 5590 4108 5792 3973 5926 3906 6061 3839 6230 3805 6364 3771 6533 3805 6735 3771 7105 3805 7509 3906 7913 4007 8317 4310 9125 4546 9866 5556 13434 4916 12761 4243 12121 3839 11717 3401 11381 2963 11010 2559 10606 2290 10371 1987 10101 1819 9967 1650 9899 1482 9866 1280 9899 1280 9832 1246 9765 1179 9731 1112 9731 943 9832 775 10000 506 10303 270 10573 169 10741 135 10808 135 10876 102 10876 68 10909 34 10943 1 10977 34 11010 68 11044 236 11145 371 11280 640 11549 1145 12155 1448 12525 1785 12896 2155 13232 2526 13569 3401 14243 4276 14983 4680 15354 5085 15758 5455 16195 5792 16633 5859 16700 5994 16700 6027 16633 6061 16599 6162 16734 6263 16835 6330 16869 6330 16902 6600 17744 6869 18619 7071 19461 7239 20336 7610 22087 7812 22963 8081 23838 8653 25656 9226 27474 9327 27710 9428 27912 9529 28114 9663 28316 9832 28484 10000 28652 10202 28787 10438 28888 10707 28955 11010 29023 11313 29056 11616 29056 11919 29023 12222 28989 12828 28854 13434 28686 14040 28484 15151 28080 17104 27541 19057 27003 20067 26666 21110 26329 21616 26161 22154 26026 22659 25892 23198 25824 23265 25791 23333 25690 23467 25690 23636 25656 23972 25589 24275 25488 24275 25151 23636 25353 23366 25454 23198 25555 22760 25589 22356 25690 21548 25892 19966 26430 19057 26700 18148 26969 16296 27474 14882 27912 13468 28349 12895 28518 12323 28686 11717 28753 11414 28787 11111 28787 10741 28720 10438 28585 10202 28417 9966 28181 9798 27912 9630 27609 9495 27306 9394 26969 9125 26094 8822 25252 8249 23535 8014 22761 7812 21986 7475 20437 7138 18855 6936 18114 6667 17340 6768 17441 7037 17744 7307 18047 7946 18586 8115 18956 8216 19360 8418 20168 8586 21010 8721 21818 8923 23030 9192 24242 9394 25319 9562 25892 9731 26498 10000 27036 10135 27272 10303 27508 10505 27710 10707 27878 10943 28013 11178 28147 11515 28215 11852 28248 12188 28248 12525 28215 12862 28147 13199 28046 13838 27878 14613 27609 15387 27306 16195 27003 16969 26733 21279 25488 22356 25151 23467 24814 24275 24579 24275 24276 22929 24713 20807 25387 18686 25993 16936 26531 16094 26801 15252 27104 14444 27407 13670 27676 13232 27811 12828 27878 12424 27945 12020 27979 11650 27979 11313 27878 11044 27777 10774 27575 10539 27373 10337 27104 10168 26834 10034 26531 9899 26195 9764 25858 9596 25185 9461 24511 9327 23872 9125 22626 8923 21346 8822 20707 8687 20101 8519 19495 8317 18889 8350 18922 9259 19764 9697 20168 10135 20572 10539 20875 10741 21043 10909 21178 11212 21447 11347 21548 11549 21616 11616 21649 11683 21616 11717 21582 11717 21616 11751 21649 11919 21784 12121 21885 11616 21986 11380 22053 11178 22155 11111 22222 11111 22289 11178 22357 11246 22357 12525 22020 13805 21683 15084 21313 16363 20976 18686 20404 21009 19831 21110 20235 20841 20269 20538 20303 19932 20437 18821 20740 18013 20942 17239 21178 15690 21649 14108 22155 13333 22424 12525 22660 12188 22693 11852 22761 11683 22794 11515 22895 11414 22996 11313 23131 11313 23165 11347 23165 11784 23030 12222 22929 12660 22862 13097 22727 14545 22289 15993 21818 17306 21414 18653 21043 19259 20841 19898 20673 20538 20538 20875 20505 21178 20505 21346 21043 20740 21144 20134 21279 18922 21582 16498 22256 15252 22592 14007 22963 12761 23400 11549 23838 11515 23872 11515 23905 11549 23973 11582 23973 12188 23872 12794 23737 13367 23569 13973 23333 15151 22929 15724 22727 16330 22559 17575 22222 18855 21851 20134 21548 20774 21414 21414 21279 21750 22155 21919 22592 22154 22996 22188 23064 22255 23064 22356 23030 22390 22963 22525 22525 22592 22323 22659 22121 22760 22222 22861 22289 23131 22390 23164 22491 23198 22525 23232 22559 23333 22559 23400 22525 23434 22458 23434 22424 23400 22357 23400 22256 23366 22188 22962 20841 22558 19495 22121 18114 21750 16768 21582 16061 21414 15320 21178 13872 20908 12424 20774 11717 20639 10977 20437 10337 20269 9664 19898 8384 19528 6903 19360 6162 19158 5421 18855 4479 18552 3570 18451 3132 18350 2896 18282 2694 18518 2728 18821 2694 19494 2560 19494 2795 19528 3065 19629 3570 19764 4075 19932 4580 20100 5287 20269 5994 20572 7442 20740 8182 20908 8889 21312 10371 22154 13232 22962 16061 23366 17441 23737 18855 23972 19663 24275 20471 24275 19697 24107 19259 23972 18788 23602 17441 23232 16094 22457 13434 21649 10674 21245 9260 20875 7879 20605 6499 20302 5152 20134 4479 19932 3839 19764 3166 19629 2492 20504 2257 20976 2088 21818 1819 22626 1516 23434 1247 24275 1011 24275 742 24141 809 21851 1583 20706 1954 19595 2290 18922 2492 18518 2560 18350 2560 18215 2526 18181 2492 18047 2459 17609 2459 17340 2526 17205 2593 17104 2661 17003 2661 16969 2694 16969 2728 16969 2863 16969 2896 16296 3098 15623 3300 14242 3637 12862 3906 11481 4209 10707 4411 9933 4647 8418 5051 7812 5219 7239 5354 6869 5455 6667 5522 6532 5522 6532 5556 6532 5623 6095 5758 5859 5859 5657 5994 5489 6129 5320 6263 5186 6465 5085 6701 5017 6937 4984 7240 5017 7543 5051 7846 5219 8418 5354 8957 5691 10674 6095 12391 6229 12963 6398 13535 6768 14647 6330 14243 5893 13805 5792 13333 5691 12862 5421 11919 5118 10977 4815 10034 4579 9226 4310 8384 4209 8014 4142 7644 4007 6903 4041 6869 4041 6802 4007 6566 4041 6364 4108 6196 4243 6027 4411 5859 4579 5724 4815 5590 5051 5489 5556 5287 6095 5152 6903 4916 9663 4075 11077 3671 12458 3300 15421 2593 18383 1886 19865 1516 21346 1146 22828 742 24275 304 24275 1 Z N"/>
        </draw:custom-shape>
        <draw:custom-shape draw:name="Shape 1554" draw:style-name="Mgr5" draw:text-style-name="MP9" draw:layer="layout" svg:width="0.105cm" svg:height="0.055cm" svg:x="6.287cm" svg:y="0.844cm">
          <text:p/>
          <draw:enhanced-geometry draw:mirror-horizontal="false" draw:mirror-vertical="false" drawooo:sub-view-size="574 304" svg:viewBox="0 0 14350 7600" draw:type="ooxml-non-primitive" draw:enhanced-path="M 405 1 L 169 35 68 102 34 136 34 169 1 203 68 270 135 270 203 304 438 270 506 237 573 203 573 169 573 102 573 68 539 35 472 1 Z N"/>
        </draw:custom-shape>
        <draw:custom-shape draw:name="Shape 1555" draw:style-name="Mgr5" draw:text-style-name="MP9" draw:layer="layout" svg:width="0.142cm" svg:height="0.061cm" svg:x="25.279cm" svg:y="9.161cm">
          <text:p/>
          <draw:enhanced-geometry draw:mirror-horizontal="false" draw:mirror-vertical="false" drawooo:sub-view-size="776 337" svg:viewBox="0 0 19400 8425" draw:type="ooxml-non-primitive" draw:enhanced-path="M 775 0 L 371 101 203 202 1 303 1 337 405 337 775 269 775 0 Z N"/>
        </draw:custom-shape>
        <draw:custom-shape draw:name="Shape 1556" draw:style-name="Mgr5" draw:text-style-name="MP9" draw:layer="layout" svg:width="0.192cm" svg:height="0.105cm" svg:x="25.23cm" svg:y="8.813cm">
          <text:p/>
          <draw:enhanced-geometry draw:mirror-horizontal="false" draw:mirror-vertical="false" drawooo:sub-view-size="1045 573" svg:viewBox="0 0 26125 14325" draw:type="ooxml-non-primitive" draw:enhanced-path="M 1044 1 L 573 236 337 304 68 371 1 405 1 472 34 506 68 573 304 573 573 539 809 438 1044 337 1044 1 Z N"/>
        </draw:custom-shape>
        <draw:custom-shape draw:name="Shape 1557" draw:style-name="Mgr5" draw:text-style-name="MP9" draw:layer="layout" svg:width="0.074cm" svg:height="0.061cm" svg:x="25.348cm" svg:y="9.297cm">
          <text:p/>
          <draw:enhanced-geometry draw:mirror-horizontal="false" draw:mirror-vertical="false" drawooo:sub-view-size="405 338" svg:viewBox="0 0 10125 8450" draw:type="ooxml-non-primitive" draw:enhanced-path="M 404 1 L 236 68 68 135 0 203 0 270 34 304 101 337 270 337 404 304 404 1 Z N"/>
        </draw:custom-shape>
        <draw:custom-shape draw:name="Shape 1558" draw:style-name="Mgr5" draw:text-style-name="MP9" draw:layer="layout" svg:width="0.049cm" svg:height="0.105cm" svg:x="25.372cm" svg:y="14.492cm">
          <text:p/>
          <draw:enhanced-geometry draw:mirror-horizontal="false" draw:mirror-vertical="false" drawooo:sub-view-size="271 574" svg:viewBox="0 0 6775 14350" draw:type="ooxml-non-primitive" draw:enhanced-path="M 68 1 L 35 35 1 68 1 102 136 338 270 573 270 169 136 35 68 1 Z N"/>
        </draw:custom-shape>
        <draw:custom-shape draw:name="Shape 1559" draw:style-name="Mgr5" draw:text-style-name="MP9" draw:layer="layout" svg:width="0.067cm" svg:height="0.111cm" svg:x="12.761cm" svg:y="18.607cm">
          <text:p/>
          <draw:enhanced-geometry draw:mirror-horizontal="false" draw:mirror-vertical="false" drawooo:sub-view-size="371 607" svg:viewBox="0 0 9275 15175" draw:type="ooxml-non-primitive" draw:enhanced-path="M 169 1 L 0 68 0 102 34 136 236 136 68 439 34 573 68 607 169 607 202 540 236 439 303 270 371 68 371 35 303 1 Z N"/>
        </draw:custom-shape>
        <draw:custom-shape draw:name="Shape 1560" draw:style-name="Mgr5" draw:text-style-name="MP9" draw:layer="layout" svg:width="0.061cm" svg:height="0.185cm" svg:x="25.36cm" svg:y="14.598cm">
          <text:p/>
          <draw:enhanced-geometry draw:mirror-horizontal="false" draw:mirror-vertical="false" drawooo:sub-view-size="338 1011" svg:viewBox="0 0 8450 25275" draw:type="ooxml-non-primitive" draw:enhanced-path="M 68 0 L 34 34 1 101 1 202 34 371 102 539 169 707 337 1010 337 505 236 270 102 68 102 34 68 0 Z N"/>
        </draw:custom-shape>
        <draw:custom-shape draw:name="Shape 1561" draw:style-name="Mgr5" draw:text-style-name="MP9" draw:layer="layout" svg:width="0.974cm" svg:height="0.955cm" svg:x="0.745cm" svg:y="15.858cm">
          <text:p/>
          <draw:enhanced-geometry draw:mirror-horizontal="false" draw:mirror-vertical="false" drawooo:sub-view-size="5287 5186" svg:viewBox="0 0 132175 129650" draw:type="ooxml-non-primitive" draw:enhanced-path="M 2997 237 L 3333 304 3670 439 3603 439 3535 506 3434 607 3300 775 3232 876 3232 910 3232 977 3266 1011 3300 1045 3401 1011 3468 977 3603 809 3704 674 3737 674 3737 641 3771 641 3805 607 3805 540 3771 472 3973 607 4175 742 4545 1045 4680 1247 4815 1415 4949 1617 5017 1819 5084 1987 5118 2189 5084 2189 4949 2257 4815 2324 4545 2425 4512 2459 4478 2492 4512 2526 4545 2560 4680 2593 4848 2593 4983 2526 5118 2459 5118 2728 5050 2997 4949 3233 4848 3469 4714 3435 4613 3401 4478 3435 4377 3469 4377 3502 4377 3536 4545 3637 4714 3671 4579 3873 4411 4075 4209 4243 4040 4411 3838 4546 3603 4681 3401 4782 3165 4883 3165 4815 3098 4580 3064 4479 3030 4411 2997 4378 2929 4378 2896 4411 2862 4479 2862 4647 2896 4782 2963 4916 2727 4950 2323 4950 1953 4849 2054 4580 2088 4277 2054 4243 2020 4243 1953 4378 1852 4479 1751 4748 1751 4782 1549 4647 1347 4512 1145 4378 977 4209 1044 4108 1212 4007 1246 3940 1280 3873 1145 3873 977 3940 808 4041 674 3805 505 3570 404 3334 303 3065 573 3132 808 3098 876 3065 876 2997 842 2930 775 2896 270 2896 236 2661 236 2257 303 1886 438 1550 640 1247 876 977 1179 775 1482 573 1818 439 1886 506 1919 506 1987 472 2222 338 2290 338 2357 304 2660 237 Z M 2626 1 L 2391 35 2155 102 1953 203 1717 237 1515 304 1313 371 1111 506 943 607 775 775 606 910 472 1112 270 1482 101 1920 0 2358 0 2593 0 2829 101 3199 236 3570 438 3940 674 4277 707 4310 741 4344 977 4546 1212 4748 1482 4883 1751 5017 2054 5118 2323 5186 2929 5186 3232 5118 3502 5017 3805 4883 4040 4714 4276 4546 4512 4310 4680 4108 4848 3839 5017 3603 5118 3300 5219 3031 5286 2728 5286 2459 5286 2156 5252 1853 5151 1550 5050 1348 4949 1146 4781 977 4613 775 4444 607 4242 472 4040 338 3805 237 3569 136 3333 68 3098 35 2862 1 Z N"/>
        </draw:custom-shape>
        <draw:custom-shape draw:name="Shape 1562" draw:style-name="Mgr5" draw:text-style-name="MP9" draw:layer="layout" svg:width="0.092cm" svg:height="0.117cm" svg:x="10.62cm" svg:y="18.601cm">
          <text:p/>
          <draw:enhanced-geometry draw:mirror-horizontal="false" draw:mirror-vertical="false" drawooo:sub-view-size="506 640" svg:viewBox="0 0 12650 16000" draw:type="ooxml-non-primitive" draw:enhanced-path="M 202 0 L 34 135 0 169 135 169 202 135 236 169 135 236 34 303 0 337 0 404 34 438 67 438 202 404 337 404 269 472 135 505 101 539 67 573 101 606 135 640 269 606 337 573 438 505 505 438 505 371 471 337 370 303 269 270 337 202 370 169 269 34 269 0 Z N"/>
        </draw:custom-shape>
        <draw:custom-shape draw:name="Shape 1563" draw:style-name="Mgr5" draw:text-style-name="MP9" draw:layer="layout" svg:width="0.452cm" svg:height="0.471cm" svg:x="10.415cm" svg:y="18.316cm">
          <text:p/>
          <draw:enhanced-geometry draw:mirror-horizontal="false" draw:mirror-vertical="false" drawooo:sub-view-size="2459 2560" svg:viewBox="0 0 61475 64000" draw:type="ooxml-non-primitive" draw:enhanced-path="M 2324 135 L 2324 707 2290 1280 2257 1819 2290 2391 1213 2391 169 2425 169 2054 169 1718 203 1010 203 808 169 606 136 404 136 202 270 236 1146 236 2324 135 Z M 2391 0 L 2021 34 1651 34 1280 68 910 101 304 101 169 68 35 101 1 169 1 202 35 236 35 404 35 573 68 876 68 1280 35 1684 35 2088 35 2492 35 2526 102 2559 1247 2526 2391 2526 2425 2492 2459 2425 2425 2155 2425 1852 2425 1246 2459 674 2459 371 2459 68 2425 34 2391 0 Z N"/>
        </draw:custom-shape>
        <draw:custom-shape draw:name="Shape 1564" draw:style-name="Mgr5" draw:text-style-name="MP9" draw:layer="layout" svg:width="0.502cm" svg:height="0.471cm" svg:x="10.936cm" svg:y="18.328cm">
          <text:p/>
          <draw:enhanced-geometry draw:mirror-horizontal="false" draw:mirror-vertical="false" drawooo:sub-view-size="2728 2560" svg:viewBox="0 0 68200 64000" draw:type="ooxml-non-primitive" draw:enhanced-path="M 2189 135 L 2357 203 2458 236 2525 304 2559 405 2593 506 2593 741 2559 943 2525 1314 2458 1718 2458 1920 2424 2156 2391 2257 2357 2324 2256 2391 2121 2391 1212 2324 303 2324 269 1920 236 1550 168 1145 168 741 168 304 168 203 505 169 875 135 Z M 1582 1 L 1145 34 370 34 101 68 67 102 67 135 34 270 0 438 34 741 34 1179 101 1583 135 1987 168 2425 202 2459 236 2492 606 2459 943 2459 1650 2492 2054 2560 2256 2560 2323 2526 2424 2492 2492 2425 2525 2358 2593 2189 2593 1853 2660 1348 2727 842 2727 506 2694 337 2626 203 2492 102 2323 34 2189 1 Z N"/>
        </draw:custom-shape>
        <draw:custom-shape draw:name="Shape 1565" draw:style-name="Mgr5" draw:text-style-name="MP9" draw:layer="layout" svg:width="0.105cm" svg:height="0.117cm" svg:x="11.141cm" svg:y="18.614cm">
          <text:p/>
          <draw:enhanced-geometry draw:mirror-horizontal="false" draw:mirror-vertical="false" drawooo:sub-view-size="573 641" svg:viewBox="0 0 14325 16025" draw:type="ooxml-non-primitive" draw:enhanced-path="M 337 1 L 269 68 202 135 34 337 0 371 0 405 34 438 236 438 404 405 404 573 404 607 438 640 471 640 505 607 505 573 572 573 539 506 572 304 572 270 539 236 505 203 471 236 337 304 168 304 337 135 370 68 370 1 Z N"/>
        </draw:custom-shape>
        <draw:custom-shape draw:name="Shape 1566" draw:style-name="Mgr5" draw:text-style-name="MP9" draw:layer="layout" svg:width="0.03cm" svg:height="0.173cm" svg:x="11.73cm" svg:y="18.893cm">
          <text:p/>
          <draw:enhanced-geometry draw:mirror-horizontal="false" draw:mirror-vertical="false" drawooo:sub-view-size="169 944" svg:viewBox="0 0 4225 23600" draw:type="ooxml-non-primitive" draw:enhanced-path="M 102 1 L 68 34 34 270 1 472 1 943 135 943 135 506 169 68 135 34 135 1 Z N"/>
        </draw:custom-shape>
        <draw:custom-shape draw:name="Shape 1567" draw:style-name="Mgr5" draw:text-style-name="MP9" draw:layer="layout" svg:width="0.477cm" svg:height="0.198cm" svg:x="10.669cm" svg:y="18.868cm">
          <text:p/>
          <draw:enhanced-geometry draw:mirror-horizontal="false" draw:mirror-vertical="false" drawooo:sub-view-size="2593 1079" svg:viewBox="0 0 64825 26975" draw:type="ooxml-non-primitive" draw:enhanced-path="M 438 1 L 68 68 34 102 34 136 34 169 0 1078 101 1078 135 641 135 203 371 136 606 102 1111 136 1616 169 2121 203 2256 237 2357 270 2391 371 2424 472 2458 708 2458 944 2458 1078 2559 1078 2559 1045 2593 573 2559 371 2525 237 2458 169 2357 102 2256 68 1987 35 1482 35 775 1 Z N"/>
        </draw:custom-shape>
        <draw:custom-shape draw:name="Shape 1568" draw:style-name="Mgr5" draw:text-style-name="MP9" draw:layer="layout" svg:width="0.111cm" svg:height="0.074cm" svg:x="1.471cm" svg:y="16.1cm">
          <text:p/>
          <draw:enhanced-geometry draw:mirror-horizontal="false" draw:mirror-vertical="false" drawooo:sub-view-size="607 405" svg:viewBox="0 0 15175 10125" draw:type="ooxml-non-primitive" draw:enhanced-path="M 337 1 L 202 102 68 203 0 371 0 405 34 405 303 304 438 237 539 203 573 136 606 102 573 35 505 1 Z N"/>
        </draw:custom-shape>
        <draw:custom-shape draw:name="Shape 1569" draw:style-name="Mgr5" draw:text-style-name="MP9" draw:layer="layout" svg:width="0.465cm" svg:height="0.502cm" svg:x="11.482cm" svg:y="18.316cm">
          <text:p/>
          <draw:enhanced-geometry draw:mirror-horizontal="false" draw:mirror-vertical="false" drawooo:sub-view-size="2526 2728" svg:viewBox="0 0 63150 68200" draw:type="ooxml-non-primitive" draw:enhanced-path="M 439 135 L 708 169 1516 202 2189 202 2257 236 2290 270 2358 404 2391 606 2391 808 2358 1280 2358 1583 2324 1987 2290 2189 2189 2391 2156 2458 2122 2492 1987 2526 1684 2559 1112 2559 843 2526 540 2458 405 2391 304 2324 237 2189 203 2054 203 1718 237 1415 270 1111 237 775 169 135 Z M 102 0 L 35 68 1 101 1 135 35 169 102 202 68 404 68 573 102 977 102 1381 68 1751 35 2054 68 2189 102 2290 169 2391 270 2492 371 2559 506 2627 876 2694 1213 2728 1583 2728 1954 2660 2088 2660 2189 2593 2290 2526 2358 2425 2459 2223 2492 1953 2526 1684 2526 1448 2526 977 2526 606 2526 404 2459 236 2391 135 2324 101 2223 68 2122 34 1718 34 573 0 Z N"/>
        </draw:custom-shape>
        <draw:custom-shape draw:name="Shape 1570" draw:style-name="Mgr5" draw:text-style-name="MP9" draw:layer="layout" svg:width="0.105cm" svg:height="0.111cm" svg:x="12.208cm" svg:y="18.607cm">
          <text:p/>
          <draw:enhanced-geometry draw:mirror-horizontal="false" draw:mirror-vertical="false" drawooo:sub-view-size="573 607" svg:viewBox="0 0 14325 15175" draw:type="ooxml-non-primitive" draw:enhanced-path="M 370 371 L 438 405 438 439 370 472 303 472 236 439 202 439 337 371 Z M 337 1 L 168 68 67 203 0 270 0 338 0 405 34 439 0 472 0 506 34 540 67 573 135 540 236 607 438 607 505 573 572 506 572 439 572 371 539 304 438 270 337 237 236 270 135 338 135 270 202 203 269 136 370 102 471 102 505 68 471 1 Z N"/>
        </draw:custom-shape>
        <draw:custom-shape draw:name="Shape 1571" draw:style-name="Mgr5" draw:text-style-name="MP9" draw:layer="layout" svg:width="0.502cm" svg:height="0.309cm" svg:x="12.128cm" svg:y="17.968cm">
          <text:p/>
          <draw:enhanced-geometry draw:mirror-horizontal="false" draw:mirror-vertical="false" drawooo:sub-view-size="2728 1684" svg:viewBox="0 0 68200 42100" draw:type="ooxml-non-primitive" draw:enhanced-path="M 236 135 L 640 168 1785 202 2189 202 2391 236 2492 236 2559 269 2593 404 2593 539 2593 808 2593 1414 2559 1448 2492 1515 2290 1549 1616 1549 909 1481 472 1448 371 1414 303 1313 236 1178 236 1044 202 707 202 438 236 303 202 135 Z M 236 0 L 34 34 0 67 0 101 0 135 34 168 101 168 101 202 101 303 68 471 68 673 101 1111 202 1549 236 1582 573 1582 876 1616 1482 1683 2357 1683 2660 1616 2694 1582 2727 1549 2727 909 2727 572 2660 269 2626 168 2525 135 2424 101 1650 101 977 34 505 0 Z N"/>
        </draw:custom-shape>
        <draw:custom-shape draw:name="Shape 1572" draw:style-name="Mgr5" draw:text-style-name="MP9" draw:layer="layout" svg:width="0.508cm" svg:height="0.217cm" svg:x="11.699cm" svg:y="18.849cm">
          <text:p/>
          <draw:enhanced-geometry draw:mirror-horizontal="false" draw:mirror-vertical="false" drawooo:sub-view-size="2762 1180" svg:viewBox="0 0 69050 29500" draw:type="ooxml-non-primitive" draw:enhanced-path="M 438 1 L 202 68 101 102 34 169 0 237 34 270 101 270 135 237 202 203 303 169 539 136 977 169 1919 203 2256 237 2391 270 2525 338 2593 371 2626 439 2660 607 2626 910 2660 1179 2761 1179 2761 708 2761 439 2727 371 2660 270 2593 237 2525 169 2256 102 1919 68 1583 68 909 35 674 1 Z N"/>
        </draw:custom-shape>
        <draw:custom-shape draw:name="Shape 1573" draw:style-name="Mgr5" draw:text-style-name="MP9" draw:layer="layout" svg:width="0.483cm" svg:height="0.49cm" svg:x="12.568cm" svg:y="18.316cm">
          <text:p/>
          <draw:enhanced-geometry draw:mirror-horizontal="false" draw:mirror-vertical="false" drawooo:sub-view-size="2627 2661" svg:viewBox="0 0 65675 66525" draw:type="ooxml-non-primitive" draw:enhanced-path="M 2122 135 L 2257 169 2358 236 2425 337 2492 539 2492 741 2492 1179 2425 1718 2391 1953 2290 2223 2223 2324 2156 2391 2021 2458 1920 2492 1381 2492 472 2458 337 2425 236 2324 169 2223 135 2088 135 1785 169 1516 169 741 203 472 169 337 135 202 169 202 472 169 775 135 Z M 506 0 L 135 68 135 101 102 101 68 135 34 573 34 1010 34 1852 1 2088 34 2290 68 2357 102 2458 169 2526 270 2559 573 2627 876 2660 1482 2627 1718 2627 1987 2593 2122 2559 2223 2526 2324 2458 2391 2357 2526 2088 2560 1819 2593 1246 2627 707 2627 438 2593 337 2526 202 2459 135 2358 68 2257 34 2156 0 Z N"/>
        </draw:custom-shape>
        <draw:custom-shape draw:name="Shape 1574" draw:style-name="Mgr5" draw:text-style-name="MP9" draw:layer="layout" svg:width="0.074cm" svg:height="0.099cm" svg:x="11.687cm" svg:y="18.626cm">
          <text:p/>
          <draw:enhanced-geometry draw:mirror-horizontal="false" draw:mirror-vertical="false" drawooo:sub-view-size="405 540" svg:viewBox="0 0 10125 13500" draw:type="ooxml-non-primitive" draw:enhanced-path="M 1 1 L 1 68 1 169 35 237 68 270 237 270 270 338 270 405 102 405 68 371 35 405 1 439 1 506 35 540 304 540 338 506 371 472 405 371 405 270 371 203 304 169 237 136 136 136 136 102 237 102 304 68 405 35 405 1 Z N"/>
        </draw:custom-shape>
        <draw:custom-shape draw:name="Shape 1575" draw:style-name="Mgr5" draw:text-style-name="MP9" draw:layer="layout" svg:width="0.465cm" svg:height="0.489cm" svg:x="12.022cm" svg:y="18.322cm">
          <text:p/>
          <draw:enhanced-geometry draw:mirror-horizontal="false" draw:mirror-vertical="false" drawooo:sub-view-size="2527 2660" svg:viewBox="0 0 63175 66500" draw:type="ooxml-non-primitive" draw:enhanced-path="M 2122 135 L 2257 202 2324 337 2391 471 2425 673 2425 1044 2391 1347 2391 1818 2391 2054 2358 2290 2290 2424 2189 2492 1886 2492 1550 2458 1280 2424 674 2424 371 2458 203 2424 136 2391 136 2323 136 2054 136 1785 203 1246 237 774 203 269 472 202 1449 202 1684 135 Z M 1684 0 L 1247 67 472 67 237 135 237 101 203 67 169 67 136 101 102 404 68 741 68 1044 68 1347 1 1953 1 2222 1 2525 35 2559 68 2593 674 2593 1280 2559 1516 2593 1752 2626 1987 2660 2223 2660 2290 2626 2358 2593 2459 2458 2526 2290 2526 2088 2526 1650 2526 1347 2526 976 2526 572 2459 370 2391 202 2257 101 2088 0 Z N"/>
        </draw:custom-shape>
        <draw:custom-shape draw:name="Shape 1576" draw:style-name="Mgr5" draw:text-style-name="MP9" draw:layer="layout" svg:width="0.514cm" svg:height="0.322cm" svg:x="11.557cm" svg:y="17.956cm">
          <text:p/>
          <draw:enhanced-geometry draw:mirror-horizontal="false" draw:mirror-vertical="false" drawooo:sub-view-size="2796 1752" svg:viewBox="0 0 69900 43800" draw:type="ooxml-non-primitive" draw:enhanced-path="M 506 102 L 910 135 1381 169 1819 203 2156 236 2492 236 2560 270 2593 337 2661 607 2661 876 2661 1078 2661 1246 2627 1448 2593 1516 2560 1549 2425 1617 2156 1617 1718 1583 1482 1549 1280 1549 708 1617 472 1583 405 1583 371 1549 338 1482 304 1280 304 741 304 203 304 169 270 135 506 102 Z M 338 1 L 169 34 35 135 1 169 35 203 68 236 102 203 203 169 237 152 237 152 237 169 169 506 136 809 136 1011 169 1213 169 1415 169 1617 203 1684 237 1684 540 1718 843 1718 1482 1684 1718 1718 1954 1751 2459 1751 2593 1684 2728 1583 2762 1415 2795 1213 2795 842 2762 506 2694 304 2627 203 2560 135 2391 102 2223 135 2088 135 1920 102 1617 68 1146 34 674 1 Z N"/>
        </draw:custom-shape>
        <draw:custom-shape draw:name="Shape 1577" draw:style-name="Mgr5" draw:text-style-name="MP9" draw:layer="layout" svg:width="0.471cm" svg:height="0.185cm" svg:x="11.203cm" svg:y="18.88cm">
          <text:p/>
          <draw:enhanced-geometry draw:mirror-horizontal="false" draw:mirror-vertical="false" drawooo:sub-view-size="2560 1011" svg:viewBox="0 0 64000 25275" draw:type="ooxml-non-primitive" draw:enhanced-path="M 1314 0 L 135 34 102 68 68 68 1 270 1 472 34 909 34 1010 169 1010 135 606 102 371 135 169 1280 135 1920 101 2257 101 2391 135 2425 169 2459 1010 2560 1010 2526 34 2526 0 Z N"/>
        </draw:custom-shape>
        <draw:custom-shape draw:name="Shape 1578" draw:style-name="Mgr5" draw:text-style-name="MP9" draw:layer="layout" svg:width="0.105cm" svg:height="0.092cm" svg:x="0.95cm" svg:y="16.025cm">
          <text:p/>
          <draw:enhanced-geometry draw:mirror-horizontal="false" draw:mirror-vertical="false" drawooo:sub-view-size="573 506" svg:viewBox="0 0 14325 12650" draw:type="ooxml-non-primitive" draw:enhanced-path="M 101 1 L 34 35 0 102 34 136 101 237 202 338 303 439 438 506 505 506 539 439 573 371 539 304 337 169 135 35 101 1 Z N"/>
        </draw:custom-shape>
        <draw:custom-shape draw:name="Shape 1579" draw:style-name="Mgr5" draw:text-style-name="MP9" draw:layer="layout" svg:width="0.142cm" svg:height="0.049cm" svg:x="0.807cm" svg:y="16.181cm">
          <text:p/>
          <draw:enhanced-geometry draw:mirror-horizontal="false" draw:mirror-vertical="false" drawooo:sub-view-size="776 270" svg:viewBox="0 0 19400 6750" draw:type="ooxml-non-primitive" draw:enhanced-path="M 169 1 L 68 34 1 102 1 135 35 169 169 203 371 203 573 270 674 270 742 236 775 203 775 135 742 68 641 34 405 1 Z N"/>
        </draw:custom-shape>
        <draw:custom-shape draw:name="Shape 1580" draw:style-name="Mgr5" draw:text-style-name="MP9" draw:layer="layout" svg:width="0.539cm" svg:height="0.564cm" svg:x="0.59cm" svg:y="13.549cm">
          <text:p/>
          <draw:enhanced-geometry draw:mirror-horizontal="false" draw:mirror-vertical="false" drawooo:sub-view-size="2930 3065" svg:viewBox="0 0 73250 76625" draw:type="ooxml-non-primitive" draw:enhanced-path="M 1920 472 L 2391 505 2391 707 2391 943 2425 1347 2021 1347 1617 1381 1482 943 1381 472 Z M 1078 539 L 1179 1010 1246 1414 1145 1414 775 1482 573 1515 404 1616 270 1179 202 1010 135 808 707 674 910 640 1011 606 1078 539 Z M 2458 1616 L 2526 2189 2593 2458 2660 2727 2458 2694 2223 2694 1819 2727 1246 2727 674 2795 539 2290 438 1785 640 1785 876 1751 1314 1650 1381 1785 1482 1886 1583 1919 1650 1886 1684 1818 1718 1717 1684 1616 Z M 1145 0 L 1112 68 1078 303 876 404 606 472 303 573 169 606 34 674 0 707 0 741 34 808 34 1078 34 1347 68 1616 135 1919 270 2458 438 2963 505 3031 573 3064 1179 2997 1819 2963 2357 2997 2627 2997 2896 2929 2930 2896 2930 2862 2930 2828 2896 2795 2862 2795 2862 2559 2795 2323 2694 1886 2593 1179 2559 438 2559 404 2559 371 2526 337 2492 303 2458 303 1920 236 1650 236 1347 270 1347 236 1314 135 1347 101 1347 34 1314 0 Z N"/>
        </draw:custom-shape>
        <draw:custom-shape draw:name="Shape 1581" draw:style-name="Mgr5" draw:text-style-name="MP9" draw:layer="layout" svg:width="0.049cm" svg:height="0.123cm" svg:x="1.154cm" svg:y="15.938cm">
          <text:p/>
          <draw:enhanced-geometry draw:mirror-horizontal="false" draw:mirror-vertical="false" drawooo:sub-view-size="270 674" svg:viewBox="0 0 6750 16850" draw:type="ooxml-non-primitive" draw:enhanced-path="M 68 1 L 34 34 0 169 0 337 0 472 68 607 68 640 101 674 202 640 270 607 270 506 236 304 202 169 169 34 135 1 Z N"/>
        </draw:custom-shape>
        <draw:custom-shape draw:name="Shape 1582" draw:style-name="Mgr5" draw:text-style-name="MP9" draw:layer="layout" svg:width="0.365cm" svg:height="0.365cm" svg:x="1.142cm" svg:y="16.125cm">
          <text:p/>
          <draw:enhanced-geometry draw:mirror-horizontal="false" draw:mirror-vertical="false" drawooo:sub-view-size="1988 1988" svg:viewBox="0 0 49700 49700" draw:type="ooxml-non-primitive" draw:enhanced-path="M 1213 1 L 1078 102 944 236 775 539 573 876 540 943 405 741 338 506 237 270 136 34 35 34 1 68 1 135 68 405 136 708 270 977 405 1246 472 1280 506 1280 540 1314 573 1347 910 1482 1213 1650 1516 1852 1684 1953 1853 1987 1954 1987 1987 1920 1987 1852 1954 1785 1617 1583 1280 1381 977 1213 809 1179 641 1145 607 1078 742 910 876 708 1078 371 1179 169 1247 1 Z N"/>
        </draw:custom-shape>
        <draw:custom-shape draw:name="Shape 1583" draw:style-name="Mgr5" draw:text-style-name="MP9" draw:layer="layout" svg:width="0.067cm" svg:height="0.049cm" svg:x="1.427cm" svg:y="16.615cm">
          <text:p/>
          <draw:enhanced-geometry draw:mirror-horizontal="false" draw:mirror-vertical="false" drawooo:sub-view-size="371 270" svg:viewBox="0 0 9275 6750" draw:type="ooxml-non-primitive" draw:enhanced-path="M 68 0 L 1 34 1 101 102 202 203 236 270 270 304 270 371 236 371 202 371 135 304 101 236 34 135 0 Z N"/>
        </draw:custom-shape>
        <draw:custom-shape draw:name="Shape 1584" draw:style-name="Mgr5" draw:text-style-name="MP9" draw:layer="layout" svg:width="0.074cm" svg:height="0.099cm" svg:x="1.409cm" svg:y="17.887cm">
          <text:p/>
          <draw:enhanced-geometry draw:mirror-horizontal="false" draw:mirror-vertical="false" drawooo:sub-view-size="405 540" svg:viewBox="0 0 10125 13500" draw:type="ooxml-non-primitive" draw:enhanced-path="M 203 0 L 135 34 102 68 68 169 1 236 1 337 34 438 102 505 203 539 304 505 371 438 405 337 405 270 371 202 337 135 304 68 270 34 203 0 Z N"/>
        </draw:custom-shape>
        <draw:custom-shape draw:name="Shape 1585" draw:style-name="Mgr5" draw:text-style-name="MP9" draw:layer="layout" svg:width="0.068cm" svg:height="0.086cm" svg:x="1.558cm" svg:y="18.7cm">
          <text:p/>
          <draw:enhanced-geometry draw:mirror-horizontal="false" draw:mirror-vertical="false" drawooo:sub-view-size="372 473" svg:viewBox="0 0 9300 11825" draw:type="ooxml-non-primitive" draw:enhanced-path="M 135 1 L 102 35 34 102 1 169 1 237 1 338 34 405 68 439 135 472 304 472 371 405 371 304 371 237 371 169 337 102 304 102 270 35 270 1 Z N"/>
        </draw:custom-shape>
        <draw:custom-shape draw:name="Shape 1586" draw:style-name="Mgr5" draw:text-style-name="MP9" draw:layer="layout" svg:width="0.08cm" svg:height="0.092cm" svg:x="1.483cm" svg:y="18.309cm">
          <text:p/>
          <draw:enhanced-geometry draw:mirror-horizontal="false" draw:mirror-vertical="false" drawooo:sub-view-size="439 506" svg:viewBox="0 0 10975 12650" draw:type="ooxml-non-primitive" draw:enhanced-path="M 270 1 L 203 34 102 102 68 169 1 236 1 337 34 405 68 438 102 506 304 506 371 438 405 371 438 304 405 203 405 169 371 68 270 1 Z N"/>
        </draw:custom-shape>
        <draw:custom-shape draw:name="Shape 1587" draw:style-name="Mgr5" draw:text-style-name="MP9" draw:layer="layout" svg:width="0.074cm" svg:height="0.086cm" svg:x="1.477cm" svg:y="18.105cm">
          <text:p/>
          <draw:enhanced-geometry draw:mirror-horizontal="false" draw:mirror-vertical="false" drawooo:sub-view-size="406 473" svg:viewBox="0 0 10150 11825" draw:type="ooxml-non-primitive" draw:enhanced-path="M 102 1 L 35 68 1 236 1 304 35 405 136 472 237 472 371 405 405 337 405 270 371 135 338 135 338 102 304 34 203 1 Z N"/>
        </draw:custom-shape>
        <draw:custom-shape draw:name="Shape 1588" draw:style-name="Mgr5" draw:text-style-name="MP9" draw:layer="layout" svg:width="8.217cm" svg:height="1.563cm" svg:x="8.633cm" svg:y="17.502cm">
          <text:p/>
          <draw:enhanced-geometry draw:mirror-horizontal="false" draw:mirror-vertical="false" drawooo:sub-view-size="44577 8486" svg:viewBox="0 0 1114425 212150" draw:type="ooxml-non-primitive" draw:enhanced-path="M 2222 1 L 1583 35 1280 35 943 68 606 169 472 203 337 304 303 371 236 439 202 607 236 977 169 1583 135 2156 68 2762 34 3368 0 5927 0 7206 68 8485 202 8485 202 7475 236 6432 202 4378 236 3435 303 2492 371 1550 404 607 404 540 438 472 573 371 741 304 977 237 1280 169 1616 169 2323 136 3064 136 3737 169 4613 203 7475 270 8687 304 9192 270 19528 270 25588 304 31648 371 37675 439 43735 472 43870 573 44004 708 44105 843 44173 1045 44307 1449 44341 1920 44341 2391 44341 2829 44307 3570 44274 4815 44240 6061 44173 7273 44173 7879 44173 8485 44408 8485 44408 7644 44408 5792 44476 4411 44543 3031 44577 2391 44543 1987 44509 1583 44442 1213 44341 843 44240 708 44139 573 44038 439 43903 371 43870 270 43836 237 43802 237 37944 203 32052 136 26194 68 20336 35 6532 35 5151 68 4108 35 2828 1 Z N"/>
        </draw:custom-shape>
        <draw:custom-shape draw:name="Shape 1589" draw:style-name="Mgr5" draw:text-style-name="MP9" draw:layer="layout" svg:width="0.471cm" svg:height="0.223cm" svg:x="14.983cm" svg:y="18.843cm">
          <text:p/>
          <draw:enhanced-geometry draw:mirror-horizontal="false" draw:mirror-vertical="false" drawooo:sub-view-size="2560 1213" svg:viewBox="0 0 64000 30325" draw:type="ooxml-non-primitive" draw:enhanced-path="M 270 0 L 102 34 34 68 1 101 1 135 34 169 102 202 68 404 68 573 102 977 102 1212 270 1212 236 674 169 169 708 169 1516 202 2223 202 2290 236 2324 337 2391 438 2391 573 2391 876 2391 1212 2526 1212 2526 977 2559 606 2526 404 2458 236 2391 169 2324 101 2223 68 2155 34 1718 34 573 0 Z N"/>
        </draw:custom-shape>
        <draw:custom-shape draw:name="Shape 1590" draw:style-name="Mgr5" draw:text-style-name="MP9" draw:layer="layout" svg:width="0.074cm" svg:height="0.074cm" svg:x="1.533cm" svg:y="18.533cm">
          <text:p/>
          <draw:enhanced-geometry draw:mirror-horizontal="false" draw:mirror-vertical="false" drawooo:sub-view-size="405 405" svg:viewBox="0 0 10125 10125" draw:type="ooxml-non-primitive" draw:enhanced-path="M 202 1 L 101 34 34 136 0 203 34 270 67 371 168 405 269 405 370 338 404 270 404 169 404 136 337 34 269 1 Z N"/>
        </draw:custom-shape>
        <draw:custom-shape draw:name="Shape 1591" draw:style-name="Mgr5" draw:text-style-name="MP9" draw:layer="layout" svg:width="0.067cm" svg:height="0.105cm" svg:x="1.601cm" svg:y="18.924cm">
          <text:p/>
          <draw:enhanced-geometry draw:mirror-horizontal="false" draw:mirror-vertical="false" drawooo:sub-view-size="371 574" svg:viewBox="0 0 9275 14350" draw:type="ooxml-non-primitive" draw:enhanced-path="M 169 1 L 135 35 101 68 34 102 0 237 0 371 34 506 68 540 135 573 236 573 303 540 371 439 371 338 337 203 303 136 270 68 270 35 236 1 Z N"/>
        </draw:custom-shape>
      </draw:g>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2.699cm" svg:height="9.524cm" svg:x="3.175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ubtitle" style:page-layout-name="PM1" draw:style-name="Mdp3">
      <draw:g draw:name="Shape 207">
        <draw:custom-shape draw:name="Shape 208" draw:style-name="Mgr3" draw:text-style-name="MP5" draw:layer="layout" svg:width="9.787cm" svg:height="2.333cm" svg:x="7.821cm" svg:y="12.475cm">
          <text:p/>
          <draw:enhanced-geometry draw:mirror-horizontal="false" draw:mirror-vertical="false" drawooo:sub-view-size="53095 12660" svg:viewBox="0 0 1327375 316500" draw:type="ooxml-non-primitive" draw:enhanced-path="M 48112 1 L 46496 34 43264 135 40032 236 36699 371 33365 438 29999 472 26666 506 20067 506 13501 472 6768 405 3569 371 1145 371 337 438 202 236 169 236 169 270 169 438 68 438 34 472 0 506 34 539 202 539 236 809 303 1045 472 1550 977 3065 2088 6330 4243 12593 4276 12626 4310 12660 4377 12660 4445 12626 4478 12559 4445 12525 2391 6229 1280 2997 741 1482 606 1011 438 573 1179 640 1953 640 3468 674 6498 674 13232 708 19932 775 26666 775 29931 742 33231 708 36497 607 39796 506 43062 405 46328 304 47944 270 49593 270 51210 304 52859 337 52624 674 52422 1011 52051 1752 51445 3267 50873 4647 50334 6095 49762 7542 49257 9058 48752 10539 48314 12054 26531 12121 15589 12088 10067 12054 7306 12088 4546 12121 4512 12155 4478 12189 4512 12256 4546 12256 7239 12323 9933 12357 15319 12323 48247 12323 48247 12391 48314 12424 48381 12424 48449 12357 48482 12323 48516 12323 48583 12290 48617 12222 48617 12121 48550 12054 49055 10640 49526 9226 49964 7812 50469 6398 51075 4748 51748 3132 52051 2459 52388 1752 52725 1078 52859 708 52960 371 53028 337 53061 337 53095 236 53061 135 53028 102 52960 102 51344 34 49728 1 Z N"/>
        </draw:custom-shape>
        <draw:custom-shape draw:name="Shape 209" draw:style-name="Mgr3" draw:text-style-name="MP5" draw:layer="layout" svg:width="0.111cm" svg:height="0.111cm" svg:x="12.674cm" svg:y="12.283cm">
          <text:p/>
          <draw:enhanced-geometry draw:mirror-horizontal="false" draw:mirror-vertical="false" drawooo:sub-view-size="607 607" svg:viewBox="0 0 15175 15175" draw:type="ooxml-non-primitive" draw:enhanced-path="M 338 0 L 237 34 102 67 35 135 1 202 1 269 1 370 35 438 68 505 136 572 203 606 405 606 472 539 540 471 573 404 607 303 607 236 573 135 540 67 439 0 Z N"/>
        </draw:custom-shape>
        <draw:custom-shape draw:name="Shape 210" draw:style-name="Mgr3" draw:text-style-name="MP5" draw:layer="layout" svg:width="6.175cm" svg:height="0.055cm" svg:x="9.639cm" svg:y="15.032cm">
          <text:p/>
          <draw:enhanced-geometry draw:mirror-horizontal="false" draw:mirror-vertical="false" drawooo:sub-view-size="33500 304" svg:viewBox="0 0 837500 7600" draw:type="ooxml-non-primitive" draw:enhanced-path="M 23130 0 L 21009 67 18922 101 16834 135 4242 135 34 168 0 168 0 202 0 236 34 236 4242 303 8417 303 16834 269 18854 269 20874 202 22928 168 27069 168 29190 202 33433 303 33500 269 33500 202 33500 168 33433 135 29325 34 27271 0 Z N"/>
        </draw:custom-shape>
        <draw:custom-shape draw:name="Shape 211" draw:style-name="Mgr3" draw:text-style-name="MP5" draw:layer="layout" svg:width="0.049cm" svg:height="0.105cm" svg:x="16.125cm" svg:y="2.923cm">
          <text:p/>
          <draw:enhanced-geometry draw:mirror-horizontal="false" draw:mirror-vertical="false" drawooo:sub-view-size="270 574" svg:viewBox="0 0 6750 14350" draw:type="ooxml-non-primitive" draw:enhanced-path="M 169 1 L 135 34 34 236 0 472 34 573 169 573 202 472 236 304 270 102 270 34 236 1 Z N"/>
        </draw:custom-shape>
        <draw:custom-shape draw:name="Shape 212" draw:style-name="Mgr3" draw:text-style-name="MP5" draw:layer="layout" svg:width="3.177cm" svg:height="0.316cm" svg:x="11.203cm" svg:y="18.75cm">
          <text:p/>
          <draw:enhanced-geometry draw:mirror-horizontal="false" draw:mirror-vertical="false" drawooo:sub-view-size="17239 1718" svg:viewBox="0 0 430975 42950" draw:type="ooxml-non-primitive" draw:enhanced-path="M 17070 0 L 8552 34 4310 68 2256 68 1246 101 741 169 236 236 203 101 169 68 135 68 34 303 1 303 1 337 1 404 1 707 1 977 1 1347 1 1717 270 1717 203 1145 236 775 236 404 1246 438 2290 371 3300 303 4310 270 8552 270 16936 303 16969 1650 16969 1717 17239 1717 17239 741 17205 135 17205 101 17171 34 17138 34 17070 0 Z N"/>
        </draw:custom-shape>
        <draw:custom-shape draw:name="Shape 213" draw:style-name="Mgr3" draw:text-style-name="MP5" draw:layer="layout" svg:width="2.407cm" svg:height="3.463cm" svg:x="5.4cm" svg:y="15.603cm">
          <text:p/>
          <draw:enhanced-geometry draw:mirror-horizontal="false" draw:mirror-vertical="false" drawooo:sub-view-size="13065 18788" svg:viewBox="0 0 326625 469700" draw:type="ooxml-non-primitive" draw:enhanced-path="M 1146 1 L 977 34 809 68 641 135 472 270 338 438 237 573 136 741 68 943 35 1112 1 1516 35 1953 68 2391 169 2795 338 3536 573 4310 809 5084 910 5387 1011 5690 1078 5825 1179 5926 1314 5993 1449 6027 1415 6094 1415 6633 1415 6869 1449 7138 1516 7374 1583 7609 1718 7845 1886 8081 2156 8384 2425 8721 2694 9024 2964 9360 3132 9596 3233 9865 3267 10135 3267 10404 3233 10673 3166 10943 3031 11178 2930 11448 2492 12188 2324 12559 2156 12895 2055 13266 1987 13636 1987 14074 2055 14511 2156 14915 2324 15319 2560 15723 2795 16128 3065 16498 3368 16868 3671 17171 4007 17474 4243 17676 4512 17845 4815 17979 5118 18080 5421 18181 5758 18249 6364 18249 6701 18181 6970 18080 7172 17912 7341 17710 7475 17474 7610 17205 7677 16902 7745 16599 7812 16161 7846 15757 7913 14882 7980 14444 8014 14006 8115 13569 8250 13165 8452 12727 8687 12357 8957 11986 9125 11818 9293 11683 9462 11582 9596 11515 9731 11481 10000 11481 10135 11549 10236 11582 10337 11683 10539 11852 10674 12121 10741 12390 10775 12693 10707 12727 10640 12761 10606 12828 10640 12862 10707 12895 10775 12929 11078 12895 11347 12862 11650 12794 11684 12761 11717 12727 11717 12660 11684 12592 11650 12559 11583 12559 11347 12626 11078 12660 11078 12390 11010 12155 10943 11919 10808 11683 10640 11515 10472 11347 10236 11246 9967 11178 9697 11178 9428 11246 9192 11380 8957 11549 8755 11751 8553 11986 8250 12424 8081 12761 7947 13131 7846 13468 7745 13804 7644 14545 7576 15286 7543 15824 7475 16363 7374 16902 7273 17171 7172 17407 7105 17542 7038 17643 6836 17811 6600 17912 6364 17946 6095 17946 5825 17912 5354 17811 4883 17643 4479 17441 4108 17138 3772 16801 3435 16464 3166 16060 2896 15656 2661 15252 2526 14915 2391 14612 2324 14276 2290 13939 2290 13602 2324 13266 2425 12929 2560 12592 2795 12222 3031 11852 3233 11481 3435 11077 3536 10741 3603 10438 3570 10135 3536 9832 3401 9562 3267 9293 3098 9024 2896 8788 2324 8148 2088 7811 1853 7475 1752 7306 1718 7138 1684 6801 1684 6094 1651 5993 1684 5960 1684 5892 1651 5825 1550 5791 1482 5791 1415 5758 1247 5589 1146 5354 1011 5084 843 4512 742 4074 573 3569 439 3031 338 2492 270 1953 270 1448 270 1213 338 943 405 741 540 539 708 371 944 270 1112 236 1112 236 977 337 843 472 742 640 674 842 674 1044 674 1246 742 1415 876 1549 910 1583 977 1583 1011 1549 1011 1482 910 1179 876 1044 910 876 944 741 1011 607 1213 405 1247 371 1213 304 1213 270 1146 236 1314 270 1449 270 1583 337 1718 405 1954 607 2122 876 2088 842 2021 842 1987 876 1954 910 1920 943 1886 943 1819 977 1785 1044 1752 1179 1785 1347 1785 1516 1853 1684 1954 1819 2088 1920 2156 1953 2223 1920 2257 1819 2223 1751 2290 1650 2257 1953 2189 2155 2055 2324 1920 2458 1752 2526 1550 2559 1381 2492 1314 2458 1213 2357 1146 2290 1112 2155 1045 2088 977 2088 944 2122 910 2189 1011 2391 1146 2593 1179 2997 1247 3401 1415 4209 1583 4983 1651 5421 1718 5825 1718 5859 1785 5892 1819 5859 1853 5825 1853 5421 1819 5051 1718 4276 1550 3502 1348 2728 1482 2795 1752 2795 1920 2728 2055 2627 2223 2492 2324 2324 2425 2155 2492 1953 2526 1785 2526 1583 2492 1381 2459 1213 2391 1011 2324 842 2223 674 1954 371 1819 270 1651 169 1482 102 1314 34 1146 1 Z M 11785 12592 L 11751 12626 11717 12727 11684 12929 11684 13165 11684 13400 11751 13636 11886 14074 12020 14478 12222 15286 12357 16128 12492 16936 12660 17777 12458 17811 12290 17777 12155 17710 12020 17609 11886 17474 11785 17340 11650 16969 11515 16565 11448 16161 11347 15454 11212 14781 11044 14141 10943 13501 10842 13198 10775 13064 10707 12963 10640 12929 10606 12963 10539 13097 10539 13299 10573 13501 10640 13737 10909 14511 11078 15387 11212 16229 11347 16835 11448 17138 11583 17407 11751 17643 11919 17845 12155 17979 12290 18013 12424 18047 12492 18417 12559 18787 12896 18787 12795 18383 12626 18013 12828 17979 13030 17912 13064 17878 13064 17845 13064 17744 12997 17676 12896 17676 12593 16262 12357 14814 12290 14545 12222 14276 12054 13771 11987 13501 11919 13232 11919 12963 11919 12693 11919 12626 11852 12592 Z N"/>
        </draw:custom-shape>
        <draw:custom-shape draw:name="Shape 214" draw:style-name="Mgr3" draw:text-style-name="MP5" draw:layer="layout" svg:width="10.848cm" svg:height="0.111cm" svg:x="7.343cm" svg:y="12.004cm">
          <text:p/>
          <draw:enhanced-geometry draw:mirror-horizontal="false" draw:mirror-vertical="false" drawooo:sub-view-size="58852 607" svg:viewBox="0 0 1471300 15175" draw:type="ooxml-non-primitive" draw:enhanced-path="M 25251 0 L 18551 34 11851 135 5151 269 2626 337 67 438 34 438 0 505 34 539 67 539 13467 303 20167 236 26867 168 33567 168 40267 236 46967 337 53667 471 58751 606 58818 572 58852 539 58818 471 58751 438 52051 236 45351 135 38651 34 31951 0 Z N"/>
        </draw:custom-shape>
        <draw:custom-shape draw:name="Shape 215" draw:style-name="Mgr3" draw:text-style-name="MP5" draw:layer="layout" svg:width="0.061cm" svg:height="0.123cm" svg:x="16.063cm" svg:y="3.078cm">
          <text:p/>
          <draw:enhanced-geometry draw:mirror-horizontal="false" draw:mirror-vertical="false" drawooo:sub-view-size="338 674" svg:viewBox="0 0 8450 16850" draw:type="ooxml-non-primitive" draw:enhanced-path="M 236 0 L 203 34 102 303 1 573 1 606 34 674 102 674 169 640 236 539 304 404 337 236 337 101 337 34 304 0 Z N"/>
        </draw:custom-shape>
        <draw:custom-shape draw:name="Shape 216" draw:style-name="Mgr3" draw:text-style-name="MP5" draw:layer="layout" svg:width="0.055cm" svg:height="0.099cm" svg:x="16.181cm" svg:y="2.749cm">
          <text:p/>
          <draw:enhanced-geometry draw:mirror-horizontal="false" draw:mirror-vertical="false" drawooo:sub-view-size="304 540" svg:viewBox="0 0 7600 13500" draw:type="ooxml-non-primitive" draw:enhanced-path="M 202 1 L 135 35 34 237 0 439 34 506 135 540 202 506 236 439 270 270 303 102 303 35 270 1 Z N"/>
        </draw:custom-shape>
        <draw:custom-shape draw:name="Shape 217" draw:style-name="Mgr3" draw:text-style-name="MP5" draw:layer="layout" svg:width="0.825cm" svg:height="0.514cm" svg:x="22.239cm" svg:y="14.058cm">
          <text:p/>
          <draw:enhanced-geometry draw:mirror-horizontal="false" draw:mirror-vertical="false" drawooo:sub-view-size="4479 2795" svg:viewBox="0 0 111975 69875" draw:type="ooxml-non-primitive" draw:enhanced-path="M 4175 303 L 4209 707 4209 876 4175 1078 4108 1212 4007 1347 3838 1482 3603 1549 3569 1549 3502 1347 3367 1111 3266 909 3199 674 3704 505 4175 303 Z M 3064 707 L 3064 909 3131 1111 3232 1381 3367 1616 2660 1818 2559 1549 2391 1246 2290 1111 2155 977 2189 977 3064 707 Z M 1987 1044 L 2155 1347 2290 1616 2391 1886 2189 1953 1549 2155 1414 1919 1381 1785 1347 1616 1280 1482 1212 1347 1179 1347 1145 1414 1111 1482 1111 1684 1145 1852 1212 2020 1313 2222 775 2391 606 2458 472 2424 404 2323 337 2189 303 1886 236 1515 707 1448 1145 1347 1987 1044 Z M 4276 0 L 4209 34 4175 67 3636 202 3131 404 2121 775 1044 1078 539 1246 34 1482 0 1515 34 1549 169 1515 135 1818 135 2121 236 2727 236 2761 270 2795 371 2795 1448 2424 1549 2492 1650 2525 1684 2492 1717 2458 1684 2357 2525 2088 2593 2121 2626 2121 2660 2054 3670 1785 4074 1717 4276 1650 4377 1583 4411 1515 4478 1145 4478 808 4444 438 4377 101 4343 34 4276 0 Z N"/>
        </draw:custom-shape>
        <draw:custom-shape draw:name="Shape 218" draw:style-name="Mgr3" draw:text-style-name="MP5" draw:layer="layout" svg:width="0.843cm" svg:height="1.241cm" svg:x="23.933cm" svg:y="9.341cm">
          <text:p/>
          <draw:enhanced-geometry draw:mirror-horizontal="false" draw:mirror-vertical="false" drawooo:sub-view-size="4580 6735" svg:viewBox="0 0 114500 168375" draw:type="ooxml-non-primitive" draw:enhanced-path="M 4411 0 L 4378 34 3334 1650 2324 3266 1785 4142 1213 4950 34 6599 1 6667 34 6700 102 6734 135 6700 472 6364 775 5993 1381 5219 1886 4411 2391 3603 3468 1886 4007 1010 4546 169 4580 101 4580 68 4512 0 Z N"/>
        </draw:custom-shape>
        <draw:custom-shape draw:name="Shape 219" draw:style-name="Mgr3" draw:text-style-name="MP5" draw:layer="layout" svg:width="3.835cm" svg:height="4.555cm" svg:x="20.333cm" svg:y="13.859cm">
          <text:p/>
          <draw:enhanced-geometry draw:mirror-horizontal="false" draw:mirror-vertical="false" drawooo:sub-view-size="20808 24714" svg:viewBox="0 0 520200 617850" draw:type="ooxml-non-primitive" draw:enhanced-path="M 17710 8923 L 17979 10034 20470 20101 20369 20134 20369 20202 20369 20235 20437 20572 20470 20639 20437 20707 20403 20774 20336 20808 19326 21077 17272 21616 13232 22659 9495 23636 7542 24141 6835 24343 6431 24444 5993 24511 5589 24511 5387 24477 5219 24410 5084 24309 4983 24174 4882 24006 4848 23770 4815 23737 3468 18249 2189 12761 2626 12727 3064 12626 3939 12424 5690 11987 9697 11010 13737 10000 15723 9495 17710 8923 Z M 15488 1 L 11616 876 7744 1819 3939 2829 101 3906 68 3940 34 3974 34 4075 0 4108 0 4176 1078 9091 2189 14007 3367 18922 4579 23804 4579 23838 4613 23871 4714 23905 4714 24040 4781 24208 4848 24309 4916 24410 5017 24511 5151 24578 5421 24646 5724 24713 6027 24679 6330 24646 6633 24612 11144 23434 20672 21010 20706 20976 20740 20942 20740 20841 20672 20437 20740 20437 20773 20404 20807 20336 20807 20269 18316 10202 17104 5287 16498 2728 16195 1482 15791 236 15757 169 15690 169 15656 203 15656 270 15892 1482 16161 2694 16801 5118 17642 8620 13770 9697 11851 10202 9899 10707 6128 11616 5118 11852 4108 12054 3098 12290 2626 12424 2155 12593 1179 8384 270 4142 4074 3065 7879 2055 11717 1112 15555 270 15622 236 15622 203 15656 102 15589 34 15555 1 Z N"/>
        </draw:custom-shape>
        <draw:custom-shape draw:name="Shape 220" draw:style-name="Mgr3" draw:text-style-name="MP5" draw:layer="layout" svg:width="0.514cm" svg:height="1.613cm" svg:x="22.71cm" svg:y="8.764cm">
          <text:p/>
          <draw:enhanced-geometry draw:mirror-horizontal="false" draw:mirror-vertical="false" drawooo:sub-view-size="2795 8754" svg:viewBox="0 0 69875 218850" draw:type="ooxml-non-primitive" draw:enhanced-path="M 1178 169 L 1347 202 1448 236 1515 303 1616 404 1683 539 1784 842 1852 1482 2391 5253 2458 5825 2492 6364 2525 6902 2525 7475 2458 7912 2391 8114 2290 8316 2256 8417 2189 8451 2121 8485 2054 8518 1919 8485 1751 8417 1616 8283 1481 8148 1279 7946 1178 7912 1111 7912 976 7138 875 6330 808 5488 673 4714 505 3704 370 2694 269 1717 168 707 236 707 404 640 539 539 875 337 1010 236 1178 169 Z M 1212 0 L 976 68 707 202 438 371 168 573 168 505 135 438 67 404 34 438 0 505 0 977 0 1448 67 2391 202 3333 337 4276 539 5354 640 5926 707 6465 808 7407 842 7879 943 8350 976 8384 1010 8417 1111 8451 1178 8384 1212 8350 1178 8283 1178 8215 1347 8384 1515 8518 1683 8653 1885 8720 2054 8754 2256 8720 2323 8653 2424 8586 2559 8384 2660 8114 2761 7811 2795 7508 2795 7172 2795 6532 2727 5926 2391 3333 2189 2020 1953 741 1919 539 1852 371 1784 236 1683 135 1582 68 1481 34 1347 0 Z N"/>
        </draw:custom-shape>
        <draw:custom-shape draw:name="Shape 221" draw:style-name="Mgr3" draw:text-style-name="MP5" draw:layer="layout" svg:width="0.551cm" svg:height="0.818cm" svg:x="22.952cm" svg:y="16.901cm">
          <text:p/>
          <draw:enhanced-geometry draw:mirror-horizontal="false" draw:mirror-vertical="false" drawooo:sub-view-size="2997 4445" svg:viewBox="0 0 74925 111125" draw:type="ooxml-non-primitive" draw:enhanced-path="M 1381 303 L 1818 337 1852 337 1919 606 2020 943 2222 1381 2357 1987 2492 2593 2727 3805 2525 3805 2357 3838 1987 3973 1751 4040 1515 4074 1280 4108 1044 4141 673 2391 471 1482 202 640 236 640 404 572 572 505 909 370 1145 337 1381 303 Z M 1381 0 L 1145 34 909 67 673 135 471 202 269 337 135 505 135 539 34 539 0 572 0 606 135 1515 337 2424 775 4209 808 4276 808 4343 842 4377 876 4444 943 4444 1448 4343 1919 4276 2121 4242 2357 4175 2761 4040 2795 4108 2828 4141 2896 4141 2997 4074 2997 4040 2997 3973 2828 2997 2626 2054 2357 1111 1953 135 2020 135 2054 101 2054 67 2020 0 1919 0 1886 34 1818 34 1381 0 Z N"/>
        </draw:custom-shape>
        <draw:custom-shape draw:name="Shape 222" draw:style-name="Mgr3" draw:text-style-name="MP5" draw:layer="layout" svg:width="2.445cm" svg:height="0.651cm" svg:x="20.662cm" svg:y="14.399cm">
          <text:p/>
          <draw:enhanced-geometry draw:mirror-horizontal="false" draw:mirror-vertical="false" drawooo:sub-view-size="13266 3537" svg:viewBox="0 0 331650 88425" draw:type="ooxml-non-primitive" draw:enhanced-path="M 13131 1 L 9933 910 6734 1752 3401 2560 2559 2762 1718 2930 876 3132 472 3233 68 3368 34 3401 1 3469 34 3502 102 3536 472 3502 876 3435 1650 3267 3233 2896 6566 2088 9899 1213 13199 270 13232 237 13266 203 13266 102 13232 35 13165 1 Z N"/>
        </draw:custom-shape>
        <draw:custom-shape draw:name="Shape 223" draw:style-name="Mgr3" draw:text-style-name="MP5" draw:layer="layout" svg:width="0.117cm" svg:height="0.061cm" svg:x="23.66cm" svg:y="17.397cm">
          <text:p/>
          <draw:enhanced-geometry draw:mirror-horizontal="false" draw:mirror-vertical="false" drawooo:sub-view-size="640 338" svg:viewBox="0 0 16000 8450" draw:type="ooxml-non-primitive" draw:enhanced-path="M 505 1 L 236 135 135 169 0 236 0 270 34 304 101 337 169 337 303 304 472 236 606 169 640 135 640 102 640 34 606 1 Z N"/>
        </draw:custom-shape>
        <draw:custom-shape draw:name="Shape 224" draw:style-name="Mgr3" draw:text-style-name="MP5" draw:layer="layout" svg:width="0.086cm" svg:height="0.055cm" svg:x="23.654cm" svg:y="17.335cm">
          <text:p/>
          <draw:enhanced-geometry draw:mirror-horizontal="false" draw:mirror-vertical="false" drawooo:sub-view-size="472 304" svg:viewBox="0 0 11800 7600" draw:type="ooxml-non-primitive" draw:enhanced-path="M 371 1 L 270 35 68 136 1 169 1 237 34 270 102 304 337 237 438 169 472 68 438 35 371 1 Z N"/>
        </draw:custom-shape>
        <draw:custom-shape draw:name="Shape 225" draw:style-name="Mgr3" draw:text-style-name="MP5" draw:layer="layout" svg:width="0.446cm" svg:height="0.403cm" svg:x="23.467cm" svg:y="17.18cm">
          <text:p/>
          <draw:enhanced-geometry draw:mirror-horizontal="false" draw:mirror-vertical="false" drawooo:sub-view-size="2425 2189" svg:viewBox="0 0 60625 54725" draw:type="ooxml-non-primitive" draw:enhanced-path="M 1785 236 L 1987 741 2122 1111 2189 1347 2189 1414 2189 1482 2054 1583 1886 1650 1516 1751 1112 1852 910 1919 674 1953 539 1381 506 1078 472 909 405 775 1112 472 1785 236 Z M 1819 0 L 1112 236 371 539 337 505 270 505 236 539 236 573 236 606 68 674 34 707 1 741 34 842 102 909 135 909 203 876 236 876 270 1179 304 1482 472 2088 539 2155 607 2189 842 2189 1112 2121 1583 1987 1987 1852 2155 1785 2357 1650 2391 1583 2425 1515 2425 1313 2324 1010 2223 707 1987 68 1920 0 Z N"/>
        </draw:custom-shape>
        <draw:custom-shape draw:name="Shape 226" draw:style-name="Mgr3" draw:text-style-name="MP5" draw:layer="layout" svg:width="0.955cm" svg:height="0.508cm" svg:x="5.232cm" svg:y="18.558cm">
          <text:p/>
          <draw:enhanced-geometry draw:mirror-horizontal="false" draw:mirror-vertical="false" drawooo:sub-view-size="5186 2762" svg:viewBox="0 0 129650 69050" draw:type="ooxml-non-primitive" draw:enhanced-path="M 2189 304 L 2391 337 2560 405 2694 506 2829 607 2930 775 2997 977 3031 1213 3031 1415 2997 1617 2964 1819 2896 2021 2021 2122 1415 2122 1045 2054 708 1920 573 1852 472 1751 371 1684 304 1549 270 1415 304 1280 371 1145 506 977 641 842 809 708 1146 506 1583 371 1785 337 1987 304 Z M 2156 1 L 1920 34 1651 68 1314 135 944 304 607 506 304 775 203 910 102 1044 35 1213 1 1381 35 1549 68 1718 169 1886 338 2054 540 2223 775 2324 1045 2391 1314 2425 1617 2458 1886 2425 2425 2391 2728 2324 2593 2559 2425 2761 2728 2761 2896 2559 2997 2324 3435 2290 3671 2324 3906 2357 4310 2526 4546 2627 4748 2761 5186 2761 5051 2627 4916 2492 4748 2391 4546 2290 4176 2122 3805 2021 3469 1987 3132 1987 3233 1583 3267 1179 3233 1011 3233 842 3166 674 3098 506 2997 371 2863 270 2728 169 2560 102 2358 34 2156 1 Z N"/>
        </draw:custom-shape>
        <draw:custom-shape draw:name="Shape 227" draw:style-name="Mgr3" draw:text-style-name="MP5" draw:layer="layout" svg:width="1.16cm" svg:height="1.464cm" svg:x="23.567cm" svg:y="9.093cm">
          <text:p/>
          <draw:enhanced-geometry draw:mirror-horizontal="false" draw:mirror-vertical="false" drawooo:sub-view-size="6297 7947" svg:viewBox="0 0 157425 198675" draw:type="ooxml-non-primitive" draw:enhanced-path="M 5084 236 L 5252 337 5421 506 5555 674 5623 910 5690 1145 5724 1179 5286 1852 4714 2761 4444 3199 4141 3637 2795 5489 2155 6431 1852 6936 1583 7441 1179 7509 775 7509 573 7441 404 7340 303 7206 270 7105 236 6970 236 6835 270 6701 371 6398 505 6128 640 5859 1246 4782 1886 3738 2290 3098 2694 2492 3131 1886 3603 1347 4411 539 4512 405 4646 337 4781 270 4882 236 Z M 4916 1 L 4646 68 4377 203 3973 539 3603 943 3232 1347 2896 1785 2559 2223 2256 2694 1684 3603 1179 4479 674 5320 472 5691 270 6027 101 6431 0 6802 0 6970 0 7105 34 7239 68 7340 135 7441 236 7509 438 7643 674 7711 1179 7711 1448 7677 1381 7812 1381 7879 1414 7946 1482 7946 1549 7913 1919 7340 2222 6768 2559 6229 2896 5657 3266 5118 3670 4613 4074 4108 4478 3570 4882 2963 5252 2324 4815 3199 4613 3637 4377 4041 3771 5017 3098 5926 1751 7778 1751 7812 1785 7879 1886 7879 2525 7071 3131 6229 3737 5388 4310 4512 4545 4108 4781 3671 5252 2829 5454 2391 5724 1953 5993 1549 6296 1179 6296 1112 6296 1078 6229 1044 6195 1078 5993 1280 5825 1482 5960 1213 5993 1078 5993 943 5993 910 5960 876 5926 876 5892 910 5791 640 5657 405 5522 203 5353 68 5151 1 Z N"/>
        </draw:custom-shape>
        <draw:custom-shape draw:name="Shape 228" draw:style-name="Mgr3" draw:text-style-name="MP5" draw:layer="layout" svg:width="0.266cm" svg:height="0.868cm" svg:x="23.101cm" svg:y="14.449cm">
          <text:p/>
          <draw:enhanced-geometry draw:mirror-horizontal="false" draw:mirror-vertical="false" drawooo:sub-view-size="1448 4714" svg:viewBox="0 0 36200 117850" draw:type="ooxml-non-primitive" draw:enhanced-path="M 34 0 L 0 236 0 505 68 775 135 1044 438 2088 1145 4613 1179 4680 1212 4714 1313 4714 1381 4680 1414 4646 1448 4613 1448 4545 741 1987 606 1482 472 943 404 674 303 438 202 202 68 0 Z N"/>
        </draw:custom-shape>
        <draw:custom-shape draw:name="Shape 229" draw:style-name="Mgr3" draw:text-style-name="MP5" draw:layer="layout" svg:width="1.234cm" svg:height="0.328cm" svg:x="20.619cm" svg:y="14.567cm">
          <text:p/>
          <draw:enhanced-geometry draw:mirror-horizontal="false" draw:mirror-vertical="false" drawooo:sub-view-size="6701 1786" svg:viewBox="0 0 167525 44650" draw:type="ooxml-non-primitive" draw:enhanced-path="M 6600 1 L 5624 102 4647 270 2728 674 1718 910 708 1179 472 1247 270 1348 102 1482 1 1684 1 1752 35 1785 136 1785 270 1651 405 1550 607 1482 775 1415 1179 1314 1516 1247 3300 876 4142 708 4950 573 5792 405 6634 237 6667 237 6701 203 6701 102 6667 35 6634 1 Z N"/>
        </draw:custom-shape>
        <draw:custom-shape draw:name="Shape 230" draw:style-name="Mgr3" draw:text-style-name="MP5" draw:layer="layout" svg:width="2.085cm" svg:height="0.974cm" svg:x="20.954cm" svg:y="14.672cm">
          <text:p/>
          <draw:enhanced-geometry draw:mirror-horizontal="false" draw:mirror-vertical="false" drawooo:sub-view-size="11313 5287" svg:viewBox="0 0 282825 132175" draw:type="ooxml-non-primitive" draw:enhanced-path="M 10336 270 L 10370 539 10403 808 10572 1347 10774 1852 10976 2357 10370 2626 9696 2862 9057 3098 8383 3300 7037 3603 5690 3906 4444 4108 3198 4343 2559 4512 1953 4680 1347 4882 774 5118 572 4478 370 3838 269 3266 236 2997 168 2727 808 2626 1448 2492 2727 2189 4007 1818 5252 1515 10336 270 Z M 10336 0 L 5185 1246 2626 1818 1347 2189 741 2357 101 2593 67 2492 67 2525 34 2626 34 2660 0 2929 34 3199 101 3704 202 4074 303 4444 539 5185 606 5253 640 5286 673 5286 741 5253 1347 5118 1953 4983 2592 4815 3198 4646 4579 4377 5993 4108 7340 3838 8653 3502 9292 3300 9932 3064 10572 2828 11211 2559 11245 2525 11279 2458 11312 2391 11279 2290 11043 1751 10875 1212 10504 101 10504 68 10504 34 10471 34 10437 0 Z N"/>
        </draw:custom-shape>
        <draw:custom-shape draw:name="Shape 231" draw:style-name="Mgr3" draw:text-style-name="MP5" draw:layer="layout" svg:width="0.229cm" svg:height="0.893cm" svg:x="20.65cm" svg:y="15.045cm">
          <text:p/>
          <draw:enhanced-geometry draw:mirror-horizontal="false" draw:mirror-vertical="false" drawooo:sub-view-size="1246 4849" svg:viewBox="0 0 31150 121225" draw:type="ooxml-non-primitive" draw:enhanced-path="M 34 0 L 0 236 0 505 34 741 101 1010 337 1987 674 3401 842 4074 1044 4781 1078 4849 1179 4849 1246 4815 1246 4714 1145 4074 977 3435 674 2155 573 1616 438 1044 371 741 303 472 169 236 34 0 Z N"/>
        </draw:custom-shape>
        <draw:custom-shape draw:name="Shape 232" draw:style-name="Mgr3" draw:text-style-name="MP5" draw:layer="layout" svg:width="2.463cm" svg:height="0.651cm" svg:x="20.861cm" svg:y="15.305cm">
          <text:p/>
          <draw:enhanced-geometry draw:mirror-horizontal="false" draw:mirror-vertical="false" drawooo:sub-view-size="13367 3536" svg:viewBox="0 0 334175 88400" draw:type="ooxml-non-primitive" draw:enhanced-path="M 13198 0 L 11582 505 9932 977 6666 1886 5017 2290 3367 2694 2525 2862 1683 3031 842 3233 438 3334 34 3502 0 3536 438 3536 808 3468 1616 3334 3165 2963 6464 2189 8181 1751 9898 1280 11582 775 13299 270 13333 236 13366 202 13366 101 13333 34 13265 0 Z N"/>
        </draw:custom-shape>
        <draw:custom-shape draw:name="Shape 233" draw:style-name="Mgr3" draw:text-style-name="MP5" draw:layer="layout" svg:width="0.111cm" svg:height="0.179cm" svg:x="21.525cm" svg:y="16.584cm">
          <text:p/>
          <draw:enhanced-geometry draw:mirror-horizontal="false" draw:mirror-vertical="false" drawooo:sub-view-size="607 977" svg:viewBox="0 0 15175 24425" draw:type="ooxml-non-primitive" draw:enhanced-path="M 337 0 L 169 101 68 168 0 236 0 303 34 370 135 370 236 303 371 236 270 606 236 808 270 875 304 976 371 976 438 943 472 842 506 741 506 505 607 303 607 202 607 101 539 67 506 0 Z N"/>
        </draw:custom-shape>
        <draw:custom-shape draw:name="Shape 234" draw:style-name="Mgr3" draw:text-style-name="MP5" draw:layer="layout" svg:width="0.055cm" svg:height="0.043cm" svg:x="23.374cm" svg:y="16.156cm">
          <text:p/>
          <draw:enhanced-geometry draw:mirror-horizontal="false" draw:mirror-vertical="false" drawooo:sub-view-size="304 237" svg:viewBox="0 0 7600 5925" draw:type="ooxml-non-primitive" draw:enhanced-path="M 135 1 L 68 35 1 68 1 136 1 203 68 237 203 237 270 203 304 102 270 35 203 1 Z N"/>
        </draw:custom-shape>
        <draw:custom-shape draw:name="Shape 235" draw:style-name="Mgr3" draw:text-style-name="MP5" draw:layer="layout" svg:width="0.111cm" svg:height="0.204cm" svg:x="23.474cm" svg:y="16.522cm">
          <text:p/>
          <draw:enhanced-geometry draw:mirror-horizontal="false" draw:mirror-vertical="false" drawooo:sub-view-size="607 1112" svg:viewBox="0 0 15175 27800" draw:type="ooxml-non-primitive" draw:enhanced-path="M 573 0 L 404 202 270 438 101 303 34 303 0 337 34 371 202 573 34 977 34 1010 68 1078 135 1111 202 1111 236 1078 270 1044 371 707 404 741 472 741 505 707 539 674 505 606 438 573 472 505 539 270 606 0 Z N"/>
        </draw:custom-shape>
        <draw:custom-shape draw:name="Shape 236" draw:style-name="Mgr3" draw:text-style-name="MP5" draw:layer="layout" svg:width="0.434cm" svg:height="0.421cm" svg:x="23.319cm" svg:y="16.385cm">
          <text:p/>
          <draw:enhanced-geometry draw:mirror-horizontal="false" draw:mirror-vertical="false" drawooo:sub-view-size="2358 2291" svg:viewBox="0 0 58950 57275" draw:type="ooxml-non-primitive" draw:enhanced-path="M 1886 236 L 1953 708 2054 1145 2088 1482 2122 1549 2122 1617 2088 1684 1987 1684 1381 1886 910 1987 708 2021 573 1953 472 1852 405 1684 304 1213 169 775 371 741 573 708 977 573 1448 472 1684 371 1886 236 Z M 1819 1 L 1819 34 1852 135 1617 135 1347 169 910 337 472 472 270 539 68 640 34 674 1 708 1 741 1 775 34 775 68 1112 102 1448 169 1819 270 2088 371 2223 472 2256 607 2290 741 2290 1044 2223 1280 2155 1549 2088 1886 2021 2054 1953 2189 1886 2290 1785 2357 1684 2357 1549 2324 1381 2189 1112 2021 573 1886 34 1886 1 Z N"/>
        </draw:custom-shape>
        <draw:custom-shape draw:name="Shape 237" draw:style-name="Mgr3" draw:text-style-name="MP5" draw:layer="layout" svg:width="0.465cm" svg:height="0.403cm" svg:x="22.735cm" svg:y="16.131cm">
          <text:p/>
          <draw:enhanced-geometry draw:mirror-horizontal="false" draw:mirror-vertical="false" drawooo:sub-view-size="2526 2189" svg:viewBox="0 0 63150 54725" draw:type="ooxml-non-primitive" draw:enhanced-path="M 1886 202 L 2021 236 2088 270 2156 539 2223 808 2290 1381 2290 1482 2223 1549 2189 1583 2088 1616 1920 1650 1785 1684 1684 1717 1415 1717 1246 1751 977 1886 842 1919 741 1886 674 1785 640 1684 573 1448 506 1212 371 606 640 472 943 371 1179 303 1549 202 Z M 1886 0 L 1684 34 1482 68 876 202 573 303 304 438 270 371 236 371 236 404 203 472 34 573 1 640 1 741 68 775 135 775 203 707 236 1078 304 1414 405 1751 539 2088 573 2155 640 2189 775 2155 943 2121 1213 2054 1482 1987 1617 1953 1751 1987 1819 1987 1886 1953 1954 1886 2088 1852 2358 1785 2425 1751 2459 1684 2492 1515 2526 1347 2526 1179 2425 808 2324 472 2223 169 2156 68 2088 0 Z N"/>
        </draw:custom-shape>
        <draw:custom-shape draw:name="Shape 238" draw:style-name="Mgr3" draw:text-style-name="MP5" draw:layer="layout" svg:width="0.465cm" svg:height="0.428cm" svg:x="22.301cm" svg:y="16.23cm">
          <text:p/>
          <draw:enhanced-geometry draw:mirror-horizontal="false" draw:mirror-vertical="false" drawooo:sub-view-size="2527 2325" svg:viewBox="0 0 63175 58125" draw:type="ooxml-non-primitive" draw:enhanced-path="M 1112 910 L 1112 977 1045 1045 977 1078 910 1078 1045 944 1112 910 Z M 1886 270 L 1954 338 2055 506 2156 843 2257 1314 2257 1415 2223 1482 2156 1516 2088 1583 1886 1617 1718 1651 1482 1752 1482 1684 1415 1280 1348 876 1348 843 1348 809 1247 708 1078 708 977 775 775 910 674 1078 674 1179 708 1247 843 1280 944 1314 1078 1280 1179 1213 1213 1482 1280 1718 1314 1785 1348 1785 708 2088 607 1819 506 1550 405 1011 371 843 304 708 809 573 1314 405 1819 270 Z M 1954 1 L 1045 237 573 371 136 540 102 540 68 573 1 607 1 674 35 742 136 742 304 1516 405 1886 573 2257 573 2290 641 2324 708 2290 1550 1954 2425 1684 2492 1651 2526 1583 2459 1179 2391 809 2257 405 2088 68 2021 1 Z N"/>
        </draw:custom-shape>
        <draw:custom-shape draw:name="Shape 239" draw:style-name="Mgr3" draw:text-style-name="MP5" draw:layer="layout" svg:width="0.092cm" svg:height="0.229cm" svg:x="23.405cm" svg:y="16.137cm">
          <text:p/>
          <draw:enhanced-geometry draw:mirror-horizontal="false" draw:mirror-vertical="false" drawooo:sub-view-size="506 1247" svg:viewBox="0 0 12650 31175" draw:type="ooxml-non-primitive" draw:enhanced-path="M 405 1 L 270 270 169 573 35 876 1 1011 1 1179 1 1213 35 1247 68 1247 136 1213 203 1112 270 977 338 708 439 371 506 35 506 1 Z N"/>
        </draw:custom-shape>
        <draw:custom-shape draw:name="Shape 240" draw:style-name="Mgr3" draw:text-style-name="MP5" draw:layer="layout" svg:width="0.117cm" svg:height="0.204cm" svg:x="22.549cm" svg:y="16.733cm">
          <text:p/>
          <draw:enhanced-geometry draw:mirror-horizontal="false" draw:mirror-vertical="false" drawooo:sub-view-size="641 1112" svg:viewBox="0 0 16025 27800" draw:type="ooxml-non-primitive" draw:enhanced-path="M 405 707 L 405 741 405 808 371 875 337 909 304 875 236 842 236 774 337 707 Z M 506 0 L 405 34 270 168 169 370 102 572 102 640 34 707 1 741 1 774 68 842 68 909 102 1010 135 1077 203 1111 371 1111 472 1077 539 976 573 909 607 808 607 707 573 640 539 572 472 539 304 505 371 370 438 236 539 135 607 101 640 101 640 34 573 0 Z N"/>
        </draw:custom-shape>
        <draw:custom-shape draw:name="Shape 241" draw:style-name="Mgr3" draw:text-style-name="MP5" draw:layer="layout" svg:width="0.465cm" svg:height="0.409cm" svg:x="22.381cm" svg:y="16.609cm">
          <text:p/>
          <draw:enhanced-geometry draw:mirror-horizontal="false" draw:mirror-vertical="false" drawooo:sub-view-size="2526 2223" svg:viewBox="0 0 63150 55575" draw:type="ooxml-non-primitive" draw:enhanced-path="M 1953 169 L 2021 203 2021 236 2122 741 2290 1650 1617 1852 1280 1920 943 1953 809 1953 674 1852 573 1751 506 1583 371 1179 304 809 977 607 1650 337 1852 203 1953 169 Z M 2021 1 L 1145 337 270 607 236 573 203 506 169 506 102 539 102 573 102 640 68 640 34 708 1 775 34 809 102 842 169 1246 270 1617 371 1920 438 2088 539 2189 640 2223 943 2223 1314 2155 1886 2021 2189 1953 2458 1819 2526 1785 2526 1684 2324 876 2122 34 2088 1 Z N"/>
        </draw:custom-shape>
        <draw:custom-shape draw:name="Shape 242" draw:style-name="Mgr3" draw:text-style-name="MP5" draw:layer="layout" svg:width="0.043cm" svg:height="0.049cm" svg:x="23.517cm" svg:y="16.236cm">
          <text:p/>
          <draw:enhanced-geometry draw:mirror-horizontal="false" draw:mirror-vertical="false" drawooo:sub-view-size="237 270" svg:viewBox="0 0 5925 6750" draw:type="ooxml-non-primitive" draw:enhanced-path="M 68 1 L 1 34 1 102 1 169 35 236 68 270 136 270 203 203 237 169 203 102 136 1 Z N"/>
        </draw:custom-shape>
        <draw:custom-shape draw:name="Shape 243" draw:style-name="Mgr3" draw:text-style-name="MP5" draw:layer="layout" svg:width="3.568cm" svg:height="4.325cm" svg:x="21.854cm" svg:y="6.25cm">
          <text:p/>
          <draw:enhanced-geometry draw:mirror-horizontal="false" draw:mirror-vertical="false" drawooo:sub-view-size="19360 23468" svg:viewBox="0 0 484000 586700" draw:type="ooxml-non-primitive" draw:enhanced-path="M 3839 14343 L 3873 15320 3906 16296 4007 17239 4108 18215 4277 19293 4479 20336 4647 21212 4714 21683 4782 22121 4344 21986 4142 21919 3940 21818 3805 21683 3637 21515 3536 21313 3435 21043 3300 20471 3199 19865 3065 18687 2930 17777 2829 16835 2795 16397 2762 15926 2762 15488 2795 15017 3031 14781 3267 14545 3401 14444 3536 14377 3671 14343 Z M 742 8081 L 809 8115 1314 8115 1146 10034 1078 10977 1078 11919 1112 12896 1179 13872 1381 15825 1516 17575 1583 18451 1684 19326 1853 20134 2088 20909 2391 21683 2728 22457 2694 22626 2661 22794 2492 23097 2425 23198 2358 23232 2324 23265 2257 23265 2122 23164 2021 23030 1920 22828 1853 22659 1785 22424 1516 21447 1280 20471 1078 19326 876 18181 472 15858 371 15252 338 14680 270 13502 237 12357 270 11145 270 10135 338 9630 405 9125 573 8586 708 8081 Z M 10808 1 L 10000 34 9192 102 8351 236 7543 405 6735 674 6330 809 5926 977 5590 1145 5287 1314 4681 1751 4108 2189 3536 2694 2997 3199 2459 3772 2021 4378 1583 5017 1247 5691 977 6398 742 7138 674 7509 607 7879 607 7913 573 7913 540 7946 338 8620 169 9293 102 9630 68 9933 35 10606 1 11919 1 12660 35 13434 68 14175 136 14916 338 16397 607 17912 843 19326 1112 20774 1348 21919 1482 22491 1583 22760 1718 22996 1785 23164 1886 23265 1987 23366 2055 23434 2156 23467 2358 23467 2425 23434 2593 23299 2762 23097 2896 22895 2964 22626 3031 22558 3031 22525 3031 22457 2997 22424 2997 22356 2964 22323 2627 21582 2324 20808 2122 20033 1920 19259 1853 18788 1785 18350 1718 17407 1684 16498 1617 15555 1583 15488 1617 15488 1785 15623 2021 15757 2257 15825 2391 15858 2526 15858 2526 16498 2593 17104 2964 19798 3031 20370 3132 20942 3031 21010 2964 21077 2829 21279 2694 21481 2694 21582 2694 21683 2728 21717 2762 21750 2795 21750 2829 21717 3031 21414 3199 21212 3334 21515 3502 21818 3637 21952 3772 22053 3940 22154 4108 22222 4479 22323 4849 22390 4883 22491 4916 22525 4950 22558 5051 22558 5118 22525 5118 22457 5118 22424 5051 22087 5118 22222 5186 22289 5253 22323 5354 22289 5388 22255 5388 22154 5354 22087 5253 22020 5186 21885 5152 21683 5118 21481 5051 20808 4984 19899 4916 18990 4782 17744 4613 16532 4479 15286 4445 14680 4411 14074 4378 14007 4344 13973 4277 14007 4243 14074 4209 14747 4243 15421 4310 16094 4378 16801 4546 18148 4647 18855 4681 19528 4775 20470 4411 18619 4243 17542 4142 16464 4075 15387 4041 14310 4075 14242 4041 14141 4007 14108 3974 14074 3906 14074 3873 14108 3704 14108 3536 14141 3368 14209 3199 14276 3031 14411 2829 14579 2694 14747 2627 14949 2627 15017 2560 15286 2526 15589 2425 15589 2290 15555 2156 15522 1920 15421 1785 15387 1651 15353 1617 15387 1583 15421 1415 13670 1348 12795 1314 11919 1314 10943 1381 10000 1482 9024 1516 8047 1550 8014 1550 7980 1516 7913 1482 7879 1415 7879 1617 7206 1886 6566 2189 5994 2560 5421 2997 4883 3435 4411 3940 3940 4479 3502 5085 3098 5724 2762 6398 2492 7071 2256 7745 2088 8452 1953 9159 1852 9899 1785 10707 1785 11482 1819 12256 1920 13030 2054 13737 2256 14478 2526 15185 2863 15892 3267 16566 3704 17172 4142 17778 4647 18081 4916 18350 5186 18821 5758 19057 6061 19259 6398 19360 6566 19360 6061 19124 5657 18889 5354 18619 5051 18047 4512 17778 4243 17475 4007 16801 3536 16128 3098 15455 2728 15084 2526 14714 2324 13973 2054 13199 1819 12424 1684 11616 1583 10808 1549 10000 1549 9192 1617 8519 1684 7846 1819 7172 1987 6532 2189 5926 2459 5287 2728 4714 3065 4142 3469 3637 3873 3132 4344 2694 4849 2290 5388 1954 5960 1651 6566 1415 7206 1213 7879 1045 7879 1247 7273 1449 6667 1684 6061 1987 5489 2156 5186 2358 4883 2795 4310 3300 3805 3805 3267 4411 2694 5051 2155 5388 1920 5724 1718 6095 1516 6499 1347 7240 1145 8014 1011 8822 876 9596 809 10337 775 11078 775 11818 809 12559 910 13300 1044 14040 1213 14747 1448 15421 1751 16162 2088 16835 2526 17475 2964 18114 3469 18619 3940 19158 4411 19360 4580 19360 4243 19124 4075 18788 3772 18451 3469 17744 2896 17138 2425 16465 2054 15791 1684 15118 1381 14343 1112 13603 876 12828 741 12054 640 11246 573 10472 573 9664 640 8889 708 8182 809 7442 943 6735 1112 6061 1347 5724 1516 5388 1684 5085 1920 4782 2155 4243 2661 3704 3166 3199 3637 2762 4142 2324 4647 1954 5219 1617 5859 1314 6499 1078 7206 910 7879 809 7879 1011 7138 1247 6398 1550 5657 1920 4950 2088 4613 2324 4310 2526 4007 2762 3738 3300 3199 3873 2694 4479 2223 5085 1751 5388 1549 5724 1347 6061 1179 6431 1011 7240 741 8048 539 8856 405 9697 270 10505 236 11347 236 12155 337 12929 438 13737 640 14512 876 15253 1145 16027 1482 16667 1819 17306 2223 17879 2661 18451 3166 19360 4041 19360 3671 18754 3098 18148 2560 17879 2290 17542 2088 16902 1684 16229 1314 15556 1011 14781 708 14007 438 13232 236 12424 102 11616 34 10808 1 Z N"/>
        </draw:custom-shape>
        <draw:custom-shape draw:name="Shape 244" draw:style-name="Mgr3" draw:text-style-name="MP5" draw:layer="layout" svg:width="0.105cm" svg:height="0.061cm" svg:x="23.014cm" svg:y="16.652cm">
          <text:p/>
          <draw:enhanced-geometry draw:mirror-horizontal="false" draw:mirror-vertical="false" drawooo:sub-view-size="574 338" svg:viewBox="0 0 14350 8450" draw:type="ooxml-non-primitive" draw:enhanced-path="M 439 0 L 102 169 1 236 1 270 1 303 34 337 203 337 472 236 540 202 573 169 573 101 506 34 472 0 Z N"/>
        </draw:custom-shape>
        <draw:custom-shape draw:name="Shape 245" draw:style-name="Mgr3" draw:text-style-name="MP5" draw:layer="layout" svg:width="0.446cm" svg:height="0.403cm" svg:x="23.381cm" svg:y="16.801cm">
          <text:p/>
          <draw:enhanced-geometry draw:mirror-horizontal="false" draw:mirror-vertical="false" drawooo:sub-view-size="2425 2189" svg:viewBox="0 0 60625 54725" draw:type="ooxml-non-primitive" draw:enhanced-path="M 1886 270 L 2020 808 2088 1078 2155 1381 2155 1516 2121 1650 2054 1751 1886 1819 1313 1819 1044 1852 741 1920 640 1381 539 1044 472 674 472 640 842 539 1179 472 1549 371 1886 270 Z M 1953 0 L 1886 34 1650 135 1414 169 909 236 674 303 472 337 34 539 0 573 0 606 0 674 68 741 169 741 270 707 303 909 337 1111 539 2088 606 2189 707 2189 876 2122 1111 2088 1549 2088 1751 2054 1953 2021 2155 1953 2323 1852 2391 1785 2424 1684 2391 1448 2054 68 2020 34 1987 0 Z N"/>
        </draw:custom-shape>
        <draw:custom-shape draw:name="Shape 246" draw:style-name="Mgr3" draw:text-style-name="MP5" draw:layer="layout" svg:width="0.061cm" svg:height="0.098cm" svg:x="16.231cm" svg:y="2.594cm">
          <text:p/>
          <draw:enhanced-geometry draw:mirror-horizontal="false" draw:mirror-vertical="false" drawooo:sub-view-size="338 539" svg:viewBox="0 0 8450 13475" draw:type="ooxml-non-primitive" draw:enhanced-path="M 236 0 L 203 34 68 202 34 303 1 438 34 505 135 539 203 505 236 438 270 270 337 101 337 34 304 0 Z N"/>
        </draw:custom-shape>
        <draw:custom-shape draw:name="Shape 247" draw:style-name="Mgr3" draw:text-style-name="MP5" draw:layer="layout" svg:width="0.477cm" svg:height="0.396cm" svg:x="21.463cm" svg:y="16.838cm">
          <text:p/>
          <draw:enhanced-geometry draw:mirror-horizontal="false" draw:mirror-vertical="false" drawooo:sub-view-size="2594 2156" svg:viewBox="0 0 64850 53900" draw:type="ooxml-non-primitive" draw:enhanced-path="M 1819 303 L 1954 404 2088 505 2156 674 2223 876 2257 1111 2324 1516 1954 1650 1550 1751 1179 1819 775 1886 573 1314 438 741 1011 505 1314 404 1617 337 1718 303 Z M 1785 0 L 1550 68 1112 169 708 303 337 472 236 472 203 505 169 539 169 573 68 640 34 674 1 707 34 808 102 876 203 876 203 842 270 1179 337 1482 539 2054 607 2122 674 2155 1146 2122 1617 2021 2055 1886 2492 1718 2593 1650 2593 1549 2358 438 2324 303 2257 169 2156 101 2021 34 1785 0 Z N"/>
        </draw:custom-shape>
        <draw:custom-shape draw:name="Shape 248" draw:style-name="Mgr3" draw:text-style-name="MP5" draw:layer="layout" svg:width="0.427cm" svg:height="0.427cm" svg:x="21.407cm" svg:y="16.423cm">
          <text:p/>
          <draw:enhanced-geometry draw:mirror-horizontal="false" draw:mirror-vertical="false" drawooo:sub-view-size="2324 2324" svg:viewBox="0 0 58100 58100" draw:type="ooxml-non-primitive" draw:enhanced-path="M 1853 236 L 2088 1617 1449 1819 1045 1987 809 2054 607 2088 405 1482 203 842 640 708 1045 573 1853 236 Z M 1886 1 L 1011 304 573 472 135 640 102 607 34 607 1 674 1 741 68 1112 169 1482 405 2256 438 2324 708 2324 876 2290 1213 2155 2257 1819 2290 1819 2324 1785 2324 1684 2021 68 1954 34 1886 1 Z N"/>
        </draw:custom-shape>
        <draw:custom-shape draw:name="Shape 249" draw:style-name="Mgr3" draw:text-style-name="MP5" draw:layer="layout" svg:width="0.086cm" svg:height="0.179cm" svg:x="21.761cm" svg:y="17.354cm">
          <text:p/>
          <draw:enhanced-geometry draw:mirror-horizontal="false" draw:mirror-vertical="false" drawooo:sub-view-size="473 978" svg:viewBox="0 0 11825 24450" draw:type="ooxml-non-primitive" draw:enhanced-path="M 35 1 L 1 68 35 169 68 270 136 506 203 742 237 843 304 944 338 977 405 977 439 944 472 876 439 775 405 674 338 439 237 203 203 102 136 1 Z N"/>
        </draw:custom-shape>
        <draw:custom-shape draw:name="Shape 250" draw:style-name="Mgr3" draw:text-style-name="MP5" draw:layer="layout" svg:width="0.458cm" svg:height="0.427cm" svg:x="21.581cm" svg:y="17.223cm">
          <text:p/>
          <draw:enhanced-geometry draw:mirror-horizontal="false" draw:mirror-vertical="false" drawooo:sub-view-size="2492 2324" svg:viewBox="0 0 62300 58100" draw:type="ooxml-non-primitive" draw:enhanced-path="M 1886 237 L 2122 1078 2223 1415 2256 1583 2223 1684 2189 1752 2088 1819 1920 1886 1583 1954 1280 2021 943 2055 775 2055 674 2021 573 1954 506 1785 438 1247 371 944 270 674 472 674 674 641 1078 506 1886 237 Z M 1920 1 L 977 270 506 405 34 506 1 540 1 573 1 641 34 641 102 674 68 708 68 742 169 1112 203 1516 270 1920 304 2122 405 2290 438 2324 775 2324 1078 2290 1650 2156 2021 2088 2189 2021 2357 1920 2425 1853 2458 1785 2492 1651 2458 1482 2458 1348 2256 708 2054 68 2021 1 Z N"/>
        </draw:custom-shape>
        <draw:custom-shape draw:name="Shape 251" draw:style-name="Mgr3" draw:text-style-name="MP5" draw:layer="layout" svg:width="0.477cm" svg:height="0.427cm" svg:x="23.188cm" svg:y="16.032cm">
          <text:p/>
          <draw:enhanced-geometry draw:mirror-horizontal="false" draw:mirror-vertical="false" drawooo:sub-view-size="2593 2324" svg:viewBox="0 0 64825 58100" draw:type="ooxml-non-primitive" draw:enhanced-path="M 1953 169 L 2021 506 2088 809 2189 1145 2357 1448 2290 1482 2155 1549 1684 1718 674 2054 539 1347 438 1011 304 674 1953 169 Z M 2021 1 L 236 506 169 506 169 539 68 539 1 607 1 674 34 708 102 741 135 708 169 1112 270 1482 438 2223 472 2290 506 2324 607 2324 1650 1987 2122 1886 2357 1785 2458 1751 2526 1684 2593 1549 2593 1482 2593 1381 2290 741 2189 405 2122 68 2088 1 Z N"/>
        </draw:custom-shape>
        <draw:custom-shape draw:name="Shape 252" draw:style-name="Mgr3" draw:text-style-name="MP5" draw:layer="layout" svg:width="0.415cm" svg:height="0.415cm" svg:x="22.487cm" svg:y="17.018cm">
          <text:p/>
          <draw:enhanced-geometry draw:mirror-horizontal="false" draw:mirror-vertical="false" drawooo:sub-view-size="2256 2257" svg:viewBox="0 0 56400 56425" draw:type="ooxml-non-primitive" draw:enhanced-path="M 1751 236 L 2020 1583 1313 1785 606 1987 303 1011 236 775 236 607 269 573 337 540 572 472 842 472 1313 371 1751 236 Z M 1784 1 L 1212 135 640 270 337 304 168 338 101 371 34 439 0 607 0 775 101 1078 303 1651 370 1819 505 2021 471 2055 438 2088 438 2189 505 2257 606 2257 1380 2021 2188 1752 2256 1718 2256 1617 2121 843 1953 68 1885 1 Z N"/>
        </draw:custom-shape>
        <draw:custom-shape draw:name="Shape 253" draw:style-name="Mgr3" draw:text-style-name="MP5" draw:layer="layout" svg:width="0.123cm" svg:height="0.173cm" svg:x="21.649cm" svg:y="16.956cm">
          <text:p/>
          <draw:enhanced-geometry draw:mirror-horizontal="false" draw:mirror-vertical="false" drawooo:sub-view-size="675 943" svg:viewBox="0 0 16875 23575" draw:type="ooxml-non-primitive" draw:enhanced-path="M 270 0 L 203 34 169 67 136 202 1 640 1 674 35 707 68 741 136 741 506 606 506 775 506 876 573 909 573 943 607 909 641 876 674 808 674 640 641 438 573 236 540 404 472 404 237 505 270 370 270 236 304 168 304 135 338 101 338 67 304 34 304 0 Z N"/>
        </draw:custom-shape>
        <draw:custom-shape draw:name="Shape 254" draw:style-name="Mgr3" draw:text-style-name="MP5" draw:layer="layout" svg:width="0.44cm" svg:height="0.396cm" svg:x="21.941cm" svg:y="16.733cm">
          <text:p/>
          <draw:enhanced-geometry draw:mirror-horizontal="false" draw:mirror-vertical="false" drawooo:sub-view-size="2391 2155" svg:viewBox="0 0 59775 53875" draw:type="ooxml-non-primitive" draw:enhanced-path="M 1616 236 L 1717 269 1785 303 1818 370 1886 572 1919 774 2121 1616 1381 1784 606 1886 505 1582 472 1279 371 673 674 572 943 471 1212 370 1515 269 1616 236 Z M 1852 0 L 1650 34 1448 67 1078 202 741 337 337 471 337 438 303 370 270 370 202 404 169 438 169 505 68 539 34 539 0 572 0 640 68 707 101 741 169 741 202 1077 236 1414 303 1717 404 2054 438 2121 505 2155 1414 2020 2290 1818 2357 1751 2391 1650 1953 101 1919 34 1852 0 Z N"/>
        </draw:custom-shape>
        <draw:custom-shape draw:name="Shape 255" draw:style-name="Mgr3" draw:text-style-name="MP5" draw:layer="layout" svg:width="0.111cm" svg:height="0.217cm" svg:x="22.003cm" svg:y="16.441cm">
          <text:p/>
          <draw:enhanced-geometry draw:mirror-horizontal="false" draw:mirror-vertical="false" drawooo:sub-view-size="607 1180" svg:viewBox="0 0 15175 29500" draw:type="ooxml-non-primitive" draw:enhanced-path="M 405 203 L 371 337 304 506 270 472 237 405 203 337 203 270 304 203 Z M 338 1 L 203 34 68 102 35 169 1 236 35 405 102 573 203 674 136 741 68 809 68 910 68 977 136 1078 203 1145 304 1179 439 1145 506 1044 540 943 540 809 472 674 405 573 506 506 573 371 607 236 607 102 573 34 506 1 Z N"/>
        </draw:custom-shape>
        <draw:custom-shape draw:name="Shape 256" draw:style-name="Mgr3" draw:text-style-name="MP5" draw:layer="layout" svg:width="0.204cm" svg:height="0.167cm" svg:x="23.157cm" svg:y="17.229cm">
          <text:p/>
          <draw:enhanced-geometry draw:mirror-horizontal="false" draw:mirror-vertical="false" drawooo:sub-view-size="1112 910" svg:viewBox="0 0 27800 22750" draw:type="ooxml-non-primitive" draw:enhanced-path="M 101 1 L 68 68 101 203 135 337 34 405 0 438 0 506 0 539 101 573 169 539 236 708 303 842 337 876 371 910 438 876 438 809 404 640 371 472 438 438 775 337 909 304 1078 236 1111 169 1111 135 1078 102 943 68 808 102 573 135 303 236 202 34 169 1 Z N"/>
        </draw:custom-shape>
        <draw:custom-shape draw:name="Shape 257" draw:style-name="Mgr3" draw:text-style-name="MP5" draw:layer="layout" svg:width="0.409cm" svg:height="0.409cm" svg:x="21.866cm" svg:y="16.336cm">
          <text:p/>
          <draw:enhanced-geometry draw:mirror-horizontal="false" draw:mirror-vertical="false" drawooo:sub-view-size="2223 2223" svg:viewBox="0 0 55575 55575" draw:type="ooxml-non-primitive" draw:enhanced-path="M 1650 236 L 1717 371 1785 707 1953 1482 1246 1717 539 1953 371 1381 270 943 236 808 236 741 943 438 1280 303 1650 236 Z M 1751 0 L 1347 34 909 135 505 337 337 438 169 539 101 539 34 573 0 606 0 674 0 775 68 1010 337 2121 337 2189 371 2222 472 2222 1313 1953 2121 1684 2189 1650 2222 1616 2222 1549 2222 1482 2088 1212 2054 909 1953 270 1919 202 1886 101 1818 34 1751 0 Z N"/>
        </draw:custom-shape>
        <draw:custom-shape draw:name="Shape 258" draw:style-name="Mgr3" draw:text-style-name="MP5" draw:layer="layout" svg:width="0.111cm" svg:height="0.179cm" svg:x="22.642cm" svg:y="17.136cm">
          <text:p/>
          <draw:enhanced-geometry draw:mirror-horizontal="false" draw:mirror-vertical="false" drawooo:sub-view-size="607 977" svg:viewBox="0 0 15175 24425" draw:type="ooxml-non-primitive" draw:enhanced-path="M 270 1 L 135 102 34 236 1 371 1 405 34 405 169 304 270 236 304 203 270 270 203 405 203 472 236 539 405 539 405 640 270 708 102 809 34 842 68 910 102 943 169 977 337 910 472 809 573 674 607 607 607 506 573 438 539 405 438 337 472 270 506 169 472 102 405 34 337 1 Z N"/>
        </draw:custom-shape>
        <draw:custom-shape draw:name="Shape 259" draw:style-name="Mgr3" draw:text-style-name="MP5" draw:layer="layout" svg:width="0.105cm" svg:height="0.16cm" svg:x="22.108cm" svg:y="16.857cm">
          <text:p/>
          <draw:enhanced-geometry draw:mirror-horizontal="false" draw:mirror-vertical="false" drawooo:sub-view-size="573 876" svg:viewBox="0 0 14325 21900" draw:type="ooxml-non-primitive" draw:enhanced-path="M 337 0 L 236 34 135 101 68 169 0 270 0 371 0 472 68 573 135 606 202 573 303 505 371 505 404 573 371 606 303 674 101 674 34 707 0 741 34 775 101 842 169 876 371 842 438 808 505 741 573 640 573 573 573 472 539 404 472 371 404 337 270 337 169 404 135 337 169 303 270 202 472 101 472 68 438 34 337 0 Z N"/>
        </draw:custom-shape>
        <draw:custom-shape draw:name="Shape 260" draw:style-name="Mgr3" draw:text-style-name="MP5" draw:layer="layout" svg:width="0.49cm" svg:height="0.44cm" svg:x="21.183cm" svg:y="17.695cm">
          <text:p/>
          <draw:enhanced-geometry draw:mirror-horizontal="false" draw:mirror-vertical="false" drawooo:sub-view-size="2661 2392" svg:viewBox="0 0 66525 59800" draw:type="ooxml-non-primitive" draw:enhanced-path="M 1953 304 L 2021 371 2088 472 2358 1347 2459 1718 2257 1718 2088 1751 1650 1852 1246 1987 977 2088 876 2122 809 2088 741 2054 708 1987 674 1852 640 1684 438 876 876 708 1213 607 1381 573 1549 472 1718 371 1852 304 Z M 2021 1 L 1785 102 1583 203 1347 337 1145 405 573 607 304 708 34 842 1 910 1 977 68 1044 135 1044 304 943 337 1280 405 1617 607 2290 640 2357 708 2391 943 2324 1179 2256 1617 2088 2021 1987 2459 1953 2560 1920 2627 1886 2661 1785 2661 1684 2627 1482 2391 775 2122 68 2088 34 2021 1 Z N"/>
        </draw:custom-shape>
        <draw:custom-shape draw:name="Shape 261" draw:style-name="Mgr3" draw:text-style-name="MP5" draw:layer="layout" svg:width="0.179cm" svg:height="0.16cm" svg:x="22.176cm" svg:y="17.211cm">
          <text:p/>
          <draw:enhanced-geometry draw:mirror-horizontal="false" draw:mirror-vertical="false" drawooo:sub-view-size="977 876" svg:viewBox="0 0 24425 21900" draw:type="ooxml-non-primitive" draw:enhanced-path="M 304 1 L 203 68 102 135 1 270 34 304 68 304 203 236 371 203 337 371 304 506 236 640 236 741 270 809 304 876 573 876 910 809 943 775 977 741 977 674 910 573 842 573 573 640 472 674 438 674 472 607 539 371 573 102 539 34 472 1 Z N"/>
        </draw:custom-shape>
        <draw:custom-shape draw:name="Shape 262" draw:style-name="Mgr3" draw:text-style-name="MP5" draw:layer="layout" svg:width="0.49cm" svg:height="0.39cm" svg:x="21.618cm" svg:y="17.608cm">
          <text:p/>
          <draw:enhanced-geometry draw:mirror-horizontal="false" draw:mirror-vertical="false" drawooo:sub-view-size="2661 2122" svg:viewBox="0 0 66525 53050" draw:type="ooxml-non-primitive" draw:enhanced-path="M 2122 236 L 2189 303 2256 438 2290 606 2391 1111 2391 1246 2391 1347 2357 1448 2324 1515 2189 1650 2021 1751 1819 1818 1617 1852 1179 1886 1044 1886 943 1785 842 1650 775 1515 674 1145 607 775 1112 640 1583 472 2054 236 Z M 1987 0 L 1650 169 1381 303 1112 404 539 539 472 438 472 472 438 539 102 640 34 640 1 674 1 775 68 842 135 842 405 808 438 1179 539 1583 640 1751 708 1886 809 2020 943 2088 1179 2121 1415 2121 1650 2088 1852 2054 2223 1987 2391 1919 2458 1886 2526 1818 2627 1616 2660 1448 2627 1246 2593 1044 2526 505 2458 236 2391 135 2324 34 2223 0 Z N"/>
        </draw:custom-shape>
        <draw:custom-shape draw:name="Shape 263" draw:style-name="Mgr3" draw:text-style-name="MP5" draw:layer="layout" svg:width="0.427cm" svg:height="0.359cm" svg:x="21.053cm" svg:y="16.956cm">
          <text:p/>
          <draw:enhanced-geometry draw:mirror-horizontal="false" draw:mirror-vertical="false" drawooo:sub-view-size="2324 1953" svg:viewBox="0 0 58100 48825" draw:type="ooxml-non-primitive" draw:enhanced-path="M 1650 236 L 1718 269 1785 303 1886 438 1987 606 2021 808 2088 1010 2122 1414 1516 1549 910 1684 472 1684 371 1381 169 741 809 471 1112 337 1482 236 Z M 1684 0 L 1482 34 1112 168 607 370 102 606 68 572 1 572 1 640 34 943 102 1280 304 1886 371 1919 438 1953 876 1886 1347 1818 1819 1717 2256 1583 2324 1515 2324 1448 2088 370 2021 135 1953 67 1852 0 Z N"/>
        </draw:custom-shape>
        <draw:custom-shape draw:name="Shape 264" draw:style-name="Mgr3" draw:text-style-name="MP5" draw:layer="layout" svg:width="0.142cm" svg:height="0.179cm" svg:x="21.364cm" svg:y="17.844cm">
          <text:p/>
          <draw:enhanced-geometry draw:mirror-horizontal="false" draw:mirror-vertical="false" drawooo:sub-view-size="775 978" svg:viewBox="0 0 19375 24450" draw:type="ooxml-non-primitive" draw:enhanced-path="M 741 1 L 673 34 606 34 505 135 269 472 67 708 0 809 0 876 0 977 67 977 135 943 269 809 471 573 673 337 774 203 774 135 774 68 774 34 741 1 Z N"/>
        </draw:custom-shape>
        <draw:custom-shape draw:name="Shape 265" draw:style-name="Mgr3" draw:text-style-name="MP5" draw:layer="layout" svg:width="0.458cm" svg:height="0.421cm" svg:x="21.103cm" svg:y="17.31cm">
          <text:p/>
          <draw:enhanced-geometry draw:mirror-horizontal="false" draw:mirror-vertical="false" drawooo:sub-view-size="2492 2290" svg:viewBox="0 0 62300 57250" draw:type="ooxml-non-primitive" draw:enhanced-path="M 2087 270 L 2155 505 2188 741 2222 1212 2222 1381 2155 1515 2054 1583 1919 1650 1616 1751 1481 1818 1347 1886 1212 1953 976 2054 741 2088 673 2054 606 1987 505 1549 438 1179 337 808 572 674 808 606 1077 539 1347 472 1751 438 1919 371 2087 270 Z M 2087 0 L 2054 34 1953 101 1818 169 1549 270 1279 303 976 337 707 371 438 438 303 505 202 606 101 674 0 808 0 876 34 909 67 943 135 909 236 876 236 1179 269 1515 337 1818 438 2121 505 2222 572 2290 842 2290 1111 2222 1313 2155 1481 2088 1650 2020 1953 1953 2087 1886 2222 1785 2323 1684 2424 1515 2458 1347 2491 1145 2458 775 2357 371 2222 34 2188 0 Z N"/>
        </draw:custom-shape>
        <draw:custom-shape draw:name="Shape 266" draw:style-name="Mgr3" draw:text-style-name="MP5" draw:layer="layout" svg:width="0.105cm" svg:height="0.173cm" svg:x="21.848cm" svg:y="17.738cm">
          <text:p/>
          <draw:enhanced-geometry draw:mirror-horizontal="false" draw:mirror-vertical="false" drawooo:sub-view-size="573 944" svg:viewBox="0 0 14325 23600" draw:type="ooxml-non-primitive" draw:enhanced-path="M 337 236 L 337 472 270 707 236 707 202 539 236 404 270 303 337 236 Z M 303 0 L 202 68 135 135 68 270 34 371 0 505 0 640 34 775 101 876 135 909 202 943 337 909 438 842 472 775 505 674 573 404 573 169 539 101 472 68 404 34 371 0 Z N"/>
        </draw:custom-shape>
        <draw:custom-shape draw:name="Shape 267" draw:style-name="Mgr3" draw:text-style-name="MP5" draw:layer="layout" svg:width="0.043cm" svg:height="0.036cm" svg:x="22.779cm" svg:y="17.639cm">
          <text:p/>
          <draw:enhanced-geometry draw:mirror-horizontal="false" draw:mirror-vertical="false" drawooo:sub-view-size="237 203" svg:viewBox="0 0 5925 5075" draw:type="ooxml-non-primitive" draw:enhanced-path="M 68 1 L 34 34 0 102 34 169 68 203 135 203 202 169 236 169 236 102 236 68 202 34 135 1 Z N"/>
        </draw:custom-shape>
        <draw:custom-shape draw:name="Shape 268" draw:style-name="Mgr3" draw:text-style-name="MP5" draw:layer="layout" svg:width="0.434cm" svg:height="0.396cm" svg:x="22.561cm" svg:y="17.385cm">
          <text:p/>
          <draw:enhanced-geometry draw:mirror-horizontal="false" draw:mirror-vertical="false" drawooo:sub-view-size="2357 2155" svg:viewBox="0 0 58925 53875" draw:type="ooxml-non-primitive" draw:enhanced-path="M 1885 202 L 1986 640 2087 1044 2121 1313 2121 1448 2087 1515 2020 1549 1481 1751 1077 1886 943 1919 808 1919 741 1886 673 1751 640 1583 505 1145 370 707 1885 202 Z M 1919 0 L 1347 202 774 371 370 438 202 505 101 573 34 640 0 707 34 775 34 808 67 842 202 842 236 775 236 1078 303 1381 505 1919 572 2054 673 2121 774 2155 909 2155 1145 2088 1414 2020 1919 1852 2054 1785 2188 1717 2289 1650 2323 1549 2357 1381 2357 1179 2289 775 2155 404 2020 68 1986 0 Z N"/>
        </draw:custom-shape>
        <draw:custom-shape draw:name="Shape 269" draw:style-name="Mgr3" draw:text-style-name="MP5" draw:layer="layout" svg:width="0.471cm" svg:height="0.409cm" svg:x="22.127cm" svg:y="17.484cm">
          <text:p/>
          <draw:enhanced-geometry draw:mirror-horizontal="false" draw:mirror-vertical="false" drawooo:sub-view-size="2560 2224" svg:viewBox="0 0 64000 55600" draw:type="ooxml-non-primitive" draw:enhanced-path="M 1852 304 L 1953 338 1987 371 2020 439 2020 708 2054 977 2121 1247 2256 1482 1549 1752 1179 1886 808 1954 741 1954 640 1853 573 1718 472 1550 236 809 977 540 1179 472 1549 338 1717 304 Z M 1886 1 L 1717 35 1381 136 68 607 0 674 0 742 34 809 101 843 135 1078 202 1280 337 1718 404 1987 472 2122 505 2189 573 2223 775 2223 977 2189 1414 2088 1684 1987 1953 1886 2492 1651 2525 1617 2525 1583 2559 1516 2525 1482 2391 1247 2290 977 2256 708 2256 439 2256 304 2222 203 2155 102 2054 35 1886 1 Z N"/>
        </draw:custom-shape>
        <draw:custom-shape draw:name="Shape 270" draw:style-name="Mgr3" draw:text-style-name="MP5" draw:layer="layout" svg:width="0.415cm" svg:height="0.409cm" svg:x="22.059cm" svg:y="17.13cm">
          <text:p/>
          <draw:enhanced-geometry draw:mirror-horizontal="false" draw:mirror-vertical="false" drawooo:sub-view-size="2257 2223" svg:viewBox="0 0 56425 55575" draw:type="ooxml-non-primitive" draw:enhanced-path="M 1651 237 L 1752 573 1853 944 1954 1381 1987 1482 1987 1550 1954 1550 1853 1583 1516 1617 1213 1684 876 1819 573 1954 540 1954 506 1886 439 1617 338 1213 203 472 1078 304 1449 237 Z M 1550 1 L 1247 68 674 169 405 270 136 338 68 371 1 405 1 439 1 708 68 944 169 1449 237 1853 304 2055 371 2122 439 2189 506 2223 607 2189 843 2122 1179 1920 1449 1886 1684 1853 1920 1819 2156 1752 2223 1684 2257 1617 2223 1449 2156 1179 2021 607 1920 338 1819 102 1752 35 1718 1 Z N"/>
        </draw:custom-shape>
        <draw:custom-shape draw:name="Shape 271" draw:style-name="Mgr3" draw:text-style-name="MP5" draw:layer="layout" svg:width="0.192cm" svg:height="0.216cm" svg:x="22.263cm" svg:y="17.583cm">
          <text:p/>
          <draw:enhanced-geometry draw:mirror-horizontal="false" draw:mirror-vertical="false" drawooo:sub-view-size="1045 1179" svg:viewBox="0 0 26125 29475" draw:type="ooxml-non-primitive" draw:enhanced-path="M 809 203 L 843 337 876 506 843 674 809 708 809 775 708 775 641 741 641 640 641 539 641 304 708 304 775 270 809 203 Z M 203 371 L 270 405 338 405 405 438 371 573 338 708 304 842 203 977 169 842 136 674 169 539 203 371 Z M 742 1 L 708 34 674 68 641 102 573 203 540 304 506 270 439 203 405 169 371 135 338 135 270 169 203 270 102 337 35 438 1 573 1 674 1 809 1 943 68 1044 136 1145 203 1179 270 1179 405 1011 506 775 540 876 607 943 708 977 809 943 910 876 977 775 1045 640 1045 506 1045 304 977 169 944 68 910 34 742 1 Z N"/>
        </draw:custom-shape>
        <draw:custom-shape draw:name="Shape 272" draw:style-name="Mgr3" draw:text-style-name="MP5" draw:layer="layout" svg:width="7.187cm" svg:height="4.735cm" svg:x="17.776cm" svg:y="0cm">
          <text:p/>
          <draw:enhanced-geometry draw:mirror-horizontal="false" draw:mirror-vertical="false" drawooo:sub-view-size="38989 25689" svg:viewBox="0 0 974725 642225" draw:type="ooxml-non-primitive" draw:enhanced-path="M 1 0 L 68 135 439 909 843 1683 1280 2424 1684 3198 2156 4108 2661 5050 3704 6868 4782 8686 5826 10471 6802 12222 7711 14006 9462 17575 10404 19359 11347 21110 11852 21952 12391 22793 12930 23635 13502 24443 13704 24780 13940 25049 14209 25318 14546 25487 14882 25621 15219 25689 15589 25689 15960 25621 15993 25655 16094 25621 18788 24140 21481 22659 24208 21144 26935 19696 29663 18282 32423 16901 33770 16194 34443 15824 35117 15420 36430 14646 37103 14275 37810 13972 38080 13871 38282 13737 38484 13568 38652 13434 38753 13232 38854 13063 38921 12861 38955 12626 38989 12424 38955 12188 38921 11952 38854 11683 38753 11447 38618 11178 38315 10639 36935 8013 35487 5387 34006 2727 33265 1380 32928 673 32625 0 32390 0 32659 640 32962 1279 33635 2559 34342 3804 35016 5050 35824 6464 36632 7878 37642 9730 38248 10908 38450 11346 38585 11750 38686 12121 38719 12491 38719 12693 38686 12861 38618 13030 38551 13198 38416 13333 38282 13467 38113 13602 37878 13737 37238 14006 36632 14309 35487 15016 34107 15757 32760 16464 29898 17911 27036 19359 24377 20773 21717 22221 19091 23702 16465 25184 16397 25184 16027 25318 15690 25386 15320 25453 15152 25453 14950 25419 14714 25352 14512 25251 14344 25150 14175 24982 14041 24813 13872 24645 13637 24275 13603 24241 13064 23366 12526 22524 11515 20740 10573 18955 9630 17137 7778 13535 6802 11716 5826 9966 5287 9057 4748 8148 4209 7272 3671 6363 2593 4411 1583 2424 1280 1818 944 1212 607 606 270 0 Z N"/>
        </draw:custom-shape>
        <draw:custom-shape draw:name="Shape 273" draw:style-name="Mgr3" draw:text-style-name="MP5" draw:layer="layout" svg:width="0.396cm" svg:height="0.372cm" svg:x="22.419cm" svg:y="3.19cm">
          <text:p/>
          <draw:enhanced-geometry draw:mirror-horizontal="false" draw:mirror-vertical="false" drawooo:sub-view-size="2156 2021" svg:viewBox="0 0 53900 50525" draw:type="ooxml-non-primitive" draw:enhanced-path="M 1044 270 L 1246 303 1415 404 1583 505 1718 674 1819 808 1886 977 1920 1179 1886 1347 1751 1482 1617 1583 1448 1684 1246 1751 1078 1785 910 1785 741 1751 607 1717 506 1616 405 1515 337 1414 270 1280 270 1111 236 977 270 775 337 606 438 472 573 337 640 371 708 337 876 270 Z M 708 0 L 506 34 371 169 236 303 135 472 68 674 1 842 1 1044 1 1246 68 1448 169 1616 304 1785 472 1886 640 1987 842 2020 1280 2020 1516 1919 1718 1818 1886 1684 2021 1515 2122 1313 2155 1078 2122 842 2054 674 1953 539 1819 371 1650 270 1482 169 1314 68 1112 34 943 34 910 0 Z N"/>
        </draw:custom-shape>
        <draw:custom-shape draw:name="Shape 274" draw:style-name="Mgr3" draw:text-style-name="MP5" draw:layer="layout" svg:width="0.465cm" svg:height="0.309cm" svg:x="23.126cm" svg:y="15.715cm">
          <text:p/>
          <draw:enhanced-geometry draw:mirror-horizontal="false" draw:mirror-vertical="false" drawooo:sub-view-size="2526 1684" svg:viewBox="0 0 63150 42100" draw:type="ooxml-non-primitive" draw:enhanced-path="M 2055 203 L 2156 539 2257 910 2223 1011 2156 1112 2021 1179 1886 1213 1550 1246 1280 1280 1078 1347 809 1415 674 1415 540 1381 472 1347 405 1246 338 977 270 741 472 640 674 573 1146 506 1617 371 2055 203 Z M 2088 1 L 1819 102 1516 203 944 337 540 438 371 472 169 539 169 506 136 539 35 607 1 674 1 741 35 775 102 809 102 1011 169 1213 304 1583 338 1650 439 1684 2425 1314 2492 1280 2526 1213 2425 607 2324 337 2223 34 2156 1 Z N"/>
        </draw:custom-shape>
        <draw:custom-shape draw:name="Shape 275" draw:style-name="Mgr3" draw:text-style-name="MP5" draw:layer="layout" svg:width="0.192cm" svg:height="0.148cm" svg:x="22.518cm" svg:y="3.302cm">
          <text:p/>
          <draw:enhanced-geometry draw:mirror-horizontal="false" draw:mirror-vertical="false" drawooo:sub-view-size="1045 809" svg:viewBox="0 0 26125 20225" draw:type="ooxml-non-primitive" draw:enhanced-path="M 539 236 L 674 371 741 539 472 606 371 640 303 573 236 505 236 404 539 236 Z M 472 0 L 236 135 34 303 0 337 0 404 0 438 68 472 101 573 169 674 236 741 371 808 539 808 674 741 977 606 1044 573 1044 505 1010 472 943 438 909 438 876 303 808 202 707 101 606 0 Z N"/>
        </draw:custom-shape>
        <draw:custom-shape draw:name="Shape 276" draw:style-name="Mgr3" draw:text-style-name="MP5" draw:layer="layout" svg:width="0.452cm" svg:height="0.427cm" svg:x="22.853cm" svg:y="16.503cm">
          <text:p/>
          <draw:enhanced-geometry draw:mirror-horizontal="false" draw:mirror-vertical="false" drawooo:sub-view-size="2459 2324" svg:viewBox="0 0 61475 58100" draw:type="ooxml-non-primitive" draw:enhanced-path="M 1886 270 L 2223 1280 2256 1414 2256 1482 2189 1549 2054 1616 1751 1717 1448 1818 943 1987 741 2020 674 2054 606 2020 573 1987 505 1953 438 1717 337 1482 270 1212 135 707 169 674 202 640 303 606 505 539 876 505 1852 270 Z M 1819 0 L 1819 68 1785 68 539 337 270 404 135 472 68 505 34 573 0 606 0 842 0 1044 101 1482 236 1886 404 2290 472 2323 539 2323 1044 2189 1516 2054 1987 1852 2425 1650 2458 1616 2458 1549 1953 34 1920 0 Z N"/>
        </draw:custom-shape>
        <draw:custom-shape draw:name="Shape 277" draw:style-name="Mgr3" draw:text-style-name="MP5" draw:layer="layout" svg:width="0.001cm" svg:height="0.001cm" svg:x="22.133cm" svg:y="7.709cm">
          <text:p/>
          <draw:enhanced-geometry draw:mirror-horizontal="false" draw:mirror-vertical="false" drawooo:sub-view-size="1 1" svg:viewBox="0 0 25 25" draw:type="ooxml-non-primitive" draw:enhanced-path="M 1 1 L 1 1 1 1 1 1 1 1 1 1 Z N"/>
        </draw:custom-shape>
        <draw:custom-shape draw:name="Shape 278" draw:style-name="Mgr3" draw:text-style-name="MP5" draw:layer="layout" svg:width="0.446cm" svg:height="0.291cm" svg:x="22.673cm" svg:y="15.827cm">
          <text:p/>
          <draw:enhanced-geometry draw:mirror-horizontal="false" draw:mirror-vertical="false" drawooo:sub-view-size="2425 1583" svg:viewBox="0 0 60625 39575" draw:type="ooxml-non-primitive" draw:enhanced-path="M 1852 270 L 1885 438 2121 775 2155 876 2155 977 2155 1044 2087 1078 1919 1145 1717 1145 1347 1179 976 1246 640 1347 539 1044 438 741 1145 539 1852 270 Z M 1919 1 L 1145 270 337 539 269 506 236 573 67 607 0 674 0 741 34 775 135 809 269 775 370 1145 471 1516 505 1583 606 1583 1212 1415 1818 1347 2054 1347 2188 1314 2290 1246 2391 1112 2424 977 2391 842 2323 708 2155 405 2087 236 2054 102 2054 68 2020 34 1986 1 Z N"/>
        </draw:custom-shape>
        <draw:custom-shape draw:name="Shape 279" draw:style-name="Mgr3" draw:text-style-name="MP5" draw:layer="layout" svg:width="0.645cm" svg:height="0.322cm" svg:x="20.985cm" svg:y="16.205cm">
          <text:p/>
          <draw:enhanced-geometry draw:mirror-horizontal="false" draw:mirror-vertical="false" drawooo:sub-view-size="3502 1752" svg:viewBox="0 0 87550 43800" draw:type="ooxml-non-primitive" draw:enhanced-path="M 2694 270 L 2761 303 2828 303 2896 371 2929 438 2997 674 2761 808 2458 909 1886 1078 1212 1313 1010 1381 876 1414 775 1414 707 1381 674 1313 876 1280 1044 1212 1246 1111 1482 1078 1549 1044 1583 977 1616 943 1616 876 1583 808 1515 741 1381 741 1179 775 977 842 808 977 640 1111 674 909 1549 573 2256 371 2492 337 2694 270 Z M 2862 0 L 2626 34 2424 68 1987 169 1515 303 640 606 472 606 303 674 169 775 68 909 0 1044 0 1212 0 1381 101 1549 202 1650 371 1717 539 1751 707 1717 1179 1616 1650 1448 2593 1111 2963 977 3131 842 3334 707 3435 573 3468 505 3502 404 3502 337 3468 236 3401 169 3300 68 3199 34 3098 0 Z N"/>
        </draw:custom-shape>
        <draw:custom-shape draw:name="Shape 280" draw:style-name="Mgr3" draw:text-style-name="MP5" draw:layer="layout" svg:width="3.909cm" svg:height="6.206cm" svg:x="0cm" svg:y="12.86cm">
          <text:p/>
          <draw:enhanced-geometry draw:mirror-horizontal="false" draw:mirror-vertical="false" drawooo:sub-view-size="21212 33669" svg:viewBox="0 0 530300 841725" draw:type="ooxml-non-primitive" draw:enhanced-path="M 18787 11144 L 18990 11178 19091 11212 19192 11279 19360 11481 19562 11750 19730 12053 19596 12188 19562 12154 19495 12121 19461 12154 19427 12188 19360 12255 19225 12020 19158 11784 19057 11515 18956 11279 18888 11212 18821 11212 18754 11245 18720 11346 18720 11750 18754 12154 18653 11784 18552 11447 18518 11414 18484 11380 18787 11144 Z M 17508 12255 L 17474 12424 17441 12390 17373 12390 17508 12255 Z M 19023 12121 L 19091 12323 19225 12491 18990 12693 19023 12424 19023 12121 Z M 18282 11548 L 18249 11851 18215 12188 18114 12828 18013 12356 17878 11885 18282 11548 Z M 18484 12087 L 18653 12996 17542 14040 17609 13602 17643 13131 17676 12693 17744 12255 17878 12794 18013 13333 18047 13400 18114 13434 18181 13400 18249 13333 18350 13030 18383 12727 18484 12087 Z M 21010 13703 L 21043 13905 21077 14073 21010 14040 21010 13703 Z M 17306 12457 L 17306 12491 17272 12693 17239 12727 17239 12929 17205 13131 17239 13535 17239 13568 17171 13838 17070 14107 16936 13838 16868 13535 16835 13232 16835 12929 17306 12457 Z M 17272 14174 L 17340 14242 17171 14410 17171 14410 17272 14174 Z M 16666 13131 L 16666 13400 16666 13636 16666 13703 16599 14107 16498 14477 16363 14073 16262 13703 16195 13636 16666 13131 Z M 16801 14107 L 16969 14410 17037 14477 17104 14477 16027 15555 16094 15286 16161 14983 16195 14376 16296 14612 16397 14848 16431 14882 16565 14882 16633 14814 16734 14477 16801 14107 Z M 20976 14242 L 20976 14477 20909 14612 20774 14882 20639 15117 20471 15353 20269 15555 20505 15252 20707 14915 20875 14578 20976 14242 Z M 15993 13871 L 15926 14578 15892 14915 15858 15252 15757 14949 15724 14612 15690 14545 15623 14511 15555 14511 15488 14578 15353 15286 15219 15993 15084 15488 14983 14949 15993 13871 Z M 15589 15286 L 15757 15690 15791 15723 15858 15723 15421 16161 15522 15723 15589 15286 Z M 14916 15824 L 15017 16127 15151 16397 15151 16430 14848 16733 14916 16262 14916 15824 Z M 14747 15218 L 14680 16127 14613 16565 14579 16801 14512 17003 14411 16700 14343 16397 14209 15723 14747 15218 Z M 13906 15993 L 13771 16599 13670 16902 13569 17205 13468 16834 13333 16464 13906 15993 Z M 12997 16733 L 12929 17104 12896 17508 12828 16868 12997 16733 Z M 12492 17104 L 12458 17474 12391 17811 12357 18181 12256 18518 12155 18013 11987 17474 12492 17104 Z M 8216 236 L 8889 808 9529 1448 10135 2088 10707 2761 11886 4108 12492 4781 13098 5421 14478 6734 15118 7407 15791 8114 17070 9629 18383 11144 17811 11616 17239 12121 16734 12659 16195 13232 15185 14343 14680 14882 14175 15420 13636 15925 13064 16363 11919 17238 11852 17205 11785 17171 11717 17171 11684 17238 11650 17440 11347 17676 10808 18114 10337 18551 9933 18282 9529 17945 9192 17609 8855 17238 8182 16464 7542 15690 6835 14949 6465 14578 6128 14141 5556 13434 5253 13097 4950 12760 4209 12053 3873 11683 3536 11279 2896 10404 2223 9495 1751 8922 1516 8619 1246 8350 741 7912 472 7710 270 7441 539 7239 809 7037 1347 6532 1819 6027 2256 5488 2762 4882 3300 4310 3873 3737 4479 3232 6364 1751 8216 236 Z M 14074 16296 L 14175 16767 14242 17003 14343 17205 13670 17811 12963 18383 12391 18854 12492 18585 12593 18282 12660 17710 12694 18013 12761 18316 12795 18349 12862 18383 12963 18383 13030 18316 13098 17945 13131 17575 13165 17205 13199 16868 13333 17205 13468 17541 13502 17609 13636 17609 13670 17541 13805 17272 13906 16935 14074 16296 Z M 11616 17777 L 11583 18585 11549 18989 11482 19393 11347 18821 11246 18248 11212 18181 11145 18147 11313 18013 11616 17777 Z M 11852 17878 L 11987 18417 12088 18922 12121 18989 12189 19023 12088 19090 11717 19427 11785 19023 11818 18652 11852 17878 Z M 10977 18282 L 10876 18686 10808 19090 10741 19528 10640 19932 10505 19359 10404 18787 10977 18282 Z M 11111 18753 L 11212 19258 11313 19763 10775 20235 10775 20235 10909 19898 10977 19494 11111 18753 Z M 10135 19056 L 10101 19763 10067 20100 10034 20437 9966 19898 9933 19359 9899 19292 10135 19056 Z M 10337 19696 L 10438 19999 10539 20302 10572 20336 10640 20369 10202 20773 10303 20235 10337 19696 Z M 9663 19494 L 9596 19864 9529 20235 9428 20942 9293 20437 9226 19932 9663 19494 Z M 9798 20066 L 9832 20571 9899 21009 9899 21043 9562 21346 9630 21043 9697 20706 9798 20066 Z M 19730 12390 L 20067 12592 20336 12861 20538 13131 20639 13434 20707 13770 20707 14107 20639 14444 20505 14814 20471 14781 20437 14814 20033 15454 19562 15925 19091 16363 18047 17137 17407 17609 16767 18147 15555 19225 14377 20369 13232 21514 12727 21110 12290 20672 11953 20268 11751 20100 11583 19932 11616 19864 11616 19797 11886 19561 13199 18484 14478 17407 14545 17407 14613 17339 14714 17171 15320 16599 15959 15993 17171 14747 18417 13535 19057 12929 19730 12390 Z M 8283 20841 L 8216 21278 8148 21716 8047 21514 7980 21278 7946 21211 7879 21177 8283 20841 Z M 8923 20201 L 8855 21009 8822 21413 8721 21783 8620 21211 8519 20639 8923 20201 Z M 9125 20605 L 9226 21009 9327 21379 9394 21447 9428 21480 8956 21918 9024 21581 9057 21278 9125 20605 Z M 7744 21312 L 7778 21985 7744 22659 7643 22187 7576 21682 7542 21649 7509 21615 7441 21615 7744 21312 Z M 8418 21514 L 8485 21851 8586 22187 7980 22692 8014 22322 8014 21952 8081 22086 8148 22154 8216 22154 8283 22120 8317 22086 8384 21783 8418 21514 Z M 7340 21682 L 7239 22356 7206 22692 7138 23029 6936 22625 6734 22221 7340 21682 Z M 7475 22524 L 7576 23029 7307 23231 7408 22861 7475 22524 Z M 6734 22760 L 6903 23097 7037 23400 7071 23433 6667 23736 6734 23265 6734 22760 Z M 6499 22423 L 6499 23097 6499 23433 6431 23770 6330 23534 6263 23299 6095 22793 6499 22423 Z M 5792 23063 L 5724 23736 5657 24073 5556 24410 5421 23938 5287 23501 5792 23063 Z M 5994 23265 L 6128 23669 6229 23837 6330 24039 5758 24511 5893 24208 5960 23905 5994 23265 Z M 4950 23770 L 4984 24275 4950 24511 4883 24746 4782 24376 4714 24006 4950 23770 Z M 4378 24309 L 4378 24679 4344 25083 4176 24477 4378 24309 Z M 5219 24140 L 5320 24410 5421 24713 5455 24746 5017 25150 5017 25150 5118 24915 5186 24645 5186 24376 5219 24140 Z M 3805 24814 L 3805 25352 3738 25857 3502 25083 3805 24814 Z M 3199 25386 L 3199 25790 3199 26194 3065 25487 3199 25386 Z M 4613 24645 L 4681 24915 4782 25184 4849 25251 4916 25251 4512 25655 4075 26093 3851 26338 3873 26295 3974 25992 4007 25655 4075 25016 4142 25319 4277 25588 4310 25655 4378 25655 4445 25622 4512 25588 4546 25352 4580 25117 4613 24645 Z M 3435 25790 L 3637 26329 3704 26396 3772 26396 3820 26372 3368 26867 3435 26329 3435 25790 Z M 11414 19999 L 11549 20235 11751 20437 12121 20807 12559 21278 12795 21480 13064 21649 12155 22524 9798 24780 7475 27036 7441 27036 6936 26531 6465 26059 5994 25554 5522 25016 6499 24174 6566 24140 7677 23231 7711 23299 7845 23299 7879 23231 7913 23029 9226 21952 10337 20975 11414 19999 Z M 21111 14410 L 21077 14612 21043 14848 20909 15252 20707 15656 20471 15993 20000 16599 19528 17171 18990 17710 18451 18215 17340 19225 16229 20201 15084 21177 14007 22187 12896 23265 11751 24342 10572 25352 9394 26329 8317 27271 9327 26329 10303 25386 12727 23231 13906 22120 15050 21009 15589 20504 16128 20033 17205 19124 18282 18181 18821 17710 19360 17205 19697 16834 20033 16430 20336 16026 20606 15589 20774 15353 20909 15050 21043 14747 21077 14444 21111 14410 Z M 2661 25891 L 2627 26699 2593 27137 2526 27541 2425 27204 2391 26901 2324 26228 2661 25891 Z M 2896 25925 L 2997 26463 3098 27036 3132 27069 3166 27103 2762 27608 2829 27170 2863 26766 2896 25925 Z M 2021 26531 L 1987 27204 1920 27877 1684 26867 2021 26531 Z M 1415 27170 L 1415 27776 1381 28349 1280 27911 1145 27440 1415 27170 Z M 2223 27372 L 2324 27675 2458 27945 2458 27978 2056 28443 2056 28443 2155 27911 2223 27372 Z M 977 27642 L 1044 27945 1112 28281 1213 28584 1347 28887 1415 28955 1482 28955 1549 28921 1583 28854 1650 28349 1650 27810 1819 28450 1852 28517 1953 28517 2021 28483 1482 29123 910 29695 910 29224 910 28719 910 28180 910 27675 977 27642 Z M 405 28281 L 337 29123 304 29662 270 29763 236 29628 203 29359 203 28955 203 28753 169 28551 203 28517 270 28483 304 28450 304 28382 405 28281 Z M 18653 17003 L 18181 17407 17744 17811 15522 20066 13266 22255 12155 23332 10977 24376 9832 25386 8687 26463 6532 28618 5994 29123 5421 29628 4277 30638 3267 31615 2762 32086 2492 32288 2223 32490 1785 32759 2054 32524 2324 32254 2795 31749 3704 30874 4580 30032 6431 28382 8317 26632 10168 24847 11987 23063 13838 21278 15522 19662 16330 18888 17205 18114 17912 17541 18653 17003 Z M 8115 0 L 4479 2929 3940 3401 3401 3872 2930 4377 2458 4882 1886 5555 1314 6195 1011 6532 708 6801 371 7071 1 7340 1 7609 102 7542 236 7744 371 7879 708 8182 1078 8518 1415 8889 1718 9259 2021 9629 3267 11245 3906 12020 4243 12424 4613 12760 5017 13164 5388 13568 6061 14444 6364 14814 6701 15185 7374 15858 8014 16632 8687 17373 9024 17777 9360 18114 9731 18417 10168 18686 9125 19696 9024 19696 8990 19730 8990 19797 8956 19831 8956 19864 8047 20740 7105 21581 5219 23231 5186 23097 5118 23029 5051 23029 4950 23063 4950 23130 4950 23501 4681 23736 4647 23669 4613 23635 4580 23602 4479 23602 3772 22928 3065 22255 1718 20841 68 19191 1 19090 1 19393 135 19528 1751 21211 3031 22558 3704 23231 4411 23871 4378 23972 4108 24241 4075 24140 4041 24073 3940 24073 3873 24107 3839 24174 3839 24477 3401 24847 3401 24814 3334 24746 3267 24746 3199 24780 3166 24814 3166 24847 3166 25083 2997 25218 2997 25150 2930 25083 2863 25049 2795 25083 2762 25150 2694 25521 2256 25925 2256 25857 2223 25824 2189 25790 2122 25790 2054 25824 2021 25891 2021 26160 1617 26564 1549 26531 1482 26531 1415 26564 1381 26632 1381 26766 1011 27170 977 27103 943 27036 876 27036 809 27069 775 27137 708 27507 640 27574 607 27541 607 27507 506 27473 438 27507 405 27541 405 27574 405 27844 102 28214 34 28214 1 28281 1 29527 34 29897 68 29965 135 29998 371 29998 438 29965 472 29897 573 29258 674 29763 708 29830 775 29830 405 30200 1 30537 1 30806 573 30369 1112 29864 1617 29325 2088 28786 3031 27675 3974 26564 4647 25857 5354 25184 5792 25723 6263 26228 6768 26699 7273 27204 7307 27204 6196 28214 5118 29224 4243 29998 3435 30806 2627 31615 1785 32389 1448 32658 1112 32894 371 33264 169 33365 1 33500 1 33668 169 33668 472 33466 775 33332 1347 33062 1347 33062 1078 33332 910 33500 809 33668 910 33668 1078 33466 1280 33264 1482 33096 1718 32928 2189 32625 2627 32322 3199 31850 3738 31345 4277 30806 4815 30301 5926 29291 6499 28786 7037 28248 8115 27170 9192 26093 9764 25588 10337 25049 11482 24039 12660 22962 13805 21884 16027 19662 18249 17440 18855 16902 19495 16363 19225 16801 18821 17306 18350 17811 18148 17979 17912 18147 17474 18450 17676 18383 17912 18282 18282 17979 18484 17777 18720 17541 19091 17070 19427 16599 19730 16161 20067 15858 20370 15521 20639 15185 20875 14814 20740 15151 20471 15656 20168 16127 19730 16700 19225 17205 18720 17676 18181 18147 17104 19056 15993 19999 15421 20504 14882 21043 13771 22120 12593 23198 11414 24275 10236 25352 9057 26430 6802 28618 5623 29662 4445 30705 3637 31480 2829 32254 2526 32625 2189 32961 1886 33332 1549 33668 1650 33668 2021 33298 2357 32894 2863 32355 3401 31817 4344 30908 5354 30032 4748 30604 4007 31345 3300 32086 2593 32860 1920 33668 1987 33668 4075 31480 5118 30402 6196 29359 7340 28281 8519 27238 9697 26194 10876 25184 11482 24679 12054 24174 13165 23097 14276 22053 15421 20975 17643 19056 18720 18080 19259 17575 19764 17036 20067 16666 20370 16296 20673 15858 20909 15420 21010 15185 21111 14949 21178 14713 21212 14444 21212 14208 21178 13972 21111 13737 21010 13501 20976 13467 20942 13467 20808 13097 20606 12794 20336 12491 20033 12255 20067 12188 20067 12121 20067 12087 20101 12020 20101 11952 20033 11885 19966 11919 19730 11515 19461 11178 19326 11077 19192 10976 18990 10909 18821 10875 18720 10875 18585 10942 18585 10976 17340 9528 16094 8114 14781 6734 14141 6060 13434 5387 12795 4747 12155 4040 10943 2660 10337 1953 9697 1280 9024 606 8317 34 8283 0 Z N"/>
        </draw:custom-shape>
        <draw:custom-shape draw:name="Shape 281" draw:style-name="Mgr3" draw:text-style-name="MP5" draw:layer="layout" svg:width="0.502cm" svg:height="0.372cm" svg:x="22.201cm" svg:y="15.908cm">
          <text:p/>
          <draw:enhanced-geometry draw:mirror-horizontal="false" draw:mirror-vertical="false" drawooo:sub-view-size="2728 2021" svg:viewBox="0 0 68200 50525" draw:type="ooxml-non-primitive" draw:enhanced-path="M 2020 0 L 68 674 0 707 0 808 34 876 135 876 1549 371 1717 303 1886 270 1953 270 2020 303 2054 371 2121 472 2458 1111 1313 1448 943 1549 808 1616 640 1717 539 1246 472 1010 371 808 337 808 303 943 303 1078 337 1381 404 1650 505 1919 539 1987 573 1987 640 2020 674 1987 876 1852 1078 1751 1549 1616 2626 1313 2694 1280 2727 1246 2727 1179 2694 1145 2155 34 2088 0 Z N"/>
        </draw:custom-shape>
        <draw:custom-shape draw:name="Shape 282" draw:style-name="Mgr3" draw:text-style-name="MP5" draw:layer="layout" svg:width="5.976cm" svg:height="4.151cm" svg:x="18.446cm" svg:y="0cm">
          <text:p/>
          <draw:enhanced-geometry draw:mirror-horizontal="false" draw:mirror-vertical="false" drawooo:sub-view-size="32423 22524" svg:viewBox="0 0 810575 563100" draw:type="ooxml-non-primitive" draw:enhanced-path="M 0 0 L 337 707 1717 3299 2694 5118 3670 6868 4646 8653 5589 10471 7306 13939 9023 17373 9293 18046 9596 18719 10202 20066 10505 20706 10875 21346 11279 21952 11515 22221 11750 22490 11818 22524 11851 22524 11952 22490 11986 22389 11986 22356 11952 22288 11919 22288 12457 22154 12962 21985 13467 21750 13939 21480 14444 21177 14881 20841 15790 20235 16430 19830 17070 19426 18417 18686 21144 17272 22524 16598 23904 15925 25285 15285 26665 14612 27372 14242 28079 13838 29460 12996 30133 12592 30840 12222 31547 11851 32288 11548 32355 11548 32422 11481 32422 11447 32389 11380 32254 11211 32119 11077 31884 10706 31480 9966 31210 9562 30907 9158 30301 8350 29998 7878 29729 7407 29460 6936 29224 6464 28753 5454 28349 4478 27877 3434 27339 2458 26261 471 26026 0 25790 0 26026 539 26295 1044 27406 3097 27911 4175 28382 5219 28820 6195 29258 7104 29796 7979 30369 8821 30941 9595 31177 9999 31412 10403 31715 10942 31884 11178 32086 11413 31446 11683 30840 11986 30200 12289 29594 12659 28416 13366 27204 14073 26531 14444 25857 14780 24477 15420 23096 16060 22389 16396 21716 16733 20302 17474 18888 18214 17508 18955 16834 19359 16127 19763 15083 20437 14040 21110 13501 21447 12962 21716 12390 21952 11784 22120 11346 21548 10942 20942 10606 20302 10269 19628 9697 18248 9394 17608 9091 16935 5488 9663 5017 8754 4545 7845 3569 6060 2559 4310 1583 2525 303 135 236 0 Z N"/>
        </draw:custom-shape>
        <draw:custom-shape draw:name="Shape 283" draw:style-name="Mgr3" draw:text-style-name="MP5" draw:layer="layout" svg:width="0.446cm" svg:height="0.384cm" svg:x="20.935cm" svg:y="16.565cm">
          <text:p/>
          <draw:enhanced-geometry draw:mirror-horizontal="false" draw:mirror-vertical="false" drawooo:sub-view-size="2425 2088" svg:viewBox="0 0 60625 52200" draw:type="ooxml-non-primitive" draw:enhanced-path="M 1953 202 L 2054 606 2121 1044 2155 1313 2155 1481 2155 1549 2121 1582 1953 1616 1784 1616 1414 1650 1145 1717 875 1784 741 1784 640 1751 539 1650 471 1481 404 1111 337 909 269 707 505 606 741 539 1246 471 1616 370 1953 202 Z M 2020 0 L 1953 34 1683 135 1380 236 774 370 539 404 337 438 168 539 67 606 0 673 0 741 0 774 67 808 101 842 168 1111 202 1380 269 1582 303 1751 370 1919 539 2054 606 2087 673 2087 842 2054 1145 1953 1448 1885 1751 1852 2054 1818 2323 1751 2390 1683 2424 1616 2357 1212 2256 842 2087 67 2020 0 Z N"/>
        </draw:custom-shape>
        <draw:custom-shape draw:name="Shape 284" draw:style-name="Mgr3" draw:text-style-name="MP5" draw:layer="layout" svg:width="0.452cm" svg:height="0.347cm" svg:x="21.755cm" svg:y="16.038cm">
          <text:p/>
          <draw:enhanced-geometry draw:mirror-horizontal="false" draw:mirror-vertical="false" drawooo:sub-view-size="2458 1886" svg:viewBox="0 0 61450 47150" draw:type="ooxml-non-primitive" draw:enhanced-path="M 1852 270 L 1919 337 2020 472 2088 640 2189 977 1515 1179 1212 1280 909 1414 741 1515 640 1583 606 1583 573 1549 505 1381 438 1078 371 775 977 640 1549 438 1717 303 1818 270 Z M 1818 0 L 1650 68 1482 169 1313 270 1145 337 606 472 68 640 0 707 0 775 34 842 68 876 101 842 202 842 202 1145 270 1482 303 1616 337 1751 404 1852 505 1886 674 1886 775 1818 1010 1650 1347 1482 1684 1381 2391 1179 2458 1145 2458 1044 2391 775 2256 404 2155 236 2054 101 1953 0 Z N"/>
        </draw:custom-shape>
        <draw:custom-shape draw:name="Shape 285" draw:style-name="Mgr3" draw:text-style-name="MP5" draw:layer="layout" svg:width="0.154cm" svg:height="0.13cm" svg:x="13.115cm" svg:y="16.609cm">
          <text:p/>
          <draw:enhanced-geometry draw:mirror-horizontal="false" draw:mirror-vertical="false" drawooo:sub-view-size="842 708" svg:viewBox="0 0 21050 17700" draw:type="ooxml-non-primitive" draw:enhanced-path="M 674 1 L 606 34 606 102 606 236 573 371 539 438 472 472 337 506 270 506 236 472 202 405 169 337 202 304 202 236 270 135 236 102 236 68 101 68 34 135 0 236 0 337 0 472 68 573 169 640 270 674 404 708 505 674 640 607 741 506 808 405 842 270 842 169 775 34 707 1 Z N"/>
        </draw:custom-shape>
        <draw:custom-shape draw:name="Shape 286" draw:style-name="Mgr3" draw:text-style-name="MP5" draw:layer="layout" svg:width="0.471cm" svg:height="0.452cm" svg:x="12.953cm" svg:y="16.429cm">
          <text:p/>
          <draw:enhanced-geometry draw:mirror-horizontal="false" draw:mirror-vertical="false" drawooo:sub-view-size="2560 2459" svg:viewBox="0 0 64000 61475" draw:type="ooxml-non-primitive" draw:enhanced-path="M 169 202 L 708 236 1247 270 2324 236 2324 707 2324 1145 2324 1684 2324 2222 2088 2189 607 2189 338 2256 304 1684 237 1145 237 674 169 202 Z M 708 0 L 169 34 102 68 68 135 35 371 1 640 35 1145 68 1751 102 2054 169 2323 169 2391 304 2391 540 2424 1280 2424 1819 2458 2088 2458 2358 2424 2391 2458 2425 2458 2459 2424 2492 2391 2526 2121 2560 1852 2526 1313 2526 707 2526 404 2459 101 2425 68 2391 34 2324 34 1247 0 Z N"/>
        </draw:custom-shape>
        <draw:custom-shape draw:name="Shape 287" draw:style-name="Mgr3" draw:text-style-name="MP5" draw:layer="layout" svg:width="0.055cm" svg:height="0.446cm" svg:x="13.202cm" svg:y="15.92cm">
          <text:p/>
          <draw:enhanced-geometry draw:mirror-horizontal="false" draw:mirror-vertical="false" drawooo:sub-view-size="304 2425" svg:viewBox="0 0 7600 60625" draw:type="ooxml-non-primitive" draw:enhanced-path="M 102 1 L 68 34 34 304 1 573 34 1112 34 1751 68 2054 135 2357 169 2425 203 2425 236 2391 270 2357 304 2054 270 1718 236 1112 236 573 203 304 169 34 169 1 Z N"/>
        </draw:custom-shape>
        <draw:custom-shape draw:name="Shape 288" draw:style-name="Mgr3" draw:text-style-name="MP5" draw:layer="layout" svg:width="0.142cm" svg:height="0.123cm" svg:x="12.978cm" svg:y="17.639cm">
          <text:p/>
          <draw:enhanced-geometry draw:mirror-horizontal="false" draw:mirror-vertical="false" drawooo:sub-view-size="775 674" svg:viewBox="0 0 19375 16850" draw:type="ooxml-non-primitive" draw:enhanced-path="M 102 1 L 68 34 34 102 34 135 1 270 1 573 1 640 68 674 135 674 169 607 236 371 405 607 472 640 573 674 674 674 741 607 775 539 775 472 741 304 741 169 708 102 674 68 607 68 573 102 539 169 539 270 573 472 506 438 472 337 236 34 169 1 Z N"/>
        </draw:custom-shape>
        <draw:custom-shape draw:name="Shape 289" draw:style-name="Mgr3" draw:text-style-name="MP5" draw:layer="layout" svg:width="0.471cm" svg:height="0.452cm" svg:x="12.804cm" svg:y="17.472cm">
          <text:p/>
          <draw:enhanced-geometry draw:mirror-horizontal="false" draw:mirror-vertical="false" drawooo:sub-view-size="2560 2459" svg:viewBox="0 0 64000 61475" draw:type="ooxml-non-primitive" draw:enhanced-path="M 169 203 L 708 236 1247 270 2324 236 2324 708 2324 1145 2324 1684 2324 2223 2088 2189 607 2189 338 2256 304 1684 237 1145 237 674 169 203 Z M 708 1 L 169 34 102 68 68 135 35 371 1 640 35 1145 68 1751 102 2054 169 2324 169 2391 304 2391 540 2425 1280 2425 1819 2458 2088 2458 2358 2425 2391 2458 2425 2458 2459 2425 2492 2391 2526 2122 2560 1852 2526 1314 2526 708 2526 405 2459 102 2425 68 2391 34 2324 34 1247 1 Z N"/>
        </draw:custom-shape>
        <draw:custom-shape draw:name="Shape 290" draw:style-name="Mgr3" draw:text-style-name="MP5" draw:layer="layout" svg:width="0.105cm" svg:height="0.148cm" svg:x="13.227cm" svg:y="17.112cm">
          <text:p/>
          <draw:enhanced-geometry draw:mirror-horizontal="false" draw:mirror-vertical="false" drawooo:sub-view-size="573 809" svg:viewBox="0 0 14325 20225" draw:type="ooxml-non-primitive" draw:enhanced-path="M 404 1 L 404 35 438 237 438 439 404 506 371 573 303 641 202 641 202 540 169 439 101 405 34 439 0 472 0 540 34 607 34 674 34 742 101 775 202 809 303 775 404 708 505 607 539 472 573 304 539 136 472 1 Z N"/>
        </draw:custom-shape>
        <draw:custom-shape draw:name="Shape 291" draw:style-name="Mgr3" draw:text-style-name="MP5" draw:layer="layout" svg:width="0.055cm" svg:height="0.446cm" svg:x="12.407cm" svg:y="16.963cm">
          <text:p/>
          <draw:enhanced-geometry draw:mirror-horizontal="false" draw:mirror-vertical="false" drawooo:sub-view-size="304 2425" svg:viewBox="0 0 7600 60625" draw:type="ooxml-non-primitive" draw:enhanced-path="M 135 1 L 101 34 67 304 67 573 67 1112 34 1718 0 2055 34 2358 67 2391 101 2425 135 2425 168 2358 236 2055 269 1752 269 1112 303 573 269 304 236 34 202 1 Z N"/>
        </draw:custom-shape>
        <draw:custom-shape draw:name="Shape 292" draw:style-name="Mgr3" draw:text-style-name="MP5" draw:layer="layout" svg:width="0.465cm" svg:height="0.502cm" svg:x="12.426cm" svg:y="16.417cm">
          <text:p/>
          <draw:enhanced-geometry draw:mirror-horizontal="false" draw:mirror-vertical="false" drawooo:sub-view-size="2526 2728" svg:viewBox="0 0 63150 68200" draw:type="ooxml-non-primitive" draw:enhanced-path="M 202 168 L 741 236 1280 269 2357 236 2290 774 2256 1347 2256 1885 2290 2424 2290 2458 2256 2458 2020 2424 808 2424 303 2390 236 1279 202 168 Z M 741 0 L 168 34 135 34 101 101 67 101 34 168 0 774 0 1414 34 2020 101 2660 135 2693 168 2727 236 2727 303 2693 337 2660 337 2626 337 2559 808 2660 1313 2693 1818 2693 2054 2660 2256 2626 2323 2592 2323 2491 2357 2525 2391 2525 2458 2491 2458 2424 2492 1885 2525 1313 2492 774 2458 202 2492 168 2492 101 2458 34 1852 34 1280 0 Z N"/>
        </draw:custom-shape>
        <draw:custom-shape draw:name="Shape 293" draw:style-name="Mgr3" draw:text-style-name="MP5" draw:layer="layout" svg:width="0.477cm" svg:height="0.459cm" svg:x="12.519cm" svg:y="16.944cm">
          <text:p/>
          <draw:enhanced-geometry draw:mirror-horizontal="false" draw:mirror-vertical="false" drawooo:sub-view-size="2593 2493" svg:viewBox="0 0 64825 62325" draw:type="ooxml-non-primitive" draw:enhanced-path="M 1886 1 L 1347 34 741 102 168 169 135 68 135 34 67 34 34 68 0 405 0 708 0 1348 0 1886 0 2156 34 2425 67 2459 101 2459 135 2425 202 2459 1280 2492 1818 2492 2054 2459 2323 2391 2323 2425 2323 2459 2391 2459 2492 2425 2559 2324 2593 2223 2593 2088 2593 1819 2593 1583 2593 843 2525 472 2492 304 2391 135 2357 270 2323 405 2323 674 2357 1213 2357 1752 2323 2290 2088 2223 1818 2189 1280 2189 202 2223 236 1954 236 1684 202 1146 202 775 202 371 842 337 1515 270 1953 270 2189 236 2290 203 2357 135 2256 68 2121 34 1886 1 Z N"/>
        </draw:custom-shape>
        <draw:custom-shape draw:name="Shape 294" draw:style-name="Mgr3" draw:text-style-name="MP5" draw:layer="layout" svg:width="0.148cm" svg:height="0.142cm" svg:x="12.718cm" svg:y="17.136cm">
          <text:p/>
          <draw:enhanced-geometry draw:mirror-horizontal="false" draw:mirror-vertical="false" drawooo:sub-view-size="809 775" svg:viewBox="0 0 20225 19375" draw:type="ooxml-non-primitive" draw:enhanced-path="M 607 1 L 539 34 506 102 472 270 472 304 203 337 203 135 169 102 102 102 68 135 34 337 1 371 34 438 68 640 102 674 135 708 169 708 203 674 236 573 203 506 506 506 506 640 539 708 573 741 607 775 640 741 674 674 674 607 640 472 775 405 809 371 809 304 775 270 708 236 607 236 640 169 674 102 674 68 674 34 640 1 Z N"/>
        </draw:custom-shape>
        <draw:custom-shape draw:name="Shape 295" draw:style-name="Mgr3" draw:text-style-name="MP5" draw:layer="layout" svg:width="0.185cm" svg:height="0.179cm" svg:x="12.159cm" svg:y="17.112cm">
          <text:p/>
          <draw:enhanced-geometry draw:mirror-horizontal="false" draw:mirror-vertical="false" drawooo:sub-view-size="1011 978" svg:viewBox="0 0 25275 24450" draw:type="ooxml-non-primitive" draw:enhanced-path="M 505 1 L 404 35 270 68 169 136 101 237 34 338 0 472 0 607 68 674 101 775 202 843 303 910 404 944 505 910 606 876 606 944 640 977 674 977 707 944 707 910 707 809 707 641 707 607 943 607 1010 573 1010 506 1010 439 943 405 539 405 438 472 438 506 438 540 606 607 606 641 606 674 472 708 303 708 236 641 202 573 202 439 236 371 270 270 371 237 573 169 741 136 775 136 775 102 640 35 505 1 Z N"/>
        </draw:custom-shape>
        <draw:custom-shape draw:name="Shape 296" draw:style-name="Mgr3" draw:text-style-name="MP5" draw:layer="layout" svg:width="0.477cm" svg:height="0.458cm" svg:x="12.668cm" svg:y="15.901cm">
          <text:p/>
          <draw:enhanced-geometry draw:mirror-horizontal="false" draw:mirror-vertical="false" drawooo:sub-view-size="2593 2492" svg:viewBox="0 0 64825 62300" draw:type="ooxml-non-primitive" draw:enhanced-path="M 707 1 L 438 34 337 68 236 135 303 203 404 236 640 270 1078 270 1751 337 2391 371 2391 775 2391 1145 2357 1684 2357 1953 2391 2223 1313 2189 775 2189 505 2223 270 2290 236 1751 236 1213 270 674 270 405 236 270 202 135 101 304 68 472 0 842 0 1583 0 1819 0 2088 0 2223 34 2324 101 2425 202 2458 270 2458 270 2425 270 2391 539 2458 775 2492 1313 2492 2391 2458 2458 2425 2492 2458 2525 2458 2559 2425 2593 2155 2593 1886 2593 1347 2593 708 2593 405 2559 68 2525 34 2458 34 2458 68 2424 169 1852 102 1246 34 707 1 Z N"/>
        </draw:custom-shape>
        <draw:custom-shape draw:name="Shape 297" draw:style-name="Mgr3" draw:text-style-name="MP5" draw:layer="layout" svg:width="0.086cm" svg:height="0.136cm" svg:x="12.86cm" svg:y="16.162cm">
          <text:p/>
          <draw:enhanced-geometry draw:mirror-horizontal="false" draw:mirror-vertical="false" drawooo:sub-view-size="473 742" svg:viewBox="0 0 11825 18550" draw:type="ooxml-non-primitive" draw:enhanced-path="M 338 1 L 169 34 35 102 1 135 35 169 35 203 270 203 237 405 136 573 136 674 169 708 237 741 304 674 405 539 439 405 472 236 439 68 405 1 Z N"/>
        </draw:custom-shape>
        <draw:custom-shape draw:name="Shape 298" draw:style-name="Mgr3" draw:text-style-name="MP5" draw:layer="layout" svg:width="0.117cm" svg:height="0.136cm" svg:x="12.618cm" svg:y="16.603cm">
          <text:p/>
          <draw:enhanced-geometry draw:mirror-horizontal="false" draw:mirror-vertical="false" drawooo:sub-view-size="641 741" svg:viewBox="0 0 16025 18525" draw:type="ooxml-non-primitive" draw:enhanced-path="M 35 0 L 35 34 1 67 35 168 136 303 203 337 35 572 1 606 1 673 68 707 136 741 169 707 203 673 405 404 439 404 472 370 472 337 472 269 641 34 641 0 607 0 439 101 304 202 237 168 169 101 102 34 35 0 Z N"/>
        </draw:custom-shape>
        <draw:custom-shape draw:name="Shape 299" draw:style-name="Mgr3" draw:text-style-name="MP5" draw:layer="layout" svg:width="0.105cm" svg:height="0.136cm" svg:x="12.333cm" svg:y="16.162cm">
          <text:p/>
          <draw:enhanced-geometry draw:mirror-horizontal="false" draw:mirror-vertical="false" drawooo:sub-view-size="573 742" svg:viewBox="0 0 14325 18550" draw:type="ooxml-non-primitive" draw:enhanced-path="M 370 1 L 269 34 202 68 67 203 0 270 0 371 0 472 0 539 101 674 236 741 337 741 438 708 572 573 572 506 572 472 539 405 135 405 168 304 236 203 303 135 370 34 370 1 Z N"/>
        </draw:custom-shape>
        <draw:custom-shape draw:name="Shape 300" draw:style-name="Mgr3" draw:text-style-name="MP5" draw:layer="layout" svg:width="0.502cm" svg:height="0.31cm" svg:x="12.265cm" svg:y="15.56cm">
          <text:p/>
          <draw:enhanced-geometry draw:mirror-horizontal="false" draw:mirror-vertical="false" drawooo:sub-view-size="2728 1685" svg:viewBox="0 0 68200 42125" draw:type="ooxml-non-primitive" draw:enhanced-path="M 640 1 L 371 34 102 102 102 68 34 68 1 405 1 775 34 1482 34 1550 68 1617 102 1651 169 1684 236 1651 270 1617 270 1583 775 1617 1853 1617 2122 1583 2358 1516 2088 1449 1853 1415 203 1415 203 809 169 472 102 169 102 169 371 237 674 237 1213 203 1853 203 2492 169 2492 843 2526 1550 2560 1617 2627 1651 2694 1617 2728 1550 2694 809 2694 439 2661 68 2627 1 2560 1 2526 34 2189 1 Z N"/>
        </draw:custom-shape>
        <draw:custom-shape draw:name="Shape 301" draw:style-name="Mgr3" draw:text-style-name="MP5" draw:layer="layout" svg:width="0.465cm" svg:height="0.452cm" svg:x="13.059cm" svg:y="16.95cm">
          <text:p/>
          <draw:enhanced-geometry draw:mirror-horizontal="false" draw:mirror-vertical="false" drawooo:sub-view-size="2526 2459" svg:viewBox="0 0 63150 61475" draw:type="ooxml-non-primitive" draw:enhanced-path="M 2357 202 L 2323 674 2323 1145 2256 1684 2222 2256 1953 2189 472 2189 236 2223 236 1684 236 1145 236 708 236 236 1313 270 1852 236 2357 202 Z M 1313 0 L 236 34 169 34 135 68 101 101 34 404 34 708 0 1314 0 1852 34 2122 68 2391 101 2425 135 2458 169 2458 202 2425 472 2458 741 2458 1280 2425 2020 2425 2256 2391 2357 2391 2391 2324 2458 2054 2492 1751 2525 1145 2525 640 2525 371 2492 135 2458 68 2391 34 1852 0 Z N"/>
        </draw:custom-shape>
        <draw:custom-shape draw:name="Shape 302" draw:style-name="Mgr3" draw:text-style-name="MP5" draw:layer="layout" svg:width="0.508cm" svg:height="0.347cm" svg:x="12.798cm" svg:y="15.541cm">
          <text:p/>
          <draw:enhanced-geometry draw:mirror-horizontal="false" draw:mirror-vertical="false" drawooo:sub-view-size="2761 1887" svg:viewBox="0 0 69025 47175" draw:type="ooxml-non-primitive" draw:enhanced-path="M 1381 1 L 707 34 404 68 68 135 34 169 0 237 0 304 68 338 68 607 68 876 34 1718 34 1752 68 1785 169 1785 505 1853 842 1886 1179 1853 1515 1819 2020 1785 2256 1752 2492 1651 2222 1583 1919 1583 1347 1651 505 1651 236 1684 236 1213 236 775 236 540 202 338 505 304 808 270 1414 270 2054 304 2357 270 2660 237 2593 573 2593 876 2525 1280 2525 1651 2559 1718 2660 1718 2694 1684 2727 1348 2727 1011 2761 607 2761 237 2727 169 2660 203 2357 102 2054 68 1717 34 1381 1 Z N"/>
        </draw:custom-shape>
        <draw:custom-shape draw:name="Shape 303" draw:style-name="Mgr3" draw:text-style-name="MP5" draw:layer="layout" svg:width="0.086cm" svg:height="0.148cm" svg:x="13.413cm" svg:y="16.162cm">
          <text:p/>
          <draw:enhanced-geometry draw:mirror-horizontal="false" draw:mirror-vertical="false" drawooo:sub-view-size="472 809" svg:viewBox="0 0 11800 20225" draw:type="ooxml-non-primitive" draw:enhanced-path="M 303 203 L 303 304 270 405 202 337 169 270 169 203 Z M 169 1 L 68 68 0 135 0 236 0 337 68 438 135 472 34 573 0 640 0 674 68 775 169 809 270 809 337 775 404 741 472 674 472 607 438 506 472 472 472 438 404 371 472 304 472 203 438 102 371 34 270 1 Z N"/>
        </draw:custom-shape>
        <draw:custom-shape draw:name="Shape 304" draw:style-name="Mgr3" draw:text-style-name="MP5" draw:layer="layout" svg:width="0.043cm" svg:height="0.13cm" svg:x="13.673cm" svg:y="16.603cm">
          <text:p/>
          <draw:enhanced-geometry draw:mirror-horizontal="false" draw:mirror-vertical="false" drawooo:sub-view-size="237 708" svg:viewBox="0 0 5925 17700" draw:type="ooxml-non-primitive" draw:enhanced-path="M 135 0 L 101 34 34 168 0 337 0 505 34 640 34 707 169 707 202 673 236 606 236 337 236 67 236 34 202 0 Z N"/>
        </draw:custom-shape>
        <draw:custom-shape draw:name="Shape 305" draw:style-name="Mgr3" draw:text-style-name="MP5" draw:layer="layout" svg:width="0.117cm" svg:height="0.13cm" svg:x="13.934cm" svg:y="16.156cm">
          <text:p/>
          <draw:enhanced-geometry draw:mirror-horizontal="false" draw:mirror-vertical="false" drawooo:sub-view-size="641 708" svg:viewBox="0 0 16025 17700" draw:type="ooxml-non-primitive" draw:enhanced-path="M 236 1 L 135 68 68 136 0 203 0 304 34 371 101 405 202 439 337 472 438 439 438 540 438 607 438 708 505 708 573 641 606 540 640 304 640 270 573 203 505 237 371 304 236 304 169 270 202 203 236 169 539 169 539 203 606 203 640 169 573 102 505 35 303 1 Z N"/>
        </draw:custom-shape>
        <draw:custom-shape draw:name="Shape 306" draw:style-name="Mgr3" draw:text-style-name="MP5" draw:layer="layout" svg:width="0.421cm" svg:height="0.458cm" svg:x="13.239cm" svg:y="15.908cm">
          <text:p/>
          <draw:enhanced-geometry draw:mirror-horizontal="false" draw:mirror-vertical="false" drawooo:sub-view-size="2291 2492" svg:viewBox="0 0 57275 62300" draw:type="ooxml-non-primitive" draw:enhanced-path="M 236 0 L 102 34 1 68 1 101 68 169 169 202 371 270 2088 270 2054 472 2054 707 2054 1145 2054 1717 2054 1987 2088 2256 910 2222 506 2189 304 2222 203 2256 135 2323 203 2391 304 2458 506 2492 2256 2492 2290 2424 2290 2357 2290 2290 2290 2020 2290 1717 2290 1145 2290 707 2290 472 2256 236 2290 202 2290 135 2256 68 2189 34 943 34 472 0 Z N"/>
        </draw:custom-shape>
        <draw:custom-shape draw:name="Shape 307" draw:style-name="Mgr3" draw:text-style-name="MP5" draw:layer="layout" svg:width="0.055cm" svg:height="0.446cm" svg:x="11.216cm" svg:y="17.484cm">
          <text:p/>
          <draw:enhanced-geometry draw:mirror-horizontal="false" draw:mirror-vertical="false" drawooo:sub-view-size="304 2426" svg:viewBox="0 0 7600 60650" draw:type="ooxml-non-primitive" draw:enhanced-path="M 102 1 L 68 35 35 304 1 573 35 1112 35 1752 68 2055 136 2358 169 2425 203 2425 237 2391 270 2358 304 2055 270 1718 237 1112 237 573 203 304 169 35 169 1 Z N"/>
        </draw:custom-shape>
        <draw:custom-shape draw:name="Shape 308" draw:style-name="Mgr3" draw:text-style-name="MP5" draw:layer="layout" svg:width="0.477cm" svg:height="0.459cm" svg:x="13.487cm" svg:y="16.423cm">
          <text:p/>
          <draw:enhanced-geometry draw:mirror-horizontal="false" draw:mirror-vertical="false" drawooo:sub-view-size="2593 2493" svg:viewBox="0 0 64825 62325" draw:type="ooxml-non-primitive" draw:enhanced-path="M 707 1 L 438 34 337 68 236 135 303 203 404 236 640 270 1078 270 1751 337 2391 371 2391 775 2391 1145 2357 1684 2357 1953 2391 2223 1313 2189 775 2189 505 2223 270 2290 236 1751 236 1213 270 674 270 405 236 270 202 135 101 304 68 472 0 842 0 1583 0 1819 0 2088 0 2223 34 2324 101 2425 202 2458 270 2458 270 2425 270 2391 539 2458 775 2492 1313 2492 2391 2458 2458 2425 2492 2458 2525 2458 2559 2425 2593 2155 2593 1886 2593 1347 2593 708 2593 405 2559 68 2525 34 2458 34 2458 68 2424 169 1852 102 1246 34 707 1 Z N"/>
        </draw:custom-shape>
        <draw:custom-shape draw:name="Shape 309" draw:style-name="Mgr3" draw:text-style-name="MP5" draw:layer="layout" svg:width="0.142cm" svg:height="0.167cm" svg:x="12.426cm" svg:y="17.614cm">
          <text:p/>
          <draw:enhanced-geometry draw:mirror-horizontal="false" draw:mirror-vertical="false" drawooo:sub-view-size="775 910" svg:viewBox="0 0 19375 22750" draw:type="ooxml-non-primitive" draw:enhanced-path="M 606 169 L 606 237 539 304 404 338 303 371 236 169 Z M 505 506 L 572 540 606 573 539 674 505 708 438 742 303 708 303 540 337 540 505 506 Z M 505 1 L 303 68 135 136 101 169 135 506 135 674 34 674 0 742 0 809 67 876 269 910 505 910 572 876 673 843 741 742 775 641 775 506 741 439 707 405 775 304 775 169 741 68 707 35 606 1 Z N"/>
        </draw:custom-shape>
        <draw:custom-shape draw:name="Shape 310" draw:style-name="Mgr3" draw:text-style-name="MP5" draw:layer="layout" svg:width="0.477cm" svg:height="0.458cm" svg:x="13.729cm" svg:y="15.901cm">
          <text:p/>
          <draw:enhanced-geometry draw:mirror-horizontal="false" draw:mirror-vertical="false" drawooo:sub-view-size="2593 2492" svg:viewBox="0 0 64825 62300" draw:type="ooxml-non-primitive" draw:enhanced-path="M 135 1 L 101 34 34 304 0 573 0 1112 0 1751 34 2054 101 2391 135 2425 236 2425 270 2357 270 2054 236 1718 236 1112 236 674 236 236 472 270 2290 270 2324 304 2357 337 2391 337 2391 506 2357 674 2357 1011 2324 2223 2122 2189 1852 2189 1381 2223 775 2189 640 2189 472 2223 371 2256 270 2357 337 2425 472 2492 2088 2492 2357 2458 2391 2492 2458 2492 2526 2458 2559 2391 2559 1179 2593 640 2559 405 2526 135 2492 135 2458 169 2391 102 2290 68 2088 68 1650 102 943 68 573 68 202 102 202 34 202 1 Z N"/>
        </draw:custom-shape>
        <draw:custom-shape draw:name="Shape 311" draw:style-name="Mgr3" draw:text-style-name="MP5" draw:layer="layout" svg:width="0.465cm" svg:height="0.502cm" svg:x="12.277cm" svg:y="17.459cm">
          <text:p/>
          <draw:enhanced-geometry draw:mirror-horizontal="false" draw:mirror-vertical="false" drawooo:sub-view-size="2526 2728" svg:viewBox="0 0 63150 68200" draw:type="ooxml-non-primitive" draw:enhanced-path="M 202 169 L 741 236 1279 270 2357 236 2290 775 2256 1347 2256 1886 2290 2424 2290 2458 2256 2458 2020 2424 808 2424 303 2391 236 1280 202 169 Z M 741 0 L 168 34 135 34 101 101 67 101 34 169 0 775 0 1414 34 2020 101 2660 135 2694 168 2727 236 2727 303 2694 337 2660 337 2626 337 2559 808 2660 1313 2694 1818 2694 2054 2660 2256 2626 2323 2593 2323 2492 2357 2525 2391 2525 2458 2492 2458 2424 2492 1886 2525 1313 2492 775 2458 202 2492 169 2492 101 2458 34 1852 34 1279 0 Z N"/>
        </draw:custom-shape>
        <draw:custom-shape draw:name="Shape 312" draw:style-name="Mgr3" draw:text-style-name="MP5" draw:layer="layout" svg:width="0.477cm" svg:height="0.459cm" svg:x="11.743cm" svg:y="17.465cm">
          <text:p/>
          <draw:enhanced-geometry draw:mirror-horizontal="false" draw:mirror-vertical="false" drawooo:sub-view-size="2594 2493" svg:viewBox="0 0 64850 62325" draw:type="ooxml-non-primitive" draw:enhanced-path="M 135 1 L 102 35 34 304 1 573 1 1112 1 1752 34 2055 102 2391 135 2425 236 2425 270 2358 270 2055 236 1718 236 1112 236 674 236 237 472 270 2290 270 2324 304 2357 338 2391 338 2391 506 2357 674 2357 1011 2324 2223 2122 2189 1852 2189 1381 2223 775 2189 640 2189 472 2223 371 2257 270 2358 337 2425 472 2492 2088 2492 2357 2459 2391 2492 2458 2492 2526 2459 2559 2391 2559 1179 2593 641 2559 405 2526 136 2492 136 2458 169 2391 102 2290 68 2088 68 1650 102 943 68 573 68 203 102 203 35 203 1 Z N"/>
        </draw:custom-shape>
        <draw:custom-shape draw:name="Shape 313" draw:style-name="Mgr3" draw:text-style-name="MP5" draw:layer="layout" svg:width="0.136cm" svg:height="0.123cm" svg:x="11.929cm" svg:y="17.62cm">
          <text:p/>
          <draw:enhanced-geometry draw:mirror-horizontal="false" draw:mirror-vertical="false" drawooo:sub-view-size="742 674" svg:viewBox="0 0 18550 16850" draw:type="ooxml-non-primitive" draw:enhanced-path="M 68 1 L 1 68 1 135 1 169 34 203 68 337 102 438 169 573 270 674 405 674 438 640 506 506 607 371 708 270 741 203 741 135 741 102 708 68 640 68 573 102 472 169 405 270 304 405 236 236 203 68 203 34 169 1 Z N"/>
        </draw:custom-shape>
        <draw:custom-shape draw:name="Shape 314" draw:style-name="Mgr3" draw:text-style-name="MP5" draw:layer="layout" svg:width="0.514cm" svg:height="0.061cm" svg:x="13.891cm" svg:y="17.993cm">
          <text:p/>
          <draw:enhanced-geometry draw:mirror-horizontal="false" draw:mirror-vertical="false" drawooo:sub-view-size="2796 338" svg:viewBox="0 0 69900 8450" draw:type="ooxml-non-primitive" draw:enhanced-path="M 337 1 L 169 34 1 102 1 135 135 203 304 236 607 270 1247 270 2021 337 2391 337 2762 270 2795 236 2762 169 2459 102 2122 68 1449 68 708 1 Z N"/>
        </draw:custom-shape>
        <draw:custom-shape draw:name="Shape 315" draw:style-name="Mgr3" draw:text-style-name="MP5" draw:layer="layout" svg:width="0.055cm" svg:height="0.446cm" svg:x="15.064cm" svg:y="16.963cm">
          <text:p/>
          <draw:enhanced-geometry draw:mirror-horizontal="false" draw:mirror-vertical="false" drawooo:sub-view-size="304 2425" svg:viewBox="0 0 7600 60625" draw:type="ooxml-non-primitive" draw:enhanced-path="M 135 1 L 101 34 67 304 67 573 67 1112 34 1718 0 2055 34 2358 67 2391 101 2425 135 2425 168 2358 236 2055 269 1752 269 1112 303 573 269 304 236 34 202 1 Z N"/>
        </draw:custom-shape>
        <draw:custom-shape draw:name="Shape 316" draw:style-name="Mgr3" draw:text-style-name="MP5" draw:layer="layout" svg:width="0.427cm" svg:height="0.458cm" svg:x="11.998cm" svg:y="16.95cm">
          <text:p/>
          <draw:enhanced-geometry draw:mirror-horizontal="false" draw:mirror-vertical="false" drawooo:sub-view-size="2324 2492" svg:viewBox="0 0 58100 62300" draw:type="ooxml-non-primitive" draw:enhanced-path="M 1852 0 L 1380 34 135 34 67 68 34 135 34 202 67 236 34 472 34 708 34 1145 0 1718 34 2021 34 2290 34 2357 34 2425 67 2492 1818 2492 2020 2458 2121 2391 2188 2324 2121 2256 2020 2223 1818 2189 1414 2223 236 2256 269 1987 269 1718 269 1145 269 708 269 472 236 270 1953 270 2155 202 2222 169 2323 101 2323 68 2222 34 2087 0 Z N"/>
        </draw:custom-shape>
        <draw:custom-shape draw:name="Shape 317" draw:style-name="Mgr3" draw:text-style-name="MP5" draw:layer="layout" svg:width="0.471cm" svg:height="0.452cm" svg:x="14.791cm" svg:y="15.908cm">
          <text:p/>
          <draw:enhanced-geometry draw:mirror-horizontal="false" draw:mirror-vertical="false" drawooo:sub-view-size="2560 2458" svg:viewBox="0 0 64000 61450" draw:type="ooxml-non-primitive" draw:enhanced-path="M 169 202 L 708 236 1246 270 2324 236 2324 707 2324 1145 2324 1684 2324 2222 2088 2189 607 2189 337 2256 304 1684 236 1145 236 674 169 202 Z M 708 0 L 169 34 102 68 68 135 34 371 1 640 34 1145 68 1751 102 2054 169 2323 169 2391 304 2391 539 2424 1280 2424 1819 2458 2088 2458 2357 2424 2391 2458 2425 2458 2458 2424 2492 2391 2526 2121 2559 1852 2526 1313 2526 707 2526 404 2458 101 2425 68 2391 34 2324 34 1246 0 Z N"/>
        </draw:custom-shape>
        <draw:custom-shape draw:name="Shape 318" draw:style-name="Mgr3" draw:text-style-name="MP5" draw:layer="layout" svg:width="0.465cm" svg:height="0.502cm" svg:x="14.263cm" svg:y="15.895cm">
          <text:p/>
          <draw:enhanced-geometry draw:mirror-horizontal="false" draw:mirror-vertical="false" drawooo:sub-view-size="2526 2729" svg:viewBox="0 0 63150 68225" draw:type="ooxml-non-primitive" draw:enhanced-path="M 203 169 L 742 237 1280 270 2358 237 2358 237 2290 775 2257 1348 2257 1886 2290 2425 2290 2459 2257 2459 2021 2425 809 2425 304 2391 237 1280 203 169 Z M 742 1 L 169 35 136 35 102 102 68 102 35 169 1 775 1 1415 35 2021 102 2661 136 2694 169 2728 237 2728 304 2694 338 2661 338 2627 338 2560 809 2661 1314 2694 1819 2694 2055 2661 2257 2627 2324 2593 2324 2492 2358 2526 2391 2526 2459 2492 2459 2425 2492 1886 2526 1314 2492 775 2459 203 2492 169 2492 102 2459 35 1853 35 1280 1 Z N"/>
        </draw:custom-shape>
        <draw:custom-shape draw:name="Shape 319" draw:style-name="Mgr3" draw:text-style-name="MP5" draw:layer="layout" svg:width="0.055cm" svg:height="0.086cm" svg:x="16.299cm" svg:y="2.458cm">
          <text:p/>
          <draw:enhanced-geometry draw:mirror-horizontal="false" draw:mirror-vertical="false" drawooo:sub-view-size="304 472" svg:viewBox="0 0 7600 11800" draw:type="ooxml-non-primitive" draw:enhanced-path="M 169 1 L 102 34 35 203 1 304 35 405 68 438 102 472 169 438 203 405 237 270 304 102 304 34 237 1 Z N"/>
        </draw:custom-shape>
        <draw:custom-shape draw:name="Shape 320" draw:style-name="Mgr3" draw:text-style-name="MP5" draw:layer="layout" svg:width="0.055cm" svg:height="0.446cm" svg:x="11.365cm" svg:y="16.441cm">
          <text:p/>
          <draw:enhanced-geometry draw:mirror-horizontal="false" draw:mirror-vertical="false" drawooo:sub-view-size="304 2425" svg:viewBox="0 0 7600 60625" draw:type="ooxml-non-primitive" draw:enhanced-path="M 102 1 L 68 34 35 304 1 573 35 1112 35 1751 68 2054 136 2357 169 2425 203 2425 237 2391 270 2357 304 2054 270 1718 237 1112 237 573 203 304 169 34 169 1 Z N"/>
        </draw:custom-shape>
        <draw:custom-shape draw:name="Shape 321" draw:style-name="Mgr3" draw:text-style-name="MP5" draw:layer="layout" svg:width="0.477cm" svg:height="0.459cm" svg:x="11.892cm" svg:y="16.423cm">
          <text:p/>
          <draw:enhanced-geometry draw:mirror-horizontal="false" draw:mirror-vertical="false" drawooo:sub-view-size="2594 2493" svg:viewBox="0 0 64850 62325" draw:type="ooxml-non-primitive" draw:enhanced-path="M 135 1 L 102 34 34 304 1 573 1 1112 1 1751 34 2054 102 2391 135 2425 236 2425 270 2357 270 2054 236 1718 236 1112 236 674 236 236 472 270 2290 270 2324 304 2357 337 2391 337 2391 506 2357 674 2357 1011 2324 2223 2122 2189 1852 2189 1381 2223 775 2189 640 2189 472 2223 371 2256 270 2357 337 2425 472 2492 2088 2492 2357 2458 2391 2492 2458 2492 2526 2458 2559 2391 2559 1179 2593 640 2559 405 2526 135 2492 135 2458 169 2391 102 2290 68 2088 68 1650 102 943 68 573 68 203 102 203 34 203 1 Z N"/>
        </draw:custom-shape>
        <draw:custom-shape draw:name="Shape 322" draw:style-name="Mgr3" draw:text-style-name="MP5" draw:layer="layout" svg:width="0.477cm" svg:height="0.459cm" svg:x="11.458cm" svg:y="16.944cm">
          <text:p/>
          <draw:enhanced-geometry draw:mirror-horizontal="false" draw:mirror-vertical="false" drawooo:sub-view-size="2594 2493" svg:viewBox="0 0 64850 62325" draw:type="ooxml-non-primitive" draw:enhanced-path="M 2391 1 L 2391 34 2391 102 2021 68 1651 68 910 102 506 68 304 68 203 102 136 169 102 135 68 135 35 405 1 640 35 1179 35 2391 68 2459 136 2492 203 2492 237 2459 506 2492 2122 2492 2257 2425 2324 2358 2223 2257 2088 2223 1954 2189 1819 2189 1213 2223 742 2189 472 2189 270 2223 237 1011 237 674 203 506 169 337 237 337 270 304 304 270 2122 270 2358 236 2358 674 2358 1112 2324 1718 2324 2055 2324 2358 2358 2425 2459 2425 2492 2391 2560 2055 2593 1752 2593 1112 2593 573 2560 304 2492 34 2459 1 Z N"/>
        </draw:custom-shape>
        <draw:custom-shape draw:name="Shape 323" draw:style-name="Mgr3" draw:text-style-name="MP5" draw:layer="layout" svg:width="0.161cm" svg:height="0.13cm" svg:x="12.06cm" svg:y="16.603cm">
          <text:p/>
          <draw:enhanced-geometry draw:mirror-horizontal="false" draw:mirror-vertical="false" drawooo:sub-view-size="877 708" svg:viewBox="0 0 21925 17700" draw:type="ooxml-non-primitive" draw:enhanced-path="M 34 0 L 1 34 1 67 34 101 135 168 236 202 169 404 135 606 169 673 203 707 270 707 304 640 371 438 405 202 438 236 741 236 842 202 876 168 876 101 876 67 842 34 775 0 Z N"/>
        </draw:custom-shape>
        <draw:custom-shape draw:name="Shape 324" draw:style-name="Mgr3" draw:text-style-name="MP5" draw:layer="layout" svg:width="0.421cm" svg:height="0.459cm" svg:x="11.253cm" svg:y="17.472cm">
          <text:p/>
          <draw:enhanced-geometry draw:mirror-horizontal="false" draw:mirror-vertical="false" drawooo:sub-view-size="2291 2493" svg:viewBox="0 0 57275 62325" draw:type="ooxml-non-primitive" draw:enhanced-path="M 237 1 L 102 34 1 68 1 102 68 169 169 203 371 270 2088 270 2055 472 2055 708 2055 1145 2055 1718 2055 1987 2088 2256 910 2223 506 2189 304 2223 203 2256 136 2324 203 2391 304 2458 506 2492 2257 2492 2290 2425 2290 2357 2290 2290 2290 2021 2290 1718 2290 1145 2290 708 2290 472 2257 236 2290 203 2290 135 2257 68 2189 34 944 34 472 1 Z N"/>
        </draw:custom-shape>
        <draw:custom-shape draw:name="Shape 325" draw:style-name="Mgr3" draw:text-style-name="MP5" draw:layer="layout" svg:width="0.136cm" svg:height="0.198cm" svg:x="11.644cm" svg:y="17.112cm">
          <text:p/>
          <draw:enhanced-geometry draw:mirror-horizontal="false" draw:mirror-vertical="false" drawooo:sub-view-size="742 1079" svg:viewBox="0 0 18550 26975" draw:type="ooxml-non-primitive" draw:enhanced-path="M 540 1 L 371 35 136 35 102 68 35 68 1 136 1 169 35 203 68 203 68 607 136 1011 169 1078 237 1078 304 1045 338 977 304 607 371 641 472 607 573 573 607 540 607 506 573 439 506 439 338 472 270 506 237 237 540 237 641 203 708 169 742 136 742 68 674 1 Z N"/>
        </draw:custom-shape>
        <draw:custom-shape draw:name="Shape 326" draw:style-name="Mgr3" draw:text-style-name="MP5" draw:layer="layout" svg:width="0.471cm" svg:height="0.452cm" svg:x="12.134cm" svg:y="15.908cm">
          <text:p/>
          <draw:enhanced-geometry draw:mirror-horizontal="false" draw:mirror-vertical="false" drawooo:sub-view-size="2560 2458" svg:viewBox="0 0 64000 61450" draw:type="ooxml-non-primitive" draw:enhanced-path="M 169 202 L 708 236 1246 270 2324 236 2324 707 2324 1145 2324 1684 2324 2222 2088 2189 607 2189 337 2256 304 1684 236 1145 236 674 169 202 Z M 708 0 L 169 34 102 68 68 135 34 371 1 640 34 1145 68 1751 102 2054 169 2323 169 2391 304 2391 539 2424 1280 2424 1819 2458 2088 2458 2358 2424 2391 2458 2425 2458 2459 2424 2492 2391 2526 2121 2560 1852 2526 1313 2526 707 2526 404 2459 101 2425 68 2391 34 2324 34 1246 0 Z N"/>
        </draw:custom-shape>
        <draw:custom-shape draw:name="Shape 327" draw:style-name="Mgr3" draw:text-style-name="MP5" draw:layer="layout" svg:width="0.123cm" svg:height="0.117cm" svg:x="11.396cm" svg:y="17.633cm">
          <text:p/>
          <draw:enhanced-geometry draw:mirror-horizontal="false" draw:mirror-vertical="false" drawooo:sub-view-size="674 641" svg:viewBox="0 0 16850 16025" draw:type="ooxml-non-primitive" draw:enhanced-path="M 270 1 L 169 68 101 136 34 203 0 304 34 405 68 506 169 573 270 607 371 641 472 607 539 540 606 472 573 405 539 371 472 371 404 405 303 405 236 371 202 338 202 304 236 237 270 203 404 169 505 169 640 136 674 136 674 68 573 35 472 1 Z N"/>
        </draw:custom-shape>
        <draw:custom-shape draw:name="Shape 328" draw:style-name="Mgr3" draw:text-style-name="MP5" draw:layer="layout" svg:width="0.421cm" svg:height="0.458cm" svg:x="11.402cm" svg:y="16.429cm">
          <text:p/>
          <draw:enhanced-geometry draw:mirror-horizontal="false" draw:mirror-vertical="false" drawooo:sub-view-size="2291 2492" svg:viewBox="0 0 57275 62300" draw:type="ooxml-non-primitive" draw:enhanced-path="M 237 0 L 102 34 1 68 1 101 68 169 169 202 371 270 2088 270 2055 472 2055 707 2055 1145 2055 1717 2055 1987 2088 2256 910 2222 506 2189 304 2222 203 2256 136 2323 203 2391 304 2458 506 2492 2257 2492 2290 2424 2290 2357 2290 2290 2290 2020 2290 1717 2290 1145 2290 707 2290 472 2257 236 2290 202 2290 135 2257 68 2189 34 944 34 472 0 Z N"/>
        </draw:custom-shape>
        <draw:custom-shape draw:name="Shape 329" draw:style-name="Mgr3" draw:text-style-name="MP5" draw:layer="layout" svg:width="0.105cm" svg:height="0.16cm" svg:x="11.557cm" svg:y="16.596cm">
          <text:p/>
          <draw:enhanced-geometry draw:mirror-horizontal="false" draw:mirror-vertical="false" drawooo:sub-view-size="573 876" svg:viewBox="0 0 14325 21900" draw:type="ooxml-non-primitive" draw:enhanced-path="M 371 169 L 337 303 270 371 203 404 169 438 169 337 203 270 236 236 304 169 Z M 405 0 L 236 34 102 135 68 135 68 169 34 202 1 337 1 472 34 741 68 808 102 808 135 775 169 741 169 606 203 674 270 775 371 842 472 876 539 876 573 808 573 741 506 674 405 640 337 539 472 438 573 270 573 169 573 68 506 0 Z N"/>
        </draw:custom-shape>
        <draw:custom-shape draw:name="Shape 330" draw:style-name="Mgr3" draw:text-style-name="MP5" draw:layer="layout" svg:width="0.173cm" svg:height="0.154cm" svg:x="13.475cm" svg:y="17.62cm">
          <text:p/>
          <draw:enhanced-geometry draw:mirror-horizontal="false" draw:mirror-vertical="false" drawooo:sub-view-size="943 843" svg:viewBox="0 0 23575 21075" draw:type="ooxml-non-primitive" draw:enhanced-path="M 67 1 L 34 34 0 102 0 674 34 741 101 775 168 741 202 674 202 438 303 640 337 674 438 674 471 640 673 438 707 607 774 775 808 842 875 809 943 775 943 674 875 573 875 438 875 304 875 169 875 102 842 68 774 34 707 68 404 405 202 34 135 1 Z N"/>
        </draw:custom-shape>
        <draw:custom-shape draw:name="Shape 331" draw:style-name="Mgr3" draw:text-style-name="MP5" draw:layer="layout" svg:width="0.142cm" svg:height="0.198cm" svg:x="11.092cm" svg:y="17.099cm">
          <text:p/>
          <draw:enhanced-geometry draw:mirror-horizontal="false" draw:mirror-vertical="false" drawooo:sub-view-size="775 1078" svg:viewBox="0 0 19375 26950" draw:type="ooxml-non-primitive" draw:enhanced-path="M 472 270 L 573 304 640 371 640 472 640 640 573 708 506 775 438 842 337 876 304 876 304 472 337 270 Z M 304 1 L 236 68 203 169 135 405 102 640 135 876 34 910 1 910 1 977 1 1011 34 1044 135 1078 236 1078 337 1044 472 1011 640 842 708 741 775 674 775 573 775 438 741 337 708 236 640 203 539 169 337 169 337 1 Z N"/>
        </draw:custom-shape>
        <draw:custom-shape draw:name="Shape 332" draw:style-name="Mgr3" draw:text-style-name="MP5" draw:layer="layout" svg:width="0.471cm" svg:height="0.452cm" svg:x="10.148cm" svg:y="17.472cm">
          <text:p/>
          <draw:enhanced-geometry draw:mirror-horizontal="false" draw:mirror-vertical="false" drawooo:sub-view-size="2560 2459" svg:viewBox="0 0 64000 61475" draw:type="ooxml-non-primitive" draw:enhanced-path="M 169 203 L 708 236 1247 270 2324 236 2324 708 2324 1145 2324 1684 2324 2223 2088 2189 607 2189 338 2256 304 1684 237 1145 237 674 169 203 Z M 708 1 L 169 34 102 68 68 135 35 371 1 640 35 1145 68 1751 102 2054 169 2324 169 2391 304 2391 540 2425 1280 2425 1819 2458 2088 2458 2358 2425 2391 2458 2425 2458 2459 2425 2492 2391 2526 2122 2560 1852 2526 1314 2526 708 2526 405 2459 102 2425 68 2391 34 2324 34 1247 1 Z N"/>
        </draw:custom-shape>
        <draw:custom-shape draw:name="Shape 333" draw:style-name="Mgr3" draw:text-style-name="MP5" draw:layer="layout" svg:width="0.477cm" svg:height="0.459cm" svg:x="13.338cm" svg:y="17.465cm">
          <text:p/>
          <draw:enhanced-geometry draw:mirror-horizontal="false" draw:mirror-vertical="false" drawooo:sub-view-size="2593 2493" svg:viewBox="0 0 64825 62325" draw:type="ooxml-non-primitive" draw:enhanced-path="M 707 1 L 438 35 337 68 236 136 303 203 404 237 640 270 1078 270 1751 338 2391 371 2391 775 2391 1146 2357 1684 2357 1954 2391 2223 1313 2189 775 2189 505 2223 270 2290 236 1752 236 1213 270 674 270 405 236 270 202 136 101 304 68 472 0 843 0 1583 0 1819 0 2088 0 2223 34 2324 101 2425 202 2459 270 2459 270 2425 270 2391 539 2459 775 2492 1313 2492 2391 2459 2458 2425 2492 2459 2525 2459 2559 2425 2593 2156 2593 1886 2593 1348 2593 708 2593 405 2559 68 2525 35 2458 35 2458 68 2424 169 1852 102 1246 35 707 1 Z N"/>
        </draw:custom-shape>
        <draw:custom-shape draw:name="Shape 334" draw:style-name="Mgr3" draw:text-style-name="MP5" draw:layer="layout" svg:width="0.465cm" svg:height="0.502cm" svg:x="10.936cm" svg:y="16.938cm">
          <text:p/>
          <draw:enhanced-geometry draw:mirror-horizontal="false" draw:mirror-vertical="false" drawooo:sub-view-size="2526 2728" svg:viewBox="0 0 63150 68200" draw:type="ooxml-non-primitive" draw:enhanced-path="M 2324 168 L 2257 1280 2223 2391 1718 2424 506 2424 270 2458 236 2458 236 2424 270 1886 270 1347 236 775 169 236 1247 269 1785 236 2324 168 Z M 1247 0 L 674 34 68 34 34 101 34 168 68 202 34 775 1 1313 34 1886 68 2424 68 2492 102 2525 169 2525 203 2492 203 2593 270 2626 472 2660 708 2694 1213 2694 1718 2660 2189 2559 2189 2626 2189 2660 2223 2694 2290 2727 2358 2727 2391 2694 2425 2660 2492 2020 2526 1414 2526 775 2459 168 2459 101 2425 101 2391 34 2324 34 1785 0 Z N"/>
        </draw:custom-shape>
        <draw:custom-shape draw:name="Shape 335" draw:style-name="Mgr3" draw:text-style-name="MP5" draw:layer="layout" svg:width="0.142cm" svg:height="0.167cm" svg:x="10.328cm" svg:y="17.62cm">
          <text:p/>
          <draw:enhanced-geometry draw:mirror-horizontal="false" draw:mirror-vertical="false" drawooo:sub-view-size="775 910" svg:viewBox="0 0 19375 22750" draw:type="ooxml-non-primitive" draw:enhanced-path="M 135 1 L 68 34 34 34 34 102 68 169 169 203 371 270 202 506 34 741 0 809 34 842 68 876 135 910 539 809 674 775 741 741 775 674 741 607 707 573 640 573 505 607 371 640 674 270 707 203 674 135 640 102 606 68 270 34 135 1 Z N"/>
        </draw:custom-shape>
        <draw:custom-shape draw:name="Shape 336" draw:style-name="Mgr3" draw:text-style-name="MP5" draw:layer="layout" svg:width="0.601cm" svg:height="0.496cm" svg:x="8.95cm" svg:y="17.465cm">
          <text:p/>
          <draw:enhanced-geometry draw:mirror-horizontal="false" draw:mirror-vertical="false" drawooo:sub-view-size="3266 2695" svg:viewBox="0 0 81650 67375" draw:type="ooxml-non-primitive" draw:enhanced-path="M 269 270 L 572 304 842 304 1414 338 2222 371 2996 439 2963 910 2929 1415 2963 1920 2996 2391 2424 2391 1616 2425 875 2425 572 2391 404 2324 404 2055 404 1752 370 1179 337 708 269 270 Z M 135 1 L 101 35 67 102 67 136 34 169 0 203 34 237 67 237 67 775 101 1348 135 1886 135 2156 202 2425 202 2492 236 2526 337 2492 1010 2627 1717 2694 2390 2661 3064 2560 3131 2593 3199 2560 3232 2526 3266 2459 3232 1819 3232 1179 3266 641 3266 371 3232 102 3232 35 3131 35 3097 102 3064 237 2357 169 1650 102 943 68 606 68 269 102 236 68 202 35 135 1 Z N"/>
        </draw:custom-shape>
        <draw:custom-shape draw:name="Shape 337" draw:style-name="Mgr3" draw:text-style-name="MP5" draw:layer="layout" svg:width="0.862cm" svg:height="0.483cm" svg:x="8.956cm" svg:y="16.944cm">
          <text:p/>
          <draw:enhanced-geometry draw:mirror-horizontal="false" draw:mirror-vertical="false" drawooo:sub-view-size="4681 2627" svg:viewBox="0 0 117025 65675" draw:type="ooxml-non-primitive" draw:enhanced-path="M 2357 270 L 4479 337 4411 539 4411 742 4411 1112 4411 1684 4411 2257 3401 2223 2391 2189 1852 2189 1347 2223 809 2257 539 2324 304 2391 270 1213 304 742 270 506 236 270 Z M 842 1 L 607 34 405 102 203 169 169 135 135 102 102 135 34 337 1 573 34 1011 68 2459 68 2492 102 2526 203 2560 270 2526 304 2492 304 2459 304 2425 741 2459 1213 2459 2122 2425 3267 2425 4445 2459 4445 2526 4479 2627 4613 2627 4647 2526 4681 1920 4681 1314 4681 809 4681 573 4613 337 4681 304 4681 236 4647 169 4580 135 3940 102 3334 68 2054 34 1617 1 Z N"/>
        </draw:custom-shape>
        <draw:custom-shape draw:name="Shape 338" draw:style-name="Mgr3" draw:text-style-name="MP5" draw:layer="layout" svg:width="0.471cm" svg:height="0.452cm" svg:x="9.478cm" svg:y="15.908cm">
          <text:p/>
          <draw:enhanced-geometry draw:mirror-horizontal="false" draw:mirror-vertical="false" drawooo:sub-view-size="2560 2458" svg:viewBox="0 0 64000 61450" draw:type="ooxml-non-primitive" draw:enhanced-path="M 169 202 L 708 236 1247 270 2324 236 2324 707 2324 1145 2324 1684 2324 2222 2088 2189 1415 2189 1449 2155 1449 1953 1449 1751 1449 1347 1415 1280 1348 1246 1314 1280 1280 1347 1247 1751 1247 1987 1314 2155 1314 2189 573 2189 338 2256 304 1684 236 1145 236 674 169 202 Z M 708 0 L 169 34 102 68 68 135 34 371 1 640 34 1145 68 1751 102 2054 169 2323 169 2391 304 2391 540 2424 1280 2424 1819 2458 2088 2458 2358 2424 2391 2458 2425 2458 2459 2424 2492 2391 2526 2121 2560 1852 2526 1313 2526 707 2526 404 2459 101 2425 68 2391 34 2324 34 1247 0 Z N"/>
        </draw:custom-shape>
        <draw:custom-shape draw:name="Shape 339" draw:style-name="Mgr3" draw:text-style-name="MP5" draw:layer="layout" svg:width="0.465cm" svg:height="0.502cm" svg:x="9.621cm" svg:y="17.459cm">
          <text:p/>
          <draw:enhanced-geometry draw:mirror-horizontal="false" draw:mirror-vertical="false" drawooo:sub-view-size="2526 2728" svg:viewBox="0 0 63150 68200" draw:type="ooxml-non-primitive" draw:enhanced-path="M 202 169 L 741 236 1280 270 2357 236 2290 775 2256 1347 2256 1886 2290 2424 2290 2458 2256 2458 2020 2424 808 2424 303 2391 236 1280 202 169 Z M 741 0 L 169 34 135 34 101 101 68 101 34 169 0 775 0 1414 34 2020 101 2660 135 2694 169 2727 236 2727 303 2694 337 2660 337 2626 337 2559 808 2660 1313 2694 1818 2694 2054 2660 2256 2626 2323 2593 2323 2492 2357 2525 2391 2525 2458 2492 2458 2424 2492 1886 2525 1313 2492 775 2458 202 2492 169 2492 101 2458 34 1852 34 1280 0 Z N"/>
        </draw:custom-shape>
        <draw:custom-shape draw:name="Shape 340" draw:style-name="Mgr3" draw:text-style-name="MP5" draw:layer="layout" svg:width="0.471cm" svg:height="0.527cm" svg:x="9.999cm" svg:y="17.993cm">
          <text:p/>
          <draw:enhanced-geometry draw:mirror-horizontal="false" draw:mirror-vertical="false" drawooo:sub-view-size="2560 2863" svg:viewBox="0 0 64000 71575" draw:type="ooxml-non-primitive" draw:enhanced-path="M 169 203 L 708 236 1247 270 2324 236 2324 708 2324 1145 2324 1886 2324 2627 2088 2593 607 2593 338 2660 304 1886 237 1145 237 674 169 203 Z M 708 1 L 169 34 102 68 68 135 35 371 1 640 35 1145 68 1953 102 2391 169 2728 169 2795 304 2795 540 2829 1280 2829 1819 2862 2088 2862 2358 2829 2391 2862 2425 2862 2459 2829 2492 2795 2526 2458 2560 2054 2526 1314 2526 708 2526 405 2459 102 2425 68 2391 34 2324 34 1247 1 Z N"/>
        </draw:custom-shape>
        <draw:custom-shape draw:name="Shape 341" draw:style-name="Mgr3" draw:text-style-name="MP5" draw:layer="layout" svg:width="0.055cm" svg:height="0.446cm" svg:x="13.872cm" svg:y="17.484cm">
          <text:p/>
          <draw:enhanced-geometry draw:mirror-horizontal="false" draw:mirror-vertical="false" drawooo:sub-view-size="304 2426" svg:viewBox="0 0 7600 60650" draw:type="ooxml-non-primitive" draw:enhanced-path="M 102 1 L 68 35 34 304 1 573 34 1112 34 1752 68 2055 135 2358 169 2425 203 2425 236 2391 270 2358 304 2055 270 1718 236 1112 236 573 203 304 169 35 169 1 Z N"/>
        </draw:custom-shape>
        <draw:custom-shape draw:name="Shape 342" draw:style-name="Mgr3" draw:text-style-name="MP5" draw:layer="layout" svg:width="0.055cm" svg:height="0.502cm" svg:x="14.474cm" svg:y="18.036cm">
          <text:p/>
          <draw:enhanced-geometry draw:mirror-horizontal="false" draw:mirror-vertical="false" drawooo:sub-view-size="304 2728" svg:viewBox="0 0 7600 68200" draw:type="ooxml-non-primitive" draw:enhanced-path="M 169 0 L 102 236 68 505 68 1010 1 1852 1 2256 34 2660 68 2694 102 2727 169 2727 203 2660 236 2357 236 2054 270 1414 304 707 270 337 270 169 203 0 Z N"/>
        </draw:custom-shape>
        <draw:custom-shape draw:name="Shape 343" draw:style-name="Mgr3" draw:text-style-name="MP5" draw:layer="layout" svg:width="0.086cm" svg:height="0.13cm" svg:x="15.256cm" svg:y="18.328cm">
          <text:p/>
          <draw:enhanced-geometry draw:mirror-horizontal="false" draw:mirror-vertical="false" drawooo:sub-view-size="473 708" svg:viewBox="0 0 11825 17700" draw:type="ooxml-non-primitive" draw:enhanced-path="M 304 1 L 203 68 135 135 68 236 1 371 1 438 34 438 68 472 135 438 169 506 304 674 371 708 405 674 438 640 438 573 337 438 236 337 438 203 472 135 472 68 438 34 405 1 Z N"/>
        </draw:custom-shape>
        <draw:custom-shape draw:name="Shape 344" draw:style-name="Mgr3" draw:text-style-name="MP5" draw:layer="layout" svg:width="0.477cm" svg:height="0.322cm" svg:x="15.076cm" svg:y="18.229cm">
          <text:p/>
          <draw:enhanced-geometry draw:mirror-horizontal="false" draw:mirror-vertical="false" drawooo:sub-view-size="2593 1751" svg:viewBox="0 0 64825 43775" draw:type="ooxml-non-primitive" draw:enhanced-path="M 169 236 L 438 303 674 337 1212 370 1751 370 2020 337 2290 303 2323 943 2391 1414 2121 1380 505 1380 202 1448 202 808 202 505 202 370 169 236 Z M 2290 0 L 2290 34 2290 135 1818 135 1381 168 775 135 472 101 169 135 101 135 68 168 34 303 0 438 0 707 0 1515 34 1582 101 1616 169 1582 202 1549 472 1582 707 1616 1212 1582 1818 1616 2121 1582 2391 1549 2458 1751 2525 1751 2559 1717 2593 1515 2593 1347 2525 943 2492 606 2458 269 2458 236 2492 202 2458 168 2424 168 2391 34 2357 0 Z N"/>
        </draw:custom-shape>
        <draw:custom-shape draw:name="Shape 345" draw:style-name="Mgr3" draw:text-style-name="MP5" draw:layer="layout" svg:width="0.508cm" svg:height="0.347cm" svg:x="15.535cm" svg:y="15.541cm">
          <text:p/>
          <draw:enhanced-geometry draw:mirror-horizontal="false" draw:mirror-vertical="false" drawooo:sub-view-size="2762 1887" svg:viewBox="0 0 69050 47175" draw:type="ooxml-non-primitive" draw:enhanced-path="M 1415 1 L 1078 34 742 68 405 102 102 203 34 169 1 237 1 607 34 1011 34 1348 102 1684 135 1718 237 1718 237 1651 237 1280 203 876 169 573 102 237 102 237 439 270 742 304 1348 270 1987 270 2290 304 2593 338 2560 540 2526 775 2526 1213 2560 1684 2560 1684 2257 1651 1415 1651 843 1583 540 1583 270 1651 506 1752 742 1785 1280 1819 1583 1853 1954 1886 2290 1853 2593 1785 2694 1785 2728 1752 2728 1718 2694 876 2728 607 2728 338 2762 304 2762 237 2762 169 2694 135 2391 68 2055 34 1415 1 Z N"/>
        </draw:custom-shape>
        <draw:custom-shape draw:name="Shape 346" draw:style-name="Mgr3" draw:text-style-name="MP5" draw:layer="layout" svg:width="0.154cm" svg:height="0.167cm" svg:x="13.767cm" svg:y="17.118cm">
          <text:p/>
          <draw:enhanced-geometry draw:mirror-horizontal="false" draw:mirror-vertical="false" drawooo:sub-view-size="843 910" svg:viewBox="0 0 21075 22750" draw:type="ooxml-non-primitive" draw:enhanced-path="M 34 1 L 0 135 0 270 34 708 34 741 68 775 169 775 404 573 438 640 505 775 573 876 640 910 674 910 707 876 707 809 640 708 539 573 505 539 472 506 438 506 539 438 674 337 775 337 842 270 842 203 842 169 775 135 741 102 640 102 472 203 337 337 169 506 169 337 135 169 135 102 101 1 Z N"/>
        </draw:custom-shape>
        <draw:custom-shape draw:name="Shape 347" draw:style-name="Mgr3" draw:text-style-name="MP5" draw:layer="layout" svg:width="2.19cm" svg:height="6.951cm" svg:x="15.976cm" svg:y="12.115cm">
          <text:p/>
          <draw:enhanced-geometry draw:mirror-horizontal="false" draw:mirror-vertical="false" drawooo:sub-view-size="11886 37709" svg:viewBox="0 0 297150 942725" draw:type="ooxml-non-primitive" draw:enhanced-path="M 11885 0 L 11683 303 11515 606 11279 1279 10437 3266 8720 7508 5252 15959 5252 16026 4646 15992 2896 15992 2189 15959 1448 15891 707 15891 371 15925 34 15992 0 16026 34 16060 337 16127 640 16194 1313 16228 2660 16228 3838 16295 4444 16329 5050 16329 5623 16767 5892 16969 6094 17238 6296 17507 6465 17777 6566 18113 6633 18484 6667 18821 6667 19157 6633 19864 6532 21278 6397 24039 6364 26833 6330 29561 6330 32288 6364 37708 6667 37708 6599 31884 6599 28955 6633 26025 6700 22995 6835 19932 6869 19326 6869 18719 6869 18450 6801 18147 6734 17844 6633 17575 6532 17373 6397 17171 6094 16868 5757 16565 5387 16329 5791 16262 5825 16262 5858 16194 5858 16127 5791 16093 5454 16060 5454 16026 7138 11919 8821 7811 10437 3805 11245 1818 11649 943 11818 471 11851 236 11885 34 11885 0 Z N"/>
        </draw:custom-shape>
        <draw:custom-shape draw:name="Shape 348" draw:style-name="Mgr3" draw:text-style-name="MP5" draw:layer="layout" svg:width="1.464cm" svg:height="1.923cm" svg:x="23.958cm" svg:y="9.111cm">
          <text:p/>
          <draw:enhanced-geometry draw:mirror-horizontal="false" draw:mirror-vertical="false" drawooo:sub-view-size="7946 10438" svg:viewBox="0 0 198650 260950" draw:type="ooxml-non-primitive" draw:enhanced-path="M 4647 1246 L 4546 1280 4512 1347 4546 1381 4579 1448 4613 1482 4680 1516 4748 1516 4815 1549 4916 1650 4983 1819 5017 2021 5017 2391 4983 2694 4950 2930 4849 3199 4647 3671 4377 4142 4074 4580 3468 5455 2862 6330 2222 7172 1515 7980 1515 8014 1313 8115 1078 8148 876 8115 640 8081 337 8014 202 8014 34 8047 0 8047 0 8081 0 8148 34 8148 472 8317 707 8350 943 8384 1179 8384 1381 8350 1583 8249 1785 8115 1818 8047 1785 7980 1987 7778 2323 7408 2660 7037 3232 6229 3940 5219 4613 4209 4815 3805 5017 3401 5185 3469 5354 3502 5522 3502 5724 3469 5892 3435 5960 3368 5993 3300 6027 3267 5993 3233 5993 3199 5926 3166 5825 3199 5724 3233 5589 3267 5488 3300 5253 3267 5185 3233 5084 3166 5219 2795 5253 2357 5253 2189 5253 1987 5185 1819 5118 1650 5017 1448 4916 1314 4882 1280 4781 1280 4748 1246 Z M 7946 1 L 7542 708 7138 1415 6700 2155 6263 2930 5421 4512 5017 5219 4579 5893 4108 6532 3569 7138 3098 7677 2626 8249 2626 8216 2492 7946 2424 7845 2290 7778 2155 7744 2020 7744 1987 7778 1953 7845 1953 7879 1987 7946 2054 7946 2155 7980 2222 7980 2290 8047 2357 8115 2391 8317 2424 8384 2458 8451 2121 8889 1751 9293 1717 9327 1751 9394 1684 9529 1650 9731 1650 9899 1684 10101 1751 10269 1852 10370 1987 10438 2290 10438 2424 10370 2626 10202 2997 9832 3468 9293 3906 8687 4579 7812 5320 6936 5993 6027 6330 5590 6633 5085 7239 3974 7576 3435 7946 2896 7946 2458 7306 3401 6801 4209 6330 5051 5825 5859 5556 6263 5253 6633 4344 7744 3468 8855 3064 9394 2593 9865 2391 10067 2256 10168 2121 10236 1987 10236 1919 10168 1886 10067 1852 9899 1886 9596 1919 9394 1919 9360 2155 9158 2391 8923 2795 8418 3165 7913 3569 7441 4074 6869 4546 6297 4983 5691 5354 5051 6229 3502 7071 1953 7946 506 7946 1 Z N"/>
        </draw:custom-shape>
        <draw:custom-shape draw:name="Shape 349" draw:style-name="Mgr3" draw:text-style-name="MP5" draw:layer="layout" svg:width="0.465cm" svg:height="0.502cm" svg:x="9.77cm" svg:y="16.417cm">
          <text:p/>
          <draw:enhanced-geometry draw:mirror-horizontal="false" draw:mirror-vertical="false" drawooo:sub-view-size="2526 2728" svg:viewBox="0 0 63150 68200" draw:type="ooxml-non-primitive" draw:enhanced-path="M 202 168 L 741 236 1280 269 2357 236 2290 774 2256 1347 2256 1885 2290 2424 2290 2458 2256 2458 2020 2424 808 2424 303 2390 236 1279 202 168 Z M 741 0 L 169 34 135 34 101 101 68 101 34 168 0 774 0 1414 34 2020 101 2660 135 2693 169 2727 236 2727 303 2693 337 2660 337 2626 337 2559 808 2660 1313 2693 1818 2693 2054 2660 2256 2626 2323 2592 2323 2491 2357 2525 2391 2525 2458 2491 2458 2424 2492 1885 2525 1313 2492 774 2458 202 2492 168 2492 101 2458 34 1852 34 1280 0 Z N"/>
        </draw:custom-shape>
        <draw:custom-shape draw:name="Shape 350" draw:style-name="Mgr3" draw:text-style-name="MP5" draw:layer="layout" svg:width="0.465cm" svg:height="0.502cm" svg:x="13.593cm" svg:y="16.938cm">
          <text:p/>
          <draw:enhanced-geometry draw:mirror-horizontal="false" draw:mirror-vertical="false" drawooo:sub-view-size="2526 2728" svg:viewBox="0 0 63150 68200" draw:type="ooxml-non-primitive" draw:enhanced-path="M 2324 168 L 2256 1280 2223 2391 1718 2424 506 2424 270 2458 236 2458 236 2424 270 1886 270 1347 236 775 169 236 1246 269 1785 236 2324 168 Z M 1246 0 L 674 34 68 34 34 101 34 168 68 202 34 775 1 1313 34 1886 68 2424 68 2492 102 2525 169 2525 203 2492 203 2593 270 2626 472 2660 708 2694 1213 2694 1718 2660 2189 2559 2189 2626 2189 2660 2223 2694 2290 2727 2357 2727 2391 2694 2425 2660 2492 2020 2526 1414 2526 775 2458 168 2458 101 2425 101 2391 34 2324 34 1785 0 Z N"/>
        </draw:custom-shape>
        <draw:custom-shape draw:name="Shape 351" draw:style-name="Mgr3" draw:text-style-name="MP5" draw:layer="layout" svg:width="0.477cm" svg:height="0.459cm" svg:x="14.4cm" svg:y="17.465cm">
          <text:p/>
          <draw:enhanced-geometry draw:mirror-horizontal="false" draw:mirror-vertical="false" drawooo:sub-view-size="2593 2493" svg:viewBox="0 0 64825 62325" draw:type="ooxml-non-primitive" draw:enhanced-path="M 135 1 L 102 35 34 304 1 573 1 1112 1 1752 34 2055 102 2391 135 2425 236 2425 270 2358 270 2055 236 1718 236 1112 236 674 236 237 472 270 2290 270 2324 304 2357 338 2391 338 2391 506 2357 674 2357 1011 2324 2223 2122 2189 1852 2189 1381 2223 775 2189 640 2189 472 2223 371 2257 270 2358 337 2425 472 2492 2088 2492 2357 2459 2391 2492 2458 2492 2526 2459 2559 2391 2559 1179 2593 641 2559 405 2526 136 2492 136 2458 169 2391 102 2290 68 2088 68 1650 102 943 68 573 68 203 102 203 35 203 1 Z N"/>
        </draw:custom-shape>
        <draw:custom-shape draw:name="Shape 352" draw:style-name="Mgr3" draw:text-style-name="MP5" draw:layer="layout" svg:width="0.123cm" svg:height="0.123cm" svg:x="14.561cm" svg:y="17.558cm">
          <text:p/>
          <draw:enhanced-geometry draw:mirror-horizontal="false" draw:mirror-vertical="false" drawooo:sub-view-size="675 675" svg:viewBox="0 0 16875 16875" draw:type="ooxml-non-primitive" draw:enhanced-path="M 1 1 L 1 35 1 68 1 102 169 237 338 304 68 506 35 573 68 641 136 674 203 674 405 506 641 371 674 304 674 237 674 203 607 169 338 68 203 1 Z N"/>
        </draw:custom-shape>
        <draw:custom-shape draw:name="Shape 353" draw:style-name="Mgr3" draw:text-style-name="MP5" draw:layer="layout" svg:width="0.502cm" svg:height="0.31cm" svg:x="10.595cm" svg:y="15.56cm">
          <text:p/>
          <draw:enhanced-geometry draw:mirror-horizontal="false" draw:mirror-vertical="false" drawooo:sub-view-size="2728 1685" svg:viewBox="0 0 68200 42125" draw:type="ooxml-non-primitive" draw:enhanced-path="M 67 1 L 67 68 34 439 0 809 0 1550 0 1617 67 1651 135 1617 168 1550 202 843 202 169 842 203 1481 203 2054 237 2323 237 2593 169 2525 472 2525 809 2525 1415 875 1415 606 1449 337 1516 606 1583 842 1617 1953 1617 2458 1583 2458 1617 2492 1651 2559 1684 2626 1651 2660 1617 2660 1550 2694 1482 2727 775 2727 405 2660 68 2626 68 2593 102 2357 34 2054 1 505 1 202 34 168 1 Z N"/>
        </draw:custom-shape>
        <draw:custom-shape draw:name="Shape 354" draw:style-name="Mgr3" draw:text-style-name="MP5" draw:layer="layout" svg:width="0.179cm" svg:height="0.13cm" svg:x="10.465cm" svg:y="16.609cm">
          <text:p/>
          <draw:enhanced-geometry draw:mirror-horizontal="false" draw:mirror-vertical="false" drawooo:sub-view-size="977 708" svg:viewBox="0 0 24425 17700" draw:type="ooxml-non-primitive" draw:enhanced-path="M 875 1 L 842 34 774 135 707 236 606 506 539 371 471 270 539 169 539 102 505 68 438 34 370 68 168 405 168 337 135 203 135 169 101 135 67 135 34 169 0 236 0 371 67 607 101 674 202 674 236 640 370 405 404 472 505 607 640 708 707 708 741 640 842 371 976 102 943 34 909 1 Z N"/>
        </draw:custom-shape>
        <draw:custom-shape draw:name="Shape 355" draw:style-name="Mgr3" draw:text-style-name="MP5" draw:layer="layout" svg:width="0.471cm" svg:height="0.452cm" svg:x="10.297cm" svg:y="16.429cm">
          <text:p/>
          <draw:enhanced-geometry draw:mirror-horizontal="false" draw:mirror-vertical="false" drawooo:sub-view-size="2559 2459" svg:viewBox="0 0 63975 61475" draw:type="ooxml-non-primitive" draw:enhanced-path="M 168 202 L 707 236 1246 270 2323 236 2323 707 2323 1145 2323 1684 2323 2222 2087 2189 606 2189 337 2256 303 1684 236 1145 236 674 168 202 Z M 707 0 L 168 34 101 68 67 135 34 371 0 640 34 1145 67 1751 101 2054 168 2323 168 2391 303 2391 539 2424 1279 2424 1818 2458 2087 2458 2357 2424 2390 2458 2424 2458 2458 2424 2491 2391 2525 2121 2559 1852 2525 1313 2525 707 2525 404 2458 101 2424 68 2390 34 2323 34 1246 0 Z N"/>
        </draw:custom-shape>
        <draw:custom-shape draw:name="Shape 356" draw:style-name="Mgr3" draw:text-style-name="MP5" draw:layer="layout" svg:width="0.111cm" svg:height="0.173cm" svg:x="10.074cm" svg:y="17.093cm">
          <text:p/>
          <draw:enhanced-geometry draw:mirror-horizontal="false" draw:mirror-vertical="false" drawooo:sub-view-size="607 944" svg:viewBox="0 0 15175 23600" draw:type="ooxml-non-primitive" draw:enhanced-path="M 338 1 L 270 35 237 68 102 506 35 641 1 742 35 843 68 876 169 809 237 742 371 742 405 809 439 910 472 944 540 944 573 910 607 843 573 708 607 674 607 641 607 607 573 607 540 472 439 68 405 35 338 1 Z N"/>
        </draw:custom-shape>
        <draw:custom-shape draw:name="Shape 357" draw:style-name="Mgr3" draw:text-style-name="MP5" draw:layer="layout" svg:width="0.465cm" svg:height="0.452cm" svg:x="10.403cm" svg:y="16.95cm">
          <text:p/>
          <draw:enhanced-geometry draw:mirror-horizontal="false" draw:mirror-vertical="false" drawooo:sub-view-size="2526 2459" svg:viewBox="0 0 63150 61475" draw:type="ooxml-non-primitive" draw:enhanced-path="M 2357 202 L 2323 674 2323 1145 2256 1684 2222 2256 1953 2189 472 2189 236 2223 236 1684 236 1145 236 708 236 236 1313 270 1852 236 2357 202 Z M 1313 0 L 236 34 169 34 135 68 101 101 34 404 34 708 0 1314 0 1852 34 2122 68 2391 101 2425 135 2458 169 2458 202 2425 472 2458 741 2458 1280 2425 2020 2425 2256 2391 2357 2391 2391 2324 2458 2054 2492 1751 2525 1145 2525 640 2525 371 2492 135 2458 68 2391 34 1852 0 Z N"/>
        </draw:custom-shape>
        <draw:custom-shape draw:name="Shape 358" draw:style-name="Mgr3" draw:text-style-name="MP5" draw:layer="layout" svg:width="0.117cm" svg:height="0.16cm" svg:x="10.583cm" svg:y="17.124cm">
          <text:p/>
          <draw:enhanced-geometry draw:mirror-horizontal="false" draw:mirror-vertical="false" drawooo:sub-view-size="641 876" svg:viewBox="0 0 16025 21900" draw:type="ooxml-non-primitive" draw:enhanced-path="M 337 0 L 203 68 135 101 102 169 102 236 102 303 169 438 270 505 438 573 405 606 371 674 304 707 236 707 135 640 34 640 1 674 1 741 34 775 135 842 236 876 337 876 472 842 539 775 607 674 640 573 607 438 573 404 506 371 371 337 304 303 304 236 304 202 371 169 539 169 539 135 506 68 472 34 405 0 Z N"/>
        </draw:custom-shape>
        <draw:custom-shape draw:name="Shape 359" draw:style-name="Mgr3" draw:text-style-name="MP5" draw:layer="layout" svg:width="0.477cm" svg:height="0.459cm" svg:x="9.863cm" svg:y="16.944cm">
          <text:p/>
          <draw:enhanced-geometry draw:mirror-horizontal="false" draw:mirror-vertical="false" drawooo:sub-view-size="2593 2493" svg:viewBox="0 0 64825 62325" draw:type="ooxml-non-primitive" draw:enhanced-path="M 1886 1 L 1347 34 741 102 169 169 135 68 135 34 68 34 34 68 0 405 0 708 0 1348 0 1886 0 2156 34 2425 68 2459 101 2459 135 2425 202 2459 1280 2492 1818 2492 2054 2459 2323 2391 2323 2425 2323 2459 2391 2459 2492 2425 2559 2324 2593 2223 2593 2088 2593 1819 2593 1583 2593 843 2525 472 2492 304 2391 135 2357 270 2323 405 2323 674 2357 1213 2357 1752 2323 2290 2088 2223 1818 2189 1280 2189 202 2223 202 2223 236 1954 236 1684 202 1146 202 775 202 371 842 337 1515 270 1953 270 2189 236 2290 203 2357 135 2256 68 2121 34 1886 1 Z N"/>
        </draw:custom-shape>
        <draw:custom-shape draw:name="Shape 360" draw:style-name="Mgr3" draw:text-style-name="MP5" draw:layer="layout" svg:width="0.148cm" svg:height="0.142cm" svg:x="10.856cm" svg:y="17.633cm">
          <text:p/>
          <draw:enhanced-geometry draw:mirror-horizontal="false" draw:mirror-vertical="false" drawooo:sub-view-size="809 776" svg:viewBox="0 0 20225 19400" draw:type="ooxml-non-primitive" draw:enhanced-path="M 741 1 L 539 102 404 237 202 102 135 102 101 169 101 203 269 371 168 472 67 573 34 607 0 674 34 742 101 775 202 742 303 674 438 472 673 573 741 573 808 506 774 439 741 371 572 338 640 270 774 35 774 1 Z N"/>
        </draw:custom-shape>
        <draw:custom-shape draw:name="Shape 361" draw:style-name="Mgr3" draw:text-style-name="MP5" draw:layer="layout" svg:width="0.477cm" svg:height="0.458cm" svg:x="11.073cm" svg:y="15.901cm">
          <text:p/>
          <draw:enhanced-geometry draw:mirror-horizontal="false" draw:mirror-vertical="false" drawooo:sub-view-size="2593 2492" svg:viewBox="0 0 64825 62300" draw:type="ooxml-non-primitive" draw:enhanced-path="M 135 1 L 102 34 34 304 1 573 1 1112 1 1751 34 2054 102 2391 135 2425 236 2425 270 2357 270 2054 236 1718 236 1112 236 674 236 236 472 270 2290 270 2324 304 2357 337 2391 337 2391 506 2357 674 2357 1011 2324 2223 2122 2189 1852 2189 1381 2223 775 2189 640 2189 472 2223 371 2256 270 2357 337 2425 472 2492 2088 2492 2357 2458 2391 2492 2458 2492 2526 2458 2559 2391 2559 1179 2593 640 2559 405 2526 135 2492 135 2458 169 2391 102 2290 68 2088 68 1650 102 943 68 573 68 203 102 203 34 203 1 Z N"/>
        </draw:custom-shape>
        <draw:custom-shape draw:name="Shape 362" draw:style-name="Mgr3" draw:text-style-name="MP5" draw:layer="layout" svg:width="0.465cm" svg:height="0.502cm" svg:x="11.607cm" svg:y="15.895cm">
          <text:p/>
          <draw:enhanced-geometry draw:mirror-horizontal="false" draw:mirror-vertical="false" drawooo:sub-view-size="2527 2729" svg:viewBox="0 0 63175 68225" draw:type="ooxml-non-primitive" draw:enhanced-path="M 203 169 L 742 237 1280 270 2358 237 2290 775 2257 1348 2257 1886 2290 2425 2290 2459 2257 2459 2021 2425 809 2425 304 2391 237 1280 203 169 Z M 742 1 L 169 35 136 35 102 102 68 102 35 169 1 775 1 1415 35 2021 102 2661 136 2694 169 2728 237 2728 304 2694 338 2661 338 2627 338 2560 809 2661 1314 2694 1819 2694 2055 2661 2257 2627 2324 2593 2324 2492 2358 2526 2391 2526 2459 2492 2459 2425 2492 1886 2526 1314 2492 775 2459 203 2492 169 2492 102 2459 35 1853 35 1280 1 Z N"/>
        </draw:custom-shape>
        <draw:custom-shape draw:name="Shape 363" draw:style-name="Mgr3" draw:text-style-name="MP5" draw:layer="layout" svg:width="0.477cm" svg:height="0.459cm" svg:x="10.682cm" svg:y="17.465cm">
          <text:p/>
          <draw:enhanced-geometry draw:mirror-horizontal="false" draw:mirror-vertical="false" drawooo:sub-view-size="2593 2493" svg:viewBox="0 0 64825 62325" draw:type="ooxml-non-primitive" draw:enhanced-path="M 707 1 L 438 35 337 68 236 136 303 203 404 237 640 270 1078 270 1751 338 2391 371 2391 775 2391 1146 2357 1684 2357 1954 2391 2223 1313 2189 775 2189 505 2223 270 2290 236 1752 236 1213 270 674 270 405 236 270 202 136 101 304 68 472 0 843 0 1583 0 1819 0 2088 0 2223 34 2324 101 2425 202 2459 270 2459 270 2425 270 2391 539 2459 775 2492 1313 2492 2391 2459 2458 2425 2492 2459 2526 2459 2559 2425 2593 2156 2593 1886 2593 1348 2593 708 2593 405 2559 68 2526 35 2458 35 2458 68 2425 169 1852 102 1246 35 707 1 Z N"/>
        </draw:custom-shape>
        <draw:custom-shape draw:name="Shape 364" draw:style-name="Mgr3" draw:text-style-name="MP5" draw:layer="layout" svg:width="0.142cm" svg:height="0.167cm" svg:x="10.204cm" svg:y="16.118cm">
          <text:p/>
          <draw:enhanced-geometry draw:mirror-horizontal="false" draw:mirror-vertical="false" drawooo:sub-view-size="776 910" svg:viewBox="0 0 19400 22750" draw:type="ooxml-non-primitive" draw:enhanced-path="M 304 1 L 169 68 136 136 102 169 136 237 169 270 203 270 371 203 237 472 35 742 1 809 1 843 35 910 102 910 439 876 607 876 742 809 775 775 775 742 775 708 742 674 439 674 338 708 506 439 607 136 607 68 540 1 Z N"/>
        </draw:custom-shape>
        <draw:custom-shape draw:name="Shape 365" draw:style-name="Mgr3" draw:text-style-name="MP5" draw:layer="layout" svg:width="0.421cm" svg:height="0.458cm" svg:x="10.583cm" svg:y="15.908cm">
          <text:p/>
          <draw:enhanced-geometry draw:mirror-horizontal="false" draw:mirror-vertical="false" drawooo:sub-view-size="2291 2492" svg:viewBox="0 0 57275 62300" draw:type="ooxml-non-primitive" draw:enhanced-path="M 236 0 L 102 34 1 68 1 101 68 169 169 202 371 270 2088 270 2054 472 2054 707 2054 1145 2054 1717 2054 1987 2088 2256 910 2222 506 2189 304 2222 203 2256 135 2323 203 2391 304 2458 506 2492 2256 2492 2290 2424 2290 2357 2290 2290 2290 2020 2290 1717 2290 1145 2290 707 2290 472 2256 236 2290 202 2290 135 2256 68 2189 34 943 34 472 0 Z N"/>
        </draw:custom-shape>
        <draw:custom-shape draw:name="Shape 366" draw:style-name="Mgr3" draw:text-style-name="MP5" draw:layer="layout" svg:width="0.136cm" svg:height="0.198cm" svg:x="10.731cm" svg:y="16.118cm">
          <text:p/>
          <draw:enhanced-geometry draw:mirror-horizontal="false" draw:mirror-vertical="false" drawooo:sub-view-size="742 1079" svg:viewBox="0 0 18550 26975" draw:type="ooxml-non-primitive" draw:enhanced-path="M 337 1 L 236 35 135 102 34 203 1 237 34 304 68 338 135 304 236 237 337 203 371 169 438 203 438 237 472 304 371 371 270 506 169 674 169 708 203 775 472 775 472 910 203 910 169 944 169 1011 236 1045 337 1078 506 1078 607 1045 674 977 708 910 741 843 708 708 640 641 539 607 438 573 539 472 607 371 640 270 607 136 573 68 472 35 405 1 Z N"/>
        </draw:custom-shape>
        <draw:custom-shape draw:name="Shape 367" draw:style-name="Mgr3" draw:text-style-name="MP5" draw:layer="layout" svg:width="0.055cm" svg:height="0.446cm" svg:x="10.545cm" svg:y="15.92cm">
          <text:p/>
          <draw:enhanced-geometry draw:mirror-horizontal="false" draw:mirror-vertical="false" drawooo:sub-view-size="304 2425" svg:viewBox="0 0 7600 60625" draw:type="ooxml-non-primitive" draw:enhanced-path="M 102 1 L 68 34 34 304 1 573 34 1112 34 1751 68 2054 135 2357 169 2425 203 2425 236 2391 270 2357 304 2054 270 1718 236 1112 236 573 203 304 169 34 169 1 Z N"/>
        </draw:custom-shape>
        <draw:custom-shape draw:name="Shape 368" draw:style-name="Mgr3" draw:text-style-name="MP5" draw:layer="layout" svg:width="0.508cm" svg:height="0.347cm" svg:x="10.049cm" svg:y="15.541cm">
          <text:p/>
          <draw:enhanced-geometry draw:mirror-horizontal="false" draw:mirror-vertical="false" drawooo:sub-view-size="2762 1887" svg:viewBox="0 0 69050 47175" draw:type="ooxml-non-primitive" draw:enhanced-path="M 1414 1 L 1078 34 741 68 404 102 101 203 34 169 0 237 0 607 34 1011 34 1348 101 1684 135 1718 236 1718 236 1651 236 1280 202 876 169 573 101 237 438 270 741 304 1347 270 1987 270 2290 304 2593 338 2559 540 2525 775 2525 1213 2559 1684 2559 1684 2256 1651 1414 1651 842 1583 539 1583 270 1651 505 1752 741 1785 1280 1819 1583 1853 1953 1886 2290 1853 2593 1785 2694 1785 2727 1752 2727 1718 2694 876 2727 607 2727 338 2761 304 2761 237 2761 169 2694 135 2391 68 2054 34 1414 1 Z N"/>
        </draw:custom-shape>
        <draw:custom-shape draw:name="Shape 369" draw:style-name="Mgr3" draw:text-style-name="MP5" draw:layer="layout" svg:width="0.148cm" svg:height="0.192cm" svg:x="9.931cm" svg:y="16.572cm">
          <text:p/>
          <draw:enhanced-geometry draw:mirror-horizontal="false" draw:mirror-vertical="false" drawooo:sub-view-size="809 1045" svg:viewBox="0 0 20225 26125" draw:type="ooxml-non-primitive" draw:enhanced-path="M 472 236 L 506 270 506 371 472 438 438 506 371 539 236 573 236 438 304 337 371 270 405 270 472 236 Z M 438 1 L 337 34 236 102 169 169 68 337 1 506 1 674 68 741 135 809 304 809 438 741 438 809 506 876 539 943 708 1044 775 1044 809 977 775 943 674 842 607 775 539 674 640 607 674 506 741 405 741 304 741 203 708 135 640 68 573 1 Z N"/>
        </draw:custom-shape>
        <draw:custom-shape draw:name="Shape 370" draw:style-name="Mgr3" draw:text-style-name="MP5" draw:layer="layout" svg:width="0.105cm" svg:height="0.03cm" svg:x="11.048cm" svg:y="16.603cm">
          <text:p/>
          <draw:enhanced-geometry draw:mirror-horizontal="false" draw:mirror-vertical="false" drawooo:sub-view-size="574 169" svg:viewBox="0 0 14350 4225" draw:type="ooxml-non-primitive" draw:enhanced-path="M 35 0 L 1 34 35 101 68 135 203 168 439 168 540 135 573 101 573 67 540 34 506 0 Z N"/>
        </draw:custom-shape>
        <draw:custom-shape draw:name="Shape 371" draw:style-name="Mgr3" draw:text-style-name="MP5" draw:layer="layout" svg:width="0.477cm" svg:height="0.459cm" svg:x="10.831cm" svg:y="16.423cm">
          <text:p/>
          <draw:enhanced-geometry draw:mirror-horizontal="false" draw:mirror-vertical="false" drawooo:sub-view-size="2593 2493" svg:viewBox="0 0 64825 62325" draw:type="ooxml-non-primitive" draw:enhanced-path="M 707 1 L 438 34 337 68 236 135 303 203 404 236 640 270 1078 270 1751 337 2391 371 2391 775 2391 1145 2357 1684 2357 1953 2391 2223 1314 2189 775 2189 505 2223 270 2290 236 1751 236 1213 270 674 270 405 236 270 202 135 101 304 68 472 0 842 0 1583 0 1819 0 2088 0 2223 34 2324 101 2425 202 2458 270 2458 270 2425 270 2391 539 2458 775 2492 1314 2492 2391 2458 2458 2425 2492 2458 2526 2458 2559 2425 2593 2155 2593 1886 2593 1347 2593 708 2593 405 2559 68 2526 34 2458 34 2458 68 2425 169 1852 102 1246 34 707 1 Z N"/>
        </draw:custom-shape>
        <draw:custom-shape draw:name="Shape 372" draw:style-name="Mgr3" draw:text-style-name="MP5" draw:layer="layout" svg:width="0.123cm" svg:height="0.148cm" svg:x="11.017cm" svg:y="16.609cm">
          <text:p/>
          <draw:enhanced-geometry draw:mirror-horizontal="false" draw:mirror-vertical="false" drawooo:sub-view-size="674 809" svg:viewBox="0 0 16850 20225" draw:type="ooxml-non-primitive" draw:enhanced-path="M 101 1 L 101 34 68 337 34 640 68 674 101 674 34 708 0 708 0 741 169 809 371 809 539 775 607 775 640 708 674 674 640 640 573 607 506 607 371 640 169 674 203 640 203 405 236 405 304 438 438 438 506 405 539 371 539 304 506 270 405 236 236 236 169 270 169 34 135 1 Z N"/>
        </draw:custom-shape>
        <draw:custom-shape draw:name="Shape 373" draw:style-name="Mgr3" draw:text-style-name="MP5" draw:layer="layout" svg:width="0.148cm" svg:height="0.167cm" svg:x="11.234cm" svg:y="16.131cm">
          <text:p/>
          <draw:enhanced-geometry draw:mirror-horizontal="false" draw:mirror-vertical="false" drawooo:sub-view-size="809 910" svg:viewBox="0 0 20225 22750" draw:type="ooxml-non-primitive" draw:enhanced-path="M 439 0 L 304 101 203 270 35 573 1 640 35 674 68 707 102 741 573 741 573 808 641 909 674 909 708 876 742 808 742 707 775 674 809 640 809 573 742 505 775 337 775 303 742 303 607 505 270 539 405 303 506 34 506 0 Z N"/>
        </draw:custom-shape>
        <draw:custom-shape draw:name="Shape 374" draw:style-name="Mgr3" draw:text-style-name="MP5" draw:layer="layout" svg:width="0.136cm" svg:height="0.179cm" svg:x="11.78cm" svg:y="16.15cm">
          <text:p/>
          <draw:enhanced-geometry draw:mirror-horizontal="false" draw:mirror-vertical="false" drawooo:sub-view-size="742 977" svg:viewBox="0 0 18550 24425" draw:type="ooxml-non-primitive" draw:enhanced-path="M 539 0 L 405 34 102 135 68 202 68 236 169 539 203 606 304 606 405 539 472 539 539 573 573 640 573 674 472 707 270 741 102 775 34 808 1 876 1 943 34 977 102 977 169 943 270 909 438 909 607 876 674 808 708 741 741 674 741 573 674 505 640 438 539 404 472 371 304 404 270 270 506 202 708 101 741 68 708 34 539 0 Z N"/>
        </draw:custom-shape>
        <draw:custom-shape draw:name="Shape 375" draw:style-name="Mgr3" draw:text-style-name="MP5" draw:layer="layout" svg:width="0.117cm" svg:height="0.136cm" svg:x="14.449cm" svg:y="16.168cm">
          <text:p/>
          <draw:enhanced-geometry draw:mirror-horizontal="false" draw:mirror-vertical="false" drawooo:sub-view-size="641 741" svg:viewBox="0 0 16025 18525" draw:type="ooxml-non-primitive" draw:enhanced-path="M 405 371 L 371 438 338 505 270 539 203 539 169 505 203 472 237 438 338 371 Z M 405 0 L 270 34 203 68 169 135 169 169 203 236 136 270 35 371 1 472 1 573 35 674 136 741 270 741 371 707 472 674 573 539 607 404 641 270 607 135 573 34 506 0 Z N"/>
        </draw:custom-shape>
        <draw:custom-shape draw:name="Shape 376" draw:style-name="Mgr3" draw:text-style-name="MP5" draw:layer="layout" svg:width="0.043cm" svg:height="0.105cm" svg:x="13.45cm" svg:y="2.197cm">
          <text:p/>
          <draw:enhanced-geometry draw:mirror-horizontal="false" draw:mirror-vertical="false" drawooo:sub-view-size="237 573" svg:viewBox="0 0 5925 14325" draw:type="ooxml-non-primitive" draw:enhanced-path="M 135 0 L 101 34 0 236 0 371 0 506 34 539 68 573 101 539 169 506 169 438 202 337 236 101 236 34 202 0 Z N"/>
        </draw:custom-shape>
        <draw:custom-shape draw:name="Shape 377" draw:style-name="Mgr3" draw:text-style-name="MP5" draw:layer="layout" svg:width="0.061cm" svg:height="0.123cm" svg:x="13.518cm" svg:y="1.992cm">
          <text:p/>
          <draw:enhanced-geometry draw:mirror-horizontal="false" draw:mirror-vertical="false" drawooo:sub-view-size="338 674" svg:viewBox="0 0 8450 16850" draw:type="ooxml-non-primitive" draw:enhanced-path="M 236 0 L 203 34 102 169 68 303 34 472 1 539 34 606 68 674 169 674 203 606 203 505 236 404 304 135 337 68 304 34 236 0 Z N"/>
        </draw:custom-shape>
        <draw:custom-shape draw:name="Shape 378" draw:style-name="Mgr3" draw:text-style-name="MP5" draw:layer="layout" svg:width="3.829cm" svg:height="3.214cm" svg:x="13.183cm" svg:y="0.211cm">
          <text:p/>
          <draw:enhanced-geometry draw:mirror-horizontal="false" draw:mirror-vertical="false" drawooo:sub-view-size="20774 17441" svg:viewBox="0 0 519350 436025" draw:type="ooxml-non-primitive" draw:enhanced-path="M 5522 674 L 7239 1044 8956 1482 9832 1684 10673 1920 11515 2189 12357 2492 14310 3233 15286 3570 16296 3873 17474 4176 18653 4512 18518 4984 18451 5455 18350 6398 18316 6633 18249 6869 18047 7307 17845 7744 17777 7980 17744 8216 16161 7610 15353 7307 14545 7037 13603 6768 12660 6499 10774 5960 9091 5489 8249 5287 7374 5118 6600 4950 5859 4782 5118 4546 4377 4243 4680 3300 4815 2829 5017 2357 5320 1549 5455 1112 5522 674 Z M 3940 270 L 4916 506 4916 539 4883 539 4883 607 4815 775 4782 876 4748 977 4782 1011 4815 1044 4916 1044 4950 943 4984 842 5051 640 5051 573 5051 539 5320 607 5186 1112 5051 1583 4680 2526 4512 2964 4344 3435 4209 3906 4209 4142 4175 4378 4209 4411 4243 4445 4310 4445 4579 4613 4849 4748 5152 4883 5455 4950 6128 5118 6734 5219 8485 5623 10202 6061 14242 7206 15151 7475 16060 7812 17845 8485 17912 8485 17946 8451 17979 8418 17979 8350 17979 8317 18013 8081 18080 7845 18282 7408 18451 6936 18552 6701 18619 6465 18653 5994 18720 5522 18787 5051 18888 4580 19057 4613 19023 4681 18989 4815 18956 4984 18922 5085 18855 5219 18855 5253 18888 5287 18922 5320 18989 5320 19090 5186 19158 5017 19225 4849 19225 4681 19865 4916 20471 5152 20370 5320 20269 5489 20168 5926 20100 6364 20033 6734 19865 7576 19629 8451 19360 9293 19057 10135 18518 10067 17979 9966 16936 9697 15858 9394 14815 9057 13771 8721 12727 8350 10640 7576 10135 7408 9596 7239 8552 6970 7475 6734 6398 6465 5354 6196 4310 5859 3266 5556 2223 5253 2492 4512 2728 3805 2963 3065 3233 2324 3435 1852 3670 1314 3771 1044 3872 775 3906 539 3940 270 Z M 2391 5522 L 3603 5893 3502 5960 3435 6061 3300 6263 3199 6499 3132 6701 3031 7138 2930 7542 2728 8384 2458 9461 2155 10505 1785 11549 1583 12054 1347 12525 1347 12559 775 12424 506 12357 270 12256 472 11953 640 11583 775 11246 910 10842 1112 10067 1280 9360 1516 8418 1785 7509 2155 6532 2290 6027 2391 5522 Z M 3704 5926 L 5017 6330 6330 6701 7408 6970 8451 7239 9529 7509 10067 7643 10572 7812 12222 8418 13872 9024 14714 9327 15555 9596 16397 9865 17239 10067 17205 10101 17205 10168 16565 11818 15959 13468 15724 14209 15522 14983 15320 15757 15084 16532 13771 16262 12222 15858 10673 15421 9125 14882 7610 14343 6532 13939 5489 13569 4411 13232 3839 13098 3300 12963 1549 12593 1785 12155 1953 11717 2256 10774 2795 8889 2963 8148 3132 7408 3233 7004 3367 6633 3502 6297 3704 5994 3704 5926 Z M 17441 10101 L 18114 10236 18787 10337 18518 11246 18249 12155 18080 12593 17912 13030 17744 13468 17575 13906 17340 14680 17171 15488 16936 16262 16801 16666 16599 17037 16397 16902 16161 16801 15656 16666 15353 16599 15589 15825 15791 15050 15993 14276 16195 13535 16498 12694 16835 11852 17138 11010 17441 10168 17441 10135 17441 10101 Z M 3805 1 L 3738 34 3670 68 3670 135 3704 203 3670 472 3603 775 3401 1314 3165 1886 2930 2425 2694 3098 2458 3805 1987 5186 1987 5253 2021 5287 2021 5388 2088 5421 2256 5489 1920 6297 1650 7105 1179 8788 674 10471 405 11280 102 12088 34 12121 1 12155 1 12222 34 12290 68 12357 203 12424 506 12559 910 12694 1314 12795 2122 12963 4007 13401 4950 13670 5893 13973 8990 15084 10539 15623 12121 16094 13300 16397 14478 16666 15084 16767 15151 16801 15219 16801 15623 16868 15959 16969 16262 17104 16397 17171 16498 17272 16498 17373 16565 17407 16633 17441 16700 17407 16734 17373 16936 17003 17104 16599 17239 16195 17340 15791 17542 14983 17777 14175 17912 13670 18080 13199 18451 12290 18619 11818 18754 11347 18888 10875 18956 10370 18989 10370 19023 10438 19124 10471 19191 10438 19259 10370 19730 8788 20168 7206 20302 6701 20370 6196 20504 5691 20572 5455 20706 5219 20740 5186 20774 5118 20774 5085 20774 5017 20706 4984 19797 4613 18888 4310 17979 4041 17037 3805 15959 3536 14916 3199 13872 2829 12862 2458 11784 2054 10741 1684 9630 1381 8552 1112 7340 842 6162 539 4984 270 3805 1 Z N"/>
        </draw:custom-shape>
        <draw:custom-shape draw:name="Shape 379" draw:style-name="Mgr3" draw:text-style-name="MP5" draw:layer="layout" svg:width="0.055cm" svg:height="0.099cm" svg:x="13.58cm" svg:y="1.825cm">
          <text:p/>
          <draw:enhanced-geometry draw:mirror-horizontal="false" draw:mirror-vertical="false" drawooo:sub-view-size="304 540" svg:viewBox="0 0 7600 13500" draw:type="ooxml-non-primitive" draw:enhanced-path="M 202 0 L 169 34 34 270 0 404 34 505 34 539 135 539 169 505 202 404 236 303 303 101 303 34 270 0 Z N"/>
        </draw:custom-shape>
        <draw:custom-shape draw:name="Shape 380" draw:style-name="Mgr3" draw:text-style-name="MP5" draw:layer="layout" svg:width="0.061cm" svg:height="0.099cm" svg:x="13.376cm" svg:y="2.358cm">
          <text:p/>
          <draw:enhanced-geometry draw:mirror-horizontal="false" draw:mirror-vertical="false" drawooo:sub-view-size="338 540" svg:viewBox="0 0 8450 13500" draw:type="ooxml-non-primitive" draw:enhanced-path="M 270 1 L 202 35 135 102 68 203 0 338 0 472 34 506 68 540 101 540 135 506 202 405 236 304 337 136 337 68 303 35 270 1 Z N"/>
        </draw:custom-shape>
        <draw:custom-shape draw:name="Shape 381" draw:style-name="Mgr3" draw:text-style-name="MP5" draw:layer="layout" svg:width="0.136cm" svg:height="0.055cm" svg:x="14.089cm" svg:y="1.136cm">
          <text:p/>
          <draw:enhanced-geometry draw:mirror-horizontal="false" draw:mirror-vertical="false" drawooo:sub-view-size="741 304" svg:viewBox="0 0 18525 7600" draw:type="ooxml-non-primitive" draw:enhanced-path="M 34 0 L 0 34 0 101 34 135 169 236 337 270 505 303 674 270 741 202 741 169 707 101 640 68 236 68 101 34 34 0 Z N"/>
        </draw:custom-shape>
        <draw:custom-shape draw:name="Shape 382" draw:style-name="Mgr3" draw:text-style-name="MP5" draw:layer="layout" svg:width="0.154cm" svg:height="0.055cm" svg:x="14.307cm" svg:y="1.198cm">
          <text:p/>
          <draw:enhanced-geometry draw:mirror-horizontal="false" draw:mirror-vertical="false" drawooo:sub-view-size="843 304" svg:viewBox="0 0 21075 7600" draw:type="ooxml-non-primitive" draw:enhanced-path="M 34 1 L 1 35 1 102 34 136 405 237 573 304 842 304 842 237 842 203 809 169 438 68 68 1 Z N"/>
        </draw:custom-shape>
        <draw:custom-shape draw:name="Shape 383" draw:style-name="Mgr3" draw:text-style-name="MP5" draw:layer="layout" svg:width="4.269cm" svg:height="1.948cm" svg:x="0.577cm" svg:y="2.849cm">
          <text:p/>
          <draw:enhanced-geometry draw:mirror-horizontal="false" draw:mirror-vertical="false" drawooo:sub-view-size="23165 10573" svg:viewBox="0 0 579125 264325" draw:type="ooxml-non-primitive" draw:enhanced-path="M 1718 506 L 1853 539 2189 640 2021 1044 1853 1482 1718 1920 1583 2357 1415 2728 1314 3132 1179 3536 1112 3940 809 3872 573 3805 439 3704 371 3603 304 3502 237 3334 270 2997 304 2694 472 2054 674 1415 843 1112 1011 809 1146 674 1280 607 1415 539 1550 506 Z M 18956 4815 L 19192 4883 19057 5152 18956 5421 18889 5691 18855 5859 18821 5994 18720 5960 18754 5926 18788 5623 18821 5287 18956 4815 Z M 19394 4950 L 19629 5017 19427 5354 19326 5691 19259 5893 19225 6128 19057 6095 19091 5825 19158 5556 19225 5253 19293 5085 19360 4950 Z M 19764 5051 L 20000 5118 19865 5388 19764 5691 19697 5960 19629 6263 19461 6229 19495 5926 19562 5623 19629 5320 19764 5051 Z M 20168 5152 L 20370 5219 20269 5489 20168 5792 20000 6398 19831 6330 19899 6027 19966 5758 20168 5152 Z M 20538 5287 L 20808 5354 20740 5657 20673 5960 20572 6532 20235 6431 20336 6162 20404 5859 20538 5287 Z M 20976 5421 L 21212 5489 21144 5724 21111 5960 21043 6330 21043 6499 21043 6667 20774 6600 20976 5421 Z M 21380 5556 L 21447 5590 21717 5657 21582 5926 21481 6196 21380 6499 21380 6633 21380 6768 21279 6734 21279 6431 21279 6128 21313 5859 21380 5556 Z M 21851 5724 L 22020 5792 21919 6061 21818 6297 21750 6600 21717 6869 21582 6802 21616 6566 21683 6297 21851 5724 Z M 22188 5859 L 22424 5994 22255 6364 22154 6667 22053 6936 21885 6903 21986 6667 22053 6398 22087 6128 22188 5859 Z M 22592 6095 L 22760 6263 22861 6431 22659 7138 22222 7004 22323 6768 22424 6499 22592 6095 Z M 2627 203 L 2930 236 3233 304 3536 438 3805 573 4411 876 4950 1145 5287 1280 5657 1415 6364 1583 7812 1886 9563 2290 11280 2761 14747 3704 16970 4310 16768 4815 16566 5388 16431 5926 16263 6499 16094 7037 15926 7576 15825 8115 15757 8687 14579 8317 13367 7980 10977 7374 8115 6600 6667 6196 5253 5724 4782 5556 4310 5388 3300 4984 2795 4815 2290 4681 1785 4613 1280 4579 1348 4041 1482 3502 1617 2963 1785 2425 2156 1314 2358 741 2627 236 2627 203 Z M 17441 5926 L 18552 6229 19663 6532 19697 6566 19831 6566 22626 7340 22424 8216 22255 9091 21010 8653 19730 8249 19057 8081 18384 7946 17677 7778 17340 7711 17003 7610 17172 6768 17273 6364 17441 5926 Z M 17172 4344 L 18754 4782 18687 5017 18619 5287 18552 5590 18518 5758 18552 5926 18283 5825 18013 5792 17710 5758 17441 5792 17407 5758 17374 5724 17340 5724 17273 5792 17172 5960 17071 6196 16902 6667 16801 7172 16801 7408 16801 7643 16835 7711 16902 7744 16936 7744 17205 7879 17508 7980 18114 8115 18081 8148 17946 8519 17811 8889 17710 9293 16599 8956 15993 8754 16027 8182 16128 7643 16263 7071 16431 6532 16801 5421 17003 4883 17172 4344 Z M 18283 8148 L 18552 8216 18417 8418 18316 8653 18148 9024 18114 9226 18081 9394 17912 9360 18148 8620 18249 8283 18283 8148 Z M 18889 8249 L 18788 8350 18720 8485 18653 8721 18518 9192 18451 9360 18451 9428 18451 9529 18283 9461 18350 9125 18485 8822 18754 8249 Z M 19091 8317 L 19293 8350 19158 8653 19091 8956 18956 9562 18990 9630 19023 9697 18552 9562 18619 9529 18653 9461 18720 9327 18788 9057 18855 8653 18922 8451 18990 8384 19057 8350 19091 8317 Z M 19461 8384 L 19596 8418 19427 9091 19360 9428 19326 9764 19057 9697 19124 9663 19158 9630 19259 8990 19326 8687 19461 8384 Z M 19764 8485 L 19966 8552 19899 8687 19831 8855 19730 9192 19663 9495 19629 9832 19495 9798 19629 9125 19764 8485 Z M 20134 8586 L 20303 8653 20168 8956 20101 9259 19966 9899 19865 9899 19865 9596 19899 9327 20000 8956 20134 8586 Z M 20437 8687 L 20707 8788 20606 9057 20538 9394 20505 9697 20505 10034 20168 9966 20235 9630 20303 9327 20336 8990 20437 8687 Z M 20875 8855 L 21077 8923 20976 9024 20909 9158 20841 9461 20808 9764 20740 10067 20707 10067 20774 9461 20808 9158 20875 8855 Z M 21245 8990 L 21447 9057 21313 9293 21245 9562 21178 9832 21144 10135 20976 10101 21043 9832 21077 9529 21111 9259 21178 9091 21245 8990 Z M 21582 9091 L 21717 9158 21649 9259 21616 9394 21582 9630 21582 9899 21515 10135 21515 10168 21380 10135 21481 9630 21515 9360 21582 9091 Z M 21885 9226 L 22222 9327 22053 10202 21717 10202 21784 9933 21784 9697 21818 9461 21885 9226 Z M 2593 1 L 2526 34 2492 68 2425 102 2257 472 2088 371 1920 270 1785 236 1651 236 1482 270 1348 304 1213 371 1078 472 876 708 674 977 506 1246 405 1549 237 2054 68 2593 35 2862 1 3132 1 3367 68 3637 136 3771 237 3872 338 3973 472 4041 775 4142 1078 4175 1011 4613 1045 4647 1045 4714 1112 4782 1651 4815 2189 4950 2728 5085 3267 5253 4310 5657 5354 6027 6802 6465 8250 6903 11179 7677 13502 8283 15791 8956 15859 8956 16768 9259 18047 9663 19293 10000 19326 10034 19360 10067 19427 10034 19932 10168 20000 10202 20067 10202 20740 10303 20808 10337 20841 10337 21144 10370 21144 10404 21178 10471 21245 10505 21313 10471 21346 10438 21346 10404 22020 10471 22020 10539 22087 10572 22188 10572 22222 10539 22222 10505 22457 9495 22693 8519 23097 6499 23131 6465 23097 6398 23164 6196 23164 6095 23097 6061 23030 6061 22962 6128 22828 5994 22693 5859 22323 5623 21885 5455 21447 5287 21447 5253 21414 5219 21346 5219 21313 5253 20336 4950 19495 4714 19461 4681 19360 4681 17205 4108 17138 4074 17104 4074 15589 3670 11852 2660 9967 2189 8115 1718 6398 1347 5590 1145 5186 1011 4782 842 4277 573 3738 270 3435 169 3166 68 2896 1 Z N"/>
        </draw:custom-shape>
        <draw:custom-shape draw:name="Shape 384" draw:style-name="Mgr3" draw:text-style-name="MP5" draw:layer="layout" svg:width="0.067cm" svg:height="0.105cm" svg:x="13.661cm" svg:y="1.483cm">
          <text:p/>
          <draw:enhanced-geometry draw:mirror-horizontal="false" draw:mirror-vertical="false" drawooo:sub-view-size="371 574" svg:viewBox="0 0 9275 14350" draw:type="ooxml-non-primitive" draw:enhanced-path="M 269 1 L 236 34 135 102 101 236 34 337 0 472 34 539 67 573 135 573 168 539 236 438 269 337 303 236 337 135 370 68 337 34 269 1 Z N"/>
        </draw:custom-shape>
        <draw:custom-shape draw:name="Shape 385" draw:style-name="Mgr3" draw:text-style-name="MP5" draw:layer="layout" svg:width="0.043cm" svg:height="0.111cm" svg:x="13.636cm" svg:y="1.657cm">
          <text:p/>
          <draw:enhanced-geometry draw:mirror-horizontal="false" draw:mirror-vertical="false" drawooo:sub-view-size="237 607" svg:viewBox="0 0 5925 15175" draw:type="ooxml-non-primitive" draw:enhanced-path="M 101 0 L 68 68 34 169 0 303 0 404 34 539 68 606 135 606 169 539 202 438 202 303 236 101 236 34 169 0 Z N"/>
        </draw:custom-shape>
        <draw:custom-shape draw:name="Shape 386" draw:style-name="Mgr3" draw:text-style-name="MP5" draw:layer="layout" svg:width="0.061cm" svg:height="0.117cm" svg:x="13.711cm" svg:y="1.316cm">
          <text:p/>
          <draw:enhanced-geometry draw:mirror-horizontal="false" draw:mirror-vertical="false" drawooo:sub-view-size="338 641" svg:viewBox="0 0 8450 16025" draw:type="ooxml-non-primitive" draw:enhanced-path="M 202 1 L 169 34 34 304 0 438 0 506 34 573 68 607 101 640 135 607 169 573 236 472 236 371 337 102 337 34 270 1 Z N"/>
        </draw:custom-shape>
        <draw:custom-shape draw:name="Shape 387" draw:style-name="Mgr3" draw:text-style-name="MP5" draw:layer="layout" svg:width="8.695cm" svg:height="6.982cm" svg:x="7.318cm" svg:y="12.084cm">
          <text:p/>
          <draw:enhanced-geometry draw:mirror-horizontal="false" draw:mirror-vertical="false" drawooo:sub-view-size="47170 37878" svg:viewBox="0 0 1179250 946950" draw:type="ooxml-non-primitive" draw:enhanced-path="M 5960 26161 L 5960 28955 5690 29056 5488 29157 5286 29326 5118 29494 4950 29696 4781 29932 4680 30167 4546 30437 4377 30942 4243 31480 4175 32019 4142 32490 4108 32894 4108 33298 4175 33702 4209 34106 4209 34106 3906 33871 3603 33601 3333 33332 3131 33063 2963 32760 2795 32457 2660 32120 2559 31783 2492 31413 2424 31076 2391 30706 2391 30369 2424 29965 2458 29595 2559 29225 2660 28854 2795 28484 2997 28147 3199 27811 3434 27508 3704 27238 3973 27002 4276 26800 4579 26632 4916 26497 5253 26363 5960 26161 Z M 5960 29157 L 5993 32356 6027 33904 5859 34106 5724 34241 5556 34342 5387 34409 5017 34409 4815 34376 4647 34308 4546 33904 4478 33534 4445 33130 4445 32726 4478 32221 4512 31716 4647 31211 4781 30740 5017 30302 5253 29864 5589 29494 5960 29157 Z M 6027 34342 L 6027 35352 6061 36396 5892 36396 5791 36329 5556 36127 5320 35857 5185 35723 5051 35487 4950 35251 4781 34746 4714 34611 4714 34611 5084 34679 5421 34645 5556 34611 5724 34544 5859 34443 6027 34342 Z M 34 1 L 0 34 0 102 303 1112 640 2122 1347 4142 2761 8317 3502 10337 4276 12323 5118 14310 5993 16262 6027 16296 5993 16363 6027 16397 6027 16431 6094 16464 6498 16464 6397 16565 6296 16700 6162 17037 6094 17340 6061 17643 6027 18316 6027 18956 6027 19562 5960 22760 5960 25959 5960 26060 5556 26060 5152 26127 4748 26262 4344 26430 3973 26632 3636 26901 3333 27171 3064 27474 2795 27912 2559 28349 2391 28787 2222 29258 2155 29730 2088 30235 2088 30706 2121 31211 2222 31649 2323 32053 2458 32457 2660 32861 2862 33231 3131 33601 3434 33904 3771 34174 4041 34342 4310 34477 4411 34813 4546 35150 4714 35487 4882 35790 5084 36059 5320 36329 5589 36531 5859 36733 5993 36766 6061 36699 6128 37305 6195 37877 6431 37877 6330 36935 6296 35958 6263 34982 6263 34039 6296 33938 6263 33871 6263 32894 6195 30100 6195 27306 6195 24511 6195 21717 6263 19057 6229 18417 6229 18047 6229 17643 6296 17272 6397 16936 6465 16801 6532 16666 6667 16565 6768 16464 8013 16431 9225 16431 10471 16363 11683 16262 11683 16397 11683 16532 11683 16801 11750 17407 11851 18013 11885 18080 11952 18080 11986 18114 13030 18181 14107 18181 16195 18148 20706 18148 29393 18181 47001 18181 47035 18148 47102 18114 47136 18047 47136 17979 47136 17946 47068 17912 47068 17744 47068 17542 47102 17542 47136 17508 47169 17407 47136 17306 47102 17272 47035 17272 47035 16902 47035 16565 47001 16363 46900 16229 46833 16330 46799 16464 46799 16767 46833 17340 38079 17474 33702 17508 29325 17542 24881 17542 20437 17508 16296 17441 14141 17407 13064 17373 12525 17373 12256 17407 11986 17474 11986 17508 12222 17542 12458 17609 12929 17643 13872 17643 16026 17676 20437 17744 24881 17777 29325 17811 33702 17777 38079 17710 46833 17575 46833 17777 46833 17946 38113 17979 29393 17979 20706 17946 16464 17946 14276 17912 13165 17946 12087 17979 11986 17508 11919 17070 11885 16666 11885 16363 11885 16296 11851 16229 11885 16195 11885 16161 11851 16128 11818 16060 11750 16027 10370 16027 8990 16094 7576 16161 6229 16262 6229 16195 6229 16128 5320 14141 4512 12088 3704 10067 2929 7980 1549 4075 876 2054 505 1044 101 34 68 1 Z N"/>
        </draw:custom-shape>
        <draw:custom-shape draw:name="Shape 388" draw:style-name="Mgr3" draw:text-style-name="MP5" draw:layer="layout" svg:width="0.049cm" svg:height="0.067cm" svg:x="7.498cm" svg:y="18.061cm">
          <text:p/>
          <draw:enhanced-geometry draw:mirror-horizontal="false" draw:mirror-vertical="false" drawooo:sub-view-size="271 371" svg:viewBox="0 0 6775 9275" draw:type="ooxml-non-primitive" draw:enhanced-path="M 1 0 L 1 67 34 303 34 337 68 370 169 370 236 303 270 269 236 236 169 34 135 0 Z N"/>
        </draw:custom-shape>
        <draw:custom-shape draw:name="Shape 389" draw:style-name="Mgr3" draw:text-style-name="MP5" draw:layer="layout" svg:width="1.061cm" svg:height="2.86cm" svg:x="4.128cm" svg:y="16.205cm">
          <text:p/>
          <draw:enhanced-geometry draw:mirror-horizontal="false" draw:mirror-vertical="false" drawooo:sub-view-size="5759 15522" svg:viewBox="0 0 143975 388050" draw:type="ooxml-non-primitive" draw:enhanced-path="M 1651 202 L 1853 236 2021 270 2189 371 2324 505 2459 674 2560 842 2425 909 2290 1010 2223 1145 2189 1313 2156 1448 2189 1583 2223 1684 2324 1785 2425 1818 2593 1818 2661 1785 2694 1717 2694 1650 2728 1650 2728 1751 2694 1953 2627 2121 2526 2256 2391 2357 2257 2424 2055 2492 1853 2458 1819 2492 1785 2492 1785 2559 1785 2593 1853 3030 1920 3434 2122 4276 2257 4815 2290 5387 2290 5623 2257 5926 2223 6027 2156 6128 2088 6162 1987 6128 1853 5993 1752 5825 1550 5455 1381 5051 1280 4613 1213 4141 1179 3704 1146 2896 1146 2828 1146 2761 1112 2727 1045 2694 809 2660 641 2593 472 2492 371 2357 304 2189 270 1987 237 1785 270 1583 304 1381 371 1179 472 977 573 775 708 606 843 472 1011 371 1179 270 1415 202 Z M 1314 0 L 1045 68 843 169 641 337 472 505 304 741 203 977 102 1246 35 1515 1 1751 35 2020 68 2256 169 2458 270 2660 472 2795 674 2896 944 2929 910 3367 944 3872 1011 4377 1112 4916 1280 5421 1482 5859 1617 6061 1785 6229 1920 6397 2122 6498 2156 6902 2223 7306 2324 7643 2492 8013 2661 8350 2863 8653 3334 9293 3839 9899 4344 10505 4816 11111 5018 11447 5220 11750 5321 11986 5422 12222 5455 12424 5455 12659 5455 12862 5422 13064 5321 13501 5051 14343 4917 14781 4849 15218 4849 15521 5186 15521 5152 15185 5186 14882 5287 14579 5388 14242 5624 13636 5725 13333 5758 12996 5758 12727 5725 12424 5657 12121 5590 11851 5455 11548 5287 11279 4917 10740 4512 10202 3637 9225 3368 8889 3132 8552 2930 8249 2762 7912 2627 7542 2492 7172 2391 6801 2324 6397 2425 6162 2492 5960 2526 5724 2560 5488 2526 5017 2459 4545 2358 4074 2223 3603 2122 3131 2021 2694 2257 2694 2459 2626 2593 2492 2728 2323 2863 2088 2930 1886 2964 1650 2964 1414 2930 1111 2829 808 2694 539 2459 337 2223 169 1954 34 1617 0 Z N"/>
        </draw:custom-shape>
        <draw:custom-shape draw:name="Shape 390" draw:style-name="Mgr3" draw:text-style-name="MP5" draw:layer="layout" svg:width="0.13cm" svg:height="0.427cm" svg:x="4.27cm" svg:y="16.255cm">
          <text:p/>
          <draw:enhanced-geometry draw:mirror-horizontal="false" draw:mirror-vertical="false" drawooo:sub-view-size="708 2324" svg:viewBox="0 0 17700 58100" draw:type="ooxml-non-primitive" draw:enhanced-path="M 640 1 L 606 34 472 102 371 236 202 506 68 842 0 1213 0 1549 0 1718 68 1886 135 2021 236 2155 371 2256 505 2324 573 2324 606 2290 640 2223 606 2155 404 1953 303 1684 236 1415 236 1145 270 876 371 607 505 371 674 135 707 68 674 34 640 1 Z N"/>
        </draw:custom-shape>
        <draw:custom-shape draw:name="Shape 391" draw:style-name="Mgr3" draw:text-style-name="MP5" draw:layer="layout" svg:width="1.576cm" svg:height="1.483cm" svg:x="1.962cm" svg:y="0.496cm">
          <text:p/>
          <draw:enhanced-geometry draw:mirror-horizontal="false" draw:mirror-vertical="false" drawooo:sub-view-size="8553 8048" svg:viewBox="0 0 213825 201200" draw:type="ooxml-non-primitive" draw:enhanced-path="M 1011 270 L 1280 539 1583 808 1886 1078 2189 1347 2627 1785 3031 2223 3469 2627 3906 3031 4243 3300 4512 3569 4782 3839 5017 4142 5489 4748 5893 5387 6027 5589 6196 5791 5724 5387 5287 4950 4411 4108 3974 3670 3502 3266 2593 2458 2122 2054 1684 1650 1247 1212 843 741 742 741 708 808 708 842 843 1044 1011 1246 1348 1583 2055 2256 2560 2728 3098 3165 3603 3603 4108 4074 5017 4950 5455 5387 5926 5825 6970 6700 7980 7576 8115 7576 8148 7508 8115 7441 7576 6936 7643 6936 7711 6902 7744 6869 7744 6801 7913 6667 8014 6970 8081 7239 8216 7542 8317 7811 7812 7677 7172 7407 7307 7239 7340 7172 7340 7104 7307 7071 6936 6700 6566 6364 6162 6061 5724 5758 5186 5421 4681 5051 4176 4647 3704 4209 2795 3300 2358 2862 1853 2458 1449 2088 1045 1684 641 1313 203 977 405 775 607 606 809 438 1011 270 Z M 1045 0 L 977 34 742 236 439 438 203 640 102 775 1 909 1 977 34 1010 34 1078 68 1111 540 1482 977 1920 1449 2324 1886 2761 2358 3165 2829 3603 3704 4512 4075 4849 4445 5152 4815 5455 5219 5724 5758 6061 6229 6397 6667 6801 7138 7205 6970 7407 6936 7441 6936 7508 6970 7542 7004 7576 7744 7879 8115 7980 8283 8047 8519 8047 8553 8013 8553 7946 8519 7912 8418 7542 8283 7205 8182 6801 8115 6633 8014 6465 7980 6431 7946 6397 7879 6397 7845 6431 7711 6532 7610 6667 7037 6229 6566 5791 6364 5556 6162 5286 5758 4714 5455 4243 5085 3771 4681 3367 4243 2997 3772 2593 3334 2189 2492 1347 2156 1044 1819 741 1482 438 1146 135 1146 68 1112 0 Z N"/>
        </draw:custom-shape>
        <draw:custom-shape draw:name="Shape 392" draw:style-name="Mgr3" draw:text-style-name="MP5" draw:layer="layout" svg:width="0.117cm" svg:height="0.378cm" svg:x="7.535cm" svg:y="18.254cm">
          <text:p/>
          <draw:enhanced-geometry draw:mirror-horizontal="false" draw:mirror-vertical="false" drawooo:sub-view-size="641 2055" svg:viewBox="0 0 16025 51375" draw:type="ooxml-non-primitive" draw:enhanced-path="M 102 1 L 68 34 1 203 1 405 68 741 169 1347 236 1651 337 1954 371 1987 438 2021 539 2055 573 2021 640 1987 640 1920 640 1853 472 1415 371 977 236 68 203 34 135 1 Z N"/>
        </draw:custom-shape>
        <draw:custom-shape draw:name="Shape 393" draw:style-name="Mgr3" draw:text-style-name="MP5" draw:layer="layout" svg:width="0.123cm" svg:height="0.049cm" svg:x="13.916cm" svg:y="1.092cm">
          <text:p/>
          <draw:enhanced-geometry draw:mirror-horizontal="false" draw:mirror-vertical="false" drawooo:sub-view-size="674 270" svg:viewBox="0 0 16850 6750" draw:type="ooxml-non-primitive" draw:enhanced-path="M 101 1 L 34 34 0 68 0 135 34 169 303 203 438 236 606 270 640 236 674 203 674 135 640 102 505 68 371 34 101 1 Z N"/>
        </draw:custom-shape>
        <draw:custom-shape draw:name="Shape 394" draw:style-name="Mgr3" draw:text-style-name="MP5" draw:layer="layout" svg:width="2.109cm" svg:height="2.147cm" svg:x="0.087cm" svg:y="9.186cm">
          <text:p/>
          <draw:enhanced-geometry draw:mirror-horizontal="false" draw:mirror-vertical="false" drawooo:sub-view-size="11448 11650" svg:viewBox="0 0 286200 291250" draw:type="ooxml-non-primitive" draw:enhanced-path="M 6532 371 L 7138 438 7710 607 8282 842 8787 1112 8484 1213 8484 1145 8417 1112 7845 1044 7306 1044 7508 977 7676 842 7744 809 7744 741 7710 674 7676 640 7373 573 7037 573 6700 607 6363 674 5690 809 5084 977 4641 1117 5185 910 5892 674 6532 371 Z M 8922 1347 L 8720 1482 8451 1617 7946 1819 6936 2189 5724 2661 7104 2088 7979 1684 8451 1482 8922 1347 Z M 5959 405 L 5454 607 4882 775 3805 1179 3300 1415 2795 1684 2323 1987 2088 2155 1885 2357 1852 2425 1885 2492 1953 2560 2020 2526 2694 2189 3333 1886 4007 1617 4714 1347 5387 1145 6094 1011 6633 876 6936 842 7239 809 6902 943 6599 1011 5959 1179 5185 1415 4411 1684 3737 1920 3064 2155 2357 2391 1986 2560 1650 2728 1313 2930 1044 3166 1347 2694 1717 2256 2088 1852 2525 1482 2997 1145 3502 876 4007 640 4545 438 4040 640 3535 876 3064 1145 2626 1448 2593 1516 2593 1583 2626 1617 2727 1617 3401 1213 4108 842 4579 674 5017 539 5488 438 5959 405 Z M 2323 2728 L 2054 2863 1683 3098 1313 3334 1347 3267 1380 3199 1414 3166 1515 3132 1818 2964 2323 2728 Z M 6599 2021 L 5387 2526 4242 2997 3064 3502 2660 3704 2256 3974 1852 4209 1414 4445 1751 4176 2088 3906 2424 3671 2828 3469 3603 3132 4377 2829 6498 2054 6599 2021 Z M 9225 1415 L 9562 1718 9898 2054 10201 2425 10471 2795 10437 2795 10100 2829 9797 2896 9494 3031 9158 3166 8585 3469 8013 3805 7979 3805 5185 5118 4377 5455 4949 5118 6801 4007 7575 3772 8350 3469 9090 3166 9461 2964 9831 2762 9865 2694 9898 2627 9831 2560 9764 2526 9326 2593 8888 2694 8451 2829 8047 3031 7609 3199 7205 3435 6397 3906 5623 4176 4815 4445 4815 4445 6565 3502 7710 2896 8215 2627 8855 2425 9158 2290 9461 2155 9528 2122 9528 2021 9494 1953 9393 1920 9057 1987 8686 2088 8350 2256 8013 2425 7508 2593 7037 2762 5959 3199 4882 3671 2559 4782 1852 5152 1111 5522 1111 5522 2323 4613 2963 4209 3603 3839 4276 3502 4949 3199 6330 2694 7676 2189 8484 1852 8888 1684 9225 1415 Z M 7441 1280 L 7946 1314 7171 1549 5926 1987 3805 2795 2997 3132 2626 3300 2222 3536 1852 3772 1515 4041 1178 4344 909 4681 875 4748 909 4815 976 4849 1044 4849 1246 4782 1448 4714 1818 4512 2155 4277 2525 4041 3064 3772 3603 3536 3165 3805 2727 4041 1919 4613 1111 5186 269 5758 269 5724 303 5152 438 4613 606 4075 808 3570 842 3603 976 3637 1212 3637 1313 3603 1549 3469 1784 3334 2828 2728 3333 2425 3872 2189 4848 1819 5353 1650 5858 1516 6397 1415 6902 1314 7441 1280 Z M 8047 5522 L 7609 5758 7171 5960 6262 6297 6262 6297 6700 6095 7138 5893 8047 5522 Z M 10572 2964 L 10707 3233 10606 3233 9966 3502 9326 3772 8047 4378 6801 5017 6161 5320 5522 5623 4175 6229 2828 6835 2189 7138 2896 6701 3603 6297 4343 5926 5118 5590 6296 5051 7474 4411 7979 4108 8619 3839 9259 3570 9865 3334 10505 3065 10538 2997 10572 2964 Z M 6296 3334 L 4815 4142 3737 4681 2626 5219 2189 5489 1751 5792 1616 5926 1380 6061 1145 6229 943 6431 741 6633 741 6734 774 6802 842 6835 909 6835 1044 6802 1212 6701 1448 6499 1953 6027 2862 5590 3502 5287 4175 4984 5522 4445 5522 4445 4815 4883 4175 5253 3535 5590 2222 6263 1751 6499 1279 6734 842 7037 640 7172 438 7374 303 6734 269 6398 269 6095 774 5926 1279 5724 2256 5219 4781 4007 6296 3334 Z M 10774 3401 L 10976 3906 11111 4479 11178 5017 11212 5590 10639 5825 9663 6196 8720 6600 7777 7004 6868 7441 5825 8047 4747 8620 4444 8788 4108 8923 3434 9158 5454 7845 5926 7610 8316 6431 9528 5859 10168 5623 10808 5388 10841 5354 10875 5320 10875 5219 10841 5152 10774 5118 10707 5118 10134 5287 9595 5489 8484 5994 7474 6431 6464 6903 5825 7273 5185 7643 4175 8081 3131 8485 4175 7711 5185 6936 6195 6600 7205 6229 7676 6027 8148 5792 8888 5354 9225 5152 9595 4984 10404 4681 10437 4647 10471 4580 10471 4479 10437 4411 10336 4411 9865 4546 9461 4748 8417 5118 7441 5489 6936 5691 6431 5893 5959 6162 5488 6431 5017 6734 4242 7004 3468 7340 3232 7475 3603 7206 4209 6869 4815 6566 6060 5960 7205 5354 8282 4714 8888 4378 9494 4075 10740 3469 10774 3435 10774 3401 Z M 9730 8855 L 9562 8990 9158 9226 9292 9125 9663 8889 9730 8855 Z M 5387 5977 L 4276 6532 3704 6835 3098 7206 2660 7542 2189 7879 1717 8216 1515 8384 1313 8586 1313 8687 1347 8754 1414 8788 1515 8788 1986 8552 2458 8249 2929 7946 3401 7677 3805 7475 4209 7307 3165 8115 2121 8923 1784 9091 1448 9327 1178 8956 943 8552 741 8148 572 7711 1044 7441 1515 7138 1986 6835 2458 6566 2929 6364 2357 6701 1818 7071 1313 7509 842 7980 808 8047 808 8081 842 8182 943 8216 976 8216 1044 8182 1279 7980 1515 7812 2054 7509 3199 6970 4377 6398 5387 5977 Z M 7239 9327 L 6734 9663 6229 9966 5858 10135 5858 10135 6195 9933 6700 9630 7239 9327 Z M 8249 7105 L 7171 7744 4949 8990 2727 10236 2660 10303 2660 10404 2155 10000 1683 9562 2323 9125 2963 8855 3535 8620 3973 8451 3098 9024 2222 9562 2189 9596 2155 9630 2189 9731 2222 9798 2323 9798 3300 9495 3771 9327 4242 9158 4781 8889 5320 8620 6363 8047 7306 7542 8249 7105 Z M 8855 9697 L 8720 9832 8316 10202 8114 10337 7912 10505 7542 10674 7138 10808 7239 10741 7609 10471 7979 10202 8855 9697 Z M 11212 5893 L 11178 6330 11111 6768 10976 7576 10841 7980 10707 8384 10538 8754 10336 9091 10100 9428 9865 9731 9595 10000 9326 10269 9259 10202 9191 10168 9124 10202 8787 10404 8619 10505 8451 10573 8821 10269 9225 9966 9663 9697 10067 9428 10100 9360 10100 9259 10033 9192 9730 9192 9932 9057 10067 8855 10100 8788 10100 8687 10067 8620 9966 8552 9898 8519 9797 8519 9629 8552 9393 8653 9191 8788 8821 9125 8552 9394 8047 9832 7508 10168 7003 10539 6599 10707 6161 10842 6633 10539 7104 10202 8080 9596 8552 9226 9023 8855 9292 8687 9528 8519 9797 8384 10100 8283 10404 8182 10471 8182 10505 8115 10505 8047 10471 7946 10336 7946 9999 8014 9494 8081 9225 8148 8956 8249 9259 8014 9663 7744 10100 7542 10976 7138 11043 7071 11043 6970 10976 6903 10909 6869 10707 6903 10505 6936 10168 7071 9831 7273 9494 7475 8417 8081 7373 8687 7171 8788 7171 8788 7542 8552 8249 7980 8956 7441 9326 7206 9696 6970 10100 6802 10538 6667 10606 6633 10639 6600 10639 6532 10606 6431 10572 6398 10505 6398 10168 6431 9831 6499 10303 6297 10774 6061 11212 5893 Z M 8821 7172 L 8350 7542 7845 7946 7272 8418 6700 8822 5488 9596 5084 9798 4714 10034 4343 10269 3973 10539 3939 10573 3939 10640 3973 10707 4040 10775 4141 10775 5589 9832 6599 9360 6229 9562 5825 9832 5421 10135 5050 10438 4646 10741 4579 10775 4579 10808 4579 10909 4646 10977 4781 10977 5084 10775 5454 10640 5791 10471 6128 10303 6868 9899 7575 9428 8215 8990 8888 8586 9023 8519 8552 8855 8080 9226 7474 9663 6835 10101 6195 10505 5589 10977 5522 11044 5555 11111 5589 11179 5690 11212 6060 11179 6397 11078 6397 11145 6431 11246 6464 11280 6565 11280 7239 11044 7575 10943 7912 10808 7946 10876 8013 10909 8215 10909 8350 10876 7946 11044 7508 11212 7070 11313 6599 11381 6128 11414 5656 11381 5185 11347 4680 11246 4175 11111 3704 10943 3266 10741 2828 10505 2862 10505 3333 10236 3805 10034 4276 9832 4781 9630 5252 9394 5724 9125 6633 8586 7710 7845 8282 7475 8821 7172 Z M 5791 1 L 5252 68 4747 135 4276 270 3805 438 3333 640 2896 910 2492 1179 2121 1482 1751 1852 1414 2223 1111 2627 842 3065 606 3502 404 3974 236 4479 135 4883 67 5287 0 5691 0 6061 34 6465 67 6835 135 7239 236 7610 236 7643 236 7711 269 7744 303 7778 505 8249 707 8653 976 9091 1279 9461 1178 9562 1145 9630 1145 9663 1178 9764 1246 9798 1347 9798 1481 9697 1784 10000 2121 10303 2492 10573 2896 10808 3266 11010 3670 11212 4074 11347 4512 11482 4949 11549 5353 11616 5791 11650 6229 11650 6666 11616 7104 11549 7508 11448 7912 11347 8316 11179 8720 10977 9090 10741 9461 10505 9831 10135 10168 9731 10505 9293 10740 8855 10976 8350 11144 7812 11313 7273 11380 6734 11447 6196 11447 5623 11414 5085 11346 4546 11245 4007 11077 3502 10875 3031 10606 2560 10370 2189 10067 1852 9764 1549 9427 1246 9461 1179 9461 1112 9393 1044 9158 1044 8855 842 8518 674 8181 506 7845 371 7474 270 7138 203 6767 135 6397 102 6363 34 6296 34 5791 1 Z N"/>
        </draw:custom-shape>
        <draw:custom-shape draw:name="Shape 395" draw:style-name="Mgr3" draw:text-style-name="MP5" draw:layer="layout" svg:width="3.171cm" svg:height="3.872cm" svg:x="0cm" svg:y="8.292cm">
          <text:p/>
          <draw:enhanced-geometry draw:mirror-horizontal="false" draw:mirror-vertical="false" drawooo:sub-view-size="17206 21010" svg:viewBox="0 0 430150 525250" draw:type="ooxml-non-primitive" draw:enhanced-path="M 6297 1 L 5724 34 5152 102 4580 236 4007 371 3435 506 2357 876 1852 1112 1381 1347 910 1617 472 1920 1 2189 1 2458 573 2122 1179 1751 1819 1415 2189 1213 2560 1078 3368 809 4176 573 4984 405 5388 337 5792 304 6229 270 6633 236 7441 304 8249 405 9057 573 9832 809 10606 1112 11381 1448 11684 1583 11953 1751 12492 2122 12997 2559 13468 2997 14040 3502 14545 4041 15084 4613 15555 5185 15959 5791 16262 6431 16431 6734 16532 7071 16633 7408 16734 7778 16801 8182 16835 8620 16902 9461 16936 11212 16969 11953 16902 12727 16801 13468 16599 14208 16363 14915 16060 15589 15690 16229 15219 16868 14983 17138 14747 17373 14209 17878 13636 18316 13064 18754 12761 18989 12424 19191 12088 19360 11751 19528 11078 19797 10337 19999 8990 20370 8350 20538 7677 20673 7239 20740 6802 20774 5960 20774 5118 20706 4243 20605 3132 20437 2560 20302 2021 20134 1482 19966 943 19730 472 19461 1 19124 1 19461 304 19663 640 19865 943 20033 1314 20168 2021 20437 2728 20605 3401 20740 4108 20841 4782 20942 5455 21009 6835 21009 7509 20942 8216 20841 8855 20706 9529 20504 10808 20168 11145 20067 11482 19966 12054 19696 12626 19360 13199 18989 13704 18585 14209 18181 14680 17777 15118 17340 15522 16868 15892 16363 16229 15825 16532 15218 16767 14579 16969 13939 17070 13266 17171 12592 17205 11919 17205 11246 17171 10572 17104 9865 17037 8552 17003 7879 16936 7576 16868 7239 16767 6902 16633 6599 16363 5993 16027 5421 15623 4882 15219 4377 14781 3872 14343 3401 13872 2963 13367 2526 12862 2122 12323 1751 11785 1415 11212 1112 10640 842 10034 607 9428 405 8788 236 8148 102 7509 34 6869 1 Z N"/>
        </draw:custom-shape>
        <draw:custom-shape draw:name="Shape 396" draw:style-name="Mgr3" draw:text-style-name="MP5" draw:layer="layout" svg:width="3.903cm" svg:height="3.686cm" svg:x="1.85cm" svg:y="0.378cm">
          <text:p/>
          <draw:enhanced-geometry draw:mirror-horizontal="false" draw:mirror-vertical="false" drawooo:sub-view-size="21178 20000" svg:viewBox="0 0 529450 500000" draw:type="ooxml-non-primitive" draw:enhanced-path="M 1684 203 L 1886 270 2122 405 2189 405 2593 910 3031 1381 3469 1852 3974 2257 4950 3132 5926 3974 7071 5085 8216 6196 9394 7307 9967 7879 10573 8384 10606 8418 10640 8552 10606 8687 10573 8855 10472 9024 10270 9293 10068 9529 9832 9764 9630 10000 9495 10068 9361 10135 9226 10169 9058 10169 9058 10101 9024 10068 8687 9899 8384 9697 7812 9226 7273 8721 6734 8216 5657 7206 4647 6128 3570 5051 2492 4007 1381 2997 236 2021 236 1953 203 1785 203 1617 203 1448 236 1314 304 1179 371 1044 607 809 944 472 1112 337 1314 236 1482 203 Z M 10775 8855 L 10943 8956 11111 9158 11381 9495 11583 9731 11785 9933 12256 10270 13030 10876 13805 11482 14545 12121 15286 12828 16498 14040 17744 15252 18922 16397 19528 16969 20168 17508 20067 17744 19899 17979 19562 18350 19225 18687 19023 18821 18821 18922 18821 18889 18754 18821 18417 18653 18081 18451 17778 18215 17508 17912 16969 17340 16464 16734 15858 16094 15219 15454 14545 14882 13838 14310 13603 14108 13401 13906 13199 13670 12963 13468 12593 13165 12256 12862 11549 12222 10876 11650 10573 11347 10270 11010 10101 10808 9933 10606 9731 10438 9495 10337 9731 10169 9933 9966 10236 9630 10539 9259 10674 9057 10775 8855 Z M 20235 17912 L 20606 18283 20740 18451 20942 18586 20774 18956 20572 19259 20437 19427 20303 19528 20134 19663 19966 19764 19697 19528 19461 19293 19192 18990 19461 18788 19663 18586 19966 18283 20101 18081 20235 17912 Z M 1449 1 L 1280 68 1078 169 708 405 539 573 371 741 236 910 135 1112 68 1280 1 1516 1 1718 68 1953 1 2021 34 2055 34 2088 1213 3098 2324 4142 3401 5186 4479 6297 5623 7441 6768 8552 7239 8990 7744 9428 8249 9865 8552 10034 8822 10202 8822 10236 8822 10270 8923 10371 9024 10404 9260 10404 9293 10438 9495 10539 9697 10640 9832 10775 10000 10943 10270 11313 10539 11650 10876 11953 11212 12222 11583 12525 11919 12828 13165 13939 13771 14512 14411 15050 15017 15589 15589 16161 16161 16734 16700 17340 17138 17845 17576 18316 17845 18552 18114 18754 18384 18922 18687 19057 18687 19091 18754 19124 18855 19124 19023 19091 19192 19293 19394 19495 19629 19730 19932 19966 19966 20000 20033 19966 20067 19932 20067 19899 20269 19831 20437 19730 20606 19596 20740 19427 20875 19225 21010 19023 21077 18821 21144 18619 21144 18552 21178 18485 21144 18417 21043 18417 20707 18114 20505 17912 20303 17710 20336 17643 20437 17643 20471 17609 20505 17508 20437 17441 19697 16801 18956 16161 17576 14781 16229 13468 14916 12189 14579 11852 14209 11549 13468 10977 11987 9865 11852 9731 11717 9562 11414 9226 11111 8889 10977 8754 10808 8687 10808 8519 10775 8350 10775 8283 10741 8249 10169 7711 9563 7206 8451 6128 7340 5051 6229 3974 5219 3065 4209 2156 3233 1246 2728 775 2290 270 2257 236 2223 236 2021 102 1819 34 1651 1 Z N"/>
        </draw:custom-shape>
        <draw:custom-shape draw:name="Shape 397" draw:style-name="Mgr3" draw:text-style-name="MP5" draw:layer="layout" svg:width="2.985cm" svg:height="2.538cm" svg:x="0cm" svg:y="8.999cm">
          <text:p/>
          <draw:enhanced-geometry draw:mirror-horizontal="false" draw:mirror-vertical="false" drawooo:sub-view-size="16196 13771" svg:viewBox="0 0 404900 344275" draw:type="ooxml-non-primitive" draw:enhanced-path="M 15185 6095 L 15454 6162 15555 6196 15656 6263 15757 6364 15858 6465 15926 6600 15959 6768 15993 6903 15993 7071 15926 7206 15892 7340 15791 7475 15690 7576 15421 7711 15118 7812 14781 7845 14411 7845 13704 7812 13064 7778 13064 7542 13064 7307 13098 6734 13098 6196 13535 6128 14007 6095 Z M 6027 1 L 5354 68 4681 203 4041 405 3401 640 2829 943 2425 1213 2021 1482 1617 1819 1246 2189 876 2593 539 2997 236 3468 1 3906 1 4512 68 4243 203 4007 337 3738 472 3468 842 2963 1246 2492 1718 2054 2189 1684 2661 1314 3132 1044 3704 741 4310 539 4916 371 5556 270 6229 236 6869 236 7509 304 8148 438 8687 607 9192 809 9697 1078 10168 1381 10606 1751 11010 2122 11381 2559 11751 2997 12054 3536 12323 4075 12525 4647 12694 5219 12761 5792 12828 6398 12828 7004 12795 7610 12795 7677 12862 7711 12862 7778 12828 7845 12828 7913 12761 8384 12626 8822 12357 9663 12256 9966 12088 10269 11953 10572 11751 10842 11313 11380 10842 11852 10572 12088 10269 12323 10000 12525 9697 12694 9091 12963 8519 13165 7946 13300 7408 13401 6465 13535 5320 13535 4748 13434 4209 13333 3704 13131 3166 12929 2661 12660 2189 12357 1617 11953 977 11481 674 11212 371 10909 169 10606 1 10303 1 10774 169 11010 371 11212 809 11616 1280 11987 1684 12290 2256 12660 2795 12963 3368 13232 3940 13468 4546 13636 5152 13737 5792 13771 6465 13737 6970 13704 7542 13636 8115 13502 8687 13333 9293 13098 9933 12795 10236 12626 10539 12391 10842 12155 11145 11886 11583 11414 11987 10875 12323 10303 12458 10000 12559 9697 12660 9360 12761 9024 12929 8317 13030 7980 13872 8047 14815 8047 15252 7980 15454 7913 15656 7845 15825 7711 15959 7576 16060 7408 16161 7239 16195 7004 16195 6768 16161 6566 16060 6398 15926 6229 15757 6061 15589 5960 15353 5893 15084 5859 14781 5859 14175 5926 13367 5926 13098 5994 13030 5489 12929 4984 12761 4512 12593 4041 12357 3570 12088 3132 11818 2694 11482 2324 11145 1920 10741 1583 10337 1280 9933 977 9461 708 8990 506 8519 304 8014 169 7374 68 6701 1 Z N"/>
        </draw:custom-shape>
        <draw:custom-shape draw:name="Shape 398" draw:style-name="Mgr3" draw:text-style-name="MP5" draw:layer="layout" svg:width="0.043cm" svg:height="0.105cm" svg:x="16.404cm" svg:y="2.123cm">
          <text:p/>
          <draw:enhanced-geometry draw:mirror-horizontal="false" draw:mirror-vertical="false" drawooo:sub-view-size="237 573" svg:viewBox="0 0 5925 14325" draw:type="ooxml-non-primitive" draw:enhanced-path="M 68 0 L 34 68 0 169 0 270 0 404 34 505 68 573 169 573 202 505 236 404 236 270 236 169 202 68 169 0 Z N"/>
        </draw:custom-shape>
        <draw:custom-shape draw:name="Shape 399" draw:style-name="Mgr3" draw:text-style-name="MP5" draw:layer="layout" svg:width="0.049cm" svg:height="0.111cm" svg:x="16.522cm" svg:y="1.676cm">
          <text:p/>
          <draw:enhanced-geometry draw:mirror-horizontal="false" draw:mirror-vertical="false" drawooo:sub-view-size="270 607" svg:viewBox="0 0 6750 15175" draw:type="ooxml-non-primitive" draw:enhanced-path="M 168 0 L 135 34 67 135 34 303 0 438 34 573 101 606 135 573 168 539 202 505 202 404 202 303 269 101 269 34 236 0 Z N"/>
        </draw:custom-shape>
        <draw:custom-shape draw:name="Shape 400" draw:style-name="Mgr3" draw:text-style-name="MP5" draw:layer="layout" svg:width="0.061cm" svg:height="0.086cm" svg:x="16.578cm" svg:y="1.527cm">
          <text:p/>
          <draw:enhanced-geometry draw:mirror-horizontal="false" draw:mirror-vertical="false" drawooo:sub-view-size="337 472" svg:viewBox="0 0 8425 11800" draw:type="ooxml-non-primitive" draw:enhanced-path="M 236 0 L 168 34 135 68 34 169 0 303 0 371 0 438 34 438 67 472 135 438 202 270 303 135 337 68 303 34 303 0 Z N"/>
        </draw:custom-shape>
        <draw:custom-shape draw:name="Shape 401" draw:style-name="Mgr3" draw:text-style-name="MP5" draw:layer="layout" svg:width="0.123cm" svg:height="0.036cm" svg:x="16.411cm" svg:y="1.812cm">
          <text:p/>
          <draw:enhanced-geometry draw:mirror-horizontal="false" draw:mirror-vertical="false" drawooo:sub-view-size="674 203" svg:viewBox="0 0 16850 5075" draw:type="ooxml-non-primitive" draw:enhanced-path="M 101 0 L 34 34 0 101 34 135 101 168 572 202 640 202 673 135 640 101 606 67 471 34 337 0 Z N"/>
        </draw:custom-shape>
        <draw:custom-shape draw:name="Shape 402" draw:style-name="Mgr3" draw:text-style-name="MP5" draw:layer="layout" svg:width="0.086cm" svg:height="0.049cm" svg:x="16.113cm" svg:y="1.701cm">
          <text:p/>
          <draw:enhanced-geometry draw:mirror-horizontal="false" draw:mirror-vertical="false" drawooo:sub-view-size="473 270" svg:viewBox="0 0 11825 6750" draw:type="ooxml-non-primitive" draw:enhanced-path="M 68 0 L 35 34 1 101 35 135 237 236 304 269 472 269 472 236 472 168 439 135 270 67 136 0 Z N"/>
        </draw:custom-shape>
        <draw:custom-shape draw:name="Shape 403" draw:style-name="Mgr3" draw:text-style-name="MP5" draw:layer="layout" svg:width="0.111cm" svg:height="0.036cm" svg:x="16.249cm" svg:y="1.75cm">
          <text:p/>
          <draw:enhanced-geometry draw:mirror-horizontal="false" draw:mirror-vertical="false" drawooo:sub-view-size="607 203" svg:viewBox="0 0 15175 5075" draw:type="ooxml-non-primitive" draw:enhanced-path="M 34 0 L 1 34 1 101 34 135 135 169 236 202 539 202 573 169 607 101 573 68 539 34 438 0 Z N"/>
        </draw:custom-shape>
        <draw:custom-shape draw:name="Shape 404" draw:style-name="Mgr3" draw:text-style-name="MP5" draw:layer="layout" svg:width="0.049cm" svg:height="0.092cm" svg:x="16.64cm" svg:y="1.235cm">
          <text:p/>
          <draw:enhanced-geometry draw:mirror-horizontal="false" draw:mirror-vertical="false" drawooo:sub-view-size="271 506" svg:viewBox="0 0 6775 12650" draw:type="ooxml-non-primitive" draw:enhanced-path="M 203 1 L 135 35 68 136 1 237 1 371 1 439 34 472 68 506 169 506 203 439 169 270 236 136 270 68 236 35 203 1 Z N"/>
        </draw:custom-shape>
        <draw:custom-shape draw:name="Shape 405" draw:style-name="Mgr3" draw:text-style-name="MP5" draw:layer="layout" svg:width="0.502cm" svg:height="0.31cm" svg:x="16.082cm" svg:y="15.56cm">
          <text:p/>
          <draw:enhanced-geometry draw:mirror-horizontal="false" draw:mirror-vertical="false" drawooo:sub-view-size="2728 1685" svg:viewBox="0 0 68200 42125" draw:type="ooxml-non-primitive" draw:enhanced-path="M 68 1 L 68 68 34 439 1 809 1 1550 1 1617 68 1651 135 1617 169 1550 203 843 203 169 842 203 1482 203 2054 237 2324 237 2593 169 2593 169 2526 472 2526 809 2526 1415 876 1415 607 1449 337 1516 607 1583 842 1617 1953 1617 2458 1583 2458 1617 2492 1651 2559 1684 2627 1651 2660 1617 2660 1550 2694 1482 2728 775 2728 405 2660 68 2627 68 2593 102 2357 34 2054 1 506 1 203 34 169 1 Z N"/>
        </draw:custom-shape>
        <draw:custom-shape draw:name="Shape 406" draw:style-name="Mgr3" draw:text-style-name="MP5" draw:layer="layout" svg:width="0.055cm" svg:height="0.105cm" svg:x="16.349cm" svg:y="2.284cm">
          <text:p/>
          <draw:enhanced-geometry draw:mirror-horizontal="false" draw:mirror-vertical="false" drawooo:sub-view-size="304 574" svg:viewBox="0 0 7600 14350" draw:type="ooxml-non-primitive" draw:enhanced-path="M 202 1 L 135 35 68 102 34 203 0 439 0 506 34 540 101 573 202 540 236 506 236 439 236 304 236 203 270 136 303 68 270 35 202 1 Z N"/>
        </draw:custom-shape>
        <draw:custom-shape draw:name="Shape 407" draw:style-name="Mgr3" draw:text-style-name="MP5" draw:layer="layout" svg:width="0.117cm" svg:height="0.036cm" svg:x="15.926cm" svg:y="1.651cm">
          <text:p/>
          <draw:enhanced-geometry draw:mirror-horizontal="false" draw:mirror-vertical="false" drawooo:sub-view-size="641 203" svg:viewBox="0 0 16025 5075" draw:type="ooxml-non-primitive" draw:enhanced-path="M 1 1 L 1 68 1 135 68 135 304 169 540 203 607 203 641 135 641 68 573 34 338 1 Z N"/>
        </draw:custom-shape>
        <draw:custom-shape draw:name="Shape 408" draw:style-name="Mgr3" draw:text-style-name="MP5" draw:layer="layout" svg:width="0.061cm" svg:height="0.111cm" svg:x="16.609cm" svg:y="1.359cm">
          <text:p/>
          <draw:enhanced-geometry draw:mirror-horizontal="false" draw:mirror-vertical="false" drawooo:sub-view-size="338 607" svg:viewBox="0 0 8450 15175" draw:type="ooxml-non-primitive" draw:enhanced-path="M 236 0 L 202 34 135 169 101 270 34 404 0 539 34 573 68 606 101 606 135 573 202 472 270 337 337 101 337 34 303 0 Z N"/>
        </draw:custom-shape>
        <draw:custom-shape draw:name="Shape 409" draw:style-name="Mgr3" draw:text-style-name="MP5" draw:layer="layout" svg:width="0.105cm" svg:height="0.036cm" svg:x="14.679cm" svg:y="1.291cm">
          <text:p/>
          <draw:enhanced-geometry draw:mirror-horizontal="false" draw:mirror-vertical="false" drawooo:sub-view-size="573 203" svg:viewBox="0 0 14325 5075" draw:type="ooxml-non-primitive" draw:enhanced-path="M 68 1 L 1 35 1 102 1 136 68 169 270 169 506 203 539 203 573 169 573 102 539 68 438 35 304 1 Z N"/>
        </draw:custom-shape>
        <draw:custom-shape draw:name="Shape 410" draw:style-name="Mgr3" draw:text-style-name="MP5" draw:layer="layout" svg:width="0.03cm" svg:height="0.105cm" svg:x="13.897cm" svg:y="0.894cm">
          <text:p/>
          <draw:enhanced-geometry draw:mirror-horizontal="false" draw:mirror-vertical="false" drawooo:sub-view-size="169 573" svg:viewBox="0 0 4225 14325" draw:type="ooxml-non-primitive" draw:enhanced-path="M 68 0 L 34 34 0 101 0 505 0 573 135 573 169 505 169 101 135 34 68 0 Z N"/>
        </draw:custom-shape>
        <draw:custom-shape draw:name="Shape 411" draw:style-name="Mgr3" draw:text-style-name="MP5" draw:layer="layout" svg:width="0.117cm" svg:height="0.068cm" svg:x="14.511cm" svg:y="1.235cm">
          <text:p/>
          <draw:enhanced-geometry draw:mirror-horizontal="false" draw:mirror-vertical="false" drawooo:sub-view-size="641 372" svg:viewBox="0 0 16025 9300" draw:type="ooxml-non-primitive" draw:enhanced-path="M 68 1 L 34 35 1 68 1 102 102 237 236 304 405 338 506 371 573 338 607 304 640 270 640 237 607 169 472 169 371 136 236 102 135 35 68 1 Z N"/>
        </draw:custom-shape>
        <draw:custom-shape draw:name="Shape 412" draw:style-name="Mgr3" draw:text-style-name="MP5" draw:layer="layout" svg:width="0.061cm" svg:height="0.167cm" svg:x="13.922cm" svg:y="0.683cm">
          <text:p/>
          <draw:enhanced-geometry draw:mirror-horizontal="false" draw:mirror-vertical="false" drawooo:sub-view-size="337 910" svg:viewBox="0 0 8425 22750" draw:type="ooxml-non-primitive" draw:enhanced-path="M 236 0 L 202 34 101 202 34 438 0 674 34 775 67 876 101 910 135 910 168 876 202 842 202 640 236 438 337 101 337 34 303 0 Z N"/>
        </draw:custom-shape>
        <draw:custom-shape draw:name="Shape 413" draw:style-name="Mgr3" draw:text-style-name="MP5" draw:layer="layout" svg:width="0.111cm" svg:height="0.03cm" svg:x="14.834cm" svg:y="1.334cm">
          <text:p/>
          <draw:enhanced-geometry draw:mirror-horizontal="false" draw:mirror-vertical="false" drawooo:sub-view-size="607 169" svg:viewBox="0 0 15175 4225" draw:type="ooxml-non-primitive" draw:enhanced-path="M 68 1 L 0 34 0 68 0 135 68 169 505 169 573 135 606 68 573 34 505 1 Z N"/>
        </draw:custom-shape>
        <draw:custom-shape draw:name="Shape 414" draw:style-name="Mgr3" draw:text-style-name="MP5" draw:layer="layout" svg:width="0.074cm" svg:height="0.13cm" svg:x="13.984cm" svg:y="0.466cm">
          <text:p/>
          <draw:enhanced-geometry draw:mirror-horizontal="false" draw:mirror-vertical="false" drawooo:sub-view-size="405 708" svg:viewBox="0 0 10125 17700" draw:type="ooxml-non-primitive" draw:enhanced-path="M 304 0 L 236 67 135 303 1 572 1 640 34 707 135 707 203 673 337 404 405 101 405 34 371 0 Z N"/>
        </draw:custom-shape>
        <draw:custom-shape draw:name="Shape 415" draw:style-name="Mgr3" draw:text-style-name="MP5" draw:layer="layout" svg:width="0.154cm" svg:height="0.061cm" svg:x="14.995cm" svg:y="1.378cm">
          <text:p/>
          <draw:enhanced-geometry draw:mirror-horizontal="false" draw:mirror-vertical="false" drawooo:sub-view-size="843 337" svg:viewBox="0 0 21075 8425" draw:type="ooxml-non-primitive" draw:enhanced-path="M 68 0 L 1 34 1 101 34 135 203 236 405 303 573 337 775 337 809 303 842 236 842 202 775 169 438 101 102 0 Z N"/>
        </draw:custom-shape>
        <draw:custom-shape draw:name="Shape 416" draw:style-name="Mgr3" draw:text-style-name="MP5" draw:layer="layout" svg:width="0.111cm" svg:height="0.049cm" svg:x="15.542cm" svg:y="1.533cm">
          <text:p/>
          <draw:enhanced-geometry draw:mirror-horizontal="false" draw:mirror-vertical="false" drawooo:sub-view-size="607 270" svg:viewBox="0 0 15175 6750" draw:type="ooxml-non-primitive" draw:enhanced-path="M 68 0 L 0 67 0 101 34 135 304 236 438 269 573 236 607 202 607 168 607 135 573 101 101 0 Z N"/>
        </draw:custom-shape>
        <draw:custom-shape draw:name="Shape 417" draw:style-name="Mgr3" draw:text-style-name="MP5" draw:layer="layout" svg:width="0.16cm" svg:height="0.049cm" svg:x="15.691cm" svg:y="1.583cm">
          <text:p/>
          <draw:enhanced-geometry draw:mirror-horizontal="false" draw:mirror-vertical="false" drawooo:sub-view-size="876 270" svg:viewBox="0 0 21900 6750" draw:type="ooxml-non-primitive" draw:enhanced-path="M 34 0 L 1 68 34 135 68 169 236 202 438 236 640 270 842 236 876 202 876 169 876 135 842 101 438 34 102 0 Z N"/>
        </draw:custom-shape>
        <draw:custom-shape draw:name="Shape 418" draw:style-name="Mgr3" draw:text-style-name="MP5" draw:layer="layout" svg:width="0.13cm" svg:height="0.049cm" svg:x="15.368cm" svg:y="1.477cm">
          <text:p/>
          <draw:enhanced-geometry draw:mirror-horizontal="false" draw:mirror-vertical="false" drawooo:sub-view-size="708 271" svg:viewBox="0 0 17700 6775" draw:type="ooxml-non-primitive" draw:enhanced-path="M 34 1 L 1 35 1 102 68 136 371 237 506 270 640 237 708 203 708 169 708 102 640 68 405 35 102 1 Z N"/>
        </draw:custom-shape>
        <draw:custom-shape draw:name="Shape 419" draw:style-name="Mgr3" draw:text-style-name="MP5" draw:layer="layout" svg:width="0.136cm" svg:height="0.049cm" svg:x="15.194cm" svg:y="1.421cm">
          <text:p/>
          <draw:enhanced-geometry draw:mirror-horizontal="false" draw:mirror-vertical="false" drawooo:sub-view-size="741 271" svg:viewBox="0 0 18525 6775" draw:type="ooxml-non-primitive" draw:enhanced-path="M 101 1 L 34 35 0 102 34 169 101 203 370 237 539 270 741 270 741 203 741 169 707 136 572 68 438 35 269 35 101 1 Z N"/>
        </draw:custom-shape>
        <draw:custom-shape draw:name="Shape 420" draw:style-name="Mgr3" draw:text-style-name="MP5" draw:layer="layout" svg:width="0.465cm" svg:height="0.502cm" svg:x="8.95cm" svg:y="15.895cm">
          <text:p/>
          <draw:enhanced-geometry draw:mirror-horizontal="false" draw:mirror-vertical="false" drawooo:sub-view-size="2526 2729" svg:viewBox="0 0 63150 68225" draw:type="ooxml-non-primitive" draw:enhanced-path="M 202 169 L 741 237 1279 270 2357 237 2357 237 2289 775 2256 1348 2256 1886 2289 2425 2289 2459 2256 2459 2020 2425 808 2425 303 2391 236 1280 202 169 Z M 741 1 L 168 35 135 35 101 102 67 102 34 169 0 775 0 1415 34 2021 101 2661 135 2694 168 2728 236 2728 303 2694 337 2661 337 2627 337 2560 808 2661 1313 2694 1818 2694 2054 2661 2256 2627 2323 2593 2323 2492 2357 2526 2390 2526 2458 2492 2458 2425 2491 1886 2525 1314 2491 775 2458 203 2491 169 2491 102 2458 35 1852 35 1279 1 Z N"/>
        </draw:custom-shape>
        <draw:custom-shape draw:name="Shape 421" draw:style-name="Mgr3" draw:text-style-name="MP5" draw:layer="layout" svg:width="0.477cm" svg:height="0.458cm" svg:x="15.324cm" svg:y="15.901cm">
          <text:p/>
          <draw:enhanced-geometry draw:mirror-horizontal="false" draw:mirror-vertical="false" drawooo:sub-view-size="2593 2492" svg:viewBox="0 0 64825 62300" draw:type="ooxml-non-primitive" draw:enhanced-path="M 707 1 L 438 34 337 68 236 135 303 203 404 236 640 270 1077 270 1751 337 2391 371 2391 775 2391 1145 2357 1684 2357 1953 2391 2223 1313 2189 774 2189 505 2223 269 2290 236 1751 236 1213 269 674 269 405 236 270 202 135 101 304 67 472 0 842 0 1583 0 1819 0 2088 0 2223 34 2324 101 2425 202 2458 269 2458 269 2425 269 2391 539 2458 774 2492 1313 2492 2391 2458 2458 2425 2492 2458 2525 2458 2559 2425 2593 2155 2593 1886 2593 1347 2593 708 2593 405 2559 68 2525 34 2458 34 2458 68 2424 169 1852 102 1246 34 707 1 Z N"/>
        </draw:custom-shape>
        <draw:custom-shape draw:name="Shape 422" draw:style-name="Mgr3" draw:text-style-name="MP5" draw:layer="layout" svg:width="0.471cm" svg:height="0.328cm" svg:x="14.989cm" svg:y="15.547cm">
          <text:p/>
          <draw:enhanced-geometry draw:mirror-horizontal="false" draw:mirror-vertical="false" drawooo:sub-view-size="2559 1785" svg:viewBox="0 0 63975 44625" draw:type="ooxml-non-primitive" draw:enhanced-path="M 168 203 L 404 236 673 270 1178 270 2323 371 2289 607 2289 842 2323 1448 1246 1516 741 1516 505 1549 236 1583 202 876 168 203 Z M 673 0 L 404 34 135 101 101 101 67 135 34 506 0 876 34 1246 67 1583 101 1650 202 1650 236 1617 471 1718 741 1751 1010 1785 1279 1785 1818 1751 2357 1650 2357 1718 2390 1751 2458 1785 2525 1751 2559 1718 2559 1650 2491 1011 2458 371 2491 304 2491 236 2458 203 2390 169 1852 101 1246 34 976 0 Z N"/>
        </draw:custom-shape>
        <draw:custom-shape draw:name="Shape 423" draw:style-name="Mgr3" draw:text-style-name="MP5" draw:layer="layout" svg:width="0.471cm" svg:height="0.452cm" svg:x="15.61cm" svg:y="16.429cm">
          <text:p/>
          <draw:enhanced-geometry draw:mirror-horizontal="false" draw:mirror-vertical="false" drawooo:sub-view-size="2560 2459" svg:viewBox="0 0 64000 61475" draw:type="ooxml-non-primitive" draw:enhanced-path="M 169 202 L 708 236 1247 270 2324 236 2324 707 2324 1145 2324 1684 2324 2222 2088 2189 607 2189 338 2256 304 1684 237 1145 237 674 169 202 Z M 708 0 L 169 34 102 68 68 135 35 371 1 640 35 1145 68 1751 102 2054 169 2323 169 2391 304 2391 540 2424 1280 2424 1819 2458 2088 2458 2358 2424 2391 2458 2425 2458 2459 2424 2492 2391 2526 2121 2560 1852 2526 1313 2526 707 2526 404 2459 101 2425 68 2391 34 2324 34 1247 0 Z N"/>
        </draw:custom-shape>
        <draw:custom-shape draw:name="Shape 424" draw:style-name="Mgr3" draw:text-style-name="MP5" draw:layer="layout" svg:width="0.465cm" svg:height="0.452cm" svg:x="15.715cm" svg:y="16.95cm">
          <text:p/>
          <draw:enhanced-geometry draw:mirror-horizontal="false" draw:mirror-vertical="false" drawooo:sub-view-size="2526 2459" svg:viewBox="0 0 63150 61475" draw:type="ooxml-non-primitive" draw:enhanced-path="M 2357 202 L 2323 674 2323 1145 2256 1684 2222 2256 1953 2189 472 2189 236 2223 236 1684 236 1145 236 708 236 236 1313 270 1852 236 2357 202 Z M 1313 0 L 236 34 169 34 135 68 101 101 34 404 34 708 0 1314 0 1852 34 2122 68 2391 101 2425 135 2458 169 2458 202 2425 472 2458 741 2458 1280 2425 2020 2425 2256 2391 2357 2391 2391 2324 2458 2054 2492 1751 2525 1145 2525 640 2525 371 2492 135 2458 68 2391 34 1852 0 Z N"/>
        </draw:custom-shape>
        <draw:custom-shape draw:name="Shape 425" draw:style-name="Mgr3" draw:text-style-name="MP5" draw:layer="layout" svg:width="0.49cm" svg:height="0.297cm" svg:x="14.449cm" svg:y="15.56cm">
          <text:p/>
          <draw:enhanced-geometry draw:mirror-horizontal="false" draw:mirror-vertical="false" drawooo:sub-view-size="2661 1617" svg:viewBox="0 0 66525 40425" draw:type="ooxml-non-primitive" draw:enhanced-path="M 2189 203 L 2358 237 2391 270 2459 237 2459 371 2425 506 2425 775 2425 1078 2459 1381 1280 1381 708 1415 136 1482 169 1280 203 1078 203 708 203 439 203 304 203 203 371 237 1651 237 1987 203 Z M 708 1 L 439 34 136 68 136 102 35 102 35 136 68 136 35 270 35 439 35 708 1 1078 1 1280 35 1482 68 1516 68 1550 102 1583 708 1617 1314 1617 2492 1583 2593 1583 2627 1550 2661 1482 2661 1449 2627 1381 2627 1078 2593 775 2627 439 2593 270 2560 136 2526 136 2492 102 2459 68 2324 34 2189 1 1886 1 1280 34 708 1 Z N"/>
        </draw:custom-shape>
        <draw:custom-shape draw:name="Shape 426" draw:style-name="Mgr3" draw:text-style-name="MP5" draw:layer="layout" svg:width="0.477cm" svg:height="0.458cm" svg:x="10.012cm" svg:y="15.901cm">
          <text:p/>
          <draw:enhanced-geometry draw:mirror-horizontal="false" draw:mirror-vertical="false" drawooo:sub-view-size="2593 2492" svg:viewBox="0 0 64825 62300" draw:type="ooxml-non-primitive" draw:enhanced-path="M 707 1 L 438 34 337 68 236 135 303 203 404 236 640 270 1078 270 1751 337 2391 371 2391 775 2391 1145 2357 1684 2357 1953 2391 2223 1313 2189 775 2189 505 2223 270 2290 236 1751 236 1213 270 674 270 405 236 270 202 135 101 304 68 472 0 842 0 1583 0 1819 0 2088 0 2223 34 2324 101 2425 202 2458 270 2458 270 2425 270 2391 539 2458 775 2492 1313 2492 2391 2458 2458 2425 2492 2458 2525 2458 2559 2425 2593 2155 2593 1886 2593 1347 2593 708 2593 405 2559 68 2525 34 2458 34 2458 68 2424 169 1852 102 1246 34 707 1 Z N"/>
        </draw:custom-shape>
        <draw:custom-shape draw:name="Shape 427" draw:style-name="Mgr3" draw:text-style-name="MP5" draw:layer="layout" svg:width="0.508cm" svg:height="0.297cm" svg:x="11.147cm" svg:y="15.56cm">
          <text:p/>
          <draw:enhanced-geometry draw:mirror-horizontal="false" draw:mirror-vertical="false" drawooo:sub-view-size="2762 1617" svg:viewBox="0 0 69050 40425" draw:type="ooxml-non-primitive" draw:enhanced-path="M 135 136 L 438 203 741 237 1347 237 2593 203 2593 203 2559 506 2526 775 2559 1381 2223 1415 1886 1415 1246 1381 708 1348 438 1381 203 1449 169 775 169 439 135 136 Z M 708 1 L 102 68 68 102 102 136 1 439 1 809 34 1516 68 1550 135 1583 169 1583 203 1516 506 1550 809 1550 1415 1583 2021 1617 2593 1583 2660 1583 2728 1550 2761 1550 2761 1482 2761 1415 2761 775 2761 439 2694 102 2694 68 2660 34 1347 34 708 1 Z N"/>
        </draw:custom-shape>
        <draw:custom-shape draw:name="Shape 428" draw:style-name="Mgr3" draw:text-style-name="MP5" draw:layer="layout" svg:width="0.477cm" svg:height="0.459cm" svg:x="15.176cm" svg:y="16.944cm">
          <text:p/>
          <draw:enhanced-geometry draw:mirror-horizontal="false" draw:mirror-vertical="false" drawooo:sub-view-size="2593 2493" svg:viewBox="0 0 64825 62325" draw:type="ooxml-non-primitive" draw:enhanced-path="M 1885 1 L 1347 34 741 102 168 169 135 68 135 34 67 34 34 68 0 405 0 708 0 1348 0 1886 0 2156 34 2425 67 2459 101 2459 135 2425 202 2459 1279 2492 1818 2492 2054 2459 2323 2391 2323 2425 2323 2459 2391 2459 2492 2425 2559 2324 2593 2223 2593 2088 2593 1819 2593 1583 2593 843 2525 472 2492 304 2391 135 2357 270 2323 405 2323 674 2357 1213 2357 1752 2323 2290 2087 2223 1818 2189 1279 2189 202 2223 202 2223 236 1954 236 1684 202 1146 202 775 202 371 842 337 1515 270 1953 270 2189 236 2290 203 2357 135 2256 68 2121 34 1885 1 Z N"/>
        </draw:custom-shape>
        <draw:custom-shape draw:name="Shape 429" draw:style-name="Mgr3" draw:text-style-name="MP5" draw:layer="layout" svg:width="0.471cm" svg:height="0.328cm" svg:x="13.382cm" svg:y="15.547cm">
          <text:p/>
          <draw:enhanced-geometry draw:mirror-horizontal="false" draw:mirror-vertical="false" drawooo:sub-view-size="2559 1785" svg:viewBox="0 0 63975 44625" draw:type="ooxml-non-primitive" draw:enhanced-path="M 2390 203 L 2357 876 2323 1583 2087 1549 1852 1516 1347 1516 236 1448 269 842 269 607 236 371 1380 270 1885 270 2155 236 2390 203 Z M 1616 0 L 1313 34 741 101 168 169 101 203 67 236 67 304 101 371 67 1011 0 1650 0 1718 34 1751 101 1785 202 1751 202 1718 236 1650 741 1751 1313 1785 1582 1785 1852 1751 2121 1718 2357 1617 2390 1650 2491 1650 2491 1583 2525 1246 2559 876 2559 506 2491 135 2491 101 2458 101 2188 34 1885 0 Z N"/>
        </draw:custom-shape>
        <draw:custom-shape draw:name="Shape 430" draw:style-name="Mgr3" draw:text-style-name="MP5" draw:layer="layout" svg:width="0.508cm" svg:height="0.297cm" svg:x="11.7cm" svg:y="15.56cm">
          <text:p/>
          <draw:enhanced-geometry draw:mirror-horizontal="false" draw:mirror-vertical="false" drawooo:sub-view-size="2762 1617" svg:viewBox="0 0 69050 40425" draw:type="ooxml-non-primitive" draw:enhanced-path="M 2661 136 L 2593 439 2593 775 2560 1449 2324 1381 2055 1348 1516 1381 876 1415 540 1415 237 1381 237 775 237 506 203 203 203 203 1415 237 2055 237 2358 203 2661 136 Z M 2055 1 L 1415 34 136 34 102 68 68 102 35 439 1 775 35 1415 1 1482 1 1550 68 1550 102 1583 169 1583 775 1617 1348 1583 1954 1550 2257 1550 2560 1516 2593 1583 2661 1583 2694 1550 2728 1516 2762 809 2762 439 2694 136 2694 102 2694 68 2055 1 Z N"/>
        </draw:custom-shape>
        <draw:custom-shape draw:name="Shape 431" draw:style-name="Mgr3" draw:text-style-name="MP5" draw:layer="layout" svg:width="0.471cm" svg:height="0.328cm" svg:x="9.503cm" svg:y="15.547cm">
          <text:p/>
          <draw:enhanced-geometry draw:mirror-horizontal="false" draw:mirror-vertical="false" drawooo:sub-view-size="2560 1785" svg:viewBox="0 0 64000 44625" draw:type="ooxml-non-primitive" draw:enhanced-path="M 169 203 L 405 236 674 270 1179 270 2324 371 2290 607 2290 842 2324 1448 1246 1516 741 1516 506 1549 236 1583 203 876 169 203 Z M 674 0 L 405 34 135 101 101 101 68 135 34 506 0 876 34 1246 68 1583 101 1650 203 1650 236 1617 472 1718 741 1751 1011 1785 1280 1785 1819 1751 2357 1650 2357 1718 2391 1751 2458 1785 2526 1751 2559 1718 2559 1650 2492 1011 2458 371 2492 304 2492 236 2458 203 2391 169 1852 101 1246 34 977 0 Z N"/>
        </draw:custom-shape>
        <draw:custom-shape draw:name="Shape 432" draw:style-name="Mgr3" draw:text-style-name="MP5" draw:layer="layout" svg:width="0.496cm" svg:height="0.297cm" svg:x="13.903cm" svg:y="15.56cm">
          <text:p/>
          <draw:enhanced-geometry draw:mirror-horizontal="false" draw:mirror-vertical="false" drawooo:sub-view-size="2694 1617" svg:viewBox="0 0 67350 40425" draw:type="ooxml-non-primitive" draw:enhanced-path="M 2492 203 L 2458 304 2458 439 2492 708 2492 1078 2492 1280 2525 1482 1987 1415 1381 1381 236 1381 236 1078 236 775 236 506 236 371 202 237 202 237 269 270 337 237 505 203 673 203 1010 237 2290 237 2492 203 Z M 471 1 L 337 34 202 68 168 102 135 136 67 270 67 439 67 775 67 1078 67 1381 0 1449 0 1482 34 1550 101 1583 168 1583 1381 1617 1987 1617 2559 1583 2593 1550 2593 1516 2626 1482 2694 1280 2694 1078 2660 708 2660 439 2626 270 2593 136 2626 136 2626 102 2559 102 2559 68 2525 68 2256 34 1953 1 1381 34 774 1 Z N"/>
        </draw:custom-shape>
        <draw:custom-shape draw:name="Shape 433" draw:style-name="Mgr3" draw:text-style-name="MP5" draw:layer="layout" svg:width="0.421cm" svg:height="0.458cm" svg:x="14.058cm" svg:y="16.429cm">
          <text:p/>
          <draw:enhanced-geometry draw:mirror-horizontal="false" draw:mirror-vertical="false" drawooo:sub-view-size="2291 2492" svg:viewBox="0 0 57275 62300" draw:type="ooxml-non-primitive" draw:enhanced-path="M 237 0 L 102 34 1 68 1 101 68 169 169 202 371 270 2088 270 2055 472 2055 707 2055 1145 2055 1717 2055 1987 2088 2256 910 2222 506 2189 304 2222 203 2256 136 2323 203 2391 304 2458 506 2492 2257 2492 2290 2424 2290 2357 2290 2290 2290 2020 2290 1717 2290 1145 2290 707 2290 472 2257 236 2290 202 2290 135 2257 68 2189 34 944 34 472 0 Z N"/>
        </draw:custom-shape>
        <draw:custom-shape draw:name="Shape 434" draw:style-name="Mgr3" draw:text-style-name="MP5" draw:layer="layout" svg:width="0.142cm" svg:height="0.148cm" svg:x="14.176cm" svg:y="16.603cm">
          <text:p/>
          <draw:enhanced-geometry draw:mirror-horizontal="false" draw:mirror-vertical="false" drawooo:sub-view-size="775 809" svg:viewBox="0 0 19375 20225" draw:type="ooxml-non-primitive" draw:enhanced-path="M 337 202 L 337 236 405 269 539 269 573 438 539 505 506 572 438 606 371 640 304 606 236 572 203 505 203 438 236 269 337 202 Z M 337 0 L 203 67 102 168 34 303 1 438 34 606 135 741 236 808 506 808 607 741 708 606 775 438 741 269 708 135 640 67 472 0 Z N"/>
        </draw:custom-shape>
        <draw:custom-shape draw:name="Shape 435" draw:style-name="Mgr3" draw:text-style-name="MP5" draw:layer="layout" svg:width="0.421cm" svg:height="0.459cm" svg:x="13.909cm" svg:y="17.472cm">
          <text:p/>
          <draw:enhanced-geometry draw:mirror-horizontal="false" draw:mirror-vertical="false" drawooo:sub-view-size="2291 2493" svg:viewBox="0 0 57275 62325" draw:type="ooxml-non-primitive" draw:enhanced-path="M 236 1 L 102 34 1 68 1 102 68 169 169 203 371 270 2088 270 2055 472 2055 708 2055 1145 2055 1718 2055 1987 2088 2256 910 2223 506 2189 304 2223 203 2256 135 2324 203 2391 304 2458 506 2492 2257 2492 2290 2425 2290 2357 2290 2290 2290 2021 2290 1718 2290 1145 2290 708 2290 472 2257 236 2290 203 2290 135 2257 68 2189 34 944 34 472 1 Z N"/>
        </draw:custom-shape>
        <draw:custom-shape draw:name="Shape 436" draw:style-name="Mgr3" draw:text-style-name="MP5" draw:layer="layout" svg:width="0.136cm" svg:height="0.16cm" svg:x="14.313cm" svg:y="17.118cm">
          <text:p/>
          <draw:enhanced-geometry draw:mirror-horizontal="false" draw:mirror-vertical="false" drawooo:sub-view-size="741 876" svg:viewBox="0 0 18525 21900" draw:type="ooxml-non-primitive" draw:enhanced-path="M 236 1 L 169 68 101 135 34 337 0 573 0 775 34 842 68 876 438 876 573 842 707 775 741 741 741 708 707 640 606 607 472 607 236 640 270 304 303 169 303 102 270 34 236 1 Z N"/>
        </draw:custom-shape>
        <draw:custom-shape draw:name="Shape 437" draw:style-name="Mgr3" draw:text-style-name="MP5" draw:layer="layout" svg:width="0.055cm" svg:height="0.446cm" svg:x="14.021cm" svg:y="16.441cm">
          <text:p/>
          <draw:enhanced-geometry draw:mirror-horizontal="false" draw:mirror-vertical="false" drawooo:sub-view-size="304 2425" svg:viewBox="0 0 7600 60625" draw:type="ooxml-non-primitive" draw:enhanced-path="M 102 1 L 68 34 34 304 1 573 34 1112 34 1751 68 2054 135 2357 169 2425 203 2425 237 2391 270 2357 304 2054 270 1718 237 1112 237 573 203 304 169 34 169 1 Z N"/>
        </draw:custom-shape>
        <draw:custom-shape draw:name="Shape 438" draw:style-name="Mgr3" draw:text-style-name="MP5" draw:layer="layout" svg:width="0.477cm" svg:height="0.459cm" svg:x="14.114cm" svg:y="16.944cm">
          <text:p/>
          <draw:enhanced-geometry draw:mirror-horizontal="false" draw:mirror-vertical="false" drawooo:sub-view-size="2594 2493" svg:viewBox="0 0 64850 62325" draw:type="ooxml-non-primitive" draw:enhanced-path="M 2391 1 L 2391 34 2391 102 2021 68 1651 68 910 102 506 68 304 68 203 102 136 169 102 135 68 135 35 405 1 640 35 1179 35 2391 68 2459 136 2492 203 2492 237 2459 506 2492 2122 2492 2257 2425 2324 2358 2223 2257 2088 2223 1954 2189 1819 2189 1213 2223 742 2189 472 2189 270 2223 237 1011 237 674 203 506 169 337 237 337 270 304 304 270 2122 270 2358 236 2358 674 2358 1112 2324 1718 2324 2055 2324 2358 2358 2425 2459 2425 2492 2391 2560 2055 2593 1752 2593 1112 2593 573 2560 304 2492 34 2459 1 Z N"/>
        </draw:custom-shape>
        <draw:custom-shape draw:name="Shape 439" draw:style-name="Mgr3" draw:text-style-name="MP5" draw:layer="layout" svg:width="0.465cm" svg:height="0.502cm" svg:x="15.082cm" svg:y="16.417cm">
          <text:p/>
          <draw:enhanced-geometry draw:mirror-horizontal="false" draw:mirror-vertical="false" drawooo:sub-view-size="2526 2728" svg:viewBox="0 0 63150 68200" draw:type="ooxml-non-primitive" draw:enhanced-path="M 202 168 L 741 236 1279 269 2357 236 2289 774 2256 1347 2256 1885 2289 2424 2289 2458 2256 2458 2020 2424 808 2424 303 2390 236 1279 202 168 Z M 741 0 L 168 34 135 34 101 101 67 101 34 168 0 774 0 1414 34 2020 101 2660 135 2693 168 2727 236 2727 303 2693 337 2660 337 2626 337 2559 808 2660 1313 2693 1818 2693 2054 2660 2256 2626 2323 2592 2323 2491 2357 2525 2390 2525 2458 2491 2458 2424 2491 1885 2525 1313 2491 774 2458 202 2491 168 2491 101 2458 34 1852 34 1279 0 Z N"/>
        </draw:custom-shape>
        <draw:custom-shape draw:name="Shape 440" draw:style-name="Mgr3" draw:text-style-name="MP5" draw:layer="layout" svg:width="0.428cm" svg:height="0.458cm" svg:x="14.654cm" svg:y="16.95cm">
          <text:p/>
          <draw:enhanced-geometry draw:mirror-horizontal="false" draw:mirror-vertical="false" drawooo:sub-view-size="2325 2492" svg:viewBox="0 0 58125 62300" draw:type="ooxml-non-primitive" draw:enhanced-path="M 1853 0 L 1381 34 136 34 68 68 35 135 35 202 68 236 35 472 35 708 35 1145 1 1718 35 2021 35 2290 35 2357 35 2425 68 2492 1819 2492 2021 2458 2122 2391 2189 2324 2122 2256 2021 2223 1819 2189 1415 2223 237 2256 270 1987 270 1718 270 1145 270 708 270 472 237 270 1954 270 2156 202 2223 169 2324 101 2324 68 2223 34 2088 0 Z N"/>
        </draw:custom-shape>
        <draw:custom-shape draw:name="Shape 441" draw:style-name="Mgr3" draw:text-style-name="MP5" draw:layer="layout" svg:width="0.167cm" svg:height="0.136cm" svg:x="14.691cm" svg:y="16.59cm">
          <text:p/>
          <draw:enhanced-geometry draw:mirror-horizontal="false" draw:mirror-vertical="false" drawooo:sub-view-size="910 742" svg:viewBox="0 0 22750 18550" draw:type="ooxml-non-primitive" draw:enhanced-path="M 506 169 L 641 203 742 236 674 337 540 405 270 405 270 203 371 203 506 169 Z M 506 1 L 371 34 270 102 203 68 169 68 136 102 102 236 102 371 35 405 1 438 1 506 68 539 68 573 102 640 102 708 169 741 203 741 237 708 270 674 270 640 270 573 506 573 674 539 775 472 843 405 910 304 910 203 910 169 876 135 708 34 506 1 Z N"/>
        </draw:custom-shape>
        <draw:custom-shape draw:name="Shape 442" draw:style-name="Mgr3" draw:text-style-name="MP5" draw:layer="layout" svg:width="0.477cm" svg:height="0.459cm" svg:x="14.549cm" svg:y="16.423cm">
          <text:p/>
          <draw:enhanced-geometry draw:mirror-horizontal="false" draw:mirror-vertical="false" drawooo:sub-view-size="2594 2493" svg:viewBox="0 0 64850 62325" draw:type="ooxml-non-primitive" draw:enhanced-path="M 135 1 L 102 34 34 304 1 573 1 1112 1 1751 34 2054 102 2391 135 2425 236 2425 270 2357 270 2054 236 1718 236 1112 236 674 236 236 472 270 2290 270 2324 304 2357 337 2391 337 2391 506 2357 674 2357 1011 2324 2223 2122 2189 1852 2189 1381 2223 775 2189 640 2189 472 2223 371 2256 270 2357 337 2425 472 2492 2088 2492 2357 2458 2391 2492 2458 2492 2526 2458 2559 2391 2559 1179 2593 640 2559 405 2526 135 2492 135 2458 169 2391 102 2290 68 2088 68 1650 102 943 68 573 68 203 102 203 34 203 1 Z N"/>
        </draw:custom-shape>
        <draw:custom-shape draw:name="Shape 443" draw:style-name="Mgr3" draw:text-style-name="MP5" draw:layer="layout" svg:width="0.167cm" svg:height="0.111cm" svg:x="15.753cm" svg:y="18.074cm">
          <text:p/>
          <draw:enhanced-geometry draw:mirror-horizontal="false" draw:mirror-vertical="false" drawooo:sub-view-size="910 607" svg:viewBox="0 0 22750 15175" draw:type="ooxml-non-primitive" draw:enhanced-path="M 438 0 L 303 68 202 202 101 303 34 371 0 438 34 472 68 505 202 472 303 371 472 236 606 404 775 573 808 606 876 573 909 539 876 472 741 303 573 135 573 101 539 34 505 0 Z N"/>
        </draw:custom-shape>
        <draw:custom-shape draw:name="Shape 444" draw:style-name="Mgr3" draw:text-style-name="MP5" draw:layer="layout" svg:width="0.21cm" svg:height="0.148cm" svg:x="16.268cm" svg:y="16.143cm">
          <text:p/>
          <draw:enhanced-geometry draw:mirror-horizontal="false" draw:mirror-vertical="false" drawooo:sub-view-size="1146 809" svg:viewBox="0 0 28650 20225" draw:type="ooxml-non-primitive" draw:enhanced-path="M 304 1 L 203 68 135 169 68 270 1 405 1 472 34 506 371 775 438 809 506 775 539 708 539 674 506 640 304 472 674 438 1044 405 1112 371 1145 304 1112 236 1044 203 674 236 304 304 438 135 438 102 438 34 371 1 Z N"/>
        </draw:custom-shape>
        <draw:custom-shape draw:name="Shape 445" draw:style-name="Mgr3" draw:text-style-name="MP5" draw:layer="layout" svg:width="1.147cm" svg:height="0.514cm" svg:x="15.449cm" svg:y="17.447cm">
          <text:p/>
          <draw:enhanced-geometry draw:mirror-horizontal="false" draw:mirror-vertical="false" drawooo:sub-view-size="6230 2796" svg:viewBox="0 0 155750 69900" draw:type="ooxml-non-primitive" draw:enhanced-path="M 3839 1 L 1953 35 1011 35 539 102 101 203 68 237 101 270 135 270 34 506 0 775 0 1314 34 1954 135 2593 169 2627 202 2661 303 2661 977 2762 1684 2795 2391 2762 3098 2728 4478 2661 5185 2627 5892 2661 5926 2728 6027 2728 6094 2694 6128 2627 6195 1348 6229 708 6229 405 6195 102 6162 68 6128 35 6094 68 6061 102 5960 641 5926 1247 5892 2425 5185 2391 4512 2391 3132 2459 1751 2526 1044 2560 371 2526 270 1920 236 1314 236 775 236 506 169 270 505 304 1482 304 2122 270 2761 237 4108 203 5354 203 5623 237 5724 237 5791 270 5859 304 5892 304 5960 270 5960 203 5926 102 5859 68 5791 35 5690 1 Z N"/>
        </draw:custom-shape>
        <draw:custom-shape draw:name="Shape 446" draw:style-name="Mgr3" draw:text-style-name="MP5" draw:layer="layout" svg:width="0.167cm" svg:height="0.099cm" svg:x="14.015cm" svg:y="17.565cm">
          <text:p/>
          <draw:enhanced-geometry draw:mirror-horizontal="false" draw:mirror-vertical="false" drawooo:sub-view-size="910 540" svg:viewBox="0 0 22750 13500" draw:type="ooxml-non-primitive" draw:enhanced-path="M 741 1 L 573 34 404 102 67 236 34 270 0 337 34 405 67 438 775 539 842 539 876 506 909 472 909 438 876 371 842 337 505 270 674 203 775 102 808 34 741 1 Z N"/>
        </draw:custom-shape>
        <draw:custom-shape draw:name="Shape 447" draw:style-name="Mgr3" draw:text-style-name="MP5" draw:layer="layout" svg:width="0.471cm" svg:height="0.303cm" svg:x="16.125cm" svg:y="18.247cm">
          <text:p/>
          <draw:enhanced-geometry draw:mirror-horizontal="false" draw:mirror-vertical="false" drawooo:sub-view-size="2560 1650" svg:viewBox="0 0 64000 41250" draw:type="ooxml-non-primitive" draw:enhanced-path="M 371 0 L 34 67 0 101 0 135 0 168 68 202 707 236 1347 236 1818 269 2323 269 2391 539 2391 842 2357 1414 404 1414 169 1481 135 1515 169 1549 404 1616 1212 1616 2458 1650 2525 1616 2559 1549 2559 1212 2525 875 2391 236 2458 236 2492 168 2458 135 2424 101 2357 101 2357 34 2323 0 2290 0 2290 34 2290 67 2054 34 1818 0 Z N"/>
        </draw:custom-shape>
        <draw:custom-shape draw:name="Shape 448" draw:style-name="Mgr3" draw:text-style-name="MP5" draw:layer="layout" svg:width="0.459cm" svg:height="0.552cm" svg:x="15.591cm" svg:y="17.993cm">
          <text:p/>
          <draw:enhanced-geometry draw:mirror-horizontal="false" draw:mirror-vertical="false" drawooo:sub-view-size="2493 2998" svg:viewBox="0 0 62325 74950" draw:type="ooxml-non-primitive" draw:enhanced-path="M 270 1482 L 506 1549 708 1583 1179 1617 1718 1650 1987 1650 2257 1617 2257 2155 2257 2391 2257 2660 1785 2660 1348 2694 809 2728 540 2761 304 2795 278 2821 278 2821 304 2559 304 2189 270 1482 Z M 1718 1 L 1146 34 674 68 203 135 169 68 136 68 35 405 35 708 35 1381 1 2155 35 2526 68 2930 136 2963 169 2997 237 2963 270 2896 276 2835 304 2862 540 2896 1348 2896 1819 2862 2290 2829 2324 2896 2358 2930 2391 2896 2425 2829 2459 2761 2425 2694 2459 2425 2492 2155 2492 1617 2492 876 2492 506 2425 135 2391 135 2324 438 2290 775 2290 1415 2290 1448 2021 1415 1718 1381 1179 1381 708 1347 472 1347 270 1381 270 842 270 573 237 304 775 270 1280 236 1785 203 2290 169 2358 135 2358 68 2324 1 Z N"/>
        </draw:custom-shape>
        <draw:custom-shape draw:name="Shape 449" draw:style-name="Mgr3" draw:text-style-name="MP5" draw:layer="layout" svg:width="0.03cm" svg:height="0.26cm" svg:x="16.113cm" svg:y="18.291cm">
          <text:p/>
          <draw:enhanced-geometry draw:mirror-horizontal="false" draw:mirror-vertical="false" drawooo:sub-view-size="170 1415" svg:viewBox="0 0 4250 35375" draw:type="ooxml-non-primitive" draw:enhanced-path="M 102 1 L 35 102 1 236 1 506 1 1314 1 1381 68 1415 136 1381 169 1314 169 506 169 236 169 102 102 1 Z N"/>
        </draw:custom-shape>
        <draw:custom-shape draw:name="Shape 450" draw:style-name="Mgr3" draw:text-style-name="MP5" draw:layer="layout" svg:width="0.105cm" svg:height="0.142cm" svg:x="16.299cm" svg:y="18.328cm">
          <text:p/>
          <draw:enhanced-geometry draw:mirror-horizontal="false" draw:mirror-vertical="false" drawooo:sub-view-size="574 776" svg:viewBox="0 0 14350 19400" draw:type="ooxml-non-primitive" draw:enhanced-path="M 169 1 L 136 68 136 135 169 203 237 270 304 337 270 371 35 573 35 607 1 674 68 741 136 775 169 775 203 741 405 539 506 438 540 405 573 337 573 304 540 236 439 135 371 102 304 68 237 1 Z N"/>
        </draw:custom-shape>
        <draw:custom-shape draw:name="Shape 451" draw:style-name="Mgr3" draw:text-style-name="MP5" draw:layer="layout" svg:width="0.204cm" svg:height="0.167cm" svg:x="16.317cm" svg:y="16.69cm">
          <text:p/>
          <draw:enhanced-geometry draw:mirror-horizontal="false" draw:mirror-vertical="false" drawooo:sub-view-size="1113 910" svg:viewBox="0 0 27825 22750" draw:type="ooxml-non-primitive" draw:enhanced-path="M 944 0 L 876 34 876 101 876 236 843 337 775 438 641 472 405 472 405 404 405 337 439 236 439 202 371 202 237 303 68 337 1 371 1 472 169 842 203 909 371 909 405 876 405 808 371 674 607 674 809 640 944 539 1045 371 1112 236 1078 68 1011 0 Z N"/>
        </draw:custom-shape>
        <draw:custom-shape draw:name="Shape 452" draw:style-name="Mgr3" draw:text-style-name="MP5" draw:layer="layout" svg:width="0.75cm" svg:height="0.465cm" svg:x="15.833cm" svg:y="15.908cm">
          <text:p/>
          <draw:enhanced-geometry draw:mirror-horizontal="false" draw:mirror-vertical="false" drawooo:sub-view-size="4075 2526" svg:viewBox="0 0 101875 63150" draw:type="ooxml-non-primitive" draw:enhanced-path="M 2930 236 L 3839 270 3839 1280 3873 2256 2055 2189 1112 2189 237 2222 203 2222 237 2189 237 1953 237 1717 203 1246 203 741 237 236 Z M 1112 0 L 237 68 203 101 136 101 102 135 35 674 1 1246 1 1751 35 1987 136 2189 169 2222 169 2290 203 2323 641 2391 1112 2458 2021 2525 2964 2525 3873 2458 3906 2525 3974 2525 4041 2492 4075 2424 4075 1280 4041 707 4007 169 4007 101 3974 68 3873 68 2964 0 Z N"/>
        </draw:custom-shape>
        <draw:custom-shape draw:name="Shape 453" draw:style-name="Mgr3" draw:text-style-name="MP5" draw:layer="layout" svg:width="0.49cm" svg:height="0.974cm" svg:x="16.125cm" svg:y="16.429cm">
          <text:p/>
          <draw:enhanced-geometry draw:mirror-horizontal="false" draw:mirror-vertical="false" drawooo:sub-view-size="2661 5287" svg:viewBox="0 0 66525 132175" draw:type="ooxml-non-primitive" draw:enhanced-path="M 2492 202 L 2424 472 2391 775 2391 1347 2424 1953 2424 2525 2391 3771 2323 5017 1684 5017 1313 4983 1111 4983 943 5017 977 4344 977 3704 909 2424 943 2357 943 2290 909 2222 808 2222 303 2323 270 1751 236 1179 236 674 236 438 202 202 202 202 775 236 1347 236 2458 202 Z M 775 0 L 202 68 169 101 101 68 68 101 0 371 0 640 0 1179 0 1785 0 2121 68 2424 68 2458 135 2492 270 2492 741 2458 741 3805 741 4478 775 5152 808 5185 876 5219 909 5185 943 5152 943 5118 1078 5185 1246 5219 1549 5219 1953 5253 2357 5253 2424 5286 2492 5253 2525 5253 2593 5219 2626 5152 2593 5084 2525 5017 2593 3771 2626 2525 2660 1347 2660 741 2593 438 2525 169 2559 135 2559 68 2525 0 Z N"/>
        </draw:custom-shape>
        <draw:custom-shape draw:name="Shape 454" draw:style-name="Mgr3" draw:text-style-name="MP5" draw:layer="layout" svg:width="0.154cm" svg:height="0.092cm" svg:x="15.771cm" svg:y="18.347cm">
          <text:p/>
          <draw:enhanced-geometry draw:mirror-horizontal="false" draw:mirror-vertical="false" drawooo:sub-view-size="842 506" svg:viewBox="0 0 21050 12650" draw:type="ooxml-non-primitive" draw:enhanced-path="M 34 1 L 0 68 0 135 101 304 236 472 270 506 303 506 371 472 472 472 640 304 842 169 842 102 842 34 775 1 707 1 539 135 371 304 270 169 135 34 68 1 Z N"/>
        </draw:custom-shape>
        <draw:custom-shape draw:name="Shape 455" draw:style-name="Mgr3" draw:text-style-name="MP5" draw:layer="layout" svg:width="0.21cm" svg:height="0.173cm" svg:x="9.062cm" svg:y="16.659cm">
          <text:p/>
          <draw:enhanced-geometry draw:mirror-horizontal="false" draw:mirror-vertical="false" drawooo:sub-view-size="1145 943" svg:viewBox="0 0 28625 23575" draw:type="ooxml-non-primitive" draw:enhanced-path="M 1044 0 L 1010 34 976 236 976 438 976 505 943 471 774 337 640 202 572 168 505 202 471 236 471 303 471 337 606 471 370 471 202 438 101 438 34 471 0 505 34 539 67 572 168 606 303 640 606 673 471 741 438 774 438 842 471 909 539 909 774 808 976 640 976 842 1010 909 1044 943 1111 909 1145 842 1145 438 1145 236 1111 34 1077 34 1044 0 Z N"/>
        </draw:custom-shape>
        <draw:custom-shape draw:name="Shape 456" draw:style-name="Mgr3" draw:text-style-name="MP5" draw:layer="layout" svg:width="0.465cm" svg:height="0.502cm" svg:x="14.933cm" svg:y="17.459cm">
          <text:p/>
          <draw:enhanced-geometry draw:mirror-horizontal="false" draw:mirror-vertical="false" drawooo:sub-view-size="2526 2728" svg:viewBox="0 0 63150 68200" draw:type="ooxml-non-primitive" draw:enhanced-path="M 202 169 L 741 236 1279 270 2357 236 2357 236 2289 775 2256 1347 2256 1886 2289 2424 2289 2458 2256 2458 2020 2424 808 2424 303 2391 236 1280 202 169 Z M 741 0 L 168 34 135 34 101 101 67 101 34 169 0 775 0 1414 34 2020 101 2660 135 2694 168 2727 236 2727 303 2694 337 2660 337 2626 337 2559 808 2660 1313 2694 1818 2694 2054 2660 2256 2626 2323 2593 2323 2492 2357 2525 2390 2525 2458 2492 2458 2424 2491 1886 2525 1313 2491 775 2458 202 2491 169 2491 101 2458 34 1852 34 1279 0 Z N"/>
        </draw:custom-shape>
        <draw:custom-shape draw:name="Shape 457" draw:style-name="Mgr3" draw:text-style-name="MP5" draw:layer="layout" svg:width="0.465cm" svg:height="0.576cm" svg:x="9.472cm" svg:y="17.981cm">
          <text:p/>
          <draw:enhanced-geometry draw:mirror-horizontal="false" draw:mirror-vertical="false" drawooo:sub-view-size="2526 3132" svg:viewBox="0 0 63150 78300" draw:type="ooxml-non-primitive" draw:enhanced-path="M 202 169 L 741 236 1280 270 2357 236 2290 842 2256 1549 2256 2222 2290 2828 2290 2862 2256 2862 2020 2828 808 2828 303 2795 236 1482 202 169 Z M 741 0 L 168 34 135 34 101 101 67 101 34 169 0 842 0 1616 34 2391 101 3064 135 3098 168 3132 236 3132 303 3098 337 3064 337 3030 337 2963 808 3064 1313 3098 1818 3098 2054 3064 2256 3030 2323 2997 2323 2896 2357 2929 2391 2929 2458 2896 2458 2828 2492 2222 2525 1515 2492 808 2458 202 2492 169 2492 101 2458 34 1852 34 1280 0 Z N"/>
        </draw:custom-shape>
        <draw:custom-shape draw:name="Shape 458" draw:style-name="Mgr3" draw:text-style-name="MP5" draw:layer="layout" svg:width="0.763cm" svg:height="0.483cm" svg:x="8.938cm" svg:y="16.417cm">
          <text:p/>
          <draw:enhanced-geometry draw:mirror-horizontal="false" draw:mirror-vertical="false" drawooo:sub-view-size="4142 2627" svg:viewBox="0 0 103550 65675" draw:type="ooxml-non-primitive" draw:enhanced-path="M 1112 202 L 1953 236 2896 269 3873 370 3873 1414 3805 1885 3805 2357 3671 2289 3536 2222 3233 2188 2930 2222 2660 2222 2088 2289 1549 2323 943 2323 640 2289 337 2323 270 1751 236 1178 270 707 270 471 236 269 270 269 674 202 Z M 775 0 L 539 34 304 101 270 101 236 135 236 236 203 135 169 135 102 236 68 370 1 640 1 1178 34 1784 102 2390 169 2458 304 2458 337 2390 539 2458 741 2491 1145 2559 1583 2559 1987 2525 2458 2491 2896 2491 3334 2525 3805 2559 3839 2626 3940 2626 3974 2559 4075 2289 4108 2020 4142 1414 4142 741 4108 404 4075 67 4041 0 3974 0 3906 34 3873 101 3873 168 3031 67 2189 34 1246 0 Z N"/>
        </draw:custom-shape>
        <draw:custom-shape draw:name="Shape 459" draw:style-name="Mgr3" draw:text-style-name="MP5" draw:layer="layout" svg:width="0.49cm" svg:height="0.297cm" svg:x="8.963cm" svg:y="15.56cm">
          <text:p/>
          <draw:enhanced-geometry draw:mirror-horizontal="false" draw:mirror-vertical="false" drawooo:sub-view-size="2661 1617" svg:viewBox="0 0 66525 40425" draw:type="ooxml-non-primitive" draw:enhanced-path="M 2189 203 L 2357 237 2391 270 2458 237 2458 371 2424 506 2424 775 2424 1078 2458 1381 1280 1381 707 1415 135 1482 169 1280 202 1078 202 708 202 439 202 304 202 203 371 237 1650 237 1987 203 Z M 707 1 L 438 34 135 68 135 102 34 102 34 136 68 136 34 270 34 439 34 708 0 1078 0 1280 34 1482 68 1516 68 1550 101 1583 707 1617 1313 1617 2492 1583 2593 1583 2626 1550 2660 1482 2660 1449 2626 1381 2626 1078 2593 775 2626 439 2593 270 2559 136 2525 136 2492 102 2458 68 2323 34 2189 1 1886 1 1280 34 707 1 Z N"/>
        </draw:custom-shape>
        <draw:custom-shape draw:name="Shape 460" draw:style-name="Mgr3" draw:text-style-name="MP5" draw:layer="layout" svg:width="0.477cm" svg:height="0.533cm" svg:x="8.938cm" svg:y="17.987cm">
          <text:p/>
          <draw:enhanced-geometry draw:mirror-horizontal="false" draw:mirror-vertical="false" drawooo:sub-view-size="2594 2896" svg:viewBox="0 0 64850 72400" draw:type="ooxml-non-primitive" draw:enhanced-path="M 135 0 L 102 34 34 303 1 572 1 1111 1 1953 34 2390 102 2794 135 2828 236 2828 270 2761 270 2390 236 1919 236 1111 236 673 236 236 472 269 2290 269 2324 303 2357 337 2391 337 2391 505 2357 673 2357 1010 2324 1818 2324 2626 2122 2592 1852 2592 1381 2626 775 2592 640 2592 472 2626 371 2660 270 2761 337 2828 472 2895 2088 2895 2357 2862 2391 2895 2458 2895 2526 2862 2559 2794 2559 1178 2593 640 2559 404 2526 135 2492 135 2458 168 2391 101 2290 67 2088 67 1650 101 943 67 573 67 203 101 203 34 203 0 Z N"/>
        </draw:custom-shape>
        <draw:custom-shape draw:name="Shape 461" draw:style-name="Mgr3" draw:text-style-name="MP5" draw:layer="layout" svg:width="0.595cm" svg:height="0.533cm" svg:x="13.853cm" svg:y="17.987cm">
          <text:p/>
          <draw:enhanced-geometry draw:mirror-horizontal="false" draw:mirror-vertical="false" drawooo:sub-view-size="3233 2896" svg:viewBox="0 0 80825 72400" draw:type="ooxml-non-primitive" draw:enhanced-path="M 3031 0 L 2997 337 2997 640 2997 1313 2997 2020 2997 2357 3031 2727 2997 2693 203 2693 270 2357 270 1986 236 1279 236 640 203 337 135 34 102 34 34 337 1 640 1 1279 1 2020 34 2390 68 2761 102 2794 135 2794 270 2761 337 2828 438 2862 674 2895 1179 2862 2122 2895 3031 2862 3065 2862 3065 2828 3132 2828 3166 2794 3199 2491 3233 2155 3233 1515 3233 741 3199 370 3132 0 Z N"/>
        </draw:custom-shape>
        <draw:custom-shape draw:name="Shape 462" draw:style-name="Mgr3" draw:text-style-name="MP5" draw:layer="layout" svg:width="0.483cm" svg:height="0.558cm" svg:x="14.511cm" svg:y="17.987cm">
          <text:p/>
          <draw:enhanced-geometry draw:mirror-horizontal="false" draw:mirror-vertical="false" drawooo:sub-view-size="2627 3031" svg:viewBox="0 0 65675 75775" draw:type="ooxml-non-primitive" draw:enhanced-path="M 2458 0 L 2425 67 2122 34 1852 67 1246 135 943 135 640 67 337 34 203 67 34 135 34 168 34 202 68 236 304 303 573 337 1078 370 1246 404 1415 370 1718 337 2054 303 2425 303 2391 808 2391 1347 2357 2020 2357 2357 2391 2693 2324 2693 1684 2727 1044 2794 506 2828 270 2862 1 2963 34 2996 270 3030 539 3030 1044 2963 1684 2929 2324 2895 2391 2862 2425 2828 2425 2862 2492 2862 2526 2828 2559 2525 2593 2188 2593 1549 2627 808 2627 438 2593 67 2559 34 2526 0 Z N"/>
        </draw:custom-shape>
        <draw:custom-shape draw:name="Shape 463" draw:style-name="Mgr3" draw:text-style-name="MP5" draw:layer="layout" svg:width="2.587cm" svg:height="0.576cm" svg:x="11.209cm" svg:y="17.987cm">
          <text:p/>
          <draw:enhanced-geometry draw:mirror-horizontal="false" draw:mirror-vertical="false" drawooo:sub-view-size="14040 3132" svg:viewBox="0 0 351000 78300" draw:type="ooxml-non-primitive" draw:enhanced-path="M 101 202 L 1818 269 3569 337 7003 370 13703 505 13703 875 13703 1212 13703 2862 13669 2828 13299 2761 12929 2727 12558 2693 11481 2693 10740 2761 9899 2828 9023 2862 7272 2895 5555 2862 3805 2794 2088 2761 1212 2794 371 2828 371 2491 337 2121 270 1448 202 808 169 505 101 202 Z M 101 0 L 68 34 34 67 34 101 34 135 0 471 0 774 34 1448 68 2222 101 2626 202 2996 236 3030 270 3064 303 3030 337 2996 1179 3030 2020 3098 5353 3098 7037 3131 8653 3131 9461 3098 10269 3064 11111 2996 11919 2929 12356 2929 12760 2963 13164 2996 13568 3098 13636 3098 13703 3064 13737 2963 13804 2996 13871 2996 13939 2963 13972 2862 13972 1414 13972 976 13972 741 13972 505 14006 438 14040 370 14006 303 13905 269 13871 269 13838 168 13804 269 7003 135 3569 34 1818 0 Z N"/>
        </draw:custom-shape>
        <draw:custom-shape draw:name="Shape 464" draw:style-name="Mgr3" draw:text-style-name="MP5" draw:layer="layout" svg:width="0.626cm" svg:height="0.582cm" svg:x="10.545cm" svg:y="17.968cm">
          <text:p/>
          <draw:enhanced-geometry draw:mirror-horizontal="false" draw:mirror-vertical="false" drawooo:sub-view-size="3402 3165" svg:viewBox="0 0 85050 79125" draw:type="ooxml-non-primitive" draw:enhanced-path="M 1347 0 L 943 34 573 101 236 168 169 101 135 67 68 101 1 135 1 202 34 269 68 269 34 505 34 842 34 1717 34 2963 68 3064 236 3064 236 3030 270 2963 236 1953 236 943 270 673 304 505 304 370 977 303 1684 269 2054 303 2425 370 2795 404 3166 471 3199 438 3199 438 3166 673 3166 909 3132 1380 3098 2188 3132 2592 3166 2996 2762 2895 2357 2862 1516 2828 1179 2794 876 2761 708 2794 539 2828 405 2895 270 2963 438 3030 607 3064 1718 3064 2492 3165 2896 3165 3300 3131 3401 3064 3401 3030 3401 2996 3368 2592 3334 2188 3368 1380 3401 808 3401 505 3334 202 3300 202 3233 337 3199 303 2863 168 2526 101 2122 34 1751 0 Z N"/>
        </draw:custom-shape>
      </draw:g>
      <draw:frame draw:name="Shape 465" presentation:style-name="Mpr9" draw:text-style-name="MP10" draw:layer="backgroundobjects" svg:width="16.744cm" svg:height="4.295cm" svg:x="4.327cm" svg:y="5.229cm" presentation:class="title" presentation:user-transformed="true">
        <draw:text-box>
          <text:p/>
        </draw:text-box>
      </draw:frame>
      <draw:frame presentation:style-name="Subtitle-outline1" draw:layer="backgroundobjects" svg:width="22.859cm" svg:height="11.048cm" svg:x="1.27cm" svg:y="4.457cm" presentation:class="outline" presentation:placeholder="true">
        <draw:text-box/>
      </draw:frame>
      <presentation:notes style:page-layout-name="PM2">
        <draw:page-thumbnail presentation:style-name="Subtitle-title" draw:layer="backgroundobjects" svg:width="12.699cm" svg:height="9.524cm" svg:x="3.175cm" svg:y="1.93cm" presentation:class="page"/>
        <draw:frame presentation:style-name="Subtitle-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Quote" style:page-layout-name="PM1" draw:style-name="Mdp2">
      <draw:g draw:name="Shape 468">
        <draw:custom-shape draw:name="Shape 469" draw:style-name="Mgr5" draw:text-style-name="MP9" draw:layer="layout" svg:width="0.428cm" svg:height="0.409cm" svg:x="10.246cm" svg:y="15.6cm">
          <text:p/>
          <draw:enhanced-geometry draw:mirror-horizontal="false" draw:mirror-vertical="false" drawooo:sub-view-size="2324 2223" svg:viewBox="0 0 58100 55575" draw:type="ooxml-non-primitive" draw:enhanced-path="M 1919 202 L 1953 573 2020 943 2088 1381 2155 1818 1953 1818 1785 1852 1414 1919 943 1987 707 2020 472 2088 371 1650 270 1179 202 808 101 438 1010 337 1919 202 Z M 1886 0 L 977 135 68 270 34 303 0 371 0 606 34 808 101 1212 202 1717 270 1953 371 2189 404 2222 674 2222 876 2189 1313 2121 1751 2088 1987 2054 2189 1987 2290 1987 2323 1953 2323 1717 2290 1482 2222 1044 2155 539 2088 303 1987 68 1953 34 1886 0 Z N"/>
        </draw:custom-shape>
        <draw:custom-shape draw:name="Shape 470" draw:style-name="Mgr5" draw:text-style-name="MP9" draw:layer="layout" svg:width="0.875cm" svg:height="0.248cm" svg:x="-0.022cm" svg:y="12.432cm">
          <text:p/>
          <draw:enhanced-geometry draw:mirror-horizontal="false" draw:mirror-vertical="false" drawooo:sub-view-size="4748 1348" svg:viewBox="0 0 118700 33700" draw:type="ooxml-non-primitive" draw:enhanced-path="M 4714 1 L 3737 203 2727 438 1751 708 774 943 0 1112 0 1347 1313 1044 2188 842 3064 640 3905 371 4343 236 4747 68 4747 34 4714 1 Z N"/>
        </draw:custom-shape>
        <draw:custom-shape draw:name="Shape 471" draw:style-name="Mgr5" draw:text-style-name="MP9" draw:layer="layout" svg:width="0.428cm" svg:height="0.422cm" svg:x="9.948cm" svg:y="15.203cm">
          <text:p/>
          <draw:enhanced-geometry draw:mirror-horizontal="false" draw:mirror-vertical="false" drawooo:sub-view-size="2324 2290" svg:viewBox="0 0 58100 57250" draw:type="ooxml-non-primitive" draw:enhanced-path="M 1987 0 L 1953 34 1953 101 1448 101 943 169 505 202 270 236 202 270 101 337 270 404 472 404 842 371 1381 337 1953 270 1987 607 2020 943 2088 1381 2121 1583 2189 1785 2155 1785 1280 1920 808 1987 404 2122 303 1684 236 1246 202 775 169 573 101 371 68 371 34 505 0 640 0 977 101 1583 135 1785 135 1987 169 2088 236 2189 270 2256 371 2290 404 2256 438 2223 876 2223 1313 2155 2189 1987 2256 1953 2290 1987 2323 1953 2323 1718 2290 1482 2222 1044 2155 539 2121 270 2054 34 2020 0 Z N"/>
        </draw:custom-shape>
        <draw:custom-shape draw:name="Shape 472" draw:style-name="Mgr5" draw:text-style-name="MP9" draw:layer="layout" svg:width="0.862cm" svg:height="0.266cm" svg:x="-0.022cm" svg:y="12.153cm">
          <text:p/>
          <draw:enhanced-geometry draw:mirror-horizontal="false" draw:mirror-vertical="false" drawooo:sub-view-size="4680 1449" svg:viewBox="0 0 117000 36225" draw:type="ooxml-non-primitive" draw:enhanced-path="M 4646 0 L 4209 68 3737 169 2828 371 1044 909 0 1145 0 1448 1111 1145 2895 640 3804 371 4242 202 4680 34 4680 0 Z N"/>
        </draw:custom-shape>
        <draw:custom-shape draw:name="Shape 473" draw:style-name="Mgr5" draw:text-style-name="MP9" draw:layer="layout" svg:width="0.713cm" svg:height="0.173cm" svg:x="-0.022cm" svg:y="11.631cm">
          <text:p/>
          <draw:enhanced-geometry draw:mirror-horizontal="false" draw:mirror-vertical="false" drawooo:sub-view-size="3872 944" svg:viewBox="0 0 96800 23600" draw:type="ooxml-non-primitive" draw:enhanced-path="M 3064 0 L 2323 135 1582 270 842 472 0 707 0 943 909 674 1616 505 2357 337 3838 34 3872 34 3838 0 Z N"/>
        </draw:custom-shape>
        <draw:custom-shape draw:name="Shape 474" draw:style-name="Mgr5" draw:text-style-name="MP9" draw:layer="layout" svg:width="0.726cm" svg:height="0.235cm" svg:x="-0.022cm" svg:y="11.774cm">
          <text:p/>
          <draw:enhanced-geometry draw:mirror-horizontal="false" draw:mirror-vertical="false" drawooo:sub-view-size="3940 1281" svg:viewBox="0 0 98500 32025" draw:type="ooxml-non-primitive" draw:enhanced-path="M 3905 1 L 3535 68 3165 169 2390 371 909 842 0 1078 0 1280 976 1011 2458 607 3232 337 3569 203 3939 34 3905 1 Z N"/>
        </draw:custom-shape>
        <draw:custom-shape draw:name="Shape 475" draw:style-name="Mgr5" draw:text-style-name="MP9" draw:layer="layout" svg:width="0.111cm" svg:height="0.105cm" svg:x="9.494cm" svg:y="16.712cm">
          <text:p/>
          <draw:enhanced-geometry draw:mirror-horizontal="false" draw:mirror-vertical="false" drawooo:sub-view-size="607 574" svg:viewBox="0 0 15175 14350" draw:type="ooxml-non-primitive" draw:enhanced-path="M 34 1 L 0 68 34 102 169 169 337 203 135 438 101 472 135 540 202 573 236 540 404 405 573 236 606 203 606 135 573 102 539 68 303 34 169 1 Z N"/>
        </draw:custom-shape>
        <draw:custom-shape draw:name="Shape 476" draw:style-name="Mgr5" draw:text-style-name="MP9" draw:layer="layout" svg:width="0.409cm" svg:height="0.422cm" svg:x="10.401cm" svg:y="16.016cm">
          <text:p/>
          <draw:enhanced-geometry draw:mirror-horizontal="false" draw:mirror-vertical="false" drawooo:sub-view-size="2224 2291" svg:viewBox="0 0 55600 57275" draw:type="ooxml-non-primitive" draw:enhanced-path="M 1920 169 L 1954 540 1987 944 2021 1381 2055 1853 1819 1853 1583 1886 1146 1954 742 1987 573 2055 405 2088 338 1651 270 1213 203 843 136 472 1045 338 1920 169 Z M 1920 1 L 1011 136 102 270 35 304 1 338 1 607 35 876 102 1381 169 1819 203 2021 270 2257 304 2290 371 2290 405 2257 607 2257 843 2223 1280 2122 1718 2088 1920 2021 2088 1987 2122 1954 2189 1954 2223 1920 2223 1651 2223 1415 2189 910 2122 472 2088 270 2021 68 1987 35 1920 1 Z N"/>
        </draw:custom-shape>
        <draw:custom-shape draw:name="Shape 477" draw:style-name="Mgr5" draw:text-style-name="MP9" draw:layer="layout" svg:width="0.44cm" svg:height="0.415cm" svg:x="9.942cm" svg:y="16.085cm">
          <text:p/>
          <draw:enhanced-geometry draw:mirror-horizontal="false" draw:mirror-vertical="false" drawooo:sub-view-size="2391 2257" svg:viewBox="0 0 59775 56425" draw:type="ooxml-non-primitive" draw:enhanced-path="M 1751 0 L 1516 34 1078 135 607 236 102 371 102 303 68 270 34 270 1 303 1 573 34 842 135 1347 169 1818 236 2020 304 2256 337 2256 371 2222 438 2256 1314 2155 1785 2054 2189 1953 2223 1987 2256 1987 2324 1919 2391 1852 2391 1751 2391 1650 2357 1414 2290 1246 2223 606 2122 303 2054 169 1987 68 1953 303 1953 505 2088 977 2155 1414 2189 1852 1751 1852 1280 1886 405 2054 371 1852 371 1616 270 1179 236 842 169 539 708 404 1246 270 1617 236 1819 169 1953 68 1852 34 1751 0 Z N"/>
        </draw:custom-shape>
        <draw:custom-shape draw:name="Shape 478" draw:style-name="Mgr5" draw:text-style-name="MP9" draw:layer="layout" svg:width="0.428cm" svg:height="0.465cm" svg:x="9.799cm" svg:y="15.656cm">
          <text:p/>
          <draw:enhanced-geometry draw:mirror-horizontal="false" draw:mirror-vertical="false" drawooo:sub-view-size="2324 2526" svg:viewBox="0 0 58100 63150" draw:type="ooxml-non-primitive" draw:enhanced-path="M 1953 169 L 1953 640 1987 1111 2054 1583 2155 2020 1751 2054 1347 2121 943 2155 505 2222 337 1313 169 404 606 404 1078 337 1953 169 Z M 1953 0 L 1044 135 573 202 101 270 68 303 68 337 34 371 0 404 34 909 135 1448 236 1953 371 2458 404 2492 472 2525 539 2458 573 2391 539 2323 943 2357 1381 2357 1785 2290 2189 2155 2222 2121 2222 2054 2290 2054 2290 2020 2323 1987 2290 1515 2222 1044 2121 606 2054 135 2054 101 2054 34 2020 0 Z N"/>
        </draw:custom-shape>
        <draw:custom-shape draw:name="Shape 479" draw:style-name="Mgr5" draw:text-style-name="MP9" draw:layer="layout" svg:width="1.036cm" svg:height="0.273cm" svg:x="-0.022cm" svg:y="12.873cm">
          <text:p/>
          <draw:enhanced-geometry draw:mirror-horizontal="false" draw:mirror-vertical="false" drawooo:sub-view-size="5623 1483" svg:viewBox="0 0 140575 37075" draw:type="ooxml-non-primitive" draw:enhanced-path="M 5589 1 L 4646 304 3703 540 2761 775 1784 910 909 1045 0 1179 0 1482 909 1314 1852 1146 2828 1011 3333 944 3804 843 4310 708 4747 540 5185 304 5589 35 5623 35 5589 1 Z N"/>
        </draw:custom-shape>
        <draw:custom-shape draw:name="Shape 480" draw:style-name="Mgr5" draw:text-style-name="MP9" draw:layer="layout" svg:width="0.092cm" svg:height="0.124cm" svg:x="9.24cm" svg:y="15.569cm">
          <text:p/>
          <draw:enhanced-geometry draw:mirror-horizontal="false" draw:mirror-vertical="false" drawooo:sub-view-size="506 675" svg:viewBox="0 0 12650 16875" draw:type="ooxml-non-primitive" draw:enhanced-path="M 303 338 L 303 439 236 472 168 472 202 405 269 338 Z M 370 1 L 269 35 168 68 101 169 101 203 135 237 135 270 101 270 34 371 0 472 0 540 67 641 168 674 269 674 337 607 438 573 505 472 505 338 505 203 471 102 438 35 370 1 Z N"/>
        </draw:custom-shape>
        <draw:custom-shape draw:name="Shape 481" draw:style-name="Mgr5" draw:text-style-name="MP9" draw:layer="layout" svg:width="0.422cm" svg:height="0.465cm" svg:x="9.053cm" svg:y="15.327cm">
          <text:p/>
          <draw:enhanced-geometry draw:mirror-horizontal="false" draw:mirror-vertical="false" drawooo:sub-view-size="2290 2526" svg:viewBox="0 0 57250 63150" draw:type="ooxml-non-primitive" draw:enhanced-path="M 1919 203 L 1919 641 1953 1112 2020 1583 2121 2021 2155 2055 2121 2055 1717 2088 1313 2122 909 2189 471 2223 303 1314 135 405 572 405 1044 338 1919 203 Z M 1919 1 L 1010 136 539 203 101 304 34 304 34 371 0 371 0 405 34 944 101 1449 202 1954 337 2459 404 2526 471 2526 505 2492 539 2425 505 2358 909 2391 1347 2358 1784 2290 2155 2189 2188 2122 2188 2055 2256 2055 2289 2021 2289 1987 2256 1550 2188 1078 2121 607 2020 169 2020 102 2020 68 1986 1 Z N"/>
        </draw:custom-shape>
        <draw:custom-shape draw:name="Shape 482" draw:style-name="Mgr5" draw:text-style-name="MP9" draw:layer="layout" svg:width="0.384cm" svg:height="0.422cm" svg:x="7.283cm" svg:y="16.489cm">
          <text:p/>
          <draw:enhanced-geometry draw:mirror-horizontal="false" draw:mirror-vertical="false" drawooo:sub-view-size="2089 2291" svg:viewBox="0 0 52225 57275" draw:type="ooxml-non-primitive" draw:enhanced-path="M 1684 1 L 1482 34 1078 102 573 169 68 270 1 304 1 337 1 405 34 438 34 640 68 809 102 1213 169 1684 203 1920 270 2156 270 2189 270 2257 304 2290 371 2290 1415 2122 1785 2055 1953 2021 2088 1886 1920 1853 1751 1853 1381 1920 438 2088 405 1853 371 1617 304 1179 270 809 236 607 169 438 708 371 1246 270 1617 203 1785 169 1886 34 1684 1 Z N"/>
        </draw:custom-shape>
        <draw:custom-shape draw:name="Shape 483" draw:style-name="Mgr5" draw:text-style-name="MP9" draw:layer="layout" svg:width="0.627cm" svg:height="0.192cm" svg:x="-0.022cm" svg:y="12.662cm">
          <text:p/>
          <draw:enhanced-geometry draw:mirror-horizontal="false" draw:mirror-vertical="false" drawooo:sub-view-size="3401 1044" svg:viewBox="0 0 85025 26100" draw:type="ooxml-non-primitive" draw:enhanced-path="M 3367 0 L 2525 236 1683 438 0 775 0 1044 236 977 1044 842 1852 640 2626 371 2996 236 3367 34 3400 0 Z N"/>
        </draw:custom-shape>
        <draw:custom-shape draw:name="Shape 484" draw:style-name="Mgr5" draw:text-style-name="MP9" draw:layer="layout" svg:width="1.061cm" svg:height="0.26cm" svg:x="-0.022cm" svg:y="13.016cm">
          <text:p/>
          <draw:enhanced-geometry draw:mirror-horizontal="false" draw:mirror-vertical="false" drawooo:sub-view-size="5758 1415" svg:viewBox="0 0 143950 35375" draw:type="ooxml-non-primitive" draw:enhanced-path="M 5757 0 L 5286 34 4815 101 3905 270 2087 707 0 1179 0 1414 2121 909 3973 539 4882 337 5320 202 5757 34 5757 0 Z N"/>
        </draw:custom-shape>
        <draw:custom-shape draw:name="Shape 485" draw:style-name="Mgr5" draw:text-style-name="MP9" draw:layer="layout" svg:width="1.061cm" svg:height="0.931cm" svg:x="4.606cm" svg:y="12.246cm">
          <text:p/>
          <draw:enhanced-geometry draw:mirror-horizontal="false" draw:mirror-vertical="false" drawooo:sub-view-size="5758 5051" svg:viewBox="0 0 143950 126275" draw:type="ooxml-non-primitive" draw:enhanced-path="M 2627 169 L 1852 202 1145 303 1482 202 1852 169 Z M 1044 303 L 1044 337 1078 371 2425 371 3132 404 3873 404 4176 505 4479 607 4815 809 5085 1011 5287 1280 5421 1549 5388 1516 5219 1415 5219 1347 5152 1314 4613 1213 4041 1179 3502 1145 2930 1179 2290 1179 1617 1145 977 1145 304 1213 438 977 573 741 741 539 943 337 1044 303 Z M 3772 1347 L 4445 1415 5118 1516 5152 1516 5287 1617 5489 1785 5522 2122 5522 2458 5455 2795 5320 3132 5186 2896 4984 2660 4613 2256 4142 1718 3974 1516 3873 1415 3704 1347 Z M 270 1280 L 539 1347 809 1381 1347 1415 1920 1415 2425 1381 3098 1347 3704 1347 3704 1381 3738 1482 3805 1617 3974 1886 4378 2290 4782 2829 5017 3098 5118 3199 5253 3266 5017 3704 4714 4108 4512 4344 4310 4512 4075 4647 3839 4748 3603 4815 3334 4849 3064 4849 2761 4815 2324 4714 1920 4613 1516 4445 1145 4243 910 4074 708 3872 539 3603 438 3334 337 3064 304 2761 203 2189 203 1953 203 1718 236 1482 270 1280 Z M 1684 0 L 1347 34 1011 101 708 236 405 371 371 438 371 472 405 539 438 573 304 708 203 910 102 1112 34 1314 1 1549 1 1819 1 2324 68 2829 203 3300 371 3704 573 4041 741 4209 943 4377 1145 4512 1347 4613 1819 4781 2290 4916 2829 5017 3098 5051 3367 5051 3637 5017 3906 4950 4142 4849 4411 4680 4782 4310 5152 3872 5320 3637 5455 3401 5556 3132 5657 2896 5724 2627 5758 2357 5758 2088 5724 1819 5657 1583 5556 1347 5421 1112 5219 876 4984 674 4748 505 4479 371 4176 270 3906 202 3603 135 2997 68 2324 0 Z N"/>
        </draw:custom-shape>
        <draw:custom-shape draw:name="Shape 486" draw:style-name="Mgr5" draw:text-style-name="MP9" draw:layer="layout" svg:width="1.043cm" svg:height="0.285cm" svg:x="-0.022cm" svg:y="13.153cm">
          <text:p/>
          <draw:enhanced-geometry draw:mirror-horizontal="false" draw:mirror-vertical="false" drawooo:sub-view-size="5657 1549" svg:viewBox="0 0 141425 38725" draw:type="ooxml-non-primitive" draw:enhanced-path="M 5623 0 L 4512 269 3400 572 2289 875 1178 1145 606 1246 0 1347 0 1549 1246 1347 2357 1111 3468 808 4579 471 5656 34 5623 0 Z N"/>
        </draw:custom-shape>
        <draw:custom-shape draw:name="Shape 487" draw:style-name="Mgr5" draw:text-style-name="MP9" draw:layer="layout" svg:width="0.124cm" svg:height="0.099cm" svg:x="7.295cm" svg:y="17.091cm">
          <text:p/>
          <draw:enhanced-geometry draw:mirror-horizontal="false" draw:mirror-vertical="false" drawooo:sub-view-size="675 540" svg:viewBox="0 0 16875 13500" draw:type="ooxml-non-primitive" draw:enhanced-path="M 136 1 L 68 34 1 68 35 135 68 203 102 304 169 405 237 472 338 539 439 539 472 506 573 270 641 169 674 102 674 68 641 34 607 1 506 34 439 102 338 337 237 203 203 68 169 34 136 1 Z N"/>
        </draw:custom-shape>
        <draw:custom-shape draw:name="Shape 488" draw:style-name="Mgr5" draw:text-style-name="MP9" draw:layer="layout" svg:width="0.602cm" svg:height="0.204cm" svg:x="-0.022cm" svg:y="11.072cm">
          <text:p/>
          <draw:enhanced-geometry draw:mirror-horizontal="false" draw:mirror-vertical="false" drawooo:sub-view-size="3266 1112" svg:viewBox="0 0 81650 27800" draw:type="ooxml-non-primitive" draw:enhanced-path="M 3030 0 L 2794 34 1986 236 1178 472 640 606 0 741 0 1111 774 876 1953 539 2592 404 2929 303 3030 236 3131 135 3131 135 3097 202 3131 236 3232 236 3266 169 3266 135 3266 68 3165 0 Z N"/>
        </draw:custom-shape>
        <draw:custom-shape draw:name="Shape 489" draw:style-name="Mgr5" draw:text-style-name="MP9" draw:layer="layout" svg:width="0.098cm" svg:height="0.099cm" svg:x="6.861cm" svg:y="17.159cm">
          <text:p/>
          <draw:enhanced-geometry draw:mirror-horizontal="false" draw:mirror-vertical="false" drawooo:sub-view-size="539 540" svg:viewBox="0 0 13475 13500" draw:type="ooxml-non-primitive" draw:enhanced-path="M 371 1 L 270 35 169 68 101 102 34 169 0 237 0 338 34 405 101 472 169 540 371 540 438 506 505 472 505 371 505 338 472 338 404 304 337 371 202 371 169 304 202 237 236 237 303 169 404 136 505 102 539 102 539 68 438 35 371 1 Z N"/>
        </draw:custom-shape>
        <draw:custom-shape draw:name="Shape 490" draw:style-name="Mgr5" draw:text-style-name="MP9" draw:layer="layout" svg:width="0.9cm" svg:height="0.26cm" svg:x="-0.022cm" svg:y="12.289cm">
          <text:p/>
          <draw:enhanced-geometry draw:mirror-horizontal="false" draw:mirror-vertical="false" drawooo:sub-view-size="4882 1415" svg:viewBox="0 0 122050 35375" draw:type="ooxml-non-primitive" draw:enhanced-path="M 4848 0 L 4411 168 3939 303 3030 505 2087 674 1178 842 0 1145 0 1414 741 1212 1481 1010 2357 842 3232 674 3636 573 4074 438 4478 269 4848 34 4882 34 4848 0 Z N"/>
        </draw:custom-shape>
        <draw:custom-shape draw:name="Shape 491" draw:style-name="Mgr5" draw:text-style-name="MP9" draw:layer="layout" svg:width="0.44cm" svg:height="0.409cm" svg:x="7.134cm" svg:y="16.948cm">
          <text:p/>
          <draw:enhanced-geometry draw:mirror-horizontal="false" draw:mirror-vertical="false" drawooo:sub-view-size="2392 2223" svg:viewBox="0 0 59800 55575" draw:type="ooxml-non-primitive" draw:enhanced-path="M 1886 0 L 1684 34 1347 101 741 169 438 236 135 303 135 236 102 202 68 202 34 236 1 472 1 707 68 1145 169 1684 203 1919 304 2189 337 2222 405 2222 438 2189 438 2155 405 1886 371 1616 270 1111 203 741 169 404 573 371 977 337 1886 169 1920 202 1987 202 1987 472 2021 775 2189 1785 1987 1785 1785 1818 1381 1886 876 1953 640 2020 539 2054 438 2155 539 2189 640 2222 842 2222 1280 2121 1751 2088 1987 2020 2223 1953 2256 1987 2324 1987 2357 1953 2391 1886 2223 876 2189 438 2155 236 2054 34 2021 34 2021 68 1953 34 1886 0 Z N"/>
        </draw:custom-shape>
        <draw:custom-shape draw:name="Shape 492" draw:style-name="Mgr5" draw:text-style-name="MP9" draw:layer="layout" svg:width="0.403cm" svg:height="0.409cm" svg:x="6.718cm" svg:y="17.017cm">
          <text:p/>
          <draw:enhanced-geometry draw:mirror-horizontal="false" draw:mirror-vertical="false" drawooo:sub-view-size="2190 2223" svg:viewBox="0 0 54750 55575" draw:type="ooxml-non-primitive" draw:enhanced-path="M 1819 1 L 1314 68 775 135 371 169 169 203 1 270 1 304 135 371 338 405 674 337 1213 270 1752 203 1752 371 1785 539 1853 910 1920 1381 1954 1617 1987 1819 1011 1953 674 1987 506 2021 371 2122 540 2189 708 2223 1045 2155 2122 2021 2189 1987 2189 1953 2189 1886 2156 1852 2156 1617 2122 1347 2021 876 1987 506 1954 337 1886 135 1920 102 1920 34 1886 1 Z N"/>
        </draw:custom-shape>
        <draw:custom-shape draw:name="Shape 493" draw:style-name="Mgr5" draw:text-style-name="MP9" draw:layer="layout" svg:width="0.086cm" svg:height="0.372cm" svg:x="6.693cm" svg:y="17.066cm">
          <text:p/>
          <draw:enhanced-geometry draw:mirror-horizontal="false" draw:mirror-vertical="false" drawooo:sub-view-size="472 2021" svg:viewBox="0 0 11800 50525" draw:type="ooxml-non-primitive" draw:enhanced-path="M 67 1 L 34 35 0 270 34 506 101 944 202 1482 269 1718 337 1987 370 2021 438 2021 472 1987 472 1954 438 1684 404 1415 269 910 202 472 168 270 101 35 101 1 Z N"/>
        </draw:custom-shape>
        <draw:custom-shape draw:name="Shape 494" draw:style-name="Mgr5" draw:text-style-name="MP9" draw:layer="layout" svg:width="0.117cm" svg:height="0.173cm" svg:x="6.997cm" svg:y="16.7cm">
          <text:p/>
          <draw:enhanced-geometry draw:mirror-horizontal="false" draw:mirror-vertical="false" drawooo:sub-view-size="641 944" svg:viewBox="0 0 16025 23600" draw:type="ooxml-non-primitive" draw:enhanced-path="M 439 0 L 304 34 169 68 136 101 102 101 35 135 1 169 35 202 35 236 68 236 136 573 237 876 270 943 338 943 371 910 405 842 304 539 405 539 472 505 540 472 573 438 573 404 540 371 472 371 338 404 304 438 237 236 338 236 472 169 540 169 607 101 641 68 607 34 573 0 Z N"/>
        </draw:custom-shape>
        <draw:custom-shape draw:name="Shape 495" draw:style-name="Mgr5" draw:text-style-name="MP9" draw:layer="layout" svg:width="0.434cm" svg:height="0.434cm" svg:x="6.829cm" svg:y="16.538cm">
          <text:p/>
          <draw:enhanced-geometry draw:mirror-horizontal="false" draw:mirror-vertical="false" drawooo:sub-view-size="2358 2357" svg:viewBox="0 0 58950 58925" draw:type="ooxml-non-primitive" draw:enhanced-path="M 1987 0 L 1954 34 1954 135 1651 135 1348 168 742 269 405 303 203 337 136 370 102 438 68 438 68 404 35 438 1 640 35 842 136 1279 270 2290 304 2357 405 2357 439 2323 674 2323 944 2290 1415 2189 1819 2155 2055 2088 2122 2054 2189 1987 2189 1953 2088 1919 1987 1886 1718 1886 1247 1987 843 2054 641 2088 439 2121 270 1111 237 842 136 572 203 572 237 539 237 505 1179 370 1550 303 1954 202 2021 572 2055 943 2122 1448 2156 1717 2189 1953 2223 2020 2324 2020 2324 1953 2358 1717 2324 1448 2257 909 2189 471 2122 236 2055 34 1987 0 Z N"/>
        </draw:custom-shape>
        <draw:custom-shape draw:name="Shape 496" draw:style-name="Mgr5" draw:text-style-name="MP9" draw:layer="layout" svg:width="16.511cm" svg:height="2.012cm" svg:x="5.009cm" svg:y="-0.017cm">
          <text:p/>
          <draw:enhanced-geometry draw:mirror-horizontal="false" draw:mirror-vertical="false" drawooo:sub-view-size="89490 10910" svg:viewBox="0 0 2237250 272750" draw:type="ooxml-non-primitive" draw:enhanced-path="M 89187 1 L 87840 2458 87133 3671 86426 4883 85551 6297 84642 7677 83733 9057 82823 10438 82756 10404 69289 10471 55822 10539 28887 10606 14477 10606 7272 10640 67 10707 0 10741 0 10775 0 10842 67 10876 6801 10909 13535 10876 27002 10808 53936 10741 68346 10674 82756 10640 82823 10674 82857 10640 83362 10000 83867 9360 84776 8014 85685 6633 86527 5219 87301 3940 88042 2661 88783 1347 89490 1 Z N"/>
        </draw:custom-shape>
        <draw:custom-shape draw:name="Shape 497" draw:style-name="Mgr5" draw:text-style-name="MP9" draw:layer="layout" svg:width="0.602cm" svg:height="0.186cm" svg:x="-0.022cm" svg:y="11.196cm">
          <text:p/>
          <draw:enhanced-geometry draw:mirror-horizontal="false" draw:mirror-vertical="false" drawooo:sub-view-size="3266 1011" svg:viewBox="0 0 81650 25275" draw:type="ooxml-non-primitive" draw:enhanced-path="M 3266 1 L 2929 135 2592 270 2256 337 1919 438 1212 539 505 640 0 775 0 1011 370 910 774 809 1448 674 2087 539 2390 438 2693 337 2963 203 3266 1 Z N"/>
        </draw:custom-shape>
        <draw:custom-shape draw:name="Shape 498" draw:style-name="Mgr5" draw:text-style-name="MP9" draw:layer="layout" svg:width="0.664cm" svg:height="0.204cm" svg:x="-0.022cm" svg:y="11.463cm">
          <text:p/>
          <draw:enhanced-geometry draw:mirror-horizontal="false" draw:mirror-vertical="false" drawooo:sub-view-size="3603 1112" svg:viewBox="0 0 90075 27800" draw:type="ooxml-non-primitive" draw:enhanced-path="M 3569 0 L 2020 505 1246 707 438 909 0 943 0 1111 741 1010 1481 842 2188 606 2895 337 3602 34 3602 0 Z N"/>
        </draw:custom-shape>
        <draw:custom-shape draw:name="Shape 499" draw:style-name="Mgr5" draw:text-style-name="MP9" draw:layer="layout" svg:width="0.397cm" svg:height="0.148cm" svg:x="-0.022cm" svg:y="11.973cm">
          <text:p/>
          <draw:enhanced-geometry draw:mirror-horizontal="false" draw:mirror-vertical="false" drawooo:sub-view-size="2155 809" svg:viewBox="0 0 53875 20225" draw:type="ooxml-non-primitive" draw:enhanced-path="M 2121 0 L 1582 236 1077 370 539 505 0 640 0 808 572 707 1111 539 1380 471 1650 337 1885 202 2155 67 2155 34 2121 0 Z N"/>
        </draw:custom-shape>
        <draw:custom-shape draw:name="Shape 500" draw:style-name="Mgr5" draw:text-style-name="MP9" draw:layer="layout" svg:width="0.434cm" svg:height="0.428cm" svg:x="8.476cm" svg:y="16.737cm">
          <text:p/>
          <draw:enhanced-geometry draw:mirror-horizontal="false" draw:mirror-vertical="false" drawooo:sub-view-size="2358 2324" svg:viewBox="0 0 58950 58100" draw:type="ooxml-non-primitive" draw:enhanced-path="M 1954 303 L 1987 640 2055 943 2088 1381 2122 1617 2189 1819 1280 1920 843 2021 405 2155 338 1718 270 1280 237 809 203 573 102 371 102 371 304 438 472 438 843 371 1415 337 1954 303 Z M 2021 0 L 1987 34 1954 68 1954 135 1449 135 944 169 506 202 304 270 203 303 102 371 68 371 35 506 1 674 35 977 102 1617 136 1785 169 2021 203 2122 237 2189 304 2256 371 2324 439 2290 439 2256 876 2256 1314 2189 2223 2021 2257 1987 2324 2021 2358 1953 2358 1751 2324 1516 2223 1078 2156 539 2122 303 2055 34 2021 34 2021 0 Z N"/>
        </draw:custom-shape>
        <draw:custom-shape draw:name="Shape 501" draw:style-name="Mgr5" draw:text-style-name="MP9" draw:layer="layout" svg:width="0.44cm" svg:height="0.403cm" svg:x="9.358cm" svg:y="16.619cm">
          <text:p/>
          <draw:enhanced-geometry draw:mirror-horizontal="false" draw:mirror-vertical="false" drawooo:sub-view-size="2392 2190" svg:viewBox="0 0 59800 54750" draw:type="ooxml-non-primitive" draw:enhanced-path="M 1684 1 L 1347 68 741 169 438 203 135 304 135 203 68 203 34 236 1 438 34 674 68 1146 169 1651 236 1920 304 2156 337 2189 438 2189 438 2122 405 1853 371 1617 270 1112 236 741 169 371 573 371 977 304 1886 169 1920 169 1953 203 1987 203 2021 472 2054 741 2189 1752 1987 1752 1785 1785 1381 1886 876 1920 640 1987 539 2055 472 2122 539 2189 842 2189 1280 2122 1751 2055 1987 2021 2223 1954 2256 1987 2324 1954 2358 1920 2391 1886 2223 876 2189 438 2155 203 2054 1 2021 68 2021 34 1953 1 Z N"/>
        </draw:custom-shape>
        <draw:custom-shape draw:name="Shape 502" draw:style-name="Mgr5" draw:text-style-name="MP9" draw:layer="layout" svg:width="0.422cm" svg:height="0.465cm" svg:x="7.581cm" svg:y="16.868cm">
          <text:p/>
          <draw:enhanced-geometry draw:mirror-horizontal="false" draw:mirror-vertical="false" drawooo:sub-view-size="2291 2526" svg:viewBox="0 0 57275 63150" draw:type="ooxml-non-primitive" draw:enhanced-path="M 1953 169 L 1953 640 1987 1112 2054 1583 2155 2021 1751 2054 1347 2122 910 2155 506 2223 304 1314 135 405 607 405 1044 337 1953 169 Z M 1953 1 L 1011 135 573 203 102 270 68 304 34 337 1 371 1 405 34 910 102 1448 203 1953 371 2458 405 2492 472 2526 539 2458 539 2391 539 2357 1347 2357 1785 2290 2155 2155 2189 2122 2189 2054 2256 2054 2290 2021 2290 1987 2256 1516 2189 1044 2122 607 2021 135 2054 102 2054 34 2021 1 Z N"/>
        </draw:custom-shape>
        <draw:custom-shape draw:name="Shape 503" draw:style-name="Mgr5" draw:text-style-name="MP9" draw:layer="layout" svg:width="0.689cm" svg:height="0.254cm" svg:x="-0.022cm" svg:y="11.32cm">
          <text:p/>
          <draw:enhanced-geometry draw:mirror-horizontal="false" draw:mirror-vertical="false" drawooo:sub-view-size="3738 1382" svg:viewBox="0 0 93450 34550" draw:type="ooxml-non-primitive" draw:enhanced-path="M 3670 1 L 0 1078 0 1381 976 1146 1919 843 2828 506 3266 304 3703 102 3737 68 3737 35 3703 1 Z N"/>
        </draw:custom-shape>
        <draw:custom-shape draw:name="Shape 504" draw:style-name="Mgr5" draw:text-style-name="MP9" draw:layer="layout" svg:width="0.117cm" svg:height="0.142cm" svg:x="7.73cm" svg:y="17.017cm">
          <text:p/>
          <draw:enhanced-geometry draw:mirror-horizontal="false" draw:mirror-vertical="false" drawooo:sub-view-size="641 775" svg:viewBox="0 0 16025 19375" draw:type="ooxml-non-primitive" draw:enhanced-path="M 438 135 L 438 169 405 270 304 304 203 337 135 169 405 135 Z M 405 405 L 472 438 472 472 438 539 405 607 270 607 236 472 270 472 405 438 405 405 Z M 337 1 L 169 68 34 169 34 203 102 472 102 607 34 607 1 674 34 741 68 775 438 775 506 708 573 674 607 607 640 506 640 405 539 304 573 203 573 102 539 34 506 1 Z N"/>
        </draw:custom-shape>
        <draw:custom-shape draw:name="Shape 505" draw:style-name="Mgr5" draw:text-style-name="MP9" draw:layer="layout" svg:width="0.428cm" svg:height="0.403cm" svg:x="9.494cm" svg:y="15.277cm">
          <text:p/>
          <draw:enhanced-geometry draw:mirror-horizontal="false" draw:mirror-vertical="false" drawooo:sub-view-size="2324 2189" svg:viewBox="0 0 58100 54725" draw:type="ooxml-non-primitive" draw:enhanced-path="M 1920 169 L 1953 539 2021 910 2088 1381 2155 1819 1785 1819 1414 1886 943 1953 707 1987 505 2088 404 1617 270 1145 202 775 135 405 1010 304 1920 169 Z M 1886 0 L 977 101 101 270 34 304 34 371 0 573 34 775 101 1179 202 1684 270 1920 371 2155 404 2189 707 2189 909 2155 1313 2088 1751 2054 1987 2021 2189 1953 2223 1987 2256 1987 2290 1953 2324 1920 2324 1684 2290 1482 2223 1044 2155 539 2088 270 2021 34 1987 0 Z N"/>
        </draw:custom-shape>
        <draw:custom-shape draw:name="Shape 506" draw:style-name="Mgr5" draw:text-style-name="MP9" draw:layer="layout" svg:width="0.136cm" svg:height="0.155cm" svg:x="5.506cm" svg:y="16.47cm">
          <text:p/>
          <draw:enhanced-geometry draw:mirror-horizontal="false" draw:mirror-vertical="false" drawooo:sub-view-size="742 843" svg:viewBox="0 0 18550 21075" draw:type="ooxml-non-primitive" draw:enhanced-path="M 371 203 L 405 236 405 304 405 371 304 472 203 506 203 405 236 304 270 236 304 236 371 203 Z M 304 1 L 236 68 102 169 34 337 1 472 34 607 68 674 135 708 304 674 405 640 438 674 539 775 674 842 741 809 741 775 708 741 607 674 506 573 573 405 607 304 607 203 573 135 539 68 472 34 405 1 Z N"/>
        </draw:custom-shape>
        <draw:custom-shape draw:name="Shape 507" draw:style-name="Mgr5" draw:text-style-name="MP9" draw:layer="layout" svg:width="0.31cm" svg:height="4.199cm" svg:x="18.614cm" svg:y="14.041cm">
          <text:p/>
          <draw:enhanced-geometry draw:mirror-horizontal="false" draw:mirror-vertical="false" drawooo:sub-view-size="1684 22761" svg:viewBox="0 0 42100 569025" draw:type="ooxml-non-primitive" draw:enhanced-path="M 1549 1 L 1515 68 1381 1448 1246 2862 1077 5623 741 11178 0 22625 34 22659 34 22726 101 22760 135 22760 269 22726 303 22659 303 22625 1010 11448 1414 5758 1583 2930 1650 1482 1684 68 1650 1 Z N"/>
        </draw:custom-shape>
        <draw:custom-shape draw:name="Shape 508" draw:style-name="Mgr5" draw:text-style-name="MP9" draw:layer="layout" svg:width="0.074cm" svg:height="0.092cm" svg:x="24.329cm" svg:y="8.283cm">
          <text:p/>
          <draw:enhanced-geometry draw:mirror-horizontal="false" draw:mirror-vertical="false" drawooo:sub-view-size="405 506" svg:viewBox="0 0 10125 12650" draw:type="ooxml-non-primitive" draw:enhanced-path="M 135 0 L 102 34 68 68 1 135 1 202 1 270 34 337 34 371 68 438 135 472 169 505 236 505 304 472 371 438 405 404 405 303 405 270 405 236 405 169 371 68 304 0 Z N"/>
        </draw:custom-shape>
        <draw:custom-shape draw:name="Shape 509" draw:style-name="Mgr5" draw:text-style-name="MP9" draw:layer="layout" svg:width="0.434cm" svg:height="0.521cm" svg:x="5.295cm" svg:y="17.65cm">
          <text:p/>
          <draw:enhanced-geometry draw:mirror-horizontal="false" draw:mirror-vertical="false" drawooo:sub-view-size="2358 2829" svg:viewBox="0 0 58950 70725" draw:type="ooxml-non-primitive" draw:enhanced-path="M 1954 169 L 1954 674 2021 1280 2088 1852 2189 2324 2223 2357 2189 2357 1785 2391 1381 2458 977 2492 540 2559 338 1482 136 405 607 371 1045 337 1954 169 Z M 1954 1 L 1011 135 573 203 102 270 68 304 35 337 35 371 1 405 35 977 136 1617 270 2223 405 2795 472 2829 540 2829 573 2795 607 2728 573 2660 977 2694 1415 2660 1853 2593 2223 2492 2257 2458 2257 2391 2324 2391 2358 2357 2358 2324 2324 1785 2223 1213 2122 640 2021 135 2055 102 2055 34 2021 1 Z N"/>
        </draw:custom-shape>
        <draw:custom-shape draw:name="Shape 510" draw:style-name="Mgr5" draw:text-style-name="MP9" draw:layer="layout" svg:width="0.285cm" svg:height="0.328cm" svg:x="24.117cm" svg:y="10.916cm">
          <text:p/>
          <draw:enhanced-geometry draw:mirror-horizontal="false" draw:mirror-vertical="false" drawooo:sub-view-size="1550 1785" svg:viewBox="0 0 38750 44625" draw:type="ooxml-non-primitive" draw:enhanced-path="M 439 405 L 405 506 405 573 405 607 472 640 540 607 674 539 809 506 977 539 1078 607 1213 674 1280 809 1314 943 1314 1112 1280 1246 1213 1347 1078 1448 977 1482 843 1516 708 1482 573 1448 472 1381 371 1314 304 1179 270 1078 237 977 270 708 371 506 439 405 Z M 674 1 L 607 34 439 102 270 236 169 371 68 573 1 775 1 977 68 1179 136 1347 270 1516 439 1650 607 1751 809 1785 1011 1751 1179 1684 1314 1549 1415 1415 1516 1246 1550 1078 1550 876 1482 708 1381 573 1213 438 1045 304 843 270 674 270 607 292 607 292 641 270 742 203 809 203 910 236 1045 270 1045 236 1078 203 1045 135 977 68 876 34 775 1 Z N"/>
        </draw:custom-shape>
        <draw:custom-shape draw:name="Shape 511" draw:style-name="Mgr5" draw:text-style-name="MP9" draw:layer="layout" svg:width="0.44cm" svg:height="0.415cm" svg:x="5.494cm" svg:y="16.749cm">
          <text:p/>
          <draw:enhanced-geometry draw:mirror-horizontal="false" draw:mirror-vertical="false" drawooo:sub-view-size="2391 2257" svg:viewBox="0 0 59775 56425" draw:type="ooxml-non-primitive" draw:enhanced-path="M 1751 1 L 1515 34 1078 135 573 236 101 371 68 304 68 270 34 270 0 304 0 573 34 843 135 1348 169 1819 202 2021 270 2257 337 2257 371 2223 438 2257 1313 2156 1751 2088 2189 1954 2222 1987 2256 1987 2323 1920 2357 1853 2391 1752 2391 1651 2357 1449 2290 1247 2222 641 2121 304 2054 169 1987 68 1953 68 1919 304 1953 506 2054 977 2121 1415 2189 1853 1751 1853 1280 1886 404 2055 371 2055 371 1853 337 1617 270 1179 236 876 169 540 707 405 1246 304 1616 236 1785 169 1953 68 1852 34 1751 1 Z N"/>
        </draw:custom-shape>
        <draw:custom-shape draw:name="Shape 512" draw:style-name="Mgr5" draw:text-style-name="MP9" draw:layer="layout" svg:width="0.925cm" svg:height="5.261cm" svg:x="17.937cm" svg:y="13.339cm">
          <text:p/>
          <draw:enhanced-geometry draw:mirror-horizontal="false" draw:mirror-vertical="false" drawooo:sub-view-size="5017 28517" svg:viewBox="0 0 125425 712925" draw:type="ooxml-non-primitive" draw:enhanced-path="M 3838 0 L 3535 34 3266 101 2963 236 2694 404 2458 606 2290 875 2155 1145 2020 1414 1919 1717 1852 2020 1751 2626 1515 4714 1313 6801 977 11010 640 15353 337 19696 135 24039 0 28382 0 28450 34 28483 135 28517 236 28483 270 28450 270 28382 404 24645 606 20908 808 17171 1044 13400 1347 9663 1684 5926 1852 4108 1953 3165 2088 2256 2155 1852 2290 1448 2492 1077 2727 741 2963 539 3199 404 3468 303 3771 269 4074 269 4377 337 4646 438 4916 572 4983 606 5017 572 5017 505 4983 438 4714 236 4444 135 4141 34 3838 0 Z N"/>
        </draw:custom-shape>
        <draw:custom-shape draw:name="Shape 513" draw:style-name="Mgr5" draw:text-style-name="MP9" draw:layer="layout" svg:width="0.422cm" svg:height="0.465cm" svg:x="5.351cm" svg:y="16.321cm">
          <text:p/>
          <draw:enhanced-geometry draw:mirror-horizontal="false" draw:mirror-vertical="false" drawooo:sub-view-size="2291 2526" svg:viewBox="0 0 57275 63150" draw:type="ooxml-non-primitive" draw:enhanced-path="M 1954 169 L 1954 640 1987 1112 2055 1583 2156 2021 1752 2054 1348 2122 944 2189 506 2223 304 1314 136 405 607 405 1045 337 1954 169 Z M 1954 1 L 1045 135 573 203 102 270 68 304 68 337 35 371 1 405 35 943 102 1448 237 1953 371 2458 405 2526 472 2526 540 2492 540 2425 540 2357 1381 2357 1785 2290 2156 2155 2223 2122 2189 2054 2257 2054 2290 2021 2290 1987 2257 1516 2223 1078 2122 607 2021 135 2055 102 2055 34 2021 1 Z N"/>
        </draw:custom-shape>
        <draw:custom-shape draw:name="Shape 514" draw:style-name="Mgr5" draw:text-style-name="MP9" draw:layer="layout" svg:width="0.297cm" svg:height="0.074cm" svg:x="24.459cm" svg:y="8.332cm">
          <text:p/>
          <draw:enhanced-geometry draw:mirror-horizontal="false" draw:mirror-vertical="false" drawooo:sub-view-size="1617 405" svg:viewBox="0 0 40425 10125" draw:type="ooxml-non-primitive" draw:enhanced-path="M 169 1 L 102 34 1 68 1 102 68 169 169 203 337 270 741 304 1145 371 1381 405 1583 371 1617 337 1617 304 1617 236 1583 203 1415 135 1179 102 775 68 371 1 Z N"/>
        </draw:custom-shape>
        <draw:custom-shape draw:name="Shape 515" draw:style-name="Mgr5" draw:text-style-name="MP9" draw:layer="layout" svg:width="1.913cm" svg:height="3.378cm" svg:x="23.453cm" svg:y="7.997cm">
          <text:p/>
          <draw:enhanced-geometry draw:mirror-horizontal="false" draw:mirror-vertical="false" drawooo:sub-view-size="10371 18316" svg:viewBox="0 0 259275 457900" draw:type="ooxml-non-primitive" draw:enhanced-path="M 3401 169 L 3670 270 3973 337 4613 405 6397 607 8418 876 8855 943 9091 977 9327 1044 9562 1112 9764 1213 9933 1381 10034 1583 10067 1617 10135 1650 10168 2492 10168 2896 10168 3300 10101 3872 9966 4411 9731 5522 9562 6431 9428 7374 9226 9259 9024 11414 8754 13569 8620 14545 8451 15488 8283 16431 8148 17373 8014 17575 7845 17744 7677 17878 7475 17979 7273 18047 7037 18080 6498 18080 4377 17912 3367 17845 2862 17811 2391 17744 2021 17676 1650 17575 1718 17508 1684 17407 1650 17373 1549 17340 1381 17407 1213 17441 1078 17441 943 17407 842 17373 708 17306 640 17205 539 17104 438 16835 371 16532 304 16195 304 15825 304 15420 337 15016 438 14242 607 13131 1213 8889 1852 4613 2155 2492 2223 1852 2290 1448 2425 1044 2559 708 2660 539 2761 405 2862 304 2997 203 3165 169 Z M 2963 1 L 2795 68 2627 169 2492 337 2357 573 2256 809 2189 1078 2054 1617 1953 2155 1852 2963 910 9360 472 12256 270 13703 68 15185 34 15690 1 15959 34 16229 68 16532 135 16767 236 17037 371 17239 607 17441 842 17575 1078 17676 1347 17676 2088 17878 2458 17979 2829 18047 4142 18148 5455 18249 6296 18316 7239 18316 7475 18249 7677 18181 7879 18114 8047 18013 8216 17845 8317 17676 8418 17474 8451 17205 8451 17138 8653 16195 8822 15252 8956 14309 9091 13333 9293 11414 9461 9495 9562 8451 9663 7407 9798 6364 10000 5320 10202 4411 10269 3940 10337 3468 10370 2997 10370 2526 10337 2054 10236 1583 10269 1549 10236 1516 10168 1347 10067 1213 9933 1112 9798 1011 9495 842 9125 741 8754 674 8384 640 7710 573 5623 304 4546 135 3973 68 3704 68 3435 102 3435 68 3401 68 3165 1 Z N"/>
        </draw:custom-shape>
        <draw:custom-shape draw:name="Shape 516" draw:style-name="Mgr5" draw:text-style-name="MP9" draw:layer="layout" svg:width="19.772cm" svg:height="5.832cm" svg:x="2.904cm" svg:y="-0.017cm">
          <text:p/>
          <draw:enhanced-geometry draw:mirror-horizontal="false" draw:mirror-vertical="false" drawooo:sub-view-size="107167 31616" svg:viewBox="0 0 2679175 790400" draw:type="ooxml-non-primitive" draw:enhanced-path="M 98850 8889 L 99456 9057 100062 9192 100702 9360 101308 9529 102048 9798 102789 10168 103496 10572 104136 11078 104675 11515 105146 12054 105550 12593 105920 13199 106223 13805 106493 14444 106695 15118 106829 15791 106728 15825 106594 15825 106493 15858 106459 15892 106425 15926 106425 15959 106459 15993 106560 16027 106661 16060 106863 16027 106930 16262 106930 16296 106998 16330 106964 16969 106526 17037 106493 16767 106459 16532 106493 16431 106425 16094 106324 15757 106190 15421 106055 15118 105887 14815 105685 14512 105281 13939 104809 13434 104271 12929 103732 12458 103193 12054 102587 11583 101947 11212 101274 10876 100601 10572 99995 10337 99355 10168 98715 10000 98379 9966 98042 9933 98850 8889 Z M 106324 19865 L 106392 19899 106324 20303 106257 20639 106190 20774 106156 20942 106055 20808 106021 20639 106021 20471 106089 20303 106190 20067 106324 19865 Z M 91712 20168 L 91881 20202 91813 20740 91780 21313 91746 20740 91712 20168 Z M 64004 14242 L 64004 14276 64004 14343 64239 14848 64475 15387 64643 15926 64812 16498 64913 17037 64980 17609 65014 18181 64946 18754 64879 19057 64812 19326 64711 19562 64576 19798 64441 20033 64273 20235 64105 20437 63936 20639 63499 20942 63061 21212 62556 21380 61984 21548 61445 21616 60906 21683 60334 21717 59795 21750 57573 21750 52792 21851 48045 21919 43298 22020 42961 21986 42658 21952 42355 21851 42119 21717 41884 21582 41715 21380 41513 21178 41379 20942 41244 20707 41143 20437 40941 19865 40840 19259 40739 18687 40672 18114 40672 17575 40705 17037 40739 16498 40840 15959 40941 15421 41076 14882 41210 14343 52624 14242 Z M 89288 20639 L 89322 20774 89389 20875 89457 20942 89558 21010 89793 21043 89928 21077 90029 21043 89928 22121 89861 23232 89760 25420 89558 25521 89389 25656 89255 25790 89154 25959 89120 25790 89086 25790 88985 25117 88985 24444 88985 23770 89019 23097 89053 22255 89086 21851 89154 21447 89221 21043 89255 20841 89288 20639 Z M 92015 20202 L 92015 20235 92015 20303 92083 20370 92015 21043 91982 21717 91914 23097 91679 26598 91645 26598 91813 23501 91914 21851 91948 21010 91948 20202 Z M 91140 19865 L 91275 19932 91342 20000 91376 20067 91443 20235 91477 20303 91544 20303 91510 21818 91443 23333 91275 26329 91241 26363 91207 26363 91106 26531 91005 26666 91005 26666 91106 23501 91174 21683 91174 20774 91140 19865 Z M 91039 19865 L 90972 20707 90938 21548 90938 23232 90770 26733 90669 26733 90568 26700 90366 26598 90231 26497 90130 26396 89928 26161 89995 25588 90063 25521 90063 25454 90029 25386 90130 24141 90231 22895 90298 21649 90298 21043 90298 20437 90568 20168 90837 19966 90938 19899 91039 19865 Z M 92756 19798 L 92891 19831 93059 19899 93227 20000 93396 20168 93429 20404 93396 20639 93396 21144 93328 23265 93295 24343 93261 25420 93261 25959 93194 26531 93126 26767 93025 26935 92857 27036 92655 27104 92453 27104 92251 27070 92015 27036 91847 26935 91881 26902 91881 26834 92116 23366 92251 21784 92285 21010 92318 20202 92352 20168 92419 20000 92520 19899 92655 19831 92756 19798 Z M 90467 14444 L 90265 14781 90096 15118 89962 15522 89827 15926 89659 16767 89524 17542 89423 18249 89356 18990 89322 19730 89356 20471 89288 20505 89288 20572 89288 20606 89255 20505 89086 20774 88952 21077 88884 21414 88817 21750 88783 22457 88783 23097 88750 23871 88716 24679 88750 25083 88783 25487 88851 25858 88952 26262 88985 26295 88918 26598 88851 26868 88716 27137 88548 27407 88413 27036 88278 26666 88211 26262 88177 25858 88110 25083 88076 24275 88009 22558 88009 21717 88043 20841 88110 20000 88211 19192 88346 18350 88514 17542 88750 16734 89053 15959 89389 15185 89726 14444 Z M 99692 22558 L 99826 22626 99961 22727 100096 22861 100230 23030 100264 23198 100264 23366 100230 23737 100264 23804 100331 23838 99860 24309 99389 24780 98547 25790 97907 26464 97200 27104 96527 27710 95887 28383 95584 28383 95450 28349 95349 28282 95180 28080 95012 27878 94978 27811 94945 27710 94945 27508 95012 27339 95147 27137 95416 26801 95652 26531 96931 24949 97604 24208 98278 23467 98682 23063 98884 22861 99119 22693 99254 22626 99389 22558 Z M 100870 23905 L 100971 23972 98648 26464 97402 27743 96796 28383 96258 29090 96123 28989 96022 28922 96022 28888 96359 28652 96695 28383 96998 28080 97301 27777 97874 27137 98446 26497 99624 25184 100230 24511 100870 23905 Z M 101308 24511 L 101409 24780 101510 25016 101543 25252 101038 25790 100466 26295 99321 27339 98783 27878 98244 28417 97806 29023 97604 29326 97402 29629 96965 29561 96763 29494 96594 29393 96931 29090 97234 28787 97840 28147 98412 27508 98985 26868 100129 25689 101308 24511 Z M 101274 25858 L 101308 25891 101442 26026 101611 26093 101813 26127 101981 26093 101678 26666 101308 27205 100870 27710 100432 28181 99456 29191 98783 29797 98547 29999 98345 30100 98345 29864 98379 29831 98379 29763 98345 29696 98244 29460 98210 29393 98109 29292 98042 29225 97941 29191 98682 28383 99456 27575 100365 26733 100836 26295 101274 25858 Z M 106930 17171 L 106930 18114 106897 19023 106863 19495 106829 19932 106728 20404 106627 20841 106425 21380 106190 21919 105954 22457 105685 22996 105382 23535 105079 24040 104405 25016 104069 25487 103698 25925 102890 26801 102015 27642 101173 28450 100298 29225 99422 29965 98513 30672 97571 31346 97571 31177 97604 31043 97705 30740 97874 30403 98109 30134 98109 30201 98109 30268 98143 30302 98210 30336 98311 30302 98345 30235 98480 30235 98581 30167 98783 29999 100230 28619 100803 28080 101341 27474 101577 27171 101813 26834 102015 26497 102183 26127 102217 26060 102183 25992 102419 25858 102654 25656 102857 25454 103092 25218 103732 24410 104405 23669 104742 23265 105079 22895 105348 22491 105617 22053 105819 21616 105988 21144 106055 21144 106156 21111 106190 21111 106190 21144 106223 21111 106358 20976 106425 20774 106493 20370 106560 20033 106526 19697 106560 19663 106526 19596 106560 18990 106594 18417 106627 17845 106627 17508 106560 17239 106930 17171 Z M 1 1 L 607 1011 1246 2021 2559 3974 4175 6263 5792 8519 7408 10640 9091 12727 9394 13098 9764 13468 10101 13805 10505 14074 10943 14343 11380 14512 11616 14579 11852 14646 12357 14646 12357 14747 12390 14781 12424 14781 19090 14714 25723 14613 32389 14478 39056 14377 41008 14343 40806 14882 40672 15454 40537 16027 40470 16599 40436 17171 40436 17744 40470 18350 40503 18922 40571 19360 40672 19831 40806 20303 40975 20740 41177 21178 41446 21548 41614 21717 41783 21851 41985 21986 42187 22121 42389 22188 42624 22255 42860 22289 43567 22289 44038 22255 46968 22222 52792 22087 58347 21986 59526 21986 60738 21952 61310 21919 61916 21818 62489 21683 63061 21515 63499 21313 63903 21043 64239 20740 64542 20370 64778 19966 64980 19562 65115 19091 65216 18619 65283 18047 65283 17474 65182 16936 65081 16363 64913 15825 64711 15286 64239 14242 71848 14242 77774 14276 89625 14444 89389 14747 89187 15118 88985 15454 88817 15825 88514 16599 88278 17373 88110 18181 87975 18990 87874 19798 87773 20572 87740 21582 87740 22558 87773 23568 87841 24545 87874 25353 87942 26161 88043 26565 88110 26935 88245 27339 88413 27676 88480 27710 88514 27743 88581 27743 88615 27710 88851 27407 89053 27036 89154 26700 89187 26497 89221 26295 89255 26295 89255 26262 89288 26228 89255 26194 89288 26093 89356 25992 89457 25858 89591 25757 89726 25723 89692 26228 89692 26295 89726 26329 89827 26329 89995 26565 90197 26733 90433 26868 90669 26969 90770 26969 90770 27171 90770 27205 90803 27238 90871 27272 90972 27238 91005 27205 91005 27171 91005 26935 91140 26868 91241 26767 91241 26834 91308 26868 91679 26868 91679 26902 91712 26935 91746 26935 91914 27104 92116 27238 92285 27306 92487 27339 92689 27339 92891 27238 93059 27104 93194 26935 93295 26801 93328 26632 93396 26329 93429 25992 93429 25656 93530 23265 93598 21144 93631 20740 93631 20336 93631 20134 93598 19966 93530 19764 93463 19596 93328 19461 93160 19394 93025 19360 92857 19394 92722 19495 92554 19596 92285 19831 92251 19798 92217 19798 92184 19831 92150 19865 92150 19932 91914 19966 91679 19966 91645 19932 91578 19932 91544 19966 91510 19899 91342 19764 91241 19663 91140 19663 90904 19730 90669 19865 90433 20033 90265 20235 90231 20202 90164 20202 90130 20235 90063 20808 89659 20808 89591 20740 89625 19899 89659 19057 89692 18215 89827 17340 89962 16633 90130 15892 90366 15185 90467 14815 90500 14478 90500 14444 92756 14478 92992 14545 93497 14545 93732 14512 93901 14512 93968 14478 94002 14411 94271 14276 94507 14141 94743 13973 94978 13771 95382 13367 95753 12929 96325 12155 96392 12155 96426 12121 96426 12054 97907 10135 98446 10303 98985 10404 99557 10505 100096 10640 100769 10876 101442 11179 102082 11549 102722 11953 103294 12391 103867 12862 104405 13367 104910 13906 105382 14512 105584 14815 105752 15118 105920 15454 106055 15791 106156 16128 106223 16498 106257 16565 106291 16599 106291 16902 106324 17171 106358 17239 106425 17272 106392 17542 106392 17878 106425 18417 106392 19023 106324 19596 106223 19663 106156 19730 105988 19966 105887 20202 105819 20404 105786 20673 105786 20808 105853 20976 105718 21313 105550 21683 105382 21986 105180 22323 104742 22929 104237 23501 103059 24814 102722 25184 102553 25420 102351 25622 102116 25757 101880 25858 101745 25891 101644 25891 101510 25858 101375 25790 101341 25790 101712 25420 101779 25386 101813 25319 101813 25285 101813 25252 101813 25218 101712 24881 101577 24545 101476 24343 101510 24309 101543 24275 101510 24208 101442 24174 101375 24208 101308 24141 101207 24141 101173 24174 101173 24208 101207 24242 101207 24275 101207 24309 101240 24343 100062 25555 98884 26733 97638 28013 97066 28652 96796 28989 96561 29359 96325 29191 96998 28585 97604 27912 98816 26598 101308 23871 101341 23804 101308 23770 101240 23737 101173 23770 101072 23871 101005 23770 101106 23669 101139 23636 101139 23602 101072 23602 100971 23703 100870 23568 100803 23501 100735 23535 100466 23737 100466 23501 100466 23232 100399 22962 100331 22727 100230 22525 100129 22457 100062 22390 99961 22323 99826 22289 99557 22289 99220 22390 98951 22525 98715 22727 98480 22929 97672 23737 96931 24612 96291 25386 95652 26161 95147 26767 94911 27070 94810 27272 94743 27440 94709 27541 94709 27676 94743 27777 94776 27912 94911 28114 95046 28316 95248 28484 95416 28585 95584 28619 95786 28585 95854 28585 95854 28551 95887 28551 95921 28518 96628 27945 97268 27339 97907 26733 98513 26093 99119 25386 99725 24713 99995 24376 100331 24073 100500 23939 100601 23838 100702 23838 100803 23871 100230 24444 99658 25050 98513 26262 97907 26935 97268 27609 96965 27912 96628 28215 96291 28518 95955 28821 95955 28787 95921 28686 95887 28686 95887 28652 95820 28652 95753 28686 95753 28753 95820 28922 95887 29056 96022 29191 96157 29258 96224 29258 96291 29427 96392 29561 96561 29662 96729 29730 97133 29831 97436 29898 97537 29864 97571 29831 97571 29730 97503 29662 97806 29359 97975 29460 98042 29561 98076 29662 98109 29797 97941 30033 97773 30235 97604 30470 97470 30740 97402 30908 97369 31110 97369 31312 97402 31379 97470 31447 97436 31514 97470 31581 97537 31615 97604 31581 98547 30908 99490 30201 100399 29494 101274 28720 102149 27912 102958 27070 103732 26228 104473 25319 104809 24848 105146 24343 105449 23838 105752 23299 106257 22222 106728 21111 106897 20606 106998 20067 107065 19528 107099 18990 107166 17104 107166 17037 107166 16969 107132 16027 107099 15993 107031 15993 106998 16027 106998 15993 107099 15892 107132 15825 107099 15791 107031 15724 106964 15724 106829 15050 106627 14411 106392 13805 106089 13199 105752 12626 105382 12088 104944 11549 104439 11078 104170 10842 103867 10606 103261 10202 102621 9865 101981 9562 101274 9293 100500 9024 100129 8923 99725 8822 99321 8788 98951 8754 99187 8485 105718 1 105415 1 99826 7273 97739 9933 97537 9966 97672 10034 96695 11313 96224 11919 69424 12054 42624 12088 34308 12088 25959 12054 17643 12020 13502 12054 9327 12088 9259 12121 9226 12189 9259 12256 9327 12290 16027 12357 22760 12357 36194 12323 63027 12290 79558 12256 96056 12155 95584 12795 95315 13131 95046 13401 94743 13704 94439 13939 94136 14108 93800 14276 87100 14175 80366 14074 73666 14040 66966 14007 53533 14007 46833 14074 40133 14141 26295 14310 19393 14444 12458 14613 12458 14613 12491 14512 12491 14444 12458 14377 12357 14343 12087 14343 11784 14310 11549 14276 11279 14175 11044 14074 10808 13939 10337 13603 9933 13232 9562 12795 8855 11953 7206 9865 5623 7778 4108 5691 2694 3603 2088 2728 1516 1819 943 910 337 1 Z N"/>
        </draw:custom-shape>
        <draw:custom-shape draw:name="Shape 517" draw:style-name="Mgr5" draw:text-style-name="MP9" draw:layer="layout" svg:width="1.987cm" svg:height="0.558cm" svg:x="1.059cm" svg:y="9.624cm">
          <text:p/>
          <draw:enhanced-geometry draw:mirror-horizontal="false" draw:mirror-vertical="false" drawooo:sub-view-size="10775 3031" svg:viewBox="0 0 269375 75775" draw:type="ooxml-non-primitive" draw:enhanced-path="M 10673 1 L 5320 1448 2525 2223 1246 2559 606 2761 303 2862 0 2997 0 3031 573 2930 1179 2795 2323 2458 5118 1684 10740 169 10774 102 10774 68 10740 1 Z N"/>
        </draw:custom-shape>
        <draw:custom-shape draw:name="Shape 518" draw:style-name="Mgr5" draw:text-style-name="MP9" draw:layer="layout" svg:width="0.142cm" svg:height="0.074cm" svg:x="2.966cm" svg:y="12.022cm">
          <text:p/>
          <draw:enhanced-geometry draw:mirror-horizontal="false" draw:mirror-vertical="false" drawooo:sub-view-size="775 405" svg:viewBox="0 0 19375 10125" draw:type="ooxml-non-primitive" draw:enhanced-path="M 135 0 L 34 34 0 135 0 202 34 236 68 270 303 270 404 337 505 404 606 404 741 337 741 303 775 270 741 169 674 101 606 101 573 135 505 68 404 0 Z N"/>
        </draw:custom-shape>
        <draw:custom-shape draw:name="Shape 519" draw:style-name="Mgr5" draw:text-style-name="MP9" draw:layer="layout" svg:width="0.409cm" svg:height="0.409cm" svg:x="8.184cm" svg:y="15.476cm">
          <text:p/>
          <draw:enhanced-geometry draw:mirror-horizontal="false" draw:mirror-vertical="false" drawooo:sub-view-size="2223 2223" svg:viewBox="0 0 55575 55575" draw:type="ooxml-non-primitive" draw:enhanced-path="M 1852 1 L 1314 68 809 136 404 169 202 203 0 304 169 371 337 405 708 371 1246 304 1785 203 1785 371 1785 573 1886 944 1920 1381 1953 1617 2021 1819 1044 1954 674 1987 539 2055 404 2156 539 2223 708 2223 1078 2156 2155 2021 2189 1987 2223 1954 2223 1886 2189 1853 2189 1617 2155 1381 2054 910 2021 506 1987 338 1920 169 1920 102 1920 68 1886 1 Z N"/>
        </draw:custom-shape>
        <draw:custom-shape draw:name="Shape 520" draw:style-name="Mgr5" draw:text-style-name="MP9" draw:layer="layout" svg:width="1.62cm" svg:height="2.54cm" svg:x="23.608cm" svg:y="8.432cm">
          <text:p/>
          <draw:enhanced-geometry draw:mirror-horizontal="false" draw:mirror-vertical="false" drawooo:sub-view-size="8788 13771" svg:viewBox="0 0 219700 344275" draw:type="ooxml-non-primitive" draw:enhanced-path="M 1818 169 L 2189 270 2626 337 3030 371 3468 438 5219 707 6936 943 8619 1111 8485 1785 8384 2492 8215 3872 7811 7003 7609 8619 7374 10202 6868 13400 5993 13333 5151 13232 4276 13097 3434 12962 2660 12828 1852 12693 1044 12626 640 12626 236 12659 1044 6431 1448 3266 1684 1717 1751 943 1818 169 Z M 2155 0 L 1987 34 1818 68 1785 68 1751 34 1717 68 1684 101 1549 808 1414 1549 1246 2997 842 6162 0 12760 0 12828 68 12861 169 12861 202 12794 640 12895 1044 12929 1919 13030 2761 13131 3603 13232 4411 13400 5219 13535 6027 13636 6835 13636 6868 13737 6936 13771 7003 13771 7037 13737 7071 13703 7071 13602 7138 13569 7172 13535 7172 13468 7104 13400 7407 11952 7609 10471 8013 7542 8384 4411 8619 2761 8687 1953 8720 1515 8720 1111 8788 1078 8788 977 8754 909 8687 876 6835 674 5017 438 4141 303 3266 135 2896 68 2525 34 2155 0 Z N"/>
        </draw:custom-shape>
        <draw:custom-shape draw:name="Shape 521" draw:style-name="Mgr5" draw:text-style-name="MP9" draw:layer="layout" svg:width="0.446cm" svg:height="0.471cm" svg:x="4.848cm" svg:y="17.731cm">
          <text:p/>
          <draw:enhanced-geometry draw:mirror-horizontal="false" draw:mirror-vertical="false" drawooo:sub-view-size="2425 2560" svg:viewBox="0 0 60625 64000" draw:type="ooxml-non-primitive" draw:enhanced-path="M 1886 0 L 1684 34 1347 101 741 169 438 202 135 303 135 236 102 202 68 202 34 236 1 472 34 707 68 1145 169 1852 270 2222 371 2492 405 2559 438 2559 506 2525 506 2458 405 1785 270 1111 236 741 169 371 573 371 977 303 1886 169 1920 202 1987 202 2021 472 2054 775 2223 2121 2021 2121 1819 2155 1415 2222 943 2256 674 2323 573 2391 506 2458 607 2525 674 2559 910 2525 1314 2458 1819 2391 2054 2357 2257 2290 2324 2323 2391 2323 2425 2290 2425 2222 2223 876 2189 438 2155 236 2054 34 2021 68 1953 34 1886 0 Z N"/>
        </draw:custom-shape>
        <draw:custom-shape draw:name="Shape 522" draw:style-name="Mgr5" draw:text-style-name="MP9" draw:layer="layout" svg:width="0.179cm" svg:height="0.067cm" svg:x="5.674cm" svg:y="12.451cm">
          <text:p/>
          <draw:enhanced-geometry draw:mirror-horizontal="false" draw:mirror-vertical="false" drawooo:sub-view-size="977 371" svg:viewBox="0 0 24425 9275" draw:type="ooxml-non-primitive" draw:enhanced-path="M 236 1 L 135 34 34 102 1 102 1 135 1 169 34 203 203 236 371 270 607 304 809 371 910 371 977 304 977 203 910 135 708 34 472 1 Z N"/>
        </draw:custom-shape>
        <draw:custom-shape draw:name="Shape 523" draw:style-name="Mgr5" draw:text-style-name="MP9" draw:layer="layout" svg:width="1.639cm" svg:height="2.72cm" svg:x="11.855cm" svg:y="15.346cm">
          <text:p/>
          <draw:enhanced-geometry draw:mirror-horizontal="false" draw:mirror-vertical="false" drawooo:sub-view-size="8889 14748" svg:viewBox="0 0 222225 368700" draw:type="ooxml-non-primitive" draw:enhanced-path="M 4882 304 L 4815 472 4545 371 4882 304 Z M 4781 4344 L 4815 4411 4747 4411 4545 4479 4545 4344 4613 4411 4747 4411 4781 4344 Z M 5556 270 L 5892 304 6195 405 6498 540 6801 742 7037 977 7273 1213 7508 1482 7677 1785 7946 2290 8148 2863 8316 3469 8451 4108 8518 4748 8586 5354 8653 6566 8653 7172 8653 7778 8653 8384 8586 9024 8518 9630 8417 10236 8283 10808 8114 11414 7946 11818 7946 11818 8081 11010 8182 10169 8249 9361 8283 8553 8316 7542 8316 6499 8283 5489 8182 4479 8013 3671 7912 3267 7778 2896 7643 2492 7475 2122 7239 1785 7003 1449 6835 1213 6633 1011 6397 809 6128 641 5859 506 5589 405 5185 405 5050 439 5050 304 5556 270 Z M 5421 573 L 5623 607 5825 674 5993 775 6162 876 6465 1146 6768 1449 7003 1819 7239 2156 7407 2492 7576 2863 7677 3233 7778 3603 7879 3974 7980 4748 8047 5522 8081 6398 8081 7273 8081 8149 8047 9024 7980 9899 7879 10775 7744 11650 7576 12525 7441 12727 7508 12559 7542 12357 7576 12155 7576 11953 7542 11886 7441 11886 7407 11953 7340 12323 7239 12626 7071 12896 6902 13131 6667 13333 6431 13535 6162 13670 5859 13805 5556 13906 5253 13973 4579 14074 3939 14108 3300 14074 2896 14040 2492 13973 2155 13838 1852 13636 1616 13434 1381 13199 1179 12929 1010 12626 909 12290 808 11953 707 11583 674 11246 640 10876 640 10472 640 9765 808 8418 1044 7071 1313 5758 1650 4445 1852 3839 2020 3267 2256 2694 2559 2156 2761 1853 2997 1583 3232 1381 3502 1213 3771 1078 4074 944 4747 742 4646 1179 4579 1651 4411 1752 4343 1752 4242 1785 4209 1886 3939 3401 3737 4950 3771 5017 3805 5085 3872 5118 3939 5118 4141 5051 4141 5051 3872 6532 3468 6465 3064 6364 2256 6128 2222 6128 2189 6162 2155 6196 2189 6229 2357 6364 2525 6499 2929 6701 3367 6835 3805 6936 3872 7004 3939 7037 4007 7037 4074 6970 4646 6970 5253 6936 5791 6869 6296 6734 6364 6701 6397 6667 6397 6532 6330 6465 6296 6431 6229 6431 5690 6532 5185 6600 4646 6600 4175 6566 4310 5758 4478 4950 5017 4815 5084 4815 5118 4748 5151 4647 5050 3940 5084 3233 5151 2526 5320 1853 5320 1819 5387 1785 5387 1684 5354 1617 5286 1583 5185 1550 4882 1550 4983 775 5050 742 5050 674 5050 641 5017 607 5219 573 Z M 4108 506 L 4310 540 4512 607 4714 674 4478 641 4209 641 3973 708 3737 775 3502 910 3266 1045 2896 1381 2626 1617 2424 1920 2222 2223 2088 2526 1818 3199 1583 3873 1313 4748 1078 5657 842 6600 674 7542 505 8485 404 9428 371 10337 404 11280 438 11583 472 11886 573 12155 674 12458 775 12727 943 12963 1078 13232 1280 13468 1515 13704 1818 13906 2121 14074 2424 14175 2761 14242 3098 14310 4310 14310 4882 14242 5455 14141 6027 13973 6027 13973 5623 14141 5219 14276 4781 14377 4343 14444 3737 14478 3131 14478 2559 14411 2290 14377 2020 14276 1751 14175 1515 14074 1313 13906 1078 13737 909 13535 741 13266 606 12997 472 12694 371 12155 270 11616 236 11044 270 10472 337 9327 438 8216 606 6970 775 5724 1044 4512 1347 3267 1482 2896 1616 2526 1818 2122 2054 1752 2323 1415 2593 1112 2929 876 3266 674 3906 506 Z M 5017 1 L 5017 35 4512 136 4007 237 3030 472 2963 506 2929 573 2593 775 2290 1045 2020 1314 1785 1617 1616 1886 1482 2122 1246 2694 1078 3267 943 3839 741 4647 573 5489 438 6330 303 7172 135 8485 68 9192 34 9866 0 10573 34 11246 68 11919 202 12559 270 12862 337 13098 472 13333 606 13569 741 13737 909 13939 1078 14074 1280 14242 1482 14343 1684 14444 2155 14613 2660 14714 3199 14747 3805 14747 4411 14714 4983 14613 5522 14478 6061 14276 6296 14141 6566 14007 6768 13805 7003 13636 7205 13434 7407 13165 7576 12929 7710 12929 7744 12862 7811 12593 8081 12054 8283 11549 8451 10977 8586 10404 8687 9832 8788 9260 8855 8115 8889 7374 8889 6633 8889 5893 8821 5152 8720 4411 8586 3671 8417 2964 8182 2257 7980 1785 7710 1348 7374 944 7003 607 6801 439 6599 304 6364 203 6128 102 5892 68 5623 1 5354 1 5118 35 5084 1 Z N"/>
        </draw:custom-shape>
        <draw:custom-shape draw:name="Shape 524" draw:style-name="Mgr5" draw:text-style-name="MP9" draw:layer="layout" svg:width="0.422cm" svg:height="0.459cm" svg:x="6.829cm" svg:y="15.662cm">
          <text:p/>
          <draw:enhanced-geometry draw:mirror-horizontal="false" draw:mirror-vertical="false" drawooo:sub-view-size="2291 2493" svg:viewBox="0 0 57275 62325" draw:type="ooxml-non-primitive" draw:enhanced-path="M 1920 169 L 1920 641 1954 1112 2021 1550 2122 1987 2156 2021 2122 2021 1718 2055 1314 2122 910 2156 472 2223 304 1314 136 405 573 371 1045 338 1920 169 Z M 1920 1 L 1011 136 540 203 68 270 35 304 35 338 1 371 1 405 1 910 102 1449 203 1954 338 2459 405 2492 472 2492 506 2459 540 2391 506 2324 506 2324 910 2358 1348 2358 1785 2290 2156 2156 2189 2122 2189 2055 2257 2055 2290 2021 2290 1987 2257 1516 2189 1045 2122 607 2021 136 2021 102 2021 35 1987 1 Z N"/>
        </draw:custom-shape>
        <draw:custom-shape draw:name="Shape 525" draw:style-name="Mgr5" draw:text-style-name="MP9" draw:layer="layout" svg:width="1.353cm" svg:height="1.975cm" svg:x="3.68cm" svg:y="-0.017cm">
          <text:p/>
          <draw:enhanced-geometry draw:mirror-horizontal="false" draw:mirror-vertical="false" drawooo:sub-view-size="7340 10708" svg:viewBox="0 0 183500 267700" draw:type="ooxml-non-primitive" draw:enhanced-path="M 0 1 L 236 405 472 775 977 1516 1953 3031 2963 4512 7037 10640 7104 10674 7138 10707 7205 10707 7272 10674 7306 10640 7340 10606 7340 10539 7306 10471 3401 4546 1381 1583 909 876 472 135 371 1 Z N"/>
        </draw:custom-shape>
        <draw:custom-shape draw:name="Shape 526" draw:style-name="Mgr5" draw:text-style-name="MP9" draw:layer="layout" svg:width="0.428cm" svg:height="0.409cm" svg:x="7.271cm" svg:y="15.606cm">
          <text:p/>
          <draw:enhanced-geometry draw:mirror-horizontal="false" draw:mirror-vertical="false" drawooo:sub-view-size="2324 2223" svg:viewBox="0 0 58100 55575" draw:type="ooxml-non-primitive" draw:enhanced-path="M 1919 203 L 1953 573 2020 944 2088 1381 2155 1819 1953 1819 1785 1853 1414 1920 943 1954 707 2021 472 2088 404 1651 270 1179 202 809 101 439 1010 338 1919 203 Z M 1886 1 L 977 136 68 270 34 304 34 371 0 573 34 809 101 1213 202 1718 270 1954 371 2189 404 2223 674 2223 909 2189 1313 2122 1751 2055 1987 2021 2189 1987 2290 1987 2323 1954 2323 1718 2290 1482 2222 1045 2155 540 2088 304 1987 35 1953 35 1886 1 Z N"/>
        </draw:custom-shape>
        <draw:custom-shape draw:name="Shape 527" draw:style-name="Mgr5" draw:text-style-name="MP9" draw:layer="layout" svg:width="0.142cm" svg:height="0.117cm" svg:x="5.954cm" svg:y="16.427cm">
          <text:p/>
          <draw:enhanced-geometry draw:mirror-horizontal="false" draw:mirror-vertical="false" drawooo:sub-view-size="776 640" svg:viewBox="0 0 19400 16000" draw:type="ooxml-non-primitive" draw:enhanced-path="M 674 0 L 573 202 539 438 438 337 405 269 438 168 438 135 405 67 337 67 304 135 169 404 135 370 102 269 102 236 68 202 34 202 1 269 1 303 1 404 102 606 135 640 203 640 236 606 337 404 371 438 472 539 573 606 640 606 674 539 708 303 775 67 775 34 741 0 Z N"/>
        </draw:custom-shape>
        <draw:custom-shape draw:name="Shape 528" draw:style-name="Mgr5" draw:text-style-name="MP9" draw:layer="layout" svg:width="0.167cm" svg:height="0.167cm" svg:x="22.527cm" svg:y="13.799cm">
          <text:p/>
          <draw:enhanced-geometry draw:mirror-horizontal="false" draw:mirror-vertical="false" drawooo:sub-view-size="911 910" svg:viewBox="0 0 22775 22750" draw:type="ooxml-non-primitive" draw:enhanced-path="M 405 0 L 304 34 203 101 136 169 68 236 1 337 1 438 1 573 68 674 102 741 203 842 304 876 405 910 506 910 641 876 742 809 809 708 876 607 910 506 910 371 876 270 809 169 742 68 641 34 506 0 Z N"/>
        </draw:custom-shape>
        <draw:custom-shape draw:name="Shape 529" draw:style-name="Mgr5" draw:text-style-name="MP9" draw:layer="layout" svg:width="0.428cm" svg:height="0.422cm" svg:x="7.724cm" svg:y="15.532cm">
          <text:p/>
          <draw:enhanced-geometry draw:mirror-horizontal="false" draw:mirror-vertical="false" drawooo:sub-view-size="2324 2291" svg:viewBox="0 0 58100 57275" draw:type="ooxml-non-primitive" draw:enhanced-path="M 1986 1 L 1953 35 1953 136 1448 136 943 169 505 203 269 270 168 304 101 371 269 439 471 439 842 371 1380 338 1953 304 1986 641 2020 944 2087 1381 2121 1617 2188 1819 2155 1819 1279 1920 808 2021 404 2122 303 1718 236 1280 202 809 168 573 67 371 34 506 0 674 0 977 101 1583 135 1785 135 2021 168 2122 202 2189 269 2257 370 2290 404 2290 438 2257 875 2223 1313 2189 2188 2021 2256 1987 2289 1987 2323 1954 2323 1752 2289 1516 2222 1078 2155 540 2121 304 2054 35 2020 1 Z N"/>
        </draw:custom-shape>
        <draw:custom-shape draw:name="Shape 530" draw:style-name="Mgr5" draw:text-style-name="MP9" draw:layer="layout" svg:width="0.074cm" svg:height="0.111cm" svg:x="7.904cm" svg:y="15.768cm">
          <text:p/>
          <draw:enhanced-geometry draw:mirror-horizontal="false" draw:mirror-vertical="false" drawooo:sub-view-size="405 607" svg:viewBox="0 0 10125 15175" draw:type="ooxml-non-primitive" draw:enhanced-path="M 236 0 L 135 68 0 135 0 169 0 202 169 202 202 169 202 337 169 505 169 573 202 606 270 606 337 573 371 438 404 303 371 169 337 34 303 0 Z N"/>
        </draw:custom-shape>
        <draw:custom-shape draw:name="Shape 531" draw:style-name="Mgr5" draw:text-style-name="MP9" draw:layer="layout" svg:width="6.093cm" svg:height="5.584cm" svg:x="-0.022cm" svg:y="9.022cm">
          <text:p/>
          <draw:enhanced-geometry draw:mirror-horizontal="false" draw:mirror-vertical="false" drawooo:sub-view-size="33029 30269" svg:viewBox="0 0 825725 756725" draw:type="ooxml-non-primitive" draw:enhanced-path="M 18484 16498 L 18080 16700 17777 16868 17642 16969 17507 17104 17642 16868 17844 16633 18181 16565 18484 16498 Z M 19022 16464 L 19325 16498 19628 16532 20234 16633 20841 16835 21413 17037 21682 17104 21918 17205 22120 17373 22322 17542 22389 17744 22457 17912 22423 17912 21952 17878 21480 17777 20975 17676 20538 17575 19830 17373 19494 17306 19157 17272 18888 17272 18618 17373 18383 17474 18147 17643 17911 17811 17709 18013 17373 18417 17373 18316 17339 18013 17339 17777 17373 17508 17440 17272 17608 17205 17810 17104 18147 16868 18585 16666 19022 16464 Z M 23803 18047 L 24039 18081 24207 18148 24376 18249 24510 18384 24510 18451 23467 18249 23500 18114 23669 18081 23803 18047 Z M 16363 17609 L 16396 18316 16497 18990 15925 19259 15656 19326 15487 19360 15353 19326 15184 19259 14982 19158 14679 18889 14545 18720 14477 18653 14477 18586 14477 18518 14511 18417 14545 18350 14646 18283 14848 18182 15050 18081 15521 17979 15992 17845 16194 17744 16363 17609 Z M 19393 17508 L 19797 17542 21110 17878 21750 18013 22423 18114 22457 18114 22389 18485 22322 18821 22221 19225 22053 19596 21884 19966 21615 20303 21447 20471 21245 20606 21043 20707 20807 20774 20571 20841 20302 20875 19797 20875 19258 20808 18753 20707 18282 20572 17878 20370 17709 20235 17608 20033 17507 19831 17440 19596 17373 19057 17373 18552 17406 18552 17979 18114 18214 17912 18484 17710 18753 17575 19056 17508 Z M 31412 19865 L 31513 20067 31715 20269 32052 20606 32456 21010 32658 21212 32860 21346 32422 21616 32187 21717 31884 21750 31715 21717 31581 21683 31446 21616 31311 21515 31076 21313 30840 21111 30806 21077 30773 21111 30773 21111 31143 20505 31412 19865 Z M 16127 1381 L 16430 1415 16699 1448 16935 1516 17137 1617 17339 1718 17507 1886 17676 2055 17810 2257 18046 2661 18248 3132 18416 3637 18551 4142 19022 6229 19460 8317 19898 10303 20335 12290 20605 13300 20874 14276 21177 15252 21514 16229 20874 16027 20234 15892 19258 15724 18753 15656 18248 15623 17238 15623 16733 15690 16228 15791 16161 15757 16093 15791 16060 15825 15959 16027 15858 16229 15824 16464 15858 16700 15891 16767 15959 16767 15992 16734 16026 16700 16060 16464 16093 16296 16161 16094 16262 15926 16262 15892 18349 15926 19393 15993 19898 16060 20437 16161 21043 16296 21615 16464 22793 16801 22827 16868 22894 16936 22962 16969 23029 16936 23096 16902 23736 17037 24409 17171 24914 17239 25386 17306 26396 17340 27372 17373 28382 17441 29359 17542 29830 17609 30335 17710 30806 17845 31244 18047 31715 18249 32153 18518 32052 19057 32018 19259 31951 19360 31884 19394 31816 19427 31715 19394 31581 19360 31581 19293 31581 19259 31581 19192 31513 19158 31412 19158 31379 19192 31345 19225 31278 19562 31143 19899 31008 20202 30874 20505 30503 21077 30099 21616 29864 21851 29662 22087 29426 22289 29157 22491 28921 22626 28685 22693 28416 22727 28180 22727 27944 22693 27675 22659 27204 22491 26598 22255 26295 22121 26025 21952 25790 21784 25554 21582 25352 21346 25150 21077 25083 20909 25015 20740 24914 20370 24813 19629 24746 18922 24679 18619 24780 18619 24813 18586 24847 18518 24847 18451 24746 18316 24746 18283 24712 18249 24679 18249 24544 18114 24409 17979 24241 17912 24039 17845 23803 17845 23500 17878 23467 17845 23332 17845 23298 17912 23164 18215 23130 18283 23130 18350 22962 18754 22726 19158 22490 19528 22221 19899 22389 19596 22524 19225 22625 18889 22692 18518 22692 18182 22659 17845 22558 17542 22423 17272 22221 17104 22019 16936 21750 16801 21447 16700 20841 16532 20335 16397 19696 16262 19359 16229 19022 16195 18686 16229 18383 16262 18046 16330 17709 16397 17676 16431 17642 16464 17642 16565 17440 16767 17305 17003 17204 17272 17137 17542 17070 17845 17070 18148 17137 18788 17204 19461 17238 19798 17339 20134 17440 20336 17608 20505 17777 20639 18012 20740 18248 20808 18484 20875 18921 20976 19527 21077 19830 21111 20133 21111 20403 21077 20706 21010 21009 20942 21278 20841 21379 20808 21379 20808 21043 21043 20874 21144 20672 21178 20437 21212 20167 21245 19696 21212 19258 21178 18854 21144 18450 21077 18113 20942 17777 20740 17474 20538 17238 20235 17036 19899 16868 19528 16733 18990 16666 18417 16497 17306 16565 17306 16666 17272 16699 17205 16699 17138 16699 17104 16666 17070 16598 17037 16430 17037 16329 16969 16262 16902 16161 16835 16026 16801 15925 16835 15858 16868 15824 16936 15858 17003 15891 17003 15992 17037 16060 17070 16194 17205 16329 17272 16329 17474 15555 17710 15184 17845 14814 17979 14612 18081 14376 18215 14275 18316 14174 18384 14141 18518 14141 18619 14208 18720 14309 18855 14545 19057 14881 19326 15050 19461 15252 19562 15420 19596 15757 19596 15925 19528 16228 19394 16531 19225 16666 19730 16834 20202 17002 20505 17238 20740 17474 20942 17777 21111 18080 21245 18383 21346 18719 21414 19022 21447 19898 21515 20335 21515 20571 21481 20773 21447 21076 21313 21346 21178 21581 20976 21817 20774 22255 20336 22625 19865 22726 20202 22827 20538 23063 21212 23164 21548 23164 21851 23130 22121 23029 22356 22861 22592 22625 22794 22389 22962 22086 23097 21144 23434 20201 23737 18282 24275 16430 24814 14578 25319 12558 25824 11683 25992 11245 26127 10807 26296 10100 23467 9259 20202 8484 16902 8013 14848 8350 14781 8686 14714 9360 14545 10134 14310 10504 14141 10841 13973 10875 13939 10875 13906 10841 13872 10807 13872 10437 13973 10067 14108 9326 14377 8653 14545 8013 14747 7845 14040 8484 13906 9090 13737 10302 13367 13063 12593 15824 11886 18618 11179 18686 11145 18686 11078 18652 11010 18585 11010 15790 11684 12996 12424 10235 13199 9023 13535 8417 13704 7845 13939 7676 13266 8350 13165 8989 12997 9629 12795 10269 12593 11514 12155 12794 11751 14107 11381 15420 11044 18080 10404 18113 10371 18147 10337 18147 10270 18113 10202 18012 10202 16699 10505 15420 10842 12828 11583 10235 12391 7643 13131 7272 11482 7710 11414 8148 11313 9023 11044 11279 10404 12390 10101 13501 9832 14646 9596 15790 9394 15824 9360 15824 9293 15790 9259 15723 9226 14679 9428 13602 9630 12525 9899 11481 10169 9225 10808 8215 11078 7744 11246 7272 11448 7138 10977 8417 10573 9730 10135 11009 9697 12323 9293 13669 8923 15016 8586 16363 8283 17743 8014 17777 7980 17777 7913 17743 7845 17676 7845 16329 8115 14982 8418 13602 8754 12289 9125 10976 9495 9663 9899 8350 10337 7710 10606 7104 10876 6969 10371 6902 10270 7542 10101 8148 9933 9360 9562 12087 8788 13501 8451 14881 8115 17676 7475 17709 7441 17709 7374 17676 7340 17642 7340 16228 7610 14848 7946 12053 8653 9326 9428 8080 9764 7474 9933 6902 10169 6599 9327 7239 9293 7878 9158 8518 8990 9158 8788 10370 8350 11582 7879 11952 7778 12323 7711 13097 7610 13871 7542 14612 7441 15353 7273 16093 7105 16834 6869 17575 6633 17608 6600 17608 6532 17575 6465 17507 6465 16868 6701 16194 6903 15521 7071 14814 7239 14073 7340 13299 7441 12558 7542 11784 7677 11481 7744 11144 7845 10504 8115 9865 8350 9259 8586 8585 8788 7912 8923 7239 9091 6565 9259 6128 7980 6666 7913 7239 7845 7811 7711 8383 7576 9461 7206 10538 6869 11750 6465 12962 6061 14174 5724 15386 5455 15454 5421 15454 5354 15420 5287 15353 5287 14174 5556 13030 5893 11885 6229 10740 6600 9595 6970 8417 7273 6094 7913 5892 7307 5892 7273 6565 7138 7239 7004 8585 6667 9898 6297 11245 5926 12659 5489 14107 5051 15521 4580 16901 4041 16969 4007 16969 3940 16935 3906 16868 3906 14174 4815 12794 5253 11447 5657 10033 6061 8619 6398 7239 6734 5825 7105 5656 6398 5488 5657 5219 4209 7845 3536 11952 2492 16060 1448 16127 1448 16127 1381 Z M 4141 4479 L 4478 6061 4882 7610 5656 10707 7306 17171 9696 26632 8451 26868 8249 26228 8047 25555 7744 24242 7441 22895 7205 21582 6902 20168 6565 18788 6161 17407 5724 16060 5286 14680 4882 13300 4512 11886 4175 10505 3501 7711 3165 6263 2996 5556 2794 4849 3737 4580 4141 4479 Z M 23298 18687 L 23635 19562 23904 20437 24140 21144 24241 21481 24308 21851 24342 22222 24275 22558 24241 22727 24174 22861 24073 23030 23972 23164 23736 23366 23500 23535 23231 23703 22928 23804 22356 24006 21783 24174 21245 24309 20706 24410 19595 24578 18517 24780 17406 25050 16329 25319 15252 25588 14174 25891 13097 26228 10976 26935 10908 26733 10807 26363 10841 26363 11346 26329 11851 26228 12861 25959 15117 25420 17474 24747 19830 24073 20672 23838 21548 23568 21985 23400 22389 23232 22760 22996 23096 22693 23231 22558 23332 22390 23399 22188 23399 22020 23433 21818 23399 21649 23332 21245 23197 20841 23029 20437 22894 20067 22793 19730 22793 19697 22760 19663 23029 19192 23298 18687 Z M 5050 4243 L 5151 4984 5286 5724 5454 6465 5623 7172 5623 7206 5623 7239 5623 7273 5656 7307 5892 7980 6633 10202 6666 10270 6599 10303 6599 10337 6666 10303 6936 11111 7138 11953 7542 13603 7878 15286 8215 16969 9023 20269 9865 23535 10168 24915 10471 26329 10673 27036 10875 27710 11144 28383 11447 29023 11447 29023 11043 28821 11009 28787 10942 28821 10908 28854 10875 28888 10706 29359 9124 23232 7575 17104 5993 10909 5185 7677 4747 6061 4276 4445 5050 4243 Z M 17406 1 L 17204 34 15689 337 14174 708 11211 1448 8282 2189 5421 2997 2424 3873 909 4344 168 4580 0 4647 0 4916 337 4815 640 4681 1246 4479 3703 3704 6363 2964 8989 2257 11649 1583 14309 943 16834 337 17272 270 17474 236 17676 270 17878 304 18046 405 18214 539 18383 708 18484 876 18517 1011 18618 1347 18652 1650 18652 1987 18652 2055 18686 2088 18753 2122 18854 2088 18888 2055 18888 1987 18888 1954 18955 2358 19022 2795 19258 3671 19696 5388 20672 9226 21110 11078 21615 12929 22120 14747 22423 15656 22726 16565 21817 16296 21817 16262 21413 15084 21043 13906 20740 12727 20437 11549 19898 9158 19393 6768 19191 5691 18955 4580 18820 4041 18686 3502 18484 2997 18282 2492 18147 2189 17911 1920 17676 1650 17406 1448 17070 1280 16767 1179 16598 1145 16430 1179 16262 1179 16093 1246 15992 1246 11885 2257 7777 3300 3670 4378 1818 4815 909 5085 0 5354 0 5590 673 5421 1347 5253 2660 4883 2761 5489 2895 6061 3198 7239 3905 10303 4579 13098 4949 14512 5387 15892 5825 17239 6229 18619 6565 20000 6902 21414 7171 22794 7474 24174 7811 25555 8013 26228 8215 26902 6262 27339 4310 27777 2963 28147 1582 28518 135 28989 0 29023 0 29258 909 28955 2390 28518 3872 28114 4983 27878 6094 27609 8316 27171 8383 27205 8451 27205 8518 27171 8552 27104 9764 26834 9865 27272 8383 27642 6936 28046 4006 28888 1178 29696 0 30033 0 30268 3299 29359 6633 28450 8282 27979 9898 27474 10504 29864 10572 29932 10572 30134 10740 29932 10807 29898 10807 29797 10942 29460 11077 29124 11380 29326 11716 29494 11750 29528 11885 29528 11952 29460 11952 29393 11918 29359 11615 28821 11380 28282 11178 27710 11009 27137 12289 26767 13568 26363 14848 25992 16127 25622 17373 25285 18652 24982 19325 24848 19999 24747 20672 24612 21346 24444 22255 24208 22726 24073 23197 23905 23635 23669 23803 23568 24005 23400 24174 23232 24308 23063 24409 22861 24510 22626 24578 22390 24578 22154 24544 21885 24477 21616 24342 21111 24174 20639 24005 20101 23803 19562 23366 18485 23399 18384 23938 18518 24477 18619 24510 18889 24544 19158 24578 19629 24645 20101 24746 20538 24847 20976 25015 21313 25217 21582 25453 21818 25722 22020 26025 22222 26328 22390 26934 22659 27338 22794 27742 22895 28113 22929 28449 22929 28820 22861 29157 22727 29493 22525 29796 22255 30066 22020 30335 21750 30537 21447 30773 21144 30773 21178 30806 21313 30907 21481 31008 21616 31143 21717 31278 21818 31446 21885 31648 21919 31816 21952 32018 21986 32187 21952 32389 21919 32523 21885 32692 21784 32826 21683 32927 21548 33028 21414 33028 21346 32995 21346 33028 21279 32995 21212 32826 21010 32624 20841 32220 20471 31850 20101 31648 19932 31412 19831 31513 19562 31682 19629 31816 19629 31985 19596 32119 19495 32187 19394 32220 19293 32254 19023 32355 18485 32321 18451 32355 18384 32288 18316 31850 18047 31412 17811 30941 17643 30470 17474 29965 17373 29493 17272 28988 17205 28483 17171 27473 17138 26463 17104 25453 17037 24477 16969 23736 16835 23029 16666 22490 14848 21952 13064 21447 11246 20975 9428 20032 5590 19797 4613 19561 3603 19325 2627 19157 2122 18989 1684 18921 1650 18888 1650 18854 1314 18753 977 18618 674 18416 405 18181 203 18046 135 17911 68 17743 1 Z N"/>
        </draw:custom-shape>
        <draw:custom-shape draw:name="Shape 532" draw:style-name="Mgr5" draw:text-style-name="MP9" draw:layer="layout" svg:width="0.093cm" svg:height="0.111cm" svg:x="7.463cm" svg:y="15.836cm">
          <text:p/>
          <draw:enhanced-geometry draw:mirror-horizontal="false" draw:mirror-vertical="false" drawooo:sub-view-size="507 607" svg:viewBox="0 0 12675 15175" draw:type="ooxml-non-primitive" draw:enhanced-path="M 270 1 L 203 34 136 68 35 203 1 337 1 438 35 506 136 573 270 607 338 607 405 573 506 438 506 371 506 337 472 304 439 304 136 371 136 270 203 169 237 102 270 1 Z N"/>
        </draw:custom-shape>
        <draw:custom-shape draw:name="Shape 533" draw:style-name="Mgr5" draw:text-style-name="MP9" draw:layer="layout" svg:width="0.428cm" svg:height="0.409cm" svg:x="5.798cm" svg:y="16.265cm">
          <text:p/>
          <draw:enhanced-geometry draw:mirror-horizontal="false" draw:mirror-vertical="false" drawooo:sub-view-size="2325 2223" svg:viewBox="0 0 58125 55575" draw:type="ooxml-non-primitive" draw:enhanced-path="M 1920 203 L 1954 573 2021 943 2055 1381 2156 1852 1752 1852 1381 1920 944 1987 708 2021 472 2122 371 1650 270 1179 203 809 102 438 1011 337 1920 203 Z M 1886 1 L 977 135 68 270 1 337 1 371 1 607 35 809 102 1213 203 1718 270 1953 338 2189 405 2223 674 2223 876 2189 1280 2122 1752 2088 1987 2054 2189 1987 2290 1987 2290 1953 2324 1718 2290 1516 2223 1078 2122 539 2088 304 1987 68 1954 34 1886 1 Z N"/>
        </draw:custom-shape>
        <draw:custom-shape draw:name="Shape 534" draw:style-name="Mgr5" draw:text-style-name="MP9" draw:layer="layout" svg:width="0.999cm" svg:height="0.304cm" svg:x="-0.022cm" svg:y="13.314cm">
          <text:p/>
          <draw:enhanced-geometry draw:mirror-horizontal="false" draw:mirror-vertical="false" drawooo:sub-view-size="5421 1651" svg:viewBox="0 0 135525 41275" draw:type="ooxml-non-primitive" draw:enhanced-path="M 5387 0 L 4848 68 4310 135 3804 270 3266 404 2222 707 1212 1010 0 1381 0 1650 1044 1313 3198 640 5387 34 5421 0 Z N"/>
        </draw:custom-shape>
        <draw:custom-shape draw:name="Shape 535" draw:style-name="Mgr5" draw:text-style-name="MP9" draw:layer="layout" svg:width="0.055cm" svg:height="0.055cm" svg:x="24.571cm" svg:y="8.227cm">
          <text:p/>
          <draw:enhanced-geometry draw:mirror-horizontal="false" draw:mirror-vertical="false" drawooo:sub-view-size="304 304" svg:viewBox="0 0 7600 7600" draw:type="ooxml-non-primitive" draw:enhanced-path="M 68 0 L 1 101 1 202 34 236 68 270 169 303 236 270 304 236 304 135 304 68 236 0 Z N"/>
        </draw:custom-shape>
        <draw:custom-shape draw:name="Shape 536" draw:style-name="Mgr5" draw:text-style-name="MP9" draw:layer="layout" svg:width="6.541cm" svg:height="0.434cm" svg:x="18.881cm" svg:y="13.948cm">
          <text:p/>
          <draw:enhanced-geometry draw:mirror-horizontal="false" draw:mirror-vertical="false" drawooo:sub-view-size="35454 2358" svg:viewBox="0 0 886350 58950" draw:type="ooxml-non-primitive" draw:enhanced-path="M 641 1 L 68 34 35 34 1 68 1 135 35 135 573 236 1112 304 2189 405 4344 506 8856 842 18114 1448 22457 1718 26801 1987 31110 2189 35453 2357 35453 2021 31177 1819 26935 1617 22659 1415 18384 1179 9394 607 4849 270 3671 169 2459 68 1247 1 Z N"/>
        </draw:custom-shape>
        <draw:custom-shape draw:name="Shape 537" draw:style-name="Mgr5" draw:text-style-name="MP9" draw:layer="layout" svg:width="6.572cm" svg:height="0.471cm" svg:x="18.85cm" svg:y="13.327cm">
          <text:p/>
          <draw:enhanced-geometry draw:mirror-horizontal="false" draw:mirror-vertical="false" drawooo:sub-view-size="35622 2560" svg:viewBox="0 0 890550 64000" draw:type="ooxml-non-primitive" draw:enhanced-path="M 7677 506 L 8081 539 8485 607 9428 674 10101 775 10404 809 10606 876 9259 809 6869 674 7071 573 7273 539 7475 506 Z M 2021 1 L 1953 34 1920 68 1920 102 1920 236 1920 371 2021 337 2054 304 2054 236 2593 304 3165 438 3502 472 2391 405 1381 371 1078 337 607 304 405 270 203 236 102 169 102 102 135 68 102 34 34 135 0 203 0 236 68 304 270 405 539 472 1112 539 1381 573 6330 876 16464 1482 26026 2021 35621 2559 35621 2290 18316 1314 10976 910 10943 809 10909 741 10741 640 10539 573 10337 539 9865 506 9529 506 7710 304 7374 270 7172 270 7104 337 7003 405 6835 640 6835 674 5522 573 5488 506 5455 438 5421 438 4546 371 3704 270 2862 135 2021 1 Z N"/>
        </draw:custom-shape>
        <draw:custom-shape draw:name="Shape 538" draw:style-name="Mgr5" draw:text-style-name="MP9" draw:layer="layout" svg:width="0.086cm" svg:height="0.086cm" svg:x="22.291cm" svg:y="13.842cm">
          <text:p/>
          <draw:enhanced-geometry draw:mirror-horizontal="false" draw:mirror-vertical="false" drawooo:sub-view-size="472 472" svg:viewBox="0 0 11800 11800" draw:type="ooxml-non-primitive" draw:enhanced-path="M 102 0 L 68 68 1 101 1 169 1 303 34 371 68 371 102 438 203 438 270 472 337 438 405 404 438 337 472 270 472 169 438 101 371 34 337 34 270 0 Z N"/>
        </draw:custom-shape>
        <draw:custom-shape draw:name="Shape 539" draw:style-name="Mgr5" draw:text-style-name="MP9" draw:layer="layout" svg:width="0.111cm" svg:height="0.161cm" svg:x="7.01cm" svg:y="15.892cm">
          <text:p/>
          <draw:enhanced-geometry draw:mirror-horizontal="false" draw:mirror-vertical="false" drawooo:sub-view-size="607 876" svg:viewBox="0 0 15175 21900" draw:type="ooxml-non-primitive" draw:enhanced-path="M 371 1 L 236 34 0 169 0 203 0 236 101 472 169 539 236 506 337 472 371 438 438 472 472 506 472 539 371 573 202 607 68 674 34 708 0 775 0 809 34 842 68 876 101 842 236 775 371 741 505 674 573 640 606 573 606 506 606 438 539 371 472 337 404 304 337 304 202 337 169 236 337 135 505 34 539 1 Z N"/>
        </draw:custom-shape>
        <draw:custom-shape draw:name="Shape 540" draw:style-name="Mgr5" draw:text-style-name="MP9" draw:layer="layout" svg:width="0.409cm" svg:height="0.403cm" svg:x="5.96cm" svg:y="15.811cm">
          <text:p/>
          <draw:enhanced-geometry draw:mirror-horizontal="false" draw:mirror-vertical="false" drawooo:sub-view-size="2223 2190" svg:viewBox="0 0 55575 54750" draw:type="ooxml-non-primitive" draw:enhanced-path="M 1818 1 L 1313 68 808 136 404 169 202 203 0 270 0 304 169 371 337 371 707 338 1246 270 1785 169 1785 371 1785 540 1852 910 1919 1381 1953 1583 2020 1819 1044 1954 674 1987 505 2021 371 2122 539 2189 707 2189 1078 2156 2121 2021 2189 1987 2222 1954 2222 1886 2189 1853 2189 1583 2155 1348 2054 876 2020 506 1953 304 1919 136 1919 102 1919 35 1886 1 Z N"/>
        </draw:custom-shape>
        <draw:custom-shape draw:name="Shape 541" draw:style-name="Mgr5" draw:text-style-name="MP9" draw:layer="layout" svg:width="0.179cm" svg:height="0.148cm" svg:x="4.792cm" svg:y="16.638cm">
          <text:p/>
          <draw:enhanced-geometry draw:mirror-horizontal="false" draw:mirror-vertical="false" drawooo:sub-view-size="978 809" svg:viewBox="0 0 24450 20225" draw:type="ooxml-non-primitive" draw:enhanced-path="M 809 1 L 775 34 775 203 775 371 809 405 775 405 472 203 405 203 371 236 337 270 371 337 506 472 135 472 68 506 1 539 1 573 68 607 506 607 405 674 371 741 405 775 438 809 506 809 674 708 809 539 842 708 876 775 910 775 977 741 977 674 943 337 910 169 876 34 842 1 Z N"/>
        </draw:custom-shape>
        <draw:custom-shape draw:name="Shape 542" draw:style-name="Mgr5" draw:text-style-name="MP9" draw:layer="layout" svg:width="0.447cm" svg:height="0.31cm" svg:x="7.333cm" svg:y="15.296cm">
          <text:p/>
          <draw:enhanced-geometry draw:mirror-horizontal="false" draw:mirror-vertical="false" drawooo:sub-view-size="2426 1684" svg:viewBox="0 0 60650 42100" draw:type="ooxml-non-primitive" draw:enhanced-path="M 2088 0 L 2055 34 1516 102 977 169 506 236 270 304 68 405 35 371 1 371 1 674 35 943 169 1549 169 1583 203 1650 237 1684 270 1684 338 1650 338 1617 809 1549 1247 1482 1718 1415 1920 1347 2122 1280 1886 1246 1684 1246 1247 1314 775 1381 304 1482 203 943 169 708 68 438 540 438 1011 337 1550 236 2055 135 2156 708 2257 1280 2290 1347 2358 1347 2425 1314 2425 1246 2324 640 2189 34 2156 0 Z N"/>
        </draw:custom-shape>
        <draw:custom-shape draw:name="Shape 543" draw:style-name="Mgr5" draw:text-style-name="MP9" draw:layer="layout" svg:width="0.446cm" svg:height="0.31cm" svg:x="7.774cm" svg:y="15.234cm">
          <text:p/>
          <draw:enhanced-geometry draw:mirror-horizontal="false" draw:mirror-vertical="false" drawooo:sub-view-size="2425 1685" svg:viewBox="0 0 60625 42125" draw:type="ooxml-non-primitive" draw:enhanced-path="M 1684 1 L 1145 34 573 169 68 337 34 371 0 405 34 439 68 472 101 708 135 944 202 1617 236 1651 270 1684 337 1651 606 1684 909 1651 1482 1516 1886 1415 2088 1348 2290 1247 2020 1247 1785 1280 1313 1415 842 1482 371 1550 337 1179 270 809 236 641 169 472 438 405 674 337 1212 270 1717 203 1987 135 2222 102 2222 337 2256 607 2256 944 2290 1247 2323 1314 2424 1314 2424 1247 2424 977 2391 674 2357 371 2323 68 2290 34 2222 34 1684 1 Z N"/>
        </draw:custom-shape>
        <draw:custom-shape draw:name="Shape 544" draw:style-name="Mgr5" draw:text-style-name="MP9" draw:layer="layout" svg:width="0.422cm" svg:height="0.279cm" svg:x="9.619cm" svg:y="14.973cm">
          <text:p/>
          <draw:enhanced-geometry draw:mirror-horizontal="false" draw:mirror-vertical="false" drawooo:sub-view-size="2291 1516" svg:viewBox="0 0 57275 37900" draw:type="ooxml-non-primitive" draw:enhanced-path="M 1920 169 L 1920 371 1954 573 2055 1078 1146 1280 741 1347 539 1381 337 1415 203 876 102 304 539 304 944 236 1920 169 Z M 1482 1 L 977 34 506 102 270 135 34 236 1 236 1 270 1 573 34 876 102 1179 203 1482 203 1516 236 1516 304 1482 539 1516 741 1516 1213 1482 1684 1381 2088 1246 2156 1314 2223 1314 2257 1280 2290 1213 2156 674 2021 169 2055 102 2055 68 2021 1 Z N"/>
        </draw:custom-shape>
        <draw:custom-shape draw:name="Shape 545" draw:style-name="Mgr5" draw:text-style-name="MP9" draw:layer="layout" svg:width="0.403cm" svg:height="0.31cm" svg:x="8.277cm" svg:y="15.159cm">
          <text:p/>
          <draw:enhanced-geometry draw:mirror-horizontal="false" draw:mirror-vertical="false" drawooo:sub-view-size="2189 1685" svg:viewBox="0 0 54725 42125" draw:type="ooxml-non-primitive" draw:enhanced-path="M 1953 102 L 1987 674 2054 1247 1852 1247 1617 1280 1213 1348 270 1415 236 910 203 708 169 539 1112 304 1516 236 1751 169 1953 102 Z M 1718 1 L 1482 34 1011 102 506 236 68 371 34 405 0 438 0 506 34 539 102 1078 102 1617 135 1684 203 1684 270 1651 304 1583 741 1583 1213 1550 1650 1449 1886 1381 2054 1280 2155 1314 2189 1280 2189 1247 2189 944 2155 640 2088 337 2021 34 1953 34 1718 1 Z N"/>
        </draw:custom-shape>
        <draw:custom-shape draw:name="Shape 546" draw:style-name="Mgr5" draw:text-style-name="MP9" draw:layer="layout" svg:width="0.453cm" svg:height="0.291cm" svg:x="6.401cm" svg:y="15.439cm">
          <text:p/>
          <draw:enhanced-geometry draw:mirror-horizontal="false" draw:mirror-vertical="false" drawooo:sub-view-size="2459 1584" svg:viewBox="0 0 61475 39600" draw:type="ooxml-non-primitive" draw:enhanced-path="M 2122 136 L 2156 641 2257 1112 1987 1179 1684 1213 1145 1280 708 1314 472 1381 304 1482 169 910 135 641 68 405 573 405 1112 338 2122 136 Z M 2122 1 L 1617 102 1078 136 539 237 34 338 1 371 34 405 1 674 34 977 169 1550 203 1583 270 1583 304 1516 539 1516 809 1482 1314 1415 1819 1381 2290 1280 2358 1280 2425 1247 2425 1213 2459 1179 2425 1112 2358 573 2290 304 2223 68 2189 35 2156 1 Z N"/>
        </draw:custom-shape>
        <draw:custom-shape draw:name="Shape 547" draw:style-name="Mgr5" draw:text-style-name="MP9" draw:layer="layout" svg:width="0.434cm" svg:height="0.285cm" svg:x="9.165cm" svg:y="15.035cm">
          <text:p/>
          <draw:enhanced-geometry draw:mirror-horizontal="false" draw:mirror-vertical="false" drawooo:sub-view-size="2357 1550" svg:viewBox="0 0 58925 38750" draw:type="ooxml-non-primitive" draw:enhanced-path="M 2054 135 L 2020 270 2054 371 2087 606 2121 842 2155 1078 1178 1212 707 1313 236 1448 236 1280 236 1145 202 808 168 606 135 371 438 371 741 303 1347 236 1650 169 1784 169 1953 135 1986 169 2054 135 Z M 1784 0 L 1515 34 1044 101 539 169 303 202 67 303 0 337 34 371 0 472 34 606 34 842 67 1145 101 1313 135 1448 202 1482 202 1516 236 1549 741 1516 1246 1414 2222 1246 2256 1246 2289 1212 2357 1212 2357 1145 2357 1111 2289 1078 2256 808 2222 573 2188 303 2155 135 2087 34 2087 68 2020 0 Z N"/>
        </draw:custom-shape>
        <draw:custom-shape draw:name="Shape 548" draw:style-name="Mgr5" draw:text-style-name="MP9" draw:layer="layout" svg:width="0.434cm" svg:height="0.285cm" svg:x="8.712cm" svg:y="15.103cm">
          <text:p/>
          <draw:enhanced-geometry draw:mirror-horizontal="false" draw:mirror-vertical="false" drawooo:sub-view-size="2358 1550" svg:viewBox="0 0 58950 38750" draw:type="ooxml-non-primitive" draw:enhanced-path="M 2020 102 L 2054 304 2088 539 2121 842 2155 1011 2222 1146 1751 1146 1246 1213 270 1381 270 1112 202 876 169 640 169 539 135 438 169 438 236 405 371 371 505 337 808 304 1414 203 1717 169 1886 135 2020 102 Z M 1549 1 L 1078 102 573 169 337 203 101 270 68 371 34 337 0 472 34 607 68 876 101 1146 135 1381 135 1449 169 1482 236 1516 303 1550 438 1550 472 1516 1381 1415 1886 1348 2357 1213 2290 1179 2323 1146 2323 977 2290 809 2222 506 2189 270 2155 169 2121 34 2155 34 2054 1 Z N"/>
        </draw:custom-shape>
        <draw:custom-shape draw:name="Shape 549" draw:style-name="Mgr5" draw:text-style-name="MP9" draw:layer="layout" svg:width="0.422cm" svg:height="0.279cm" svg:x="5.022cm" svg:y="15.662cm">
          <text:p/>
          <draw:enhanced-geometry draw:mirror-horizontal="false" draw:mirror-vertical="false" drawooo:sub-view-size="2290 1516" svg:viewBox="0 0 57250 37900" draw:type="ooxml-non-primitive" draw:enhanced-path="M 1920 169 L 1920 371 1953 573 2088 1045 1145 1247 741 1314 539 1348 337 1415 202 876 101 304 303 304 539 270 977 237 1920 169 Z M 1010 1 L 505 68 270 136 68 203 34 237 0 270 34 573 68 876 135 1179 202 1449 236 1482 270 1516 337 1482 539 1482 775 1516 1212 1449 1684 1348 2122 1213 2122 1247 2155 1280 2223 1314 2290 1280 2290 1213 2155 674 2054 136 2054 102 2054 35 2021 1 Z N"/>
        </draw:custom-shape>
        <draw:custom-shape draw:name="Shape 550" draw:style-name="Mgr5" draw:text-style-name="MP9" draw:layer="layout" svg:width="0.453cm" svg:height="0.297cm" svg:x="5.475cm" svg:y="15.575cm">
          <text:p/>
          <draw:enhanced-geometry draw:mirror-horizontal="false" draw:mirror-vertical="false" drawooo:sub-view-size="2458 1617" svg:viewBox="0 0 61450 40425" draw:type="ooxml-non-primitive" draw:enhanced-path="M 1684 1 L 1145 68 573 169 68 371 0 371 0 405 34 741 101 1044 169 1314 236 1583 270 1617 371 1617 371 1549 303 1246 236 943 169 674 101 405 337 405 606 371 1111 270 1650 203 1886 169 2155 203 2155 371 2155 539 2222 910 2290 1280 1818 1347 1347 1415 842 1448 606 1482 371 1549 606 1583 808 1617 1246 1583 1818 1516 2088 1482 2357 1381 2424 1347 2458 1347 2458 1280 2323 607 2323 405 2290 169 2290 135 2290 68 2290 34 2222 1 Z N"/>
        </draw:custom-shape>
        <draw:custom-shape draw:name="Shape 551" draw:style-name="Mgr5" draw:text-style-name="MP9" draw:layer="layout" svg:width="0.428cm" svg:height="0.409cm" svg:x="5.047cm" svg:y="15.942cm">
          <text:p/>
          <draw:enhanced-geometry draw:mirror-horizontal="false" draw:mirror-vertical="false" drawooo:sub-view-size="2324 2224" svg:viewBox="0 0 58100 55600" draw:type="ooxml-non-primitive" draw:enhanced-path="M 1919 169 L 1953 540 2020 910 2088 1381 2155 1819 1785 1819 1414 1886 1381 1886 1414 1853 1381 1684 1347 1516 1313 1179 1280 1146 1212 1112 1179 1146 1145 1213 1179 1550 1212 1718 1280 1886 1313 1886 875 1954 673 2021 471 2088 370 1617 269 1179 202 775 101 439 1010 304 1919 169 Z M 1886 1 L 976 102 67 270 34 304 0 371 0 573 34 775 101 1179 202 1684 269 1954 370 2156 404 2223 471 2189 875 2189 1313 2122 1751 2055 1987 2021 2189 1954 2222 1987 2256 1987 2290 1954 2323 1920 2323 1718 2290 1482 2222 1045 2155 540 2088 270 1987 35 1953 1 Z N"/>
        </draw:custom-shape>
        <draw:custom-shape draw:name="Shape 552" draw:style-name="Mgr5" draw:text-style-name="MP9" draw:layer="layout" svg:width="0.117cm" svg:height="0.142cm" svg:x="5.686cm" svg:y="16.066cm">
          <text:p/>
          <draw:enhanced-geometry draw:mirror-horizontal="false" draw:mirror-vertical="false" drawooo:sub-view-size="641 775" svg:viewBox="0 0 16025 19375" draw:type="ooxml-non-primitive" draw:enhanced-path="M 136 0 L 68 68 35 169 35 236 102 236 237 135 169 404 35 640 1 707 1 741 35 775 102 775 371 707 506 674 641 606 641 539 641 505 472 505 338 539 270 573 371 337 439 68 405 0 Z N"/>
        </draw:custom-shape>
        <draw:custom-shape draw:name="Shape 553" draw:style-name="Mgr5" draw:text-style-name="MP9" draw:layer="layout" svg:width="0.44cm" svg:height="0.297cm" svg:x="5.935cm" svg:y="15.513cm">
          <text:p/>
          <draw:enhanced-geometry draw:mirror-horizontal="false" draw:mirror-vertical="false" drawooo:sub-view-size="2392 1617" svg:viewBox="0 0 59800 40425" draw:type="ooxml-non-primitive" draw:enhanced-path="M 1920 1 L 1684 35 1213 102 674 169 135 304 102 270 34 270 1 304 68 944 135 1550 169 1617 236 1617 270 1583 304 1516 236 944 135 371 708 338 1246 237 1684 203 1920 169 2155 102 2155 338 2155 607 2223 1146 1751 1179 1314 1280 842 1348 640 1381 438 1482 640 1516 842 1482 1280 1415 1785 1348 2155 1280 2189 1348 2256 1348 2324 1314 2357 1280 2357 1213 2391 1179 2324 573 2290 270 2189 1 2155 1 2155 35 1920 1 Z N"/>
        </draw:custom-shape>
        <draw:custom-shape draw:name="Shape 554" draw:style-name="Mgr5" draw:text-style-name="MP9" draw:layer="layout" svg:width="0.428cm" svg:height="0.422cm" svg:x="5.5cm" svg:y="15.867cm">
          <text:p/>
          <draw:enhanced-geometry draw:mirror-horizontal="false" draw:mirror-vertical="false" drawooo:sub-view-size="2324 2291" svg:viewBox="0 0 58100 57275" draw:type="ooxml-non-primitive" draw:enhanced-path="M 1954 1 L 1954 35 1954 102 1449 136 944 169 506 203 270 237 169 304 102 338 102 371 270 405 439 405 843 371 1381 338 1954 270 1987 607 2021 944 2088 1381 2122 1583 2189 1819 2156 1819 1280 1920 809 1987 405 2122 304 1684 237 1247 203 809 169 573 68 371 35 506 1 641 1 977 102 1583 102 1785 136 1987 169 2088 203 2189 270 2257 371 2290 405 2290 439 2223 843 2223 1314 2156 2189 1987 2257 1954 2290 1987 2324 1954 2324 1718 2290 1516 2223 1045 2156 540 2122 270 2055 35 2021 1 Z N"/>
        </draw:custom-shape>
        <draw:custom-shape draw:name="Shape 555" draw:style-name="Mgr5" draw:text-style-name="MP9" draw:layer="layout" svg:width="0.124cm" svg:height="0.136cm" svg:x="6.55cm" svg:y="15.942cm">
          <text:p/>
          <draw:enhanced-geometry draw:mirror-horizontal="false" draw:mirror-vertical="false" drawooo:sub-view-size="675 742" svg:viewBox="0 0 16875 18550" draw:type="ooxml-non-primitive" draw:enhanced-path="M 270 1 L 169 136 102 270 1 540 1 573 1 641 270 641 472 607 506 674 539 742 573 742 607 708 607 641 607 573 640 540 674 506 640 439 607 405 607 237 573 203 539 237 506 405 203 472 270 270 337 35 337 1 Z N"/>
        </draw:custom-shape>
        <draw:custom-shape draw:name="Shape 556" draw:style-name="Mgr5" draw:text-style-name="MP9" draw:layer="layout" svg:width="0.434cm" svg:height="0.409cm" svg:x="6.382cm" svg:y="15.743cm">
          <text:p/>
          <draw:enhanced-geometry draw:mirror-horizontal="false" draw:mirror-vertical="false" drawooo:sub-view-size="2358 2223" svg:viewBox="0 0 58950 55575" draw:type="ooxml-non-primitive" draw:enhanced-path="M 1886 169 L 1886 203 1987 203 1987 472 2021 775 2156 1785 1953 1785 1751 1819 1347 1886 842 1953 607 1987 506 2054 438 2122 405 1886 337 1617 236 1112 203 741 135 371 539 371 943 304 1886 169 Z M 1852 1 L 1684 34 1347 102 708 169 405 236 135 304 102 236 102 203 68 203 1 236 1 472 1 708 68 1145 135 1684 203 1920 304 2189 337 2223 371 2223 438 2189 438 2155 539 2189 607 2223 842 2223 1246 2122 1718 2088 1987 2021 2189 1953 2257 1987 2290 1987 2358 1953 2358 1886 2223 876 2156 438 2122 236 2054 34 2021 34 2021 68 1987 68 1920 34 1852 1 Z N"/>
        </draw:custom-shape>
        <draw:custom-shape draw:name="Shape 557" draw:style-name="Mgr5" draw:text-style-name="MP9" draw:layer="layout" svg:width="0.44cm" svg:height="0.291cm" svg:x="6.867cm" svg:y="15.377cm">
          <text:p/>
          <draw:enhanced-geometry draw:mirror-horizontal="false" draw:mirror-vertical="false" drawooo:sub-view-size="2392 1583" svg:viewBox="0 0 59800 39575" draw:type="ooxml-non-primitive" draw:enhanced-path="M 2156 34 L 2156 303 2189 573 2257 1145 2021 1111 1819 1111 1381 1212 843 1313 540 1347 270 1381 203 876 102 404 1146 303 1651 202 2156 34 Z M 2156 0 L 1651 34 1112 101 573 202 68 270 35 303 1 303 1 337 1 606 35 876 102 1414 102 1515 136 1515 169 1549 203 1583 270 1549 775 1482 1247 1414 1752 1313 2021 1280 2257 1179 2290 1246 2324 1246 2391 1212 2391 1179 2358 573 2290 303 2189 34 2189 0 Z N"/>
        </draw:custom-shape>
        <draw:custom-shape draw:name="Shape 558" draw:style-name="Mgr5" draw:text-style-name="MP9" draw:layer="layout" svg:width="0.08cm" svg:height="0.117cm" svg:x="11.06cm" svg:y="17.128cm">
          <text:p/>
          <draw:enhanced-geometry draw:mirror-horizontal="false" draw:mirror-vertical="false" drawooo:sub-view-size="439 641" svg:viewBox="0 0 10975 16025" draw:type="ooxml-non-primitive" draw:enhanced-path="M 68 1 L 34 68 34 135 68 169 135 236 203 270 169 304 34 506 1 573 68 640 135 640 203 607 337 405 405 304 438 270 438 236 438 203 405 169 304 102 236 68 169 34 135 1 Z N"/>
        </draw:custom-shape>
        <draw:custom-shape draw:name="Shape 559" draw:style-name="Mgr5" draw:text-style-name="MP9" draw:layer="layout" svg:width="0.049cm" svg:height="0.217cm" svg:x="10.892cm" svg:y="17.122cm">
          <text:p/>
          <draw:enhanced-geometry draw:mirror-horizontal="false" draw:mirror-vertical="false" drawooo:sub-view-size="271 1180" svg:viewBox="0 0 6775 29500" draw:type="ooxml-non-primitive" draw:enhanced-path="M 34 1 L 1 102 1 203 34 439 102 1112 135 1146 203 1179 236 1146 270 1078 169 405 135 203 102 68 34 1 Z N"/>
        </draw:custom-shape>
        <draw:custom-shape draw:name="Shape 560" draw:style-name="Mgr5" draw:text-style-name="MP9" draw:layer="layout" svg:width="0.428cm" svg:height="0.285cm" svg:x="10.892cm" svg:y="17.035cm">
          <text:p/>
          <draw:enhanced-geometry draw:mirror-horizontal="false" draw:mirror-vertical="false" drawooo:sub-view-size="2324 1550" svg:viewBox="0 0 58100 38750" draw:type="ooxml-non-primitive" draw:enhanced-path="M 1886 1 L 1886 34 1920 68 1718 34 1516 68 1112 102 573 203 304 236 34 337 1 371 1 405 34 438 68 438 607 371 1112 304 1549 270 1751 236 1953 203 2054 438 2088 674 2122 1179 1179 1314 741 1347 506 1415 304 1482 270 1516 304 1549 741 1549 1213 1482 2223 1347 2290 1314 2324 1246 2257 977 2189 708 2021 203 2054 169 2088 169 2088 135 2054 102 2021 68 1987 68 1953 1 Z N"/>
        </draw:custom-shape>
        <draw:custom-shape draw:name="Shape 561" draw:style-name="Mgr5" draw:text-style-name="MP9" draw:layer="layout" svg:width="0.136cm" svg:height="0.086cm" svg:x="10.569cm" svg:y="16.979cm">
          <text:p/>
          <draw:enhanced-geometry draw:mirror-horizontal="false" draw:mirror-vertical="false" drawooo:sub-view-size="741 472" svg:viewBox="0 0 18525 11800" draw:type="ooxml-non-primitive" draw:enhanced-path="M 303 1 L 202 102 135 203 34 304 0 337 0 405 0 472 67 472 168 438 236 337 370 203 505 337 640 438 707 438 741 405 741 337 572 236 404 102 404 68 404 34 337 1 Z N"/>
        </draw:custom-shape>
        <draw:custom-shape draw:name="Shape 562" draw:style-name="Mgr5" draw:text-style-name="MP9" draw:layer="layout" svg:width="0.459cm" svg:height="0.304cm" svg:x="10.066cm" svg:y="14.886cm">
          <text:p/>
          <draw:enhanced-geometry draw:mirror-horizontal="false" draw:mirror-vertical="false" drawooo:sub-view-size="2493 1651" svg:viewBox="0 0 62325 41275" draw:type="ooxml-non-primitive" draw:enhanced-path="M 1718 0 L 1146 68 607 202 102 371 102 404 35 371 1 438 68 741 136 1044 169 1347 270 1616 304 1650 338 1650 371 1616 405 1583 338 1246 237 943 203 674 102 438 371 404 641 371 1146 303 1651 202 2189 202 2189 371 2189 539 2223 909 2324 1280 1853 1347 1381 1414 876 1448 641 1482 405 1549 607 1616 843 1616 1247 1583 1819 1549 2122 1482 2391 1381 2459 1381 2492 1347 2492 1313 2358 640 2324 404 2290 169 2324 135 2324 101 2290 34 2257 34 1718 0 Z N"/>
        </draw:custom-shape>
        <draw:custom-shape draw:name="Shape 563" draw:style-name="Mgr5" draw:text-style-name="MP9" draw:layer="layout" svg:width="0.428cm" svg:height="0.502cm" svg:x="10.426cm" svg:y="16.892cm">
          <text:p/>
          <draw:enhanced-geometry draw:mirror-horizontal="false" draw:mirror-vertical="false" drawooo:sub-view-size="2324 2728" svg:viewBox="0 0 58100 68200" draw:type="ooxml-non-primitive" draw:enhanced-path="M 1819 0 L 1347 68 876 169 472 270 102 371 68 337 68 303 34 337 1 606 34 876 102 1414 203 2054 270 2357 337 2694 371 2727 438 2727 472 2694 506 2626 472 2357 438 2054 337 1482 506 1515 708 1482 1112 1448 1549 1414 1785 1381 2021 1347 2054 1785 2088 1987 2155 2189 1751 2256 1381 2323 943 2424 708 2492 506 2559 506 2593 506 2626 741 2593 943 2593 1381 2492 1785 2424 2189 2323 2223 2391 2290 2391 2290 2290 2324 2256 2290 2222 2290 1987 2256 1751 2189 1313 2122 707 2054 371 1953 101 1920 101 1920 371 1920 640 1987 1145 1987 1212 1785 1179 1516 1212 1078 1246 708 1280 506 1313 304 1414 304 1381 236 943 203 707 135 505 573 438 1011 337 1448 236 1852 135 1886 101 1886 34 1852 0 Z N"/>
        </draw:custom-shape>
        <draw:custom-shape draw:name="Shape 564" draw:style-name="Mgr5" draw:text-style-name="MP9" draw:layer="layout" svg:width="0.13cm" svg:height="0.086cm" svg:x="10.606cm" svg:y="17.197cm">
          <text:p/>
          <draw:enhanced-geometry draw:mirror-horizontal="false" draw:mirror-vertical="false" drawooo:sub-view-size="708 473" svg:viewBox="0 0 17700 11825" draw:type="ooxml-non-primitive" draw:enhanced-path="M 572 1 L 337 304 236 203 101 102 67 68 0 102 0 136 0 203 135 338 236 439 303 472 370 439 404 439 438 405 572 270 707 136 707 68 707 1 Z N"/>
        </draw:custom-shape>
        <draw:custom-shape draw:name="Shape 565" draw:style-name="Mgr5" draw:text-style-name="MP9" draw:layer="layout" svg:width="0.428cm" svg:height="0.297cm" svg:x="10.016cm" svg:y="17.147cm">
          <text:p/>
          <draw:enhanced-geometry draw:mirror-horizontal="false" draw:mirror-vertical="false" drawooo:sub-view-size="2324 1617" svg:viewBox="0 0 58100 40425" draw:type="ooxml-non-primitive" draw:enhanced-path="M 1920 270 L 2021 775 2122 1179 1920 1179 1718 1213 1280 1280 809 1347 539 1381 304 1482 236 943 203 708 169 573 135 472 337 506 573 506 1011 438 1448 405 1684 337 1920 270 Z M 1920 1 L 1886 34 1886 68 1886 135 1516 203 1112 270 607 304 371 337 102 405 68 405 34 438 1 539 1 640 34 876 135 1549 169 1617 304 1617 337 1549 741 1549 1179 1482 1684 1415 1920 1347 2155 1280 2256 1415 2290 1448 2324 1415 2324 1246 2290 1078 2189 775 2054 236 2054 203 2054 169 2021 135 1987 135 1953 34 1953 1 Z N"/>
        </draw:custom-shape>
        <draw:custom-shape draw:name="Shape 566" draw:style-name="Mgr5" draw:text-style-name="MP9" draw:layer="layout" svg:width="0.664cm" svg:height="0.428cm" svg:x="10.377cm" svg:y="15.116cm">
          <text:p/>
          <draw:enhanced-geometry draw:mirror-horizontal="false" draw:mirror-vertical="false" drawooo:sub-view-size="3603 2324" svg:viewBox="0 0 90075 58100" draw:type="ooxml-non-primitive" draw:enhanced-path="M 3131 168 L 3266 976 3401 1785 1852 1987 1111 2088 337 2222 337 2189 337 2020 303 1818 202 1414 169 1010 135 572 876 471 1616 370 2391 236 3131 168 Z M 3131 0 L 2357 67 1583 168 842 303 101 471 68 471 34 505 0 539 0 976 68 1448 101 1852 169 2054 270 2222 303 2256 303 2290 337 2323 1111 2323 1886 2256 2694 2155 3434 1987 3468 2020 3535 1987 3569 1953 3603 1919 3434 976 3266 67 3232 34 3232 0 Z N"/>
        </draw:custom-shape>
        <draw:custom-shape draw:name="Shape 567" draw:style-name="Mgr5" draw:text-style-name="MP9" draw:layer="layout" svg:width="0.173cm" svg:height="0.117cm" svg:x="10.762cm" svg:y="15.327cm">
          <text:p/>
          <draw:enhanced-geometry draw:mirror-horizontal="false" draw:mirror-vertical="false" drawooo:sub-view-size="944 641" svg:viewBox="0 0 23600 16025" draw:type="ooxml-non-primitive" draw:enhanced-path="M 203 1 L 102 68 68 169 1 371 1 405 34 472 337 641 405 641 472 607 472 573 438 506 270 405 573 338 876 237 910 203 943 136 910 102 842 68 539 169 203 270 304 102 337 68 304 1 Z N"/>
        </draw:custom-shape>
        <draw:custom-shape draw:name="Shape 568" draw:style-name="Mgr5" draw:text-style-name="MP9" draw:layer="layout" svg:width="0.434cm" svg:height="0.304cm" svg:x="10.532cm" svg:y="14.824cm">
          <text:p/>
          <draw:enhanced-geometry draw:mirror-horizontal="false" draw:mirror-vertical="false" drawooo:sub-view-size="2358 1651" svg:viewBox="0 0 58950 41275" draw:type="ooxml-non-primitive" draw:enhanced-path="M 2156 1 L 2156 34 1684 34 1213 102 641 169 102 304 68 270 35 270 1 304 1 337 35 943 136 1583 169 1617 203 1650 270 1617 270 1549 237 977 136 405 674 337 1213 270 1684 203 1920 169 2122 102 2122 371 2156 640 2223 1145 1752 1213 1280 1280 843 1347 641 1415 405 1482 439 1482 641 1516 843 1516 1280 1448 1752 1381 2189 1280 2189 1314 2223 1347 2290 1347 2324 1314 2358 1280 2358 1213 2358 1179 2324 573 2257 304 2189 1 Z N"/>
        </draw:custom-shape>
        <draw:custom-shape draw:name="Shape 569" draw:style-name="Mgr5" draw:text-style-name="MP9" draw:layer="layout" svg:width="0.167cm" svg:height="0.155cm" svg:x="10.867cm" svg:y="15.756cm">
          <text:p/>
          <draw:enhanced-geometry draw:mirror-horizontal="false" draw:mirror-vertical="false" drawooo:sub-view-size="910 843" svg:viewBox="0 0 22750 21075" draw:type="ooxml-non-primitive" draw:enhanced-path="M 741 1 L 707 35 707 102 741 203 707 304 640 371 539 439 438 472 337 472 337 405 337 338 337 270 337 237 269 237 168 338 67 405 0 439 0 506 202 809 236 843 370 843 370 809 370 742 370 641 539 607 707 540 808 439 875 304 909 169 842 35 808 1 Z N"/>
        </draw:custom-shape>
        <draw:custom-shape draw:name="Shape 570" draw:style-name="Mgr5" draw:text-style-name="MP9" draw:layer="layout" svg:width="0.987cm" svg:height="0.534cm" svg:x="10.24cm" svg:y="16.377cm">
          <text:p/>
          <draw:enhanced-geometry draw:mirror-horizontal="false" draw:mirror-vertical="false" drawooo:sub-view-size="5354 2897" svg:viewBox="0 0 133850 72425" draw:type="ooxml-non-primitive" draw:enhanced-path="M 5051 1 L 5017 34 4983 34 4983 539 5017 1011 5152 1987 4546 2054 3973 2155 2829 2358 1684 2593 1112 2694 539 2762 371 2256 270 1785 203 1347 169 1145 102 943 640 876 1179 809 2256 573 3367 405 4041 304 4445 236 4647 203 4748 203 4815 236 4882 236 4916 203 4916 135 4882 68 4849 34 4680 34 3132 236 1549 506 775 640 371 741 1 876 1 910 34 943 1 1145 1 1381 68 1819 203 2324 337 2863 371 2896 1078 2896 1684 2829 2256 2728 2829 2593 4007 2358 4579 2256 5185 2189 5219 2223 5286 2223 5354 2189 5354 2122 5286 1078 5219 539 5118 34 5084 1 Z N"/>
        </draw:custom-shape>
        <draw:custom-shape draw:name="Shape 571" draw:style-name="Mgr5" draw:text-style-name="MP9" draw:layer="layout" svg:width="0.515cm" svg:height="0.825cm" svg:x="10.675cm" svg:y="15.532cm">
          <text:p/>
          <draw:enhanced-geometry draw:mirror-horizontal="false" draw:mirror-vertical="false" drawooo:sub-view-size="2795 4479" svg:viewBox="0 0 69875 111975" draw:type="ooxml-non-primitive" draw:enhanced-path="M 2054 169 L 2020 405 2054 641 2121 1112 2222 1617 2290 2088 2424 3132 2525 4142 1953 4209 1650 4243 1515 4277 1347 4310 1313 3772 1212 3233 1010 2189 1044 2122 1010 2055 977 2021 909 2021 472 2189 404 1718 303 1247 236 843 202 641 135 439 606 405 1111 338 2054 169 Z M 2020 1 L 1078 136 606 203 135 338 101 371 68 371 34 405 0 607 0 843 68 1280 169 1785 236 2055 303 2290 337 2324 371 2358 438 2324 472 2324 876 2223 1010 3334 1111 3906 1246 4445 1280 4479 1347 4479 1381 4411 1482 4445 1616 4445 1886 4411 2559 4344 2626 4344 2694 4310 2761 4277 2795 4209 2761 4176 2694 4142 2593 3098 2458 2055 2357 1078 2256 573 2189 338 2088 136 2121 68 2088 35 2054 1 Z N"/>
        </draw:custom-shape>
        <draw:custom-shape draw:name="Shape 572" draw:style-name="Mgr5" draw:text-style-name="MP9" draw:layer="layout" svg:width="0.552cm" svg:height="0.447cm" svg:x="4.792cm" svg:y="17.271cm">
          <text:p/>
          <draw:enhanced-geometry draw:mirror-horizontal="false" draw:mirror-vertical="false" drawooo:sub-view-size="2998 2426" svg:viewBox="0 0 74950 60650" draw:type="ooxml-non-primitive" draw:enhanced-path="M 2526 371 L 2526 775 2593 1179 2762 1954 1617 2189 977 2257 573 2257 506 1785 405 1314 337 944 236 573 708 540 1179 472 1852 405 2526 371 Z M 2627 1 L 2593 35 2560 68 2560 203 1953 203 1347 270 775 338 472 371 203 439 169 405 135 371 102 371 34 405 34 472 34 506 1 506 1 540 1 573 34 573 102 1011 203 1482 304 1920 337 2156 438 2358 438 2391 472 2425 539 2391 1145 2425 1718 2391 2290 2290 2863 2122 2896 2122 2964 2088 2997 2055 2997 1987 2896 1482 2795 944 2762 506 2728 270 2694 35 2661 1 Z N"/>
        </draw:custom-shape>
        <draw:custom-shape draw:name="Shape 573" draw:style-name="Mgr5" draw:text-style-name="MP9" draw:layer="layout" svg:width="0.328cm" svg:height="0.297cm" svg:x="3.73cm" svg:y="5.686cm">
          <text:p/>
          <draw:enhanced-geometry draw:mirror-horizontal="false" draw:mirror-vertical="false" drawooo:sub-view-size="1785 1617" svg:viewBox="0 0 44625 40425" draw:type="ooxml-non-primitive" draw:enhanced-path="M 1011 0 L 842 67 573 236 405 370 304 471 169 640 102 808 34 976 0 1145 0 1313 34 1515 68 1549 102 1582 236 1616 337 1582 371 1515 371 1448 405 1178 472 909 607 707 809 505 1044 370 1314 370 1482 438 1684 471 1751 438 1785 370 1785 269 1751 202 1482 67 1347 0 Z N"/>
        </draw:custom-shape>
        <draw:custom-shape draw:name="Shape 574" draw:style-name="Mgr5" draw:text-style-name="MP9" draw:layer="layout" svg:width="0.099cm" svg:height="0.098cm" svg:x="3.916cm" svg:y="5.891cm">
          <text:p/>
          <draw:enhanced-geometry draw:mirror-horizontal="false" draw:mirror-vertical="false" drawooo:sub-view-size="540 539" svg:viewBox="0 0 13500 13475" draw:type="ooxml-non-primitive" draw:enhanced-path="M 304 0 L 169 34 102 67 68 135 34 202 1 337 34 438 68 471 135 539 236 539 371 505 506 404 539 269 539 202 506 135 472 67 405 34 304 0 Z N"/>
        </draw:custom-shape>
        <draw:custom-shape draw:name="Shape 575" draw:style-name="Mgr5" draw:text-style-name="MP9" draw:layer="layout" svg:width="0.434cm" svg:height="0.285cm" svg:x="4.568cm" svg:y="15.718cm">
          <text:p/>
          <draw:enhanced-geometry draw:mirror-horizontal="false" draw:mirror-vertical="false" drawooo:sub-view-size="2358 1550" svg:viewBox="0 0 58950 38750" draw:type="ooxml-non-primitive" draw:enhanced-path="M 2054 169 L 2054 270 2054 405 2088 607 2122 876 2155 1112 1213 1247 708 1348 236 1449 236 1449 270 1314 236 1146 203 843 169 607 135 405 438 405 775 338 1381 270 1650 203 1819 169 1953 169 1987 203 2054 169 Z M 1785 1 L 1549 35 1044 136 573 203 304 237 102 304 68 304 68 338 1 371 34 371 34 506 34 607 68 843 68 1179 102 1348 169 1482 203 1516 203 1550 236 1550 741 1516 1246 1449 2256 1247 2290 1280 2290 1247 2357 1213 2357 1179 2357 1112 2324 1078 2290 843 2223 607 2189 304 2155 169 2088 68 2021 35 1785 1 Z N"/>
        </draw:custom-shape>
        <draw:custom-shape draw:name="Shape 576" draw:style-name="Mgr5" draw:text-style-name="MP9" draw:layer="layout" svg:width="1.72cm" svg:height="1.571cm" svg:x="2.202cm" svg:y="3.506cm">
          <text:p/>
          <draw:enhanced-geometry draw:mirror-horizontal="false" draw:mirror-vertical="false" drawooo:sub-view-size="9327 8519" svg:viewBox="0 0 233175 212975" draw:type="ooxml-non-primitive" draw:enhanced-path="M 1818 68 L 2189 236 2593 371 2997 506 3401 607 4242 741 5050 876 6969 1213 7912 1415 8855 1650 8821 1819 8754 2088 4545 1246 2189 809 1953 741 1751 674 1785 539 1785 405 1818 236 1818 68 Z M 1381 2223 L 2256 2458 3131 2660 4882 2997 6666 3367 8451 3738 8417 3906 8316 4344 6498 4074 4680 3738 3838 3536 2963 3300 2121 3064 1684 2997 1280 2930 1313 2728 1313 2559 1381 2223 Z M 1347 3098 L 1717 3233 2121 3367 2963 3603 4613 3940 5522 4142 6431 4276 8249 4579 8114 4882 8047 5219 7946 5892 6128 5623 4310 5320 3502 5152 2660 4950 1852 4748 1448 4680 1010 4647 1111 4445 1145 4243 1212 3805 1347 3098 Z M 1785 1 L 1751 34 1751 68 1684 236 1616 405 1583 539 1583 708 1448 741 1347 842 1347 876 1818 876 2290 977 2761 1112 3199 1213 5286 1617 9192 2391 9057 2660 8922 2963 8855 3266 8821 3569 4949 2761 3973 2526 3030 2290 2054 2122 1549 2021 1078 1987 1145 1751 1212 1549 1313 1145 1313 943 1313 741 1313 708 1212 708 1145 876 1078 1044 977 1381 876 1718 842 1920 842 2088 876 2122 977 2122 1010 2088 1246 2189 1145 2357 1078 2559 1078 2761 1078 2963 1111 2997 1145 2997 1212 3031 1145 3132 1111 3266 1044 3502 943 4074 909 4344 909 4647 943 4680 943 4714 1280 4849 1212 4916 1179 5017 1111 5185 1010 5522 943 5892 674 5892 606 5926 539 6027 505 6162 472 6431 404 6397 337 6330 303 6296 270 6296 202 6330 101 6465 34 6633 0 6835 0 6902 67 6970 101 6970 168 6902 168 6835 202 6667 270 6532 404 6599 539 6633 606 6599 640 6566 741 6094 1111 6094 1515 6229 1919 6330 2727 6498 3569 6633 4377 6768 5892 7104 6330 7205 6599 7239 6835 7340 6868 7374 6902 7441 6969 7441 7037 7407 7104 7475 7171 7542 7205 7610 7171 7711 7171 7744 7205 7812 7272 7845 7373 7879 7441 7913 7474 7980 7508 8047 7474 8216 7474 8418 7508 8485 7575 8519 7676 8485 7710 8418 7710 7778 7676 7711 7676 7677 7575 7643 7441 7643 7508 7407 7542 7374 7508 7340 7441 7273 7138 7205 7306 6667 7373 6397 7407 6128 7407 6061 7272 6061 7171 6330 7070 6599 6902 7138 5555 6835 4175 6532 2727 6195 1953 6061 1583 6027 1212 6027 1212 5960 1145 5926 1246 5387 1280 5152 1313 5017 1347 4882 1751 5017 2121 5118 2929 5286 4512 5556 6330 5892 8148 6128 8215 6128 8249 6061 8249 5993 8181 5926 8316 5253 8350 4950 8417 4613 8451 4579 8485 4512 8586 4243 8619 3973 8653 3771 8788 3805 8821 3839 8855 3872 8922 3872 8956 3839 9023 3805 9057 3738 9057 3637 8990 3603 9023 3300 9091 2997 9192 2694 9293 2391 9326 2324 9326 2256 9326 2223 9259 2189 8889 2122 8956 1886 8956 1751 8956 1650 8990 1583 8990 1516 8956 1482 8922 1448 8047 1213 7138 1044 6262 876 5353 741 4478 573 3569 371 1818 1 Z N"/>
        </draw:custom-shape>
        <draw:custom-shape draw:name="Shape 577" draw:style-name="Mgr5" draw:text-style-name="MP9" draw:layer="layout" svg:width="0.583cm" svg:height="0.148cm" svg:x="2.692cm" svg:y="4.798cm">
          <text:p/>
          <draw:enhanced-geometry draw:mirror-horizontal="false" draw:mirror-vertical="false" drawooo:sub-view-size="3166 809" svg:viewBox="0 0 79150 20225" draw:type="ooxml-non-primitive" draw:enhanced-path="M 203 0 L 1 68 1 101 203 169 371 169 573 202 742 270 1011 404 1280 505 1718 607 2156 674 2593 708 3031 809 3065 809 3098 775 3166 708 3166 640 3132 607 3098 573 2661 472 2223 438 1785 371 1348 303 1179 270 1011 202 674 68 540 34 371 0 Z N"/>
        </draw:custom-shape>
        <draw:custom-shape draw:name="Shape 578" draw:style-name="Mgr5" draw:text-style-name="MP9" draw:layer="layout" svg:width="0.173cm" svg:height="0.372cm" svg:x="4.997cm" svg:y="5.555cm">
          <text:p/>
          <draw:enhanced-geometry draw:mirror-horizontal="false" draw:mirror-vertical="false" drawooo:sub-view-size="944 2022" svg:viewBox="0 0 23600 50550" draw:type="ooxml-non-primitive" draw:enhanced-path="M 34 1 L 34 35 1 203 68 371 135 540 236 674 472 944 539 1078 640 1213 674 1381 708 1550 708 1718 640 1886 640 1920 640 1987 741 2021 809 2021 842 1987 876 1954 943 1718 943 1482 910 1247 809 1045 674 843 539 674 304 371 169 169 135 102 135 35 135 1 Z N"/>
        </draw:custom-shape>
        <draw:custom-shape draw:name="Shape 579" draw:style-name="Mgr5" draw:text-style-name="MP9" draw:layer="layout" svg:width="0.204cm" svg:height="0.086cm" svg:x="3.326cm" svg:y="4.934cm">
          <text:p/>
          <draw:enhanced-geometry draw:mirror-horizontal="false" draw:mirror-vertical="false" drawooo:sub-view-size="1112 472" svg:viewBox="0 0 27800 11800" draw:type="ooxml-non-primitive" draw:enhanced-path="M 34 0 L 0 34 0 68 34 135 236 236 438 303 976 472 1077 472 1111 404 1111 303 1077 270 1044 236 539 68 303 0 Z N"/>
        </draw:custom-shape>
        <draw:custom-shape draw:name="Shape 580" draw:style-name="Mgr5" draw:text-style-name="MP9" draw:layer="layout" svg:width="0.26cm" svg:height="0.186cm" svg:x="22.887cm" svg:y="18.824cm">
          <text:p/>
          <draw:enhanced-geometry draw:mirror-horizontal="false" draw:mirror-vertical="false" drawooo:sub-view-size="1415 1011" svg:viewBox="0 0 35375 25275" draw:type="ooxml-non-primitive" draw:enhanced-path="M 438 1 L 203 102 34 237 1 270 1 304 34 338 68 338 102 405 236 506 371 607 405 641 472 607 472 573 472 506 371 371 775 405 1179 405 1145 674 1179 944 1213 1011 1246 1011 1314 977 1347 944 1381 775 1415 607 1415 270 1415 237 1381 203 1314 169 539 169 573 102 573 35 506 1 Z N"/>
        </draw:custom-shape>
        <draw:custom-shape draw:name="Shape 581" draw:style-name="Mgr5" draw:text-style-name="MP9" draw:layer="layout" svg:width="0.807cm" svg:height="0.266cm" svg:x="21.844cm" svg:y="18.688cm">
          <text:p/>
          <draw:enhanced-geometry draw:mirror-horizontal="false" draw:mirror-vertical="false" drawooo:sub-view-size="4378 1448" svg:viewBox="0 0 109450 36200" draw:type="ooxml-non-primitive" draw:enhanced-path="M 371 169 L 842 270 1314 303 1785 337 2256 404 3233 606 3569 640 3704 674 3839 707 3940 775 4007 876 4007 1010 3973 1179 1987 1010 1112 909 674 876 236 909 371 169 Z M 741 0 L 304 34 203 34 34 68 34 101 169 135 68 505 0 909 34 977 68 1044 169 1044 236 1010 640 1111 1112 1179 1987 1246 4108 1448 4142 1414 4209 1381 4209 1347 4209 1280 4209 1246 4377 741 4377 674 4377 640 4344 606 4276 573 3199 337 2088 135 1213 34 741 0 Z N"/>
        </draw:custom-shape>
        <draw:custom-shape draw:name="Shape 582" draw:style-name="Mgr5" draw:text-style-name="MP9" draw:layer="layout" svg:width="0.179cm" svg:height="0.092cm" svg:x="2.22cm" svg:y="4.909cm">
          <text:p/>
          <draw:enhanced-geometry draw:mirror-horizontal="false" draw:mirror-vertical="false" drawooo:sub-view-size="977 506" svg:viewBox="0 0 24425 12650" draw:type="ooxml-non-primitive" draw:enhanced-path="M 640 1 L 404 68 202 203 34 371 0 405 0 472 34 506 135 506 303 405 505 304 707 236 909 203 977 169 977 102 943 34 876 1 Z N"/>
        </draw:custom-shape>
        <draw:custom-shape draw:name="Shape 583" draw:style-name="Mgr5" draw:text-style-name="MP9" draw:layer="layout" svg:width="6.795cm" svg:height="0.527cm" svg:x="18.626cm" svg:y="18.234cm">
          <text:p/>
          <draw:enhanced-geometry draw:mirror-horizontal="false" draw:mirror-vertical="false" drawooo:sub-view-size="36834 2863" svg:viewBox="0 0 920850 71575" draw:type="ooxml-non-primitive" draw:enhanced-path="M 606 0 L 34 34 0 68 34 101 573 202 1111 270 2189 337 4377 405 9192 674 13973 977 18787 1314 23299 1684 27810 2054 36833 2862 36833 2559 32389 2122 27945 1751 23501 1415 19057 1078 14242 775 9461 472 4647 202 2357 34 1179 0 Z N"/>
        </draw:custom-shape>
        <draw:custom-shape draw:name="Shape 584" draw:style-name="Mgr5" draw:text-style-name="MP9" draw:layer="layout" svg:width="0.235cm" svg:height="0.061cm" svg:x="21.31cm" svg:y="18.793cm">
          <text:p/>
          <draw:enhanced-geometry draw:mirror-horizontal="false" draw:mirror-vertical="false" drawooo:sub-view-size="1280 338" svg:viewBox="0 0 32000 8450" draw:type="ooxml-non-primitive" draw:enhanced-path="M 67 1 L 0 34 0 68 0 102 34 169 202 236 370 270 741 304 1044 337 1178 304 1246 270 1279 203 1279 169 1279 135 1178 68 808 68 438 34 67 1 Z N"/>
        </draw:custom-shape>
        <draw:custom-shape draw:name="Shape 585" draw:style-name="Mgr5" draw:text-style-name="MP9" draw:layer="layout" svg:width="0.241cm" svg:height="0.055cm" svg:x="21.328cm" svg:y="18.601cm">
          <text:p/>
          <draw:enhanced-geometry draw:mirror-horizontal="false" draw:mirror-vertical="false" drawooo:sub-view-size="1314 304" svg:viewBox="0 0 32850 7600" draw:type="ooxml-non-primitive" draw:enhanced-path="M 404 1 L 236 35 34 68 0 102 34 136 168 203 303 270 673 304 1010 304 1145 270 1212 237 1279 203 1313 136 1279 102 1178 35 1044 1 774 35 404 1 Z N"/>
        </draw:custom-shape>
        <draw:custom-shape draw:name="Shape 586" draw:style-name="Mgr5" draw:text-style-name="MP9" draw:layer="layout" svg:width="0.254cm" svg:height="0.08cm" svg:x="21.353cm" svg:y="18.694cm">
          <text:p/>
          <draw:enhanced-geometry draw:mirror-horizontal="false" draw:mirror-vertical="false" drawooo:sub-view-size="1382 439" svg:viewBox="0 0 34550 10975" draw:type="ooxml-non-primitive" draw:enhanced-path="M 135 1 L 1 35 1 68 102 169 203 237 472 304 842 371 1246 439 1347 405 1381 338 1347 237 1280 203 910 102 539 35 270 1 Z N"/>
        </draw:custom-shape>
        <draw:custom-shape draw:name="Shape 587" draw:style-name="Mgr5" draw:text-style-name="MP9" draw:layer="layout" svg:width="4.31cm" svg:height="0.496cm" svg:x="17.905cm" svg:y="18.57cm">
          <text:p/>
          <draw:enhanced-geometry draw:mirror-horizontal="false" draw:mirror-vertical="false" drawooo:sub-view-size="23367 2694" svg:viewBox="0 0 584175 67350" draw:type="ooxml-non-primitive" draw:enhanced-path="M 68 1 L 1 34 1 102 68 371 169 573 338 775 540 910 742 1044 977 1145 1482 1280 1954 1381 2425 1448 3401 1549 5287 1684 9529 2054 13738 2391 18114 2694 23367 2694 19225 2458 15084 2189 11246 1920 7408 1583 3435 1213 2593 1145 2088 1112 1550 1044 1078 910 843 809 674 708 472 573 338 438 237 270 169 68 102 1 Z N"/>
        </draw:custom-shape>
        <draw:custom-shape draw:name="Shape 588" draw:style-name="Mgr5" draw:text-style-name="MP9" draw:layer="layout" svg:width="0.397cm" svg:height="0.142cm" svg:x="3.674cm" svg:y="5.102cm">
          <text:p/>
          <draw:enhanced-geometry draw:mirror-horizontal="false" draw:mirror-vertical="false" drawooo:sub-view-size="2156 775" svg:viewBox="0 0 53900 19375" draw:type="ooxml-non-primitive" draw:enhanced-path="M 101 0 L 34 68 0 169 0 202 34 270 236 371 438 438 842 539 1280 640 1751 707 1785 741 1852 775 1920 775 1987 741 2088 674 2122 640 2155 573 2155 472 2088 371 2054 337 1987 303 1516 270 1078 169 202 0 Z N"/>
        </draw:custom-shape>
        <draw:custom-shape draw:name="Shape 589" draw:style-name="Mgr5" draw:text-style-name="MP9" draw:layer="layout" svg:width="0.074cm" svg:height="0.111cm" svg:x="10.184cm" svg:y="17.253cm">
          <text:p/>
          <draw:enhanced-geometry draw:mirror-horizontal="false" draw:mirror-vertical="false" drawooo:sub-view-size="405 607" svg:viewBox="0 0 10125 15175" draw:type="ooxml-non-primitive" draw:enhanced-path="M 270 1 L 203 35 68 136 1 237 1 371 1 405 34 439 68 439 102 405 135 472 270 573 337 607 371 573 405 506 371 472 270 371 169 304 304 169 337 102 337 68 304 35 270 1 Z N"/>
        </draw:custom-shape>
        <draw:custom-shape draw:name="Shape 590" draw:style-name="Mgr5" draw:text-style-name="MP9" draw:layer="layout" svg:width="7.081cm" svg:height="4.006cm" svg:x="4.37cm" svg:y="14.37cm">
          <text:p/>
          <draw:enhanced-geometry draw:mirror-horizontal="false" draw:mirror-vertical="false" drawooo:sub-view-size="38382 21717" svg:viewBox="0 0 959550 542925" draw:type="ooxml-non-primitive" draw:enhanced-path="M 36059 304 L 36227 1247 36395 2223 36766 4142 37136 6432 37439 8721 37709 10909 37944 13098 38012 14108 38079 15152 38113 15421 38079 15791 38045 15960 38012 16094 37911 16229 37742 16296 37574 16330 37439 16397 28685 17609 19932 18855 15488 19495 11043 20202 6633 20976 4276 21414 3805 21481 3333 21549 3098 21549 2862 21515 2626 21448 2424 21313 2054 19360 1751 17407 1448 15488 1179 13502 674 9630 438 7745 303 6768 101 5859 4579 5119 9091 4445 18080 3199 22592 2526 27103 1853 31581 1112 33837 708 36059 304 Z M 36092 1 L 36025 35 36025 68 36025 102 33803 540 31547 910 29291 1280 27069 1651 22558 2290 18046 2930 13535 3536 9023 4176 6768 4546 4545 4916 2290 5287 68 5725 34 5725 0 5758 34 5826 68 6768 169 7745 438 9630 1010 13771 1212 15589 1482 17441 1751 19259 1919 20134 2155 21043 2088 21077 2054 21111 2054 21144 2222 21347 2222 21380 2256 21414 2323 21448 2492 21582 2694 21650 2929 21717 3603 21717 4074 21650 6431 21246 8754 20808 11178 20404 13569 20000 18417 19293 27844 17946 37271 16633 37338 16700 37372 16700 37405 16667 37540 16633 37641 16566 37742 16566 37810 16532 37944 16498 38079 16431 38214 16330 38281 16162 38315 15960 38348 15724 38382 15286 38315 14377 38214 13165 38079 11919 37810 9495 37473 7172 37136 4849 36934 3637 36732 2425 36496 1213 36328 641 36193 35 36126 1 Z N"/>
        </draw:custom-shape>
        <draw:custom-shape draw:name="Shape 591" draw:style-name="Mgr5" draw:text-style-name="MP9" draw:layer="layout" svg:width="0.001cm" svg:height="0.001cm" svg:x="4.68cm" svg:y="6.059cm">
          <text:p/>
          <draw:enhanced-geometry draw:mirror-horizontal="false" draw:mirror-vertical="false" drawooo:sub-view-size="1 1" svg:viewBox="0 0 25 25" draw:type="ooxml-non-primitive" draw:enhanced-path="M 1 0 L 1 0 1 0 1 0 1 0 1 0 Z N"/>
        </draw:custom-shape>
        <draw:custom-shape draw:name="Shape 592" draw:style-name="Mgr5" draw:text-style-name="MP9" draw:layer="layout" svg:width="0.428cm" svg:height="0.465cm" svg:x="4.6cm" svg:y="15.992cm">
          <text:p/>
          <draw:enhanced-geometry draw:mirror-horizontal="false" draw:mirror-vertical="false" drawooo:sub-view-size="2324 2526" svg:viewBox="0 0 58100 63150" draw:type="ooxml-non-primitive" draw:enhanced-path="M 1953 202 L 1953 640 1986 1111 2054 1583 2155 2020 2188 2054 2155 2054 1751 2088 1347 2155 943 2189 505 2222 337 1347 168 404 606 404 1077 371 1953 202 Z M 1953 0 L 1044 135 572 202 101 303 67 303 67 371 34 371 0 404 34 943 135 1448 236 1987 370 2458 404 2525 471 2525 539 2492 572 2424 539 2357 943 2391 1380 2357 1784 2290 2188 2189 2222 2121 2222 2088 2289 2054 2323 1987 2289 1549 2222 1078 2121 606 2054 169 2054 101 2054 68 2020 34 1953 0 Z N"/>
        </draw:custom-shape>
        <draw:custom-shape draw:name="Shape 593" draw:style-name="Mgr5" draw:text-style-name="MP9" draw:layer="layout" svg:width="0.074cm" svg:height="0.074cm" svg:x="4.612cm" svg:y="5.997cm">
          <text:p/>
          <draw:enhanced-geometry draw:mirror-horizontal="false" draw:mirror-vertical="false" drawooo:sub-view-size="405 405" svg:viewBox="0 0 10125 10125" draw:type="ooxml-non-primitive" draw:enhanced-path="M 202 0 L 101 34 68 68 34 135 0 202 0 270 34 337 101 371 169 404 270 404 303 371 371 337 404 236 404 169 404 101 337 34 270 0 Z N"/>
        </draw:custom-shape>
        <draw:custom-shape draw:name="Shape 594" draw:style-name="Mgr5" draw:text-style-name="MP9" draw:layer="layout" svg:width="0.763cm" svg:height="0.465cm" svg:x="4.736cm" svg:y="16.83cm">
          <text:p/>
          <draw:enhanced-geometry draw:mirror-horizontal="false" draw:mirror-vertical="false" drawooo:sub-view-size="4142 2526" svg:viewBox="0 0 103550 63150" draw:type="ooxml-non-primitive" draw:enhanced-path="M 3738 169 L 3704 337 3738 472 3772 809 3906 1751 3065 1852 2223 1953 1347 2088 910 2189 674 2256 506 2357 337 1381 270 1011 236 809 169 640 1044 472 1953 371 3738 169 Z M 3267 1 L 2728 68 1684 203 876 304 472 405 270 472 135 573 102 506 68 539 1 708 34 910 102 1280 304 2425 337 2492 405 2526 472 2492 506 2425 506 2391 876 2391 1246 2324 2021 2155 2997 2021 3974 1920 3974 1987 4007 2021 4075 2054 4108 2021 4142 1953 4075 1448 4007 910 3974 539 3940 337 3839 135 3873 102 3873 34 3839 1 Z N"/>
        </draw:custom-shape>
        <draw:custom-shape draw:name="Shape 595" draw:style-name="Mgr5" draw:text-style-name="MP9" draw:layer="layout" svg:width="0.844cm" svg:height="0.695cm" svg:x="2.084cm" svg:y="5.183cm">
          <text:p/>
          <draw:enhanced-geometry draw:mirror-horizontal="false" draw:mirror-vertical="false" drawooo:sub-view-size="4580 3772" svg:viewBox="0 0 114500 94300" draw:type="ooxml-non-primitive" draw:enhanced-path="M 2391 1583 L 2425 1651 2559 1718 2660 1819 2694 1954 2728 2088 2694 2223 2660 2324 2559 2425 2425 2526 2357 2560 2324 2627 2290 2964 2256 3267 1819 3199 1819 2896 1920 2627 1920 2526 1886 2492 1852 2459 1718 2391 1617 2324 1549 2223 1549 2122 1549 1987 1583 1886 1650 1752 1751 1684 1920 1617 2054 1583 Z M 775 270 L 1213 472 1650 607 2088 708 2559 775 3536 843 4445 910 4310 1213 4175 1516 4007 2156 3670 3469 3670 3502 3064 3368 2492 3300 2559 2997 2559 2728 2728 2593 2862 2425 2930 2257 2963 2088 2930 1886 2862 1718 2728 1550 2559 1449 2458 1415 2391 1482 2290 1415 2155 1381 2021 1381 1886 1415 1751 1449 1617 1550 1516 1617 1415 1752 1347 1853 1314 1987 1314 2122 1347 2257 1381 2358 1448 2459 1549 2560 1684 2627 1583 2896 1583 3166 876 3065 539 3031 202 3031 337 2358 505 1651 640 977 775 270 Z M 741 1 L 707 68 472 775 270 1516 101 2290 0 3031 0 3098 34 3132 101 3132 573 3267 1044 3368 2021 3502 2997 3603 3468 3704 3940 3772 4041 3772 4108 3704 4074 3603 4074 3570 4007 3570 3906 3536 3906 3502 4310 2122 4478 1415 4546 1078 4579 708 4546 674 4546 708 4512 742 4478 742 4074 607 3637 573 2761 506 2256 472 1785 371 808 102 808 35 775 1 Z N"/>
        </draw:custom-shape>
        <draw:custom-shape draw:name="Shape 596" draw:style-name="Mgr5" draw:text-style-name="MP9" draw:layer="layout" svg:width="0.664cm" svg:height="0.465cm" svg:x="4.661cm" svg:y="16.383cm">
          <text:p/>
          <draw:enhanced-geometry draw:mirror-horizontal="false" draw:mirror-vertical="false" drawooo:sub-view-size="3604 2526" svg:viewBox="0 0 90100 63150" draw:type="ooxml-non-primitive" draw:enhanced-path="M 3199 337 L 3300 1212 3334 1583 3368 1987 3267 1919 2896 1919 2425 2020 1482 2256 1246 2290 977 2290 708 2324 472 2391 337 1919 236 1448 203 1078 203 876 135 707 169 707 506 606 842 539 1549 472 2357 371 3199 337 Z M 3233 0 L 3165 34 3165 101 3165 169 2458 202 1751 270 943 337 539 438 169 539 135 606 135 674 102 606 68 606 34 707 1 808 1 1044 68 1482 169 1987 304 2458 337 2526 405 2526 472 2492 472 2425 842 2492 1179 2458 1549 2425 1886 2357 2290 2256 2660 2189 3031 2155 3435 2155 3435 2189 3536 2189 3570 2121 3603 1886 3603 1650 3536 1179 3469 606 3334 68 3300 0 Z N"/>
        </draw:custom-shape>
        <draw:custom-shape draw:name="Shape 597" draw:style-name="Mgr5" draw:text-style-name="MP9" draw:layer="layout" svg:width="0.248cm" svg:height="0.279cm" svg:x="4.544cm" svg:y="5.916cm">
          <text:p/>
          <draw:enhanced-geometry draw:mirror-horizontal="false" draw:mirror-vertical="false" drawooo:sub-view-size="1347 1516" svg:viewBox="0 0 33675 37900" draw:type="ooxml-non-primitive" draw:enhanced-path="M 842 236 L 909 270 1044 337 1111 472 1145 573 1145 708 1145 842 1111 943 1044 1044 976 1145 875 1213 774 1246 640 1280 505 1280 404 1213 303 1145 236 1078 202 943 202 708 236 472 269 371 337 304 404 270 505 236 Z M 741 1 L 606 34 438 68 303 135 168 236 101 371 34 539 0 708 0 876 34 1044 101 1213 202 1314 337 1415 539 1482 707 1516 842 1448 976 1381 1111 1280 1212 1179 1279 1011 1347 876 1347 708 1347 573 1313 438 1212 304 1111 169 1010 102 875 34 741 1 Z N"/>
        </draw:custom-shape>
        <draw:custom-shape draw:name="Shape 598" draw:style-name="Mgr5" draw:text-style-name="MP9" draw:layer="layout" svg:width="0.105cm" svg:height="0.098cm" svg:x="2.419cm" svg:y="5.512cm">
          <text:p/>
          <draw:enhanced-geometry draw:mirror-horizontal="false" draw:mirror-vertical="false" drawooo:sub-view-size="573 539" svg:viewBox="0 0 14325 13475" draw:type="ooxml-non-primitive" draw:enhanced-path="M 236 0 L 169 34 102 68 68 101 34 169 34 236 1 303 1 371 1 438 102 505 236 539 438 539 506 505 539 472 573 404 539 270 506 135 405 34 337 0 Z N"/>
        </draw:custom-shape>
        <draw:custom-shape draw:name="Shape 599" draw:style-name="Mgr5" draw:text-style-name="MP9" draw:layer="layout" svg:width="0.739cm" svg:height="0.714cm" svg:x="1.027cm" svg:y="4.903cm">
          <text:p/>
          <draw:enhanced-geometry draw:mirror-horizontal="false" draw:mirror-vertical="false" drawooo:sub-view-size="4008 3873" svg:viewBox="0 0 100200 96825" draw:type="ooxml-non-primitive" draw:enhanced-path="M 2088 270 L 2391 304 2661 371 2930 472 3166 641 3368 843 3570 1112 3671 1280 3738 1449 3772 1617 3805 1819 3772 1987 3772 2156 3637 2492 3469 2829 3233 3098 2964 3334 2627 3502 2324 3570 1987 3603 1651 3603 1348 3570 1112 3502 944 3435 775 3334 641 3199 506 3031 405 2863 338 2694 270 2459 237 2122 237 1785 338 1449 439 1146 641 876 843 674 1112 472 1415 338 1482 338 1785 304 2088 270 Z M 1987 1 L 1651 35 1449 68 1280 136 1112 203 944 270 775 405 641 506 405 809 203 1112 68 1482 1 1886 1 2290 35 2526 68 2762 136 2964 237 3166 371 3300 506 3435 674 3570 843 3671 1011 3738 1213 3805 1617 3873 2055 3873 2526 3805 2728 3772 2930 3671 3132 3570 3300 3469 3435 3300 3570 3166 3704 2997 3805 2795 3873 2627 3940 2425 3974 2223 4007 2021 4007 1785 3974 1583 3940 1381 3906 1179 3738 876 3536 607 3267 371 2997 203 2661 68 2324 1 Z N"/>
        </draw:custom-shape>
        <draw:custom-shape draw:name="Shape 600" draw:style-name="Mgr5" draw:text-style-name="MP9" draw:layer="layout" svg:width="4.273cm" svg:height="1.869cm" svg:x="0.847cm" svg:y="4.661cm">
          <text:p/>
          <draw:enhanced-geometry draw:mirror-horizontal="false" draw:mirror-vertical="false" drawooo:sub-view-size="23165 10135" svg:viewBox="0 0 579125 253375" draw:type="ooxml-non-primitive" draw:enhanced-path="M 3603 304 L 3940 337 4647 472 5219 607 6397 775 7576 977 7340 1112 7138 1213 6667 1482 6330 1348 5926 1246 5522 1179 5152 1145 5084 1112 4849 910 4546 741 4276 640 3973 539 3637 506 3334 472 2997 472 2694 506 2829 438 2963 371 3266 304 Z M 2559 640 L 2593 741 2627 775 3502 775 3771 809 4007 876 4276 943 4512 1044 4748 1179 4815 1213 4815 1280 4882 1348 4983 1348 5152 1583 5320 1819 5421 2088 5522 2358 5589 2661 5623 2930 5690 3502 5690 3805 5657 4108 5623 4411 5522 4681 5421 4950 5253 5186 5051 5421 4815 5590 4613 5724 4377 5825 4108 5893 3872 5960 3334 5994 2829 5994 2559 5960 2290 5926 2054 5825 1819 5724 1617 5623 1381 5489 1213 5320 1011 5152 842 4950 708 4748 573 4546 472 4310 371 4075 304 3839 270 3570 236 3300 270 3065 270 2829 337 2593 405 2358 506 2156 640 1954 775 1752 943 1583 1280 1280 1684 1011 2122 809 2559 640 Z M 5387 1449 L 6061 1550 6364 1651 6700 1752 6633 2055 6566 2391 6498 3031 6263 3974 6027 4916 5892 5287 5825 5623 5791 5994 5791 6128 5825 6297 5724 6229 5589 6196 5320 6196 5185 6162 5051 6128 4748 5994 4983 5893 5185 5724 5387 5489 5589 5253 5724 4984 5825 4714 5892 4445 5960 4142 5960 3839 5960 3502 5926 2964 5825 2425 5758 2156 5657 1920 5522 1651 5387 1449 Z M 4411 6128 L 4546 6229 4680 6263 5017 6364 5219 6431 5421 6431 5522 6465 5488 6499 5387 6633 5320 6835 5253 6869 5118 6835 4849 6802 4546 6701 3906 6566 3603 6465 3468 6398 3300 6330 3872 6263 4142 6196 4411 6128 Z M 15926 8653 L 16936 8822 16902 8855 16801 8923 16666 8956 16431 8956 16296 8923 16161 8855 16027 8754 15926 8653 Z M 20572 5051 L 20875 5085 21178 5152 21481 5253 21750 5421 22019 5623 22255 5825 22491 6095 22659 6398 22760 6633 22861 6903 22895 7138 22928 7408 22895 7677 22861 7913 22794 8182 22726 8418 22592 8653 22457 8855 22289 9091 22120 9259 21918 9428 21716 9596 21481 9731 21245 9832 20875 9933 20504 9967 20134 9933 19764 9866 19427 9731 19124 9529 18821 9293 18585 9057 18619 8990 18585 8923 18585 8889 18518 8855 18451 8822 18316 8586 18181 8350 18114 8047 18080 7778 18080 7509 18114 7239 18148 7004 18249 6768 18350 6532 18484 6330 18619 6128 18787 5960 18989 5792 19191 5623 19393 5489 19629 5354 19865 5253 20100 5186 20336 5118 20572 5051 Z M 4680 1 L 4512 34 4377 68 4344 135 4344 169 4377 236 4243 236 3839 135 3536 102 3233 68 2930 68 2829 102 2728 135 2627 203 2559 270 2526 371 2526 472 2256 539 2021 573 1785 674 1549 775 1314 910 1112 1078 910 1246 741 1415 573 1617 438 1819 304 2055 203 2290 135 2526 68 2795 34 3065 1 3300 1 3603 34 3906 102 4176 203 4445 304 4681 472 4950 640 5152 809 5354 1011 5556 1246 5724 1482 5859 1718 5994 1987 6095 2256 6196 2526 6263 2829 6297 3031 6330 2997 6330 2997 6398 3064 6465 3435 6667 3839 6802 4344 6936 4512 7004 4714 7071 4916 7105 5084 7138 5253 7138 5354 7105 5455 7037 5556 6903 5623 6768 5657 6566 5657 6499 5892 6600 5926 6600 5960 6566 5993 6532 5993 6499 6128 6600 6330 6701 6364 6701 7273 7004 8216 7273 9125 7509 10101 7711 11986 8081 13872 8384 13939 8384 13973 8350 14040 8283 14040 8216 14006 8182 13939 8148 12996 7980 12054 7812 10202 7408 8317 6970 6465 6532 6397 6499 6263 6398 6162 6297 6094 6162 6061 5960 6061 5792 6061 5556 6162 5118 6263 4647 6397 4209 6599 3570 6700 3132 6801 2661 6835 2156 6835 1920 6835 1718 6835 1651 6970 1785 7138 1886 7239 1886 7340 1920 7407 1886 7441 1819 7407 1752 7340 1718 7205 1684 7037 1651 6936 1583 7542 1280 7879 1145 8047 1112 8249 1112 8788 1145 9327 1246 10404 1449 11414 1651 12390 1886 14343 2358 14410 2492 14478 2627 14646 2896 14781 3098 14781 3098 14309 3065 14242 2863 14208 2795 14141 2728 14141 2627 14107 2593 14074 2593 12660 2290 11246 1987 10572 1785 9865 1583 9158 1415 8788 1348 8451 1314 8418 1314 8418 1348 8418 1381 8721 1516 9024 1651 9663 1853 10943 2122 12458 2492 14006 2795 14074 2964 14107 3166 14141 3233 14208 3267 14680 3334 15151 3401 15185 3435 15252 3469 15319 3435 15387 3469 15286 3704 15185 3940 15016 4479 14882 5017 14814 5556 14747 6095 14612 6970 14511 7408 14410 7778 14343 7913 14276 8014 14208 8081 14074 8081 14040 8115 14040 8148 14040 8182 14074 8283 14107 8317 14175 8317 14343 8283 14377 8317 14983 8485 15589 8586 15622 8721 15690 8855 15791 8956 15892 9057 16161 9226 16397 9293 16666 9293 16936 9226 17037 9158 17138 9057 17239 8990 17306 8855 18249 9057 18518 9360 18821 9630 19191 9832 19595 10000 20033 10101 20471 10135 20875 10135 21312 10068 21582 9967 21817 9832 22053 9697 22255 9495 22457 9293 22625 9091 22794 8855 22895 8586 22996 8350 23097 8081 23130 7778 23164 7509 23164 7239 23130 6970 23063 6701 22962 6431 22827 6196 22693 5960 22524 5758 22322 5556 22087 5354 21851 5186 21615 5051 21346 4916 21077 4849 20807 4782 20538 4748 20269 4748 20033 4815 19764 4916 19528 5085 19292 5287 18989 5489 18720 5724 18451 5994 18249 6297 18080 6633 17946 7004 17878 7374 17845 7778 17845 8047 17912 8283 17979 8519 18047 8754 17171 8552 16229 8384 15319 8249 14848 8216 14410 8216 14511 8081 14612 7913 14680 7744 14747 7509 14814 7105 14848 6768 14949 5960 15117 5118 15319 4310 15387 3906 15454 3469 15858 3603 16262 3671 17070 3839 18720 4075 22322 4714 22356 4782 22390 4815 22423 4849 22524 4849 22592 4815 22592 4748 22592 4714 22558 4613 22558 4546 22558 4512 22491 4479 22255 3772 22120 3435 22053 3267 21952 3132 21918 3065 21885 3031 20067 2627 18249 2257 16397 1920 15724 1785 15420 1752 15084 1785 15387 1920 15690 2021 16363 2122 18181 2459 19999 2829 21817 3233 21851 3401 21885 3536 22019 3839 22221 4411 18787 3839 17138 3502 16262 3368 15858 3334 15420 3300 15420 3267 15387 3233 15319 3199 15151 3098 15016 2964 14781 2661 14680 2492 14545 2324 14579 2290 14579 2223 14545 2189 14511 2156 12256 1617 11111 1348 9966 1145 9091 977 8653 910 8249 876 8182 842 6229 506 6263 438 6229 371 6195 337 6094 304 5522 236 5219 203 5051 169 4983 169 4950 102 4882 68 4815 34 4680 1 Z N"/>
        </draw:custom-shape>
        <draw:custom-shape draw:name="Shape 601" draw:style-name="Mgr5" draw:text-style-name="MP9" draw:layer="layout" svg:width="0.397cm" svg:height="0.434cm" svg:x="1.189cm" svg:y="5.059cm">
          <text:p/>
          <draw:enhanced-geometry draw:mirror-horizontal="false" draw:mirror-vertical="false" drawooo:sub-view-size="2156 2358" svg:viewBox="0 0 53900 58950" draw:type="ooxml-non-primitive" draw:enhanced-path="M 943 304 L 674 809 674 809 876 337 943 304 Z M 1179 304 L 1414 337 1583 405 1684 472 1751 539 1886 775 1919 842 1919 842 1785 809 1751 809 1717 876 1482 1213 1717 708 1717 640 1717 607 1684 539 1583 506 1549 539 1515 573 1078 1246 1078 1246 1145 1112 1145 1078 1482 539 1482 472 1482 438 1414 371 1313 371 1280 405 1078 708 943 1011 741 1280 741 1280 876 1044 1179 337 1179 304 Z M 775 371 L 606 607 472 876 371 1145 278 1423 278 1423 270 1381 270 1213 303 1044 438 708 505 607 573 506 775 371 Z M 1953 977 L 1953 1145 1919 1314 1818 1482 1717 1650 1684 1583 1953 977 Z M 303 1549 L 404 1583 337 1684 303 1549 Z M 1347 1852 L 1381 1886 1414 1920 1381 1953 1212 2021 1347 1852 Z M 1145 1 L 943 34 842 34 741 68 573 135 404 270 270 472 169 674 68 876 34 1078 0 1246 0 1448 34 1650 101 1819 169 1987 303 2088 438 2189 606 2256 808 2324 876 2357 943 2324 1179 2324 1381 2256 1583 2155 1751 1987 1919 1819 2054 1617 2121 1415 2155 1179 2155 943 2088 775 2020 573 1886 371 1717 236 1549 102 1347 34 1145 1 Z N"/>
        </draw:custom-shape>
        <draw:custom-shape draw:name="Shape 602" draw:style-name="Mgr5" draw:text-style-name="MP9" draw:layer="layout" svg:width="0.527cm" svg:height="0.558cm" svg:x="4.407cm" svg:y="5.767cm">
          <text:p/>
          <draw:enhanced-geometry draw:mirror-horizontal="false" draw:mirror-vertical="false" drawooo:sub-view-size="2863 3031" svg:viewBox="0 0 71575 75775" draw:type="ooxml-non-primitive" draw:enhanced-path="M 1414 203 L 1616 236 1818 270 1987 337 2155 438 2323 573 2458 741 2593 943 2694 1179 2727 1415 2694 1650 2626 1886 2525 2088 2391 2290 2222 2458 2020 2627 1852 2694 1684 2761 1549 2795 1381 2829 1246 2795 1111 2761 977 2728 842 2627 606 2458 438 2189 303 1920 236 1583 236 1381 270 1145 337 943 404 741 472 607 573 539 741 405 977 304 1212 236 1414 203 Z M 1179 1 L 842 68 808 135 640 236 472 371 371 506 236 674 169 876 68 1078 34 1246 0 1448 0 1751 101 2088 236 2391 438 2627 674 2829 808 2930 943 2963 1111 3031 1448 3031 1616 2997 1919 2896 2189 2761 2424 2559 2593 2357 2727 2088 2828 1819 2862 1482 2828 1179 2795 1011 2727 842 2660 708 2593 573 2357 337 2088 169 1818 68 1482 1 Z N"/>
        </draw:custom-shape>
        <draw:custom-shape draw:name="Shape 603" draw:style-name="Mgr5" draw:text-style-name="MP9" draw:layer="layout" svg:width="0.061cm" svg:height="0.372cm" svg:x="7.637cm" svg:y="16.489cm">
          <text:p/>
          <draw:enhanced-geometry draw:mirror-horizontal="false" draw:mirror-vertical="false" drawooo:sub-view-size="338 2021" svg:viewBox="0 0 8450 50525" draw:type="ooxml-non-primitive" draw:enhanced-path="M 1 1 L 1 34 1 270 34 472 102 943 135 1448 169 1718 203 1954 236 1987 270 2021 304 1987 337 1954 337 1684 337 1448 270 910 203 472 169 236 102 34 68 1 Z N"/>
        </draw:custom-shape>
        <draw:custom-shape draw:name="Shape 604" draw:style-name="Mgr5" draw:text-style-name="MP9" draw:layer="layout" svg:width="0.409cm" svg:height="0.409cm" svg:x="8.935cm" svg:y="15.805cm">
          <text:p/>
          <draw:enhanced-geometry draw:mirror-horizontal="false" draw:mirror-vertical="false" drawooo:sub-view-size="2223 2223" svg:viewBox="0 0 55575 55575" draw:type="ooxml-non-primitive" draw:enhanced-path="M 1818 0 L 1313 68 808 135 404 169 202 202 0 270 0 303 169 371 337 404 707 337 1246 270 1785 202 1785 371 1785 539 1852 909 1919 1381 1953 1616 2020 1818 1044 1953 674 1987 505 2020 371 2121 539 2189 707 2222 1078 2155 2121 2020 2189 1987 2222 1953 2222 1886 2189 1852 2155 1616 2121 1347 2054 876 1987 505 1953 337 1886 135 1919 101 1919 34 1886 0 Z N"/>
        </draw:custom-shape>
        <draw:custom-shape draw:name="Shape 605" draw:style-name="Mgr5" draw:text-style-name="MP9" draw:layer="layout" svg:width="0.136cm" svg:height="0.117cm" svg:x="9.494cm" svg:y="15.892cm">
          <text:p/>
          <draw:enhanced-geometry draw:mirror-horizontal="false" draw:mirror-vertical="false" drawooo:sub-view-size="742 641" svg:viewBox="0 0 18550 16025" draw:type="ooxml-non-primitive" draw:enhanced-path="M 606 135 L 539 236 438 304 337 337 202 337 202 203 404 135 Z M 371 1 L 270 34 169 102 135 68 101 102 68 102 68 337 0 371 0 405 0 472 68 506 101 573 135 607 169 640 236 607 236 573 236 539 236 506 438 472 573 405 640 337 707 270 741 203 741 102 741 68 707 34 539 1 Z N"/>
        </draw:custom-shape>
        <draw:custom-shape draw:name="Shape 606" draw:style-name="Mgr5" draw:text-style-name="MP9" draw:layer="layout" svg:width="0.068cm" svg:height="0.372cm" svg:x="9.861cm" svg:y="16.153cm">
          <text:p/>
          <draw:enhanced-geometry draw:mirror-horizontal="false" draw:mirror-vertical="false" drawooo:sub-view-size="372 2021" svg:viewBox="0 0 9300 50525" draw:type="ooxml-non-primitive" draw:enhanced-path="M 35 1 L 1 34 1 68 1 270 35 506 102 943 136 1482 169 1718 203 1987 237 2021 304 2021 338 1987 371 1718 338 1448 270 910 203 472 169 236 102 34 68 1 Z N"/>
        </draw:custom-shape>
        <draw:custom-shape draw:name="Shape 607" draw:style-name="Mgr5" draw:text-style-name="MP9" draw:layer="layout" svg:width="0.434cm" svg:height="0.409cm" svg:x="9.358cm" svg:y="15.737cm">
          <text:p/>
          <draw:enhanced-geometry draw:mirror-horizontal="false" draw:mirror-vertical="false" drawooo:sub-view-size="2358 2224" svg:viewBox="0 0 58950 55600" draw:type="ooxml-non-primitive" draw:enhanced-path="M 1852 1 L 1684 35 1347 102 708 169 405 237 135 304 102 237 68 203 1 237 1 472 1 708 68 1146 135 1684 203 1920 304 2189 337 2223 371 2223 405 2189 438 2156 405 1886 337 1617 236 1112 203 742 135 405 539 371 943 338 1852 169 1886 203 1987 203 1987 472 2021 775 2155 1785 1953 1785 1751 1819 1347 1886 842 1954 607 2021 506 2055 438 2156 506 2189 607 2223 842 2223 1246 2122 1718 2088 1987 2021 2189 1954 2256 1987 2290 1987 2358 1954 2358 1886 2189 876 2155 439 2122 237 2054 35 2021 35 2021 68 1987 68 1920 35 1852 1 Z N"/>
        </draw:custom-shape>
        <draw:custom-shape draw:name="Shape 608" draw:style-name="Mgr5" draw:text-style-name="MP9" draw:layer="layout" svg:width="0.384cm" svg:height="0.428cm" svg:x="9.507cm" svg:y="16.153cm">
          <text:p/>
          <draw:enhanced-geometry draw:mirror-horizontal="false" draw:mirror-vertical="false" drawooo:sub-view-size="2089 2324" svg:viewBox="0 0 52225 58100" draw:type="ooxml-non-primitive" draw:enhanced-path="M 1718 1 L 1516 34 1112 135 573 203 68 304 1 304 1 371 1 405 34 472 34 640 68 842 135 1213 169 1684 203 1920 270 2155 270 2223 270 2256 304 2290 371 2324 1415 2122 1785 2088 1954 2021 2088 1920 1920 1852 1752 1852 1415 1920 438 2088 405 1852 371 1650 304 1179 270 809 236 640 169 472 708 405 1246 304 1617 236 1785 169 1886 68 1886 34 1718 1 Z N"/>
        </draw:custom-shape>
        <draw:custom-shape draw:name="Shape 609" draw:style-name="Mgr5" draw:text-style-name="MP9" draw:layer="layout" svg:width="0.08cm" svg:height="0.366cm" svg:x="8.923cm" svg:y="16.737cm">
          <text:p/>
          <draw:enhanced-geometry draw:mirror-horizontal="false" draw:mirror-vertical="false" drawooo:sub-view-size="439 1987" svg:viewBox="0 0 10975 49675" draw:type="ooxml-non-primitive" draw:enhanced-path="M 1 0 L 1 34 1 270 1 472 68 943 169 1448 237 1718 304 1953 338 1987 405 1987 439 1953 439 1920 405 1650 371 1415 270 910 169 472 136 236 68 0 Z N"/>
        </draw:custom-shape>
        <draw:custom-shape draw:name="Shape 610" draw:style-name="Mgr5" draw:text-style-name="MP9" draw:layer="layout" svg:width="0.434cm" svg:height="0.074cm" svg:x="8.991cm" svg:y="17.116cm">
          <text:p/>
          <draw:enhanced-geometry draw:mirror-horizontal="false" draw:mirror-vertical="false" drawooo:sub-view-size="2358 405" svg:viewBox="0 0 58950 10125" draw:type="ooxml-non-primitive" draw:enhanced-path="M 2054 0 L 1751 34 1212 101 573 135 270 202 101 236 0 303 0 337 101 371 236 404 505 371 1044 303 1717 236 2020 202 2323 101 2357 68 2323 34 2054 0 Z N"/>
        </draw:custom-shape>
        <draw:custom-shape draw:name="Shape 611" draw:style-name="Mgr5" draw:text-style-name="MP9" draw:layer="layout" svg:width="0.08cm" svg:height="0.124cm" svg:x="8.364cm" svg:y="15.7cm">
          <text:p/>
          <draw:enhanced-geometry draw:mirror-horizontal="false" draw:mirror-vertical="false" drawooo:sub-view-size="439 675" svg:viewBox="0 0 10975 16875" draw:type="ooxml-non-primitive" draw:enhanced-path="M 270 169 L 270 270 270 338 203 304 169 237 169 203 203 169 Z M 203 1 L 136 35 68 68 1 169 1 237 35 338 102 371 169 439 68 506 68 573 68 607 136 674 304 674 371 641 439 607 439 540 439 472 405 405 439 371 439 338 371 304 405 237 405 169 371 68 304 35 203 1 Z N"/>
        </draw:custom-shape>
        <draw:custom-shape draw:name="Shape 612" draw:style-name="Mgr5" draw:text-style-name="MP9" draw:layer="layout" svg:width="0.142cm" svg:height="0.08cm" svg:x="9.047cm" svg:y="16.774cm">
          <text:p/>
          <draw:enhanced-geometry draw:mirror-horizontal="false" draw:mirror-vertical="false" drawooo:sub-view-size="775 439" svg:viewBox="0 0 19375 10975" draw:type="ooxml-non-primitive" draw:enhanced-path="M 573 0 L 438 34 303 101 34 270 0 304 0 371 34 405 68 438 674 438 741 405 775 337 741 270 674 236 404 236 539 169 606 68 640 0 Z N"/>
        </draw:custom-shape>
        <draw:custom-shape draw:name="Shape 613" draw:style-name="Mgr5" draw:text-style-name="MP9" draw:layer="layout" svg:width="0.086cm" svg:height="0.366cm" svg:x="8.165cm" svg:y="15.532cm">
          <text:p/>
          <draw:enhanced-geometry draw:mirror-horizontal="false" draw:mirror-vertical="false" drawooo:sub-view-size="472 1988" svg:viewBox="0 0 11800 49700" draw:type="ooxml-non-primitive" draw:enhanced-path="M 34 1 L 0 35 0 237 34 472 101 910 169 1449 236 1718 337 1954 371 1987 404 1987 438 1954 472 1920 438 1651 404 1415 270 910 202 439 169 237 101 1 Z N"/>
        </draw:custom-shape>
        <draw:custom-shape draw:name="Shape 614" draw:style-name="Mgr5" draw:text-style-name="MP9" draw:layer="layout" svg:width="0.036cm" svg:height="0.111cm" svg:x="8.643cm" svg:y="16.035cm">
          <text:p/>
          <draw:enhanced-geometry draw:mirror-horizontal="false" draw:mirror-vertical="false" drawooo:sub-view-size="203 608" svg:viewBox="0 0 5075 15200" draw:type="ooxml-non-primitive" draw:enhanced-path="M 68 1 L 35 35 1 169 1 304 35 540 68 573 102 607 169 573 203 540 203 506 169 270 169 35 136 1 Z N"/>
        </draw:custom-shape>
        <draw:custom-shape draw:name="Shape 615" draw:style-name="Mgr5" draw:text-style-name="MP9" draw:layer="layout" svg:width="0.434cm" svg:height="0.403cm" svg:x="8.606cm" svg:y="15.414cm">
          <text:p/>
          <draw:enhanced-geometry draw:mirror-horizontal="false" draw:mirror-vertical="false" drawooo:sub-view-size="2358 2189" svg:viewBox="0 0 58950 54725" draw:type="ooxml-non-primitive" draw:enhanced-path="M 1684 0 L 1348 68 742 135 439 202 136 270 102 202 68 169 35 236 1 438 1 674 68 1111 136 1650 203 1919 304 2155 338 2189 371 2189 439 2155 439 2121 405 1852 371 1616 270 1111 203 741 136 371 540 337 944 303 1886 135 1920 169 1954 202 1987 169 1987 472 2021 741 2156 1751 1954 1751 1752 1785 1348 1886 876 1919 607 1987 506 2054 439 2121 540 2155 641 2189 843 2189 1247 2088 1752 2054 1987 2020 2189 1953 2324 1953 2358 1919 2358 1886 2223 876 2156 438 2122 202 2055 0 2021 0 2021 34 1987 34 1920 0 Z N"/>
        </draw:custom-shape>
        <draw:custom-shape draw:name="Shape 616" draw:style-name="Mgr5" draw:text-style-name="MP9" draw:layer="layout" svg:width="0.117cm" svg:height="0.123cm" svg:x="9.066cm" svg:y="15.967cm">
          <text:p/>
          <draw:enhanced-geometry draw:mirror-horizontal="false" draw:mirror-vertical="false" drawooo:sub-view-size="641 674" svg:viewBox="0 0 16025 16850" draw:type="ooxml-non-primitive" draw:enhanced-path="M 236 169 L 270 203 438 203 472 337 472 405 438 472 371 506 337 506 202 472 169 438 135 371 169 236 236 169 Z M 202 1 L 101 68 34 169 0 304 0 405 34 539 135 640 236 674 337 674 472 640 539 573 606 472 640 304 606 169 539 68 472 34 337 1 Z N"/>
        </draw:custom-shape>
        <draw:custom-shape draw:name="Shape 617" draw:style-name="Mgr5" draw:text-style-name="MP9" draw:layer="layout" svg:width="0.098cm" svg:height="0.105cm" svg:x="8.805cm" svg:y="15.631cm">
          <text:p/>
          <draw:enhanced-geometry draw:mirror-horizontal="false" draw:mirror-vertical="false" drawooo:sub-view-size="539 573" svg:viewBox="0 0 13475 14325" draw:type="ooxml-non-primitive" draw:enhanced-path="M 236 1 L 135 34 68 68 34 135 0 203 0 270 34 337 101 371 270 371 404 337 404 337 371 405 371 472 404 539 438 573 472 573 505 506 539 405 539 203 505 169 472 135 404 169 303 236 135 236 135 169 169 135 270 102 438 102 438 135 505 135 505 102 438 34 371 1 Z N"/>
        </draw:custom-shape>
        <draw:custom-shape draw:name="Shape 618" draw:style-name="Mgr5" draw:text-style-name="MP9" draw:layer="layout" svg:width="0.13cm" svg:height="0.111cm" svg:x="8.171cm" svg:y="16.097cm">
          <text:p/>
          <draw:enhanced-geometry draw:mirror-horizontal="false" draw:mirror-vertical="false" drawooo:sub-view-size="708 607" svg:viewBox="0 0 17700 15175" draw:type="ooxml-non-primitive" draw:enhanced-path="M 539 1 L 505 34 505 102 539 203 505 337 438 405 337 472 269 472 236 438 168 337 168 270 202 169 202 135 168 102 67 135 34 203 0 304 0 371 34 472 101 539 168 607 404 607 505 573 572 506 640 438 674 337 707 203 674 102 640 1 Z N"/>
        </draw:custom-shape>
        <draw:custom-shape draw:name="Shape 619" draw:style-name="Mgr5" draw:text-style-name="MP9" draw:layer="layout" svg:width="0.428cm" svg:height="0.422cm" svg:x="8.476cm" svg:y="15.861cm">
          <text:p/>
          <draw:enhanced-geometry draw:mirror-horizontal="false" draw:mirror-vertical="false" drawooo:sub-view-size="2324 2290" svg:viewBox="0 0 58100 57250" draw:type="ooxml-non-primitive" draw:enhanced-path="M 1954 0 L 1954 34 1954 101 1449 135 944 169 506 202 270 236 169 303 102 371 270 404 439 404 809 371 1381 337 1954 303 1987 606 2021 943 2088 1381 2122 1583 2156 1818 1247 1919 809 1987 405 2121 304 1684 237 1246 203 808 169 573 68 371 1 505 1 640 1 977 102 1583 102 1785 136 1987 169 2088 203 2189 270 2256 371 2290 405 2290 405 2256 405 2222 843 2222 1314 2155 2189 1987 2290 1987 2324 1953 2324 1717 2290 1515 2223 1078 2156 539 2088 270 2021 34 2021 0 Z N"/>
        </draw:custom-shape>
        <draw:custom-shape draw:name="Shape 620" draw:style-name="Mgr5" draw:text-style-name="MP9" draw:layer="layout" svg:width="0.13cm" svg:height="0.105cm" svg:x="8.184cm" svg:y="16.973cm">
          <text:p/>
          <draw:enhanced-geometry draw:mirror-horizontal="false" draw:mirror-vertical="false" drawooo:sub-view-size="708 574" svg:viewBox="0 0 17700 14350" draw:type="ooxml-non-primitive" draw:enhanced-path="M 505 1 L 472 35 438 102 438 203 505 338 539 371 505 371 472 338 404 270 169 68 135 35 68 35 34 68 34 102 34 136 0 270 34 540 68 573 169 573 202 506 202 338 371 472 472 506 539 540 607 506 674 472 708 405 708 338 640 203 607 102 607 35 539 1 Z N"/>
        </draw:custom-shape>
        <draw:custom-shape draw:name="Shape 621" draw:style-name="Mgr5" draw:text-style-name="MP9" draw:layer="layout" svg:width="0.409cm" svg:height="0.415cm" svg:x="8.177cm" svg:y="16.352cm">
          <text:p/>
          <draw:enhanced-geometry draw:mirror-horizontal="false" draw:mirror-vertical="false" drawooo:sub-view-size="2223 2256" svg:viewBox="0 0 55575 56400" draw:type="ooxml-non-primitive" draw:enhanced-path="M 1920 168 L 1954 539 1987 909 2021 1380 2055 1852 1583 1852 1112 1919 742 1986 573 2020 405 2087 337 1650 236 1178 203 808 135 438 1045 337 1920 168 Z M 1920 0 L 1011 101 102 269 34 303 1 337 1 606 34 842 102 1347 169 1818 203 2020 270 2222 304 2256 371 2256 371 2222 607 2222 843 2188 1280 2121 1684 2054 1886 2020 2088 1953 2156 1953 2223 1885 2223 1650 2223 1380 2189 875 2122 471 2088 269 1987 67 1987 0 Z N"/>
        </draw:custom-shape>
        <draw:custom-shape draw:name="Shape 622" draw:style-name="Mgr5" draw:text-style-name="MP9" draw:layer="layout" svg:width="0.086cm" svg:height="0.124cm" svg:x="8.333cm" svg:y="16.507cm">
          <text:p/>
          <draw:enhanced-geometry draw:mirror-horizontal="false" draw:mirror-vertical="false" drawooo:sub-view-size="472 675" svg:viewBox="0 0 11800 16875" draw:type="ooxml-non-primitive" draw:enhanced-path="M 270 1 L 337 169 371 337 337 405 304 472 270 539 203 539 169 472 135 405 68 371 34 371 1 438 1 472 34 539 68 607 68 640 102 674 203 674 304 640 371 573 438 506 472 371 438 236 405 102 337 1 Z N"/>
        </draw:custom-shape>
        <draw:custom-shape draw:name="Shape 623" draw:style-name="Mgr5" draw:text-style-name="MP9" draw:layer="layout" svg:width="0.422cm" svg:height="0.409cm" svg:x="8.028cm" svg:y="16.812cm">
          <text:p/>
          <draw:enhanced-geometry draw:mirror-horizontal="false" draw:mirror-vertical="false" drawooo:sub-view-size="2291 2223" svg:viewBox="0 0 57275 55575" draw:type="ooxml-non-primitive" draw:enhanced-path="M 1886 203 L 1954 573 2021 943 2055 1381 2122 1819 1954 1819 1752 1852 1381 1920 910 1987 674 2021 472 2088 371 1650 270 1179 203 809 102 438 1011 337 1886 203 Z M 1886 1 L 977 135 68 270 1 304 1 371 1 607 1 809 68 1213 169 1718 236 1953 337 2189 405 2223 674 2223 876 2189 1280 2122 1752 2088 1954 2054 2189 1987 2290 1987 2290 1953 2290 1718 2290 1482 2223 1044 2122 539 2055 304 1987 68 1954 34 1886 1 Z N"/>
        </draw:custom-shape>
        <draw:custom-shape draw:name="Shape 624" draw:style-name="Mgr5" draw:text-style-name="MP9" draw:layer="layout" svg:width="0.161cm" svg:height="0.142cm" svg:x="7.438cm" svg:y="16.638cm">
          <text:p/>
          <draw:enhanced-geometry draw:mirror-horizontal="false" draw:mirror-vertical="false" drawooo:sub-view-size="876 776" svg:viewBox="0 0 21900 19400" draw:type="ooxml-non-primitive" draw:enhanced-path="M 371 1 L 270 34 169 68 101 135 34 236 0 337 0 472 34 539 68 607 135 674 202 741 303 775 404 775 472 741 539 708 573 741 606 775 640 775 640 741 674 708 640 607 606 506 606 472 808 438 842 405 876 337 842 304 775 270 573 304 472 337 371 371 371 405 371 438 539 472 539 506 539 539 438 573 371 607 303 573 236 539 202 506 169 405 169 337 202 270 270 203 438 135 606 102 606 68 606 34 472 1 Z N"/>
        </draw:custom-shape>
        <draw:custom-shape draw:name="Shape 625" draw:style-name="Mgr5" draw:text-style-name="MP9" draw:layer="layout" svg:width="0.44cm" svg:height="0.415cm" svg:x="7.718cm" svg:y="16.42cm">
          <text:p/>
          <draw:enhanced-geometry draw:mirror-horizontal="false" draw:mirror-vertical="false" drawooo:sub-view-size="2391 2257" svg:viewBox="0 0 59775 56425" draw:type="ooxml-non-primitive" draw:enhanced-path="M 1515 0 L 1078 101 606 236 101 371 68 270 0 270 0 303 0 573 34 808 135 1347 169 1785 202 2020 270 2223 337 2256 371 2223 438 2223 1313 2122 1751 2054 2189 1919 2189 1953 2222 1987 2256 1987 2323 1919 2357 1818 2391 1751 2391 1616 2357 1414 2290 1212 2222 606 2121 303 2054 169 1987 68 1953 68 1953 270 1953 505 2054 943 2121 1381 2189 1818 1751 1818 1280 1886 404 2054 371 2054 371 1818 337 1616 270 1179 236 842 169 539 707 404 1246 270 1616 202 1785 169 1953 68 1953 34 1852 0 Z N"/>
        </draw:custom-shape>
        <draw:custom-shape draw:name="Shape 626" draw:style-name="Mgr5" draw:text-style-name="MP9" draw:layer="layout" svg:width="0.117cm" svg:height="0.117cm" svg:x="7.91cm" svg:y="16.582cm">
          <text:p/>
          <draw:enhanced-geometry draw:mirror-horizontal="false" draw:mirror-vertical="false" drawooo:sub-view-size="640 641" svg:viewBox="0 0 16000 16025" draw:type="ooxml-non-primitive" draw:enhanced-path="M 471 1 L 438 34 404 68 370 102 370 236 370 270 135 337 101 203 101 169 67 169 0 203 0 371 0 405 34 438 67 607 135 640 168 640 202 607 202 539 168 472 404 438 438 539 505 640 539 640 572 607 572 506 539 371 640 337 640 270 640 236 640 203 572 203 505 236 505 169 505 102 539 34 505 34 471 1 Z N"/>
        </draw:custom-shape>
        <draw:custom-shape draw:name="Shape 627" draw:style-name="Mgr5" draw:text-style-name="MP9" draw:layer="layout" svg:width="0.403cm" svg:height="0.409cm" svg:x="8.942cm" svg:y="16.681cm">
          <text:p/>
          <draw:enhanced-geometry draw:mirror-horizontal="false" draw:mirror-vertical="false" drawooo:sub-view-size="2190 2223" svg:viewBox="0 0 54750 55575" draw:type="ooxml-non-primitive" draw:enhanced-path="M 1819 0 L 1314 68 775 169 371 202 169 236 1 303 169 404 338 404 674 371 1213 303 1752 202 1752 371 1785 573 1853 943 1920 1381 1954 1617 2021 1852 1011 1953 674 1987 506 2054 371 2155 540 2223 708 2223 1045 2155 2122 2021 2189 1987 2189 1953 2189 1886 2156 1852 2156 1617 2122 1381 2055 910 1987 539 1954 337 1886 169 1920 101 1920 68 1886 34 1819 0 Z N"/>
        </draw:custom-shape>
        <draw:custom-shape draw:name="Shape 628" draw:style-name="Mgr5" draw:text-style-name="MP9" draw:layer="layout" svg:width="0.428cm" svg:height="0.434cm" svg:x="9.06cm" svg:y="16.209cm">
          <text:p/>
          <draw:enhanced-geometry draw:mirror-horizontal="false" draw:mirror-vertical="false" drawooo:sub-view-size="2324 2358" svg:viewBox="0 0 58100 58950" draw:type="ooxml-non-primitive" draw:enhanced-path="M 1920 1 L 1920 34 1920 102 1617 102 1314 135 708 270 371 304 169 337 102 371 68 405 68 438 34 405 1 405 1 607 1 842 102 1280 236 2290 270 2324 337 2357 371 2324 405 2290 640 2290 910 2256 1381 2189 1785 2122 2021 2088 2088 2021 2155 1953 2054 1886 1684 1886 1213 1987 809 2021 607 2054 405 2122 236 1112 203 809 102 539 203 539 203 472 1145 371 1549 304 1920 203 1987 539 2054 910 2088 1448 2122 1684 2155 1953 2189 1987 2223 2021 2290 1987 2324 1953 2324 1684 2324 1415 2223 876 2155 438 2088 236 2021 1 Z N"/>
        </draw:custom-shape>
        <draw:custom-shape draw:name="Shape 629" draw:style-name="Mgr5" draw:text-style-name="MP9" draw:layer="layout" svg:width="0.117cm" svg:height="0.136cm" svg:x="9.246cm" svg:y="16.377cm">
          <text:p/>
          <draw:enhanced-geometry draw:mirror-horizontal="false" draw:mirror-vertical="false" drawooo:sub-view-size="641 742" svg:viewBox="0 0 16025 18550" draw:type="ooxml-non-primitive" draw:enhanced-path="M 135 1 L 68 68 34 135 1 304 1 506 34 674 68 741 135 741 405 708 506 640 607 573 640 506 607 472 405 472 203 539 203 270 203 135 203 68 169 1 Z N"/>
        </draw:custom-shape>
        <draw:custom-shape draw:name="Shape 630" draw:style-name="Mgr5" draw:text-style-name="MP9" draw:layer="layout" svg:width="0.08cm" svg:height="0.372cm" svg:x="8.917cm" svg:y="15.855cm">
          <text:p/>
          <draw:enhanced-geometry draw:mirror-horizontal="false" draw:mirror-vertical="false" drawooo:sub-view-size="438 2021" svg:viewBox="0 0 10950 50525" draw:type="ooxml-non-primitive" draw:enhanced-path="M 34 1 L 0 34 0 270 0 506 101 943 169 1482 236 1718 337 1987 371 2021 404 2021 438 1987 438 1953 438 1684 371 1415 270 910 202 472 169 270 101 34 68 1 Z N"/>
        </draw:custom-shape>
        <draw:custom-shape draw:name="Shape 631" draw:style-name="Mgr5" draw:text-style-name="MP9" draw:layer="layout" svg:width="0.13cm" svg:height="0.124cm" svg:x="8.78cm" svg:y="16.451cm">
          <text:p/>
          <draw:enhanced-geometry draw:mirror-horizontal="false" draw:mirror-vertical="false" drawooo:sub-view-size="708 675" svg:viewBox="0 0 17700 16875" draw:type="ooxml-non-primitive" draw:enhanced-path="M 1 1 L 1 102 1 236 68 573 102 607 135 640 169 640 203 607 371 405 371 438 405 472 472 573 573 674 674 674 674 640 674 573 607 506 506 405 472 371 405 371 472 304 573 203 607 203 640 169 708 102 708 68 674 34 607 1 506 1 405 135 304 236 203 405 169 270 135 135 68 1 Z N"/>
        </draw:custom-shape>
        <draw:custom-shape draw:name="Shape 632" draw:style-name="Mgr5" draw:text-style-name="MP9" draw:layer="layout" svg:width="0.161cm" svg:height="0.123cm" svg:x="8.594cm" svg:y="16.892cm">
          <text:p/>
          <draw:enhanced-geometry draw:mirror-horizontal="false" draw:mirror-vertical="false" drawooo:sub-view-size="876 674" svg:viewBox="0 0 21900 16850" draw:type="ooxml-non-primitive" draw:enhanced-path="M 640 0 L 607 34 371 337 169 68 102 34 68 34 34 68 1 135 102 606 102 674 236 674 236 606 203 404 203 404 337 539 405 573 472 539 607 337 640 472 741 606 775 640 842 606 876 573 876 505 775 303 741 101 741 34 708 0 Z N"/>
        </draw:custom-shape>
        <draw:custom-shape draw:name="Shape 633" draw:style-name="Mgr5" draw:text-style-name="MP9" draw:layer="layout" svg:width="0.428cm" svg:height="0.44cm" svg:x="8.612cm" svg:y="16.277cm">
          <text:p/>
          <draw:enhanced-geometry draw:mirror-horizontal="false" draw:mirror-vertical="false" drawooo:sub-view-size="2324 2391" svg:viewBox="0 0 58100 59775" draw:type="ooxml-non-primitive" draw:enhanced-path="M 1920 135 L 2021 1044 2122 1953 1684 2020 1280 2121 876 2188 506 2256 472 2256 472 2222 438 1784 371 1313 270 875 135 438 1044 337 1482 236 1920 135 Z M 1920 0 L 1482 34 1011 101 68 269 34 269 1 337 1 370 68 404 102 875 135 1347 236 1818 337 2256 337 2289 371 2323 438 2289 472 2357 506 2390 910 2390 1314 2323 1751 2222 2122 2087 2122 2155 2155 2222 2290 2222 2324 2155 2324 1616 2256 1111 2189 572 2054 67 2054 34 1987 34 1987 0 Z N"/>
        </draw:custom-shape>
        <draw:custom-shape draw:name="Shape 634" draw:style-name="Mgr5" draw:text-style-name="MP9" draw:layer="layout" svg:width="0.067cm" svg:height="0.415cm" svg:x="9.501cm" svg:y="17.116cm">
          <text:p/>
          <draw:enhanced-geometry draw:mirror-horizontal="false" draw:mirror-vertical="false" drawooo:sub-view-size="371 2256" svg:viewBox="0 0 9275 56400" draw:type="ooxml-non-primitive" draw:enhanced-path="M 34 0 L 0 202 0 438 67 876 135 1549 168 1886 236 2222 269 2256 370 2256 370 2189 370 1953 370 1684 303 1179 236 573 168 270 67 0 Z N"/>
        </draw:custom-shape>
        <draw:custom-shape draw:name="Shape 635" draw:style-name="Mgr5" draw:text-style-name="MP9" draw:layer="layout" svg:width="0.086cm" svg:height="0.372cm" svg:x="5.941cm" svg:y="15.861cm">
          <text:p/>
          <draw:enhanced-geometry draw:mirror-horizontal="false" draw:mirror-vertical="false" drawooo:sub-view-size="472 2021" svg:viewBox="0 0 11800 50525" draw:type="ooxml-non-primitive" draw:enhanced-path="M 34 0 L 34 34 0 34 0 270 34 505 101 943 169 1482 236 1717 337 1987 371 2020 404 2020 438 1987 472 1953 438 1684 371 1414 270 909 202 472 169 236 101 34 68 0 Z N"/>
        </draw:custom-shape>
        <draw:custom-shape draw:name="Shape 636" draw:style-name="Mgr5" draw:text-style-name="MP9" draw:layer="layout" svg:width="0.123cm" svg:height="0.167cm" svg:x="6.115cm" svg:y="15.998cm">
          <text:p/>
          <draw:enhanced-geometry draw:mirror-horizontal="false" draw:mirror-vertical="false" drawooo:sub-view-size="674 911" svg:viewBox="0 0 16850 22775" draw:type="ooxml-non-primitive" draw:enhanced-path="M 370 1 L 236 35 168 68 101 136 34 203 0 237 34 304 135 304 202 237 269 169 337 169 404 237 337 338 269 439 202 573 202 641 236 674 303 674 370 641 471 641 471 742 370 742 236 775 236 809 236 843 303 876 370 910 539 876 606 843 640 775 673 708 673 641 640 540 572 506 505 472 404 472 539 304 539 203 505 68 438 35 370 1 Z N"/>
        </draw:custom-shape>
        <draw:custom-shape draw:name="Shape 637" draw:style-name="Mgr5" draw:text-style-name="MP9" draw:layer="layout" svg:width="0.092cm" svg:height="0.136cm" svg:x="5.699cm" svg:y="16.886cm">
          <text:p/>
          <draw:enhanced-geometry draw:mirror-horizontal="false" draw:mirror-vertical="false" drawooo:sub-view-size="506 742" svg:viewBox="0 0 12650 18550" draw:type="ooxml-non-primitive" draw:enhanced-path="M 169 1 L 135 34 101 68 34 438 0 573 0 640 0 708 34 741 68 741 135 674 169 607 303 607 371 708 404 741 438 741 472 708 505 674 472 539 505 506 472 472 438 472 404 371 270 34 236 1 Z N"/>
        </draw:custom-shape>
        <draw:custom-shape draw:name="Shape 638" draw:style-name="Mgr5" draw:text-style-name="MP9" draw:layer="layout" svg:width="0.422cm" svg:height="0.465cm" svg:x="5.357cm" svg:y="17.197cm">
          <text:p/>
          <draw:enhanced-geometry draw:mirror-horizontal="false" draw:mirror-vertical="false" drawooo:sub-view-size="2290 2527" svg:viewBox="0 0 57250 63175" draw:type="ooxml-non-primitive" draw:enhanced-path="M 1953 203 L 1953 641 1987 1112 2054 1583 2155 2021 2155 2055 2122 2055 1751 2088 1347 2156 910 2189 506 2257 304 1348 135 439 573 405 1044 371 1953 203 Z M 1953 1 L 1011 169 539 203 102 304 68 338 34 371 1 371 1 439 34 944 102 1449 203 1987 371 2492 405 2526 472 2526 539 2492 539 2425 539 2358 943 2391 1347 2358 1785 2290 2155 2189 2189 2122 2189 2088 2256 2088 2290 2055 2290 1987 2256 1550 2189 1078 2122 607 2021 169 2054 102 2021 68 1987 35 1953 1 Z N"/>
        </draw:custom-shape>
        <draw:custom-shape draw:name="Shape 639" draw:style-name="Mgr5" draw:text-style-name="MP9" draw:layer="layout" svg:width="0.086cm" svg:height="0.036cm" svg:x="6.438cm" svg:y="16.352cm">
          <text:p/>
          <draw:enhanced-geometry draw:mirror-horizontal="false" draw:mirror-vertical="false" drawooo:sub-view-size="473 203" svg:viewBox="0 0 11825 5075" draw:type="ooxml-non-primitive" draw:enhanced-path="M 405 0 L 337 34 270 34 102 67 68 67 1 101 1 135 1 168 68 168 169 202 304 168 371 168 438 135 472 101 472 67 405 0 Z N"/>
        </draw:custom-shape>
        <draw:custom-shape draw:name="Shape 640" draw:style-name="Mgr5" draw:text-style-name="MP9" draw:layer="layout" svg:width="0.428cm" svg:height="0.422cm" svg:x="6.252cm" svg:y="16.197cm">
          <text:p/>
          <draw:enhanced-geometry draw:mirror-horizontal="false" draw:mirror-vertical="false" drawooo:sub-view-size="2324 2290" svg:viewBox="0 0 58100 57250" draw:type="ooxml-non-primitive" draw:enhanced-path="M 1953 0 L 1953 34 1953 101 1448 101 943 169 472 169 270 236 169 270 102 337 270 404 438 404 809 371 1381 303 1953 270 1953 606 2021 909 2088 1347 2122 1583 2155 1785 1246 1919 809 1987 405 2121 304 1684 236 1246 203 775 169 573 68 371 1 505 1 640 1 943 102 1583 102 1751 135 1987 169 2088 203 2189 270 2256 371 2290 405 2256 405 2222 842 2222 1314 2155 2189 1987 2223 1953 2290 1987 2324 1953 2324 1717 2290 1482 2223 1044 2155 539 2088 270 2021 0 Z N"/>
        </draw:custom-shape>
        <draw:custom-shape draw:name="Shape 641" draw:style-name="Mgr5" draw:text-style-name="MP9" draw:layer="layout" svg:width="0.099cm" svg:height="0.117cm" svg:x="6.426cm" svg:y="16.377cm">
          <text:p/>
          <draw:enhanced-geometry draw:mirror-horizontal="false" draw:mirror-vertical="false" drawooo:sub-view-size="540 641" svg:viewBox="0 0 13500 16025" draw:type="ooxml-non-primitive" draw:enhanced-path="M 0 1 L 0 270 34 506 34 539 68 539 34 573 34 607 169 640 303 607 438 573 505 539 539 506 539 472 539 438 404 438 303 472 135 539 169 506 135 304 337 304 371 270 404 236 404 169 371 135 303 135 202 169 169 169 101 203 68 1 Z N"/>
        </draw:custom-shape>
        <draw:custom-shape draw:name="Shape 642" draw:style-name="Mgr5" draw:text-style-name="MP9" draw:layer="layout" svg:width="0.434cm" svg:height="0.471cm" svg:x="5.742cm" svg:y="17.594cm">
          <text:p/>
          <draw:enhanced-geometry draw:mirror-horizontal="false" draw:mirror-vertical="false" drawooo:sub-view-size="2358 2560" svg:viewBox="0 0 58950 64000" draw:type="ooxml-non-primitive" draw:enhanced-path="M 1886 203 L 1954 573 2021 943 2088 1549 2189 2155 1987 2155 1819 2189 1449 2223 977 2290 742 2357 540 2425 405 1785 270 1179 203 809 102 438 1011 337 1886 203 Z M 1886 1 L 977 135 68 270 1 304 1 371 1 573 1 775 68 1213 203 1886 304 2223 405 2526 439 2559 506 2526 506 2559 742 2559 944 2526 1348 2458 1785 2391 2021 2357 2223 2324 2290 2324 2324 2290 2358 2256 2358 1987 2324 1650 2223 1044 2122 539 2088 304 1987 34 1954 34 1886 1 Z N"/>
        </draw:custom-shape>
        <draw:custom-shape draw:name="Shape 643" draw:style-name="Mgr5" draw:text-style-name="MP9" draw:layer="layout" svg:width="0.422cm" svg:height="0.465cm" svg:x="9.805cm" svg:y="16.532cm">
          <text:p/>
          <draw:enhanced-geometry draw:mirror-horizontal="false" draw:mirror-vertical="false" drawooo:sub-view-size="2291 2526" svg:viewBox="0 0 57275 63150" draw:type="ooxml-non-primitive" draw:enhanced-path="M 1954 202 L 1954 640 1987 1111 2055 1583 2156 2021 2156 2054 1752 2088 1348 2155 910 2189 506 2223 304 1347 136 404 607 404 1045 371 1954 202 Z M 1954 0 L 1011 135 573 202 102 303 68 303 35 371 1 371 1 404 35 943 102 1448 237 1987 371 2458 405 2526 472 2526 540 2492 540 2425 540 2357 944 2391 1381 2357 1785 2290 2156 2189 2189 2122 2189 2088 2257 2054 2290 2054 2290 1987 2257 1549 2189 1078 2122 606 2021 169 2055 101 2055 68 2021 34 1954 0 Z N"/>
        </draw:custom-shape>
        <draw:custom-shape draw:name="Shape 644" draw:style-name="Mgr5" draw:text-style-name="MP9" draw:layer="layout" svg:width="0.446cm" svg:height="0.515cm" svg:x="9.513cm" svg:y="17.017cm">
          <text:p/>
          <draw:enhanced-geometry draw:mirror-horizontal="false" draw:mirror-vertical="false" drawooo:sub-view-size="2425 2795" svg:viewBox="0 0 60625 69875" draw:type="ooxml-non-primitive" draw:enhanced-path="M 2021 1 L 2021 68 1751 102 1516 135 1010 270 775 304 236 304 135 337 34 405 0 472 34 506 909 506 1179 472 1448 371 1718 304 2021 270 2054 708 2122 1112 2189 1684 2223 1987 2290 2256 2256 2223 1718 2357 1179 2492 741 2593 539 2660 337 2761 573 2795 775 2761 1212 2627 1718 2526 2256 2391 2324 2391 2324 2357 2391 2391 2425 2357 2425 2088 2391 1819 2324 1280 2256 674 2189 371 2122 68 2122 34 2054 1 Z N"/>
        </draw:custom-shape>
        <draw:custom-shape draw:name="Shape 645" draw:style-name="Mgr5" draw:text-style-name="MP9" draw:layer="layout" svg:width="0.117cm" svg:height="0.13cm" svg:x="6.419cm" svg:y="17.222cm">
          <text:p/>
          <draw:enhanced-geometry draw:mirror-horizontal="false" draw:mirror-vertical="false" drawooo:sub-view-size="641 708" svg:viewBox="0 0 16025 17700" draw:type="ooxml-non-primitive" draw:enhanced-path="M 506 1 L 371 135 270 236 102 169 34 169 34 203 1 236 34 270 169 371 102 472 34 573 1 674 34 708 102 708 169 674 236 607 337 438 539 506 607 472 640 438 607 371 573 337 438 304 472 236 539 34 539 1 Z N"/>
        </draw:custom-shape>
        <draw:custom-shape draw:name="Shape 646" draw:style-name="Mgr5" draw:text-style-name="MP9" draw:layer="layout" svg:width="0.54cm" svg:height="0.496cm" svg:x="8.966cm" svg:y="17.085cm">
          <text:p/>
          <draw:enhanced-geometry draw:mirror-horizontal="false" draw:mirror-vertical="false" drawooo:sub-view-size="2930 2695" svg:viewBox="0 0 73250 67375" draw:type="ooxml-non-primitive" draw:enhanced-path="M 2526 1 L 2492 35 2492 304 2526 573 2627 1078 2694 1684 2795 2257 2189 2324 1617 2391 1044 2492 775 2560 607 2560 438 2593 438 2290 405 1987 304 1415 236 876 169 641 34 405 1 641 1 910 102 1449 203 2055 270 2358 371 2661 405 2694 438 2694 573 2627 640 2661 708 2694 910 2694 1314 2593 2088 2492 2829 2391 2862 2358 2896 2324 2930 2290 2930 2021 2896 1752 2829 1247 2761 607 2660 304 2559 1 Z N"/>
        </draw:custom-shape>
        <draw:custom-shape draw:name="Shape 647" draw:style-name="Mgr5" draw:text-style-name="MP9" draw:layer="layout" svg:width="2.217cm" svg:height="0.751cm" svg:x="6.749cm" svg:y="17.197cm">
          <text:p/>
          <draw:enhanced-geometry draw:mirror-horizontal="false" draw:mirror-vertical="false" drawooo:sub-view-size="12020 4075" svg:viewBox="0 0 300500 101875" draw:type="ooxml-non-primitive" draw:enhanced-path="M 11481 304 L 11515 573 11582 876 11784 2223 11717 2223 11414 2189 11111 2189 10505 2257 9899 2391 9293 2526 8586 2694 7845 2829 6397 3065 4949 3233 3502 3401 2054 3603 1313 3738 606 3873 573 3570 505 3300 371 2728 236 2223 67 1718 1515 1583 2963 1415 5858 1011 11481 304 Z M 11548 1 L 11515 68 5825 809 2929 1146 1482 1348 67 1583 0 1583 0 1617 0 1684 34 1954 67 2223 169 2762 303 3401 371 3738 472 4041 505 4075 573 4075 606 4041 606 4007 2020 3873 3434 3671 6229 3267 7575 3065 8249 2964 8922 2829 9629 2661 10303 2526 10639 2459 11010 2425 11750 2425 11784 2391 11818 2324 11952 2324 11986 2257 12020 2189 11818 1011 11784 641 11750 439 11683 270 11750 203 11750 136 11717 68 11616 68 11548 1 Z N"/>
        </draw:custom-shape>
        <draw:custom-shape draw:name="Shape 648" draw:style-name="Mgr5" draw:text-style-name="MP9" draw:layer="layout" svg:width="0.589cm" svg:height="0.515cm" svg:x="6.183cm" svg:y="17.507cm">
          <text:p/>
          <draw:enhanced-geometry draw:mirror-horizontal="false" draw:mirror-vertical="false" drawooo:sub-view-size="3199 2795" svg:viewBox="0 0 79975 69875" draw:type="ooxml-non-primitive" draw:enhanced-path="M 2795 0 L 2761 34 2761 135 2727 101 2424 68 2121 34 1785 34 1448 68 1111 101 808 169 202 371 101 303 68 337 34 371 0 438 34 472 101 472 135 943 236 1684 404 2694 438 2761 505 2795 573 2761 573 2694 438 1852 303 1010 303 775 270 539 842 371 1448 270 2391 270 2694 236 2727 236 2727 438 2761 606 2795 1010 2862 1684 2929 2020 3030 2323 2323 2323 1583 2391 1347 2424 1044 2458 808 2525 674 2593 606 2694 876 2694 1179 2660 1515 2626 1818 2593 2458 2559 2795 2525 3131 2458 3165 2424 3199 2391 3199 2290 3131 1987 3064 1650 2963 977 2929 505 2896 236 2828 34 2795 0 Z N"/>
        </draw:custom-shape>
        <draw:custom-shape draw:name="Shape 649" draw:style-name="Mgr5" draw:text-style-name="MP9" draw:layer="layout" svg:width="0.428cm" svg:height="0.409cm" svg:x="8.022cm" svg:y="15.936cm">
          <text:p/>
          <draw:enhanced-geometry draw:mirror-horizontal="false" draw:mirror-vertical="false" drawooo:sub-view-size="2324 2223" svg:viewBox="0 0 58100 55575" draw:type="ooxml-non-primitive" draw:enhanced-path="M 1919 202 L 1953 573 2020 943 2088 1381 2155 1818 1785 1818 1414 1886 943 1953 707 2020 471 2088 370 1616 269 1179 202 808 101 438 1010 337 1919 202 Z M 1886 0 L 976 101 67 270 34 303 0 371 0 573 34 775 101 1212 202 1684 269 1953 337 2189 404 2222 471 2189 875 2189 1279 2121 1751 2054 1987 2020 2189 1953 2222 1987 2256 1987 2290 1953 2323 1919 2323 1717 2290 1482 2222 1044 2121 539 2088 270 1987 34 1953 0 Z N"/>
        </draw:custom-shape>
        <draw:custom-shape draw:name="Shape 650" draw:style-name="Mgr5" draw:text-style-name="MP9" draw:layer="layout" svg:width="0.409cm" svg:height="0.409cm" svg:x="6.712cm" svg:y="16.134cm">
          <text:p/>
          <draw:enhanced-geometry draw:mirror-horizontal="false" draw:mirror-vertical="false" drawooo:sub-view-size="2223 2223" svg:viewBox="0 0 55575 55575" draw:type="ooxml-non-primitive" draw:enhanced-path="M 1818 1 L 1313 68 808 169 371 203 168 236 0 304 0 337 168 405 337 405 707 371 1246 304 1785 203 1751 405 1785 573 1852 943 1919 1381 1953 1617 2020 1852 1044 1953 674 1987 505 2054 371 2155 539 2223 707 2223 1078 2155 2121 2021 2189 2021 2222 1953 2222 1920 2189 1852 2155 1617 2121 1381 2054 910 1987 539 1953 337 1886 169 1919 102 1919 68 1886 34 1818 1 Z N"/>
        </draw:custom-shape>
        <draw:custom-shape draw:name="Shape 651" draw:style-name="Mgr5" draw:text-style-name="MP9" draw:layer="layout" svg:width="0.136cm" svg:height="0.117cm" svg:x="7.283cm" svg:y="16.228cm">
          <text:p/>
          <draw:enhanced-geometry draw:mirror-horizontal="false" draw:mirror-vertical="false" drawooo:sub-view-size="742 641" svg:viewBox="0 0 18550 16025" draw:type="ooxml-non-primitive" draw:enhanced-path="M 405 1 L 236 34 34 34 1 102 1 135 34 135 135 169 236 203 203 371 203 539 203 607 270 640 304 640 337 607 337 438 337 270 371 270 573 236 640 203 741 169 741 68 741 34 708 1 Z N"/>
        </draw:custom-shape>
        <draw:custom-shape draw:name="Shape 652" draw:style-name="Mgr5" draw:text-style-name="MP9" draw:layer="layout" svg:width="0.409cm" svg:height="0.422cm" svg:x="5.954cm" svg:y="16.681cm">
          <text:p/>
          <draw:enhanced-geometry draw:mirror-horizontal="false" draw:mirror-vertical="false" drawooo:sub-view-size="2223 2290" svg:viewBox="0 0 55575 57250" draw:type="ooxml-non-primitive" draw:enhanced-path="M 1920 169 L 1953 539 1987 943 2021 1415 2054 1886 2054 1886 1819 1852 1583 1886 1112 1953 741 2021 573 2054 371 2088 337 1650 236 1213 203 842 135 472 1044 337 1920 169 Z M 1920 0 L 1011 135 102 270 34 337 1 371 1 606 34 876 102 1381 135 1819 203 2054 270 2256 270 2290 371 2290 371 2256 607 2256 842 2223 1280 2122 1684 2088 1886 2054 2088 1987 2155 1987 2189 1920 2223 1650 2223 1415 2155 910 2122 505 2054 303 1987 101 1987 34 1920 0 Z N"/>
        </draw:custom-shape>
        <draw:custom-shape draw:name="Shape 653" draw:style-name="Mgr5" draw:text-style-name="MP9" draw:layer="layout" svg:width="0.08cm" svg:height="0.366cm" svg:x="6.693cm" svg:y="16.19cm">
          <text:p/>
          <draw:enhanced-geometry draw:mirror-horizontal="false" draw:mirror-vertical="false" drawooo:sub-view-size="438 1988" svg:viewBox="0 0 10950 49700" draw:type="ooxml-non-primitive" draw:enhanced-path="M 0 1 L 0 34 0 270 0 472 67 943 168 1448 236 1718 337 1953 370 1987 438 1987 438 1920 438 1684 370 1415 269 910 202 472 135 236 101 34 67 1 Z N"/>
        </draw:custom-shape>
        <draw:custom-shape draw:name="Shape 654" draw:style-name="Mgr5" draw:text-style-name="MP9" draw:layer="layout" svg:width="0.092cm" svg:height="0.117cm" svg:x="7.755cm" svg:y="16.159cm">
          <text:p/>
          <draw:enhanced-geometry draw:mirror-horizontal="false" draw:mirror-vertical="false" drawooo:sub-view-size="506 641" svg:viewBox="0 0 12650 16025" draw:type="ooxml-non-primitive" draw:enhanced-path="M 472 0 L 371 101 270 202 202 169 68 68 0 68 0 101 34 202 135 270 169 303 68 539 68 606 101 640 169 640 236 606 337 337 371 337 404 303 404 236 505 0 Z N"/>
        </draw:custom-shape>
        <draw:custom-shape draw:name="Shape 655" draw:style-name="Mgr5" draw:text-style-name="MP9" draw:layer="layout" svg:width="0.434cm" svg:height="0.409cm" svg:x="7.134cm" svg:y="16.073cm">
          <text:p/>
          <draw:enhanced-geometry draw:mirror-horizontal="false" draw:mirror-vertical="false" drawooo:sub-view-size="2358 2223" svg:viewBox="0 0 58950 55575" draw:type="ooxml-non-primitive" draw:enhanced-path="M 1650 0 L 1314 101 708 168 405 202 102 303 102 202 34 202 1 236 1 471 1 673 34 1145 135 1650 203 1919 304 2155 337 2222 371 2222 405 2188 438 2121 405 1885 337 1616 236 1111 203 741 135 370 539 370 943 303 1852 168 1886 202 1987 202 1987 471 2021 774 2155 1784 1751 1784 1347 1885 842 1919 607 1986 506 2054 438 2121 506 2188 842 2188 1246 2121 1718 2054 1987 2020 2189 1953 2256 1986 2290 1986 2357 1953 2357 1885 2189 875 2155 438 2122 236 2054 34 2021 34 1987 67 1987 34 1920 0 Z N"/>
        </draw:custom-shape>
        <draw:custom-shape draw:name="Shape 656" draw:style-name="Mgr5" draw:text-style-name="MP9" draw:layer="layout" svg:width="0.428cm" svg:height="0.465cm" svg:x="7.575cm" svg:y="15.985cm">
          <text:p/>
          <draw:enhanced-geometry draw:mirror-horizontal="false" draw:mirror-vertical="false" drawooo:sub-view-size="2324 2526" svg:viewBox="0 0 58100 63150" draw:type="ooxml-non-primitive" draw:enhanced-path="M 1953 203 L 1953 640 1986 1112 2054 1583 2155 2021 2188 2054 2155 2054 1751 2088 1347 2155 943 2189 505 2256 337 1347 168 438 606 405 1044 371 1953 203 Z M 1953 1 L 1044 169 572 203 101 304 67 337 67 371 34 371 0 438 34 943 101 1448 236 1987 370 2492 404 2526 471 2526 539 2492 539 2425 539 2357 943 2391 1380 2357 1784 2290 2188 2189 2222 2122 2188 2088 2289 2088 2289 2054 2323 1987 2289 1549 2222 1078 2121 607 2020 169 2054 102 2054 68 2020 34 1953 1 Z N"/>
        </draw:custom-shape>
        <draw:custom-shape draw:name="Shape 657" draw:style-name="Mgr5" draw:text-style-name="MP9" draw:layer="layout" svg:width="0.099cm" svg:height="0.13cm" svg:x="6.867cm" svg:y="16.29cm">
          <text:p/>
          <draw:enhanced-geometry draw:mirror-horizontal="false" draw:mirror-vertical="false" drawooo:sub-view-size="540 708" svg:viewBox="0 0 13500 17700" draw:type="ooxml-non-primitive" draw:enhanced-path="M 304 135 L 270 270 203 371 136 404 136 371 136 303 203 202 237 169 304 135 Z M 304 0 L 169 34 68 135 35 135 35 169 35 202 1 337 1 438 102 674 102 707 169 707 203 674 203 640 169 505 237 573 304 640 371 674 472 707 506 674 540 640 540 573 472 539 371 505 304 438 405 337 472 202 472 101 439 34 371 0 Z N"/>
        </draw:custom-shape>
        <draw:custom-shape draw:name="Shape 658" draw:style-name="Mgr5" draw:text-style-name="MP9" draw:layer="layout" svg:width="0.422cm" svg:height="0.409cm" svg:x="5.805cm" svg:y="17.147cm">
          <text:p/>
          <draw:enhanced-geometry draw:mirror-horizontal="false" draw:mirror-vertical="false" drawooo:sub-view-size="2291 2223" svg:viewBox="0 0 57275 55575" draw:type="ooxml-non-primitive" draw:enhanced-path="M 1886 203 L 1953 573 1987 943 2054 1381 2122 1819 1953 1819 1751 1852 1381 1886 910 1953 674 2021 472 2088 371 1617 270 1179 169 809 102 438 1011 337 1886 203 Z M 1886 1 L 977 102 68 270 1 304 1 371 1 573 1 775 68 1213 169 1684 236 1953 337 2189 405 2223 438 2189 876 2189 1280 2122 1718 2054 1953 2021 2189 1953 2223 1987 2256 1987 2290 1953 2290 1920 2290 1718 2256 1482 2189 1044 2122 539 2054 270 1987 34 1953 1 Z N"/>
        </draw:custom-shape>
        <draw:custom-shape draw:name="Shape 659" draw:style-name="Mgr5" draw:text-style-name="MP9" draw:layer="layout" svg:width="0.092cm" svg:height="0.136cm" svg:x="6.128cm" svg:y="16.849cm">
          <text:p/>
          <draw:enhanced-geometry draw:mirror-horizontal="false" draw:mirror-vertical="false" drawooo:sub-view-size="506 742" svg:viewBox="0 0 12650 18550" draw:type="ooxml-non-primitive" draw:enhanced-path="M 169 1 L 68 68 34 169 34 270 101 371 202 438 337 438 337 506 303 539 236 573 101 573 68 539 0 573 0 607 0 640 34 674 101 708 202 741 303 708 404 674 472 607 505 506 505 405 472 337 438 304 371 270 202 270 169 203 202 169 236 135 337 102 371 102 371 68 337 34 303 1 Z N"/>
        </draw:custom-shape>
        <draw:custom-shape draw:name="Shape 660" draw:style-name="Mgr5" draw:text-style-name="MP9" draw:layer="layout" svg:width="0.117cm" svg:height="0.167cm" svg:x="6.55cm" svg:y="16.762cm">
          <text:p/>
          <draw:enhanced-geometry draw:mirror-horizontal="false" draw:mirror-vertical="false" drawooo:sub-view-size="641 910" svg:viewBox="0 0 16025 22750" draw:type="ooxml-non-primitive" draw:enhanced-path="M 438 236 L 472 270 506 337 506 505 472 573 438 640 304 707 270 741 236 404 236 236 Z M 169 0 L 135 101 102 168 68 371 68 573 135 775 68 775 1 842 34 876 68 909 236 909 405 808 539 674 607 505 640 404 607 337 539 168 472 135 371 101 236 135 203 34 169 0 Z N"/>
        </draw:custom-shape>
        <draw:custom-shape draw:name="Shape 661" draw:style-name="Mgr5" draw:text-style-name="MP9" draw:layer="layout" svg:width="0.124cm" svg:height="0.136cm" svg:x="5.966cm" svg:y="17.296cm">
          <text:p/>
          <draw:enhanced-geometry draw:mirror-horizontal="false" draw:mirror-vertical="false" drawooo:sub-view-size="675 742" svg:viewBox="0 0 16875 18550" draw:type="ooxml-non-primitive" draw:enhanced-path="M 68 1 L 1 34 1 68 35 135 102 169 304 169 68 607 68 674 102 708 136 741 203 741 506 607 607 573 674 539 674 472 674 438 607 405 573 405 472 438 338 472 540 135 573 102 540 34 506 1 Z N"/>
        </draw:custom-shape>
        <draw:custom-shape draw:name="Shape 662" draw:style-name="Mgr5" draw:text-style-name="MP9" draw:layer="layout" svg:width="0.428cm" svg:height="0.446cm" svg:x="6.388cm" svg:y="16.607cm">
          <text:p/>
          <draw:enhanced-geometry draw:mirror-horizontal="false" draw:mirror-vertical="false" drawooo:sub-view-size="2324 2425" svg:viewBox="0 0 58100 60625" draw:type="ooxml-non-primitive" draw:enhanced-path="M 1919 135 L 2020 1044 2122 1987 1684 2054 1280 2122 876 2189 472 2290 472 2256 438 1819 371 1347 270 876 135 438 1044 337 1482 270 1919 135 Z M 1919 0 L 1482 68 1010 135 68 270 34 303 0 337 0 404 34 438 68 909 135 1381 236 1819 337 2290 337 2324 438 2324 472 2391 505 2425 909 2425 1313 2357 1751 2256 2122 2088 2122 2155 2155 2223 2223 2256 2290 2223 2324 2155 2290 1650 2256 1112 2189 606 2054 101 2020 68 1987 68 1987 34 1919 0 Z N"/>
        </draw:custom-shape>
        <draw:custom-shape draw:name="Shape 663" draw:style-name="Mgr5" draw:text-style-name="MP9" draw:layer="layout" svg:width="0.434cm" svg:height="0.422cm" svg:x="6.252cm" svg:y="17.073cm">
          <text:p/>
          <draw:enhanced-geometry draw:mirror-horizontal="false" draw:mirror-vertical="false" drawooo:sub-view-size="2358 2290" svg:viewBox="0 0 58950 57250" draw:type="ooxml-non-primitive" draw:enhanced-path="M 1953 304 L 1987 607 2054 943 2088 1381 2122 1583 2189 1819 1280 1920 842 1987 405 2122 337 1684 270 1246 236 809 169 573 102 371 102 371 270 405 472 405 842 371 1415 337 1953 304 Z M 1987 1 L 1953 34 1953 102 1448 135 943 169 506 203 304 236 203 304 102 371 68 371 34 506 1 640 34 977 102 1583 135 1785 169 1987 169 2088 236 2189 304 2256 371 2290 438 2290 438 2256 438 2223 876 2223 1314 2155 2189 1987 2290 1987 2324 1953 2357 1718 2324 1516 2223 1078 2155 539 2122 270 2054 34 2021 1 Z N"/>
        </draw:custom-shape>
      </draw:g>
      <draw:frame draw:name="Shape 664" presentation:style-name="Quote-outline1" draw:layer="backgroundobjects" svg:width="15.219cm" svg:height="3.036cm" svg:x="5.09cm" svg:y="7.372cm" presentation:class="outline" presentation:placeholder="true" presentation:user-transformed="true">
        <draw:text-box/>
      </draw:frame>
      <draw:frame presentation:style-name="Quote-title" draw:layer="backgroundobjects" svg:width="22.859cm" svg:height="3.18cm" svg:x="1.27cm" svg:y="0.76cm" presentation:class="title" presentation:placeholder="true">
        <draw:text-box/>
      </draw:frame>
      <presentation:notes style:page-layout-name="PM2">
        <draw:page-thumbnail presentation:style-name="Quote-title" draw:layer="backgroundobjects" svg:width="12.699cm" svg:height="9.524cm" svg:x="3.175cm" svg:y="1.93cm" presentation:class="page"/>
        <draw:frame presentation:style-name="Quot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_2b__20_1_20_column" style:display-name="Title + 1 column" style:page-layout-name="PM1" draw:style-name="Mdp2">
      <draw:g draw:name="Shape 666">
        <draw:custom-shape draw:name="Shape 667" draw:style-name="Mgr4" draw:text-style-name="MP7" draw:layer="layout" svg:width="0.415cm" svg:height="0.036cm" svg:x="22.643cm" svg:y="0.379cm">
          <text:p/>
          <draw:enhanced-geometry draw:mirror-horizontal="false" draw:mirror-vertical="false" drawooo:sub-view-size="2257 203" svg:viewBox="0 0 56425 5075" draw:type="ooxml-non-primitive" draw:enhanced-path="M 304 0 L 34 68 1 101 34 135 270 202 1920 202 2189 169 2223 135 2256 101 2223 68 2189 34 1953 0 Z N"/>
        </draw:custom-shape>
        <draw:custom-shape draw:name="Shape 668" draw:style-name="Mgr4" draw:text-style-name="MP7" draw:layer="layout" svg:width="0.148cm" svg:height="0.13cm" svg:x="3.945cm" svg:y="0.653cm">
          <text:p/>
          <draw:enhanced-geometry draw:mirror-horizontal="false" draw:mirror-vertical="false" drawooo:sub-view-size="809 708" svg:viewBox="0 0 20225 17700" draw:type="ooxml-non-primitive" draw:enhanced-path="M 641 1 L 573 35 573 102 607 237 573 371 540 439 472 472 338 506 270 506 237 472 203 405 169 371 169 304 203 270 237 169 237 102 102 102 35 169 1 270 1 371 1 472 68 573 169 641 270 674 405 708 506 674 641 607 708 506 775 405 809 270 809 136 742 35 674 1 Z N"/>
        </draw:custom-shape>
        <draw:custom-shape draw:name="Shape 669" draw:style-name="Mgr4" draw:text-style-name="MP7" draw:layer="layout" svg:width="0.465cm" svg:height="0.44cm" svg:x="3.784cm" svg:y="0.479cm">
          <text:p/>
          <draw:enhanced-geometry draw:mirror-horizontal="false" draw:mirror-vertical="false" drawooo:sub-view-size="2526 2391" svg:viewBox="0 0 63150 59775" draw:type="ooxml-non-primitive" draw:enhanced-path="M 2256 236 L 2256 674 2290 1078 2290 1616 2324 2121 2088 2088 1886 2088 1448 2121 910 2121 640 2155 371 2222 304 1684 236 1145 203 707 169 270 1213 270 2256 236 Z M 2256 0 L 1179 34 674 34 135 101 68 135 68 202 1 438 1 674 34 1145 102 1751 135 2020 203 2323 236 2357 371 2357 607 2391 842 2391 1314 2357 2088 2357 2357 2290 2391 2323 2458 2323 2492 2256 2526 2020 2526 1751 2492 1246 2458 640 2425 371 2357 68 2324 34 2290 0 Z N"/>
        </draw:custom-shape>
        <draw:custom-shape draw:name="Shape 670" draw:style-name="Mgr4" draw:text-style-name="MP7" draw:layer="layout" svg:width="0.136cm" svg:height="0.142cm" svg:x="4.982cm" svg:y="0.609cm">
          <text:p/>
          <draw:enhanced-geometry draw:mirror-horizontal="false" draw:mirror-vertical="false" drawooo:sub-view-size="742 775" svg:viewBox="0 0 18550 19375" draw:type="ooxml-non-primitive" draw:enhanced-path="M 304 169 L 337 202 371 236 506 236 539 404 506 472 472 539 438 573 371 606 304 573 236 539 203 472 169 404 203 270 304 169 Z M 304 0 L 169 68 68 169 0 303 0 438 34 573 101 707 236 775 506 775 607 707 708 573 741 404 708 236 674 101 607 68 573 34 438 0 Z N"/>
        </draw:custom-shape>
        <draw:custom-shape draw:name="Shape 671" draw:style-name="Mgr4" draw:text-style-name="MP7" draw:layer="layout" svg:width="0.061cm" svg:height="0.422cm" svg:x="4.007cm" svg:y="0cm">
          <text:p/>
          <draw:enhanced-geometry draw:mirror-horizontal="false" draw:mirror-vertical="false" drawooo:sub-view-size="338 2291" svg:viewBox="0 0 8450 57275" draw:type="ooxml-non-primitive" draw:enhanced-path="M 34 1 L 1 270 1 506 34 1044 68 1650 102 1953 169 2223 203 2290 270 2290 304 2256 304 2223 337 1920 304 1617 236 1011 203 506 203 236 135 1 Z N"/>
        </draw:custom-shape>
        <draw:custom-shape draw:name="Shape 672" draw:style-name="Mgr4" draw:text-style-name="MP7" draw:layer="layout" svg:width="0.459cm" svg:height="0.409cm" svg:x="5.038cm" svg:y="0cm">
          <text:p/>
          <draw:enhanced-geometry draw:mirror-horizontal="false" draw:mirror-vertical="false" drawooo:sub-view-size="2492 2223" svg:viewBox="0 0 62300 55575" draw:type="ooxml-non-primitive" draw:enhanced-path="M 1 1 L 1 539 34 1078 102 1617 203 2155 236 2223 304 2223 371 2189 405 2122 405 2054 876 2122 1347 2155 1852 2122 2088 2088 2290 2054 2357 1987 2357 1920 2425 1920 2458 1886 2458 1852 2492 943 2425 1 2256 1 2223 472 2223 943 2256 1415 2290 1852 2324 1886 2290 1886 2054 1852 1819 1886 371 1886 270 943 203 1 Z N"/>
        </draw:custom-shape>
        <draw:custom-shape draw:name="Shape 673" draw:style-name="Mgr4" draw:text-style-name="MP7" draw:layer="layout" svg:width="0.459cm" svg:height="0.086cm" svg:x="0.392cm" svg:y="0cm">
          <text:p/>
          <draw:enhanced-geometry draw:mirror-horizontal="false" draw:mirror-vertical="false" drawooo:sub-view-size="2493 473" svg:viewBox="0 0 62325 11825" draw:type="ooxml-non-primitive" draw:enhanced-path="M 1 1 L 34 337 68 405 169 405 203 371 439 438 674 472 1213 472 1752 405 2257 304 2257 337 2324 405 2391 438 2459 405 2492 371 2492 304 2425 1 2223 1 2257 135 1179 236 708 270 439 270 203 304 169 1 Z N"/>
        </draw:custom-shape>
        <draw:custom-shape draw:name="Shape 674" draw:style-name="Mgr4" draw:text-style-name="MP7" draw:layer="layout" svg:width="0.428cm" svg:height="0.44cm" svg:x="4.858cm" svg:y="0.441cm">
          <text:p/>
          <draw:enhanced-geometry draw:mirror-horizontal="false" draw:mirror-vertical="false" drawooo:sub-view-size="2324 2391" svg:viewBox="0 0 58100 59775" draw:type="ooxml-non-primitive" draw:enhanced-path="M 1515 0 L 909 34 202 34 0 101 0 135 67 202 168 236 370 270 1414 270 2020 202 2020 202 1987 438 2020 640 2054 1078 2054 1583 2088 1852 2121 2121 977 2155 539 2121 370 2155 269 2222 202 2256 202 2290 269 2323 370 2357 572 2391 1583 2391 2222 2357 2290 2323 2323 2290 2323 2222 2290 2155 2323 1886 2290 1616 2256 1044 2256 606 2222 404 2189 202 2222 135 2222 67 2189 34 2121 0 Z N"/>
        </draw:custom-shape>
        <draw:custom-shape draw:name="Shape 675" draw:style-name="Mgr4" draw:text-style-name="MP7" draw:layer="layout" svg:width="0.111cm" svg:height="0.123cm" svg:x="4.728cm" svg:y="0.193cm">
          <text:p/>
          <draw:enhanced-geometry draw:mirror-horizontal="false" draw:mirror-vertical="false" drawooo:sub-view-size="607 674" svg:viewBox="0 0 15175 16850" draw:type="ooxml-non-primitive" draw:enhanced-path="M 202 0 L 101 34 34 101 0 202 0 270 34 337 101 371 202 404 438 404 438 472 404 573 438 640 471 674 505 674 572 573 606 472 606 270 606 202 539 169 505 202 337 270 168 270 135 236 168 169 202 135 505 135 505 169 572 169 606 135 539 68 471 34 303 0 Z N"/>
        </draw:custom-shape>
        <draw:custom-shape draw:name="Shape 676" draw:style-name="Mgr4" draw:text-style-name="MP7" draw:layer="layout" svg:width="0.428cm" svg:height="0.415cm" svg:x="4.038cm" svg:y="0cm">
          <text:p/>
          <draw:enhanced-geometry draw:mirror-horizontal="false" draw:mirror-vertical="false" drawooo:sub-view-size="2325 2257" svg:viewBox="0 0 58125 56425" draw:type="ooxml-non-primitive" draw:enhanced-path="M 1 1 L 169 102 371 135 775 135 1415 102 2021 68 2021 68 1987 270 2021 506 2055 910 2055 1448 2088 1718 2122 1987 573 1987 371 2021 270 2054 203 2122 270 2189 371 2223 573 2256 977 2223 2223 2223 2290 2189 2324 2122 2324 2088 2290 2021 2324 1751 2290 1448 2257 910 2257 472 2223 236 2189 34 2223 1 Z N"/>
        </draw:custom-shape>
        <draw:custom-shape draw:name="Shape 677" draw:style-name="Mgr4" draw:text-style-name="MP7" draw:layer="layout" svg:width="0.061cm" svg:height="0.384cm" svg:x="4.517cm" svg:y="0cm">
          <text:p/>
          <draw:enhanced-geometry draw:mirror-horizontal="false" draw:mirror-vertical="false" drawooo:sub-view-size="338 2089" svg:viewBox="0 0 8450 52225" draw:type="ooxml-non-primitive" draw:enhanced-path="M 34 1 L 0 405 0 809 34 1448 101 1751 169 2021 202 2088 270 2088 303 2054 337 1987 337 1718 303 1415 236 809 236 405 202 1 Z N"/>
        </draw:custom-shape>
        <draw:custom-shape draw:name="Shape 678" draw:style-name="Mgr4" draw:text-style-name="MP7" draw:layer="layout" svg:width="0.459cm" svg:height="0.347cm" svg:x="5.56cm" svg:y="0cm">
          <text:p/>
          <draw:enhanced-geometry draw:mirror-horizontal="false" draw:mirror-vertical="false" drawooo:sub-view-size="2493 1887" svg:viewBox="0 0 62325 47175" draw:type="ooxml-non-primitive" draw:enhanced-path="M 1 1 L 1 304 1 640 68 1213 102 1516 203 1785 203 1819 236 1852 304 1819 337 1852 573 1886 809 1852 1280 1852 1819 1819 2054 1819 2324 1785 2357 1819 2391 1819 2458 1785 2458 1751 2492 1516 2492 1246 2458 741 2425 1 2223 1 2256 573 2256 1078 2290 1617 2088 1583 1852 1583 1415 1617 876 1617 607 1650 337 1718 304 1179 236 640 169 1 Z N"/>
        </draw:custom-shape>
        <draw:custom-shape draw:name="Shape 679" draw:style-name="Mgr4" draw:text-style-name="MP7" draw:layer="layout" svg:width="0.465cm" svg:height="0.434cm" svg:x="2.964cm" svg:y="0.013cm">
          <text:p/>
          <draw:enhanced-geometry draw:mirror-horizontal="false" draw:mirror-vertical="false" drawooo:sub-view-size="2526 2357" svg:viewBox="0 0 63150 58925" draw:type="ooxml-non-primitive" draw:enhanced-path="M 2256 202 L 2256 640 2290 1077 2290 1582 2323 2121 2088 2087 1886 2087 1448 2121 909 2121 640 2155 371 2222 337 1683 236 1145 202 707 169 269 1212 269 2256 202 Z M 1179 0 L 674 34 135 67 68 101 68 168 34 438 0 673 34 1145 101 1717 135 2020 202 2289 236 2323 270 2357 337 2323 371 2357 1313 2357 1818 2323 2088 2323 2357 2289 2391 2323 2424 2323 2458 2289 2492 2256 2525 2020 2525 1751 2492 1246 2458 640 2424 337 2357 67 2323 34 2290 0 Z N"/>
        </draw:custom-shape>
        <draw:custom-shape draw:name="Shape 680" draw:style-name="Mgr4" draw:text-style-name="MP7" draw:layer="layout" svg:width="0.08cm" svg:height="0.13cm" svg:x="3.678cm" svg:y="0.236cm">
          <text:p/>
          <draw:enhanced-geometry draw:mirror-horizontal="false" draw:mirror-vertical="false" drawooo:sub-view-size="438 708" svg:viewBox="0 0 10950 17700" draw:type="ooxml-non-primitive" draw:enhanced-path="M 303 0 L 169 34 34 101 0 135 0 168 0 202 270 202 236 404 169 572 135 640 202 707 270 707 337 673 404 539 438 370 438 236 438 67 371 0 Z N"/>
        </draw:custom-shape>
        <draw:custom-shape draw:name="Shape 681" draw:style-name="Mgr4" draw:text-style-name="MP7" draw:layer="layout" svg:width="0.105cm" svg:height="0.13cm" svg:x="3.162cm" svg:y="0.261cm">
          <text:p/>
          <draw:enhanced-geometry draw:mirror-horizontal="false" draw:mirror-vertical="false" drawooo:sub-view-size="574 708" svg:viewBox="0 0 14350 17700" draw:type="ooxml-non-primitive" draw:enhanced-path="M 337 1 L 270 34 169 68 68 203 34 270 1 371 1 438 34 539 135 640 270 708 371 708 438 640 573 506 573 472 573 405 539 371 135 371 169 270 236 203 304 135 371 1 Z N"/>
        </draw:custom-shape>
        <draw:custom-shape draw:name="Shape 682" draw:style-name="Mgr4" draw:text-style-name="MP7" draw:layer="layout" svg:width="0.074cm" svg:height="0.001cm" svg:x="2.075cm" svg:y="0cm">
          <text:p/>
          <draw:enhanced-geometry draw:mirror-horizontal="false" draw:mirror-vertical="false" drawooo:sub-view-size="405 1" svg:viewBox="0 0 10125 25" draw:type="ooxml-non-primitive" draw:enhanced-path="M 405 1 L 1 1 1 1 405 1 405 1 Z N"/>
        </draw:custom-shape>
        <draw:custom-shape draw:name="Shape 683" draw:style-name="Mgr4" draw:text-style-name="MP7" draw:layer="layout" svg:width="1.447cm" svg:height="2.223cm" svg:x="0cm" svg:y="4.752cm">
          <text:p/>
          <draw:enhanced-geometry draw:mirror-horizontal="false" draw:mirror-vertical="false" drawooo:sub-view-size="7846 12054" svg:viewBox="0 0 196150 301350" draw:type="ooxml-non-primitive" draw:enhanced-path="M 1 1 L 1 203 405 304 842 371 1953 438 3065 539 4209 640 5354 809 6499 977 7643 1179 7542 1684 7441 2223 7340 3334 6903 6431 6532 9091 6128 11751 6095 11751 5691 11650 5320 11583 4546 11482 2964 11381 2593 11313 2223 11280 1482 11111 741 10943 371 10876 1 10842 1 11111 607 11212 1246 11347 1852 11482 2458 11583 3368 11650 4243 11717 5152 11818 5590 11886 6027 12020 6095 11987 6162 12054 6229 12054 6263 12020 6297 11987 6734 9226 7138 6499 7475 3839 7677 2492 7778 1819 7778 1146 7812 1112 7845 1078 7812 1011 7778 977 7778 944 7744 910 7711 910 7711 944 7677 977 6734 775 5792 640 3873 405 2896 304 1920 270 943 169 472 102 1 1 Z N"/>
        </draw:custom-shape>
        <draw:custom-shape draw:name="Shape 684" draw:style-name="Mgr4" draw:text-style-name="MP7" draw:layer="layout" svg:width="0.055cm" svg:height="0.434cm" svg:x="1.417cm" svg:y="0.093cm">
          <text:p/>
          <draw:enhanced-geometry draw:mirror-horizontal="false" draw:mirror-vertical="false" drawooo:sub-view-size="304 2358" svg:viewBox="0 0 7600 58950" draw:type="ooxml-non-primitive" draw:enhanced-path="M 67 1 L 34 34 34 68 0 304 0 573 0 1078 34 1718 101 2021 168 2290 202 2358 236 2358 303 2324 303 2290 303 1987 303 1684 236 1078 202 573 168 304 135 34 101 34 67 1 Z N"/>
        </draw:custom-shape>
        <draw:custom-shape draw:name="Shape 685" draw:style-name="Mgr4" draw:text-style-name="MP7" draw:layer="layout" svg:width="0.092cm" svg:height="0.142cm" svg:x="4.212cm" svg:y="0.218cm">
          <text:p/>
          <draw:enhanced-geometry draw:mirror-horizontal="false" draw:mirror-vertical="false" drawooo:sub-view-size="506 775" svg:viewBox="0 0 12650 19375" draw:type="ooxml-non-primitive" draw:enhanced-path="M 270 168 L 304 202 337 269 304 370 236 303 203 236 203 202 236 168 Z M 203 0 L 102 67 34 135 1 236 34 337 102 404 169 471 68 539 34 606 68 673 135 741 203 774 304 774 371 741 438 707 506 640 506 572 438 471 472 471 472 438 472 404 438 337 472 269 472 168 472 101 371 34 304 0 Z N"/>
        </draw:custom-shape>
        <draw:custom-shape draw:name="Shape 686" draw:style-name="Mgr4" draw:text-style-name="MP7" draw:layer="layout" svg:width="0.415cm" svg:height="0.03cm" svg:x="1.516cm" svg:y="0cm">
          <text:p/>
          <draw:enhanced-geometry draw:mirror-horizontal="false" draw:mirror-vertical="false" drawooo:sub-view-size="2257 170" svg:viewBox="0 0 56425 4250" draw:type="ooxml-non-primitive" draw:enhanced-path="M 304 1 L 1 68 1 102 236 135 472 169 977 135 1549 135 2021 102 2054 135 2122 169 2189 135 2223 68 2256 34 2256 1 Z N"/>
        </draw:custom-shape>
        <draw:custom-shape draw:name="Shape 687" draw:style-name="Mgr4" draw:text-style-name="MP7" draw:layer="layout" svg:width="0.459cm" svg:height="0.496cm" svg:x="2.448cm" svg:y="0.019cm">
          <text:p/>
          <draw:enhanced-geometry draw:mirror-horizontal="false" draw:mirror-vertical="false" drawooo:sub-view-size="2493 2695" svg:viewBox="0 0 62325 67375" draw:type="ooxml-non-primitive" draw:enhanced-path="M 2290 203 L 2223 741 2223 1280 2223 1819 2290 2324 2290 2357 2055 2324 1819 2357 371 2357 270 1314 203 236 203 236 708 270 1247 270 2290 203 Z M 2324 1 L 1785 34 1213 34 674 68 169 102 102 102 68 169 35 169 35 236 1 809 1 1415 68 2021 169 2627 237 2694 304 2694 371 2661 405 2593 405 2492 843 2593 1348 2627 1853 2593 2055 2560 2290 2492 2324 2458 2324 2391 2425 2391 2459 2357 2459 2324 2492 1785 2459 1246 2425 708 2391 169 2425 135 2391 68 2358 1 Z N"/>
        </draw:custom-shape>
        <draw:custom-shape draw:name="Shape 688" draw:style-name="Mgr4" draw:text-style-name="MP7" draw:layer="layout" svg:width="0.13cm" svg:height="0.192cm" svg:x="1.603cm" svg:y="0.28cm">
          <text:p/>
          <draw:enhanced-geometry draw:mirror-horizontal="false" draw:mirror-vertical="false" drawooo:sub-view-size="708 1045" svg:viewBox="0 0 17700 26125" draw:type="ooxml-non-primitive" draw:enhanced-path="M 269 1 L 202 68 101 102 0 203 0 236 0 304 34 337 101 304 202 236 303 169 337 169 404 203 404 236 438 270 370 371 236 506 168 640 168 708 168 741 236 775 269 775 337 741 471 741 438 842 404 876 202 876 168 910 168 977 236 1011 337 1044 505 1011 606 977 673 943 707 876 707 775 673 674 606 607 539 573 438 539 505 472 572 371 606 236 572 102 505 68 438 34 370 1 Z N"/>
        </draw:custom-shape>
        <draw:custom-shape draw:name="Shape 689" draw:style-name="Mgr4" draw:text-style-name="MP7" draw:layer="layout" svg:width="0.428cm" svg:height="0.446cm" svg:x="1.448cm" svg:y="0.075cm">
          <text:p/>
          <draw:enhanced-geometry draw:mirror-horizontal="false" draw:mirror-vertical="false" drawooo:sub-view-size="2324 2425" svg:viewBox="0 0 58100 60625" draw:type="ooxml-non-primitive" draw:enhanced-path="M 2121 1 L 1515 34 909 68 438 34 202 68 0 135 68 203 169 236 337 304 775 304 1381 270 2020 236 1987 438 1987 674 2020 1078 2054 1617 2054 1886 2088 2155 539 2155 371 2189 270 2223 169 2290 202 2290 270 2358 371 2391 573 2425 977 2391 2222 2391 2290 2358 2323 2290 2323 2223 2290 2189 2290 1920 2290 1617 2256 1078 2256 640 2222 405 2189 203 2222 169 2222 102 2189 34 2121 1 Z N"/>
        </draw:custom-shape>
        <draw:custom-shape draw:name="Shape 690" draw:style-name="Mgr4" draw:text-style-name="MP7" draw:layer="layout" svg:width="0.03cm" svg:height="0.005cm" svg:x="2.001cm" svg:y="0cm">
          <text:p/>
          <draw:enhanced-geometry draw:mirror-horizontal="false" draw:mirror-vertical="false" drawooo:sub-view-size="170 35" svg:viewBox="0 0 4250 875" draw:type="ooxml-non-primitive" draw:enhanced-path="M 1 1 L 35 34 136 34 169 1 Z N"/>
        </draw:custom-shape>
        <draw:custom-shape draw:name="Shape 691" draw:style-name="Mgr4" draw:text-style-name="MP7" draw:layer="layout" svg:width="0.459cm" svg:height="0.496cm" svg:x="3.268cm" svg:y="0.485cm">
          <text:p/>
          <draw:enhanced-geometry draw:mirror-horizontal="false" draw:mirror-vertical="false" drawooo:sub-view-size="2492 2695" svg:viewBox="0 0 62300 67375" draw:type="ooxml-non-primitive" draw:enhanced-path="M 2290 237 L 2222 742 2189 1280 2222 1819 2290 2324 2290 2358 1818 2358 1347 2391 370 2391 269 1314 202 270 202 270 707 304 1246 304 2290 237 Z M 2323 1 L 1785 35 1212 68 673 68 135 102 101 136 67 169 34 203 34 237 0 843 0 1449 67 2055 168 2627 236 2694 303 2694 370 2661 404 2593 404 2526 842 2593 1347 2627 1852 2627 2054 2560 2290 2526 2323 2459 2323 2391 2357 2425 2424 2425 2458 2391 2458 2324 2492 1819 2458 1280 2424 708 2391 203 2391 136 2391 68 2357 35 2323 1 Z N"/>
        </draw:custom-shape>
        <draw:custom-shape draw:name="Shape 692" draw:style-name="Mgr4" draw:text-style-name="MP7" draw:layer="layout" svg:width="0.049cm" svg:height="0.428cm" svg:x="3.28cm" svg:y="1.025cm">
          <text:p/>
          <draw:enhanced-geometry draw:mirror-horizontal="false" draw:mirror-vertical="false" drawooo:sub-view-size="270 2325" svg:viewBox="0 0 6750 58125" draw:type="ooxml-non-primitive" draw:enhanced-path="M 68 1 L 34 35 0 304 0 540 34 1078 0 1684 0 1987 34 2257 68 2324 169 2324 169 2290 236 1987 270 1684 236 1078 236 540 202 270 135 35 101 1 Z N"/>
        </draw:custom-shape>
        <draw:custom-shape draw:name="Shape 693" draw:style-name="Mgr4" draw:text-style-name="MP7" draw:layer="layout" svg:width="0.111cm" svg:height="0.13cm" svg:x="3.46cm" svg:y="0.671cm">
          <text:p/>
          <draw:enhanced-geometry draw:mirror-horizontal="false" draw:mirror-vertical="false" drawooo:sub-view-size="607 708" svg:viewBox="0 0 15175 17700" draw:type="ooxml-non-primitive" draw:enhanced-path="M 573 1 L 439 102 304 203 237 169 169 102 68 35 1 35 1 68 34 169 135 304 169 338 34 573 34 641 68 708 169 708 203 674 371 371 439 371 472 338 439 270 607 1 Z N"/>
        </draw:custom-shape>
        <draw:custom-shape draw:name="Shape 694" draw:style-name="Mgr4" draw:text-style-name="MP7" draw:layer="layout" svg:width="0.471cm" svg:height="0.434cm" svg:x="3.485cm" svg:y="0cm">
          <text:p/>
          <draw:enhanced-geometry draw:mirror-horizontal="false" draw:mirror-vertical="false" drawooo:sub-view-size="2560 2358" svg:viewBox="0 0 64000 58950" draw:type="ooxml-non-primitive" draw:enhanced-path="M 169 102 L 371 169 573 203 1011 203 1650 236 2324 236 2324 607 2324 1011 2324 1516 2357 1751 2391 2021 1347 2021 809 2054 539 2088 304 2155 270 1650 236 1145 270 607 236 337 203 236 169 102 Z M 371 1 L 270 34 169 102 135 102 68 270 34 405 0 775 34 1516 34 1718 34 1987 68 2088 102 2223 169 2290 270 2357 304 2324 337 2290 573 2324 1347 2324 2391 2223 2526 2223 2526 2189 2559 1953 2559 1684 2526 1179 2526 573 2492 304 2458 1 2357 1 2324 34 1819 1 Z N"/>
        </draw:custom-shape>
        <draw:custom-shape draw:name="Shape 695" draw:style-name="Mgr4" draw:text-style-name="MP7" draw:layer="layout" svg:width="0.111cm" svg:height="0.13cm" svg:x="5.231cm" svg:y="0.181cm">
          <text:p/>
          <draw:enhanced-geometry draw:mirror-horizontal="false" draw:mirror-vertical="false" drawooo:sub-view-size="607 708" svg:viewBox="0 0 15175 17700" draw:type="ooxml-non-primitive" draw:enhanced-path="M 371 370 L 371 438 337 471 270 505 169 505 202 438 236 404 337 370 Z M 371 0 L 236 34 202 67 169 135 169 168 169 236 202 236 135 269 34 337 0 471 0 572 34 673 135 707 371 707 472 640 573 505 606 370 606 236 573 101 539 34 472 0 Z N"/>
        </draw:custom-shape>
        <draw:custom-shape draw:name="Shape 696" draw:style-name="Mgr4" draw:text-style-name="MP7" draw:layer="layout" svg:width="0.105cm" svg:height="0.154cm" svg:x="2.423cm" svg:y="0.702cm">
          <text:p/>
          <draw:enhanced-geometry draw:mirror-horizontal="false" draw:mirror-vertical="false" drawooo:sub-view-size="573 842" svg:viewBox="0 0 14325 21050" draw:type="ooxml-non-primitive" draw:enhanced-path="M 371 202 L 337 337 270 371 202 404 169 472 169 438 169 371 202 303 236 236 303 202 Z M 371 0 L 236 68 101 135 68 169 34 169 34 236 0 371 0 505 68 775 68 808 135 808 169 775 169 741 169 606 236 674 303 775 371 808 472 842 539 842 573 775 573 741 505 674 404 640 337 539 472 438 539 270 573 169 539 101 472 34 371 0 Z N"/>
        </draw:custom-shape>
        <draw:custom-shape draw:name="Shape 697" draw:style-name="Mgr4" draw:text-style-name="MP7" draw:layer="layout" svg:width="0.434cm" svg:height="0.44cm" svg:x="2.262cm" svg:y="0.547cm">
          <text:p/>
          <draw:enhanced-geometry draw:mirror-horizontal="false" draw:mirror-vertical="false" drawooo:sub-view-size="2358 2391" svg:viewBox="0 0 58950 59775" draw:type="ooxml-non-primitive" draw:enhanced-path="M 1550 1 L 944 34 237 34 35 102 1 135 102 203 203 236 371 270 1415 270 2055 203 2021 438 2021 640 2055 1078 2088 1583 2088 1852 2122 2122 977 2155 573 2122 371 2155 304 2223 203 2256 203 2290 304 2324 405 2357 573 2391 1617 2391 2257 2357 2324 2324 2358 2290 2358 2223 2324 2155 2324 1886 2324 1617 2290 1044 2290 607 2257 405 2223 169 2257 135 2257 68 2223 34 2156 1 Z N"/>
        </draw:custom-shape>
        <draw:custom-shape draw:name="Shape 698" draw:style-name="Mgr4" draw:text-style-name="MP7" draw:layer="layout" svg:width="0.154cm" svg:height="0.136cm" svg:x="2.914cm" svg:y="0.69cm">
          <text:p/>
          <draw:enhanced-geometry draw:mirror-horizontal="false" draw:mirror-vertical="false" drawooo:sub-view-size="842 742" svg:viewBox="0 0 21050 18550" draw:type="ooxml-non-primitive" draw:enhanced-path="M 34 1 L 0 35 0 68 0 102 34 102 135 169 236 203 168 405 135 607 168 674 236 708 269 742 303 674 337 506 370 304 606 304 741 270 808 203 842 169 842 136 842 68 808 35 741 1 Z N"/>
        </draw:custom-shape>
        <draw:custom-shape draw:name="Shape 699" draw:style-name="Mgr4" draw:text-style-name="MP7" draw:layer="layout" svg:width="0.13cm" svg:height="0.179cm" svg:x="2.628cm" svg:y="0.267cm">
          <text:p/>
          <draw:enhanced-geometry draw:mirror-horizontal="false" draw:mirror-vertical="false" drawooo:sub-view-size="708 977" svg:viewBox="0 0 17700 24425" draw:type="ooxml-non-primitive" draw:enhanced-path="M 505 0 L 371 34 68 135 34 202 34 236 135 539 202 606 270 573 404 539 505 539 573 606 539 640 438 674 236 707 101 741 34 808 0 876 0 909 34 943 68 977 101 943 169 909 270 876 438 876 573 808 640 775 707 707 707 640 707 539 674 472 606 404 539 371 438 371 270 404 236 270 472 169 674 101 674 34 674 0 Z N"/>
        </draw:custom-shape>
        <draw:custom-shape draw:name="Shape 700" draw:style-name="Mgr4" draw:text-style-name="MP7" draw:layer="layout" svg:width="1.627cm" svg:height="0.254cm" svg:x="0cm" svg:y="4.566cm">
          <text:p/>
          <draw:enhanced-geometry draw:mirror-horizontal="false" draw:mirror-vertical="false" drawooo:sub-view-size="8822 1382" svg:viewBox="0 0 220550 34550" draw:type="ooxml-non-primitive" draw:enhanced-path="M 1 1 L 1 270 1078 472 2155 607 3233 708 4344 775 5421 876 6499 977 7576 1145 8115 1246 8653 1381 8754 1381 8822 1280 8788 1179 8754 1145 8721 1112 8182 1011 7643 876 6566 741 5455 607 4378 539 3267 438 2155 337 1078 203 539 102 1 1 Z N"/>
        </draw:custom-shape>
        <draw:custom-shape draw:name="Shape 701" draw:style-name="Mgr4" draw:text-style-name="MP7" draw:layer="layout" svg:width="0.471cm" svg:height="0.446cm" svg:x="2.746cm" svg:y="0.522cm">
          <text:p/>
          <draw:enhanced-geometry draw:mirror-horizontal="false" draw:mirror-vertical="false" drawooo:sub-view-size="2559 2425" svg:viewBox="0 0 63975 60625" draw:type="ooxml-non-primitive" draw:enhanced-path="M 1986 1 L 1616 68 909 68 539 102 202 136 168 68 168 35 101 35 67 68 34 304 0 573 0 1112 34 1718 67 2021 168 2324 202 2358 303 2358 337 2290 303 1987 303 1684 236 1078 236 674 202 237 438 270 1145 270 2222 203 2256 237 2289 270 2323 270 2289 573 2323 910 2357 2088 2121 2055 1885 2088 1414 2122 673 2122 539 2156 404 2189 337 2290 404 2358 505 2391 774 2425 1279 2358 2087 2358 2357 2290 2424 2324 2525 2324 2559 2257 2491 1078 2525 573 2491 304 2424 68 2390 68 2390 102 2357 102 2289 35 2222 35 1986 1 Z N"/>
        </draw:custom-shape>
        <draw:custom-shape draw:name="Shape 702" draw:style-name="Mgr4" draw:text-style-name="MP7" draw:layer="layout" svg:width="4.111cm" svg:height="2.266cm" svg:x="3.715cm" svg:y="16.816cm">
          <text:p/>
          <draw:enhanced-geometry draw:mirror-horizontal="false" draw:mirror-vertical="false" drawooo:sub-view-size="22289 12289" svg:viewBox="0 0 557225 307225" draw:type="ooxml-non-primitive" draw:enhanced-path="M 472 5757 L 674 6262 943 6734 606 6734 438 6666 270 6565 169 6464 135 6363 135 6262 169 6128 303 5926 472 5757 Z M 11414 6094 L 11548 6161 11717 6565 11784 6969 11548 6835 11245 6734 10976 6633 10673 6565 10875 6363 11077 6195 11178 6128 11279 6094 Z M 1852 0 L 1785 34 1751 101 1549 741 1280 1347 775 2559 573 3199 404 3805 337 4141 303 4478 303 4781 303 5151 371 5421 438 5690 202 5825 135 5926 68 6027 0 6128 0 6262 0 6363 34 6498 101 6633 202 6734 337 6801 472 6868 775 6902 1078 6902 1414 7340 1818 7744 2256 8047 2458 8182 2694 8283 3300 8485 3939 8653 5252 8956 5825 9057 6397 9091 6700 9091 6969 9057 7273 9023 7542 8922 7845 8821 8081 8720 8586 8417 9091 8081 9528 7710 10067 7205 10572 6700 11178 6902 11515 7070 11818 7205 11851 7609 11851 8013 11818 8855 11851 9326 11986 9798 12121 10269 12323 10707 12592 11144 12895 11515 13232 11885 13636 12188 13737 12289 14073 12289 13501 11818 13265 11548 12996 11279 12794 11010 12592 10707 12424 10404 12255 10067 12188 9798 12121 9562 12087 9023 12087 8451 12087 7912 12087 7340 12053 7070 11986 6835 11919 6565 11818 6363 11683 6128 11481 5926 11346 5825 11279 5791 11245 5825 10437 6565 9663 7306 9225 7676 8788 7979 8350 8283 7879 8552 7576 8687 7306 8754 7003 8821 6734 8855 6128 8855 5522 8788 4916 8687 4310 8518 3165 8215 2896 8114 2593 7979 2357 7845 2088 7643 1852 7441 1650 7239 1448 6969 1246 6734 1078 6464 943 6161 808 5892 707 5589 606 5286 573 5017 539 4714 539 4411 606 3872 707 3333 909 2828 1111 2290 1549 1280 1751 775 1953 236 3266 472 4545 741 5858 1044 7138 1381 8417 1751 9663 2189 10909 2626 12154 3098 13434 3636 14713 4209 17238 5387 19763 6633 20336 6902 20706 7070 21076 7272 21413 7508 21716 7744 21851 7878 21952 8013 22019 8148 22053 8316 21548 9461 21009 10606 20605 11447 20167 12289 20470 12289 20773 11582 21076 10942 21649 9764 21884 9158 22019 8855 22086 8518 22154 8552 22221 8552 22255 8518 22288 8451 22255 8215 22187 8047 22086 7845 21952 7710 21581 7407 21245 7171 20639 6801 19999 6498 18720 5858 17339 5185 15959 4545 14578 3906 13164 3300 11851 2761 10538 2256 9192 1785 7845 1381 6397 943 4949 573 4209 438 3468 270 2727 169 1987 101 1919 34 1852 0 Z N"/>
        </draw:custom-shape>
        <draw:custom-shape draw:name="Shape 703" draw:style-name="Mgr4" draw:text-style-name="MP7" draw:layer="layout" svg:width="0.484cm" svg:height="0.447cm" svg:x="0.783cm" svg:y="1.1cm">
          <text:p/>
          <draw:enhanced-geometry draw:mirror-horizontal="false" draw:mirror-vertical="false" drawooo:sub-view-size="2627 2426" svg:viewBox="0 0 65675 60650" draw:type="ooxml-non-primitive" draw:enhanced-path="M 1819 1 L 1314 68 742 102 169 203 136 136 102 102 68 102 35 136 1 439 35 742 68 1348 68 1853 68 2122 136 2391 169 2425 237 2391 1314 2391 1853 2358 2088 2324 2358 2290 2358 2324 2425 2324 2526 2257 2560 2189 2593 2088 2627 1954 2593 1684 2560 1482 2560 742 2492 405 2425 237 2358 102 2324 102 2290 203 2257 338 2257 607 2324 1146 2358 1651 2358 2156 2088 2122 1853 2088 1314 2088 270 2189 270 1920 270 1684 237 1146 237 775 203 405 843 338 1482 270 1920 237 2122 203 2324 102 2324 68 2189 35 2088 1 Z N"/>
        </draw:custom-shape>
        <draw:custom-shape draw:name="Shape 704" draw:style-name="Mgr4" draw:text-style-name="MP7" draw:layer="layout" svg:width="0.453cm" svg:height="0.546cm" svg:x="6.424cm" svg:y="1.87cm">
          <text:p/>
          <draw:enhanced-geometry draw:mirror-horizontal="false" draw:mirror-vertical="false" drawooo:sub-view-size="2459 2964" svg:viewBox="0 0 61475 74100" draw:type="ooxml-non-primitive" draw:enhanced-path="M 270 1516 L 472 1583 708 1617 1953 1617 2223 1583 2223 2088 2223 2324 2256 2593 1785 2593 1347 2661 842 2694 573 2728 337 2795 311 2821 337 2560 303 2189 270 1516 Z M 2155 1 L 1886 34 1583 34 1044 102 607 169 135 236 101 169 68 203 0 506 0 809 34 1449 34 2189 68 2560 135 2896 169 2964 236 2964 270 2930 303 2896 310 2835 337 2863 842 2863 1347 2829 1819 2795 2290 2728 2324 2795 2357 2829 2391 2795 2391 2728 2425 2661 2425 2627 2458 2358 2458 2088 2425 1583 2391 843 2357 506 2290 135 2256 135 2223 438 2189 775 2223 1381 2223 1415 1953 1381 472 1381 236 1449 236 910 202 641 169 371 674 371 1213 304 1684 236 2189 169 2223 135 2223 68 2189 34 2155 1 Z N"/>
        </draw:custom-shape>
        <draw:custom-shape draw:name="Shape 705" draw:style-name="Mgr4" draw:text-style-name="MP7" draw:layer="layout" svg:width="0.471cm" svg:height="0.297cm" svg:x="6.939cm" svg:y="2.1cm">
          <text:p/>
          <draw:enhanced-geometry draw:mirror-horizontal="false" draw:mirror-vertical="false" drawooo:sub-view-size="2560 1617" svg:viewBox="0 0 64000 40425" draw:type="ooxml-non-primitive" draw:enhanced-path="M 1314 1 L 674 34 371 68 68 135 35 169 1 203 35 236 102 270 708 270 1314 236 2290 236 2358 506 2391 775 2358 1347 1247 1381 742 1415 472 1415 237 1482 203 1516 237 1549 472 1617 742 1617 1280 1583 2459 1549 2526 1516 2560 1448 2560 1145 2492 842 2358 236 2391 203 2425 203 2459 135 2425 102 2391 102 2324 68 2324 1 2257 1 2257 34 2021 34 1785 1 Z N"/>
        </draw:custom-shape>
        <draw:custom-shape draw:name="Shape 706" draw:style-name="Mgr4" draw:text-style-name="MP7" draw:layer="layout" svg:width="0.099cm" svg:height="0.136cm" svg:x="7.125cm" svg:y="2.187cm">
          <text:p/>
          <draw:enhanced-geometry draw:mirror-horizontal="false" draw:mirror-vertical="false" drawooo:sub-view-size="540 742" svg:viewBox="0 0 13500 18550" draw:type="ooxml-non-primitive" draw:enhanced-path="M 136 1 L 68 35 68 102 102 203 169 237 270 304 203 338 35 540 1 573 1 641 35 708 102 742 136 708 203 708 371 472 439 371 506 338 540 304 540 237 506 203 371 102 304 68 237 35 203 1 Z N"/>
        </draw:custom-shape>
        <draw:custom-shape draw:name="Shape 707" draw:style-name="Mgr4" draw:text-style-name="MP7" draw:layer="layout" svg:width="0.161cm" svg:height="0.105cm" svg:x="6.579cm" svg:y="1.957cm">
          <text:p/>
          <draw:enhanced-geometry draw:mirror-horizontal="false" draw:mirror-vertical="false" drawooo:sub-view-size="876 573" svg:viewBox="0 0 21900 14325" draw:type="ooxml-non-primitive" draw:enhanced-path="M 404 0 L 270 101 169 202 68 303 34 371 0 438 0 505 68 505 202 472 303 371 438 236 573 404 741 539 775 573 842 573 842 539 876 505 842 472 707 303 505 135 505 101 505 34 472 0 Z N"/>
        </draw:custom-shape>
        <draw:custom-shape draw:name="Shape 708" draw:style-name="Mgr4" draw:text-style-name="MP7" draw:layer="layout" svg:width="1.124cm" svg:height="0.521cm" svg:x="6.256cm" svg:y="1.33cm">
          <text:p/>
          <draw:enhanced-geometry draw:mirror-horizontal="false" draw:mirror-vertical="false" drawooo:sub-view-size="6095 2829" svg:viewBox="0 0 152375 70725" draw:type="ooxml-non-primitive" draw:enhanced-path="M 5522 1 L 3704 68 1886 169 977 236 505 304 68 405 34 438 68 472 101 472 34 708 0 977 34 1482 101 2088 202 2728 236 2761 270 2795 371 2761 1044 2829 1718 2829 2425 2795 3098 2728 4445 2593 5152 2559 5825 2559 5892 2593 5960 2593 6027 2559 6061 2492 6094 1280 6061 674 6061 371 6027 68 5993 34 5926 34 5892 68 5825 607 5791 1179 5825 2290 5152 2324 4478 2357 3132 2458 1785 2593 1111 2627 438 2627 303 2054 236 1448 236 977 236 708 169 472 472 506 775 506 1414 472 2054 405 2694 337 3973 270 4781 236 5219 203 5455 203 5556 236 5623 270 5690 304 5758 270 5791 236 5791 169 5758 102 5690 34 5623 1 Z N"/>
        </draw:custom-shape>
        <draw:custom-shape draw:name="Shape 709" draw:style-name="Mgr4" draw:text-style-name="MP7" draw:layer="layout" svg:width="0.459cm" svg:height="0.571cm" svg:x="0.448cm" svg:y="2.106cm">
          <text:p/>
          <draw:enhanced-geometry draw:mirror-horizontal="false" draw:mirror-vertical="false" drawooo:sub-view-size="2493 3098" svg:viewBox="0 0 62325 77450" draw:type="ooxml-non-primitive" draw:enhanced-path="M 2290 202 L 2223 808 2223 1482 2223 2155 2290 2727 2324 2761 2290 2761 2055 2727 1819 2727 1348 2761 371 2761 270 1515 169 236 708 303 1213 270 2290 202 Z M 2290 0 L 1752 34 1213 34 674 68 136 101 102 135 68 169 34 202 34 236 1 876 34 1616 102 2357 203 3030 237 3064 304 3098 371 3064 405 2997 405 2896 876 2997 1348 3030 1853 2997 2088 2963 2290 2896 2358 2862 2358 2795 2425 2795 2459 2761 2459 2727 2492 2121 2459 1448 2425 775 2358 169 2391 135 2391 68 2358 34 2290 0 Z N"/>
        </draw:custom-shape>
        <draw:custom-shape draw:name="Shape 710" draw:style-name="Mgr4" draw:text-style-name="MP7" draw:layer="layout" svg:width="2.701cm" svg:height="3.875cm" svg:x="0cm" svg:y="11.381cm">
          <text:p/>
          <draw:enhanced-geometry draw:mirror-horizontal="false" draw:mirror-vertical="false" drawooo:sub-view-size="14647 21010" svg:viewBox="0 0 366175 525250" draw:type="ooxml-non-primitive" draw:enhanced-path="M 3738 1 L 3199 34 2661 102 2122 203 1583 337 1044 472 1 809 1 1078 607 876 1213 674 1819 539 2425 405 2829 337 3233 304 3671 270 4075 236 4883 304 5691 405 6499 573 7273 809 8047 1112 8822 1448 9125 1583 9394 1751 9933 2122 10438 2559 10909 2997 11482 3502 11987 4041 12525 4613 12997 5185 13401 5792 13704 6431 13872 6734 13973 7071 14074 7408 14175 7778 14242 8182 14276 8620 14343 9461 14377 11212 14411 11953 14343 12727 14242 13468 14040 14209 13805 14916 13502 15589 13131 16229 12660 16868 12424 17138 12189 17373 11650 17878 11078 18316 10505 18754 10202 18989 9865 19191 9529 19360 9192 19528 8519 19797 7778 19999 6431 20370 5792 20538 5118 20673 4681 20740 4243 20774 3401 20774 2560 20706 1684 20605 842 20471 1 20302 1 20572 169 20605 842 20740 1549 20841 2223 20942 2896 21009 4277 21009 4950 20942 5657 20841 6297 20706 6970 20504 8249 20168 8586 20067 8923 19966 9495 19696 10067 19360 10640 18989 11145 18585 11650 18181 12121 17777 12559 17340 12963 16868 13333 16363 13670 15825 13973 15219 14209 14579 14411 13939 14512 13266 14613 12592 14646 11919 14646 11246 14613 10572 14545 9865 14478 8552 14444 7879 14377 7576 14310 7239 14209 6903 14074 6600 13805 5994 13468 5421 13064 4882 12660 4377 12222 3872 11785 3401 11313 2963 10808 2526 10303 2122 9764 1751 9226 1415 8653 1112 8081 842 7475 607 6869 405 6229 236 5590 102 4950 34 4310 1 Z N"/>
        </draw:custom-shape>
        <draw:custom-shape draw:name="Shape 711" draw:style-name="Mgr4" draw:text-style-name="MP7" draw:layer="layout" svg:width="0.589cm" svg:height="0.534cm" svg:x="4.722cm" svg:y="1.926cm">
          <text:p/>
          <draw:enhanced-geometry draw:mirror-horizontal="false" draw:mirror-vertical="false" drawooo:sub-view-size="3199 2897" svg:viewBox="0 0 79975 72425" draw:type="ooxml-non-primitive" draw:enhanced-path="M 2963 1 L 2963 34 2930 34 2896 338 2930 674 2963 1280 2963 1954 2997 2290 3031 2627 2324 2627 1650 2661 977 2694 640 2728 270 2728 303 2391 303 2055 270 1348 236 742 202 439 101 169 68 169 0 472 0 775 34 1381 34 1718 101 2088 236 2795 236 2829 236 2863 539 2795 573 2863 640 2896 842 2896 1347 2863 2223 2829 3064 2795 3098 2795 3098 2762 3132 2762 3165 2694 3199 2391 3199 2088 3199 1482 3165 742 3132 371 3031 34 2963 1 Z N"/>
        </draw:custom-shape>
        <draw:custom-shape draw:name="Shape 712" draw:style-name="Mgr4" draw:text-style-name="MP7" draw:layer="layout" svg:width="0.633cm" svg:height="0.552cm" svg:x="1.491cm" svg:y="2.056cm">
          <text:p/>
          <draw:enhanced-geometry draw:mirror-horizontal="false" draw:mirror-vertical="false" drawooo:sub-view-size="3435 2998" svg:viewBox="0 0 85875 74950" draw:type="ooxml-non-primitive" draw:enhanced-path="M 1279 1 L 909 68 539 136 202 203 101 136 34 136 0 169 0 237 34 304 67 338 34 876 67 1684 135 2896 168 2997 269 2997 337 2964 337 2896 303 1920 269 944 269 674 269 371 943 304 1616 270 1986 270 2357 304 2727 338 3098 371 3131 371 3098 573 3098 809 3098 1247 3098 2055 3131 2425 3199 2795 2795 2728 2390 2728 1549 2694 774 2694 640 2762 505 2795 370 2896 539 2930 707 2964 1044 2964 1414 2930 1784 2930 2525 2997 2929 2997 3300 2930 3333 2930 3401 2896 3434 2829 3434 2795 3367 2425 3333 2021 3300 1247 3333 674 3300 405 3232 136 3232 102 3199 136 3165 270 3131 237 2795 102 2424 35 2054 1 Z N"/>
        </draw:custom-shape>
        <draw:custom-shape draw:name="Shape 713" draw:style-name="Mgr4" draw:text-style-name="MP7" draw:layer="layout" svg:width="0.204cm" svg:height="0.148cm" svg:x="7.001cm" svg:y="0.081cm">
          <text:p/>
          <draw:enhanced-geometry draw:mirror-horizontal="false" draw:mirror-vertical="false" drawooo:sub-view-size="1112 809" svg:viewBox="0 0 27800 20225" draw:type="ooxml-non-primitive" draw:enhanced-path="M 371 0 L 304 34 203 101 102 202 1 404 1 472 34 505 371 775 472 808 539 775 573 707 506 606 337 472 674 438 1044 371 1112 337 1112 270 1112 202 1044 169 674 236 304 303 405 169 438 101 405 34 371 0 Z N"/>
        </draw:custom-shape>
        <draw:custom-shape draw:name="Shape 714" draw:style-name="Mgr4" draw:text-style-name="MP7" draw:layer="layout" svg:width="1.745cm" svg:height="1.391cm" svg:x="3.92cm" svg:y="16.996cm">
          <text:p/>
          <draw:enhanced-geometry draw:mirror-horizontal="false" draw:mirror-vertical="false" drawooo:sub-view-size="9461 7543" svg:viewBox="0 0 236525 188575" draw:type="ooxml-non-primitive" draw:enhanced-path="M 3805 472 L 4377 573 4916 708 5488 876 6027 1044 6566 1246 7104 1482 7643 1718 8182 1953 8586 2223 8754 2357 8922 2526 9023 2694 9124 2896 9192 3132 9225 3367 9192 3670 6498 2088 3805 472 Z M 2256 203 L 2290 236 2323 270 2896 337 3502 405 3771 708 4074 943 4377 1179 4747 1415 5454 1819 6128 2189 9124 3940 9124 3940 7879 3603 7205 3435 6498 3300 5825 3199 5084 3132 4377 3098 3670 3098 3670 3064 3636 3031 2896 2627 2121 2256 1414 1852 1010 1650 640 1516 775 1280 943 1078 1111 876 1313 708 1515 539 1751 405 1987 304 2256 203 Z M 573 1583 L 943 1819 1280 2021 2054 2425 2727 2795 3401 3132 2963 3165 2525 3266 2088 3367 1684 3502 1280 3637 876 3839 505 4074 169 4344 135 3805 169 3233 236 2728 337 2256 438 1920 573 1583 Z M 4882 3334 L 5488 3401 6094 3468 6667 3569 7879 3839 9057 4108 8855 4512 8586 4916 8518 5017 8485 4983 8451 4983 7172 4647 5892 4344 5252 4209 4613 4074 4310 4007 3973 3973 3670 3940 3367 3973 3165 4007 2997 4074 2694 4209 2391 4411 2088 4613 1381 5118 640 5556 539 5455 404 5219 303 4983 236 4748 169 4478 674 4209 1145 3973 1650 3805 2155 3637 2660 3502 3165 3401 3704 3367 4276 3334 Z M 3838 4108 L 4175 4142 4512 4209 5219 4377 5825 4546 7104 4849 8417 5152 8013 5690 7542 6195 7003 6633 6465 7003 6263 7105 6094 7206 5690 7307 5252 7340 4848 7307 4411 7273 4007 7172 3199 6936 2525 6734 1886 6465 1549 6296 1246 6128 977 5926 741 5657 1044 5589 1381 5421 1684 5219 1987 4983 2593 4512 2896 4344 3199 4209 3502 4142 3838 4108 Z M 2323 1 L 1953 68 1616 169 1313 337 1044 573 808 842 606 1145 438 1482 303 1819 202 2189 101 2593 34 2963 0 3367 0 3738 0 4445 0 4478 0 4512 0 4546 34 4781 68 4950 135 5152 303 5455 539 5758 808 6027 1111 6263 1414 6465 1751 6633 2088 6768 2929 7105 3401 7273 3872 7374 4343 7475 4815 7542 5286 7542 5724 7475 6162 7374 6532 7172 6936 6970 7273 6700 7609 6397 7912 6061 8485 5387 8720 5118 8922 4781 9124 4411 9293 4041 9394 4041 9461 3973 9461 3872 9461 3839 9427 3805 9394 3771 9427 3502 9427 3233 9394 2997 9293 2728 9192 2559 9091 2391 8788 2122 8451 1852 8081 1650 7677 1448 7273 1280 6498 1011 5589 674 4646 438 3704 236 2761 102 2761 34 2727 1 Z N"/>
        </draw:custom-shape>
        <draw:custom-shape draw:name="Shape 715" draw:style-name="Mgr4" draw:text-style-name="MP7" draw:layer="layout" svg:width="2.26cm" svg:height="0.72cm" svg:x="22.258cm" svg:y="18.363cm">
          <text:p/>
          <draw:enhanced-geometry draw:mirror-horizontal="false" draw:mirror-vertical="false" drawooo:sub-view-size="12256 3906" svg:viewBox="0 0 306400 97650" draw:type="ooxml-non-primitive" draw:enhanced-path="M 2492 775 L 2727 809 2963 943 3131 1078 3266 1280 3333 1549 2727 2189 2222 2795 1953 3132 1684 3401 1515 3536 1347 3603 1145 3670 943 3670 808 3637 707 3569 606 3502 539 3435 404 3233 371 2997 371 2728 404 2492 472 2256 539 2054 640 1886 775 1751 1044 1482 1347 1213 1684 1011 1953 842 2256 775 Z M 6229 1 L 5892 34 5556 102 5219 203 4882 371 4579 539 4242 775 3939 1011 3670 1246 3569 1078 3502 943 3401 809 3266 674 3131 573 2997 506 2828 438 2626 371 2391 371 2121 405 1886 506 1616 607 1414 741 1179 910 775 1246 505 1516 270 1852 101 2223 34 2627 0 2795 0 2997 34 3165 101 3334 202 3502 303 3670 438 3805 640 3906 1583 3906 1751 3771 1919 3637 2222 3334 2795 2728 3367 2088 3333 2189 3300 2425 3199 2627 2997 3064 2727 3502 2424 3906 2828 3906 2997 3670 3266 3233 3535 2761 3636 2492 3704 2223 3737 1987 3737 1718 4343 1213 4647 1011 4950 775 5286 607 5623 438 5859 371 6094 337 6330 371 6566 405 7003 573 7441 775 8114 1145 8754 1549 9394 1987 10000 2492 10370 2829 10740 3199 11111 3569 11515 3906 12255 3906 12020 3771 11784 3603 11313 3233 10572 2526 10101 2122 9629 1718 9091 1347 8586 1011 8047 674 7475 371 7172 203 6869 102 6532 34 6229 1 Z N"/>
        </draw:custom-shape>
        <draw:custom-shape draw:name="Shape 716" draw:style-name="Mgr4" draw:text-style-name="MP7" draw:layer="layout" svg:width="1.583cm" svg:height="1.378cm" svg:x="6.02cm" svg:y="17.704cm">
          <text:p/>
          <draw:enhanced-geometry draw:mirror-horizontal="false" draw:mirror-vertical="false" drawooo:sub-view-size="8586 7475" svg:viewBox="0 0 214650 186875" draw:type="ooxml-non-primitive" draw:enhanced-path="M 1582 169 L 1986 236 2357 337 2761 438 3535 708 4310 1011 5993 1684 7676 2458 7811 2526 7946 2627 8148 2829 8282 3098 8350 3368 8383 3671 8350 4007 8316 4344 8249 4681 7272 4344 6296 4007 4343 3401 3367 3064 2357 2728 1347 2425 842 2290 337 2189 370 1852 471 1549 572 1246 707 943 1448 1213 2188 1482 2660 1650 3131 1751 4108 1920 5084 2122 5993 2324 7878 2795 7946 2795 7979 2728 7979 2694 7946 2627 7003 2357 6060 2122 5118 1920 4175 1751 3300 1583 2896 1516 2458 1381 2054 1246 1616 1078 1178 910 741 809 943 472 1145 169 Z M 1212 1 L 1178 34 1077 34 1010 68 1044 135 842 337 673 539 539 775 404 1044 303 1314 202 1617 67 2189 0 2829 0 3435 34 4007 101 4512 202 4849 303 5186 438 5489 572 5792 774 6061 976 6330 1212 6566 1481 6802 1919 7172 2390 7475 2896 7475 2559 7307 2256 7105 1919 6869 1616 6633 1347 6364 1111 6095 875 5792 673 5455 539 5152 404 4849 337 4546 303 4209 269 3536 269 2862 640 3165 1010 3401 1818 3906 2626 4344 3401 4815 3838 5118 4242 5421 4411 5590 4545 5792 4680 5994 4781 6263 4882 6532 4916 6869 4949 7475 5219 7475 5219 7138 5185 6802 5118 6465 5017 6128 4882 5825 4714 5522 4512 5287 4242 5051 3300 4445 2323 3873 1347 3267 842 2997 303 2761 269 2761 303 2256 741 2492 1212 2660 2155 2963 3131 3267 4040 3536 4276 3603 4444 3772 4613 3974 4848 4277 5252 4782 5623 5320 5892 5825 6128 6364 6262 6903 6330 7475 6565 7475 6532 7138 6464 6835 6397 6499 6296 6196 6027 5590 5690 5017 5286 4411 5017 4075 4747 3772 4747 3772 6464 4344 7340 4613 8181 4883 8013 5489 7845 5994 7710 6364 7542 6768 7171 7475 7441 7475 7777 6633 8080 5825 8383 4883 8417 4849 8417 4748 8552 4209 8585 3906 8585 3637 8552 3368 8518 3132 8417 2862 8282 2660 8148 2492 8013 2391 7643 2189 6902 1886 5050 1078 4175 708 3704 506 3199 304 2727 169 2222 34 1717 1 Z N"/>
        </draw:custom-shape>
        <draw:custom-shape draw:name="Shape 717" draw:style-name="Mgr4" draw:text-style-name="MP7" draw:layer="layout" svg:width="0.422cm" svg:height="0.397cm" svg:x="19.748cm" svg:y="17.375cm">
          <text:p/>
          <draw:enhanced-geometry draw:mirror-horizontal="false" draw:mirror-vertical="false" drawooo:sub-view-size="2290 2156" svg:viewBox="0 0 57250 53900" draw:type="ooxml-non-primitive" draw:enhanced-path="M 0 0 L 0 34 68 202 202 337 438 606 1010 1078 1549 1583 2088 2121 2155 2155 2223 2121 2290 2054 2290 2020 2256 1987 2021 1684 1751 1414 1179 909 640 404 337 169 202 68 34 0 Z N"/>
        </draw:custom-shape>
        <draw:custom-shape draw:name="Shape 718" draw:style-name="Mgr4" draw:text-style-name="MP7" draw:layer="layout" svg:width="2.894cm" svg:height="2.44cm" svg:x="19.227cm" svg:y="16.642cm">
          <text:p/>
          <draw:enhanced-geometry draw:mirror-horizontal="false" draw:mirror-vertical="false" drawooo:sub-view-size="15690 13232" svg:viewBox="0 0 392250 330800" draw:type="ooxml-non-primitive" draw:enhanced-path="M 2929 640 L 3131 943 3165 977 3098 977 3030 909 2997 808 2929 640 Z M 2458 270 L 2626 337 2593 371 2626 573 2694 808 2761 1044 2828 1112 2896 1179 3064 1280 3266 1381 3502 1448 3603 1448 3670 1415 3704 1448 3737 1650 3737 1920 3704 1886 3434 1852 3300 1852 3165 1785 3064 1751 2963 1718 2862 1684 2761 1617 2593 1482 2391 1280 2189 1044 2121 909 2054 741 1987 438 2054 438 2088 404 2121 337 2189 303 2290 270 Z M 1886 371 L 1919 404 1886 573 1886 741 1919 909 1987 1078 2222 1381 2458 1650 2593 1751 2694 1852 2795 1886 2929 1920 3030 1953 3131 1987 3266 2054 3434 2088 3569 2054 3737 1987 3704 2189 3670 2391 3603 2593 3502 2795 3401 2963 3300 3132 3131 3266 2997 3367 2963 3401 2997 3435 3165 3435 3300 3401 3535 3805 3805 4175 4377 4916 4680 5253 5051 5522 5286 5724 5488 5926 5892 6397 5791 6532 5724 6667 5623 6835 5556 7003 5421 6902 5253 6835 5051 6734 4882 6633 4579 6397 4310 6162 4040 5859 3064 4748 2727 4276 2525 4074 2290 3872 2525 3805 2559 3771 2593 3738 2559 3637 2492 3603 2458 3569 2391 3603 2222 3670 2054 3704 1886 3704 1717 3670 1347 3569 1044 3435 808 3300 606 3165 438 2997 337 2795 270 2593 270 2357 270 2122 303 1886 404 1617 573 1381 741 1179 943 977 1179 808 1414 640 1886 371 Z M 2290 0 L 2189 34 2054 68 1987 169 1616 303 1246 505 909 741 573 1011 303 1347 202 1516 135 1684 68 1886 0 2088 0 2256 0 2458 68 2660 101 2829 202 2963 303 3132 539 3401 842 3603 1145 3805 1515 3906 1886 3940 2054 3940 2222 3906 2357 4175 2492 4445 2660 4680 2862 4950 3300 5421 3737 5825 4175 6330 4680 6801 4882 6936 5084 7037 5320 7138 5522 7273 5589 7306 5657 7273 5690 7239 5724 7172 5791 7003 5892 6869 7003 7710 8148 8485 8720 8855 9326 9226 9932 9562 10572 9865 11279 10135 11986 10370 12727 10606 13400 10875 13737 11044 14040 11212 14309 11448 14579 11683 14814 11953 14983 12256 15151 12592 15286 12996 15353 13232 15690 13232 15622 12895 15521 12592 15420 12323 15286 12054 15151 11818 14983 11616 14814 11414 14612 11212 14377 11044 13939 10741 13400 10505 12862 10303 12289 10101 11548 9865 10841 9562 10168 9259 9495 8922 8855 8552 8182 8148 6936 7306 6027 6667 6094 6532 6162 6364 6162 6330 6128 6296 6027 6296 5926 6061 5825 5892 5657 5724 5488 5556 5152 5286 4781 5017 4108 4108 3670 3569 3502 3401 3434 3367 3401 3367 3502 3266 3603 3165 3737 2930 3838 2593 3906 2256 3906 1920 3906 1583 3838 1280 3805 1044 3670 842 3502 640 3232 438 2963 236 2694 101 2424 0 Z N"/>
        </draw:custom-shape>
        <draw:custom-shape draw:name="Shape 719" draw:style-name="Mgr4" draw:text-style-name="MP7" draw:layer="layout" svg:width="0.726cm" svg:height="0.31cm" svg:x="24.718cm" svg:y="18.773cm">
          <text:p/>
          <draw:enhanced-geometry draw:mirror-horizontal="false" draw:mirror-vertical="false" drawooo:sub-view-size="3940 1684" svg:viewBox="0 0 98500 42100" draw:type="ooxml-non-primitive" draw:enhanced-path="M 1886 1 L 1583 34 1348 102 1146 203 977 337 843 506 573 910 338 1280 169 1516 1 1684 506 1684 674 1516 775 1347 1078 910 1247 708 1415 573 1617 472 1853 405 2088 405 2391 438 2795 539 3166 674 3570 809 3940 943 3940 539 3368 337 2762 135 2492 68 2189 1 Z N"/>
        </draw:custom-shape>
        <draw:custom-shape draw:name="Shape 720" draw:style-name="Mgr4" draw:text-style-name="MP7" draw:layer="layout" svg:width="0.167cm" svg:height="0.161cm" svg:x="19.419cm" svg:y="17.027cm">
          <text:p/>
          <draw:enhanced-geometry draw:mirror-horizontal="false" draw:mirror-vertical="false" drawooo:sub-view-size="910 877" svg:viewBox="0 0 22750 21925" draw:type="ooxml-non-primitive" draw:enhanced-path="M 673 1 L 606 35 303 338 168 506 34 641 0 708 0 742 67 843 135 876 236 876 404 742 539 607 842 304 909 237 909 169 875 102 842 68 774 1 Z N"/>
        </draw:custom-shape>
        <draw:custom-shape draw:name="Shape 721" draw:style-name="Mgr4" draw:text-style-name="MP7" draw:layer="layout" svg:width="0.285cm" svg:height="0.782cm" svg:x="1.429cm" svg:y="17.375cm">
          <text:p/>
          <draw:enhanced-geometry draw:mirror-horizontal="false" draw:mirror-vertical="false" drawooo:sub-view-size="1550 4243" svg:viewBox="0 0 38750 106075" draw:type="ooxml-non-primitive" draw:enhanced-path="M 1515 0 L 1515 34 741 2088 337 3131 0 4175 0 4209 34 4242 68 4242 68 4209 505 3131 909 2020 1145 1549 1347 1044 1448 775 1549 505 1549 270 1549 34 1515 0 Z N"/>
        </draw:custom-shape>
        <draw:custom-shape draw:name="Shape 722" draw:style-name="Mgr4" draw:text-style-name="MP7" draw:layer="layout" svg:width="0.478cm" svg:height="0.31cm" svg:x="2.075cm" svg:y="15.928cm">
          <text:p/>
          <draw:enhanced-geometry draw:mirror-horizontal="false" draw:mirror-vertical="false" drawooo:sub-view-size="2594 1685" svg:viewBox="0 0 64850 42125" draw:type="ooxml-non-primitive" draw:enhanced-path="M 2560 1 L 2526 34 2391 270 2223 539 2088 809 1886 1078 1651 1246 1381 1381 1146 1448 876 1448 641 1381 405 1246 304 1145 237 1044 169 910 102 741 68 708 35 708 35 741 1 876 1 977 68 1179 203 1347 371 1482 573 1583 775 1650 1011 1684 1213 1684 1449 1617 1684 1482 1954 1280 2156 1078 2358 809 2492 573 2593 304 2593 34 2560 1 Z N"/>
        </draw:custom-shape>
        <draw:custom-shape draw:name="Shape 723" draw:style-name="Mgr4" draw:text-style-name="MP7" draw:layer="layout" svg:width="0.036cm" svg:height="0.043cm" svg:x="1.448cm" svg:y="0cm">
          <text:p/>
          <draw:enhanced-geometry draw:mirror-horizontal="false" draw:mirror-vertical="false" drawooo:sub-view-size="203 237" svg:viewBox="0 0 5075 5925" draw:type="ooxml-non-primitive" draw:enhanced-path="M 0 1 L 0 135 34 203 101 236 169 203 202 135 202 1 Z N"/>
        </draw:custom-shape>
        <draw:custom-shape draw:name="Shape 724" draw:style-name="Mgr4" draw:text-style-name="MP7" draw:layer="layout" svg:width="1.366cm" svg:height="2.695cm" svg:x="1.268cm" svg:y="15.493cm">
          <text:p/>
          <draw:enhanced-geometry draw:mirror-horizontal="false" draw:mirror-vertical="false" drawooo:sub-view-size="7407 14613" svg:viewBox="0 0 185175 365325" draw:type="ooxml-non-primitive" draw:enhanced-path="M 5993 1 L 5825 35 5656 102 5488 169 5185 405 4916 674 4680 1011 4478 1348 4276 1651 4141 2021 4040 2391 3973 2762 3973 3132 4007 3368 4040 3570 4209 3974 4310 4344 4377 4681 4377 5051 4310 5421 4074 5960 3838 6532 3232 7576 2626 8687 1986 9798 640 11953 404 12323 202 12727 101 12929 34 13131 0 13367 0 13569 34 13636 67 13670 135 13636 168 13569 168 13333 202 13098 303 12862 404 12660 640 12222 909 11818 1986 10068 2996 8317 3501 7442 3939 6532 4310 5792 4444 5421 4545 5051 4545 4883 4545 4714 4512 4378 4377 4041 4276 3738 4175 3469 4141 3199 4141 2896 4175 2593 4242 2257 4343 1954 4444 1651 4613 1348 4781 1078 4983 809 5185 607 5421 405 5690 270 5959 169 6262 136 6565 169 6565 203 6599 237 6767 439 6902 674 7003 910 7104 1179 7138 1482 7171 1752 7171 2290 7138 2593 7070 2863 6969 3132 6835 3401 6633 3603 6431 3839 6229 4041 5959 4209 5387 4613 5084 4849 4848 5085 4613 5455 4411 5825 4108 6633 3771 7711 3434 8788 3165 9866 2895 10977 2727 12020 2626 12525 2525 13064 2390 13434 2222 13771 1986 14074 1852 14209 1683 14310 1448 14444 1212 14478 976 14478 774 14411 572 14276 404 14108 303 13906 236 13670 202 13636 135 13636 135 13670 135 13906 168 14074 236 14242 337 14377 471 14478 606 14545 774 14579 943 14613 1111 14613 1313 14579 1481 14545 1650 14478 1818 14411 1953 14310 2087 14175 2222 14040 2390 13771 2525 13468 2626 13131 2727 12828 2828 12155 2963 11482 3131 10707 3299 9899 3737 8351 3973 7644 4209 6903 4478 6196 4781 5522 4983 5253 5219 4984 5488 4782 5757 4580 6330 4176 6599 3974 6835 3738 6969 3536 7104 3334 7205 3132 7272 2896 7340 2661 7373 2425 7407 1886 7340 1381 7306 1146 7239 910 7138 674 7003 472 6868 270 6734 136 6666 102 6633 102 6599 68 6397 1 Z N"/>
        </draw:custom-shape>
        <draw:custom-shape draw:name="Shape 725" draw:style-name="Mgr4" draw:text-style-name="MP7" draw:layer="layout" svg:width="1.993cm" svg:height="1.186cm" svg:x="21.345cm" svg:y="0cm">
          <text:p/>
          <draw:enhanced-geometry draw:mirror-horizontal="false" draw:mirror-vertical="false" drawooo:sub-view-size="10808 6432" svg:viewBox="0 0 270200 160800" draw:type="ooxml-non-primitive" draw:enhanced-path="M 6330 438 L 6195 910 6027 1381 6027 1213 5959 640 6330 438 Z M 4781 1583 L 4747 2054 4478 2155 4512 1987 4512 1920 4478 1886 4781 1583 Z M 5892 674 L 5892 1213 5926 1617 5791 1785 5656 1953 5656 1819 5589 1011 5522 1819 5488 2122 5151 2391 5118 2021 5118 1617 5151 1179 5522 910 5892 674 Z M 5084 1280 L 5017 1583 4983 1886 4983 2189 5017 2492 4848 2593 4781 1549 4848 1482 5084 1280 Z M 4747 2122 L 4714 2661 4512 2762 4512 2627 4478 2492 4444 2290 4747 2122 Z M 4242 2425 L 4242 2458 4276 2661 4310 2762 4377 2829 4141 2896 3906 2964 3906 2964 4074 2559 4242 2425 Z M 3704 2829 L 3670 2997 3535 2997 3704 2829 Z M 67 1 L 0 270 0 539 34 809 67 1078 168 1347 269 1583 404 1819 539 2054 774 2324 1044 2559 1347 2762 1684 2896 2020 2997 2391 3098 2727 3166 3098 3199 2525 3805 2121 4243 1919 4512 1751 4782 1616 5051 1482 5320 1381 5623 1347 5926 1212 5691 1077 5455 1010 5354 875 5253 875 5354 943 5489 1044 5691 1414 6398 1448 6431 1482 6431 1583 6398 1785 6128 2020 5893 2256 5691 2492 5455 2525 5388 2492 5354 2458 5320 2391 5320 2155 5489 1919 5691 1684 5926 1482 6162 1448 6128 1684 5455 1987 4849 2155 4580 2323 4310 2795 3772 3333 3199 3636 3199 3603 3469 3603 3738 3636 3974 3704 4209 3805 4445 3906 4681 4074 4883 4242 5085 4411 5253 4613 5421 4848 5556 5084 5657 5353 5792 5623 5859 5892 5926 6599 5926 7003 5893 7407 5758 7811 5623 8215 5455 8585 5253 9292 4815 9865 4378 10101 4176 10336 3906 10538 3637 10673 3368 10774 3031 10808 2661 10808 2324 10774 1987 10707 1650 10606 1280 10505 943 10370 607 10202 304 10000 1 9730 1 9865 203 10000 405 10235 842 10404 1347 10505 1852 10572 2357 10572 2829 10471 3233 10437 3435 10336 3603 10168 3839 9966 4041 9730 4277 9461 4445 8922 4782 8417 5085 8080 5253 7777 5388 7441 5522 7104 5623 6734 5691 6397 5724 6027 5724 5690 5657 5387 5590 5118 5489 4848 5354 4613 5186 4377 4984 4209 4782 4040 4512 3906 4277 3805 4007 3771 3738 3771 3469 3838 3199 4074 3132 4276 3065 4747 2896 4747 3166 4781 3199 4815 3166 4848 2829 5084 2694 5118 2762 5151 2795 5185 2762 5185 2627 5522 2357 5555 2492 5555 2526 5623 2526 5623 2492 5656 2357 5690 2189 5993 1852 6027 1819 6128 1650 6229 1482 6363 1112 6565 337 6565 304 6969 135 7407 1 7104 1 6633 169 6666 1 6464 1 6363 270 6027 438 5724 607 5387 809 5084 1044 4815 1280 4545 1549 4276 1852 4040 2189 3838 2559 3569 2762 3300 2997 2963 2997 2626 2964 2290 2863 1953 2795 1650 2661 1347 2492 1077 2324 808 2088 640 1886 471 1650 337 1381 269 1112 202 842 168 573 135 270 168 1 Z N"/>
        </draw:custom-shape>
        <draw:custom-shape draw:name="Shape 726" draw:style-name="Mgr4" draw:text-style-name="MP7" draw:layer="layout" svg:width="0.459cm" svg:height="0.496cm" svg:x="3.162cm" svg:y="1.497cm">
          <text:p/>
          <draw:enhanced-geometry draw:mirror-horizontal="false" draw:mirror-vertical="false" drawooo:sub-view-size="2493 2695" svg:viewBox="0 0 62325 67375" draw:type="ooxml-non-primitive" draw:enhanced-path="M 2290 203 L 2223 708 2223 1246 2223 1785 2290 2324 2290 2357 2055 2324 1819 2324 1347 2357 371 2357 270 1280 203 236 203 236 708 270 1246 270 2290 203 Z M 1785 1 L 1246 34 708 34 169 68 102 102 102 135 34 169 34 203 1 809 34 1415 102 2021 203 2627 236 2661 304 2694 371 2661 405 2560 405 2492 842 2593 1853 2593 2088 2560 2290 2492 2324 2458 2324 2391 2425 2391 2459 2357 2459 2290 2492 1785 2459 1246 2425 708 2391 169 2425 102 2425 68 2391 1 Z N"/>
        </draw:custom-shape>
        <draw:custom-shape draw:name="Shape 727" draw:style-name="Mgr4" draw:text-style-name="MP7" draw:layer="layout" svg:width="0.471cm" svg:height="0.465cm" svg:x="4.939cm" svg:y="0.92cm">
          <text:p/>
          <draw:enhanced-geometry draw:mirror-horizontal="false" draw:mirror-vertical="false" drawooo:sub-view-size="2560 2526" svg:viewBox="0 0 64000 63150" draw:type="ooxml-non-primitive" draw:enhanced-path="M 2324 1 L 2290 34 2290 68 2257 135 1920 102 1550 135 843 169 236 169 169 203 102 270 68 236 34 236 1 506 1 741 34 1246 68 2425 102 2492 169 2526 236 2492 270 2458 540 2492 843 2492 1381 2458 1886 2458 2122 2425 2223 2357 2324 2290 2223 2223 2088 2155 1785 2155 1213 2189 742 2189 506 2223 270 2256 236 1078 203 741 135 438 203 438 236 405 270 371 1348 337 1819 304 2055 270 2257 236 2290 674 2324 1078 2290 1684 2290 1987 2324 2290 2358 2324 2391 2357 2459 2357 2492 2290 2526 1987 2560 1684 2526 1078 2492 573 2459 304 2391 34 2358 34 2324 1 Z N"/>
        </draw:custom-shape>
        <draw:custom-shape draw:name="Shape 728" draw:style-name="Mgr4" draw:text-style-name="MP7" draw:layer="layout" svg:width="0.471cm" svg:height="0.44cm" svg:x="2.64cm" svg:y="1.535cm">
          <text:p/>
          <draw:enhanced-geometry draw:mirror-horizontal="false" draw:mirror-vertical="false" drawooo:sub-view-size="2560 2392" svg:viewBox="0 0 64000 59800" draw:type="ooxml-non-primitive" draw:enhanced-path="M 102 1 L 68 34 34 304 1 539 1 1078 34 1684 102 1987 169 2290 203 2324 236 2358 304 2324 337 2256 304 1953 304 1650 236 1078 236 640 203 203 203 203 438 236 1145 236 2223 169 2256 236 2324 236 2324 539 2324 876 2357 2054 1886 2054 1415 2088 674 2088 539 2122 438 2189 337 2256 405 2324 539 2358 775 2391 1280 2358 1819 2358 2122 2324 2357 2256 2425 2324 2492 2324 2559 2290 2559 2223 2526 1044 2526 539 2492 270 2425 34 2391 34 2391 68 2357 68 2290 34 2223 1 2021 1 1617 34 910 34 539 68 203 102 169 34 169 1 Z N"/>
        </draw:custom-shape>
        <draw:custom-shape draw:name="Shape 729" draw:style-name="Mgr4" draw:text-style-name="MP7" draw:layer="layout" svg:width="0.471cm" svg:height="0.446cm" svg:x="4.305cm" svg:y="0.454cm">
          <text:p/>
          <draw:enhanced-geometry draw:mirror-horizontal="false" draw:mirror-vertical="false" drawooo:sub-view-size="2560 2425" svg:viewBox="0 0 64000 60625" draw:type="ooxml-non-primitive" draw:enhanced-path="M 2357 0 L 2357 34 2324 135 1751 68 1179 68 674 34 405 68 304 101 169 169 169 169 169 169 371 270 573 304 1011 270 1650 304 2324 337 2290 708 2324 1078 2324 1583 2357 1852 2391 2088 2357 2088 1347 2122 809 2155 539 2189 304 2223 270 1718 236 1213 270 708 236 438 203 304 169 169 135 203 68 337 34 506 1 876 34 1583 34 1819 34 2054 34 2189 102 2290 169 2391 270 2425 304 2425 337 2391 337 2357 573 2391 809 2425 1347 2391 2391 2324 2458 2290 2492 2324 2526 2324 2526 2290 2559 2021 2559 1751 2526 1246 2526 640 2492 337 2458 34 2425 0 Z N"/>
        </draw:custom-shape>
        <draw:custom-shape draw:name="Shape 730" draw:style-name="Mgr4" draw:text-style-name="MP7" draw:layer="layout" svg:width="0.13cm" svg:height="0.155cm" svg:x="5.138cm" svg:y="1.1cm">
          <text:p/>
          <draw:enhanced-geometry draw:mirror-horizontal="false" draw:mirror-vertical="false" drawooo:sub-view-size="708 843" svg:viewBox="0 0 17700 21075" draw:type="ooxml-non-primitive" draw:enhanced-path="M 202 1 L 101 35 68 136 0 338 0 573 0 742 34 809 68 843 101 843 404 809 573 775 707 708 707 674 707 641 674 573 438 573 202 607 236 304 270 169 270 68 236 1 Z N"/>
        </draw:custom-shape>
        <draw:custom-shape draw:name="Shape 731" draw:style-name="Mgr4" draw:text-style-name="MP7" draw:layer="layout" svg:width="0.136cm" svg:height="0.167cm" svg:x="3.318cm" svg:y="1.646cm">
          <text:p/>
          <draw:enhanced-geometry draw:mirror-horizontal="false" draw:mirror-vertical="false" drawooo:sub-view-size="742 910" svg:viewBox="0 0 18550 22750" draw:type="ooxml-non-primitive" draw:enhanced-path="M 573 169 L 539 236 505 304 472 304 371 337 270 371 202 169 Z M 539 506 L 573 573 505 674 472 708 270 708 270 539 303 539 472 506 Z M 472 1 L 270 68 101 135 68 169 68 203 101 506 101 674 34 674 0 741 0 809 68 876 270 910 472 910 573 876 640 809 707 741 741 640 741 506 707 438 674 371 707 304 707 169 707 68 640 34 539 1 Z N"/>
        </draw:custom-shape>
        <draw:custom-shape draw:name="Shape 732" draw:style-name="Mgr4" draw:text-style-name="MP7" draw:layer="layout" svg:width="0.428cm" svg:height="0.44cm" svg:x="2.162cm" svg:y="1.553cm">
          <text:p/>
          <draw:enhanced-geometry draw:mirror-horizontal="false" draw:mirror-vertical="false" drawooo:sub-view-size="2324 2392" svg:viewBox="0 0 58100 59800" draw:type="ooxml-non-primitive" draw:enhanced-path="M 1515 1 L 909 34 202 34 0 102 0 135 68 203 169 236 371 270 1414 270 2020 236 1987 438 2020 640 2054 1078 2054 1617 2054 1852 2088 2122 977 2155 539 2155 371 2189 270 2223 202 2290 270 2358 371 2391 1583 2391 2222 2358 2290 2324 2323 2290 2323 2223 2290 2155 2290 1886 2290 1617 2256 1078 2256 607 2222 405 2189 203 2222 135 2222 68 2189 34 2121 1 Z N"/>
        </draw:custom-shape>
        <draw:custom-shape draw:name="Shape 733" draw:style-name="Mgr4" draw:text-style-name="MP7" draw:layer="layout" svg:width="0.136cm" svg:height="0.117cm" svg:x="2.821cm" svg:y="1.678cm">
          <text:p/>
          <draw:enhanced-geometry draw:mirror-horizontal="false" draw:mirror-vertical="false" drawooo:sub-view-size="741 640" svg:viewBox="0 0 18525 16000" draw:type="ooxml-non-primitive" draw:enhanced-path="M 67 0 L 0 67 0 135 34 168 67 202 101 303 135 438 202 539 303 640 438 640 471 606 606 337 707 236 741 168 741 101 741 67 707 34 606 67 505 135 404 269 337 370 269 236 236 67 202 0 Z N"/>
        </draw:custom-shape>
        <draw:custom-shape draw:name="Shape 734" draw:style-name="Mgr4" draw:text-style-name="MP7" draw:layer="layout" svg:width="0.471cm" svg:height="0.446cm" svg:x="1.609cm" svg:y="1.566cm">
          <text:p/>
          <draw:enhanced-geometry draw:mirror-horizontal="false" draw:mirror-vertical="false" drawooo:sub-view-size="2560 2425" svg:viewBox="0 0 64000 60625" draw:type="ooxml-non-primitive" draw:enhanced-path="M 2391 0 L 2358 34 2324 135 1751 67 1179 67 640 34 405 67 270 101 169 168 169 202 371 269 573 303 1011 269 1650 303 2324 337 2290 707 2324 1077 2324 1582 2358 1852 2391 2087 2358 2087 1314 2121 809 2155 539 2189 304 2256 270 1751 236 1246 270 707 236 438 203 303 169 202 135 202 68 337 34 505 1 875 34 1582 34 1818 34 2054 34 2189 102 2290 169 2391 270 2424 304 2424 337 2391 337 2357 573 2391 809 2424 1347 2391 2391 2323 2459 2290 2492 2323 2526 2323 2526 2290 2560 2020 2560 1784 2526 1246 2526 640 2492 337 2459 34 2425 0 Z N"/>
        </draw:custom-shape>
        <draw:custom-shape draw:name="Shape 735" draw:style-name="Mgr4" draw:text-style-name="MP7" draw:layer="layout" svg:width="0.111cm" svg:height="0.111cm" svg:x="2.311cm" svg:y="1.709cm">
          <text:p/>
          <draw:enhanced-geometry draw:mirror-horizontal="false" draw:mirror-vertical="false" drawooo:sub-view-size="607 607" svg:viewBox="0 0 15175 15175" draw:type="ooxml-non-primitive" draw:enhanced-path="M 236 0 L 135 68 68 135 0 202 0 303 0 404 68 505 135 573 236 606 371 606 438 573 539 539 573 438 539 404 505 371 438 337 371 371 303 404 202 371 202 337 202 303 202 236 236 202 337 169 472 169 606 135 606 101 606 68 539 0 Z N"/>
        </draw:custom-shape>
        <draw:custom-shape draw:name="Shape 736" draw:style-name="Mgr4" draw:text-style-name="MP7" draw:layer="layout" svg:width="0.409cm" svg:height="0.453cm" svg:x="5.467cm" svg:y="0.913cm">
          <text:p/>
          <draw:enhanced-geometry draw:mirror-horizontal="false" draw:mirror-vertical="false" drawooo:sub-view-size="2223 2459" svg:viewBox="0 0 55575 61475" draw:type="ooxml-non-primitive" draw:enhanced-path="M 1751 1 L 1280 68 674 68 68 102 1 136 1 203 1 237 34 304 1 506 1 742 34 1179 34 1718 34 2021 68 2290 68 2324 68 2391 102 2459 169 2459 809 2425 1415 2391 1819 2391 2021 2324 2122 2290 2189 2223 2088 2156 2021 2122 1819 2122 1415 2156 270 2223 270 1954 270 1684 236 1179 236 742 236 540 203 304 809 304 1448 270 1852 237 2054 169 2122 136 2223 68 2223 35 1987 1 Z N"/>
        </draw:custom-shape>
        <draw:custom-shape draw:name="Shape 737" draw:style-name="Mgr4" draw:text-style-name="MP7" draw:layer="layout" svg:width="0.502cm" svg:height="0.937cm" svg:x="6.877cm" svg:y="0.348cm">
          <text:p/>
          <draw:enhanced-geometry draw:mirror-horizontal="false" draw:mirror-vertical="false" drawooo:sub-view-size="2728 5085" svg:viewBox="0 0 68200 127125" draw:type="ooxml-non-primitive" draw:enhanced-path="M 2391 202 L 2357 471 2323 741 2357 1313 2391 1886 2424 2424 2458 3636 2424 4848 1785 4848 1448 4815 1280 4848 1111 4882 1111 4242 1078 3636 943 2391 977 2323 977 2256 943 2222 842 2189 337 2323 303 1751 236 1212 236 741 202 505 169 269 741 303 1280 269 2391 202 Z M 2391 0 L 1280 34 707 67 169 135 135 168 101 168 68 202 0 438 0 707 0 1212 34 1818 68 2121 135 2424 135 2458 202 2492 303 2492 808 2424 842 3704 876 4377 943 5017 977 5050 1044 5084 1078 5050 1111 4983 1246 5017 1381 5050 1684 5050 2088 5084 2458 5050 2559 5084 2626 5050 2694 5017 2727 4949 2727 4882 2660 4848 2660 3636 2626 2424 2626 1280 2593 707 2525 438 2458 168 2458 101 2458 67 2424 0 Z N"/>
        </draw:custom-shape>
        <draw:custom-shape draw:name="Shape 738" draw:style-name="Mgr4" draw:text-style-name="MP7" draw:layer="layout" svg:width="2.515cm" svg:height="2.54cm" svg:x="0cm" svg:y="12.089cm">
          <text:p/>
          <draw:enhanced-geometry draw:mirror-horizontal="false" draw:mirror-vertical="false" drawooo:sub-view-size="13637 13771" svg:viewBox="0 0 340925 344275" draw:type="ooxml-non-primitive" draw:enhanced-path="M 12626 6095 L 12896 6162 12997 6196 13098 6263 13199 6364 13300 6465 13367 6600 13401 6768 13434 6903 13434 7071 13367 7206 13333 7340 13232 7475 13131 7576 12862 7711 12559 7812 12222 7845 11852 7845 11145 7812 10505 7778 10505 7542 10505 7307 10539 6734 10539 6196 10977 6128 11448 6095 Z M 3469 1 L 2795 68 2122 203 1482 405 842 640 270 943 1 1112 1 1415 573 1044 1145 741 1751 539 2357 371 2997 270 3671 236 4310 236 4950 304 5590 438 6128 607 6633 809 7138 1078 7610 1381 8047 1752 8451 2122 8822 2560 9192 2997 9495 3536 9764 4075 9966 4647 10135 5219 10202 5792 10269 6398 10269 7004 10236 7610 10236 7677 10303 7711 10303 7778 10269 7845 10269 7913 10202 8384 10067 8822 9798 9664 9697 9967 9529 10270 9394 10573 9192 10842 8754 11381 8283 11852 8014 12088 7711 12323 7441 12525 7138 12694 6532 12963 5960 13165 5388 13300 4849 13401 3906 13535 2863 13535 2357 13468 1852 13367 1381 13232 910 13064 438 12828 1 12593 1 12828 438 13064 910 13300 1381 13468 1852 13603 2357 13704 2863 13737 3368 13771 3906 13737 4411 13704 4984 13636 5556 13502 6128 13333 6734 13098 7374 12795 7677 12626 7980 12391 8283 12155 8586 11886 9024 11414 9428 10876 9764 10303 9899 10000 10000 9697 10101 9360 10202 9024 10370 8317 10471 7980 11313 8047 12256 8047 12694 7980 12896 7913 13098 7845 13266 7711 13401 7576 13502 7408 13603 7239 13636 7004 13636 6768 13603 6566 13502 6398 13367 6229 13199 6061 13030 5960 12795 5893 12525 5859 12222 5859 11616 5926 10808 5926 10539 5994 10471 5489 10370 4984 10202 4512 10034 4041 9798 3570 9529 3132 9259 2694 8923 2324 8586 1920 8182 1583 7778 1280 7374 977 6903 708 6431 506 5960 304 5455 169 4815 68 4142 1 Z N"/>
        </draw:custom-shape>
        <draw:custom-shape draw:name="Shape 739" draw:style-name="Mgr4" draw:text-style-name="MP7" draw:layer="layout" svg:width="0.453cm" svg:height="0.446cm" svg:x="6.504cm" svg:y="0.87cm">
          <text:p/>
          <draw:enhanced-geometry draw:mirror-horizontal="false" draw:mirror-vertical="false" drawooo:sub-view-size="2458 2425" svg:viewBox="0 0 61450 60625" draw:type="ooxml-non-primitive" draw:enhanced-path="M 2256 202 L 2222 640 2222 1078 2222 1616 2189 2155 1919 2121 1650 2088 1111 2121 674 2155 472 2155 270 2222 236 1684 202 1179 202 741 169 303 1212 270 1751 236 2256 202 Z M 1751 0 L 1212 34 169 101 101 101 67 135 34 169 0 472 0 741 0 1347 34 1852 34 2121 101 2357 101 2391 169 2424 202 2424 236 2391 741 2391 1280 2357 1751 2357 1987 2323 2222 2290 2323 2290 2357 2256 2357 2222 2424 1953 2458 1650 2458 1044 2424 573 2424 337 2357 101 2323 34 2256 0 Z N"/>
        </draw:custom-shape>
        <draw:custom-shape draw:name="Shape 740" draw:style-name="Mgr4" draw:text-style-name="MP7" draw:layer="layout" svg:width="0.477cm" svg:height="0.329cm" svg:x="6.076cm" svg:y="0cm">
          <text:p/>
          <draw:enhanced-geometry draw:mirror-horizontal="false" draw:mirror-vertical="false" drawooo:sub-view-size="2593 1786" svg:viewBox="0 0 64825 44650" draw:type="ooxml-non-primitive" draw:enhanced-path="M 34 1 L 0 236 34 472 34 943 34 1145 34 1415 67 1516 101 1650 168 1718 269 1785 303 1751 337 1718 572 1751 1347 1751 2390 1650 2525 1650 2559 1617 2593 1381 2559 1112 2525 607 2525 1 2323 1 2323 438 2323 943 2357 1179 2390 1448 1347 1448 808 1482 572 1516 303 1583 269 1078 236 573 269 1 Z N"/>
        </draw:custom-shape>
        <draw:custom-shape draw:name="Shape 741" draw:style-name="Mgr4" draw:text-style-name="MP7" draw:layer="layout" svg:width="1.683cm" svg:height="2.832cm" svg:x="0cm" svg:y="4.759cm">
          <text:p/>
          <draw:enhanced-geometry draw:mirror-horizontal="false" draw:mirror-vertical="false" drawooo:sub-view-size="9125 15354" svg:viewBox="0 0 228125 383850" draw:type="ooxml-non-primitive" draw:enhanced-path="M 8956 0 L 8889 34 8855 68 8855 101 8855 1078 8788 2054 8687 2997 8552 3940 8216 5859 8047 6801 7879 7778 7778 8653 7677 9562 7542 11380 7441 12289 7340 13165 7172 14074 6936 14949 5186 14814 3469 14646 1718 14444 1 14242 1 14511 1718 14713 3435 14915 5152 15084 6869 15218 6869 15252 6903 15319 6970 15353 7071 15353 7105 15319 7138 15252 7374 14309 7576 13367 7711 12424 7812 11448 7980 9529 8047 8552 8182 7576 8317 6667 8485 5724 8822 3872 8956 2930 9057 2021 9125 1078 9091 101 9091 68 9057 34 8956 0 Z N"/>
        </draw:custom-shape>
        <draw:custom-shape draw:name="Shape 742" draw:style-name="Mgr4" draw:text-style-name="MP7" draw:layer="layout" svg:width="0.192cm" svg:height="0.167cm" svg:x="7.076cm" svg:y="0.603cm">
          <text:p/>
          <draw:enhanced-geometry draw:mirror-horizontal="false" draw:mirror-vertical="false" drawooo:sub-view-size="1045 910" svg:viewBox="0 0 26125 22750" draw:type="ooxml-non-primitive" draw:enhanced-path="M 876 1 L 842 34 842 102 842 236 809 337 741 405 607 472 371 472 371 405 371 337 405 270 405 236 371 203 337 236 203 304 68 371 1 405 1 472 169 842 203 876 270 910 337 876 371 876 371 809 371 674 607 674 775 607 910 506 1011 371 1044 203 1011 34 977 1 Z N"/>
        </draw:custom-shape>
        <draw:custom-shape draw:name="Shape 743" draw:style-name="Mgr4" draw:text-style-name="MP7" draw:layer="layout" svg:width="1.726cm" svg:height="2.149cm" svg:x="0cm" svg:y="12.275cm">
          <text:p/>
          <draw:enhanced-geometry draw:mirror-horizontal="false" draw:mirror-vertical="false" drawooo:sub-view-size="9361 11650" svg:viewBox="0 0 234025 291250" draw:type="ooxml-non-primitive" draw:enhanced-path="M 4445 371 L 5051 438 5623 607 6196 843 6701 1112 6398 1213 6398 1146 6330 1112 5758 1045 5219 1045 5421 977 5590 843 5657 809 5657 742 5623 674 5590 641 5287 573 4950 573 4613 607 4277 674 3603 809 2997 977 2554 1117 2554 1117 3098 910 3805 674 4445 371 Z M 6835 1348 L 6633 1482 6364 1617 5859 1819 4849 2189 3637 2661 5017 2088 5893 1684 6364 1482 6835 1348 Z M 5960 5522 L 5522 5758 5085 5960 4176 6297 4613 6095 5051 5893 5960 5522 Z M 8485 2964 L 8620 3233 8519 3233 7879 3502 7239 3772 5960 4378 4714 5017 4075 5320 3435 5623 2088 6229 741 6835 102 7138 809 6701 1516 6297 2256 5926 3031 5590 4209 5051 5388 4411 5893 4108 6532 3839 7172 3570 7778 3334 8418 3065 8451 2997 8485 2964 Z M 8687 3401 L 8889 3906 9024 4479 9091 5017 9125 5590 8552 5825 7576 6196 6633 6600 5691 7004 4782 7441 3738 8047 2661 8620 2357 8788 2021 8923 1347 9159 3368 7845 3839 7610 6229 6431 7441 5859 8081 5623 8721 5388 8754 5354 8788 5320 8788 5219 8754 5152 8687 5118 8620 5118 8047 5287 7509 5489 6398 5994 5388 6431 4378 6903 3738 7273 3098 7643 2088 8081 1044 8485 2088 7711 3098 6936 4108 6600 5118 6229 5590 6027 6061 5792 6802 5354 7138 5152 7509 4984 8317 4681 8350 4647 8384 4580 8384 4479 8350 4411 8249 4411 7778 4546 7374 4748 6330 5118 5354 5489 4849 5691 4344 5893 3873 6162 3401 6431 2930 6734 2155 7004 1381 7340 1145 7475 1516 7206 2122 6869 2728 6566 3974 5960 5118 5354 6196 4714 6802 4378 7408 4075 8653 3469 8687 3435 8687 3401 Z M 7643 8856 L 7475 8990 7071 9226 7206 9125 7576 8889 7643 8856 Z M 5152 9327 L 4647 9664 4142 9967 3772 10169 3772 10169 4108 9933 4613 9630 5152 9327 Z M 6768 9697 L 6633 9832 6229 10202 6027 10337 5825 10505 5455 10674 5051 10808 5152 10741 5522 10472 5893 10202 6768 9697 Z M 9125 5893 L 9091 6330 9024 6768 8889 7576 8754 7980 8620 8384 8451 8755 8249 9091 8014 9428 7778 9731 7509 10000 7239 10270 7172 10202 7105 10169 7037 10202 6701 10404 6532 10505 6364 10573 6364 10573 6734 10270 7138 9967 7576 9697 7980 9428 8014 9361 8014 9260 7946 9192 7643 9192 7845 9058 7980 8856 8014 8788 8014 8687 7980 8620 7879 8553 7812 8519 7711 8519 7542 8553 7307 8654 7105 8788 6734 9125 6465 9394 5960 9832 5421 10169 4916 10539 4512 10707 4075 10842 4075 10842 4546 10539 5017 10202 5994 9596 6465 9226 6936 8856 7206 8687 7441 8519 7711 8384 8014 8283 8317 8182 8384 8182 8418 8115 8418 8047 8384 7946 8249 7946 7913 8014 7408 8081 7138 8148 6869 8249 7172 8014 7576 7744 8014 7542 8889 7138 8956 7071 8956 6970 8889 6903 8822 6869 8620 6903 8418 6936 8081 7071 7744 7273 7408 7475 6330 8081 5287 8687 5085 8788 5455 8553 6162 7980 6869 7441 7239 7206 7610 6970 8014 6802 8451 6667 8519 6633 8552 6600 8552 6532 8519 6431 8485 6398 8418 6398 8081 6431 7744 6499 8216 6297 8687 6061 9125 5893 Z M 6734 7172 L 6263 7542 5758 7946 5186 8418 4613 8822 3401 9596 2997 9798 2627 10034 2256 10270 1886 10539 1852 10573 1852 10640 1886 10707 1953 10775 2054 10775 3502 9832 4512 9361 4142 9563 3738 9832 3334 10135 2964 10438 2560 10741 2492 10775 2492 10808 2492 10909 2560 10977 2694 10977 2997 10775 3368 10640 3704 10472 4041 10303 4782 9899 5489 9428 6128 8990 6802 8586 6936 8519 6936 8519 6465 8856 5994 9226 5388 9664 4748 10101 4108 10505 3502 10977 3435 11044 3469 11111 3502 11179 3603 11212 3974 11179 4310 11078 4310 11145 4344 11246 4378 11280 4479 11280 5152 11044 5489 10943 5825 10808 5859 10876 5926 10909 6128 10909 6263 10876 6263 10876 5859 11044 5421 11212 4984 11313 4512 11381 4041 11414 3570 11381 3098 11347 2593 11246 2088 11111 1617 10943 1179 10741 741 10505 775 10505 1246 10236 1718 10034 2189 9832 2694 9630 3166 9394 3637 9125 4546 8586 5623 7845 6196 7475 6734 7172 Z M 3637 1 L 3031 68 2492 203 1920 371 1415 573 910 843 438 1146 1 1516 1 1853 270 1617 539 1381 842 1179 1145 1011 1448 843 1785 674 2122 573 2122 573 1953 641 1448 876 977 1146 539 1449 506 1516 506 1583 539 1617 640 1617 1314 1213 2021 843 2492 674 2930 540 3401 438 3873 405 3873 405 2863 775 1852 1146 1347 1348 876 1583 405 1853 1 2156 1 2492 640 2189 1280 1886 1953 1617 2627 1348 3300 1146 4007 1011 4546 876 4849 843 5152 809 4815 944 4512 1011 3873 1179 3098 1415 2324 1684 1650 1920 842 2189 438 2324 1 2526 1 2829 236 2728 1 2863 1 3132 876 2627 1314 2391 1785 2189 2762 1819 3267 1651 3772 1516 4310 1415 4815 1314 5354 1280 5859 1314 5085 1550 3839 1987 1718 2795 842 3166 405 3368 1 3603 1 3906 539 3570 1145 3300 1718 3065 2290 2829 4411 2055 4512 2021 3300 2526 2155 2997 977 3502 506 3772 1 4075 1 4310 438 4041 977 3772 1516 3536 1516 3536 741 4007 1 4512 1 4782 236 4613 876 4209 1516 3839 2189 3502 2863 3199 4243 2694 5590 2189 6398 1853 6802 1684 7138 1415 7475 1718 7812 2055 8115 2425 8384 2795 8350 2795 8014 2829 7711 2896 7408 3031 7071 3166 6499 3469 5926 3805 5893 3805 3098 5118 2290 5455 2863 5118 4714 4007 5489 3772 6263 3469 7004 3166 7374 2964 7744 2762 7778 2694 7812 2627 7744 2560 7677 2526 7239 2593 6802 2694 6364 2829 5960 3031 5522 3199 5118 3435 4310 3906 3536 4176 2728 4445 2728 4445 4479 3502 5623 2896 6128 2627 6768 2425 7071 2290 7374 2156 7441 2122 7441 2021 7408 1954 7307 1920 6970 1987 6600 2088 6263 2257 5926 2425 5421 2593 4950 2762 3873 3199 2795 3671 472 4782 1 5017 1 5320 169 5219 2694 4007 4209 3334 2728 4142 1650 4681 539 5219 1 5556 1 5960 775 5590 1415 5287 2088 4984 3435 4445 2728 4883 2088 5253 1448 5590 135 6263 1 6330 1 6768 371 6566 842 6364 405 6600 1 6903 1 7509 1112 6970 2290 6398 3300 5977 3300 5977 2189 6532 1617 6835 1011 7206 573 7542 102 7879 1 7946 1 8485 640 8081 1314 7677 1718 7475 2122 7307 1078 8115 34 8923 1 8923 1 9293 236 9125 876 8856 1448 8620 1886 8451 1886 8451 1011 9024 135 9563 102 9596 68 9630 102 9731 135 9798 236 9798 1213 9495 1684 9327 2155 9159 2694 8889 3233 8620 4277 8047 5219 7542 6162 7105 5085 7744 2863 8990 640 10236 573 10303 573 10404 270 10169 1 9967 1 10270 371 10573 809 10808 1179 11010 1583 11212 1987 11347 2425 11482 2863 11549 3267 11616 3704 11650 4142 11650 4580 11616 5017 11549 5421 11448 5825 11347 6229 11179 6633 10977 7004 10741 7374 10505 7744 10135 8081 9731 8418 9293 8653 8856 8889 8350 9057 7812 9226 7273 9293 6734 9360 6196 9360 5623 9327 5085 9259 4546 9158 4007 8990 3502 8788 3031 8519 2560 8283 2189 7980 1853 7677 1550 7340 1247 7374 1179 7374 1112 7307 1045 7071 1045 6768 843 6431 674 6095 506 5758 371 5388 270 5051 203 4681 135 4310 102 4277 34 4209 34 3637 1 Z N"/>
        </draw:custom-shape>
        <draw:custom-shape draw:name="Shape 744" draw:style-name="Mgr4" draw:text-style-name="MP7" draw:layer="layout" svg:width="0.465cm" svg:height="0.44cm" svg:x="6.374cm" svg:y="0.373cm">
          <text:p/>
          <draw:enhanced-geometry draw:mirror-horizontal="false" draw:mirror-vertical="false" drawooo:sub-view-size="2526 2392" svg:viewBox="0 0 63150 59800" draw:type="ooxml-non-primitive" draw:enhanced-path="M 2256 236 L 2256 674 2290 1078 2290 1617 2323 2122 2121 2088 1886 2088 1448 2122 909 2122 640 2156 370 2223 337 1684 269 1146 236 708 168 270 673 304 1212 270 2256 236 Z M 2256 1 L 1212 34 673 34 135 102 67 135 67 203 34 438 0 674 34 1146 101 1752 135 2021 236 2324 236 2358 370 2358 606 2391 842 2391 1313 2358 2088 2358 2357 2290 2391 2324 2492 2324 2492 2290 2525 2021 2525 1752 2492 1247 2458 641 2424 371 2357 68 2323 34 2290 1 Z N"/>
        </draw:custom-shape>
        <draw:custom-shape draw:name="Shape 745" draw:style-name="Mgr4" draw:text-style-name="MP7" draw:layer="layout" svg:width="0.459cm" svg:height="0.502cm" svg:x="5.858cm" svg:y="0.379cm">
          <text:p/>
          <draw:enhanced-geometry draw:mirror-horizontal="false" draw:mirror-vertical="false" drawooo:sub-view-size="2493 2728" svg:viewBox="0 0 62325 68200" draw:type="ooxml-non-primitive" draw:enhanced-path="M 2290 236 L 2223 741 2223 1280 2223 1819 2290 2324 2324 2391 2324 2391 2290 2357 1819 2357 1347 2391 371 2391 270 1314 203 270 203 270 708 303 1246 303 2290 236 Z M 2324 0 L 1785 34 1246 68 708 68 169 101 102 135 102 169 68 202 34 236 1 842 34 1448 102 2054 203 2627 236 2694 304 2728 371 2660 405 2593 405 2526 876 2593 1347 2627 1852 2627 2088 2559 2290 2526 2357 2458 2324 2391 2324 2391 2391 2425 2425 2425 2458 2391 2458 2324 2492 1819 2492 1280 2458 708 2391 202 2425 135 2425 68 2391 34 2324 0 Z N"/>
        </draw:custom-shape>
        <draw:custom-shape draw:name="Shape 746" draw:style-name="Mgr4" draw:text-style-name="MP7" draw:layer="layout" svg:width="0.478cm" svg:height="0.446cm" svg:x="5.97cm" svg:y="0.889cm">
          <text:p/>
          <draw:enhanced-geometry draw:mirror-horizontal="false" draw:mirror-vertical="false" drawooo:sub-view-size="2594 2425" svg:viewBox="0 0 64850 60625" draw:type="ooxml-non-primitive" draw:enhanced-path="M 1819 0 L 1280 68 708 101 135 202 135 135 102 101 34 101 1 135 1 438 1 741 34 1347 34 1852 68 2121 102 2391 135 2391 169 2424 203 2391 1314 2391 1819 2357 2088 2323 2324 2290 2357 2323 2391 2323 2492 2290 2559 2189 2593 2088 2593 1953 2559 1717 2559 1482 2526 775 2458 404 2425 236 2324 101 2256 202 2256 337 2256 606 2324 1145 2324 1650 2324 2155 2088 2121 1819 2088 1314 2121 270 2189 236 2189 270 1919 270 1684 236 1179 203 775 169 404 809 337 1448 270 1886 236 2088 202 2290 101 2290 68 2189 34 2054 0 Z N"/>
        </draw:custom-shape>
        <draw:custom-shape draw:name="Shape 747" draw:style-name="Mgr4" draw:text-style-name="MP7" draw:layer="layout" svg:width="0.161cm" svg:height="0.092cm" svg:x="6.598cm" svg:y="2.218cm">
          <text:p/>
          <draw:enhanced-geometry draw:mirror-horizontal="false" draw:mirror-vertical="false" drawooo:sub-view-size="876 506" svg:viewBox="0 0 21900 12650" draw:type="ooxml-non-primitive" draw:enhanced-path="M 707 0 L 539 169 404 303 270 169 169 34 34 34 0 101 34 169 135 303 270 472 303 505 337 505 404 472 438 472 472 438 674 303 842 169 876 101 842 34 775 0 Z N"/>
        </draw:custom-shape>
        <draw:custom-shape draw:name="Shape 748" draw:style-name="Mgr4" draw:text-style-name="MP7" draw:layer="layout" svg:width="0.148cm" svg:height="0.155cm" svg:x="4.603cm" svg:y="1.125cm">
          <text:p/>
          <draw:enhanced-geometry draw:mirror-horizontal="false" draw:mirror-vertical="false" drawooo:sub-view-size="809 843" svg:viewBox="0 0 20225 21075" draw:type="ooxml-non-primitive" draw:enhanced-path="M 34 1 L 1 135 1 270 1 640 34 708 68 741 135 741 169 708 371 506 371 539 405 607 472 708 573 809 607 842 674 842 708 775 708 741 640 640 539 506 472 472 438 472 506 405 640 270 674 304 741 270 809 203 809 169 775 102 741 68 573 68 438 169 337 304 169 472 135 304 135 135 102 68 68 1 Z N"/>
        </draw:custom-shape>
        <draw:custom-shape draw:name="Shape 749" draw:style-name="Mgr4" draw:text-style-name="MP7" draw:layer="layout" svg:width="0.459cm" svg:height="0.484cm" svg:x="4.43cm" svg:y="0.945cm">
          <text:p/>
          <draw:enhanced-geometry draw:mirror-horizontal="false" draw:mirror-vertical="false" drawooo:sub-view-size="2492 2627" svg:viewBox="0 0 62300 65675" draw:type="ooxml-non-primitive" draw:enhanced-path="M 2222 135 L 2222 1212 2188 2290 1717 2323 1212 2357 774 2357 539 2391 303 2424 269 2424 269 2391 303 1886 269 1347 236 808 135 270 1178 270 1683 236 2222 135 Z M 1683 0 L 1145 34 606 68 67 68 0 101 0 135 0 202 34 270 0 775 34 1347 67 1886 101 2391 135 2458 168 2458 202 2492 236 2458 236 2525 303 2559 539 2593 774 2626 1246 2626 1751 2525 2188 2424 2188 2492 2222 2559 2289 2593 2357 2593 2424 2525 2458 1919 2491 1313 2458 707 2357 101 2357 68 2323 68 2289 0 Z N"/>
        </draw:custom-shape>
        <draw:custom-shape draw:name="Shape 750" draw:style-name="Mgr4" draw:text-style-name="MP7" draw:layer="layout" svg:width="0.167cm" svg:height="0.142cm" svg:x="4.336cm" svg:y="1.615cm">
          <text:p/>
          <draw:enhanced-geometry draw:mirror-horizontal="false" draw:mirror-vertical="false" drawooo:sub-view-size="910 775" svg:viewBox="0 0 22750 19375" draw:type="ooxml-non-primitive" draw:enhanced-path="M 67 0 L 0 34 0 101 0 674 34 741 168 741 202 674 202 438 303 606 370 640 404 640 438 606 640 404 673 573 741 741 808 775 875 741 909 707 909 640 842 404 842 270 842 135 842 68 808 34 741 34 673 68 404 371 168 34 101 0 Z N"/>
        </draw:custom-shape>
        <draw:custom-shape draw:name="Shape 751" draw:style-name="Mgr4" draw:text-style-name="MP7" draw:layer="layout" svg:width="0.471cm" svg:height="0.44cm" svg:x="5.231cm" svg:y="1.429cm">
          <text:p/>
          <draw:enhanced-geometry draw:mirror-horizontal="false" draw:mirror-vertical="false" drawooo:sub-view-size="2559 2391" svg:viewBox="0 0 63975 59775" draw:type="ooxml-non-primitive" draw:enhanced-path="M 101 0 L 101 34 34 303 0 539 34 1078 68 1684 101 1987 169 2290 202 2323 270 2357 303 2323 337 2256 337 1953 303 1650 236 1078 236 640 202 202 438 236 1145 236 2222 169 2256 236 2357 236 2323 573 2323 876 2357 2054 1886 2054 1414 2088 707 2088 539 2121 438 2189 337 2256 438 2323 539 2357 775 2391 1280 2357 1818 2357 2121 2323 2391 2256 2424 2323 2492 2323 2559 2290 2559 2222 2525 1044 2525 539 2492 270 2458 34 2424 34 2391 68 2323 34 2222 0 2020 0 1616 34 909 34 539 68 202 101 202 34 169 0 Z N"/>
        </draw:custom-shape>
        <draw:custom-shape draw:name="Shape 752" draw:style-name="Mgr4" draw:text-style-name="MP7" draw:layer="layout" svg:width="0.167cm" svg:height="0.13cm" svg:x="5.479cm" svg:y="0.578cm">
          <text:p/>
          <draw:enhanced-geometry draw:mirror-horizontal="false" draw:mirror-vertical="false" drawooo:sub-view-size="910 708" svg:viewBox="0 0 22750 17700" draw:type="ooxml-non-primitive" draw:enhanced-path="M 607 169 L 742 203 641 304 540 371 270 371 270 203 371 169 Z M 506 1 L 371 35 270 102 203 68 169 68 136 102 102 203 102 338 35 371 1 439 35 506 102 540 102 607 136 674 169 708 203 708 237 674 270 641 304 607 270 540 506 540 708 472 775 439 843 371 876 270 910 169 910 102 876 102 674 1 Z N"/>
        </draw:custom-shape>
        <draw:custom-shape draw:name="Shape 753" draw:style-name="Mgr4" draw:text-style-name="MP7" draw:layer="layout" svg:width="0.043cm" svg:height="0.484cm" svg:x="5.343cm" svg:y="1.976cm">
          <text:p/>
          <draw:enhanced-geometry draw:mirror-horizontal="false" draw:mirror-vertical="false" drawooo:sub-view-size="236 2627" svg:viewBox="0 0 5900 65675" draw:type="ooxml-non-primitive" draw:enhanced-path="M 68 0 L 0 236 0 472 0 977 0 1785 0 2155 34 2559 68 2593 101 2626 169 2626 202 2559 202 2256 236 1953 202 1381 202 674 202 337 169 169 101 0 Z N"/>
        </draw:custom-shape>
        <draw:custom-shape draw:name="Shape 754" draw:style-name="Mgr4" draw:text-style-name="MP7" draw:layer="layout" svg:width="0.08cm" svg:height="0.124cm" svg:x="6.101cm" svg:y="2.224cm">
          <text:p/>
          <draw:enhanced-geometry draw:mirror-horizontal="false" draw:mirror-vertical="false" drawooo:sub-view-size="439 675" svg:viewBox="0 0 10975 16875" draw:type="ooxml-non-primitive" draw:enhanced-path="M 270 1 L 203 68 135 136 34 237 1 371 34 405 34 439 135 439 169 506 304 641 371 674 438 641 438 607 438 540 337 439 236 338 405 169 438 136 438 68 405 1 Z N"/>
        </draw:custom-shape>
        <draw:custom-shape draw:name="Shape 755" draw:style-name="Mgr4" draw:text-style-name="MP7" draw:layer="layout" svg:width="0.459cm" svg:height="0.496cm" svg:x="5.753cm" svg:y="1.392cm">
          <text:p/>
          <draw:enhanced-geometry draw:mirror-horizontal="false" draw:mirror-vertical="false" drawooo:sub-view-size="2492 2694" svg:viewBox="0 0 62300 67350" draw:type="ooxml-non-primitive" draw:enhanced-path="M 2290 202 L 2222 707 2222 1246 2256 1785 2290 2323 2323 2357 2290 2357 2054 2323 1818 2323 1347 2357 371 2357 270 1313 202 236 707 270 1246 270 2290 202 Z M 2323 0 L 1785 34 707 34 169 68 101 101 101 169 68 169 34 202 0 808 34 1414 101 2020 202 2626 236 2660 303 2694 404 2660 404 2559 404 2492 876 2593 1852 2593 2088 2559 2290 2492 2357 2458 2357 2391 2424 2391 2458 2357 2492 2323 2492 1785 2492 1246 2458 707 2391 169 2424 101 2424 68 2391 0 Z N"/>
        </draw:custom-shape>
        <draw:custom-shape draw:name="Shape 756" draw:style-name="Mgr4" draw:text-style-name="MP7" draw:layer="layout" svg:width="2.198cm" svg:height="2.161cm" svg:x="22.016cm" svg:y="12.375cm">
          <text:p/>
          <draw:enhanced-geometry draw:mirror-horizontal="false" draw:mirror-vertical="false" drawooo:sub-view-size="11919 11717" svg:viewBox="0 0 297975 292925" draw:type="ooxml-non-primitive" draw:enhanced-path="M 270 6532 L 303 6734 371 6936 573 7273 808 7609 977 7744 1111 7845 1078 8148 1078 8451 1111 8721 1145 9024 1212 9158 943 8956 707 8687 505 8418 371 8115 270 7811 236 7508 202 7205 236 6869 270 6532 Z M 2593 1 L 2559 34 2222 607 1953 1179 1650 1785 1414 2391 943 3637 539 4849 236 5825 101 6364 0 6869 0 7374 0 7643 68 7879 135 8148 236 8384 371 8586 539 8822 909 9192 1347 9562 1818 9865 2323 10135 2828 10370 3367 10572 4411 10909 5050 11077 5690 11212 6970 11414 8249 11582 9528 11717 9596 11717 9629 11650 9596 11549 9528 11515 7576 11313 6566 11178 5555 11010 4579 10774 4074 10640 3603 10471 3131 10303 2660 10067 2222 9865 1818 9596 1549 9226 1448 9057 1347 8822 1313 8620 1313 8384 1280 8148 1246 7912 1313 7879 1347 7811 1313 7744 1280 7710 1044 7542 876 7340 707 7104 539 6869 472 6633 404 6431 404 5960 640 5185 909 4445 1313 3367 1751 2290 2189 1246 2593 169 2727 304 2896 405 3098 506 3266 573 3670 640 4074 708 4714 842 5353 1011 6599 1415 7879 1785 9192 2088 10505 2324 11818 2492 11885 2492 11919 2425 11885 2324 11818 2290 10572 2122 9326 1920 8114 1650 6902 1314 5825 977 4781 674 4242 539 3670 438 3165 304 2896 236 2626 102 2626 68 2626 34 2626 1 Z N"/>
        </draw:custom-shape>
        <draw:custom-shape draw:name="Shape 757" draw:style-name="Mgr4" draw:text-style-name="MP7" draw:layer="layout" svg:width="0.477cm" svg:height="0.558cm" svg:x="5.361cm" svg:y="1.907cm">
          <text:p/>
          <draw:enhanced-geometry draw:mirror-horizontal="false" draw:mirror-vertical="false" drawooo:sub-view-size="2593 3031" svg:viewBox="0 0 64825 75775" draw:type="ooxml-non-primitive" draw:enhanced-path="M 2424 1 L 2391 34 2357 68 2054 68 1785 102 1212 203 909 203 606 135 303 135 169 169 34 236 0 270 0 304 68 338 303 371 539 405 1044 439 1381 439 1684 371 2020 304 2357 304 2323 809 2357 1314 2357 1954 2357 2290 2424 2627 2357 2593 1751 2661 1111 2728 606 2795 337 2863 101 2964 371 3031 606 2997 1111 2930 1751 2863 2357 2795 2424 2762 2458 2728 2458 2762 2525 2762 2559 2728 2593 2425 2593 2122 2593 1516 2559 775 2559 439 2492 68 2492 34 2424 1 Z N"/>
        </draw:custom-shape>
        <draw:custom-shape draw:name="Shape 758" draw:style-name="Mgr4" draw:text-style-name="MP7" draw:layer="layout" svg:width="2.527cm" svg:height="0.608cm" svg:x="2.144cm" svg:y="1.988cm">
          <text:p/>
          <draw:enhanced-geometry draw:mirror-horizontal="false" draw:mirror-vertical="false" drawooo:sub-view-size="13704 3300" svg:viewBox="0 0 342600 82500" draw:type="ooxml-non-primitive" draw:enhanced-path="M 13366 337 L 13366 674 13366 1011 13434 2593 13400 2559 13030 2492 12659 2458 11986 2458 11279 2526 10572 2627 9697 2728 8855 2795 7171 2862 5488 2896 3805 2930 2088 2963 1246 2997 438 3064 404 2761 371 2425 270 1751 202 1145 135 842 68 573 1751 573 3434 539 6801 438 13366 337 Z M 13467 1 L 13400 68 6801 236 3434 270 1751 304 68 371 34 405 0 438 0 506 0 842 0 1145 68 1751 135 2526 169 2896 270 3266 303 3300 337 3300 404 3266 404 3233 1212 3266 2054 3266 3670 3233 6936 3098 8518 3031 9326 2997 10101 2930 10909 2829 11717 2728 12525 2728 12929 2761 13333 2795 13434 2795 13467 2694 13535 2728 13602 2728 13669 2660 13703 2593 13636 1179 13636 741 13636 539 13602 304 13636 270 13669 169 13602 102 13535 68 13501 68 13467 1 Z N"/>
        </draw:custom-shape>
        <draw:custom-shape draw:name="Shape 759" draw:style-name="Mgr4" draw:text-style-name="MP7" draw:layer="layout" svg:width="0.13cm" svg:height="0.117cm" svg:x="5.386cm" svg:y="1.516cm">
          <text:p/>
          <draw:enhanced-geometry draw:mirror-horizontal="false" draw:mirror-vertical="false" drawooo:sub-view-size="708 641" svg:viewBox="0 0 17700 16025" draw:type="ooxml-non-primitive" draw:enhanced-path="M 68 1 L 1 34 1 68 35 102 169 203 371 270 102 472 68 539 102 607 169 640 237 640 439 472 641 304 674 270 708 203 674 169 607 135 338 34 203 1 Z N"/>
        </draw:custom-shape>
        <draw:custom-shape draw:name="Shape 760" draw:style-name="Mgr4" draw:text-style-name="MP7" draw:layer="layout" svg:width="0.515cm" svg:height="0.484cm" svg:x="0cm" svg:y="1.628cm">
          <text:p/>
          <draw:enhanced-geometry draw:mirror-horizontal="false" draw:mirror-vertical="false" drawooo:sub-view-size="2796 2627" svg:viewBox="0 0 69900 65675" draw:type="ooxml-non-primitive" draw:enhanced-path="M 2627 1 L 2593 34 2560 68 2492 236 1819 169 1145 135 573 135 1 169 1 371 1684 371 2458 405 2425 876 2458 1347 2526 2257 1953 2324 1179 2358 472 2391 169 2358 1 2324 1 2492 640 2593 1314 2627 1987 2560 2627 2459 2728 2459 2795 2391 2795 2324 2728 1718 2694 1112 2728 573 2728 337 2694 68 2661 34 2627 1 Z N"/>
        </draw:custom-shape>
        <draw:custom-shape draw:name="Shape 761" draw:style-name="Mgr4" draw:text-style-name="MP7" draw:layer="layout" svg:width="0.447cm" svg:height="0.074cm" svg:x="0.969cm" svg:y="0cm">
          <text:p/>
          <draw:enhanced-geometry draw:mirror-horizontal="false" draw:mirror-vertical="false" drawooo:sub-view-size="2426 405" svg:viewBox="0 0 60650 10125" draw:type="ooxml-non-primitive" draw:enhanced-path="M 2189 1 L 2223 169 1684 169 1112 203 540 169 270 169 1 236 237 304 472 337 977 371 1651 405 1954 371 2290 270 2358 270 2391 236 2425 203 2391 1 Z N"/>
        </draw:custom-shape>
        <draw:custom-shape draw:name="Shape 762" draw:style-name="Mgr4" draw:text-style-name="MP7" draw:layer="layout" svg:width="0.397cm" svg:height="0.515cm" svg:x="0cm" svg:y="2.144cm">
          <text:p/>
          <draw:enhanced-geometry draw:mirror-horizontal="false" draw:mirror-vertical="false" drawooo:sub-view-size="2156 2795" svg:viewBox="0 0 53900 69875" draw:type="ooxml-non-primitive" draw:enhanced-path="M 1583 0 L 1179 34 607 68 304 68 1 101 1 270 741 270 1785 202 1819 236 1886 236 1886 270 1920 236 1886 573 1886 909 1920 1684 1953 2458 1482 2458 1011 2492 506 2492 236 2525 102 2559 1 2593 1 2727 102 2761 203 2795 438 2795 876 2761 1415 2761 1718 2727 1987 2694 2021 2727 2088 2727 2155 2694 2155 2626 2088 1078 2088 539 2088 303 2021 68 2021 34 1987 68 1987 101 1953 68 1886 34 1785 0 Z N"/>
        </draw:custom-shape>
        <draw:custom-shape draw:name="Shape 763" draw:style-name="Mgr4" draw:text-style-name="MP7" draw:layer="layout" svg:width="0.459cm" svg:height="0.496cm" svg:x="0.572cm" svg:y="1.603cm">
          <text:p/>
          <draw:enhanced-geometry draw:mirror-horizontal="false" draw:mirror-vertical="false" drawooo:sub-view-size="2492 2694" svg:viewBox="0 0 62300 67350" draw:type="ooxml-non-primitive" draw:enhanced-path="M 2290 202 L 2222 707 2189 1246 2222 1784 2290 2323 1818 2323 1347 2357 371 2357 270 1279 169 236 707 269 1246 269 2290 202 Z M 1751 0 L 1212 34 674 34 135 67 101 101 68 135 34 168 34 202 0 808 0 1414 68 2020 169 2626 236 2660 303 2694 371 2660 404 2559 371 2492 842 2559 1347 2593 1818 2593 2054 2559 2290 2492 2323 2458 2323 2391 2424 2391 2458 2357 2458 2290 2492 1784 2458 1246 2424 707 2357 168 2391 101 2391 67 2357 0 Z N"/>
        </draw:custom-shape>
        <draw:custom-shape draw:name="Shape 764" draw:style-name="Mgr4" draw:text-style-name="MP7" draw:layer="layout" svg:width="0.049cm" svg:height="0.428cm" svg:x="5.871cm" svg:y="0.92cm">
          <text:p/>
          <draw:enhanced-geometry draw:mirror-horizontal="false" draw:mirror-vertical="false" drawooo:sub-view-size="270 2324" svg:viewBox="0 0 6750 58100" draw:type="ooxml-non-primitive" draw:enhanced-path="M 67 1 L 34 34 34 304 34 539 34 1078 0 1684 0 1987 34 2256 67 2324 168 2324 202 2290 236 1987 269 1684 236 1078 236 539 202 270 135 34 135 1 Z N"/>
        </draw:custom-shape>
        <draw:custom-shape draw:name="Shape 765" draw:style-name="Mgr4" draw:text-style-name="MP7" draw:layer="layout" svg:width="0.136cm" svg:height="0.192cm" svg:x="1.995cm" svg:y="1.205cm">
          <text:p/>
          <draw:enhanced-geometry draw:mirror-horizontal="false" draw:mirror-vertical="false" drawooo:sub-view-size="741 1045" svg:viewBox="0 0 18525 26125" draw:type="ooxml-non-primitive" draw:enhanced-path="M 438 270 L 539 303 573 371 606 438 606 606 539 674 505 741 337 842 303 842 270 472 303 270 337 303 438 270 Z M 270 0 L 270 34 202 101 135 202 101 404 101 640 135 876 34 876 0 909 0 943 0 1010 34 1010 135 1044 236 1044 337 1010 438 977 606 808 741 640 741 539 741 438 707 337 674 236 606 169 303 169 303 34 270 0 Z N"/>
        </draw:custom-shape>
        <draw:custom-shape draw:name="Shape 766" draw:style-name="Mgr4" draw:text-style-name="MP7" draw:layer="layout" svg:width="0.465cm" svg:height="0.509cm" svg:x="0.963cm" svg:y="2.1cm">
          <text:p/>
          <draw:enhanced-geometry draw:mirror-horizontal="false" draw:mirror-vertical="false" drawooo:sub-view-size="2526 2762" svg:viewBox="0 0 63150 69050" draw:type="ooxml-non-primitive" draw:enhanced-path="M 2256 236 L 2256 640 2290 1078 2290 1785 2323 2492 1448 2492 909 2526 640 2559 371 2593 337 1886 236 1145 202 708 135 270 1179 270 2256 236 Z M 2222 1 L 1179 34 640 34 135 68 68 135 34 203 0 438 0 674 34 1145 101 1920 135 2357 236 2694 236 2728 270 2761 337 2728 371 2728 606 2761 842 2761 1313 2728 2088 2728 2357 2694 2492 2694 2492 2660 2525 2324 2525 1953 2492 1246 2458 640 2424 337 2357 68 2323 34 2290 1 Z N"/>
        </draw:custom-shape>
        <draw:custom-shape draw:name="Shape 767" draw:style-name="Mgr4" draw:text-style-name="MP7" draw:layer="layout" svg:width="0.459cm" svg:height="0.484cm" svg:x="1.833cm" svg:y="1.05cm">
          <text:p/>
          <draw:enhanced-geometry draw:mirror-horizontal="false" draw:mirror-vertical="false" drawooo:sub-view-size="2493 2627" svg:viewBox="0 0 62325 65675" draw:type="ooxml-non-primitive" draw:enhanced-path="M 2223 135 L 2257 1213 2223 2290 1752 2324 1247 2357 775 2357 539 2391 337 2425 304 2425 304 2391 337 1886 304 1347 236 809 135 270 1213 270 1718 236 2223 135 Z M 1718 1 L 1179 34 640 68 102 68 34 102 1 135 1 203 34 270 34 775 34 1347 68 1886 135 2391 169 2458 203 2458 236 2492 270 2458 270 2526 337 2559 539 2593 775 2627 1280 2593 1752 2526 2223 2425 2223 2492 2257 2559 2324 2593 2391 2593 2425 2526 2492 1920 2492 1314 2492 708 2391 102 2391 68 2324 68 2324 1 Z N"/>
        </draw:custom-shape>
        <draw:custom-shape draw:name="Shape 768" draw:style-name="Mgr4" draw:text-style-name="MP7" draw:layer="layout" svg:width="0.061cm" svg:height="0.428cm" svg:x="2.131cm" svg:y="1.572cm">
          <text:p/>
          <draw:enhanced-geometry draw:mirror-horizontal="false" draw:mirror-vertical="false" drawooo:sub-view-size="338 2324" svg:viewBox="0 0 8450 58100" draw:type="ooxml-non-primitive" draw:enhanced-path="M 68 1 L 35 34 1 304 1 573 35 1078 68 1684 102 1987 169 2290 203 2324 304 2324 304 2257 338 1987 304 1684 237 1078 203 539 169 304 136 34 136 1 Z N"/>
        </draw:custom-shape>
        <draw:custom-shape draw:name="Shape 769" draw:style-name="Mgr4" draw:text-style-name="MP7" draw:layer="layout" svg:width="0.136cm" svg:height="0.161cm" svg:x="1.268cm" svg:y="1.74cm">
          <text:p/>
          <draw:enhanced-geometry draw:mirror-horizontal="false" draw:mirror-vertical="false" drawooo:sub-view-size="741 877" svg:viewBox="0 0 18525 21925" draw:type="ooxml-non-primitive" draw:enhanced-path="M 101 1 L 34 34 0 68 0 102 34 169 135 203 337 270 168 472 34 708 0 775 34 842 101 876 168 876 505 775 673 741 707 708 741 640 741 573 673 539 640 539 505 573 370 607 640 236 673 169 640 135 606 102 539 68 236 34 101 1 Z N"/>
        </draw:custom-shape>
        <draw:custom-shape draw:name="Shape 770" draw:style-name="Mgr4" draw:text-style-name="MP7" draw:layer="layout" svg:width="0.465cm" svg:height="0.44cm" svg:x="1.087cm" svg:y="1.591cm">
          <text:p/>
          <draw:enhanced-geometry draw:mirror-horizontal="false" draw:mirror-vertical="false" drawooo:sub-view-size="2526 2392" svg:viewBox="0 0 63150 59800" draw:type="ooxml-non-primitive" draw:enhanced-path="M 2256 236 L 2256 674 2290 1112 2290 1617 2324 2122 1448 2122 910 2156 640 2156 371 2223 304 1684 236 1145 203 708 169 270 169 270 674 304 1213 270 2256 236 Z M 2256 1 L 1179 34 674 68 135 102 68 135 34 203 1 438 1 674 34 1179 102 1751 135 2055 203 2324 236 2358 371 2358 573 2391 842 2391 1314 2358 2088 2358 2357 2324 2458 2324 2492 2290 2526 2021 2526 1785 2492 1246 2458 674 2425 371 2357 68 2324 34 2290 34 2256 1 Z N"/>
        </draw:custom-shape>
        <draw:custom-shape draw:name="Shape 771" draw:style-name="Mgr4" draw:text-style-name="MP7" draw:layer="layout" svg:width="0.477cm" svg:height="0.446cm" svg:x="4.2cm" svg:y="1.46cm">
          <text:p/>
          <draw:enhanced-geometry draw:mirror-horizontal="false" draw:mirror-vertical="false" drawooo:sub-view-size="2593 2425" svg:viewBox="0 0 64825 60625" draw:type="ooxml-non-primitive" draw:enhanced-path="M 2391 1 L 2357 34 2323 135 1751 102 1179 68 674 34 404 68 303 135 202 169 202 203 371 270 573 304 1684 304 2323 337 2323 708 2323 1078 2323 1583 2357 1852 2387 2088 2387 2088 1347 2122 808 2155 539 2189 303 2256 270 1751 236 1246 270 708 236 438 202 304 169 203 68 337 34 506 0 876 34 1583 34 1819 34 2088 68 2189 101 2290 169 2391 270 2425 303 2425 337 2391 337 2357 573 2391 842 2425 1347 2391 2391 2324 2458 2290 2492 2324 2525 2324 2559 2290 2593 2021 2559 1785 2525 1246 2525 640 2492 337 2458 34 2424 1 Z N"/>
        </draw:custom-shape>
        <draw:custom-shape draw:name="Shape 772" draw:style-name="Mgr4" draw:text-style-name="MP7" draw:layer="layout" svg:width="2.186cm" svg:height="3.335cm" svg:x="23.258cm" svg:y="7.896cm">
          <text:p/>
          <draw:enhanced-geometry draw:mirror-horizontal="false" draw:mirror-vertical="false" drawooo:sub-view-size="11852 18081" svg:viewBox="0 0 296300 452025" draw:type="ooxml-non-primitive" draw:enhanced-path="M 8721 1 L 6431 506 4142 1045 1886 1651 977 1886 742 1954 540 2055 338 2156 169 2290 169 2324 136 2257 68 2223 1 2223 1 2290 35 2762 136 3233 371 4176 641 5118 876 6061 1785 10068 2223 12054 2728 14040 3267 16027 3536 17037 3873 17980 3940 18081 4007 18081 4075 18047 4142 17980 4681 17879 5253 17710 6330 17374 7576 17003 8856 16667 10337 16296 11111 16128 11852 15892 11852 15656 11044 15892 10202 16094 8519 16532 6263 17172 5152 17475 4613 17643 4108 17879 3536 15926 2997 13939 2526 11987 2055 9967 1146 5960 742 4108 506 3199 338 2762 182 2358 405 2358 641 2324 1078 2223 1954 1920 4209 1314 6465 775 8755 304 8889 977 9024 1651 9394 3031 10303 6330 11280 9664 11549 10674 11852 11717 11852 10640 11583 9832 10640 6532 9798 3469 9394 1785 9159 944 8923 136 8889 102 8822 35 8788 1 Z N"/>
        </draw:custom-shape>
        <draw:custom-shape draw:name="Shape 773" draw:style-name="Mgr4" draw:text-style-name="MP7" draw:layer="layout" svg:width="9.348cm" svg:height="2.813cm" svg:x="14.859cm" svg:y="0cm">
          <text:p/>
          <draw:enhanced-geometry draw:mirror-horizontal="false" draw:mirror-vertical="false" drawooo:sub-view-size="50672 15253" svg:viewBox="0 0 1266800 381325" draw:type="ooxml-non-primitive" draw:enhanced-path="M 22592 5219 L 22558 5859 22154 5893 22188 5825 22188 5758 22154 5623 22121 5421 22087 5253 22558 5219 Z M 21919 5253 L 21919 5590 21952 5758 21952 5859 21986 5926 21750 5960 21717 5792 21649 5623 21616 5455 21515 5287 21919 5253 Z M 21447 5287 L 21447 5455 21481 5623 21515 5792 21548 5960 21313 5994 21313 5859 21279 5724 21178 5287 Z M 21111 5287 L 21144 5691 21178 5859 21212 5994 20909 6027 20909 5960 20909 5859 20841 5724 20774 5320 21111 5287 Z M 20673 5320 L 20673 5724 20673 5893 20707 5994 20740 6061 20471 6061 20471 5926 20437 5758 20404 5522 20370 5320 Z M 20201 5320 L 20201 5522 20235 5691 20269 5893 20269 5994 20302 6095 20033 6128 19999 5893 19966 5623 19898 5354 20201 5320 Z M 19730 5354 L 19764 5623 19764 5859 19797 5994 19831 6162 19528 6196 19494 5994 19461 5825 19427 5590 19360 5388 19730 5354 Z M 22592 6095 L 22626 7071 22693 7778 22121 7778 21582 7845 20505 8014 19427 8115 18888 8182 18350 8317 18249 7441 18181 7037 18114 6633 18653 6600 19225 6532 20336 6398 21481 6229 22592 6095 Z M 22693 7946 L 22760 8283 22828 8653 22356 8721 22289 8485 22222 8047 22693 7946 Z M 22121 8047 L 22121 8249 22121 8451 22154 8721 21784 8788 21750 8586 21717 8418 21683 8249 21616 8115 22121 8047 Z M 21481 8115 L 21481 8283 21515 8418 21548 8620 21582 8788 21313 8822 21245 8350 21178 8148 21481 8115 Z M 20976 8182 L 21010 8384 21077 8855 20774 8889 20774 8721 20740 8552 20707 8384 20639 8216 20976 8182 Z M 20505 8216 L 20505 8418 20538 8586 20538 8754 20606 8923 20336 8956 20336 8889 20336 8788 20302 8653 20235 8249 20505 8216 Z M 20134 8283 L 20100 8451 20100 8620 20134 8822 20168 8889 20235 8956 19865 8990 19831 8788 19764 8552 19730 8350 20134 8283 Z M 19629 8350 L 19595 8552 19595 8754 19629 9024 19292 9024 19326 8956 19326 8889 19292 8754 19259 8586 19191 8418 19629 8350 Z M 809 8855 L 842 9024 842 9226 640 9259 438 9327 337 9091 203 8855 405 8855 607 8889 708 8889 809 8855 Z M 876 8586 L 1078 8620 1448 8620 1482 8855 1516 9091 1516 9293 1213 9360 1044 9360 1044 9259 1044 9226 1011 9024 977 8788 876 8586 Z M 19191 5388 L 19191 5590 19225 5825 19259 6027 19326 6229 18686 6330 18047 6465 18013 6465 17979 6499 17946 6532 17946 6566 17979 6600 17979 7105 18013 7576 18181 8552 18215 8586 18249 8620 18316 8620 18383 8586 18383 8485 18383 8418 18754 8451 19124 8418 19124 8552 19124 8721 19124 8889 19158 8990 19191 9057 18855 9091 18552 9158 18249 9226 17979 9360 17946 9327 17744 8182 17676 7576 17643 7004 17643 6667 17643 6297 17643 5893 17575 5556 18215 5489 18821 5421 18821 5590 18821 6128 18821 6196 18888 6229 18922 6263 18989 6229 19023 6196 19023 6128 19023 5792 18989 5421 19191 5388 Z M 3401 7441 L 3367 7744 3334 8047 3300 8687 3334 9360 3401 10000 2862 9865 2627 9764 2391 9663 2189 9529 1953 9394 1785 9360 1785 9327 1751 9293 1718 9091 1718 8923 1684 8586 1785 8586 1852 8552 1852 8485 1819 8451 1785 8418 1617 8451 1852 8317 2054 8216 2458 7946 3401 7441 Z M 4176 6970 L 4176 7845 4209 8721 4209 9394 4243 9731 4277 10067 4176 9966 4142 9798 4108 9630 4108 9428 4108 8721 4075 8014 4041 7307 4075 7307 4108 7273 4075 7239 4041 7172 4007 6970 Z M 3637 7307 L 3872 7340 3839 8014 3872 8721 3974 10135 3805 10168 3771 10168 3771 10101 3738 10067 3704 10034 3637 10034 3603 9360 3569 8687 3569 8014 3536 7374 3569 7340 3603 7307 Z M 17340 5556 L 17340 6532 17373 7475 17508 8418 17676 9360 16027 9596 14377 9764 12727 9899 11077 10000 7610 10236 6869 10236 6095 10269 5320 10303 4916 10370 4546 10438 4546 10404 4546 10303 4580 10236 4546 10168 4479 9360 4445 8552 4411 7744 4344 6936 4378 6936 4411 6903 4411 6869 4411 6802 5152 6734 5859 6667 7307 6465 9024 6229 10741 6061 12391 5893 14040 5758 15690 5657 17340 5556 Z M 10606 1 L 10471 674 10370 1347 10202 2661 10067 3671 9933 4647 9798 5287 9731 5623 9697 5960 8350 6095 7004 6229 5657 6431 4984 6566 4344 6701 4310 6667 4310 6633 4243 6600 4209 6633 4209 6667 4209 6734 4142 6734 4108 6768 4108 6802 4007 6835 3940 6903 3906 6936 3940 6970 3906 7138 3502 7138 3435 7172 3435 7206 2357 7778 1920 8047 1718 8216 1549 8418 1482 8451 1280 8485 1078 8485 977 8519 876 8552 842 8519 809 8519 809 8721 472 8721 270 8687 68 8721 68 8687 34 8721 1 8721 1 8754 34 8788 68 8956 135 9158 304 9495 371 9529 405 9529 640 9461 876 9394 910 9428 876 9461 943 9529 1011 9562 1246 9596 1448 9562 1650 9495 1718 9495 2122 9731 2559 9933 2997 10101 3435 10202 3468 10370 3502 10438 3603 10438 3637 10370 3738 10404 3872 10404 4075 10370 4310 10337 4344 10438 4378 10471 4378 10505 4411 10539 4782 10572 5186 10606 5994 10572 7610 10438 11077 10202 12828 10101 14545 9966 14579 9966 14949 10135 15387 10303 15791 10438 16229 10539 17104 10707 18013 10808 18922 10876 19831 10943 20707 11010 21582 11078 22626 11212 23636 11347 25689 11684 27743 12054 29797 12391 29427 14882 29460 14949 29460 14983 29528 15017 29629 14983 29629 14949 29662 14916 29797 14815 29932 14680 30066 14545 30201 14444 30268 14613 30369 14747 30470 14882 30605 15017 30571 15151 30571 15219 30605 15252 30740 15252 30773 15219 30807 15151 30807 14949 31076 12492 31682 12593 32288 12694 33467 12795 34241 12896 34611 12963 34982 13064 35251 13131 35520 13165 35756 13199 36025 13165 36665 13165 36968 13232 37238 13300 37844 13434 38147 13502 38450 13502 39190 13569 39965 13670 41446 13872 44274 14377 45520 14646 46160 14714 46799 14747 47069 14714 47338 14646 47540 14579 47742 14444 47910 14310 48079 14141 48213 13939 48314 13737 48382 13535 48449 13300 48550 12828 48584 12323 48584 11852 48752 11111 48887 10404 49122 8956 49695 5522 50671 1 50402 1 49425 5455 48853 8855 48651 10269 48550 10977 48483 11684 48415 11684 48382 11785 48382 12492 48348 12828 48281 13199 48180 13502 48011 13805 47776 14074 47641 14209 47473 14310 47338 14377 47203 14444 46867 14512 46530 14512 46160 14478 45486 14377 44847 14242 42288 13771 39729 13367 39224 13300 38685 13266 38180 13232 37911 13199 37642 13098 37406 13030 37170 12997 36665 12963 36160 12963 35655 12997 35487 12997 35352 12963 35015 12862 34712 12761 34409 12694 33938 12626 33467 12559 32288 12424 31682 12391 31110 12357 31211 11482 31783 11650 32389 11785 33601 12020 36025 12424 38483 12828 40941 13165 43533 13502 44644 13603 45217 13636 45486 13636 45789 13603 46193 13502 46530 13333 46833 13131 47069 12896 47271 12593 47405 12256 47473 11886 47506 11448 47473 11414 47708 10707 47843 10000 48112 8552 48382 6970 48617 5388 48954 2694 49257 1 48988 1 48685 2795 48314 5590 48079 7172 47843 8721 47574 10034 47473 10707 47405 11381 47338 11381 47304 11448 47304 11785 47237 12088 47170 12357 47035 12593 46900 12828 46698 12997 46429 13165 46126 13300 45890 13367 45621 13434 45116 13434 44577 13401 44072 13333 41749 13064 39426 12761 37339 12458 35285 12121 34275 11919 33265 11717 32221 11515 31211 11347 31480 9192 31750 7037 32322 3132 32457 2357 32591 1583 32726 775 32827 1 32625 1 32457 809 32322 1650 32086 3334 31783 5287 31514 7273 31043 10977 30639 14680 30504 14478 30403 14242 30336 14175 30235 14175 30134 14209 30033 14276 29831 14444 29696 14613 29999 12424 30066 12391 30066 12323 30066 12256 30033 12222 30740 7206 31009 5421 31312 3603 31581 1819 31682 910 31783 1 31615 1 31413 876 31278 1785 31009 3570 30773 5354 30538 7138 29965 11145 29427 11111 30033 5421 30201 4075 30369 2728 30571 1347 30706 1 30470 1 30268 1280 30100 2593 29965 3873 29831 5152 29494 8115 29157 11111 27709 11010 26228 10909 25487 10808 24780 10741 24040 10606 23333 10438 21750 10101 20942 9933 20134 9798 19562 9731 19259 9697 18989 9596 18754 9529 18518 9495 18282 9495 18047 9562 18013 9596 17979 9663 18013 9697 18417 9697 18754 9731 18922 9832 19023 9865 19124 9899 19966 10034 20841 10135 21616 10303 22424 10471 23972 10842 24612 10977 25252 11078 26531 11212 27844 11280 29124 11347 29124 11482 29124 11549 29157 11583 29225 11616 29326 11583 29359 11549 29359 11482 29393 11381 29932 11414 29797 12189 27945 11818 26093 11515 24242 11246 22356 10977 21414 10876 20471 10775 18585 10606 17643 10505 16734 10337 15825 10168 14916 9933 16330 9764 17744 9562 17777 9596 17845 9630 17912 9596 17946 9529 17979 9529 18013 9495 18047 9461 18282 9428 18552 9394 19023 9327 20505 9158 22289 8956 22323 8956 22356 8923 23030 8855 23097 8822 23097 8754 23097 8721 23063 8653 22962 8216 22895 7744 22828 6835 22794 5893 22760 5421 22659 4984 22659 4950 22626 4950 22592 4984 22592 5017 22558 5017 19764 5152 19191 5152 18653 5186 18080 5287 17811 5354 17542 5455 17542 5421 17508 5388 17474 5388 17441 5354 17373 5354 14040 5556 12391 5691 10741 5859 9865 5926 10000 5657 10067 5320 10168 4714 10303 3940 10404 3166 10505 2391 10640 1583 10774 809 10909 1 Z N"/>
        </draw:custom-shape>
        <draw:custom-shape draw:name="Shape 774" draw:style-name="Mgr4" draw:text-style-name="MP7" draw:layer="layout" svg:width="0.241cm" svg:height="0.173cm" svg:x="24.227cm" svg:y="11.275cm">
          <text:p/>
          <draw:enhanced-geometry draw:mirror-horizontal="false" draw:mirror-vertical="false" drawooo:sub-view-size="1314 943" svg:viewBox="0 0 32850 23575" draw:type="ooxml-non-primitive" draw:enhanced-path="M 943 0 L 471 169 236 236 168 270 101 270 101 236 34 236 34 270 0 270 34 337 67 404 101 404 168 438 269 438 572 404 875 303 909 472 976 606 875 606 808 674 640 741 572 775 539 775 572 741 707 674 842 573 842 539 842 505 808 472 741 438 572 539 370 640 269 741 236 775 269 842 303 876 337 876 438 808 438 876 471 909 539 943 707 909 875 808 976 741 1044 674 1111 741 1212 741 1279 707 1313 640 1279 573 1246 505 1145 303 1111 135 1111 68 1077 0 Z N"/>
        </draw:custom-shape>
        <draw:custom-shape draw:name="Shape 775" draw:style-name="Mgr4" draw:text-style-name="MP7" draw:layer="layout" svg:width="0.13cm" svg:height="0.13cm" svg:x="23.302cm" svg:y="7.921cm">
          <text:p/>
          <draw:enhanced-geometry draw:mirror-horizontal="false" draw:mirror-vertical="false" drawooo:sub-view-size="708 708" svg:viewBox="0 0 17700 17700" draw:type="ooxml-non-primitive" draw:enhanced-path="M 438 203 L 506 236 539 304 539 405 506 472 438 539 270 539 203 506 169 405 236 304 270 270 337 236 371 203 Z M 337 1 L 270 34 203 68 135 135 102 203 102 236 34 337 1 438 34 539 68 607 135 674 203 708 371 708 506 674 607 640 640 573 708 438 708 270 674 169 640 102 573 68 506 34 337 1 Z N"/>
        </draw:custom-shape>
        <draw:custom-shape draw:name="Shape 776" draw:style-name="Mgr4" draw:text-style-name="MP7" draw:layer="layout" svg:width="0.061cm" svg:height="0.111cm" svg:x="24.215cm" svg:y="11.356cm">
          <text:p/>
          <draw:enhanced-geometry draw:mirror-horizontal="false" draw:mirror-vertical="false" drawooo:sub-view-size="338 607" svg:viewBox="0 0 8450 15175" draw:type="ooxml-non-primitive" draw:enhanced-path="M 34 1 L 1 35 1 270 1 472 34 540 102 607 304 607 337 540 337 472 270 405 236 405 203 169 135 102 68 1 Z N"/>
        </draw:custom-shape>
        <draw:custom-shape draw:name="Shape 777" draw:style-name="Mgr4" draw:text-style-name="MP7" draw:layer="layout" svg:width="0.434cm" svg:height="0.067cm" svg:x="22.562cm" svg:y="0.603cm">
          <text:p/>
          <draw:enhanced-geometry draw:mirror-horizontal="false" draw:mirror-vertical="false" drawooo:sub-view-size="2357 371" svg:viewBox="0 0 58925 9275" draw:type="ooxml-non-primitive" draw:enhanced-path="M 1448 1 L 741 34 370 68 34 135 0 169 34 169 303 203 606 203 1178 169 1448 169 1717 203 1986 236 2256 371 2323 371 2357 337 2357 304 2357 236 2256 169 2155 102 1919 34 1683 1 Z N"/>
        </draw:custom-shape>
        <draw:custom-shape draw:name="Shape 778" draw:style-name="Mgr4" draw:text-style-name="MP7" draw:layer="layout" svg:width="0.788cm" svg:height="0.266cm" svg:x="21.438cm" svg:y="1.342cm">
          <text:p/>
          <draw:enhanced-geometry draw:mirror-horizontal="false" draw:mirror-vertical="false" drawooo:sub-view-size="4276 1448" svg:viewBox="0 0 106900 36200" draw:type="ooxml-non-primitive" draw:enhanced-path="M 4108 0 L 3872 67 3502 168 3131 303 2424 539 1212 943 606 1145 34 1380 0 1414 0 1448 34 1448 606 1347 1145 1178 2222 842 3266 539 3805 337 4040 236 4242 101 4276 67 4242 34 4175 0 Z N"/>
        </draw:custom-shape>
        <draw:custom-shape draw:name="Shape 779" draw:style-name="Mgr4" draw:text-style-name="MP7" draw:layer="layout" svg:width="0.391cm" svg:height="0.148cm" svg:x="23.78cm" svg:y="7.747cm">
          <text:p/>
          <draw:enhanced-geometry draw:mirror-horizontal="false" draw:mirror-vertical="false" drawooo:sub-view-size="2123 809" svg:viewBox="0 0 53075 20225" draw:type="ooxml-non-primitive" draw:enhanced-path="M 1920 1 L 1853 34 1617 102 1381 169 944 270 472 371 270 472 35 573 1 674 1 741 68 809 136 809 1112 640 1583 506 2021 337 2088 304 2122 236 2122 169 2088 102 2055 68 1987 34 1920 1 Z N"/>
        </draw:custom-shape>
        <draw:custom-shape draw:name="Shape 780" draw:style-name="Mgr4" draw:text-style-name="MP7" draw:layer="layout" svg:width="0.477cm" svg:height="0.31cm" svg:x="5.92cm" svg:y="2.119cm">
          <text:p/>
          <draw:enhanced-geometry draw:mirror-horizontal="false" draw:mirror-vertical="false" drawooo:sub-view-size="2593 1684" svg:viewBox="0 0 64825 42100" draw:type="ooxml-non-primitive" draw:enhanced-path="M 2222 304 L 2290 910 2357 1381 2121 1347 1886 1347 1414 1381 808 1381 539 1415 270 1482 236 876 202 573 202 438 169 304 404 371 674 405 1684 405 1953 371 2222 304 Z M 2256 1 L 2222 34 2222 68 2222 169 1785 169 1347 203 438 203 135 236 101 236 68 270 34 371 0 506 34 775 34 1549 68 1617 135 1650 202 1617 236 1583 505 1617 741 1617 1246 1583 1818 1583 2121 1549 2391 1482 2458 1684 2525 1684 2559 1650 2593 1482 2559 1280 2492 910 2391 270 2424 236 2424 203 2391 169 2357 169 2323 34 2290 1 Z N"/>
        </draw:custom-shape>
        <draw:custom-shape draw:name="Shape 781" draw:style-name="Mgr4" draw:text-style-name="MP7" draw:layer="layout" svg:width="0.54cm" svg:height="0.186cm" svg:x="21.438cm" svg:y="1.603cm">
          <text:p/>
          <draw:enhanced-geometry draw:mirror-horizontal="false" draw:mirror-vertical="false" drawooo:sub-view-size="2930 1011" svg:viewBox="0 0 73250 25275" draw:type="ooxml-non-primitive" draw:enhanced-path="M 2862 0 L 2492 67 2121 168 1414 404 707 640 337 774 34 976 0 1010 34 1010 404 943 774 842 1448 572 2189 370 2559 269 2896 135 2896 101 2929 67 2896 34 2862 0 Z N"/>
        </draw:custom-shape>
        <draw:custom-shape draw:name="Shape 782" draw:style-name="Mgr4" draw:text-style-name="MP7" draw:layer="layout" svg:width="0.689cm" svg:height="0.161cm" svg:x="21.401cm" svg:y="1.249cm">
          <text:p/>
          <draw:enhanced-geometry draw:mirror-horizontal="false" draw:mirror-vertical="false" drawooo:sub-view-size="3738 876" svg:viewBox="0 0 93450 21900" draw:type="ooxml-non-primitive" draw:enhanced-path="M 3266 0 L 3098 34 2795 168 2492 269 1886 471 1280 572 34 741 0 774 34 808 269 842 505 875 976 875 1414 774 1886 640 2761 337 3232 236 3704 202 3737 168 3737 135 3704 101 3569 34 3401 0 Z N"/>
        </draw:custom-shape>
        <draw:custom-shape draw:name="Shape 783" draw:style-name="Mgr4" draw:text-style-name="MP7" draw:layer="layout" svg:width="0.565cm" svg:height="0.297cm" svg:x="24.643cm" svg:y="11.083cm">
          <text:p/>
          <draw:enhanced-geometry draw:mirror-horizontal="false" draw:mirror-vertical="false" drawooo:sub-view-size="3065 1617" svg:viewBox="0 0 76625 40425" draw:type="ooxml-non-primitive" draw:enhanced-path="M 2896 1 L 1482 371 68 809 1 842 1 910 35 977 102 977 775 842 1449 674 2762 304 2762 405 2762 506 2728 607 2694 708 2526 842 2290 977 2021 1078 1785 1145 1348 1246 573 1381 439 1347 338 1280 237 1213 136 1145 102 1179 136 1280 169 1381 304 1583 371 1617 439 1617 1550 1448 2088 1314 2358 1213 2627 1112 2728 1044 2795 943 2930 741 2997 472 2997 337 2964 236 3031 203 3065 169 3065 68 2997 1 Z N"/>
        </draw:custom-shape>
        <draw:custom-shape draw:name="Shape 784" draw:style-name="Mgr4" draw:text-style-name="MP7" draw:layer="layout" svg:width="0.198cm" svg:height="1.074cm" svg:x="16.916cm" svg:y="0cm">
          <text:p/>
          <draw:enhanced-geometry draw:mirror-horizontal="false" draw:mirror-vertical="false" drawooo:sub-view-size="1079 5826" svg:viewBox="0 0 26975 145650" draw:type="ooxml-non-primitive" draw:enhanced-path="M 842 1 L 405 2896 135 4479 34 5152 1 5489 34 5792 68 5825 203 5522 270 5186 371 4546 640 2964 1078 1 Z N"/>
        </draw:custom-shape>
        <draw:custom-shape draw:name="Shape 785" draw:style-name="Mgr4" draw:text-style-name="MP7" draw:layer="layout" svg:width="7.59cm" svg:height="2.863cm" svg:x="0cm" svg:y="0cm">
          <text:p/>
          <draw:enhanced-geometry draw:mirror-horizontal="false" draw:mirror-vertical="false" drawooo:sub-view-size="41144 15522" svg:viewBox="0 0 1028600 388050" draw:type="ooxml-non-primitive" draw:enhanced-path="M 40604 1 L 40705 2425 40773 4849 40806 7374 40806 9899 40773 11078 40705 12256 40705 12626 40638 12997 40604 13199 40503 13367 40369 13468 40200 13535 39998 13569 39830 13603 29629 13939 19461 14276 14276 14478 9091 14714 6499 14882 3940 15050 1179 15252 607 15286 304 15320 1 15286 1 15522 910 15522 3671 15320 6398 15118 9226 14949 12020 14815 17676 14579 23164 14377 28619 14209 39594 13872 39662 13939 39729 13973 39763 13939 39897 13906 40066 13872 40167 13872 40234 13838 40402 13805 40571 13737 40705 13636 40806 13468 40907 13232 40975 12997 41042 12458 41076 11414 41109 10000 41143 8586 41109 5758 41042 3065 40907 337 40907 1 Z N"/>
        </draw:custom-shape>
        <draw:custom-shape draw:name="Shape 786" draw:style-name="Mgr4" draw:text-style-name="MP7" draw:layer="layout" svg:width="5.223cm" svg:height="3.217cm" svg:x="20.22cm" svg:y="15.064cm">
          <text:p/>
          <draw:enhanced-geometry draw:mirror-horizontal="false" draw:mirror-vertical="false" drawooo:sub-view-size="28315 17441" svg:viewBox="0 0 707875 436025" draw:type="ooxml-non-primitive" draw:enhanced-path="M 2929 1011 L 2997 1112 3064 1145 3098 1179 3199 1145 3199 1213 3232 1280 3232 1280 3098 1213 2997 1145 2929 1011 Z M 2088 236 L 2492 304 2492 371 2458 472 2458 573 2492 842 2593 1044 2727 1246 2896 1415 2997 1482 3098 1550 3199 1550 3333 1583 3434 1550 3468 1516 3502 1482 3468 1886 3367 2257 3030 2156 2727 2055 2458 1853 2189 1617 2088 1482 1987 1314 1852 977 1751 640 1684 270 2088 236 Z M 1583 304 L 1583 674 1650 1078 1818 1449 2020 1785 2290 2055 2626 2324 2761 2391 2929 2425 3232 2459 3064 2728 2896 2896 2727 2997 2525 3065 2290 3132 1987 3166 1785 3166 1684 3132 1650 3098 1616 3098 1616 3132 1616 3199 1650 3267 1751 3334 2189 3334 2525 3267 2525 3300 2694 3502 2896 3738 3367 4108 3771 4479 3973 4681 4141 4950 4276 5152 4444 5354 4781 5758 5185 6128 5589 6499 5421 6701 5252 6936 5118 7138 3300 5388 2424 4546 1953 4142 1482 3805 909 3469 674 3267 573 3132 472 2997 371 2829 337 2661 270 2290 270 1954 303 1583 371 1314 472 1078 606 876 775 708 943 573 1145 438 1347 337 1583 304 Z M 21548 6701 L 21682 6903 21548 7037 21447 7206 21346 7071 21278 7004 21413 6869 21480 6802 21514 6734 21548 6701 Z M 22086 7004 L 22288 7037 22490 7105 22692 7206 22894 7307 23063 7475 23770 8115 24477 8754 25117 9428 25723 10101 26295 10842 26800 11549 26733 11583 26699 11616 26665 11684 26665 11751 26699 11785 26733 11852 26800 11987 26564 12290 26531 12357 26463 12391 26329 12391 26160 12357 25992 12256 25655 12020 25453 11852 25083 11549 24746 11246 24107 10573 23433 9832 22793 9057 22120 8317 21783 7946 21413 7610 21548 7408 21716 7206 21884 7071 22086 7004 Z M 26935 12088 L 27271 12222 27406 12323 27507 12424 27339 12694 27137 12896 26800 12424 26867 12256 26935 12088 Z M 1650 1 L 1414 68 1179 135 977 236 775 371 539 607 371 842 236 1078 101 1347 34 1651 0 1920 0 2223 34 2526 101 2728 135 2930 236 3098 337 3233 573 3502 842 3738 1482 4142 1785 4378 2088 4613 3535 5994 4949 7374 5017 7408 5084 7408 5151 7340 5185 7307 5320 7172 5421 7037 5488 7037 5757 7374 5993 7643 6363 8014 6801 8384 7205 8687 7643 8956 8114 9192 8619 9360 8922 9428 9259 9461 9899 9529 10202 9563 10505 9664 10774 9832 11043 10034 11245 10303 11414 10606 11515 10977 11616 11347 11717 12088 11784 12761 11885 13805 11919 14310 11986 14781 12121 15252 12188 15488 12289 15690 12424 15892 12592 16094 12760 16296 12962 16464 13164 16599 13400 16734 13838 16936 14309 17070 14780 17205 15252 17306 15757 17373 16296 17441 16531 17407 16767 17407 17205 17340 17609 17239 18013 17070 18383 16902 18753 16700 19090 16464 19393 16161 19629 15791 19763 15555 19831 15320 19898 15084 19898 14815 19898 14579 19831 14343 19763 14108 19696 13872 19460 13367 19225 12929 18922 12492 18652 12121 18248 11549 17878 10909 17575 10202 17339 9529 17238 9158 17171 8788 17104 8418 17070 8047 17070 7711 17104 7340 17137 6970 17238 6633 17339 6297 17541 5960 17777 5691 18046 5455 18349 5253 18686 5152 19023 5085 19393 5085 19696 5186 19965 5320 20235 5489 20470 5724 20672 5960 20874 6196 21211 6734 21076 6936 21043 6936 21043 7037 21076 7071 21144 7071 21177 7138 21245 7273 21278 7340 21346 7374 21312 7542 21245 7576 21211 7643 21245 7677 21649 8216 22086 8721 22962 9697 23837 10674 24275 11145 24746 11583 25049 11886 25453 12256 25689 12424 25925 12593 26127 12660 26295 12694 26497 12660 26665 12593 26699 12559 27036 13064 27103 13098 27170 13098 27440 12862 27608 13030 27810 13165 28046 13232 28315 13266 28315 12862 27978 12795 27608 12660 27709 12525 27743 12458 27709 12357 27574 12189 27372 12020 27170 11919 27204 11852 27204 11751 27137 11650 27137 11616 27137 11583 27137 11549 27069 11549 26733 10977 26362 10438 25958 9933 25521 9428 25049 8956 24578 8519 23601 7610 23298 7307 22928 6970 22726 6835 22524 6734 22288 6667 22086 6701 21884 6768 21783 6600 21682 6431 21649 6398 21581 6364 21514 6364 21480 6398 21413 6499 21177 6162 20942 5825 20639 5522 20336 5219 19999 4984 19831 4916 19662 4849 19460 4782 19258 4748 19056 4748 18854 4782 18585 4849 18383 4916 18147 5017 17945 5152 17777 5287 17609 5421 17474 5590 17339 5792 17104 6162 16935 6600 16834 7071 16767 7542 16767 8148 16834 8754 16969 9360 17137 9933 17339 10505 17609 11078 17912 11616 18248 12088 18652 12626 18989 13165 19157 13434 19292 13737 19427 14040 19528 14377 19561 14579 19595 14781 19561 14983 19528 15185 19494 15353 19427 15522 19225 15858 18955 16161 18652 16397 18316 16599 17945 16767 17676 16902 17373 16969 17070 17037 16733 17070 16094 17104 15420 17070 14747 16936 14444 16868 14141 16734 13838 16633 13535 16464 13299 16330 13030 16128 12760 15892 12558 15589 12390 15286 12323 14949 12255 14613 12188 14276 12154 13535 12087 12862 12020 12222 11919 11549 11784 10909 11649 10539 11481 10135 11380 9967 11245 9798 11111 9664 10942 9563 10673 9428 10404 9327 10134 9259 9831 9192 9259 9158 8687 9057 8350 8990 8013 8855 7710 8687 7407 8485 6835 8047 6296 7576 6128 7408 5993 7206 5825 7004 5656 6869 5589 6835 5724 6667 5757 6600 5825 6600 5892 6566 5892 6499 5858 6431 4983 5590 4579 5152 4411 4916 4242 4681 4108 4445 3939 4243 3737 4041 3502 3873 3064 3536 2626 3233 2896 3132 3030 3065 3165 2964 3367 2728 3502 2459 3636 2156 3704 1819 3737 1516 3737 1179 3704 876 3670 775 3535 775 3502 809 3502 876 3502 1145 3401 876 3232 674 3030 539 2963 472 2896 337 2862 236 2761 203 2694 169 2593 169 2559 203 2357 102 2121 34 1886 1 Z N"/>
        </draw:custom-shape>
        <draw:custom-shape draw:name="Shape 787" draw:style-name="Mgr4" draw:text-style-name="MP7" draw:layer="layout" svg:width="0.036cm" svg:height="0.248cm" svg:x="6.933cm" svg:y="2.156cm">
          <text:p/>
          <draw:enhanced-geometry draw:mirror-horizontal="false" draw:mirror-vertical="false" drawooo:sub-view-size="203 1348" svg:viewBox="0 0 5075 33700" draw:type="ooxml-non-primitive" draw:enhanced-path="M 101 1 L 34 102 0 236 34 506 34 1280 68 1347 135 1347 169 1314 202 1280 169 472 169 236 169 102 101 1 Z N"/>
        </draw:custom-shape>
        <draw:custom-shape draw:name="Shape 788" draw:style-name="Mgr4" draw:text-style-name="MP7" draw:layer="layout" svg:width="0.738cm" svg:height="0.31cm" svg:x="6.579cm" svg:y="0cm">
          <text:p/>
          <draw:enhanced-geometry draw:mirror-horizontal="false" draw:mirror-vertical="false" drawooo:sub-view-size="4007 1685" svg:viewBox="0 0 100175 42125" draw:type="ooxml-non-primitive" draw:enhanced-path="M 0 1 L 0 539 0 1011 68 1246 135 1448 202 1482 202 1516 236 1549 674 1617 1111 1650 2020 1684 2929 1650 3805 1549 3872 1583 3906 1583 3973 1549 4007 1482 3906 1 3704 1 3771 1347 2020 1381 1111 1381 236 1448 236 1415 270 1213 236 977 169 539 169 1 Z N"/>
        </draw:custom-shape>
        <draw:custom-shape draw:name="Shape 789" draw:style-name="Mgr4" draw:text-style-name="MP7" draw:layer="layout" svg:width="0.105cm" svg:height="0.111cm" svg:x="20.438cm" svg:y="15.375cm">
          <text:p/>
          <draw:enhanced-geometry draw:mirror-horizontal="false" draw:mirror-vertical="false" drawooo:sub-view-size="573 607" svg:viewBox="0 0 14325 15175" draw:type="ooxml-non-primitive" draw:enhanced-path="M 405 0 L 337 34 270 68 102 303 34 438 1 573 34 606 169 573 304 505 506 303 539 236 573 169 539 135 506 68 438 34 405 0 Z N"/>
        </draw:custom-shape>
        <draw:custom-shape draw:name="Shape 790" draw:style-name="Mgr4" draw:text-style-name="MP7" draw:layer="layout" svg:width="2.36cm" svg:height="4.186cm" svg:x="23.084cm" svg:y="7.486cm">
          <text:p/>
          <draw:enhanced-geometry draw:mirror-horizontal="false" draw:mirror-vertical="false" drawooo:sub-view-size="12794 22693" svg:viewBox="0 0 319850 567325" draw:type="ooxml-non-primitive" draw:enhanced-path="M 10774 3334 L 10841 3368 11178 4209 11245 4378 11346 4580 11346 4681 11346 4748 11313 4815 11212 4849 11111 4546 10774 3334 Z M 6868 1 L 6363 34 5892 102 5387 169 4882 270 3939 506 2963 809 2492 977 2020 1145 1583 1381 1145 1617 876 1819 640 2021 438 2257 236 2560 101 2829 0 3132 0 3469 34 3772 34 3805 34 3839 101 4378 236 4883 505 5893 808 6903 1111 7946 1583 10101 2020 12256 2559 14478 3131 16700 3704 18889 4377 21077 4411 21144 4411 21346 4478 21481 4613 21649 4747 21818 5084 22087 5421 22255 5724 22424 6027 22525 6363 22626 6734 22659 7070 22693 7407 22693 8114 22659 8720 22592 9293 22491 9899 22390 10471 22255 11649 21919 12794 21515 12794 21212 11313 21717 10538 21919 9798 22121 9124 22255 8485 22390 7811 22424 7138 22457 6801 22424 6498 22390 6195 22289 5858 22188 5522 22053 5320 21919 5084 21784 4916 21616 4747 21447 4646 21279 4613 21077 4613 21043 4007 18889 3434 16734 2862 14579 2323 12424 1852 10269 1414 8115 1280 7576 1145 7037 808 5960 472 4883 303 4344 169 3805 135 3772 202 3368 303 2997 472 2694 674 2391 909 2122 1179 1920 1482 1684 1818 1516 2155 1347 2525 1213 3266 943 4007 741 4714 573 5555 405 5959 337 6397 304 6801 270 7239 304 7643 304 8080 371 8518 472 8922 607 9326 809 9495 943 9697 1078 9831 1246 9966 1448 10101 1650 10202 1852 10168 1886 10168 2088 10202 2223 10303 2593 10707 4108 11616 7138 12491 10168 12794 11347 12794 10337 12727 10101 11919 7340 11582 6196 11279 5085 11346 5085 11414 5051 11447 5017 11515 4916 11582 4849 11616 4815 11616 4748 11346 3974 11043 3233 10976 3166 10707 3166 10471 2560 10639 2560 10673 2492 10673 2425 10538 2054 10404 1718 10235 1415 10033 1112 9798 876 9528 640 9225 472 8855 304 8384 169 7878 68 7373 34 6868 1 Z N"/>
        </draw:custom-shape>
        <draw:custom-shape draw:name="Shape 791" draw:style-name="Mgr4" draw:text-style-name="MP7" draw:layer="layout" svg:width="0.08cm" svg:height="0.074cm" svg:x="24.476cm" svg:y="7.66cm">
          <text:p/>
          <draw:enhanced-geometry draw:mirror-horizontal="false" draw:mirror-vertical="false" drawooo:sub-view-size="439 405" svg:viewBox="0 0 10975 10125" draw:type="ooxml-non-primitive" draw:enhanced-path="M 135 0 L 34 101 34 169 1 236 34 337 68 371 135 404 203 404 270 371 371 337 405 270 438 169 405 101 337 34 236 0 Z N"/>
        </draw:custom-shape>
        <draw:custom-shape draw:name="Shape 792" draw:style-name="Mgr4" draw:text-style-name="MP7" draw:layer="layout" svg:width="0.496cm" svg:height="0.484cm" svg:x="24.463cm" svg:y="16.593cm">
          <text:p/>
          <draw:enhanced-geometry draw:mirror-horizontal="false" draw:mirror-vertical="false" drawooo:sub-view-size="2694 2627" svg:viewBox="0 0 67350 65675" draw:type="ooxml-non-primitive" draw:enhanced-path="M 505 337 L 775 539 1044 741 977 842 910 943 842 1077 606 842 674 741 707 539 707 505 573 640 505 774 135 471 337 370 438 337 Z M 1179 875 L 1415 1077 1482 1178 1381 1313 1280 1515 1145 1381 977 1212 1044 1111 1112 976 1179 875 Z M 1583 1246 L 1852 1583 1751 1717 1684 1886 1448 1650 1516 1414 1583 1246 Z M 1920 1684 L 2122 1919 2021 2020 2021 2088 2021 2155 1819 1987 1852 1919 1886 1818 1920 1684 Z M 2122 1953 L 2324 2155 2223 2357 2054 2189 2054 2054 2088 1987 2122 1953 Z M 404 0 L 303 34 135 202 68 337 34 438 0 471 34 505 236 808 472 1077 1011 1616 1617 2121 2189 2593 2223 2626 2290 2626 2324 2593 2357 2559 2458 2290 2593 2391 2627 2424 2694 2391 2694 2357 2694 2290 2559 1987 2324 1717 1852 1145 1583 875 1280 606 1280 539 1246 539 1213 572 842 269 472 34 404 0 Z N"/>
        </draw:custom-shape>
        <draw:custom-shape draw:name="Shape 793" draw:style-name="Mgr4" draw:text-style-name="MP7" draw:layer="layout" svg:width="0.366cm" svg:height="0.366cm" svg:x="20.618cm" svg:y="15.741cm">
          <text:p/>
          <draw:enhanced-geometry draw:mirror-horizontal="false" draw:mirror-vertical="false" drawooo:sub-view-size="1988 1987" svg:viewBox="0 0 49700 49675" draw:type="ooxml-non-primitive" draw:enhanced-path="M 35 1 L 1 34 68 203 169 371 439 640 1112 1314 1348 1583 1583 1852 1651 1920 1752 1953 1819 1987 1920 1953 1987 1886 1954 1819 1954 1785 1718 1583 1516 1381 1112 943 540 371 304 135 169 68 35 1 Z N"/>
        </draw:custom-shape>
        <draw:custom-shape draw:name="Shape 794" draw:style-name="Mgr4" draw:text-style-name="MP7" draw:layer="layout" svg:width="1.254cm" svg:height="3.105cm" svg:x="24.19cm" svg:y="13.4cm">
          <text:p/>
          <draw:enhanced-geometry draw:mirror-horizontal="false" draw:mirror-vertical="false" drawooo:sub-view-size="6801 16835" svg:viewBox="0 0 170025 420875" draw:type="ooxml-non-primitive" draw:enhanced-path="M 6195 472 L 5892 943 5825 910 5791 842 5757 809 6195 472 Z M 5589 977 L 5656 1078 5724 1145 5589 1381 5387 1246 5488 1112 5589 977 Z M 5252 1381 L 5353 1482 5454 1549 5320 1819 5286 1785 5084 1684 5050 1684 5252 1381 Z M 4949 1886 L 5084 1920 5219 1987 5084 2223 4815 1987 4882 1886 Z M 4411 1920 L 4680 2189 4815 2324 4983 2459 4949 2459 4949 2526 4983 2593 5050 2593 5084 2560 5118 2526 4040 3704 3973 3839 3872 4041 3737 4176 3670 4209 3603 4209 3266 3940 2862 3570 3098 3401 3300 3199 3704 2762 4074 2357 4242 2155 4411 1920 Z M 2963 4041 L 3030 4108 2997 4142 2862 4277 2694 4479 2593 4647 2559 4782 2525 4883 2391 4748 2256 4647 2424 4512 2559 4344 2761 4176 2963 4041 Z M 6565 1 L 6498 34 5959 371 5690 573 5454 809 5219 1078 5017 1347 4848 1650 4747 1953 4613 1785 4444 1650 4377 1617 4343 1650 4276 1684 4108 1953 3939 2189 3535 2627 3131 3031 2929 3267 2795 3536 2761 3536 2761 3570 2795 3704 2862 3839 2626 3974 2458 4142 2222 4378 2155 4479 2087 4613 2087 4681 2121 4714 2188 4849 2256 4984 2188 5017 1953 5186 1717 5388 1515 5590 1313 5792 976 6263 707 6768 505 7307 337 7879 202 8451 101 9024 34 9663 0 10303 0 10943 34 11583 135 12189 202 12492 303 12795 404 13064 572 13367 741 13636 909 13906 1347 14377 1784 14848 2289 15286 2761 15690 3266 16027 3535 16161 3805 16296 4108 16363 4377 16431 4680 16397 4983 16330 5151 16262 5320 16195 5623 15926 5858 16161 6094 16397 6229 16532 6431 16633 6801 16835 6801 16532 6532 16330 6296 16128 6060 15926 5858 15690 6262 15151 6599 14714 6801 14411 6801 13906 6229 14680 5623 15387 5252 14815 4882 14175 4613 13636 4343 13064 4141 12525 3973 11987 3838 11414 3771 10842 3771 10236 3838 9630 3939 9057 4007 8754 4108 8519 4242 8249 4411 8047 4613 7845 4882 7677 5084 7576 5320 7509 5555 7441 5791 7408 6262 7374 6734 7374 6801 7408 6801 7004 6128 7004 5791 7037 5454 7105 5151 7206 4848 7340 4579 7475 4377 7610 4175 7812 4007 8014 3872 8249 3771 8485 3704 8721 3636 8990 3502 9529 3434 10202 3434 10876 3434 11212 3502 11549 3569 11886 3636 12222 3872 12795 4108 13401 4714 14512 5017 15084 5387 15623 5320 15690 5084 15926 4815 16027 4545 16094 4276 16094 3973 16027 3670 15892 3367 15724 3098 15522 2795 15286 2525 15050 1986 14545 1549 14040 1178 13636 1010 13401 842 13165 741 12929 606 12660 539 12391 471 12121 370 11549 337 10977 370 10404 471 9259 539 8687 640 8148 808 7610 976 7071 1246 6566 1549 6095 1717 5893 1919 5691 2155 5489 2391 5320 2458 5253 2458 5186 2593 5287 2626 5320 2660 5320 2727 5287 3199 4883 3333 4748 3401 4681 3434 4580 3401 4512 3266 4512 3165 4580 3030 4714 2660 5051 2559 4916 2727 4782 2828 4613 2997 4445 3131 4277 3165 4243 3333 4411 3502 4512 3670 4546 3838 4546 3939 4479 3973 4445 4007 4411 4108 4176 4242 3974 4411 3772 4613 3603 4882 3334 5118 3031 5353 2762 5555 2425 5589 2324 5522 2256 5454 2256 5387 2290 5286 2391 5252 2357 5623 1852 5993 1280 6666 169 6666 102 6633 34 6565 1 Z N"/>
        </draw:custom-shape>
        <draw:custom-shape draw:name="Shape 795" draw:style-name="Mgr4" draw:text-style-name="MP7" draw:layer="layout" svg:width="0.173cm" svg:height="0.123cm" svg:x="1.355cm" svg:y="0.758cm">
          <text:p/>
          <draw:enhanced-geometry draw:mirror-horizontal="false" draw:mirror-vertical="false" drawooo:sub-view-size="944 674" svg:viewBox="0 0 23600 16850" draw:type="ooxml-non-primitive" draw:enhanced-path="M 876 0 L 808 34 741 135 707 236 640 505 539 371 472 270 539 169 539 101 505 68 438 68 371 101 202 404 202 371 169 236 135 202 101 169 68 135 68 169 34 202 0 270 34 371 101 606 135 674 202 674 270 640 404 404 438 472 505 606 640 674 707 674 741 640 842 371 943 101 943 34 909 0 Z N"/>
        </draw:custom-shape>
        <draw:custom-shape draw:name="Shape 796" draw:style-name="Mgr4" draw:text-style-name="MP7" draw:layer="layout" svg:width="0.465cm" svg:height="0.44cm" svg:x="1.193cm" svg:y="0.584cm">
          <text:p/>
          <draw:enhanced-geometry draw:mirror-horizontal="false" draw:mirror-vertical="false" drawooo:sub-view-size="2527 2391" svg:viewBox="0 0 63175 59775" draw:type="ooxml-non-primitive" draw:enhanced-path="M 2257 236 L 2257 674 2257 1078 2290 1617 2324 2122 2088 2088 1886 2088 1449 2122 910 2122 641 2155 371 2223 304 1684 237 1145 203 708 136 270 1179 270 2257 236 Z M 2223 1 L 1179 34 641 34 136 102 68 135 35 203 1 438 1 674 35 1145 68 1751 136 2021 203 2324 237 2357 338 2357 573 2391 809 2391 1280 2357 2088 2357 2358 2290 2391 2324 2459 2324 2492 2256 2526 2021 2526 1751 2492 1246 2459 640 2425 371 2358 68 2324 34 2290 1 Z N"/>
        </draw:custom-shape>
        <draw:custom-shape draw:name="Shape 797" draw:style-name="Mgr4" draw:text-style-name="MP7" draw:layer="layout" svg:width="0.124cm" svg:height="0.074cm" svg:x="8.306cm" svg:y="0.783cm">
          <text:p/>
          <draw:enhanced-geometry draw:mirror-horizontal="false" draw:mirror-vertical="false" drawooo:sub-view-size="675 405" svg:viewBox="0 0 16875 10125" draw:type="ooxml-non-primitive" draw:enhanced-path="M 68 1 L 35 35 1 68 1 102 35 136 102 237 237 304 371 371 506 405 607 405 674 338 674 237 607 136 472 68 338 35 203 1 Z N"/>
        </draw:custom-shape>
        <draw:custom-shape draw:name="Shape 798" draw:style-name="Mgr4" draw:text-style-name="MP7" draw:layer="layout" svg:width="0.111cm" svg:height="0.161cm" svg:x="1.001cm" svg:y="1.243cm">
          <text:p/>
          <draw:enhanced-geometry draw:mirror-horizontal="false" draw:mirror-vertical="false" drawooo:sub-view-size="607 876" svg:viewBox="0 0 15175 21900" draw:type="ooxml-non-primitive" draw:enhanced-path="M 303 0 L 236 34 202 68 101 472 34 640 0 741 0 808 34 842 68 842 169 775 202 707 371 707 438 842 472 876 505 876 573 842 573 808 573 674 573 640 606 606 573 573 539 573 505 438 371 68 337 0 Z N"/>
        </draw:custom-shape>
        <draw:custom-shape draw:name="Shape 799" draw:style-name="Mgr4" draw:text-style-name="MP7" draw:layer="layout" svg:width="0.453cm" svg:height="0.496cm" svg:x="0.678cm" svg:y="0.591cm">
          <text:p/>
          <draw:enhanced-geometry draw:mirror-horizontal="false" draw:mirror-vertical="false" drawooo:sub-view-size="2459 2694" svg:viewBox="0 0 61475 67350" draw:type="ooxml-non-primitive" draw:enhanced-path="M 2290 236 L 2223 741 2189 1280 2223 1818 2290 2323 2290 2357 1819 2357 1347 2391 371 2391 270 1313 169 270 708 303 1213 303 2290 236 Z M 2290 0 L 1751 34 1213 68 674 68 135 101 102 135 68 169 34 202 1 236 1 842 1 1448 68 2054 169 2626 236 2694 304 2694 371 2660 405 2593 371 2525 842 2593 1347 2626 1819 2593 2054 2559 2290 2525 2324 2458 2324 2391 2357 2424 2391 2424 2425 2391 2458 2323 2458 1818 2458 1246 2425 707 2357 202 2391 135 2391 68 2357 34 2290 0 Z N"/>
        </draw:custom-shape>
        <draw:custom-shape draw:name="Shape 800" draw:style-name="Mgr4" draw:text-style-name="MP7" draw:layer="layout" svg:width="0.142cm" svg:height="0.142cm" svg:x="1.783cm" svg:y="1.727cm">
          <text:p/>
          <draw:enhanced-geometry draw:mirror-horizontal="false" draw:mirror-vertical="false" drawooo:sub-view-size="775 775" svg:viewBox="0 0 19375 19375" draw:type="ooxml-non-primitive" draw:enhanced-path="M 674 0 L 505 135 371 236 169 135 135 101 101 135 68 169 101 236 236 371 135 472 68 573 34 606 0 674 34 741 101 775 202 707 270 640 404 472 640 573 741 539 775 472 775 404 707 371 539 337 606 270 707 34 707 0 Z N"/>
        </draw:custom-shape>
        <draw:custom-shape draw:name="Shape 801" draw:style-name="Mgr4" draw:text-style-name="MP7" draw:layer="layout" svg:width="0.471cm" svg:height="0.446cm" svg:x="1.715cm" svg:y="0.559cm">
          <text:p/>
          <draw:enhanced-geometry draw:mirror-horizontal="false" draw:mirror-vertical="false" drawooo:sub-view-size="2559 2425" svg:viewBox="0 0 63975 60625" draw:type="ooxml-non-primitive" draw:enhanced-path="M 168 169 L 370 270 572 304 1010 270 1650 304 2290 338 2290 708 2323 1078 2323 1583 2323 1853 2391 2088 2357 2088 1313 2122 808 2156 539 2189 303 2223 236 1718 236 1213 269 708 236 439 202 304 168 169 Z M 2357 1 L 2357 35 2323 136 1751 68 1178 68 640 35 404 68 269 102 168 169 135 169 67 338 34 506 0 876 34 1583 34 1819 34 2055 34 2189 67 2290 135 2358 236 2425 303 2425 303 2358 572 2391 808 2425 1347 2391 2357 2324 2424 2290 2492 2324 2525 2324 2525 2290 2559 2021 2559 1752 2525 1247 2492 641 2492 338 2458 35 2424 1 Z N"/>
        </draw:custom-shape>
        <draw:custom-shape draw:name="Shape 802" draw:style-name="Mgr4" draw:text-style-name="MP7" draw:layer="layout" svg:width="0.117cm" svg:height="0.142cm" svg:x="1.901cm" svg:y="0.74cm">
          <text:p/>
          <draw:enhanced-geometry draw:mirror-horizontal="false" draw:mirror-vertical="false" drawooo:sub-view-size="640 775" svg:viewBox="0 0 16000 19375" draw:type="ooxml-non-primitive" draw:enhanced-path="M 101 0 L 67 34 34 337 34 606 67 640 67 674 0 674 0 707 168 775 370 775 505 741 573 707 640 674 640 640 606 606 539 573 472 606 337 640 168 674 168 606 168 371 236 404 472 404 505 337 505 303 472 236 202 236 168 270 135 34 101 34 101 0 Z N"/>
        </draw:custom-shape>
        <draw:custom-shape draw:name="Shape 803" draw:style-name="Mgr4" draw:text-style-name="MP7" draw:layer="layout" svg:width="0.111cm" svg:height="0.161cm" svg:x="1.497cm" svg:y="1.249cm">
          <text:p/>
          <draw:enhanced-geometry draw:mirror-horizontal="false" draw:mirror-vertical="false" drawooo:sub-view-size="607 876" svg:viewBox="0 0 15175 21900" draw:type="ooxml-non-primitive" draw:enhanced-path="M 371 0 L 304 34 169 67 102 135 102 168 68 269 68 337 135 438 270 505 405 539 405 606 337 673 304 707 236 673 135 640 34 640 1 673 1 741 34 774 135 842 236 875 337 875 438 808 539 741 573 640 607 539 573 438 539 404 472 370 337 337 304 303 270 269 270 202 337 168 506 168 506 135 472 67 438 34 371 0 Z N"/>
        </draw:custom-shape>
        <draw:custom-shape draw:name="Shape 804" draw:style-name="Mgr4" draw:text-style-name="MP7" draw:layer="layout" svg:width="0.453cm" svg:height="0.447cm" svg:x="1.317cm" svg:y="1.081cm">
          <text:p/>
          <draw:enhanced-geometry draw:mirror-horizontal="false" draw:mirror-vertical="false" drawooo:sub-view-size="2459 2426" svg:viewBox="0 0 61475 60650" draw:type="ooxml-non-primitive" draw:enhanced-path="M 2290 203 L 2256 641 2256 1078 2222 1617 2222 2156 1953 2122 1684 2088 1145 2122 707 2156 472 2156 270 2223 270 1684 236 1179 202 742 202 304 1246 270 1751 237 2290 203 Z M 1751 1 L 1212 35 169 102 135 102 101 136 68 169 0 439 0 742 34 1348 34 1853 68 2122 101 2358 135 2391 169 2425 202 2425 236 2391 775 2391 1313 2358 1785 2358 2020 2324 2256 2290 2256 2257 2323 2290 2357 2257 2391 2223 2424 1954 2458 1651 2458 1045 2458 573 2424 338 2357 102 2357 35 2290 1 Z N"/>
        </draw:custom-shape>
        <draw:custom-shape draw:name="Shape 805" draw:style-name="Mgr4" draw:text-style-name="MP7" draw:layer="layout" svg:width="0.13cm" svg:height="0.068cm" svg:x="8.331cm" svg:y="0.653cm">
          <text:p/>
          <draw:enhanced-geometry draw:mirror-horizontal="false" draw:mirror-vertical="false" drawooo:sub-view-size="708 372" svg:viewBox="0 0 17700 9300" draw:type="ooxml-non-primitive" draw:enhanced-path="M 169 1 L 34 35 1 68 1 102 34 203 135 270 236 304 506 371 640 371 674 338 708 270 708 203 674 169 640 102 573 68 304 1 Z N"/>
        </draw:custom-shape>
        <draw:custom-shape draw:name="Shape 806" draw:style-name="Mgr4" draw:text-style-name="MP7" draw:layer="layout" svg:width="2.024cm" svg:height="0.875cm" svg:x="8.163cm" svg:y="0.392cm">
          <text:p/>
          <draw:enhanced-geometry draw:mirror-horizontal="false" draw:mirror-vertical="false" drawooo:sub-view-size="10977 4749" svg:viewBox="0 0 274425 118725" draw:type="ooxml-non-primitive" draw:enhanced-path="M 438 843 L 674 910 876 977 1145 944 1415 944 1684 977 1920 1078 1852 1651 1718 2829 1482 2762 1280 2694 1044 2627 809 2560 573 2560 304 2526 236 2526 270 2257 304 1987 371 1449 438 1146 438 977 438 843 Z M 3031 236 L 3367 337 3704 405 4377 438 6229 607 7980 775 9697 977 9764 977 9933 1045 10067 1146 10303 1381 10471 1583 10572 1752 10640 1920 10707 2088 10741 2290 10741 2492 10673 2964 10640 3199 10572 3435 10471 3671 10337 3873 10202 4041 10067 4209 9865 4344 9663 4445 8687 4445 8249 4378 7778 4310 6902 4176 5993 4041 5118 3940 4243 3839 2896 3839 2492 3873 2458 3805 2391 3704 2256 3570 2088 3368 1987 3267 1920 3132 1886 3132 2021 1853 2054 1482 2122 1078 2122 1011 2122 910 2088 843 2256 775 2391 708 2660 506 3031 270 3031 236 Z M 2930 1 L 2862 34 2324 405 2088 573 2021 641 1953 775 1987 809 1987 843 1785 742 1549 708 910 708 741 674 573 641 405 674 405 641 371 607 371 641 270 843 203 1078 102 1516 34 2021 1 2290 1 2560 68 2627 135 2661 203 2728 337 2762 607 2795 876 2829 1145 2930 1415 2997 1718 3065 1684 3267 1684 3334 1718 3334 1785 3368 1920 3536 2155 3839 2256 3974 2324 4007 2458 4007 2930 4075 3401 4142 4344 4176 5253 4209 5724 4243 6195 4277 7711 4546 8451 4647 9192 4681 9226 4748 9495 4748 9697 4714 9865 4647 10034 4580 10168 4445 10303 4344 10505 4007 10707 3671 10808 3267 10909 2896 10976 2560 10976 2290 10943 2021 10842 1752 10673 1482 10505 1213 10303 1045 10168 944 10067 910 9933 876 9798 876 9798 775 9697 742 6229 405 5455 304 4647 203 4243 169 3839 135 3468 169 3098 203 3098 102 3098 34 3031 1 Z N"/>
        </draw:custom-shape>
        <draw:custom-shape draw:name="Shape 807" draw:style-name="Mgr4" draw:text-style-name="MP7" draw:layer="layout" svg:width="0.036cm" svg:height="0.061cm" svg:x="0.926cm" svg:y="0cm">
          <text:p/>
          <draw:enhanced-geometry draw:mirror-horizontal="false" draw:mirror-vertical="false" drawooo:sub-view-size="203 338" svg:viewBox="0 0 5075 8450" draw:type="ooxml-non-primitive" draw:enhanced-path="M 0 1 L 68 270 101 304 135 337 202 304 202 236 202 1 Z N"/>
        </draw:custom-shape>
        <draw:custom-shape draw:name="Shape 808" draw:style-name="Mgr4" draw:text-style-name="MP7" draw:layer="layout" svg:width="0.31cm" svg:height="0.484cm" svg:x="0cm" svg:y="0.125cm">
          <text:p/>
          <draw:enhanced-geometry draw:mirror-horizontal="false" draw:mirror-vertical="false" drawooo:sub-view-size="1685 2627" svg:viewBox="0 0 42125 65675" draw:type="ooxml-non-primitive" draw:enhanced-path="M 1516 0 L 775 34 1 67 1 269 741 269 1516 202 1448 741 1415 1279 1448 1818 1516 2323 1516 2357 1482 2357 1280 2323 1044 2357 1 2357 1 2593 371 2626 775 2626 1145 2593 1516 2492 1549 2458 1549 2391 1650 2391 1684 2357 1684 2323 1684 1784 1684 1246 1650 707 1583 168 1617 135 1617 67 1583 0 Z N"/>
        </draw:custom-shape>
        <draw:custom-shape draw:name="Shape 809" draw:style-name="Mgr4" draw:text-style-name="MP7" draw:layer="layout" svg:width="0.198cm" svg:height="0.161cm" svg:x="0cm" svg:y="0.864cm">
          <text:p/>
          <draw:enhanced-geometry draw:mirror-horizontal="false" draw:mirror-vertical="false" drawooo:sub-view-size="1079 876" svg:viewBox="0 0 26975 21900" draw:type="ooxml-non-primitive" draw:enhanced-path="M 943 1 L 910 34 910 203 910 405 910 472 876 438 708 337 573 169 438 169 405 236 405 304 438 337 539 472 539 472 337 438 68 438 1 472 1 539 135 607 270 607 573 640 438 708 371 741 405 809 438 876 506 876 708 775 910 607 910 809 943 842 1011 876 1078 842 1078 775 1078 371 1044 203 1011 34 1011 1 Z N"/>
        </draw:custom-shape>
        <draw:custom-shape draw:name="Shape 810" draw:style-name="Mgr4" draw:text-style-name="MP7" draw:layer="layout" svg:width="0.142cm" svg:height="0.167cm" svg:x="1.087cm" svg:y="0.298cm">
          <text:p/>
          <draw:enhanced-geometry draw:mirror-horizontal="false" draw:mirror-vertical="false" drawooo:sub-view-size="775 910" svg:viewBox="0 0 19375 22750" draw:type="ooxml-non-primitive" draw:enhanced-path="M 371 1 L 270 34 135 102 102 135 102 203 102 270 169 270 371 203 371 203 203 472 34 741 1 775 34 842 68 876 102 910 438 842 573 842 741 775 775 741 775 708 741 674 708 640 573 640 405 674 304 674 472 405 573 135 573 68 506 34 371 1 Z N"/>
        </draw:custom-shape>
        <draw:custom-shape draw:name="Shape 811" draw:style-name="Mgr4" draw:text-style-name="MP7" draw:layer="layout" svg:width="0.471cm" svg:height="0.446cm" svg:x="0.895cm" svg:y="0.093cm">
          <text:p/>
          <draw:enhanced-geometry draw:mirror-horizontal="false" draw:mirror-vertical="false" drawooo:sub-view-size="2560 2425" svg:viewBox="0 0 64000 60625" draw:type="ooxml-non-primitive" draw:enhanced-path="M 169 169 L 371 236 573 270 1011 270 1651 304 2290 304 2290 674 2324 1078 2324 1583 2358 1819 2391 2088 1314 2088 809 2122 540 2156 304 2223 270 1718 237 1213 270 674 237 405 203 304 169 169 Z M 2358 1 L 2358 34 2324 102 1752 68 1179 34 641 34 405 68 270 102 169 169 136 169 68 304 35 472 1 842 35 1583 35 1785 35 2054 35 2156 68 2290 136 2358 237 2425 304 2391 304 2358 573 2391 1348 2391 2391 2290 2526 2290 2526 2257 2560 2021 2560 1751 2526 1213 2492 607 2492 304 2459 34 2425 1 Z N"/>
        </draw:custom-shape>
        <draw:custom-shape draw:name="Shape 812" draw:style-name="Mgr4" draw:text-style-name="MP7" draw:layer="layout" svg:width="0.099cm" svg:height="0.036cm" svg:x="1.926cm" svg:y="0.727cm">
          <text:p/>
          <draw:enhanced-geometry draw:mirror-horizontal="false" draw:mirror-vertical="false" drawooo:sub-view-size="540 203" svg:viewBox="0 0 13500 5075" draw:type="ooxml-non-primitive" draw:enhanced-path="M 405 1 L 338 35 68 35 34 68 1 102 34 136 68 169 169 203 371 203 439 169 506 136 540 102 540 68 540 35 506 35 405 1 Z N"/>
        </draw:custom-shape>
        <draw:custom-shape draw:name="Shape 813" draw:style-name="Mgr4" draw:text-style-name="MP7" draw:layer="layout" svg:width="0.341cm" svg:height="0.099cm" svg:x="0cm" svg:y="0cm">
          <text:p/>
          <draw:enhanced-geometry draw:mirror-horizontal="false" draw:mirror-vertical="false" drawooo:sub-view-size="1853 540" svg:viewBox="0 0 46325 13500" draw:type="ooxml-non-primitive" draw:enhanced-path="M 1583 1 L 1617 236 809 270 1 304 1 539 842 472 1684 405 1718 438 1751 405 1819 371 1852 337 1819 270 1785 236 1785 1 Z N"/>
        </draw:custom-shape>
        <draw:custom-shape draw:name="Shape 814" draw:style-name="Mgr4" draw:text-style-name="MP7" draw:layer="layout" svg:width="0.751cm" svg:height="0.446cm" svg:x="0cm" svg:y="1.131cm">
          <text:p/>
          <draw:enhanced-geometry draw:mirror-horizontal="false" draw:mirror-vertical="false" drawooo:sub-view-size="4075 2425" svg:viewBox="0 0 101875 60625" draw:type="ooxml-non-primitive" draw:enhanced-path="M 2694 0 L 1448 34 371 34 1 101 1 303 943 270 1920 270 3805 236 3772 404 3772 606 3805 977 3805 1515 3839 2088 1852 2088 910 2155 438 2189 1 2290 1 2391 405 2424 809 2391 1617 2323 2728 2290 3873 2290 3873 2357 3906 2424 4041 2424 4075 2323 4075 1751 4041 1145 4041 674 4007 438 3974 236 4007 202 4007 135 3974 68 3906 34 3300 0 Z N"/>
        </draw:custom-shape>
        <draw:custom-shape draw:name="Shape 815" draw:style-name="Mgr4" draw:text-style-name="MP7" draw:layer="layout" svg:width="0.465cm" svg:height="0.434cm" svg:x="0.373cm" svg:y="0.118cm">
          <text:p/>
          <draw:enhanced-geometry draw:mirror-horizontal="false" draw:mirror-vertical="false" drawooo:sub-view-size="2526 2358" svg:viewBox="0 0 63150 58950" draw:type="ooxml-non-primitive" draw:enhanced-path="M 2257 202 L 2257 640 2290 1078 2290 1616 2324 2155 2088 2122 1886 2155 1449 2189 1449 2122 1449 1919 1449 1717 1415 1313 1381 1246 1348 1212 1280 1246 1247 1313 1247 1717 1247 1919 1314 2088 1348 2122 843 2122 607 2155 371 2223 304 1684 236 1145 203 707 135 270 1179 270 2257 202 Z M 1179 0 L 641 34 135 68 68 101 34 169 1 438 1 674 34 1145 102 1717 135 2021 203 2290 236 2324 270 2357 337 2324 337 2357 1314 2357 1819 2324 2088 2324 2358 2290 2391 2324 2425 2324 2459 2290 2492 2256 2526 1987 2526 1751 2492 1246 2459 640 2425 337 2358 68 2324 34 2290 0 Z N"/>
        </draw:custom-shape>
        <draw:custom-shape draw:name="Shape 816" draw:style-name="Mgr4" draw:text-style-name="MP7" draw:layer="layout" svg:width="0.148cm" svg:height="0.186cm" svg:x="0.839cm" svg:y="0.746cm">
          <text:p/>
          <draw:enhanced-geometry draw:mirror-horizontal="false" draw:mirror-vertical="false" drawooo:sub-view-size="809 1011" svg:viewBox="0 0 20225 25275" draw:type="ooxml-non-primitive" draw:enhanced-path="M 439 237 L 472 270 472 338 439 439 338 540 203 573 237 439 270 338 338 270 371 270 439 237 Z M 405 1 L 304 35 237 102 136 169 35 338 1 506 1 674 68 742 136 775 304 775 439 742 439 775 506 843 540 910 708 1011 742 1011 775 977 809 944 775 876 641 809 607 742 540 674 607 573 674 472 708 371 708 270 708 203 641 102 607 35 506 1 Z N"/>
        </draw:custom-shape>
        <draw:custom-shape draw:name="Shape 817" draw:style-name="Mgr4" draw:text-style-name="MP7" draw:layer="layout" svg:width="0.608cm" svg:height="0.471cm" svg:x="0cm" svg:y="0.609cm">
          <text:p/>
          <draw:enhanced-geometry draw:mirror-horizontal="false" draw:mirror-vertical="false" drawooo:sub-view-size="3301 2559" svg:viewBox="0 0 82525 63975" draw:type="ooxml-non-primitive" draw:enhanced-path="M 3098 0 L 3031 34 2997 101 2997 169 2189 101 337 101 1 135 1 337 573 303 2088 303 2997 371 3065 1381 3031 1818 3031 2256 2930 2222 2795 2155 2155 2155 1920 2189 1381 2256 842 2357 1 2357 1 2525 304 2559 640 2559 1280 2492 1718 2458 2155 2424 2593 2458 3065 2458 3065 2492 3098 2525 3132 2559 3199 2525 3233 2492 3300 2222 3300 1919 3300 1381 3300 707 3267 404 3233 68 3166 0 Z N"/>
        </draw:custom-shape>
        <draw:custom-shape draw:name="Shape 818" draw:style-name="Mgr4" draw:text-style-name="MP7" draw:layer="layout" svg:width="0.105cm" svg:height="0.142cm" svg:x="4.069cm" svg:y="1.137cm">
          <text:p/>
          <draw:enhanced-geometry draw:mirror-horizontal="false" draw:mirror-vertical="false" drawooo:sub-view-size="573 776" svg:viewBox="0 0 14325 19400" draw:type="ooxml-non-primitive" draw:enhanced-path="M 404 1 L 438 203 438 405 438 472 371 540 303 607 236 607 236 506 169 439 101 405 68 405 0 472 34 540 68 573 68 641 68 708 135 742 236 775 337 742 438 674 505 573 573 439 573 270 539 136 438 1 Z N"/>
        </draw:custom-shape>
        <draw:custom-shape draw:name="Shape 819" draw:style-name="Mgr4" draw:text-style-name="MP7" draw:layer="layout" svg:width="0.409cm" svg:height="0.391cm" svg:x="4.579cm" svg:y="0cm">
          <text:p/>
          <draw:enhanced-geometry draw:mirror-horizontal="false" draw:mirror-vertical="false" drawooo:sub-view-size="2223 2122" svg:viewBox="0 0 55575 53050" draw:type="ooxml-non-primitive" draw:enhanced-path="M 1986 1 L 1986 304 1986 640 2020 1819 1784 1785 1549 1785 1077 1819 505 1819 337 1852 202 1852 101 1920 0 1987 0 2021 101 2088 202 2122 438 2122 943 2088 1784 2088 2054 2021 2087 2054 2155 2054 2222 2021 2222 1953 2188 775 2188 405 2188 203 2155 1 Z N"/>
        </draw:custom-shape>
        <draw:custom-shape draw:name="Shape 820" draw:style-name="Mgr4" draw:text-style-name="MP7" draw:layer="layout" svg:width="0.043cm" svg:height="0.13cm" svg:x="4.492cm" svg:y="0.628cm">
          <text:p/>
          <draw:enhanced-geometry draw:mirror-horizontal="false" draw:mirror-vertical="false" drawooo:sub-view-size="237 708" svg:viewBox="0 0 5925 17700" draw:type="ooxml-non-primitive" draw:enhanced-path="M 102 0 L 68 34 1 202 1 337 1 505 1 640 34 674 102 707 169 707 203 640 203 606 203 337 236 68 203 34 169 0 Z N"/>
        </draw:custom-shape>
        <draw:custom-shape draw:name="Shape 821" draw:style-name="Mgr4" draw:text-style-name="MP7" draw:layer="layout" svg:width="0.453cm" svg:height="0.446cm" svg:x="3.908cm" svg:y="0.976cm">
          <text:p/>
          <draw:enhanced-geometry draw:mirror-horizontal="false" draw:mirror-vertical="false" drawooo:sub-view-size="2459 2425" svg:viewBox="0 0 61475 60625" draw:type="ooxml-non-primitive" draw:enhanced-path="M 2290 203 L 2257 640 2257 1078 2223 1617 2223 2155 1954 2122 1684 2088 1146 2122 708 2155 506 2155 270 2223 270 1684 237 1179 237 741 203 304 1247 270 1752 236 2290 203 Z M 1752 1 L 1247 34 169 102 136 102 102 135 68 169 35 472 1 741 35 1347 35 1852 68 2122 136 2357 136 2391 169 2425 237 2425 270 2391 775 2391 1314 2357 1785 2357 2021 2324 2257 2290 2324 2290 2358 2256 2391 2223 2459 1953 2459 1650 2459 1044 2459 573 2425 337 2391 102 2358 34 2290 1 Z N"/>
        </draw:custom-shape>
        <draw:custom-shape draw:name="Shape 822" draw:style-name="Mgr4" draw:text-style-name="MP7" draw:layer="layout" svg:width="0.44cm" svg:height="1.77cm" svg:x="23.792cm" svg:y="12.809cm">
          <text:p/>
          <draw:enhanced-geometry draw:mirror-horizontal="false" draw:mirror-vertical="false" drawooo:sub-view-size="2391 9596" svg:viewBox="0 0 59775 239900" draw:type="ooxml-non-primitive" draw:enhanced-path="M 2323 0 L 2323 34 2155 606 1987 1179 1751 2323 1515 3502 1246 4646 640 7071 0 9495 0 9562 68 9596 135 9596 169 9528 842 7138 1414 4680 1987 2391 2256 1212 2323 640 2391 34 2391 0 Z N"/>
        </draw:custom-shape>
        <draw:custom-shape draw:name="Shape 823" draw:style-name="Mgr4" draw:text-style-name="MP7" draw:layer="layout" svg:width="0.061cm" svg:height="0.428cm" svg:x="4.827cm" svg:y="0.46cm">
          <text:p/>
          <draw:enhanced-geometry draw:mirror-horizontal="false" draw:mirror-vertical="false" drawooo:sub-view-size="338 2324" svg:viewBox="0 0 8450 58100" draw:type="ooxml-non-primitive" draw:enhanced-path="M 68 0 L 34 34 1 303 1 539 34 1078 68 1684 102 1987 169 2290 203 2323 304 2323 304 2256 337 1953 304 1650 236 1078 203 539 169 303 135 34 135 0 Z N"/>
        </draw:custom-shape>
        <draw:custom-shape draw:name="Shape 824" draw:style-name="Mgr4" draw:text-style-name="MP7" draw:layer="layout" svg:width="0.502cm" svg:height="0.055cm" svg:x="4.753cm" svg:y="1.951cm">
          <text:p/>
          <draw:enhanced-geometry draw:mirror-horizontal="false" draw:mirror-vertical="false" drawooo:sub-view-size="2728 304" svg:viewBox="0 0 68200 7600" draw:type="ooxml-non-primitive" draw:enhanced-path="M 708 0 L 337 34 169 68 1 135 1 169 135 236 304 270 607 304 1246 270 2358 270 2694 169 2728 135 2694 102 2391 34 1415 34 708 0 Z N"/>
        </draw:custom-shape>
        <draw:custom-shape draw:name="Shape 825" draw:style-name="Mgr4" draw:text-style-name="MP7" draw:layer="layout" svg:width="0.428cm" svg:height="0.446cm" svg:x="4.753cm" svg:y="1.448cm">
          <text:p/>
          <draw:enhanced-geometry draw:mirror-horizontal="false" draw:mirror-vertical="false" drawooo:sub-view-size="2324 2425" svg:viewBox="0 0 58100 60625" draw:type="ooxml-non-primitive" draw:enhanced-path="M 2122 0 L 1516 34 203 34 1 135 68 202 169 236 371 270 1415 270 2021 236 2021 438 2021 640 2055 1078 2055 1616 2088 1852 2122 2121 977 2155 573 2155 371 2189 270 2222 203 2290 270 2357 371 2391 573 2424 977 2391 1617 2391 2223 2357 2290 2357 2324 2290 2324 2222 2290 2155 2324 1886 2290 1616 2257 1078 2257 640 2223 404 2189 202 2223 135 2223 68 2189 34 2122 0 Z N"/>
        </draw:custom-shape>
        <draw:custom-shape draw:name="Shape 826" draw:style-name="Mgr4" draw:text-style-name="MP7" draw:layer="layout" svg:width="0.465cm" svg:height="0.44cm" svg:x="3.678cm" svg:y="1.485cm">
          <text:p/>
          <draw:enhanced-geometry draw:mirror-horizontal="false" draw:mirror-vertical="false" drawooo:sub-view-size="2526 2391" svg:viewBox="0 0 63150 59775" draw:type="ooxml-non-primitive" draw:enhanced-path="M 2256 236 L 2256 674 2290 1111 2290 1616 2323 2121 1448 2121 909 2155 640 2189 371 2222 337 1684 270 1145 202 707 169 303 674 303 1212 270 2256 236 Z M 2256 0 L 1179 34 674 68 135 101 68 135 68 202 34 438 0 674 34 1179 101 1751 135 2054 236 2323 236 2357 371 2357 606 2391 842 2391 1313 2357 2088 2357 2357 2323 2458 2323 2492 2290 2525 2020 2525 1785 2492 1246 2458 674 2424 371 2357 68 2323 34 2290 34 2256 0 Z N"/>
        </draw:custom-shape>
        <draw:custom-shape draw:name="Shape 827" draw:style-name="Mgr4" draw:text-style-name="MP7" draw:layer="layout" svg:width="0.471cm" svg:height="0.446cm" svg:x="5.337cm" svg:y="0.417cm">
          <text:p/>
          <draw:enhanced-geometry draw:mirror-horizontal="false" draw:mirror-vertical="false" drawooo:sub-view-size="2560 2425" svg:viewBox="0 0 64000 60625" draw:type="ooxml-non-primitive" draw:enhanced-path="M 2021 0 L 1617 68 910 68 539 101 203 135 169 68 169 34 102 34 68 68 34 303 1 573 1 1112 34 1718 102 2021 169 2324 203 2357 304 2357 337 2290 337 1987 304 1684 236 1078 236 674 203 236 438 270 1145 270 2223 202 2256 236 2290 270 2357 270 2324 573 2324 910 2357 2088 2122 2054 1886 2088 1415 2122 674 2122 539 2155 438 2189 337 2290 438 2357 539 2391 775 2425 1280 2357 2122 2357 2391 2290 2425 2324 2492 2357 2559 2324 2559 2256 2526 1078 2526 573 2492 303 2425 68 2391 68 2391 101 2324 34 2223 34 2021 0 Z N"/>
        </draw:custom-shape>
        <draw:custom-shape draw:name="Shape 828" draw:style-name="Mgr4" draw:text-style-name="MP7" draw:layer="layout" svg:width="0.061cm" svg:height="0.434cm" svg:x="4.722cm" svg:y="1.466cm">
          <text:p/>
          <draw:enhanced-geometry draw:mirror-horizontal="false" draw:mirror-vertical="false" drawooo:sub-view-size="338 2358" svg:viewBox="0 0 8450 58950" draw:type="ooxml-non-primitive" draw:enhanced-path="M 68 0 L 34 34 0 303 0 573 34 1078 68 1684 101 1987 169 2290 202 2323 270 2357 303 2323 337 2256 337 1987 303 1684 236 1078 202 539 202 303 135 34 135 0 Z N"/>
        </draw:custom-shape>
        <draw:custom-shape draw:name="Shape 829" draw:style-name="Mgr4" draw:text-style-name="MP7" draw:layer="layout" svg:width="0.471cm" svg:height="0.44cm" svg:x="1.926cm" svg:y="0.056cm">
          <text:p/>
          <draw:enhanced-geometry draw:mirror-horizontal="false" draw:mirror-vertical="false" drawooo:sub-view-size="2560 2392" svg:viewBox="0 0 64000 59800" draw:type="ooxml-non-primitive" draw:enhanced-path="M 135 1 L 102 34 68 34 34 304 1 573 1 1078 34 1684 68 2021 169 2290 203 2358 236 2358 304 2324 338 2256 304 1987 304 1684 236 1078 236 640 203 236 439 236 674 270 1146 236 2223 203 2257 236 2324 236 2290 573 2324 910 2358 2088 2122 2054 1886 2054 1415 2088 843 2088 674 2122 540 2122 405 2189 338 2256 338 2290 405 2358 540 2391 775 2391 1280 2358 2088 2358 2358 2290 2425 2324 2492 2324 2526 2290 2560 2223 2526 1044 2526 539 2492 304 2425 68 2425 34 2391 34 2391 102 2358 68 2290 34 2223 1 1987 1 1617 34 910 34 540 68 203 135 169 34 169 1 Z N"/>
        </draw:custom-shape>
        <draw:custom-shape draw:name="Shape 830" draw:style-name="Mgr4" draw:text-style-name="MP7" draw:layer="layout" svg:width="0.167cm" svg:height="0.092cm" svg:x="4.858cm" svg:y="1.541cm">
          <text:p/>
          <draw:enhanced-geometry draw:mirror-horizontal="false" draw:mirror-vertical="false" drawooo:sub-view-size="910 506" svg:viewBox="0 0 22750 12650" draw:type="ooxml-non-primitive" draw:enhanced-path="M 572 0 L 404 68 101 236 34 270 0 337 34 371 101 404 774 505 842 472 909 404 876 337 808 303 505 270 640 169 774 68 774 0 Z N"/>
        </draw:custom-shape>
        <draw:custom-shape draw:name="Shape 831" draw:style-name="Mgr4" draw:text-style-name="MP7" draw:layer="layout" svg:width="0.415cm" svg:height="0.415cm" svg:x="9.604cm" svg:y="0.646cm">
          <text:p/>
          <draw:enhanced-geometry draw:mirror-horizontal="false" draw:mirror-vertical="false" drawooo:sub-view-size="2257 2256" svg:viewBox="0 0 56425 56400" draw:type="ooxml-non-primitive" draw:enhanced-path="M 1213 169 L 1179 202 1179 270 1213 337 1516 337 1684 371 1819 505 1920 640 1987 842 2021 1044 2021 1212 1987 1414 1920 1616 1819 1785 1650 1886 1482 1987 1314 2020 1112 2020 943 1987 741 1886 573 1751 438 1616 337 1448 270 1280 236 1111 270 909 337 741 472 539 640 371 809 270 1011 202 1213 169 Z M 1179 0 L 1011 34 842 101 674 169 506 270 371 404 270 539 135 741 34 943 1 1179 1 1313 68 1414 203 1650 371 1886 607 2088 876 2222 1112 2256 1347 2256 1549 2222 1785 2121 1953 1953 2088 1785 2189 1583 2256 1313 2256 1145 2223 943 2189 707 2088 505 1987 303 1852 169 1684 68 1516 68 1347 34 1179 0 Z N"/>
        </draw:custom-shape>
        <draw:custom-shape draw:name="Shape 832" draw:style-name="Mgr4" draw:text-style-name="MP7" draw:layer="layout" svg:width="0.13cm" svg:height="0.192cm" svg:x="2.529cm" svg:y="1.199cm">
          <text:p/>
          <draw:enhanced-geometry draw:mirror-horizontal="false" draw:mirror-vertical="false" drawooo:sub-view-size="708 1045" svg:viewBox="0 0 17700 26125" draw:type="ooxml-non-primitive" draw:enhanced-path="M 506 1 L 371 34 135 34 102 68 34 68 1 135 1 169 34 203 68 203 68 607 169 977 203 1044 270 1044 337 1011 337 943 304 573 371 607 472 573 573 539 607 506 607 472 573 405 506 405 337 438 270 472 236 236 371 236 539 203 607 169 674 135 708 102 708 68 640 1 Z N"/>
        </draw:custom-shape>
        <draw:custom-shape draw:name="Shape 833" draw:style-name="Mgr4" draw:text-style-name="MP7" draw:layer="layout" svg:width="0.142cm" svg:height="0.161cm" svg:x="2.094cm" svg:y="0.267cm">
          <text:p/>
          <draw:enhanced-geometry draw:mirror-horizontal="false" draw:mirror-vertical="false" drawooo:sub-view-size="776 876" svg:viewBox="0 0 19400 21900" draw:type="ooxml-non-primitive" draw:enhanced-path="M 405 0 L 270 135 169 270 1 606 1 640 1 674 35 707 102 741 338 741 573 707 573 808 607 876 708 876 708 775 708 674 775 674 775 606 775 539 708 505 742 337 742 270 708 303 607 505 237 539 237 539 371 303 472 68 472 34 405 0 Z N"/>
        </draw:custom-shape>
        <draw:custom-shape draw:name="Shape 834" draw:style-name="Mgr4" draw:text-style-name="MP7" draw:layer="layout" svg:width="0.409cm" svg:height="0.453cm" svg:x="2.87cm" svg:y="1.019cm">
          <text:p/>
          <draw:enhanced-geometry draw:mirror-horizontal="false" draw:mirror-vertical="false" drawooo:sub-view-size="2223 2459" svg:viewBox="0 0 55575 61475" draw:type="ooxml-non-primitive" draw:enhanced-path="M 1785 0 L 1313 68 707 68 101 101 34 135 0 202 34 236 68 303 34 505 34 741 68 1179 68 1717 68 2020 101 2290 68 2323 101 2391 135 2458 202 2458 808 2424 1448 2391 1852 2391 2054 2323 2121 2290 2222 2222 2121 2155 2020 2121 1852 2121 1414 2155 303 2222 303 1953 303 1684 270 1179 270 741 270 505 202 303 842 303 1482 270 1886 236 2088 169 2155 135 2222 68 2222 34 2020 0 Z N"/>
        </draw:custom-shape>
        <draw:custom-shape draw:name="Shape 835" draw:style-name="Mgr4" draw:text-style-name="MP7" draw:layer="layout" svg:width="0.055cm" svg:height="0.428cm" svg:x="2.237cm" svg:y="0.566cm">
          <text:p/>
          <draw:enhanced-geometry draw:mirror-horizontal="false" draw:mirror-vertical="false" drawooo:sub-view-size="304 2324" svg:viewBox="0 0 7600 58100" draw:type="ooxml-non-primitive" draw:enhanced-path="M 34 1 L 34 34 0 304 0 539 0 1078 34 1684 101 1987 169 2290 202 2324 303 2324 303 2256 303 1953 303 1650 236 1078 202 539 169 270 135 34 101 1 Z N"/>
        </draw:custom-shape>
        <draw:custom-shape draw:name="Shape 836" draw:style-name="Mgr4" draw:text-style-name="MP7" draw:layer="layout" svg:width="0.478cm" svg:height="0.465cm" svg:x="2.342cm" svg:y="1.025cm">
          <text:p/>
          <draw:enhanced-geometry draw:mirror-horizontal="false" draw:mirror-vertical="false" drawooo:sub-view-size="2594 2527" svg:viewBox="0 0 64850 63175" draw:type="ooxml-non-primitive" draw:enhanced-path="M 2290 237 L 2324 674 2324 1078 2324 1684 2324 1987 2357 2290 2357 2290 2223 2223 2122 2156 1819 2156 1246 2189 775 2189 539 2223 304 2257 236 1078 236 742 169 439 236 439 270 405 304 371 1347 338 1819 304 2054 270 2290 237 Z M 2357 1 L 2324 35 2290 35 2290 136 1953 102 1583 102 876 169 270 169 203 203 135 270 102 270 102 237 68 237 1 506 1 742 68 1247 102 2425 135 2492 203 2526 270 2492 304 2459 573 2492 842 2492 1415 2459 1920 2459 2155 2425 2256 2358 2357 2290 2357 2324 2425 2358 2492 2358 2526 2290 2559 1987 2593 1684 2559 1078 2526 540 2492 304 2425 35 2391 35 2357 1 Z N"/>
        </draw:custom-shape>
        <draw:custom-shape draw:name="Shape 837" draw:style-name="Mgr4" draw:text-style-name="MP7" draw:layer="layout" svg:width="0.142cm" svg:height="0.13cm" svg:x="3.579cm" svg:y="1.181cm">
          <text:p/>
          <draw:enhanced-geometry draw:mirror-horizontal="false" draw:mirror-vertical="false" drawooo:sub-view-size="775 708" svg:viewBox="0 0 19375 17700" draw:type="ooxml-non-primitive" draw:enhanced-path="M 573 1 L 506 34 472 102 438 236 438 270 203 304 169 135 135 102 68 102 68 135 34 337 1 371 34 438 68 640 102 674 169 674 203 640 236 573 203 472 472 472 506 607 506 640 573 708 607 708 640 674 640 640 674 573 640 438 741 371 775 304 775 270 741 236 674 203 607 236 607 135 640 68 640 34 640 1 Z N"/>
        </draw:custom-shape>
        <draw:custom-shape draw:name="Shape 838" draw:style-name="Mgr4" draw:text-style-name="MP7" draw:layer="layout" svg:width="0.186cm" svg:height="0.167cm" svg:x="3.032cm" svg:y="1.181cm">
          <text:p/>
          <draw:enhanced-geometry draw:mirror-horizontal="false" draw:mirror-vertical="false" drawooo:sub-view-size="1011 910" svg:viewBox="0 0 25275 22750" draw:type="ooxml-non-primitive" draw:enhanced-path="M 371 1 L 270 34 169 135 68 203 34 337 1 472 34 573 68 674 135 741 203 809 304 842 405 876 506 876 607 809 607 876 640 910 674 910 708 876 708 842 708 741 708 607 708 573 943 539 977 506 1011 438 977 371 910 337 674 337 539 371 438 438 405 472 438 506 607 539 607 573 607 640 506 674 405 674 304 640 236 607 203 539 203 438 203 337 270 270 337 203 539 135 741 102 741 68 607 1 Z N"/>
        </draw:custom-shape>
        <draw:custom-shape draw:name="Shape 839" draw:style-name="Mgr4" draw:text-style-name="MP7" draw:layer="layout" svg:width="0.142cm" svg:height="0.123cm" svg:x="3.852cm" svg:y="1.653cm">
          <text:p/>
          <draw:enhanced-geometry draw:mirror-horizontal="false" draw:mirror-vertical="false" drawooo:sub-view-size="776 674" svg:viewBox="0 0 19400 16850" draw:type="ooxml-non-primitive" draw:enhanced-path="M 102 0 L 35 34 35 101 35 135 1 270 1 573 35 640 102 674 136 640 203 606 203 371 405 573 472 606 573 640 674 640 742 573 775 505 775 438 742 270 708 135 708 68 641 34 607 34 540 68 506 169 506 236 573 438 506 404 439 337 203 34 169 0 Z N"/>
        </draw:custom-shape>
        <draw:custom-shape draw:name="Shape 840" draw:style-name="Mgr4" draw:text-style-name="MP7" draw:layer="layout" svg:width="0.477cm" svg:height="0.446cm" svg:x="3.38cm" svg:y="0.994cm">
          <text:p/>
          <draw:enhanced-geometry draw:mirror-horizontal="false" draw:mirror-vertical="false" drawooo:sub-view-size="2593 2425" svg:viewBox="0 0 64825 60625" draw:type="ooxml-non-primitive" draw:enhanced-path="M 1785 1 L 1280 68 707 102 135 203 101 135 101 102 34 102 0 135 0 438 0 741 34 1347 34 1852 67 2122 101 2391 135 2391 135 2425 202 2391 1313 2391 1818 2357 2088 2324 2323 2290 2357 2324 2391 2324 2492 2290 2559 2189 2559 2088 2593 1953 2559 1718 2525 1482 2525 741 2458 405 2391 236 2323 102 2290 102 2256 203 2256 337 2256 607 2290 1145 2323 1650 2323 2155 2088 2122 1818 2088 1280 2088 269 2189 236 2189 269 1920 269 1684 236 1145 202 775 168 405 808 337 1448 270 1886 236 2088 203 2290 102 2290 68 2155 34 2054 1 Z N"/>
        </draw:custom-shape>
      </draw:g>
      <draw:frame draw:name="Shape 841" presentation:style-name="Mpr14" draw:text-style-name="MP8" draw:layer="backgroundobjects" svg:width="19.111cm" svg:height="2.157cm" svg:x="3.144cm" svg:y="2.308cm" presentation:class="title" presentation:user-transformed="true">
        <draw:text-box>
          <text:p/>
        </draw:text-box>
      </draw:frame>
      <draw:frame draw:name="Shape 842" presentation:style-name="Title_20__2b__20_1_20_column-outline1" draw:layer="backgroundobjects" svg:width="19.111cm" svg:height="12.957cm" svg:x="3.144cm" svg:y="4.862cm" presentation:class="outline" presentation:placeholder="true" presentation:user-transformed="true">
        <draw:text-box/>
      </draw:frame>
      <presentation:notes style:page-layout-name="PM2">
        <draw:page-thumbnail presentation:style-name="Title_20__2b__20_1_20_column-title" draw:layer="backgroundobjects" svg:width="12.699cm" svg:height="9.524cm" svg:x="3.175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20_color" style:display-name="Blank color" style:page-layout-name="PM1" draw:style-name="Mdp1">
      <draw:g draw:name="Shape 1699">
        <draw:custom-shape draw:name="Shape 1700" draw:style-name="Mgr3" draw:text-style-name="MP5" draw:layer="layout" svg:width="0.458cm" svg:height="0.49cm" svg:x="15.256cm" svg:y="18.309cm">
          <text:p/>
          <draw:enhanced-geometry draw:mirror-horizontal="false" draw:mirror-vertical="false" drawooo:sub-view-size="2492 2661" svg:viewBox="0 0 62300 66525" draw:type="ooxml-non-primitive" draw:enhanced-path="M 1885 135 L 2289 169 2323 203 2357 270 2357 539 2357 1011 2323 1617 2289 2223 2256 2324 2256 2391 2222 2425 2121 2425 1650 2492 741 2492 505 2425 404 2391 337 2324 236 2156 202 1920 135 1516 101 1112 135 674 202 270 236 270 269 236 875 203 1515 135 Z M 1279 1 L 135 102 101 135 67 169 67 203 101 236 135 236 67 472 34 708 0 1213 34 1752 67 2088 135 2223 202 2391 236 2459 303 2526 438 2593 606 2627 741 2627 1212 2661 1683 2627 2020 2627 2222 2593 2289 2560 2357 2526 2424 2358 2458 2156 2458 1785 2491 943 2491 102 2491 68 2458 34 2155 1 Z N"/>
        </draw:custom-shape>
        <draw:custom-shape draw:name="Shape 1701" draw:style-name="Mgr3" draw:text-style-name="MP5" draw:layer="layout" svg:width="0.123cm" svg:height="0.13cm" svg:x="15.454cm" svg:y="18.446cm">
          <text:p/>
          <draw:enhanced-geometry draw:mirror-horizontal="false" draw:mirror-vertical="false" drawooo:sub-view-size="674 708" svg:viewBox="0 0 16850 17700" draw:type="ooxml-non-primitive" draw:enhanced-path="M 169 0 L 135 101 135 202 68 202 0 236 0 303 34 337 135 337 135 505 135 674 169 708 236 708 270 674 270 505 270 303 337 303 505 337 640 337 674 303 674 270 674 202 606 169 270 169 270 68 236 0 Z N"/>
        </draw:custom-shape>
        <draw:custom-shape draw:name="Shape 1702" draw:style-name="Mgr3" draw:text-style-name="MP5" draw:layer="layout" svg:width="0.099cm" svg:height="0.13cm" svg:x="14.362cm" svg:y="18.595cm">
          <text:p/>
          <draw:enhanced-geometry draw:mirror-horizontal="false" draw:mirror-vertical="false" drawooo:sub-view-size="540 708" svg:viewBox="0 0 13500 17700" draw:type="ooxml-non-primitive" draw:enhanced-path="M 405 135 L 405 236 405 304 338 472 270 607 203 607 169 506 136 405 136 304 203 236 371 169 338 135 Z M 371 1 L 270 34 203 102 136 169 68 236 1 337 1 405 68 607 136 674 203 708 270 708 371 674 439 607 472 539 506 337 540 169 506 68 439 34 371 1 Z N"/>
        </draw:custom-shape>
        <draw:custom-shape draw:name="Shape 1703" draw:style-name="Mgr3" draw:text-style-name="MP5" draw:layer="layout" svg:width="0.496cm" svg:height="0.285cm" svg:x="8.807cm" svg:y="17.974cm">
          <text:p/>
          <draw:enhanced-geometry draw:mirror-horizontal="false" draw:mirror-vertical="false" drawooo:sub-view-size="2695 1550" svg:viewBox="0 0 67375 38750" draw:type="ooxml-non-primitive" draw:enhanced-path="M 2021 135 L 2358 169 2492 236 2560 304 2593 438 2593 573 2560 876 2492 1112 2459 1246 2391 1314 2324 1347 2223 1381 1617 1448 1146 1448 641 1415 270 1381 203 1381 169 1347 136 1246 102 1044 136 607 169 169 540 203 910 169 1651 135 Z M 1785 1 L 1247 34 674 68 405 68 169 34 68 34 68 102 68 135 35 472 1 910 1 1145 35 1314 68 1448 136 1482 169 1516 775 1549 1348 1549 1920 1516 2492 1448 2526 1415 2526 1381 2627 1011 2661 809 2694 607 2694 405 2627 270 2593 169 2526 135 2425 68 2324 34 2055 1 Z N"/>
        </draw:custom-shape>
        <draw:custom-shape draw:name="Shape 1704" draw:style-name="Mgr3" draw:text-style-name="MP5" draw:layer="layout" svg:width="0.117cm" svg:height="0.03cm" svg:x="14.89cm" svg:y="18.527cm">
          <text:p/>
          <draw:enhanced-geometry draw:mirror-horizontal="false" draw:mirror-vertical="false" drawooo:sub-view-size="641 169" svg:viewBox="0 0 16025 4225" draw:type="ooxml-non-primitive" draw:enhanced-path="M 34 0 L 1 34 1 101 135 135 270 169 573 169 607 135 640 101 640 67 607 34 472 0 Z N"/>
        </draw:custom-shape>
        <draw:custom-shape draw:name="Shape 1705" draw:style-name="Mgr3" draw:text-style-name="MP5" draw:layer="layout" svg:width="0.514cm" svg:height="0.489cm" svg:x="14.678cm" svg:y="18.303cm">
          <text:p/>
          <draw:enhanced-geometry draw:mirror-horizontal="false" draw:mirror-vertical="false" drawooo:sub-view-size="2796 2660" svg:viewBox="0 0 69900 66500" draw:type="ooxml-non-primitive" draw:enhanced-path="M 439 0 L 203 67 102 101 35 168 1 236 35 269 102 269 136 236 203 202 304 168 540 135 977 168 1920 202 2257 236 2391 269 2526 337 2593 370 2627 438 2661 606 2627 909 2661 1549 2627 2189 2593 2424 2593 2458 2526 2458 2425 2492 2156 2492 1449 2458 1146 2492 843 2525 708 2525 573 2458 472 2391 405 2256 338 2020 304 1785 304 1246 304 774 338 303 304 269 304 236 270 236 237 269 203 505 169 774 169 1246 203 1852 237 2121 270 2290 304 2391 371 2492 472 2559 540 2593 641 2626 843 2660 1078 2626 2290 2626 2694 2593 2728 2559 2728 2525 2762 2054 2795 1616 2762 707 2762 438 2728 370 2661 269 2593 236 2526 168 2257 101 1920 67 1583 67 910 34 674 0 Z N"/>
        </draw:custom-shape>
        <draw:custom-shape draw:name="Shape 1706" draw:style-name="Mgr3" draw:text-style-name="MP5" draw:layer="layout" svg:width="0.496cm" svg:height="0.309cm" svg:x="13.27cm" svg:y="17.962cm">
          <text:p/>
          <draw:enhanced-geometry draw:mirror-horizontal="false" draw:mirror-vertical="false" drawooo:sub-view-size="2694 1684" svg:viewBox="0 0 67350 42100" draw:type="ooxml-non-primitive" draw:enhanced-path="M 707 135 L 977 202 1212 202 1886 236 2222 236 2559 202 2559 202 2492 707 2492 1179 2458 1313 2458 1414 2357 1482 2256 1482 1616 1515 1313 1515 876 1549 640 1515 438 1515 303 1448 270 1414 236 1381 202 606 202 303 202 236 169 270 135 236 169 236 169 202 169 169 438 135 Z M 270 0 L 135 34 34 68 0 101 0 169 34 202 101 202 68 337 68 472 68 1010 101 1515 135 1549 169 1583 438 1650 707 1684 2121 1684 2391 1650 2492 1616 2559 1549 2593 1482 2626 1381 2626 775 2660 472 2694 169 2660 101 2593 68 2222 101 1818 101 977 34 505 0 Z N"/>
        </draw:custom-shape>
        <draw:custom-shape draw:name="Shape 1707" draw:style-name="Mgr3" draw:text-style-name="MP5" draw:layer="layout" svg:width="0.446cm" svg:height="0.477cm" svg:x="13.114cm" svg:y="18.309cm">
          <text:p/>
          <draw:enhanced-geometry draw:mirror-horizontal="false" draw:mirror-vertical="false" drawooo:sub-view-size="2425 2594" svg:viewBox="0 0 60625 64850" draw:type="ooxml-non-primitive" draw:enhanced-path="M 1044 1 L 640 34 371 68 270 102 135 169 102 270 68 371 68 607 34 1819 1 2122 34 2290 68 2358 102 2391 135 2391 135 2358 135 2257 135 2088 169 1819 203 842 203 539 236 371 270 304 337 236 539 169 775 135 1145 135 1549 169 1920 203 2290 304 2256 674 2290 1044 2223 1651 2189 2290 1886 2358 1549 2358 910 2290 438 2290 236 2358 135 2391 68 2492 68 2526 169 2526 304 2492 506 2459 809 2459 1112 2492 1650 2526 1920 2526 2189 2459 2189 2526 2223 2560 2256 2593 2290 2593 2324 2560 2357 2358 2357 2156 2391 1752 2391 1381 2425 977 2391 438 2391 304 2425 304 2425 236 2425 203 2391 169 2357 169 1953 68 1516 1 Z N"/>
        </draw:custom-shape>
        <draw:custom-shape draw:name="Shape 1708" draw:style-name="Mgr3" draw:text-style-name="MP5" draw:layer="layout" svg:width="0.452cm" svg:height="0.217cm" svg:x="15.535cm" svg:y="18.849cm">
          <text:p/>
          <draw:enhanced-geometry draw:mirror-horizontal="false" draw:mirror-vertical="false" drawooo:sub-view-size="2458 1180" svg:viewBox="0 0 61450 29500" draw:type="ooxml-non-primitive" draw:enhanced-path="M 1616 1 L 1178 68 909 102 640 68 404 68 168 136 168 102 135 68 101 68 67 102 34 371 34 641 0 1179 135 1179 168 742 135 270 404 237 673 203 1414 203 1616 169 1852 136 2054 136 2189 203 2256 304 2323 405 2357 573 2357 876 2357 1179 2458 1179 2458 843 2424 472 2391 338 2290 203 2189 68 2020 1 Z N"/>
        </draw:custom-shape>
        <draw:custom-shape draw:name="Shape 1709" draw:style-name="Mgr3" draw:text-style-name="MP5" draw:layer="layout" svg:width="0.477cm" svg:height="0.223cm" svg:x="16.075cm" svg:y="18.843cm">
          <text:p/>
          <draw:enhanced-geometry draw:mirror-horizontal="false" draw:mirror-vertical="false" drawooo:sub-view-size="2593 1213" svg:viewBox="0 0 64825 30325" draw:type="ooxml-non-primitive" draw:enhanced-path="M 472 0 L 101 101 68 135 68 169 0 674 0 1212 135 1212 135 741 169 472 169 337 135 202 438 169 741 135 2088 135 2222 169 2323 236 2391 337 2458 539 2458 741 2458 1179 2458 1212 2593 1212 2593 707 2593 438 2559 337 2492 236 2424 135 2323 68 2222 34 2121 0 Z N"/>
        </draw:custom-shape>
        <draw:custom-shape draw:name="Shape 1710" draw:style-name="Mgr3" draw:text-style-name="MP5" draw:layer="layout" svg:width="0.099cm" svg:height="0.024cm" svg:x="8.981cm" svg:y="18.676cm">
          <text:p/>
          <draw:enhanced-geometry draw:mirror-horizontal="false" draw:mirror-vertical="false" drawooo:sub-view-size="540 135" svg:viewBox="0 0 13500 3375" draw:type="ooxml-non-primitive" draw:enhanced-path="M 270 0 L 135 34 68 68 1 68 1 101 34 135 236 135 472 101 506 68 539 68 506 0 Z N"/>
        </draw:custom-shape>
        <draw:custom-shape draw:name="Shape 1711" draw:style-name="Mgr3" draw:text-style-name="MP5" draw:layer="layout" svg:width="0.477cm" svg:height="0.471cm" svg:x="14.176cm" svg:y="18.334cm">
          <text:p/>
          <draw:enhanced-geometry draw:mirror-horizontal="false" draw:mirror-vertical="false" drawooo:sub-view-size="2594 2560" svg:viewBox="0 0 64850 64000" draw:type="ooxml-non-primitive" draw:enhanced-path="M 2290 101 L 2425 135 2459 169 2492 808 2492 1448 2459 1751 2425 2054 2358 2189 2290 2290 2189 2391 2055 2425 1550 2425 1045 2391 741 2391 573 2357 438 2324 337 2256 236 2189 169 2054 135 1886 135 1684 169 1482 203 1111 203 876 169 640 169 404 169 169 1314 135 1954 101 Z M 1348 0 L 169 34 135 68 102 68 34 270 34 472 68 909 68 1145 68 1347 1 1819 34 2021 68 2189 169 2290 270 2391 405 2458 573 2492 944 2526 1482 2559 2055 2559 2189 2526 2324 2492 2459 2425 2492 2357 2526 2324 2560 2021 2593 1751 2593 1179 2560 606 2560 34 2560 0 Z N"/>
        </draw:custom-shape>
        <draw:custom-shape draw:name="Shape 1712" draw:style-name="Mgr3" draw:text-style-name="MP5" draw:layer="layout" svg:width="0.465cm" svg:height="0.465cm" svg:x="8.801cm" svg:y="18.334cm">
          <text:p/>
          <draw:enhanced-geometry draw:mirror-horizontal="false" draw:mirror-vertical="false" drawooo:sub-view-size="2526 2526" svg:viewBox="0 0 63150 63150" draw:type="ooxml-non-primitive" draw:enhanced-path="M 2323 135 L 2323 606 2290 1078 2323 1381 2357 1684 2391 1852 2391 2054 2357 2223 2290 2290 2222 2324 2054 2357 1886 2391 1010 2391 775 2357 539 2324 236 2324 202 2290 169 2256 135 2088 135 1617 202 1145 202 640 169 438 135 202 674 169 1212 202 1785 169 2323 135 Z M 2357 0 L 2088 34 1785 68 1212 68 640 34 68 68 0 101 0 135 0 202 68 202 34 741 34 1280 0 1852 0 2122 34 2391 34 2458 438 2458 775 2492 1448 2526 1953 2526 2189 2492 2290 2458 2391 2391 2458 2324 2492 2223 2525 2021 2525 1819 2492 1617 2458 1347 2424 1078 2458 573 2458 337 2458 68 2424 34 2357 0 Z N"/>
        </draw:custom-shape>
        <draw:custom-shape draw:name="Shape 1713" draw:style-name="Mgr3" draw:text-style-name="MP5" draw:layer="layout" svg:width="0.477cm" svg:height="0.477cm" svg:x="13.648cm" svg:y="18.322cm">
          <text:p/>
          <draw:enhanced-geometry draw:mirror-horizontal="false" draw:mirror-vertical="false" drawooo:sub-view-size="2593 2593" svg:viewBox="0 0 64825 64825" draw:type="ooxml-non-primitive" draw:enhanced-path="M 606 101 L 1111 135 1616 168 2121 202 2256 236 2357 269 2390 370 2424 471 2458 707 2458 943 2424 1482 2390 2020 2357 2189 2289 2290 2188 2391 2087 2424 1953 2458 1818 2458 1549 2424 943 2391 539 2357 337 2323 236 2256 202 2189 135 1953 101 1717 101 1212 135 707 135 202 370 135 606 101 Z M 438 0 L 67 67 34 101 34 135 34 168 0 842 0 1515 0 1717 0 1987 34 2121 67 2256 135 2357 236 2424 337 2458 438 2492 673 2492 1178 2559 1650 2559 1885 2593 2121 2559 2222 2525 2323 2492 2390 2391 2458 2290 2525 1987 2559 1684 2559 1044 2592 572 2559 370 2525 236 2458 168 2357 101 2256 67 1986 34 1481 34 774 0 Z N"/>
        </draw:custom-shape>
        <draw:custom-shape draw:name="Shape 1714" draw:style-name="Mgr3" draw:text-style-name="MP5" draw:layer="layout" svg:width="0.092cm" svg:height="0.117cm" svg:x="13.841cm" svg:y="18.607cm">
          <text:p/>
          <draw:enhanced-geometry draw:mirror-horizontal="false" draw:mirror-vertical="false" drawooo:sub-view-size="506 641" svg:viewBox="0 0 12650 16025" draw:type="ooxml-non-primitive" draw:enhanced-path="M 270 136 L 371 169 304 237 270 270 169 270 135 203 135 136 Z M 203 1 L 135 35 68 68 34 102 1 169 1 237 68 338 203 405 304 405 270 439 236 506 203 472 135 472 135 573 169 641 236 641 304 607 371 540 438 439 472 304 506 203 472 169 405 136 371 68 304 35 203 1 Z N"/>
        </draw:custom-shape>
        <draw:custom-shape draw:name="Shape 1715" draw:style-name="Mgr3" draw:text-style-name="MP5" draw:layer="layout" svg:width="0.092cm" svg:height="0.074cm" svg:x="8.975cm" svg:y="18.576cm">
          <text:p/>
          <draw:enhanced-geometry draw:mirror-horizontal="false" draw:mirror-vertical="false" drawooo:sub-view-size="506 405" svg:viewBox="0 0 12650 10125" draw:type="ooxml-non-primitive" draw:enhanced-path="M 203 102 L 203 135 237 169 338 135 203 270 136 304 102 304 136 203 169 135 203 102 Z M 169 1 L 102 68 35 102 1 270 1 371 68 405 237 405 371 304 439 236 506 169 506 102 472 34 439 34 371 1 Z N"/>
        </draw:custom-shape>
        <draw:custom-shape draw:name="Shape 1716" draw:style-name="Mgr3" draw:text-style-name="MP5" draw:layer="layout" svg:width="0.496cm" svg:height="0.21cm" svg:x="14.443cm" svg:y="18.856cm">
          <text:p/>
          <draw:enhanced-geometry draw:mirror-horizontal="false" draw:mirror-vertical="false" drawooo:sub-view-size="2694 1146" svg:viewBox="0 0 67350 28650" draw:type="ooxml-non-primitive" draw:enhanced-path="M 1549 1 L 1112 34 337 34 102 68 34 102 34 169 1 304 1 438 1 741 1 1145 135 1145 135 741 135 337 135 203 506 169 876 135 1246 169 1583 135 1953 135 2155 169 2324 203 2425 236 2492 304 2526 405 2559 506 2559 741 2559 943 2526 1145 2660 1145 2694 876 2694 539 2660 337 2593 203 2458 102 2324 68 2155 34 1987 1 Z N"/>
        </draw:custom-shape>
        <draw:custom-shape draw:name="Shape 1717" draw:style-name="Mgr3" draw:text-style-name="MP5" draw:layer="layout" svg:width="0.105cm" svg:height="0.117cm" svg:x="10.055cm" svg:y="18.595cm">
          <text:p/>
          <draw:enhanced-geometry draw:mirror-horizontal="false" draw:mirror-vertical="false" drawooo:sub-view-size="573 641" svg:viewBox="0 0 14325 16025" draw:type="ooxml-non-primitive" draw:enhanced-path="M 303 1 L 169 68 68 169 68 203 68 236 135 236 270 135 371 102 438 135 202 337 34 506 0 539 0 607 34 607 101 640 404 573 539 573 573 539 573 472 539 438 404 438 270 472 539 203 573 169 573 135 539 68 472 1 Z N"/>
        </draw:custom-shape>
        <draw:custom-shape draw:name="Shape 1718" draw:style-name="Mgr3" draw:text-style-name="MP5" draw:layer="layout" svg:width="0.49cm" svg:height="0.303cm" svg:x="11.035cm" svg:y="17.981cm">
          <text:p/>
          <draw:enhanced-geometry draw:mirror-horizontal="false" draw:mirror-vertical="false" drawooo:sub-view-size="2661 1651" svg:viewBox="0 0 66525 41275" draw:type="ooxml-non-primitive" draw:enhanced-path="M 943 135 L 1954 169 2257 169 2358 202 2425 236 2459 303 2459 438 2459 573 2425 808 2425 1111 2459 1246 2492 1381 2021 1414 1516 1414 1112 1448 674 1515 438 1482 203 1414 169 1381 135 1347 135 1179 135 909 135 573 102 236 135 236 236 169 337 135 Z M 304 0 L 203 34 102 101 102 34 34 34 1 337 1 640 1 1246 34 1347 68 1448 135 1515 236 1583 472 1616 741 1650 1280 1583 1617 1549 2257 1549 2593 1515 2661 1482 2661 1448 2661 1414 2593 1246 2560 1078 2560 741 2593 539 2593 371 2560 202 2459 34 2425 34 2391 0 2055 34 1718 34 1011 0 Z N"/>
        </draw:custom-shape>
        <draw:custom-shape draw:name="Shape 1719" draw:style-name="Mgr3" draw:text-style-name="MP5" draw:layer="layout" svg:width="0.477cm" svg:height="0.223cm" svg:x="13.381cm" svg:y="18.843cm">
          <text:p/>
          <draw:enhanced-geometry draw:mirror-horizontal="false" draw:mirror-vertical="false" drawooo:sub-view-size="2593 1213" svg:viewBox="0 0 64825 30325" draw:type="ooxml-non-primitive" draw:enhanced-path="M 1852 0 L 1347 34 842 68 68 68 34 101 0 135 0 169 34 202 0 404 0 640 34 1078 34 1212 169 1212 169 741 135 472 135 236 909 202 1684 135 1953 135 2189 169 2323 202 2391 303 2424 404 2458 539 2458 876 2424 1212 2525 1212 2593 842 2593 505 2559 303 2492 169 2357 68 2189 34 2020 0 Z N"/>
        </draw:custom-shape>
        <draw:custom-shape draw:name="Shape 1720" draw:style-name="Mgr3" draw:text-style-name="MP5" draw:layer="layout" svg:width="0.508cm" svg:height="0.303cm" svg:x="12.699cm" svg:y="17.974cm">
          <text:p/>
          <draw:enhanced-geometry draw:mirror-horizontal="false" draw:mirror-vertical="false" drawooo:sub-view-size="2762 1651" svg:viewBox="0 0 69050 41275" draw:type="ooxml-non-primitive" draw:enhanced-path="M 2593 135 L 2627 169 2661 169 2661 270 2627 573 2526 1145 2492 1314 2425 1415 2324 1448 2122 1482 1785 1516 1415 1482 843 1448 506 1448 337 1415 270 1381 203 1314 169 1246 135 1145 135 910 135 539 203 203 438 169 742 169 1213 135 Z M 742 1 L 472 34 203 68 169 34 135 34 102 68 102 102 68 135 34 203 34 236 68 270 1 708 1 1145 34 1280 68 1381 135 1448 203 1516 472 1583 742 1617 1314 1650 1954 1650 2257 1617 2593 1549 2627 1516 2627 1482 2661 1145 2694 809 2728 472 2762 102 2762 68 2728 68 2324 34 1954 1 1146 34 742 1 Z N"/>
        </draw:custom-shape>
        <draw:custom-shape draw:name="Shape 1721" draw:style-name="Mgr3" draw:text-style-name="MP5" draw:layer="layout" svg:width="0.496cm" svg:height="0.309cm" svg:x="9.347cm" svg:y="17.962cm">
          <text:p/>
          <draw:enhanced-geometry draw:mirror-horizontal="false" draw:mirror-vertical="false" drawooo:sub-view-size="2694 1684" svg:viewBox="0 0 67350 42100" draw:type="ooxml-non-primitive" draw:enhanced-path="M 707 135 L 976 202 1212 202 1885 236 2222 236 2559 202 2559 202 2492 707 2492 1179 2458 1313 2458 1414 2357 1482 2256 1482 1616 1515 1313 1515 875 1549 640 1515 438 1515 303 1448 269 1414 236 1381 202 606 202 303 202 236 168 270 135 236 168 236 168 202 168 169 438 135 Z M 269 0 L 135 34 34 68 0 101 0 169 34 202 101 202 67 337 67 472 67 1010 101 1515 135 1549 168 1583 438 1650 707 1684 2121 1684 2390 1650 2492 1616 2559 1549 2593 1482 2626 1381 2626 775 2660 472 2694 169 2660 101 2593 68 2222 101 1818 101 976 34 505 0 Z N"/>
        </draw:custom-shape>
        <draw:custom-shape draw:name="Shape 1722" draw:style-name="Mgr3" draw:text-style-name="MP5" draw:layer="layout" svg:width="0.514cm" svg:height="0.322cm" svg:x="15.479cm" svg:y="17.956cm">
          <text:p/>
          <draw:enhanced-geometry draw:mirror-horizontal="false" draw:mirror-vertical="false" drawooo:sub-view-size="2795 1752" svg:viewBox="0 0 69875 43800" draw:type="ooxml-non-primitive" draw:enhanced-path="M 505 102 L 909 135 1380 169 1818 203 2155 236 2492 236 2559 270 2593 337 2660 607 2660 876 2660 1078 2660 1246 2626 1448 2593 1516 2559 1549 2424 1617 2155 1617 1717 1583 1481 1549 1279 1549 707 1617 471 1583 404 1583 370 1549 337 1482 303 1280 303 741 303 203 303 169 269 135 505 102 Z M 337 1 L 168 34 34 135 0 169 34 203 67 236 101 203 202 169 236 152 236 169 168 506 135 809 135 1011 168 1213 168 1415 168 1617 202 1684 236 1684 539 1718 842 1718 1481 1684 1717 1718 1953 1751 2458 1751 2593 1684 2727 1583 2761 1415 2795 1213 2795 842 2761 506 2694 304 2626 203 2559 135 2391 102 2222 135 2088 135 1919 102 1616 68 1145 34 673 1 Z N"/>
        </draw:custom-shape>
        <draw:custom-shape draw:name="Shape 1723" draw:style-name="Mgr3" draw:text-style-name="MP5" draw:layer="layout" svg:width="0.514cm" svg:height="0.297cm" svg:x="13.81cm" svg:y="17.974cm">
          <text:p/>
          <draw:enhanced-geometry draw:mirror-horizontal="false" draw:mirror-vertical="false" drawooo:sub-view-size="2795 1617" svg:viewBox="0 0 69875 40425" draw:type="ooxml-non-primitive" draw:enhanced-path="M 2660 169 L 2593 1415 2020 1448 1448 1415 876 1415 303 1448 202 1145 169 809 135 506 202 203 303 169 404 169 606 203 1111 236 1886 236 2660 169 Z M 404 1 L 202 34 169 34 135 68 101 68 68 135 101 169 34 337 0 506 0 876 68 1246 169 1549 202 1583 270 1617 573 1583 876 1549 1482 1583 2088 1617 2694 1583 2727 1549 2761 1516 2761 809 2795 102 2795 34 2727 1 1886 68 1482 102 1044 68 640 34 404 1 Z N"/>
        </draw:custom-shape>
        <draw:custom-shape draw:name="Shape 1724" draw:style-name="Mgr3" draw:text-style-name="MP5" draw:layer="layout" svg:width="0.477cm" svg:height="0.483cm" svg:x="9.881cm" svg:y="18.316cm">
          <text:p/>
          <draw:enhanced-geometry draw:mirror-horizontal="false" draw:mirror-vertical="false" drawooo:sub-view-size="2593 2627" svg:viewBox="0 0 64825 65675" draw:type="ooxml-non-primitive" draw:enhanced-path="M 1953 135 L 2189 169 2324 202 2391 270 2425 404 2458 539 2458 775 2425 1010 2357 1516 2357 1751 2357 2088 2357 2223 2324 2357 2223 2425 2122 2458 1987 2458 1852 2425 1617 2357 1246 2357 910 2391 708 2425 472 2425 337 2391 270 2357 169 2290 135 2189 135 1819 135 1415 169 1078 135 741 135 472 135 202 910 202 1684 135 Z M 1852 0 L 1347 34 842 68 68 68 34 101 1 135 1 169 34 202 1 404 1 640 34 1078 1 1751 1 2088 34 2425 68 2458 102 2492 438 2526 775 2559 1482 2492 1684 2526 1920 2593 2189 2627 2290 2593 2357 2559 2425 2458 2458 2391 2492 2189 2492 1785 2492 1549 2526 1314 2559 842 2593 505 2559 303 2492 169 2357 68 2189 34 2021 0 Z N"/>
        </draw:custom-shape>
        <draw:custom-shape draw:name="Shape 1725" draw:style-name="Mgr3" draw:text-style-name="MP5" draw:layer="layout" svg:width="0.514cm" svg:height="0.297cm" svg:x="9.887cm" svg:y="17.974cm">
          <text:p/>
          <draw:enhanced-geometry draw:mirror-horizontal="false" draw:mirror-vertical="false" drawooo:sub-view-size="2795 1617" svg:viewBox="0 0 69875 40425" draw:type="ooxml-non-primitive" draw:enhanced-path="M 2660 169 L 2593 1415 2020 1448 1448 1415 876 1415 303 1448 202 1145 169 809 135 506 202 203 303 169 404 169 606 203 1111 236 1886 236 2660 169 Z M 404 1 L 202 34 169 34 135 68 101 68 68 135 101 169 34 337 0 506 0 876 68 1246 169 1549 202 1583 270 1617 573 1583 876 1549 1482 1583 2088 1617 2694 1583 2727 1549 2761 1516 2761 809 2795 102 2795 34 2727 1 1886 68 1482 102 1044 68 640 34 404 1 Z N"/>
        </draw:custom-shape>
        <draw:custom-shape draw:name="Shape 1726" draw:style-name="Mgr3" draw:text-style-name="MP5" draw:layer="layout" svg:width="0.44cm" svg:height="0.21cm" svg:x="10.141cm" svg:y="18.856cm">
          <text:p/>
          <draw:enhanced-geometry draw:mirror-horizontal="false" draw:mirror-vertical="false" drawooo:sub-view-size="2391 1146" svg:viewBox="0 0 59775 28650" draw:type="ooxml-non-primitive" draw:enhanced-path="M 1011 1 L 607 34 337 68 236 102 102 169 68 270 34 371 34 607 1 1145 135 1145 169 842 169 539 203 371 236 304 304 236 506 169 741 135 1112 135 1516 169 1886 203 2256 304 2223 674 2256 1044 2223 1145 2391 1145 2391 977 2357 438 2357 304 2391 304 2391 236 2391 203 2357 169 2324 169 1920 68 1482 1 Z N"/>
        </draw:custom-shape>
        <draw:custom-shape draw:name="Shape 1727" draw:style-name="Mgr3" draw:text-style-name="MP5" draw:layer="layout" svg:width="0.452cm" svg:height="0.223cm" svg:x="13.915cm" svg:y="18.843cm">
          <text:p/>
          <draw:enhanced-geometry draw:mirror-horizontal="false" draw:mirror-vertical="false" drawooo:sub-view-size="2459 1213" svg:viewBox="0 0 61475 30325" draw:type="ooxml-non-primitive" draw:enhanced-path="M 2391 0 L 2021 34 1650 68 1280 101 304 101 169 68 34 101 1 169 1 202 34 236 34 404 34 573 68 876 68 1212 203 1212 203 1010 203 808 169 606 135 404 169 202 270 236 506 270 1145 236 2324 169 2324 674 2290 1212 2459 1212 2459 640 2459 68 2425 34 2391 0 Z N"/>
        </draw:custom-shape>
        <draw:custom-shape draw:name="Shape 1728" draw:style-name="Mgr3" draw:text-style-name="MP5" draw:layer="layout" svg:width="0.502cm" svg:height="0.309cm" svg:x="10.452cm" svg:y="17.962cm">
          <text:p/>
          <draw:enhanced-geometry draw:mirror-horizontal="false" draw:mirror-vertical="false" drawooo:sub-view-size="2729 1684" svg:viewBox="0 0 68225 42100" draw:type="ooxml-non-primitive" draw:enhanced-path="M 1853 101 L 2324 135 2391 169 2459 169 2492 202 2492 270 2526 404 2492 539 2492 1010 2526 1246 2560 1448 1449 1515 304 1515 237 707 237 303 237 236 641 202 1045 169 1449 135 1853 101 Z M 1146 0 L 708 68 237 101 237 34 169 34 169 101 35 101 1 169 35 202 68 236 136 236 102 573 102 909 169 1583 203 1650 237 1684 1449 1684 2661 1583 2694 1583 2728 1515 2661 1145 2627 808 2627 438 2627 101 2593 34 2560 34 1853 0 Z N"/>
        </draw:custom-shape>
        <draw:custom-shape draw:name="Shape 1729" draw:style-name="Mgr3" draw:text-style-name="MP5" draw:layer="layout" svg:width="0.502cm" svg:height="0.309cm" svg:x="14.374cm" svg:y="17.962cm">
          <text:p/>
          <draw:enhanced-geometry draw:mirror-horizontal="false" draw:mirror-vertical="false" drawooo:sub-view-size="2728 1684" svg:viewBox="0 0 68200 42100" draw:type="ooxml-non-primitive" draw:enhanced-path="M 1852 101 L 2323 135 2391 169 2458 169 2492 202 2492 270 2525 404 2492 539 2492 1010 2525 1246 2559 1448 1448 1515 303 1515 236 707 236 303 236 236 640 202 1044 169 1448 135 1852 101 Z M 1145 0 L 707 68 236 101 236 34 169 34 169 101 34 101 0 169 34 202 68 236 135 236 101 573 101 909 169 1583 202 1650 236 1684 1448 1684 2660 1583 2694 1583 2727 1515 2660 1145 2626 808 2626 438 2626 101 2593 34 2559 34 1852 0 Z N"/>
        </draw:custom-shape>
        <draw:custom-shape draw:name="Shape 1730" draw:style-name="Mgr3" draw:text-style-name="MP5" draw:layer="layout" svg:width="0.179cm" svg:height="0.086cm" svg:x="16.292cm" svg:y="18.638cm">
          <text:p/>
          <draw:enhanced-geometry draw:mirror-horizontal="false" draw:mirror-vertical="false" drawooo:sub-view-size="977 472" svg:viewBox="0 0 24425 11800" draw:type="ooxml-non-primitive" draw:enhanced-path="M 371 0 L 270 34 169 101 68 135 1 202 1 236 1 303 34 371 102 404 270 472 337 472 371 438 337 371 304 337 708 337 910 303 943 270 977 236 943 202 910 169 506 202 236 202 304 169 405 101 438 68 438 34 405 0 Z N"/>
        </draw:custom-shape>
        <draw:custom-shape draw:name="Shape 1731" draw:style-name="Mgr3" draw:text-style-name="MP5" draw:layer="layout" svg:width="0.502cm" svg:height="0.309cm" svg:x="16.05cm" svg:y="17.968cm">
          <text:p/>
          <draw:enhanced-geometry draw:mirror-horizontal="false" draw:mirror-vertical="false" drawooo:sub-view-size="2728 1684" svg:viewBox="0 0 68200 42100" draw:type="ooxml-non-primitive" draw:enhanced-path="M 236 135 L 640 168 1785 202 2189 202 2391 236 2492 236 2559 269 2593 404 2593 539 2593 808 2593 1414 2559 1448 2492 1515 2290 1549 1617 1549 910 1481 472 1448 371 1414 304 1313 236 1178 236 1044 203 707 203 438 236 303 203 135 Z M 236 0 L 34 34 1 67 1 101 1 135 34 168 102 168 102 202 102 303 68 471 68 673 102 1111 203 1549 236 1582 573 1582 876 1616 1482 1683 2357 1683 2660 1616 2694 1582 2728 1549 2728 909 2728 572 2660 269 2627 168 2526 135 2425 101 1650 101 977 34 506 0 Z N"/>
        </draw:custom-shape>
        <draw:custom-shape draw:name="Shape 1732" draw:style-name="Mgr3" draw:text-style-name="MP5" draw:layer="layout" svg:width="0.763cm" svg:height="0.477cm" svg:x="15.783cm" svg:y="18.322cm">
          <text:p/>
          <draw:enhanced-geometry draw:mirror-horizontal="false" draw:mirror-vertical="false" drawooo:sub-view-size="4142 2593" svg:viewBox="0 0 103550 64825" draw:type="ooxml-non-primitive" draw:enhanced-path="M 2661 135 L 3772 168 3873 168 3940 269 3974 404 4007 539 4007 842 4007 1044 4007 1751 3974 2189 3940 2323 3873 2357 3267 2424 2021 2424 1415 2357 809 2323 506 2323 203 2357 169 1616 135 875 203 539 203 370 203 202 270 202 371 168 775 168 1415 135 Z M 540 0 L 371 34 203 67 169 101 135 101 102 135 102 168 135 202 169 202 102 269 68 337 34 572 1 1010 1 1717 68 2458 102 2492 169 2525 641 2492 1146 2492 2122 2559 2593 2593 3065 2559 4007 2492 4041 2458 4075 2424 4108 1987 4142 1515 4142 606 4108 404 4041 236 4007 135 3940 101 3873 34 3772 34 2863 0 1920 0 910 34 540 0 Z N"/>
        </draw:custom-shape>
        <draw:custom-shape draw:name="Shape 1733" draw:style-name="Mgr3" draw:text-style-name="MP5" draw:layer="layout" svg:width="0.067cm" svg:height="0.13cm" svg:x="9.546cm" svg:y="18.583cm">
          <text:p/>
          <draw:enhanced-geometry draw:mirror-horizontal="false" draw:mirror-vertical="false" drawooo:sub-view-size="371 708" svg:viewBox="0 0 9275 17700" draw:type="ooxml-non-primitive" draw:enhanced-path="M 303 0 L 270 34 135 135 0 270 0 337 34 371 68 371 202 270 202 270 169 640 202 674 236 707 303 674 303 640 337 371 371 101 371 34 337 0 Z N"/>
        </draw:custom-shape>
        <draw:custom-shape draw:name="Shape 1734" draw:style-name="Mgr3" draw:text-style-name="MP5" draw:layer="layout" svg:width="0.49cm" svg:height="0.303cm" svg:x="14.958cm" svg:y="17.981cm">
          <text:p/>
          <draw:enhanced-geometry draw:mirror-horizontal="false" draw:mirror-vertical="false" drawooo:sub-view-size="2661 1651" svg:viewBox="0 0 66525 41275" draw:type="ooxml-non-primitive" draw:enhanced-path="M 944 135 L 1954 169 2257 169 2358 202 2425 236 2459 303 2459 438 2459 573 2425 808 2425 1111 2459 1246 2492 1381 2021 1414 1516 1414 1112 1448 674 1515 439 1482 203 1414 169 1381 136 1347 136 1179 136 909 136 573 102 236 136 236 237 169 338 135 Z M 304 0 L 203 34 102 101 102 34 35 34 1 337 1 640 1 1246 35 1347 68 1448 136 1515 237 1583 472 1616 742 1650 1280 1583 1617 1549 2257 1549 2593 1515 2661 1482 2661 1448 2661 1414 2593 1246 2560 1078 2560 741 2593 539 2593 371 2560 202 2459 34 2425 34 2391 0 2055 34 1718 34 1011 0 Z N"/>
        </draw:custom-shape>
        <draw:custom-shape draw:name="Shape 1735" draw:style-name="Mgr3" draw:text-style-name="MP5" draw:layer="layout" svg:width="0.477cm" svg:height="0.204cm" svg:x="9.595cm" svg:y="18.862cm">
          <text:p/>
          <draw:enhanced-geometry draw:mirror-horizontal="false" draw:mirror-vertical="false" drawooo:sub-view-size="2594 1112" svg:viewBox="0 0 64850 27800" draw:type="ooxml-non-primitive" draw:enhanced-path="M 472 0 L 102 68 102 101 68 101 34 135 1 640 1 1111 135 1111 135 741 169 472 135 337 102 202 135 202 438 169 741 135 2088 135 2223 169 2324 236 2391 337 2459 505 2459 707 2459 1111 2593 1111 2593 640 2560 404 2492 202 2425 135 2324 68 2223 34 2122 0 Z N"/>
        </draw:custom-shape>
        <draw:custom-shape draw:name="Shape 1736" draw:style-name="Mgr3" draw:text-style-name="MP5" draw:layer="layout" svg:width="0.458cm" svg:height="0.477cm" svg:x="9.329cm" svg:y="18.328cm">
          <text:p/>
          <draw:enhanced-geometry draw:mirror-horizontal="false" draw:mirror-vertical="false" drawooo:sub-view-size="2492 2594" svg:viewBox="0 0 62300 64850" draw:type="ooxml-non-primitive" draw:enhanced-path="M 2222 135 L 2289 169 2323 203 2357 236 2357 337 2357 842 2323 1348 2323 1853 2357 2358 2087 2425 1818 2459 1246 2425 707 2391 438 2358 269 2324 202 2257 135 2021 135 1752 135 1247 168 708 202 169 1279 169 1919 135 Z M 135 1 L 101 34 67 68 67 102 101 135 34 438 0 741 0 1348 34 2021 34 2189 67 2290 101 2358 135 2391 168 2425 303 2459 673 2492 1044 2560 1751 2593 2121 2560 2289 2526 2458 2492 2491 2459 2491 2391 2458 2122 2458 1819 2458 1247 2491 674 2491 102 2491 68 2424 34 1852 1 1279 1 707 34 135 1 Z N"/>
        </draw:custom-shape>
        <draw:custom-shape draw:name="Shape 1737" draw:style-name="Mgr3" draw:text-style-name="MP5" draw:layer="layout" svg:width="0.459cm" svg:height="0.21cm" svg:x="12.829cm" svg:y="18.856cm">
          <text:p/>
          <draw:enhanced-geometry draw:mirror-horizontal="false" draw:mirror-vertical="false" drawooo:sub-view-size="2493 1146" svg:viewBox="0 0 62325 28650" draw:type="ooxml-non-primitive" draw:enhanced-path="M 169 1 L 102 34 102 68 102 102 102 135 68 371 35 640 1 1145 136 1145 203 169 1314 169 1920 135 2223 135 2290 169 2324 203 2358 236 2391 337 2358 1145 2459 1145 2492 640 2492 102 2492 68 2459 34 1886 1 1314 34 742 34 169 1 Z N"/>
        </draw:custom-shape>
        <draw:custom-shape draw:name="Shape 1738" draw:style-name="Mgr3" draw:text-style-name="MP5" draw:layer="layout" svg:width="0.781cm" svg:height="0.229cm" svg:x="8.782cm" svg:y="18.837cm">
          <text:p/>
          <draw:enhanced-geometry draw:mirror-horizontal="false" draw:mirror-vertical="false" drawooo:sub-view-size="4243 1247" svg:viewBox="0 0 106075 31175" draw:type="ooxml-non-primitive" draw:enhanced-path="M 3333 1 L 3098 34 2727 68 2155 102 1044 102 505 135 303 169 202 236 101 371 34 506 0 708 0 876 0 1246 169 1246 169 842 202 573 236 438 303 337 371 304 505 270 1650 270 2593 236 2963 203 3434 169 3636 203 3838 270 3973 371 4007 438 4040 539 4074 876 4040 1246 4242 1246 4242 842 4175 438 4175 337 4108 270 3973 135 3771 68 3569 34 3333 1 Z N"/>
        </draw:custom-shape>
        <draw:custom-shape draw:name="Shape 1739" draw:style-name="Mgr3" draw:text-style-name="MP5" draw:layer="layout" svg:width="0.086cm" svg:height="0.099cm" svg:x="13.288cm" svg:y="18.614cm">
          <text:p/>
          <draw:enhanced-geometry draw:mirror-horizontal="false" draw:mirror-vertical="false" drawooo:sub-view-size="472 540" svg:viewBox="0 0 11800 13500" draw:type="ooxml-non-primitive" draw:enhanced-path="M 303 102 L 337 169 303 203 169 135 236 102 Z M 169 1 L 68 34 0 135 0 203 34 236 202 270 202 304 270 304 169 337 101 405 68 438 101 506 270 539 404 506 438 506 472 472 438 337 371 236 438 203 438 102 371 34 270 1 Z N"/>
        </draw:custom-shape>
        <draw:custom-shape draw:name="Shape 1740" draw:style-name="Mgr3" draw:text-style-name="MP5" draw:layer="layout" svg:width="0.458cm" svg:height="0.21cm" svg:x="12.277cm" svg:y="18.856cm">
          <text:p/>
          <draw:enhanced-geometry draw:mirror-horizontal="false" draw:mirror-vertical="false" drawooo:sub-view-size="2492 1146" svg:viewBox="0 0 62300 28650" draw:type="ooxml-non-primitive" draw:enhanced-path="M 1280 1 L 135 102 101 135 68 169 68 203 101 236 135 236 68 472 34 708 0 1145 135 1145 135 708 202 270 236 270 270 236 876 203 1515 135 1886 135 2290 169 2323 203 2357 270 2357 539 2357 1011 2357 1145 2492 1145 2492 102 2492 68 2458 34 2155 1 Z N"/>
        </draw:custom-shape>
        <draw:custom-shape draw:name="Shape 1741" draw:style-name="Mgr3" draw:text-style-name="MP5" draw:layer="layout" svg:width="0.328cm" svg:height="0.136cm" svg:x="25.093cm" svg:y="8.255cm">
          <text:p/>
          <draw:enhanced-geometry draw:mirror-horizontal="false" draw:mirror-vertical="false" drawooo:sub-view-size="1786 742" svg:viewBox="0 0 44650 18550" draw:type="ooxml-non-primitive" draw:enhanced-path="M 1752 1 L 1314 102 876 236 439 405 35 573 1 607 1 674 35 708 68 741 371 708 641 640 1213 438 1785 270 1785 1 Z N"/>
        </draw:custom-shape>
        <draw:custom-shape draw:name="Shape 1742" draw:style-name="Mgr3" draw:text-style-name="MP5" draw:layer="layout" svg:width="0.502cm" svg:height="0.179cm" svg:x="24.92cm" svg:y="7.796cm">
          <text:p/>
          <draw:enhanced-geometry draw:mirror-horizontal="false" draw:mirror-vertical="false" drawooo:sub-view-size="2728 977" svg:viewBox="0 0 68200 24425" draw:type="ooxml-non-primitive" draw:enhanced-path="M 2727 0 L 2492 67 1886 236 1246 438 34 909 0 943 34 976 371 976 707 943 1044 842 1381 741 2054 505 2391 404 2727 303 2727 0 Z N"/>
        </draw:custom-shape>
        <draw:custom-shape draw:name="Shape 1743" draw:style-name="Mgr3" draw:text-style-name="MP5" draw:layer="layout" svg:width="0.427cm" svg:height="0.16cm" svg:x="24.994cm" svg:y="7.944cm">
          <text:p/>
          <draw:enhanced-geometry draw:mirror-horizontal="false" draw:mirror-vertical="false" drawooo:sub-view-size="2324 876" svg:viewBox="0 0 58100 21900" draw:type="ooxml-non-primitive" draw:enhanced-path="M 2323 0 L 1953 135 1448 303 977 471 472 640 34 842 0 875 303 875 539 842 1044 741 1549 606 2020 438 2323 303 2323 0 Z N"/>
        </draw:custom-shape>
        <draw:custom-shape draw:name="Shape 1744" draw:style-name="Mgr3" draw:text-style-name="MP5" draw:layer="layout" svg:width="0.254cm" svg:height="0.117cm" svg:x="25.168cm" svg:y="8.54cm">
          <text:p/>
          <draw:enhanced-geometry draw:mirror-horizontal="false" draw:mirror-vertical="false" drawooo:sub-view-size="1382 640" svg:viewBox="0 0 34550 16000" draw:type="ooxml-non-primitive" draw:enhanced-path="M 1381 0 L 1045 101 775 169 439 236 270 303 136 404 68 505 1 640 35 640 371 573 708 472 1381 303 1381 0 Z N"/>
        </draw:custom-shape>
        <draw:custom-shape draw:name="Shape 1745" draw:style-name="Mgr3" draw:text-style-name="MP5" draw:layer="layout" svg:width="0.502cm" svg:height="0.185cm" svg:x="24.92cm" svg:y="7.615cm">
          <text:p/>
          <draw:enhanced-geometry draw:mirror-horizontal="false" draw:mirror-vertical="false" drawooo:sub-view-size="2728 1011" svg:viewBox="0 0 68200 25275" draw:type="ooxml-non-primitive" draw:enhanced-path="M 2727 1 L 1347 438 674 674 34 943 0 977 34 1011 404 1011 775 943 1145 809 1515 674 2121 438 2727 236 2727 1 Z N"/>
        </draw:custom-shape>
        <draw:custom-shape draw:name="Shape 1746" draw:style-name="Mgr3" draw:text-style-name="MP5" draw:layer="layout" svg:width="0.316cm" svg:height="0.142cm" svg:x="25.106cm" svg:y="8.404cm">
          <text:p/>
          <draw:enhanced-geometry draw:mirror-horizontal="false" draw:mirror-vertical="false" drawooo:sub-view-size="1718 775" svg:viewBox="0 0 42950 19375" draw:type="ooxml-non-primitive" draw:enhanced-path="M 1717 1 L 842 337 34 708 0 741 68 775 472 741 876 640 1313 506 1717 371 1717 1 Z N"/>
        </draw:custom-shape>
        <draw:custom-shape draw:name="Shape 1747" draw:style-name="Mgr3" draw:text-style-name="MP5" draw:layer="layout" svg:width="1.191cm" svg:height="0.409cm" svg:x="22.207cm" svg:y="8.304cm">
          <text:p/>
          <draw:enhanced-geometry draw:mirror-horizontal="false" draw:mirror-vertical="false" drawooo:sub-view-size="6465 2223" svg:viewBox="0 0 161625 55575" draw:type="ooxml-non-primitive" draw:enhanced-path="M 6364 1 L 6128 102 5825 237 5252 540 4949 641 4646 708 4512 742 4343 742 4209 708 4074 641 4007 641 3939 674 3872 775 3805 876 3704 910 3636 944 3569 910 3502 843 3333 641 3367 472 3333 405 3300 371 3199 371 3030 506 2963 641 2929 775 2963 876 2828 1011 2727 1045 2593 1112 2458 1112 2391 1045 2391 977 2424 876 2424 843 2391 775 2323 742 2256 742 2222 809 2189 977 2088 1179 1919 1348 1751 1449 1515 1482 1313 1482 1179 1449 1347 1078 1414 809 1414 742 1381 708 1347 674 1280 708 1044 843 876 1078 842 1179 808 1280 808 1415 876 1516 606 1819 539 1886 472 1920 404 1920 371 1886 270 1819 202 1651 202 1482 236 1280 337 1112 404 1045 505 977 539 944 539 910 505 876 472 876 371 910 303 944 169 1078 68 1280 0 1516 0 1752 34 1954 68 2021 135 2122 202 2156 303 2189 404 2223 505 2189 606 2156 707 2088 909 1886 1078 1617 1145 1651 1313 1684 1482 1718 1650 1684 1818 1651 1953 1583 2088 1482 2189 1381 2290 1247 2357 1280 2458 1314 2660 1280 2896 1179 3098 1045 3232 1112 3401 1146 3603 1179 3771 1112 3906 1045 4007 977 4074 944 4209 910 4613 910 4983 809 5353 708 5757 540 6128 371 6296 237 6465 136 6465 68 6465 35 6431 1 Z N"/>
        </draw:custom-shape>
        <draw:custom-shape draw:name="Shape 1748" draw:style-name="Mgr3" draw:text-style-name="MP5" draw:layer="layout" svg:width="1.756cm" svg:height="0.502cm" svg:x="22.685cm" svg:y="9.552cm">
          <text:p/>
          <draw:enhanced-geometry draw:mirror-horizontal="false" draw:mirror-vertical="false" drawooo:sub-view-size="9529 2728" svg:viewBox="0 0 238225 68200" draw:type="ooxml-non-primitive" draw:enhanced-path="M 9360 0 L 8855 67 8350 168 7845 303 7340 471 6330 842 5825 1010 5320 1145 2694 1886 1516 2189 775 2357 539 2424 438 2424 337 2458 270 2525 203 2593 169 2559 1 2559 1 2593 1 2626 34 2694 68 2727 708 2660 1314 2559 1920 2424 2526 2290 3738 1919 4950 1549 5489 1414 6027 1212 7138 808 7677 640 8249 471 8822 370 9360 337 9428 303 9495 269 9495 236 9529 168 9495 101 9495 67 9428 34 9360 0 Z N"/>
        </draw:custom-shape>
        <draw:custom-shape draw:name="Shape 1749" draw:style-name="Mgr3" draw:text-style-name="MP5" draw:layer="layout" svg:width="1.358cm" svg:height="5.61cm" svg:x="0.503cm" svg:y="13.456cm">
          <text:p/>
          <draw:enhanced-geometry draw:mirror-horizontal="false" draw:mirror-vertical="false" drawooo:sub-view-size="7374 30437" svg:viewBox="0 0 184350 760925" draw:type="ooxml-non-primitive" draw:enhanced-path="M 2660 236 L 2862 270 2997 337 3131 404 3199 539 3266 674 3333 842 3401 1179 3468 1650 3535 2155 3569 3165 3603 3502 3670 3805 3535 3872 3502 3805 3468 3771 3367 3771 3367 3839 3367 3940 3030 4074 2727 4142 2357 4175 1987 4142 1583 4175 1381 4175 1145 4142 976 4108 808 4041 707 3872 640 3670 471 2896 337 2121 269 1751 236 1381 236 977 269 573 640 472 1044 371 1448 303 1886 236 Z M 3401 4175 L 3502 4579 3603 5118 3603 5320 3636 5488 2997 5556 2357 5623 1818 5690 1549 5724 1313 5825 1313 5657 1279 5488 1212 5152 1178 4748 1145 4377 1482 4377 1785 4344 2222 4377 2626 4344 3030 4310 3199 4243 3401 4175 Z M 3737 5724 L 3838 5758 3906 5791 3939 5892 3973 5993 4007 6263 3973 6532 2593 6700 2020 6768 1751 6835 1448 6936 1279 6667 1212 6532 1145 6397 1111 6229 1111 6061 1246 6061 1414 6027 1684 5960 2290 5859 2896 5791 3737 5724 Z M 3771 6801 L 3771 6835 3771 7374 3838 7946 3906 8518 3973 9057 4040 9798 4175 10505 4276 10942 4444 11380 4815 12188 4411 12323 3973 12424 3131 12525 2694 12559 2458 12592 2256 12660 2222 11919 2155 11178 1987 9697 1953 9057 1886 8384 1785 7744 1684 7407 1583 7104 1886 7071 2222 7037 2862 6936 3771 6801 Z M 5185 12256 L 5185 12424 5252 12592 5320 12761 5421 12929 5623 13232 5892 13535 6161 13804 6431 14107 6666 14410 6734 14579 6801 14747 6868 14983 6868 15252 6868 15488 6835 15723 6700 16228 6532 16700 6363 17171 6229 17676 6161 17912 6128 18147 6128 18383 6161 18652 5320 18821 4882 18888 4444 18955 3636 19023 3232 19090 2862 19191 2727 18888 2559 18619 2323 18383 2088 18147 1852 17945 1650 17710 1515 17508 1381 17272 1279 17003 1212 16733 1145 16464 1111 16161 1111 15757 1178 15319 1279 14915 1414 14511 1684 13703 1818 13299 1919 12929 2357 12862 2795 12828 3704 12660 4007 12626 4343 12559 4646 12491 4916 12390 4983 12357 5050 12323 5185 12256 Z M 2054 0 L 1549 34 1044 135 539 270 303 337 101 472 67 505 67 539 67 573 101 606 34 808 0 1010 0 1414 67 1852 135 2256 236 2828 370 3401 404 3738 438 3940 505 4108 606 4209 673 4276 808 4344 909 4377 943 4815 976 5253 1010 5589 1044 5791 1145 5926 1111 5960 1077 5892 1010 5892 943 6027 943 6162 943 6296 976 6465 1111 6768 1279 7003 1212 7037 1178 7071 1212 7104 1381 7104 1482 7744 1583 8417 1684 9057 1751 9697 1886 11212 1953 11986 1987 12727 1987 12761 1919 12828 1919 12794 1852 12828 1785 12929 1684 13165 1549 13636 1313 14141 1145 14680 1010 15218 909 15791 909 16296 943 16767 1077 17238 1145 17440 1279 17676 1414 17912 1616 18114 2020 18484 2189 18652 2391 18854 2525 19090 2626 19359 2660 19427 2727 19460 2761 19460 2828 19427 2963 19764 3098 20134 3199 20471 3266 20841 3333 21582 3434 22322 3704 24107 3838 24982 3939 25891 4074 27036 4209 28181 4411 29325 4680 30436 4983 30436 4781 29797 4613 29123 4444 28181 4343 27271 4141 25386 3872 23669 3603 21986 3535 21312 3434 20639 3367 20302 3266 19966 3165 19663 2997 19393 3939 19225 4882 19124 5488 19056 5757 18989 6060 18888 6060 18888 6027 19663 6027 20437 6094 21211 6161 21986 6363 23568 6532 25083 7070 30436 7373 30436 7104 27777 6801 25083 6498 21952 6195 18821 6262 19023 6296 19056 6330 19090 6431 19124 6498 19056 6532 19023 6532 18955 6464 18686 6431 18450 6431 18181 6464 17945 6565 17440 6734 16935 6868 16430 7037 15925 7104 15420 7104 15185 7104 14915 7070 14713 7037 14545 6868 14208 6666 13905 6397 13636 6060 13266 5757 12862 5623 12660 5488 12458 5387 12222 5320 11953 5286 11919 5219 11919 5185 11953 5185 12087 5118 12054 5050 12054 5017 12087 4983 11919 4882 11751 4613 11111 4478 10808 4411 10437 4242 9596 4141 8687 4141 8350 4108 7710 4074 7374 4007 7104 3939 6902 3872 6835 3838 6801 3973 6801 4007 6835 4141 6835 4209 6734 4343 6734 4411 6700 4444 6667 4444 6566 4377 6498 4343 6465 4276 6465 4209 6498 4209 6027 4141 5556 4108 5488 4040 5455 3771 5488 3838 5320 3838 5152 3771 4815 3704 4445 3603 4074 3737 4007 3838 4074 3906 4108 3973 4108 4007 4041 4007 3940 3906 3738 3805 3502 3771 3232 3771 2929 3737 2357 3737 1852 3704 1448 3636 977 3603 775 3535 539 3434 371 3333 236 3199 135 3064 68 2896 34 2727 0 Z N"/>
        </draw:custom-shape>
        <draw:custom-shape draw:name="Shape 1750" draw:style-name="Mgr3" draw:text-style-name="MP5" draw:layer="layout" svg:width="2.587cm" svg:height="5.697cm" svg:x="0cm" svg:y="5.921cm">
          <text:p/>
          <draw:enhanced-geometry draw:mirror-horizontal="false" draw:mirror-vertical="false" drawooo:sub-view-size="14040 30908" svg:viewBox="0 0 351000 772700" draw:type="ooxml-non-primitive" draw:enhanced-path="M 0 0 L 0 135 303 236 606 371 1178 674 1549 842 1953 977 2761 1179 3703 1448 4613 1717 5522 2020 6397 2357 8215 3064 10067 3670 10976 3939 11885 4209 12794 4478 13703 4748 13703 4815 13737 4849 13770 4882 13669 5017 13568 5522 13400 6364 13164 7239 12895 8081 12626 8922 12053 10639 10841 14141 10235 15858 9562 17609 8989 19225 8383 20841 7272 24107 6161 27339 5017 30605 4680 30571 4411 30504 4175 30436 3703 30268 2693 29830 2222 29628 1717 29460 842 29191 0 28888 0 29224 505 29393 1044 29561 2087 29864 2559 30032 3030 30234 3501 30436 3973 30638 4444 30773 4714 30840 4848 30840 4983 30807 5017 30874 5118 30908 5185 30874 5252 30807 6330 27642 7407 24477 8484 21312 9057 19730 9663 18181 10302 16498 10908 14814 12053 11447 12626 9831 13198 8182 13434 7340 13669 6498 13838 5657 13905 4815 14006 4781 14040 4714 14006 4647 13939 4579 13063 4276 12154 4040 11279 3771 10370 3535 9393 3199 8417 2862 6464 2121 5555 1785 4680 1482 3771 1212 2828 977 2323 842 1818 707 1347 539 875 337 438 135 236 68 0 0 Z N"/>
        </draw:custom-shape>
        <draw:custom-shape draw:name="Shape 1751" draw:style-name="Mgr3" draw:text-style-name="MP5" draw:layer="layout" svg:width="0.874cm" svg:height="0.806cm" svg:x="21.084cm" svg:y="8.975cm">
          <text:p/>
          <draw:enhanced-geometry draw:mirror-horizontal="false" draw:mirror-vertical="false" drawooo:sub-view-size="4748 4377" svg:viewBox="0 0 118700 109425" draw:type="ooxml-non-primitive" draw:enhanced-path="M 606 202 L 674 269 775 370 943 539 1482 1077 1987 1650 2559 2256 3165 2794 3333 2895 3502 3030 3872 3232 4040 3333 4209 3468 4310 3636 4377 3805 4243 3838 4141 3805 4007 3737 3906 3636 3805 3501 3704 3400 3468 3198 3199 2996 2929 2828 2357 2525 2020 2289 1684 2020 1381 1751 1078 1448 640 943 404 707 169 505 202 471 337 337 472 269 606 202 Z M 505 0 L 371 67 169 202 34 370 0 404 0 471 34 505 68 539 135 505 303 707 505 943 808 1414 1246 1885 1717 2323 2020 2525 2323 2727 2929 3097 3199 3299 3468 3501 3737 3771 3939 4074 4040 4209 4141 4276 4243 4343 4344 4377 4411 4377 4512 4343 4647 4209 4748 4074 4748 3872 4748 3805 4680 3704 4613 3636 4512 3569 4445 3434 4310 3266 4209 3165 4074 3097 3771 2963 3535 2828 3300 2660 2828 2256 2189 1582 1549 875 1111 471 909 269 674 101 640 34 606 0 Z N"/>
        </draw:custom-shape>
        <draw:custom-shape draw:name="Shape 1752" draw:style-name="Mgr3" draw:text-style-name="MP5" draw:layer="layout" svg:width="0.074cm" svg:height="0.086cm" svg:x="0.782cm" svg:y="5.878cm">
          <text:p/>
          <draw:enhanced-geometry draw:mirror-horizontal="false" draw:mirror-vertical="false" drawooo:sub-view-size="405 473" svg:viewBox="0 0 10125 11825" draw:type="ooxml-non-primitive" draw:enhanced-path="M 202 1 L 101 68 68 102 34 135 0 270 0 371 68 438 135 472 236 438 303 405 371 304 371 270 404 270 404 203 404 169 404 102 371 68 303 1 Z N"/>
        </draw:custom-shape>
        <draw:custom-shape draw:name="Shape 1753" draw:style-name="Mgr3" draw:text-style-name="MP5" draw:layer="layout" svg:width="1.433cm" svg:height="1.166cm" svg:x="1.837cm" svg:y="0.242cm">
          <text:p/>
          <draw:enhanced-geometry draw:mirror-horizontal="false" draw:mirror-vertical="false" drawooo:sub-view-size="7779 6330" svg:viewBox="0 0 194475 158250" draw:type="ooxml-non-primitive" draw:enhanced-path="M 5893 168 L 6196 202 6532 269 6835 337 7105 438 7239 673 7340 909 5960 943 4613 976 2795 976 2189 1010 2189 1010 3368 606 4007 438 4647 303 5287 202 5590 168 Z M 6768 1111 L 6027 1347 4984 1717 4445 1919 3940 2155 3637 2323 3334 2525 3065 2761 2795 2997 2762 2997 2459 3030 2155 3064 1516 3030 876 2997 539 3030 236 3098 236 2795 270 2424 337 2155 472 1885 640 1683 842 1515 1078 1380 1347 1246 1617 1145 2256 1212 4176 1212 5489 1145 6768 1111 Z M 7441 1212 L 7509 1616 7509 2054 7475 2087 7307 2222 7105 2357 6869 2458 6600 2525 6061 2693 5623 2828 4748 3131 3906 3502 3570 3670 3300 3872 3031 4108 2829 4377 2694 4579 2627 4781 2492 5185 2425 5387 2358 5589 2223 5791 2088 5959 2054 6027 1751 5892 1415 5724 1145 5488 876 5185 741 4983 640 4747 438 4242 304 3737 270 3199 270 3199 573 3266 2021 3266 2560 3232 2155 3737 1751 4242 1011 5286 1011 5320 1044 5353 1112 5353 1280 5185 1448 5017 1751 4646 2324 3872 2694 3401 3098 2997 3536 2626 4041 2323 4445 2121 4849 1953 5724 1683 7441 1212 Z M 7509 2390 L 7441 2795 7307 3199 7172 3603 6970 3973 6768 4310 6532 4646 6263 4916 5960 5151 5691 5320 5421 5454 4849 5656 4277 5825 3671 5959 3300 6027 2930 6060 2223 6060 2425 5825 2560 5589 2661 5320 2762 5050 2863 4781 2964 4545 3132 4343 3267 4141 3469 3973 3671 3838 4142 3569 4681 3333 5219 3165 6297 2828 6903 2660 7206 2525 7509 2390 Z M 5219 0 L 4613 67 3738 269 2896 505 2054 774 1213 1077 910 1212 640 1380 438 1616 270 1852 135 2121 68 2424 1 2727 1 3030 34 3367 68 3704 135 4007 236 4343 371 4646 506 4949 640 5219 809 5454 1011 5724 1280 5926 1549 6094 1819 6229 2155 6296 2459 6330 2795 6330 3132 6296 3906 6195 4647 5993 5017 5892 5388 5724 5758 5555 6095 5387 6364 5185 6600 4949 6835 4680 7037 4411 7239 4074 7408 3771 7542 3401 7643 3064 7711 2693 7744 2323 7778 1953 7744 1582 7677 1246 7610 909 7475 572 7307 303 7273 236 7172 236 7105 269 6835 168 6499 67 6196 34 5859 0 Z N"/>
        </draw:custom-shape>
        <draw:custom-shape draw:name="Shape 1754" draw:style-name="Mgr3" draw:text-style-name="MP5" draw:layer="layout" svg:width="3.078cm" svg:height="6.845cm" svg:x="0cm" svg:y="5.331cm">
          <text:p/>
          <draw:enhanced-geometry draw:mirror-horizontal="false" draw:mirror-vertical="false" drawooo:sub-view-size="16700 37137" svg:viewBox="0 0 417500 928425" draw:type="ooxml-non-primitive" draw:enhanced-path="M 0 1 L 0 169 505 270 976 439 1953 809 2592 1011 3232 1179 3872 1348 4512 1550 7171 2358 8484 2795 9831 3233 12019 4007 14242 4815 14747 4984 15252 5186 15757 5455 15959 5623 16194 5792 16329 5960 16396 6162 16430 6431 16430 6768 16430 7105 16363 7475 16228 8283 16026 9091 15790 9798 15487 10808 15285 11448 15083 12054 14612 13333 14141 14613 13703 15892 13299 17172 12929 18485 12525 19831 12120 21144 11211 23838 9326 29124 7508 34376 7340 34982 7138 35655 7003 35992 6835 36261 6599 36497 6498 36598 6363 36699 6161 36800 5926 36834 5690 36867 5454 36834 4983 36733 4512 36598 4074 36430 3670 36228 2794 35824 2525 35689 2222 35588 1616 35386 1010 35218 404 35049 202 34948 0 34847 0 35184 505 35386 1044 35554 1650 35756 2222 35992 2828 36228 3400 36497 3804 36665 4209 36834 4613 36968 5050 37103 5387 37137 5690 37137 6027 37103 6330 37002 6599 36867 6835 36665 7037 36430 7205 36093 7710 34679 8181 33265 9158 30437 11178 24747 12154 21885 12592 20471 13030 19023 13838 16296 14275 14949 14747 13636 15252 12256 15723 10842 16060 9765 16329 8957 16531 8048 16632 7610 16666 7172 16699 6734 16666 6364 16598 5994 16464 5691 16363 5556 16262 5455 16127 5354 15992 5287 14982 4815 14477 4613 13972 4445 12659 3974 11346 3502 9831 2964 8316 2492 5286 1516 3737 1078 2188 641 1650 439 1111 237 842 136 572 68 303 1 Z N"/>
        </draw:custom-shape>
        <draw:custom-shape draw:name="Shape 1755" draw:style-name="Mgr3" draw:text-style-name="MP5" draw:layer="layout" svg:width="3.537cm" svg:height="1.501cm" svg:x="1.663cm" svg:y="0cm">
          <text:p/>
          <draw:enhanced-geometry draw:mirror-horizontal="false" draw:mirror-vertical="false" drawooo:sub-view-size="19191 8148" svg:viewBox="0 0 479775 203700" draw:type="ooxml-non-primitive" draw:enhanced-path="M 9528 2761 L 9663 2794 9932 2895 10100 3030 10235 3165 10336 3333 9730 3367 9461 3367 9158 3434 9191 3400 9259 2963 9292 2828 9393 2761 Z M 18618 3973 L 18719 4006 18820 4074 18888 4141 18955 4209 18989 4310 18989 4444 18989 4545 18955 4646 18854 4781 18719 4848 18585 4916 18450 4949 18214 4916 18012 4916 18181 4680 18349 4478 18484 4209 18618 3973 Z M 1650 7171 L 1885 7373 2121 7542 2390 7676 2660 7811 2491 7878 2289 7946 2087 7946 1852 7912 1683 7845 1582 7777 1549 7710 1515 7609 1549 7542 1582 7340 1650 7171 Z M 9090 0 L 7845 370 7373 471 6902 606 6397 707 5926 808 5017 1077 4141 1380 2323 1953 1549 2155 774 2390 438 2491 269 2559 135 2626 34 2626 34 2660 0 2727 0 3266 67 3838 168 4377 303 4949 539 5488 774 5993 1077 6464 1414 6902 1549 7070 1549 7104 1414 7306 1347 7542 1347 7676 1347 7777 1414 7878 1515 7979 1650 8047 1784 8114 1919 8148 2424 8148 2693 8047 2794 7979 2895 7912 3165 7979 3468 8047 4040 8148 4646 8148 5252 8080 5757 7946 6262 7811 6734 7609 7205 7373 7643 7070 8013 6734 8181 6565 8350 6330 8451 6128 8585 5892 8787 5320 8922 4781 9023 4209 9124 3636 10370 3535 10403 3501 10504 3771 10605 4040 10706 4242 10841 4444 11144 4781 11481 5118 11885 5387 12323 5623 12794 5825 13232 5959 13669 6060 14073 6128 14511 6161 14915 6161 15319 6128 15723 6060 16127 5959 16497 5858 16901 5690 17171 5555 17440 5387 17676 5219 17911 5017 18046 5084 18214 5118 18517 5118 18719 5050 18888 4983 19022 4848 19123 4714 19191 4579 19191 4411 19157 4276 19123 4141 19056 4040 18921 3905 18820 3838 18686 3804 18787 3400 18888 2996 18989 2357 19022 1717 19056 1077 19022 438 19022 0 18753 0 18753 640 18787 1279 18753 1919 18686 2559 18585 3165 18551 3400 18450 3636 18282 4074 18012 4478 17709 4815 17339 5118 16969 5353 16531 5555 16060 5724 15656 5825 15252 5858 14848 5892 14444 5892 14040 5858 13636 5791 13265 5690 12861 5589 12592 5454 12289 5320 12020 5151 11750 4983 11481 4781 11245 4545 11043 4310 10875 4040 10706 3703 10572 3367 10403 3030 10302 2862 10168 2727 9999 2626 9764 2559 9528 2491 9326 2525 9191 2592 9124 2660 9057 2761 9023 2862 8956 3097 8922 3367 8720 4478 8585 5017 8417 5555 8316 5825 8181 6060 8047 6296 7878 6498 7676 6700 7474 6868 7239 7037 6969 7205 6363 7441 5757 7643 5151 7811 4545 7878 3939 7878 3636 7845 3333 7777 3030 7676 2727 7575 2424 7407 2155 7239 1919 7070 1683 6868 1481 6633 1279 6397 1077 6128 943 5858 640 5252 438 4613 303 4006 202 3367 202 2761 505 2626 808 2491 1515 2323 2188 2155 2862 1986 4545 1481 5387 1212 6229 943 7070 774 7912 572 8686 370 9090 269 9461 168 10201 0 Z N"/>
        </draw:custom-shape>
        <draw:custom-shape draw:name="Shape 1756" draw:style-name="Mgr3" draw:text-style-name="MP5" draw:layer="layout" svg:width="1.464cm" svg:height="1.005cm" svg:x="3.569cm" svg:y="0cm">
          <text:p/>
          <draw:enhanced-geometry draw:mirror-horizontal="false" draw:mirror-vertical="false" drawooo:sub-view-size="7946 5455" svg:viewBox="0 0 198650 136375" draw:type="ooxml-non-primitive" draw:enhanced-path="M 7373 1380 L 7609 2155 7676 2559 7710 2996 7710 3232 7676 3434 7643 3400 6700 2828 6229 2559 5757 2323 5387 2121 5185 2054 4983 1986 6195 1717 6801 1549 7373 1380 Z M 4512 2087 L 5151 2323 5454 2424 5791 2559 6229 2794 6666 3064 7104 3333 7542 3602 7609 3602 7508 3838 7373 4040 7205 4242 7003 4411 6599 3939 6363 3703 6128 3468 5858 3266 5589 3097 5286 2963 4983 2929 4478 2895 3973 2929 2963 2996 1987 3097 976 3165 909 3198 909 3232 875 3165 741 2996 1145 2895 1549 2794 2357 2592 3973 2222 4512 2087 Z M 4646 3131 L 4882 3165 5084 3198 5320 3232 5522 3333 5757 3434 5959 3602 6195 3804 6397 4040 6835 4545 6532 4680 6195 4815 5825 4916 5454 5017 4714 5118 4040 5185 3468 5219 3199 5185 2929 5151 2660 5084 2424 4983 2189 4848 1953 4680 1650 4377 1414 4040 943 3299 943 3299 976 3333 1785 3333 2559 3299 3367 3198 4141 3131 Z M 1583 0 L 1313 101 1010 236 774 404 572 539 370 707 202 909 101 1111 0 1347 0 1582 0 1818 34 2054 135 2323 370 2828 673 3367 976 3838 1313 4310 1616 4714 1818 4882 2020 5017 2222 5151 2424 5286 2660 5353 2929 5421 3300 5454 3670 5454 4040 5421 4444 5387 5185 5286 5926 5118 6229 5050 6498 4949 6767 4848 7003 4714 7205 4579 7407 4377 7609 4175 7744 3905 7878 3636 7946 3367 7946 3064 7946 2794 7946 2525 7878 2222 7777 1683 7542 842 7272 0 6936 0 7104 404 7239 875 7306 1145 6498 1380 5623 1616 3939 2020 3131 2188 2256 2323 1852 2424 1448 2559 1044 2693 707 2895 505 2592 370 2289 269 1986 202 1650 370 1683 741 1683 909 1616 1280 1481 1583 1347 3805 606 4512 303 5252 0 4579 0 4040 236 3502 438 202 1582 236 1347 269 1212 337 1077 505 842 774 640 1078 471 1414 303 1717 202 2054 101 2323 67 2357 67 2391 0 Z N"/>
        </draw:custom-shape>
        <draw:custom-shape draw:name="Shape 1757" draw:style-name="Mgr3" draw:text-style-name="MP5" draw:layer="layout" svg:width="3.078cm" svg:height="3.14cm" svg:x="21.779cm" svg:y="0.695cm">
          <text:p/>
          <draw:enhanced-geometry draw:mirror-horizontal="false" draw:mirror-vertical="false" drawooo:sub-view-size="16700 17037" svg:viewBox="0 0 417500 425925" draw:type="ooxml-non-primitive" draw:enhanced-path="M 10471 169 L 10471 338 10538 472 10606 674 10336 775 10303 809 10202 641 10101 472 10269 338 10404 236 10471 169 Z M 10673 944 L 10673 1011 10707 1112 10774 1314 10673 1314 10336 1381 10303 1213 10269 1078 10404 1045 10673 944 Z M 10942 1516 L 11043 1617 11481 2055 11717 2290 11919 2526 11649 2627 11346 2694 10740 2829 10404 2896 10235 2930 10101 3031 10168 2425 10303 1819 10336 1583 10505 1550 10808 1516 Z M 12087 2728 L 12255 2964 11582 3199 10942 3368 10505 3502 10067 3637 10101 3199 10303 3166 10505 3132 10942 3031 11515 2896 11818 2829 12087 2728 Z M 12525 3098 L 12626 3671 12760 4243 13063 5320 13265 5994 13535 6633 13804 7273 14040 7913 14242 8519 14410 9159 14679 10404 14780 10876 14881 11347 15016 11818 15117 12020 15252 12222 14612 12458 13939 12660 13333 12828 12996 12929 12727 13030 12592 12458 12457 11919 12154 10808 11818 9563 11616 8923 11414 8317 11010 7239 10808 6667 10639 6128 10471 5590 10269 5051 10101 4479 9932 3940 9966 3906 10572 3704 11178 3536 11885 3368 12222 3233 12525 3098 Z M 15353 12492 L 15386 12761 15454 12997 15622 13535 15521 13502 15420 13502 15117 13535 14646 13670 13972 13872 13535 13973 13265 14040 13164 13805 13097 13569 12996 13367 12861 13199 13097 13165 13366 13098 13838 12963 14612 12727 15353 12492 Z M 337 11886 L 472 12155 674 12357 909 12593 1145 12727 1381 12828 1650 12896 1919 12929 2020 13333 2121 13805 2222 13939 2290 14074 2525 14276 2189 14175 1886 14040 1583 13906 1313 13704 1078 13468 876 13199 674 12929 539 12593 404 12256 337 11886 Z M 15285 13838 L 14545 14074 13972 14276 13669 14377 13400 14512 13400 14545 13400 14579 13669 14579 13939 14512 14444 14377 15117 14175 15757 13973 15790 14108 15184 14209 14578 14377 13972 14646 13703 14781 13467 14949 13400 14747 13299 14242 13669 14175 14073 14108 14814 13906 15285 13838 Z M 1145 3098 L 1684 3199 2189 3267 3232 3368 4276 3435 5320 3502 6397 3637 7508 3772 8619 3906 9730 3974 9831 4411 9932 4883 10269 5758 10639 6970 11077 8148 11346 8990 11616 9866 11582 9899 11649 10573 11616 11246 11548 11919 11447 12593 11178 13771 11111 14377 11077 14983 10538 15050 9495 15050 8956 14983 7878 14848 6835 14714 5892 14613 4949 14545 3064 14444 3064 14411 3064 14343 3030 14310 2997 14276 2795 14175 2593 14040 2458 13872 2323 13704 2256 13502 2189 13300 2189 13064 2189 12828 2155 12761 2088 12727 1852 12727 1650 12694 1448 12626 1246 12559 1078 12458 909 12357 573 12054 472 11886 303 11717 236 11111 269 10505 303 9899 370 9327 505 7778 674 6196 741 5421 842 4647 977 3873 1145 3098 Z M 15858 14377 L 15858 14444 15656 14478 15420 14545 15083 14646 14679 14747 14275 14916 13871 15084 13703 15185 13535 15320 13467 15017 13905 14916 14376 14781 14814 14646 15285 14512 15521 14444 15689 14411 15858 14377 Z M 15925 14747 L 15925 14815 14747 15151 14141 15387 13871 15522 13602 15656 13535 15421 13905 15320 14275 15219 14612 15084 14982 14949 15420 14882 15689 14815 15925 14747 Z M 15959 15050 L 15992 15185 15790 15219 15588 15252 15218 15387 14444 15690 14073 15858 13703 16060 13636 15791 13804 15757 13972 15724 14275 15623 14612 15488 14915 15387 15454 15252 15723 15151 15959 15050 Z M 16026 15421 L 16093 15623 15420 15858 14747 16027 14275 16195 14040 16262 13838 16397 13737 16128 14073 16060 14410 15959 14713 15825 15050 15690 16026 15421 Z M 16161 15825 L 16228 15993 15151 16330 14578 16532 14309 16667 14040 16835 13871 16532 14174 16465 14444 16397 14982 16229 15588 16060 16161 15825 Z M 10370 1 L 10303 68 10168 169 10033 304 10000 371 9966 472 10000 506 10033 607 10067 674 10134 876 10067 910 10033 977 10033 1045 10067 1078 10033 1449 10033 1651 10000 1886 9899 2324 9831 2661 9798 2997 9764 3334 9798 3671 9831 3772 9798 3772 7643 3536 5488 3368 3333 3166 1179 2964 1145 2930 1078 2930 1044 2964 1010 2997 1010 3031 876 3469 775 3906 674 4344 606 4782 539 5691 472 6566 370 7542 236 8519 101 9495 34 10472 0 10842 0 11246 34 11650 101 12054 168 12424 303 12795 505 13165 741 13468 909 13704 1145 13906 1381 14108 1650 14310 1953 14444 2256 14579 2559 14613 2828 14579 3333 14714 3838 14781 4310 14815 4848 14848 5858 14882 6835 14949 7912 15084 8956 15252 9495 15286 10033 15320 10572 15286 11111 15252 11245 15252 11279 15219 11313 15151 11313 14680 11380 14175 11616 13165 11818 12155 11919 11616 11919 11145 12222 12155 12356 12660 12491 13199 12525 13266 12626 13266 12693 13232 12727 13468 12828 13704 12996 14108 13131 14613 13265 15151 13333 15589 13467 16229 13568 16532 13669 16801 13737 16902 13804 16970 13905 17037 14040 17037 14107 16970 14376 16902 14679 16801 15218 16566 16262 16229 16295 16296 16329 16330 16430 16330 16497 16262 16497 16229 16531 16161 16497 16161 16598 16128 16666 16094 16666 16060 16699 15959 16632 15892 16531 15892 16464 15926 16396 15724 16464 15690 16430 15623 16396 15555 16363 15522 16262 15219 16161 14949 16127 14646 16026 14074 15959 13670 15824 13232 15656 12828 15454 12424 15521 12424 15588 12357 15588 12290 15555 12222 15487 12155 15487 12088 15353 11886 15218 11650 15151 11414 15083 11179 14982 10674 14881 10169 14612 8990 14477 8418 14309 7845 14073 7239 13838 6667 13568 6095 13366 5489 13164 4883 13030 4243 12861 3603 12693 2997 12693 2930 12693 2896 12659 2863 12626 2829 12558 2829 12525 2863 12457 2896 12323 2627 12154 2358 11952 2122 11717 1920 11447 1651 11212 1415 11010 1146 10909 977 10841 809 10841 742 10808 641 10707 439 10639 203 10606 102 10538 34 10505 1 10471 34 10437 1 Z N"/>
        </draw:custom-shape>
        <draw:custom-shape draw:name="Shape 1758" draw:style-name="Mgr3" draw:text-style-name="MP5" draw:layer="layout" svg:width="1.445cm" svg:height="0.638cm" svg:x="6.157cm" svg:y="0.577cm">
          <text:p/>
          <draw:enhanced-geometry draw:mirror-horizontal="false" draw:mirror-vertical="false" drawooo:sub-view-size="7846 3468" svg:viewBox="0 0 196150 86700" draw:type="ooxml-non-primitive" draw:enhanced-path="M 135 707 L 304 774 1583 774 1549 1179 1516 1549 1549 1953 506 1953 371 1987 203 2054 203 1717 203 1347 203 1010 203 875 135 707 Z M 2189 236 L 2862 303 3536 303 4883 269 5556 303 6229 337 6903 370 7610 404 7542 707 7509 1044 7542 1684 7542 3098 6229 3030 4883 2963 3671 2862 3064 2828 2458 2862 2458 2828 2391 2795 2189 2694 2021 2626 1953 2559 1886 2492 1785 2256 1751 2088 1751 1886 1785 1549 1785 1179 1785 774 1852 606 1920 438 2021 337 2189 236 Z M 3603 0 L 2930 34 2290 101 2256 67 1987 67 1886 135 1819 168 1751 269 1684 370 1617 606 1213 572 438 572 270 606 102 673 68 673 102 707 68 842 34 1010 34 1347 1 1751 34 1919 68 2121 102 2155 68 2189 405 2189 741 2155 1145 2189 1549 2155 1617 2492 1684 2626 1751 2761 1852 2862 1953 2963 2088 2997 2290 2997 2930 3064 3603 3131 4883 3165 6196 3266 7542 3333 7542 3367 7576 3434 7677 3468 7778 3434 7812 3367 7812 3333 7812 2559 7812 1818 7845 1078 7812 707 7778 337 7744 303 7778 269 7744 202 7711 168 7643 135 6970 135 6297 101 4950 34 4277 34 3603 0 Z N"/>
        </draw:custom-shape>
        <draw:custom-shape draw:name="Shape 1759" draw:style-name="Mgr3" draw:text-style-name="MP5" draw:layer="layout" svg:width="0.105cm" svg:height="0.049cm" svg:x="6.293cm" svg:y="0.757cm">
          <text:p/>
          <draw:enhanced-geometry draw:mirror-horizontal="false" draw:mirror-vertical="false" drawooo:sub-view-size="573 270" svg:viewBox="0 0 14325 6750" draw:type="ooxml-non-primitive" draw:enhanced-path="M 169 1 L 34 34 0 68 0 135 0 169 34 203 135 236 236 236 438 270 505 270 539 236 573 169 539 68 505 34 472 1 Z N"/>
        </draw:custom-shape>
        <draw:custom-shape draw:name="Shape 1760" draw:style-name="Mgr3" draw:text-style-name="MP5" draw:layer="layout" svg:width="0.055cm" svg:height="0.285cm" svg:x="7.33cm" svg:y="0.751cm">
          <text:p/>
          <draw:enhanced-geometry draw:mirror-horizontal="false" draw:mirror-vertical="false" drawooo:sub-view-size="304 1550" svg:viewBox="0 0 7600 38750" draw:type="ooxml-non-primitive" draw:enhanced-path="M 237 1 L 136 136 68 304 35 641 1 1045 68 1449 68 1516 102 1516 203 1550 304 1482 304 1449 304 1381 270 1011 270 641 304 338 304 169 304 35 270 1 Z N"/>
        </draw:custom-shape>
        <draw:custom-shape draw:name="Shape 1761" draw:style-name="Mgr3" draw:text-style-name="MP5" draw:layer="layout" svg:width="0.043cm" svg:height="0.154cm" svg:x="7.249cm" svg:y="0.807cm">
          <text:p/>
          <draw:enhanced-geometry draw:mirror-horizontal="false" draw:mirror-vertical="false" drawooo:sub-view-size="236 843" svg:viewBox="0 0 5900 21075" draw:type="ooxml-non-primitive" draw:enhanced-path="M 135 1 L 68 68 34 169 0 338 0 742 34 775 68 809 135 843 202 809 236 775 236 742 202 405 236 237 236 68 202 1 Z N"/>
        </draw:custom-shape>
        <draw:custom-shape draw:name="Shape 1762" draw:style-name="Mgr3" draw:text-style-name="MP5" draw:layer="layout" svg:width="0.645cm" svg:height="0.558cm" svg:x="5.505cm" svg:y="0.341cm">
          <text:p/>
          <draw:enhanced-geometry draw:mirror-horizontal="false" draw:mirror-vertical="false" drawooo:sub-view-size="3503 3031" svg:viewBox="0 0 87575 75775" draw:type="ooxml-non-primitive" draw:enhanced-path="M 1516 169 L 1886 304 2256 472 2627 708 2930 977 2829 1011 2728 1044 2559 1145 2391 1314 2256 1482 2021 1819 1819 2155 1751 2358 1684 2560 1650 2526 1314 2324 1011 2088 809 1852 573 1617 135 1213 169 1179 304 1011 438 876 775 640 1112 405 1280 304 1482 203 1516 169 Z M 3064 1044 L 3266 1246 3165 1482 3031 1718 2694 2122 2324 2492 2155 2661 1953 2728 1987 2492 2054 2324 2122 2155 2324 1852 2458 1650 2627 1415 2795 1213 3031 1078 3031 1044 Z M 1415 1 L 1179 102 977 203 573 506 405 640 236 775 68 943 34 1044 34 1145 34 1179 1 1246 1 1314 68 1415 169 1583 337 1751 607 2054 842 2290 1112 2492 1381 2661 1617 2829 1617 2863 1617 2896 1617 2930 1684 2997 1785 3031 1852 2964 2088 2964 2223 2896 2324 2829 2593 2593 2829 2290 3064 1987 3266 1650 3401 1415 3502 1246 3468 1179 3435 1112 3334 1011 3233 943 3233 876 3199 842 2829 539 2425 270 2189 135 1953 34 1718 1 Z N"/>
        </draw:custom-shape>
        <draw:custom-shape draw:name="Shape 1763" draw:style-name="Mgr3" draw:text-style-name="MP5" draw:layer="layout" svg:width="0.229cm" svg:height="0.111cm" svg:x="25.193cm" svg:y="8.671cm">
          <text:p/>
          <draw:enhanced-geometry draw:mirror-horizontal="false" draw:mirror-vertical="false" drawooo:sub-view-size="1247 607" svg:viewBox="0 0 31175 15175" draw:type="ooxml-non-primitive" draw:enhanced-path="M 1246 0 L 607 202 304 337 1 505 1 539 1 573 1 606 34 606 1246 303 1246 0 Z N"/>
        </draw:custom-shape>
        <draw:custom-shape draw:name="Shape 1764" draw:style-name="Mgr3" draw:text-style-name="MP5" draw:layer="layout" svg:width="3.841cm" svg:height="5.467cm" svg:x="21.58cm" svg:y="12.996cm">
          <text:p/>
          <draw:enhanced-geometry draw:mirror-horizontal="false" draw:mirror-vertical="false" drawooo:sub-view-size="20842 29663" svg:viewBox="0 0 521050 741575" draw:type="ooxml-non-primitive" draw:enhanced-path="M 19394 10707 L 19427 10876 19495 11044 19663 11347 19865 11616 19966 11717 20101 11818 19865 12458 19798 12357 19730 12222 19495 11785 19326 11549 19225 11414 19091 11347 19394 10707 Z M 19023 11448 L 19225 11717 19394 12020 19528 12357 19629 12525 19764 12626 19798 12626 19629 13165 19394 12828 19192 12424 18990 12020 18956 12020 18922 12054 18956 12256 19023 12458 19192 12828 19360 13098 19427 13266 19562 13367 19259 14108 19192 13973 19091 13805 18922 13535 18687 13098 18417 12694 18821 11919 19023 11448 Z M 18350 12828 L 18518 13199 18687 13535 18889 13939 19023 14142 19158 14276 19124 14377 18922 14781 18788 14512 18653 14310 18384 13805 18249 13535 18215 13401 18215 13266 18215 13232 18182 13266 18182 13266 18350 12828 Z M 18182 13266 L 18148 13468 18148 13670 18215 13872 18316 14074 18518 14546 18653 14781 18788 15017 18619 15387 18552 15185 18451 14983 18249 14613 18081 14310 17980 14175 17845 14041 18182 13266 Z M 17777 14209 L 17946 14512 18114 14781 18283 15185 18384 15387 18485 15589 18518 15589 18283 16094 18081 15758 17845 15286 17609 14815 17575 14781 17542 14781 17777 14209 Z M 17508 14882 L 17575 15084 17643 15286 17811 15657 18148 16364 17878 16970 17643 16532 17407 16128 17205 15758 17508 14882 Z M 17138 15892 L 17474 16633 17609 16902 17777 17205 17643 17441 17373 16936 17003 16229 17138 15892 Z M 16936 16431 L 17037 16768 17171 17104 17340 17441 17441 17576 17542 17677 17340 18114 17104 17677 16936 17374 16700 17037 16936 16431 Z M 16666 17172 L 16868 17542 17037 17912 17104 18148 17239 18384 16902 19124 16767 18922 16532 18316 16464 18148 16397 18081 16363 18013 16464 17744 16666 17172 Z M 6499 8654 L 9428 9866 10876 10472 12323 11111 13030 11414 13771 11684 14478 11987 15185 12290 16464 12963 17104 13232 17441 13367 17811 13468 17138 15084 16801 15892 16532 16734 16027 18047 15488 19326 14882 19023 14276 18788 13030 18316 12290 17980 11583 17643 10876 17273 10135 16970 8586 16330 7037 15657 5455 14983 4681 14680 3873 14377 3906 14310 4815 12290 5724 10303 6499 8654 Z M 16262 18215 L 16330 18485 16431 18821 16599 19158 16767 19427 16599 19730 16397 19192 16229 18922 16060 18720 16262 18215 Z M 15993 18855 L 16229 19427 16363 19730 16498 20000 16363 20303 16195 20000 16027 19596 15892 19158 15993 18855 Z M 15791 19394 L 15858 19764 15926 20067 16027 20370 16094 20505 16195 20639 16060 20942 15858 20505 15724 20235 15589 19932 15791 19394 Z M 15522 20067 L 15757 20740 15825 20976 15892 21111 15959 21212 15858 21447 15690 21144 15353 20437 15522 20067 Z M 15286 20606 L 15488 21245 15589 21515 15724 21750 15555 22155 15454 21919 15353 21683 15219 21414 15084 21144 15286 20606 Z M 15017 21279 L 15185 21750 15286 22087 15353 22222 15454 22357 15488 22357 15320 22794 15151 22525 14949 22188 14781 21885 15017 21279 Z M 14747 21986 L 14815 22289 14949 22525 15050 22794 15219 23064 15050 23400 14949 23198 14882 22996 14747 22693 14579 22390 14747 21986 Z M 14545 22458 L 14680 23097 14815 23400 14882 23535 14983 23670 14815 24074 14680 23771 14478 23434 14377 23299 14276 23131 14545 22458 Z M 14242 23198 L 14512 23905 14613 24141 14714 24343 14613 24713 14478 24444 14377 24175 14242 23905 14074 23670 14108 23569 14242 23198 Z M 13973 23838 L 14007 23939 14242 24511 14343 24747 14411 24882 14478 25016 14343 25420 14276 25319 14209 25218 14141 25117 14040 24915 13939 24646 13838 24511 13737 24410 13973 23838 Z M 13704 24511 L 13838 24848 13973 25185 14108 25387 14175 25521 14310 25555 14108 26127 14040 26026 13838 25521 13704 25218 13603 25084 13502 24983 13704 24511 Z M 13468 25050 L 13569 25218 13636 25420 13737 25757 13838 26060 13906 26195 14007 26329 13838 26733 13670 26397 13569 26094 13468 25757 13333 25454 13300 25454 13468 25050 Z M 13266 25521 L 13333 25892 13401 26262 13468 26430 13535 26599 13603 26767 13737 26902 13603 27238 13367 26834 13199 26498 12997 26195 13266 25521 Z M 270 23400 L 405 23569 573 23703 741 23838 977 23939 1381 24141 1785 24276 3469 24949 4310 25286 5152 25589 6936 26262 8721 26969 9529 27339 9529 27339 7273 26531 5455 25892 4546 25555 3637 25218 3536 25185 2896 24915 2223 24612 1583 24276 910 23973 304 23602 236 23434 270 23400 Z M 3940 14546 L 4041 14680 4512 14882 6431 15690 7879 16296 9360 16902 10135 17273 10909 17609 12458 18350 13199 18653 13939 18922 14680 19225 15050 19394 15387 19562 14781 21043 14478 21750 14175 22525 13603 24040 12963 25589 12727 26195 12492 26834 12357 27137 12189 27407 12020 27710 11818 27945 11212 27777 10640 27508 9495 27003 7845 26329 6196 25690 2829 24410 2189 24175 1550 23939 943 23636 640 23468 371 23266 371 23232 371 23198 405 23131 405 23064 472 22895 708 22155 1583 19932 2661 17239 3805 14579 3873 14579 3906 14546 Z M 12963 26296 L 13199 26834 13333 27137 13502 27440 13266 27912 13232 27945 13165 27710 13098 27508 12963 27104 12795 26700 12929 26397 12963 26296 Z M 12391 27609 L 12424 27777 12492 27912 12626 28248 12626 28248 12020 28080 12222 27844 12391 27609 Z M 12727 26902 L 12862 27440 12963 27811 13030 28013 13131 28147 13030 28349 12997 28349 12997 28248 12963 28215 12929 28215 12896 28248 12660 27777 12593 27575 12525 27339 12727 26902 Z M 19764 18788 L 19360 19697 19023 20606 18687 21548 18316 22491 17878 23468 17441 24410 16969 25387 16532 26329 16296 26834 16094 27373 15892 27878 15623 28383 15724 28147 16767 25723 17811 23333 18249 22188 18653 21043 18889 20437 19158 19899 19764 18788 Z M 5489 26060 L 6532 26430 8451 27070 10371 27743 11145 28013 11650 28181 11616 28215 11549 28349 11515 28450 11111 28282 9327 27541 7509 26868 6499 26464 5489 26060 Z M 12323 28316 L 12761 28450 12525 28417 12323 28316 Z M 371 23905 L 741 24141 1145 24377 1550 24579 1987 24747 2829 25084 3704 25420 5691 26296 6701 26733 7711 27137 9630 27878 11515 28652 11515 28753 11381 28720 10640 28383 9866 28080 8317 27474 7340 27070 6364 26666 4411 25791 2459 24949 1482 24579 506 24208 506 24175 472 24141 371 23905 Z M 11852 28349 L 11919 28417 12020 28484 12256 28585 12525 28686 12795 28753 12727 28888 12256 28753 11785 28551 11785 28349 Z M 13064 28753 L 13098 28821 13165 28854 13401 28888 13636 28922 14074 29023 13805 29056 13502 29023 13232 28989 12929 28955 12963 28753 Z M 11751 28753 L 11852 28787 12290 28955 12727 29090 12761 29292 12256 29090 11751 28888 11751 28753 Z M 15084 28989 L 14916 29124 14714 29258 14512 29359 14310 29427 14074 29460 13872 29460 13401 29427 12963 29326 12997 29292 12963 29225 12963 29157 13502 29225 14276 29225 14545 29157 14815 29090 15084 28989 Z M 9765 1 L 9731 35 9529 775 9327 1482 9057 2189 8788 2863 8216 4243 7576 5590 6398 8250 5825 9563 5186 10876 4714 11818 4277 12795 3469 14781 2257 17576 1078 20437 674 21481 270 22525 169 22828 102 23030 68 23198 34 23232 1 23299 102 23535 135 23771 203 24006 304 24242 337 24276 405 24276 2459 25252 4512 26161 6633 27036 8721 27878 10135 28450 11549 29056 11583 29090 11650 29090 12020 29258 12694 29494 13064 29595 13401 29662 14141 29662 14478 29595 14848 29460 15151 29292 15421 29090 15656 28821 15825 28518 15993 28181 16161 27844 16431 27205 16868 26127 17373 25117 17878 24074 18350 23030 18788 21952 19192 20841 19596 19730 20067 18653 20437 17946 20841 17273 20841 16902 20505 17407 20202 17879 20505 17172 20673 16835 20841 16498 20841 15960 20639 16296 20370 16768 20168 17273 19966 17744 19730 18249 19192 19259 18922 19764 18653 20303 18451 20841 18249 21414 18047 21986 17845 22559 17373 23670 16868 24781 16363 25892 15858 27003 15555 27844 15353 28248 15252 28417 15084 28585 14983 28686 14848 28753 14747 28787 14613 28821 14343 28821 14040 28753 13636 28585 13232 28417 13670 27575 13704 27541 13906 27137 14141 26666 14343 26161 14680 25117 14747 25117 14781 25050 14781 25016 14781 24983 14747 24949 14848 24646 14882 24545 14916 24545 14983 24579 15017 24545 15050 24511 15050 24478 14949 24309 15151 23771 15219 23737 15252 23703 15252 23636 15219 23602 15353 23232 15421 23232 15488 23198 15488 23165 15488 23097 15454 22996 15858 21952 15892 21986 15993 21986 16027 21952 16027 21919 15959 21717 16161 21313 16195 21245 16397 20808 16431 20808 16498 20774 16532 20774 16532 20707 16498 20572 16666 20202 16700 20202 16734 20168 16868 20235 17037 20269 17306 20370 17575 20471 17946 20673 18114 20774 18316 20808 18350 20808 18384 20774 18417 20707 18417 20673 18384 20572 18283 20505 18081 20370 17676 20202 17239 20033 16969 19966 16868 19966 16767 20000 16969 19562 17070 19562 17104 19495 17138 19461 17104 19394 17070 19360 17306 18855 17441 18552 17474 18518 17508 18451 17980 17441 18047 17441 18081 17374 18047 17273 18384 16566 18417 16532 18417 16498 19528 14108 19697 14243 19865 14310 20235 14445 20841 14714 20841 14445 20639 14377 20101 14142 19831 14074 19562 14041 19629 13872 19865 13266 20067 12660 20269 12088 20505 11482 20673 11145 20841 10842 20841 10371 20774 10472 20404 9798 20269 9462 20134 9091 20134 9058 20101 9091 20101 9293 20134 9529 20269 9933 20437 10337 20639 10707 20471 11044 20336 10876 20269 10707 20101 10371 20000 10202 19865 10068 19831 10068 19831 10101 19932 10303 20000 10505 20067 10707 20134 10909 20235 11078 20370 11246 20202 11583 20134 11549 19899 11280 19764 11111 19663 10909 19495 10539 19461 10505 20168 8923 20841 7341 20841 6667 20336 7846 19831 9024 19326 10202 18788 11347 18350 12290 17912 13232 17508 13131 17171 12997 16801 12862 16464 12694 15118 11953 14343 11616 13569 11313 12795 11010 12020 10707 10640 10101 9226 9495 8317 9159 7879 8990 7441 8788 7004 8620 6802 8553 6566 8485 8014 5253 8552 4007 9091 2762 9327 2122 9529 1482 9697 809 9866 169 9899 203 10371 371 10775 540 11650 977 12088 1146 12559 1280 13468 1583 14478 1920 15488 2358 17474 3233 18586 3671 19697 4108 20740 4546 20841 4580 20841 4243 20033 3940 18720 3435 17407 2896 15488 2055 14512 1651 13535 1314 12458 977 11919 775 11414 540 11044 371 10674 203 10337 102 9933 35 9899 35 9866 68 9832 1 Z N"/>
        </draw:custom-shape>
        <draw:custom-shape draw:name="Shape 1765" draw:style-name="Mgr3" draw:text-style-name="MP5" draw:layer="layout" svg:width="4.474cm" svg:height="5.356cm" svg:x="20.947cm" svg:y="7.051cm">
          <text:p/>
          <draw:enhanced-geometry draw:mirror-horizontal="false" draw:mirror-vertical="false" drawooo:sub-view-size="24276 29057" svg:viewBox="0 0 606900 726425" draw:type="ooxml-non-primitive" draw:enhanced-path="M 236 10909 L 203 10943 203 10909 Z M 1246 9933 L 1650 10202 1987 10472 2660 11078 3064 11448 3468 11785 3872 12121 4243 12458 4916 13131 5556 13838 5724 14007 5724 14074 5792 14142 5859 14142 6364 14613 6600 14882 6835 15118 6734 15253 6633 15387 6465 15623 6162 15960 6027 16162 5893 16330 5590 15960 5287 15657 4950 15320 4613 15017 3738 14209 3300 13838 2829 13502 2391 13165 1953 12761 1583 12323 1213 11886 1044 11684 708 11313 405 11010 270 10943 236 10909 270 10909 304 10876 438 10775 607 10505 910 10202 1044 10068 1246 9933 Z M 17003 3098 L 17138 3502 17272 3906 17609 4681 17744 4984 17845 5320 18013 5960 18249 7307 18518 8721 18282 8755 18047 8788 17575 8923 16700 9260 15959 9495 15219 9697 13670 10034 12895 10202 12087 10404 10539 10876 9933 11044 9293 11179 8956 11280 8653 11381 8384 11482 8115 11650 8081 11684 8081 11751 8115 11818 8182 11818 8788 11616 9394 11482 10000 11347 10606 11179 12054 10741 13502 10371 14983 10068 15690 9899 16397 9697 16936 9495 17474 9293 18013 9125 18282 9058 18585 9024 18686 9529 18484 9529 18249 9563 17845 9664 17037 9967 16363 10202 15656 10404 14276 10775 11313 11583 9832 11953 8350 12323 8283 12357 8283 12458 8317 12525 8384 12559 9091 12458 9764 12357 10471 12189 11145 12020 12525 11616 13872 11212 15320 10808 16767 10371 17744 10068 18249 9933 18754 9832 18855 10371 17542 10775 16229 11179 14882 11515 13569 11818 12256 12121 10976 12458 9731 12761 9428 12862 9125 12963 8923 13098 8788 13131 8721 13165 8653 13199 8620 13232 8620 13300 8687 13333 8754 13401 8855 13401 9024 13300 9394 13165 9731 13064 10438 12896 11784 12525 12458 12357 13165 12222 14613 11886 16060 11515 17508 11111 18922 10674 19023 11078 17676 11414 16330 11785 14983 12155 13636 12424 12996 12593 12390 12761 11212 13165 10640 13300 10034 13434 9461 13569 9192 13670 8923 13805 8923 13838 8923 13906 8923 13939 8990 13939 9596 13838 10168 13704 11347 13367 12525 12997 13097 12828 13704 12694 15050 12424 15724 12256 16397 12088 17744 11717 19090 11347 19225 11818 19191 11818 18484 11919 17811 12088 17138 12256 16431 12458 15084 12929 14411 13131 13737 13333 11010 14007 10471 14142 9865 14276 9562 14377 9293 14478 9057 14613 8855 14781 8855 14815 8889 14849 9125 14849 9428 14815 9697 14748 10000 14647 10539 14478 11077 14310 13603 13670 14310 13468 14983 13266 16363 12828 17070 12593 17777 12424 18484 12256 19191 12155 19292 12121 19427 12660 19158 12660 18888 12727 18215 12929 17542 13131 16633 13401 15757 13670 14848 13939 13973 14209 11549 14849 10269 15152 9933 15253 9731 15286 9529 15286 9495 15320 9495 15354 9495 15387 9630 15455 9764 15488 9933 15488 10101 15455 10438 15387 10707 15320 12054 14983 13401 14647 14882 14243 15623 14040 16330 13805 18114 13266 18754 13030 19090 12929 19494 12929 19999 14882 17508 15623 15017 16364 12559 17003 11885 17172 11212 17306 10539 17475 9899 17677 9865 17710 9865 17744 9865 17778 9899 17778 10471 17744 11044 17677 12121 17407 13502 17071 14848 16700 17474 15960 20067 15185 20168 15657 19629 15825 19090 15960 18552 16094 18013 16229 16666 16633 15993 16835 15320 17037 12862 17643 11616 17946 11010 18114 10404 18316 10303 18350 9630 17677 9125 17104 8552 16498 8249 16229 7946 15960 7610 15724 7273 15556 7172 15185 7172 15118 7138 15084 7105 15051 6768 14074 6600 13569 6465 13064 6095 11616 5792 10135 5489 8755 5320 8048 5219 7374 5219 7105 5253 6869 5320 6667 5421 6465 5556 6297 5724 6162 5926 6027 6128 5926 6398 5825 6499 5758 6566 5657 6600 5657 7071 5623 7542 5522 8485 5253 9259 5051 10000 4849 10774 4613 11549 4445 12929 4142 14310 3839 15656 3536 16330 3334 17003 3098 Z M 20235 15892 L 20336 16397 18181 16835 17104 17104 16027 17374 14815 17710 13636 18114 13064 18283 12491 18451 11919 18619 11347 18821 11111 18855 10909 18956 10471 18518 10606 18485 10741 18451 10842 18384 11380 18283 11885 18182 12929 17879 15623 17205 16296 17003 16936 16801 18282 16397 19259 16162 19764 16061 20235 15892 Z M 20403 16667 L 20504 17138 19393 17407 18282 17677 17205 18013 16128 18384 15118 18754 14074 19124 13502 19293 12929 19394 11751 19596 11717 19629 11683 19663 11212 19259 11111 19158 11313 19091 11515 19023 12020 18889 12289 18855 12424 18821 12525 18754 12559 18754 13468 18451 14680 18047 15858 17677 17003 17407 18114 17138 20403 16667 Z M 6835 15556 L 7239 15825 7610 16094 7980 16397 8317 16700 8990 17340 9630 18013 10337 18754 11044 19461 11380 19730 11717 20000 12054 20303 12357 20572 12289 20639 12256 20707 12256 20740 12054 20976 11852 21178 11650 21346 11414 21212 11212 21077 10842 20740 10438 20404 10034 20067 9226 19293 8384 18552 7643 17946 7273 17643 6936 17273 6566 16835 6364 16633 6128 16465 6398 16128 6701 15791 6835 15556 Z M 20538 17407 L 20673 18081 20942 19562 18619 20134 16296 20707 14916 21077 13535 21481 12862 21683 12963 21616 13030 21515 13064 21414 13064 21279 12996 21178 12895 21077 12794 20976 12559 20774 12660 20572 12660 20505 12592 20471 12592 20437 12929 20404 13266 20336 13973 20168 14646 19966 15286 19764 15690 19629 16094 19461 16868 19091 17239 18956 17643 18821 18047 18720 18484 18687 18552 18687 18585 18653 18619 18552 18585 18451 18552 18417 18484 18384 18114 18417 17777 18485 17407 18552 17070 18687 16397 18956 15757 19259 15353 19427 14916 19562 14108 19798 13232 20000 12828 20134 12424 20269 11784 19730 12054 19764 12323 19764 12828 19730 13367 19629 13906 19461 14444 19293 14983 19091 15959 18720 17070 18316 18215 17980 19393 17677 20538 17407 Z M 12458 20909 L 12559 21010 12761 21178 12862 21245 12895 21313 12895 21380 12794 21447 12693 21582 12559 21649 12390 21717 12222 21717 12020 21616 11919 21548 11852 21481 12020 21346 12155 21212 12458 20909 Z M 17979 2661 L 18047 2762 18148 2762 18080 2829 18080 2964 18181 3300 18417 3940 18787 5085 19124 6230 19427 7576 19595 8250 19764 8923 20134 10236 20302 10876 20471 11549 20605 12222 20706 12929 20807 13636 20942 14344 21211 15724 21548 17104 21885 18350 22289 19596 22659 20841 23063 22087 22895 21952 22760 21784 22727 21750 22659 21717 22592 21750 22558 21784 22424 21986 22356 22188 22222 22559 21986 22053 21784 21515 21616 20976 21447 20437 21481 20404 21447 20336 21447 20303 21380 20269 21245 19629 21077 18821 20908 18013 20774 17340 20807 17273 20807 17239 20774 17172 20740 17138 20471 15791 20504 15758 20504 15690 20471 15657 20403 15589 20302 15118 20336 15017 20336 14950 20302 14882 20235 14849 19764 12963 19326 11246 19326 11145 19259 11078 18956 9731 18956 9630 18787 8957 18821 8856 18787 8788 18754 8755 18552 7745 18316 6364 18148 5691 17979 4984 17777 4512 17575 4007 17340 3536 17239 3267 17171 3031 17205 2930 17171 2896 17138 2863 17138 2829 17171 2829 17441 2728 17710 2694 17979 2661 Z M 24275 1 L 22626 506 20976 977 19326 1381 17643 1785 14310 2593 12626 2997 10976 3401 9630 3772 8317 4176 5691 5017 5051 5253 4714 5388 4377 5590 4108 5792 3973 5926 3906 6061 3839 6230 3805 6364 3771 6533 3805 6735 3771 7105 3805 7509 3906 7913 4007 8317 4310 9125 4546 9866 5556 13434 4916 12761 4243 12121 3839 11717 3401 11381 2963 11010 2559 10606 2290 10371 1987 10101 1819 9967 1650 9899 1482 9866 1280 9899 1280 9832 1246 9765 1179 9731 1112 9731 943 9832 775 10000 506 10303 270 10573 169 10741 135 10808 135 10876 102 10876 68 10909 34 10943 1 10977 34 11010 68 11044 236 11145 371 11280 640 11549 1145 12155 1448 12525 1785 12896 2155 13232 2526 13569 3401 14243 4276 14983 4680 15354 5085 15758 5455 16195 5792 16633 5859 16700 5994 16700 6027 16633 6061 16599 6162 16734 6263 16835 6330 16869 6330 16902 6600 17744 6869 18619 7071 19461 7239 20336 7610 22087 7812 22963 8081 23838 8653 25656 9226 27474 9327 27710 9428 27912 9529 28114 9663 28316 9832 28484 10000 28652 10202 28787 10438 28888 10707 28955 11010 29023 11313 29056 11616 29056 11919 29023 12222 28989 12828 28854 13434 28686 14040 28484 15151 28080 17104 27541 19057 27003 20067 26666 21110 26329 21616 26161 22154 26026 22659 25892 23198 25824 23265 25791 23333 25690 23467 25690 23636 25656 23972 25589 24275 25488 24275 25151 23636 25353 23366 25454 23198 25555 22760 25589 22356 25690 21548 25892 19966 26430 19057 26700 18148 26969 16296 27474 14882 27912 13468 28349 12895 28518 12323 28686 11717 28753 11414 28787 11111 28787 10741 28720 10438 28585 10202 28417 9966 28181 9798 27912 9630 27609 9495 27306 9394 26969 9125 26094 8822 25252 8249 23535 8014 22761 7812 21986 7475 20437 7138 18855 6936 18114 6667 17340 6768 17441 7037 17744 7307 18047 7946 18586 8115 18956 8216 19360 8418 20168 8586 21010 8721 21818 8923 23030 9192 24242 9394 25319 9562 25892 9731 26498 10000 27036 10135 27272 10303 27508 10505 27710 10707 27878 10943 28013 11178 28147 11515 28215 11852 28248 12188 28248 12525 28215 12862 28147 13199 28046 13838 27878 14613 27609 15387 27306 16195 27003 16969 26733 21279 25488 22356 25151 23467 24814 24275 24579 24275 24276 22929 24713 20807 25387 18686 25993 16936 26531 16094 26801 15252 27104 14444 27407 13670 27676 13232 27811 12828 27878 12424 27945 12020 27979 11650 27979 11313 27878 11044 27777 10774 27575 10539 27373 10337 27104 10168 26834 10034 26531 9899 26195 9764 25858 9596 25185 9461 24511 9327 23872 9125 22626 8923 21346 8822 20707 8687 20101 8519 19495 8317 18889 8350 18922 9259 19764 9697 20168 10135 20572 10539 20875 10741 21043 10909 21178 11212 21447 11347 21548 11549 21616 11616 21649 11683 21616 11717 21582 11717 21616 11751 21649 11919 21784 12121 21885 11616 21986 11380 22053 11178 22155 11111 22222 11111 22289 11178 22357 11246 22357 12525 22020 13805 21683 15084 21313 16363 20976 18686 20404 21009 19831 21110 20235 20841 20269 20538 20303 19932 20437 18821 20740 18013 20942 17239 21178 15690 21649 14108 22155 13333 22424 12525 22660 12188 22693 11852 22761 11683 22794 11515 22895 11414 22996 11313 23131 11313 23165 11347 23165 11784 23030 12222 22929 12660 22862 13097 22727 14545 22289 15993 21818 17306 21414 18653 21043 19259 20841 19898 20673 20538 20538 20875 20505 21178 20505 21346 21043 20740 21144 20134 21279 18922 21582 16498 22256 15252 22592 14007 22963 12761 23400 11549 23838 11515 23872 11515 23905 11549 23973 11582 23973 12188 23872 12794 23737 13367 23569 13973 23333 15151 22929 15724 22727 16330 22559 17575 22222 18855 21851 20134 21548 20774 21414 21414 21279 21750 22155 21919 22592 22154 22996 22188 23064 22255 23064 22356 23030 22390 22963 22525 22525 22592 22323 22659 22121 22760 22222 22861 22289 23131 22390 23164 22491 23198 22525 23232 22559 23333 22559 23400 22525 23434 22458 23434 22424 23400 22357 23400 22256 23366 22188 22962 20841 22558 19495 22121 18114 21750 16768 21582 16061 21414 15320 21178 13872 20908 12424 20774 11717 20639 10977 20437 10337 20269 9664 19898 8384 19528 6903 19360 6162 19158 5421 18855 4479 18552 3570 18451 3132 18350 2896 18282 2694 18518 2728 18821 2694 19494 2560 19494 2795 19528 3065 19629 3570 19764 4075 19932 4580 20100 5287 20269 5994 20572 7442 20740 8182 20908 8889 21312 10371 22154 13232 22962 16061 23366 17441 23737 18855 23972 19663 24275 20471 24275 19697 24107 19259 23972 18788 23602 17441 23232 16094 22457 13434 21649 10674 21245 9260 20875 7879 20605 6499 20302 5152 20134 4479 19932 3839 19764 3166 19629 2492 20504 2257 20976 2088 21818 1819 22626 1516 23434 1247 24275 1011 24275 742 24141 809 21851 1583 20706 1954 19595 2290 18922 2492 18518 2560 18350 2560 18215 2526 18181 2492 18047 2459 17609 2459 17340 2526 17205 2593 17104 2661 17003 2661 16969 2694 16969 2728 16969 2863 16969 2896 16296 3098 15623 3300 14242 3637 12862 3906 11481 4209 10707 4411 9933 4647 8418 5051 7812 5219 7239 5354 6869 5455 6667 5522 6532 5522 6532 5556 6532 5623 6095 5758 5859 5859 5657 5994 5489 6129 5320 6263 5186 6465 5085 6701 5017 6937 4984 7240 5017 7543 5051 7846 5219 8418 5354 8957 5691 10674 6095 12391 6229 12963 6398 13535 6768 14647 6330 14243 5893 13805 5792 13333 5691 12862 5421 11919 5118 10977 4815 10034 4579 9226 4310 8384 4209 8014 4142 7644 4007 6903 4041 6869 4041 6802 4007 6566 4041 6364 4108 6196 4243 6027 4411 5859 4579 5724 4815 5590 5051 5489 5556 5287 6095 5152 6903 4916 9663 4075 11077 3671 12458 3300 15421 2593 18383 1886 19865 1516 21346 1146 22828 742 24275 304 24275 1 Z N"/>
        </draw:custom-shape>
        <draw:custom-shape draw:name="Shape 1766" draw:style-name="Mgr3" draw:text-style-name="MP5" draw:layer="layout" svg:width="0.105cm" svg:height="0.055cm" svg:x="6.287cm" svg:y="0.844cm">
          <text:p/>
          <draw:enhanced-geometry draw:mirror-horizontal="false" draw:mirror-vertical="false" drawooo:sub-view-size="574 304" svg:viewBox="0 0 14350 7600" draw:type="ooxml-non-primitive" draw:enhanced-path="M 405 1 L 169 35 68 102 34 136 34 169 1 203 68 270 135 270 203 304 438 270 506 237 573 203 573 169 573 102 573 68 539 35 472 1 Z N"/>
        </draw:custom-shape>
        <draw:custom-shape draw:name="Shape 1767" draw:style-name="Mgr3" draw:text-style-name="MP5" draw:layer="layout" svg:width="0.142cm" svg:height="0.061cm" svg:x="25.279cm" svg:y="9.161cm">
          <text:p/>
          <draw:enhanced-geometry draw:mirror-horizontal="false" draw:mirror-vertical="false" drawooo:sub-view-size="776 337" svg:viewBox="0 0 19400 8425" draw:type="ooxml-non-primitive" draw:enhanced-path="M 775 0 L 371 101 203 202 1 303 1 337 405 337 775 269 775 0 Z N"/>
        </draw:custom-shape>
        <draw:custom-shape draw:name="Shape 1768" draw:style-name="Mgr3" draw:text-style-name="MP5" draw:layer="layout" svg:width="0.192cm" svg:height="0.105cm" svg:x="25.23cm" svg:y="8.813cm">
          <text:p/>
          <draw:enhanced-geometry draw:mirror-horizontal="false" draw:mirror-vertical="false" drawooo:sub-view-size="1045 573" svg:viewBox="0 0 26125 14325" draw:type="ooxml-non-primitive" draw:enhanced-path="M 1044 1 L 573 236 337 304 68 371 1 405 1 472 34 506 68 573 304 573 573 539 809 438 1044 337 1044 1 Z N"/>
        </draw:custom-shape>
        <draw:custom-shape draw:name="Shape 1769" draw:style-name="Mgr3" draw:text-style-name="MP5" draw:layer="layout" svg:width="0.074cm" svg:height="0.061cm" svg:x="25.348cm" svg:y="9.297cm">
          <text:p/>
          <draw:enhanced-geometry draw:mirror-horizontal="false" draw:mirror-vertical="false" drawooo:sub-view-size="405 338" svg:viewBox="0 0 10125 8450" draw:type="ooxml-non-primitive" draw:enhanced-path="M 404 1 L 236 68 68 135 0 203 0 270 34 304 101 337 270 337 404 304 404 1 Z N"/>
        </draw:custom-shape>
        <draw:custom-shape draw:name="Shape 1770" draw:style-name="Mgr3" draw:text-style-name="MP5" draw:layer="layout" svg:width="0.049cm" svg:height="0.105cm" svg:x="25.372cm" svg:y="14.492cm">
          <text:p/>
          <draw:enhanced-geometry draw:mirror-horizontal="false" draw:mirror-vertical="false" drawooo:sub-view-size="271 574" svg:viewBox="0 0 6775 14350" draw:type="ooxml-non-primitive" draw:enhanced-path="M 68 1 L 35 35 1 68 1 102 136 338 270 573 270 169 136 35 68 1 Z N"/>
        </draw:custom-shape>
        <draw:custom-shape draw:name="Shape 1771" draw:style-name="Mgr3" draw:text-style-name="MP5" draw:layer="layout" svg:width="0.067cm" svg:height="0.111cm" svg:x="12.761cm" svg:y="18.607cm">
          <text:p/>
          <draw:enhanced-geometry draw:mirror-horizontal="false" draw:mirror-vertical="false" drawooo:sub-view-size="371 607" svg:viewBox="0 0 9275 15175" draw:type="ooxml-non-primitive" draw:enhanced-path="M 169 1 L 0 68 0 102 34 136 236 136 68 439 34 573 68 607 169 607 202 540 236 439 303 270 371 68 371 35 303 1 Z N"/>
        </draw:custom-shape>
        <draw:custom-shape draw:name="Shape 1772" draw:style-name="Mgr3" draw:text-style-name="MP5" draw:layer="layout" svg:width="0.061cm" svg:height="0.185cm" svg:x="25.36cm" svg:y="14.598cm">
          <text:p/>
          <draw:enhanced-geometry draw:mirror-horizontal="false" draw:mirror-vertical="false" drawooo:sub-view-size="338 1011" svg:viewBox="0 0 8450 25275" draw:type="ooxml-non-primitive" draw:enhanced-path="M 68 0 L 34 34 1 101 1 202 34 371 102 539 169 707 337 1010 337 505 236 270 102 68 102 34 68 0 Z N"/>
        </draw:custom-shape>
        <draw:custom-shape draw:name="Shape 1773" draw:style-name="Mgr3" draw:text-style-name="MP5" draw:layer="layout" svg:width="0.974cm" svg:height="0.955cm" svg:x="0.745cm" svg:y="15.858cm">
          <text:p/>
          <draw:enhanced-geometry draw:mirror-horizontal="false" draw:mirror-vertical="false" drawooo:sub-view-size="5287 5186" svg:viewBox="0 0 132175 129650" draw:type="ooxml-non-primitive" draw:enhanced-path="M 2997 237 L 3333 304 3670 439 3603 439 3535 506 3434 607 3300 775 3232 876 3232 910 3232 977 3266 1011 3300 1045 3401 1011 3468 977 3603 809 3704 674 3737 674 3737 641 3771 641 3805 607 3805 540 3771 472 3973 607 4175 742 4545 1045 4680 1247 4815 1415 4949 1617 5017 1819 5084 1987 5118 2189 5084 2189 4949 2257 4815 2324 4545 2425 4512 2459 4478 2492 4512 2526 4545 2560 4680 2593 4848 2593 4983 2526 5118 2459 5118 2728 5050 2997 4949 3233 4848 3469 4714 3435 4613 3401 4478 3435 4377 3469 4377 3502 4377 3536 4545 3637 4714 3671 4579 3873 4411 4075 4209 4243 4040 4411 3838 4546 3603 4681 3401 4782 3165 4883 3165 4815 3098 4580 3064 4479 3030 4411 2997 4378 2929 4378 2896 4411 2862 4479 2862 4647 2896 4782 2963 4916 2727 4950 2323 4950 1953 4849 2054 4580 2088 4277 2054 4243 2020 4243 1953 4378 1852 4479 1751 4748 1751 4782 1549 4647 1347 4512 1145 4378 977 4209 1044 4108 1212 4007 1246 3940 1280 3873 1145 3873 977 3940 808 4041 674 3805 505 3570 404 3334 303 3065 573 3132 808 3098 876 3065 876 2997 842 2930 775 2896 270 2896 236 2661 236 2257 303 1886 438 1550 640 1247 876 977 1179 775 1482 573 1818 439 1886 506 1919 506 1987 472 2222 338 2290 338 2357 304 2660 237 Z M 2626 1 L 2391 35 2155 102 1953 203 1717 237 1515 304 1313 371 1111 506 943 607 775 775 606 910 472 1112 270 1482 101 1920 0 2358 0 2593 0 2829 101 3199 236 3570 438 3940 674 4277 707 4310 741 4344 977 4546 1212 4748 1482 4883 1751 5017 2054 5118 2323 5186 2929 5186 3232 5118 3502 5017 3805 4883 4040 4714 4276 4546 4512 4310 4680 4108 4848 3839 5017 3603 5118 3300 5219 3031 5286 2728 5286 2459 5286 2156 5252 1853 5151 1550 5050 1348 4949 1146 4781 977 4613 775 4444 607 4242 472 4040 338 3805 237 3569 136 3333 68 3098 35 2862 1 Z N"/>
        </draw:custom-shape>
        <draw:custom-shape draw:name="Shape 1774" draw:style-name="Mgr3" draw:text-style-name="MP5" draw:layer="layout" svg:width="0.092cm" svg:height="0.117cm" svg:x="10.62cm" svg:y="18.601cm">
          <text:p/>
          <draw:enhanced-geometry draw:mirror-horizontal="false" draw:mirror-vertical="false" drawooo:sub-view-size="506 640" svg:viewBox="0 0 12650 16000" draw:type="ooxml-non-primitive" draw:enhanced-path="M 202 0 L 34 135 0 169 135 169 202 135 236 169 135 236 34 303 0 337 0 404 34 438 67 438 202 404 337 404 269 472 135 505 101 539 67 573 101 606 135 640 269 606 337 573 438 505 505 438 505 371 471 337 370 303 269 270 337 202 370 169 269 34 269 0 Z N"/>
        </draw:custom-shape>
        <draw:custom-shape draw:name="Shape 1775" draw:style-name="Mgr3" draw:text-style-name="MP5" draw:layer="layout" svg:width="0.452cm" svg:height="0.471cm" svg:x="10.415cm" svg:y="18.316cm">
          <text:p/>
          <draw:enhanced-geometry draw:mirror-horizontal="false" draw:mirror-vertical="false" drawooo:sub-view-size="2459 2560" svg:viewBox="0 0 61475 64000" draw:type="ooxml-non-primitive" draw:enhanced-path="M 2324 135 L 2324 707 2290 1280 2257 1819 2290 2391 1213 2391 169 2425 169 2054 169 1718 203 1010 203 808 169 606 136 404 136 202 270 236 1146 236 2324 135 Z M 2391 0 L 2021 34 1651 34 1280 68 910 101 304 101 169 68 35 101 1 169 1 202 35 236 35 404 35 573 68 876 68 1280 35 1684 35 2088 35 2492 35 2526 102 2559 1247 2526 2391 2526 2425 2492 2459 2425 2425 2155 2425 1852 2425 1246 2459 674 2459 371 2459 68 2425 34 2391 0 Z N"/>
        </draw:custom-shape>
        <draw:custom-shape draw:name="Shape 1776" draw:style-name="Mgr3" draw:text-style-name="MP5" draw:layer="layout" svg:width="0.502cm" svg:height="0.471cm" svg:x="10.936cm" svg:y="18.328cm">
          <text:p/>
          <draw:enhanced-geometry draw:mirror-horizontal="false" draw:mirror-vertical="false" drawooo:sub-view-size="2728 2560" svg:viewBox="0 0 68200 64000" draw:type="ooxml-non-primitive" draw:enhanced-path="M 2189 135 L 2357 203 2458 236 2525 304 2559 405 2593 506 2593 741 2559 943 2525 1314 2458 1718 2458 1920 2424 2156 2391 2257 2357 2324 2256 2391 2121 2391 1212 2324 303 2324 269 1920 236 1550 168 1145 168 741 168 304 168 203 505 169 875 135 Z M 1582 1 L 1145 34 370 34 101 68 67 102 67 135 34 270 0 438 34 741 34 1179 101 1583 135 1987 168 2425 202 2459 236 2492 606 2459 943 2459 1650 2492 2054 2560 2256 2560 2323 2526 2424 2492 2492 2425 2525 2358 2593 2189 2593 1853 2660 1348 2727 842 2727 506 2694 337 2626 203 2492 102 2323 34 2189 1 Z N"/>
        </draw:custom-shape>
        <draw:custom-shape draw:name="Shape 1777" draw:style-name="Mgr3" draw:text-style-name="MP5" draw:layer="layout" svg:width="0.105cm" svg:height="0.117cm" svg:x="11.141cm" svg:y="18.614cm">
          <text:p/>
          <draw:enhanced-geometry draw:mirror-horizontal="false" draw:mirror-vertical="false" drawooo:sub-view-size="573 641" svg:viewBox="0 0 14325 16025" draw:type="ooxml-non-primitive" draw:enhanced-path="M 337 1 L 269 68 202 135 34 337 0 371 0 405 34 438 236 438 404 405 404 573 404 607 438 640 471 640 505 607 505 573 572 573 539 506 572 304 572 270 539 236 505 203 471 236 337 304 168 304 337 135 370 68 370 1 Z N"/>
        </draw:custom-shape>
        <draw:custom-shape draw:name="Shape 1778" draw:style-name="Mgr3" draw:text-style-name="MP5" draw:layer="layout" svg:width="0.03cm" svg:height="0.173cm" svg:x="11.73cm" svg:y="18.893cm">
          <text:p/>
          <draw:enhanced-geometry draw:mirror-horizontal="false" draw:mirror-vertical="false" drawooo:sub-view-size="169 944" svg:viewBox="0 0 4225 23600" draw:type="ooxml-non-primitive" draw:enhanced-path="M 102 1 L 68 34 34 270 1 472 1 943 135 943 135 506 169 68 135 34 135 1 Z N"/>
        </draw:custom-shape>
        <draw:custom-shape draw:name="Shape 1779" draw:style-name="Mgr3" draw:text-style-name="MP5" draw:layer="layout" svg:width="0.477cm" svg:height="0.198cm" svg:x="10.669cm" svg:y="18.868cm">
          <text:p/>
          <draw:enhanced-geometry draw:mirror-horizontal="false" draw:mirror-vertical="false" drawooo:sub-view-size="2593 1079" svg:viewBox="0 0 64825 26975" draw:type="ooxml-non-primitive" draw:enhanced-path="M 438 1 L 68 68 34 102 34 136 34 169 0 1078 101 1078 135 641 135 203 371 136 606 102 1111 136 1616 169 2121 203 2256 237 2357 270 2391 371 2424 472 2458 708 2458 944 2458 1078 2559 1078 2559 1045 2593 573 2559 371 2525 237 2458 169 2357 102 2256 68 1987 35 1482 35 775 1 Z N"/>
        </draw:custom-shape>
        <draw:custom-shape draw:name="Shape 1780" draw:style-name="Mgr3" draw:text-style-name="MP5" draw:layer="layout" svg:width="0.111cm" svg:height="0.074cm" svg:x="1.471cm" svg:y="16.1cm">
          <text:p/>
          <draw:enhanced-geometry draw:mirror-horizontal="false" draw:mirror-vertical="false" drawooo:sub-view-size="607 405" svg:viewBox="0 0 15175 10125" draw:type="ooxml-non-primitive" draw:enhanced-path="M 337 1 L 202 102 68 203 0 371 0 405 34 405 303 304 438 237 539 203 573 136 606 102 573 35 505 1 Z N"/>
        </draw:custom-shape>
        <draw:custom-shape draw:name="Shape 1781" draw:style-name="Mgr3" draw:text-style-name="MP5" draw:layer="layout" svg:width="0.465cm" svg:height="0.502cm" svg:x="11.482cm" svg:y="18.316cm">
          <text:p/>
          <draw:enhanced-geometry draw:mirror-horizontal="false" draw:mirror-vertical="false" drawooo:sub-view-size="2526 2728" svg:viewBox="0 0 63150 68200" draw:type="ooxml-non-primitive" draw:enhanced-path="M 439 135 L 708 169 1516 202 2189 202 2257 236 2290 270 2358 404 2391 606 2391 808 2358 1280 2358 1583 2324 1987 2290 2189 2189 2391 2156 2458 2122 2492 1987 2526 1684 2559 1112 2559 843 2526 540 2458 405 2391 304 2324 237 2189 203 2054 203 1718 237 1415 270 1111 237 775 169 135 Z M 102 0 L 35 68 1 101 1 135 35 169 102 202 68 404 68 573 102 977 102 1381 68 1751 35 2054 68 2189 102 2290 169 2391 270 2492 371 2559 506 2627 876 2694 1213 2728 1583 2728 1954 2660 2088 2660 2189 2593 2290 2526 2358 2425 2459 2223 2492 1953 2526 1684 2526 1448 2526 977 2526 606 2526 404 2459 236 2391 135 2324 101 2223 68 2122 34 1718 34 573 0 Z N"/>
        </draw:custom-shape>
        <draw:custom-shape draw:name="Shape 1782" draw:style-name="Mgr3" draw:text-style-name="MP5" draw:layer="layout" svg:width="0.105cm" svg:height="0.111cm" svg:x="12.208cm" svg:y="18.607cm">
          <text:p/>
          <draw:enhanced-geometry draw:mirror-horizontal="false" draw:mirror-vertical="false" drawooo:sub-view-size="573 607" svg:viewBox="0 0 14325 15175" draw:type="ooxml-non-primitive" draw:enhanced-path="M 370 371 L 438 405 438 439 370 472 303 472 236 439 202 439 337 371 Z M 337 1 L 168 68 67 203 0 270 0 338 0 405 34 439 0 472 0 506 34 540 67 573 135 540 236 607 438 607 505 573 572 506 572 439 572 371 539 304 438 270 337 237 236 270 135 338 135 270 202 203 269 136 370 102 471 102 505 68 471 1 Z N"/>
        </draw:custom-shape>
        <draw:custom-shape draw:name="Shape 1783" draw:style-name="Mgr3" draw:text-style-name="MP5" draw:layer="layout" svg:width="0.502cm" svg:height="0.309cm" svg:x="12.128cm" svg:y="17.968cm">
          <text:p/>
          <draw:enhanced-geometry draw:mirror-horizontal="false" draw:mirror-vertical="false" drawooo:sub-view-size="2728 1684" svg:viewBox="0 0 68200 42100" draw:type="ooxml-non-primitive" draw:enhanced-path="M 236 135 L 640 168 1785 202 2189 202 2391 236 2492 236 2559 269 2593 404 2593 539 2593 808 2593 1414 2559 1448 2492 1515 2290 1549 1616 1549 909 1481 472 1448 371 1414 303 1313 236 1178 236 1044 202 707 202 438 236 303 202 135 Z M 236 0 L 34 34 0 67 0 101 0 135 34 168 101 168 101 202 101 303 68 471 68 673 101 1111 202 1549 236 1582 573 1582 876 1616 1482 1683 2357 1683 2660 1616 2694 1582 2727 1549 2727 909 2727 572 2660 269 2626 168 2525 135 2424 101 1650 101 977 34 505 0 Z N"/>
        </draw:custom-shape>
        <draw:custom-shape draw:name="Shape 1784" draw:style-name="Mgr3" draw:text-style-name="MP5" draw:layer="layout" svg:width="0.508cm" svg:height="0.217cm" svg:x="11.699cm" svg:y="18.849cm">
          <text:p/>
          <draw:enhanced-geometry draw:mirror-horizontal="false" draw:mirror-vertical="false" drawooo:sub-view-size="2762 1180" svg:viewBox="0 0 69050 29500" draw:type="ooxml-non-primitive" draw:enhanced-path="M 438 1 L 202 68 101 102 34 169 0 237 34 270 101 270 135 237 202 203 303 169 539 136 977 169 1919 203 2256 237 2391 270 2525 338 2593 371 2626 439 2660 607 2626 910 2660 1179 2761 1179 2761 708 2761 439 2727 371 2660 270 2593 237 2525 169 2256 102 1919 68 1583 68 909 35 674 1 Z N"/>
        </draw:custom-shape>
        <draw:custom-shape draw:name="Shape 1785" draw:style-name="Mgr3" draw:text-style-name="MP5" draw:layer="layout" svg:width="0.483cm" svg:height="0.49cm" svg:x="12.568cm" svg:y="18.316cm">
          <text:p/>
          <draw:enhanced-geometry draw:mirror-horizontal="false" draw:mirror-vertical="false" drawooo:sub-view-size="2627 2661" svg:viewBox="0 0 65675 66525" draw:type="ooxml-non-primitive" draw:enhanced-path="M 2122 135 L 2257 169 2358 236 2425 337 2492 539 2492 741 2492 1179 2425 1718 2391 1953 2290 2223 2223 2324 2156 2391 2021 2458 1920 2492 1381 2492 472 2458 337 2425 236 2324 169 2223 135 2088 135 1785 169 1516 169 741 203 472 169 337 135 202 169 202 472 169 775 135 Z M 506 0 L 135 68 135 101 102 101 68 135 34 573 34 1010 34 1852 1 2088 34 2290 68 2357 102 2458 169 2526 270 2559 573 2627 876 2660 1482 2627 1718 2627 1987 2593 2122 2559 2223 2526 2324 2458 2391 2357 2526 2088 2560 1819 2593 1246 2627 707 2627 438 2593 337 2526 202 2459 135 2358 68 2257 34 2156 0 Z N"/>
        </draw:custom-shape>
        <draw:custom-shape draw:name="Shape 1786" draw:style-name="Mgr3" draw:text-style-name="MP5" draw:layer="layout" svg:width="0.074cm" svg:height="0.099cm" svg:x="11.687cm" svg:y="18.626cm">
          <text:p/>
          <draw:enhanced-geometry draw:mirror-horizontal="false" draw:mirror-vertical="false" drawooo:sub-view-size="405 540" svg:viewBox="0 0 10125 13500" draw:type="ooxml-non-primitive" draw:enhanced-path="M 1 1 L 1 68 1 169 35 237 68 270 237 270 270 338 270 405 102 405 68 371 35 405 1 439 1 506 35 540 304 540 338 506 371 472 405 371 405 270 371 203 304 169 237 136 136 136 136 102 237 102 304 68 405 35 405 1 Z N"/>
        </draw:custom-shape>
        <draw:custom-shape draw:name="Shape 1787" draw:style-name="Mgr3" draw:text-style-name="MP5" draw:layer="layout" svg:width="0.465cm" svg:height="0.489cm" svg:x="12.022cm" svg:y="18.322cm">
          <text:p/>
          <draw:enhanced-geometry draw:mirror-horizontal="false" draw:mirror-vertical="false" drawooo:sub-view-size="2527 2660" svg:viewBox="0 0 63175 66500" draw:type="ooxml-non-primitive" draw:enhanced-path="M 2122 135 L 2257 202 2324 337 2391 471 2425 673 2425 1044 2391 1347 2391 1818 2391 2054 2358 2290 2290 2424 2189 2492 1886 2492 1550 2458 1280 2424 674 2424 371 2458 203 2424 136 2391 136 2323 136 2054 136 1785 203 1246 237 774 203 269 472 202 1449 202 1684 135 Z M 1684 0 L 1247 67 472 67 237 135 237 101 203 67 169 67 136 101 102 404 68 741 68 1044 68 1347 1 1953 1 2222 1 2525 35 2559 68 2593 674 2593 1280 2559 1516 2593 1752 2626 1987 2660 2223 2660 2290 2626 2358 2593 2459 2458 2526 2290 2526 2088 2526 1650 2526 1347 2526 976 2526 572 2459 370 2391 202 2257 101 2088 0 Z N"/>
        </draw:custom-shape>
        <draw:custom-shape draw:name="Shape 1788" draw:style-name="Mgr3" draw:text-style-name="MP5" draw:layer="layout" svg:width="0.514cm" svg:height="0.322cm" svg:x="11.557cm" svg:y="17.956cm">
          <text:p/>
          <draw:enhanced-geometry draw:mirror-horizontal="false" draw:mirror-vertical="false" drawooo:sub-view-size="2796 1752" svg:viewBox="0 0 69900 43800" draw:type="ooxml-non-primitive" draw:enhanced-path="M 506 102 L 910 135 1381 169 1819 203 2156 236 2492 236 2560 270 2593 337 2661 607 2661 876 2661 1078 2661 1246 2627 1448 2593 1516 2560 1549 2425 1617 2156 1617 1718 1583 1482 1549 1280 1549 708 1617 472 1583 405 1583 371 1549 338 1482 304 1280 304 741 304 203 304 169 270 135 506 102 Z M 338 1 L 169 34 35 135 1 169 35 203 68 236 102 203 203 169 237 152 237 152 237 169 169 506 136 809 136 1011 169 1213 169 1415 169 1617 203 1684 237 1684 540 1718 843 1718 1482 1684 1718 1718 1954 1751 2459 1751 2593 1684 2728 1583 2762 1415 2795 1213 2795 842 2762 506 2694 304 2627 203 2560 135 2391 102 2223 135 2088 135 1920 102 1617 68 1146 34 674 1 Z N"/>
        </draw:custom-shape>
        <draw:custom-shape draw:name="Shape 1789" draw:style-name="Mgr3" draw:text-style-name="MP5" draw:layer="layout" svg:width="0.471cm" svg:height="0.185cm" svg:x="11.203cm" svg:y="18.88cm">
          <text:p/>
          <draw:enhanced-geometry draw:mirror-horizontal="false" draw:mirror-vertical="false" drawooo:sub-view-size="2560 1011" svg:viewBox="0 0 64000 25275" draw:type="ooxml-non-primitive" draw:enhanced-path="M 1314 0 L 135 34 102 68 68 68 1 270 1 472 34 909 34 1010 169 1010 135 606 102 371 135 169 1280 135 1920 101 2257 101 2391 135 2425 169 2459 1010 2560 1010 2526 34 2526 0 Z N"/>
        </draw:custom-shape>
        <draw:custom-shape draw:name="Shape 1790" draw:style-name="Mgr3" draw:text-style-name="MP5" draw:layer="layout" svg:width="0.105cm" svg:height="0.092cm" svg:x="0.95cm" svg:y="16.025cm">
          <text:p/>
          <draw:enhanced-geometry draw:mirror-horizontal="false" draw:mirror-vertical="false" drawooo:sub-view-size="573 506" svg:viewBox="0 0 14325 12650" draw:type="ooxml-non-primitive" draw:enhanced-path="M 101 1 L 34 35 0 102 34 136 101 237 202 338 303 439 438 506 505 506 539 439 573 371 539 304 337 169 135 35 101 1 Z N"/>
        </draw:custom-shape>
        <draw:custom-shape draw:name="Shape 1791" draw:style-name="Mgr3" draw:text-style-name="MP5" draw:layer="layout" svg:width="0.142cm" svg:height="0.049cm" svg:x="0.807cm" svg:y="16.181cm">
          <text:p/>
          <draw:enhanced-geometry draw:mirror-horizontal="false" draw:mirror-vertical="false" drawooo:sub-view-size="776 270" svg:viewBox="0 0 19400 6750" draw:type="ooxml-non-primitive" draw:enhanced-path="M 169 1 L 68 34 1 102 1 135 35 169 169 203 371 203 573 270 674 270 742 236 775 203 775 135 742 68 641 34 405 1 Z N"/>
        </draw:custom-shape>
        <draw:custom-shape draw:name="Shape 1792" draw:style-name="Mgr3" draw:text-style-name="MP5" draw:layer="layout" svg:width="0.539cm" svg:height="0.564cm" svg:x="0.59cm" svg:y="13.549cm">
          <text:p/>
          <draw:enhanced-geometry draw:mirror-horizontal="false" draw:mirror-vertical="false" drawooo:sub-view-size="2930 3065" svg:viewBox="0 0 73250 76625" draw:type="ooxml-non-primitive" draw:enhanced-path="M 1920 472 L 2391 505 2391 707 2391 943 2425 1347 2021 1347 1617 1381 1482 943 1381 472 Z M 1078 539 L 1179 1010 1246 1414 1145 1414 775 1482 573 1515 404 1616 270 1179 202 1010 135 808 707 674 910 640 1011 606 1078 539 Z M 2458 1616 L 2526 2189 2593 2458 2660 2727 2458 2694 2223 2694 1819 2727 1246 2727 674 2795 539 2290 438 1785 640 1785 876 1751 1314 1650 1381 1785 1482 1886 1583 1919 1650 1886 1684 1818 1718 1717 1684 1616 Z M 1145 0 L 1112 68 1078 303 876 404 606 472 303 573 169 606 34 674 0 707 0 741 34 808 34 1078 34 1347 68 1616 135 1919 270 2458 438 2963 505 3031 573 3064 1179 2997 1819 2963 2357 2997 2627 2997 2896 2929 2930 2896 2930 2862 2930 2828 2896 2795 2862 2795 2862 2559 2795 2323 2694 1886 2593 1179 2559 438 2559 404 2559 371 2526 337 2492 303 2458 303 1920 236 1650 236 1347 270 1347 236 1314 135 1347 101 1347 34 1314 0 Z N"/>
        </draw:custom-shape>
        <draw:custom-shape draw:name="Shape 1793" draw:style-name="Mgr3" draw:text-style-name="MP5" draw:layer="layout" svg:width="0.049cm" svg:height="0.123cm" svg:x="1.154cm" svg:y="15.938cm">
          <text:p/>
          <draw:enhanced-geometry draw:mirror-horizontal="false" draw:mirror-vertical="false" drawooo:sub-view-size="270 674" svg:viewBox="0 0 6750 16850" draw:type="ooxml-non-primitive" draw:enhanced-path="M 68 1 L 34 34 0 169 0 337 0 472 68 607 68 640 101 674 202 640 270 607 270 506 236 304 202 169 169 34 135 1 Z N"/>
        </draw:custom-shape>
        <draw:custom-shape draw:name="Shape 1794" draw:style-name="Mgr3" draw:text-style-name="MP5" draw:layer="layout" svg:width="0.365cm" svg:height="0.365cm" svg:x="1.142cm" svg:y="16.125cm">
          <text:p/>
          <draw:enhanced-geometry draw:mirror-horizontal="false" draw:mirror-vertical="false" drawooo:sub-view-size="1988 1988" svg:viewBox="0 0 49700 49700" draw:type="ooxml-non-primitive" draw:enhanced-path="M 1213 1 L 1078 102 944 236 775 539 573 876 540 943 405 741 338 506 237 270 136 34 35 34 1 68 1 135 68 405 136 708 270 977 405 1246 472 1280 506 1280 540 1314 573 1347 910 1482 1213 1650 1516 1852 1684 1953 1853 1987 1954 1987 1987 1920 1987 1852 1954 1785 1617 1583 1280 1381 977 1213 809 1179 641 1145 607 1078 742 910 876 708 1078 371 1179 169 1247 1 Z N"/>
        </draw:custom-shape>
        <draw:custom-shape draw:name="Shape 1795" draw:style-name="Mgr3" draw:text-style-name="MP5" draw:layer="layout" svg:width="0.067cm" svg:height="0.049cm" svg:x="1.427cm" svg:y="16.615cm">
          <text:p/>
          <draw:enhanced-geometry draw:mirror-horizontal="false" draw:mirror-vertical="false" drawooo:sub-view-size="371 270" svg:viewBox="0 0 9275 6750" draw:type="ooxml-non-primitive" draw:enhanced-path="M 68 0 L 1 34 1 101 102 202 203 236 270 270 304 270 371 236 371 202 371 135 304 101 236 34 135 0 Z N"/>
        </draw:custom-shape>
        <draw:custom-shape draw:name="Shape 1796" draw:style-name="Mgr3" draw:text-style-name="MP5" draw:layer="layout" svg:width="0.074cm" svg:height="0.099cm" svg:x="1.409cm" svg:y="17.887cm">
          <text:p/>
          <draw:enhanced-geometry draw:mirror-horizontal="false" draw:mirror-vertical="false" drawooo:sub-view-size="405 540" svg:viewBox="0 0 10125 13500" draw:type="ooxml-non-primitive" draw:enhanced-path="M 203 0 L 135 34 102 68 68 169 1 236 1 337 34 438 102 505 203 539 304 505 371 438 405 337 405 270 371 202 337 135 304 68 270 34 203 0 Z N"/>
        </draw:custom-shape>
        <draw:custom-shape draw:name="Shape 1797" draw:style-name="Mgr3" draw:text-style-name="MP5" draw:layer="layout" svg:width="0.068cm" svg:height="0.086cm" svg:x="1.558cm" svg:y="18.7cm">
          <text:p/>
          <draw:enhanced-geometry draw:mirror-horizontal="false" draw:mirror-vertical="false" drawooo:sub-view-size="372 473" svg:viewBox="0 0 9300 11825" draw:type="ooxml-non-primitive" draw:enhanced-path="M 135 1 L 102 35 34 102 1 169 1 237 1 338 34 405 68 439 135 472 304 472 371 405 371 304 371 237 371 169 337 102 304 102 270 35 270 1 Z N"/>
        </draw:custom-shape>
        <draw:custom-shape draw:name="Shape 1798" draw:style-name="Mgr3" draw:text-style-name="MP5" draw:layer="layout" svg:width="0.08cm" svg:height="0.092cm" svg:x="1.483cm" svg:y="18.309cm">
          <text:p/>
          <draw:enhanced-geometry draw:mirror-horizontal="false" draw:mirror-vertical="false" drawooo:sub-view-size="439 506" svg:viewBox="0 0 10975 12650" draw:type="ooxml-non-primitive" draw:enhanced-path="M 270 1 L 203 34 102 102 68 169 1 236 1 337 34 405 68 438 102 506 304 506 371 438 405 371 438 304 405 203 405 169 371 68 270 1 Z N"/>
        </draw:custom-shape>
        <draw:custom-shape draw:name="Shape 1799" draw:style-name="Mgr3" draw:text-style-name="MP5" draw:layer="layout" svg:width="0.074cm" svg:height="0.086cm" svg:x="1.477cm" svg:y="18.105cm">
          <text:p/>
          <draw:enhanced-geometry draw:mirror-horizontal="false" draw:mirror-vertical="false" drawooo:sub-view-size="406 473" svg:viewBox="0 0 10150 11825" draw:type="ooxml-non-primitive" draw:enhanced-path="M 102 1 L 35 68 1 236 1 304 35 405 136 472 237 472 371 405 405 337 405 270 371 135 338 135 338 102 304 34 203 1 Z N"/>
        </draw:custom-shape>
        <draw:custom-shape draw:name="Shape 1800" draw:style-name="Mgr3" draw:text-style-name="MP5" draw:layer="layout" svg:width="8.217cm" svg:height="1.563cm" svg:x="8.633cm" svg:y="17.502cm">
          <text:p/>
          <draw:enhanced-geometry draw:mirror-horizontal="false" draw:mirror-vertical="false" drawooo:sub-view-size="44577 8486" svg:viewBox="0 0 1114425 212150" draw:type="ooxml-non-primitive" draw:enhanced-path="M 2222 1 L 1583 35 1280 35 943 68 606 169 472 203 337 304 303 371 236 439 202 607 236 977 169 1583 135 2156 68 2762 34 3368 0 5927 0 7206 68 8485 202 8485 202 7475 236 6432 202 4378 236 3435 303 2492 371 1550 404 607 404 540 438 472 573 371 741 304 977 237 1280 169 1616 169 2323 136 3064 136 3737 169 4613 203 7475 270 8687 304 9192 270 19528 270 25588 304 31648 371 37675 439 43735 472 43870 573 44004 708 44105 843 44173 1045 44307 1449 44341 1920 44341 2391 44341 2829 44307 3570 44274 4815 44240 6061 44173 7273 44173 7879 44173 8485 44408 8485 44408 7644 44408 5792 44476 4411 44543 3031 44577 2391 44543 1987 44509 1583 44442 1213 44341 843 44240 708 44139 573 44038 439 43903 371 43870 270 43836 237 43802 237 37944 203 32052 136 26194 68 20336 35 6532 35 5151 68 4108 35 2828 1 Z N"/>
        </draw:custom-shape>
        <draw:custom-shape draw:name="Shape 1801" draw:style-name="Mgr3" draw:text-style-name="MP5" draw:layer="layout" svg:width="0.471cm" svg:height="0.223cm" svg:x="14.983cm" svg:y="18.843cm">
          <text:p/>
          <draw:enhanced-geometry draw:mirror-horizontal="false" draw:mirror-vertical="false" drawooo:sub-view-size="2560 1213" svg:viewBox="0 0 64000 30325" draw:type="ooxml-non-primitive" draw:enhanced-path="M 270 0 L 102 34 34 68 1 101 1 135 34 169 102 202 68 404 68 573 102 977 102 1212 270 1212 236 674 169 169 708 169 1516 202 2223 202 2290 236 2324 337 2391 438 2391 573 2391 876 2391 1212 2526 1212 2526 977 2559 606 2526 404 2458 236 2391 169 2324 101 2223 68 2155 34 1718 34 573 0 Z N"/>
        </draw:custom-shape>
        <draw:custom-shape draw:name="Shape 1802" draw:style-name="Mgr3" draw:text-style-name="MP5" draw:layer="layout" svg:width="0.074cm" svg:height="0.074cm" svg:x="1.533cm" svg:y="18.533cm">
          <text:p/>
          <draw:enhanced-geometry draw:mirror-horizontal="false" draw:mirror-vertical="false" drawooo:sub-view-size="405 405" svg:viewBox="0 0 10125 10125" draw:type="ooxml-non-primitive" draw:enhanced-path="M 202 1 L 101 34 34 136 0 203 34 270 67 371 168 405 269 405 370 338 404 270 404 169 404 136 337 34 269 1 Z N"/>
        </draw:custom-shape>
        <draw:custom-shape draw:name="Shape 1803" draw:style-name="Mgr3" draw:text-style-name="MP5" draw:layer="layout" svg:width="0.067cm" svg:height="0.105cm" svg:x="1.601cm" svg:y="18.924cm">
          <text:p/>
          <draw:enhanced-geometry draw:mirror-horizontal="false" draw:mirror-vertical="false" drawooo:sub-view-size="371 574" svg:viewBox="0 0 9275 14350" draw:type="ooxml-non-primitive" draw:enhanced-path="M 169 1 L 135 35 101 68 34 102 0 237 0 371 34 506 68 540 135 573 236 573 303 540 371 439 371 338 337 203 303 136 270 68 270 35 236 1 Z N"/>
        </draw:custom-shape>
      </draw:g>
      <draw:frame presentation:style-name="Blank_20_color-title" draw:layer="backgroundobjects" svg:width="22.859cm" svg:height="3.18cm" svg:x="1.27cm" svg:y="0.76cm" presentation:class="title" presentation:placeholder="true">
        <draw:text-box/>
      </draw:frame>
      <draw:frame presentation:style-name="Blank_20_color-outline1" draw:layer="backgroundobjects" svg:width="22.859cm" svg:height="11.048cm" svg:x="1.27cm" svg:y="4.457cm" presentation:class="outline" presentation:placeholder="true">
        <draw:text-box/>
      </draw:frame>
      <presentation:notes style:page-layout-name="PM2">
        <draw:page-thumbnail presentation:style-name="Blank_20_color-title" draw:layer="backgroundobjects" svg:width="12.699cm" svg:height="9.524cm" svg:x="3.175cm" svg:y="1.93cm" presentation:class="page"/>
        <draw:frame presentation:style-name="Blank_20_color-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_2b__20_3_20_columns" style:display-name="Title + 3 columns" style:page-layout-name="PM1" draw:style-name="Mdp2">
      <draw:g draw:name="Shape 1023">
        <draw:custom-shape draw:name="Shape 1024" draw:style-name="Mgr4" draw:text-style-name="MP7" draw:layer="layout" svg:width="0.415cm" svg:height="0.036cm" svg:x="22.643cm" svg:y="0.379cm">
          <text:p/>
          <draw:enhanced-geometry draw:mirror-horizontal="false" draw:mirror-vertical="false" drawooo:sub-view-size="2257 203" svg:viewBox="0 0 56425 5075" draw:type="ooxml-non-primitive" draw:enhanced-path="M 304 0 L 34 68 1 101 34 135 270 202 1920 202 2189 169 2223 135 2256 101 2223 68 2189 34 1953 0 Z N"/>
        </draw:custom-shape>
        <draw:custom-shape draw:name="Shape 1025" draw:style-name="Mgr4" draw:text-style-name="MP7" draw:layer="layout" svg:width="0.148cm" svg:height="0.13cm" svg:x="3.945cm" svg:y="0.653cm">
          <text:p/>
          <draw:enhanced-geometry draw:mirror-horizontal="false" draw:mirror-vertical="false" drawooo:sub-view-size="809 708" svg:viewBox="0 0 20225 17700" draw:type="ooxml-non-primitive" draw:enhanced-path="M 641 1 L 573 35 573 102 607 237 573 371 540 439 472 472 338 506 270 506 237 472 203 405 169 371 169 304 203 270 237 169 237 102 102 102 35 169 1 270 1 371 1 472 68 573 169 641 270 674 405 708 506 674 641 607 708 506 775 405 809 270 809 136 742 35 674 1 Z N"/>
        </draw:custom-shape>
        <draw:custom-shape draw:name="Shape 1026" draw:style-name="Mgr4" draw:text-style-name="MP7" draw:layer="layout" svg:width="0.465cm" svg:height="0.44cm" svg:x="3.784cm" svg:y="0.479cm">
          <text:p/>
          <draw:enhanced-geometry draw:mirror-horizontal="false" draw:mirror-vertical="false" drawooo:sub-view-size="2526 2391" svg:viewBox="0 0 63150 59775" draw:type="ooxml-non-primitive" draw:enhanced-path="M 2256 236 L 2256 674 2290 1078 2290 1616 2324 2121 2088 2088 1886 2088 1448 2121 910 2121 640 2155 371 2222 304 1684 236 1145 203 707 169 270 1213 270 2256 236 Z M 2256 0 L 1179 34 674 34 135 101 68 135 68 202 1 438 1 674 34 1145 102 1751 135 2020 203 2323 236 2357 371 2357 607 2391 842 2391 1314 2357 2088 2357 2357 2290 2391 2323 2458 2323 2492 2256 2526 2020 2526 1751 2492 1246 2458 640 2425 371 2357 68 2324 34 2290 0 Z N"/>
        </draw:custom-shape>
        <draw:custom-shape draw:name="Shape 1027" draw:style-name="Mgr4" draw:text-style-name="MP7" draw:layer="layout" svg:width="0.136cm" svg:height="0.142cm" svg:x="4.982cm" svg:y="0.609cm">
          <text:p/>
          <draw:enhanced-geometry draw:mirror-horizontal="false" draw:mirror-vertical="false" drawooo:sub-view-size="742 775" svg:viewBox="0 0 18550 19375" draw:type="ooxml-non-primitive" draw:enhanced-path="M 304 169 L 337 202 371 236 506 236 539 404 506 472 472 539 438 573 371 606 304 573 236 539 203 472 169 404 203 270 304 169 Z M 304 0 L 169 68 68 169 0 303 0 438 34 573 101 707 236 775 506 775 607 707 708 573 741 404 708 236 674 101 607 68 573 34 438 0 Z N"/>
        </draw:custom-shape>
        <draw:custom-shape draw:name="Shape 1028" draw:style-name="Mgr4" draw:text-style-name="MP7" draw:layer="layout" svg:width="0.061cm" svg:height="0.422cm" svg:x="4.007cm" svg:y="0cm">
          <text:p/>
          <draw:enhanced-geometry draw:mirror-horizontal="false" draw:mirror-vertical="false" drawooo:sub-view-size="338 2291" svg:viewBox="0 0 8450 57275" draw:type="ooxml-non-primitive" draw:enhanced-path="M 34 1 L 1 270 1 506 34 1044 68 1650 102 1953 169 2223 203 2290 270 2290 304 2256 304 2223 337 1920 304 1617 236 1011 203 506 203 236 135 1 Z N"/>
        </draw:custom-shape>
        <draw:custom-shape draw:name="Shape 1029" draw:style-name="Mgr4" draw:text-style-name="MP7" draw:layer="layout" svg:width="0.459cm" svg:height="0.409cm" svg:x="5.038cm" svg:y="0cm">
          <text:p/>
          <draw:enhanced-geometry draw:mirror-horizontal="false" draw:mirror-vertical="false" drawooo:sub-view-size="2492 2223" svg:viewBox="0 0 62300 55575" draw:type="ooxml-non-primitive" draw:enhanced-path="M 1 1 L 1 539 34 1078 102 1617 203 2155 236 2223 304 2223 371 2189 405 2122 405 2054 876 2122 1347 2155 1852 2122 2088 2088 2290 2054 2357 1987 2357 1920 2425 1920 2458 1886 2458 1852 2492 943 2425 1 2256 1 2223 472 2223 943 2256 1415 2290 1852 2324 1886 2290 1886 2054 1852 1819 1886 371 1886 270 943 203 1 Z N"/>
        </draw:custom-shape>
        <draw:custom-shape draw:name="Shape 1030" draw:style-name="Mgr4" draw:text-style-name="MP7" draw:layer="layout" svg:width="0.459cm" svg:height="0.086cm" svg:x="0.392cm" svg:y="0cm">
          <text:p/>
          <draw:enhanced-geometry draw:mirror-horizontal="false" draw:mirror-vertical="false" drawooo:sub-view-size="2493 473" svg:viewBox="0 0 62325 11825" draw:type="ooxml-non-primitive" draw:enhanced-path="M 1 1 L 34 337 68 405 169 405 203 371 439 438 674 472 1213 472 1752 405 2257 304 2257 337 2324 405 2391 438 2459 405 2492 371 2492 304 2425 1 2223 1 2257 135 1179 236 708 270 439 270 203 304 169 1 Z N"/>
        </draw:custom-shape>
        <draw:custom-shape draw:name="Shape 1031" draw:style-name="Mgr4" draw:text-style-name="MP7" draw:layer="layout" svg:width="0.428cm" svg:height="0.44cm" svg:x="4.858cm" svg:y="0.441cm">
          <text:p/>
          <draw:enhanced-geometry draw:mirror-horizontal="false" draw:mirror-vertical="false" drawooo:sub-view-size="2324 2391" svg:viewBox="0 0 58100 59775" draw:type="ooxml-non-primitive" draw:enhanced-path="M 1515 0 L 909 34 202 34 0 101 0 135 67 202 168 236 370 270 1414 270 2020 202 2020 202 1987 438 2020 640 2054 1078 2054 1583 2088 1852 2121 2121 977 2155 539 2121 370 2155 269 2222 202 2256 202 2290 269 2323 370 2357 572 2391 1583 2391 2222 2357 2290 2323 2323 2290 2323 2222 2290 2155 2323 1886 2290 1616 2256 1044 2256 606 2222 404 2189 202 2222 135 2222 67 2189 34 2121 0 Z N"/>
        </draw:custom-shape>
        <draw:custom-shape draw:name="Shape 1032" draw:style-name="Mgr4" draw:text-style-name="MP7" draw:layer="layout" svg:width="0.111cm" svg:height="0.123cm" svg:x="4.728cm" svg:y="0.193cm">
          <text:p/>
          <draw:enhanced-geometry draw:mirror-horizontal="false" draw:mirror-vertical="false" drawooo:sub-view-size="607 674" svg:viewBox="0 0 15175 16850" draw:type="ooxml-non-primitive" draw:enhanced-path="M 202 0 L 101 34 34 101 0 202 0 270 34 337 101 371 202 404 438 404 438 472 404 573 438 640 471 674 505 674 572 573 606 472 606 270 606 202 539 169 505 202 337 270 168 270 135 236 168 169 202 135 505 135 505 169 572 169 606 135 539 68 471 34 303 0 Z N"/>
        </draw:custom-shape>
        <draw:custom-shape draw:name="Shape 1033" draw:style-name="Mgr4" draw:text-style-name="MP7" draw:layer="layout" svg:width="0.428cm" svg:height="0.415cm" svg:x="4.038cm" svg:y="0cm">
          <text:p/>
          <draw:enhanced-geometry draw:mirror-horizontal="false" draw:mirror-vertical="false" drawooo:sub-view-size="2325 2257" svg:viewBox="0 0 58125 56425" draw:type="ooxml-non-primitive" draw:enhanced-path="M 1 1 L 169 102 371 135 775 135 1415 102 2021 68 2021 68 1987 270 2021 506 2055 910 2055 1448 2088 1718 2122 1987 573 1987 371 2021 270 2054 203 2122 270 2189 371 2223 573 2256 977 2223 2223 2223 2290 2189 2324 2122 2324 2088 2290 2021 2324 1751 2290 1448 2257 910 2257 472 2223 236 2189 34 2223 1 Z N"/>
        </draw:custom-shape>
        <draw:custom-shape draw:name="Shape 1034" draw:style-name="Mgr4" draw:text-style-name="MP7" draw:layer="layout" svg:width="0.061cm" svg:height="0.384cm" svg:x="4.517cm" svg:y="0cm">
          <text:p/>
          <draw:enhanced-geometry draw:mirror-horizontal="false" draw:mirror-vertical="false" drawooo:sub-view-size="338 2089" svg:viewBox="0 0 8450 52225" draw:type="ooxml-non-primitive" draw:enhanced-path="M 34 1 L 0 405 0 809 34 1448 101 1751 169 2021 202 2088 270 2088 303 2054 337 1987 337 1718 303 1415 236 809 236 405 202 1 Z N"/>
        </draw:custom-shape>
        <draw:custom-shape draw:name="Shape 1035" draw:style-name="Mgr4" draw:text-style-name="MP7" draw:layer="layout" svg:width="0.459cm" svg:height="0.347cm" svg:x="5.56cm" svg:y="0cm">
          <text:p/>
          <draw:enhanced-geometry draw:mirror-horizontal="false" draw:mirror-vertical="false" drawooo:sub-view-size="2493 1887" svg:viewBox="0 0 62325 47175" draw:type="ooxml-non-primitive" draw:enhanced-path="M 1 1 L 1 304 1 640 68 1213 102 1516 203 1785 203 1819 236 1852 304 1819 337 1852 573 1886 809 1852 1280 1852 1819 1819 2054 1819 2324 1785 2357 1819 2391 1819 2458 1785 2458 1751 2492 1516 2492 1246 2458 741 2425 1 2223 1 2256 573 2256 1078 2290 1617 2088 1583 1852 1583 1415 1617 876 1617 607 1650 337 1718 304 1179 236 640 169 1 Z N"/>
        </draw:custom-shape>
        <draw:custom-shape draw:name="Shape 1036" draw:style-name="Mgr4" draw:text-style-name="MP7" draw:layer="layout" svg:width="0.465cm" svg:height="0.434cm" svg:x="2.964cm" svg:y="0.013cm">
          <text:p/>
          <draw:enhanced-geometry draw:mirror-horizontal="false" draw:mirror-vertical="false" drawooo:sub-view-size="2526 2357" svg:viewBox="0 0 63150 58925" draw:type="ooxml-non-primitive" draw:enhanced-path="M 2256 202 L 2256 640 2290 1077 2290 1582 2323 2121 2088 2087 1886 2087 1448 2121 909 2121 640 2155 371 2222 337 1683 236 1145 202 707 169 269 1212 269 2256 202 Z M 1179 0 L 674 34 135 67 68 101 68 168 34 438 0 673 34 1145 101 1717 135 2020 202 2289 236 2323 270 2357 337 2323 371 2357 1313 2357 1818 2323 2088 2323 2357 2289 2391 2323 2424 2323 2458 2289 2492 2256 2525 2020 2525 1751 2492 1246 2458 640 2424 337 2357 67 2323 34 2290 0 Z N"/>
        </draw:custom-shape>
        <draw:custom-shape draw:name="Shape 1037" draw:style-name="Mgr4" draw:text-style-name="MP7" draw:layer="layout" svg:width="0.08cm" svg:height="0.13cm" svg:x="3.678cm" svg:y="0.236cm">
          <text:p/>
          <draw:enhanced-geometry draw:mirror-horizontal="false" draw:mirror-vertical="false" drawooo:sub-view-size="438 708" svg:viewBox="0 0 10950 17700" draw:type="ooxml-non-primitive" draw:enhanced-path="M 303 0 L 169 34 34 101 0 135 0 168 0 202 270 202 236 404 169 572 135 640 202 707 270 707 337 673 404 539 438 370 438 236 438 67 371 0 Z N"/>
        </draw:custom-shape>
        <draw:custom-shape draw:name="Shape 1038" draw:style-name="Mgr4" draw:text-style-name="MP7" draw:layer="layout" svg:width="0.105cm" svg:height="0.13cm" svg:x="3.162cm" svg:y="0.261cm">
          <text:p/>
          <draw:enhanced-geometry draw:mirror-horizontal="false" draw:mirror-vertical="false" drawooo:sub-view-size="574 708" svg:viewBox="0 0 14350 17700" draw:type="ooxml-non-primitive" draw:enhanced-path="M 337 1 L 270 34 169 68 68 203 34 270 1 371 1 438 34 539 135 640 270 708 371 708 438 640 573 506 573 472 573 405 539 371 135 371 169 270 236 203 304 135 371 1 Z N"/>
        </draw:custom-shape>
        <draw:custom-shape draw:name="Shape 1039" draw:style-name="Mgr4" draw:text-style-name="MP7" draw:layer="layout" svg:width="0.074cm" svg:height="0.001cm" svg:x="2.075cm" svg:y="0cm">
          <text:p/>
          <draw:enhanced-geometry draw:mirror-horizontal="false" draw:mirror-vertical="false" drawooo:sub-view-size="405 1" svg:viewBox="0 0 10125 25" draw:type="ooxml-non-primitive" draw:enhanced-path="M 405 1 L 1 1 1 1 405 1 405 1 Z N"/>
        </draw:custom-shape>
        <draw:custom-shape draw:name="Shape 1040" draw:style-name="Mgr4" draw:text-style-name="MP7" draw:layer="layout" svg:width="1.447cm" svg:height="2.223cm" svg:x="0cm" svg:y="4.752cm">
          <text:p/>
          <draw:enhanced-geometry draw:mirror-horizontal="false" draw:mirror-vertical="false" drawooo:sub-view-size="7846 12054" svg:viewBox="0 0 196150 301350" draw:type="ooxml-non-primitive" draw:enhanced-path="M 1 1 L 1 203 405 304 842 371 1953 438 3065 539 4209 640 5354 809 6499 977 7643 1179 7542 1684 7441 2223 7340 3334 6903 6431 6532 9091 6128 11751 6095 11751 5691 11650 5320 11583 4546 11482 2964 11381 2593 11313 2223 11280 1482 11111 741 10943 371 10876 1 10842 1 11111 607 11212 1246 11347 1852 11482 2458 11583 3368 11650 4243 11717 5152 11818 5590 11886 6027 12020 6095 11987 6162 12054 6229 12054 6263 12020 6297 11987 6734 9226 7138 6499 7475 3839 7677 2492 7778 1819 7778 1146 7812 1112 7845 1078 7812 1011 7778 977 7778 944 7744 910 7711 910 7711 944 7677 977 6734 775 5792 640 3873 405 2896 304 1920 270 943 169 472 102 1 1 Z N"/>
        </draw:custom-shape>
        <draw:custom-shape draw:name="Shape 1041" draw:style-name="Mgr4" draw:text-style-name="MP7" draw:layer="layout" svg:width="0.055cm" svg:height="0.434cm" svg:x="1.417cm" svg:y="0.093cm">
          <text:p/>
          <draw:enhanced-geometry draw:mirror-horizontal="false" draw:mirror-vertical="false" drawooo:sub-view-size="304 2358" svg:viewBox="0 0 7600 58950" draw:type="ooxml-non-primitive" draw:enhanced-path="M 67 1 L 34 34 34 68 0 304 0 573 0 1078 34 1718 101 2021 168 2290 202 2358 236 2358 303 2324 303 2290 303 1987 303 1684 236 1078 202 573 168 304 135 34 101 34 67 1 Z N"/>
        </draw:custom-shape>
        <draw:custom-shape draw:name="Shape 1042" draw:style-name="Mgr4" draw:text-style-name="MP7" draw:layer="layout" svg:width="0.092cm" svg:height="0.142cm" svg:x="4.212cm" svg:y="0.218cm">
          <text:p/>
          <draw:enhanced-geometry draw:mirror-horizontal="false" draw:mirror-vertical="false" drawooo:sub-view-size="506 775" svg:viewBox="0 0 12650 19375" draw:type="ooxml-non-primitive" draw:enhanced-path="M 270 168 L 304 202 337 269 304 370 236 303 203 236 203 202 236 168 Z M 203 0 L 102 67 34 135 1 236 34 337 102 404 169 471 68 539 34 606 68 673 135 741 203 774 304 774 371 741 438 707 506 640 506 572 438 471 472 471 472 438 472 404 438 337 472 269 472 168 472 101 371 34 304 0 Z N"/>
        </draw:custom-shape>
        <draw:custom-shape draw:name="Shape 1043" draw:style-name="Mgr4" draw:text-style-name="MP7" draw:layer="layout" svg:width="0.415cm" svg:height="0.03cm" svg:x="1.516cm" svg:y="0cm">
          <text:p/>
          <draw:enhanced-geometry draw:mirror-horizontal="false" draw:mirror-vertical="false" drawooo:sub-view-size="2257 170" svg:viewBox="0 0 56425 4250" draw:type="ooxml-non-primitive" draw:enhanced-path="M 304 1 L 1 68 1 102 236 135 472 169 977 135 1549 135 2021 102 2054 135 2122 169 2189 135 2223 68 2256 34 2256 1 Z N"/>
        </draw:custom-shape>
        <draw:custom-shape draw:name="Shape 1044" draw:style-name="Mgr4" draw:text-style-name="MP7" draw:layer="layout" svg:width="0.459cm" svg:height="0.496cm" svg:x="2.448cm" svg:y="0.019cm">
          <text:p/>
          <draw:enhanced-geometry draw:mirror-horizontal="false" draw:mirror-vertical="false" drawooo:sub-view-size="2493 2695" svg:viewBox="0 0 62325 67375" draw:type="ooxml-non-primitive" draw:enhanced-path="M 2290 203 L 2223 741 2223 1280 2223 1819 2290 2324 2290 2357 2055 2324 1819 2357 371 2357 270 1314 203 236 203 236 708 270 1247 270 2290 203 Z M 2324 1 L 1785 34 1213 34 674 68 169 102 102 102 68 169 35 169 35 236 1 809 1 1415 68 2021 169 2627 237 2694 304 2694 371 2661 405 2593 405 2492 843 2593 1348 2627 1853 2593 2055 2560 2290 2492 2324 2458 2324 2391 2425 2391 2459 2357 2459 2324 2492 1785 2459 1246 2425 708 2391 169 2425 135 2391 68 2358 1 Z N"/>
        </draw:custom-shape>
        <draw:custom-shape draw:name="Shape 1045" draw:style-name="Mgr4" draw:text-style-name="MP7" draw:layer="layout" svg:width="0.13cm" svg:height="0.192cm" svg:x="1.603cm" svg:y="0.28cm">
          <text:p/>
          <draw:enhanced-geometry draw:mirror-horizontal="false" draw:mirror-vertical="false" drawooo:sub-view-size="708 1045" svg:viewBox="0 0 17700 26125" draw:type="ooxml-non-primitive" draw:enhanced-path="M 269 1 L 202 68 101 102 0 203 0 236 0 304 34 337 101 304 202 236 303 169 337 169 404 203 404 236 438 270 370 371 236 506 168 640 168 708 168 741 236 775 269 775 337 741 471 741 438 842 404 876 202 876 168 910 168 977 236 1011 337 1044 505 1011 606 977 673 943 707 876 707 775 673 674 606 607 539 573 438 539 505 472 572 371 606 236 572 102 505 68 438 34 370 1 Z N"/>
        </draw:custom-shape>
        <draw:custom-shape draw:name="Shape 1046" draw:style-name="Mgr4" draw:text-style-name="MP7" draw:layer="layout" svg:width="0.428cm" svg:height="0.446cm" svg:x="1.448cm" svg:y="0.075cm">
          <text:p/>
          <draw:enhanced-geometry draw:mirror-horizontal="false" draw:mirror-vertical="false" drawooo:sub-view-size="2324 2425" svg:viewBox="0 0 58100 60625" draw:type="ooxml-non-primitive" draw:enhanced-path="M 2121 1 L 1515 34 909 68 438 34 202 68 0 135 68 203 169 236 337 304 775 304 1381 270 2020 236 1987 438 1987 674 2020 1078 2054 1617 2054 1886 2088 2155 539 2155 371 2189 270 2223 169 2290 202 2290 270 2358 371 2391 573 2425 977 2391 2222 2391 2290 2358 2323 2290 2323 2223 2290 2189 2290 1920 2290 1617 2256 1078 2256 640 2222 405 2189 203 2222 169 2222 102 2189 34 2121 1 Z N"/>
        </draw:custom-shape>
        <draw:custom-shape draw:name="Shape 1047" draw:style-name="Mgr4" draw:text-style-name="MP7" draw:layer="layout" svg:width="0.03cm" svg:height="0.005cm" svg:x="2.001cm" svg:y="0cm">
          <text:p/>
          <draw:enhanced-geometry draw:mirror-horizontal="false" draw:mirror-vertical="false" drawooo:sub-view-size="170 35" svg:viewBox="0 0 4250 875" draw:type="ooxml-non-primitive" draw:enhanced-path="M 1 1 L 35 34 136 34 169 1 Z N"/>
        </draw:custom-shape>
        <draw:custom-shape draw:name="Shape 1048" draw:style-name="Mgr4" draw:text-style-name="MP7" draw:layer="layout" svg:width="0.459cm" svg:height="0.496cm" svg:x="3.268cm" svg:y="0.485cm">
          <text:p/>
          <draw:enhanced-geometry draw:mirror-horizontal="false" draw:mirror-vertical="false" drawooo:sub-view-size="2492 2695" svg:viewBox="0 0 62300 67375" draw:type="ooxml-non-primitive" draw:enhanced-path="M 2290 237 L 2222 742 2189 1280 2222 1819 2290 2324 2290 2358 1818 2358 1347 2391 370 2391 269 1314 202 270 202 270 707 304 1246 304 2290 237 Z M 2323 1 L 1785 35 1212 68 673 68 135 102 101 136 67 169 34 203 34 237 0 843 0 1449 67 2055 168 2627 236 2694 303 2694 370 2661 404 2593 404 2526 842 2593 1347 2627 1852 2627 2054 2560 2290 2526 2323 2459 2323 2391 2357 2425 2424 2425 2458 2391 2458 2324 2492 1819 2458 1280 2424 708 2391 203 2391 136 2391 68 2357 35 2323 1 Z N"/>
        </draw:custom-shape>
        <draw:custom-shape draw:name="Shape 1049" draw:style-name="Mgr4" draw:text-style-name="MP7" draw:layer="layout" svg:width="0.049cm" svg:height="0.428cm" svg:x="3.28cm" svg:y="1.025cm">
          <text:p/>
          <draw:enhanced-geometry draw:mirror-horizontal="false" draw:mirror-vertical="false" drawooo:sub-view-size="270 2325" svg:viewBox="0 0 6750 58125" draw:type="ooxml-non-primitive" draw:enhanced-path="M 68 1 L 34 35 0 304 0 540 34 1078 0 1684 0 1987 34 2257 68 2324 169 2324 169 2290 236 1987 270 1684 236 1078 236 540 202 270 135 35 101 1 Z N"/>
        </draw:custom-shape>
        <draw:custom-shape draw:name="Shape 1050" draw:style-name="Mgr4" draw:text-style-name="MP7" draw:layer="layout" svg:width="0.111cm" svg:height="0.13cm" svg:x="3.46cm" svg:y="0.671cm">
          <text:p/>
          <draw:enhanced-geometry draw:mirror-horizontal="false" draw:mirror-vertical="false" drawooo:sub-view-size="607 708" svg:viewBox="0 0 15175 17700" draw:type="ooxml-non-primitive" draw:enhanced-path="M 573 1 L 439 102 304 203 237 169 169 102 68 35 1 35 1 68 34 169 135 304 169 338 34 573 34 641 68 708 169 708 203 674 371 371 439 371 472 338 439 270 607 1 Z N"/>
        </draw:custom-shape>
        <draw:custom-shape draw:name="Shape 1051" draw:style-name="Mgr4" draw:text-style-name="MP7" draw:layer="layout" svg:width="0.471cm" svg:height="0.434cm" svg:x="3.485cm" svg:y="0cm">
          <text:p/>
          <draw:enhanced-geometry draw:mirror-horizontal="false" draw:mirror-vertical="false" drawooo:sub-view-size="2560 2358" svg:viewBox="0 0 64000 58950" draw:type="ooxml-non-primitive" draw:enhanced-path="M 169 102 L 371 169 573 203 1011 203 1650 236 2324 236 2324 607 2324 1011 2324 1516 2357 1751 2391 2021 1347 2021 809 2054 539 2088 304 2155 270 1650 236 1145 270 607 236 337 203 236 169 102 Z M 371 1 L 270 34 169 102 135 102 68 270 34 405 0 775 34 1516 34 1718 34 1987 68 2088 102 2223 169 2290 270 2357 304 2324 337 2290 573 2324 1347 2324 2391 2223 2526 2223 2526 2189 2559 1953 2559 1684 2526 1179 2526 573 2492 304 2458 1 2357 1 2324 34 1819 1 Z N"/>
        </draw:custom-shape>
        <draw:custom-shape draw:name="Shape 1052" draw:style-name="Mgr4" draw:text-style-name="MP7" draw:layer="layout" svg:width="0.111cm" svg:height="0.13cm" svg:x="5.231cm" svg:y="0.181cm">
          <text:p/>
          <draw:enhanced-geometry draw:mirror-horizontal="false" draw:mirror-vertical="false" drawooo:sub-view-size="607 708" svg:viewBox="0 0 15175 17700" draw:type="ooxml-non-primitive" draw:enhanced-path="M 371 370 L 371 438 337 471 270 505 169 505 202 438 236 404 337 370 Z M 371 0 L 236 34 202 67 169 135 169 168 169 236 202 236 135 269 34 337 0 471 0 572 34 673 135 707 371 707 472 640 573 505 606 370 606 236 573 101 539 34 472 0 Z N"/>
        </draw:custom-shape>
        <draw:custom-shape draw:name="Shape 1053" draw:style-name="Mgr4" draw:text-style-name="MP7" draw:layer="layout" svg:width="0.105cm" svg:height="0.154cm" svg:x="2.423cm" svg:y="0.702cm">
          <text:p/>
          <draw:enhanced-geometry draw:mirror-horizontal="false" draw:mirror-vertical="false" drawooo:sub-view-size="573 842" svg:viewBox="0 0 14325 21050" draw:type="ooxml-non-primitive" draw:enhanced-path="M 371 202 L 337 337 270 371 202 404 169 472 169 438 169 371 202 303 236 236 303 202 Z M 371 0 L 236 68 101 135 68 169 34 169 34 236 0 371 0 505 68 775 68 808 135 808 169 775 169 741 169 606 236 674 303 775 371 808 472 842 539 842 573 775 573 741 505 674 404 640 337 539 472 438 539 270 573 169 539 101 472 34 371 0 Z N"/>
        </draw:custom-shape>
        <draw:custom-shape draw:name="Shape 1054" draw:style-name="Mgr4" draw:text-style-name="MP7" draw:layer="layout" svg:width="0.434cm" svg:height="0.44cm" svg:x="2.262cm" svg:y="0.547cm">
          <text:p/>
          <draw:enhanced-geometry draw:mirror-horizontal="false" draw:mirror-vertical="false" drawooo:sub-view-size="2358 2391" svg:viewBox="0 0 58950 59775" draw:type="ooxml-non-primitive" draw:enhanced-path="M 1550 1 L 944 34 237 34 35 102 1 135 102 203 203 236 371 270 1415 270 2055 203 2021 438 2021 640 2055 1078 2088 1583 2088 1852 2122 2122 977 2155 573 2122 371 2155 304 2223 203 2256 203 2290 304 2324 405 2357 573 2391 1617 2391 2257 2357 2324 2324 2358 2290 2358 2223 2324 2155 2324 1886 2324 1617 2290 1044 2290 607 2257 405 2223 169 2257 135 2257 68 2223 34 2156 1 Z N"/>
        </draw:custom-shape>
        <draw:custom-shape draw:name="Shape 1055" draw:style-name="Mgr4" draw:text-style-name="MP7" draw:layer="layout" svg:width="0.154cm" svg:height="0.136cm" svg:x="2.914cm" svg:y="0.69cm">
          <text:p/>
          <draw:enhanced-geometry draw:mirror-horizontal="false" draw:mirror-vertical="false" drawooo:sub-view-size="842 742" svg:viewBox="0 0 21050 18550" draw:type="ooxml-non-primitive" draw:enhanced-path="M 34 1 L 0 35 0 68 0 102 34 102 135 169 236 203 168 405 135 607 168 674 236 708 269 742 303 674 337 506 370 304 606 304 741 270 808 203 842 169 842 136 842 68 808 35 741 1 Z N"/>
        </draw:custom-shape>
        <draw:custom-shape draw:name="Shape 1056" draw:style-name="Mgr4" draw:text-style-name="MP7" draw:layer="layout" svg:width="0.13cm" svg:height="0.179cm" svg:x="2.628cm" svg:y="0.267cm">
          <text:p/>
          <draw:enhanced-geometry draw:mirror-horizontal="false" draw:mirror-vertical="false" drawooo:sub-view-size="708 977" svg:viewBox="0 0 17700 24425" draw:type="ooxml-non-primitive" draw:enhanced-path="M 505 0 L 371 34 68 135 34 202 34 236 135 539 202 606 270 573 404 539 505 539 573 606 539 640 438 674 236 707 101 741 34 808 0 876 0 909 34 943 68 977 101 943 169 909 270 876 438 876 573 808 640 775 707 707 707 640 707 539 674 472 606 404 539 371 438 371 270 404 236 270 472 169 674 101 674 34 674 0 Z N"/>
        </draw:custom-shape>
        <draw:custom-shape draw:name="Shape 1057" draw:style-name="Mgr4" draw:text-style-name="MP7" draw:layer="layout" svg:width="1.627cm" svg:height="0.254cm" svg:x="0cm" svg:y="4.566cm">
          <text:p/>
          <draw:enhanced-geometry draw:mirror-horizontal="false" draw:mirror-vertical="false" drawooo:sub-view-size="8822 1382" svg:viewBox="0 0 220550 34550" draw:type="ooxml-non-primitive" draw:enhanced-path="M 1 1 L 1 270 1078 472 2155 607 3233 708 4344 775 5421 876 6499 977 7576 1145 8115 1246 8653 1381 8754 1381 8822 1280 8788 1179 8754 1145 8721 1112 8182 1011 7643 876 6566 741 5455 607 4378 539 3267 438 2155 337 1078 203 539 102 1 1 Z N"/>
        </draw:custom-shape>
        <draw:custom-shape draw:name="Shape 1058" draw:style-name="Mgr4" draw:text-style-name="MP7" draw:layer="layout" svg:width="0.471cm" svg:height="0.446cm" svg:x="2.746cm" svg:y="0.522cm">
          <text:p/>
          <draw:enhanced-geometry draw:mirror-horizontal="false" draw:mirror-vertical="false" drawooo:sub-view-size="2559 2425" svg:viewBox="0 0 63975 60625" draw:type="ooxml-non-primitive" draw:enhanced-path="M 1986 1 L 1616 68 909 68 539 102 202 136 168 68 168 35 101 35 67 68 34 304 0 573 0 1112 34 1718 67 2021 168 2324 202 2358 303 2358 337 2290 303 1987 303 1684 236 1078 236 674 202 237 438 270 1145 270 2222 203 2256 237 2289 270 2323 270 2289 573 2323 910 2357 2088 2121 2055 1885 2088 1414 2122 673 2122 539 2156 404 2189 337 2290 404 2358 505 2391 774 2425 1279 2358 2087 2358 2357 2290 2424 2324 2525 2324 2559 2257 2491 1078 2525 573 2491 304 2424 68 2390 68 2390 102 2357 102 2289 35 2222 35 1986 1 Z N"/>
        </draw:custom-shape>
        <draw:custom-shape draw:name="Shape 1059" draw:style-name="Mgr4" draw:text-style-name="MP7" draw:layer="layout" svg:width="4.111cm" svg:height="2.266cm" svg:x="3.715cm" svg:y="16.816cm">
          <text:p/>
          <draw:enhanced-geometry draw:mirror-horizontal="false" draw:mirror-vertical="false" drawooo:sub-view-size="22289 12289" svg:viewBox="0 0 557225 307225" draw:type="ooxml-non-primitive" draw:enhanced-path="M 472 5757 L 674 6262 943 6734 606 6734 438 6666 270 6565 169 6464 135 6363 135 6262 169 6128 303 5926 472 5757 Z M 11414 6094 L 11548 6161 11717 6565 11784 6969 11548 6835 11245 6734 10976 6633 10673 6565 10875 6363 11077 6195 11178 6128 11279 6094 Z M 1852 0 L 1785 34 1751 101 1549 741 1280 1347 775 2559 573 3199 404 3805 337 4141 303 4478 303 4781 303 5151 371 5421 438 5690 202 5825 135 5926 68 6027 0 6128 0 6262 0 6363 34 6498 101 6633 202 6734 337 6801 472 6868 775 6902 1078 6902 1414 7340 1818 7744 2256 8047 2458 8182 2694 8283 3300 8485 3939 8653 5252 8956 5825 9057 6397 9091 6700 9091 6969 9057 7273 9023 7542 8922 7845 8821 8081 8720 8586 8417 9091 8081 9528 7710 10067 7205 10572 6700 11178 6902 11515 7070 11818 7205 11851 7609 11851 8013 11818 8855 11851 9326 11986 9798 12121 10269 12323 10707 12592 11144 12895 11515 13232 11885 13636 12188 13737 12289 14073 12289 13501 11818 13265 11548 12996 11279 12794 11010 12592 10707 12424 10404 12255 10067 12188 9798 12121 9562 12087 9023 12087 8451 12087 7912 12087 7340 12053 7070 11986 6835 11919 6565 11818 6363 11683 6128 11481 5926 11346 5825 11279 5791 11245 5825 10437 6565 9663 7306 9225 7676 8788 7979 8350 8283 7879 8552 7576 8687 7306 8754 7003 8821 6734 8855 6128 8855 5522 8788 4916 8687 4310 8518 3165 8215 2896 8114 2593 7979 2357 7845 2088 7643 1852 7441 1650 7239 1448 6969 1246 6734 1078 6464 943 6161 808 5892 707 5589 606 5286 573 5017 539 4714 539 4411 606 3872 707 3333 909 2828 1111 2290 1549 1280 1751 775 1953 236 3266 472 4545 741 5858 1044 7138 1381 8417 1751 9663 2189 10909 2626 12154 3098 13434 3636 14713 4209 17238 5387 19763 6633 20336 6902 20706 7070 21076 7272 21413 7508 21716 7744 21851 7878 21952 8013 22019 8148 22053 8316 21548 9461 21009 10606 20605 11447 20167 12289 20470 12289 20773 11582 21076 10942 21649 9764 21884 9158 22019 8855 22086 8518 22154 8552 22221 8552 22255 8518 22288 8451 22255 8215 22187 8047 22086 7845 21952 7710 21581 7407 21245 7171 20639 6801 19999 6498 18720 5858 17339 5185 15959 4545 14578 3906 13164 3300 11851 2761 10538 2256 9192 1785 7845 1381 6397 943 4949 573 4209 438 3468 270 2727 169 1987 101 1919 34 1852 0 Z N"/>
        </draw:custom-shape>
        <draw:custom-shape draw:name="Shape 1060" draw:style-name="Mgr4" draw:text-style-name="MP7" draw:layer="layout" svg:width="0.484cm" svg:height="0.447cm" svg:x="0.783cm" svg:y="1.1cm">
          <text:p/>
          <draw:enhanced-geometry draw:mirror-horizontal="false" draw:mirror-vertical="false" drawooo:sub-view-size="2627 2426" svg:viewBox="0 0 65675 60650" draw:type="ooxml-non-primitive" draw:enhanced-path="M 1819 1 L 1314 68 742 102 169 203 136 136 102 102 68 102 35 136 1 439 35 742 68 1348 68 1853 68 2122 136 2391 169 2425 237 2391 1314 2391 1853 2358 2088 2324 2358 2290 2358 2324 2425 2324 2526 2257 2560 2189 2593 2088 2627 1954 2593 1684 2560 1482 2560 742 2492 405 2425 237 2358 102 2324 102 2290 203 2257 338 2257 607 2324 1146 2358 1651 2358 2156 2088 2122 1853 2088 1314 2088 270 2189 270 1920 270 1684 237 1146 237 775 203 405 843 338 1482 270 1920 237 2122 203 2324 102 2324 68 2189 35 2088 1 Z N"/>
        </draw:custom-shape>
        <draw:custom-shape draw:name="Shape 1061" draw:style-name="Mgr4" draw:text-style-name="MP7" draw:layer="layout" svg:width="0.453cm" svg:height="0.546cm" svg:x="6.424cm" svg:y="1.87cm">
          <text:p/>
          <draw:enhanced-geometry draw:mirror-horizontal="false" draw:mirror-vertical="false" drawooo:sub-view-size="2459 2964" svg:viewBox="0 0 61475 74100" draw:type="ooxml-non-primitive" draw:enhanced-path="M 270 1516 L 472 1583 708 1617 1953 1617 2223 1583 2223 2088 2223 2324 2256 2593 1785 2593 1347 2661 842 2694 573 2728 337 2795 311 2821 337 2560 303 2189 270 1516 Z M 2155 1 L 1886 34 1583 34 1044 102 607 169 135 236 101 169 68 203 0 506 0 809 34 1449 34 2189 68 2560 135 2896 169 2964 236 2964 270 2930 303 2896 310 2835 337 2863 842 2863 1347 2829 1819 2795 2290 2728 2324 2795 2357 2829 2391 2795 2391 2728 2425 2661 2425 2627 2458 2358 2458 2088 2425 1583 2391 843 2357 506 2290 135 2256 135 2223 438 2189 775 2223 1381 2223 1415 1953 1381 472 1381 236 1449 236 910 202 641 169 371 674 371 1213 304 1684 236 2189 169 2223 135 2223 68 2189 34 2155 1 Z N"/>
        </draw:custom-shape>
        <draw:custom-shape draw:name="Shape 1062" draw:style-name="Mgr4" draw:text-style-name="MP7" draw:layer="layout" svg:width="0.471cm" svg:height="0.297cm" svg:x="6.939cm" svg:y="2.1cm">
          <text:p/>
          <draw:enhanced-geometry draw:mirror-horizontal="false" draw:mirror-vertical="false" drawooo:sub-view-size="2560 1617" svg:viewBox="0 0 64000 40425" draw:type="ooxml-non-primitive" draw:enhanced-path="M 1314 1 L 674 34 371 68 68 135 35 169 1 203 35 236 102 270 708 270 1314 236 2290 236 2358 506 2391 775 2358 1347 1247 1381 742 1415 472 1415 237 1482 203 1516 237 1549 472 1617 742 1617 1280 1583 2459 1549 2526 1516 2560 1448 2560 1145 2492 842 2358 236 2391 203 2425 203 2459 135 2425 102 2391 102 2324 68 2324 1 2257 1 2257 34 2021 34 1785 1 Z N"/>
        </draw:custom-shape>
        <draw:custom-shape draw:name="Shape 1063" draw:style-name="Mgr4" draw:text-style-name="MP7" draw:layer="layout" svg:width="0.099cm" svg:height="0.136cm" svg:x="7.125cm" svg:y="2.187cm">
          <text:p/>
          <draw:enhanced-geometry draw:mirror-horizontal="false" draw:mirror-vertical="false" drawooo:sub-view-size="540 742" svg:viewBox="0 0 13500 18550" draw:type="ooxml-non-primitive" draw:enhanced-path="M 136 1 L 68 35 68 102 102 203 169 237 270 304 203 338 35 540 1 573 1 641 35 708 102 742 136 708 203 708 371 472 439 371 506 338 540 304 540 237 506 203 371 102 304 68 237 35 203 1 Z N"/>
        </draw:custom-shape>
        <draw:custom-shape draw:name="Shape 1064" draw:style-name="Mgr4" draw:text-style-name="MP7" draw:layer="layout" svg:width="0.161cm" svg:height="0.105cm" svg:x="6.579cm" svg:y="1.957cm">
          <text:p/>
          <draw:enhanced-geometry draw:mirror-horizontal="false" draw:mirror-vertical="false" drawooo:sub-view-size="876 573" svg:viewBox="0 0 21900 14325" draw:type="ooxml-non-primitive" draw:enhanced-path="M 404 0 L 270 101 169 202 68 303 34 371 0 438 0 505 68 505 202 472 303 371 438 236 573 404 741 539 775 573 842 573 842 539 876 505 842 472 707 303 505 135 505 101 505 34 472 0 Z N"/>
        </draw:custom-shape>
        <draw:custom-shape draw:name="Shape 1065" draw:style-name="Mgr4" draw:text-style-name="MP7" draw:layer="layout" svg:width="1.124cm" svg:height="0.521cm" svg:x="6.256cm" svg:y="1.33cm">
          <text:p/>
          <draw:enhanced-geometry draw:mirror-horizontal="false" draw:mirror-vertical="false" drawooo:sub-view-size="6095 2829" svg:viewBox="0 0 152375 70725" draw:type="ooxml-non-primitive" draw:enhanced-path="M 5522 1 L 3704 68 1886 169 977 236 505 304 68 405 34 438 68 472 101 472 34 708 0 977 34 1482 101 2088 202 2728 236 2761 270 2795 371 2761 1044 2829 1718 2829 2425 2795 3098 2728 4445 2593 5152 2559 5825 2559 5892 2593 5960 2593 6027 2559 6061 2492 6094 1280 6061 674 6061 371 6027 68 5993 34 5926 34 5892 68 5825 607 5791 1179 5825 2290 5152 2324 4478 2357 3132 2458 1785 2593 1111 2627 438 2627 303 2054 236 1448 236 977 236 708 169 472 472 506 775 506 1414 472 2054 405 2694 337 3973 270 4781 236 5219 203 5455 203 5556 236 5623 270 5690 304 5758 270 5791 236 5791 169 5758 102 5690 34 5623 1 Z N"/>
        </draw:custom-shape>
        <draw:custom-shape draw:name="Shape 1066" draw:style-name="Mgr4" draw:text-style-name="MP7" draw:layer="layout" svg:width="0.459cm" svg:height="0.571cm" svg:x="0.448cm" svg:y="2.106cm">
          <text:p/>
          <draw:enhanced-geometry draw:mirror-horizontal="false" draw:mirror-vertical="false" drawooo:sub-view-size="2493 3098" svg:viewBox="0 0 62325 77450" draw:type="ooxml-non-primitive" draw:enhanced-path="M 2290 202 L 2223 808 2223 1482 2223 2155 2290 2727 2324 2761 2290 2761 2055 2727 1819 2727 1348 2761 371 2761 270 1515 169 236 708 303 1213 270 2290 202 Z M 2290 0 L 1752 34 1213 34 674 68 136 101 102 135 68 169 34 202 34 236 1 876 34 1616 102 2357 203 3030 237 3064 304 3098 371 3064 405 2997 405 2896 876 2997 1348 3030 1853 2997 2088 2963 2290 2896 2358 2862 2358 2795 2425 2795 2459 2761 2459 2727 2492 2121 2459 1448 2425 775 2358 169 2391 135 2391 68 2358 34 2290 0 Z N"/>
        </draw:custom-shape>
        <draw:custom-shape draw:name="Shape 1067" draw:style-name="Mgr4" draw:text-style-name="MP7" draw:layer="layout" svg:width="2.701cm" svg:height="3.875cm" svg:x="0cm" svg:y="11.381cm">
          <text:p/>
          <draw:enhanced-geometry draw:mirror-horizontal="false" draw:mirror-vertical="false" drawooo:sub-view-size="14647 21010" svg:viewBox="0 0 366175 525250" draw:type="ooxml-non-primitive" draw:enhanced-path="M 3738 1 L 3199 34 2661 102 2122 203 1583 337 1044 472 1 809 1 1078 607 876 1213 674 1819 539 2425 405 2829 337 3233 304 3671 270 4075 236 4883 304 5691 405 6499 573 7273 809 8047 1112 8822 1448 9125 1583 9394 1751 9933 2122 10438 2559 10909 2997 11482 3502 11987 4041 12525 4613 12997 5185 13401 5792 13704 6431 13872 6734 13973 7071 14074 7408 14175 7778 14242 8182 14276 8620 14343 9461 14377 11212 14411 11953 14343 12727 14242 13468 14040 14209 13805 14916 13502 15589 13131 16229 12660 16868 12424 17138 12189 17373 11650 17878 11078 18316 10505 18754 10202 18989 9865 19191 9529 19360 9192 19528 8519 19797 7778 19999 6431 20370 5792 20538 5118 20673 4681 20740 4243 20774 3401 20774 2560 20706 1684 20605 842 20471 1 20302 1 20572 169 20605 842 20740 1549 20841 2223 20942 2896 21009 4277 21009 4950 20942 5657 20841 6297 20706 6970 20504 8249 20168 8586 20067 8923 19966 9495 19696 10067 19360 10640 18989 11145 18585 11650 18181 12121 17777 12559 17340 12963 16868 13333 16363 13670 15825 13973 15219 14209 14579 14411 13939 14512 13266 14613 12592 14646 11919 14646 11246 14613 10572 14545 9865 14478 8552 14444 7879 14377 7576 14310 7239 14209 6903 14074 6600 13805 5994 13468 5421 13064 4882 12660 4377 12222 3872 11785 3401 11313 2963 10808 2526 10303 2122 9764 1751 9226 1415 8653 1112 8081 842 7475 607 6869 405 6229 236 5590 102 4950 34 4310 1 Z N"/>
        </draw:custom-shape>
        <draw:custom-shape draw:name="Shape 1068" draw:style-name="Mgr4" draw:text-style-name="MP7" draw:layer="layout" svg:width="0.589cm" svg:height="0.534cm" svg:x="4.722cm" svg:y="1.926cm">
          <text:p/>
          <draw:enhanced-geometry draw:mirror-horizontal="false" draw:mirror-vertical="false" drawooo:sub-view-size="3199 2897" svg:viewBox="0 0 79975 72425" draw:type="ooxml-non-primitive" draw:enhanced-path="M 2963 1 L 2963 34 2930 34 2896 338 2930 674 2963 1280 2963 1954 2997 2290 3031 2627 2324 2627 1650 2661 977 2694 640 2728 270 2728 303 2391 303 2055 270 1348 236 742 202 439 101 169 68 169 0 472 0 775 34 1381 34 1718 101 2088 236 2795 236 2829 236 2863 539 2795 573 2863 640 2896 842 2896 1347 2863 2223 2829 3064 2795 3098 2795 3098 2762 3132 2762 3165 2694 3199 2391 3199 2088 3199 1482 3165 742 3132 371 3031 34 2963 1 Z N"/>
        </draw:custom-shape>
        <draw:custom-shape draw:name="Shape 1069" draw:style-name="Mgr4" draw:text-style-name="MP7" draw:layer="layout" svg:width="0.633cm" svg:height="0.552cm" svg:x="1.491cm" svg:y="2.056cm">
          <text:p/>
          <draw:enhanced-geometry draw:mirror-horizontal="false" draw:mirror-vertical="false" drawooo:sub-view-size="3435 2998" svg:viewBox="0 0 85875 74950" draw:type="ooxml-non-primitive" draw:enhanced-path="M 1279 1 L 909 68 539 136 202 203 101 136 34 136 0 169 0 237 34 304 67 338 34 876 67 1684 135 2896 168 2997 269 2997 337 2964 337 2896 303 1920 269 944 269 674 269 371 943 304 1616 270 1986 270 2357 304 2727 338 3098 371 3131 371 3098 573 3098 809 3098 1247 3098 2055 3131 2425 3199 2795 2795 2728 2390 2728 1549 2694 774 2694 640 2762 505 2795 370 2896 539 2930 707 2964 1044 2964 1414 2930 1784 2930 2525 2997 2929 2997 3300 2930 3333 2930 3401 2896 3434 2829 3434 2795 3367 2425 3333 2021 3300 1247 3333 674 3300 405 3232 136 3232 102 3199 136 3165 270 3131 237 2795 102 2424 35 2054 1 Z N"/>
        </draw:custom-shape>
        <draw:custom-shape draw:name="Shape 1070" draw:style-name="Mgr4" draw:text-style-name="MP7" draw:layer="layout" svg:width="0.204cm" svg:height="0.148cm" svg:x="7.001cm" svg:y="0.081cm">
          <text:p/>
          <draw:enhanced-geometry draw:mirror-horizontal="false" draw:mirror-vertical="false" drawooo:sub-view-size="1112 809" svg:viewBox="0 0 27800 20225" draw:type="ooxml-non-primitive" draw:enhanced-path="M 371 0 L 304 34 203 101 102 202 1 404 1 472 34 505 371 775 472 808 539 775 573 707 506 606 337 472 674 438 1044 371 1112 337 1112 270 1112 202 1044 169 674 236 304 303 405 169 438 101 405 34 371 0 Z N"/>
        </draw:custom-shape>
        <draw:custom-shape draw:name="Shape 1071" draw:style-name="Mgr4" draw:text-style-name="MP7" draw:layer="layout" svg:width="1.745cm" svg:height="1.391cm" svg:x="3.92cm" svg:y="16.996cm">
          <text:p/>
          <draw:enhanced-geometry draw:mirror-horizontal="false" draw:mirror-vertical="false" drawooo:sub-view-size="9461 7543" svg:viewBox="0 0 236525 188575" draw:type="ooxml-non-primitive" draw:enhanced-path="M 3805 472 L 4377 573 4916 708 5488 876 6027 1044 6566 1246 7104 1482 7643 1718 8182 1953 8586 2223 8754 2357 8922 2526 9023 2694 9124 2896 9192 3132 9225 3367 9192 3670 6498 2088 3805 472 Z M 2256 203 L 2290 236 2323 270 2896 337 3502 405 3771 708 4074 943 4377 1179 4747 1415 5454 1819 6128 2189 9124 3940 9124 3940 7879 3603 7205 3435 6498 3300 5825 3199 5084 3132 4377 3098 3670 3098 3670 3064 3636 3031 2896 2627 2121 2256 1414 1852 1010 1650 640 1516 775 1280 943 1078 1111 876 1313 708 1515 539 1751 405 1987 304 2256 203 Z M 573 1583 L 943 1819 1280 2021 2054 2425 2727 2795 3401 3132 2963 3165 2525 3266 2088 3367 1684 3502 1280 3637 876 3839 505 4074 169 4344 135 3805 169 3233 236 2728 337 2256 438 1920 573 1583 Z M 4882 3334 L 5488 3401 6094 3468 6667 3569 7879 3839 9057 4108 8855 4512 8586 4916 8518 5017 8485 4983 8451 4983 7172 4647 5892 4344 5252 4209 4613 4074 4310 4007 3973 3973 3670 3940 3367 3973 3165 4007 2997 4074 2694 4209 2391 4411 2088 4613 1381 5118 640 5556 539 5455 404 5219 303 4983 236 4748 169 4478 674 4209 1145 3973 1650 3805 2155 3637 2660 3502 3165 3401 3704 3367 4276 3334 Z M 3838 4108 L 4175 4142 4512 4209 5219 4377 5825 4546 7104 4849 8417 5152 8013 5690 7542 6195 7003 6633 6465 7003 6263 7105 6094 7206 5690 7307 5252 7340 4848 7307 4411 7273 4007 7172 3199 6936 2525 6734 1886 6465 1549 6296 1246 6128 977 5926 741 5657 1044 5589 1381 5421 1684 5219 1987 4983 2593 4512 2896 4344 3199 4209 3502 4142 3838 4108 Z M 2323 1 L 1953 68 1616 169 1313 337 1044 573 808 842 606 1145 438 1482 303 1819 202 2189 101 2593 34 2963 0 3367 0 3738 0 4445 0 4478 0 4512 0 4546 34 4781 68 4950 135 5152 303 5455 539 5758 808 6027 1111 6263 1414 6465 1751 6633 2088 6768 2929 7105 3401 7273 3872 7374 4343 7475 4815 7542 5286 7542 5724 7475 6162 7374 6532 7172 6936 6970 7273 6700 7609 6397 7912 6061 8485 5387 8720 5118 8922 4781 9124 4411 9293 4041 9394 4041 9461 3973 9461 3872 9461 3839 9427 3805 9394 3771 9427 3502 9427 3233 9394 2997 9293 2728 9192 2559 9091 2391 8788 2122 8451 1852 8081 1650 7677 1448 7273 1280 6498 1011 5589 674 4646 438 3704 236 2761 102 2761 34 2727 1 Z N"/>
        </draw:custom-shape>
        <draw:custom-shape draw:name="Shape 1072" draw:style-name="Mgr4" draw:text-style-name="MP7" draw:layer="layout" svg:width="2.26cm" svg:height="0.72cm" svg:x="22.258cm" svg:y="18.363cm">
          <text:p/>
          <draw:enhanced-geometry draw:mirror-horizontal="false" draw:mirror-vertical="false" drawooo:sub-view-size="12256 3906" svg:viewBox="0 0 306400 97650" draw:type="ooxml-non-primitive" draw:enhanced-path="M 2492 775 L 2727 809 2963 943 3131 1078 3266 1280 3333 1549 2727 2189 2222 2795 1953 3132 1684 3401 1515 3536 1347 3603 1145 3670 943 3670 808 3637 707 3569 606 3502 539 3435 404 3233 371 2997 371 2728 404 2492 472 2256 539 2054 640 1886 775 1751 1044 1482 1347 1213 1684 1011 1953 842 2256 775 Z M 6229 1 L 5892 34 5556 102 5219 203 4882 371 4579 539 4242 775 3939 1011 3670 1246 3569 1078 3502 943 3401 809 3266 674 3131 573 2997 506 2828 438 2626 371 2391 371 2121 405 1886 506 1616 607 1414 741 1179 910 775 1246 505 1516 270 1852 101 2223 34 2627 0 2795 0 2997 34 3165 101 3334 202 3502 303 3670 438 3805 640 3906 1583 3906 1751 3771 1919 3637 2222 3334 2795 2728 3367 2088 3333 2189 3300 2425 3199 2627 2997 3064 2727 3502 2424 3906 2828 3906 2997 3670 3266 3233 3535 2761 3636 2492 3704 2223 3737 1987 3737 1718 4343 1213 4647 1011 4950 775 5286 607 5623 438 5859 371 6094 337 6330 371 6566 405 7003 573 7441 775 8114 1145 8754 1549 9394 1987 10000 2492 10370 2829 10740 3199 11111 3569 11515 3906 12255 3906 12020 3771 11784 3603 11313 3233 10572 2526 10101 2122 9629 1718 9091 1347 8586 1011 8047 674 7475 371 7172 203 6869 102 6532 34 6229 1 Z N"/>
        </draw:custom-shape>
        <draw:custom-shape draw:name="Shape 1073" draw:style-name="Mgr4" draw:text-style-name="MP7" draw:layer="layout" svg:width="1.583cm" svg:height="1.378cm" svg:x="6.02cm" svg:y="17.704cm">
          <text:p/>
          <draw:enhanced-geometry draw:mirror-horizontal="false" draw:mirror-vertical="false" drawooo:sub-view-size="8586 7475" svg:viewBox="0 0 214650 186875" draw:type="ooxml-non-primitive" draw:enhanced-path="M 1582 169 L 1986 236 2357 337 2761 438 3535 708 4310 1011 5993 1684 7676 2458 7811 2526 7946 2627 8148 2829 8282 3098 8350 3368 8383 3671 8350 4007 8316 4344 8249 4681 7272 4344 6296 4007 4343 3401 3367 3064 2357 2728 1347 2425 842 2290 337 2189 370 1852 471 1549 572 1246 707 943 1448 1213 2188 1482 2660 1650 3131 1751 4108 1920 5084 2122 5993 2324 7878 2795 7946 2795 7979 2728 7979 2694 7946 2627 7003 2357 6060 2122 5118 1920 4175 1751 3300 1583 2896 1516 2458 1381 2054 1246 1616 1078 1178 910 741 809 943 472 1145 169 Z M 1212 1 L 1178 34 1077 34 1010 68 1044 135 842 337 673 539 539 775 404 1044 303 1314 202 1617 67 2189 0 2829 0 3435 34 4007 101 4512 202 4849 303 5186 438 5489 572 5792 774 6061 976 6330 1212 6566 1481 6802 1919 7172 2390 7475 2896 7475 2559 7307 2256 7105 1919 6869 1616 6633 1347 6364 1111 6095 875 5792 673 5455 539 5152 404 4849 337 4546 303 4209 269 3536 269 2862 640 3165 1010 3401 1818 3906 2626 4344 3401 4815 3838 5118 4242 5421 4411 5590 4545 5792 4680 5994 4781 6263 4882 6532 4916 6869 4949 7475 5219 7475 5219 7138 5185 6802 5118 6465 5017 6128 4882 5825 4714 5522 4512 5287 4242 5051 3300 4445 2323 3873 1347 3267 842 2997 303 2761 269 2761 303 2256 741 2492 1212 2660 2155 2963 3131 3267 4040 3536 4276 3603 4444 3772 4613 3974 4848 4277 5252 4782 5623 5320 5892 5825 6128 6364 6262 6903 6330 7475 6565 7475 6532 7138 6464 6835 6397 6499 6296 6196 6027 5590 5690 5017 5286 4411 5017 4075 4747 3772 4747 3772 6464 4344 7340 4613 8181 4883 8013 5489 7845 5994 7710 6364 7542 6768 7171 7475 7441 7475 7777 6633 8080 5825 8383 4883 8417 4849 8417 4748 8552 4209 8585 3906 8585 3637 8552 3368 8518 3132 8417 2862 8282 2660 8148 2492 8013 2391 7643 2189 6902 1886 5050 1078 4175 708 3704 506 3199 304 2727 169 2222 34 1717 1 Z N"/>
        </draw:custom-shape>
        <draw:custom-shape draw:name="Shape 1074" draw:style-name="Mgr4" draw:text-style-name="MP7" draw:layer="layout" svg:width="0.422cm" svg:height="0.397cm" svg:x="19.748cm" svg:y="17.375cm">
          <text:p/>
          <draw:enhanced-geometry draw:mirror-horizontal="false" draw:mirror-vertical="false" drawooo:sub-view-size="2290 2156" svg:viewBox="0 0 57250 53900" draw:type="ooxml-non-primitive" draw:enhanced-path="M 0 0 L 0 34 68 202 202 337 438 606 1010 1078 1549 1583 2088 2121 2155 2155 2223 2121 2290 2054 2290 2020 2256 1987 2021 1684 1751 1414 1179 909 640 404 337 169 202 68 34 0 Z N"/>
        </draw:custom-shape>
        <draw:custom-shape draw:name="Shape 1075" draw:style-name="Mgr4" draw:text-style-name="MP7" draw:layer="layout" svg:width="2.894cm" svg:height="2.44cm" svg:x="19.227cm" svg:y="16.642cm">
          <text:p/>
          <draw:enhanced-geometry draw:mirror-horizontal="false" draw:mirror-vertical="false" drawooo:sub-view-size="15690 13232" svg:viewBox="0 0 392250 330800" draw:type="ooxml-non-primitive" draw:enhanced-path="M 2929 640 L 3131 943 3165 977 3098 977 3030 909 2997 808 2929 640 Z M 2458 270 L 2626 337 2593 371 2626 573 2694 808 2761 1044 2828 1112 2896 1179 3064 1280 3266 1381 3502 1448 3603 1448 3670 1415 3704 1448 3737 1650 3737 1920 3704 1886 3434 1852 3300 1852 3165 1785 3064 1751 2963 1718 2862 1684 2761 1617 2593 1482 2391 1280 2189 1044 2121 909 2054 741 1987 438 2054 438 2088 404 2121 337 2189 303 2290 270 Z M 1886 371 L 1919 404 1886 573 1886 741 1919 909 1987 1078 2222 1381 2458 1650 2593 1751 2694 1852 2795 1886 2929 1920 3030 1953 3131 1987 3266 2054 3434 2088 3569 2054 3737 1987 3704 2189 3670 2391 3603 2593 3502 2795 3401 2963 3300 3132 3131 3266 2997 3367 2963 3401 2997 3435 3165 3435 3300 3401 3535 3805 3805 4175 4377 4916 4680 5253 5051 5522 5286 5724 5488 5926 5892 6397 5791 6532 5724 6667 5623 6835 5556 7003 5421 6902 5253 6835 5051 6734 4882 6633 4579 6397 4310 6162 4040 5859 3064 4748 2727 4276 2525 4074 2290 3872 2525 3805 2559 3771 2593 3738 2559 3637 2492 3603 2458 3569 2391 3603 2222 3670 2054 3704 1886 3704 1717 3670 1347 3569 1044 3435 808 3300 606 3165 438 2997 337 2795 270 2593 270 2357 270 2122 303 1886 404 1617 573 1381 741 1179 943 977 1179 808 1414 640 1886 371 Z M 2290 0 L 2189 34 2054 68 1987 169 1616 303 1246 505 909 741 573 1011 303 1347 202 1516 135 1684 68 1886 0 2088 0 2256 0 2458 68 2660 101 2829 202 2963 303 3132 539 3401 842 3603 1145 3805 1515 3906 1886 3940 2054 3940 2222 3906 2357 4175 2492 4445 2660 4680 2862 4950 3300 5421 3737 5825 4175 6330 4680 6801 4882 6936 5084 7037 5320 7138 5522 7273 5589 7306 5657 7273 5690 7239 5724 7172 5791 7003 5892 6869 7003 7710 8148 8485 8720 8855 9326 9226 9932 9562 10572 9865 11279 10135 11986 10370 12727 10606 13400 10875 13737 11044 14040 11212 14309 11448 14579 11683 14814 11953 14983 12256 15151 12592 15286 12996 15353 13232 15690 13232 15622 12895 15521 12592 15420 12323 15286 12054 15151 11818 14983 11616 14814 11414 14612 11212 14377 11044 13939 10741 13400 10505 12862 10303 12289 10101 11548 9865 10841 9562 10168 9259 9495 8922 8855 8552 8182 8148 6936 7306 6027 6667 6094 6532 6162 6364 6162 6330 6128 6296 6027 6296 5926 6061 5825 5892 5657 5724 5488 5556 5152 5286 4781 5017 4108 4108 3670 3569 3502 3401 3434 3367 3401 3367 3502 3266 3603 3165 3737 2930 3838 2593 3906 2256 3906 1920 3906 1583 3838 1280 3805 1044 3670 842 3502 640 3232 438 2963 236 2694 101 2424 0 Z N"/>
        </draw:custom-shape>
        <draw:custom-shape draw:name="Shape 1076" draw:style-name="Mgr4" draw:text-style-name="MP7" draw:layer="layout" svg:width="0.726cm" svg:height="0.31cm" svg:x="24.718cm" svg:y="18.773cm">
          <text:p/>
          <draw:enhanced-geometry draw:mirror-horizontal="false" draw:mirror-vertical="false" drawooo:sub-view-size="3940 1684" svg:viewBox="0 0 98500 42100" draw:type="ooxml-non-primitive" draw:enhanced-path="M 1886 1 L 1583 34 1348 102 1146 203 977 337 843 506 573 910 338 1280 169 1516 1 1684 506 1684 674 1516 775 1347 1078 910 1247 708 1415 573 1617 472 1853 405 2088 405 2391 438 2795 539 3166 674 3570 809 3940 943 3940 539 3368 337 2762 135 2492 68 2189 1 Z N"/>
        </draw:custom-shape>
        <draw:custom-shape draw:name="Shape 1077" draw:style-name="Mgr4" draw:text-style-name="MP7" draw:layer="layout" svg:width="0.167cm" svg:height="0.161cm" svg:x="19.419cm" svg:y="17.027cm">
          <text:p/>
          <draw:enhanced-geometry draw:mirror-horizontal="false" draw:mirror-vertical="false" drawooo:sub-view-size="910 877" svg:viewBox="0 0 22750 21925" draw:type="ooxml-non-primitive" draw:enhanced-path="M 673 1 L 606 35 303 338 168 506 34 641 0 708 0 742 67 843 135 876 236 876 404 742 539 607 842 304 909 237 909 169 875 102 842 68 774 1 Z N"/>
        </draw:custom-shape>
        <draw:custom-shape draw:name="Shape 1078" draw:style-name="Mgr4" draw:text-style-name="MP7" draw:layer="layout" svg:width="0.285cm" svg:height="0.782cm" svg:x="1.429cm" svg:y="17.375cm">
          <text:p/>
          <draw:enhanced-geometry draw:mirror-horizontal="false" draw:mirror-vertical="false" drawooo:sub-view-size="1550 4243" svg:viewBox="0 0 38750 106075" draw:type="ooxml-non-primitive" draw:enhanced-path="M 1515 0 L 1515 34 741 2088 337 3131 0 4175 0 4209 34 4242 68 4242 68 4209 505 3131 909 2020 1145 1549 1347 1044 1448 775 1549 505 1549 270 1549 34 1515 0 Z N"/>
        </draw:custom-shape>
        <draw:custom-shape draw:name="Shape 1079" draw:style-name="Mgr4" draw:text-style-name="MP7" draw:layer="layout" svg:width="0.478cm" svg:height="0.31cm" svg:x="2.075cm" svg:y="15.928cm">
          <text:p/>
          <draw:enhanced-geometry draw:mirror-horizontal="false" draw:mirror-vertical="false" drawooo:sub-view-size="2594 1685" svg:viewBox="0 0 64850 42125" draw:type="ooxml-non-primitive" draw:enhanced-path="M 2560 1 L 2526 34 2391 270 2223 539 2088 809 1886 1078 1651 1246 1381 1381 1146 1448 876 1448 641 1381 405 1246 304 1145 237 1044 169 910 102 741 68 708 35 708 35 741 1 876 1 977 68 1179 203 1347 371 1482 573 1583 775 1650 1011 1684 1213 1684 1449 1617 1684 1482 1954 1280 2156 1078 2358 809 2492 573 2593 304 2593 34 2560 1 Z N"/>
        </draw:custom-shape>
        <draw:custom-shape draw:name="Shape 1080" draw:style-name="Mgr4" draw:text-style-name="MP7" draw:layer="layout" svg:width="0.036cm" svg:height="0.043cm" svg:x="1.448cm" svg:y="0cm">
          <text:p/>
          <draw:enhanced-geometry draw:mirror-horizontal="false" draw:mirror-vertical="false" drawooo:sub-view-size="203 237" svg:viewBox="0 0 5075 5925" draw:type="ooxml-non-primitive" draw:enhanced-path="M 0 1 L 0 135 34 203 101 236 169 203 202 135 202 1 Z N"/>
        </draw:custom-shape>
        <draw:custom-shape draw:name="Shape 1081" draw:style-name="Mgr4" draw:text-style-name="MP7" draw:layer="layout" svg:width="1.366cm" svg:height="2.695cm" svg:x="1.268cm" svg:y="15.493cm">
          <text:p/>
          <draw:enhanced-geometry draw:mirror-horizontal="false" draw:mirror-vertical="false" drawooo:sub-view-size="7407 14613" svg:viewBox="0 0 185175 365325" draw:type="ooxml-non-primitive" draw:enhanced-path="M 5993 1 L 5825 35 5656 102 5488 169 5185 405 4916 674 4680 1011 4478 1348 4276 1651 4141 2021 4040 2391 3973 2762 3973 3132 4007 3368 4040 3570 4209 3974 4310 4344 4377 4681 4377 5051 4310 5421 4074 5960 3838 6532 3232 7576 2626 8687 1986 9798 640 11953 404 12323 202 12727 101 12929 34 13131 0 13367 0 13569 34 13636 67 13670 135 13636 168 13569 168 13333 202 13098 303 12862 404 12660 640 12222 909 11818 1986 10068 2996 8317 3501 7442 3939 6532 4310 5792 4444 5421 4545 5051 4545 4883 4545 4714 4512 4378 4377 4041 4276 3738 4175 3469 4141 3199 4141 2896 4175 2593 4242 2257 4343 1954 4444 1651 4613 1348 4781 1078 4983 809 5185 607 5421 405 5690 270 5959 169 6262 136 6565 169 6565 203 6599 237 6767 439 6902 674 7003 910 7104 1179 7138 1482 7171 1752 7171 2290 7138 2593 7070 2863 6969 3132 6835 3401 6633 3603 6431 3839 6229 4041 5959 4209 5387 4613 5084 4849 4848 5085 4613 5455 4411 5825 4108 6633 3771 7711 3434 8788 3165 9866 2895 10977 2727 12020 2626 12525 2525 13064 2390 13434 2222 13771 1986 14074 1852 14209 1683 14310 1448 14444 1212 14478 976 14478 774 14411 572 14276 404 14108 303 13906 236 13670 202 13636 135 13636 135 13670 135 13906 168 14074 236 14242 337 14377 471 14478 606 14545 774 14579 943 14613 1111 14613 1313 14579 1481 14545 1650 14478 1818 14411 1953 14310 2087 14175 2222 14040 2390 13771 2525 13468 2626 13131 2727 12828 2828 12155 2963 11482 3131 10707 3299 9899 3737 8351 3973 7644 4209 6903 4478 6196 4781 5522 4983 5253 5219 4984 5488 4782 5757 4580 6330 4176 6599 3974 6835 3738 6969 3536 7104 3334 7205 3132 7272 2896 7340 2661 7373 2425 7407 1886 7340 1381 7306 1146 7239 910 7138 674 7003 472 6868 270 6734 136 6666 102 6633 102 6599 68 6397 1 Z N"/>
        </draw:custom-shape>
        <draw:custom-shape draw:name="Shape 1082" draw:style-name="Mgr4" draw:text-style-name="MP7" draw:layer="layout" svg:width="1.993cm" svg:height="1.186cm" svg:x="21.345cm" svg:y="0cm">
          <text:p/>
          <draw:enhanced-geometry draw:mirror-horizontal="false" draw:mirror-vertical="false" drawooo:sub-view-size="10808 6432" svg:viewBox="0 0 270200 160800" draw:type="ooxml-non-primitive" draw:enhanced-path="M 6330 438 L 6195 910 6027 1381 6027 1213 5959 640 6330 438 Z M 4781 1583 L 4747 2054 4478 2155 4512 1987 4512 1920 4478 1886 4781 1583 Z M 5892 674 L 5892 1213 5926 1617 5791 1785 5656 1953 5656 1819 5589 1011 5522 1819 5488 2122 5151 2391 5118 2021 5118 1617 5151 1179 5522 910 5892 674 Z M 5084 1280 L 5017 1583 4983 1886 4983 2189 5017 2492 4848 2593 4781 1549 4848 1482 5084 1280 Z M 4747 2122 L 4714 2661 4512 2762 4512 2627 4478 2492 4444 2290 4747 2122 Z M 4242 2425 L 4242 2458 4276 2661 4310 2762 4377 2829 4141 2896 3906 2964 3906 2964 4074 2559 4242 2425 Z M 3704 2829 L 3670 2997 3535 2997 3704 2829 Z M 67 1 L 0 270 0 539 34 809 67 1078 168 1347 269 1583 404 1819 539 2054 774 2324 1044 2559 1347 2762 1684 2896 2020 2997 2391 3098 2727 3166 3098 3199 2525 3805 2121 4243 1919 4512 1751 4782 1616 5051 1482 5320 1381 5623 1347 5926 1212 5691 1077 5455 1010 5354 875 5253 875 5354 943 5489 1044 5691 1414 6398 1448 6431 1482 6431 1583 6398 1785 6128 2020 5893 2256 5691 2492 5455 2525 5388 2492 5354 2458 5320 2391 5320 2155 5489 1919 5691 1684 5926 1482 6162 1448 6128 1684 5455 1987 4849 2155 4580 2323 4310 2795 3772 3333 3199 3636 3199 3603 3469 3603 3738 3636 3974 3704 4209 3805 4445 3906 4681 4074 4883 4242 5085 4411 5253 4613 5421 4848 5556 5084 5657 5353 5792 5623 5859 5892 5926 6599 5926 7003 5893 7407 5758 7811 5623 8215 5455 8585 5253 9292 4815 9865 4378 10101 4176 10336 3906 10538 3637 10673 3368 10774 3031 10808 2661 10808 2324 10774 1987 10707 1650 10606 1280 10505 943 10370 607 10202 304 10000 1 9730 1 9865 203 10000 405 10235 842 10404 1347 10505 1852 10572 2357 10572 2829 10471 3233 10437 3435 10336 3603 10168 3839 9966 4041 9730 4277 9461 4445 8922 4782 8417 5085 8080 5253 7777 5388 7441 5522 7104 5623 6734 5691 6397 5724 6027 5724 5690 5657 5387 5590 5118 5489 4848 5354 4613 5186 4377 4984 4209 4782 4040 4512 3906 4277 3805 4007 3771 3738 3771 3469 3838 3199 4074 3132 4276 3065 4747 2896 4747 3166 4781 3199 4815 3166 4848 2829 5084 2694 5118 2762 5151 2795 5185 2762 5185 2627 5522 2357 5555 2492 5555 2526 5623 2526 5623 2492 5656 2357 5690 2189 5993 1852 6027 1819 6128 1650 6229 1482 6363 1112 6565 337 6565 304 6969 135 7407 1 7104 1 6633 169 6666 1 6464 1 6363 270 6027 438 5724 607 5387 809 5084 1044 4815 1280 4545 1549 4276 1852 4040 2189 3838 2559 3569 2762 3300 2997 2963 2997 2626 2964 2290 2863 1953 2795 1650 2661 1347 2492 1077 2324 808 2088 640 1886 471 1650 337 1381 269 1112 202 842 168 573 135 270 168 1 Z N"/>
        </draw:custom-shape>
        <draw:custom-shape draw:name="Shape 1083" draw:style-name="Mgr4" draw:text-style-name="MP7" draw:layer="layout" svg:width="0.459cm" svg:height="0.496cm" svg:x="3.162cm" svg:y="1.497cm">
          <text:p/>
          <draw:enhanced-geometry draw:mirror-horizontal="false" draw:mirror-vertical="false" drawooo:sub-view-size="2493 2695" svg:viewBox="0 0 62325 67375" draw:type="ooxml-non-primitive" draw:enhanced-path="M 2290 203 L 2223 708 2223 1246 2223 1785 2290 2324 2290 2357 2055 2324 1819 2324 1347 2357 371 2357 270 1280 203 236 203 236 708 270 1246 270 2290 203 Z M 1785 1 L 1246 34 708 34 169 68 102 102 102 135 34 169 34 203 1 809 34 1415 102 2021 203 2627 236 2661 304 2694 371 2661 405 2560 405 2492 842 2593 1853 2593 2088 2560 2290 2492 2324 2458 2324 2391 2425 2391 2459 2357 2459 2290 2492 1785 2459 1246 2425 708 2391 169 2425 102 2425 68 2391 1 Z N"/>
        </draw:custom-shape>
        <draw:custom-shape draw:name="Shape 1084" draw:style-name="Mgr4" draw:text-style-name="MP7" draw:layer="layout" svg:width="0.471cm" svg:height="0.465cm" svg:x="4.939cm" svg:y="0.92cm">
          <text:p/>
          <draw:enhanced-geometry draw:mirror-horizontal="false" draw:mirror-vertical="false" drawooo:sub-view-size="2560 2526" svg:viewBox="0 0 64000 63150" draw:type="ooxml-non-primitive" draw:enhanced-path="M 2324 1 L 2290 34 2290 68 2257 135 1920 102 1550 135 843 169 236 169 169 203 102 270 68 236 34 236 1 506 1 741 34 1246 68 2425 102 2492 169 2526 236 2492 270 2458 540 2492 843 2492 1381 2458 1886 2458 2122 2425 2223 2357 2324 2290 2223 2223 2088 2155 1785 2155 1213 2189 742 2189 506 2223 270 2256 236 1078 203 741 135 438 203 438 236 405 270 371 1348 337 1819 304 2055 270 2257 236 2290 674 2324 1078 2290 1684 2290 1987 2324 2290 2358 2324 2391 2357 2459 2357 2492 2290 2526 1987 2560 1684 2526 1078 2492 573 2459 304 2391 34 2358 34 2324 1 Z N"/>
        </draw:custom-shape>
        <draw:custom-shape draw:name="Shape 1085" draw:style-name="Mgr4" draw:text-style-name="MP7" draw:layer="layout" svg:width="0.471cm" svg:height="0.44cm" svg:x="2.64cm" svg:y="1.535cm">
          <text:p/>
          <draw:enhanced-geometry draw:mirror-horizontal="false" draw:mirror-vertical="false" drawooo:sub-view-size="2560 2392" svg:viewBox="0 0 64000 59800" draw:type="ooxml-non-primitive" draw:enhanced-path="M 102 1 L 68 34 34 304 1 539 1 1078 34 1684 102 1987 169 2290 203 2324 236 2358 304 2324 337 2256 304 1953 304 1650 236 1078 236 640 203 203 203 203 438 236 1145 236 2223 169 2256 236 2324 236 2324 539 2324 876 2357 2054 1886 2054 1415 2088 674 2088 539 2122 438 2189 337 2256 405 2324 539 2358 775 2391 1280 2358 1819 2358 2122 2324 2357 2256 2425 2324 2492 2324 2559 2290 2559 2223 2526 1044 2526 539 2492 270 2425 34 2391 34 2391 68 2357 68 2290 34 2223 1 2021 1 1617 34 910 34 539 68 203 102 169 34 169 1 Z N"/>
        </draw:custom-shape>
        <draw:custom-shape draw:name="Shape 1086" draw:style-name="Mgr4" draw:text-style-name="MP7" draw:layer="layout" svg:width="0.471cm" svg:height="0.446cm" svg:x="4.305cm" svg:y="0.454cm">
          <text:p/>
          <draw:enhanced-geometry draw:mirror-horizontal="false" draw:mirror-vertical="false" drawooo:sub-view-size="2560 2425" svg:viewBox="0 0 64000 60625" draw:type="ooxml-non-primitive" draw:enhanced-path="M 2357 0 L 2357 34 2324 135 1751 68 1179 68 674 34 405 68 304 101 169 169 169 169 169 169 371 270 573 304 1011 270 1650 304 2324 337 2290 708 2324 1078 2324 1583 2357 1852 2391 2088 2357 2088 1347 2122 809 2155 539 2189 304 2223 270 1718 236 1213 270 708 236 438 203 304 169 169 135 203 68 337 34 506 1 876 34 1583 34 1819 34 2054 34 2189 102 2290 169 2391 270 2425 304 2425 337 2391 337 2357 573 2391 809 2425 1347 2391 2391 2324 2458 2290 2492 2324 2526 2324 2526 2290 2559 2021 2559 1751 2526 1246 2526 640 2492 337 2458 34 2425 0 Z N"/>
        </draw:custom-shape>
        <draw:custom-shape draw:name="Shape 1087" draw:style-name="Mgr4" draw:text-style-name="MP7" draw:layer="layout" svg:width="0.13cm" svg:height="0.155cm" svg:x="5.138cm" svg:y="1.1cm">
          <text:p/>
          <draw:enhanced-geometry draw:mirror-horizontal="false" draw:mirror-vertical="false" drawooo:sub-view-size="708 843" svg:viewBox="0 0 17700 21075" draw:type="ooxml-non-primitive" draw:enhanced-path="M 202 1 L 101 35 68 136 0 338 0 573 0 742 34 809 68 843 101 843 404 809 573 775 707 708 707 674 707 641 674 573 438 573 202 607 236 304 270 169 270 68 236 1 Z N"/>
        </draw:custom-shape>
        <draw:custom-shape draw:name="Shape 1088" draw:style-name="Mgr4" draw:text-style-name="MP7" draw:layer="layout" svg:width="0.136cm" svg:height="0.167cm" svg:x="3.318cm" svg:y="1.646cm">
          <text:p/>
          <draw:enhanced-geometry draw:mirror-horizontal="false" draw:mirror-vertical="false" drawooo:sub-view-size="742 910" svg:viewBox="0 0 18550 22750" draw:type="ooxml-non-primitive" draw:enhanced-path="M 573 169 L 539 236 505 304 472 304 371 337 270 371 202 169 Z M 539 506 L 573 573 505 674 472 708 270 708 270 539 303 539 472 506 Z M 472 1 L 270 68 101 135 68 169 68 203 101 506 101 674 34 674 0 741 0 809 68 876 270 910 472 910 573 876 640 809 707 741 741 640 741 506 707 438 674 371 707 304 707 169 707 68 640 34 539 1 Z N"/>
        </draw:custom-shape>
        <draw:custom-shape draw:name="Shape 1089" draw:style-name="Mgr4" draw:text-style-name="MP7" draw:layer="layout" svg:width="0.428cm" svg:height="0.44cm" svg:x="2.162cm" svg:y="1.553cm">
          <text:p/>
          <draw:enhanced-geometry draw:mirror-horizontal="false" draw:mirror-vertical="false" drawooo:sub-view-size="2324 2392" svg:viewBox="0 0 58100 59800" draw:type="ooxml-non-primitive" draw:enhanced-path="M 1515 1 L 909 34 202 34 0 102 0 135 68 203 169 236 371 270 1414 270 2020 236 1987 438 2020 640 2054 1078 2054 1617 2054 1852 2088 2122 977 2155 539 2155 371 2189 270 2223 202 2290 270 2358 371 2391 1583 2391 2222 2358 2290 2324 2323 2290 2323 2223 2290 2155 2290 1886 2290 1617 2256 1078 2256 607 2222 405 2189 203 2222 135 2222 68 2189 34 2121 1 Z N"/>
        </draw:custom-shape>
        <draw:custom-shape draw:name="Shape 1090" draw:style-name="Mgr4" draw:text-style-name="MP7" draw:layer="layout" svg:width="0.136cm" svg:height="0.117cm" svg:x="2.821cm" svg:y="1.678cm">
          <text:p/>
          <draw:enhanced-geometry draw:mirror-horizontal="false" draw:mirror-vertical="false" drawooo:sub-view-size="741 640" svg:viewBox="0 0 18525 16000" draw:type="ooxml-non-primitive" draw:enhanced-path="M 67 0 L 0 67 0 135 34 168 67 202 101 303 135 438 202 539 303 640 438 640 471 606 606 337 707 236 741 168 741 101 741 67 707 34 606 67 505 135 404 269 337 370 269 236 236 67 202 0 Z N"/>
        </draw:custom-shape>
        <draw:custom-shape draw:name="Shape 1091" draw:style-name="Mgr4" draw:text-style-name="MP7" draw:layer="layout" svg:width="0.471cm" svg:height="0.446cm" svg:x="1.609cm" svg:y="1.566cm">
          <text:p/>
          <draw:enhanced-geometry draw:mirror-horizontal="false" draw:mirror-vertical="false" drawooo:sub-view-size="2560 2425" svg:viewBox="0 0 64000 60625" draw:type="ooxml-non-primitive" draw:enhanced-path="M 2391 0 L 2358 34 2324 135 1751 67 1179 67 640 34 405 67 270 101 169 168 169 202 371 269 573 303 1011 269 1650 303 2324 337 2290 707 2324 1077 2324 1582 2358 1852 2391 2087 2358 2087 1314 2121 809 2155 539 2189 304 2256 270 1751 236 1246 270 707 236 438 203 303 169 202 135 202 68 337 34 505 1 875 34 1582 34 1818 34 2054 34 2189 102 2290 169 2391 270 2424 304 2424 337 2391 337 2357 573 2391 809 2424 1347 2391 2391 2323 2459 2290 2492 2323 2526 2323 2526 2290 2560 2020 2560 1784 2526 1246 2526 640 2492 337 2459 34 2425 0 Z N"/>
        </draw:custom-shape>
        <draw:custom-shape draw:name="Shape 1092" draw:style-name="Mgr4" draw:text-style-name="MP7" draw:layer="layout" svg:width="0.111cm" svg:height="0.111cm" svg:x="2.311cm" svg:y="1.709cm">
          <text:p/>
          <draw:enhanced-geometry draw:mirror-horizontal="false" draw:mirror-vertical="false" drawooo:sub-view-size="607 607" svg:viewBox="0 0 15175 15175" draw:type="ooxml-non-primitive" draw:enhanced-path="M 236 0 L 135 68 68 135 0 202 0 303 0 404 68 505 135 573 236 606 371 606 438 573 539 539 573 438 539 404 505 371 438 337 371 371 303 404 202 371 202 337 202 303 202 236 236 202 337 169 472 169 606 135 606 101 606 68 539 0 Z N"/>
        </draw:custom-shape>
        <draw:custom-shape draw:name="Shape 1093" draw:style-name="Mgr4" draw:text-style-name="MP7" draw:layer="layout" svg:width="0.409cm" svg:height="0.453cm" svg:x="5.467cm" svg:y="0.913cm">
          <text:p/>
          <draw:enhanced-geometry draw:mirror-horizontal="false" draw:mirror-vertical="false" drawooo:sub-view-size="2223 2459" svg:viewBox="0 0 55575 61475" draw:type="ooxml-non-primitive" draw:enhanced-path="M 1751 1 L 1280 68 674 68 68 102 1 136 1 203 1 237 34 304 1 506 1 742 34 1179 34 1718 34 2021 68 2290 68 2324 68 2391 102 2459 169 2459 809 2425 1415 2391 1819 2391 2021 2324 2122 2290 2189 2223 2088 2156 2021 2122 1819 2122 1415 2156 270 2223 270 1954 270 1684 236 1179 236 742 236 540 203 304 809 304 1448 270 1852 237 2054 169 2122 136 2223 68 2223 35 1987 1 Z N"/>
        </draw:custom-shape>
        <draw:custom-shape draw:name="Shape 1094" draw:style-name="Mgr4" draw:text-style-name="MP7" draw:layer="layout" svg:width="0.502cm" svg:height="0.937cm" svg:x="6.877cm" svg:y="0.348cm">
          <text:p/>
          <draw:enhanced-geometry draw:mirror-horizontal="false" draw:mirror-vertical="false" drawooo:sub-view-size="2728 5085" svg:viewBox="0 0 68200 127125" draw:type="ooxml-non-primitive" draw:enhanced-path="M 2391 202 L 2357 471 2323 741 2357 1313 2391 1886 2424 2424 2458 3636 2424 4848 1785 4848 1448 4815 1280 4848 1111 4882 1111 4242 1078 3636 943 2391 977 2323 977 2256 943 2222 842 2189 337 2323 303 1751 236 1212 236 741 202 505 169 269 741 303 1280 269 2391 202 Z M 2391 0 L 1280 34 707 67 169 135 135 168 101 168 68 202 0 438 0 707 0 1212 34 1818 68 2121 135 2424 135 2458 202 2492 303 2492 808 2424 842 3704 876 4377 943 5017 977 5050 1044 5084 1078 5050 1111 4983 1246 5017 1381 5050 1684 5050 2088 5084 2458 5050 2559 5084 2626 5050 2694 5017 2727 4949 2727 4882 2660 4848 2660 3636 2626 2424 2626 1280 2593 707 2525 438 2458 168 2458 101 2458 67 2424 0 Z N"/>
        </draw:custom-shape>
        <draw:custom-shape draw:name="Shape 1095" draw:style-name="Mgr4" draw:text-style-name="MP7" draw:layer="layout" svg:width="2.515cm" svg:height="2.54cm" svg:x="0cm" svg:y="12.089cm">
          <text:p/>
          <draw:enhanced-geometry draw:mirror-horizontal="false" draw:mirror-vertical="false" drawooo:sub-view-size="13637 13771" svg:viewBox="0 0 340925 344275" draw:type="ooxml-non-primitive" draw:enhanced-path="M 12626 6095 L 12896 6162 12997 6196 13098 6263 13199 6364 13300 6465 13367 6600 13401 6768 13434 6903 13434 7071 13367 7206 13333 7340 13232 7475 13131 7576 12862 7711 12559 7812 12222 7845 11852 7845 11145 7812 10505 7778 10505 7542 10505 7307 10539 6734 10539 6196 10977 6128 11448 6095 Z M 3469 1 L 2795 68 2122 203 1482 405 842 640 270 943 1 1112 1 1415 573 1044 1145 741 1751 539 2357 371 2997 270 3671 236 4310 236 4950 304 5590 438 6128 607 6633 809 7138 1078 7610 1381 8047 1752 8451 2122 8822 2560 9192 2997 9495 3536 9764 4075 9966 4647 10135 5219 10202 5792 10269 6398 10269 7004 10236 7610 10236 7677 10303 7711 10303 7778 10269 7845 10269 7913 10202 8384 10067 8822 9798 9664 9697 9967 9529 10270 9394 10573 9192 10842 8754 11381 8283 11852 8014 12088 7711 12323 7441 12525 7138 12694 6532 12963 5960 13165 5388 13300 4849 13401 3906 13535 2863 13535 2357 13468 1852 13367 1381 13232 910 13064 438 12828 1 12593 1 12828 438 13064 910 13300 1381 13468 1852 13603 2357 13704 2863 13737 3368 13771 3906 13737 4411 13704 4984 13636 5556 13502 6128 13333 6734 13098 7374 12795 7677 12626 7980 12391 8283 12155 8586 11886 9024 11414 9428 10876 9764 10303 9899 10000 10000 9697 10101 9360 10202 9024 10370 8317 10471 7980 11313 8047 12256 8047 12694 7980 12896 7913 13098 7845 13266 7711 13401 7576 13502 7408 13603 7239 13636 7004 13636 6768 13603 6566 13502 6398 13367 6229 13199 6061 13030 5960 12795 5893 12525 5859 12222 5859 11616 5926 10808 5926 10539 5994 10471 5489 10370 4984 10202 4512 10034 4041 9798 3570 9529 3132 9259 2694 8923 2324 8586 1920 8182 1583 7778 1280 7374 977 6903 708 6431 506 5960 304 5455 169 4815 68 4142 1 Z N"/>
        </draw:custom-shape>
        <draw:custom-shape draw:name="Shape 1096" draw:style-name="Mgr4" draw:text-style-name="MP7" draw:layer="layout" svg:width="0.453cm" svg:height="0.446cm" svg:x="6.504cm" svg:y="0.87cm">
          <text:p/>
          <draw:enhanced-geometry draw:mirror-horizontal="false" draw:mirror-vertical="false" drawooo:sub-view-size="2458 2425" svg:viewBox="0 0 61450 60625" draw:type="ooxml-non-primitive" draw:enhanced-path="M 2256 202 L 2222 640 2222 1078 2222 1616 2189 2155 1919 2121 1650 2088 1111 2121 674 2155 472 2155 270 2222 236 1684 202 1179 202 741 169 303 1212 270 1751 236 2256 202 Z M 1751 0 L 1212 34 169 101 101 101 67 135 34 169 0 472 0 741 0 1347 34 1852 34 2121 101 2357 101 2391 169 2424 202 2424 236 2391 741 2391 1280 2357 1751 2357 1987 2323 2222 2290 2323 2290 2357 2256 2357 2222 2424 1953 2458 1650 2458 1044 2424 573 2424 337 2357 101 2323 34 2256 0 Z N"/>
        </draw:custom-shape>
        <draw:custom-shape draw:name="Shape 1097" draw:style-name="Mgr4" draw:text-style-name="MP7" draw:layer="layout" svg:width="0.477cm" svg:height="0.329cm" svg:x="6.076cm" svg:y="0cm">
          <text:p/>
          <draw:enhanced-geometry draw:mirror-horizontal="false" draw:mirror-vertical="false" drawooo:sub-view-size="2593 1786" svg:viewBox="0 0 64825 44650" draw:type="ooxml-non-primitive" draw:enhanced-path="M 34 1 L 0 236 34 472 34 943 34 1145 34 1415 67 1516 101 1650 168 1718 269 1785 303 1751 337 1718 572 1751 1347 1751 2390 1650 2525 1650 2559 1617 2593 1381 2559 1112 2525 607 2525 1 2323 1 2323 438 2323 943 2357 1179 2390 1448 1347 1448 808 1482 572 1516 303 1583 269 1078 236 573 269 1 Z N"/>
        </draw:custom-shape>
        <draw:custom-shape draw:name="Shape 1098" draw:style-name="Mgr4" draw:text-style-name="MP7" draw:layer="layout" svg:width="1.683cm" svg:height="2.832cm" svg:x="0cm" svg:y="4.759cm">
          <text:p/>
          <draw:enhanced-geometry draw:mirror-horizontal="false" draw:mirror-vertical="false" drawooo:sub-view-size="9125 15354" svg:viewBox="0 0 228125 383850" draw:type="ooxml-non-primitive" draw:enhanced-path="M 8956 0 L 8889 34 8855 68 8855 101 8855 1078 8788 2054 8687 2997 8552 3940 8216 5859 8047 6801 7879 7778 7778 8653 7677 9562 7542 11380 7441 12289 7340 13165 7172 14074 6936 14949 5186 14814 3469 14646 1718 14444 1 14242 1 14511 1718 14713 3435 14915 5152 15084 6869 15218 6869 15252 6903 15319 6970 15353 7071 15353 7105 15319 7138 15252 7374 14309 7576 13367 7711 12424 7812 11448 7980 9529 8047 8552 8182 7576 8317 6667 8485 5724 8822 3872 8956 2930 9057 2021 9125 1078 9091 101 9091 68 9057 34 8956 0 Z N"/>
        </draw:custom-shape>
        <draw:custom-shape draw:name="Shape 1099" draw:style-name="Mgr4" draw:text-style-name="MP7" draw:layer="layout" svg:width="0.192cm" svg:height="0.167cm" svg:x="7.076cm" svg:y="0.603cm">
          <text:p/>
          <draw:enhanced-geometry draw:mirror-horizontal="false" draw:mirror-vertical="false" drawooo:sub-view-size="1045 910" svg:viewBox="0 0 26125 22750" draw:type="ooxml-non-primitive" draw:enhanced-path="M 876 1 L 842 34 842 102 842 236 809 337 741 405 607 472 371 472 371 405 371 337 405 270 405 236 371 203 337 236 203 304 68 371 1 405 1 472 169 842 203 876 270 910 337 876 371 876 371 809 371 674 607 674 775 607 910 506 1011 371 1044 203 1011 34 977 1 Z N"/>
        </draw:custom-shape>
        <draw:custom-shape draw:name="Shape 1100" draw:style-name="Mgr4" draw:text-style-name="MP7" draw:layer="layout" svg:width="1.726cm" svg:height="2.149cm" svg:x="0cm" svg:y="12.275cm">
          <text:p/>
          <draw:enhanced-geometry draw:mirror-horizontal="false" draw:mirror-vertical="false" drawooo:sub-view-size="9361 11650" svg:viewBox="0 0 234025 291250" draw:type="ooxml-non-primitive" draw:enhanced-path="M 4445 371 L 5051 438 5623 607 6196 843 6701 1112 6398 1213 6398 1146 6330 1112 5758 1045 5219 1045 5421 977 5590 843 5657 809 5657 742 5623 674 5590 641 5287 573 4950 573 4613 607 4277 674 3603 809 2997 977 2554 1117 2554 1117 3098 910 3805 674 4445 371 Z M 6835 1348 L 6633 1482 6364 1617 5859 1819 4849 2189 3637 2661 5017 2088 5893 1684 6364 1482 6835 1348 Z M 5960 5522 L 5522 5758 5085 5960 4176 6297 4613 6095 5051 5893 5960 5522 Z M 8485 2964 L 8620 3233 8519 3233 7879 3502 7239 3772 5960 4378 4714 5017 4075 5320 3435 5623 2088 6229 741 6835 102 7138 809 6701 1516 6297 2256 5926 3031 5590 4209 5051 5388 4411 5893 4108 6532 3839 7172 3570 7778 3334 8418 3065 8451 2997 8485 2964 Z M 8687 3401 L 8889 3906 9024 4479 9091 5017 9125 5590 8552 5825 7576 6196 6633 6600 5691 7004 4782 7441 3738 8047 2661 8620 2357 8788 2021 8923 1347 9159 3368 7845 3839 7610 6229 6431 7441 5859 8081 5623 8721 5388 8754 5354 8788 5320 8788 5219 8754 5152 8687 5118 8620 5118 8047 5287 7509 5489 6398 5994 5388 6431 4378 6903 3738 7273 3098 7643 2088 8081 1044 8485 2088 7711 3098 6936 4108 6600 5118 6229 5590 6027 6061 5792 6802 5354 7138 5152 7509 4984 8317 4681 8350 4647 8384 4580 8384 4479 8350 4411 8249 4411 7778 4546 7374 4748 6330 5118 5354 5489 4849 5691 4344 5893 3873 6162 3401 6431 2930 6734 2155 7004 1381 7340 1145 7475 1516 7206 2122 6869 2728 6566 3974 5960 5118 5354 6196 4714 6802 4378 7408 4075 8653 3469 8687 3435 8687 3401 Z M 7643 8856 L 7475 8990 7071 9226 7206 9125 7576 8889 7643 8856 Z M 5152 9327 L 4647 9664 4142 9967 3772 10169 3772 10169 4108 9933 4613 9630 5152 9327 Z M 6768 9697 L 6633 9832 6229 10202 6027 10337 5825 10505 5455 10674 5051 10808 5152 10741 5522 10472 5893 10202 6768 9697 Z M 9125 5893 L 9091 6330 9024 6768 8889 7576 8754 7980 8620 8384 8451 8755 8249 9091 8014 9428 7778 9731 7509 10000 7239 10270 7172 10202 7105 10169 7037 10202 6701 10404 6532 10505 6364 10573 6364 10573 6734 10270 7138 9967 7576 9697 7980 9428 8014 9361 8014 9260 7946 9192 7643 9192 7845 9058 7980 8856 8014 8788 8014 8687 7980 8620 7879 8553 7812 8519 7711 8519 7542 8553 7307 8654 7105 8788 6734 9125 6465 9394 5960 9832 5421 10169 4916 10539 4512 10707 4075 10842 4075 10842 4546 10539 5017 10202 5994 9596 6465 9226 6936 8856 7206 8687 7441 8519 7711 8384 8014 8283 8317 8182 8384 8182 8418 8115 8418 8047 8384 7946 8249 7946 7913 8014 7408 8081 7138 8148 6869 8249 7172 8014 7576 7744 8014 7542 8889 7138 8956 7071 8956 6970 8889 6903 8822 6869 8620 6903 8418 6936 8081 7071 7744 7273 7408 7475 6330 8081 5287 8687 5085 8788 5455 8553 6162 7980 6869 7441 7239 7206 7610 6970 8014 6802 8451 6667 8519 6633 8552 6600 8552 6532 8519 6431 8485 6398 8418 6398 8081 6431 7744 6499 8216 6297 8687 6061 9125 5893 Z M 6734 7172 L 6263 7542 5758 7946 5186 8418 4613 8822 3401 9596 2997 9798 2627 10034 2256 10270 1886 10539 1852 10573 1852 10640 1886 10707 1953 10775 2054 10775 3502 9832 4512 9361 4142 9563 3738 9832 3334 10135 2964 10438 2560 10741 2492 10775 2492 10808 2492 10909 2560 10977 2694 10977 2997 10775 3368 10640 3704 10472 4041 10303 4782 9899 5489 9428 6128 8990 6802 8586 6936 8519 6936 8519 6465 8856 5994 9226 5388 9664 4748 10101 4108 10505 3502 10977 3435 11044 3469 11111 3502 11179 3603 11212 3974 11179 4310 11078 4310 11145 4344 11246 4378 11280 4479 11280 5152 11044 5489 10943 5825 10808 5859 10876 5926 10909 6128 10909 6263 10876 6263 10876 5859 11044 5421 11212 4984 11313 4512 11381 4041 11414 3570 11381 3098 11347 2593 11246 2088 11111 1617 10943 1179 10741 741 10505 775 10505 1246 10236 1718 10034 2189 9832 2694 9630 3166 9394 3637 9125 4546 8586 5623 7845 6196 7475 6734 7172 Z M 3637 1 L 3031 68 2492 203 1920 371 1415 573 910 843 438 1146 1 1516 1 1853 270 1617 539 1381 842 1179 1145 1011 1448 843 1785 674 2122 573 2122 573 1953 641 1448 876 977 1146 539 1449 506 1516 506 1583 539 1617 640 1617 1314 1213 2021 843 2492 674 2930 540 3401 438 3873 405 3873 405 2863 775 1852 1146 1347 1348 876 1583 405 1853 1 2156 1 2492 640 2189 1280 1886 1953 1617 2627 1348 3300 1146 4007 1011 4546 876 4849 843 5152 809 4815 944 4512 1011 3873 1179 3098 1415 2324 1684 1650 1920 842 2189 438 2324 1 2526 1 2829 236 2728 1 2863 1 3132 876 2627 1314 2391 1785 2189 2762 1819 3267 1651 3772 1516 4310 1415 4815 1314 5354 1280 5859 1314 5085 1550 3839 1987 1718 2795 842 3166 405 3368 1 3603 1 3906 539 3570 1145 3300 1718 3065 2290 2829 4411 2055 4512 2021 3300 2526 2155 2997 977 3502 506 3772 1 4075 1 4310 438 4041 977 3772 1516 3536 1516 3536 741 4007 1 4512 1 4782 236 4613 876 4209 1516 3839 2189 3502 2863 3199 4243 2694 5590 2189 6398 1853 6802 1684 7138 1415 7475 1718 7812 2055 8115 2425 8384 2795 8350 2795 8014 2829 7711 2896 7408 3031 7071 3166 6499 3469 5926 3805 5893 3805 3098 5118 2290 5455 2863 5118 4714 4007 5489 3772 6263 3469 7004 3166 7374 2964 7744 2762 7778 2694 7812 2627 7744 2560 7677 2526 7239 2593 6802 2694 6364 2829 5960 3031 5522 3199 5118 3435 4310 3906 3536 4176 2728 4445 2728 4445 4479 3502 5623 2896 6128 2627 6768 2425 7071 2290 7374 2156 7441 2122 7441 2021 7408 1954 7307 1920 6970 1987 6600 2088 6263 2257 5926 2425 5421 2593 4950 2762 3873 3199 2795 3671 472 4782 1 5017 1 5320 169 5219 2694 4007 4209 3334 2728 4142 1650 4681 539 5219 1 5556 1 5960 775 5590 1415 5287 2088 4984 3435 4445 2728 4883 2088 5253 1448 5590 135 6263 1 6330 1 6768 371 6566 842 6364 405 6600 1 6903 1 7509 1112 6970 2290 6398 3300 5977 3300 5977 2189 6532 1617 6835 1011 7206 573 7542 102 7879 1 7946 1 8485 640 8081 1314 7677 1718 7475 2122 7307 1078 8115 34 8923 1 8923 1 9293 236 9125 876 8856 1448 8620 1886 8451 1886 8451 1011 9024 135 9563 102 9596 68 9630 102 9731 135 9798 236 9798 1213 9495 1684 9327 2155 9159 2694 8889 3233 8620 4277 8047 5219 7542 6162 7105 5085 7744 2863 8990 640 10236 573 10303 573 10404 270 10169 1 9967 1 10270 371 10573 809 10808 1179 11010 1583 11212 1987 11347 2425 11482 2863 11549 3267 11616 3704 11650 4142 11650 4580 11616 5017 11549 5421 11448 5825 11347 6229 11179 6633 10977 7004 10741 7374 10505 7744 10135 8081 9731 8418 9293 8653 8856 8889 8350 9057 7812 9226 7273 9293 6734 9360 6196 9360 5623 9327 5085 9259 4546 9158 4007 8990 3502 8788 3031 8519 2560 8283 2189 7980 1853 7677 1550 7340 1247 7374 1179 7374 1112 7307 1045 7071 1045 6768 843 6431 674 6095 506 5758 371 5388 270 5051 203 4681 135 4310 102 4277 34 4209 34 3637 1 Z N"/>
        </draw:custom-shape>
        <draw:custom-shape draw:name="Shape 1101" draw:style-name="Mgr4" draw:text-style-name="MP7" draw:layer="layout" svg:width="0.465cm" svg:height="0.44cm" svg:x="6.374cm" svg:y="0.373cm">
          <text:p/>
          <draw:enhanced-geometry draw:mirror-horizontal="false" draw:mirror-vertical="false" drawooo:sub-view-size="2526 2392" svg:viewBox="0 0 63150 59800" draw:type="ooxml-non-primitive" draw:enhanced-path="M 2256 236 L 2256 674 2290 1078 2290 1617 2323 2122 2121 2088 1886 2088 1448 2122 909 2122 640 2156 370 2223 337 1684 269 1146 236 708 168 270 673 304 1212 270 2256 236 Z M 2256 1 L 1212 34 673 34 135 102 67 135 67 203 34 438 0 674 34 1146 101 1752 135 2021 236 2324 236 2358 370 2358 606 2391 842 2391 1313 2358 2088 2358 2357 2290 2391 2324 2492 2324 2492 2290 2525 2021 2525 1752 2492 1247 2458 641 2424 371 2357 68 2323 34 2290 1 Z N"/>
        </draw:custom-shape>
        <draw:custom-shape draw:name="Shape 1102" draw:style-name="Mgr4" draw:text-style-name="MP7" draw:layer="layout" svg:width="0.459cm" svg:height="0.502cm" svg:x="5.858cm" svg:y="0.379cm">
          <text:p/>
          <draw:enhanced-geometry draw:mirror-horizontal="false" draw:mirror-vertical="false" drawooo:sub-view-size="2493 2728" svg:viewBox="0 0 62325 68200" draw:type="ooxml-non-primitive" draw:enhanced-path="M 2290 236 L 2223 741 2223 1280 2223 1819 2290 2324 2324 2391 2324 2391 2290 2357 1819 2357 1347 2391 371 2391 270 1314 203 270 203 270 708 303 1246 303 2290 236 Z M 2324 0 L 1785 34 1246 68 708 68 169 101 102 135 102 169 68 202 34 236 1 842 34 1448 102 2054 203 2627 236 2694 304 2728 371 2660 405 2593 405 2526 876 2593 1347 2627 1852 2627 2088 2559 2290 2526 2357 2458 2324 2391 2324 2391 2391 2425 2425 2425 2458 2391 2458 2324 2492 1819 2492 1280 2458 708 2391 202 2425 135 2425 68 2391 34 2324 0 Z N"/>
        </draw:custom-shape>
        <draw:custom-shape draw:name="Shape 1103" draw:style-name="Mgr4" draw:text-style-name="MP7" draw:layer="layout" svg:width="0.478cm" svg:height="0.446cm" svg:x="5.97cm" svg:y="0.889cm">
          <text:p/>
          <draw:enhanced-geometry draw:mirror-horizontal="false" draw:mirror-vertical="false" drawooo:sub-view-size="2594 2425" svg:viewBox="0 0 64850 60625" draw:type="ooxml-non-primitive" draw:enhanced-path="M 1819 0 L 1280 68 708 101 135 202 135 135 102 101 34 101 1 135 1 438 1 741 34 1347 34 1852 68 2121 102 2391 135 2391 169 2424 203 2391 1314 2391 1819 2357 2088 2323 2324 2290 2357 2323 2391 2323 2492 2290 2559 2189 2593 2088 2593 1953 2559 1717 2559 1482 2526 775 2458 404 2425 236 2324 101 2256 202 2256 337 2256 606 2324 1145 2324 1650 2324 2155 2088 2121 1819 2088 1314 2121 270 2189 236 2189 270 1919 270 1684 236 1179 203 775 169 404 809 337 1448 270 1886 236 2088 202 2290 101 2290 68 2189 34 2054 0 Z N"/>
        </draw:custom-shape>
        <draw:custom-shape draw:name="Shape 1104" draw:style-name="Mgr4" draw:text-style-name="MP7" draw:layer="layout" svg:width="0.161cm" svg:height="0.092cm" svg:x="6.598cm" svg:y="2.218cm">
          <text:p/>
          <draw:enhanced-geometry draw:mirror-horizontal="false" draw:mirror-vertical="false" drawooo:sub-view-size="876 506" svg:viewBox="0 0 21900 12650" draw:type="ooxml-non-primitive" draw:enhanced-path="M 707 0 L 539 169 404 303 270 169 169 34 34 34 0 101 34 169 135 303 270 472 303 505 337 505 404 472 438 472 472 438 674 303 842 169 876 101 842 34 775 0 Z N"/>
        </draw:custom-shape>
        <draw:custom-shape draw:name="Shape 1105" draw:style-name="Mgr4" draw:text-style-name="MP7" draw:layer="layout" svg:width="0.148cm" svg:height="0.155cm" svg:x="4.603cm" svg:y="1.125cm">
          <text:p/>
          <draw:enhanced-geometry draw:mirror-horizontal="false" draw:mirror-vertical="false" drawooo:sub-view-size="809 843" svg:viewBox="0 0 20225 21075" draw:type="ooxml-non-primitive" draw:enhanced-path="M 34 1 L 1 135 1 270 1 640 34 708 68 741 135 741 169 708 371 506 371 539 405 607 472 708 573 809 607 842 674 842 708 775 708 741 640 640 539 506 472 472 438 472 506 405 640 270 674 304 741 270 809 203 809 169 775 102 741 68 573 68 438 169 337 304 169 472 135 304 135 135 102 68 68 1 Z N"/>
        </draw:custom-shape>
        <draw:custom-shape draw:name="Shape 1106" draw:style-name="Mgr4" draw:text-style-name="MP7" draw:layer="layout" svg:width="0.459cm" svg:height="0.484cm" svg:x="4.43cm" svg:y="0.945cm">
          <text:p/>
          <draw:enhanced-geometry draw:mirror-horizontal="false" draw:mirror-vertical="false" drawooo:sub-view-size="2492 2627" svg:viewBox="0 0 62300 65675" draw:type="ooxml-non-primitive" draw:enhanced-path="M 2222 135 L 2222 1212 2188 2290 1717 2323 1212 2357 774 2357 539 2391 303 2424 269 2424 269 2391 303 1886 269 1347 236 808 135 270 1178 270 1683 236 2222 135 Z M 1683 0 L 1145 34 606 68 67 68 0 101 0 135 0 202 34 270 0 775 34 1347 67 1886 101 2391 135 2458 168 2458 202 2492 236 2458 236 2525 303 2559 539 2593 774 2626 1246 2626 1751 2525 2188 2424 2188 2492 2222 2559 2289 2593 2357 2593 2424 2525 2458 1919 2491 1313 2458 707 2357 101 2357 68 2323 68 2289 0 Z N"/>
        </draw:custom-shape>
        <draw:custom-shape draw:name="Shape 1107" draw:style-name="Mgr4" draw:text-style-name="MP7" draw:layer="layout" svg:width="0.167cm" svg:height="0.142cm" svg:x="4.336cm" svg:y="1.615cm">
          <text:p/>
          <draw:enhanced-geometry draw:mirror-horizontal="false" draw:mirror-vertical="false" drawooo:sub-view-size="910 775" svg:viewBox="0 0 22750 19375" draw:type="ooxml-non-primitive" draw:enhanced-path="M 67 0 L 0 34 0 101 0 674 34 741 168 741 202 674 202 438 303 606 370 640 404 640 438 606 640 404 673 573 741 741 808 775 875 741 909 707 909 640 842 404 842 270 842 135 842 68 808 34 741 34 673 68 404 371 168 34 101 0 Z N"/>
        </draw:custom-shape>
        <draw:custom-shape draw:name="Shape 1108" draw:style-name="Mgr4" draw:text-style-name="MP7" draw:layer="layout" svg:width="0.471cm" svg:height="0.44cm" svg:x="5.231cm" svg:y="1.429cm">
          <text:p/>
          <draw:enhanced-geometry draw:mirror-horizontal="false" draw:mirror-vertical="false" drawooo:sub-view-size="2559 2391" svg:viewBox="0 0 63975 59775" draw:type="ooxml-non-primitive" draw:enhanced-path="M 101 0 L 101 34 34 303 0 539 34 1078 68 1684 101 1987 169 2290 202 2323 270 2357 303 2323 337 2256 337 1953 303 1650 236 1078 236 640 202 202 438 236 1145 236 2222 169 2256 236 2357 236 2323 573 2323 876 2357 2054 1886 2054 1414 2088 707 2088 539 2121 438 2189 337 2256 438 2323 539 2357 775 2391 1280 2357 1818 2357 2121 2323 2391 2256 2424 2323 2492 2323 2559 2290 2559 2222 2525 1044 2525 539 2492 270 2458 34 2424 34 2391 68 2323 34 2222 0 2020 0 1616 34 909 34 539 68 202 101 202 34 169 0 Z N"/>
        </draw:custom-shape>
        <draw:custom-shape draw:name="Shape 1109" draw:style-name="Mgr4" draw:text-style-name="MP7" draw:layer="layout" svg:width="0.167cm" svg:height="0.13cm" svg:x="5.479cm" svg:y="0.578cm">
          <text:p/>
          <draw:enhanced-geometry draw:mirror-horizontal="false" draw:mirror-vertical="false" drawooo:sub-view-size="910 708" svg:viewBox="0 0 22750 17700" draw:type="ooxml-non-primitive" draw:enhanced-path="M 607 169 L 742 203 641 304 540 371 270 371 270 203 371 169 Z M 506 1 L 371 35 270 102 203 68 169 68 136 102 102 203 102 338 35 371 1 439 35 506 102 540 102 607 136 674 169 708 203 708 237 674 270 641 304 607 270 540 506 540 708 472 775 439 843 371 876 270 910 169 910 102 876 102 674 1 Z N"/>
        </draw:custom-shape>
        <draw:custom-shape draw:name="Shape 1110" draw:style-name="Mgr4" draw:text-style-name="MP7" draw:layer="layout" svg:width="0.043cm" svg:height="0.484cm" svg:x="5.343cm" svg:y="1.976cm">
          <text:p/>
          <draw:enhanced-geometry draw:mirror-horizontal="false" draw:mirror-vertical="false" drawooo:sub-view-size="236 2627" svg:viewBox="0 0 5900 65675" draw:type="ooxml-non-primitive" draw:enhanced-path="M 68 0 L 0 236 0 472 0 977 0 1785 0 2155 34 2559 68 2593 101 2626 169 2626 202 2559 202 2256 236 1953 202 1381 202 674 202 337 169 169 101 0 Z N"/>
        </draw:custom-shape>
        <draw:custom-shape draw:name="Shape 1111" draw:style-name="Mgr4" draw:text-style-name="MP7" draw:layer="layout" svg:width="0.08cm" svg:height="0.124cm" svg:x="6.101cm" svg:y="2.224cm">
          <text:p/>
          <draw:enhanced-geometry draw:mirror-horizontal="false" draw:mirror-vertical="false" drawooo:sub-view-size="439 675" svg:viewBox="0 0 10975 16875" draw:type="ooxml-non-primitive" draw:enhanced-path="M 270 1 L 203 68 135 136 34 237 1 371 34 405 34 439 135 439 169 506 304 641 371 674 438 641 438 607 438 540 337 439 236 338 405 169 438 136 438 68 405 1 Z N"/>
        </draw:custom-shape>
        <draw:custom-shape draw:name="Shape 1112" draw:style-name="Mgr4" draw:text-style-name="MP7" draw:layer="layout" svg:width="0.459cm" svg:height="0.496cm" svg:x="5.753cm" svg:y="1.392cm">
          <text:p/>
          <draw:enhanced-geometry draw:mirror-horizontal="false" draw:mirror-vertical="false" drawooo:sub-view-size="2492 2694" svg:viewBox="0 0 62300 67350" draw:type="ooxml-non-primitive" draw:enhanced-path="M 2290 202 L 2222 707 2222 1246 2256 1785 2290 2323 2323 2357 2290 2357 2054 2323 1818 2323 1347 2357 371 2357 270 1313 202 236 707 270 1246 270 2290 202 Z M 2323 0 L 1785 34 707 34 169 68 101 101 101 169 68 169 34 202 0 808 34 1414 101 2020 202 2626 236 2660 303 2694 404 2660 404 2559 404 2492 876 2593 1852 2593 2088 2559 2290 2492 2357 2458 2357 2391 2424 2391 2458 2357 2492 2323 2492 1785 2492 1246 2458 707 2391 169 2424 101 2424 68 2391 0 Z N"/>
        </draw:custom-shape>
        <draw:custom-shape draw:name="Shape 1113" draw:style-name="Mgr4" draw:text-style-name="MP7" draw:layer="layout" svg:width="2.198cm" svg:height="2.161cm" svg:x="22.016cm" svg:y="12.375cm">
          <text:p/>
          <draw:enhanced-geometry draw:mirror-horizontal="false" draw:mirror-vertical="false" drawooo:sub-view-size="11919 11717" svg:viewBox="0 0 297975 292925" draw:type="ooxml-non-primitive" draw:enhanced-path="M 270 6532 L 303 6734 371 6936 573 7273 808 7609 977 7744 1111 7845 1078 8148 1078 8451 1111 8721 1145 9024 1212 9158 943 8956 707 8687 505 8418 371 8115 270 7811 236 7508 202 7205 236 6869 270 6532 Z M 2593 1 L 2559 34 2222 607 1953 1179 1650 1785 1414 2391 943 3637 539 4849 236 5825 101 6364 0 6869 0 7374 0 7643 68 7879 135 8148 236 8384 371 8586 539 8822 909 9192 1347 9562 1818 9865 2323 10135 2828 10370 3367 10572 4411 10909 5050 11077 5690 11212 6970 11414 8249 11582 9528 11717 9596 11717 9629 11650 9596 11549 9528 11515 7576 11313 6566 11178 5555 11010 4579 10774 4074 10640 3603 10471 3131 10303 2660 10067 2222 9865 1818 9596 1549 9226 1448 9057 1347 8822 1313 8620 1313 8384 1280 8148 1246 7912 1313 7879 1347 7811 1313 7744 1280 7710 1044 7542 876 7340 707 7104 539 6869 472 6633 404 6431 404 5960 640 5185 909 4445 1313 3367 1751 2290 2189 1246 2593 169 2727 304 2896 405 3098 506 3266 573 3670 640 4074 708 4714 842 5353 1011 6599 1415 7879 1785 9192 2088 10505 2324 11818 2492 11885 2492 11919 2425 11885 2324 11818 2290 10572 2122 9326 1920 8114 1650 6902 1314 5825 977 4781 674 4242 539 3670 438 3165 304 2896 236 2626 102 2626 68 2626 34 2626 1 Z N"/>
        </draw:custom-shape>
        <draw:custom-shape draw:name="Shape 1114" draw:style-name="Mgr4" draw:text-style-name="MP7" draw:layer="layout" svg:width="0.477cm" svg:height="0.558cm" svg:x="5.361cm" svg:y="1.907cm">
          <text:p/>
          <draw:enhanced-geometry draw:mirror-horizontal="false" draw:mirror-vertical="false" drawooo:sub-view-size="2593 3031" svg:viewBox="0 0 64825 75775" draw:type="ooxml-non-primitive" draw:enhanced-path="M 2424 1 L 2391 34 2357 68 2054 68 1785 102 1212 203 909 203 606 135 303 135 169 169 34 236 0 270 0 304 68 338 303 371 539 405 1044 439 1381 439 1684 371 2020 304 2357 304 2323 809 2357 1314 2357 1954 2357 2290 2424 2627 2357 2593 1751 2661 1111 2728 606 2795 337 2863 101 2964 371 3031 606 2997 1111 2930 1751 2863 2357 2795 2424 2762 2458 2728 2458 2762 2525 2762 2559 2728 2593 2425 2593 2122 2593 1516 2559 775 2559 439 2492 68 2492 34 2424 1 Z N"/>
        </draw:custom-shape>
        <draw:custom-shape draw:name="Shape 1115" draw:style-name="Mgr4" draw:text-style-name="MP7" draw:layer="layout" svg:width="2.527cm" svg:height="0.608cm" svg:x="2.144cm" svg:y="1.988cm">
          <text:p/>
          <draw:enhanced-geometry draw:mirror-horizontal="false" draw:mirror-vertical="false" drawooo:sub-view-size="13704 3300" svg:viewBox="0 0 342600 82500" draw:type="ooxml-non-primitive" draw:enhanced-path="M 13366 337 L 13366 674 13366 1011 13434 2593 13400 2559 13030 2492 12659 2458 11986 2458 11279 2526 10572 2627 9697 2728 8855 2795 7171 2862 5488 2896 3805 2930 2088 2963 1246 2997 438 3064 404 2761 371 2425 270 1751 202 1145 135 842 68 573 1751 573 3434 539 6801 438 13366 337 Z M 13467 1 L 13400 68 6801 236 3434 270 1751 304 68 371 34 405 0 438 0 506 0 842 0 1145 68 1751 135 2526 169 2896 270 3266 303 3300 337 3300 404 3266 404 3233 1212 3266 2054 3266 3670 3233 6936 3098 8518 3031 9326 2997 10101 2930 10909 2829 11717 2728 12525 2728 12929 2761 13333 2795 13434 2795 13467 2694 13535 2728 13602 2728 13669 2660 13703 2593 13636 1179 13636 741 13636 539 13602 304 13636 270 13669 169 13602 102 13535 68 13501 68 13467 1 Z N"/>
        </draw:custom-shape>
        <draw:custom-shape draw:name="Shape 1116" draw:style-name="Mgr4" draw:text-style-name="MP7" draw:layer="layout" svg:width="0.13cm" svg:height="0.117cm" svg:x="5.386cm" svg:y="1.516cm">
          <text:p/>
          <draw:enhanced-geometry draw:mirror-horizontal="false" draw:mirror-vertical="false" drawooo:sub-view-size="708 641" svg:viewBox="0 0 17700 16025" draw:type="ooxml-non-primitive" draw:enhanced-path="M 68 1 L 1 34 1 68 35 102 169 203 371 270 102 472 68 539 102 607 169 640 237 640 439 472 641 304 674 270 708 203 674 169 607 135 338 34 203 1 Z N"/>
        </draw:custom-shape>
        <draw:custom-shape draw:name="Shape 1117" draw:style-name="Mgr4" draw:text-style-name="MP7" draw:layer="layout" svg:width="0.515cm" svg:height="0.484cm" svg:x="0cm" svg:y="1.628cm">
          <text:p/>
          <draw:enhanced-geometry draw:mirror-horizontal="false" draw:mirror-vertical="false" drawooo:sub-view-size="2796 2627" svg:viewBox="0 0 69900 65675" draw:type="ooxml-non-primitive" draw:enhanced-path="M 2627 1 L 2593 34 2560 68 2492 236 1819 169 1145 135 573 135 1 169 1 371 1684 371 2458 405 2425 876 2458 1347 2526 2257 1953 2324 1179 2358 472 2391 169 2358 1 2324 1 2492 640 2593 1314 2627 1987 2560 2627 2459 2728 2459 2795 2391 2795 2324 2728 1718 2694 1112 2728 573 2728 337 2694 68 2661 34 2627 1 Z N"/>
        </draw:custom-shape>
        <draw:custom-shape draw:name="Shape 1118" draw:style-name="Mgr4" draw:text-style-name="MP7" draw:layer="layout" svg:width="0.447cm" svg:height="0.074cm" svg:x="0.969cm" svg:y="0cm">
          <text:p/>
          <draw:enhanced-geometry draw:mirror-horizontal="false" draw:mirror-vertical="false" drawooo:sub-view-size="2426 405" svg:viewBox="0 0 60650 10125" draw:type="ooxml-non-primitive" draw:enhanced-path="M 2189 1 L 2223 169 1684 169 1112 203 540 169 270 169 1 236 237 304 472 337 977 371 1651 405 1954 371 2290 270 2358 270 2391 236 2425 203 2391 1 Z N"/>
        </draw:custom-shape>
        <draw:custom-shape draw:name="Shape 1119" draw:style-name="Mgr4" draw:text-style-name="MP7" draw:layer="layout" svg:width="0.397cm" svg:height="0.515cm" svg:x="0cm" svg:y="2.144cm">
          <text:p/>
          <draw:enhanced-geometry draw:mirror-horizontal="false" draw:mirror-vertical="false" drawooo:sub-view-size="2156 2795" svg:viewBox="0 0 53900 69875" draw:type="ooxml-non-primitive" draw:enhanced-path="M 1583 0 L 1179 34 607 68 304 68 1 101 1 270 741 270 1785 202 1819 236 1886 236 1886 270 1920 236 1886 573 1886 909 1920 1684 1953 2458 1482 2458 1011 2492 506 2492 236 2525 102 2559 1 2593 1 2727 102 2761 203 2795 438 2795 876 2761 1415 2761 1718 2727 1987 2694 2021 2727 2088 2727 2155 2694 2155 2626 2088 1078 2088 539 2088 303 2021 68 2021 34 1987 68 1987 101 1953 68 1886 34 1785 0 Z N"/>
        </draw:custom-shape>
        <draw:custom-shape draw:name="Shape 1120" draw:style-name="Mgr4" draw:text-style-name="MP7" draw:layer="layout" svg:width="0.459cm" svg:height="0.496cm" svg:x="0.572cm" svg:y="1.603cm">
          <text:p/>
          <draw:enhanced-geometry draw:mirror-horizontal="false" draw:mirror-vertical="false" drawooo:sub-view-size="2492 2694" svg:viewBox="0 0 62300 67350" draw:type="ooxml-non-primitive" draw:enhanced-path="M 2290 202 L 2222 707 2189 1246 2222 1784 2290 2323 1818 2323 1347 2357 371 2357 270 1279 169 236 707 269 1246 269 2290 202 Z M 1751 0 L 1212 34 674 34 135 67 101 101 68 135 34 168 34 202 0 808 0 1414 68 2020 169 2626 236 2660 303 2694 371 2660 404 2559 371 2492 842 2559 1347 2593 1818 2593 2054 2559 2290 2492 2323 2458 2323 2391 2424 2391 2458 2357 2458 2290 2492 1784 2458 1246 2424 707 2357 168 2391 101 2391 67 2357 0 Z N"/>
        </draw:custom-shape>
        <draw:custom-shape draw:name="Shape 1121" draw:style-name="Mgr4" draw:text-style-name="MP7" draw:layer="layout" svg:width="0.049cm" svg:height="0.428cm" svg:x="5.871cm" svg:y="0.92cm">
          <text:p/>
          <draw:enhanced-geometry draw:mirror-horizontal="false" draw:mirror-vertical="false" drawooo:sub-view-size="270 2324" svg:viewBox="0 0 6750 58100" draw:type="ooxml-non-primitive" draw:enhanced-path="M 67 1 L 34 34 34 304 34 539 34 1078 0 1684 0 1987 34 2256 67 2324 168 2324 202 2290 236 1987 269 1684 236 1078 236 539 202 270 135 34 135 1 Z N"/>
        </draw:custom-shape>
        <draw:custom-shape draw:name="Shape 1122" draw:style-name="Mgr4" draw:text-style-name="MP7" draw:layer="layout" svg:width="0.136cm" svg:height="0.192cm" svg:x="1.995cm" svg:y="1.205cm">
          <text:p/>
          <draw:enhanced-geometry draw:mirror-horizontal="false" draw:mirror-vertical="false" drawooo:sub-view-size="741 1045" svg:viewBox="0 0 18525 26125" draw:type="ooxml-non-primitive" draw:enhanced-path="M 438 270 L 539 303 573 371 606 438 606 606 539 674 505 741 337 842 303 842 270 472 303 270 337 303 438 270 Z M 270 0 L 270 34 202 101 135 202 101 404 101 640 135 876 34 876 0 909 0 943 0 1010 34 1010 135 1044 236 1044 337 1010 438 977 606 808 741 640 741 539 741 438 707 337 674 236 606 169 303 169 303 34 270 0 Z N"/>
        </draw:custom-shape>
        <draw:custom-shape draw:name="Shape 1123" draw:style-name="Mgr4" draw:text-style-name="MP7" draw:layer="layout" svg:width="0.465cm" svg:height="0.509cm" svg:x="0.963cm" svg:y="2.1cm">
          <text:p/>
          <draw:enhanced-geometry draw:mirror-horizontal="false" draw:mirror-vertical="false" drawooo:sub-view-size="2526 2762" svg:viewBox="0 0 63150 69050" draw:type="ooxml-non-primitive" draw:enhanced-path="M 2256 236 L 2256 640 2290 1078 2290 1785 2323 2492 1448 2492 909 2526 640 2559 371 2593 337 1886 236 1145 202 708 135 270 1179 270 2256 236 Z M 2222 1 L 1179 34 640 34 135 68 68 135 34 203 0 438 0 674 34 1145 101 1920 135 2357 236 2694 236 2728 270 2761 337 2728 371 2728 606 2761 842 2761 1313 2728 2088 2728 2357 2694 2492 2694 2492 2660 2525 2324 2525 1953 2492 1246 2458 640 2424 337 2357 68 2323 34 2290 1 Z N"/>
        </draw:custom-shape>
        <draw:custom-shape draw:name="Shape 1124" draw:style-name="Mgr4" draw:text-style-name="MP7" draw:layer="layout" svg:width="0.459cm" svg:height="0.484cm" svg:x="1.833cm" svg:y="1.05cm">
          <text:p/>
          <draw:enhanced-geometry draw:mirror-horizontal="false" draw:mirror-vertical="false" drawooo:sub-view-size="2493 2627" svg:viewBox="0 0 62325 65675" draw:type="ooxml-non-primitive" draw:enhanced-path="M 2223 135 L 2257 1213 2223 2290 1752 2324 1247 2357 775 2357 539 2391 337 2425 304 2425 304 2391 337 1886 304 1347 236 809 135 270 1213 270 1718 236 2223 135 Z M 1718 1 L 1179 34 640 68 102 68 34 102 1 135 1 203 34 270 34 775 34 1347 68 1886 135 2391 169 2458 203 2458 236 2492 270 2458 270 2526 337 2559 539 2593 775 2627 1280 2593 1752 2526 2223 2425 2223 2492 2257 2559 2324 2593 2391 2593 2425 2526 2492 1920 2492 1314 2492 708 2391 102 2391 68 2324 68 2324 1 Z N"/>
        </draw:custom-shape>
        <draw:custom-shape draw:name="Shape 1125" draw:style-name="Mgr4" draw:text-style-name="MP7" draw:layer="layout" svg:width="0.061cm" svg:height="0.428cm" svg:x="2.131cm" svg:y="1.572cm">
          <text:p/>
          <draw:enhanced-geometry draw:mirror-horizontal="false" draw:mirror-vertical="false" drawooo:sub-view-size="338 2324" svg:viewBox="0 0 8450 58100" draw:type="ooxml-non-primitive" draw:enhanced-path="M 68 1 L 35 34 1 304 1 573 35 1078 68 1684 102 1987 169 2290 203 2324 304 2324 304 2257 338 1987 304 1684 237 1078 203 539 169 304 136 34 136 1 Z N"/>
        </draw:custom-shape>
        <draw:custom-shape draw:name="Shape 1126" draw:style-name="Mgr4" draw:text-style-name="MP7" draw:layer="layout" svg:width="0.136cm" svg:height="0.161cm" svg:x="1.268cm" svg:y="1.74cm">
          <text:p/>
          <draw:enhanced-geometry draw:mirror-horizontal="false" draw:mirror-vertical="false" drawooo:sub-view-size="741 877" svg:viewBox="0 0 18525 21925" draw:type="ooxml-non-primitive" draw:enhanced-path="M 101 1 L 34 34 0 68 0 102 34 169 135 203 337 270 168 472 34 708 0 775 34 842 101 876 168 876 505 775 673 741 707 708 741 640 741 573 673 539 640 539 505 573 370 607 640 236 673 169 640 135 606 102 539 68 236 34 101 1 Z N"/>
        </draw:custom-shape>
        <draw:custom-shape draw:name="Shape 1127" draw:style-name="Mgr4" draw:text-style-name="MP7" draw:layer="layout" svg:width="0.465cm" svg:height="0.44cm" svg:x="1.087cm" svg:y="1.591cm">
          <text:p/>
          <draw:enhanced-geometry draw:mirror-horizontal="false" draw:mirror-vertical="false" drawooo:sub-view-size="2526 2392" svg:viewBox="0 0 63150 59800" draw:type="ooxml-non-primitive" draw:enhanced-path="M 2256 236 L 2256 674 2290 1112 2290 1617 2324 2122 1448 2122 910 2156 640 2156 371 2223 304 1684 236 1145 203 708 169 270 169 270 674 304 1213 270 2256 236 Z M 2256 1 L 1179 34 674 68 135 102 68 135 34 203 1 438 1 674 34 1179 102 1751 135 2055 203 2324 236 2358 371 2358 573 2391 842 2391 1314 2358 2088 2358 2357 2324 2458 2324 2492 2290 2526 2021 2526 1785 2492 1246 2458 674 2425 371 2357 68 2324 34 2290 34 2256 1 Z N"/>
        </draw:custom-shape>
        <draw:custom-shape draw:name="Shape 1128" draw:style-name="Mgr4" draw:text-style-name="MP7" draw:layer="layout" svg:width="0.477cm" svg:height="0.446cm" svg:x="4.2cm" svg:y="1.46cm">
          <text:p/>
          <draw:enhanced-geometry draw:mirror-horizontal="false" draw:mirror-vertical="false" drawooo:sub-view-size="2593 2425" svg:viewBox="0 0 64825 60625" draw:type="ooxml-non-primitive" draw:enhanced-path="M 2391 1 L 2357 34 2323 135 1751 102 1179 68 674 34 404 68 303 135 202 169 202 203 371 270 573 304 1684 304 2323 337 2323 708 2323 1078 2323 1583 2357 1852 2387 2088 2387 2088 1347 2122 808 2155 539 2189 303 2256 270 1751 236 1246 270 708 236 438 202 304 169 203 68 337 34 506 0 876 34 1583 34 1819 34 2088 68 2189 101 2290 169 2391 270 2425 303 2425 337 2391 337 2357 573 2391 842 2425 1347 2391 2391 2324 2458 2290 2492 2324 2525 2324 2559 2290 2593 2021 2559 1785 2525 1246 2525 640 2492 337 2458 34 2424 1 Z N"/>
        </draw:custom-shape>
        <draw:custom-shape draw:name="Shape 1129" draw:style-name="Mgr4" draw:text-style-name="MP7" draw:layer="layout" svg:width="2.186cm" svg:height="3.335cm" svg:x="23.258cm" svg:y="7.896cm">
          <text:p/>
          <draw:enhanced-geometry draw:mirror-horizontal="false" draw:mirror-vertical="false" drawooo:sub-view-size="11852 18081" svg:viewBox="0 0 296300 452025" draw:type="ooxml-non-primitive" draw:enhanced-path="M 8721 1 L 6431 506 4142 1045 1886 1651 977 1886 742 1954 540 2055 338 2156 169 2290 169 2324 136 2257 68 2223 1 2223 1 2290 35 2762 136 3233 371 4176 641 5118 876 6061 1785 10068 2223 12054 2728 14040 3267 16027 3536 17037 3873 17980 3940 18081 4007 18081 4075 18047 4142 17980 4681 17879 5253 17710 6330 17374 7576 17003 8856 16667 10337 16296 11111 16128 11852 15892 11852 15656 11044 15892 10202 16094 8519 16532 6263 17172 5152 17475 4613 17643 4108 17879 3536 15926 2997 13939 2526 11987 2055 9967 1146 5960 742 4108 506 3199 338 2762 182 2358 405 2358 641 2324 1078 2223 1954 1920 4209 1314 6465 775 8755 304 8889 977 9024 1651 9394 3031 10303 6330 11280 9664 11549 10674 11852 11717 11852 10640 11583 9832 10640 6532 9798 3469 9394 1785 9159 944 8923 136 8889 102 8822 35 8788 1 Z N"/>
        </draw:custom-shape>
        <draw:custom-shape draw:name="Shape 1130" draw:style-name="Mgr4" draw:text-style-name="MP7" draw:layer="layout" svg:width="9.348cm" svg:height="2.813cm" svg:x="14.859cm" svg:y="0cm">
          <text:p/>
          <draw:enhanced-geometry draw:mirror-horizontal="false" draw:mirror-vertical="false" drawooo:sub-view-size="50672 15253" svg:viewBox="0 0 1266800 381325" draw:type="ooxml-non-primitive" draw:enhanced-path="M 22592 5219 L 22558 5859 22154 5893 22188 5825 22188 5758 22154 5623 22121 5421 22087 5253 22558 5219 Z M 21919 5253 L 21919 5590 21952 5758 21952 5859 21986 5926 21750 5960 21717 5792 21649 5623 21616 5455 21515 5287 21919 5253 Z M 21447 5287 L 21447 5455 21481 5623 21515 5792 21548 5960 21313 5994 21313 5859 21279 5724 21178 5287 Z M 21111 5287 L 21144 5691 21178 5859 21212 5994 20909 6027 20909 5960 20909 5859 20841 5724 20774 5320 21111 5287 Z M 20673 5320 L 20673 5724 20673 5893 20707 5994 20740 6061 20471 6061 20471 5926 20437 5758 20404 5522 20370 5320 Z M 20201 5320 L 20201 5522 20235 5691 20269 5893 20269 5994 20302 6095 20033 6128 19999 5893 19966 5623 19898 5354 20201 5320 Z M 19730 5354 L 19764 5623 19764 5859 19797 5994 19831 6162 19528 6196 19494 5994 19461 5825 19427 5590 19360 5388 19730 5354 Z M 22592 6095 L 22626 7071 22693 7778 22121 7778 21582 7845 20505 8014 19427 8115 18888 8182 18350 8317 18249 7441 18181 7037 18114 6633 18653 6600 19225 6532 20336 6398 21481 6229 22592 6095 Z M 22693 7946 L 22760 8283 22828 8653 22356 8721 22289 8485 22222 8047 22693 7946 Z M 22121 8047 L 22121 8249 22121 8451 22154 8721 21784 8788 21750 8586 21717 8418 21683 8249 21616 8115 22121 8047 Z M 21481 8115 L 21481 8283 21515 8418 21548 8620 21582 8788 21313 8822 21245 8350 21178 8148 21481 8115 Z M 20976 8182 L 21010 8384 21077 8855 20774 8889 20774 8721 20740 8552 20707 8384 20639 8216 20976 8182 Z M 20505 8216 L 20505 8418 20538 8586 20538 8754 20606 8923 20336 8956 20336 8889 20336 8788 20302 8653 20235 8249 20505 8216 Z M 20134 8283 L 20100 8451 20100 8620 20134 8822 20168 8889 20235 8956 19865 8990 19831 8788 19764 8552 19730 8350 20134 8283 Z M 19629 8350 L 19595 8552 19595 8754 19629 9024 19292 9024 19326 8956 19326 8889 19292 8754 19259 8586 19191 8418 19629 8350 Z M 809 8855 L 842 9024 842 9226 640 9259 438 9327 337 9091 203 8855 405 8855 607 8889 708 8889 809 8855 Z M 876 8586 L 1078 8620 1448 8620 1482 8855 1516 9091 1516 9293 1213 9360 1044 9360 1044 9259 1044 9226 1011 9024 977 8788 876 8586 Z M 19191 5388 L 19191 5590 19225 5825 19259 6027 19326 6229 18686 6330 18047 6465 18013 6465 17979 6499 17946 6532 17946 6566 17979 6600 17979 7105 18013 7576 18181 8552 18215 8586 18249 8620 18316 8620 18383 8586 18383 8485 18383 8418 18754 8451 19124 8418 19124 8552 19124 8721 19124 8889 19158 8990 19191 9057 18855 9091 18552 9158 18249 9226 17979 9360 17946 9327 17744 8182 17676 7576 17643 7004 17643 6667 17643 6297 17643 5893 17575 5556 18215 5489 18821 5421 18821 5590 18821 6128 18821 6196 18888 6229 18922 6263 18989 6229 19023 6196 19023 6128 19023 5792 18989 5421 19191 5388 Z M 3401 7441 L 3367 7744 3334 8047 3300 8687 3334 9360 3401 10000 2862 9865 2627 9764 2391 9663 2189 9529 1953 9394 1785 9360 1785 9327 1751 9293 1718 9091 1718 8923 1684 8586 1785 8586 1852 8552 1852 8485 1819 8451 1785 8418 1617 8451 1852 8317 2054 8216 2458 7946 3401 7441 Z M 4176 6970 L 4176 7845 4209 8721 4209 9394 4243 9731 4277 10067 4176 9966 4142 9798 4108 9630 4108 9428 4108 8721 4075 8014 4041 7307 4075 7307 4108 7273 4075 7239 4041 7172 4007 6970 Z M 3637 7307 L 3872 7340 3839 8014 3872 8721 3974 10135 3805 10168 3771 10168 3771 10101 3738 10067 3704 10034 3637 10034 3603 9360 3569 8687 3569 8014 3536 7374 3569 7340 3603 7307 Z M 17340 5556 L 17340 6532 17373 7475 17508 8418 17676 9360 16027 9596 14377 9764 12727 9899 11077 10000 7610 10236 6869 10236 6095 10269 5320 10303 4916 10370 4546 10438 4546 10404 4546 10303 4580 10236 4546 10168 4479 9360 4445 8552 4411 7744 4344 6936 4378 6936 4411 6903 4411 6869 4411 6802 5152 6734 5859 6667 7307 6465 9024 6229 10741 6061 12391 5893 14040 5758 15690 5657 17340 5556 Z M 10606 1 L 10471 674 10370 1347 10202 2661 10067 3671 9933 4647 9798 5287 9731 5623 9697 5960 8350 6095 7004 6229 5657 6431 4984 6566 4344 6701 4310 6667 4310 6633 4243 6600 4209 6633 4209 6667 4209 6734 4142 6734 4108 6768 4108 6802 4007 6835 3940 6903 3906 6936 3940 6970 3906 7138 3502 7138 3435 7172 3435 7206 2357 7778 1920 8047 1718 8216 1549 8418 1482 8451 1280 8485 1078 8485 977 8519 876 8552 842 8519 809 8519 809 8721 472 8721 270 8687 68 8721 68 8687 34 8721 1 8721 1 8754 34 8788 68 8956 135 9158 304 9495 371 9529 405 9529 640 9461 876 9394 910 9428 876 9461 943 9529 1011 9562 1246 9596 1448 9562 1650 9495 1718 9495 2122 9731 2559 9933 2997 10101 3435 10202 3468 10370 3502 10438 3603 10438 3637 10370 3738 10404 3872 10404 4075 10370 4310 10337 4344 10438 4378 10471 4378 10505 4411 10539 4782 10572 5186 10606 5994 10572 7610 10438 11077 10202 12828 10101 14545 9966 14579 9966 14949 10135 15387 10303 15791 10438 16229 10539 17104 10707 18013 10808 18922 10876 19831 10943 20707 11010 21582 11078 22626 11212 23636 11347 25689 11684 27743 12054 29797 12391 29427 14882 29460 14949 29460 14983 29528 15017 29629 14983 29629 14949 29662 14916 29797 14815 29932 14680 30066 14545 30201 14444 30268 14613 30369 14747 30470 14882 30605 15017 30571 15151 30571 15219 30605 15252 30740 15252 30773 15219 30807 15151 30807 14949 31076 12492 31682 12593 32288 12694 33467 12795 34241 12896 34611 12963 34982 13064 35251 13131 35520 13165 35756 13199 36025 13165 36665 13165 36968 13232 37238 13300 37844 13434 38147 13502 38450 13502 39190 13569 39965 13670 41446 13872 44274 14377 45520 14646 46160 14714 46799 14747 47069 14714 47338 14646 47540 14579 47742 14444 47910 14310 48079 14141 48213 13939 48314 13737 48382 13535 48449 13300 48550 12828 48584 12323 48584 11852 48752 11111 48887 10404 49122 8956 49695 5522 50671 1 50402 1 49425 5455 48853 8855 48651 10269 48550 10977 48483 11684 48415 11684 48382 11785 48382 12492 48348 12828 48281 13199 48180 13502 48011 13805 47776 14074 47641 14209 47473 14310 47338 14377 47203 14444 46867 14512 46530 14512 46160 14478 45486 14377 44847 14242 42288 13771 39729 13367 39224 13300 38685 13266 38180 13232 37911 13199 37642 13098 37406 13030 37170 12997 36665 12963 36160 12963 35655 12997 35487 12997 35352 12963 35015 12862 34712 12761 34409 12694 33938 12626 33467 12559 32288 12424 31682 12391 31110 12357 31211 11482 31783 11650 32389 11785 33601 12020 36025 12424 38483 12828 40941 13165 43533 13502 44644 13603 45217 13636 45486 13636 45789 13603 46193 13502 46530 13333 46833 13131 47069 12896 47271 12593 47405 12256 47473 11886 47506 11448 47473 11414 47708 10707 47843 10000 48112 8552 48382 6970 48617 5388 48954 2694 49257 1 48988 1 48685 2795 48314 5590 48079 7172 47843 8721 47574 10034 47473 10707 47405 11381 47338 11381 47304 11448 47304 11785 47237 12088 47170 12357 47035 12593 46900 12828 46698 12997 46429 13165 46126 13300 45890 13367 45621 13434 45116 13434 44577 13401 44072 13333 41749 13064 39426 12761 37339 12458 35285 12121 34275 11919 33265 11717 32221 11515 31211 11347 31480 9192 31750 7037 32322 3132 32457 2357 32591 1583 32726 775 32827 1 32625 1 32457 809 32322 1650 32086 3334 31783 5287 31514 7273 31043 10977 30639 14680 30504 14478 30403 14242 30336 14175 30235 14175 30134 14209 30033 14276 29831 14444 29696 14613 29999 12424 30066 12391 30066 12323 30066 12256 30033 12222 30740 7206 31009 5421 31312 3603 31581 1819 31682 910 31783 1 31615 1 31413 876 31278 1785 31009 3570 30773 5354 30538 7138 29965 11145 29427 11111 30033 5421 30201 4075 30369 2728 30571 1347 30706 1 30470 1 30268 1280 30100 2593 29965 3873 29831 5152 29494 8115 29157 11111 27709 11010 26228 10909 25487 10808 24780 10741 24040 10606 23333 10438 21750 10101 20942 9933 20134 9798 19562 9731 19259 9697 18989 9596 18754 9529 18518 9495 18282 9495 18047 9562 18013 9596 17979 9663 18013 9697 18417 9697 18754 9731 18922 9832 19023 9865 19124 9899 19966 10034 20841 10135 21616 10303 22424 10471 23972 10842 24612 10977 25252 11078 26531 11212 27844 11280 29124 11347 29124 11482 29124 11549 29157 11583 29225 11616 29326 11583 29359 11549 29359 11482 29393 11381 29932 11414 29797 12189 27945 11818 26093 11515 24242 11246 22356 10977 21414 10876 20471 10775 18585 10606 17643 10505 16734 10337 15825 10168 14916 9933 16330 9764 17744 9562 17777 9596 17845 9630 17912 9596 17946 9529 17979 9529 18013 9495 18047 9461 18282 9428 18552 9394 19023 9327 20505 9158 22289 8956 22323 8956 22356 8923 23030 8855 23097 8822 23097 8754 23097 8721 23063 8653 22962 8216 22895 7744 22828 6835 22794 5893 22760 5421 22659 4984 22659 4950 22626 4950 22592 4984 22592 5017 22558 5017 19764 5152 19191 5152 18653 5186 18080 5287 17811 5354 17542 5455 17542 5421 17508 5388 17474 5388 17441 5354 17373 5354 14040 5556 12391 5691 10741 5859 9865 5926 10000 5657 10067 5320 10168 4714 10303 3940 10404 3166 10505 2391 10640 1583 10774 809 10909 1 Z N"/>
        </draw:custom-shape>
        <draw:custom-shape draw:name="Shape 1131" draw:style-name="Mgr4" draw:text-style-name="MP7" draw:layer="layout" svg:width="0.241cm" svg:height="0.173cm" svg:x="24.227cm" svg:y="11.275cm">
          <text:p/>
          <draw:enhanced-geometry draw:mirror-horizontal="false" draw:mirror-vertical="false" drawooo:sub-view-size="1314 943" svg:viewBox="0 0 32850 23575" draw:type="ooxml-non-primitive" draw:enhanced-path="M 943 0 L 471 169 236 236 168 270 101 270 101 236 34 236 34 270 0 270 34 337 67 404 101 404 168 438 269 438 572 404 875 303 909 472 976 606 875 606 808 674 640 741 572 775 539 775 572 741 707 674 842 573 842 539 842 505 808 472 741 438 572 539 370 640 269 741 236 775 269 842 303 876 337 876 438 808 438 876 471 909 539 943 707 909 875 808 976 741 1044 674 1111 741 1212 741 1279 707 1313 640 1279 573 1246 505 1145 303 1111 135 1111 68 1077 0 Z N"/>
        </draw:custom-shape>
        <draw:custom-shape draw:name="Shape 1132" draw:style-name="Mgr4" draw:text-style-name="MP7" draw:layer="layout" svg:width="0.13cm" svg:height="0.13cm" svg:x="23.302cm" svg:y="7.921cm">
          <text:p/>
          <draw:enhanced-geometry draw:mirror-horizontal="false" draw:mirror-vertical="false" drawooo:sub-view-size="708 708" svg:viewBox="0 0 17700 17700" draw:type="ooxml-non-primitive" draw:enhanced-path="M 438 203 L 506 236 539 304 539 405 506 472 438 539 270 539 203 506 169 405 236 304 270 270 337 236 371 203 Z M 337 1 L 270 34 203 68 135 135 102 203 102 236 34 337 1 438 34 539 68 607 135 674 203 708 371 708 506 674 607 640 640 573 708 438 708 270 674 169 640 102 573 68 506 34 337 1 Z N"/>
        </draw:custom-shape>
        <draw:custom-shape draw:name="Shape 1133" draw:style-name="Mgr4" draw:text-style-name="MP7" draw:layer="layout" svg:width="0.061cm" svg:height="0.111cm" svg:x="24.215cm" svg:y="11.356cm">
          <text:p/>
          <draw:enhanced-geometry draw:mirror-horizontal="false" draw:mirror-vertical="false" drawooo:sub-view-size="338 607" svg:viewBox="0 0 8450 15175" draw:type="ooxml-non-primitive" draw:enhanced-path="M 34 1 L 1 35 1 270 1 472 34 540 102 607 304 607 337 540 337 472 270 405 236 405 203 169 135 102 68 1 Z N"/>
        </draw:custom-shape>
        <draw:custom-shape draw:name="Shape 1134" draw:style-name="Mgr4" draw:text-style-name="MP7" draw:layer="layout" svg:width="0.434cm" svg:height="0.067cm" svg:x="22.562cm" svg:y="0.603cm">
          <text:p/>
          <draw:enhanced-geometry draw:mirror-horizontal="false" draw:mirror-vertical="false" drawooo:sub-view-size="2357 371" svg:viewBox="0 0 58925 9275" draw:type="ooxml-non-primitive" draw:enhanced-path="M 1448 1 L 741 34 370 68 34 135 0 169 34 169 303 203 606 203 1178 169 1448 169 1717 203 1986 236 2256 371 2323 371 2357 337 2357 304 2357 236 2256 169 2155 102 1919 34 1683 1 Z N"/>
        </draw:custom-shape>
        <draw:custom-shape draw:name="Shape 1135" draw:style-name="Mgr4" draw:text-style-name="MP7" draw:layer="layout" svg:width="0.788cm" svg:height="0.266cm" svg:x="21.438cm" svg:y="1.342cm">
          <text:p/>
          <draw:enhanced-geometry draw:mirror-horizontal="false" draw:mirror-vertical="false" drawooo:sub-view-size="4276 1448" svg:viewBox="0 0 106900 36200" draw:type="ooxml-non-primitive" draw:enhanced-path="M 4108 0 L 3872 67 3502 168 3131 303 2424 539 1212 943 606 1145 34 1380 0 1414 0 1448 34 1448 606 1347 1145 1178 2222 842 3266 539 3805 337 4040 236 4242 101 4276 67 4242 34 4175 0 Z N"/>
        </draw:custom-shape>
        <draw:custom-shape draw:name="Shape 1136" draw:style-name="Mgr4" draw:text-style-name="MP7" draw:layer="layout" svg:width="0.391cm" svg:height="0.148cm" svg:x="23.78cm" svg:y="7.747cm">
          <text:p/>
          <draw:enhanced-geometry draw:mirror-horizontal="false" draw:mirror-vertical="false" drawooo:sub-view-size="2123 809" svg:viewBox="0 0 53075 20225" draw:type="ooxml-non-primitive" draw:enhanced-path="M 1920 1 L 1853 34 1617 102 1381 169 944 270 472 371 270 472 35 573 1 674 1 741 68 809 136 809 1112 640 1583 506 2021 337 2088 304 2122 236 2122 169 2088 102 2055 68 1987 34 1920 1 Z N"/>
        </draw:custom-shape>
        <draw:custom-shape draw:name="Shape 1137" draw:style-name="Mgr4" draw:text-style-name="MP7" draw:layer="layout" svg:width="0.477cm" svg:height="0.31cm" svg:x="5.92cm" svg:y="2.119cm">
          <text:p/>
          <draw:enhanced-geometry draw:mirror-horizontal="false" draw:mirror-vertical="false" drawooo:sub-view-size="2593 1684" svg:viewBox="0 0 64825 42100" draw:type="ooxml-non-primitive" draw:enhanced-path="M 2222 304 L 2290 910 2357 1381 2121 1347 1886 1347 1414 1381 808 1381 539 1415 270 1482 236 876 202 573 202 438 169 304 404 371 674 405 1684 405 1953 371 2222 304 Z M 2256 1 L 2222 34 2222 68 2222 169 1785 169 1347 203 438 203 135 236 101 236 68 270 34 371 0 506 34 775 34 1549 68 1617 135 1650 202 1617 236 1583 505 1617 741 1617 1246 1583 1818 1583 2121 1549 2391 1482 2458 1684 2525 1684 2559 1650 2593 1482 2559 1280 2492 910 2391 270 2424 236 2424 203 2391 169 2357 169 2323 34 2290 1 Z N"/>
        </draw:custom-shape>
        <draw:custom-shape draw:name="Shape 1138" draw:style-name="Mgr4" draw:text-style-name="MP7" draw:layer="layout" svg:width="0.54cm" svg:height="0.186cm" svg:x="21.438cm" svg:y="1.603cm">
          <text:p/>
          <draw:enhanced-geometry draw:mirror-horizontal="false" draw:mirror-vertical="false" drawooo:sub-view-size="2930 1011" svg:viewBox="0 0 73250 25275" draw:type="ooxml-non-primitive" draw:enhanced-path="M 2862 0 L 2492 67 2121 168 1414 404 707 640 337 774 34 976 0 1010 34 1010 404 943 774 842 1448 572 2189 370 2559 269 2896 135 2896 101 2929 67 2896 34 2862 0 Z N"/>
        </draw:custom-shape>
        <draw:custom-shape draw:name="Shape 1139" draw:style-name="Mgr4" draw:text-style-name="MP7" draw:layer="layout" svg:width="0.689cm" svg:height="0.161cm" svg:x="21.401cm" svg:y="1.249cm">
          <text:p/>
          <draw:enhanced-geometry draw:mirror-horizontal="false" draw:mirror-vertical="false" drawooo:sub-view-size="3738 876" svg:viewBox="0 0 93450 21900" draw:type="ooxml-non-primitive" draw:enhanced-path="M 3266 0 L 3098 34 2795 168 2492 269 1886 471 1280 572 34 741 0 774 34 808 269 842 505 875 976 875 1414 774 1886 640 2761 337 3232 236 3704 202 3737 168 3737 135 3704 101 3569 34 3401 0 Z N"/>
        </draw:custom-shape>
        <draw:custom-shape draw:name="Shape 1140" draw:style-name="Mgr4" draw:text-style-name="MP7" draw:layer="layout" svg:width="0.565cm" svg:height="0.297cm" svg:x="24.643cm" svg:y="11.083cm">
          <text:p/>
          <draw:enhanced-geometry draw:mirror-horizontal="false" draw:mirror-vertical="false" drawooo:sub-view-size="3065 1617" svg:viewBox="0 0 76625 40425" draw:type="ooxml-non-primitive" draw:enhanced-path="M 2896 1 L 1482 371 68 809 1 842 1 910 35 977 102 977 775 842 1449 674 2762 304 2762 405 2762 506 2728 607 2694 708 2526 842 2290 977 2021 1078 1785 1145 1348 1246 573 1381 439 1347 338 1280 237 1213 136 1145 102 1179 136 1280 169 1381 304 1583 371 1617 439 1617 1550 1448 2088 1314 2358 1213 2627 1112 2728 1044 2795 943 2930 741 2997 472 2997 337 2964 236 3031 203 3065 169 3065 68 2997 1 Z N"/>
        </draw:custom-shape>
        <draw:custom-shape draw:name="Shape 1141" draw:style-name="Mgr4" draw:text-style-name="MP7" draw:layer="layout" svg:width="0.198cm" svg:height="1.074cm" svg:x="16.916cm" svg:y="0cm">
          <text:p/>
          <draw:enhanced-geometry draw:mirror-horizontal="false" draw:mirror-vertical="false" drawooo:sub-view-size="1079 5826" svg:viewBox="0 0 26975 145650" draw:type="ooxml-non-primitive" draw:enhanced-path="M 842 1 L 405 2896 135 4479 34 5152 1 5489 34 5792 68 5825 203 5522 270 5186 371 4546 640 2964 1078 1 Z N"/>
        </draw:custom-shape>
        <draw:custom-shape draw:name="Shape 1142" draw:style-name="Mgr4" draw:text-style-name="MP7" draw:layer="layout" svg:width="7.59cm" svg:height="2.863cm" svg:x="0cm" svg:y="0cm">
          <text:p/>
          <draw:enhanced-geometry draw:mirror-horizontal="false" draw:mirror-vertical="false" drawooo:sub-view-size="41144 15522" svg:viewBox="0 0 1028600 388050" draw:type="ooxml-non-primitive" draw:enhanced-path="M 40604 1 L 40705 2425 40773 4849 40806 7374 40806 9899 40773 11078 40705 12256 40705 12626 40638 12997 40604 13199 40503 13367 40369 13468 40200 13535 39998 13569 39830 13603 29629 13939 19461 14276 14276 14478 9091 14714 6499 14882 3940 15050 1179 15252 607 15286 304 15320 1 15286 1 15522 910 15522 3671 15320 6398 15118 9226 14949 12020 14815 17676 14579 23164 14377 28619 14209 39594 13872 39662 13939 39729 13973 39763 13939 39897 13906 40066 13872 40167 13872 40234 13838 40402 13805 40571 13737 40705 13636 40806 13468 40907 13232 40975 12997 41042 12458 41076 11414 41109 10000 41143 8586 41109 5758 41042 3065 40907 337 40907 1 Z N"/>
        </draw:custom-shape>
        <draw:custom-shape draw:name="Shape 1143" draw:style-name="Mgr4" draw:text-style-name="MP7" draw:layer="layout" svg:width="5.223cm" svg:height="3.217cm" svg:x="20.22cm" svg:y="15.064cm">
          <text:p/>
          <draw:enhanced-geometry draw:mirror-horizontal="false" draw:mirror-vertical="false" drawooo:sub-view-size="28315 17441" svg:viewBox="0 0 707875 436025" draw:type="ooxml-non-primitive" draw:enhanced-path="M 2929 1011 L 2997 1112 3064 1145 3098 1179 3199 1145 3199 1213 3232 1280 3232 1280 3098 1213 2997 1145 2929 1011 Z M 2088 236 L 2492 304 2492 371 2458 472 2458 573 2492 842 2593 1044 2727 1246 2896 1415 2997 1482 3098 1550 3199 1550 3333 1583 3434 1550 3468 1516 3502 1482 3468 1886 3367 2257 3030 2156 2727 2055 2458 1853 2189 1617 2088 1482 1987 1314 1852 977 1751 640 1684 270 2088 236 Z M 1583 304 L 1583 674 1650 1078 1818 1449 2020 1785 2290 2055 2626 2324 2761 2391 2929 2425 3232 2459 3064 2728 2896 2896 2727 2997 2525 3065 2290 3132 1987 3166 1785 3166 1684 3132 1650 3098 1616 3098 1616 3132 1616 3199 1650 3267 1751 3334 2189 3334 2525 3267 2525 3300 2694 3502 2896 3738 3367 4108 3771 4479 3973 4681 4141 4950 4276 5152 4444 5354 4781 5758 5185 6128 5589 6499 5421 6701 5252 6936 5118 7138 3300 5388 2424 4546 1953 4142 1482 3805 909 3469 674 3267 573 3132 472 2997 371 2829 337 2661 270 2290 270 1954 303 1583 371 1314 472 1078 606 876 775 708 943 573 1145 438 1347 337 1583 304 Z M 21548 6701 L 21682 6903 21548 7037 21447 7206 21346 7071 21278 7004 21413 6869 21480 6802 21514 6734 21548 6701 Z M 22086 7004 L 22288 7037 22490 7105 22692 7206 22894 7307 23063 7475 23770 8115 24477 8754 25117 9428 25723 10101 26295 10842 26800 11549 26733 11583 26699 11616 26665 11684 26665 11751 26699 11785 26733 11852 26800 11987 26564 12290 26531 12357 26463 12391 26329 12391 26160 12357 25992 12256 25655 12020 25453 11852 25083 11549 24746 11246 24107 10573 23433 9832 22793 9057 22120 8317 21783 7946 21413 7610 21548 7408 21716 7206 21884 7071 22086 7004 Z M 26935 12088 L 27271 12222 27406 12323 27507 12424 27339 12694 27137 12896 26800 12424 26867 12256 26935 12088 Z M 1650 1 L 1414 68 1179 135 977 236 775 371 539 607 371 842 236 1078 101 1347 34 1651 0 1920 0 2223 34 2526 101 2728 135 2930 236 3098 337 3233 573 3502 842 3738 1482 4142 1785 4378 2088 4613 3535 5994 4949 7374 5017 7408 5084 7408 5151 7340 5185 7307 5320 7172 5421 7037 5488 7037 5757 7374 5993 7643 6363 8014 6801 8384 7205 8687 7643 8956 8114 9192 8619 9360 8922 9428 9259 9461 9899 9529 10202 9563 10505 9664 10774 9832 11043 10034 11245 10303 11414 10606 11515 10977 11616 11347 11717 12088 11784 12761 11885 13805 11919 14310 11986 14781 12121 15252 12188 15488 12289 15690 12424 15892 12592 16094 12760 16296 12962 16464 13164 16599 13400 16734 13838 16936 14309 17070 14780 17205 15252 17306 15757 17373 16296 17441 16531 17407 16767 17407 17205 17340 17609 17239 18013 17070 18383 16902 18753 16700 19090 16464 19393 16161 19629 15791 19763 15555 19831 15320 19898 15084 19898 14815 19898 14579 19831 14343 19763 14108 19696 13872 19460 13367 19225 12929 18922 12492 18652 12121 18248 11549 17878 10909 17575 10202 17339 9529 17238 9158 17171 8788 17104 8418 17070 8047 17070 7711 17104 7340 17137 6970 17238 6633 17339 6297 17541 5960 17777 5691 18046 5455 18349 5253 18686 5152 19023 5085 19393 5085 19696 5186 19965 5320 20235 5489 20470 5724 20672 5960 20874 6196 21211 6734 21076 6936 21043 6936 21043 7037 21076 7071 21144 7071 21177 7138 21245 7273 21278 7340 21346 7374 21312 7542 21245 7576 21211 7643 21245 7677 21649 8216 22086 8721 22962 9697 23837 10674 24275 11145 24746 11583 25049 11886 25453 12256 25689 12424 25925 12593 26127 12660 26295 12694 26497 12660 26665 12593 26699 12559 27036 13064 27103 13098 27170 13098 27440 12862 27608 13030 27810 13165 28046 13232 28315 13266 28315 12862 27978 12795 27608 12660 27709 12525 27743 12458 27709 12357 27574 12189 27372 12020 27170 11919 27204 11852 27204 11751 27137 11650 27137 11616 27137 11583 27137 11549 27069 11549 26733 10977 26362 10438 25958 9933 25521 9428 25049 8956 24578 8519 23601 7610 23298 7307 22928 6970 22726 6835 22524 6734 22288 6667 22086 6701 21884 6768 21783 6600 21682 6431 21649 6398 21581 6364 21514 6364 21480 6398 21413 6499 21177 6162 20942 5825 20639 5522 20336 5219 19999 4984 19831 4916 19662 4849 19460 4782 19258 4748 19056 4748 18854 4782 18585 4849 18383 4916 18147 5017 17945 5152 17777 5287 17609 5421 17474 5590 17339 5792 17104 6162 16935 6600 16834 7071 16767 7542 16767 8148 16834 8754 16969 9360 17137 9933 17339 10505 17609 11078 17912 11616 18248 12088 18652 12626 18989 13165 19157 13434 19292 13737 19427 14040 19528 14377 19561 14579 19595 14781 19561 14983 19528 15185 19494 15353 19427 15522 19225 15858 18955 16161 18652 16397 18316 16599 17945 16767 17676 16902 17373 16969 17070 17037 16733 17070 16094 17104 15420 17070 14747 16936 14444 16868 14141 16734 13838 16633 13535 16464 13299 16330 13030 16128 12760 15892 12558 15589 12390 15286 12323 14949 12255 14613 12188 14276 12154 13535 12087 12862 12020 12222 11919 11549 11784 10909 11649 10539 11481 10135 11380 9967 11245 9798 11111 9664 10942 9563 10673 9428 10404 9327 10134 9259 9831 9192 9259 9158 8687 9057 8350 8990 8013 8855 7710 8687 7407 8485 6835 8047 6296 7576 6128 7408 5993 7206 5825 7004 5656 6869 5589 6835 5724 6667 5757 6600 5825 6600 5892 6566 5892 6499 5858 6431 4983 5590 4579 5152 4411 4916 4242 4681 4108 4445 3939 4243 3737 4041 3502 3873 3064 3536 2626 3233 2896 3132 3030 3065 3165 2964 3367 2728 3502 2459 3636 2156 3704 1819 3737 1516 3737 1179 3704 876 3670 775 3535 775 3502 809 3502 876 3502 1145 3401 876 3232 674 3030 539 2963 472 2896 337 2862 236 2761 203 2694 169 2593 169 2559 203 2357 102 2121 34 1886 1 Z N"/>
        </draw:custom-shape>
        <draw:custom-shape draw:name="Shape 1144" draw:style-name="Mgr4" draw:text-style-name="MP7" draw:layer="layout" svg:width="0.036cm" svg:height="0.248cm" svg:x="6.933cm" svg:y="2.156cm">
          <text:p/>
          <draw:enhanced-geometry draw:mirror-horizontal="false" draw:mirror-vertical="false" drawooo:sub-view-size="203 1348" svg:viewBox="0 0 5075 33700" draw:type="ooxml-non-primitive" draw:enhanced-path="M 101 1 L 34 102 0 236 34 506 34 1280 68 1347 135 1347 169 1314 202 1280 169 472 169 236 169 102 101 1 Z N"/>
        </draw:custom-shape>
        <draw:custom-shape draw:name="Shape 1145" draw:style-name="Mgr4" draw:text-style-name="MP7" draw:layer="layout" svg:width="0.738cm" svg:height="0.31cm" svg:x="6.579cm" svg:y="0cm">
          <text:p/>
          <draw:enhanced-geometry draw:mirror-horizontal="false" draw:mirror-vertical="false" drawooo:sub-view-size="4007 1685" svg:viewBox="0 0 100175 42125" draw:type="ooxml-non-primitive" draw:enhanced-path="M 0 1 L 0 539 0 1011 68 1246 135 1448 202 1482 202 1516 236 1549 674 1617 1111 1650 2020 1684 2929 1650 3805 1549 3872 1583 3906 1583 3973 1549 4007 1482 3906 1 3704 1 3771 1347 2020 1381 1111 1381 236 1448 236 1415 270 1213 236 977 169 539 169 1 Z N"/>
        </draw:custom-shape>
        <draw:custom-shape draw:name="Shape 1146" draw:style-name="Mgr4" draw:text-style-name="MP7" draw:layer="layout" svg:width="0.105cm" svg:height="0.111cm" svg:x="20.438cm" svg:y="15.375cm">
          <text:p/>
          <draw:enhanced-geometry draw:mirror-horizontal="false" draw:mirror-vertical="false" drawooo:sub-view-size="573 607" svg:viewBox="0 0 14325 15175" draw:type="ooxml-non-primitive" draw:enhanced-path="M 405 0 L 337 34 270 68 102 303 34 438 1 573 34 606 169 573 304 505 506 303 539 236 573 169 539 135 506 68 438 34 405 0 Z N"/>
        </draw:custom-shape>
        <draw:custom-shape draw:name="Shape 1147" draw:style-name="Mgr4" draw:text-style-name="MP7" draw:layer="layout" svg:width="2.36cm" svg:height="4.186cm" svg:x="23.084cm" svg:y="7.486cm">
          <text:p/>
          <draw:enhanced-geometry draw:mirror-horizontal="false" draw:mirror-vertical="false" drawooo:sub-view-size="12794 22693" svg:viewBox="0 0 319850 567325" draw:type="ooxml-non-primitive" draw:enhanced-path="M 10774 3334 L 10841 3368 11178 4209 11245 4378 11346 4580 11346 4681 11346 4748 11313 4815 11212 4849 11111 4546 10774 3334 Z M 6868 1 L 6363 34 5892 102 5387 169 4882 270 3939 506 2963 809 2492 977 2020 1145 1583 1381 1145 1617 876 1819 640 2021 438 2257 236 2560 101 2829 0 3132 0 3469 34 3772 34 3805 34 3839 101 4378 236 4883 505 5893 808 6903 1111 7946 1583 10101 2020 12256 2559 14478 3131 16700 3704 18889 4377 21077 4411 21144 4411 21346 4478 21481 4613 21649 4747 21818 5084 22087 5421 22255 5724 22424 6027 22525 6363 22626 6734 22659 7070 22693 7407 22693 8114 22659 8720 22592 9293 22491 9899 22390 10471 22255 11649 21919 12794 21515 12794 21212 11313 21717 10538 21919 9798 22121 9124 22255 8485 22390 7811 22424 7138 22457 6801 22424 6498 22390 6195 22289 5858 22188 5522 22053 5320 21919 5084 21784 4916 21616 4747 21447 4646 21279 4613 21077 4613 21043 4007 18889 3434 16734 2862 14579 2323 12424 1852 10269 1414 8115 1280 7576 1145 7037 808 5960 472 4883 303 4344 169 3805 135 3772 202 3368 303 2997 472 2694 674 2391 909 2122 1179 1920 1482 1684 1818 1516 2155 1347 2525 1213 3266 943 4007 741 4714 573 5555 405 5959 337 6397 304 6801 270 7239 304 7643 304 8080 371 8518 472 8922 607 9326 809 9495 943 9697 1078 9831 1246 9966 1448 10101 1650 10202 1852 10168 1886 10168 2088 10202 2223 10303 2593 10707 4108 11616 7138 12491 10168 12794 11347 12794 10337 12727 10101 11919 7340 11582 6196 11279 5085 11346 5085 11414 5051 11447 5017 11515 4916 11582 4849 11616 4815 11616 4748 11346 3974 11043 3233 10976 3166 10707 3166 10471 2560 10639 2560 10673 2492 10673 2425 10538 2054 10404 1718 10235 1415 10033 1112 9798 876 9528 640 9225 472 8855 304 8384 169 7878 68 7373 34 6868 1 Z N"/>
        </draw:custom-shape>
        <draw:custom-shape draw:name="Shape 1148" draw:style-name="Mgr4" draw:text-style-name="MP7" draw:layer="layout" svg:width="0.08cm" svg:height="0.074cm" svg:x="24.476cm" svg:y="7.66cm">
          <text:p/>
          <draw:enhanced-geometry draw:mirror-horizontal="false" draw:mirror-vertical="false" drawooo:sub-view-size="439 405" svg:viewBox="0 0 10975 10125" draw:type="ooxml-non-primitive" draw:enhanced-path="M 135 0 L 34 101 34 169 1 236 34 337 68 371 135 404 203 404 270 371 371 337 405 270 438 169 405 101 337 34 236 0 Z N"/>
        </draw:custom-shape>
        <draw:custom-shape draw:name="Shape 1149" draw:style-name="Mgr4" draw:text-style-name="MP7" draw:layer="layout" svg:width="0.496cm" svg:height="0.484cm" svg:x="24.463cm" svg:y="16.593cm">
          <text:p/>
          <draw:enhanced-geometry draw:mirror-horizontal="false" draw:mirror-vertical="false" drawooo:sub-view-size="2694 2627" svg:viewBox="0 0 67350 65675" draw:type="ooxml-non-primitive" draw:enhanced-path="M 505 337 L 775 539 1044 741 977 842 910 943 842 1077 606 842 674 741 707 539 707 505 573 640 505 774 135 471 337 370 438 337 Z M 1179 875 L 1415 1077 1482 1178 1381 1313 1280 1515 1145 1381 977 1212 1044 1111 1112 976 1179 875 Z M 1583 1246 L 1852 1583 1751 1717 1684 1886 1448 1650 1516 1414 1583 1246 Z M 1920 1684 L 2122 1919 2021 2020 2021 2088 2021 2155 1819 1987 1852 1919 1886 1818 1920 1684 Z M 2122 1953 L 2324 2155 2223 2357 2054 2189 2054 2054 2088 1987 2122 1953 Z M 404 0 L 303 34 135 202 68 337 34 438 0 471 34 505 236 808 472 1077 1011 1616 1617 2121 2189 2593 2223 2626 2290 2626 2324 2593 2357 2559 2458 2290 2593 2391 2627 2424 2694 2391 2694 2357 2694 2290 2559 1987 2324 1717 1852 1145 1583 875 1280 606 1280 539 1246 539 1213 572 842 269 472 34 404 0 Z N"/>
        </draw:custom-shape>
        <draw:custom-shape draw:name="Shape 1150" draw:style-name="Mgr4" draw:text-style-name="MP7" draw:layer="layout" svg:width="0.366cm" svg:height="0.366cm" svg:x="20.618cm" svg:y="15.741cm">
          <text:p/>
          <draw:enhanced-geometry draw:mirror-horizontal="false" draw:mirror-vertical="false" drawooo:sub-view-size="1988 1987" svg:viewBox="0 0 49700 49675" draw:type="ooxml-non-primitive" draw:enhanced-path="M 35 1 L 1 34 68 203 169 371 439 640 1112 1314 1348 1583 1583 1852 1651 1920 1752 1953 1819 1987 1920 1953 1987 1886 1954 1819 1954 1785 1718 1583 1516 1381 1112 943 540 371 304 135 169 68 35 1 Z N"/>
        </draw:custom-shape>
        <draw:custom-shape draw:name="Shape 1151" draw:style-name="Mgr4" draw:text-style-name="MP7" draw:layer="layout" svg:width="1.254cm" svg:height="3.105cm" svg:x="24.19cm" svg:y="13.4cm">
          <text:p/>
          <draw:enhanced-geometry draw:mirror-horizontal="false" draw:mirror-vertical="false" drawooo:sub-view-size="6801 16835" svg:viewBox="0 0 170025 420875" draw:type="ooxml-non-primitive" draw:enhanced-path="M 6195 472 L 5892 943 5825 910 5791 842 5757 809 6195 472 Z M 5589 977 L 5656 1078 5724 1145 5589 1381 5387 1246 5488 1112 5589 977 Z M 5252 1381 L 5353 1482 5454 1549 5320 1819 5286 1785 5084 1684 5050 1684 5252 1381 Z M 4949 1886 L 5084 1920 5219 1987 5084 2223 4815 1987 4882 1886 Z M 4411 1920 L 4680 2189 4815 2324 4983 2459 4949 2459 4949 2526 4983 2593 5050 2593 5084 2560 5118 2526 4040 3704 3973 3839 3872 4041 3737 4176 3670 4209 3603 4209 3266 3940 2862 3570 3098 3401 3300 3199 3704 2762 4074 2357 4242 2155 4411 1920 Z M 2963 4041 L 3030 4108 2997 4142 2862 4277 2694 4479 2593 4647 2559 4782 2525 4883 2391 4748 2256 4647 2424 4512 2559 4344 2761 4176 2963 4041 Z M 6565 1 L 6498 34 5959 371 5690 573 5454 809 5219 1078 5017 1347 4848 1650 4747 1953 4613 1785 4444 1650 4377 1617 4343 1650 4276 1684 4108 1953 3939 2189 3535 2627 3131 3031 2929 3267 2795 3536 2761 3536 2761 3570 2795 3704 2862 3839 2626 3974 2458 4142 2222 4378 2155 4479 2087 4613 2087 4681 2121 4714 2188 4849 2256 4984 2188 5017 1953 5186 1717 5388 1515 5590 1313 5792 976 6263 707 6768 505 7307 337 7879 202 8451 101 9024 34 9663 0 10303 0 10943 34 11583 135 12189 202 12492 303 12795 404 13064 572 13367 741 13636 909 13906 1347 14377 1784 14848 2289 15286 2761 15690 3266 16027 3535 16161 3805 16296 4108 16363 4377 16431 4680 16397 4983 16330 5151 16262 5320 16195 5623 15926 5858 16161 6094 16397 6229 16532 6431 16633 6801 16835 6801 16532 6532 16330 6296 16128 6060 15926 5858 15690 6262 15151 6599 14714 6801 14411 6801 13906 6229 14680 5623 15387 5252 14815 4882 14175 4613 13636 4343 13064 4141 12525 3973 11987 3838 11414 3771 10842 3771 10236 3838 9630 3939 9057 4007 8754 4108 8519 4242 8249 4411 8047 4613 7845 4882 7677 5084 7576 5320 7509 5555 7441 5791 7408 6262 7374 6734 7374 6801 7408 6801 7004 6128 7004 5791 7037 5454 7105 5151 7206 4848 7340 4579 7475 4377 7610 4175 7812 4007 8014 3872 8249 3771 8485 3704 8721 3636 8990 3502 9529 3434 10202 3434 10876 3434 11212 3502 11549 3569 11886 3636 12222 3872 12795 4108 13401 4714 14512 5017 15084 5387 15623 5320 15690 5084 15926 4815 16027 4545 16094 4276 16094 3973 16027 3670 15892 3367 15724 3098 15522 2795 15286 2525 15050 1986 14545 1549 14040 1178 13636 1010 13401 842 13165 741 12929 606 12660 539 12391 471 12121 370 11549 337 10977 370 10404 471 9259 539 8687 640 8148 808 7610 976 7071 1246 6566 1549 6095 1717 5893 1919 5691 2155 5489 2391 5320 2458 5253 2458 5186 2593 5287 2626 5320 2660 5320 2727 5287 3199 4883 3333 4748 3401 4681 3434 4580 3401 4512 3266 4512 3165 4580 3030 4714 2660 5051 2559 4916 2727 4782 2828 4613 2997 4445 3131 4277 3165 4243 3333 4411 3502 4512 3670 4546 3838 4546 3939 4479 3973 4445 4007 4411 4108 4176 4242 3974 4411 3772 4613 3603 4882 3334 5118 3031 5353 2762 5555 2425 5589 2324 5522 2256 5454 2256 5387 2290 5286 2391 5252 2357 5623 1852 5993 1280 6666 169 6666 102 6633 34 6565 1 Z N"/>
        </draw:custom-shape>
        <draw:custom-shape draw:name="Shape 1152" draw:style-name="Mgr4" draw:text-style-name="MP7" draw:layer="layout" svg:width="0.173cm" svg:height="0.123cm" svg:x="1.355cm" svg:y="0.758cm">
          <text:p/>
          <draw:enhanced-geometry draw:mirror-horizontal="false" draw:mirror-vertical="false" drawooo:sub-view-size="944 674" svg:viewBox="0 0 23600 16850" draw:type="ooxml-non-primitive" draw:enhanced-path="M 876 0 L 808 34 741 135 707 236 640 505 539 371 472 270 539 169 539 101 505 68 438 68 371 101 202 404 202 371 169 236 135 202 101 169 68 135 68 169 34 202 0 270 34 371 101 606 135 674 202 674 270 640 404 404 438 472 505 606 640 674 707 674 741 640 842 371 943 101 943 34 909 0 Z N"/>
        </draw:custom-shape>
        <draw:custom-shape draw:name="Shape 1153" draw:style-name="Mgr4" draw:text-style-name="MP7" draw:layer="layout" svg:width="0.465cm" svg:height="0.44cm" svg:x="1.193cm" svg:y="0.584cm">
          <text:p/>
          <draw:enhanced-geometry draw:mirror-horizontal="false" draw:mirror-vertical="false" drawooo:sub-view-size="2527 2391" svg:viewBox="0 0 63175 59775" draw:type="ooxml-non-primitive" draw:enhanced-path="M 2257 236 L 2257 674 2257 1078 2290 1617 2324 2122 2088 2088 1886 2088 1449 2122 910 2122 641 2155 371 2223 304 1684 237 1145 203 708 136 270 1179 270 2257 236 Z M 2223 1 L 1179 34 641 34 136 102 68 135 35 203 1 438 1 674 35 1145 68 1751 136 2021 203 2324 237 2357 338 2357 573 2391 809 2391 1280 2357 2088 2357 2358 2290 2391 2324 2459 2324 2492 2256 2526 2021 2526 1751 2492 1246 2459 640 2425 371 2358 68 2324 34 2290 1 Z N"/>
        </draw:custom-shape>
        <draw:custom-shape draw:name="Shape 1154" draw:style-name="Mgr4" draw:text-style-name="MP7" draw:layer="layout" svg:width="0.124cm" svg:height="0.074cm" svg:x="8.306cm" svg:y="0.783cm">
          <text:p/>
          <draw:enhanced-geometry draw:mirror-horizontal="false" draw:mirror-vertical="false" drawooo:sub-view-size="675 405" svg:viewBox="0 0 16875 10125" draw:type="ooxml-non-primitive" draw:enhanced-path="M 68 1 L 35 35 1 68 1 102 35 136 102 237 237 304 371 371 506 405 607 405 674 338 674 237 607 136 472 68 338 35 203 1 Z N"/>
        </draw:custom-shape>
        <draw:custom-shape draw:name="Shape 1155" draw:style-name="Mgr4" draw:text-style-name="MP7" draw:layer="layout" svg:width="0.111cm" svg:height="0.161cm" svg:x="1.001cm" svg:y="1.243cm">
          <text:p/>
          <draw:enhanced-geometry draw:mirror-horizontal="false" draw:mirror-vertical="false" drawooo:sub-view-size="607 876" svg:viewBox="0 0 15175 21900" draw:type="ooxml-non-primitive" draw:enhanced-path="M 303 0 L 236 34 202 68 101 472 34 640 0 741 0 808 34 842 68 842 169 775 202 707 371 707 438 842 472 876 505 876 573 842 573 808 573 674 573 640 606 606 573 573 539 573 505 438 371 68 337 0 Z N"/>
        </draw:custom-shape>
        <draw:custom-shape draw:name="Shape 1156" draw:style-name="Mgr4" draw:text-style-name="MP7" draw:layer="layout" svg:width="0.453cm" svg:height="0.496cm" svg:x="0.678cm" svg:y="0.591cm">
          <text:p/>
          <draw:enhanced-geometry draw:mirror-horizontal="false" draw:mirror-vertical="false" drawooo:sub-view-size="2459 2694" svg:viewBox="0 0 61475 67350" draw:type="ooxml-non-primitive" draw:enhanced-path="M 2290 236 L 2223 741 2189 1280 2223 1818 2290 2323 2290 2357 1819 2357 1347 2391 371 2391 270 1313 169 270 708 303 1213 303 2290 236 Z M 2290 0 L 1751 34 1213 68 674 68 135 101 102 135 68 169 34 202 1 236 1 842 1 1448 68 2054 169 2626 236 2694 304 2694 371 2660 405 2593 371 2525 842 2593 1347 2626 1819 2593 2054 2559 2290 2525 2324 2458 2324 2391 2357 2424 2391 2424 2425 2391 2458 2323 2458 1818 2458 1246 2425 707 2357 202 2391 135 2391 68 2357 34 2290 0 Z N"/>
        </draw:custom-shape>
        <draw:custom-shape draw:name="Shape 1157" draw:style-name="Mgr4" draw:text-style-name="MP7" draw:layer="layout" svg:width="0.142cm" svg:height="0.142cm" svg:x="1.783cm" svg:y="1.727cm">
          <text:p/>
          <draw:enhanced-geometry draw:mirror-horizontal="false" draw:mirror-vertical="false" drawooo:sub-view-size="775 775" svg:viewBox="0 0 19375 19375" draw:type="ooxml-non-primitive" draw:enhanced-path="M 674 0 L 505 135 371 236 169 135 135 101 101 135 68 169 101 236 236 371 135 472 68 573 34 606 0 674 34 741 101 775 202 707 270 640 404 472 640 573 741 539 775 472 775 404 707 371 539 337 606 270 707 34 707 0 Z N"/>
        </draw:custom-shape>
        <draw:custom-shape draw:name="Shape 1158" draw:style-name="Mgr4" draw:text-style-name="MP7" draw:layer="layout" svg:width="0.471cm" svg:height="0.446cm" svg:x="1.715cm" svg:y="0.559cm">
          <text:p/>
          <draw:enhanced-geometry draw:mirror-horizontal="false" draw:mirror-vertical="false" drawooo:sub-view-size="2559 2425" svg:viewBox="0 0 63975 60625" draw:type="ooxml-non-primitive" draw:enhanced-path="M 168 169 L 370 270 572 304 1010 270 1650 304 2290 338 2290 708 2323 1078 2323 1583 2323 1853 2391 2088 2357 2088 1313 2122 808 2156 539 2189 303 2223 236 1718 236 1213 269 708 236 439 202 304 168 169 Z M 2357 1 L 2357 35 2323 136 1751 68 1178 68 640 35 404 68 269 102 168 169 135 169 67 338 34 506 0 876 34 1583 34 1819 34 2055 34 2189 67 2290 135 2358 236 2425 303 2425 303 2358 572 2391 808 2425 1347 2391 2357 2324 2424 2290 2492 2324 2525 2324 2525 2290 2559 2021 2559 1752 2525 1247 2492 641 2492 338 2458 35 2424 1 Z N"/>
        </draw:custom-shape>
        <draw:custom-shape draw:name="Shape 1159" draw:style-name="Mgr4" draw:text-style-name="MP7" draw:layer="layout" svg:width="0.117cm" svg:height="0.142cm" svg:x="1.901cm" svg:y="0.74cm">
          <text:p/>
          <draw:enhanced-geometry draw:mirror-horizontal="false" draw:mirror-vertical="false" drawooo:sub-view-size="640 775" svg:viewBox="0 0 16000 19375" draw:type="ooxml-non-primitive" draw:enhanced-path="M 101 0 L 67 34 34 337 34 606 67 640 67 674 0 674 0 707 168 775 370 775 505 741 573 707 640 674 640 640 606 606 539 573 472 606 337 640 168 674 168 606 168 371 236 404 472 404 505 337 505 303 472 236 202 236 168 270 135 34 101 34 101 0 Z N"/>
        </draw:custom-shape>
        <draw:custom-shape draw:name="Shape 1160" draw:style-name="Mgr4" draw:text-style-name="MP7" draw:layer="layout" svg:width="0.111cm" svg:height="0.161cm" svg:x="1.497cm" svg:y="1.249cm">
          <text:p/>
          <draw:enhanced-geometry draw:mirror-horizontal="false" draw:mirror-vertical="false" drawooo:sub-view-size="607 876" svg:viewBox="0 0 15175 21900" draw:type="ooxml-non-primitive" draw:enhanced-path="M 371 0 L 304 34 169 67 102 135 102 168 68 269 68 337 135 438 270 505 405 539 405 606 337 673 304 707 236 673 135 640 34 640 1 673 1 741 34 774 135 842 236 875 337 875 438 808 539 741 573 640 607 539 573 438 539 404 472 370 337 337 304 303 270 269 270 202 337 168 506 168 506 135 472 67 438 34 371 0 Z N"/>
        </draw:custom-shape>
        <draw:custom-shape draw:name="Shape 1161" draw:style-name="Mgr4" draw:text-style-name="MP7" draw:layer="layout" svg:width="0.453cm" svg:height="0.447cm" svg:x="1.317cm" svg:y="1.081cm">
          <text:p/>
          <draw:enhanced-geometry draw:mirror-horizontal="false" draw:mirror-vertical="false" drawooo:sub-view-size="2459 2426" svg:viewBox="0 0 61475 60650" draw:type="ooxml-non-primitive" draw:enhanced-path="M 2290 203 L 2256 641 2256 1078 2222 1617 2222 2156 1953 2122 1684 2088 1145 2122 707 2156 472 2156 270 2223 270 1684 236 1179 202 742 202 304 1246 270 1751 237 2290 203 Z M 1751 1 L 1212 35 169 102 135 102 101 136 68 169 0 439 0 742 34 1348 34 1853 68 2122 101 2358 135 2391 169 2425 202 2425 236 2391 775 2391 1313 2358 1785 2358 2020 2324 2256 2290 2256 2257 2323 2290 2357 2257 2391 2223 2424 1954 2458 1651 2458 1045 2458 573 2424 338 2357 102 2357 35 2290 1 Z N"/>
        </draw:custom-shape>
        <draw:custom-shape draw:name="Shape 1162" draw:style-name="Mgr4" draw:text-style-name="MP7" draw:layer="layout" svg:width="0.13cm" svg:height="0.068cm" svg:x="8.331cm" svg:y="0.653cm">
          <text:p/>
          <draw:enhanced-geometry draw:mirror-horizontal="false" draw:mirror-vertical="false" drawooo:sub-view-size="708 372" svg:viewBox="0 0 17700 9300" draw:type="ooxml-non-primitive" draw:enhanced-path="M 169 1 L 34 35 1 68 1 102 34 203 135 270 236 304 506 371 640 371 674 338 708 270 708 203 674 169 640 102 573 68 304 1 Z N"/>
        </draw:custom-shape>
        <draw:custom-shape draw:name="Shape 1163" draw:style-name="Mgr4" draw:text-style-name="MP7" draw:layer="layout" svg:width="2.024cm" svg:height="0.875cm" svg:x="8.163cm" svg:y="0.392cm">
          <text:p/>
          <draw:enhanced-geometry draw:mirror-horizontal="false" draw:mirror-vertical="false" drawooo:sub-view-size="10977 4749" svg:viewBox="0 0 274425 118725" draw:type="ooxml-non-primitive" draw:enhanced-path="M 438 843 L 674 910 876 977 1145 944 1415 944 1684 977 1920 1078 1852 1651 1718 2829 1482 2762 1280 2694 1044 2627 809 2560 573 2560 304 2526 236 2526 270 2257 304 1987 371 1449 438 1146 438 977 438 843 Z M 3031 236 L 3367 337 3704 405 4377 438 6229 607 7980 775 9697 977 9764 977 9933 1045 10067 1146 10303 1381 10471 1583 10572 1752 10640 1920 10707 2088 10741 2290 10741 2492 10673 2964 10640 3199 10572 3435 10471 3671 10337 3873 10202 4041 10067 4209 9865 4344 9663 4445 8687 4445 8249 4378 7778 4310 6902 4176 5993 4041 5118 3940 4243 3839 2896 3839 2492 3873 2458 3805 2391 3704 2256 3570 2088 3368 1987 3267 1920 3132 1886 3132 2021 1853 2054 1482 2122 1078 2122 1011 2122 910 2088 843 2256 775 2391 708 2660 506 3031 270 3031 236 Z M 2930 1 L 2862 34 2324 405 2088 573 2021 641 1953 775 1987 809 1987 843 1785 742 1549 708 910 708 741 674 573 641 405 674 405 641 371 607 371 641 270 843 203 1078 102 1516 34 2021 1 2290 1 2560 68 2627 135 2661 203 2728 337 2762 607 2795 876 2829 1145 2930 1415 2997 1718 3065 1684 3267 1684 3334 1718 3334 1785 3368 1920 3536 2155 3839 2256 3974 2324 4007 2458 4007 2930 4075 3401 4142 4344 4176 5253 4209 5724 4243 6195 4277 7711 4546 8451 4647 9192 4681 9226 4748 9495 4748 9697 4714 9865 4647 10034 4580 10168 4445 10303 4344 10505 4007 10707 3671 10808 3267 10909 2896 10976 2560 10976 2290 10943 2021 10842 1752 10673 1482 10505 1213 10303 1045 10168 944 10067 910 9933 876 9798 876 9798 775 9697 742 6229 405 5455 304 4647 203 4243 169 3839 135 3468 169 3098 203 3098 102 3098 34 3031 1 Z N"/>
        </draw:custom-shape>
        <draw:custom-shape draw:name="Shape 1164" draw:style-name="Mgr4" draw:text-style-name="MP7" draw:layer="layout" svg:width="0.036cm" svg:height="0.061cm" svg:x="0.926cm" svg:y="0cm">
          <text:p/>
          <draw:enhanced-geometry draw:mirror-horizontal="false" draw:mirror-vertical="false" drawooo:sub-view-size="203 338" svg:viewBox="0 0 5075 8450" draw:type="ooxml-non-primitive" draw:enhanced-path="M 0 1 L 68 270 101 304 135 337 202 304 202 236 202 1 Z N"/>
        </draw:custom-shape>
        <draw:custom-shape draw:name="Shape 1165" draw:style-name="Mgr4" draw:text-style-name="MP7" draw:layer="layout" svg:width="0.31cm" svg:height="0.484cm" svg:x="0cm" svg:y="0.125cm">
          <text:p/>
          <draw:enhanced-geometry draw:mirror-horizontal="false" draw:mirror-vertical="false" drawooo:sub-view-size="1685 2627" svg:viewBox="0 0 42125 65675" draw:type="ooxml-non-primitive" draw:enhanced-path="M 1516 0 L 775 34 1 67 1 269 741 269 1516 202 1448 741 1415 1279 1448 1818 1516 2323 1516 2357 1482 2357 1280 2323 1044 2357 1 2357 1 2593 371 2626 775 2626 1145 2593 1516 2492 1549 2458 1549 2391 1650 2391 1684 2357 1684 2323 1684 1784 1684 1246 1650 707 1583 168 1617 135 1617 67 1583 0 Z N"/>
        </draw:custom-shape>
        <draw:custom-shape draw:name="Shape 1166" draw:style-name="Mgr4" draw:text-style-name="MP7" draw:layer="layout" svg:width="0.198cm" svg:height="0.161cm" svg:x="0cm" svg:y="0.864cm">
          <text:p/>
          <draw:enhanced-geometry draw:mirror-horizontal="false" draw:mirror-vertical="false" drawooo:sub-view-size="1079 876" svg:viewBox="0 0 26975 21900" draw:type="ooxml-non-primitive" draw:enhanced-path="M 943 1 L 910 34 910 203 910 405 910 472 876 438 708 337 573 169 438 169 405 236 405 304 438 337 539 472 539 472 337 438 68 438 1 472 1 539 135 607 270 607 573 640 438 708 371 741 405 809 438 876 506 876 708 775 910 607 910 809 943 842 1011 876 1078 842 1078 775 1078 371 1044 203 1011 34 1011 1 Z N"/>
        </draw:custom-shape>
        <draw:custom-shape draw:name="Shape 1167" draw:style-name="Mgr4" draw:text-style-name="MP7" draw:layer="layout" svg:width="0.142cm" svg:height="0.167cm" svg:x="1.087cm" svg:y="0.298cm">
          <text:p/>
          <draw:enhanced-geometry draw:mirror-horizontal="false" draw:mirror-vertical="false" drawooo:sub-view-size="775 910" svg:viewBox="0 0 19375 22750" draw:type="ooxml-non-primitive" draw:enhanced-path="M 371 1 L 270 34 135 102 102 135 102 203 102 270 169 270 371 203 371 203 203 472 34 741 1 775 34 842 68 876 102 910 438 842 573 842 741 775 775 741 775 708 741 674 708 640 573 640 405 674 304 674 472 405 573 135 573 68 506 34 371 1 Z N"/>
        </draw:custom-shape>
        <draw:custom-shape draw:name="Shape 1168" draw:style-name="Mgr4" draw:text-style-name="MP7" draw:layer="layout" svg:width="0.471cm" svg:height="0.446cm" svg:x="0.895cm" svg:y="0.093cm">
          <text:p/>
          <draw:enhanced-geometry draw:mirror-horizontal="false" draw:mirror-vertical="false" drawooo:sub-view-size="2560 2425" svg:viewBox="0 0 64000 60625" draw:type="ooxml-non-primitive" draw:enhanced-path="M 169 169 L 371 236 573 270 1011 270 1651 304 2290 304 2290 674 2324 1078 2324 1583 2358 1819 2391 2088 1314 2088 809 2122 540 2156 304 2223 270 1718 237 1213 270 674 237 405 203 304 169 169 Z M 2358 1 L 2358 34 2324 102 1752 68 1179 34 641 34 405 68 270 102 169 169 136 169 68 304 35 472 1 842 35 1583 35 1785 35 2054 35 2156 68 2290 136 2358 237 2425 304 2391 304 2358 573 2391 1348 2391 2391 2290 2526 2290 2526 2257 2560 2021 2560 1751 2526 1213 2492 607 2492 304 2459 34 2425 1 Z N"/>
        </draw:custom-shape>
        <draw:custom-shape draw:name="Shape 1169" draw:style-name="Mgr4" draw:text-style-name="MP7" draw:layer="layout" svg:width="0.099cm" svg:height="0.036cm" svg:x="1.926cm" svg:y="0.727cm">
          <text:p/>
          <draw:enhanced-geometry draw:mirror-horizontal="false" draw:mirror-vertical="false" drawooo:sub-view-size="540 203" svg:viewBox="0 0 13500 5075" draw:type="ooxml-non-primitive" draw:enhanced-path="M 405 1 L 338 35 68 35 34 68 1 102 34 136 68 169 169 203 371 203 439 169 506 136 540 102 540 68 540 35 506 35 405 1 Z N"/>
        </draw:custom-shape>
        <draw:custom-shape draw:name="Shape 1170" draw:style-name="Mgr4" draw:text-style-name="MP7" draw:layer="layout" svg:width="0.341cm" svg:height="0.099cm" svg:x="0cm" svg:y="0cm">
          <text:p/>
          <draw:enhanced-geometry draw:mirror-horizontal="false" draw:mirror-vertical="false" drawooo:sub-view-size="1853 540" svg:viewBox="0 0 46325 13500" draw:type="ooxml-non-primitive" draw:enhanced-path="M 1583 1 L 1617 236 809 270 1 304 1 539 842 472 1684 405 1718 438 1751 405 1819 371 1852 337 1819 270 1785 236 1785 1 Z N"/>
        </draw:custom-shape>
        <draw:custom-shape draw:name="Shape 1171" draw:style-name="Mgr4" draw:text-style-name="MP7" draw:layer="layout" svg:width="0.751cm" svg:height="0.446cm" svg:x="0cm" svg:y="1.131cm">
          <text:p/>
          <draw:enhanced-geometry draw:mirror-horizontal="false" draw:mirror-vertical="false" drawooo:sub-view-size="4075 2425" svg:viewBox="0 0 101875 60625" draw:type="ooxml-non-primitive" draw:enhanced-path="M 2694 0 L 1448 34 371 34 1 101 1 303 943 270 1920 270 3805 236 3772 404 3772 606 3805 977 3805 1515 3839 2088 1852 2088 910 2155 438 2189 1 2290 1 2391 405 2424 809 2391 1617 2323 2728 2290 3873 2290 3873 2357 3906 2424 4041 2424 4075 2323 4075 1751 4041 1145 4041 674 4007 438 3974 236 4007 202 4007 135 3974 68 3906 34 3300 0 Z N"/>
        </draw:custom-shape>
        <draw:custom-shape draw:name="Shape 1172" draw:style-name="Mgr4" draw:text-style-name="MP7" draw:layer="layout" svg:width="0.465cm" svg:height="0.434cm" svg:x="0.373cm" svg:y="0.118cm">
          <text:p/>
          <draw:enhanced-geometry draw:mirror-horizontal="false" draw:mirror-vertical="false" drawooo:sub-view-size="2526 2358" svg:viewBox="0 0 63150 58950" draw:type="ooxml-non-primitive" draw:enhanced-path="M 2257 202 L 2257 640 2290 1078 2290 1616 2324 2155 2088 2122 1886 2155 1449 2189 1449 2122 1449 1919 1449 1717 1415 1313 1381 1246 1348 1212 1280 1246 1247 1313 1247 1717 1247 1919 1314 2088 1348 2122 843 2122 607 2155 371 2223 304 1684 236 1145 203 707 135 270 1179 270 2257 202 Z M 1179 0 L 641 34 135 68 68 101 34 169 1 438 1 674 34 1145 102 1717 135 2021 203 2290 236 2324 270 2357 337 2324 337 2357 1314 2357 1819 2324 2088 2324 2358 2290 2391 2324 2425 2324 2459 2290 2492 2256 2526 1987 2526 1751 2492 1246 2459 640 2425 337 2358 68 2324 34 2290 0 Z N"/>
        </draw:custom-shape>
        <draw:custom-shape draw:name="Shape 1173" draw:style-name="Mgr4" draw:text-style-name="MP7" draw:layer="layout" svg:width="0.148cm" svg:height="0.186cm" svg:x="0.839cm" svg:y="0.746cm">
          <text:p/>
          <draw:enhanced-geometry draw:mirror-horizontal="false" draw:mirror-vertical="false" drawooo:sub-view-size="809 1011" svg:viewBox="0 0 20225 25275" draw:type="ooxml-non-primitive" draw:enhanced-path="M 439 237 L 472 270 472 338 439 439 338 540 203 573 237 439 270 338 338 270 371 270 439 237 Z M 405 1 L 304 35 237 102 136 169 35 338 1 506 1 674 68 742 136 775 304 775 439 742 439 775 506 843 540 910 708 1011 742 1011 775 977 809 944 775 876 641 809 607 742 540 674 607 573 674 472 708 371 708 270 708 203 641 102 607 35 506 1 Z N"/>
        </draw:custom-shape>
        <draw:custom-shape draw:name="Shape 1174" draw:style-name="Mgr4" draw:text-style-name="MP7" draw:layer="layout" svg:width="0.608cm" svg:height="0.471cm" svg:x="0cm" svg:y="0.609cm">
          <text:p/>
          <draw:enhanced-geometry draw:mirror-horizontal="false" draw:mirror-vertical="false" drawooo:sub-view-size="3301 2559" svg:viewBox="0 0 82525 63975" draw:type="ooxml-non-primitive" draw:enhanced-path="M 3098 0 L 3031 34 2997 101 2997 169 2189 101 337 101 1 135 1 337 573 303 2088 303 2997 371 3065 1381 3031 1818 3031 2256 2930 2222 2795 2155 2155 2155 1920 2189 1381 2256 842 2357 1 2357 1 2525 304 2559 640 2559 1280 2492 1718 2458 2155 2424 2593 2458 3065 2458 3065 2492 3098 2525 3132 2559 3199 2525 3233 2492 3300 2222 3300 1919 3300 1381 3300 707 3267 404 3233 68 3166 0 Z N"/>
        </draw:custom-shape>
        <draw:custom-shape draw:name="Shape 1175" draw:style-name="Mgr4" draw:text-style-name="MP7" draw:layer="layout" svg:width="0.105cm" svg:height="0.142cm" svg:x="4.069cm" svg:y="1.137cm">
          <text:p/>
          <draw:enhanced-geometry draw:mirror-horizontal="false" draw:mirror-vertical="false" drawooo:sub-view-size="573 776" svg:viewBox="0 0 14325 19400" draw:type="ooxml-non-primitive" draw:enhanced-path="M 404 1 L 438 203 438 405 438 472 371 540 303 607 236 607 236 506 169 439 101 405 68 405 0 472 34 540 68 573 68 641 68 708 135 742 236 775 337 742 438 674 505 573 573 439 573 270 539 136 438 1 Z N"/>
        </draw:custom-shape>
        <draw:custom-shape draw:name="Shape 1176" draw:style-name="Mgr4" draw:text-style-name="MP7" draw:layer="layout" svg:width="0.409cm" svg:height="0.391cm" svg:x="4.579cm" svg:y="0cm">
          <text:p/>
          <draw:enhanced-geometry draw:mirror-horizontal="false" draw:mirror-vertical="false" drawooo:sub-view-size="2223 2122" svg:viewBox="0 0 55575 53050" draw:type="ooxml-non-primitive" draw:enhanced-path="M 1986 1 L 1986 304 1986 640 2020 1819 1784 1785 1549 1785 1077 1819 505 1819 337 1852 202 1852 101 1920 0 1987 0 2021 101 2088 202 2122 438 2122 943 2088 1784 2088 2054 2021 2087 2054 2155 2054 2222 2021 2222 1953 2188 775 2188 405 2188 203 2155 1 Z N"/>
        </draw:custom-shape>
        <draw:custom-shape draw:name="Shape 1177" draw:style-name="Mgr4" draw:text-style-name="MP7" draw:layer="layout" svg:width="0.043cm" svg:height="0.13cm" svg:x="4.492cm" svg:y="0.628cm">
          <text:p/>
          <draw:enhanced-geometry draw:mirror-horizontal="false" draw:mirror-vertical="false" drawooo:sub-view-size="237 708" svg:viewBox="0 0 5925 17700" draw:type="ooxml-non-primitive" draw:enhanced-path="M 102 0 L 68 34 1 202 1 337 1 505 1 640 34 674 102 707 169 707 203 640 203 606 203 337 236 68 203 34 169 0 Z N"/>
        </draw:custom-shape>
        <draw:custom-shape draw:name="Shape 1178" draw:style-name="Mgr4" draw:text-style-name="MP7" draw:layer="layout" svg:width="0.453cm" svg:height="0.446cm" svg:x="3.908cm" svg:y="0.976cm">
          <text:p/>
          <draw:enhanced-geometry draw:mirror-horizontal="false" draw:mirror-vertical="false" drawooo:sub-view-size="2459 2425" svg:viewBox="0 0 61475 60625" draw:type="ooxml-non-primitive" draw:enhanced-path="M 2290 203 L 2257 640 2257 1078 2223 1617 2223 2155 1954 2122 1684 2088 1146 2122 708 2155 506 2155 270 2223 270 1684 237 1179 237 741 203 304 1247 270 1752 236 2290 203 Z M 1752 1 L 1247 34 169 102 136 102 102 135 68 169 35 472 1 741 35 1347 35 1852 68 2122 136 2357 136 2391 169 2425 237 2425 270 2391 775 2391 1314 2357 1785 2357 2021 2324 2257 2290 2324 2290 2358 2256 2391 2223 2459 1953 2459 1650 2459 1044 2459 573 2425 337 2391 102 2358 34 2290 1 Z N"/>
        </draw:custom-shape>
        <draw:custom-shape draw:name="Shape 1179" draw:style-name="Mgr4" draw:text-style-name="MP7" draw:layer="layout" svg:width="0.44cm" svg:height="1.77cm" svg:x="23.792cm" svg:y="12.809cm">
          <text:p/>
          <draw:enhanced-geometry draw:mirror-horizontal="false" draw:mirror-vertical="false" drawooo:sub-view-size="2391 9596" svg:viewBox="0 0 59775 239900" draw:type="ooxml-non-primitive" draw:enhanced-path="M 2323 0 L 2323 34 2155 606 1987 1179 1751 2323 1515 3502 1246 4646 640 7071 0 9495 0 9562 68 9596 135 9596 169 9528 842 7138 1414 4680 1987 2391 2256 1212 2323 640 2391 34 2391 0 Z N"/>
        </draw:custom-shape>
        <draw:custom-shape draw:name="Shape 1180" draw:style-name="Mgr4" draw:text-style-name="MP7" draw:layer="layout" svg:width="0.061cm" svg:height="0.428cm" svg:x="4.827cm" svg:y="0.46cm">
          <text:p/>
          <draw:enhanced-geometry draw:mirror-horizontal="false" draw:mirror-vertical="false" drawooo:sub-view-size="338 2324" svg:viewBox="0 0 8450 58100" draw:type="ooxml-non-primitive" draw:enhanced-path="M 68 0 L 34 34 1 303 1 539 34 1078 68 1684 102 1987 169 2290 203 2323 304 2323 304 2256 337 1953 304 1650 236 1078 203 539 169 303 135 34 135 0 Z N"/>
        </draw:custom-shape>
        <draw:custom-shape draw:name="Shape 1181" draw:style-name="Mgr4" draw:text-style-name="MP7" draw:layer="layout" svg:width="0.502cm" svg:height="0.055cm" svg:x="4.753cm" svg:y="1.951cm">
          <text:p/>
          <draw:enhanced-geometry draw:mirror-horizontal="false" draw:mirror-vertical="false" drawooo:sub-view-size="2728 304" svg:viewBox="0 0 68200 7600" draw:type="ooxml-non-primitive" draw:enhanced-path="M 708 0 L 337 34 169 68 1 135 1 169 135 236 304 270 607 304 1246 270 2358 270 2694 169 2728 135 2694 102 2391 34 1415 34 708 0 Z N"/>
        </draw:custom-shape>
        <draw:custom-shape draw:name="Shape 1182" draw:style-name="Mgr4" draw:text-style-name="MP7" draw:layer="layout" svg:width="0.428cm" svg:height="0.446cm" svg:x="4.753cm" svg:y="1.448cm">
          <text:p/>
          <draw:enhanced-geometry draw:mirror-horizontal="false" draw:mirror-vertical="false" drawooo:sub-view-size="2324 2425" svg:viewBox="0 0 58100 60625" draw:type="ooxml-non-primitive" draw:enhanced-path="M 2122 0 L 1516 34 203 34 1 135 68 202 169 236 371 270 1415 270 2021 236 2021 438 2021 640 2055 1078 2055 1616 2088 1852 2122 2121 977 2155 573 2155 371 2189 270 2222 203 2290 270 2357 371 2391 573 2424 977 2391 1617 2391 2223 2357 2290 2357 2324 2290 2324 2222 2290 2155 2324 1886 2290 1616 2257 1078 2257 640 2223 404 2189 202 2223 135 2223 68 2189 34 2122 0 Z N"/>
        </draw:custom-shape>
        <draw:custom-shape draw:name="Shape 1183" draw:style-name="Mgr4" draw:text-style-name="MP7" draw:layer="layout" svg:width="0.465cm" svg:height="0.44cm" svg:x="3.678cm" svg:y="1.485cm">
          <text:p/>
          <draw:enhanced-geometry draw:mirror-horizontal="false" draw:mirror-vertical="false" drawooo:sub-view-size="2526 2391" svg:viewBox="0 0 63150 59775" draw:type="ooxml-non-primitive" draw:enhanced-path="M 2256 236 L 2256 674 2290 1111 2290 1616 2323 2121 1448 2121 909 2155 640 2189 371 2222 337 1684 270 1145 202 707 169 303 674 303 1212 270 2256 236 Z M 2256 0 L 1179 34 674 68 135 101 68 135 68 202 34 438 0 674 34 1179 101 1751 135 2054 236 2323 236 2357 371 2357 606 2391 842 2391 1313 2357 2088 2357 2357 2323 2458 2323 2492 2290 2525 2020 2525 1785 2492 1246 2458 674 2424 371 2357 68 2323 34 2290 34 2256 0 Z N"/>
        </draw:custom-shape>
        <draw:custom-shape draw:name="Shape 1184" draw:style-name="Mgr4" draw:text-style-name="MP7" draw:layer="layout" svg:width="0.471cm" svg:height="0.446cm" svg:x="5.337cm" svg:y="0.417cm">
          <text:p/>
          <draw:enhanced-geometry draw:mirror-horizontal="false" draw:mirror-vertical="false" drawooo:sub-view-size="2560 2425" svg:viewBox="0 0 64000 60625" draw:type="ooxml-non-primitive" draw:enhanced-path="M 2021 0 L 1617 68 910 68 539 101 203 135 169 68 169 34 102 34 68 68 34 303 1 573 1 1112 34 1718 102 2021 169 2324 203 2357 304 2357 337 2290 337 1987 304 1684 236 1078 236 674 203 236 438 270 1145 270 2223 202 2256 236 2290 270 2357 270 2324 573 2324 910 2357 2088 2122 2054 1886 2088 1415 2122 674 2122 539 2155 438 2189 337 2290 438 2357 539 2391 775 2425 1280 2357 2122 2357 2391 2290 2425 2324 2492 2357 2559 2324 2559 2256 2526 1078 2526 573 2492 303 2425 68 2391 68 2391 101 2324 34 2223 34 2021 0 Z N"/>
        </draw:custom-shape>
        <draw:custom-shape draw:name="Shape 1185" draw:style-name="Mgr4" draw:text-style-name="MP7" draw:layer="layout" svg:width="0.061cm" svg:height="0.434cm" svg:x="4.722cm" svg:y="1.466cm">
          <text:p/>
          <draw:enhanced-geometry draw:mirror-horizontal="false" draw:mirror-vertical="false" drawooo:sub-view-size="338 2358" svg:viewBox="0 0 8450 58950" draw:type="ooxml-non-primitive" draw:enhanced-path="M 68 0 L 34 34 0 303 0 573 34 1078 68 1684 101 1987 169 2290 202 2323 270 2357 303 2323 337 2256 337 1987 303 1684 236 1078 202 539 202 303 135 34 135 0 Z N"/>
        </draw:custom-shape>
        <draw:custom-shape draw:name="Shape 1186" draw:style-name="Mgr4" draw:text-style-name="MP7" draw:layer="layout" svg:width="0.471cm" svg:height="0.44cm" svg:x="1.926cm" svg:y="0.056cm">
          <text:p/>
          <draw:enhanced-geometry draw:mirror-horizontal="false" draw:mirror-vertical="false" drawooo:sub-view-size="2560 2392" svg:viewBox="0 0 64000 59800" draw:type="ooxml-non-primitive" draw:enhanced-path="M 135 1 L 102 34 68 34 34 304 1 573 1 1078 34 1684 68 2021 169 2290 203 2358 236 2358 304 2324 338 2256 304 1987 304 1684 236 1078 236 640 203 236 439 236 674 270 1146 236 2223 203 2257 236 2324 236 2290 573 2324 910 2358 2088 2122 2054 1886 2054 1415 2088 843 2088 674 2122 540 2122 405 2189 338 2256 338 2290 405 2358 540 2391 775 2391 1280 2358 2088 2358 2358 2290 2425 2324 2492 2324 2526 2290 2560 2223 2526 1044 2526 539 2492 304 2425 68 2425 34 2391 34 2391 102 2358 68 2290 34 2223 1 1987 1 1617 34 910 34 540 68 203 135 169 34 169 1 Z N"/>
        </draw:custom-shape>
        <draw:custom-shape draw:name="Shape 1187" draw:style-name="Mgr4" draw:text-style-name="MP7" draw:layer="layout" svg:width="0.167cm" svg:height="0.092cm" svg:x="4.858cm" svg:y="1.541cm">
          <text:p/>
          <draw:enhanced-geometry draw:mirror-horizontal="false" draw:mirror-vertical="false" drawooo:sub-view-size="910 506" svg:viewBox="0 0 22750 12650" draw:type="ooxml-non-primitive" draw:enhanced-path="M 572 0 L 404 68 101 236 34 270 0 337 34 371 101 404 774 505 842 472 909 404 876 337 808 303 505 270 640 169 774 68 774 0 Z N"/>
        </draw:custom-shape>
        <draw:custom-shape draw:name="Shape 1188" draw:style-name="Mgr4" draw:text-style-name="MP7" draw:layer="layout" svg:width="0.415cm" svg:height="0.415cm" svg:x="9.604cm" svg:y="0.646cm">
          <text:p/>
          <draw:enhanced-geometry draw:mirror-horizontal="false" draw:mirror-vertical="false" drawooo:sub-view-size="2257 2256" svg:viewBox="0 0 56425 56400" draw:type="ooxml-non-primitive" draw:enhanced-path="M 1213 169 L 1179 202 1179 270 1213 337 1516 337 1684 371 1819 505 1920 640 1987 842 2021 1044 2021 1212 1987 1414 1920 1616 1819 1785 1650 1886 1482 1987 1314 2020 1112 2020 943 1987 741 1886 573 1751 438 1616 337 1448 270 1280 236 1111 270 909 337 741 472 539 640 371 809 270 1011 202 1213 169 Z M 1179 0 L 1011 34 842 101 674 169 506 270 371 404 270 539 135 741 34 943 1 1179 1 1313 68 1414 203 1650 371 1886 607 2088 876 2222 1112 2256 1347 2256 1549 2222 1785 2121 1953 1953 2088 1785 2189 1583 2256 1313 2256 1145 2223 943 2189 707 2088 505 1987 303 1852 169 1684 68 1516 68 1347 34 1179 0 Z N"/>
        </draw:custom-shape>
        <draw:custom-shape draw:name="Shape 1189" draw:style-name="Mgr4" draw:text-style-name="MP7" draw:layer="layout" svg:width="0.13cm" svg:height="0.192cm" svg:x="2.529cm" svg:y="1.199cm">
          <text:p/>
          <draw:enhanced-geometry draw:mirror-horizontal="false" draw:mirror-vertical="false" drawooo:sub-view-size="708 1045" svg:viewBox="0 0 17700 26125" draw:type="ooxml-non-primitive" draw:enhanced-path="M 506 1 L 371 34 135 34 102 68 34 68 1 135 1 169 34 203 68 203 68 607 169 977 203 1044 270 1044 337 1011 337 943 304 573 371 607 472 573 573 539 607 506 607 472 573 405 506 405 337 438 270 472 236 236 371 236 539 203 607 169 674 135 708 102 708 68 640 1 Z N"/>
        </draw:custom-shape>
        <draw:custom-shape draw:name="Shape 1190" draw:style-name="Mgr4" draw:text-style-name="MP7" draw:layer="layout" svg:width="0.142cm" svg:height="0.161cm" svg:x="2.094cm" svg:y="0.267cm">
          <text:p/>
          <draw:enhanced-geometry draw:mirror-horizontal="false" draw:mirror-vertical="false" drawooo:sub-view-size="776 876" svg:viewBox="0 0 19400 21900" draw:type="ooxml-non-primitive" draw:enhanced-path="M 405 0 L 270 135 169 270 1 606 1 640 1 674 35 707 102 741 338 741 573 707 573 808 607 876 708 876 708 775 708 674 775 674 775 606 775 539 708 505 742 337 742 270 708 303 607 505 237 539 237 539 371 303 472 68 472 34 405 0 Z N"/>
        </draw:custom-shape>
        <draw:custom-shape draw:name="Shape 1191" draw:style-name="Mgr4" draw:text-style-name="MP7" draw:layer="layout" svg:width="0.409cm" svg:height="0.453cm" svg:x="2.87cm" svg:y="1.019cm">
          <text:p/>
          <draw:enhanced-geometry draw:mirror-horizontal="false" draw:mirror-vertical="false" drawooo:sub-view-size="2223 2459" svg:viewBox="0 0 55575 61475" draw:type="ooxml-non-primitive" draw:enhanced-path="M 1785 0 L 1313 68 707 68 101 101 34 135 0 202 34 236 68 303 34 505 34 741 68 1179 68 1717 68 2020 101 2290 68 2323 101 2391 135 2458 202 2458 808 2424 1448 2391 1852 2391 2054 2323 2121 2290 2222 2222 2121 2155 2020 2121 1852 2121 1414 2155 303 2222 303 1953 303 1684 270 1179 270 741 270 505 202 303 842 303 1482 270 1886 236 2088 169 2155 135 2222 68 2222 34 2020 0 Z N"/>
        </draw:custom-shape>
        <draw:custom-shape draw:name="Shape 1192" draw:style-name="Mgr4" draw:text-style-name="MP7" draw:layer="layout" svg:width="0.055cm" svg:height="0.428cm" svg:x="2.237cm" svg:y="0.566cm">
          <text:p/>
          <draw:enhanced-geometry draw:mirror-horizontal="false" draw:mirror-vertical="false" drawooo:sub-view-size="304 2324" svg:viewBox="0 0 7600 58100" draw:type="ooxml-non-primitive" draw:enhanced-path="M 34 1 L 34 34 0 304 0 539 0 1078 34 1684 101 1987 169 2290 202 2324 303 2324 303 2256 303 1953 303 1650 236 1078 202 539 169 270 135 34 101 1 Z N"/>
        </draw:custom-shape>
        <draw:custom-shape draw:name="Shape 1193" draw:style-name="Mgr4" draw:text-style-name="MP7" draw:layer="layout" svg:width="0.478cm" svg:height="0.465cm" svg:x="2.342cm" svg:y="1.025cm">
          <text:p/>
          <draw:enhanced-geometry draw:mirror-horizontal="false" draw:mirror-vertical="false" drawooo:sub-view-size="2594 2527" svg:viewBox="0 0 64850 63175" draw:type="ooxml-non-primitive" draw:enhanced-path="M 2290 237 L 2324 674 2324 1078 2324 1684 2324 1987 2357 2290 2357 2290 2223 2223 2122 2156 1819 2156 1246 2189 775 2189 539 2223 304 2257 236 1078 236 742 169 439 236 439 270 405 304 371 1347 338 1819 304 2054 270 2290 237 Z M 2357 1 L 2324 35 2290 35 2290 136 1953 102 1583 102 876 169 270 169 203 203 135 270 102 270 102 237 68 237 1 506 1 742 68 1247 102 2425 135 2492 203 2526 270 2492 304 2459 573 2492 842 2492 1415 2459 1920 2459 2155 2425 2256 2358 2357 2290 2357 2324 2425 2358 2492 2358 2526 2290 2559 1987 2593 1684 2559 1078 2526 540 2492 304 2425 35 2391 35 2357 1 Z N"/>
        </draw:custom-shape>
        <draw:custom-shape draw:name="Shape 1194" draw:style-name="Mgr4" draw:text-style-name="MP7" draw:layer="layout" svg:width="0.142cm" svg:height="0.13cm" svg:x="3.579cm" svg:y="1.181cm">
          <text:p/>
          <draw:enhanced-geometry draw:mirror-horizontal="false" draw:mirror-vertical="false" drawooo:sub-view-size="775 708" svg:viewBox="0 0 19375 17700" draw:type="ooxml-non-primitive" draw:enhanced-path="M 573 1 L 506 34 472 102 438 236 438 270 203 304 169 135 135 102 68 102 68 135 34 337 1 371 34 438 68 640 102 674 169 674 203 640 236 573 203 472 472 472 506 607 506 640 573 708 607 708 640 674 640 640 674 573 640 438 741 371 775 304 775 270 741 236 674 203 607 236 607 135 640 68 640 34 640 1 Z N"/>
        </draw:custom-shape>
        <draw:custom-shape draw:name="Shape 1195" draw:style-name="Mgr4" draw:text-style-name="MP7" draw:layer="layout" svg:width="0.186cm" svg:height="0.167cm" svg:x="3.032cm" svg:y="1.181cm">
          <text:p/>
          <draw:enhanced-geometry draw:mirror-horizontal="false" draw:mirror-vertical="false" drawooo:sub-view-size="1011 910" svg:viewBox="0 0 25275 22750" draw:type="ooxml-non-primitive" draw:enhanced-path="M 371 1 L 270 34 169 135 68 203 34 337 1 472 34 573 68 674 135 741 203 809 304 842 405 876 506 876 607 809 607 876 640 910 674 910 708 876 708 842 708 741 708 607 708 573 943 539 977 506 1011 438 977 371 910 337 674 337 539 371 438 438 405 472 438 506 607 539 607 573 607 640 506 674 405 674 304 640 236 607 203 539 203 438 203 337 270 270 337 203 539 135 741 102 741 68 607 1 Z N"/>
        </draw:custom-shape>
        <draw:custom-shape draw:name="Shape 1196" draw:style-name="Mgr4" draw:text-style-name="MP7" draw:layer="layout" svg:width="0.142cm" svg:height="0.123cm" svg:x="3.852cm" svg:y="1.653cm">
          <text:p/>
          <draw:enhanced-geometry draw:mirror-horizontal="false" draw:mirror-vertical="false" drawooo:sub-view-size="776 674" svg:viewBox="0 0 19400 16850" draw:type="ooxml-non-primitive" draw:enhanced-path="M 102 0 L 35 34 35 101 35 135 1 270 1 573 35 640 102 674 136 640 203 606 203 371 405 573 472 606 573 640 674 640 742 573 775 505 775 438 742 270 708 135 708 68 641 34 607 34 540 68 506 169 506 236 573 438 506 404 439 337 203 34 169 0 Z N"/>
        </draw:custom-shape>
        <draw:custom-shape draw:name="Shape 1197" draw:style-name="Mgr4" draw:text-style-name="MP7" draw:layer="layout" svg:width="0.477cm" svg:height="0.446cm" svg:x="3.38cm" svg:y="0.994cm">
          <text:p/>
          <draw:enhanced-geometry draw:mirror-horizontal="false" draw:mirror-vertical="false" drawooo:sub-view-size="2593 2425" svg:viewBox="0 0 64825 60625" draw:type="ooxml-non-primitive" draw:enhanced-path="M 1785 1 L 1280 68 707 102 135 203 101 135 101 102 34 102 0 135 0 438 0 741 34 1347 34 1852 67 2122 101 2391 135 2391 135 2425 202 2391 1313 2391 1818 2357 2088 2324 2323 2290 2357 2324 2391 2324 2492 2290 2559 2189 2559 2088 2593 1953 2559 1718 2525 1482 2525 741 2458 405 2391 236 2323 102 2290 102 2256 203 2256 337 2256 607 2290 1145 2323 1650 2323 2155 2088 2122 1818 2088 1280 2088 269 2189 236 2189 269 1920 269 1684 236 1145 202 775 168 405 808 337 1448 270 1886 236 2088 203 2290 102 2290 68 2155 34 2054 1 Z N"/>
        </draw:custom-shape>
      </draw:g>
      <draw:frame draw:name="Shape 1198" presentation:style-name="Mpr19" draw:text-style-name="MP8" draw:layer="backgroundobjects" svg:width="19.111cm" svg:height="2.157cm" svg:x="3.144cm" svg:y="2.308cm" presentation:class="title" presentation:user-transformed="true">
        <draw:text-box>
          <text:p/>
        </draw:text-box>
      </draw:frame>
      <draw:frame draw:name="Shape 1199" presentation:style-name="Title_20__2b__20_3_20_columns-outline1" draw:layer="backgroundobjects" svg:width="6.378cm" svg:height="13.082cm" svg:x="2.715cm" svg:y="4.737cm" presentation:class="outline" presentation:placeholder="true" presentation:user-transformed="true">
        <draw:text-box/>
      </draw:frame>
      <draw:frame draw:name="Shape 1200" presentation:style-name="Title_20__2b__20_3_20_columns-outline1" draw:layer="backgroundobjects" svg:width="6.378cm" svg:height="13.082cm" svg:x="9.421cm" svg:y="4.737cm" presentation:class="outline" presentation:placeholder="true" presentation:user-transformed="true">
        <draw:text-box/>
      </draw:frame>
      <draw:frame draw:name="Shape 1201" presentation:style-name="Title_20__2b__20_3_20_columns-outline1" draw:layer="backgroundobjects" svg:width="6.378cm" svg:height="13.082cm" svg:x="16.128cm" svg:y="4.737cm" presentation:class="outline" presentation:placeholder="true" presentation:user-transformed="true">
        <draw:text-box/>
      </draw:frame>
      <presentation:notes style:page-layout-name="PM2">
        <draw:page-thumbnail presentation:style-name="Title_20__2b__20_3_20_columns-title" draw:layer="backgroundobjects" svg:width="12.699cm" svg:height="9.524cm" svg:x="3.175cm" svg:y="1.93cm" presentation:class="page"/>
        <draw:frame presentation:style-name="Title_20__2b__20_3_20_columns-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presentation:header/></text:p>
          </draw:text-box>
        </draw:frame>
        <draw:frame presentation:style-name="Mpr20" draw:text-style-name="MP4" draw:layer="backgroundobjects" svg:width="8.266cm" svg:height="1.269cm" svg:x="10.783cm" svg:y="0cm" presentation:class="date-time">
          <draw:text-box>
            <text:p text:style-name="MP3"><presentation:date-time/></text:p>
          </draw:text-box>
        </draw:frame>
        <draw:frame presentation:style-name="Mpr21" draw:text-style-name="MP2" draw:layer="backgroundobjects" svg:width="8.266cm" svg:height="1.269cm" svg:x="0cm" svg:y="24.13cm" presentation:class="footer">
          <draw:text-box>
            <text:p text:style-name="MP1"><presentation:footer/></text:p>
          </draw:text-box>
        </draw:frame>
        <draw:frame presentation:style-name="Mpr2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only" style:display-name="Title only" style:page-layout-name="PM1" draw:style-name="Mdp2">
      <draw:g draw:name="Shape 1203">
        <draw:custom-shape draw:name="Shape 1204" draw:style-name="Mgr4" draw:text-style-name="MP7" draw:layer="layout" svg:width="0.415cm" svg:height="0.036cm" svg:x="22.643cm" svg:y="0.379cm">
          <text:p/>
          <draw:enhanced-geometry draw:mirror-horizontal="false" draw:mirror-vertical="false" drawooo:sub-view-size="2257 203" svg:viewBox="0 0 56425 5075" draw:type="ooxml-non-primitive" draw:enhanced-path="M 304 0 L 34 68 1 101 34 135 270 202 1920 202 2189 169 2223 135 2256 101 2223 68 2189 34 1953 0 Z N"/>
        </draw:custom-shape>
        <draw:custom-shape draw:name="Shape 1205" draw:style-name="Mgr4" draw:text-style-name="MP7" draw:layer="layout" svg:width="0.148cm" svg:height="0.13cm" svg:x="3.945cm" svg:y="0.653cm">
          <text:p/>
          <draw:enhanced-geometry draw:mirror-horizontal="false" draw:mirror-vertical="false" drawooo:sub-view-size="809 708" svg:viewBox="0 0 20225 17700" draw:type="ooxml-non-primitive" draw:enhanced-path="M 641 1 L 573 35 573 102 607 237 573 371 540 439 472 472 338 506 270 506 237 472 203 405 169 371 169 304 203 270 237 169 237 102 102 102 35 169 1 270 1 371 1 472 68 573 169 641 270 674 405 708 506 674 641 607 708 506 775 405 809 270 809 136 742 35 674 1 Z N"/>
        </draw:custom-shape>
        <draw:custom-shape draw:name="Shape 1206" draw:style-name="Mgr4" draw:text-style-name="MP7" draw:layer="layout" svg:width="0.465cm" svg:height="0.44cm" svg:x="3.784cm" svg:y="0.479cm">
          <text:p/>
          <draw:enhanced-geometry draw:mirror-horizontal="false" draw:mirror-vertical="false" drawooo:sub-view-size="2526 2391" svg:viewBox="0 0 63150 59775" draw:type="ooxml-non-primitive" draw:enhanced-path="M 2256 236 L 2256 674 2290 1078 2290 1616 2324 2121 2088 2088 1886 2088 1448 2121 910 2121 640 2155 371 2222 304 1684 236 1145 203 707 169 270 1213 270 2256 236 Z M 2256 0 L 1179 34 674 34 135 101 68 135 68 202 1 438 1 674 34 1145 102 1751 135 2020 203 2323 236 2357 371 2357 607 2391 842 2391 1314 2357 2088 2357 2357 2290 2391 2323 2458 2323 2492 2256 2526 2020 2526 1751 2492 1246 2458 640 2425 371 2357 68 2324 34 2290 0 Z N"/>
        </draw:custom-shape>
        <draw:custom-shape draw:name="Shape 1207" draw:style-name="Mgr4" draw:text-style-name="MP7" draw:layer="layout" svg:width="0.136cm" svg:height="0.142cm" svg:x="4.982cm" svg:y="0.609cm">
          <text:p/>
          <draw:enhanced-geometry draw:mirror-horizontal="false" draw:mirror-vertical="false" drawooo:sub-view-size="742 775" svg:viewBox="0 0 18550 19375" draw:type="ooxml-non-primitive" draw:enhanced-path="M 304 169 L 337 202 371 236 506 236 539 404 506 472 472 539 438 573 371 606 304 573 236 539 203 472 169 404 203 270 304 169 Z M 304 0 L 169 68 68 169 0 303 0 438 34 573 101 707 236 775 506 775 607 707 708 573 741 404 708 236 674 101 607 68 573 34 438 0 Z N"/>
        </draw:custom-shape>
        <draw:custom-shape draw:name="Shape 1208" draw:style-name="Mgr4" draw:text-style-name="MP7" draw:layer="layout" svg:width="0.061cm" svg:height="0.422cm" svg:x="4.007cm" svg:y="0cm">
          <text:p/>
          <draw:enhanced-geometry draw:mirror-horizontal="false" draw:mirror-vertical="false" drawooo:sub-view-size="338 2291" svg:viewBox="0 0 8450 57275" draw:type="ooxml-non-primitive" draw:enhanced-path="M 34 1 L 1 270 1 506 34 1044 68 1650 102 1953 169 2223 203 2290 270 2290 304 2256 304 2223 337 1920 304 1617 236 1011 203 506 203 236 135 1 Z N"/>
        </draw:custom-shape>
        <draw:custom-shape draw:name="Shape 1209" draw:style-name="Mgr4" draw:text-style-name="MP7" draw:layer="layout" svg:width="0.459cm" svg:height="0.409cm" svg:x="5.038cm" svg:y="0cm">
          <text:p/>
          <draw:enhanced-geometry draw:mirror-horizontal="false" draw:mirror-vertical="false" drawooo:sub-view-size="2492 2223" svg:viewBox="0 0 62300 55575" draw:type="ooxml-non-primitive" draw:enhanced-path="M 1 1 L 1 539 34 1078 102 1617 203 2155 236 2223 304 2223 371 2189 405 2122 405 2054 876 2122 1347 2155 1852 2122 2088 2088 2290 2054 2357 1987 2357 1920 2425 1920 2458 1886 2458 1852 2492 943 2425 1 2256 1 2223 472 2223 943 2256 1415 2290 1852 2324 1886 2290 1886 2054 1852 1819 1886 371 1886 270 943 203 1 Z N"/>
        </draw:custom-shape>
        <draw:custom-shape draw:name="Shape 1210" draw:style-name="Mgr4" draw:text-style-name="MP7" draw:layer="layout" svg:width="0.459cm" svg:height="0.086cm" svg:x="0.392cm" svg:y="0cm">
          <text:p/>
          <draw:enhanced-geometry draw:mirror-horizontal="false" draw:mirror-vertical="false" drawooo:sub-view-size="2493 473" svg:viewBox="0 0 62325 11825" draw:type="ooxml-non-primitive" draw:enhanced-path="M 1 1 L 34 337 68 405 169 405 203 371 439 438 674 472 1213 472 1752 405 2257 304 2257 337 2324 405 2391 438 2459 405 2492 371 2492 304 2425 1 2223 1 2257 135 1179 236 708 270 439 270 203 304 169 1 Z N"/>
        </draw:custom-shape>
        <draw:custom-shape draw:name="Shape 1211" draw:style-name="Mgr4" draw:text-style-name="MP7" draw:layer="layout" svg:width="0.428cm" svg:height="0.44cm" svg:x="4.858cm" svg:y="0.441cm">
          <text:p/>
          <draw:enhanced-geometry draw:mirror-horizontal="false" draw:mirror-vertical="false" drawooo:sub-view-size="2324 2391" svg:viewBox="0 0 58100 59775" draw:type="ooxml-non-primitive" draw:enhanced-path="M 1515 0 L 909 34 202 34 0 101 0 135 67 202 168 236 370 270 1414 270 2020 202 2020 202 1987 438 2020 640 2054 1078 2054 1583 2088 1852 2121 2121 977 2155 539 2121 370 2155 269 2222 202 2256 202 2290 269 2323 370 2357 572 2391 1583 2391 2222 2357 2290 2323 2323 2290 2323 2222 2290 2155 2323 1886 2290 1616 2256 1044 2256 606 2222 404 2189 202 2222 135 2222 67 2189 34 2121 0 Z N"/>
        </draw:custom-shape>
        <draw:custom-shape draw:name="Shape 1212" draw:style-name="Mgr4" draw:text-style-name="MP7" draw:layer="layout" svg:width="0.111cm" svg:height="0.123cm" svg:x="4.728cm" svg:y="0.193cm">
          <text:p/>
          <draw:enhanced-geometry draw:mirror-horizontal="false" draw:mirror-vertical="false" drawooo:sub-view-size="607 674" svg:viewBox="0 0 15175 16850" draw:type="ooxml-non-primitive" draw:enhanced-path="M 202 0 L 101 34 34 101 0 202 0 270 34 337 101 371 202 404 438 404 438 472 404 573 438 640 471 674 505 674 572 573 606 472 606 270 606 202 539 169 505 202 337 270 168 270 135 236 168 169 202 135 505 135 505 169 572 169 606 135 539 68 471 34 303 0 Z N"/>
        </draw:custom-shape>
        <draw:custom-shape draw:name="Shape 1213" draw:style-name="Mgr4" draw:text-style-name="MP7" draw:layer="layout" svg:width="0.428cm" svg:height="0.415cm" svg:x="4.038cm" svg:y="0cm">
          <text:p/>
          <draw:enhanced-geometry draw:mirror-horizontal="false" draw:mirror-vertical="false" drawooo:sub-view-size="2325 2257" svg:viewBox="0 0 58125 56425" draw:type="ooxml-non-primitive" draw:enhanced-path="M 1 1 L 169 102 371 135 775 135 1415 102 2021 68 2021 68 1987 270 2021 506 2055 910 2055 1448 2088 1718 2122 1987 573 1987 371 2021 270 2054 203 2122 270 2189 371 2223 573 2256 977 2223 2223 2223 2290 2189 2324 2122 2324 2088 2290 2021 2324 1751 2290 1448 2257 910 2257 472 2223 236 2189 34 2223 1 Z N"/>
        </draw:custom-shape>
        <draw:custom-shape draw:name="Shape 1214" draw:style-name="Mgr4" draw:text-style-name="MP7" draw:layer="layout" svg:width="0.061cm" svg:height="0.384cm" svg:x="4.517cm" svg:y="0cm">
          <text:p/>
          <draw:enhanced-geometry draw:mirror-horizontal="false" draw:mirror-vertical="false" drawooo:sub-view-size="338 2089" svg:viewBox="0 0 8450 52225" draw:type="ooxml-non-primitive" draw:enhanced-path="M 34 1 L 0 405 0 809 34 1448 101 1751 169 2021 202 2088 270 2088 303 2054 337 1987 337 1718 303 1415 236 809 236 405 202 1 Z N"/>
        </draw:custom-shape>
        <draw:custom-shape draw:name="Shape 1215" draw:style-name="Mgr4" draw:text-style-name="MP7" draw:layer="layout" svg:width="0.459cm" svg:height="0.347cm" svg:x="5.56cm" svg:y="0cm">
          <text:p/>
          <draw:enhanced-geometry draw:mirror-horizontal="false" draw:mirror-vertical="false" drawooo:sub-view-size="2493 1887" svg:viewBox="0 0 62325 47175" draw:type="ooxml-non-primitive" draw:enhanced-path="M 1 1 L 1 304 1 640 68 1213 102 1516 203 1785 203 1819 236 1852 304 1819 337 1852 573 1886 809 1852 1280 1852 1819 1819 2054 1819 2324 1785 2357 1819 2391 1819 2458 1785 2458 1751 2492 1516 2492 1246 2458 741 2425 1 2223 1 2256 573 2256 1078 2290 1617 2088 1583 1852 1583 1415 1617 876 1617 607 1650 337 1718 304 1179 236 640 169 1 Z N"/>
        </draw:custom-shape>
        <draw:custom-shape draw:name="Shape 1216" draw:style-name="Mgr4" draw:text-style-name="MP7" draw:layer="layout" svg:width="0.465cm" svg:height="0.434cm" svg:x="2.964cm" svg:y="0.013cm">
          <text:p/>
          <draw:enhanced-geometry draw:mirror-horizontal="false" draw:mirror-vertical="false" drawooo:sub-view-size="2526 2357" svg:viewBox="0 0 63150 58925" draw:type="ooxml-non-primitive" draw:enhanced-path="M 2256 202 L 2256 640 2290 1077 2290 1582 2323 2121 2088 2087 1886 2087 1448 2121 909 2121 640 2155 371 2222 337 1683 236 1145 202 707 169 269 1212 269 2256 202 Z M 1179 0 L 674 34 135 67 68 101 68 168 34 438 0 673 34 1145 101 1717 135 2020 202 2289 236 2323 270 2357 337 2323 371 2357 1313 2357 1818 2323 2088 2323 2357 2289 2391 2323 2424 2323 2458 2289 2492 2256 2525 2020 2525 1751 2492 1246 2458 640 2424 337 2357 67 2323 34 2290 0 Z N"/>
        </draw:custom-shape>
        <draw:custom-shape draw:name="Shape 1217" draw:style-name="Mgr4" draw:text-style-name="MP7" draw:layer="layout" svg:width="0.08cm" svg:height="0.13cm" svg:x="3.678cm" svg:y="0.236cm">
          <text:p/>
          <draw:enhanced-geometry draw:mirror-horizontal="false" draw:mirror-vertical="false" drawooo:sub-view-size="438 708" svg:viewBox="0 0 10950 17700" draw:type="ooxml-non-primitive" draw:enhanced-path="M 303 0 L 169 34 34 101 0 135 0 168 0 202 270 202 236 404 169 572 135 640 202 707 270 707 337 673 404 539 438 370 438 236 438 67 371 0 Z N"/>
        </draw:custom-shape>
        <draw:custom-shape draw:name="Shape 1218" draw:style-name="Mgr4" draw:text-style-name="MP7" draw:layer="layout" svg:width="0.105cm" svg:height="0.13cm" svg:x="3.162cm" svg:y="0.261cm">
          <text:p/>
          <draw:enhanced-geometry draw:mirror-horizontal="false" draw:mirror-vertical="false" drawooo:sub-view-size="574 708" svg:viewBox="0 0 14350 17700" draw:type="ooxml-non-primitive" draw:enhanced-path="M 337 1 L 270 34 169 68 68 203 34 270 1 371 1 438 34 539 135 640 270 708 371 708 438 640 573 506 573 472 573 405 539 371 135 371 169 270 236 203 304 135 371 1 Z N"/>
        </draw:custom-shape>
        <draw:custom-shape draw:name="Shape 1219" draw:style-name="Mgr4" draw:text-style-name="MP7" draw:layer="layout" svg:width="0.074cm" svg:height="0.001cm" svg:x="2.075cm" svg:y="0cm">
          <text:p/>
          <draw:enhanced-geometry draw:mirror-horizontal="false" draw:mirror-vertical="false" drawooo:sub-view-size="405 1" svg:viewBox="0 0 10125 25" draw:type="ooxml-non-primitive" draw:enhanced-path="M 405 1 L 1 1 1 1 405 1 405 1 Z N"/>
        </draw:custom-shape>
        <draw:custom-shape draw:name="Shape 1220" draw:style-name="Mgr4" draw:text-style-name="MP7" draw:layer="layout" svg:width="1.447cm" svg:height="2.223cm" svg:x="0cm" svg:y="4.752cm">
          <text:p/>
          <draw:enhanced-geometry draw:mirror-horizontal="false" draw:mirror-vertical="false" drawooo:sub-view-size="7846 12054" svg:viewBox="0 0 196150 301350" draw:type="ooxml-non-primitive" draw:enhanced-path="M 1 1 L 1 203 405 304 842 371 1953 438 3065 539 4209 640 5354 809 6499 977 7643 1179 7542 1684 7441 2223 7340 3334 6903 6431 6532 9091 6128 11751 6095 11751 5691 11650 5320 11583 4546 11482 2964 11381 2593 11313 2223 11280 1482 11111 741 10943 371 10876 1 10842 1 11111 607 11212 1246 11347 1852 11482 2458 11583 3368 11650 4243 11717 5152 11818 5590 11886 6027 12020 6095 11987 6162 12054 6229 12054 6263 12020 6297 11987 6734 9226 7138 6499 7475 3839 7677 2492 7778 1819 7778 1146 7812 1112 7845 1078 7812 1011 7778 977 7778 944 7744 910 7711 910 7711 944 7677 977 6734 775 5792 640 3873 405 2896 304 1920 270 943 169 472 102 1 1 Z N"/>
        </draw:custom-shape>
        <draw:custom-shape draw:name="Shape 1221" draw:style-name="Mgr4" draw:text-style-name="MP7" draw:layer="layout" svg:width="0.055cm" svg:height="0.434cm" svg:x="1.417cm" svg:y="0.093cm">
          <text:p/>
          <draw:enhanced-geometry draw:mirror-horizontal="false" draw:mirror-vertical="false" drawooo:sub-view-size="304 2358" svg:viewBox="0 0 7600 58950" draw:type="ooxml-non-primitive" draw:enhanced-path="M 67 1 L 34 34 34 68 0 304 0 573 0 1078 34 1718 101 2021 168 2290 202 2358 236 2358 303 2324 303 2290 303 1987 303 1684 236 1078 202 573 168 304 135 34 101 34 67 1 Z N"/>
        </draw:custom-shape>
        <draw:custom-shape draw:name="Shape 1222" draw:style-name="Mgr4" draw:text-style-name="MP7" draw:layer="layout" svg:width="0.092cm" svg:height="0.142cm" svg:x="4.212cm" svg:y="0.218cm">
          <text:p/>
          <draw:enhanced-geometry draw:mirror-horizontal="false" draw:mirror-vertical="false" drawooo:sub-view-size="506 775" svg:viewBox="0 0 12650 19375" draw:type="ooxml-non-primitive" draw:enhanced-path="M 270 168 L 304 202 337 269 304 370 236 303 203 236 203 202 236 168 Z M 203 0 L 102 67 34 135 1 236 34 337 102 404 169 471 68 539 34 606 68 673 135 741 203 774 304 774 371 741 438 707 506 640 506 572 438 471 472 471 472 438 472 404 438 337 472 269 472 168 472 101 371 34 304 0 Z N"/>
        </draw:custom-shape>
        <draw:custom-shape draw:name="Shape 1223" draw:style-name="Mgr4" draw:text-style-name="MP7" draw:layer="layout" svg:width="0.415cm" svg:height="0.03cm" svg:x="1.516cm" svg:y="0cm">
          <text:p/>
          <draw:enhanced-geometry draw:mirror-horizontal="false" draw:mirror-vertical="false" drawooo:sub-view-size="2257 170" svg:viewBox="0 0 56425 4250" draw:type="ooxml-non-primitive" draw:enhanced-path="M 304 1 L 1 68 1 102 236 135 472 169 977 135 1549 135 2021 102 2054 135 2122 169 2189 135 2223 68 2256 34 2256 1 Z N"/>
        </draw:custom-shape>
        <draw:custom-shape draw:name="Shape 1224" draw:style-name="Mgr4" draw:text-style-name="MP7" draw:layer="layout" svg:width="0.459cm" svg:height="0.496cm" svg:x="2.448cm" svg:y="0.019cm">
          <text:p/>
          <draw:enhanced-geometry draw:mirror-horizontal="false" draw:mirror-vertical="false" drawooo:sub-view-size="2493 2695" svg:viewBox="0 0 62325 67375" draw:type="ooxml-non-primitive" draw:enhanced-path="M 2290 203 L 2223 741 2223 1280 2223 1819 2290 2324 2290 2357 2055 2324 1819 2357 371 2357 270 1314 203 236 203 236 708 270 1247 270 2290 203 Z M 2324 1 L 1785 34 1213 34 674 68 169 102 102 102 68 169 35 169 35 236 1 809 1 1415 68 2021 169 2627 237 2694 304 2694 371 2661 405 2593 405 2492 843 2593 1348 2627 1853 2593 2055 2560 2290 2492 2324 2458 2324 2391 2425 2391 2459 2357 2459 2324 2492 1785 2459 1246 2425 708 2391 169 2425 135 2391 68 2358 1 Z N"/>
        </draw:custom-shape>
        <draw:custom-shape draw:name="Shape 1225" draw:style-name="Mgr4" draw:text-style-name="MP7" draw:layer="layout" svg:width="0.13cm" svg:height="0.192cm" svg:x="1.603cm" svg:y="0.28cm">
          <text:p/>
          <draw:enhanced-geometry draw:mirror-horizontal="false" draw:mirror-vertical="false" drawooo:sub-view-size="708 1045" svg:viewBox="0 0 17700 26125" draw:type="ooxml-non-primitive" draw:enhanced-path="M 269 1 L 202 68 101 102 0 203 0 236 0 304 34 337 101 304 202 236 303 169 337 169 404 203 404 236 438 270 370 371 236 506 168 640 168 708 168 741 236 775 269 775 337 741 471 741 438 842 404 876 202 876 168 910 168 977 236 1011 337 1044 505 1011 606 977 673 943 707 876 707 775 673 674 606 607 539 573 438 539 505 472 572 371 606 236 572 102 505 68 438 34 370 1 Z N"/>
        </draw:custom-shape>
        <draw:custom-shape draw:name="Shape 1226" draw:style-name="Mgr4" draw:text-style-name="MP7" draw:layer="layout" svg:width="0.428cm" svg:height="0.446cm" svg:x="1.448cm" svg:y="0.075cm">
          <text:p/>
          <draw:enhanced-geometry draw:mirror-horizontal="false" draw:mirror-vertical="false" drawooo:sub-view-size="2324 2425" svg:viewBox="0 0 58100 60625" draw:type="ooxml-non-primitive" draw:enhanced-path="M 2121 1 L 1515 34 909 68 438 34 202 68 0 135 68 203 169 236 337 304 775 304 1381 270 2020 236 1987 438 1987 674 2020 1078 2054 1617 2054 1886 2088 2155 539 2155 371 2189 270 2223 169 2290 202 2290 270 2358 371 2391 573 2425 977 2391 2222 2391 2290 2358 2323 2290 2323 2223 2290 2189 2290 1920 2290 1617 2256 1078 2256 640 2222 405 2189 203 2222 169 2222 102 2189 34 2121 1 Z N"/>
        </draw:custom-shape>
        <draw:custom-shape draw:name="Shape 1227" draw:style-name="Mgr4" draw:text-style-name="MP7" draw:layer="layout" svg:width="0.03cm" svg:height="0.005cm" svg:x="2.001cm" svg:y="0cm">
          <text:p/>
          <draw:enhanced-geometry draw:mirror-horizontal="false" draw:mirror-vertical="false" drawooo:sub-view-size="170 35" svg:viewBox="0 0 4250 875" draw:type="ooxml-non-primitive" draw:enhanced-path="M 1 1 L 35 34 136 34 169 1 Z N"/>
        </draw:custom-shape>
        <draw:custom-shape draw:name="Shape 1228" draw:style-name="Mgr4" draw:text-style-name="MP7" draw:layer="layout" svg:width="0.459cm" svg:height="0.496cm" svg:x="3.268cm" svg:y="0.485cm">
          <text:p/>
          <draw:enhanced-geometry draw:mirror-horizontal="false" draw:mirror-vertical="false" drawooo:sub-view-size="2492 2695" svg:viewBox="0 0 62300 67375" draw:type="ooxml-non-primitive" draw:enhanced-path="M 2290 237 L 2222 742 2189 1280 2222 1819 2290 2324 2290 2358 1818 2358 1347 2391 370 2391 269 1314 202 270 202 270 707 304 1246 304 2290 237 Z M 2323 1 L 1785 35 1212 68 673 68 135 102 101 136 67 169 34 203 34 237 0 843 0 1449 67 2055 168 2627 236 2694 303 2694 370 2661 404 2593 404 2526 842 2593 1347 2627 1852 2627 2054 2560 2290 2526 2323 2459 2323 2391 2357 2425 2424 2425 2458 2391 2458 2324 2492 1819 2458 1280 2424 708 2391 203 2391 136 2391 68 2357 35 2323 1 Z N"/>
        </draw:custom-shape>
        <draw:custom-shape draw:name="Shape 1229" draw:style-name="Mgr4" draw:text-style-name="MP7" draw:layer="layout" svg:width="0.049cm" svg:height="0.428cm" svg:x="3.28cm" svg:y="1.025cm">
          <text:p/>
          <draw:enhanced-geometry draw:mirror-horizontal="false" draw:mirror-vertical="false" drawooo:sub-view-size="270 2325" svg:viewBox="0 0 6750 58125" draw:type="ooxml-non-primitive" draw:enhanced-path="M 68 1 L 34 35 0 304 0 540 34 1078 0 1684 0 1987 34 2257 68 2324 169 2324 169 2290 236 1987 270 1684 236 1078 236 540 202 270 135 35 101 1 Z N"/>
        </draw:custom-shape>
        <draw:custom-shape draw:name="Shape 1230" draw:style-name="Mgr4" draw:text-style-name="MP7" draw:layer="layout" svg:width="0.111cm" svg:height="0.13cm" svg:x="3.46cm" svg:y="0.671cm">
          <text:p/>
          <draw:enhanced-geometry draw:mirror-horizontal="false" draw:mirror-vertical="false" drawooo:sub-view-size="607 708" svg:viewBox="0 0 15175 17700" draw:type="ooxml-non-primitive" draw:enhanced-path="M 573 1 L 439 102 304 203 237 169 169 102 68 35 1 35 1 68 34 169 135 304 169 338 34 573 34 641 68 708 169 708 203 674 371 371 439 371 472 338 439 270 607 1 Z N"/>
        </draw:custom-shape>
        <draw:custom-shape draw:name="Shape 1231" draw:style-name="Mgr4" draw:text-style-name="MP7" draw:layer="layout" svg:width="0.471cm" svg:height="0.434cm" svg:x="3.485cm" svg:y="0cm">
          <text:p/>
          <draw:enhanced-geometry draw:mirror-horizontal="false" draw:mirror-vertical="false" drawooo:sub-view-size="2560 2358" svg:viewBox="0 0 64000 58950" draw:type="ooxml-non-primitive" draw:enhanced-path="M 169 102 L 371 169 573 203 1011 203 1650 236 2324 236 2324 607 2324 1011 2324 1516 2357 1751 2391 2021 1347 2021 809 2054 539 2088 304 2155 270 1650 236 1145 270 607 236 337 203 236 169 102 Z M 371 1 L 270 34 169 102 135 102 68 270 34 405 0 775 34 1516 34 1718 34 1987 68 2088 102 2223 169 2290 270 2357 304 2324 337 2290 573 2324 1347 2324 2391 2223 2526 2223 2526 2189 2559 1953 2559 1684 2526 1179 2526 573 2492 304 2458 1 2357 1 2324 34 1819 1 Z N"/>
        </draw:custom-shape>
        <draw:custom-shape draw:name="Shape 1232" draw:style-name="Mgr4" draw:text-style-name="MP7" draw:layer="layout" svg:width="0.111cm" svg:height="0.13cm" svg:x="5.231cm" svg:y="0.181cm">
          <text:p/>
          <draw:enhanced-geometry draw:mirror-horizontal="false" draw:mirror-vertical="false" drawooo:sub-view-size="607 708" svg:viewBox="0 0 15175 17700" draw:type="ooxml-non-primitive" draw:enhanced-path="M 371 370 L 371 438 337 471 270 505 169 505 202 438 236 404 337 370 Z M 371 0 L 236 34 202 67 169 135 169 168 169 236 202 236 135 269 34 337 0 471 0 572 34 673 135 707 371 707 472 640 573 505 606 370 606 236 573 101 539 34 472 0 Z N"/>
        </draw:custom-shape>
        <draw:custom-shape draw:name="Shape 1233" draw:style-name="Mgr4" draw:text-style-name="MP7" draw:layer="layout" svg:width="0.105cm" svg:height="0.154cm" svg:x="2.423cm" svg:y="0.702cm">
          <text:p/>
          <draw:enhanced-geometry draw:mirror-horizontal="false" draw:mirror-vertical="false" drawooo:sub-view-size="573 842" svg:viewBox="0 0 14325 21050" draw:type="ooxml-non-primitive" draw:enhanced-path="M 371 202 L 337 337 270 371 202 404 169 472 169 438 169 371 202 303 236 236 303 202 Z M 371 0 L 236 68 101 135 68 169 34 169 34 236 0 371 0 505 68 775 68 808 135 808 169 775 169 741 169 606 236 674 303 775 371 808 472 842 539 842 573 775 573 741 505 674 404 640 337 539 472 438 539 270 573 169 539 101 472 34 371 0 Z N"/>
        </draw:custom-shape>
        <draw:custom-shape draw:name="Shape 1234" draw:style-name="Mgr4" draw:text-style-name="MP7" draw:layer="layout" svg:width="0.434cm" svg:height="0.44cm" svg:x="2.262cm" svg:y="0.547cm">
          <text:p/>
          <draw:enhanced-geometry draw:mirror-horizontal="false" draw:mirror-vertical="false" drawooo:sub-view-size="2358 2391" svg:viewBox="0 0 58950 59775" draw:type="ooxml-non-primitive" draw:enhanced-path="M 1550 1 L 944 34 237 34 35 102 1 135 102 203 203 236 371 270 1415 270 2055 203 2021 438 2021 640 2055 1078 2088 1583 2088 1852 2122 2122 977 2155 573 2122 371 2155 304 2223 203 2256 203 2290 304 2324 405 2357 573 2391 1617 2391 2257 2357 2324 2324 2358 2290 2358 2223 2324 2155 2324 1886 2324 1617 2290 1044 2290 607 2257 405 2223 169 2257 135 2257 68 2223 34 2156 1 Z N"/>
        </draw:custom-shape>
        <draw:custom-shape draw:name="Shape 1235" draw:style-name="Mgr4" draw:text-style-name="MP7" draw:layer="layout" svg:width="0.154cm" svg:height="0.136cm" svg:x="2.914cm" svg:y="0.69cm">
          <text:p/>
          <draw:enhanced-geometry draw:mirror-horizontal="false" draw:mirror-vertical="false" drawooo:sub-view-size="842 742" svg:viewBox="0 0 21050 18550" draw:type="ooxml-non-primitive" draw:enhanced-path="M 34 1 L 0 35 0 68 0 102 34 102 135 169 236 203 168 405 135 607 168 674 236 708 269 742 303 674 337 506 370 304 606 304 741 270 808 203 842 169 842 136 842 68 808 35 741 1 Z N"/>
        </draw:custom-shape>
        <draw:custom-shape draw:name="Shape 1236" draw:style-name="Mgr4" draw:text-style-name="MP7" draw:layer="layout" svg:width="0.13cm" svg:height="0.179cm" svg:x="2.628cm" svg:y="0.267cm">
          <text:p/>
          <draw:enhanced-geometry draw:mirror-horizontal="false" draw:mirror-vertical="false" drawooo:sub-view-size="708 977" svg:viewBox="0 0 17700 24425" draw:type="ooxml-non-primitive" draw:enhanced-path="M 505 0 L 371 34 68 135 34 202 34 236 135 539 202 606 270 573 404 539 505 539 573 606 539 640 438 674 236 707 101 741 34 808 0 876 0 909 34 943 68 977 101 943 169 909 270 876 438 876 573 808 640 775 707 707 707 640 707 539 674 472 606 404 539 371 438 371 270 404 236 270 472 169 674 101 674 34 674 0 Z N"/>
        </draw:custom-shape>
        <draw:custom-shape draw:name="Shape 1237" draw:style-name="Mgr4" draw:text-style-name="MP7" draw:layer="layout" svg:width="1.627cm" svg:height="0.254cm" svg:x="0cm" svg:y="4.566cm">
          <text:p/>
          <draw:enhanced-geometry draw:mirror-horizontal="false" draw:mirror-vertical="false" drawooo:sub-view-size="8822 1382" svg:viewBox="0 0 220550 34550" draw:type="ooxml-non-primitive" draw:enhanced-path="M 1 1 L 1 270 1078 472 2155 607 3233 708 4344 775 5421 876 6499 977 7576 1145 8115 1246 8653 1381 8754 1381 8822 1280 8788 1179 8754 1145 8721 1112 8182 1011 7643 876 6566 741 5455 607 4378 539 3267 438 2155 337 1078 203 539 102 1 1 Z N"/>
        </draw:custom-shape>
        <draw:custom-shape draw:name="Shape 1238" draw:style-name="Mgr4" draw:text-style-name="MP7" draw:layer="layout" svg:width="0.471cm" svg:height="0.446cm" svg:x="2.746cm" svg:y="0.522cm">
          <text:p/>
          <draw:enhanced-geometry draw:mirror-horizontal="false" draw:mirror-vertical="false" drawooo:sub-view-size="2559 2425" svg:viewBox="0 0 63975 60625" draw:type="ooxml-non-primitive" draw:enhanced-path="M 1986 1 L 1616 68 909 68 539 102 202 136 168 68 168 35 101 35 67 68 34 304 0 573 0 1112 34 1718 67 2021 168 2324 202 2358 303 2358 337 2290 303 1987 303 1684 236 1078 236 674 202 237 438 270 1145 270 2222 203 2256 237 2289 270 2323 270 2289 573 2323 910 2357 2088 2121 2055 1885 2088 1414 2122 673 2122 539 2156 404 2189 337 2290 404 2358 505 2391 774 2425 1279 2358 2087 2358 2357 2290 2424 2324 2525 2324 2559 2257 2491 1078 2525 573 2491 304 2424 68 2390 68 2390 102 2357 102 2289 35 2222 35 1986 1 Z N"/>
        </draw:custom-shape>
        <draw:custom-shape draw:name="Shape 1239" draw:style-name="Mgr4" draw:text-style-name="MP7" draw:layer="layout" svg:width="4.111cm" svg:height="2.266cm" svg:x="3.715cm" svg:y="16.816cm">
          <text:p/>
          <draw:enhanced-geometry draw:mirror-horizontal="false" draw:mirror-vertical="false" drawooo:sub-view-size="22289 12289" svg:viewBox="0 0 557225 307225" draw:type="ooxml-non-primitive" draw:enhanced-path="M 472 5757 L 674 6262 943 6734 606 6734 438 6666 270 6565 169 6464 135 6363 135 6262 169 6128 303 5926 472 5757 Z M 11414 6094 L 11548 6161 11717 6565 11784 6969 11548 6835 11245 6734 10976 6633 10673 6565 10875 6363 11077 6195 11178 6128 11279 6094 Z M 1852 0 L 1785 34 1751 101 1549 741 1280 1347 775 2559 573 3199 404 3805 337 4141 303 4478 303 4781 303 5151 371 5421 438 5690 202 5825 135 5926 68 6027 0 6128 0 6262 0 6363 34 6498 101 6633 202 6734 337 6801 472 6868 775 6902 1078 6902 1414 7340 1818 7744 2256 8047 2458 8182 2694 8283 3300 8485 3939 8653 5252 8956 5825 9057 6397 9091 6700 9091 6969 9057 7273 9023 7542 8922 7845 8821 8081 8720 8586 8417 9091 8081 9528 7710 10067 7205 10572 6700 11178 6902 11515 7070 11818 7205 11851 7609 11851 8013 11818 8855 11851 9326 11986 9798 12121 10269 12323 10707 12592 11144 12895 11515 13232 11885 13636 12188 13737 12289 14073 12289 13501 11818 13265 11548 12996 11279 12794 11010 12592 10707 12424 10404 12255 10067 12188 9798 12121 9562 12087 9023 12087 8451 12087 7912 12087 7340 12053 7070 11986 6835 11919 6565 11818 6363 11683 6128 11481 5926 11346 5825 11279 5791 11245 5825 10437 6565 9663 7306 9225 7676 8788 7979 8350 8283 7879 8552 7576 8687 7306 8754 7003 8821 6734 8855 6128 8855 5522 8788 4916 8687 4310 8518 3165 8215 2896 8114 2593 7979 2357 7845 2088 7643 1852 7441 1650 7239 1448 6969 1246 6734 1078 6464 943 6161 808 5892 707 5589 606 5286 573 5017 539 4714 539 4411 606 3872 707 3333 909 2828 1111 2290 1549 1280 1751 775 1953 236 3266 472 4545 741 5858 1044 7138 1381 8417 1751 9663 2189 10909 2626 12154 3098 13434 3636 14713 4209 17238 5387 19763 6633 20336 6902 20706 7070 21076 7272 21413 7508 21716 7744 21851 7878 21952 8013 22019 8148 22053 8316 21548 9461 21009 10606 20605 11447 20167 12289 20470 12289 20773 11582 21076 10942 21649 9764 21884 9158 22019 8855 22086 8518 22154 8552 22221 8552 22255 8518 22288 8451 22255 8215 22187 8047 22086 7845 21952 7710 21581 7407 21245 7171 20639 6801 19999 6498 18720 5858 17339 5185 15959 4545 14578 3906 13164 3300 11851 2761 10538 2256 9192 1785 7845 1381 6397 943 4949 573 4209 438 3468 270 2727 169 1987 101 1919 34 1852 0 Z N"/>
        </draw:custom-shape>
        <draw:custom-shape draw:name="Shape 1240" draw:style-name="Mgr4" draw:text-style-name="MP7" draw:layer="layout" svg:width="0.484cm" svg:height="0.447cm" svg:x="0.783cm" svg:y="1.1cm">
          <text:p/>
          <draw:enhanced-geometry draw:mirror-horizontal="false" draw:mirror-vertical="false" drawooo:sub-view-size="2627 2426" svg:viewBox="0 0 65675 60650" draw:type="ooxml-non-primitive" draw:enhanced-path="M 1819 1 L 1314 68 742 102 169 203 136 136 102 102 68 102 35 136 1 439 35 742 68 1348 68 1853 68 2122 136 2391 169 2425 237 2391 1314 2391 1853 2358 2088 2324 2358 2290 2358 2324 2425 2324 2526 2257 2560 2189 2593 2088 2627 1954 2593 1684 2560 1482 2560 742 2492 405 2425 237 2358 102 2324 102 2290 203 2257 338 2257 607 2324 1146 2358 1651 2358 2156 2088 2122 1853 2088 1314 2088 270 2189 270 1920 270 1684 237 1146 237 775 203 405 843 338 1482 270 1920 237 2122 203 2324 102 2324 68 2189 35 2088 1 Z N"/>
        </draw:custom-shape>
        <draw:custom-shape draw:name="Shape 1241" draw:style-name="Mgr4" draw:text-style-name="MP7" draw:layer="layout" svg:width="0.453cm" svg:height="0.546cm" svg:x="6.424cm" svg:y="1.87cm">
          <text:p/>
          <draw:enhanced-geometry draw:mirror-horizontal="false" draw:mirror-vertical="false" drawooo:sub-view-size="2459 2964" svg:viewBox="0 0 61475 74100" draw:type="ooxml-non-primitive" draw:enhanced-path="M 270 1516 L 472 1583 708 1617 1953 1617 2223 1583 2223 2088 2223 2324 2256 2593 1785 2593 1347 2661 842 2694 573 2728 337 2795 311 2821 337 2560 303 2189 270 1516 Z M 2155 1 L 1886 34 1583 34 1044 102 607 169 135 236 101 169 68 203 0 506 0 809 34 1449 34 2189 68 2560 135 2896 169 2964 236 2964 270 2930 303 2896 310 2835 337 2863 842 2863 1347 2829 1819 2795 2290 2728 2324 2795 2357 2829 2391 2795 2391 2728 2425 2661 2425 2627 2458 2358 2458 2088 2425 1583 2391 843 2357 506 2290 135 2256 135 2223 438 2189 775 2223 1381 2223 1415 1953 1381 472 1381 236 1449 236 910 202 641 169 371 674 371 1213 304 1684 236 2189 169 2223 135 2223 68 2189 34 2155 1 Z N"/>
        </draw:custom-shape>
        <draw:custom-shape draw:name="Shape 1242" draw:style-name="Mgr4" draw:text-style-name="MP7" draw:layer="layout" svg:width="0.471cm" svg:height="0.297cm" svg:x="6.939cm" svg:y="2.1cm">
          <text:p/>
          <draw:enhanced-geometry draw:mirror-horizontal="false" draw:mirror-vertical="false" drawooo:sub-view-size="2560 1617" svg:viewBox="0 0 64000 40425" draw:type="ooxml-non-primitive" draw:enhanced-path="M 1314 1 L 674 34 371 68 68 135 35 169 1 203 35 236 102 270 708 270 1314 236 2290 236 2358 506 2391 775 2358 1347 1247 1381 742 1415 472 1415 237 1482 203 1516 237 1549 472 1617 742 1617 1280 1583 2459 1549 2526 1516 2560 1448 2560 1145 2492 842 2358 236 2391 203 2425 203 2459 135 2425 102 2391 102 2324 68 2324 1 2257 1 2257 34 2021 34 1785 1 Z N"/>
        </draw:custom-shape>
        <draw:custom-shape draw:name="Shape 1243" draw:style-name="Mgr4" draw:text-style-name="MP7" draw:layer="layout" svg:width="0.099cm" svg:height="0.136cm" svg:x="7.125cm" svg:y="2.187cm">
          <text:p/>
          <draw:enhanced-geometry draw:mirror-horizontal="false" draw:mirror-vertical="false" drawooo:sub-view-size="540 742" svg:viewBox="0 0 13500 18550" draw:type="ooxml-non-primitive" draw:enhanced-path="M 136 1 L 68 35 68 102 102 203 169 237 270 304 203 338 35 540 1 573 1 641 35 708 102 742 136 708 203 708 371 472 439 371 506 338 540 304 540 237 506 203 371 102 304 68 237 35 203 1 Z N"/>
        </draw:custom-shape>
        <draw:custom-shape draw:name="Shape 1244" draw:style-name="Mgr4" draw:text-style-name="MP7" draw:layer="layout" svg:width="0.161cm" svg:height="0.105cm" svg:x="6.579cm" svg:y="1.957cm">
          <text:p/>
          <draw:enhanced-geometry draw:mirror-horizontal="false" draw:mirror-vertical="false" drawooo:sub-view-size="876 573" svg:viewBox="0 0 21900 14325" draw:type="ooxml-non-primitive" draw:enhanced-path="M 404 0 L 270 101 169 202 68 303 34 371 0 438 0 505 68 505 202 472 303 371 438 236 573 404 741 539 775 573 842 573 842 539 876 505 842 472 707 303 505 135 505 101 505 34 472 0 Z N"/>
        </draw:custom-shape>
        <draw:custom-shape draw:name="Shape 1245" draw:style-name="Mgr4" draw:text-style-name="MP7" draw:layer="layout" svg:width="1.124cm" svg:height="0.521cm" svg:x="6.256cm" svg:y="1.33cm">
          <text:p/>
          <draw:enhanced-geometry draw:mirror-horizontal="false" draw:mirror-vertical="false" drawooo:sub-view-size="6095 2829" svg:viewBox="0 0 152375 70725" draw:type="ooxml-non-primitive" draw:enhanced-path="M 5522 1 L 3704 68 1886 169 977 236 505 304 68 405 34 438 68 472 101 472 34 708 0 977 34 1482 101 2088 202 2728 236 2761 270 2795 371 2761 1044 2829 1718 2829 2425 2795 3098 2728 4445 2593 5152 2559 5825 2559 5892 2593 5960 2593 6027 2559 6061 2492 6094 1280 6061 674 6061 371 6027 68 5993 34 5926 34 5892 68 5825 607 5791 1179 5825 2290 5152 2324 4478 2357 3132 2458 1785 2593 1111 2627 438 2627 303 2054 236 1448 236 977 236 708 169 472 472 506 775 506 1414 472 2054 405 2694 337 3973 270 4781 236 5219 203 5455 203 5556 236 5623 270 5690 304 5758 270 5791 236 5791 169 5758 102 5690 34 5623 1 Z N"/>
        </draw:custom-shape>
        <draw:custom-shape draw:name="Shape 1246" draw:style-name="Mgr4" draw:text-style-name="MP7" draw:layer="layout" svg:width="0.459cm" svg:height="0.571cm" svg:x="0.448cm" svg:y="2.106cm">
          <text:p/>
          <draw:enhanced-geometry draw:mirror-horizontal="false" draw:mirror-vertical="false" drawooo:sub-view-size="2493 3098" svg:viewBox="0 0 62325 77450" draw:type="ooxml-non-primitive" draw:enhanced-path="M 2290 202 L 2223 808 2223 1482 2223 2155 2290 2727 2324 2761 2290 2761 2055 2727 1819 2727 1348 2761 371 2761 270 1515 169 236 708 303 1213 270 2290 202 Z M 2290 0 L 1752 34 1213 34 674 68 136 101 102 135 68 169 34 202 34 236 1 876 34 1616 102 2357 203 3030 237 3064 304 3098 371 3064 405 2997 405 2896 876 2997 1348 3030 1853 2997 2088 2963 2290 2896 2358 2862 2358 2795 2425 2795 2459 2761 2459 2727 2492 2121 2459 1448 2425 775 2358 169 2391 135 2391 68 2358 34 2290 0 Z N"/>
        </draw:custom-shape>
        <draw:custom-shape draw:name="Shape 1247" draw:style-name="Mgr4" draw:text-style-name="MP7" draw:layer="layout" svg:width="2.701cm" svg:height="3.875cm" svg:x="0cm" svg:y="11.381cm">
          <text:p/>
          <draw:enhanced-geometry draw:mirror-horizontal="false" draw:mirror-vertical="false" drawooo:sub-view-size="14647 21010" svg:viewBox="0 0 366175 525250" draw:type="ooxml-non-primitive" draw:enhanced-path="M 3738 1 L 3199 34 2661 102 2122 203 1583 337 1044 472 1 809 1 1078 607 876 1213 674 1819 539 2425 405 2829 337 3233 304 3671 270 4075 236 4883 304 5691 405 6499 573 7273 809 8047 1112 8822 1448 9125 1583 9394 1751 9933 2122 10438 2559 10909 2997 11482 3502 11987 4041 12525 4613 12997 5185 13401 5792 13704 6431 13872 6734 13973 7071 14074 7408 14175 7778 14242 8182 14276 8620 14343 9461 14377 11212 14411 11953 14343 12727 14242 13468 14040 14209 13805 14916 13502 15589 13131 16229 12660 16868 12424 17138 12189 17373 11650 17878 11078 18316 10505 18754 10202 18989 9865 19191 9529 19360 9192 19528 8519 19797 7778 19999 6431 20370 5792 20538 5118 20673 4681 20740 4243 20774 3401 20774 2560 20706 1684 20605 842 20471 1 20302 1 20572 169 20605 842 20740 1549 20841 2223 20942 2896 21009 4277 21009 4950 20942 5657 20841 6297 20706 6970 20504 8249 20168 8586 20067 8923 19966 9495 19696 10067 19360 10640 18989 11145 18585 11650 18181 12121 17777 12559 17340 12963 16868 13333 16363 13670 15825 13973 15219 14209 14579 14411 13939 14512 13266 14613 12592 14646 11919 14646 11246 14613 10572 14545 9865 14478 8552 14444 7879 14377 7576 14310 7239 14209 6903 14074 6600 13805 5994 13468 5421 13064 4882 12660 4377 12222 3872 11785 3401 11313 2963 10808 2526 10303 2122 9764 1751 9226 1415 8653 1112 8081 842 7475 607 6869 405 6229 236 5590 102 4950 34 4310 1 Z N"/>
        </draw:custom-shape>
        <draw:custom-shape draw:name="Shape 1248" draw:style-name="Mgr4" draw:text-style-name="MP7" draw:layer="layout" svg:width="0.589cm" svg:height="0.534cm" svg:x="4.722cm" svg:y="1.926cm">
          <text:p/>
          <draw:enhanced-geometry draw:mirror-horizontal="false" draw:mirror-vertical="false" drawooo:sub-view-size="3199 2897" svg:viewBox="0 0 79975 72425" draw:type="ooxml-non-primitive" draw:enhanced-path="M 2963 1 L 2963 34 2930 34 2896 338 2930 674 2963 1280 2963 1954 2997 2290 3031 2627 2324 2627 1650 2661 977 2694 640 2728 270 2728 303 2391 303 2055 270 1348 236 742 202 439 101 169 68 169 0 472 0 775 34 1381 34 1718 101 2088 236 2795 236 2829 236 2863 539 2795 573 2863 640 2896 842 2896 1347 2863 2223 2829 3064 2795 3098 2795 3098 2762 3132 2762 3165 2694 3199 2391 3199 2088 3199 1482 3165 742 3132 371 3031 34 2963 1 Z N"/>
        </draw:custom-shape>
        <draw:custom-shape draw:name="Shape 1249" draw:style-name="Mgr4" draw:text-style-name="MP7" draw:layer="layout" svg:width="0.633cm" svg:height="0.552cm" svg:x="1.491cm" svg:y="2.056cm">
          <text:p/>
          <draw:enhanced-geometry draw:mirror-horizontal="false" draw:mirror-vertical="false" drawooo:sub-view-size="3435 2998" svg:viewBox="0 0 85875 74950" draw:type="ooxml-non-primitive" draw:enhanced-path="M 1279 1 L 909 68 539 136 202 203 101 136 34 136 0 169 0 237 34 304 67 338 34 876 67 1684 135 2896 168 2997 269 2997 337 2964 337 2896 303 1920 269 944 269 674 269 371 943 304 1616 270 1986 270 2357 304 2727 338 3098 371 3131 371 3098 573 3098 809 3098 1247 3098 2055 3131 2425 3199 2795 2795 2728 2390 2728 1549 2694 774 2694 640 2762 505 2795 370 2896 539 2930 707 2964 1044 2964 1414 2930 1784 2930 2525 2997 2929 2997 3300 2930 3333 2930 3401 2896 3434 2829 3434 2795 3367 2425 3333 2021 3300 1247 3333 674 3300 405 3232 136 3232 102 3199 136 3165 270 3131 237 2795 102 2424 35 2054 1 Z N"/>
        </draw:custom-shape>
        <draw:custom-shape draw:name="Shape 1250" draw:style-name="Mgr4" draw:text-style-name="MP7" draw:layer="layout" svg:width="0.204cm" svg:height="0.148cm" svg:x="7.001cm" svg:y="0.081cm">
          <text:p/>
          <draw:enhanced-geometry draw:mirror-horizontal="false" draw:mirror-vertical="false" drawooo:sub-view-size="1112 809" svg:viewBox="0 0 27800 20225" draw:type="ooxml-non-primitive" draw:enhanced-path="M 371 0 L 304 34 203 101 102 202 1 404 1 472 34 505 371 775 472 808 539 775 573 707 506 606 337 472 674 438 1044 371 1112 337 1112 270 1112 202 1044 169 674 236 304 303 405 169 438 101 405 34 371 0 Z N"/>
        </draw:custom-shape>
        <draw:custom-shape draw:name="Shape 1251" draw:style-name="Mgr4" draw:text-style-name="MP7" draw:layer="layout" svg:width="1.745cm" svg:height="1.391cm" svg:x="3.92cm" svg:y="16.996cm">
          <text:p/>
          <draw:enhanced-geometry draw:mirror-horizontal="false" draw:mirror-vertical="false" drawooo:sub-view-size="9461 7543" svg:viewBox="0 0 236525 188575" draw:type="ooxml-non-primitive" draw:enhanced-path="M 3805 472 L 4377 573 4916 708 5488 876 6027 1044 6566 1246 7104 1482 7643 1718 8182 1953 8586 2223 8754 2357 8922 2526 9023 2694 9124 2896 9192 3132 9225 3367 9192 3670 6498 2088 3805 472 Z M 2256 203 L 2290 236 2323 270 2896 337 3502 405 3771 708 4074 943 4377 1179 4747 1415 5454 1819 6128 2189 9124 3940 9124 3940 7879 3603 7205 3435 6498 3300 5825 3199 5084 3132 4377 3098 3670 3098 3670 3064 3636 3031 2896 2627 2121 2256 1414 1852 1010 1650 640 1516 775 1280 943 1078 1111 876 1313 708 1515 539 1751 405 1987 304 2256 203 Z M 573 1583 L 943 1819 1280 2021 2054 2425 2727 2795 3401 3132 2963 3165 2525 3266 2088 3367 1684 3502 1280 3637 876 3839 505 4074 169 4344 135 3805 169 3233 236 2728 337 2256 438 1920 573 1583 Z M 4882 3334 L 5488 3401 6094 3468 6667 3569 7879 3839 9057 4108 8855 4512 8586 4916 8518 5017 8485 4983 8451 4983 7172 4647 5892 4344 5252 4209 4613 4074 4310 4007 3973 3973 3670 3940 3367 3973 3165 4007 2997 4074 2694 4209 2391 4411 2088 4613 1381 5118 640 5556 539 5455 404 5219 303 4983 236 4748 169 4478 674 4209 1145 3973 1650 3805 2155 3637 2660 3502 3165 3401 3704 3367 4276 3334 Z M 3838 4108 L 4175 4142 4512 4209 5219 4377 5825 4546 7104 4849 8417 5152 8013 5690 7542 6195 7003 6633 6465 7003 6263 7105 6094 7206 5690 7307 5252 7340 4848 7307 4411 7273 4007 7172 3199 6936 2525 6734 1886 6465 1549 6296 1246 6128 977 5926 741 5657 1044 5589 1381 5421 1684 5219 1987 4983 2593 4512 2896 4344 3199 4209 3502 4142 3838 4108 Z M 2323 1 L 1953 68 1616 169 1313 337 1044 573 808 842 606 1145 438 1482 303 1819 202 2189 101 2593 34 2963 0 3367 0 3738 0 4445 0 4478 0 4512 0 4546 34 4781 68 4950 135 5152 303 5455 539 5758 808 6027 1111 6263 1414 6465 1751 6633 2088 6768 2929 7105 3401 7273 3872 7374 4343 7475 4815 7542 5286 7542 5724 7475 6162 7374 6532 7172 6936 6970 7273 6700 7609 6397 7912 6061 8485 5387 8720 5118 8922 4781 9124 4411 9293 4041 9394 4041 9461 3973 9461 3872 9461 3839 9427 3805 9394 3771 9427 3502 9427 3233 9394 2997 9293 2728 9192 2559 9091 2391 8788 2122 8451 1852 8081 1650 7677 1448 7273 1280 6498 1011 5589 674 4646 438 3704 236 2761 102 2761 34 2727 1 Z N"/>
        </draw:custom-shape>
        <draw:custom-shape draw:name="Shape 1252" draw:style-name="Mgr4" draw:text-style-name="MP7" draw:layer="layout" svg:width="2.26cm" svg:height="0.72cm" svg:x="22.258cm" svg:y="18.363cm">
          <text:p/>
          <draw:enhanced-geometry draw:mirror-horizontal="false" draw:mirror-vertical="false" drawooo:sub-view-size="12256 3906" svg:viewBox="0 0 306400 97650" draw:type="ooxml-non-primitive" draw:enhanced-path="M 2492 775 L 2727 809 2963 943 3131 1078 3266 1280 3333 1549 2727 2189 2222 2795 1953 3132 1684 3401 1515 3536 1347 3603 1145 3670 943 3670 808 3637 707 3569 606 3502 539 3435 404 3233 371 2997 371 2728 404 2492 472 2256 539 2054 640 1886 775 1751 1044 1482 1347 1213 1684 1011 1953 842 2256 775 Z M 6229 1 L 5892 34 5556 102 5219 203 4882 371 4579 539 4242 775 3939 1011 3670 1246 3569 1078 3502 943 3401 809 3266 674 3131 573 2997 506 2828 438 2626 371 2391 371 2121 405 1886 506 1616 607 1414 741 1179 910 775 1246 505 1516 270 1852 101 2223 34 2627 0 2795 0 2997 34 3165 101 3334 202 3502 303 3670 438 3805 640 3906 1583 3906 1751 3771 1919 3637 2222 3334 2795 2728 3367 2088 3333 2189 3300 2425 3199 2627 2997 3064 2727 3502 2424 3906 2828 3906 2997 3670 3266 3233 3535 2761 3636 2492 3704 2223 3737 1987 3737 1718 4343 1213 4647 1011 4950 775 5286 607 5623 438 5859 371 6094 337 6330 371 6566 405 7003 573 7441 775 8114 1145 8754 1549 9394 1987 10000 2492 10370 2829 10740 3199 11111 3569 11515 3906 12255 3906 12020 3771 11784 3603 11313 3233 10572 2526 10101 2122 9629 1718 9091 1347 8586 1011 8047 674 7475 371 7172 203 6869 102 6532 34 6229 1 Z N"/>
        </draw:custom-shape>
        <draw:custom-shape draw:name="Shape 1253" draw:style-name="Mgr4" draw:text-style-name="MP7" draw:layer="layout" svg:width="1.583cm" svg:height="1.378cm" svg:x="6.02cm" svg:y="17.704cm">
          <text:p/>
          <draw:enhanced-geometry draw:mirror-horizontal="false" draw:mirror-vertical="false" drawooo:sub-view-size="8586 7475" svg:viewBox="0 0 214650 186875" draw:type="ooxml-non-primitive" draw:enhanced-path="M 1582 169 L 1986 236 2357 337 2761 438 3535 708 4310 1011 5993 1684 7676 2458 7811 2526 7946 2627 8148 2829 8282 3098 8350 3368 8383 3671 8350 4007 8316 4344 8249 4681 7272 4344 6296 4007 4343 3401 3367 3064 2357 2728 1347 2425 842 2290 337 2189 370 1852 471 1549 572 1246 707 943 1448 1213 2188 1482 2660 1650 3131 1751 4108 1920 5084 2122 5993 2324 7878 2795 7946 2795 7979 2728 7979 2694 7946 2627 7003 2357 6060 2122 5118 1920 4175 1751 3300 1583 2896 1516 2458 1381 2054 1246 1616 1078 1178 910 741 809 943 472 1145 169 Z M 1212 1 L 1178 34 1077 34 1010 68 1044 135 842 337 673 539 539 775 404 1044 303 1314 202 1617 67 2189 0 2829 0 3435 34 4007 101 4512 202 4849 303 5186 438 5489 572 5792 774 6061 976 6330 1212 6566 1481 6802 1919 7172 2390 7475 2896 7475 2559 7307 2256 7105 1919 6869 1616 6633 1347 6364 1111 6095 875 5792 673 5455 539 5152 404 4849 337 4546 303 4209 269 3536 269 2862 640 3165 1010 3401 1818 3906 2626 4344 3401 4815 3838 5118 4242 5421 4411 5590 4545 5792 4680 5994 4781 6263 4882 6532 4916 6869 4949 7475 5219 7475 5219 7138 5185 6802 5118 6465 5017 6128 4882 5825 4714 5522 4512 5287 4242 5051 3300 4445 2323 3873 1347 3267 842 2997 303 2761 269 2761 303 2256 741 2492 1212 2660 2155 2963 3131 3267 4040 3536 4276 3603 4444 3772 4613 3974 4848 4277 5252 4782 5623 5320 5892 5825 6128 6364 6262 6903 6330 7475 6565 7475 6532 7138 6464 6835 6397 6499 6296 6196 6027 5590 5690 5017 5286 4411 5017 4075 4747 3772 4747 3772 6464 4344 7340 4613 8181 4883 8013 5489 7845 5994 7710 6364 7542 6768 7171 7475 7441 7475 7777 6633 8080 5825 8383 4883 8417 4849 8417 4748 8552 4209 8585 3906 8585 3637 8552 3368 8518 3132 8417 2862 8282 2660 8148 2492 8013 2391 7643 2189 6902 1886 5050 1078 4175 708 3704 506 3199 304 2727 169 2222 34 1717 1 Z N"/>
        </draw:custom-shape>
        <draw:custom-shape draw:name="Shape 1254" draw:style-name="Mgr4" draw:text-style-name="MP7" draw:layer="layout" svg:width="0.422cm" svg:height="0.397cm" svg:x="19.748cm" svg:y="17.375cm">
          <text:p/>
          <draw:enhanced-geometry draw:mirror-horizontal="false" draw:mirror-vertical="false" drawooo:sub-view-size="2290 2156" svg:viewBox="0 0 57250 53900" draw:type="ooxml-non-primitive" draw:enhanced-path="M 0 0 L 0 34 68 202 202 337 438 606 1010 1078 1549 1583 2088 2121 2155 2155 2223 2121 2290 2054 2290 2020 2256 1987 2021 1684 1751 1414 1179 909 640 404 337 169 202 68 34 0 Z N"/>
        </draw:custom-shape>
        <draw:custom-shape draw:name="Shape 1255" draw:style-name="Mgr4" draw:text-style-name="MP7" draw:layer="layout" svg:width="2.894cm" svg:height="2.44cm" svg:x="19.227cm" svg:y="16.642cm">
          <text:p/>
          <draw:enhanced-geometry draw:mirror-horizontal="false" draw:mirror-vertical="false" drawooo:sub-view-size="15690 13232" svg:viewBox="0 0 392250 330800" draw:type="ooxml-non-primitive" draw:enhanced-path="M 2929 640 L 3131 943 3165 977 3098 977 3030 909 2997 808 2929 640 Z M 2458 270 L 2626 337 2593 371 2626 573 2694 808 2761 1044 2828 1112 2896 1179 3064 1280 3266 1381 3502 1448 3603 1448 3670 1415 3704 1448 3737 1650 3737 1920 3704 1886 3434 1852 3300 1852 3165 1785 3064 1751 2963 1718 2862 1684 2761 1617 2593 1482 2391 1280 2189 1044 2121 909 2054 741 1987 438 2054 438 2088 404 2121 337 2189 303 2290 270 Z M 1886 371 L 1919 404 1886 573 1886 741 1919 909 1987 1078 2222 1381 2458 1650 2593 1751 2694 1852 2795 1886 2929 1920 3030 1953 3131 1987 3266 2054 3434 2088 3569 2054 3737 1987 3704 2189 3670 2391 3603 2593 3502 2795 3401 2963 3300 3132 3131 3266 2997 3367 2963 3401 2997 3435 3165 3435 3300 3401 3535 3805 3805 4175 4377 4916 4680 5253 5051 5522 5286 5724 5488 5926 5892 6397 5791 6532 5724 6667 5623 6835 5556 7003 5421 6902 5253 6835 5051 6734 4882 6633 4579 6397 4310 6162 4040 5859 3064 4748 2727 4276 2525 4074 2290 3872 2525 3805 2559 3771 2593 3738 2559 3637 2492 3603 2458 3569 2391 3603 2222 3670 2054 3704 1886 3704 1717 3670 1347 3569 1044 3435 808 3300 606 3165 438 2997 337 2795 270 2593 270 2357 270 2122 303 1886 404 1617 573 1381 741 1179 943 977 1179 808 1414 640 1886 371 Z M 2290 0 L 2189 34 2054 68 1987 169 1616 303 1246 505 909 741 573 1011 303 1347 202 1516 135 1684 68 1886 0 2088 0 2256 0 2458 68 2660 101 2829 202 2963 303 3132 539 3401 842 3603 1145 3805 1515 3906 1886 3940 2054 3940 2222 3906 2357 4175 2492 4445 2660 4680 2862 4950 3300 5421 3737 5825 4175 6330 4680 6801 4882 6936 5084 7037 5320 7138 5522 7273 5589 7306 5657 7273 5690 7239 5724 7172 5791 7003 5892 6869 7003 7710 8148 8485 8720 8855 9326 9226 9932 9562 10572 9865 11279 10135 11986 10370 12727 10606 13400 10875 13737 11044 14040 11212 14309 11448 14579 11683 14814 11953 14983 12256 15151 12592 15286 12996 15353 13232 15690 13232 15622 12895 15521 12592 15420 12323 15286 12054 15151 11818 14983 11616 14814 11414 14612 11212 14377 11044 13939 10741 13400 10505 12862 10303 12289 10101 11548 9865 10841 9562 10168 9259 9495 8922 8855 8552 8182 8148 6936 7306 6027 6667 6094 6532 6162 6364 6162 6330 6128 6296 6027 6296 5926 6061 5825 5892 5657 5724 5488 5556 5152 5286 4781 5017 4108 4108 3670 3569 3502 3401 3434 3367 3401 3367 3502 3266 3603 3165 3737 2930 3838 2593 3906 2256 3906 1920 3906 1583 3838 1280 3805 1044 3670 842 3502 640 3232 438 2963 236 2694 101 2424 0 Z N"/>
        </draw:custom-shape>
        <draw:custom-shape draw:name="Shape 1256" draw:style-name="Mgr4" draw:text-style-name="MP7" draw:layer="layout" svg:width="0.726cm" svg:height="0.31cm" svg:x="24.718cm" svg:y="18.773cm">
          <text:p/>
          <draw:enhanced-geometry draw:mirror-horizontal="false" draw:mirror-vertical="false" drawooo:sub-view-size="3940 1684" svg:viewBox="0 0 98500 42100" draw:type="ooxml-non-primitive" draw:enhanced-path="M 1886 1 L 1583 34 1348 102 1146 203 977 337 843 506 573 910 338 1280 169 1516 1 1684 506 1684 674 1516 775 1347 1078 910 1247 708 1415 573 1617 472 1853 405 2088 405 2391 438 2795 539 3166 674 3570 809 3940 943 3940 539 3368 337 2762 135 2492 68 2189 1 Z N"/>
        </draw:custom-shape>
        <draw:custom-shape draw:name="Shape 1257" draw:style-name="Mgr4" draw:text-style-name="MP7" draw:layer="layout" svg:width="0.167cm" svg:height="0.161cm" svg:x="19.419cm" svg:y="17.027cm">
          <text:p/>
          <draw:enhanced-geometry draw:mirror-horizontal="false" draw:mirror-vertical="false" drawooo:sub-view-size="910 877" svg:viewBox="0 0 22750 21925" draw:type="ooxml-non-primitive" draw:enhanced-path="M 673 1 L 606 35 303 338 168 506 34 641 0 708 0 742 67 843 135 876 236 876 404 742 539 607 842 304 909 237 909 169 875 102 842 68 774 1 Z N"/>
        </draw:custom-shape>
        <draw:custom-shape draw:name="Shape 1258" draw:style-name="Mgr4" draw:text-style-name="MP7" draw:layer="layout" svg:width="0.285cm" svg:height="0.782cm" svg:x="1.429cm" svg:y="17.375cm">
          <text:p/>
          <draw:enhanced-geometry draw:mirror-horizontal="false" draw:mirror-vertical="false" drawooo:sub-view-size="1550 4243" svg:viewBox="0 0 38750 106075" draw:type="ooxml-non-primitive" draw:enhanced-path="M 1515 0 L 1515 34 741 2088 337 3131 0 4175 0 4209 34 4242 68 4242 68 4209 505 3131 909 2020 1145 1549 1347 1044 1448 775 1549 505 1549 270 1549 34 1515 0 Z N"/>
        </draw:custom-shape>
        <draw:custom-shape draw:name="Shape 1259" draw:style-name="Mgr4" draw:text-style-name="MP7" draw:layer="layout" svg:width="0.478cm" svg:height="0.31cm" svg:x="2.075cm" svg:y="15.928cm">
          <text:p/>
          <draw:enhanced-geometry draw:mirror-horizontal="false" draw:mirror-vertical="false" drawooo:sub-view-size="2594 1685" svg:viewBox="0 0 64850 42125" draw:type="ooxml-non-primitive" draw:enhanced-path="M 2560 1 L 2526 34 2391 270 2223 539 2088 809 1886 1078 1651 1246 1381 1381 1146 1448 876 1448 641 1381 405 1246 304 1145 237 1044 169 910 102 741 68 708 35 708 35 741 1 876 1 977 68 1179 203 1347 371 1482 573 1583 775 1650 1011 1684 1213 1684 1449 1617 1684 1482 1954 1280 2156 1078 2358 809 2492 573 2593 304 2593 34 2560 1 Z N"/>
        </draw:custom-shape>
        <draw:custom-shape draw:name="Shape 1260" draw:style-name="Mgr4" draw:text-style-name="MP7" draw:layer="layout" svg:width="0.036cm" svg:height="0.043cm" svg:x="1.448cm" svg:y="0cm">
          <text:p/>
          <draw:enhanced-geometry draw:mirror-horizontal="false" draw:mirror-vertical="false" drawooo:sub-view-size="203 237" svg:viewBox="0 0 5075 5925" draw:type="ooxml-non-primitive" draw:enhanced-path="M 0 1 L 0 135 34 203 101 236 169 203 202 135 202 1 Z N"/>
        </draw:custom-shape>
        <draw:custom-shape draw:name="Shape 1261" draw:style-name="Mgr4" draw:text-style-name="MP7" draw:layer="layout" svg:width="1.366cm" svg:height="2.695cm" svg:x="1.268cm" svg:y="15.493cm">
          <text:p/>
          <draw:enhanced-geometry draw:mirror-horizontal="false" draw:mirror-vertical="false" drawooo:sub-view-size="7407 14613" svg:viewBox="0 0 185175 365325" draw:type="ooxml-non-primitive" draw:enhanced-path="M 5993 1 L 5825 35 5656 102 5488 169 5185 405 4916 674 4680 1011 4478 1348 4276 1651 4141 2021 4040 2391 3973 2762 3973 3132 4007 3368 4040 3570 4209 3974 4310 4344 4377 4681 4377 5051 4310 5421 4074 5960 3838 6532 3232 7576 2626 8687 1986 9798 640 11953 404 12323 202 12727 101 12929 34 13131 0 13367 0 13569 34 13636 67 13670 135 13636 168 13569 168 13333 202 13098 303 12862 404 12660 640 12222 909 11818 1986 10068 2996 8317 3501 7442 3939 6532 4310 5792 4444 5421 4545 5051 4545 4883 4545 4714 4512 4378 4377 4041 4276 3738 4175 3469 4141 3199 4141 2896 4175 2593 4242 2257 4343 1954 4444 1651 4613 1348 4781 1078 4983 809 5185 607 5421 405 5690 270 5959 169 6262 136 6565 169 6565 203 6599 237 6767 439 6902 674 7003 910 7104 1179 7138 1482 7171 1752 7171 2290 7138 2593 7070 2863 6969 3132 6835 3401 6633 3603 6431 3839 6229 4041 5959 4209 5387 4613 5084 4849 4848 5085 4613 5455 4411 5825 4108 6633 3771 7711 3434 8788 3165 9866 2895 10977 2727 12020 2626 12525 2525 13064 2390 13434 2222 13771 1986 14074 1852 14209 1683 14310 1448 14444 1212 14478 976 14478 774 14411 572 14276 404 14108 303 13906 236 13670 202 13636 135 13636 135 13670 135 13906 168 14074 236 14242 337 14377 471 14478 606 14545 774 14579 943 14613 1111 14613 1313 14579 1481 14545 1650 14478 1818 14411 1953 14310 2087 14175 2222 14040 2390 13771 2525 13468 2626 13131 2727 12828 2828 12155 2963 11482 3131 10707 3299 9899 3737 8351 3973 7644 4209 6903 4478 6196 4781 5522 4983 5253 5219 4984 5488 4782 5757 4580 6330 4176 6599 3974 6835 3738 6969 3536 7104 3334 7205 3132 7272 2896 7340 2661 7373 2425 7407 1886 7340 1381 7306 1146 7239 910 7138 674 7003 472 6868 270 6734 136 6666 102 6633 102 6599 68 6397 1 Z N"/>
        </draw:custom-shape>
        <draw:custom-shape draw:name="Shape 1262" draw:style-name="Mgr4" draw:text-style-name="MP7" draw:layer="layout" svg:width="1.993cm" svg:height="1.186cm" svg:x="21.345cm" svg:y="0cm">
          <text:p/>
          <draw:enhanced-geometry draw:mirror-horizontal="false" draw:mirror-vertical="false" drawooo:sub-view-size="10808 6432" svg:viewBox="0 0 270200 160800" draw:type="ooxml-non-primitive" draw:enhanced-path="M 6330 438 L 6195 910 6027 1381 6027 1213 5959 640 6330 438 Z M 4781 1583 L 4747 2054 4478 2155 4512 1987 4512 1920 4478 1886 4781 1583 Z M 5892 674 L 5892 1213 5926 1617 5791 1785 5656 1953 5656 1819 5589 1011 5522 1819 5488 2122 5151 2391 5118 2021 5118 1617 5151 1179 5522 910 5892 674 Z M 5084 1280 L 5017 1583 4983 1886 4983 2189 5017 2492 4848 2593 4781 1549 4848 1482 5084 1280 Z M 4747 2122 L 4714 2661 4512 2762 4512 2627 4478 2492 4444 2290 4747 2122 Z M 4242 2425 L 4242 2458 4276 2661 4310 2762 4377 2829 4141 2896 3906 2964 3906 2964 4074 2559 4242 2425 Z M 3704 2829 L 3670 2997 3535 2997 3704 2829 Z M 67 1 L 0 270 0 539 34 809 67 1078 168 1347 269 1583 404 1819 539 2054 774 2324 1044 2559 1347 2762 1684 2896 2020 2997 2391 3098 2727 3166 3098 3199 2525 3805 2121 4243 1919 4512 1751 4782 1616 5051 1482 5320 1381 5623 1347 5926 1212 5691 1077 5455 1010 5354 875 5253 875 5354 943 5489 1044 5691 1414 6398 1448 6431 1482 6431 1583 6398 1785 6128 2020 5893 2256 5691 2492 5455 2525 5388 2492 5354 2458 5320 2391 5320 2155 5489 1919 5691 1684 5926 1482 6162 1448 6128 1684 5455 1987 4849 2155 4580 2323 4310 2795 3772 3333 3199 3636 3199 3603 3469 3603 3738 3636 3974 3704 4209 3805 4445 3906 4681 4074 4883 4242 5085 4411 5253 4613 5421 4848 5556 5084 5657 5353 5792 5623 5859 5892 5926 6599 5926 7003 5893 7407 5758 7811 5623 8215 5455 8585 5253 9292 4815 9865 4378 10101 4176 10336 3906 10538 3637 10673 3368 10774 3031 10808 2661 10808 2324 10774 1987 10707 1650 10606 1280 10505 943 10370 607 10202 304 10000 1 9730 1 9865 203 10000 405 10235 842 10404 1347 10505 1852 10572 2357 10572 2829 10471 3233 10437 3435 10336 3603 10168 3839 9966 4041 9730 4277 9461 4445 8922 4782 8417 5085 8080 5253 7777 5388 7441 5522 7104 5623 6734 5691 6397 5724 6027 5724 5690 5657 5387 5590 5118 5489 4848 5354 4613 5186 4377 4984 4209 4782 4040 4512 3906 4277 3805 4007 3771 3738 3771 3469 3838 3199 4074 3132 4276 3065 4747 2896 4747 3166 4781 3199 4815 3166 4848 2829 5084 2694 5118 2762 5151 2795 5185 2762 5185 2627 5522 2357 5555 2492 5555 2526 5623 2526 5623 2492 5656 2357 5690 2189 5993 1852 6027 1819 6128 1650 6229 1482 6363 1112 6565 337 6565 304 6969 135 7407 1 7104 1 6633 169 6666 1 6464 1 6363 270 6027 438 5724 607 5387 809 5084 1044 4815 1280 4545 1549 4276 1852 4040 2189 3838 2559 3569 2762 3300 2997 2963 2997 2626 2964 2290 2863 1953 2795 1650 2661 1347 2492 1077 2324 808 2088 640 1886 471 1650 337 1381 269 1112 202 842 168 573 135 270 168 1 Z N"/>
        </draw:custom-shape>
        <draw:custom-shape draw:name="Shape 1263" draw:style-name="Mgr4" draw:text-style-name="MP7" draw:layer="layout" svg:width="0.459cm" svg:height="0.496cm" svg:x="3.162cm" svg:y="1.497cm">
          <text:p/>
          <draw:enhanced-geometry draw:mirror-horizontal="false" draw:mirror-vertical="false" drawooo:sub-view-size="2493 2695" svg:viewBox="0 0 62325 67375" draw:type="ooxml-non-primitive" draw:enhanced-path="M 2290 203 L 2223 708 2223 1246 2223 1785 2290 2324 2290 2357 2055 2324 1819 2324 1347 2357 371 2357 270 1280 203 236 203 236 708 270 1246 270 2290 203 Z M 1785 1 L 1246 34 708 34 169 68 102 102 102 135 34 169 34 203 1 809 34 1415 102 2021 203 2627 236 2661 304 2694 371 2661 405 2560 405 2492 842 2593 1853 2593 2088 2560 2290 2492 2324 2458 2324 2391 2425 2391 2459 2357 2459 2290 2492 1785 2459 1246 2425 708 2391 169 2425 102 2425 68 2391 1 Z N"/>
        </draw:custom-shape>
        <draw:custom-shape draw:name="Shape 1264" draw:style-name="Mgr4" draw:text-style-name="MP7" draw:layer="layout" svg:width="0.471cm" svg:height="0.465cm" svg:x="4.939cm" svg:y="0.92cm">
          <text:p/>
          <draw:enhanced-geometry draw:mirror-horizontal="false" draw:mirror-vertical="false" drawooo:sub-view-size="2560 2526" svg:viewBox="0 0 64000 63150" draw:type="ooxml-non-primitive" draw:enhanced-path="M 2324 1 L 2290 34 2290 68 2257 135 1920 102 1550 135 843 169 236 169 169 203 102 270 68 236 34 236 1 506 1 741 34 1246 68 2425 102 2492 169 2526 236 2492 270 2458 540 2492 843 2492 1381 2458 1886 2458 2122 2425 2223 2357 2324 2290 2223 2223 2088 2155 1785 2155 1213 2189 742 2189 506 2223 270 2256 236 1078 203 741 135 438 203 438 236 405 270 371 1348 337 1819 304 2055 270 2257 236 2290 674 2324 1078 2290 1684 2290 1987 2324 2290 2358 2324 2391 2357 2459 2357 2492 2290 2526 1987 2560 1684 2526 1078 2492 573 2459 304 2391 34 2358 34 2324 1 Z N"/>
        </draw:custom-shape>
        <draw:custom-shape draw:name="Shape 1265" draw:style-name="Mgr4" draw:text-style-name="MP7" draw:layer="layout" svg:width="0.471cm" svg:height="0.44cm" svg:x="2.64cm" svg:y="1.535cm">
          <text:p/>
          <draw:enhanced-geometry draw:mirror-horizontal="false" draw:mirror-vertical="false" drawooo:sub-view-size="2560 2392" svg:viewBox="0 0 64000 59800" draw:type="ooxml-non-primitive" draw:enhanced-path="M 102 1 L 68 34 34 304 1 539 1 1078 34 1684 102 1987 169 2290 203 2324 236 2358 304 2324 337 2256 304 1953 304 1650 236 1078 236 640 203 203 203 203 438 236 1145 236 2223 169 2256 236 2324 236 2324 539 2324 876 2357 2054 1886 2054 1415 2088 674 2088 539 2122 438 2189 337 2256 405 2324 539 2358 775 2391 1280 2358 1819 2358 2122 2324 2357 2256 2425 2324 2492 2324 2559 2290 2559 2223 2526 1044 2526 539 2492 270 2425 34 2391 34 2391 68 2357 68 2290 34 2223 1 2021 1 1617 34 910 34 539 68 203 102 169 34 169 1 Z N"/>
        </draw:custom-shape>
        <draw:custom-shape draw:name="Shape 1266" draw:style-name="Mgr4" draw:text-style-name="MP7" draw:layer="layout" svg:width="0.471cm" svg:height="0.446cm" svg:x="4.305cm" svg:y="0.454cm">
          <text:p/>
          <draw:enhanced-geometry draw:mirror-horizontal="false" draw:mirror-vertical="false" drawooo:sub-view-size="2560 2425" svg:viewBox="0 0 64000 60625" draw:type="ooxml-non-primitive" draw:enhanced-path="M 2357 0 L 2357 34 2324 135 1751 68 1179 68 674 34 405 68 304 101 169 169 169 169 169 169 371 270 573 304 1011 270 1650 304 2324 337 2290 708 2324 1078 2324 1583 2357 1852 2391 2088 2357 2088 1347 2122 809 2155 539 2189 304 2223 270 1718 236 1213 270 708 236 438 203 304 169 169 135 203 68 337 34 506 1 876 34 1583 34 1819 34 2054 34 2189 102 2290 169 2391 270 2425 304 2425 337 2391 337 2357 573 2391 809 2425 1347 2391 2391 2324 2458 2290 2492 2324 2526 2324 2526 2290 2559 2021 2559 1751 2526 1246 2526 640 2492 337 2458 34 2425 0 Z N"/>
        </draw:custom-shape>
        <draw:custom-shape draw:name="Shape 1267" draw:style-name="Mgr4" draw:text-style-name="MP7" draw:layer="layout" svg:width="0.13cm" svg:height="0.155cm" svg:x="5.138cm" svg:y="1.1cm">
          <text:p/>
          <draw:enhanced-geometry draw:mirror-horizontal="false" draw:mirror-vertical="false" drawooo:sub-view-size="708 843" svg:viewBox="0 0 17700 21075" draw:type="ooxml-non-primitive" draw:enhanced-path="M 202 1 L 101 35 68 136 0 338 0 573 0 742 34 809 68 843 101 843 404 809 573 775 707 708 707 674 707 641 674 573 438 573 202 607 236 304 270 169 270 68 236 1 Z N"/>
        </draw:custom-shape>
        <draw:custom-shape draw:name="Shape 1268" draw:style-name="Mgr4" draw:text-style-name="MP7" draw:layer="layout" svg:width="0.136cm" svg:height="0.167cm" svg:x="3.318cm" svg:y="1.646cm">
          <text:p/>
          <draw:enhanced-geometry draw:mirror-horizontal="false" draw:mirror-vertical="false" drawooo:sub-view-size="742 910" svg:viewBox="0 0 18550 22750" draw:type="ooxml-non-primitive" draw:enhanced-path="M 573 169 L 539 236 505 304 472 304 371 337 270 371 202 169 Z M 539 506 L 573 573 505 674 472 708 270 708 270 539 303 539 472 506 Z M 472 1 L 270 68 101 135 68 169 68 203 101 506 101 674 34 674 0 741 0 809 68 876 270 910 472 910 573 876 640 809 707 741 741 640 741 506 707 438 674 371 707 304 707 169 707 68 640 34 539 1 Z N"/>
        </draw:custom-shape>
        <draw:custom-shape draw:name="Shape 1269" draw:style-name="Mgr4" draw:text-style-name="MP7" draw:layer="layout" svg:width="0.428cm" svg:height="0.44cm" svg:x="2.162cm" svg:y="1.553cm">
          <text:p/>
          <draw:enhanced-geometry draw:mirror-horizontal="false" draw:mirror-vertical="false" drawooo:sub-view-size="2324 2392" svg:viewBox="0 0 58100 59800" draw:type="ooxml-non-primitive" draw:enhanced-path="M 1515 1 L 909 34 202 34 0 102 0 135 68 203 169 236 371 270 1414 270 2020 236 1987 438 2020 640 2054 1078 2054 1617 2054 1852 2088 2122 977 2155 539 2155 371 2189 270 2223 202 2290 270 2358 371 2391 1583 2391 2222 2358 2290 2324 2323 2290 2323 2223 2290 2155 2290 1886 2290 1617 2256 1078 2256 607 2222 405 2189 203 2222 135 2222 68 2189 34 2121 1 Z N"/>
        </draw:custom-shape>
        <draw:custom-shape draw:name="Shape 1270" draw:style-name="Mgr4" draw:text-style-name="MP7" draw:layer="layout" svg:width="0.136cm" svg:height="0.117cm" svg:x="2.821cm" svg:y="1.678cm">
          <text:p/>
          <draw:enhanced-geometry draw:mirror-horizontal="false" draw:mirror-vertical="false" drawooo:sub-view-size="741 640" svg:viewBox="0 0 18525 16000" draw:type="ooxml-non-primitive" draw:enhanced-path="M 67 0 L 0 67 0 135 34 168 67 202 101 303 135 438 202 539 303 640 438 640 471 606 606 337 707 236 741 168 741 101 741 67 707 34 606 67 505 135 404 269 337 370 269 236 236 67 202 0 Z N"/>
        </draw:custom-shape>
        <draw:custom-shape draw:name="Shape 1271" draw:style-name="Mgr4" draw:text-style-name="MP7" draw:layer="layout" svg:width="0.471cm" svg:height="0.446cm" svg:x="1.609cm" svg:y="1.566cm">
          <text:p/>
          <draw:enhanced-geometry draw:mirror-horizontal="false" draw:mirror-vertical="false" drawooo:sub-view-size="2560 2425" svg:viewBox="0 0 64000 60625" draw:type="ooxml-non-primitive" draw:enhanced-path="M 2391 0 L 2358 34 2324 135 1751 67 1179 67 640 34 405 67 270 101 169 168 169 202 371 269 573 303 1011 269 1650 303 2324 337 2290 707 2324 1077 2324 1582 2358 1852 2391 2087 2358 2087 1314 2121 809 2155 539 2189 304 2256 270 1751 236 1246 270 707 236 438 203 303 169 202 135 202 68 337 34 505 1 875 34 1582 34 1818 34 2054 34 2189 102 2290 169 2391 270 2424 304 2424 337 2391 337 2357 573 2391 809 2424 1347 2391 2391 2323 2459 2290 2492 2323 2526 2323 2526 2290 2560 2020 2560 1784 2526 1246 2526 640 2492 337 2459 34 2425 0 Z N"/>
        </draw:custom-shape>
        <draw:custom-shape draw:name="Shape 1272" draw:style-name="Mgr4" draw:text-style-name="MP7" draw:layer="layout" svg:width="0.111cm" svg:height="0.111cm" svg:x="2.311cm" svg:y="1.709cm">
          <text:p/>
          <draw:enhanced-geometry draw:mirror-horizontal="false" draw:mirror-vertical="false" drawooo:sub-view-size="607 607" svg:viewBox="0 0 15175 15175" draw:type="ooxml-non-primitive" draw:enhanced-path="M 236 0 L 135 68 68 135 0 202 0 303 0 404 68 505 135 573 236 606 371 606 438 573 539 539 573 438 539 404 505 371 438 337 371 371 303 404 202 371 202 337 202 303 202 236 236 202 337 169 472 169 606 135 606 101 606 68 539 0 Z N"/>
        </draw:custom-shape>
        <draw:custom-shape draw:name="Shape 1273" draw:style-name="Mgr4" draw:text-style-name="MP7" draw:layer="layout" svg:width="0.409cm" svg:height="0.453cm" svg:x="5.467cm" svg:y="0.913cm">
          <text:p/>
          <draw:enhanced-geometry draw:mirror-horizontal="false" draw:mirror-vertical="false" drawooo:sub-view-size="2223 2459" svg:viewBox="0 0 55575 61475" draw:type="ooxml-non-primitive" draw:enhanced-path="M 1751 1 L 1280 68 674 68 68 102 1 136 1 203 1 237 34 304 1 506 1 742 34 1179 34 1718 34 2021 68 2290 68 2324 68 2391 102 2459 169 2459 809 2425 1415 2391 1819 2391 2021 2324 2122 2290 2189 2223 2088 2156 2021 2122 1819 2122 1415 2156 270 2223 270 1954 270 1684 236 1179 236 742 236 540 203 304 809 304 1448 270 1852 237 2054 169 2122 136 2223 68 2223 35 1987 1 Z N"/>
        </draw:custom-shape>
        <draw:custom-shape draw:name="Shape 1274" draw:style-name="Mgr4" draw:text-style-name="MP7" draw:layer="layout" svg:width="0.502cm" svg:height="0.937cm" svg:x="6.877cm" svg:y="0.348cm">
          <text:p/>
          <draw:enhanced-geometry draw:mirror-horizontal="false" draw:mirror-vertical="false" drawooo:sub-view-size="2728 5085" svg:viewBox="0 0 68200 127125" draw:type="ooxml-non-primitive" draw:enhanced-path="M 2391 202 L 2357 471 2323 741 2357 1313 2391 1886 2424 2424 2458 3636 2424 4848 1785 4848 1448 4815 1280 4848 1111 4882 1111 4242 1078 3636 943 2391 977 2323 977 2256 943 2222 842 2189 337 2323 303 1751 236 1212 236 741 202 505 169 269 741 303 1280 269 2391 202 Z M 2391 0 L 1280 34 707 67 169 135 135 168 101 168 68 202 0 438 0 707 0 1212 34 1818 68 2121 135 2424 135 2458 202 2492 303 2492 808 2424 842 3704 876 4377 943 5017 977 5050 1044 5084 1078 5050 1111 4983 1246 5017 1381 5050 1684 5050 2088 5084 2458 5050 2559 5084 2626 5050 2694 5017 2727 4949 2727 4882 2660 4848 2660 3636 2626 2424 2626 1280 2593 707 2525 438 2458 168 2458 101 2458 67 2424 0 Z N"/>
        </draw:custom-shape>
        <draw:custom-shape draw:name="Shape 1275" draw:style-name="Mgr4" draw:text-style-name="MP7" draw:layer="layout" svg:width="2.515cm" svg:height="2.54cm" svg:x="0cm" svg:y="12.089cm">
          <text:p/>
          <draw:enhanced-geometry draw:mirror-horizontal="false" draw:mirror-vertical="false" drawooo:sub-view-size="13637 13771" svg:viewBox="0 0 340925 344275" draw:type="ooxml-non-primitive" draw:enhanced-path="M 12626 6095 L 12896 6162 12997 6196 13098 6263 13199 6364 13300 6465 13367 6600 13401 6768 13434 6903 13434 7071 13367 7206 13333 7340 13232 7475 13131 7576 12862 7711 12559 7812 12222 7845 11852 7845 11145 7812 10505 7778 10505 7542 10505 7307 10539 6734 10539 6196 10977 6128 11448 6095 Z M 3469 1 L 2795 68 2122 203 1482 405 842 640 270 943 1 1112 1 1415 573 1044 1145 741 1751 539 2357 371 2997 270 3671 236 4310 236 4950 304 5590 438 6128 607 6633 809 7138 1078 7610 1381 8047 1752 8451 2122 8822 2560 9192 2997 9495 3536 9764 4075 9966 4647 10135 5219 10202 5792 10269 6398 10269 7004 10236 7610 10236 7677 10303 7711 10303 7778 10269 7845 10269 7913 10202 8384 10067 8822 9798 9664 9697 9967 9529 10270 9394 10573 9192 10842 8754 11381 8283 11852 8014 12088 7711 12323 7441 12525 7138 12694 6532 12963 5960 13165 5388 13300 4849 13401 3906 13535 2863 13535 2357 13468 1852 13367 1381 13232 910 13064 438 12828 1 12593 1 12828 438 13064 910 13300 1381 13468 1852 13603 2357 13704 2863 13737 3368 13771 3906 13737 4411 13704 4984 13636 5556 13502 6128 13333 6734 13098 7374 12795 7677 12626 7980 12391 8283 12155 8586 11886 9024 11414 9428 10876 9764 10303 9899 10000 10000 9697 10101 9360 10202 9024 10370 8317 10471 7980 11313 8047 12256 8047 12694 7980 12896 7913 13098 7845 13266 7711 13401 7576 13502 7408 13603 7239 13636 7004 13636 6768 13603 6566 13502 6398 13367 6229 13199 6061 13030 5960 12795 5893 12525 5859 12222 5859 11616 5926 10808 5926 10539 5994 10471 5489 10370 4984 10202 4512 10034 4041 9798 3570 9529 3132 9259 2694 8923 2324 8586 1920 8182 1583 7778 1280 7374 977 6903 708 6431 506 5960 304 5455 169 4815 68 4142 1 Z N"/>
        </draw:custom-shape>
        <draw:custom-shape draw:name="Shape 1276" draw:style-name="Mgr4" draw:text-style-name="MP7" draw:layer="layout" svg:width="0.453cm" svg:height="0.446cm" svg:x="6.504cm" svg:y="0.87cm">
          <text:p/>
          <draw:enhanced-geometry draw:mirror-horizontal="false" draw:mirror-vertical="false" drawooo:sub-view-size="2458 2425" svg:viewBox="0 0 61450 60625" draw:type="ooxml-non-primitive" draw:enhanced-path="M 2256 202 L 2222 640 2222 1078 2222 1616 2189 2155 1919 2121 1650 2088 1111 2121 674 2155 472 2155 270 2222 236 1684 202 1179 202 741 169 303 1212 270 1751 236 2256 202 Z M 1751 0 L 1212 34 169 101 101 101 67 135 34 169 0 472 0 741 0 1347 34 1852 34 2121 101 2357 101 2391 169 2424 202 2424 236 2391 741 2391 1280 2357 1751 2357 1987 2323 2222 2290 2323 2290 2357 2256 2357 2222 2424 1953 2458 1650 2458 1044 2424 573 2424 337 2357 101 2323 34 2256 0 Z N"/>
        </draw:custom-shape>
        <draw:custom-shape draw:name="Shape 1277" draw:style-name="Mgr4" draw:text-style-name="MP7" draw:layer="layout" svg:width="0.477cm" svg:height="0.329cm" svg:x="6.076cm" svg:y="0cm">
          <text:p/>
          <draw:enhanced-geometry draw:mirror-horizontal="false" draw:mirror-vertical="false" drawooo:sub-view-size="2593 1786" svg:viewBox="0 0 64825 44650" draw:type="ooxml-non-primitive" draw:enhanced-path="M 34 1 L 0 236 34 472 34 943 34 1145 34 1415 67 1516 101 1650 168 1718 269 1785 303 1751 337 1718 572 1751 1347 1751 2390 1650 2525 1650 2559 1617 2593 1381 2559 1112 2525 607 2525 1 2323 1 2323 438 2323 943 2357 1179 2390 1448 1347 1448 808 1482 572 1516 303 1583 269 1078 236 573 269 1 Z N"/>
        </draw:custom-shape>
        <draw:custom-shape draw:name="Shape 1278" draw:style-name="Mgr4" draw:text-style-name="MP7" draw:layer="layout" svg:width="1.683cm" svg:height="2.832cm" svg:x="0cm" svg:y="4.759cm">
          <text:p/>
          <draw:enhanced-geometry draw:mirror-horizontal="false" draw:mirror-vertical="false" drawooo:sub-view-size="9125 15354" svg:viewBox="0 0 228125 383850" draw:type="ooxml-non-primitive" draw:enhanced-path="M 8956 0 L 8889 34 8855 68 8855 101 8855 1078 8788 2054 8687 2997 8552 3940 8216 5859 8047 6801 7879 7778 7778 8653 7677 9562 7542 11380 7441 12289 7340 13165 7172 14074 6936 14949 5186 14814 3469 14646 1718 14444 1 14242 1 14511 1718 14713 3435 14915 5152 15084 6869 15218 6869 15252 6903 15319 6970 15353 7071 15353 7105 15319 7138 15252 7374 14309 7576 13367 7711 12424 7812 11448 7980 9529 8047 8552 8182 7576 8317 6667 8485 5724 8822 3872 8956 2930 9057 2021 9125 1078 9091 101 9091 68 9057 34 8956 0 Z N"/>
        </draw:custom-shape>
        <draw:custom-shape draw:name="Shape 1279" draw:style-name="Mgr4" draw:text-style-name="MP7" draw:layer="layout" svg:width="0.192cm" svg:height="0.167cm" svg:x="7.076cm" svg:y="0.603cm">
          <text:p/>
          <draw:enhanced-geometry draw:mirror-horizontal="false" draw:mirror-vertical="false" drawooo:sub-view-size="1045 910" svg:viewBox="0 0 26125 22750" draw:type="ooxml-non-primitive" draw:enhanced-path="M 876 1 L 842 34 842 102 842 236 809 337 741 405 607 472 371 472 371 405 371 337 405 270 405 236 371 203 337 236 203 304 68 371 1 405 1 472 169 842 203 876 270 910 337 876 371 876 371 809 371 674 607 674 775 607 910 506 1011 371 1044 203 1011 34 977 1 Z N"/>
        </draw:custom-shape>
        <draw:custom-shape draw:name="Shape 1280" draw:style-name="Mgr4" draw:text-style-name="MP7" draw:layer="layout" svg:width="1.726cm" svg:height="2.149cm" svg:x="0cm" svg:y="12.275cm">
          <text:p/>
          <draw:enhanced-geometry draw:mirror-horizontal="false" draw:mirror-vertical="false" drawooo:sub-view-size="9361 11650" svg:viewBox="0 0 234025 291250" draw:type="ooxml-non-primitive" draw:enhanced-path="M 4445 371 L 5051 438 5623 607 6196 843 6701 1112 6398 1213 6398 1146 6330 1112 5758 1045 5219 1045 5421 977 5590 843 5657 809 5657 742 5623 674 5590 641 5287 573 4950 573 4613 607 4277 674 3603 809 2997 977 2554 1117 2554 1117 3098 910 3805 674 4445 371 Z M 6835 1348 L 6633 1482 6364 1617 5859 1819 4849 2189 3637 2661 5017 2088 5893 1684 6364 1482 6835 1348 Z M 5960 5522 L 5522 5758 5085 5960 4176 6297 4613 6095 5051 5893 5960 5522 Z M 8485 2964 L 8620 3233 8519 3233 7879 3502 7239 3772 5960 4378 4714 5017 4075 5320 3435 5623 2088 6229 741 6835 102 7138 809 6701 1516 6297 2256 5926 3031 5590 4209 5051 5388 4411 5893 4108 6532 3839 7172 3570 7778 3334 8418 3065 8451 2997 8485 2964 Z M 8687 3401 L 8889 3906 9024 4479 9091 5017 9125 5590 8552 5825 7576 6196 6633 6600 5691 7004 4782 7441 3738 8047 2661 8620 2357 8788 2021 8923 1347 9159 3368 7845 3839 7610 6229 6431 7441 5859 8081 5623 8721 5388 8754 5354 8788 5320 8788 5219 8754 5152 8687 5118 8620 5118 8047 5287 7509 5489 6398 5994 5388 6431 4378 6903 3738 7273 3098 7643 2088 8081 1044 8485 2088 7711 3098 6936 4108 6600 5118 6229 5590 6027 6061 5792 6802 5354 7138 5152 7509 4984 8317 4681 8350 4647 8384 4580 8384 4479 8350 4411 8249 4411 7778 4546 7374 4748 6330 5118 5354 5489 4849 5691 4344 5893 3873 6162 3401 6431 2930 6734 2155 7004 1381 7340 1145 7475 1516 7206 2122 6869 2728 6566 3974 5960 5118 5354 6196 4714 6802 4378 7408 4075 8653 3469 8687 3435 8687 3401 Z M 7643 8856 L 7475 8990 7071 9226 7206 9125 7576 8889 7643 8856 Z M 5152 9327 L 4647 9664 4142 9967 3772 10169 3772 10169 4108 9933 4613 9630 5152 9327 Z M 6768 9697 L 6633 9832 6229 10202 6027 10337 5825 10505 5455 10674 5051 10808 5152 10741 5522 10472 5893 10202 6768 9697 Z M 9125 5893 L 9091 6330 9024 6768 8889 7576 8754 7980 8620 8384 8451 8755 8249 9091 8014 9428 7778 9731 7509 10000 7239 10270 7172 10202 7105 10169 7037 10202 6701 10404 6532 10505 6364 10573 6364 10573 6734 10270 7138 9967 7576 9697 7980 9428 8014 9361 8014 9260 7946 9192 7643 9192 7845 9058 7980 8856 8014 8788 8014 8687 7980 8620 7879 8553 7812 8519 7711 8519 7542 8553 7307 8654 7105 8788 6734 9125 6465 9394 5960 9832 5421 10169 4916 10539 4512 10707 4075 10842 4075 10842 4546 10539 5017 10202 5994 9596 6465 9226 6936 8856 7206 8687 7441 8519 7711 8384 8014 8283 8317 8182 8384 8182 8418 8115 8418 8047 8384 7946 8249 7946 7913 8014 7408 8081 7138 8148 6869 8249 7172 8014 7576 7744 8014 7542 8889 7138 8956 7071 8956 6970 8889 6903 8822 6869 8620 6903 8418 6936 8081 7071 7744 7273 7408 7475 6330 8081 5287 8687 5085 8788 5455 8553 6162 7980 6869 7441 7239 7206 7610 6970 8014 6802 8451 6667 8519 6633 8552 6600 8552 6532 8519 6431 8485 6398 8418 6398 8081 6431 7744 6499 8216 6297 8687 6061 9125 5893 Z M 6734 7172 L 6263 7542 5758 7946 5186 8418 4613 8822 3401 9596 2997 9798 2627 10034 2256 10270 1886 10539 1852 10573 1852 10640 1886 10707 1953 10775 2054 10775 3502 9832 4512 9361 4142 9563 3738 9832 3334 10135 2964 10438 2560 10741 2492 10775 2492 10808 2492 10909 2560 10977 2694 10977 2997 10775 3368 10640 3704 10472 4041 10303 4782 9899 5489 9428 6128 8990 6802 8586 6936 8519 6936 8519 6465 8856 5994 9226 5388 9664 4748 10101 4108 10505 3502 10977 3435 11044 3469 11111 3502 11179 3603 11212 3974 11179 4310 11078 4310 11145 4344 11246 4378 11280 4479 11280 5152 11044 5489 10943 5825 10808 5859 10876 5926 10909 6128 10909 6263 10876 6263 10876 5859 11044 5421 11212 4984 11313 4512 11381 4041 11414 3570 11381 3098 11347 2593 11246 2088 11111 1617 10943 1179 10741 741 10505 775 10505 1246 10236 1718 10034 2189 9832 2694 9630 3166 9394 3637 9125 4546 8586 5623 7845 6196 7475 6734 7172 Z M 3637 1 L 3031 68 2492 203 1920 371 1415 573 910 843 438 1146 1 1516 1 1853 270 1617 539 1381 842 1179 1145 1011 1448 843 1785 674 2122 573 2122 573 1953 641 1448 876 977 1146 539 1449 506 1516 506 1583 539 1617 640 1617 1314 1213 2021 843 2492 674 2930 540 3401 438 3873 405 3873 405 2863 775 1852 1146 1347 1348 876 1583 405 1853 1 2156 1 2492 640 2189 1280 1886 1953 1617 2627 1348 3300 1146 4007 1011 4546 876 4849 843 5152 809 4815 944 4512 1011 3873 1179 3098 1415 2324 1684 1650 1920 842 2189 438 2324 1 2526 1 2829 236 2728 1 2863 1 3132 876 2627 1314 2391 1785 2189 2762 1819 3267 1651 3772 1516 4310 1415 4815 1314 5354 1280 5859 1314 5085 1550 3839 1987 1718 2795 842 3166 405 3368 1 3603 1 3906 539 3570 1145 3300 1718 3065 2290 2829 4411 2055 4512 2021 3300 2526 2155 2997 977 3502 506 3772 1 4075 1 4310 438 4041 977 3772 1516 3536 1516 3536 741 4007 1 4512 1 4782 236 4613 876 4209 1516 3839 2189 3502 2863 3199 4243 2694 5590 2189 6398 1853 6802 1684 7138 1415 7475 1718 7812 2055 8115 2425 8384 2795 8350 2795 8014 2829 7711 2896 7408 3031 7071 3166 6499 3469 5926 3805 5893 3805 3098 5118 2290 5455 2863 5118 4714 4007 5489 3772 6263 3469 7004 3166 7374 2964 7744 2762 7778 2694 7812 2627 7744 2560 7677 2526 7239 2593 6802 2694 6364 2829 5960 3031 5522 3199 5118 3435 4310 3906 3536 4176 2728 4445 2728 4445 4479 3502 5623 2896 6128 2627 6768 2425 7071 2290 7374 2156 7441 2122 7441 2021 7408 1954 7307 1920 6970 1987 6600 2088 6263 2257 5926 2425 5421 2593 4950 2762 3873 3199 2795 3671 472 4782 1 5017 1 5320 169 5219 2694 4007 4209 3334 2728 4142 1650 4681 539 5219 1 5556 1 5960 775 5590 1415 5287 2088 4984 3435 4445 2728 4883 2088 5253 1448 5590 135 6263 1 6330 1 6768 371 6566 842 6364 405 6600 1 6903 1 7509 1112 6970 2290 6398 3300 5977 3300 5977 2189 6532 1617 6835 1011 7206 573 7542 102 7879 1 7946 1 8485 640 8081 1314 7677 1718 7475 2122 7307 1078 8115 34 8923 1 8923 1 9293 236 9125 876 8856 1448 8620 1886 8451 1886 8451 1011 9024 135 9563 102 9596 68 9630 102 9731 135 9798 236 9798 1213 9495 1684 9327 2155 9159 2694 8889 3233 8620 4277 8047 5219 7542 6162 7105 5085 7744 2863 8990 640 10236 573 10303 573 10404 270 10169 1 9967 1 10270 371 10573 809 10808 1179 11010 1583 11212 1987 11347 2425 11482 2863 11549 3267 11616 3704 11650 4142 11650 4580 11616 5017 11549 5421 11448 5825 11347 6229 11179 6633 10977 7004 10741 7374 10505 7744 10135 8081 9731 8418 9293 8653 8856 8889 8350 9057 7812 9226 7273 9293 6734 9360 6196 9360 5623 9327 5085 9259 4546 9158 4007 8990 3502 8788 3031 8519 2560 8283 2189 7980 1853 7677 1550 7340 1247 7374 1179 7374 1112 7307 1045 7071 1045 6768 843 6431 674 6095 506 5758 371 5388 270 5051 203 4681 135 4310 102 4277 34 4209 34 3637 1 Z N"/>
        </draw:custom-shape>
        <draw:custom-shape draw:name="Shape 1281" draw:style-name="Mgr4" draw:text-style-name="MP7" draw:layer="layout" svg:width="0.465cm" svg:height="0.44cm" svg:x="6.374cm" svg:y="0.373cm">
          <text:p/>
          <draw:enhanced-geometry draw:mirror-horizontal="false" draw:mirror-vertical="false" drawooo:sub-view-size="2526 2392" svg:viewBox="0 0 63150 59800" draw:type="ooxml-non-primitive" draw:enhanced-path="M 2256 236 L 2256 674 2290 1078 2290 1617 2323 2122 2121 2088 1886 2088 1448 2122 909 2122 640 2156 370 2223 337 1684 269 1146 236 708 168 270 673 304 1212 270 2256 236 Z M 2256 1 L 1212 34 673 34 135 102 67 135 67 203 34 438 0 674 34 1146 101 1752 135 2021 236 2324 236 2358 370 2358 606 2391 842 2391 1313 2358 2088 2358 2357 2290 2391 2324 2492 2324 2492 2290 2525 2021 2525 1752 2492 1247 2458 641 2424 371 2357 68 2323 34 2290 1 Z N"/>
        </draw:custom-shape>
        <draw:custom-shape draw:name="Shape 1282" draw:style-name="Mgr4" draw:text-style-name="MP7" draw:layer="layout" svg:width="0.459cm" svg:height="0.502cm" svg:x="5.858cm" svg:y="0.379cm">
          <text:p/>
          <draw:enhanced-geometry draw:mirror-horizontal="false" draw:mirror-vertical="false" drawooo:sub-view-size="2493 2728" svg:viewBox="0 0 62325 68200" draw:type="ooxml-non-primitive" draw:enhanced-path="M 2290 236 L 2223 741 2223 1280 2223 1819 2290 2324 2324 2391 2324 2391 2290 2357 1819 2357 1347 2391 371 2391 270 1314 203 270 203 270 708 303 1246 303 2290 236 Z M 2324 0 L 1785 34 1246 68 708 68 169 101 102 135 102 169 68 202 34 236 1 842 34 1448 102 2054 203 2627 236 2694 304 2728 371 2660 405 2593 405 2526 876 2593 1347 2627 1852 2627 2088 2559 2290 2526 2357 2458 2324 2391 2324 2391 2391 2425 2425 2425 2458 2391 2458 2324 2492 1819 2492 1280 2458 708 2391 202 2425 135 2425 68 2391 34 2324 0 Z N"/>
        </draw:custom-shape>
        <draw:custom-shape draw:name="Shape 1283" draw:style-name="Mgr4" draw:text-style-name="MP7" draw:layer="layout" svg:width="0.478cm" svg:height="0.446cm" svg:x="5.97cm" svg:y="0.889cm">
          <text:p/>
          <draw:enhanced-geometry draw:mirror-horizontal="false" draw:mirror-vertical="false" drawooo:sub-view-size="2594 2425" svg:viewBox="0 0 64850 60625" draw:type="ooxml-non-primitive" draw:enhanced-path="M 1819 0 L 1280 68 708 101 135 202 135 135 102 101 34 101 1 135 1 438 1 741 34 1347 34 1852 68 2121 102 2391 135 2391 169 2424 203 2391 1314 2391 1819 2357 2088 2323 2324 2290 2357 2323 2391 2323 2492 2290 2559 2189 2593 2088 2593 1953 2559 1717 2559 1482 2526 775 2458 404 2425 236 2324 101 2256 202 2256 337 2256 606 2324 1145 2324 1650 2324 2155 2088 2121 1819 2088 1314 2121 270 2189 236 2189 270 1919 270 1684 236 1179 203 775 169 404 809 337 1448 270 1886 236 2088 202 2290 101 2290 68 2189 34 2054 0 Z N"/>
        </draw:custom-shape>
        <draw:custom-shape draw:name="Shape 1284" draw:style-name="Mgr4" draw:text-style-name="MP7" draw:layer="layout" svg:width="0.161cm" svg:height="0.092cm" svg:x="6.598cm" svg:y="2.218cm">
          <text:p/>
          <draw:enhanced-geometry draw:mirror-horizontal="false" draw:mirror-vertical="false" drawooo:sub-view-size="876 506" svg:viewBox="0 0 21900 12650" draw:type="ooxml-non-primitive" draw:enhanced-path="M 707 0 L 539 169 404 303 270 169 169 34 34 34 0 101 34 169 135 303 270 472 303 505 337 505 404 472 438 472 472 438 674 303 842 169 876 101 842 34 775 0 Z N"/>
        </draw:custom-shape>
        <draw:custom-shape draw:name="Shape 1285" draw:style-name="Mgr4" draw:text-style-name="MP7" draw:layer="layout" svg:width="0.148cm" svg:height="0.155cm" svg:x="4.603cm" svg:y="1.125cm">
          <text:p/>
          <draw:enhanced-geometry draw:mirror-horizontal="false" draw:mirror-vertical="false" drawooo:sub-view-size="809 843" svg:viewBox="0 0 20225 21075" draw:type="ooxml-non-primitive" draw:enhanced-path="M 34 1 L 1 135 1 270 1 640 34 708 68 741 135 741 169 708 371 506 371 539 405 607 472 708 573 809 607 842 674 842 708 775 708 741 640 640 539 506 472 472 438 472 506 405 640 270 674 304 741 270 809 203 809 169 775 102 741 68 573 68 438 169 337 304 169 472 135 304 135 135 102 68 68 1 Z N"/>
        </draw:custom-shape>
        <draw:custom-shape draw:name="Shape 1286" draw:style-name="Mgr4" draw:text-style-name="MP7" draw:layer="layout" svg:width="0.459cm" svg:height="0.484cm" svg:x="4.43cm" svg:y="0.945cm">
          <text:p/>
          <draw:enhanced-geometry draw:mirror-horizontal="false" draw:mirror-vertical="false" drawooo:sub-view-size="2492 2627" svg:viewBox="0 0 62300 65675" draw:type="ooxml-non-primitive" draw:enhanced-path="M 2222 135 L 2222 1212 2188 2290 1717 2323 1212 2357 774 2357 539 2391 303 2424 269 2424 269 2391 303 1886 269 1347 236 808 135 270 1178 270 1683 236 2222 135 Z M 1683 0 L 1145 34 606 68 67 68 0 101 0 135 0 202 34 270 0 775 34 1347 67 1886 101 2391 135 2458 168 2458 202 2492 236 2458 236 2525 303 2559 539 2593 774 2626 1246 2626 1751 2525 2188 2424 2188 2492 2222 2559 2289 2593 2357 2593 2424 2525 2458 1919 2491 1313 2458 707 2357 101 2357 68 2323 68 2289 0 Z N"/>
        </draw:custom-shape>
        <draw:custom-shape draw:name="Shape 1287" draw:style-name="Mgr4" draw:text-style-name="MP7" draw:layer="layout" svg:width="0.167cm" svg:height="0.142cm" svg:x="4.336cm" svg:y="1.615cm">
          <text:p/>
          <draw:enhanced-geometry draw:mirror-horizontal="false" draw:mirror-vertical="false" drawooo:sub-view-size="910 775" svg:viewBox="0 0 22750 19375" draw:type="ooxml-non-primitive" draw:enhanced-path="M 67 0 L 0 34 0 101 0 674 34 741 168 741 202 674 202 438 303 606 370 640 404 640 438 606 640 404 673 573 741 741 808 775 875 741 909 707 909 640 842 404 842 270 842 135 842 68 808 34 741 34 673 68 404 371 168 34 101 0 Z N"/>
        </draw:custom-shape>
        <draw:custom-shape draw:name="Shape 1288" draw:style-name="Mgr4" draw:text-style-name="MP7" draw:layer="layout" svg:width="0.471cm" svg:height="0.44cm" svg:x="5.231cm" svg:y="1.429cm">
          <text:p/>
          <draw:enhanced-geometry draw:mirror-horizontal="false" draw:mirror-vertical="false" drawooo:sub-view-size="2559 2391" svg:viewBox="0 0 63975 59775" draw:type="ooxml-non-primitive" draw:enhanced-path="M 101 0 L 101 34 34 303 0 539 34 1078 68 1684 101 1987 169 2290 202 2323 270 2357 303 2323 337 2256 337 1953 303 1650 236 1078 236 640 202 202 438 236 1145 236 2222 169 2256 236 2357 236 2323 573 2323 876 2357 2054 1886 2054 1414 2088 707 2088 539 2121 438 2189 337 2256 438 2323 539 2357 775 2391 1280 2357 1818 2357 2121 2323 2391 2256 2424 2323 2492 2323 2559 2290 2559 2222 2525 1044 2525 539 2492 270 2458 34 2424 34 2391 68 2323 34 2222 0 2020 0 1616 34 909 34 539 68 202 101 202 34 169 0 Z N"/>
        </draw:custom-shape>
        <draw:custom-shape draw:name="Shape 1289" draw:style-name="Mgr4" draw:text-style-name="MP7" draw:layer="layout" svg:width="0.167cm" svg:height="0.13cm" svg:x="5.479cm" svg:y="0.578cm">
          <text:p/>
          <draw:enhanced-geometry draw:mirror-horizontal="false" draw:mirror-vertical="false" drawooo:sub-view-size="910 708" svg:viewBox="0 0 22750 17700" draw:type="ooxml-non-primitive" draw:enhanced-path="M 607 169 L 742 203 641 304 540 371 270 371 270 203 371 169 Z M 506 1 L 371 35 270 102 203 68 169 68 136 102 102 203 102 338 35 371 1 439 35 506 102 540 102 607 136 674 169 708 203 708 237 674 270 641 304 607 270 540 506 540 708 472 775 439 843 371 876 270 910 169 910 102 876 102 674 1 Z N"/>
        </draw:custom-shape>
        <draw:custom-shape draw:name="Shape 1290" draw:style-name="Mgr4" draw:text-style-name="MP7" draw:layer="layout" svg:width="0.043cm" svg:height="0.484cm" svg:x="5.343cm" svg:y="1.976cm">
          <text:p/>
          <draw:enhanced-geometry draw:mirror-horizontal="false" draw:mirror-vertical="false" drawooo:sub-view-size="236 2627" svg:viewBox="0 0 5900 65675" draw:type="ooxml-non-primitive" draw:enhanced-path="M 68 0 L 0 236 0 472 0 977 0 1785 0 2155 34 2559 68 2593 101 2626 169 2626 202 2559 202 2256 236 1953 202 1381 202 674 202 337 169 169 101 0 Z N"/>
        </draw:custom-shape>
        <draw:custom-shape draw:name="Shape 1291" draw:style-name="Mgr4" draw:text-style-name="MP7" draw:layer="layout" svg:width="0.08cm" svg:height="0.124cm" svg:x="6.101cm" svg:y="2.224cm">
          <text:p/>
          <draw:enhanced-geometry draw:mirror-horizontal="false" draw:mirror-vertical="false" drawooo:sub-view-size="439 675" svg:viewBox="0 0 10975 16875" draw:type="ooxml-non-primitive" draw:enhanced-path="M 270 1 L 203 68 135 136 34 237 1 371 34 405 34 439 135 439 169 506 304 641 371 674 438 641 438 607 438 540 337 439 236 338 405 169 438 136 438 68 405 1 Z N"/>
        </draw:custom-shape>
        <draw:custom-shape draw:name="Shape 1292" draw:style-name="Mgr4" draw:text-style-name="MP7" draw:layer="layout" svg:width="0.459cm" svg:height="0.496cm" svg:x="5.753cm" svg:y="1.392cm">
          <text:p/>
          <draw:enhanced-geometry draw:mirror-horizontal="false" draw:mirror-vertical="false" drawooo:sub-view-size="2492 2694" svg:viewBox="0 0 62300 67350" draw:type="ooxml-non-primitive" draw:enhanced-path="M 2290 202 L 2222 707 2222 1246 2256 1785 2290 2323 2323 2357 2290 2357 2054 2323 1818 2323 1347 2357 371 2357 270 1313 202 236 707 270 1246 270 2290 202 Z M 2323 0 L 1785 34 707 34 169 68 101 101 101 169 68 169 34 202 0 808 34 1414 101 2020 202 2626 236 2660 303 2694 404 2660 404 2559 404 2492 876 2593 1852 2593 2088 2559 2290 2492 2357 2458 2357 2391 2424 2391 2458 2357 2492 2323 2492 1785 2492 1246 2458 707 2391 169 2424 101 2424 68 2391 0 Z N"/>
        </draw:custom-shape>
        <draw:custom-shape draw:name="Shape 1293" draw:style-name="Mgr4" draw:text-style-name="MP7" draw:layer="layout" svg:width="2.198cm" svg:height="2.161cm" svg:x="22.016cm" svg:y="12.375cm">
          <text:p/>
          <draw:enhanced-geometry draw:mirror-horizontal="false" draw:mirror-vertical="false" drawooo:sub-view-size="11919 11717" svg:viewBox="0 0 297975 292925" draw:type="ooxml-non-primitive" draw:enhanced-path="M 270 6532 L 303 6734 371 6936 573 7273 808 7609 977 7744 1111 7845 1078 8148 1078 8451 1111 8721 1145 9024 1212 9158 943 8956 707 8687 505 8418 371 8115 270 7811 236 7508 202 7205 236 6869 270 6532 Z M 2593 1 L 2559 34 2222 607 1953 1179 1650 1785 1414 2391 943 3637 539 4849 236 5825 101 6364 0 6869 0 7374 0 7643 68 7879 135 8148 236 8384 371 8586 539 8822 909 9192 1347 9562 1818 9865 2323 10135 2828 10370 3367 10572 4411 10909 5050 11077 5690 11212 6970 11414 8249 11582 9528 11717 9596 11717 9629 11650 9596 11549 9528 11515 7576 11313 6566 11178 5555 11010 4579 10774 4074 10640 3603 10471 3131 10303 2660 10067 2222 9865 1818 9596 1549 9226 1448 9057 1347 8822 1313 8620 1313 8384 1280 8148 1246 7912 1313 7879 1347 7811 1313 7744 1280 7710 1044 7542 876 7340 707 7104 539 6869 472 6633 404 6431 404 5960 640 5185 909 4445 1313 3367 1751 2290 2189 1246 2593 169 2727 304 2896 405 3098 506 3266 573 3670 640 4074 708 4714 842 5353 1011 6599 1415 7879 1785 9192 2088 10505 2324 11818 2492 11885 2492 11919 2425 11885 2324 11818 2290 10572 2122 9326 1920 8114 1650 6902 1314 5825 977 4781 674 4242 539 3670 438 3165 304 2896 236 2626 102 2626 68 2626 34 2626 1 Z N"/>
        </draw:custom-shape>
        <draw:custom-shape draw:name="Shape 1294" draw:style-name="Mgr4" draw:text-style-name="MP7" draw:layer="layout" svg:width="0.477cm" svg:height="0.558cm" svg:x="5.361cm" svg:y="1.907cm">
          <text:p/>
          <draw:enhanced-geometry draw:mirror-horizontal="false" draw:mirror-vertical="false" drawooo:sub-view-size="2593 3031" svg:viewBox="0 0 64825 75775" draw:type="ooxml-non-primitive" draw:enhanced-path="M 2424 1 L 2391 34 2357 68 2054 68 1785 102 1212 203 909 203 606 135 303 135 169 169 34 236 0 270 0 304 68 338 303 371 539 405 1044 439 1381 439 1684 371 2020 304 2357 304 2323 809 2357 1314 2357 1954 2357 2290 2424 2627 2357 2593 1751 2661 1111 2728 606 2795 337 2863 101 2964 371 3031 606 2997 1111 2930 1751 2863 2357 2795 2424 2762 2458 2728 2458 2762 2525 2762 2559 2728 2593 2425 2593 2122 2593 1516 2559 775 2559 439 2492 68 2492 34 2424 1 Z N"/>
        </draw:custom-shape>
        <draw:custom-shape draw:name="Shape 1295" draw:style-name="Mgr4" draw:text-style-name="MP7" draw:layer="layout" svg:width="2.527cm" svg:height="0.608cm" svg:x="2.144cm" svg:y="1.988cm">
          <text:p/>
          <draw:enhanced-geometry draw:mirror-horizontal="false" draw:mirror-vertical="false" drawooo:sub-view-size="13704 3300" svg:viewBox="0 0 342600 82500" draw:type="ooxml-non-primitive" draw:enhanced-path="M 13366 337 L 13366 674 13366 1011 13434 2593 13400 2559 13030 2492 12659 2458 11986 2458 11279 2526 10572 2627 9697 2728 8855 2795 7171 2862 5488 2896 3805 2930 2088 2963 1246 2997 438 3064 404 2761 371 2425 270 1751 202 1145 135 842 68 573 1751 573 3434 539 6801 438 13366 337 Z M 13467 1 L 13400 68 6801 236 3434 270 1751 304 68 371 34 405 0 438 0 506 0 842 0 1145 68 1751 135 2526 169 2896 270 3266 303 3300 337 3300 404 3266 404 3233 1212 3266 2054 3266 3670 3233 6936 3098 8518 3031 9326 2997 10101 2930 10909 2829 11717 2728 12525 2728 12929 2761 13333 2795 13434 2795 13467 2694 13535 2728 13602 2728 13669 2660 13703 2593 13636 1179 13636 741 13636 539 13602 304 13636 270 13669 169 13602 102 13535 68 13501 68 13467 1 Z N"/>
        </draw:custom-shape>
        <draw:custom-shape draw:name="Shape 1296" draw:style-name="Mgr4" draw:text-style-name="MP7" draw:layer="layout" svg:width="0.13cm" svg:height="0.117cm" svg:x="5.386cm" svg:y="1.516cm">
          <text:p/>
          <draw:enhanced-geometry draw:mirror-horizontal="false" draw:mirror-vertical="false" drawooo:sub-view-size="708 641" svg:viewBox="0 0 17700 16025" draw:type="ooxml-non-primitive" draw:enhanced-path="M 68 1 L 1 34 1 68 35 102 169 203 371 270 102 472 68 539 102 607 169 640 237 640 439 472 641 304 674 270 708 203 674 169 607 135 338 34 203 1 Z N"/>
        </draw:custom-shape>
        <draw:custom-shape draw:name="Shape 1297" draw:style-name="Mgr4" draw:text-style-name="MP7" draw:layer="layout" svg:width="0.515cm" svg:height="0.484cm" svg:x="0cm" svg:y="1.628cm">
          <text:p/>
          <draw:enhanced-geometry draw:mirror-horizontal="false" draw:mirror-vertical="false" drawooo:sub-view-size="2796 2627" svg:viewBox="0 0 69900 65675" draw:type="ooxml-non-primitive" draw:enhanced-path="M 2627 1 L 2593 34 2560 68 2492 236 1819 169 1145 135 573 135 1 169 1 371 1684 371 2458 405 2425 876 2458 1347 2526 2257 1953 2324 1179 2358 472 2391 169 2358 1 2324 1 2492 640 2593 1314 2627 1987 2560 2627 2459 2728 2459 2795 2391 2795 2324 2728 1718 2694 1112 2728 573 2728 337 2694 68 2661 34 2627 1 Z N"/>
        </draw:custom-shape>
        <draw:custom-shape draw:name="Shape 1298" draw:style-name="Mgr4" draw:text-style-name="MP7" draw:layer="layout" svg:width="0.447cm" svg:height="0.074cm" svg:x="0.969cm" svg:y="0cm">
          <text:p/>
          <draw:enhanced-geometry draw:mirror-horizontal="false" draw:mirror-vertical="false" drawooo:sub-view-size="2426 405" svg:viewBox="0 0 60650 10125" draw:type="ooxml-non-primitive" draw:enhanced-path="M 2189 1 L 2223 169 1684 169 1112 203 540 169 270 169 1 236 237 304 472 337 977 371 1651 405 1954 371 2290 270 2358 270 2391 236 2425 203 2391 1 Z N"/>
        </draw:custom-shape>
        <draw:custom-shape draw:name="Shape 1299" draw:style-name="Mgr4" draw:text-style-name="MP7" draw:layer="layout" svg:width="0.397cm" svg:height="0.515cm" svg:x="0cm" svg:y="2.144cm">
          <text:p/>
          <draw:enhanced-geometry draw:mirror-horizontal="false" draw:mirror-vertical="false" drawooo:sub-view-size="2156 2795" svg:viewBox="0 0 53900 69875" draw:type="ooxml-non-primitive" draw:enhanced-path="M 1583 0 L 1179 34 607 68 304 68 1 101 1 270 741 270 1785 202 1819 236 1886 236 1886 270 1920 236 1886 573 1886 909 1920 1684 1953 2458 1482 2458 1011 2492 506 2492 236 2525 102 2559 1 2593 1 2727 102 2761 203 2795 438 2795 876 2761 1415 2761 1718 2727 1987 2694 2021 2727 2088 2727 2155 2694 2155 2626 2088 1078 2088 539 2088 303 2021 68 2021 34 1987 68 1987 101 1953 68 1886 34 1785 0 Z N"/>
        </draw:custom-shape>
        <draw:custom-shape draw:name="Shape 1300" draw:style-name="Mgr4" draw:text-style-name="MP7" draw:layer="layout" svg:width="0.459cm" svg:height="0.496cm" svg:x="0.572cm" svg:y="1.603cm">
          <text:p/>
          <draw:enhanced-geometry draw:mirror-horizontal="false" draw:mirror-vertical="false" drawooo:sub-view-size="2492 2694" svg:viewBox="0 0 62300 67350" draw:type="ooxml-non-primitive" draw:enhanced-path="M 2290 202 L 2222 707 2189 1246 2222 1784 2290 2323 1818 2323 1347 2357 371 2357 270 1279 169 236 707 269 1246 269 2290 202 Z M 1751 0 L 1212 34 674 34 135 67 101 101 68 135 34 168 34 202 0 808 0 1414 68 2020 169 2626 236 2660 303 2694 371 2660 404 2559 371 2492 842 2559 1347 2593 1818 2593 2054 2559 2290 2492 2323 2458 2323 2391 2424 2391 2458 2357 2458 2290 2492 1784 2458 1246 2424 707 2357 168 2391 101 2391 67 2357 0 Z N"/>
        </draw:custom-shape>
        <draw:custom-shape draw:name="Shape 1301" draw:style-name="Mgr4" draw:text-style-name="MP7" draw:layer="layout" svg:width="0.049cm" svg:height="0.428cm" svg:x="5.871cm" svg:y="0.92cm">
          <text:p/>
          <draw:enhanced-geometry draw:mirror-horizontal="false" draw:mirror-vertical="false" drawooo:sub-view-size="270 2324" svg:viewBox="0 0 6750 58100" draw:type="ooxml-non-primitive" draw:enhanced-path="M 67 1 L 34 34 34 304 34 539 34 1078 0 1684 0 1987 34 2256 67 2324 168 2324 202 2290 236 1987 269 1684 236 1078 236 539 202 270 135 34 135 1 Z N"/>
        </draw:custom-shape>
        <draw:custom-shape draw:name="Shape 1302" draw:style-name="Mgr4" draw:text-style-name="MP7" draw:layer="layout" svg:width="0.136cm" svg:height="0.192cm" svg:x="1.995cm" svg:y="1.205cm">
          <text:p/>
          <draw:enhanced-geometry draw:mirror-horizontal="false" draw:mirror-vertical="false" drawooo:sub-view-size="741 1045" svg:viewBox="0 0 18525 26125" draw:type="ooxml-non-primitive" draw:enhanced-path="M 438 270 L 539 303 573 371 606 438 606 606 539 674 505 741 337 842 303 842 270 472 303 270 337 303 438 270 Z M 270 0 L 270 34 202 101 135 202 101 404 101 640 135 876 34 876 0 909 0 943 0 1010 34 1010 135 1044 236 1044 337 1010 438 977 606 808 741 640 741 539 741 438 707 337 674 236 606 169 303 169 303 34 270 0 Z N"/>
        </draw:custom-shape>
        <draw:custom-shape draw:name="Shape 1303" draw:style-name="Mgr4" draw:text-style-name="MP7" draw:layer="layout" svg:width="0.465cm" svg:height="0.509cm" svg:x="0.963cm" svg:y="2.1cm">
          <text:p/>
          <draw:enhanced-geometry draw:mirror-horizontal="false" draw:mirror-vertical="false" drawooo:sub-view-size="2526 2762" svg:viewBox="0 0 63150 69050" draw:type="ooxml-non-primitive" draw:enhanced-path="M 2256 236 L 2256 640 2290 1078 2290 1785 2323 2492 1448 2492 909 2526 640 2559 371 2593 337 1886 236 1145 202 708 135 270 1179 270 2256 236 Z M 2222 1 L 1179 34 640 34 135 68 68 135 34 203 0 438 0 674 34 1145 101 1920 135 2357 236 2694 236 2728 270 2761 337 2728 371 2728 606 2761 842 2761 1313 2728 2088 2728 2357 2694 2492 2694 2492 2660 2525 2324 2525 1953 2492 1246 2458 640 2424 337 2357 68 2323 34 2290 1 Z N"/>
        </draw:custom-shape>
        <draw:custom-shape draw:name="Shape 1304" draw:style-name="Mgr4" draw:text-style-name="MP7" draw:layer="layout" svg:width="0.459cm" svg:height="0.484cm" svg:x="1.833cm" svg:y="1.05cm">
          <text:p/>
          <draw:enhanced-geometry draw:mirror-horizontal="false" draw:mirror-vertical="false" drawooo:sub-view-size="2493 2627" svg:viewBox="0 0 62325 65675" draw:type="ooxml-non-primitive" draw:enhanced-path="M 2223 135 L 2257 1213 2223 2290 1752 2324 1247 2357 775 2357 539 2391 337 2425 304 2425 304 2391 337 1886 304 1347 236 809 135 270 1213 270 1718 236 2223 135 Z M 1718 1 L 1179 34 640 68 102 68 34 102 1 135 1 203 34 270 34 775 34 1347 68 1886 135 2391 169 2458 203 2458 236 2492 270 2458 270 2526 337 2559 539 2593 775 2627 1280 2593 1752 2526 2223 2425 2223 2492 2257 2559 2324 2593 2391 2593 2425 2526 2492 1920 2492 1314 2492 708 2391 102 2391 68 2324 68 2324 1 Z N"/>
        </draw:custom-shape>
        <draw:custom-shape draw:name="Shape 1305" draw:style-name="Mgr4" draw:text-style-name="MP7" draw:layer="layout" svg:width="0.061cm" svg:height="0.428cm" svg:x="2.131cm" svg:y="1.572cm">
          <text:p/>
          <draw:enhanced-geometry draw:mirror-horizontal="false" draw:mirror-vertical="false" drawooo:sub-view-size="338 2324" svg:viewBox="0 0 8450 58100" draw:type="ooxml-non-primitive" draw:enhanced-path="M 68 1 L 35 34 1 304 1 573 35 1078 68 1684 102 1987 169 2290 203 2324 304 2324 304 2257 338 1987 304 1684 237 1078 203 539 169 304 136 34 136 1 Z N"/>
        </draw:custom-shape>
        <draw:custom-shape draw:name="Shape 1306" draw:style-name="Mgr4" draw:text-style-name="MP7" draw:layer="layout" svg:width="0.136cm" svg:height="0.161cm" svg:x="1.268cm" svg:y="1.74cm">
          <text:p/>
          <draw:enhanced-geometry draw:mirror-horizontal="false" draw:mirror-vertical="false" drawooo:sub-view-size="741 877" svg:viewBox="0 0 18525 21925" draw:type="ooxml-non-primitive" draw:enhanced-path="M 101 1 L 34 34 0 68 0 102 34 169 135 203 337 270 168 472 34 708 0 775 34 842 101 876 168 876 505 775 673 741 707 708 741 640 741 573 673 539 640 539 505 573 370 607 640 236 673 169 640 135 606 102 539 68 236 34 101 1 Z N"/>
        </draw:custom-shape>
        <draw:custom-shape draw:name="Shape 1307" draw:style-name="Mgr4" draw:text-style-name="MP7" draw:layer="layout" svg:width="0.465cm" svg:height="0.44cm" svg:x="1.087cm" svg:y="1.591cm">
          <text:p/>
          <draw:enhanced-geometry draw:mirror-horizontal="false" draw:mirror-vertical="false" drawooo:sub-view-size="2526 2392" svg:viewBox="0 0 63150 59800" draw:type="ooxml-non-primitive" draw:enhanced-path="M 2256 236 L 2256 674 2290 1112 2290 1617 2324 2122 1448 2122 910 2156 640 2156 371 2223 304 1684 236 1145 203 708 169 270 169 270 674 304 1213 270 2256 236 Z M 2256 1 L 1179 34 674 68 135 102 68 135 34 203 1 438 1 674 34 1179 102 1751 135 2055 203 2324 236 2358 371 2358 573 2391 842 2391 1314 2358 2088 2358 2357 2324 2458 2324 2492 2290 2526 2021 2526 1785 2492 1246 2458 674 2425 371 2357 68 2324 34 2290 34 2256 1 Z N"/>
        </draw:custom-shape>
        <draw:custom-shape draw:name="Shape 1308" draw:style-name="Mgr4" draw:text-style-name="MP7" draw:layer="layout" svg:width="0.477cm" svg:height="0.446cm" svg:x="4.2cm" svg:y="1.46cm">
          <text:p/>
          <draw:enhanced-geometry draw:mirror-horizontal="false" draw:mirror-vertical="false" drawooo:sub-view-size="2593 2425" svg:viewBox="0 0 64825 60625" draw:type="ooxml-non-primitive" draw:enhanced-path="M 2391 1 L 2357 34 2323 135 1751 102 1179 68 674 34 404 68 303 135 202 169 202 203 371 270 573 304 1684 304 2323 337 2323 708 2323 1078 2323 1583 2357 1852 2387 2088 2387 2088 1347 2122 808 2155 539 2189 303 2256 270 1751 236 1246 270 708 236 438 202 304 169 203 68 337 34 506 0 876 34 1583 34 1819 34 2088 68 2189 101 2290 169 2391 270 2425 303 2425 337 2391 337 2357 573 2391 842 2425 1347 2391 2391 2324 2458 2290 2492 2324 2525 2324 2559 2290 2593 2021 2559 1785 2525 1246 2525 640 2492 337 2458 34 2424 1 Z N"/>
        </draw:custom-shape>
        <draw:custom-shape draw:name="Shape 1309" draw:style-name="Mgr4" draw:text-style-name="MP7" draw:layer="layout" svg:width="2.186cm" svg:height="3.335cm" svg:x="23.258cm" svg:y="7.896cm">
          <text:p/>
          <draw:enhanced-geometry draw:mirror-horizontal="false" draw:mirror-vertical="false" drawooo:sub-view-size="11852 18081" svg:viewBox="0 0 296300 452025" draw:type="ooxml-non-primitive" draw:enhanced-path="M 8721 1 L 6431 506 4142 1045 1886 1651 977 1886 742 1954 540 2055 338 2156 169 2290 169 2324 136 2257 68 2223 1 2223 1 2290 35 2762 136 3233 371 4176 641 5118 876 6061 1785 10068 2223 12054 2728 14040 3267 16027 3536 17037 3873 17980 3940 18081 4007 18081 4075 18047 4142 17980 4681 17879 5253 17710 6330 17374 7576 17003 8856 16667 10337 16296 11111 16128 11852 15892 11852 15656 11044 15892 10202 16094 8519 16532 6263 17172 5152 17475 4613 17643 4108 17879 3536 15926 2997 13939 2526 11987 2055 9967 1146 5960 742 4108 506 3199 338 2762 182 2358 405 2358 641 2324 1078 2223 1954 1920 4209 1314 6465 775 8755 304 8889 977 9024 1651 9394 3031 10303 6330 11280 9664 11549 10674 11852 11717 11852 10640 11583 9832 10640 6532 9798 3469 9394 1785 9159 944 8923 136 8889 102 8822 35 8788 1 Z N"/>
        </draw:custom-shape>
        <draw:custom-shape draw:name="Shape 1310" draw:style-name="Mgr4" draw:text-style-name="MP7" draw:layer="layout" svg:width="9.348cm" svg:height="2.813cm" svg:x="14.859cm" svg:y="0cm">
          <text:p/>
          <draw:enhanced-geometry draw:mirror-horizontal="false" draw:mirror-vertical="false" drawooo:sub-view-size="50672 15253" svg:viewBox="0 0 1266800 381325" draw:type="ooxml-non-primitive" draw:enhanced-path="M 22592 5219 L 22558 5859 22154 5893 22188 5825 22188 5758 22154 5623 22121 5421 22087 5253 22558 5219 Z M 21919 5253 L 21919 5590 21952 5758 21952 5859 21986 5926 21750 5960 21717 5792 21649 5623 21616 5455 21515 5287 21919 5253 Z M 21447 5287 L 21447 5455 21481 5623 21515 5792 21548 5960 21313 5994 21313 5859 21279 5724 21178 5287 Z M 21111 5287 L 21144 5691 21178 5859 21212 5994 20909 6027 20909 5960 20909 5859 20841 5724 20774 5320 21111 5287 Z M 20673 5320 L 20673 5724 20673 5893 20707 5994 20740 6061 20471 6061 20471 5926 20437 5758 20404 5522 20370 5320 Z M 20201 5320 L 20201 5522 20235 5691 20269 5893 20269 5994 20302 6095 20033 6128 19999 5893 19966 5623 19898 5354 20201 5320 Z M 19730 5354 L 19764 5623 19764 5859 19797 5994 19831 6162 19528 6196 19494 5994 19461 5825 19427 5590 19360 5388 19730 5354 Z M 22592 6095 L 22626 7071 22693 7778 22121 7778 21582 7845 20505 8014 19427 8115 18888 8182 18350 8317 18249 7441 18181 7037 18114 6633 18653 6600 19225 6532 20336 6398 21481 6229 22592 6095 Z M 22693 7946 L 22760 8283 22828 8653 22356 8721 22289 8485 22222 8047 22693 7946 Z M 22121 8047 L 22121 8249 22121 8451 22154 8721 21784 8788 21750 8586 21717 8418 21683 8249 21616 8115 22121 8047 Z M 21481 8115 L 21481 8283 21515 8418 21548 8620 21582 8788 21313 8822 21245 8350 21178 8148 21481 8115 Z M 20976 8182 L 21010 8384 21077 8855 20774 8889 20774 8721 20740 8552 20707 8384 20639 8216 20976 8182 Z M 20505 8216 L 20505 8418 20538 8586 20538 8754 20606 8923 20336 8956 20336 8889 20336 8788 20302 8653 20235 8249 20505 8216 Z M 20134 8283 L 20100 8451 20100 8620 20134 8822 20168 8889 20235 8956 19865 8990 19831 8788 19764 8552 19730 8350 20134 8283 Z M 19629 8350 L 19595 8552 19595 8754 19629 9024 19292 9024 19326 8956 19326 8889 19292 8754 19259 8586 19191 8418 19629 8350 Z M 809 8855 L 842 9024 842 9226 640 9259 438 9327 337 9091 203 8855 405 8855 607 8889 708 8889 809 8855 Z M 876 8586 L 1078 8620 1448 8620 1482 8855 1516 9091 1516 9293 1213 9360 1044 9360 1044 9259 1044 9226 1011 9024 977 8788 876 8586 Z M 19191 5388 L 19191 5590 19225 5825 19259 6027 19326 6229 18686 6330 18047 6465 18013 6465 17979 6499 17946 6532 17946 6566 17979 6600 17979 7105 18013 7576 18181 8552 18215 8586 18249 8620 18316 8620 18383 8586 18383 8485 18383 8418 18754 8451 19124 8418 19124 8552 19124 8721 19124 8889 19158 8990 19191 9057 18855 9091 18552 9158 18249 9226 17979 9360 17946 9327 17744 8182 17676 7576 17643 7004 17643 6667 17643 6297 17643 5893 17575 5556 18215 5489 18821 5421 18821 5590 18821 6128 18821 6196 18888 6229 18922 6263 18989 6229 19023 6196 19023 6128 19023 5792 18989 5421 19191 5388 Z M 3401 7441 L 3367 7744 3334 8047 3300 8687 3334 9360 3401 10000 2862 9865 2627 9764 2391 9663 2189 9529 1953 9394 1785 9360 1785 9327 1751 9293 1718 9091 1718 8923 1684 8586 1785 8586 1852 8552 1852 8485 1819 8451 1785 8418 1617 8451 1852 8317 2054 8216 2458 7946 3401 7441 Z M 4176 6970 L 4176 7845 4209 8721 4209 9394 4243 9731 4277 10067 4176 9966 4142 9798 4108 9630 4108 9428 4108 8721 4075 8014 4041 7307 4075 7307 4108 7273 4075 7239 4041 7172 4007 6970 Z M 3637 7307 L 3872 7340 3839 8014 3872 8721 3974 10135 3805 10168 3771 10168 3771 10101 3738 10067 3704 10034 3637 10034 3603 9360 3569 8687 3569 8014 3536 7374 3569 7340 3603 7307 Z M 17340 5556 L 17340 6532 17373 7475 17508 8418 17676 9360 16027 9596 14377 9764 12727 9899 11077 10000 7610 10236 6869 10236 6095 10269 5320 10303 4916 10370 4546 10438 4546 10404 4546 10303 4580 10236 4546 10168 4479 9360 4445 8552 4411 7744 4344 6936 4378 6936 4411 6903 4411 6869 4411 6802 5152 6734 5859 6667 7307 6465 9024 6229 10741 6061 12391 5893 14040 5758 15690 5657 17340 5556 Z M 10606 1 L 10471 674 10370 1347 10202 2661 10067 3671 9933 4647 9798 5287 9731 5623 9697 5960 8350 6095 7004 6229 5657 6431 4984 6566 4344 6701 4310 6667 4310 6633 4243 6600 4209 6633 4209 6667 4209 6734 4142 6734 4108 6768 4108 6802 4007 6835 3940 6903 3906 6936 3940 6970 3906 7138 3502 7138 3435 7172 3435 7206 2357 7778 1920 8047 1718 8216 1549 8418 1482 8451 1280 8485 1078 8485 977 8519 876 8552 842 8519 809 8519 809 8721 472 8721 270 8687 68 8721 68 8687 34 8721 1 8721 1 8754 34 8788 68 8956 135 9158 304 9495 371 9529 405 9529 640 9461 876 9394 910 9428 876 9461 943 9529 1011 9562 1246 9596 1448 9562 1650 9495 1718 9495 2122 9731 2559 9933 2997 10101 3435 10202 3468 10370 3502 10438 3603 10438 3637 10370 3738 10404 3872 10404 4075 10370 4310 10337 4344 10438 4378 10471 4378 10505 4411 10539 4782 10572 5186 10606 5994 10572 7610 10438 11077 10202 12828 10101 14545 9966 14579 9966 14949 10135 15387 10303 15791 10438 16229 10539 17104 10707 18013 10808 18922 10876 19831 10943 20707 11010 21582 11078 22626 11212 23636 11347 25689 11684 27743 12054 29797 12391 29427 14882 29460 14949 29460 14983 29528 15017 29629 14983 29629 14949 29662 14916 29797 14815 29932 14680 30066 14545 30201 14444 30268 14613 30369 14747 30470 14882 30605 15017 30571 15151 30571 15219 30605 15252 30740 15252 30773 15219 30807 15151 30807 14949 31076 12492 31682 12593 32288 12694 33467 12795 34241 12896 34611 12963 34982 13064 35251 13131 35520 13165 35756 13199 36025 13165 36665 13165 36968 13232 37238 13300 37844 13434 38147 13502 38450 13502 39190 13569 39965 13670 41446 13872 44274 14377 45520 14646 46160 14714 46799 14747 47069 14714 47338 14646 47540 14579 47742 14444 47910 14310 48079 14141 48213 13939 48314 13737 48382 13535 48449 13300 48550 12828 48584 12323 48584 11852 48752 11111 48887 10404 49122 8956 49695 5522 50671 1 50402 1 49425 5455 48853 8855 48651 10269 48550 10977 48483 11684 48415 11684 48382 11785 48382 12492 48348 12828 48281 13199 48180 13502 48011 13805 47776 14074 47641 14209 47473 14310 47338 14377 47203 14444 46867 14512 46530 14512 46160 14478 45486 14377 44847 14242 42288 13771 39729 13367 39224 13300 38685 13266 38180 13232 37911 13199 37642 13098 37406 13030 37170 12997 36665 12963 36160 12963 35655 12997 35487 12997 35352 12963 35015 12862 34712 12761 34409 12694 33938 12626 33467 12559 32288 12424 31682 12391 31110 12357 31211 11482 31783 11650 32389 11785 33601 12020 36025 12424 38483 12828 40941 13165 43533 13502 44644 13603 45217 13636 45486 13636 45789 13603 46193 13502 46530 13333 46833 13131 47069 12896 47271 12593 47405 12256 47473 11886 47506 11448 47473 11414 47708 10707 47843 10000 48112 8552 48382 6970 48617 5388 48954 2694 49257 1 48988 1 48685 2795 48314 5590 48079 7172 47843 8721 47574 10034 47473 10707 47405 11381 47338 11381 47304 11448 47304 11785 47237 12088 47170 12357 47035 12593 46900 12828 46698 12997 46429 13165 46126 13300 45890 13367 45621 13434 45116 13434 44577 13401 44072 13333 41749 13064 39426 12761 37339 12458 35285 12121 34275 11919 33265 11717 32221 11515 31211 11347 31480 9192 31750 7037 32322 3132 32457 2357 32591 1583 32726 775 32827 1 32625 1 32457 809 32322 1650 32086 3334 31783 5287 31514 7273 31043 10977 30639 14680 30504 14478 30403 14242 30336 14175 30235 14175 30134 14209 30033 14276 29831 14444 29696 14613 29999 12424 30066 12391 30066 12323 30066 12256 30033 12222 30740 7206 31009 5421 31312 3603 31581 1819 31682 910 31783 1 31615 1 31413 876 31278 1785 31009 3570 30773 5354 30538 7138 29965 11145 29427 11111 30033 5421 30201 4075 30369 2728 30571 1347 30706 1 30470 1 30268 1280 30100 2593 29965 3873 29831 5152 29494 8115 29157 11111 27709 11010 26228 10909 25487 10808 24780 10741 24040 10606 23333 10438 21750 10101 20942 9933 20134 9798 19562 9731 19259 9697 18989 9596 18754 9529 18518 9495 18282 9495 18047 9562 18013 9596 17979 9663 18013 9697 18417 9697 18754 9731 18922 9832 19023 9865 19124 9899 19966 10034 20841 10135 21616 10303 22424 10471 23972 10842 24612 10977 25252 11078 26531 11212 27844 11280 29124 11347 29124 11482 29124 11549 29157 11583 29225 11616 29326 11583 29359 11549 29359 11482 29393 11381 29932 11414 29797 12189 27945 11818 26093 11515 24242 11246 22356 10977 21414 10876 20471 10775 18585 10606 17643 10505 16734 10337 15825 10168 14916 9933 16330 9764 17744 9562 17777 9596 17845 9630 17912 9596 17946 9529 17979 9529 18013 9495 18047 9461 18282 9428 18552 9394 19023 9327 20505 9158 22289 8956 22323 8956 22356 8923 23030 8855 23097 8822 23097 8754 23097 8721 23063 8653 22962 8216 22895 7744 22828 6835 22794 5893 22760 5421 22659 4984 22659 4950 22626 4950 22592 4984 22592 5017 22558 5017 19764 5152 19191 5152 18653 5186 18080 5287 17811 5354 17542 5455 17542 5421 17508 5388 17474 5388 17441 5354 17373 5354 14040 5556 12391 5691 10741 5859 9865 5926 10000 5657 10067 5320 10168 4714 10303 3940 10404 3166 10505 2391 10640 1583 10774 809 10909 1 Z N"/>
        </draw:custom-shape>
        <draw:custom-shape draw:name="Shape 1311" draw:style-name="Mgr4" draw:text-style-name="MP7" draw:layer="layout" svg:width="0.241cm" svg:height="0.173cm" svg:x="24.227cm" svg:y="11.275cm">
          <text:p/>
          <draw:enhanced-geometry draw:mirror-horizontal="false" draw:mirror-vertical="false" drawooo:sub-view-size="1314 943" svg:viewBox="0 0 32850 23575" draw:type="ooxml-non-primitive" draw:enhanced-path="M 943 0 L 471 169 236 236 168 270 101 270 101 236 34 236 34 270 0 270 34 337 67 404 101 404 168 438 269 438 572 404 875 303 909 472 976 606 875 606 808 674 640 741 572 775 539 775 572 741 707 674 842 573 842 539 842 505 808 472 741 438 572 539 370 640 269 741 236 775 269 842 303 876 337 876 438 808 438 876 471 909 539 943 707 909 875 808 976 741 1044 674 1111 741 1212 741 1279 707 1313 640 1279 573 1246 505 1145 303 1111 135 1111 68 1077 0 Z N"/>
        </draw:custom-shape>
        <draw:custom-shape draw:name="Shape 1312" draw:style-name="Mgr4" draw:text-style-name="MP7" draw:layer="layout" svg:width="0.13cm" svg:height="0.13cm" svg:x="23.302cm" svg:y="7.921cm">
          <text:p/>
          <draw:enhanced-geometry draw:mirror-horizontal="false" draw:mirror-vertical="false" drawooo:sub-view-size="708 708" svg:viewBox="0 0 17700 17700" draw:type="ooxml-non-primitive" draw:enhanced-path="M 438 203 L 506 236 539 304 539 405 506 472 438 539 270 539 203 506 169 405 236 304 270 270 337 236 371 203 Z M 337 1 L 270 34 203 68 135 135 102 203 102 236 34 337 1 438 34 539 68 607 135 674 203 708 371 708 506 674 607 640 640 573 708 438 708 270 674 169 640 102 573 68 506 34 337 1 Z N"/>
        </draw:custom-shape>
        <draw:custom-shape draw:name="Shape 1313" draw:style-name="Mgr4" draw:text-style-name="MP7" draw:layer="layout" svg:width="0.061cm" svg:height="0.111cm" svg:x="24.215cm" svg:y="11.356cm">
          <text:p/>
          <draw:enhanced-geometry draw:mirror-horizontal="false" draw:mirror-vertical="false" drawooo:sub-view-size="338 607" svg:viewBox="0 0 8450 15175" draw:type="ooxml-non-primitive" draw:enhanced-path="M 34 1 L 1 35 1 270 1 472 34 540 102 607 304 607 337 540 337 472 270 405 236 405 203 169 135 102 68 1 Z N"/>
        </draw:custom-shape>
        <draw:custom-shape draw:name="Shape 1314" draw:style-name="Mgr4" draw:text-style-name="MP7" draw:layer="layout" svg:width="0.434cm" svg:height="0.067cm" svg:x="22.562cm" svg:y="0.603cm">
          <text:p/>
          <draw:enhanced-geometry draw:mirror-horizontal="false" draw:mirror-vertical="false" drawooo:sub-view-size="2357 371" svg:viewBox="0 0 58925 9275" draw:type="ooxml-non-primitive" draw:enhanced-path="M 1448 1 L 741 34 370 68 34 135 0 169 34 169 303 203 606 203 1178 169 1448 169 1717 203 1986 236 2256 371 2323 371 2357 337 2357 304 2357 236 2256 169 2155 102 1919 34 1683 1 Z N"/>
        </draw:custom-shape>
        <draw:custom-shape draw:name="Shape 1315" draw:style-name="Mgr4" draw:text-style-name="MP7" draw:layer="layout" svg:width="0.788cm" svg:height="0.266cm" svg:x="21.438cm" svg:y="1.342cm">
          <text:p/>
          <draw:enhanced-geometry draw:mirror-horizontal="false" draw:mirror-vertical="false" drawooo:sub-view-size="4276 1448" svg:viewBox="0 0 106900 36200" draw:type="ooxml-non-primitive" draw:enhanced-path="M 4108 0 L 3872 67 3502 168 3131 303 2424 539 1212 943 606 1145 34 1380 0 1414 0 1448 34 1448 606 1347 1145 1178 2222 842 3266 539 3805 337 4040 236 4242 101 4276 67 4242 34 4175 0 Z N"/>
        </draw:custom-shape>
        <draw:custom-shape draw:name="Shape 1316" draw:style-name="Mgr4" draw:text-style-name="MP7" draw:layer="layout" svg:width="0.391cm" svg:height="0.148cm" svg:x="23.78cm" svg:y="7.747cm">
          <text:p/>
          <draw:enhanced-geometry draw:mirror-horizontal="false" draw:mirror-vertical="false" drawooo:sub-view-size="2123 809" svg:viewBox="0 0 53075 20225" draw:type="ooxml-non-primitive" draw:enhanced-path="M 1920 1 L 1853 34 1617 102 1381 169 944 270 472 371 270 472 35 573 1 674 1 741 68 809 136 809 1112 640 1583 506 2021 337 2088 304 2122 236 2122 169 2088 102 2055 68 1987 34 1920 1 Z N"/>
        </draw:custom-shape>
        <draw:custom-shape draw:name="Shape 1317" draw:style-name="Mgr4" draw:text-style-name="MP7" draw:layer="layout" svg:width="0.477cm" svg:height="0.31cm" svg:x="5.92cm" svg:y="2.119cm">
          <text:p/>
          <draw:enhanced-geometry draw:mirror-horizontal="false" draw:mirror-vertical="false" drawooo:sub-view-size="2593 1684" svg:viewBox="0 0 64825 42100" draw:type="ooxml-non-primitive" draw:enhanced-path="M 2222 304 L 2290 910 2357 1381 2121 1347 1886 1347 1414 1381 808 1381 539 1415 270 1482 236 876 202 573 202 438 169 304 404 371 674 405 1684 405 1953 371 2222 304 Z M 2256 1 L 2222 34 2222 68 2222 169 1785 169 1347 203 438 203 135 236 101 236 68 270 34 371 0 506 34 775 34 1549 68 1617 135 1650 202 1617 236 1583 505 1617 741 1617 1246 1583 1818 1583 2121 1549 2391 1482 2458 1684 2525 1684 2559 1650 2593 1482 2559 1280 2492 910 2391 270 2424 236 2424 203 2391 169 2357 169 2323 34 2290 1 Z N"/>
        </draw:custom-shape>
        <draw:custom-shape draw:name="Shape 1318" draw:style-name="Mgr4" draw:text-style-name="MP7" draw:layer="layout" svg:width="0.54cm" svg:height="0.186cm" svg:x="21.438cm" svg:y="1.603cm">
          <text:p/>
          <draw:enhanced-geometry draw:mirror-horizontal="false" draw:mirror-vertical="false" drawooo:sub-view-size="2930 1011" svg:viewBox="0 0 73250 25275" draw:type="ooxml-non-primitive" draw:enhanced-path="M 2862 0 L 2492 67 2121 168 1414 404 707 640 337 774 34 976 0 1010 34 1010 404 943 774 842 1448 572 2189 370 2559 269 2896 135 2896 101 2929 67 2896 34 2862 0 Z N"/>
        </draw:custom-shape>
        <draw:custom-shape draw:name="Shape 1319" draw:style-name="Mgr4" draw:text-style-name="MP7" draw:layer="layout" svg:width="0.689cm" svg:height="0.161cm" svg:x="21.401cm" svg:y="1.249cm">
          <text:p/>
          <draw:enhanced-geometry draw:mirror-horizontal="false" draw:mirror-vertical="false" drawooo:sub-view-size="3738 876" svg:viewBox="0 0 93450 21900" draw:type="ooxml-non-primitive" draw:enhanced-path="M 3266 0 L 3098 34 2795 168 2492 269 1886 471 1280 572 34 741 0 774 34 808 269 842 505 875 976 875 1414 774 1886 640 2761 337 3232 236 3704 202 3737 168 3737 135 3704 101 3569 34 3401 0 Z N"/>
        </draw:custom-shape>
        <draw:custom-shape draw:name="Shape 1320" draw:style-name="Mgr4" draw:text-style-name="MP7" draw:layer="layout" svg:width="0.565cm" svg:height="0.297cm" svg:x="24.643cm" svg:y="11.083cm">
          <text:p/>
          <draw:enhanced-geometry draw:mirror-horizontal="false" draw:mirror-vertical="false" drawooo:sub-view-size="3065 1617" svg:viewBox="0 0 76625 40425" draw:type="ooxml-non-primitive" draw:enhanced-path="M 2896 1 L 1482 371 68 809 1 842 1 910 35 977 102 977 775 842 1449 674 2762 304 2762 405 2762 506 2728 607 2694 708 2526 842 2290 977 2021 1078 1785 1145 1348 1246 573 1381 439 1347 338 1280 237 1213 136 1145 102 1179 136 1280 169 1381 304 1583 371 1617 439 1617 1550 1448 2088 1314 2358 1213 2627 1112 2728 1044 2795 943 2930 741 2997 472 2997 337 2964 236 3031 203 3065 169 3065 68 2997 1 Z N"/>
        </draw:custom-shape>
        <draw:custom-shape draw:name="Shape 1321" draw:style-name="Mgr4" draw:text-style-name="MP7" draw:layer="layout" svg:width="0.198cm" svg:height="1.074cm" svg:x="16.916cm" svg:y="0cm">
          <text:p/>
          <draw:enhanced-geometry draw:mirror-horizontal="false" draw:mirror-vertical="false" drawooo:sub-view-size="1079 5826" svg:viewBox="0 0 26975 145650" draw:type="ooxml-non-primitive" draw:enhanced-path="M 842 1 L 405 2896 135 4479 34 5152 1 5489 34 5792 68 5825 203 5522 270 5186 371 4546 640 2964 1078 1 Z N"/>
        </draw:custom-shape>
        <draw:custom-shape draw:name="Shape 1322" draw:style-name="Mgr4" draw:text-style-name="MP7" draw:layer="layout" svg:width="7.59cm" svg:height="2.863cm" svg:x="0cm" svg:y="0cm">
          <text:p/>
          <draw:enhanced-geometry draw:mirror-horizontal="false" draw:mirror-vertical="false" drawooo:sub-view-size="41144 15522" svg:viewBox="0 0 1028600 388050" draw:type="ooxml-non-primitive" draw:enhanced-path="M 40604 1 L 40705 2425 40773 4849 40806 7374 40806 9899 40773 11078 40705 12256 40705 12626 40638 12997 40604 13199 40503 13367 40369 13468 40200 13535 39998 13569 39830 13603 29629 13939 19461 14276 14276 14478 9091 14714 6499 14882 3940 15050 1179 15252 607 15286 304 15320 1 15286 1 15522 910 15522 3671 15320 6398 15118 9226 14949 12020 14815 17676 14579 23164 14377 28619 14209 39594 13872 39662 13939 39729 13973 39763 13939 39897 13906 40066 13872 40167 13872 40234 13838 40402 13805 40571 13737 40705 13636 40806 13468 40907 13232 40975 12997 41042 12458 41076 11414 41109 10000 41143 8586 41109 5758 41042 3065 40907 337 40907 1 Z N"/>
        </draw:custom-shape>
        <draw:custom-shape draw:name="Shape 1323" draw:style-name="Mgr4" draw:text-style-name="MP7" draw:layer="layout" svg:width="5.223cm" svg:height="3.217cm" svg:x="20.22cm" svg:y="15.064cm">
          <text:p/>
          <draw:enhanced-geometry draw:mirror-horizontal="false" draw:mirror-vertical="false" drawooo:sub-view-size="28315 17441" svg:viewBox="0 0 707875 436025" draw:type="ooxml-non-primitive" draw:enhanced-path="M 2929 1011 L 2997 1112 3064 1145 3098 1179 3199 1145 3199 1213 3232 1280 3232 1280 3098 1213 2997 1145 2929 1011 Z M 2088 236 L 2492 304 2492 371 2458 472 2458 573 2492 842 2593 1044 2727 1246 2896 1415 2997 1482 3098 1550 3199 1550 3333 1583 3434 1550 3468 1516 3502 1482 3468 1886 3367 2257 3030 2156 2727 2055 2458 1853 2189 1617 2088 1482 1987 1314 1852 977 1751 640 1684 270 2088 236 Z M 1583 304 L 1583 674 1650 1078 1818 1449 2020 1785 2290 2055 2626 2324 2761 2391 2929 2425 3232 2459 3064 2728 2896 2896 2727 2997 2525 3065 2290 3132 1987 3166 1785 3166 1684 3132 1650 3098 1616 3098 1616 3132 1616 3199 1650 3267 1751 3334 2189 3334 2525 3267 2525 3300 2694 3502 2896 3738 3367 4108 3771 4479 3973 4681 4141 4950 4276 5152 4444 5354 4781 5758 5185 6128 5589 6499 5421 6701 5252 6936 5118 7138 3300 5388 2424 4546 1953 4142 1482 3805 909 3469 674 3267 573 3132 472 2997 371 2829 337 2661 270 2290 270 1954 303 1583 371 1314 472 1078 606 876 775 708 943 573 1145 438 1347 337 1583 304 Z M 21548 6701 L 21682 6903 21548 7037 21447 7206 21346 7071 21278 7004 21413 6869 21480 6802 21514 6734 21548 6701 Z M 22086 7004 L 22288 7037 22490 7105 22692 7206 22894 7307 23063 7475 23770 8115 24477 8754 25117 9428 25723 10101 26295 10842 26800 11549 26733 11583 26699 11616 26665 11684 26665 11751 26699 11785 26733 11852 26800 11987 26564 12290 26531 12357 26463 12391 26329 12391 26160 12357 25992 12256 25655 12020 25453 11852 25083 11549 24746 11246 24107 10573 23433 9832 22793 9057 22120 8317 21783 7946 21413 7610 21548 7408 21716 7206 21884 7071 22086 7004 Z M 26935 12088 L 27271 12222 27406 12323 27507 12424 27339 12694 27137 12896 26800 12424 26867 12256 26935 12088 Z M 1650 1 L 1414 68 1179 135 977 236 775 371 539 607 371 842 236 1078 101 1347 34 1651 0 1920 0 2223 34 2526 101 2728 135 2930 236 3098 337 3233 573 3502 842 3738 1482 4142 1785 4378 2088 4613 3535 5994 4949 7374 5017 7408 5084 7408 5151 7340 5185 7307 5320 7172 5421 7037 5488 7037 5757 7374 5993 7643 6363 8014 6801 8384 7205 8687 7643 8956 8114 9192 8619 9360 8922 9428 9259 9461 9899 9529 10202 9563 10505 9664 10774 9832 11043 10034 11245 10303 11414 10606 11515 10977 11616 11347 11717 12088 11784 12761 11885 13805 11919 14310 11986 14781 12121 15252 12188 15488 12289 15690 12424 15892 12592 16094 12760 16296 12962 16464 13164 16599 13400 16734 13838 16936 14309 17070 14780 17205 15252 17306 15757 17373 16296 17441 16531 17407 16767 17407 17205 17340 17609 17239 18013 17070 18383 16902 18753 16700 19090 16464 19393 16161 19629 15791 19763 15555 19831 15320 19898 15084 19898 14815 19898 14579 19831 14343 19763 14108 19696 13872 19460 13367 19225 12929 18922 12492 18652 12121 18248 11549 17878 10909 17575 10202 17339 9529 17238 9158 17171 8788 17104 8418 17070 8047 17070 7711 17104 7340 17137 6970 17238 6633 17339 6297 17541 5960 17777 5691 18046 5455 18349 5253 18686 5152 19023 5085 19393 5085 19696 5186 19965 5320 20235 5489 20470 5724 20672 5960 20874 6196 21211 6734 21076 6936 21043 6936 21043 7037 21076 7071 21144 7071 21177 7138 21245 7273 21278 7340 21346 7374 21312 7542 21245 7576 21211 7643 21245 7677 21649 8216 22086 8721 22962 9697 23837 10674 24275 11145 24746 11583 25049 11886 25453 12256 25689 12424 25925 12593 26127 12660 26295 12694 26497 12660 26665 12593 26699 12559 27036 13064 27103 13098 27170 13098 27440 12862 27608 13030 27810 13165 28046 13232 28315 13266 28315 12862 27978 12795 27608 12660 27709 12525 27743 12458 27709 12357 27574 12189 27372 12020 27170 11919 27204 11852 27204 11751 27137 11650 27137 11616 27137 11583 27137 11549 27069 11549 26733 10977 26362 10438 25958 9933 25521 9428 25049 8956 24578 8519 23601 7610 23298 7307 22928 6970 22726 6835 22524 6734 22288 6667 22086 6701 21884 6768 21783 6600 21682 6431 21649 6398 21581 6364 21514 6364 21480 6398 21413 6499 21177 6162 20942 5825 20639 5522 20336 5219 19999 4984 19831 4916 19662 4849 19460 4782 19258 4748 19056 4748 18854 4782 18585 4849 18383 4916 18147 5017 17945 5152 17777 5287 17609 5421 17474 5590 17339 5792 17104 6162 16935 6600 16834 7071 16767 7542 16767 8148 16834 8754 16969 9360 17137 9933 17339 10505 17609 11078 17912 11616 18248 12088 18652 12626 18989 13165 19157 13434 19292 13737 19427 14040 19528 14377 19561 14579 19595 14781 19561 14983 19528 15185 19494 15353 19427 15522 19225 15858 18955 16161 18652 16397 18316 16599 17945 16767 17676 16902 17373 16969 17070 17037 16733 17070 16094 17104 15420 17070 14747 16936 14444 16868 14141 16734 13838 16633 13535 16464 13299 16330 13030 16128 12760 15892 12558 15589 12390 15286 12323 14949 12255 14613 12188 14276 12154 13535 12087 12862 12020 12222 11919 11549 11784 10909 11649 10539 11481 10135 11380 9967 11245 9798 11111 9664 10942 9563 10673 9428 10404 9327 10134 9259 9831 9192 9259 9158 8687 9057 8350 8990 8013 8855 7710 8687 7407 8485 6835 8047 6296 7576 6128 7408 5993 7206 5825 7004 5656 6869 5589 6835 5724 6667 5757 6600 5825 6600 5892 6566 5892 6499 5858 6431 4983 5590 4579 5152 4411 4916 4242 4681 4108 4445 3939 4243 3737 4041 3502 3873 3064 3536 2626 3233 2896 3132 3030 3065 3165 2964 3367 2728 3502 2459 3636 2156 3704 1819 3737 1516 3737 1179 3704 876 3670 775 3535 775 3502 809 3502 876 3502 1145 3401 876 3232 674 3030 539 2963 472 2896 337 2862 236 2761 203 2694 169 2593 169 2559 203 2357 102 2121 34 1886 1 Z N"/>
        </draw:custom-shape>
        <draw:custom-shape draw:name="Shape 1324" draw:style-name="Mgr4" draw:text-style-name="MP7" draw:layer="layout" svg:width="0.036cm" svg:height="0.248cm" svg:x="6.933cm" svg:y="2.156cm">
          <text:p/>
          <draw:enhanced-geometry draw:mirror-horizontal="false" draw:mirror-vertical="false" drawooo:sub-view-size="203 1348" svg:viewBox="0 0 5075 33700" draw:type="ooxml-non-primitive" draw:enhanced-path="M 101 1 L 34 102 0 236 34 506 34 1280 68 1347 135 1347 169 1314 202 1280 169 472 169 236 169 102 101 1 Z N"/>
        </draw:custom-shape>
        <draw:custom-shape draw:name="Shape 1325" draw:style-name="Mgr4" draw:text-style-name="MP7" draw:layer="layout" svg:width="0.738cm" svg:height="0.31cm" svg:x="6.579cm" svg:y="0cm">
          <text:p/>
          <draw:enhanced-geometry draw:mirror-horizontal="false" draw:mirror-vertical="false" drawooo:sub-view-size="4007 1685" svg:viewBox="0 0 100175 42125" draw:type="ooxml-non-primitive" draw:enhanced-path="M 0 1 L 0 539 0 1011 68 1246 135 1448 202 1482 202 1516 236 1549 674 1617 1111 1650 2020 1684 2929 1650 3805 1549 3872 1583 3906 1583 3973 1549 4007 1482 3906 1 3704 1 3771 1347 2020 1381 1111 1381 236 1448 236 1415 270 1213 236 977 169 539 169 1 Z N"/>
        </draw:custom-shape>
        <draw:custom-shape draw:name="Shape 1326" draw:style-name="Mgr4" draw:text-style-name="MP7" draw:layer="layout" svg:width="0.105cm" svg:height="0.111cm" svg:x="20.438cm" svg:y="15.375cm">
          <text:p/>
          <draw:enhanced-geometry draw:mirror-horizontal="false" draw:mirror-vertical="false" drawooo:sub-view-size="573 607" svg:viewBox="0 0 14325 15175" draw:type="ooxml-non-primitive" draw:enhanced-path="M 405 0 L 337 34 270 68 102 303 34 438 1 573 34 606 169 573 304 505 506 303 539 236 573 169 539 135 506 68 438 34 405 0 Z N"/>
        </draw:custom-shape>
        <draw:custom-shape draw:name="Shape 1327" draw:style-name="Mgr4" draw:text-style-name="MP7" draw:layer="layout" svg:width="2.36cm" svg:height="4.186cm" svg:x="23.084cm" svg:y="7.486cm">
          <text:p/>
          <draw:enhanced-geometry draw:mirror-horizontal="false" draw:mirror-vertical="false" drawooo:sub-view-size="12794 22693" svg:viewBox="0 0 319850 567325" draw:type="ooxml-non-primitive" draw:enhanced-path="M 10774 3334 L 10841 3368 11178 4209 11245 4378 11346 4580 11346 4681 11346 4748 11313 4815 11212 4849 11111 4546 10774 3334 Z M 6868 1 L 6363 34 5892 102 5387 169 4882 270 3939 506 2963 809 2492 977 2020 1145 1583 1381 1145 1617 876 1819 640 2021 438 2257 236 2560 101 2829 0 3132 0 3469 34 3772 34 3805 34 3839 101 4378 236 4883 505 5893 808 6903 1111 7946 1583 10101 2020 12256 2559 14478 3131 16700 3704 18889 4377 21077 4411 21144 4411 21346 4478 21481 4613 21649 4747 21818 5084 22087 5421 22255 5724 22424 6027 22525 6363 22626 6734 22659 7070 22693 7407 22693 8114 22659 8720 22592 9293 22491 9899 22390 10471 22255 11649 21919 12794 21515 12794 21212 11313 21717 10538 21919 9798 22121 9124 22255 8485 22390 7811 22424 7138 22457 6801 22424 6498 22390 6195 22289 5858 22188 5522 22053 5320 21919 5084 21784 4916 21616 4747 21447 4646 21279 4613 21077 4613 21043 4007 18889 3434 16734 2862 14579 2323 12424 1852 10269 1414 8115 1280 7576 1145 7037 808 5960 472 4883 303 4344 169 3805 135 3772 202 3368 303 2997 472 2694 674 2391 909 2122 1179 1920 1482 1684 1818 1516 2155 1347 2525 1213 3266 943 4007 741 4714 573 5555 405 5959 337 6397 304 6801 270 7239 304 7643 304 8080 371 8518 472 8922 607 9326 809 9495 943 9697 1078 9831 1246 9966 1448 10101 1650 10202 1852 10168 1886 10168 2088 10202 2223 10303 2593 10707 4108 11616 7138 12491 10168 12794 11347 12794 10337 12727 10101 11919 7340 11582 6196 11279 5085 11346 5085 11414 5051 11447 5017 11515 4916 11582 4849 11616 4815 11616 4748 11346 3974 11043 3233 10976 3166 10707 3166 10471 2560 10639 2560 10673 2492 10673 2425 10538 2054 10404 1718 10235 1415 10033 1112 9798 876 9528 640 9225 472 8855 304 8384 169 7878 68 7373 34 6868 1 Z N"/>
        </draw:custom-shape>
        <draw:custom-shape draw:name="Shape 1328" draw:style-name="Mgr4" draw:text-style-name="MP7" draw:layer="layout" svg:width="0.08cm" svg:height="0.074cm" svg:x="24.476cm" svg:y="7.66cm">
          <text:p/>
          <draw:enhanced-geometry draw:mirror-horizontal="false" draw:mirror-vertical="false" drawooo:sub-view-size="439 405" svg:viewBox="0 0 10975 10125" draw:type="ooxml-non-primitive" draw:enhanced-path="M 135 0 L 34 101 34 169 1 236 34 337 68 371 135 404 203 404 270 371 371 337 405 270 438 169 405 101 337 34 236 0 Z N"/>
        </draw:custom-shape>
        <draw:custom-shape draw:name="Shape 1329" draw:style-name="Mgr4" draw:text-style-name="MP7" draw:layer="layout" svg:width="0.496cm" svg:height="0.484cm" svg:x="24.463cm" svg:y="16.593cm">
          <text:p/>
          <draw:enhanced-geometry draw:mirror-horizontal="false" draw:mirror-vertical="false" drawooo:sub-view-size="2694 2627" svg:viewBox="0 0 67350 65675" draw:type="ooxml-non-primitive" draw:enhanced-path="M 505 337 L 775 539 1044 741 977 842 910 943 842 1077 606 842 674 741 707 539 707 505 573 640 505 774 135 471 337 370 438 337 Z M 1179 875 L 1415 1077 1482 1178 1381 1313 1280 1515 1145 1381 977 1212 1044 1111 1112 976 1179 875 Z M 1583 1246 L 1852 1583 1751 1717 1684 1886 1448 1650 1516 1414 1583 1246 Z M 1920 1684 L 2122 1919 2021 2020 2021 2088 2021 2155 1819 1987 1852 1919 1886 1818 1920 1684 Z M 2122 1953 L 2324 2155 2223 2357 2054 2189 2054 2054 2088 1987 2122 1953 Z M 404 0 L 303 34 135 202 68 337 34 438 0 471 34 505 236 808 472 1077 1011 1616 1617 2121 2189 2593 2223 2626 2290 2626 2324 2593 2357 2559 2458 2290 2593 2391 2627 2424 2694 2391 2694 2357 2694 2290 2559 1987 2324 1717 1852 1145 1583 875 1280 606 1280 539 1246 539 1213 572 842 269 472 34 404 0 Z N"/>
        </draw:custom-shape>
        <draw:custom-shape draw:name="Shape 1330" draw:style-name="Mgr4" draw:text-style-name="MP7" draw:layer="layout" svg:width="0.366cm" svg:height="0.366cm" svg:x="20.618cm" svg:y="15.741cm">
          <text:p/>
          <draw:enhanced-geometry draw:mirror-horizontal="false" draw:mirror-vertical="false" drawooo:sub-view-size="1988 1987" svg:viewBox="0 0 49700 49675" draw:type="ooxml-non-primitive" draw:enhanced-path="M 35 1 L 1 34 68 203 169 371 439 640 1112 1314 1348 1583 1583 1852 1651 1920 1752 1953 1819 1987 1920 1953 1987 1886 1954 1819 1954 1785 1718 1583 1516 1381 1112 943 540 371 304 135 169 68 35 1 Z N"/>
        </draw:custom-shape>
        <draw:custom-shape draw:name="Shape 1331" draw:style-name="Mgr4" draw:text-style-name="MP7" draw:layer="layout" svg:width="1.254cm" svg:height="3.105cm" svg:x="24.19cm" svg:y="13.4cm">
          <text:p/>
          <draw:enhanced-geometry draw:mirror-horizontal="false" draw:mirror-vertical="false" drawooo:sub-view-size="6801 16835" svg:viewBox="0 0 170025 420875" draw:type="ooxml-non-primitive" draw:enhanced-path="M 6195 472 L 5892 943 5825 910 5791 842 5757 809 6195 472 Z M 5589 977 L 5656 1078 5724 1145 5589 1381 5387 1246 5488 1112 5589 977 Z M 5252 1381 L 5353 1482 5454 1549 5320 1819 5286 1785 5084 1684 5050 1684 5252 1381 Z M 4949 1886 L 5084 1920 5219 1987 5084 2223 4815 1987 4882 1886 Z M 4411 1920 L 4680 2189 4815 2324 4983 2459 4949 2459 4949 2526 4983 2593 5050 2593 5084 2560 5118 2526 4040 3704 3973 3839 3872 4041 3737 4176 3670 4209 3603 4209 3266 3940 2862 3570 3098 3401 3300 3199 3704 2762 4074 2357 4242 2155 4411 1920 Z M 2963 4041 L 3030 4108 2997 4142 2862 4277 2694 4479 2593 4647 2559 4782 2525 4883 2391 4748 2256 4647 2424 4512 2559 4344 2761 4176 2963 4041 Z M 6565 1 L 6498 34 5959 371 5690 573 5454 809 5219 1078 5017 1347 4848 1650 4747 1953 4613 1785 4444 1650 4377 1617 4343 1650 4276 1684 4108 1953 3939 2189 3535 2627 3131 3031 2929 3267 2795 3536 2761 3536 2761 3570 2795 3704 2862 3839 2626 3974 2458 4142 2222 4378 2155 4479 2087 4613 2087 4681 2121 4714 2188 4849 2256 4984 2188 5017 1953 5186 1717 5388 1515 5590 1313 5792 976 6263 707 6768 505 7307 337 7879 202 8451 101 9024 34 9663 0 10303 0 10943 34 11583 135 12189 202 12492 303 12795 404 13064 572 13367 741 13636 909 13906 1347 14377 1784 14848 2289 15286 2761 15690 3266 16027 3535 16161 3805 16296 4108 16363 4377 16431 4680 16397 4983 16330 5151 16262 5320 16195 5623 15926 5858 16161 6094 16397 6229 16532 6431 16633 6801 16835 6801 16532 6532 16330 6296 16128 6060 15926 5858 15690 6262 15151 6599 14714 6801 14411 6801 13906 6229 14680 5623 15387 5252 14815 4882 14175 4613 13636 4343 13064 4141 12525 3973 11987 3838 11414 3771 10842 3771 10236 3838 9630 3939 9057 4007 8754 4108 8519 4242 8249 4411 8047 4613 7845 4882 7677 5084 7576 5320 7509 5555 7441 5791 7408 6262 7374 6734 7374 6801 7408 6801 7004 6128 7004 5791 7037 5454 7105 5151 7206 4848 7340 4579 7475 4377 7610 4175 7812 4007 8014 3872 8249 3771 8485 3704 8721 3636 8990 3502 9529 3434 10202 3434 10876 3434 11212 3502 11549 3569 11886 3636 12222 3872 12795 4108 13401 4714 14512 5017 15084 5387 15623 5320 15690 5084 15926 4815 16027 4545 16094 4276 16094 3973 16027 3670 15892 3367 15724 3098 15522 2795 15286 2525 15050 1986 14545 1549 14040 1178 13636 1010 13401 842 13165 741 12929 606 12660 539 12391 471 12121 370 11549 337 10977 370 10404 471 9259 539 8687 640 8148 808 7610 976 7071 1246 6566 1549 6095 1717 5893 1919 5691 2155 5489 2391 5320 2458 5253 2458 5186 2593 5287 2626 5320 2660 5320 2727 5287 3199 4883 3333 4748 3401 4681 3434 4580 3401 4512 3266 4512 3165 4580 3030 4714 2660 5051 2559 4916 2727 4782 2828 4613 2997 4445 3131 4277 3165 4243 3333 4411 3502 4512 3670 4546 3838 4546 3939 4479 3973 4445 4007 4411 4108 4176 4242 3974 4411 3772 4613 3603 4882 3334 5118 3031 5353 2762 5555 2425 5589 2324 5522 2256 5454 2256 5387 2290 5286 2391 5252 2357 5623 1852 5993 1280 6666 169 6666 102 6633 34 6565 1 Z N"/>
        </draw:custom-shape>
        <draw:custom-shape draw:name="Shape 1332" draw:style-name="Mgr4" draw:text-style-name="MP7" draw:layer="layout" svg:width="0.173cm" svg:height="0.123cm" svg:x="1.355cm" svg:y="0.758cm">
          <text:p/>
          <draw:enhanced-geometry draw:mirror-horizontal="false" draw:mirror-vertical="false" drawooo:sub-view-size="944 674" svg:viewBox="0 0 23600 16850" draw:type="ooxml-non-primitive" draw:enhanced-path="M 876 0 L 808 34 741 135 707 236 640 505 539 371 472 270 539 169 539 101 505 68 438 68 371 101 202 404 202 371 169 236 135 202 101 169 68 135 68 169 34 202 0 270 34 371 101 606 135 674 202 674 270 640 404 404 438 472 505 606 640 674 707 674 741 640 842 371 943 101 943 34 909 0 Z N"/>
        </draw:custom-shape>
        <draw:custom-shape draw:name="Shape 1333" draw:style-name="Mgr4" draw:text-style-name="MP7" draw:layer="layout" svg:width="0.465cm" svg:height="0.44cm" svg:x="1.193cm" svg:y="0.584cm">
          <text:p/>
          <draw:enhanced-geometry draw:mirror-horizontal="false" draw:mirror-vertical="false" drawooo:sub-view-size="2527 2391" svg:viewBox="0 0 63175 59775" draw:type="ooxml-non-primitive" draw:enhanced-path="M 2257 236 L 2257 674 2257 1078 2290 1617 2324 2122 2088 2088 1886 2088 1449 2122 910 2122 641 2155 371 2223 304 1684 237 1145 203 708 136 270 1179 270 2257 236 Z M 2223 1 L 1179 34 641 34 136 102 68 135 35 203 1 438 1 674 35 1145 68 1751 136 2021 203 2324 237 2357 338 2357 573 2391 809 2391 1280 2357 2088 2357 2358 2290 2391 2324 2459 2324 2492 2256 2526 2021 2526 1751 2492 1246 2459 640 2425 371 2358 68 2324 34 2290 1 Z N"/>
        </draw:custom-shape>
        <draw:custom-shape draw:name="Shape 1334" draw:style-name="Mgr4" draw:text-style-name="MP7" draw:layer="layout" svg:width="0.124cm" svg:height="0.074cm" svg:x="8.306cm" svg:y="0.783cm">
          <text:p/>
          <draw:enhanced-geometry draw:mirror-horizontal="false" draw:mirror-vertical="false" drawooo:sub-view-size="675 405" svg:viewBox="0 0 16875 10125" draw:type="ooxml-non-primitive" draw:enhanced-path="M 68 1 L 35 35 1 68 1 102 35 136 102 237 237 304 371 371 506 405 607 405 674 338 674 237 607 136 472 68 338 35 203 1 Z N"/>
        </draw:custom-shape>
        <draw:custom-shape draw:name="Shape 1335" draw:style-name="Mgr4" draw:text-style-name="MP7" draw:layer="layout" svg:width="0.111cm" svg:height="0.161cm" svg:x="1.001cm" svg:y="1.243cm">
          <text:p/>
          <draw:enhanced-geometry draw:mirror-horizontal="false" draw:mirror-vertical="false" drawooo:sub-view-size="607 876" svg:viewBox="0 0 15175 21900" draw:type="ooxml-non-primitive" draw:enhanced-path="M 303 0 L 236 34 202 68 101 472 34 640 0 741 0 808 34 842 68 842 169 775 202 707 371 707 438 842 472 876 505 876 573 842 573 808 573 674 573 640 606 606 573 573 539 573 505 438 371 68 337 0 Z N"/>
        </draw:custom-shape>
        <draw:custom-shape draw:name="Shape 1336" draw:style-name="Mgr4" draw:text-style-name="MP7" draw:layer="layout" svg:width="0.453cm" svg:height="0.496cm" svg:x="0.678cm" svg:y="0.591cm">
          <text:p/>
          <draw:enhanced-geometry draw:mirror-horizontal="false" draw:mirror-vertical="false" drawooo:sub-view-size="2459 2694" svg:viewBox="0 0 61475 67350" draw:type="ooxml-non-primitive" draw:enhanced-path="M 2290 236 L 2223 741 2189 1280 2223 1818 2290 2323 2290 2357 1819 2357 1347 2391 371 2391 270 1313 169 270 708 303 1213 303 2290 236 Z M 2290 0 L 1751 34 1213 68 674 68 135 101 102 135 68 169 34 202 1 236 1 842 1 1448 68 2054 169 2626 236 2694 304 2694 371 2660 405 2593 371 2525 842 2593 1347 2626 1819 2593 2054 2559 2290 2525 2324 2458 2324 2391 2357 2424 2391 2424 2425 2391 2458 2323 2458 1818 2458 1246 2425 707 2357 202 2391 135 2391 68 2357 34 2290 0 Z N"/>
        </draw:custom-shape>
        <draw:custom-shape draw:name="Shape 1337" draw:style-name="Mgr4" draw:text-style-name="MP7" draw:layer="layout" svg:width="0.142cm" svg:height="0.142cm" svg:x="1.783cm" svg:y="1.727cm">
          <text:p/>
          <draw:enhanced-geometry draw:mirror-horizontal="false" draw:mirror-vertical="false" drawooo:sub-view-size="775 775" svg:viewBox="0 0 19375 19375" draw:type="ooxml-non-primitive" draw:enhanced-path="M 674 0 L 505 135 371 236 169 135 135 101 101 135 68 169 101 236 236 371 135 472 68 573 34 606 0 674 34 741 101 775 202 707 270 640 404 472 640 573 741 539 775 472 775 404 707 371 539 337 606 270 707 34 707 0 Z N"/>
        </draw:custom-shape>
        <draw:custom-shape draw:name="Shape 1338" draw:style-name="Mgr4" draw:text-style-name="MP7" draw:layer="layout" svg:width="0.471cm" svg:height="0.446cm" svg:x="1.715cm" svg:y="0.559cm">
          <text:p/>
          <draw:enhanced-geometry draw:mirror-horizontal="false" draw:mirror-vertical="false" drawooo:sub-view-size="2559 2425" svg:viewBox="0 0 63975 60625" draw:type="ooxml-non-primitive" draw:enhanced-path="M 168 169 L 370 270 572 304 1010 270 1650 304 2290 338 2290 708 2323 1078 2323 1583 2323 1853 2391 2088 2357 2088 1313 2122 808 2156 539 2189 303 2223 236 1718 236 1213 269 708 236 439 202 304 168 169 Z M 2357 1 L 2357 35 2323 136 1751 68 1178 68 640 35 404 68 269 102 168 169 135 169 67 338 34 506 0 876 34 1583 34 1819 34 2055 34 2189 67 2290 135 2358 236 2425 303 2425 303 2358 572 2391 808 2425 1347 2391 2357 2324 2424 2290 2492 2324 2525 2324 2525 2290 2559 2021 2559 1752 2525 1247 2492 641 2492 338 2458 35 2424 1 Z N"/>
        </draw:custom-shape>
        <draw:custom-shape draw:name="Shape 1339" draw:style-name="Mgr4" draw:text-style-name="MP7" draw:layer="layout" svg:width="0.117cm" svg:height="0.142cm" svg:x="1.901cm" svg:y="0.74cm">
          <text:p/>
          <draw:enhanced-geometry draw:mirror-horizontal="false" draw:mirror-vertical="false" drawooo:sub-view-size="640 775" svg:viewBox="0 0 16000 19375" draw:type="ooxml-non-primitive" draw:enhanced-path="M 101 0 L 67 34 34 337 34 606 67 640 67 674 0 674 0 707 168 775 370 775 505 741 573 707 640 674 640 640 606 606 539 573 472 606 337 640 168 674 168 606 168 371 236 404 472 404 505 337 505 303 472 236 202 236 168 270 135 34 101 34 101 0 Z N"/>
        </draw:custom-shape>
        <draw:custom-shape draw:name="Shape 1340" draw:style-name="Mgr4" draw:text-style-name="MP7" draw:layer="layout" svg:width="0.111cm" svg:height="0.161cm" svg:x="1.497cm" svg:y="1.249cm">
          <text:p/>
          <draw:enhanced-geometry draw:mirror-horizontal="false" draw:mirror-vertical="false" drawooo:sub-view-size="607 876" svg:viewBox="0 0 15175 21900" draw:type="ooxml-non-primitive" draw:enhanced-path="M 371 0 L 304 34 169 67 102 135 102 168 68 269 68 337 135 438 270 505 405 539 405 606 337 673 304 707 236 673 135 640 34 640 1 673 1 741 34 774 135 842 236 875 337 875 438 808 539 741 573 640 607 539 573 438 539 404 472 370 337 337 304 303 270 269 270 202 337 168 506 168 506 135 472 67 438 34 371 0 Z N"/>
        </draw:custom-shape>
        <draw:custom-shape draw:name="Shape 1341" draw:style-name="Mgr4" draw:text-style-name="MP7" draw:layer="layout" svg:width="0.453cm" svg:height="0.447cm" svg:x="1.317cm" svg:y="1.081cm">
          <text:p/>
          <draw:enhanced-geometry draw:mirror-horizontal="false" draw:mirror-vertical="false" drawooo:sub-view-size="2459 2426" svg:viewBox="0 0 61475 60650" draw:type="ooxml-non-primitive" draw:enhanced-path="M 2290 203 L 2256 641 2256 1078 2222 1617 2222 2156 1953 2122 1684 2088 1145 2122 707 2156 472 2156 270 2223 270 1684 236 1179 202 742 202 304 1246 270 1751 237 2290 203 Z M 1751 1 L 1212 35 169 102 135 102 101 136 68 169 0 439 0 742 34 1348 34 1853 68 2122 101 2358 135 2391 169 2425 202 2425 236 2391 775 2391 1313 2358 1785 2358 2020 2324 2256 2290 2256 2257 2323 2290 2357 2257 2391 2223 2424 1954 2458 1651 2458 1045 2458 573 2424 338 2357 102 2357 35 2290 1 Z N"/>
        </draw:custom-shape>
        <draw:custom-shape draw:name="Shape 1342" draw:style-name="Mgr4" draw:text-style-name="MP7" draw:layer="layout" svg:width="0.13cm" svg:height="0.068cm" svg:x="8.331cm" svg:y="0.653cm">
          <text:p/>
          <draw:enhanced-geometry draw:mirror-horizontal="false" draw:mirror-vertical="false" drawooo:sub-view-size="708 372" svg:viewBox="0 0 17700 9300" draw:type="ooxml-non-primitive" draw:enhanced-path="M 169 1 L 34 35 1 68 1 102 34 203 135 270 236 304 506 371 640 371 674 338 708 270 708 203 674 169 640 102 573 68 304 1 Z N"/>
        </draw:custom-shape>
        <draw:custom-shape draw:name="Shape 1343" draw:style-name="Mgr4" draw:text-style-name="MP7" draw:layer="layout" svg:width="2.024cm" svg:height="0.875cm" svg:x="8.163cm" svg:y="0.392cm">
          <text:p/>
          <draw:enhanced-geometry draw:mirror-horizontal="false" draw:mirror-vertical="false" drawooo:sub-view-size="10977 4749" svg:viewBox="0 0 274425 118725" draw:type="ooxml-non-primitive" draw:enhanced-path="M 438 843 L 674 910 876 977 1145 944 1415 944 1684 977 1920 1078 1852 1651 1718 2829 1482 2762 1280 2694 1044 2627 809 2560 573 2560 304 2526 236 2526 270 2257 304 1987 371 1449 438 1146 438 977 438 843 Z M 3031 236 L 3367 337 3704 405 4377 438 6229 607 7980 775 9697 977 9764 977 9933 1045 10067 1146 10303 1381 10471 1583 10572 1752 10640 1920 10707 2088 10741 2290 10741 2492 10673 2964 10640 3199 10572 3435 10471 3671 10337 3873 10202 4041 10067 4209 9865 4344 9663 4445 8687 4445 8249 4378 7778 4310 6902 4176 5993 4041 5118 3940 4243 3839 2896 3839 2492 3873 2458 3805 2391 3704 2256 3570 2088 3368 1987 3267 1920 3132 1886 3132 2021 1853 2054 1482 2122 1078 2122 1011 2122 910 2088 843 2256 775 2391 708 2660 506 3031 270 3031 236 Z M 2930 1 L 2862 34 2324 405 2088 573 2021 641 1953 775 1987 809 1987 843 1785 742 1549 708 910 708 741 674 573 641 405 674 405 641 371 607 371 641 270 843 203 1078 102 1516 34 2021 1 2290 1 2560 68 2627 135 2661 203 2728 337 2762 607 2795 876 2829 1145 2930 1415 2997 1718 3065 1684 3267 1684 3334 1718 3334 1785 3368 1920 3536 2155 3839 2256 3974 2324 4007 2458 4007 2930 4075 3401 4142 4344 4176 5253 4209 5724 4243 6195 4277 7711 4546 8451 4647 9192 4681 9226 4748 9495 4748 9697 4714 9865 4647 10034 4580 10168 4445 10303 4344 10505 4007 10707 3671 10808 3267 10909 2896 10976 2560 10976 2290 10943 2021 10842 1752 10673 1482 10505 1213 10303 1045 10168 944 10067 910 9933 876 9798 876 9798 775 9697 742 6229 405 5455 304 4647 203 4243 169 3839 135 3468 169 3098 203 3098 102 3098 34 3031 1 Z N"/>
        </draw:custom-shape>
        <draw:custom-shape draw:name="Shape 1344" draw:style-name="Mgr4" draw:text-style-name="MP7" draw:layer="layout" svg:width="0.036cm" svg:height="0.061cm" svg:x="0.926cm" svg:y="0cm">
          <text:p/>
          <draw:enhanced-geometry draw:mirror-horizontal="false" draw:mirror-vertical="false" drawooo:sub-view-size="203 338" svg:viewBox="0 0 5075 8450" draw:type="ooxml-non-primitive" draw:enhanced-path="M 0 1 L 68 270 101 304 135 337 202 304 202 236 202 1 Z N"/>
        </draw:custom-shape>
        <draw:custom-shape draw:name="Shape 1345" draw:style-name="Mgr4" draw:text-style-name="MP7" draw:layer="layout" svg:width="0.31cm" svg:height="0.484cm" svg:x="0cm" svg:y="0.125cm">
          <text:p/>
          <draw:enhanced-geometry draw:mirror-horizontal="false" draw:mirror-vertical="false" drawooo:sub-view-size="1685 2627" svg:viewBox="0 0 42125 65675" draw:type="ooxml-non-primitive" draw:enhanced-path="M 1516 0 L 775 34 1 67 1 269 741 269 1516 202 1448 741 1415 1279 1448 1818 1516 2323 1516 2357 1482 2357 1280 2323 1044 2357 1 2357 1 2593 371 2626 775 2626 1145 2593 1516 2492 1549 2458 1549 2391 1650 2391 1684 2357 1684 2323 1684 1784 1684 1246 1650 707 1583 168 1617 135 1617 67 1583 0 Z N"/>
        </draw:custom-shape>
        <draw:custom-shape draw:name="Shape 1346" draw:style-name="Mgr4" draw:text-style-name="MP7" draw:layer="layout" svg:width="0.198cm" svg:height="0.161cm" svg:x="0cm" svg:y="0.864cm">
          <text:p/>
          <draw:enhanced-geometry draw:mirror-horizontal="false" draw:mirror-vertical="false" drawooo:sub-view-size="1079 876" svg:viewBox="0 0 26975 21900" draw:type="ooxml-non-primitive" draw:enhanced-path="M 943 1 L 910 34 910 203 910 405 910 472 876 438 708 337 573 169 438 169 405 236 405 304 438 337 539 472 539 472 337 438 68 438 1 472 1 539 135 607 270 607 573 640 438 708 371 741 405 809 438 876 506 876 708 775 910 607 910 809 943 842 1011 876 1078 842 1078 775 1078 371 1044 203 1011 34 1011 1 Z N"/>
        </draw:custom-shape>
        <draw:custom-shape draw:name="Shape 1347" draw:style-name="Mgr4" draw:text-style-name="MP7" draw:layer="layout" svg:width="0.142cm" svg:height="0.167cm" svg:x="1.087cm" svg:y="0.298cm">
          <text:p/>
          <draw:enhanced-geometry draw:mirror-horizontal="false" draw:mirror-vertical="false" drawooo:sub-view-size="775 910" svg:viewBox="0 0 19375 22750" draw:type="ooxml-non-primitive" draw:enhanced-path="M 371 1 L 270 34 135 102 102 135 102 203 102 270 169 270 371 203 371 203 203 472 34 741 1 775 34 842 68 876 102 910 438 842 573 842 741 775 775 741 775 708 741 674 708 640 573 640 405 674 304 674 472 405 573 135 573 68 506 34 371 1 Z N"/>
        </draw:custom-shape>
        <draw:custom-shape draw:name="Shape 1348" draw:style-name="Mgr4" draw:text-style-name="MP7" draw:layer="layout" svg:width="0.471cm" svg:height="0.446cm" svg:x="0.895cm" svg:y="0.093cm">
          <text:p/>
          <draw:enhanced-geometry draw:mirror-horizontal="false" draw:mirror-vertical="false" drawooo:sub-view-size="2560 2425" svg:viewBox="0 0 64000 60625" draw:type="ooxml-non-primitive" draw:enhanced-path="M 169 169 L 371 236 573 270 1011 270 1651 304 2290 304 2290 674 2324 1078 2324 1583 2358 1819 2391 2088 1314 2088 809 2122 540 2156 304 2223 270 1718 237 1213 270 674 237 405 203 304 169 169 Z M 2358 1 L 2358 34 2324 102 1752 68 1179 34 641 34 405 68 270 102 169 169 136 169 68 304 35 472 1 842 35 1583 35 1785 35 2054 35 2156 68 2290 136 2358 237 2425 304 2391 304 2358 573 2391 1348 2391 2391 2290 2526 2290 2526 2257 2560 2021 2560 1751 2526 1213 2492 607 2492 304 2459 34 2425 1 Z N"/>
        </draw:custom-shape>
        <draw:custom-shape draw:name="Shape 1349" draw:style-name="Mgr4" draw:text-style-name="MP7" draw:layer="layout" svg:width="0.099cm" svg:height="0.036cm" svg:x="1.926cm" svg:y="0.727cm">
          <text:p/>
          <draw:enhanced-geometry draw:mirror-horizontal="false" draw:mirror-vertical="false" drawooo:sub-view-size="540 203" svg:viewBox="0 0 13500 5075" draw:type="ooxml-non-primitive" draw:enhanced-path="M 405 1 L 338 35 68 35 34 68 1 102 34 136 68 169 169 203 371 203 439 169 506 136 540 102 540 68 540 35 506 35 405 1 Z N"/>
        </draw:custom-shape>
        <draw:custom-shape draw:name="Shape 1350" draw:style-name="Mgr4" draw:text-style-name="MP7" draw:layer="layout" svg:width="0.341cm" svg:height="0.099cm" svg:x="0cm" svg:y="0cm">
          <text:p/>
          <draw:enhanced-geometry draw:mirror-horizontal="false" draw:mirror-vertical="false" drawooo:sub-view-size="1853 540" svg:viewBox="0 0 46325 13500" draw:type="ooxml-non-primitive" draw:enhanced-path="M 1583 1 L 1617 236 809 270 1 304 1 539 842 472 1684 405 1718 438 1751 405 1819 371 1852 337 1819 270 1785 236 1785 1 Z N"/>
        </draw:custom-shape>
        <draw:custom-shape draw:name="Shape 1351" draw:style-name="Mgr4" draw:text-style-name="MP7" draw:layer="layout" svg:width="0.751cm" svg:height="0.446cm" svg:x="0cm" svg:y="1.131cm">
          <text:p/>
          <draw:enhanced-geometry draw:mirror-horizontal="false" draw:mirror-vertical="false" drawooo:sub-view-size="4075 2425" svg:viewBox="0 0 101875 60625" draw:type="ooxml-non-primitive" draw:enhanced-path="M 2694 0 L 1448 34 371 34 1 101 1 303 943 270 1920 270 3805 236 3772 404 3772 606 3805 977 3805 1515 3839 2088 1852 2088 910 2155 438 2189 1 2290 1 2391 405 2424 809 2391 1617 2323 2728 2290 3873 2290 3873 2357 3906 2424 4041 2424 4075 2323 4075 1751 4041 1145 4041 674 4007 438 3974 236 4007 202 4007 135 3974 68 3906 34 3300 0 Z N"/>
        </draw:custom-shape>
        <draw:custom-shape draw:name="Shape 1352" draw:style-name="Mgr4" draw:text-style-name="MP7" draw:layer="layout" svg:width="0.465cm" svg:height="0.434cm" svg:x="0.373cm" svg:y="0.118cm">
          <text:p/>
          <draw:enhanced-geometry draw:mirror-horizontal="false" draw:mirror-vertical="false" drawooo:sub-view-size="2526 2358" svg:viewBox="0 0 63150 58950" draw:type="ooxml-non-primitive" draw:enhanced-path="M 2257 202 L 2257 640 2290 1078 2290 1616 2324 2155 2088 2122 1886 2155 1449 2189 1449 2122 1449 1919 1449 1717 1415 1313 1381 1246 1348 1212 1280 1246 1247 1313 1247 1717 1247 1919 1314 2088 1348 2122 843 2122 607 2155 371 2223 304 1684 236 1145 203 707 135 270 1179 270 2257 202 Z M 1179 0 L 641 34 135 68 68 101 34 169 1 438 1 674 34 1145 102 1717 135 2021 203 2290 236 2324 270 2357 337 2324 337 2357 1314 2357 1819 2324 2088 2324 2358 2290 2391 2324 2425 2324 2459 2290 2492 2256 2526 1987 2526 1751 2492 1246 2459 640 2425 337 2358 68 2324 34 2290 0 Z N"/>
        </draw:custom-shape>
        <draw:custom-shape draw:name="Shape 1353" draw:style-name="Mgr4" draw:text-style-name="MP7" draw:layer="layout" svg:width="0.148cm" svg:height="0.186cm" svg:x="0.839cm" svg:y="0.746cm">
          <text:p/>
          <draw:enhanced-geometry draw:mirror-horizontal="false" draw:mirror-vertical="false" drawooo:sub-view-size="809 1011" svg:viewBox="0 0 20225 25275" draw:type="ooxml-non-primitive" draw:enhanced-path="M 439 237 L 472 270 472 338 439 439 338 540 203 573 237 439 270 338 338 270 371 270 439 237 Z M 405 1 L 304 35 237 102 136 169 35 338 1 506 1 674 68 742 136 775 304 775 439 742 439 775 506 843 540 910 708 1011 742 1011 775 977 809 944 775 876 641 809 607 742 540 674 607 573 674 472 708 371 708 270 708 203 641 102 607 35 506 1 Z N"/>
        </draw:custom-shape>
        <draw:custom-shape draw:name="Shape 1354" draw:style-name="Mgr4" draw:text-style-name="MP7" draw:layer="layout" svg:width="0.608cm" svg:height="0.471cm" svg:x="0cm" svg:y="0.609cm">
          <text:p/>
          <draw:enhanced-geometry draw:mirror-horizontal="false" draw:mirror-vertical="false" drawooo:sub-view-size="3301 2559" svg:viewBox="0 0 82525 63975" draw:type="ooxml-non-primitive" draw:enhanced-path="M 3098 0 L 3031 34 2997 101 2997 169 2189 101 337 101 1 135 1 337 573 303 2088 303 2997 371 3065 1381 3031 1818 3031 2256 2930 2222 2795 2155 2155 2155 1920 2189 1381 2256 842 2357 1 2357 1 2525 304 2559 640 2559 1280 2492 1718 2458 2155 2424 2593 2458 3065 2458 3065 2492 3098 2525 3132 2559 3199 2525 3233 2492 3300 2222 3300 1919 3300 1381 3300 707 3267 404 3233 68 3166 0 Z N"/>
        </draw:custom-shape>
        <draw:custom-shape draw:name="Shape 1355" draw:style-name="Mgr4" draw:text-style-name="MP7" draw:layer="layout" svg:width="0.105cm" svg:height="0.142cm" svg:x="4.069cm" svg:y="1.137cm">
          <text:p/>
          <draw:enhanced-geometry draw:mirror-horizontal="false" draw:mirror-vertical="false" drawooo:sub-view-size="573 776" svg:viewBox="0 0 14325 19400" draw:type="ooxml-non-primitive" draw:enhanced-path="M 404 1 L 438 203 438 405 438 472 371 540 303 607 236 607 236 506 169 439 101 405 68 405 0 472 34 540 68 573 68 641 68 708 135 742 236 775 337 742 438 674 505 573 573 439 573 270 539 136 438 1 Z N"/>
        </draw:custom-shape>
        <draw:custom-shape draw:name="Shape 1356" draw:style-name="Mgr4" draw:text-style-name="MP7" draw:layer="layout" svg:width="0.409cm" svg:height="0.391cm" svg:x="4.579cm" svg:y="0cm">
          <text:p/>
          <draw:enhanced-geometry draw:mirror-horizontal="false" draw:mirror-vertical="false" drawooo:sub-view-size="2223 2122" svg:viewBox="0 0 55575 53050" draw:type="ooxml-non-primitive" draw:enhanced-path="M 1986 1 L 1986 304 1986 640 2020 1819 1784 1785 1549 1785 1077 1819 505 1819 337 1852 202 1852 101 1920 0 1987 0 2021 101 2088 202 2122 438 2122 943 2088 1784 2088 2054 2021 2087 2054 2155 2054 2222 2021 2222 1953 2188 775 2188 405 2188 203 2155 1 Z N"/>
        </draw:custom-shape>
        <draw:custom-shape draw:name="Shape 1357" draw:style-name="Mgr4" draw:text-style-name="MP7" draw:layer="layout" svg:width="0.043cm" svg:height="0.13cm" svg:x="4.492cm" svg:y="0.628cm">
          <text:p/>
          <draw:enhanced-geometry draw:mirror-horizontal="false" draw:mirror-vertical="false" drawooo:sub-view-size="237 708" svg:viewBox="0 0 5925 17700" draw:type="ooxml-non-primitive" draw:enhanced-path="M 102 0 L 68 34 1 202 1 337 1 505 1 640 34 674 102 707 169 707 203 640 203 606 203 337 236 68 203 34 169 0 Z N"/>
        </draw:custom-shape>
        <draw:custom-shape draw:name="Shape 1358" draw:style-name="Mgr4" draw:text-style-name="MP7" draw:layer="layout" svg:width="0.453cm" svg:height="0.446cm" svg:x="3.908cm" svg:y="0.976cm">
          <text:p/>
          <draw:enhanced-geometry draw:mirror-horizontal="false" draw:mirror-vertical="false" drawooo:sub-view-size="2459 2425" svg:viewBox="0 0 61475 60625" draw:type="ooxml-non-primitive" draw:enhanced-path="M 2290 203 L 2257 640 2257 1078 2223 1617 2223 2155 1954 2122 1684 2088 1146 2122 708 2155 506 2155 270 2223 270 1684 237 1179 237 741 203 304 1247 270 1752 236 2290 203 Z M 1752 1 L 1247 34 169 102 136 102 102 135 68 169 35 472 1 741 35 1347 35 1852 68 2122 136 2357 136 2391 169 2425 237 2425 270 2391 775 2391 1314 2357 1785 2357 2021 2324 2257 2290 2324 2290 2358 2256 2391 2223 2459 1953 2459 1650 2459 1044 2459 573 2425 337 2391 102 2358 34 2290 1 Z N"/>
        </draw:custom-shape>
        <draw:custom-shape draw:name="Shape 1359" draw:style-name="Mgr4" draw:text-style-name="MP7" draw:layer="layout" svg:width="0.44cm" svg:height="1.77cm" svg:x="23.792cm" svg:y="12.809cm">
          <text:p/>
          <draw:enhanced-geometry draw:mirror-horizontal="false" draw:mirror-vertical="false" drawooo:sub-view-size="2391 9596" svg:viewBox="0 0 59775 239900" draw:type="ooxml-non-primitive" draw:enhanced-path="M 2323 0 L 2323 34 2155 606 1987 1179 1751 2323 1515 3502 1246 4646 640 7071 0 9495 0 9562 68 9596 135 9596 169 9528 842 7138 1414 4680 1987 2391 2256 1212 2323 640 2391 34 2391 0 Z N"/>
        </draw:custom-shape>
        <draw:custom-shape draw:name="Shape 1360" draw:style-name="Mgr4" draw:text-style-name="MP7" draw:layer="layout" svg:width="0.061cm" svg:height="0.428cm" svg:x="4.827cm" svg:y="0.46cm">
          <text:p/>
          <draw:enhanced-geometry draw:mirror-horizontal="false" draw:mirror-vertical="false" drawooo:sub-view-size="338 2324" svg:viewBox="0 0 8450 58100" draw:type="ooxml-non-primitive" draw:enhanced-path="M 68 0 L 34 34 1 303 1 539 34 1078 68 1684 102 1987 169 2290 203 2323 304 2323 304 2256 337 1953 304 1650 236 1078 203 539 169 303 135 34 135 0 Z N"/>
        </draw:custom-shape>
        <draw:custom-shape draw:name="Shape 1361" draw:style-name="Mgr4" draw:text-style-name="MP7" draw:layer="layout" svg:width="0.502cm" svg:height="0.055cm" svg:x="4.753cm" svg:y="1.951cm">
          <text:p/>
          <draw:enhanced-geometry draw:mirror-horizontal="false" draw:mirror-vertical="false" drawooo:sub-view-size="2728 304" svg:viewBox="0 0 68200 7600" draw:type="ooxml-non-primitive" draw:enhanced-path="M 708 0 L 337 34 169 68 1 135 1 169 135 236 304 270 607 304 1246 270 2358 270 2694 169 2728 135 2694 102 2391 34 1415 34 708 0 Z N"/>
        </draw:custom-shape>
        <draw:custom-shape draw:name="Shape 1362" draw:style-name="Mgr4" draw:text-style-name="MP7" draw:layer="layout" svg:width="0.428cm" svg:height="0.446cm" svg:x="4.753cm" svg:y="1.448cm">
          <text:p/>
          <draw:enhanced-geometry draw:mirror-horizontal="false" draw:mirror-vertical="false" drawooo:sub-view-size="2324 2425" svg:viewBox="0 0 58100 60625" draw:type="ooxml-non-primitive" draw:enhanced-path="M 2122 0 L 1516 34 203 34 1 135 68 202 169 236 371 270 1415 270 2021 236 2021 438 2021 640 2055 1078 2055 1616 2088 1852 2122 2121 977 2155 573 2155 371 2189 270 2222 203 2290 270 2357 371 2391 573 2424 977 2391 1617 2391 2223 2357 2290 2357 2324 2290 2324 2222 2290 2155 2324 1886 2290 1616 2257 1078 2257 640 2223 404 2189 202 2223 135 2223 68 2189 34 2122 0 Z N"/>
        </draw:custom-shape>
        <draw:custom-shape draw:name="Shape 1363" draw:style-name="Mgr4" draw:text-style-name="MP7" draw:layer="layout" svg:width="0.465cm" svg:height="0.44cm" svg:x="3.678cm" svg:y="1.485cm">
          <text:p/>
          <draw:enhanced-geometry draw:mirror-horizontal="false" draw:mirror-vertical="false" drawooo:sub-view-size="2526 2391" svg:viewBox="0 0 63150 59775" draw:type="ooxml-non-primitive" draw:enhanced-path="M 2256 236 L 2256 674 2290 1111 2290 1616 2323 2121 1448 2121 909 2155 640 2189 371 2222 337 1684 270 1145 202 707 169 303 674 303 1212 270 2256 236 Z M 2256 0 L 1179 34 674 68 135 101 68 135 68 202 34 438 0 674 34 1179 101 1751 135 2054 236 2323 236 2357 371 2357 606 2391 842 2391 1313 2357 2088 2357 2357 2323 2458 2323 2492 2290 2525 2020 2525 1785 2492 1246 2458 674 2424 371 2357 68 2323 34 2290 34 2256 0 Z N"/>
        </draw:custom-shape>
        <draw:custom-shape draw:name="Shape 1364" draw:style-name="Mgr4" draw:text-style-name="MP7" draw:layer="layout" svg:width="0.471cm" svg:height="0.446cm" svg:x="5.337cm" svg:y="0.417cm">
          <text:p/>
          <draw:enhanced-geometry draw:mirror-horizontal="false" draw:mirror-vertical="false" drawooo:sub-view-size="2560 2425" svg:viewBox="0 0 64000 60625" draw:type="ooxml-non-primitive" draw:enhanced-path="M 2021 0 L 1617 68 910 68 539 101 203 135 169 68 169 34 102 34 68 68 34 303 1 573 1 1112 34 1718 102 2021 169 2324 203 2357 304 2357 337 2290 337 1987 304 1684 236 1078 236 674 203 236 438 270 1145 270 2223 202 2256 236 2290 270 2357 270 2324 573 2324 910 2357 2088 2122 2054 1886 2088 1415 2122 674 2122 539 2155 438 2189 337 2290 438 2357 539 2391 775 2425 1280 2357 2122 2357 2391 2290 2425 2324 2492 2357 2559 2324 2559 2256 2526 1078 2526 573 2492 303 2425 68 2391 68 2391 101 2324 34 2223 34 2021 0 Z N"/>
        </draw:custom-shape>
        <draw:custom-shape draw:name="Shape 1365" draw:style-name="Mgr4" draw:text-style-name="MP7" draw:layer="layout" svg:width="0.061cm" svg:height="0.434cm" svg:x="4.722cm" svg:y="1.466cm">
          <text:p/>
          <draw:enhanced-geometry draw:mirror-horizontal="false" draw:mirror-vertical="false" drawooo:sub-view-size="338 2358" svg:viewBox="0 0 8450 58950" draw:type="ooxml-non-primitive" draw:enhanced-path="M 68 0 L 34 34 0 303 0 573 34 1078 68 1684 101 1987 169 2290 202 2323 270 2357 303 2323 337 2256 337 1987 303 1684 236 1078 202 539 202 303 135 34 135 0 Z N"/>
        </draw:custom-shape>
        <draw:custom-shape draw:name="Shape 1366" draw:style-name="Mgr4" draw:text-style-name="MP7" draw:layer="layout" svg:width="0.471cm" svg:height="0.44cm" svg:x="1.926cm" svg:y="0.056cm">
          <text:p/>
          <draw:enhanced-geometry draw:mirror-horizontal="false" draw:mirror-vertical="false" drawooo:sub-view-size="2560 2392" svg:viewBox="0 0 64000 59800" draw:type="ooxml-non-primitive" draw:enhanced-path="M 135 1 L 102 34 68 34 34 304 1 573 1 1078 34 1684 68 2021 169 2290 203 2358 236 2358 304 2324 338 2256 304 1987 304 1684 236 1078 236 640 203 236 439 236 674 270 1146 236 2223 203 2257 236 2324 236 2290 573 2324 910 2358 2088 2122 2054 1886 2054 1415 2088 843 2088 674 2122 540 2122 405 2189 338 2256 338 2290 405 2358 540 2391 775 2391 1280 2358 2088 2358 2358 2290 2425 2324 2492 2324 2526 2290 2560 2223 2526 1044 2526 539 2492 304 2425 68 2425 34 2391 34 2391 102 2358 68 2290 34 2223 1 1987 1 1617 34 910 34 540 68 203 135 169 34 169 1 Z N"/>
        </draw:custom-shape>
        <draw:custom-shape draw:name="Shape 1367" draw:style-name="Mgr4" draw:text-style-name="MP7" draw:layer="layout" svg:width="0.167cm" svg:height="0.092cm" svg:x="4.858cm" svg:y="1.541cm">
          <text:p/>
          <draw:enhanced-geometry draw:mirror-horizontal="false" draw:mirror-vertical="false" drawooo:sub-view-size="910 506" svg:viewBox="0 0 22750 12650" draw:type="ooxml-non-primitive" draw:enhanced-path="M 572 0 L 404 68 101 236 34 270 0 337 34 371 101 404 774 505 842 472 909 404 876 337 808 303 505 270 640 169 774 68 774 0 Z N"/>
        </draw:custom-shape>
        <draw:custom-shape draw:name="Shape 1368" draw:style-name="Mgr4" draw:text-style-name="MP7" draw:layer="layout" svg:width="0.415cm" svg:height="0.415cm" svg:x="9.604cm" svg:y="0.646cm">
          <text:p/>
          <draw:enhanced-geometry draw:mirror-horizontal="false" draw:mirror-vertical="false" drawooo:sub-view-size="2257 2256" svg:viewBox="0 0 56425 56400" draw:type="ooxml-non-primitive" draw:enhanced-path="M 1213 169 L 1179 202 1179 270 1213 337 1516 337 1684 371 1819 505 1920 640 1987 842 2021 1044 2021 1212 1987 1414 1920 1616 1819 1785 1650 1886 1482 1987 1314 2020 1112 2020 943 1987 741 1886 573 1751 438 1616 337 1448 270 1280 236 1111 270 909 337 741 472 539 640 371 809 270 1011 202 1213 169 Z M 1179 0 L 1011 34 842 101 674 169 506 270 371 404 270 539 135 741 34 943 1 1179 1 1313 68 1414 203 1650 371 1886 607 2088 876 2222 1112 2256 1347 2256 1549 2222 1785 2121 1953 1953 2088 1785 2189 1583 2256 1313 2256 1145 2223 943 2189 707 2088 505 1987 303 1852 169 1684 68 1516 68 1347 34 1179 0 Z N"/>
        </draw:custom-shape>
        <draw:custom-shape draw:name="Shape 1369" draw:style-name="Mgr4" draw:text-style-name="MP7" draw:layer="layout" svg:width="0.13cm" svg:height="0.192cm" svg:x="2.529cm" svg:y="1.199cm">
          <text:p/>
          <draw:enhanced-geometry draw:mirror-horizontal="false" draw:mirror-vertical="false" drawooo:sub-view-size="708 1045" svg:viewBox="0 0 17700 26125" draw:type="ooxml-non-primitive" draw:enhanced-path="M 506 1 L 371 34 135 34 102 68 34 68 1 135 1 169 34 203 68 203 68 607 169 977 203 1044 270 1044 337 1011 337 943 304 573 371 607 472 573 573 539 607 506 607 472 573 405 506 405 337 438 270 472 236 236 371 236 539 203 607 169 674 135 708 102 708 68 640 1 Z N"/>
        </draw:custom-shape>
        <draw:custom-shape draw:name="Shape 1370" draw:style-name="Mgr4" draw:text-style-name="MP7" draw:layer="layout" svg:width="0.142cm" svg:height="0.161cm" svg:x="2.094cm" svg:y="0.267cm">
          <text:p/>
          <draw:enhanced-geometry draw:mirror-horizontal="false" draw:mirror-vertical="false" drawooo:sub-view-size="776 876" svg:viewBox="0 0 19400 21900" draw:type="ooxml-non-primitive" draw:enhanced-path="M 405 0 L 270 135 169 270 1 606 1 640 1 674 35 707 102 741 338 741 573 707 573 808 607 876 708 876 708 775 708 674 775 674 775 606 775 539 708 505 742 337 742 270 708 303 607 505 237 539 237 539 371 303 472 68 472 34 405 0 Z N"/>
        </draw:custom-shape>
        <draw:custom-shape draw:name="Shape 1371" draw:style-name="Mgr4" draw:text-style-name="MP7" draw:layer="layout" svg:width="0.409cm" svg:height="0.453cm" svg:x="2.87cm" svg:y="1.019cm">
          <text:p/>
          <draw:enhanced-geometry draw:mirror-horizontal="false" draw:mirror-vertical="false" drawooo:sub-view-size="2223 2459" svg:viewBox="0 0 55575 61475" draw:type="ooxml-non-primitive" draw:enhanced-path="M 1785 0 L 1313 68 707 68 101 101 34 135 0 202 34 236 68 303 34 505 34 741 68 1179 68 1717 68 2020 101 2290 68 2323 101 2391 135 2458 202 2458 808 2424 1448 2391 1852 2391 2054 2323 2121 2290 2222 2222 2121 2155 2020 2121 1852 2121 1414 2155 303 2222 303 1953 303 1684 270 1179 270 741 270 505 202 303 842 303 1482 270 1886 236 2088 169 2155 135 2222 68 2222 34 2020 0 Z N"/>
        </draw:custom-shape>
        <draw:custom-shape draw:name="Shape 1372" draw:style-name="Mgr4" draw:text-style-name="MP7" draw:layer="layout" svg:width="0.055cm" svg:height="0.428cm" svg:x="2.237cm" svg:y="0.566cm">
          <text:p/>
          <draw:enhanced-geometry draw:mirror-horizontal="false" draw:mirror-vertical="false" drawooo:sub-view-size="304 2324" svg:viewBox="0 0 7600 58100" draw:type="ooxml-non-primitive" draw:enhanced-path="M 34 1 L 34 34 0 304 0 539 0 1078 34 1684 101 1987 169 2290 202 2324 303 2324 303 2256 303 1953 303 1650 236 1078 202 539 169 270 135 34 101 1 Z N"/>
        </draw:custom-shape>
        <draw:custom-shape draw:name="Shape 1373" draw:style-name="Mgr4" draw:text-style-name="MP7" draw:layer="layout" svg:width="0.478cm" svg:height="0.465cm" svg:x="2.342cm" svg:y="1.025cm">
          <text:p/>
          <draw:enhanced-geometry draw:mirror-horizontal="false" draw:mirror-vertical="false" drawooo:sub-view-size="2594 2527" svg:viewBox="0 0 64850 63175" draw:type="ooxml-non-primitive" draw:enhanced-path="M 2290 237 L 2324 674 2324 1078 2324 1684 2324 1987 2357 2290 2357 2290 2223 2223 2122 2156 1819 2156 1246 2189 775 2189 539 2223 304 2257 236 1078 236 742 169 439 236 439 270 405 304 371 1347 338 1819 304 2054 270 2290 237 Z M 2357 1 L 2324 35 2290 35 2290 136 1953 102 1583 102 876 169 270 169 203 203 135 270 102 270 102 237 68 237 1 506 1 742 68 1247 102 2425 135 2492 203 2526 270 2492 304 2459 573 2492 842 2492 1415 2459 1920 2459 2155 2425 2256 2358 2357 2290 2357 2324 2425 2358 2492 2358 2526 2290 2559 1987 2593 1684 2559 1078 2526 540 2492 304 2425 35 2391 35 2357 1 Z N"/>
        </draw:custom-shape>
        <draw:custom-shape draw:name="Shape 1374" draw:style-name="Mgr4" draw:text-style-name="MP7" draw:layer="layout" svg:width="0.142cm" svg:height="0.13cm" svg:x="3.579cm" svg:y="1.181cm">
          <text:p/>
          <draw:enhanced-geometry draw:mirror-horizontal="false" draw:mirror-vertical="false" drawooo:sub-view-size="775 708" svg:viewBox="0 0 19375 17700" draw:type="ooxml-non-primitive" draw:enhanced-path="M 573 1 L 506 34 472 102 438 236 438 270 203 304 169 135 135 102 68 102 68 135 34 337 1 371 34 438 68 640 102 674 169 674 203 640 236 573 203 472 472 472 506 607 506 640 573 708 607 708 640 674 640 640 674 573 640 438 741 371 775 304 775 270 741 236 674 203 607 236 607 135 640 68 640 34 640 1 Z N"/>
        </draw:custom-shape>
        <draw:custom-shape draw:name="Shape 1375" draw:style-name="Mgr4" draw:text-style-name="MP7" draw:layer="layout" svg:width="0.186cm" svg:height="0.167cm" svg:x="3.032cm" svg:y="1.181cm">
          <text:p/>
          <draw:enhanced-geometry draw:mirror-horizontal="false" draw:mirror-vertical="false" drawooo:sub-view-size="1011 910" svg:viewBox="0 0 25275 22750" draw:type="ooxml-non-primitive" draw:enhanced-path="M 371 1 L 270 34 169 135 68 203 34 337 1 472 34 573 68 674 135 741 203 809 304 842 405 876 506 876 607 809 607 876 640 910 674 910 708 876 708 842 708 741 708 607 708 573 943 539 977 506 1011 438 977 371 910 337 674 337 539 371 438 438 405 472 438 506 607 539 607 573 607 640 506 674 405 674 304 640 236 607 203 539 203 438 203 337 270 270 337 203 539 135 741 102 741 68 607 1 Z N"/>
        </draw:custom-shape>
        <draw:custom-shape draw:name="Shape 1376" draw:style-name="Mgr4" draw:text-style-name="MP7" draw:layer="layout" svg:width="0.142cm" svg:height="0.123cm" svg:x="3.852cm" svg:y="1.653cm">
          <text:p/>
          <draw:enhanced-geometry draw:mirror-horizontal="false" draw:mirror-vertical="false" drawooo:sub-view-size="776 674" svg:viewBox="0 0 19400 16850" draw:type="ooxml-non-primitive" draw:enhanced-path="M 102 0 L 35 34 35 101 35 135 1 270 1 573 35 640 102 674 136 640 203 606 203 371 405 573 472 606 573 640 674 640 742 573 775 505 775 438 742 270 708 135 708 68 641 34 607 34 540 68 506 169 506 236 573 438 506 404 439 337 203 34 169 0 Z N"/>
        </draw:custom-shape>
        <draw:custom-shape draw:name="Shape 1377" draw:style-name="Mgr4" draw:text-style-name="MP7" draw:layer="layout" svg:width="0.477cm" svg:height="0.446cm" svg:x="3.38cm" svg:y="0.994cm">
          <text:p/>
          <draw:enhanced-geometry draw:mirror-horizontal="false" draw:mirror-vertical="false" drawooo:sub-view-size="2593 2425" svg:viewBox="0 0 64825 60625" draw:type="ooxml-non-primitive" draw:enhanced-path="M 1785 1 L 1280 68 707 102 135 203 101 135 101 102 34 102 0 135 0 438 0 741 34 1347 34 1852 67 2122 101 2391 135 2391 135 2425 202 2391 1313 2391 1818 2357 2088 2324 2323 2290 2357 2324 2391 2324 2492 2290 2559 2189 2559 2088 2593 1953 2559 1718 2525 1482 2525 741 2458 405 2391 236 2323 102 2290 102 2256 203 2256 337 2256 607 2290 1145 2323 1650 2323 2155 2088 2122 1818 2088 1280 2088 269 2189 236 2189 269 1920 269 1684 236 1145 202 775 168 405 808 337 1448 270 1886 236 2088 203 2290 102 2290 68 2155 34 2054 1 Z N"/>
        </draw:custom-shape>
      </draw:g>
      <draw:frame draw:name="Shape 1378" presentation:style-name="Mpr22" draw:text-style-name="MP8" draw:layer="backgroundobjects" svg:width="19.111cm" svg:height="2.157cm" svg:x="3.144cm" svg:y="2.308cm" presentation:class="title" presentation:user-transformed="true">
        <draw:text-box>
          <text:p/>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presentation:header/></text:p>
          </draw:text-box>
        </draw:frame>
        <draw:frame presentation:style-name="Mpr23" draw:text-style-name="MP4" draw:layer="backgroundobjects" svg:width="8.266cm" svg:height="1.269cm" svg:x="10.783cm" svg:y="0cm" presentation:class="date-time">
          <draw:text-box>
            <text:p text:style-name="MP3"><presentation:date-time/></text:p>
          </draw:text-box>
        </draw:frame>
        <draw:frame presentation:style-name="Mpr24" draw:text-style-name="MP2" draw:layer="backgroundobjects" svg:width="8.266cm" svg:height="1.269cm" svg:x="0cm" svg:y="24.13cm" presentation:class="footer">
          <draw:text-box>
            <text:p text:style-name="MP1"><presentation:footer/></text:p>
          </draw:text-box>
        </draw:frame>
        <draw:frame presentation:style-name="Mpr2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20_dark" style:display-name="Blank dark" style:page-layout-name="PM1" draw:style-name="Mdp3">
      <draw:g draw:name="Shape 1593">
        <draw:custom-shape draw:name="Shape 1594" draw:style-name="Mgr3" draw:text-style-name="MP5" draw:layer="layout" svg:width="0.458cm" svg:height="0.49cm" svg:x="15.256cm" svg:y="18.309cm">
          <text:p/>
          <draw:enhanced-geometry draw:mirror-horizontal="false" draw:mirror-vertical="false" drawooo:sub-view-size="2492 2661" svg:viewBox="0 0 62300 66525" draw:type="ooxml-non-primitive" draw:enhanced-path="M 1885 135 L 2289 169 2323 203 2357 270 2357 539 2357 1011 2323 1617 2289 2223 2256 2324 2256 2391 2222 2425 2121 2425 1650 2492 741 2492 505 2425 404 2391 337 2324 236 2156 202 1920 135 1516 101 1112 135 674 202 270 236 270 269 236 875 203 1515 135 Z M 1279 1 L 135 102 101 135 67 169 67 203 101 236 135 236 67 472 34 708 0 1213 34 1752 67 2088 135 2223 202 2391 236 2459 303 2526 438 2593 606 2627 741 2627 1212 2661 1683 2627 2020 2627 2222 2593 2289 2560 2357 2526 2424 2358 2458 2156 2458 1785 2491 943 2491 102 2491 68 2458 34 2155 1 Z N"/>
        </draw:custom-shape>
        <draw:custom-shape draw:name="Shape 1595" draw:style-name="Mgr3" draw:text-style-name="MP5" draw:layer="layout" svg:width="0.123cm" svg:height="0.13cm" svg:x="15.454cm" svg:y="18.446cm">
          <text:p/>
          <draw:enhanced-geometry draw:mirror-horizontal="false" draw:mirror-vertical="false" drawooo:sub-view-size="674 708" svg:viewBox="0 0 16850 17700" draw:type="ooxml-non-primitive" draw:enhanced-path="M 169 0 L 135 101 135 202 68 202 0 236 0 303 34 337 135 337 135 505 135 674 169 708 236 708 270 674 270 505 270 303 337 303 505 337 640 337 674 303 674 270 674 202 606 169 270 169 270 68 236 0 Z N"/>
        </draw:custom-shape>
        <draw:custom-shape draw:name="Shape 1596" draw:style-name="Mgr3" draw:text-style-name="MP5" draw:layer="layout" svg:width="0.099cm" svg:height="0.13cm" svg:x="14.362cm" svg:y="18.595cm">
          <text:p/>
          <draw:enhanced-geometry draw:mirror-horizontal="false" draw:mirror-vertical="false" drawooo:sub-view-size="540 708" svg:viewBox="0 0 13500 17700" draw:type="ooxml-non-primitive" draw:enhanced-path="M 405 135 L 405 236 405 304 338 472 270 607 203 607 169 506 136 405 136 304 203 236 371 169 338 135 Z M 371 1 L 270 34 203 102 136 169 68 236 1 337 1 405 68 607 136 674 203 708 270 708 371 674 439 607 472 539 506 337 540 169 506 68 439 34 371 1 Z N"/>
        </draw:custom-shape>
        <draw:custom-shape draw:name="Shape 1597" draw:style-name="Mgr3" draw:text-style-name="MP5" draw:layer="layout" svg:width="0.496cm" svg:height="0.285cm" svg:x="8.807cm" svg:y="17.974cm">
          <text:p/>
          <draw:enhanced-geometry draw:mirror-horizontal="false" draw:mirror-vertical="false" drawooo:sub-view-size="2695 1550" svg:viewBox="0 0 67375 38750" draw:type="ooxml-non-primitive" draw:enhanced-path="M 2021 135 L 2358 169 2492 236 2560 304 2593 438 2593 573 2560 876 2492 1112 2459 1246 2391 1314 2324 1347 2223 1381 1617 1448 1146 1448 641 1415 270 1381 203 1381 169 1347 136 1246 102 1044 136 607 169 169 540 203 910 169 1651 135 Z M 1785 1 L 1247 34 674 68 405 68 169 34 68 34 68 102 68 135 35 472 1 910 1 1145 35 1314 68 1448 136 1482 169 1516 775 1549 1348 1549 1920 1516 2492 1448 2526 1415 2526 1381 2627 1011 2661 809 2694 607 2694 405 2627 270 2593 169 2526 135 2425 68 2324 34 2055 1 Z N"/>
        </draw:custom-shape>
        <draw:custom-shape draw:name="Shape 1598" draw:style-name="Mgr3" draw:text-style-name="MP5" draw:layer="layout" svg:width="0.117cm" svg:height="0.03cm" svg:x="14.89cm" svg:y="18.527cm">
          <text:p/>
          <draw:enhanced-geometry draw:mirror-horizontal="false" draw:mirror-vertical="false" drawooo:sub-view-size="641 169" svg:viewBox="0 0 16025 4225" draw:type="ooxml-non-primitive" draw:enhanced-path="M 34 0 L 1 34 1 101 135 135 270 169 573 169 607 135 640 101 640 67 607 34 472 0 Z N"/>
        </draw:custom-shape>
        <draw:custom-shape draw:name="Shape 1599" draw:style-name="Mgr3" draw:text-style-name="MP5" draw:layer="layout" svg:width="0.514cm" svg:height="0.489cm" svg:x="14.678cm" svg:y="18.303cm">
          <text:p/>
          <draw:enhanced-geometry draw:mirror-horizontal="false" draw:mirror-vertical="false" drawooo:sub-view-size="2796 2660" svg:viewBox="0 0 69900 66500" draw:type="ooxml-non-primitive" draw:enhanced-path="M 439 0 L 203 67 102 101 35 168 1 236 35 269 102 269 136 236 203 202 304 168 540 135 977 168 1920 202 2257 236 2391 269 2526 337 2593 370 2627 438 2661 606 2627 909 2661 1549 2627 2189 2593 2424 2593 2458 2526 2458 2425 2492 2156 2492 1449 2458 1146 2492 843 2525 708 2525 573 2458 472 2391 405 2256 338 2020 304 1785 304 1246 304 774 338 303 304 269 304 236 270 236 237 269 203 505 169 774 169 1246 203 1852 237 2121 270 2290 304 2391 371 2492 472 2559 540 2593 641 2626 843 2660 1078 2626 2290 2626 2694 2593 2728 2559 2728 2525 2762 2054 2795 1616 2762 707 2762 438 2728 370 2661 269 2593 236 2526 168 2257 101 1920 67 1583 67 910 34 674 0 Z N"/>
        </draw:custom-shape>
        <draw:custom-shape draw:name="Shape 1600" draw:style-name="Mgr3" draw:text-style-name="MP5" draw:layer="layout" svg:width="0.496cm" svg:height="0.309cm" svg:x="13.27cm" svg:y="17.962cm">
          <text:p/>
          <draw:enhanced-geometry draw:mirror-horizontal="false" draw:mirror-vertical="false" drawooo:sub-view-size="2694 1684" svg:viewBox="0 0 67350 42100" draw:type="ooxml-non-primitive" draw:enhanced-path="M 707 135 L 977 202 1212 202 1886 236 2222 236 2559 202 2559 202 2492 707 2492 1179 2458 1313 2458 1414 2357 1482 2256 1482 1616 1515 1313 1515 876 1549 640 1515 438 1515 303 1448 270 1414 236 1381 202 606 202 303 202 236 169 270 135 236 169 236 169 202 169 169 438 135 Z M 270 0 L 135 34 34 68 0 101 0 169 34 202 101 202 68 337 68 472 68 1010 101 1515 135 1549 169 1583 438 1650 707 1684 2121 1684 2391 1650 2492 1616 2559 1549 2593 1482 2626 1381 2626 775 2660 472 2694 169 2660 101 2593 68 2222 101 1818 101 977 34 505 0 Z N"/>
        </draw:custom-shape>
        <draw:custom-shape draw:name="Shape 1601" draw:style-name="Mgr3" draw:text-style-name="MP5" draw:layer="layout" svg:width="0.446cm" svg:height="0.477cm" svg:x="13.114cm" svg:y="18.309cm">
          <text:p/>
          <draw:enhanced-geometry draw:mirror-horizontal="false" draw:mirror-vertical="false" drawooo:sub-view-size="2425 2594" svg:viewBox="0 0 60625 64850" draw:type="ooxml-non-primitive" draw:enhanced-path="M 1044 1 L 640 34 371 68 270 102 135 169 102 270 68 371 68 607 34 1819 1 2122 34 2290 68 2358 102 2391 135 2391 135 2358 135 2257 135 2088 169 1819 203 842 203 539 236 371 270 304 337 236 539 169 775 135 1145 135 1549 169 1920 203 2290 304 2256 674 2290 1044 2223 1651 2189 2290 1886 2358 1549 2358 910 2290 438 2290 236 2358 135 2391 68 2492 68 2526 169 2526 304 2492 506 2459 809 2459 1112 2492 1650 2526 1920 2526 2189 2459 2189 2526 2223 2560 2256 2593 2290 2593 2324 2560 2357 2358 2357 2156 2391 1752 2391 1381 2425 977 2391 438 2391 304 2425 304 2425 236 2425 203 2391 169 2357 169 1953 68 1516 1 Z N"/>
        </draw:custom-shape>
        <draw:custom-shape draw:name="Shape 1602" draw:style-name="Mgr3" draw:text-style-name="MP5" draw:layer="layout" svg:width="0.452cm" svg:height="0.217cm" svg:x="15.535cm" svg:y="18.849cm">
          <text:p/>
          <draw:enhanced-geometry draw:mirror-horizontal="false" draw:mirror-vertical="false" drawooo:sub-view-size="2458 1180" svg:viewBox="0 0 61450 29500" draw:type="ooxml-non-primitive" draw:enhanced-path="M 1616 1 L 1178 68 909 102 640 68 404 68 168 136 168 102 135 68 101 68 67 102 34 371 34 641 0 1179 135 1179 168 742 135 270 404 237 673 203 1414 203 1616 169 1852 136 2054 136 2189 203 2256 304 2323 405 2357 573 2357 876 2357 1179 2458 1179 2458 843 2424 472 2391 338 2290 203 2189 68 2020 1 Z N"/>
        </draw:custom-shape>
        <draw:custom-shape draw:name="Shape 1603" draw:style-name="Mgr3" draw:text-style-name="MP5" draw:layer="layout" svg:width="0.477cm" svg:height="0.223cm" svg:x="16.075cm" svg:y="18.843cm">
          <text:p/>
          <draw:enhanced-geometry draw:mirror-horizontal="false" draw:mirror-vertical="false" drawooo:sub-view-size="2593 1213" svg:viewBox="0 0 64825 30325" draw:type="ooxml-non-primitive" draw:enhanced-path="M 472 0 L 101 101 68 135 68 169 0 674 0 1212 135 1212 135 741 169 472 169 337 135 202 438 169 741 135 2088 135 2222 169 2323 236 2391 337 2458 539 2458 741 2458 1179 2458 1212 2593 1212 2593 707 2593 438 2559 337 2492 236 2424 135 2323 68 2222 34 2121 0 Z N"/>
        </draw:custom-shape>
        <draw:custom-shape draw:name="Shape 1604" draw:style-name="Mgr3" draw:text-style-name="MP5" draw:layer="layout" svg:width="0.099cm" svg:height="0.024cm" svg:x="8.981cm" svg:y="18.676cm">
          <text:p/>
          <draw:enhanced-geometry draw:mirror-horizontal="false" draw:mirror-vertical="false" drawooo:sub-view-size="540 135" svg:viewBox="0 0 13500 3375" draw:type="ooxml-non-primitive" draw:enhanced-path="M 270 0 L 135 34 68 68 1 68 1 101 34 135 236 135 472 101 506 68 539 68 506 0 Z N"/>
        </draw:custom-shape>
        <draw:custom-shape draw:name="Shape 1605" draw:style-name="Mgr3" draw:text-style-name="MP5" draw:layer="layout" svg:width="0.477cm" svg:height="0.471cm" svg:x="14.176cm" svg:y="18.334cm">
          <text:p/>
          <draw:enhanced-geometry draw:mirror-horizontal="false" draw:mirror-vertical="false" drawooo:sub-view-size="2594 2560" svg:viewBox="0 0 64850 64000" draw:type="ooxml-non-primitive" draw:enhanced-path="M 2290 101 L 2425 135 2459 169 2492 808 2492 1448 2459 1751 2425 2054 2358 2189 2290 2290 2189 2391 2055 2425 1550 2425 1045 2391 741 2391 573 2357 438 2324 337 2256 236 2189 169 2054 135 1886 135 1684 169 1482 203 1111 203 876 169 640 169 404 169 169 1314 135 1954 101 Z M 1348 0 L 169 34 135 68 102 68 34 270 34 472 68 909 68 1145 68 1347 1 1819 34 2021 68 2189 169 2290 270 2391 405 2458 573 2492 944 2526 1482 2559 2055 2559 2189 2526 2324 2492 2459 2425 2492 2357 2526 2324 2560 2021 2593 1751 2593 1179 2560 606 2560 34 2560 0 Z N"/>
        </draw:custom-shape>
        <draw:custom-shape draw:name="Shape 1606" draw:style-name="Mgr3" draw:text-style-name="MP5" draw:layer="layout" svg:width="0.465cm" svg:height="0.465cm" svg:x="8.801cm" svg:y="18.334cm">
          <text:p/>
          <draw:enhanced-geometry draw:mirror-horizontal="false" draw:mirror-vertical="false" drawooo:sub-view-size="2526 2526" svg:viewBox="0 0 63150 63150" draw:type="ooxml-non-primitive" draw:enhanced-path="M 2323 135 L 2323 606 2290 1078 2323 1381 2357 1684 2391 1852 2391 2054 2357 2223 2290 2290 2222 2324 2054 2357 1886 2391 1010 2391 775 2357 539 2324 236 2324 202 2290 169 2256 135 2088 135 1617 202 1145 202 640 169 438 135 202 674 169 1212 202 1785 169 2323 135 Z M 2357 0 L 2088 34 1785 68 1212 68 640 34 68 68 0 101 0 135 0 202 68 202 34 741 34 1280 0 1852 0 2122 34 2391 34 2458 438 2458 775 2492 1448 2526 1953 2526 2189 2492 2290 2458 2391 2391 2458 2324 2492 2223 2525 2021 2525 1819 2492 1617 2458 1347 2424 1078 2458 573 2458 337 2458 68 2424 34 2357 0 Z N"/>
        </draw:custom-shape>
        <draw:custom-shape draw:name="Shape 1607" draw:style-name="Mgr3" draw:text-style-name="MP5" draw:layer="layout" svg:width="0.477cm" svg:height="0.477cm" svg:x="13.648cm" svg:y="18.322cm">
          <text:p/>
          <draw:enhanced-geometry draw:mirror-horizontal="false" draw:mirror-vertical="false" drawooo:sub-view-size="2593 2593" svg:viewBox="0 0 64825 64825" draw:type="ooxml-non-primitive" draw:enhanced-path="M 606 101 L 1111 135 1616 168 2121 202 2256 236 2357 269 2390 370 2424 471 2458 707 2458 943 2424 1482 2390 2020 2357 2189 2289 2290 2188 2391 2087 2424 1953 2458 1818 2458 1549 2424 943 2391 539 2357 337 2323 236 2256 202 2189 135 1953 101 1717 101 1212 135 707 135 202 370 135 606 101 Z M 438 0 L 67 67 34 101 34 135 34 168 0 842 0 1515 0 1717 0 1987 34 2121 67 2256 135 2357 236 2424 337 2458 438 2492 673 2492 1178 2559 1650 2559 1885 2593 2121 2559 2222 2525 2323 2492 2390 2391 2458 2290 2525 1987 2559 1684 2559 1044 2592 572 2559 370 2525 236 2458 168 2357 101 2256 67 1986 34 1481 34 774 0 Z N"/>
        </draw:custom-shape>
        <draw:custom-shape draw:name="Shape 1608" draw:style-name="Mgr3" draw:text-style-name="MP5" draw:layer="layout" svg:width="0.092cm" svg:height="0.117cm" svg:x="13.841cm" svg:y="18.607cm">
          <text:p/>
          <draw:enhanced-geometry draw:mirror-horizontal="false" draw:mirror-vertical="false" drawooo:sub-view-size="506 641" svg:viewBox="0 0 12650 16025" draw:type="ooxml-non-primitive" draw:enhanced-path="M 270 136 L 371 169 304 237 270 270 169 270 135 203 135 136 Z M 203 1 L 135 35 68 68 34 102 1 169 1 237 68 338 203 405 304 405 270 439 236 506 203 472 135 472 135 573 169 641 236 641 304 607 371 540 438 439 472 304 506 203 472 169 405 136 371 68 304 35 203 1 Z N"/>
        </draw:custom-shape>
        <draw:custom-shape draw:name="Shape 1609" draw:style-name="Mgr3" draw:text-style-name="MP5" draw:layer="layout" svg:width="0.092cm" svg:height="0.074cm" svg:x="8.975cm" svg:y="18.576cm">
          <text:p/>
          <draw:enhanced-geometry draw:mirror-horizontal="false" draw:mirror-vertical="false" drawooo:sub-view-size="506 405" svg:viewBox="0 0 12650 10125" draw:type="ooxml-non-primitive" draw:enhanced-path="M 203 102 L 203 135 237 169 338 135 203 270 136 304 102 304 136 203 169 135 203 102 Z M 169 1 L 102 68 35 102 1 270 1 371 68 405 237 405 371 304 439 236 506 169 506 102 472 34 439 34 371 1 Z N"/>
        </draw:custom-shape>
        <draw:custom-shape draw:name="Shape 1610" draw:style-name="Mgr3" draw:text-style-name="MP5" draw:layer="layout" svg:width="0.496cm" svg:height="0.21cm" svg:x="14.443cm" svg:y="18.856cm">
          <text:p/>
          <draw:enhanced-geometry draw:mirror-horizontal="false" draw:mirror-vertical="false" drawooo:sub-view-size="2694 1146" svg:viewBox="0 0 67350 28650" draw:type="ooxml-non-primitive" draw:enhanced-path="M 1549 1 L 1112 34 337 34 102 68 34 102 34 169 1 304 1 438 1 741 1 1145 135 1145 135 741 135 337 135 203 506 169 876 135 1246 169 1583 135 1953 135 2155 169 2324 203 2425 236 2492 304 2526 405 2559 506 2559 741 2559 943 2526 1145 2660 1145 2694 876 2694 539 2660 337 2593 203 2458 102 2324 68 2155 34 1987 1 Z N"/>
        </draw:custom-shape>
        <draw:custom-shape draw:name="Shape 1611" draw:style-name="Mgr3" draw:text-style-name="MP5" draw:layer="layout" svg:width="0.105cm" svg:height="0.117cm" svg:x="10.055cm" svg:y="18.595cm">
          <text:p/>
          <draw:enhanced-geometry draw:mirror-horizontal="false" draw:mirror-vertical="false" drawooo:sub-view-size="573 641" svg:viewBox="0 0 14325 16025" draw:type="ooxml-non-primitive" draw:enhanced-path="M 303 1 L 169 68 68 169 68 203 68 236 135 236 270 135 371 102 438 135 202 337 34 506 0 539 0 607 34 607 101 640 404 573 539 573 573 539 573 472 539 438 404 438 270 472 539 203 573 169 573 135 539 68 472 1 Z N"/>
        </draw:custom-shape>
        <draw:custom-shape draw:name="Shape 1612" draw:style-name="Mgr3" draw:text-style-name="MP5" draw:layer="layout" svg:width="0.49cm" svg:height="0.303cm" svg:x="11.035cm" svg:y="17.981cm">
          <text:p/>
          <draw:enhanced-geometry draw:mirror-horizontal="false" draw:mirror-vertical="false" drawooo:sub-view-size="2661 1651" svg:viewBox="0 0 66525 41275" draw:type="ooxml-non-primitive" draw:enhanced-path="M 943 135 L 1954 169 2257 169 2358 202 2425 236 2459 303 2459 438 2459 573 2425 808 2425 1111 2459 1246 2492 1381 2021 1414 1516 1414 1112 1448 674 1515 438 1482 203 1414 169 1381 135 1347 135 1179 135 909 135 573 102 236 135 236 236 169 337 135 Z M 304 0 L 203 34 102 101 102 34 34 34 1 337 1 640 1 1246 34 1347 68 1448 135 1515 236 1583 472 1616 741 1650 1280 1583 1617 1549 2257 1549 2593 1515 2661 1482 2661 1448 2661 1414 2593 1246 2560 1078 2560 741 2593 539 2593 371 2560 202 2459 34 2425 34 2391 0 2055 34 1718 34 1011 0 Z N"/>
        </draw:custom-shape>
        <draw:custom-shape draw:name="Shape 1613" draw:style-name="Mgr3" draw:text-style-name="MP5" draw:layer="layout" svg:width="0.477cm" svg:height="0.223cm" svg:x="13.381cm" svg:y="18.843cm">
          <text:p/>
          <draw:enhanced-geometry draw:mirror-horizontal="false" draw:mirror-vertical="false" drawooo:sub-view-size="2593 1213" svg:viewBox="0 0 64825 30325" draw:type="ooxml-non-primitive" draw:enhanced-path="M 1852 0 L 1347 34 842 68 68 68 34 101 0 135 0 169 34 202 0 404 0 640 34 1078 34 1212 169 1212 169 741 135 472 135 236 909 202 1684 135 1953 135 2189 169 2323 202 2391 303 2424 404 2458 539 2458 876 2424 1212 2525 1212 2593 842 2593 505 2559 303 2492 169 2357 68 2189 34 2020 0 Z N"/>
        </draw:custom-shape>
        <draw:custom-shape draw:name="Shape 1614" draw:style-name="Mgr3" draw:text-style-name="MP5" draw:layer="layout" svg:width="0.508cm" svg:height="0.303cm" svg:x="12.699cm" svg:y="17.974cm">
          <text:p/>
          <draw:enhanced-geometry draw:mirror-horizontal="false" draw:mirror-vertical="false" drawooo:sub-view-size="2762 1651" svg:viewBox="0 0 69050 41275" draw:type="ooxml-non-primitive" draw:enhanced-path="M 2593 135 L 2627 169 2661 169 2661 270 2627 573 2526 1145 2492 1314 2425 1415 2324 1448 2122 1482 1785 1516 1415 1482 843 1448 506 1448 337 1415 270 1381 203 1314 169 1246 135 1145 135 910 135 539 203 203 438 169 742 169 1213 135 Z M 742 1 L 472 34 203 68 169 34 135 34 102 68 102 102 68 135 34 203 34 236 68 270 1 708 1 1145 34 1280 68 1381 135 1448 203 1516 472 1583 742 1617 1314 1650 1954 1650 2257 1617 2593 1549 2627 1516 2627 1482 2661 1145 2694 809 2728 472 2762 102 2762 68 2728 68 2324 34 1954 1 1146 34 742 1 Z N"/>
        </draw:custom-shape>
        <draw:custom-shape draw:name="Shape 1615" draw:style-name="Mgr3" draw:text-style-name="MP5" draw:layer="layout" svg:width="0.496cm" svg:height="0.309cm" svg:x="9.347cm" svg:y="17.962cm">
          <text:p/>
          <draw:enhanced-geometry draw:mirror-horizontal="false" draw:mirror-vertical="false" drawooo:sub-view-size="2694 1684" svg:viewBox="0 0 67350 42100" draw:type="ooxml-non-primitive" draw:enhanced-path="M 707 135 L 976 202 1212 202 1885 236 2222 236 2559 202 2559 202 2492 707 2492 1179 2458 1313 2458 1414 2357 1482 2256 1482 1616 1515 1313 1515 875 1549 640 1515 438 1515 303 1448 269 1414 236 1381 202 606 202 303 202 236 168 270 135 236 168 236 168 202 168 169 438 135 Z M 269 0 L 135 34 34 68 0 101 0 169 34 202 101 202 67 337 67 472 67 1010 101 1515 135 1549 168 1583 438 1650 707 1684 2121 1684 2390 1650 2492 1616 2559 1549 2593 1482 2626 1381 2626 775 2660 472 2694 169 2660 101 2593 68 2222 101 1818 101 976 34 505 0 Z N"/>
        </draw:custom-shape>
        <draw:custom-shape draw:name="Shape 1616" draw:style-name="Mgr3" draw:text-style-name="MP5" draw:layer="layout" svg:width="0.514cm" svg:height="0.322cm" svg:x="15.479cm" svg:y="17.956cm">
          <text:p/>
          <draw:enhanced-geometry draw:mirror-horizontal="false" draw:mirror-vertical="false" drawooo:sub-view-size="2795 1752" svg:viewBox="0 0 69875 43800" draw:type="ooxml-non-primitive" draw:enhanced-path="M 505 102 L 909 135 1380 169 1818 203 2155 236 2492 236 2559 270 2593 337 2660 607 2660 876 2660 1078 2660 1246 2626 1448 2593 1516 2559 1549 2424 1617 2155 1617 1717 1583 1481 1549 1279 1549 707 1617 471 1583 404 1583 370 1549 337 1482 303 1280 303 741 303 203 303 169 269 135 505 102 Z M 337 1 L 168 34 34 135 0 169 34 203 67 236 101 203 202 169 236 152 236 169 168 506 135 809 135 1011 168 1213 168 1415 168 1617 202 1684 236 1684 539 1718 842 1718 1481 1684 1717 1718 1953 1751 2458 1751 2593 1684 2727 1583 2761 1415 2795 1213 2795 842 2761 506 2694 304 2626 203 2559 135 2391 102 2222 135 2088 135 1919 102 1616 68 1145 34 673 1 Z N"/>
        </draw:custom-shape>
        <draw:custom-shape draw:name="Shape 1617" draw:style-name="Mgr3" draw:text-style-name="MP5" draw:layer="layout" svg:width="0.514cm" svg:height="0.297cm" svg:x="13.81cm" svg:y="17.974cm">
          <text:p/>
          <draw:enhanced-geometry draw:mirror-horizontal="false" draw:mirror-vertical="false" drawooo:sub-view-size="2795 1617" svg:viewBox="0 0 69875 40425" draw:type="ooxml-non-primitive" draw:enhanced-path="M 2660 169 L 2593 1415 2020 1448 1448 1415 876 1415 303 1448 202 1145 169 809 135 506 202 203 303 169 404 169 606 203 1111 236 1886 236 2660 169 Z M 404 1 L 202 34 169 34 135 68 101 68 68 135 101 169 34 337 0 506 0 876 68 1246 169 1549 202 1583 270 1617 573 1583 876 1549 1482 1583 2088 1617 2694 1583 2727 1549 2761 1516 2761 809 2795 102 2795 34 2727 1 1886 68 1482 102 1044 68 640 34 404 1 Z N"/>
        </draw:custom-shape>
        <draw:custom-shape draw:name="Shape 1618" draw:style-name="Mgr3" draw:text-style-name="MP5" draw:layer="layout" svg:width="0.477cm" svg:height="0.483cm" svg:x="9.881cm" svg:y="18.316cm">
          <text:p/>
          <draw:enhanced-geometry draw:mirror-horizontal="false" draw:mirror-vertical="false" drawooo:sub-view-size="2593 2627" svg:viewBox="0 0 64825 65675" draw:type="ooxml-non-primitive" draw:enhanced-path="M 1953 135 L 2189 169 2324 202 2391 270 2425 404 2458 539 2458 775 2425 1010 2357 1516 2357 1751 2357 2088 2357 2223 2324 2357 2223 2425 2122 2458 1987 2458 1852 2425 1617 2357 1246 2357 910 2391 708 2425 472 2425 337 2391 270 2357 169 2290 135 2189 135 1819 135 1415 169 1078 135 741 135 472 135 202 910 202 1684 135 Z M 1852 0 L 1347 34 842 68 68 68 34 101 1 135 1 169 34 202 1 404 1 640 34 1078 1 1751 1 2088 34 2425 68 2458 102 2492 438 2526 775 2559 1482 2492 1684 2526 1920 2593 2189 2627 2290 2593 2357 2559 2425 2458 2458 2391 2492 2189 2492 1785 2492 1549 2526 1314 2559 842 2593 505 2559 303 2492 169 2357 68 2189 34 2021 0 Z N"/>
        </draw:custom-shape>
        <draw:custom-shape draw:name="Shape 1619" draw:style-name="Mgr3" draw:text-style-name="MP5" draw:layer="layout" svg:width="0.514cm" svg:height="0.297cm" svg:x="9.887cm" svg:y="17.974cm">
          <text:p/>
          <draw:enhanced-geometry draw:mirror-horizontal="false" draw:mirror-vertical="false" drawooo:sub-view-size="2795 1617" svg:viewBox="0 0 69875 40425" draw:type="ooxml-non-primitive" draw:enhanced-path="M 2660 169 L 2593 1415 2020 1448 1448 1415 876 1415 303 1448 202 1145 169 809 135 506 202 203 303 169 404 169 606 203 1111 236 1886 236 2660 169 Z M 404 1 L 202 34 169 34 135 68 101 68 68 135 101 169 34 337 0 506 0 876 68 1246 169 1549 202 1583 270 1617 573 1583 876 1549 1482 1583 2088 1617 2694 1583 2727 1549 2761 1516 2761 809 2795 102 2795 34 2727 1 1886 68 1482 102 1044 68 640 34 404 1 Z N"/>
        </draw:custom-shape>
        <draw:custom-shape draw:name="Shape 1620" draw:style-name="Mgr3" draw:text-style-name="MP5" draw:layer="layout" svg:width="0.44cm" svg:height="0.21cm" svg:x="10.141cm" svg:y="18.856cm">
          <text:p/>
          <draw:enhanced-geometry draw:mirror-horizontal="false" draw:mirror-vertical="false" drawooo:sub-view-size="2391 1146" svg:viewBox="0 0 59775 28650" draw:type="ooxml-non-primitive" draw:enhanced-path="M 1011 1 L 607 34 337 68 236 102 102 169 68 270 34 371 34 607 1 1145 135 1145 169 842 169 539 203 371 236 304 304 236 506 169 741 135 1112 135 1516 169 1886 203 2256 304 2223 674 2256 1044 2223 1145 2391 1145 2391 977 2357 438 2357 304 2391 304 2391 236 2391 203 2357 169 2324 169 1920 68 1482 1 Z N"/>
        </draw:custom-shape>
        <draw:custom-shape draw:name="Shape 1621" draw:style-name="Mgr3" draw:text-style-name="MP5" draw:layer="layout" svg:width="0.452cm" svg:height="0.223cm" svg:x="13.915cm" svg:y="18.843cm">
          <text:p/>
          <draw:enhanced-geometry draw:mirror-horizontal="false" draw:mirror-vertical="false" drawooo:sub-view-size="2459 1213" svg:viewBox="0 0 61475 30325" draw:type="ooxml-non-primitive" draw:enhanced-path="M 2391 0 L 2021 34 1650 68 1280 101 304 101 169 68 34 101 1 169 1 202 34 236 34 404 34 573 68 876 68 1212 203 1212 203 1010 203 808 169 606 135 404 169 202 270 236 506 270 1145 236 2324 169 2324 674 2290 1212 2459 1212 2459 640 2459 68 2425 34 2391 0 Z N"/>
        </draw:custom-shape>
        <draw:custom-shape draw:name="Shape 1622" draw:style-name="Mgr3" draw:text-style-name="MP5" draw:layer="layout" svg:width="0.502cm" svg:height="0.309cm" svg:x="10.452cm" svg:y="17.962cm">
          <text:p/>
          <draw:enhanced-geometry draw:mirror-horizontal="false" draw:mirror-vertical="false" drawooo:sub-view-size="2729 1684" svg:viewBox="0 0 68225 42100" draw:type="ooxml-non-primitive" draw:enhanced-path="M 1853 101 L 2324 135 2391 169 2459 169 2492 202 2492 270 2526 404 2492 539 2492 1010 2526 1246 2560 1448 1449 1515 304 1515 237 707 237 303 237 236 641 202 1045 169 1449 135 1853 101 Z M 1146 0 L 708 68 237 101 237 34 169 34 169 101 35 101 1 169 35 202 68 236 136 236 102 573 102 909 169 1583 203 1650 237 1684 1449 1684 2661 1583 2694 1583 2728 1515 2661 1145 2627 808 2627 438 2627 101 2593 34 2560 34 1853 0 Z N"/>
        </draw:custom-shape>
        <draw:custom-shape draw:name="Shape 1623" draw:style-name="Mgr3" draw:text-style-name="MP5" draw:layer="layout" svg:width="0.502cm" svg:height="0.309cm" svg:x="14.374cm" svg:y="17.962cm">
          <text:p/>
          <draw:enhanced-geometry draw:mirror-horizontal="false" draw:mirror-vertical="false" drawooo:sub-view-size="2728 1684" svg:viewBox="0 0 68200 42100" draw:type="ooxml-non-primitive" draw:enhanced-path="M 1852 101 L 2323 135 2391 169 2458 169 2492 202 2492 270 2525 404 2492 539 2492 1010 2525 1246 2559 1448 1448 1515 303 1515 236 707 236 303 236 236 640 202 1044 169 1448 135 1852 101 Z M 1145 0 L 707 68 236 101 236 34 169 34 169 101 34 101 0 169 34 202 68 236 135 236 101 573 101 909 169 1583 202 1650 236 1684 1448 1684 2660 1583 2694 1583 2727 1515 2660 1145 2626 808 2626 438 2626 101 2593 34 2559 34 1852 0 Z N"/>
        </draw:custom-shape>
        <draw:custom-shape draw:name="Shape 1624" draw:style-name="Mgr3" draw:text-style-name="MP5" draw:layer="layout" svg:width="0.179cm" svg:height="0.086cm" svg:x="16.292cm" svg:y="18.638cm">
          <text:p/>
          <draw:enhanced-geometry draw:mirror-horizontal="false" draw:mirror-vertical="false" drawooo:sub-view-size="977 472" svg:viewBox="0 0 24425 11800" draw:type="ooxml-non-primitive" draw:enhanced-path="M 371 0 L 270 34 169 101 68 135 1 202 1 236 1 303 34 371 102 404 270 472 337 472 371 438 337 371 304 337 708 337 910 303 943 270 977 236 943 202 910 169 506 202 236 202 304 169 405 101 438 68 438 34 405 0 Z N"/>
        </draw:custom-shape>
        <draw:custom-shape draw:name="Shape 1625" draw:style-name="Mgr3" draw:text-style-name="MP5" draw:layer="layout" svg:width="0.502cm" svg:height="0.309cm" svg:x="16.05cm" svg:y="17.968cm">
          <text:p/>
          <draw:enhanced-geometry draw:mirror-horizontal="false" draw:mirror-vertical="false" drawooo:sub-view-size="2728 1684" svg:viewBox="0 0 68200 42100" draw:type="ooxml-non-primitive" draw:enhanced-path="M 236 135 L 640 168 1785 202 2189 202 2391 236 2492 236 2559 269 2593 404 2593 539 2593 808 2593 1414 2559 1448 2492 1515 2290 1549 1617 1549 910 1481 472 1448 371 1414 304 1313 236 1178 236 1044 203 707 203 438 236 303 203 135 Z M 236 0 L 34 34 1 67 1 101 1 135 34 168 102 168 102 202 102 303 68 471 68 673 102 1111 203 1549 236 1582 573 1582 876 1616 1482 1683 2357 1683 2660 1616 2694 1582 2728 1549 2728 909 2728 572 2660 269 2627 168 2526 135 2425 101 1650 101 977 34 506 0 Z N"/>
        </draw:custom-shape>
        <draw:custom-shape draw:name="Shape 1626" draw:style-name="Mgr3" draw:text-style-name="MP5" draw:layer="layout" svg:width="0.763cm" svg:height="0.477cm" svg:x="15.783cm" svg:y="18.322cm">
          <text:p/>
          <draw:enhanced-geometry draw:mirror-horizontal="false" draw:mirror-vertical="false" drawooo:sub-view-size="4142 2593" svg:viewBox="0 0 103550 64825" draw:type="ooxml-non-primitive" draw:enhanced-path="M 2661 135 L 3772 168 3873 168 3940 269 3974 404 4007 539 4007 842 4007 1044 4007 1751 3974 2189 3940 2323 3873 2357 3267 2424 2021 2424 1415 2357 809 2323 506 2323 203 2357 169 1616 135 875 203 539 203 370 203 202 270 202 371 168 775 168 1415 135 Z M 540 0 L 371 34 203 67 169 101 135 101 102 135 102 168 135 202 169 202 102 269 68 337 34 572 1 1010 1 1717 68 2458 102 2492 169 2525 641 2492 1146 2492 2122 2559 2593 2593 3065 2559 4007 2492 4041 2458 4075 2424 4108 1987 4142 1515 4142 606 4108 404 4041 236 4007 135 3940 101 3873 34 3772 34 2863 0 1920 0 910 34 540 0 Z N"/>
        </draw:custom-shape>
        <draw:custom-shape draw:name="Shape 1627" draw:style-name="Mgr3" draw:text-style-name="MP5" draw:layer="layout" svg:width="0.067cm" svg:height="0.13cm" svg:x="9.546cm" svg:y="18.583cm">
          <text:p/>
          <draw:enhanced-geometry draw:mirror-horizontal="false" draw:mirror-vertical="false" drawooo:sub-view-size="371 708" svg:viewBox="0 0 9275 17700" draw:type="ooxml-non-primitive" draw:enhanced-path="M 303 0 L 270 34 135 135 0 270 0 337 34 371 68 371 202 270 202 270 169 640 202 674 236 707 303 674 303 640 337 371 371 101 371 34 337 0 Z N"/>
        </draw:custom-shape>
        <draw:custom-shape draw:name="Shape 1628" draw:style-name="Mgr3" draw:text-style-name="MP5" draw:layer="layout" svg:width="0.49cm" svg:height="0.303cm" svg:x="14.958cm" svg:y="17.981cm">
          <text:p/>
          <draw:enhanced-geometry draw:mirror-horizontal="false" draw:mirror-vertical="false" drawooo:sub-view-size="2661 1651" svg:viewBox="0 0 66525 41275" draw:type="ooxml-non-primitive" draw:enhanced-path="M 944 135 L 1954 169 2257 169 2358 202 2425 236 2459 303 2459 438 2459 573 2425 808 2425 1111 2459 1246 2492 1381 2021 1414 1516 1414 1112 1448 674 1515 439 1482 203 1414 169 1381 136 1347 136 1179 136 909 136 573 102 236 136 236 237 169 338 135 Z M 304 0 L 203 34 102 101 102 34 35 34 1 337 1 640 1 1246 35 1347 68 1448 136 1515 237 1583 472 1616 742 1650 1280 1583 1617 1549 2257 1549 2593 1515 2661 1482 2661 1448 2661 1414 2593 1246 2560 1078 2560 741 2593 539 2593 371 2560 202 2459 34 2425 34 2391 0 2055 34 1718 34 1011 0 Z N"/>
        </draw:custom-shape>
        <draw:custom-shape draw:name="Shape 1629" draw:style-name="Mgr3" draw:text-style-name="MP5" draw:layer="layout" svg:width="0.477cm" svg:height="0.204cm" svg:x="9.595cm" svg:y="18.862cm">
          <text:p/>
          <draw:enhanced-geometry draw:mirror-horizontal="false" draw:mirror-vertical="false" drawooo:sub-view-size="2594 1112" svg:viewBox="0 0 64850 27800" draw:type="ooxml-non-primitive" draw:enhanced-path="M 472 0 L 102 68 102 101 68 101 34 135 1 640 1 1111 135 1111 135 741 169 472 135 337 102 202 135 202 438 169 741 135 2088 135 2223 169 2324 236 2391 337 2459 505 2459 707 2459 1111 2593 1111 2593 640 2560 404 2492 202 2425 135 2324 68 2223 34 2122 0 Z N"/>
        </draw:custom-shape>
        <draw:custom-shape draw:name="Shape 1630" draw:style-name="Mgr3" draw:text-style-name="MP5" draw:layer="layout" svg:width="0.458cm" svg:height="0.477cm" svg:x="9.329cm" svg:y="18.328cm">
          <text:p/>
          <draw:enhanced-geometry draw:mirror-horizontal="false" draw:mirror-vertical="false" drawooo:sub-view-size="2492 2594" svg:viewBox="0 0 62300 64850" draw:type="ooxml-non-primitive" draw:enhanced-path="M 2222 135 L 2289 169 2323 203 2357 236 2357 337 2357 842 2323 1348 2323 1853 2357 2358 2087 2425 1818 2459 1246 2425 707 2391 438 2358 269 2324 202 2257 135 2021 135 1752 135 1247 168 708 202 169 1279 169 1919 135 Z M 135 1 L 101 34 67 68 67 102 101 135 34 438 0 741 0 1348 34 2021 34 2189 67 2290 101 2358 135 2391 168 2425 303 2459 673 2492 1044 2560 1751 2593 2121 2560 2289 2526 2458 2492 2491 2459 2491 2391 2458 2122 2458 1819 2458 1247 2491 674 2491 102 2491 68 2424 34 1852 1 1279 1 707 34 135 1 Z N"/>
        </draw:custom-shape>
        <draw:custom-shape draw:name="Shape 1631" draw:style-name="Mgr3" draw:text-style-name="MP5" draw:layer="layout" svg:width="0.459cm" svg:height="0.21cm" svg:x="12.829cm" svg:y="18.856cm">
          <text:p/>
          <draw:enhanced-geometry draw:mirror-horizontal="false" draw:mirror-vertical="false" drawooo:sub-view-size="2493 1146" svg:viewBox="0 0 62325 28650" draw:type="ooxml-non-primitive" draw:enhanced-path="M 169 1 L 102 34 102 68 102 102 102 135 68 371 35 640 1 1145 136 1145 203 169 1314 169 1920 135 2223 135 2290 169 2324 203 2358 236 2391 337 2358 1145 2459 1145 2492 640 2492 102 2492 68 2459 34 1886 1 1314 34 742 34 169 1 Z N"/>
        </draw:custom-shape>
        <draw:custom-shape draw:name="Shape 1632" draw:style-name="Mgr3" draw:text-style-name="MP5" draw:layer="layout" svg:width="0.781cm" svg:height="0.229cm" svg:x="8.782cm" svg:y="18.837cm">
          <text:p/>
          <draw:enhanced-geometry draw:mirror-horizontal="false" draw:mirror-vertical="false" drawooo:sub-view-size="4243 1247" svg:viewBox="0 0 106075 31175" draw:type="ooxml-non-primitive" draw:enhanced-path="M 3333 1 L 3098 34 2727 68 2155 102 1044 102 505 135 303 169 202 236 101 371 34 506 0 708 0 876 0 1246 169 1246 169 842 202 573 236 438 303 337 371 304 505 270 1650 270 2593 236 2963 203 3434 169 3636 203 3838 270 3973 371 4007 438 4040 539 4074 876 4040 1246 4242 1246 4242 842 4175 438 4175 337 4108 270 3973 135 3771 68 3569 34 3333 1 Z N"/>
        </draw:custom-shape>
        <draw:custom-shape draw:name="Shape 1633" draw:style-name="Mgr3" draw:text-style-name="MP5" draw:layer="layout" svg:width="0.086cm" svg:height="0.099cm" svg:x="13.288cm" svg:y="18.614cm">
          <text:p/>
          <draw:enhanced-geometry draw:mirror-horizontal="false" draw:mirror-vertical="false" drawooo:sub-view-size="472 540" svg:viewBox="0 0 11800 13500" draw:type="ooxml-non-primitive" draw:enhanced-path="M 303 102 L 337 169 303 203 169 135 236 102 Z M 169 1 L 68 34 0 135 0 203 34 236 202 270 202 304 270 304 169 337 101 405 68 438 101 506 270 539 404 506 438 506 472 472 438 337 371 236 438 203 438 102 371 34 270 1 Z N"/>
        </draw:custom-shape>
        <draw:custom-shape draw:name="Shape 1634" draw:style-name="Mgr3" draw:text-style-name="MP5" draw:layer="layout" svg:width="0.458cm" svg:height="0.21cm" svg:x="12.277cm" svg:y="18.856cm">
          <text:p/>
          <draw:enhanced-geometry draw:mirror-horizontal="false" draw:mirror-vertical="false" drawooo:sub-view-size="2492 1146" svg:viewBox="0 0 62300 28650" draw:type="ooxml-non-primitive" draw:enhanced-path="M 1280 1 L 135 102 101 135 68 169 68 203 101 236 135 236 68 472 34 708 0 1145 135 1145 135 708 202 270 236 270 270 236 876 203 1515 135 1886 135 2290 169 2323 203 2357 270 2357 539 2357 1011 2357 1145 2492 1145 2492 102 2492 68 2458 34 2155 1 Z N"/>
        </draw:custom-shape>
        <draw:custom-shape draw:name="Shape 1635" draw:style-name="Mgr3" draw:text-style-name="MP5" draw:layer="layout" svg:width="0.328cm" svg:height="0.136cm" svg:x="25.093cm" svg:y="8.255cm">
          <text:p/>
          <draw:enhanced-geometry draw:mirror-horizontal="false" draw:mirror-vertical="false" drawooo:sub-view-size="1786 742" svg:viewBox="0 0 44650 18550" draw:type="ooxml-non-primitive" draw:enhanced-path="M 1752 1 L 1314 102 876 236 439 405 35 573 1 607 1 674 35 708 68 741 371 708 641 640 1213 438 1785 270 1785 1 Z N"/>
        </draw:custom-shape>
        <draw:custom-shape draw:name="Shape 1636" draw:style-name="Mgr3" draw:text-style-name="MP5" draw:layer="layout" svg:width="0.502cm" svg:height="0.179cm" svg:x="24.92cm" svg:y="7.796cm">
          <text:p/>
          <draw:enhanced-geometry draw:mirror-horizontal="false" draw:mirror-vertical="false" drawooo:sub-view-size="2728 977" svg:viewBox="0 0 68200 24425" draw:type="ooxml-non-primitive" draw:enhanced-path="M 2727 0 L 2492 67 1886 236 1246 438 34 909 0 943 34 976 371 976 707 943 1044 842 1381 741 2054 505 2391 404 2727 303 2727 0 Z N"/>
        </draw:custom-shape>
        <draw:custom-shape draw:name="Shape 1637" draw:style-name="Mgr3" draw:text-style-name="MP5" draw:layer="layout" svg:width="0.427cm" svg:height="0.16cm" svg:x="24.994cm" svg:y="7.944cm">
          <text:p/>
          <draw:enhanced-geometry draw:mirror-horizontal="false" draw:mirror-vertical="false" drawooo:sub-view-size="2324 876" svg:viewBox="0 0 58100 21900" draw:type="ooxml-non-primitive" draw:enhanced-path="M 2323 0 L 1953 135 1448 303 977 471 472 640 34 842 0 875 303 875 539 842 1044 741 1549 606 2020 438 2323 303 2323 0 Z N"/>
        </draw:custom-shape>
        <draw:custom-shape draw:name="Shape 1638" draw:style-name="Mgr3" draw:text-style-name="MP5" draw:layer="layout" svg:width="0.254cm" svg:height="0.117cm" svg:x="25.168cm" svg:y="8.54cm">
          <text:p/>
          <draw:enhanced-geometry draw:mirror-horizontal="false" draw:mirror-vertical="false" drawooo:sub-view-size="1382 640" svg:viewBox="0 0 34550 16000" draw:type="ooxml-non-primitive" draw:enhanced-path="M 1381 0 L 1045 101 775 169 439 236 270 303 136 404 68 505 1 640 35 640 371 573 708 472 1381 303 1381 0 Z N"/>
        </draw:custom-shape>
        <draw:custom-shape draw:name="Shape 1639" draw:style-name="Mgr3" draw:text-style-name="MP5" draw:layer="layout" svg:width="0.502cm" svg:height="0.185cm" svg:x="24.92cm" svg:y="7.615cm">
          <text:p/>
          <draw:enhanced-geometry draw:mirror-horizontal="false" draw:mirror-vertical="false" drawooo:sub-view-size="2728 1011" svg:viewBox="0 0 68200 25275" draw:type="ooxml-non-primitive" draw:enhanced-path="M 2727 1 L 1347 438 674 674 34 943 0 977 34 1011 404 1011 775 943 1145 809 1515 674 2121 438 2727 236 2727 1 Z N"/>
        </draw:custom-shape>
        <draw:custom-shape draw:name="Shape 1640" draw:style-name="Mgr3" draw:text-style-name="MP5" draw:layer="layout" svg:width="0.316cm" svg:height="0.142cm" svg:x="25.106cm" svg:y="8.404cm">
          <text:p/>
          <draw:enhanced-geometry draw:mirror-horizontal="false" draw:mirror-vertical="false" drawooo:sub-view-size="1718 775" svg:viewBox="0 0 42950 19375" draw:type="ooxml-non-primitive" draw:enhanced-path="M 1717 1 L 842 337 34 708 0 741 68 775 472 741 876 640 1313 506 1717 371 1717 1 Z N"/>
        </draw:custom-shape>
        <draw:custom-shape draw:name="Shape 1641" draw:style-name="Mgr3" draw:text-style-name="MP5" draw:layer="layout" svg:width="1.191cm" svg:height="0.409cm" svg:x="22.207cm" svg:y="8.304cm">
          <text:p/>
          <draw:enhanced-geometry draw:mirror-horizontal="false" draw:mirror-vertical="false" drawooo:sub-view-size="6465 2223" svg:viewBox="0 0 161625 55575" draw:type="ooxml-non-primitive" draw:enhanced-path="M 6364 1 L 6128 102 5825 237 5252 540 4949 641 4646 708 4512 742 4343 742 4209 708 4074 641 4007 641 3939 674 3872 775 3805 876 3704 910 3636 944 3569 910 3502 843 3333 641 3367 472 3333 405 3300 371 3199 371 3030 506 2963 641 2929 775 2963 876 2828 1011 2727 1045 2593 1112 2458 1112 2391 1045 2391 977 2424 876 2424 843 2391 775 2323 742 2256 742 2222 809 2189 977 2088 1179 1919 1348 1751 1449 1515 1482 1313 1482 1179 1449 1347 1078 1414 809 1414 742 1381 708 1347 674 1280 708 1044 843 876 1078 842 1179 808 1280 808 1415 876 1516 606 1819 539 1886 472 1920 404 1920 371 1886 270 1819 202 1651 202 1482 236 1280 337 1112 404 1045 505 977 539 944 539 910 505 876 472 876 371 910 303 944 169 1078 68 1280 0 1516 0 1752 34 1954 68 2021 135 2122 202 2156 303 2189 404 2223 505 2189 606 2156 707 2088 909 1886 1078 1617 1145 1651 1313 1684 1482 1718 1650 1684 1818 1651 1953 1583 2088 1482 2189 1381 2290 1247 2357 1280 2458 1314 2660 1280 2896 1179 3098 1045 3232 1112 3401 1146 3603 1179 3771 1112 3906 1045 4007 977 4074 944 4209 910 4613 910 4983 809 5353 708 5757 540 6128 371 6296 237 6465 136 6465 68 6465 35 6431 1 Z N"/>
        </draw:custom-shape>
        <draw:custom-shape draw:name="Shape 1642" draw:style-name="Mgr3" draw:text-style-name="MP5" draw:layer="layout" svg:width="1.756cm" svg:height="0.502cm" svg:x="22.685cm" svg:y="9.552cm">
          <text:p/>
          <draw:enhanced-geometry draw:mirror-horizontal="false" draw:mirror-vertical="false" drawooo:sub-view-size="9529 2728" svg:viewBox="0 0 238225 68200" draw:type="ooxml-non-primitive" draw:enhanced-path="M 9360 0 L 8855 67 8350 168 7845 303 7340 471 6330 842 5825 1010 5320 1145 2694 1886 1516 2189 775 2357 539 2424 438 2424 337 2458 270 2525 203 2593 169 2559 1 2559 1 2593 1 2626 34 2694 68 2727 708 2660 1314 2559 1920 2424 2526 2290 3738 1919 4950 1549 5489 1414 6027 1212 7138 808 7677 640 8249 471 8822 370 9360 337 9428 303 9495 269 9495 236 9529 168 9495 101 9495 67 9428 34 9360 0 Z N"/>
        </draw:custom-shape>
        <draw:custom-shape draw:name="Shape 1643" draw:style-name="Mgr3" draw:text-style-name="MP5" draw:layer="layout" svg:width="1.358cm" svg:height="5.61cm" svg:x="0.503cm" svg:y="13.456cm">
          <text:p/>
          <draw:enhanced-geometry draw:mirror-horizontal="false" draw:mirror-vertical="false" drawooo:sub-view-size="7374 30437" svg:viewBox="0 0 184350 760925" draw:type="ooxml-non-primitive" draw:enhanced-path="M 2660 236 L 2862 270 2997 337 3131 404 3199 539 3266 674 3333 842 3401 1179 3468 1650 3535 2155 3569 3165 3603 3502 3670 3805 3535 3872 3502 3805 3468 3771 3367 3771 3367 3839 3367 3940 3030 4074 2727 4142 2357 4175 1987 4142 1583 4175 1381 4175 1145 4142 976 4108 808 4041 707 3872 640 3670 471 2896 337 2121 269 1751 236 1381 236 977 269 573 640 472 1044 371 1448 303 1886 236 Z M 3401 4175 L 3502 4579 3603 5118 3603 5320 3636 5488 2997 5556 2357 5623 1818 5690 1549 5724 1313 5825 1313 5657 1279 5488 1212 5152 1178 4748 1145 4377 1482 4377 1785 4344 2222 4377 2626 4344 3030 4310 3199 4243 3401 4175 Z M 3737 5724 L 3838 5758 3906 5791 3939 5892 3973 5993 4007 6263 3973 6532 2593 6700 2020 6768 1751 6835 1448 6936 1279 6667 1212 6532 1145 6397 1111 6229 1111 6061 1246 6061 1414 6027 1684 5960 2290 5859 2896 5791 3737 5724 Z M 3771 6801 L 3771 6835 3771 7374 3838 7946 3906 8518 3973 9057 4040 9798 4175 10505 4276 10942 4444 11380 4815 12188 4411 12323 3973 12424 3131 12525 2694 12559 2458 12592 2256 12660 2222 11919 2155 11178 1987 9697 1953 9057 1886 8384 1785 7744 1684 7407 1583 7104 1886 7071 2222 7037 2862 6936 3771 6801 Z M 5185 12256 L 5185 12424 5252 12592 5320 12761 5421 12929 5623 13232 5892 13535 6161 13804 6431 14107 6666 14410 6734 14579 6801 14747 6868 14983 6868 15252 6868 15488 6835 15723 6700 16228 6532 16700 6363 17171 6229 17676 6161 17912 6128 18147 6128 18383 6161 18652 5320 18821 4882 18888 4444 18955 3636 19023 3232 19090 2862 19191 2727 18888 2559 18619 2323 18383 2088 18147 1852 17945 1650 17710 1515 17508 1381 17272 1279 17003 1212 16733 1145 16464 1111 16161 1111 15757 1178 15319 1279 14915 1414 14511 1684 13703 1818 13299 1919 12929 2357 12862 2795 12828 3704 12660 4007 12626 4343 12559 4646 12491 4916 12390 4983 12357 5050 12323 5185 12256 Z M 2054 0 L 1549 34 1044 135 539 270 303 337 101 472 67 505 67 539 67 573 101 606 34 808 0 1010 0 1414 67 1852 135 2256 236 2828 370 3401 404 3738 438 3940 505 4108 606 4209 673 4276 808 4344 909 4377 943 4815 976 5253 1010 5589 1044 5791 1145 5926 1111 5960 1077 5892 1010 5892 943 6027 943 6162 943 6296 976 6465 1111 6768 1279 7003 1212 7037 1178 7071 1212 7104 1381 7104 1482 7744 1583 8417 1684 9057 1751 9697 1886 11212 1953 11986 1987 12727 1987 12761 1919 12828 1919 12794 1852 12828 1785 12929 1684 13165 1549 13636 1313 14141 1145 14680 1010 15218 909 15791 909 16296 943 16767 1077 17238 1145 17440 1279 17676 1414 17912 1616 18114 2020 18484 2189 18652 2391 18854 2525 19090 2626 19359 2660 19427 2727 19460 2761 19460 2828 19427 2963 19764 3098 20134 3199 20471 3266 20841 3333 21582 3434 22322 3704 24107 3838 24982 3939 25891 4074 27036 4209 28181 4411 29325 4680 30436 4983 30436 4781 29797 4613 29123 4444 28181 4343 27271 4141 25386 3872 23669 3603 21986 3535 21312 3434 20639 3367 20302 3266 19966 3165 19663 2997 19393 3939 19225 4882 19124 5488 19056 5757 18989 6060 18888 6060 18888 6027 19663 6027 20437 6094 21211 6161 21986 6363 23568 6532 25083 7070 30436 7373 30436 7104 27777 6801 25083 6498 21952 6195 18821 6262 19023 6296 19056 6330 19090 6431 19124 6498 19056 6532 19023 6532 18955 6464 18686 6431 18450 6431 18181 6464 17945 6565 17440 6734 16935 6868 16430 7037 15925 7104 15420 7104 15185 7104 14915 7070 14713 7037 14545 6868 14208 6666 13905 6397 13636 6060 13266 5757 12862 5623 12660 5488 12458 5387 12222 5320 11953 5286 11919 5219 11919 5185 11953 5185 12087 5118 12054 5050 12054 5017 12087 4983 11919 4882 11751 4613 11111 4478 10808 4411 10437 4242 9596 4141 8687 4141 8350 4108 7710 4074 7374 4007 7104 3939 6902 3872 6835 3838 6801 3973 6801 4007 6835 4141 6835 4209 6734 4343 6734 4411 6700 4444 6667 4444 6566 4377 6498 4343 6465 4276 6465 4209 6498 4209 6027 4141 5556 4108 5488 4040 5455 3771 5488 3838 5320 3838 5152 3771 4815 3704 4445 3603 4074 3737 4007 3838 4074 3906 4108 3973 4108 4007 4041 4007 3940 3906 3738 3805 3502 3771 3232 3771 2929 3737 2357 3737 1852 3704 1448 3636 977 3603 775 3535 539 3434 371 3333 236 3199 135 3064 68 2896 34 2727 0 Z N"/>
        </draw:custom-shape>
        <draw:custom-shape draw:name="Shape 1644" draw:style-name="Mgr3" draw:text-style-name="MP5" draw:layer="layout" svg:width="2.587cm" svg:height="5.697cm" svg:x="0cm" svg:y="5.921cm">
          <text:p/>
          <draw:enhanced-geometry draw:mirror-horizontal="false" draw:mirror-vertical="false" drawooo:sub-view-size="14040 30908" svg:viewBox="0 0 351000 772700" draw:type="ooxml-non-primitive" draw:enhanced-path="M 0 0 L 0 135 303 236 606 371 1178 674 1549 842 1953 977 2761 1179 3703 1448 4613 1717 5522 2020 6397 2357 8215 3064 10067 3670 10976 3939 11885 4209 12794 4478 13703 4748 13703 4815 13737 4849 13770 4882 13669 5017 13568 5522 13400 6364 13164 7239 12895 8081 12626 8922 12053 10639 10841 14141 10235 15858 9562 17609 8989 19225 8383 20841 7272 24107 6161 27339 5017 30605 4680 30571 4411 30504 4175 30436 3703 30268 2693 29830 2222 29628 1717 29460 842 29191 0 28888 0 29224 505 29393 1044 29561 2087 29864 2559 30032 3030 30234 3501 30436 3973 30638 4444 30773 4714 30840 4848 30840 4983 30807 5017 30874 5118 30908 5185 30874 5252 30807 6330 27642 7407 24477 8484 21312 9057 19730 9663 18181 10302 16498 10908 14814 12053 11447 12626 9831 13198 8182 13434 7340 13669 6498 13838 5657 13905 4815 14006 4781 14040 4714 14006 4647 13939 4579 13063 4276 12154 4040 11279 3771 10370 3535 9393 3199 8417 2862 6464 2121 5555 1785 4680 1482 3771 1212 2828 977 2323 842 1818 707 1347 539 875 337 438 135 236 68 0 0 Z N"/>
        </draw:custom-shape>
        <draw:custom-shape draw:name="Shape 1645" draw:style-name="Mgr3" draw:text-style-name="MP5" draw:layer="layout" svg:width="0.874cm" svg:height="0.806cm" svg:x="21.084cm" svg:y="8.975cm">
          <text:p/>
          <draw:enhanced-geometry draw:mirror-horizontal="false" draw:mirror-vertical="false" drawooo:sub-view-size="4748 4377" svg:viewBox="0 0 118700 109425" draw:type="ooxml-non-primitive" draw:enhanced-path="M 606 202 L 674 269 775 370 943 539 1482 1077 1987 1650 2559 2256 3165 2794 3333 2895 3502 3030 3872 3232 4040 3333 4209 3468 4310 3636 4377 3805 4243 3838 4141 3805 4007 3737 3906 3636 3805 3501 3704 3400 3468 3198 3199 2996 2929 2828 2357 2525 2020 2289 1684 2020 1381 1751 1078 1448 640 943 404 707 169 505 202 471 337 337 472 269 606 202 Z M 505 0 L 371 67 169 202 34 370 0 404 0 471 34 505 68 539 135 505 303 707 505 943 808 1414 1246 1885 1717 2323 2020 2525 2323 2727 2929 3097 3199 3299 3468 3501 3737 3771 3939 4074 4040 4209 4141 4276 4243 4343 4344 4377 4411 4377 4512 4343 4647 4209 4748 4074 4748 3872 4748 3805 4680 3704 4613 3636 4512 3569 4445 3434 4310 3266 4209 3165 4074 3097 3771 2963 3535 2828 3300 2660 2828 2256 2189 1582 1549 875 1111 471 909 269 674 101 640 34 606 0 Z N"/>
        </draw:custom-shape>
        <draw:custom-shape draw:name="Shape 1646" draw:style-name="Mgr3" draw:text-style-name="MP5" draw:layer="layout" svg:width="0.074cm" svg:height="0.086cm" svg:x="0.782cm" svg:y="5.878cm">
          <text:p/>
          <draw:enhanced-geometry draw:mirror-horizontal="false" draw:mirror-vertical="false" drawooo:sub-view-size="405 473" svg:viewBox="0 0 10125 11825" draw:type="ooxml-non-primitive" draw:enhanced-path="M 202 1 L 101 68 68 102 34 135 0 270 0 371 68 438 135 472 236 438 303 405 371 304 371 270 404 270 404 203 404 169 404 102 371 68 303 1 Z N"/>
        </draw:custom-shape>
        <draw:custom-shape draw:name="Shape 1647" draw:style-name="Mgr3" draw:text-style-name="MP5" draw:layer="layout" svg:width="1.433cm" svg:height="1.166cm" svg:x="1.837cm" svg:y="0.242cm">
          <text:p/>
          <draw:enhanced-geometry draw:mirror-horizontal="false" draw:mirror-vertical="false" drawooo:sub-view-size="7779 6330" svg:viewBox="0 0 194475 158250" draw:type="ooxml-non-primitive" draw:enhanced-path="M 5893 168 L 6196 202 6532 269 6835 337 7105 438 7239 673 7340 909 5960 943 4613 976 2795 976 2189 1010 2189 1010 3368 606 4007 438 4647 303 5287 202 5590 168 Z M 6768 1111 L 6027 1347 4984 1717 4445 1919 3940 2155 3637 2323 3334 2525 3065 2761 2795 2997 2762 2997 2459 3030 2155 3064 1516 3030 876 2997 539 3030 236 3098 236 2795 270 2424 337 2155 472 1885 640 1683 842 1515 1078 1380 1347 1246 1617 1145 2256 1212 4176 1212 5489 1145 6768 1111 Z M 7441 1212 L 7509 1616 7509 2054 7475 2087 7307 2222 7105 2357 6869 2458 6600 2525 6061 2693 5623 2828 4748 3131 3906 3502 3570 3670 3300 3872 3031 4108 2829 4377 2694 4579 2627 4781 2492 5185 2425 5387 2358 5589 2223 5791 2088 5959 2054 6027 1751 5892 1415 5724 1145 5488 876 5185 741 4983 640 4747 438 4242 304 3737 270 3199 270 3199 573 3266 2021 3266 2560 3232 2155 3737 1751 4242 1011 5286 1011 5320 1044 5353 1112 5353 1280 5185 1448 5017 1751 4646 2324 3872 2694 3401 3098 2997 3536 2626 4041 2323 4445 2121 4849 1953 5724 1683 7441 1212 Z M 7509 2390 L 7441 2795 7307 3199 7172 3603 6970 3973 6768 4310 6532 4646 6263 4916 5960 5151 5691 5320 5421 5454 4849 5656 4277 5825 3671 5959 3300 6027 2930 6060 2223 6060 2425 5825 2560 5589 2661 5320 2762 5050 2863 4781 2964 4545 3132 4343 3267 4141 3469 3973 3671 3838 4142 3569 4681 3333 5219 3165 6297 2828 6903 2660 7206 2525 7509 2390 Z M 5219 0 L 4613 67 3738 269 2896 505 2054 774 1213 1077 910 1212 640 1380 438 1616 270 1852 135 2121 68 2424 1 2727 1 3030 34 3367 68 3704 135 4007 236 4343 371 4646 506 4949 640 5219 809 5454 1011 5724 1280 5926 1549 6094 1819 6229 2155 6296 2459 6330 2795 6330 3132 6296 3906 6195 4647 5993 5017 5892 5388 5724 5758 5555 6095 5387 6364 5185 6600 4949 6835 4680 7037 4411 7239 4074 7408 3771 7542 3401 7643 3064 7711 2693 7744 2323 7778 1953 7744 1582 7677 1246 7610 909 7475 572 7307 303 7273 236 7172 236 7105 269 6835 168 6499 67 6196 34 5859 0 Z N"/>
        </draw:custom-shape>
        <draw:custom-shape draw:name="Shape 1648" draw:style-name="Mgr3" draw:text-style-name="MP5" draw:layer="layout" svg:width="3.078cm" svg:height="6.845cm" svg:x="0cm" svg:y="5.331cm">
          <text:p/>
          <draw:enhanced-geometry draw:mirror-horizontal="false" draw:mirror-vertical="false" drawooo:sub-view-size="16700 37137" svg:viewBox="0 0 417500 928425" draw:type="ooxml-non-primitive" draw:enhanced-path="M 0 1 L 0 169 505 270 976 439 1953 809 2592 1011 3232 1179 3872 1348 4512 1550 7171 2358 8484 2795 9831 3233 12019 4007 14242 4815 14747 4984 15252 5186 15757 5455 15959 5623 16194 5792 16329 5960 16396 6162 16430 6431 16430 6768 16430 7105 16363 7475 16228 8283 16026 9091 15790 9798 15487 10808 15285 11448 15083 12054 14612 13333 14141 14613 13703 15892 13299 17172 12929 18485 12525 19831 12120 21144 11211 23838 9326 29124 7508 34376 7340 34982 7138 35655 7003 35992 6835 36261 6599 36497 6498 36598 6363 36699 6161 36800 5926 36834 5690 36867 5454 36834 4983 36733 4512 36598 4074 36430 3670 36228 2794 35824 2525 35689 2222 35588 1616 35386 1010 35218 404 35049 202 34948 0 34847 0 35184 505 35386 1044 35554 1650 35756 2222 35992 2828 36228 3400 36497 3804 36665 4209 36834 4613 36968 5050 37103 5387 37137 5690 37137 6027 37103 6330 37002 6599 36867 6835 36665 7037 36430 7205 36093 7710 34679 8181 33265 9158 30437 11178 24747 12154 21885 12592 20471 13030 19023 13838 16296 14275 14949 14747 13636 15252 12256 15723 10842 16060 9765 16329 8957 16531 8048 16632 7610 16666 7172 16699 6734 16666 6364 16598 5994 16464 5691 16363 5556 16262 5455 16127 5354 15992 5287 14982 4815 14477 4613 13972 4445 12659 3974 11346 3502 9831 2964 8316 2492 5286 1516 3737 1078 2188 641 1650 439 1111 237 842 136 572 68 303 1 Z N"/>
        </draw:custom-shape>
        <draw:custom-shape draw:name="Shape 1649" draw:style-name="Mgr3" draw:text-style-name="MP5" draw:layer="layout" svg:width="3.537cm" svg:height="1.501cm" svg:x="1.663cm" svg:y="0cm">
          <text:p/>
          <draw:enhanced-geometry draw:mirror-horizontal="false" draw:mirror-vertical="false" drawooo:sub-view-size="19191 8148" svg:viewBox="0 0 479775 203700" draw:type="ooxml-non-primitive" draw:enhanced-path="M 9528 2761 L 9663 2794 9932 2895 10100 3030 10235 3165 10336 3333 9730 3367 9461 3367 9158 3434 9191 3400 9259 2963 9292 2828 9393 2761 Z M 18618 3973 L 18719 4006 18820 4074 18888 4141 18955 4209 18989 4310 18989 4444 18989 4545 18955 4646 18854 4781 18719 4848 18585 4916 18450 4949 18214 4916 18012 4916 18181 4680 18349 4478 18484 4209 18618 3973 Z M 1650 7171 L 1885 7373 2121 7542 2390 7676 2660 7811 2491 7878 2289 7946 2087 7946 1852 7912 1683 7845 1582 7777 1549 7710 1515 7609 1549 7542 1582 7340 1650 7171 Z M 9090 0 L 7845 370 7373 471 6902 606 6397 707 5926 808 5017 1077 4141 1380 2323 1953 1549 2155 774 2390 438 2491 269 2559 135 2626 34 2626 34 2660 0 2727 0 3266 67 3838 168 4377 303 4949 539 5488 774 5993 1077 6464 1414 6902 1549 7070 1549 7104 1414 7306 1347 7542 1347 7676 1347 7777 1414 7878 1515 7979 1650 8047 1784 8114 1919 8148 2424 8148 2693 8047 2794 7979 2895 7912 3165 7979 3468 8047 4040 8148 4646 8148 5252 8080 5757 7946 6262 7811 6734 7609 7205 7373 7643 7070 8013 6734 8181 6565 8350 6330 8451 6128 8585 5892 8787 5320 8922 4781 9023 4209 9124 3636 10370 3535 10403 3501 10504 3771 10605 4040 10706 4242 10841 4444 11144 4781 11481 5118 11885 5387 12323 5623 12794 5825 13232 5959 13669 6060 14073 6128 14511 6161 14915 6161 15319 6128 15723 6060 16127 5959 16497 5858 16901 5690 17171 5555 17440 5387 17676 5219 17911 5017 18046 5084 18214 5118 18517 5118 18719 5050 18888 4983 19022 4848 19123 4714 19191 4579 19191 4411 19157 4276 19123 4141 19056 4040 18921 3905 18820 3838 18686 3804 18787 3400 18888 2996 18989 2357 19022 1717 19056 1077 19022 438 19022 0 18753 0 18753 640 18787 1279 18753 1919 18686 2559 18585 3165 18551 3400 18450 3636 18282 4074 18012 4478 17709 4815 17339 5118 16969 5353 16531 5555 16060 5724 15656 5825 15252 5858 14848 5892 14444 5892 14040 5858 13636 5791 13265 5690 12861 5589 12592 5454 12289 5320 12020 5151 11750 4983 11481 4781 11245 4545 11043 4310 10875 4040 10706 3703 10572 3367 10403 3030 10302 2862 10168 2727 9999 2626 9764 2559 9528 2491 9326 2525 9191 2592 9124 2660 9057 2761 9023 2862 8956 3097 8922 3367 8720 4478 8585 5017 8417 5555 8316 5825 8181 6060 8047 6296 7878 6498 7676 6700 7474 6868 7239 7037 6969 7205 6363 7441 5757 7643 5151 7811 4545 7878 3939 7878 3636 7845 3333 7777 3030 7676 2727 7575 2424 7407 2155 7239 1919 7070 1683 6868 1481 6633 1279 6397 1077 6128 943 5858 640 5252 438 4613 303 4006 202 3367 202 2761 505 2626 808 2491 1515 2323 2188 2155 2862 1986 4545 1481 5387 1212 6229 943 7070 774 7912 572 8686 370 9090 269 9461 168 10201 0 Z N"/>
        </draw:custom-shape>
        <draw:custom-shape draw:name="Shape 1650" draw:style-name="Mgr3" draw:text-style-name="MP5" draw:layer="layout" svg:width="1.464cm" svg:height="1.005cm" svg:x="3.569cm" svg:y="0cm">
          <text:p/>
          <draw:enhanced-geometry draw:mirror-horizontal="false" draw:mirror-vertical="false" drawooo:sub-view-size="7946 5455" svg:viewBox="0 0 198650 136375" draw:type="ooxml-non-primitive" draw:enhanced-path="M 7373 1380 L 7609 2155 7676 2559 7710 2996 7710 3232 7676 3434 7643 3400 6700 2828 6229 2559 5757 2323 5387 2121 5185 2054 4983 1986 6195 1717 6801 1549 7373 1380 Z M 4512 2087 L 5151 2323 5454 2424 5791 2559 6229 2794 6666 3064 7104 3333 7542 3602 7609 3602 7508 3838 7373 4040 7205 4242 7003 4411 6599 3939 6363 3703 6128 3468 5858 3266 5589 3097 5286 2963 4983 2929 4478 2895 3973 2929 2963 2996 1987 3097 976 3165 909 3198 909 3232 875 3165 741 2996 1145 2895 1549 2794 2357 2592 3973 2222 4512 2087 Z M 4646 3131 L 4882 3165 5084 3198 5320 3232 5522 3333 5757 3434 5959 3602 6195 3804 6397 4040 6835 4545 6532 4680 6195 4815 5825 4916 5454 5017 4714 5118 4040 5185 3468 5219 3199 5185 2929 5151 2660 5084 2424 4983 2189 4848 1953 4680 1650 4377 1414 4040 943 3299 943 3299 976 3333 1785 3333 2559 3299 3367 3198 4141 3131 Z M 1583 0 L 1313 101 1010 236 774 404 572 539 370 707 202 909 101 1111 0 1347 0 1582 0 1818 34 2054 135 2323 370 2828 673 3367 976 3838 1313 4310 1616 4714 1818 4882 2020 5017 2222 5151 2424 5286 2660 5353 2929 5421 3300 5454 3670 5454 4040 5421 4444 5387 5185 5286 5926 5118 6229 5050 6498 4949 6767 4848 7003 4714 7205 4579 7407 4377 7609 4175 7744 3905 7878 3636 7946 3367 7946 3064 7946 2794 7946 2525 7878 2222 7777 1683 7542 842 7272 0 6936 0 7104 404 7239 875 7306 1145 6498 1380 5623 1616 3939 2020 3131 2188 2256 2323 1852 2424 1448 2559 1044 2693 707 2895 505 2592 370 2289 269 1986 202 1650 370 1683 741 1683 909 1616 1280 1481 1583 1347 3805 606 4512 303 5252 0 4579 0 4040 236 3502 438 202 1582 236 1347 269 1212 337 1077 505 842 774 640 1078 471 1414 303 1717 202 2054 101 2323 67 2357 67 2391 0 Z N"/>
        </draw:custom-shape>
        <draw:custom-shape draw:name="Shape 1651" draw:style-name="Mgr3" draw:text-style-name="MP5" draw:layer="layout" svg:width="3.078cm" svg:height="3.14cm" svg:x="21.779cm" svg:y="0.695cm">
          <text:p/>
          <draw:enhanced-geometry draw:mirror-horizontal="false" draw:mirror-vertical="false" drawooo:sub-view-size="16700 17037" svg:viewBox="0 0 417500 425925" draw:type="ooxml-non-primitive" draw:enhanced-path="M 10471 169 L 10471 338 10538 472 10606 674 10336 775 10303 809 10202 641 10101 472 10269 338 10404 236 10471 169 Z M 10673 944 L 10673 1011 10707 1112 10774 1314 10673 1314 10336 1381 10303 1213 10269 1078 10404 1045 10673 944 Z M 10942 1516 L 11043 1617 11481 2055 11717 2290 11919 2526 11649 2627 11346 2694 10740 2829 10404 2896 10235 2930 10101 3031 10168 2425 10303 1819 10336 1583 10505 1550 10808 1516 Z M 12087 2728 L 12255 2964 11582 3199 10942 3368 10505 3502 10067 3637 10101 3199 10303 3166 10505 3132 10942 3031 11515 2896 11818 2829 12087 2728 Z M 12525 3098 L 12626 3671 12760 4243 13063 5320 13265 5994 13535 6633 13804 7273 14040 7913 14242 8519 14410 9159 14679 10404 14780 10876 14881 11347 15016 11818 15117 12020 15252 12222 14612 12458 13939 12660 13333 12828 12996 12929 12727 13030 12592 12458 12457 11919 12154 10808 11818 9563 11616 8923 11414 8317 11010 7239 10808 6667 10639 6128 10471 5590 10269 5051 10101 4479 9932 3940 9966 3906 10572 3704 11178 3536 11885 3368 12222 3233 12525 3098 Z M 15353 12492 L 15386 12761 15454 12997 15622 13535 15521 13502 15420 13502 15117 13535 14646 13670 13972 13872 13535 13973 13265 14040 13164 13805 13097 13569 12996 13367 12861 13199 13097 13165 13366 13098 13838 12963 14612 12727 15353 12492 Z M 337 11886 L 472 12155 674 12357 909 12593 1145 12727 1381 12828 1650 12896 1919 12929 2020 13333 2121 13805 2222 13939 2290 14074 2525 14276 2189 14175 1886 14040 1583 13906 1313 13704 1078 13468 876 13199 674 12929 539 12593 404 12256 337 11886 Z M 15285 13838 L 14545 14074 13972 14276 13669 14377 13400 14512 13400 14545 13400 14579 13669 14579 13939 14512 14444 14377 15117 14175 15757 13973 15790 14108 15184 14209 14578 14377 13972 14646 13703 14781 13467 14949 13400 14747 13299 14242 13669 14175 14073 14108 14814 13906 15285 13838 Z M 1145 3098 L 1684 3199 2189 3267 3232 3368 4276 3435 5320 3502 6397 3637 7508 3772 8619 3906 9730 3974 9831 4411 9932 4883 10269 5758 10639 6970 11077 8148 11346 8990 11616 9866 11582 9899 11649 10573 11616 11246 11548 11919 11447 12593 11178 13771 11111 14377 11077 14983 10538 15050 9495 15050 8956 14983 7878 14848 6835 14714 5892 14613 4949 14545 3064 14444 3064 14411 3064 14343 3030 14310 2997 14276 2795 14175 2593 14040 2458 13872 2323 13704 2256 13502 2189 13300 2189 13064 2189 12828 2155 12761 2088 12727 1852 12727 1650 12694 1448 12626 1246 12559 1078 12458 909 12357 573 12054 472 11886 303 11717 236 11111 269 10505 303 9899 370 9327 505 7778 674 6196 741 5421 842 4647 977 3873 1145 3098 Z M 15858 14377 L 15858 14444 15656 14478 15420 14545 15083 14646 14679 14747 14275 14916 13871 15084 13703 15185 13535 15320 13467 15017 13905 14916 14376 14781 14814 14646 15285 14512 15521 14444 15689 14411 15858 14377 Z M 15925 14747 L 15925 14815 14747 15151 14141 15387 13871 15522 13602 15656 13535 15421 13905 15320 14275 15219 14612 15084 14982 14949 15420 14882 15689 14815 15925 14747 Z M 15959 15050 L 15992 15185 15790 15219 15588 15252 15218 15387 14444 15690 14073 15858 13703 16060 13636 15791 13804 15757 13972 15724 14275 15623 14612 15488 14915 15387 15454 15252 15723 15151 15959 15050 Z M 16026 15421 L 16093 15623 15420 15858 14747 16027 14275 16195 14040 16262 13838 16397 13737 16128 14073 16060 14410 15959 14713 15825 15050 15690 16026 15421 Z M 16161 15825 L 16228 15993 15151 16330 14578 16532 14309 16667 14040 16835 13871 16532 14174 16465 14444 16397 14982 16229 15588 16060 16161 15825 Z M 10370 1 L 10303 68 10168 169 10033 304 10000 371 9966 472 10000 506 10033 607 10067 674 10134 876 10067 910 10033 977 10033 1045 10067 1078 10033 1449 10033 1651 10000 1886 9899 2324 9831 2661 9798 2997 9764 3334 9798 3671 9831 3772 9798 3772 7643 3536 5488 3368 3333 3166 1179 2964 1145 2930 1078 2930 1044 2964 1010 2997 1010 3031 876 3469 775 3906 674 4344 606 4782 539 5691 472 6566 370 7542 236 8519 101 9495 34 10472 0 10842 0 11246 34 11650 101 12054 168 12424 303 12795 505 13165 741 13468 909 13704 1145 13906 1381 14108 1650 14310 1953 14444 2256 14579 2559 14613 2828 14579 3333 14714 3838 14781 4310 14815 4848 14848 5858 14882 6835 14949 7912 15084 8956 15252 9495 15286 10033 15320 10572 15286 11111 15252 11245 15252 11279 15219 11313 15151 11313 14680 11380 14175 11616 13165 11818 12155 11919 11616 11919 11145 12222 12155 12356 12660 12491 13199 12525 13266 12626 13266 12693 13232 12727 13468 12828 13704 12996 14108 13131 14613 13265 15151 13333 15589 13467 16229 13568 16532 13669 16801 13737 16902 13804 16970 13905 17037 14040 17037 14107 16970 14376 16902 14679 16801 15218 16566 16262 16229 16295 16296 16329 16330 16430 16330 16497 16262 16497 16229 16531 16161 16497 16161 16598 16128 16666 16094 16666 16060 16699 15959 16632 15892 16531 15892 16464 15926 16396 15724 16464 15690 16430 15623 16396 15555 16363 15522 16262 15219 16161 14949 16127 14646 16026 14074 15959 13670 15824 13232 15656 12828 15454 12424 15521 12424 15588 12357 15588 12290 15555 12222 15487 12155 15487 12088 15353 11886 15218 11650 15151 11414 15083 11179 14982 10674 14881 10169 14612 8990 14477 8418 14309 7845 14073 7239 13838 6667 13568 6095 13366 5489 13164 4883 13030 4243 12861 3603 12693 2997 12693 2930 12693 2896 12659 2863 12626 2829 12558 2829 12525 2863 12457 2896 12323 2627 12154 2358 11952 2122 11717 1920 11447 1651 11212 1415 11010 1146 10909 977 10841 809 10841 742 10808 641 10707 439 10639 203 10606 102 10538 34 10505 1 10471 34 10437 1 Z N"/>
        </draw:custom-shape>
        <draw:custom-shape draw:name="Shape 1652" draw:style-name="Mgr3" draw:text-style-name="MP5" draw:layer="layout" svg:width="1.445cm" svg:height="0.638cm" svg:x="6.157cm" svg:y="0.577cm">
          <text:p/>
          <draw:enhanced-geometry draw:mirror-horizontal="false" draw:mirror-vertical="false" drawooo:sub-view-size="7846 3468" svg:viewBox="0 0 196150 86700" draw:type="ooxml-non-primitive" draw:enhanced-path="M 135 707 L 304 774 1583 774 1549 1179 1516 1549 1549 1953 506 1953 371 1987 203 2054 203 1717 203 1347 203 1010 203 875 135 707 Z M 2189 236 L 2862 303 3536 303 4883 269 5556 303 6229 337 6903 370 7610 404 7542 707 7509 1044 7542 1684 7542 3098 6229 3030 4883 2963 3671 2862 3064 2828 2458 2862 2458 2828 2391 2795 2189 2694 2021 2626 1953 2559 1886 2492 1785 2256 1751 2088 1751 1886 1785 1549 1785 1179 1785 774 1852 606 1920 438 2021 337 2189 236 Z M 3603 0 L 2930 34 2290 101 2256 67 1987 67 1886 135 1819 168 1751 269 1684 370 1617 606 1213 572 438 572 270 606 102 673 68 673 102 707 68 842 34 1010 34 1347 1 1751 34 1919 68 2121 102 2155 68 2189 405 2189 741 2155 1145 2189 1549 2155 1617 2492 1684 2626 1751 2761 1852 2862 1953 2963 2088 2997 2290 2997 2930 3064 3603 3131 4883 3165 6196 3266 7542 3333 7542 3367 7576 3434 7677 3468 7778 3434 7812 3367 7812 3333 7812 2559 7812 1818 7845 1078 7812 707 7778 337 7744 303 7778 269 7744 202 7711 168 7643 135 6970 135 6297 101 4950 34 4277 34 3603 0 Z N"/>
        </draw:custom-shape>
        <draw:custom-shape draw:name="Shape 1653" draw:style-name="Mgr3" draw:text-style-name="MP5" draw:layer="layout" svg:width="0.105cm" svg:height="0.049cm" svg:x="6.293cm" svg:y="0.757cm">
          <text:p/>
          <draw:enhanced-geometry draw:mirror-horizontal="false" draw:mirror-vertical="false" drawooo:sub-view-size="573 270" svg:viewBox="0 0 14325 6750" draw:type="ooxml-non-primitive" draw:enhanced-path="M 169 1 L 34 34 0 68 0 135 0 169 34 203 135 236 236 236 438 270 505 270 539 236 573 169 539 68 505 34 472 1 Z N"/>
        </draw:custom-shape>
        <draw:custom-shape draw:name="Shape 1654" draw:style-name="Mgr3" draw:text-style-name="MP5" draw:layer="layout" svg:width="0.055cm" svg:height="0.285cm" svg:x="7.33cm" svg:y="0.751cm">
          <text:p/>
          <draw:enhanced-geometry draw:mirror-horizontal="false" draw:mirror-vertical="false" drawooo:sub-view-size="304 1550" svg:viewBox="0 0 7600 38750" draw:type="ooxml-non-primitive" draw:enhanced-path="M 237 1 L 136 136 68 304 35 641 1 1045 68 1449 68 1516 102 1516 203 1550 304 1482 304 1449 304 1381 270 1011 270 641 304 338 304 169 304 35 270 1 Z N"/>
        </draw:custom-shape>
        <draw:custom-shape draw:name="Shape 1655" draw:style-name="Mgr3" draw:text-style-name="MP5" draw:layer="layout" svg:width="0.043cm" svg:height="0.154cm" svg:x="7.249cm" svg:y="0.807cm">
          <text:p/>
          <draw:enhanced-geometry draw:mirror-horizontal="false" draw:mirror-vertical="false" drawooo:sub-view-size="236 843" svg:viewBox="0 0 5900 21075" draw:type="ooxml-non-primitive" draw:enhanced-path="M 135 1 L 68 68 34 169 0 338 0 742 34 775 68 809 135 843 202 809 236 775 236 742 202 405 236 237 236 68 202 1 Z N"/>
        </draw:custom-shape>
        <draw:custom-shape draw:name="Shape 1656" draw:style-name="Mgr3" draw:text-style-name="MP5" draw:layer="layout" svg:width="0.645cm" svg:height="0.558cm" svg:x="5.505cm" svg:y="0.341cm">
          <text:p/>
          <draw:enhanced-geometry draw:mirror-horizontal="false" draw:mirror-vertical="false" drawooo:sub-view-size="3503 3031" svg:viewBox="0 0 87575 75775" draw:type="ooxml-non-primitive" draw:enhanced-path="M 1516 169 L 1886 304 2256 472 2627 708 2930 977 2829 1011 2728 1044 2559 1145 2391 1314 2256 1482 2021 1819 1819 2155 1751 2358 1684 2560 1650 2526 1314 2324 1011 2088 809 1852 573 1617 135 1213 169 1179 304 1011 438 876 775 640 1112 405 1280 304 1482 203 1516 169 Z M 3064 1044 L 3266 1246 3165 1482 3031 1718 2694 2122 2324 2492 2155 2661 1953 2728 1987 2492 2054 2324 2122 2155 2324 1852 2458 1650 2627 1415 2795 1213 3031 1078 3031 1044 Z M 1415 1 L 1179 102 977 203 573 506 405 640 236 775 68 943 34 1044 34 1145 34 1179 1 1246 1 1314 68 1415 169 1583 337 1751 607 2054 842 2290 1112 2492 1381 2661 1617 2829 1617 2863 1617 2896 1617 2930 1684 2997 1785 3031 1852 2964 2088 2964 2223 2896 2324 2829 2593 2593 2829 2290 3064 1987 3266 1650 3401 1415 3502 1246 3468 1179 3435 1112 3334 1011 3233 943 3233 876 3199 842 2829 539 2425 270 2189 135 1953 34 1718 1 Z N"/>
        </draw:custom-shape>
        <draw:custom-shape draw:name="Shape 1657" draw:style-name="Mgr3" draw:text-style-name="MP5" draw:layer="layout" svg:width="0.229cm" svg:height="0.111cm" svg:x="25.193cm" svg:y="8.671cm">
          <text:p/>
          <draw:enhanced-geometry draw:mirror-horizontal="false" draw:mirror-vertical="false" drawooo:sub-view-size="1247 607" svg:viewBox="0 0 31175 15175" draw:type="ooxml-non-primitive" draw:enhanced-path="M 1246 0 L 607 202 304 337 1 505 1 539 1 573 1 606 34 606 1246 303 1246 0 Z N"/>
        </draw:custom-shape>
        <draw:custom-shape draw:name="Shape 1658" draw:style-name="Mgr3" draw:text-style-name="MP5" draw:layer="layout" svg:width="3.841cm" svg:height="5.467cm" svg:x="21.58cm" svg:y="12.996cm">
          <text:p/>
          <draw:enhanced-geometry draw:mirror-horizontal="false" draw:mirror-vertical="false" drawooo:sub-view-size="20842 29663" svg:viewBox="0 0 521050 741575" draw:type="ooxml-non-primitive" draw:enhanced-path="M 19394 10707 L 19427 10876 19495 11044 19663 11347 19865 11616 19966 11717 20101 11818 19865 12458 19798 12357 19730 12222 19495 11785 19326 11549 19225 11414 19091 11347 19394 10707 Z M 19023 11448 L 19225 11717 19394 12020 19528 12357 19629 12525 19764 12626 19798 12626 19629 13165 19394 12828 19192 12424 18990 12020 18956 12020 18922 12054 18956 12256 19023 12458 19192 12828 19360 13098 19427 13266 19562 13367 19259 14108 19192 13973 19091 13805 18922 13535 18687 13098 18417 12694 18821 11919 19023 11448 Z M 18350 12828 L 18518 13199 18687 13535 18889 13939 19023 14142 19158 14276 19124 14377 18922 14781 18788 14512 18653 14310 18384 13805 18249 13535 18215 13401 18215 13266 18215 13232 18182 13266 18182 13266 18350 12828 Z M 18182 13266 L 18148 13468 18148 13670 18215 13872 18316 14074 18518 14546 18653 14781 18788 15017 18619 15387 18552 15185 18451 14983 18249 14613 18081 14310 17980 14175 17845 14041 18182 13266 Z M 17777 14209 L 17946 14512 18114 14781 18283 15185 18384 15387 18485 15589 18518 15589 18283 16094 18081 15758 17845 15286 17609 14815 17575 14781 17542 14781 17777 14209 Z M 17508 14882 L 17575 15084 17643 15286 17811 15657 18148 16364 17878 16970 17643 16532 17407 16128 17205 15758 17508 14882 Z M 17138 15892 L 17474 16633 17609 16902 17777 17205 17643 17441 17373 16936 17003 16229 17138 15892 Z M 16936 16431 L 17037 16768 17171 17104 17340 17441 17441 17576 17542 17677 17340 18114 17104 17677 16936 17374 16700 17037 16936 16431 Z M 16666 17172 L 16868 17542 17037 17912 17104 18148 17239 18384 16902 19124 16767 18922 16532 18316 16464 18148 16397 18081 16363 18013 16464 17744 16666 17172 Z M 6499 8654 L 9428 9866 10876 10472 12323 11111 13030 11414 13771 11684 14478 11987 15185 12290 16464 12963 17104 13232 17441 13367 17811 13468 17138 15084 16801 15892 16532 16734 16027 18047 15488 19326 14882 19023 14276 18788 13030 18316 12290 17980 11583 17643 10876 17273 10135 16970 8586 16330 7037 15657 5455 14983 4681 14680 3873 14377 3906 14310 4815 12290 5724 10303 6499 8654 Z M 16262 18215 L 16330 18485 16431 18821 16599 19158 16767 19427 16599 19730 16397 19192 16229 18922 16060 18720 16262 18215 Z M 15993 18855 L 16229 19427 16363 19730 16498 20000 16363 20303 16195 20000 16027 19596 15892 19158 15993 18855 Z M 15791 19394 L 15858 19764 15926 20067 16027 20370 16094 20505 16195 20639 16060 20942 15858 20505 15724 20235 15589 19932 15791 19394 Z M 15522 20067 L 15757 20740 15825 20976 15892 21111 15959 21212 15858 21447 15690 21144 15353 20437 15522 20067 Z M 15286 20606 L 15488 21245 15589 21515 15724 21750 15555 22155 15454 21919 15353 21683 15219 21414 15084 21144 15286 20606 Z M 15017 21279 L 15185 21750 15286 22087 15353 22222 15454 22357 15488 22357 15320 22794 15151 22525 14949 22188 14781 21885 15017 21279 Z M 14747 21986 L 14815 22289 14949 22525 15050 22794 15219 23064 15050 23400 14949 23198 14882 22996 14747 22693 14579 22390 14747 21986 Z M 14545 22458 L 14680 23097 14815 23400 14882 23535 14983 23670 14815 24074 14680 23771 14478 23434 14377 23299 14276 23131 14545 22458 Z M 14242 23198 L 14512 23905 14613 24141 14714 24343 14613 24713 14478 24444 14377 24175 14242 23905 14074 23670 14108 23569 14242 23198 Z M 13973 23838 L 14007 23939 14242 24511 14343 24747 14411 24882 14478 25016 14343 25420 14276 25319 14209 25218 14141 25117 14040 24915 13939 24646 13838 24511 13737 24410 13973 23838 Z M 13704 24511 L 13838 24848 13973 25185 14108 25387 14175 25521 14310 25555 14108 26127 14040 26026 13838 25521 13704 25218 13603 25084 13502 24983 13704 24511 Z M 13468 25050 L 13569 25218 13636 25420 13737 25757 13838 26060 13906 26195 14007 26329 13838 26733 13670 26397 13569 26094 13468 25757 13333 25454 13300 25454 13468 25050 Z M 13266 25521 L 13333 25892 13401 26262 13468 26430 13535 26599 13603 26767 13737 26902 13603 27238 13367 26834 13199 26498 12997 26195 13266 25521 Z M 270 23400 L 405 23569 573 23703 741 23838 977 23939 1381 24141 1785 24276 3469 24949 4310 25286 5152 25589 6936 26262 8721 26969 9529 27339 9529 27339 7273 26531 5455 25892 4546 25555 3637 25218 3536 25185 2896 24915 2223 24612 1583 24276 910 23973 304 23602 236 23434 270 23400 Z M 3940 14546 L 4041 14680 4512 14882 6431 15690 7879 16296 9360 16902 10135 17273 10909 17609 12458 18350 13199 18653 13939 18922 14680 19225 15050 19394 15387 19562 14781 21043 14478 21750 14175 22525 13603 24040 12963 25589 12727 26195 12492 26834 12357 27137 12189 27407 12020 27710 11818 27945 11212 27777 10640 27508 9495 27003 7845 26329 6196 25690 2829 24410 2189 24175 1550 23939 943 23636 640 23468 371 23266 371 23232 371 23198 405 23131 405 23064 472 22895 708 22155 1583 19932 2661 17239 3805 14579 3873 14579 3906 14546 Z M 12963 26296 L 13199 26834 13333 27137 13502 27440 13266 27912 13232 27945 13165 27710 13098 27508 12963 27104 12795 26700 12929 26397 12963 26296 Z M 12391 27609 L 12424 27777 12492 27912 12626 28248 12626 28248 12020 28080 12222 27844 12391 27609 Z M 12727 26902 L 12862 27440 12963 27811 13030 28013 13131 28147 13030 28349 12997 28349 12997 28248 12963 28215 12929 28215 12896 28248 12660 27777 12593 27575 12525 27339 12727 26902 Z M 19764 18788 L 19360 19697 19023 20606 18687 21548 18316 22491 17878 23468 17441 24410 16969 25387 16532 26329 16296 26834 16094 27373 15892 27878 15623 28383 15724 28147 16767 25723 17811 23333 18249 22188 18653 21043 18889 20437 19158 19899 19764 18788 Z M 5489 26060 L 6532 26430 8451 27070 10371 27743 11145 28013 11650 28181 11616 28215 11549 28349 11515 28450 11111 28282 9327 27541 7509 26868 6499 26464 5489 26060 Z M 12323 28316 L 12761 28450 12525 28417 12323 28316 Z M 371 23905 L 741 24141 1145 24377 1550 24579 1987 24747 2829 25084 3704 25420 5691 26296 6701 26733 7711 27137 9630 27878 11515 28652 11515 28753 11381 28720 10640 28383 9866 28080 8317 27474 7340 27070 6364 26666 4411 25791 2459 24949 1482 24579 506 24208 506 24175 472 24141 371 23905 Z M 11852 28349 L 11919 28417 12020 28484 12256 28585 12525 28686 12795 28753 12727 28888 12256 28753 11785 28551 11785 28349 Z M 13064 28753 L 13098 28821 13165 28854 13401 28888 13636 28922 14074 29023 13805 29056 13502 29023 13232 28989 12929 28955 12963 28753 Z M 11751 28753 L 11852 28787 12290 28955 12727 29090 12761 29292 12256 29090 11751 28888 11751 28753 Z M 15084 28989 L 14916 29124 14714 29258 14512 29359 14310 29427 14074 29460 13872 29460 13401 29427 12963 29326 12997 29292 12963 29225 12963 29157 13502 29225 14276 29225 14545 29157 14815 29090 15084 28989 Z M 9765 1 L 9731 35 9529 775 9327 1482 9057 2189 8788 2863 8216 4243 7576 5590 6398 8250 5825 9563 5186 10876 4714 11818 4277 12795 3469 14781 2257 17576 1078 20437 674 21481 270 22525 169 22828 102 23030 68 23198 34 23232 1 23299 102 23535 135 23771 203 24006 304 24242 337 24276 405 24276 2459 25252 4512 26161 6633 27036 8721 27878 10135 28450 11549 29056 11583 29090 11650 29090 12020 29258 12694 29494 13064 29595 13401 29662 14141 29662 14478 29595 14848 29460 15151 29292 15421 29090 15656 28821 15825 28518 15993 28181 16161 27844 16431 27205 16868 26127 17373 25117 17878 24074 18350 23030 18788 21952 19192 20841 19596 19730 20067 18653 20437 17946 20841 17273 20841 16902 20505 17407 20202 17879 20505 17172 20673 16835 20841 16498 20841 15960 20639 16296 20370 16768 20168 17273 19966 17744 19730 18249 19192 19259 18922 19764 18653 20303 18451 20841 18249 21414 18047 21986 17845 22559 17373 23670 16868 24781 16363 25892 15858 27003 15555 27844 15353 28248 15252 28417 15084 28585 14983 28686 14848 28753 14747 28787 14613 28821 14343 28821 14040 28753 13636 28585 13232 28417 13670 27575 13704 27541 13906 27137 14141 26666 14343 26161 14680 25117 14747 25117 14781 25050 14781 25016 14781 24983 14747 24949 14848 24646 14882 24545 14916 24545 14983 24579 15017 24545 15050 24511 15050 24478 14949 24309 15151 23771 15219 23737 15252 23703 15252 23636 15219 23602 15353 23232 15421 23232 15488 23198 15488 23165 15488 23097 15454 22996 15858 21952 15892 21986 15993 21986 16027 21952 16027 21919 15959 21717 16161 21313 16195 21245 16397 20808 16431 20808 16498 20774 16532 20774 16532 20707 16498 20572 16666 20202 16700 20202 16734 20168 16868 20235 17037 20269 17306 20370 17575 20471 17946 20673 18114 20774 18316 20808 18350 20808 18384 20774 18417 20707 18417 20673 18384 20572 18283 20505 18081 20370 17676 20202 17239 20033 16969 19966 16868 19966 16767 20000 16969 19562 17070 19562 17104 19495 17138 19461 17104 19394 17070 19360 17306 18855 17441 18552 17474 18518 17508 18451 17980 17441 18047 17441 18081 17374 18047 17273 18384 16566 18417 16532 18417 16498 19528 14108 19697 14243 19865 14310 20235 14445 20841 14714 20841 14445 20639 14377 20101 14142 19831 14074 19562 14041 19629 13872 19865 13266 20067 12660 20269 12088 20505 11482 20673 11145 20841 10842 20841 10371 20774 10472 20404 9798 20269 9462 20134 9091 20134 9058 20101 9091 20101 9293 20134 9529 20269 9933 20437 10337 20639 10707 20471 11044 20336 10876 20269 10707 20101 10371 20000 10202 19865 10068 19831 10068 19831 10101 19932 10303 20000 10505 20067 10707 20134 10909 20235 11078 20370 11246 20202 11583 20134 11549 19899 11280 19764 11111 19663 10909 19495 10539 19461 10505 20168 8923 20841 7341 20841 6667 20336 7846 19831 9024 19326 10202 18788 11347 18350 12290 17912 13232 17508 13131 17171 12997 16801 12862 16464 12694 15118 11953 14343 11616 13569 11313 12795 11010 12020 10707 10640 10101 9226 9495 8317 9159 7879 8990 7441 8788 7004 8620 6802 8553 6566 8485 8014 5253 8552 4007 9091 2762 9327 2122 9529 1482 9697 809 9866 169 9899 203 10371 371 10775 540 11650 977 12088 1146 12559 1280 13468 1583 14478 1920 15488 2358 17474 3233 18586 3671 19697 4108 20740 4546 20841 4580 20841 4243 20033 3940 18720 3435 17407 2896 15488 2055 14512 1651 13535 1314 12458 977 11919 775 11414 540 11044 371 10674 203 10337 102 9933 35 9899 35 9866 68 9832 1 Z N"/>
        </draw:custom-shape>
        <draw:custom-shape draw:name="Shape 1659" draw:style-name="Mgr3" draw:text-style-name="MP5" draw:layer="layout" svg:width="4.474cm" svg:height="5.356cm" svg:x="20.947cm" svg:y="7.051cm">
          <text:p/>
          <draw:enhanced-geometry draw:mirror-horizontal="false" draw:mirror-vertical="false" drawooo:sub-view-size="24276 29057" svg:viewBox="0 0 606900 726425" draw:type="ooxml-non-primitive" draw:enhanced-path="M 236 10909 L 203 10943 203 10909 Z M 1246 9933 L 1650 10202 1987 10472 2660 11078 3064 11448 3468 11785 3872 12121 4243 12458 4916 13131 5556 13838 5724 14007 5724 14074 5792 14142 5859 14142 6364 14613 6600 14882 6835 15118 6734 15253 6633 15387 6465 15623 6162 15960 6027 16162 5893 16330 5590 15960 5287 15657 4950 15320 4613 15017 3738 14209 3300 13838 2829 13502 2391 13165 1953 12761 1583 12323 1213 11886 1044 11684 708 11313 405 11010 270 10943 236 10909 270 10909 304 10876 438 10775 607 10505 910 10202 1044 10068 1246 9933 Z M 17003 3098 L 17138 3502 17272 3906 17609 4681 17744 4984 17845 5320 18013 5960 18249 7307 18518 8721 18282 8755 18047 8788 17575 8923 16700 9260 15959 9495 15219 9697 13670 10034 12895 10202 12087 10404 10539 10876 9933 11044 9293 11179 8956 11280 8653 11381 8384 11482 8115 11650 8081 11684 8081 11751 8115 11818 8182 11818 8788 11616 9394 11482 10000 11347 10606 11179 12054 10741 13502 10371 14983 10068 15690 9899 16397 9697 16936 9495 17474 9293 18013 9125 18282 9058 18585 9024 18686 9529 18484 9529 18249 9563 17845 9664 17037 9967 16363 10202 15656 10404 14276 10775 11313 11583 9832 11953 8350 12323 8283 12357 8283 12458 8317 12525 8384 12559 9091 12458 9764 12357 10471 12189 11145 12020 12525 11616 13872 11212 15320 10808 16767 10371 17744 10068 18249 9933 18754 9832 18855 10371 17542 10775 16229 11179 14882 11515 13569 11818 12256 12121 10976 12458 9731 12761 9428 12862 9125 12963 8923 13098 8788 13131 8721 13165 8653 13199 8620 13232 8620 13300 8687 13333 8754 13401 8855 13401 9024 13300 9394 13165 9731 13064 10438 12896 11784 12525 12458 12357 13165 12222 14613 11886 16060 11515 17508 11111 18922 10674 19023 11078 17676 11414 16330 11785 14983 12155 13636 12424 12996 12593 12390 12761 11212 13165 10640 13300 10034 13434 9461 13569 9192 13670 8923 13805 8923 13838 8923 13906 8923 13939 8990 13939 9596 13838 10168 13704 11347 13367 12525 12997 13097 12828 13704 12694 15050 12424 15724 12256 16397 12088 17744 11717 19090 11347 19225 11818 19191 11818 18484 11919 17811 12088 17138 12256 16431 12458 15084 12929 14411 13131 13737 13333 11010 14007 10471 14142 9865 14276 9562 14377 9293 14478 9057 14613 8855 14781 8855 14815 8889 14849 9125 14849 9428 14815 9697 14748 10000 14647 10539 14478 11077 14310 13603 13670 14310 13468 14983 13266 16363 12828 17070 12593 17777 12424 18484 12256 19191 12155 19292 12121 19427 12660 19158 12660 18888 12727 18215 12929 17542 13131 16633 13401 15757 13670 14848 13939 13973 14209 11549 14849 10269 15152 9933 15253 9731 15286 9529 15286 9495 15320 9495 15354 9495 15387 9630 15455 9764 15488 9933 15488 10101 15455 10438 15387 10707 15320 12054 14983 13401 14647 14882 14243 15623 14040 16330 13805 18114 13266 18754 13030 19090 12929 19494 12929 19999 14882 17508 15623 15017 16364 12559 17003 11885 17172 11212 17306 10539 17475 9899 17677 9865 17710 9865 17744 9865 17778 9899 17778 10471 17744 11044 17677 12121 17407 13502 17071 14848 16700 17474 15960 20067 15185 20168 15657 19629 15825 19090 15960 18552 16094 18013 16229 16666 16633 15993 16835 15320 17037 12862 17643 11616 17946 11010 18114 10404 18316 10303 18350 9630 17677 9125 17104 8552 16498 8249 16229 7946 15960 7610 15724 7273 15556 7172 15185 7172 15118 7138 15084 7105 15051 6768 14074 6600 13569 6465 13064 6095 11616 5792 10135 5489 8755 5320 8048 5219 7374 5219 7105 5253 6869 5320 6667 5421 6465 5556 6297 5724 6162 5926 6027 6128 5926 6398 5825 6499 5758 6566 5657 6600 5657 7071 5623 7542 5522 8485 5253 9259 5051 10000 4849 10774 4613 11549 4445 12929 4142 14310 3839 15656 3536 16330 3334 17003 3098 Z M 20235 15892 L 20336 16397 18181 16835 17104 17104 16027 17374 14815 17710 13636 18114 13064 18283 12491 18451 11919 18619 11347 18821 11111 18855 10909 18956 10471 18518 10606 18485 10741 18451 10842 18384 11380 18283 11885 18182 12929 17879 15623 17205 16296 17003 16936 16801 18282 16397 19259 16162 19764 16061 20235 15892 Z M 20403 16667 L 20504 17138 19393 17407 18282 17677 17205 18013 16128 18384 15118 18754 14074 19124 13502 19293 12929 19394 11751 19596 11717 19629 11683 19663 11212 19259 11111 19158 11313 19091 11515 19023 12020 18889 12289 18855 12424 18821 12525 18754 12559 18754 13468 18451 14680 18047 15858 17677 17003 17407 18114 17138 20403 16667 Z M 6835 15556 L 7239 15825 7610 16094 7980 16397 8317 16700 8990 17340 9630 18013 10337 18754 11044 19461 11380 19730 11717 20000 12054 20303 12357 20572 12289 20639 12256 20707 12256 20740 12054 20976 11852 21178 11650 21346 11414 21212 11212 21077 10842 20740 10438 20404 10034 20067 9226 19293 8384 18552 7643 17946 7273 17643 6936 17273 6566 16835 6364 16633 6128 16465 6398 16128 6701 15791 6835 15556 Z M 20538 17407 L 20673 18081 20942 19562 18619 20134 16296 20707 14916 21077 13535 21481 12862 21683 12963 21616 13030 21515 13064 21414 13064 21279 12996 21178 12895 21077 12794 20976 12559 20774 12660 20572 12660 20505 12592 20471 12592 20437 12929 20404 13266 20336 13973 20168 14646 19966 15286 19764 15690 19629 16094 19461 16868 19091 17239 18956 17643 18821 18047 18720 18484 18687 18552 18687 18585 18653 18619 18552 18585 18451 18552 18417 18484 18384 18114 18417 17777 18485 17407 18552 17070 18687 16397 18956 15757 19259 15353 19427 14916 19562 14108 19798 13232 20000 12828 20134 12424 20269 11784 19730 12054 19764 12323 19764 12828 19730 13367 19629 13906 19461 14444 19293 14983 19091 15959 18720 17070 18316 18215 17980 19393 17677 20538 17407 Z M 12458 20909 L 12559 21010 12761 21178 12862 21245 12895 21313 12895 21380 12794 21447 12693 21582 12559 21649 12390 21717 12222 21717 12020 21616 11919 21548 11852 21481 12020 21346 12155 21212 12458 20909 Z M 17979 2661 L 18047 2762 18148 2762 18080 2829 18080 2964 18181 3300 18417 3940 18787 5085 19124 6230 19427 7576 19595 8250 19764 8923 20134 10236 20302 10876 20471 11549 20605 12222 20706 12929 20807 13636 20942 14344 21211 15724 21548 17104 21885 18350 22289 19596 22659 20841 23063 22087 22895 21952 22760 21784 22727 21750 22659 21717 22592 21750 22558 21784 22424 21986 22356 22188 22222 22559 21986 22053 21784 21515 21616 20976 21447 20437 21481 20404 21447 20336 21447 20303 21380 20269 21245 19629 21077 18821 20908 18013 20774 17340 20807 17273 20807 17239 20774 17172 20740 17138 20471 15791 20504 15758 20504 15690 20471 15657 20403 15589 20302 15118 20336 15017 20336 14950 20302 14882 20235 14849 19764 12963 19326 11246 19326 11145 19259 11078 18956 9731 18956 9630 18787 8957 18821 8856 18787 8788 18754 8755 18552 7745 18316 6364 18148 5691 17979 4984 17777 4512 17575 4007 17340 3536 17239 3267 17171 3031 17205 2930 17171 2896 17138 2863 17138 2829 17171 2829 17441 2728 17710 2694 17979 2661 Z M 24275 1 L 22626 506 20976 977 19326 1381 17643 1785 14310 2593 12626 2997 10976 3401 9630 3772 8317 4176 5691 5017 5051 5253 4714 5388 4377 5590 4108 5792 3973 5926 3906 6061 3839 6230 3805 6364 3771 6533 3805 6735 3771 7105 3805 7509 3906 7913 4007 8317 4310 9125 4546 9866 5556 13434 4916 12761 4243 12121 3839 11717 3401 11381 2963 11010 2559 10606 2290 10371 1987 10101 1819 9967 1650 9899 1482 9866 1280 9899 1280 9832 1246 9765 1179 9731 1112 9731 943 9832 775 10000 506 10303 270 10573 169 10741 135 10808 135 10876 102 10876 68 10909 34 10943 1 10977 34 11010 68 11044 236 11145 371 11280 640 11549 1145 12155 1448 12525 1785 12896 2155 13232 2526 13569 3401 14243 4276 14983 4680 15354 5085 15758 5455 16195 5792 16633 5859 16700 5994 16700 6027 16633 6061 16599 6162 16734 6263 16835 6330 16869 6330 16902 6600 17744 6869 18619 7071 19461 7239 20336 7610 22087 7812 22963 8081 23838 8653 25656 9226 27474 9327 27710 9428 27912 9529 28114 9663 28316 9832 28484 10000 28652 10202 28787 10438 28888 10707 28955 11010 29023 11313 29056 11616 29056 11919 29023 12222 28989 12828 28854 13434 28686 14040 28484 15151 28080 17104 27541 19057 27003 20067 26666 21110 26329 21616 26161 22154 26026 22659 25892 23198 25824 23265 25791 23333 25690 23467 25690 23636 25656 23972 25589 24275 25488 24275 25151 23636 25353 23366 25454 23198 25555 22760 25589 22356 25690 21548 25892 19966 26430 19057 26700 18148 26969 16296 27474 14882 27912 13468 28349 12895 28518 12323 28686 11717 28753 11414 28787 11111 28787 10741 28720 10438 28585 10202 28417 9966 28181 9798 27912 9630 27609 9495 27306 9394 26969 9125 26094 8822 25252 8249 23535 8014 22761 7812 21986 7475 20437 7138 18855 6936 18114 6667 17340 6768 17441 7037 17744 7307 18047 7946 18586 8115 18956 8216 19360 8418 20168 8586 21010 8721 21818 8923 23030 9192 24242 9394 25319 9562 25892 9731 26498 10000 27036 10135 27272 10303 27508 10505 27710 10707 27878 10943 28013 11178 28147 11515 28215 11852 28248 12188 28248 12525 28215 12862 28147 13199 28046 13838 27878 14613 27609 15387 27306 16195 27003 16969 26733 21279 25488 22356 25151 23467 24814 24275 24579 24275 24276 22929 24713 20807 25387 18686 25993 16936 26531 16094 26801 15252 27104 14444 27407 13670 27676 13232 27811 12828 27878 12424 27945 12020 27979 11650 27979 11313 27878 11044 27777 10774 27575 10539 27373 10337 27104 10168 26834 10034 26531 9899 26195 9764 25858 9596 25185 9461 24511 9327 23872 9125 22626 8923 21346 8822 20707 8687 20101 8519 19495 8317 18889 8350 18922 9259 19764 9697 20168 10135 20572 10539 20875 10741 21043 10909 21178 11212 21447 11347 21548 11549 21616 11616 21649 11683 21616 11717 21582 11717 21616 11751 21649 11919 21784 12121 21885 11616 21986 11380 22053 11178 22155 11111 22222 11111 22289 11178 22357 11246 22357 12525 22020 13805 21683 15084 21313 16363 20976 18686 20404 21009 19831 21110 20235 20841 20269 20538 20303 19932 20437 18821 20740 18013 20942 17239 21178 15690 21649 14108 22155 13333 22424 12525 22660 12188 22693 11852 22761 11683 22794 11515 22895 11414 22996 11313 23131 11313 23165 11347 23165 11784 23030 12222 22929 12660 22862 13097 22727 14545 22289 15993 21818 17306 21414 18653 21043 19259 20841 19898 20673 20538 20538 20875 20505 21178 20505 21346 21043 20740 21144 20134 21279 18922 21582 16498 22256 15252 22592 14007 22963 12761 23400 11549 23838 11515 23872 11515 23905 11549 23973 11582 23973 12188 23872 12794 23737 13367 23569 13973 23333 15151 22929 15724 22727 16330 22559 17575 22222 18855 21851 20134 21548 20774 21414 21414 21279 21750 22155 21919 22592 22154 22996 22188 23064 22255 23064 22356 23030 22390 22963 22525 22525 22592 22323 22659 22121 22760 22222 22861 22289 23131 22390 23164 22491 23198 22525 23232 22559 23333 22559 23400 22525 23434 22458 23434 22424 23400 22357 23400 22256 23366 22188 22962 20841 22558 19495 22121 18114 21750 16768 21582 16061 21414 15320 21178 13872 20908 12424 20774 11717 20639 10977 20437 10337 20269 9664 19898 8384 19528 6903 19360 6162 19158 5421 18855 4479 18552 3570 18451 3132 18350 2896 18282 2694 18518 2728 18821 2694 19494 2560 19494 2795 19528 3065 19629 3570 19764 4075 19932 4580 20100 5287 20269 5994 20572 7442 20740 8182 20908 8889 21312 10371 22154 13232 22962 16061 23366 17441 23737 18855 23972 19663 24275 20471 24275 19697 24107 19259 23972 18788 23602 17441 23232 16094 22457 13434 21649 10674 21245 9260 20875 7879 20605 6499 20302 5152 20134 4479 19932 3839 19764 3166 19629 2492 20504 2257 20976 2088 21818 1819 22626 1516 23434 1247 24275 1011 24275 742 24141 809 21851 1583 20706 1954 19595 2290 18922 2492 18518 2560 18350 2560 18215 2526 18181 2492 18047 2459 17609 2459 17340 2526 17205 2593 17104 2661 17003 2661 16969 2694 16969 2728 16969 2863 16969 2896 16296 3098 15623 3300 14242 3637 12862 3906 11481 4209 10707 4411 9933 4647 8418 5051 7812 5219 7239 5354 6869 5455 6667 5522 6532 5522 6532 5556 6532 5623 6095 5758 5859 5859 5657 5994 5489 6129 5320 6263 5186 6465 5085 6701 5017 6937 4984 7240 5017 7543 5051 7846 5219 8418 5354 8957 5691 10674 6095 12391 6229 12963 6398 13535 6768 14647 6330 14243 5893 13805 5792 13333 5691 12862 5421 11919 5118 10977 4815 10034 4579 9226 4310 8384 4209 8014 4142 7644 4007 6903 4041 6869 4041 6802 4007 6566 4041 6364 4108 6196 4243 6027 4411 5859 4579 5724 4815 5590 5051 5489 5556 5287 6095 5152 6903 4916 9663 4075 11077 3671 12458 3300 15421 2593 18383 1886 19865 1516 21346 1146 22828 742 24275 304 24275 1 Z N"/>
        </draw:custom-shape>
        <draw:custom-shape draw:name="Shape 1660" draw:style-name="Mgr3" draw:text-style-name="MP5" draw:layer="layout" svg:width="0.105cm" svg:height="0.055cm" svg:x="6.287cm" svg:y="0.844cm">
          <text:p/>
          <draw:enhanced-geometry draw:mirror-horizontal="false" draw:mirror-vertical="false" drawooo:sub-view-size="574 304" svg:viewBox="0 0 14350 7600" draw:type="ooxml-non-primitive" draw:enhanced-path="M 405 1 L 169 35 68 102 34 136 34 169 1 203 68 270 135 270 203 304 438 270 506 237 573 203 573 169 573 102 573 68 539 35 472 1 Z N"/>
        </draw:custom-shape>
        <draw:custom-shape draw:name="Shape 1661" draw:style-name="Mgr3" draw:text-style-name="MP5" draw:layer="layout" svg:width="0.142cm" svg:height="0.061cm" svg:x="25.279cm" svg:y="9.161cm">
          <text:p/>
          <draw:enhanced-geometry draw:mirror-horizontal="false" draw:mirror-vertical="false" drawooo:sub-view-size="776 337" svg:viewBox="0 0 19400 8425" draw:type="ooxml-non-primitive" draw:enhanced-path="M 775 0 L 371 101 203 202 1 303 1 337 405 337 775 269 775 0 Z N"/>
        </draw:custom-shape>
        <draw:custom-shape draw:name="Shape 1662" draw:style-name="Mgr3" draw:text-style-name="MP5" draw:layer="layout" svg:width="0.192cm" svg:height="0.105cm" svg:x="25.23cm" svg:y="8.813cm">
          <text:p/>
          <draw:enhanced-geometry draw:mirror-horizontal="false" draw:mirror-vertical="false" drawooo:sub-view-size="1045 573" svg:viewBox="0 0 26125 14325" draw:type="ooxml-non-primitive" draw:enhanced-path="M 1044 1 L 573 236 337 304 68 371 1 405 1 472 34 506 68 573 304 573 573 539 809 438 1044 337 1044 1 Z N"/>
        </draw:custom-shape>
        <draw:custom-shape draw:name="Shape 1663" draw:style-name="Mgr3" draw:text-style-name="MP5" draw:layer="layout" svg:width="0.074cm" svg:height="0.061cm" svg:x="25.348cm" svg:y="9.297cm">
          <text:p/>
          <draw:enhanced-geometry draw:mirror-horizontal="false" draw:mirror-vertical="false" drawooo:sub-view-size="405 338" svg:viewBox="0 0 10125 8450" draw:type="ooxml-non-primitive" draw:enhanced-path="M 404 1 L 236 68 68 135 0 203 0 270 34 304 101 337 270 337 404 304 404 1 Z N"/>
        </draw:custom-shape>
        <draw:custom-shape draw:name="Shape 1664" draw:style-name="Mgr3" draw:text-style-name="MP5" draw:layer="layout" svg:width="0.049cm" svg:height="0.105cm" svg:x="25.372cm" svg:y="14.492cm">
          <text:p/>
          <draw:enhanced-geometry draw:mirror-horizontal="false" draw:mirror-vertical="false" drawooo:sub-view-size="271 574" svg:viewBox="0 0 6775 14350" draw:type="ooxml-non-primitive" draw:enhanced-path="M 68 1 L 35 35 1 68 1 102 136 338 270 573 270 169 136 35 68 1 Z N"/>
        </draw:custom-shape>
        <draw:custom-shape draw:name="Shape 1665" draw:style-name="Mgr3" draw:text-style-name="MP5" draw:layer="layout" svg:width="0.067cm" svg:height="0.111cm" svg:x="12.761cm" svg:y="18.607cm">
          <text:p/>
          <draw:enhanced-geometry draw:mirror-horizontal="false" draw:mirror-vertical="false" drawooo:sub-view-size="371 607" svg:viewBox="0 0 9275 15175" draw:type="ooxml-non-primitive" draw:enhanced-path="M 169 1 L 0 68 0 102 34 136 236 136 68 439 34 573 68 607 169 607 202 540 236 439 303 270 371 68 371 35 303 1 Z N"/>
        </draw:custom-shape>
        <draw:custom-shape draw:name="Shape 1666" draw:style-name="Mgr3" draw:text-style-name="MP5" draw:layer="layout" svg:width="0.061cm" svg:height="0.185cm" svg:x="25.36cm" svg:y="14.598cm">
          <text:p/>
          <draw:enhanced-geometry draw:mirror-horizontal="false" draw:mirror-vertical="false" drawooo:sub-view-size="338 1011" svg:viewBox="0 0 8450 25275" draw:type="ooxml-non-primitive" draw:enhanced-path="M 68 0 L 34 34 1 101 1 202 34 371 102 539 169 707 337 1010 337 505 236 270 102 68 102 34 68 0 Z N"/>
        </draw:custom-shape>
        <draw:custom-shape draw:name="Shape 1667" draw:style-name="Mgr3" draw:text-style-name="MP5" draw:layer="layout" svg:width="0.974cm" svg:height="0.955cm" svg:x="0.745cm" svg:y="15.858cm">
          <text:p/>
          <draw:enhanced-geometry draw:mirror-horizontal="false" draw:mirror-vertical="false" drawooo:sub-view-size="5287 5186" svg:viewBox="0 0 132175 129650" draw:type="ooxml-non-primitive" draw:enhanced-path="M 2997 237 L 3333 304 3670 439 3603 439 3535 506 3434 607 3300 775 3232 876 3232 910 3232 977 3266 1011 3300 1045 3401 1011 3468 977 3603 809 3704 674 3737 674 3737 641 3771 641 3805 607 3805 540 3771 472 3973 607 4175 742 4545 1045 4680 1247 4815 1415 4949 1617 5017 1819 5084 1987 5118 2189 5084 2189 4949 2257 4815 2324 4545 2425 4512 2459 4478 2492 4512 2526 4545 2560 4680 2593 4848 2593 4983 2526 5118 2459 5118 2728 5050 2997 4949 3233 4848 3469 4714 3435 4613 3401 4478 3435 4377 3469 4377 3502 4377 3536 4545 3637 4714 3671 4579 3873 4411 4075 4209 4243 4040 4411 3838 4546 3603 4681 3401 4782 3165 4883 3165 4815 3098 4580 3064 4479 3030 4411 2997 4378 2929 4378 2896 4411 2862 4479 2862 4647 2896 4782 2963 4916 2727 4950 2323 4950 1953 4849 2054 4580 2088 4277 2054 4243 2020 4243 1953 4378 1852 4479 1751 4748 1751 4782 1549 4647 1347 4512 1145 4378 977 4209 1044 4108 1212 4007 1246 3940 1280 3873 1145 3873 977 3940 808 4041 674 3805 505 3570 404 3334 303 3065 573 3132 808 3098 876 3065 876 2997 842 2930 775 2896 270 2896 236 2661 236 2257 303 1886 438 1550 640 1247 876 977 1179 775 1482 573 1818 439 1886 506 1919 506 1987 472 2222 338 2290 338 2357 304 2660 237 Z M 2626 1 L 2391 35 2155 102 1953 203 1717 237 1515 304 1313 371 1111 506 943 607 775 775 606 910 472 1112 270 1482 101 1920 0 2358 0 2593 0 2829 101 3199 236 3570 438 3940 674 4277 707 4310 741 4344 977 4546 1212 4748 1482 4883 1751 5017 2054 5118 2323 5186 2929 5186 3232 5118 3502 5017 3805 4883 4040 4714 4276 4546 4512 4310 4680 4108 4848 3839 5017 3603 5118 3300 5219 3031 5286 2728 5286 2459 5286 2156 5252 1853 5151 1550 5050 1348 4949 1146 4781 977 4613 775 4444 607 4242 472 4040 338 3805 237 3569 136 3333 68 3098 35 2862 1 Z N"/>
        </draw:custom-shape>
        <draw:custom-shape draw:name="Shape 1668" draw:style-name="Mgr3" draw:text-style-name="MP5" draw:layer="layout" svg:width="0.092cm" svg:height="0.117cm" svg:x="10.62cm" svg:y="18.601cm">
          <text:p/>
          <draw:enhanced-geometry draw:mirror-horizontal="false" draw:mirror-vertical="false" drawooo:sub-view-size="506 640" svg:viewBox="0 0 12650 16000" draw:type="ooxml-non-primitive" draw:enhanced-path="M 202 0 L 34 135 0 169 135 169 202 135 236 169 135 236 34 303 0 337 0 404 34 438 67 438 202 404 337 404 269 472 135 505 101 539 67 573 101 606 135 640 269 606 337 573 438 505 505 438 505 371 471 337 370 303 269 270 337 202 370 169 269 34 269 0 Z N"/>
        </draw:custom-shape>
        <draw:custom-shape draw:name="Shape 1669" draw:style-name="Mgr3" draw:text-style-name="MP5" draw:layer="layout" svg:width="0.452cm" svg:height="0.471cm" svg:x="10.415cm" svg:y="18.316cm">
          <text:p/>
          <draw:enhanced-geometry draw:mirror-horizontal="false" draw:mirror-vertical="false" drawooo:sub-view-size="2459 2560" svg:viewBox="0 0 61475 64000" draw:type="ooxml-non-primitive" draw:enhanced-path="M 2324 135 L 2324 707 2290 1280 2257 1819 2290 2391 1213 2391 169 2425 169 2054 169 1718 203 1010 203 808 169 606 136 404 136 202 270 236 1146 236 2324 135 Z M 2391 0 L 2021 34 1651 34 1280 68 910 101 304 101 169 68 35 101 1 169 1 202 35 236 35 404 35 573 68 876 68 1280 35 1684 35 2088 35 2492 35 2526 102 2559 1247 2526 2391 2526 2425 2492 2459 2425 2425 2155 2425 1852 2425 1246 2459 674 2459 371 2459 68 2425 34 2391 0 Z N"/>
        </draw:custom-shape>
        <draw:custom-shape draw:name="Shape 1670" draw:style-name="Mgr3" draw:text-style-name="MP5" draw:layer="layout" svg:width="0.502cm" svg:height="0.471cm" svg:x="10.936cm" svg:y="18.328cm">
          <text:p/>
          <draw:enhanced-geometry draw:mirror-horizontal="false" draw:mirror-vertical="false" drawooo:sub-view-size="2728 2560" svg:viewBox="0 0 68200 64000" draw:type="ooxml-non-primitive" draw:enhanced-path="M 2189 135 L 2357 203 2458 236 2525 304 2559 405 2593 506 2593 741 2559 943 2525 1314 2458 1718 2458 1920 2424 2156 2391 2257 2357 2324 2256 2391 2121 2391 1212 2324 303 2324 269 1920 236 1550 168 1145 168 741 168 304 168 203 505 169 875 135 Z M 1582 1 L 1145 34 370 34 101 68 67 102 67 135 34 270 0 438 34 741 34 1179 101 1583 135 1987 168 2425 202 2459 236 2492 606 2459 943 2459 1650 2492 2054 2560 2256 2560 2323 2526 2424 2492 2492 2425 2525 2358 2593 2189 2593 1853 2660 1348 2727 842 2727 506 2694 337 2626 203 2492 102 2323 34 2189 1 Z N"/>
        </draw:custom-shape>
        <draw:custom-shape draw:name="Shape 1671" draw:style-name="Mgr3" draw:text-style-name="MP5" draw:layer="layout" svg:width="0.105cm" svg:height="0.117cm" svg:x="11.141cm" svg:y="18.614cm">
          <text:p/>
          <draw:enhanced-geometry draw:mirror-horizontal="false" draw:mirror-vertical="false" drawooo:sub-view-size="573 641" svg:viewBox="0 0 14325 16025" draw:type="ooxml-non-primitive" draw:enhanced-path="M 337 1 L 269 68 202 135 34 337 0 371 0 405 34 438 236 438 404 405 404 573 404 607 438 640 471 640 505 607 505 573 572 573 539 506 572 304 572 270 539 236 505 203 471 236 337 304 168 304 337 135 370 68 370 1 Z N"/>
        </draw:custom-shape>
        <draw:custom-shape draw:name="Shape 1672" draw:style-name="Mgr3" draw:text-style-name="MP5" draw:layer="layout" svg:width="0.03cm" svg:height="0.173cm" svg:x="11.73cm" svg:y="18.893cm">
          <text:p/>
          <draw:enhanced-geometry draw:mirror-horizontal="false" draw:mirror-vertical="false" drawooo:sub-view-size="169 944" svg:viewBox="0 0 4225 23600" draw:type="ooxml-non-primitive" draw:enhanced-path="M 102 1 L 68 34 34 270 1 472 1 943 135 943 135 506 169 68 135 34 135 1 Z N"/>
        </draw:custom-shape>
        <draw:custom-shape draw:name="Shape 1673" draw:style-name="Mgr3" draw:text-style-name="MP5" draw:layer="layout" svg:width="0.477cm" svg:height="0.198cm" svg:x="10.669cm" svg:y="18.868cm">
          <text:p/>
          <draw:enhanced-geometry draw:mirror-horizontal="false" draw:mirror-vertical="false" drawooo:sub-view-size="2593 1079" svg:viewBox="0 0 64825 26975" draw:type="ooxml-non-primitive" draw:enhanced-path="M 438 1 L 68 68 34 102 34 136 34 169 0 1078 101 1078 135 641 135 203 371 136 606 102 1111 136 1616 169 2121 203 2256 237 2357 270 2391 371 2424 472 2458 708 2458 944 2458 1078 2559 1078 2559 1045 2593 573 2559 371 2525 237 2458 169 2357 102 2256 68 1987 35 1482 35 775 1 Z N"/>
        </draw:custom-shape>
        <draw:custom-shape draw:name="Shape 1674" draw:style-name="Mgr3" draw:text-style-name="MP5" draw:layer="layout" svg:width="0.111cm" svg:height="0.074cm" svg:x="1.471cm" svg:y="16.1cm">
          <text:p/>
          <draw:enhanced-geometry draw:mirror-horizontal="false" draw:mirror-vertical="false" drawooo:sub-view-size="607 405" svg:viewBox="0 0 15175 10125" draw:type="ooxml-non-primitive" draw:enhanced-path="M 337 1 L 202 102 68 203 0 371 0 405 34 405 303 304 438 237 539 203 573 136 606 102 573 35 505 1 Z N"/>
        </draw:custom-shape>
        <draw:custom-shape draw:name="Shape 1675" draw:style-name="Mgr3" draw:text-style-name="MP5" draw:layer="layout" svg:width="0.465cm" svg:height="0.502cm" svg:x="11.482cm" svg:y="18.316cm">
          <text:p/>
          <draw:enhanced-geometry draw:mirror-horizontal="false" draw:mirror-vertical="false" drawooo:sub-view-size="2526 2728" svg:viewBox="0 0 63150 68200" draw:type="ooxml-non-primitive" draw:enhanced-path="M 439 135 L 708 169 1516 202 2189 202 2257 236 2290 270 2358 404 2391 606 2391 808 2358 1280 2358 1583 2324 1987 2290 2189 2189 2391 2156 2458 2122 2492 1987 2526 1684 2559 1112 2559 843 2526 540 2458 405 2391 304 2324 237 2189 203 2054 203 1718 237 1415 270 1111 237 775 169 135 Z M 102 0 L 35 68 1 101 1 135 35 169 102 202 68 404 68 573 102 977 102 1381 68 1751 35 2054 68 2189 102 2290 169 2391 270 2492 371 2559 506 2627 876 2694 1213 2728 1583 2728 1954 2660 2088 2660 2189 2593 2290 2526 2358 2425 2459 2223 2492 1953 2526 1684 2526 1448 2526 977 2526 606 2526 404 2459 236 2391 135 2324 101 2223 68 2122 34 1718 34 573 0 Z N"/>
        </draw:custom-shape>
        <draw:custom-shape draw:name="Shape 1676" draw:style-name="Mgr3" draw:text-style-name="MP5" draw:layer="layout" svg:width="0.105cm" svg:height="0.111cm" svg:x="12.208cm" svg:y="18.607cm">
          <text:p/>
          <draw:enhanced-geometry draw:mirror-horizontal="false" draw:mirror-vertical="false" drawooo:sub-view-size="573 607" svg:viewBox="0 0 14325 15175" draw:type="ooxml-non-primitive" draw:enhanced-path="M 370 371 L 438 405 438 439 370 472 303 472 236 439 202 439 337 371 Z M 337 1 L 168 68 67 203 0 270 0 338 0 405 34 439 0 472 0 506 34 540 67 573 135 540 236 607 438 607 505 573 572 506 572 439 572 371 539 304 438 270 337 237 236 270 135 338 135 270 202 203 269 136 370 102 471 102 505 68 471 1 Z N"/>
        </draw:custom-shape>
        <draw:custom-shape draw:name="Shape 1677" draw:style-name="Mgr3" draw:text-style-name="MP5" draw:layer="layout" svg:width="0.502cm" svg:height="0.309cm" svg:x="12.128cm" svg:y="17.968cm">
          <text:p/>
          <draw:enhanced-geometry draw:mirror-horizontal="false" draw:mirror-vertical="false" drawooo:sub-view-size="2728 1684" svg:viewBox="0 0 68200 42100" draw:type="ooxml-non-primitive" draw:enhanced-path="M 236 135 L 640 168 1785 202 2189 202 2391 236 2492 236 2559 269 2593 404 2593 539 2593 808 2593 1414 2559 1448 2492 1515 2290 1549 1616 1549 909 1481 472 1448 371 1414 303 1313 236 1178 236 1044 202 707 202 438 236 303 202 135 Z M 236 0 L 34 34 0 67 0 101 0 135 34 168 101 168 101 202 101 303 68 471 68 673 101 1111 202 1549 236 1582 573 1582 876 1616 1482 1683 2357 1683 2660 1616 2694 1582 2727 1549 2727 909 2727 572 2660 269 2626 168 2525 135 2424 101 1650 101 977 34 505 0 Z N"/>
        </draw:custom-shape>
        <draw:custom-shape draw:name="Shape 1678" draw:style-name="Mgr3" draw:text-style-name="MP5" draw:layer="layout" svg:width="0.508cm" svg:height="0.217cm" svg:x="11.699cm" svg:y="18.849cm">
          <text:p/>
          <draw:enhanced-geometry draw:mirror-horizontal="false" draw:mirror-vertical="false" drawooo:sub-view-size="2762 1180" svg:viewBox="0 0 69050 29500" draw:type="ooxml-non-primitive" draw:enhanced-path="M 438 1 L 202 68 101 102 34 169 0 237 34 270 101 270 135 237 202 203 303 169 539 136 977 169 1919 203 2256 237 2391 270 2525 338 2593 371 2626 439 2660 607 2626 910 2660 1179 2761 1179 2761 708 2761 439 2727 371 2660 270 2593 237 2525 169 2256 102 1919 68 1583 68 909 35 674 1 Z N"/>
        </draw:custom-shape>
        <draw:custom-shape draw:name="Shape 1679" draw:style-name="Mgr3" draw:text-style-name="MP5" draw:layer="layout" svg:width="0.483cm" svg:height="0.49cm" svg:x="12.568cm" svg:y="18.316cm">
          <text:p/>
          <draw:enhanced-geometry draw:mirror-horizontal="false" draw:mirror-vertical="false" drawooo:sub-view-size="2627 2661" svg:viewBox="0 0 65675 66525" draw:type="ooxml-non-primitive" draw:enhanced-path="M 2122 135 L 2257 169 2358 236 2425 337 2492 539 2492 741 2492 1179 2425 1718 2391 1953 2290 2223 2223 2324 2156 2391 2021 2458 1920 2492 1381 2492 472 2458 337 2425 236 2324 169 2223 135 2088 135 1785 169 1516 169 741 203 472 169 337 135 202 169 202 472 169 775 135 Z M 506 0 L 135 68 135 101 102 101 68 135 34 573 34 1010 34 1852 1 2088 34 2290 68 2357 102 2458 169 2526 270 2559 573 2627 876 2660 1482 2627 1718 2627 1987 2593 2122 2559 2223 2526 2324 2458 2391 2357 2526 2088 2560 1819 2593 1246 2627 707 2627 438 2593 337 2526 202 2459 135 2358 68 2257 34 2156 0 Z N"/>
        </draw:custom-shape>
        <draw:custom-shape draw:name="Shape 1680" draw:style-name="Mgr3" draw:text-style-name="MP5" draw:layer="layout" svg:width="0.074cm" svg:height="0.099cm" svg:x="11.687cm" svg:y="18.626cm">
          <text:p/>
          <draw:enhanced-geometry draw:mirror-horizontal="false" draw:mirror-vertical="false" drawooo:sub-view-size="405 540" svg:viewBox="0 0 10125 13500" draw:type="ooxml-non-primitive" draw:enhanced-path="M 1 1 L 1 68 1 169 35 237 68 270 237 270 270 338 270 405 102 405 68 371 35 405 1 439 1 506 35 540 304 540 338 506 371 472 405 371 405 270 371 203 304 169 237 136 136 136 136 102 237 102 304 68 405 35 405 1 Z N"/>
        </draw:custom-shape>
        <draw:custom-shape draw:name="Shape 1681" draw:style-name="Mgr3" draw:text-style-name="MP5" draw:layer="layout" svg:width="0.465cm" svg:height="0.489cm" svg:x="12.022cm" svg:y="18.322cm">
          <text:p/>
          <draw:enhanced-geometry draw:mirror-horizontal="false" draw:mirror-vertical="false" drawooo:sub-view-size="2527 2660" svg:viewBox="0 0 63175 66500" draw:type="ooxml-non-primitive" draw:enhanced-path="M 2122 135 L 2257 202 2324 337 2391 471 2425 673 2425 1044 2391 1347 2391 1818 2391 2054 2358 2290 2290 2424 2189 2492 1886 2492 1550 2458 1280 2424 674 2424 371 2458 203 2424 136 2391 136 2323 136 2054 136 1785 203 1246 237 774 203 269 472 202 1449 202 1684 135 Z M 1684 0 L 1247 67 472 67 237 135 237 101 203 67 169 67 136 101 102 404 68 741 68 1044 68 1347 1 1953 1 2222 1 2525 35 2559 68 2593 674 2593 1280 2559 1516 2593 1752 2626 1987 2660 2223 2660 2290 2626 2358 2593 2459 2458 2526 2290 2526 2088 2526 1650 2526 1347 2526 976 2526 572 2459 370 2391 202 2257 101 2088 0 Z N"/>
        </draw:custom-shape>
        <draw:custom-shape draw:name="Shape 1682" draw:style-name="Mgr3" draw:text-style-name="MP5" draw:layer="layout" svg:width="0.514cm" svg:height="0.322cm" svg:x="11.557cm" svg:y="17.956cm">
          <text:p/>
          <draw:enhanced-geometry draw:mirror-horizontal="false" draw:mirror-vertical="false" drawooo:sub-view-size="2796 1752" svg:viewBox="0 0 69900 43800" draw:type="ooxml-non-primitive" draw:enhanced-path="M 506 102 L 910 135 1381 169 1819 203 2156 236 2492 236 2560 270 2593 337 2661 607 2661 876 2661 1078 2661 1246 2627 1448 2593 1516 2560 1549 2425 1617 2156 1617 1718 1583 1482 1549 1280 1549 708 1617 472 1583 405 1583 371 1549 338 1482 304 1280 304 741 304 203 304 169 270 135 506 102 Z M 338 1 L 169 34 35 135 1 169 35 203 68 236 102 203 203 169 237 152 237 152 237 169 169 506 136 809 136 1011 169 1213 169 1415 169 1617 203 1684 237 1684 540 1718 843 1718 1482 1684 1718 1718 1954 1751 2459 1751 2593 1684 2728 1583 2762 1415 2795 1213 2795 842 2762 506 2694 304 2627 203 2560 135 2391 102 2223 135 2088 135 1920 102 1617 68 1146 34 674 1 Z N"/>
        </draw:custom-shape>
        <draw:custom-shape draw:name="Shape 1683" draw:style-name="Mgr3" draw:text-style-name="MP5" draw:layer="layout" svg:width="0.471cm" svg:height="0.185cm" svg:x="11.203cm" svg:y="18.88cm">
          <text:p/>
          <draw:enhanced-geometry draw:mirror-horizontal="false" draw:mirror-vertical="false" drawooo:sub-view-size="2560 1011" svg:viewBox="0 0 64000 25275" draw:type="ooxml-non-primitive" draw:enhanced-path="M 1314 0 L 135 34 102 68 68 68 1 270 1 472 34 909 34 1010 169 1010 135 606 102 371 135 169 1280 135 1920 101 2257 101 2391 135 2425 169 2459 1010 2560 1010 2526 34 2526 0 Z N"/>
        </draw:custom-shape>
        <draw:custom-shape draw:name="Shape 1684" draw:style-name="Mgr3" draw:text-style-name="MP5" draw:layer="layout" svg:width="0.105cm" svg:height="0.092cm" svg:x="0.95cm" svg:y="16.025cm">
          <text:p/>
          <draw:enhanced-geometry draw:mirror-horizontal="false" draw:mirror-vertical="false" drawooo:sub-view-size="573 506" svg:viewBox="0 0 14325 12650" draw:type="ooxml-non-primitive" draw:enhanced-path="M 101 1 L 34 35 0 102 34 136 101 237 202 338 303 439 438 506 505 506 539 439 573 371 539 304 337 169 135 35 101 1 Z N"/>
        </draw:custom-shape>
        <draw:custom-shape draw:name="Shape 1685" draw:style-name="Mgr3" draw:text-style-name="MP5" draw:layer="layout" svg:width="0.142cm" svg:height="0.049cm" svg:x="0.807cm" svg:y="16.181cm">
          <text:p/>
          <draw:enhanced-geometry draw:mirror-horizontal="false" draw:mirror-vertical="false" drawooo:sub-view-size="776 270" svg:viewBox="0 0 19400 6750" draw:type="ooxml-non-primitive" draw:enhanced-path="M 169 1 L 68 34 1 102 1 135 35 169 169 203 371 203 573 270 674 270 742 236 775 203 775 135 742 68 641 34 405 1 Z N"/>
        </draw:custom-shape>
        <draw:custom-shape draw:name="Shape 1686" draw:style-name="Mgr3" draw:text-style-name="MP5" draw:layer="layout" svg:width="0.539cm" svg:height="0.564cm" svg:x="0.59cm" svg:y="13.549cm">
          <text:p/>
          <draw:enhanced-geometry draw:mirror-horizontal="false" draw:mirror-vertical="false" drawooo:sub-view-size="2930 3065" svg:viewBox="0 0 73250 76625" draw:type="ooxml-non-primitive" draw:enhanced-path="M 1920 472 L 2391 505 2391 707 2391 943 2425 1347 2021 1347 1617 1381 1482 943 1381 472 Z M 1078 539 L 1179 1010 1246 1414 1145 1414 775 1482 573 1515 404 1616 270 1179 202 1010 135 808 707 674 910 640 1011 606 1078 539 Z M 2458 1616 L 2526 2189 2593 2458 2660 2727 2458 2694 2223 2694 1819 2727 1246 2727 674 2795 539 2290 438 1785 640 1785 876 1751 1314 1650 1381 1785 1482 1886 1583 1919 1650 1886 1684 1818 1718 1717 1684 1616 Z M 1145 0 L 1112 68 1078 303 876 404 606 472 303 573 169 606 34 674 0 707 0 741 34 808 34 1078 34 1347 68 1616 135 1919 270 2458 438 2963 505 3031 573 3064 1179 2997 1819 2963 2357 2997 2627 2997 2896 2929 2930 2896 2930 2862 2930 2828 2896 2795 2862 2795 2862 2559 2795 2323 2694 1886 2593 1179 2559 438 2559 404 2559 371 2526 337 2492 303 2458 303 1920 236 1650 236 1347 270 1347 236 1314 135 1347 101 1347 34 1314 0 Z N"/>
        </draw:custom-shape>
        <draw:custom-shape draw:name="Shape 1687" draw:style-name="Mgr3" draw:text-style-name="MP5" draw:layer="layout" svg:width="0.049cm" svg:height="0.123cm" svg:x="1.154cm" svg:y="15.938cm">
          <text:p/>
          <draw:enhanced-geometry draw:mirror-horizontal="false" draw:mirror-vertical="false" drawooo:sub-view-size="270 674" svg:viewBox="0 0 6750 16850" draw:type="ooxml-non-primitive" draw:enhanced-path="M 68 1 L 34 34 0 169 0 337 0 472 68 607 68 640 101 674 202 640 270 607 270 506 236 304 202 169 169 34 135 1 Z N"/>
        </draw:custom-shape>
        <draw:custom-shape draw:name="Shape 1688" draw:style-name="Mgr3" draw:text-style-name="MP5" draw:layer="layout" svg:width="0.365cm" svg:height="0.365cm" svg:x="1.142cm" svg:y="16.125cm">
          <text:p/>
          <draw:enhanced-geometry draw:mirror-horizontal="false" draw:mirror-vertical="false" drawooo:sub-view-size="1988 1988" svg:viewBox="0 0 49700 49700" draw:type="ooxml-non-primitive" draw:enhanced-path="M 1213 1 L 1078 102 944 236 775 539 573 876 540 943 405 741 338 506 237 270 136 34 35 34 1 68 1 135 68 405 136 708 270 977 405 1246 472 1280 506 1280 540 1314 573 1347 910 1482 1213 1650 1516 1852 1684 1953 1853 1987 1954 1987 1987 1920 1987 1852 1954 1785 1617 1583 1280 1381 977 1213 809 1179 641 1145 607 1078 742 910 876 708 1078 371 1179 169 1247 1 Z N"/>
        </draw:custom-shape>
        <draw:custom-shape draw:name="Shape 1689" draw:style-name="Mgr3" draw:text-style-name="MP5" draw:layer="layout" svg:width="0.067cm" svg:height="0.049cm" svg:x="1.427cm" svg:y="16.615cm">
          <text:p/>
          <draw:enhanced-geometry draw:mirror-horizontal="false" draw:mirror-vertical="false" drawooo:sub-view-size="371 270" svg:viewBox="0 0 9275 6750" draw:type="ooxml-non-primitive" draw:enhanced-path="M 68 0 L 1 34 1 101 102 202 203 236 270 270 304 270 371 236 371 202 371 135 304 101 236 34 135 0 Z N"/>
        </draw:custom-shape>
        <draw:custom-shape draw:name="Shape 1690" draw:style-name="Mgr3" draw:text-style-name="MP5" draw:layer="layout" svg:width="0.074cm" svg:height="0.099cm" svg:x="1.409cm" svg:y="17.887cm">
          <text:p/>
          <draw:enhanced-geometry draw:mirror-horizontal="false" draw:mirror-vertical="false" drawooo:sub-view-size="405 540" svg:viewBox="0 0 10125 13500" draw:type="ooxml-non-primitive" draw:enhanced-path="M 203 0 L 135 34 102 68 68 169 1 236 1 337 34 438 102 505 203 539 304 505 371 438 405 337 405 270 371 202 337 135 304 68 270 34 203 0 Z N"/>
        </draw:custom-shape>
        <draw:custom-shape draw:name="Shape 1691" draw:style-name="Mgr3" draw:text-style-name="MP5" draw:layer="layout" svg:width="0.068cm" svg:height="0.086cm" svg:x="1.558cm" svg:y="18.7cm">
          <text:p/>
          <draw:enhanced-geometry draw:mirror-horizontal="false" draw:mirror-vertical="false" drawooo:sub-view-size="372 473" svg:viewBox="0 0 9300 11825" draw:type="ooxml-non-primitive" draw:enhanced-path="M 135 1 L 102 35 34 102 1 169 1 237 1 338 34 405 68 439 135 472 304 472 371 405 371 304 371 237 371 169 337 102 304 102 270 35 270 1 Z N"/>
        </draw:custom-shape>
        <draw:custom-shape draw:name="Shape 1692" draw:style-name="Mgr3" draw:text-style-name="MP5" draw:layer="layout" svg:width="0.08cm" svg:height="0.092cm" svg:x="1.483cm" svg:y="18.309cm">
          <text:p/>
          <draw:enhanced-geometry draw:mirror-horizontal="false" draw:mirror-vertical="false" drawooo:sub-view-size="439 506" svg:viewBox="0 0 10975 12650" draw:type="ooxml-non-primitive" draw:enhanced-path="M 270 1 L 203 34 102 102 68 169 1 236 1 337 34 405 68 438 102 506 304 506 371 438 405 371 438 304 405 203 405 169 371 68 270 1 Z N"/>
        </draw:custom-shape>
        <draw:custom-shape draw:name="Shape 1693" draw:style-name="Mgr3" draw:text-style-name="MP5" draw:layer="layout" svg:width="0.074cm" svg:height="0.086cm" svg:x="1.477cm" svg:y="18.105cm">
          <text:p/>
          <draw:enhanced-geometry draw:mirror-horizontal="false" draw:mirror-vertical="false" drawooo:sub-view-size="406 473" svg:viewBox="0 0 10150 11825" draw:type="ooxml-non-primitive" draw:enhanced-path="M 102 1 L 35 68 1 236 1 304 35 405 136 472 237 472 371 405 405 337 405 270 371 135 338 135 338 102 304 34 203 1 Z N"/>
        </draw:custom-shape>
        <draw:custom-shape draw:name="Shape 1694" draw:style-name="Mgr3" draw:text-style-name="MP5" draw:layer="layout" svg:width="8.217cm" svg:height="1.563cm" svg:x="8.633cm" svg:y="17.502cm">
          <text:p/>
          <draw:enhanced-geometry draw:mirror-horizontal="false" draw:mirror-vertical="false" drawooo:sub-view-size="44577 8486" svg:viewBox="0 0 1114425 212150" draw:type="ooxml-non-primitive" draw:enhanced-path="M 2222 1 L 1583 35 1280 35 943 68 606 169 472 203 337 304 303 371 236 439 202 607 236 977 169 1583 135 2156 68 2762 34 3368 0 5927 0 7206 68 8485 202 8485 202 7475 236 6432 202 4378 236 3435 303 2492 371 1550 404 607 404 540 438 472 573 371 741 304 977 237 1280 169 1616 169 2323 136 3064 136 3737 169 4613 203 7475 270 8687 304 9192 270 19528 270 25588 304 31648 371 37675 439 43735 472 43870 573 44004 708 44105 843 44173 1045 44307 1449 44341 1920 44341 2391 44341 2829 44307 3570 44274 4815 44240 6061 44173 7273 44173 7879 44173 8485 44408 8485 44408 7644 44408 5792 44476 4411 44543 3031 44577 2391 44543 1987 44509 1583 44442 1213 44341 843 44240 708 44139 573 44038 439 43903 371 43870 270 43836 237 43802 237 37944 203 32052 136 26194 68 20336 35 6532 35 5151 68 4108 35 2828 1 Z N"/>
        </draw:custom-shape>
        <draw:custom-shape draw:name="Shape 1695" draw:style-name="Mgr3" draw:text-style-name="MP5" draw:layer="layout" svg:width="0.471cm" svg:height="0.223cm" svg:x="14.983cm" svg:y="18.843cm">
          <text:p/>
          <draw:enhanced-geometry draw:mirror-horizontal="false" draw:mirror-vertical="false" drawooo:sub-view-size="2560 1213" svg:viewBox="0 0 64000 30325" draw:type="ooxml-non-primitive" draw:enhanced-path="M 270 0 L 102 34 34 68 1 101 1 135 34 169 102 202 68 404 68 573 102 977 102 1212 270 1212 236 674 169 169 708 169 1516 202 2223 202 2290 236 2324 337 2391 438 2391 573 2391 876 2391 1212 2526 1212 2526 977 2559 606 2526 404 2458 236 2391 169 2324 101 2223 68 2155 34 1718 34 573 0 Z N"/>
        </draw:custom-shape>
        <draw:custom-shape draw:name="Shape 1696" draw:style-name="Mgr3" draw:text-style-name="MP5" draw:layer="layout" svg:width="0.074cm" svg:height="0.074cm" svg:x="1.533cm" svg:y="18.533cm">
          <text:p/>
          <draw:enhanced-geometry draw:mirror-horizontal="false" draw:mirror-vertical="false" drawooo:sub-view-size="405 405" svg:viewBox="0 0 10125 10125" draw:type="ooxml-non-primitive" draw:enhanced-path="M 202 1 L 101 34 34 136 0 203 34 270 67 371 168 405 269 405 370 338 404 270 404 169 404 136 337 34 269 1 Z N"/>
        </draw:custom-shape>
        <draw:custom-shape draw:name="Shape 1697" draw:style-name="Mgr3" draw:text-style-name="MP5" draw:layer="layout" svg:width="0.067cm" svg:height="0.105cm" svg:x="1.601cm" svg:y="18.924cm">
          <text:p/>
          <draw:enhanced-geometry draw:mirror-horizontal="false" draw:mirror-vertical="false" drawooo:sub-view-size="371 574" svg:viewBox="0 0 9275 14350" draw:type="ooxml-non-primitive" draw:enhanced-path="M 169 1 L 135 35 101 68 34 102 0 237 0 371 34 506 68 540 135 573 236 573 303 540 371 439 371 338 337 203 303 136 270 68 270 35 236 1 Z N"/>
        </draw:custom-shape>
      </draw:g>
      <draw:frame presentation:style-name="Blank_20_dark-title" draw:layer="backgroundobjects" svg:width="22.859cm" svg:height="3.18cm" svg:x="1.27cm" svg:y="0.76cm" presentation:class="title" presentation:placeholder="true">
        <draw:text-box/>
      </draw:frame>
      <draw:frame presentation:style-name="Blank_20_dark-outline1" draw:layer="backgroundobjects" svg:width="22.859cm" svg:height="11.048cm" svg:x="1.27cm" svg:y="4.457cm" presentation:class="outline" presentation:placeholder="true">
        <draw:text-box/>
      </draw:frame>
      <presentation:notes style:page-layout-name="PM2">
        <draw:page-thumbnail presentation:style-name="Blank_20_dark-title" draw:layer="backgroundobjects" svg:width="12.699cm" svg:height="9.524cm" svg:x="3.175cm" svg:y="1.93cm" presentation:class="page"/>
        <draw:frame presentation:style-name="Blank_20_dark-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presentation:header/></text:p>
          </draw:text-box>
        </draw:frame>
        <draw:frame presentation:style-name="Mpr25" draw:text-style-name="MP4" draw:layer="backgroundobjects" svg:width="8.266cm" svg:height="1.269cm" svg:x="10.783cm" svg:y="0cm" presentation:class="date-time">
          <draw:text-box>
            <text:p text:style-name="MP3"><presentation:date-time/></text:p>
          </draw:text-box>
        </draw:frame>
        <draw:frame presentation:style-name="Mpr26" draw:text-style-name="MP2" draw:layer="backgroundobjects" svg:width="8.266cm" svg:height="1.269cm" svg:x="0cm" svg:y="24.13cm" presentation:class="footer">
          <draw:text-box>
            <text:p text:style-name="MP1"><presentation:footer/></text:p>
          </draw:text-box>
        </draw:frame>
        <draw:frame presentation:style-name="Mpr2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 style:page-layout-name="PM1" draw:style-name="Mdp2">
      <draw:g draw:name="Shape 1380">
        <draw:custom-shape draw:name="Shape 1381" draw:style-name="Mgr4" draw:text-style-name="MP7" draw:layer="layout" svg:width="0.458cm" svg:height="0.49cm" svg:x="15.256cm" svg:y="18.309cm">
          <text:p/>
          <draw:enhanced-geometry draw:mirror-horizontal="false" draw:mirror-vertical="false" drawooo:sub-view-size="2492 2661" svg:viewBox="0 0 62300 66525" draw:type="ooxml-non-primitive" draw:enhanced-path="M 1885 135 L 2289 169 2323 203 2357 270 2357 539 2357 1011 2323 1617 2289 2223 2256 2324 2256 2391 2222 2425 2121 2425 1650 2492 741 2492 505 2425 404 2391 337 2324 236 2156 202 1920 135 1516 101 1112 135 674 202 270 236 270 269 236 875 203 1515 135 Z M 1279 1 L 135 102 101 135 67 169 67 203 101 236 135 236 67 472 34 708 0 1213 34 1752 67 2088 135 2223 202 2391 236 2459 303 2526 438 2593 606 2627 741 2627 1212 2661 1683 2627 2020 2627 2222 2593 2289 2560 2357 2526 2424 2358 2458 2156 2458 1785 2491 943 2491 102 2491 68 2458 34 2155 1 Z N"/>
        </draw:custom-shape>
        <draw:custom-shape draw:name="Shape 1382" draw:style-name="Mgr4" draw:text-style-name="MP7" draw:layer="layout" svg:width="0.123cm" svg:height="0.13cm" svg:x="15.454cm" svg:y="18.446cm">
          <text:p/>
          <draw:enhanced-geometry draw:mirror-horizontal="false" draw:mirror-vertical="false" drawooo:sub-view-size="674 708" svg:viewBox="0 0 16850 17700" draw:type="ooxml-non-primitive" draw:enhanced-path="M 169 0 L 135 101 135 202 68 202 0 236 0 303 34 337 135 337 135 505 135 674 169 708 236 708 270 674 270 505 270 303 337 303 505 337 640 337 674 303 674 270 674 202 606 169 270 169 270 68 236 0 Z N"/>
        </draw:custom-shape>
        <draw:custom-shape draw:name="Shape 1383" draw:style-name="Mgr4" draw:text-style-name="MP7" draw:layer="layout" svg:width="0.099cm" svg:height="0.13cm" svg:x="14.362cm" svg:y="18.595cm">
          <text:p/>
          <draw:enhanced-geometry draw:mirror-horizontal="false" draw:mirror-vertical="false" drawooo:sub-view-size="540 708" svg:viewBox="0 0 13500 17700" draw:type="ooxml-non-primitive" draw:enhanced-path="M 405 135 L 405 236 405 304 338 472 270 607 203 607 169 506 136 405 136 304 203 236 371 169 338 135 Z M 371 1 L 270 34 203 102 136 169 68 236 1 337 1 405 68 607 136 674 203 708 270 708 371 674 439 607 472 539 506 337 540 169 506 68 439 34 371 1 Z N"/>
        </draw:custom-shape>
        <draw:custom-shape draw:name="Shape 1384" draw:style-name="Mgr4" draw:text-style-name="MP7" draw:layer="layout" svg:width="0.496cm" svg:height="0.285cm" svg:x="8.807cm" svg:y="17.974cm">
          <text:p/>
          <draw:enhanced-geometry draw:mirror-horizontal="false" draw:mirror-vertical="false" drawooo:sub-view-size="2695 1550" svg:viewBox="0 0 67375 38750" draw:type="ooxml-non-primitive" draw:enhanced-path="M 2021 135 L 2358 169 2492 236 2560 304 2593 438 2593 573 2560 876 2492 1112 2459 1246 2391 1314 2324 1347 2223 1381 1617 1448 1146 1448 641 1415 270 1381 203 1381 169 1347 136 1246 102 1044 136 607 169 169 540 203 910 169 1651 135 Z M 1785 1 L 1247 34 674 68 405 68 169 34 68 34 68 102 68 135 35 472 1 910 1 1145 35 1314 68 1448 136 1482 169 1516 775 1549 1348 1549 1920 1516 2492 1448 2526 1415 2526 1381 2627 1011 2661 809 2694 607 2694 405 2627 270 2593 169 2526 135 2425 68 2324 34 2055 1 Z N"/>
        </draw:custom-shape>
        <draw:custom-shape draw:name="Shape 1385" draw:style-name="Mgr4" draw:text-style-name="MP7" draw:layer="layout" svg:width="0.117cm" svg:height="0.03cm" svg:x="14.89cm" svg:y="18.527cm">
          <text:p/>
          <draw:enhanced-geometry draw:mirror-horizontal="false" draw:mirror-vertical="false" drawooo:sub-view-size="641 169" svg:viewBox="0 0 16025 4225" draw:type="ooxml-non-primitive" draw:enhanced-path="M 34 0 L 1 34 1 101 135 135 270 169 573 169 607 135 640 101 640 67 607 34 472 0 Z N"/>
        </draw:custom-shape>
        <draw:custom-shape draw:name="Shape 1386" draw:style-name="Mgr4" draw:text-style-name="MP7" draw:layer="layout" svg:width="0.514cm" svg:height="0.489cm" svg:x="14.678cm" svg:y="18.303cm">
          <text:p/>
          <draw:enhanced-geometry draw:mirror-horizontal="false" draw:mirror-vertical="false" drawooo:sub-view-size="2796 2660" svg:viewBox="0 0 69900 66500" draw:type="ooxml-non-primitive" draw:enhanced-path="M 439 0 L 203 67 102 101 35 168 1 236 35 269 102 269 136 236 203 202 304 168 540 135 977 168 1920 202 2257 236 2391 269 2526 337 2593 370 2627 438 2661 606 2627 909 2661 1549 2627 2189 2593 2424 2593 2458 2526 2458 2425 2492 2156 2492 1449 2458 1146 2492 843 2525 708 2525 573 2458 472 2391 405 2256 338 2020 304 1785 304 1246 304 774 338 303 304 269 304 236 270 236 237 269 203 505 169 774 169 1246 203 1852 237 2121 270 2290 304 2391 371 2492 472 2559 540 2593 641 2626 843 2660 1078 2626 2290 2626 2694 2593 2728 2559 2728 2525 2762 2054 2795 1616 2762 707 2762 438 2728 370 2661 269 2593 236 2526 168 2257 101 1920 67 1583 67 910 34 674 0 Z N"/>
        </draw:custom-shape>
        <draw:custom-shape draw:name="Shape 1387" draw:style-name="Mgr4" draw:text-style-name="MP7" draw:layer="layout" svg:width="0.496cm" svg:height="0.309cm" svg:x="13.27cm" svg:y="17.962cm">
          <text:p/>
          <draw:enhanced-geometry draw:mirror-horizontal="false" draw:mirror-vertical="false" drawooo:sub-view-size="2694 1684" svg:viewBox="0 0 67350 42100" draw:type="ooxml-non-primitive" draw:enhanced-path="M 707 135 L 977 202 1212 202 1886 236 2222 236 2559 202 2559 202 2492 707 2492 1179 2458 1313 2458 1414 2357 1482 2256 1482 1616 1515 1313 1515 876 1549 640 1515 438 1515 303 1448 270 1414 236 1381 202 606 202 303 202 236 169 270 135 236 169 236 169 202 169 169 438 135 Z M 270 0 L 135 34 34 68 0 101 0 169 34 202 101 202 68 337 68 472 68 1010 101 1515 135 1549 169 1583 438 1650 707 1684 2121 1684 2391 1650 2492 1616 2559 1549 2593 1482 2626 1381 2626 775 2660 472 2694 169 2660 101 2593 68 2222 101 1818 101 977 34 505 0 Z N"/>
        </draw:custom-shape>
        <draw:custom-shape draw:name="Shape 1388" draw:style-name="Mgr4" draw:text-style-name="MP7" draw:layer="layout" svg:width="0.446cm" svg:height="0.477cm" svg:x="13.114cm" svg:y="18.309cm">
          <text:p/>
          <draw:enhanced-geometry draw:mirror-horizontal="false" draw:mirror-vertical="false" drawooo:sub-view-size="2425 2594" svg:viewBox="0 0 60625 64850" draw:type="ooxml-non-primitive" draw:enhanced-path="M 1044 1 L 640 34 371 68 270 102 135 169 102 270 68 371 68 607 34 1819 1 2122 34 2290 68 2358 102 2391 135 2391 135 2358 135 2257 135 2088 169 1819 203 842 203 539 236 371 270 304 337 236 539 169 775 135 1145 135 1549 169 1920 203 2290 304 2256 674 2290 1044 2223 1651 2189 2290 1886 2358 1549 2358 910 2290 438 2290 236 2358 135 2391 68 2492 68 2526 169 2526 304 2492 506 2459 809 2459 1112 2492 1650 2526 1920 2526 2189 2459 2189 2526 2223 2560 2256 2593 2290 2593 2324 2560 2357 2358 2357 2156 2391 1752 2391 1381 2425 977 2391 438 2391 304 2425 304 2425 236 2425 203 2391 169 2357 169 1953 68 1516 1 Z N"/>
        </draw:custom-shape>
        <draw:custom-shape draw:name="Shape 1389" draw:style-name="Mgr4" draw:text-style-name="MP7" draw:layer="layout" svg:width="0.452cm" svg:height="0.217cm" svg:x="15.535cm" svg:y="18.849cm">
          <text:p/>
          <draw:enhanced-geometry draw:mirror-horizontal="false" draw:mirror-vertical="false" drawooo:sub-view-size="2458 1180" svg:viewBox="0 0 61450 29500" draw:type="ooxml-non-primitive" draw:enhanced-path="M 1616 1 L 1178 68 909 102 640 68 404 68 168 136 168 102 135 68 101 68 67 102 34 371 34 641 0 1179 135 1179 168 742 135 270 404 237 673 203 1414 203 1616 169 1852 136 2054 136 2189 203 2256 304 2323 405 2357 573 2357 876 2357 1179 2458 1179 2458 843 2424 472 2391 338 2290 203 2189 68 2020 1 Z N"/>
        </draw:custom-shape>
        <draw:custom-shape draw:name="Shape 1390" draw:style-name="Mgr4" draw:text-style-name="MP7" draw:layer="layout" svg:width="0.477cm" svg:height="0.223cm" svg:x="16.075cm" svg:y="18.843cm">
          <text:p/>
          <draw:enhanced-geometry draw:mirror-horizontal="false" draw:mirror-vertical="false" drawooo:sub-view-size="2593 1213" svg:viewBox="0 0 64825 30325" draw:type="ooxml-non-primitive" draw:enhanced-path="M 472 0 L 101 101 68 135 68 169 0 674 0 1212 135 1212 135 741 169 472 169 337 135 202 438 169 741 135 2088 135 2222 169 2323 236 2391 337 2458 539 2458 741 2458 1179 2458 1212 2593 1212 2593 707 2593 438 2559 337 2492 236 2424 135 2323 68 2222 34 2121 0 Z N"/>
        </draw:custom-shape>
        <draw:custom-shape draw:name="Shape 1391" draw:style-name="Mgr4" draw:text-style-name="MP7" draw:layer="layout" svg:width="0.099cm" svg:height="0.024cm" svg:x="8.981cm" svg:y="18.676cm">
          <text:p/>
          <draw:enhanced-geometry draw:mirror-horizontal="false" draw:mirror-vertical="false" drawooo:sub-view-size="540 135" svg:viewBox="0 0 13500 3375" draw:type="ooxml-non-primitive" draw:enhanced-path="M 270 0 L 135 34 68 68 1 68 1 101 34 135 236 135 472 101 506 68 539 68 506 0 Z N"/>
        </draw:custom-shape>
        <draw:custom-shape draw:name="Shape 1392" draw:style-name="Mgr4" draw:text-style-name="MP7" draw:layer="layout" svg:width="0.477cm" svg:height="0.471cm" svg:x="14.176cm" svg:y="18.334cm">
          <text:p/>
          <draw:enhanced-geometry draw:mirror-horizontal="false" draw:mirror-vertical="false" drawooo:sub-view-size="2594 2560" svg:viewBox="0 0 64850 64000" draw:type="ooxml-non-primitive" draw:enhanced-path="M 2290 101 L 2425 135 2459 169 2492 808 2492 1448 2459 1751 2425 2054 2358 2189 2290 2290 2189 2391 2055 2425 1550 2425 1045 2391 741 2391 573 2357 438 2324 337 2256 236 2189 169 2054 135 1886 135 1684 169 1482 203 1111 203 876 169 640 169 404 169 169 1314 135 1954 101 Z M 1348 0 L 169 34 135 68 102 68 34 270 34 472 68 909 68 1145 68 1347 1 1819 34 2021 68 2189 169 2290 270 2391 405 2458 573 2492 944 2526 1482 2559 2055 2559 2189 2526 2324 2492 2459 2425 2492 2357 2526 2324 2560 2021 2593 1751 2593 1179 2560 606 2560 34 2560 0 Z N"/>
        </draw:custom-shape>
        <draw:custom-shape draw:name="Shape 1393" draw:style-name="Mgr4" draw:text-style-name="MP7" draw:layer="layout" svg:width="0.465cm" svg:height="0.465cm" svg:x="8.801cm" svg:y="18.334cm">
          <text:p/>
          <draw:enhanced-geometry draw:mirror-horizontal="false" draw:mirror-vertical="false" drawooo:sub-view-size="2526 2526" svg:viewBox="0 0 63150 63150" draw:type="ooxml-non-primitive" draw:enhanced-path="M 2323 135 L 2323 606 2290 1078 2323 1381 2357 1684 2391 1852 2391 2054 2357 2223 2290 2290 2222 2324 2054 2357 1886 2391 1010 2391 775 2357 539 2324 236 2324 202 2290 169 2256 135 2088 135 1617 202 1145 202 640 169 438 135 202 674 169 1212 202 1785 169 2323 135 Z M 2357 0 L 2088 34 1785 68 1212 68 640 34 68 68 0 101 0 135 0 202 68 202 34 741 34 1280 0 1852 0 2122 34 2391 34 2458 438 2458 775 2492 1448 2526 1953 2526 2189 2492 2290 2458 2391 2391 2458 2324 2492 2223 2525 2021 2525 1819 2492 1617 2458 1347 2424 1078 2458 573 2458 337 2458 68 2424 34 2357 0 Z N"/>
        </draw:custom-shape>
        <draw:custom-shape draw:name="Shape 1394" draw:style-name="Mgr4" draw:text-style-name="MP7" draw:layer="layout" svg:width="0.477cm" svg:height="0.477cm" svg:x="13.648cm" svg:y="18.322cm">
          <text:p/>
          <draw:enhanced-geometry draw:mirror-horizontal="false" draw:mirror-vertical="false" drawooo:sub-view-size="2593 2593" svg:viewBox="0 0 64825 64825" draw:type="ooxml-non-primitive" draw:enhanced-path="M 606 101 L 1111 135 1616 168 2121 202 2256 236 2357 269 2390 370 2424 471 2458 707 2458 943 2424 1482 2390 2020 2357 2189 2289 2290 2188 2391 2087 2424 1953 2458 1818 2458 1549 2424 943 2391 539 2357 337 2323 236 2256 202 2189 135 1953 101 1717 101 1212 135 707 135 202 370 135 606 101 Z M 438 0 L 67 67 34 101 34 135 34 168 0 842 0 1515 0 1717 0 1987 34 2121 67 2256 135 2357 236 2424 337 2458 438 2492 673 2492 1178 2559 1650 2559 1885 2593 2121 2559 2222 2525 2323 2492 2390 2391 2458 2290 2525 1987 2559 1684 2559 1044 2592 572 2559 370 2525 236 2458 168 2357 101 2256 67 1986 34 1481 34 774 0 Z N"/>
        </draw:custom-shape>
        <draw:custom-shape draw:name="Shape 1395" draw:style-name="Mgr4" draw:text-style-name="MP7" draw:layer="layout" svg:width="0.092cm" svg:height="0.117cm" svg:x="13.841cm" svg:y="18.607cm">
          <text:p/>
          <draw:enhanced-geometry draw:mirror-horizontal="false" draw:mirror-vertical="false" drawooo:sub-view-size="506 641" svg:viewBox="0 0 12650 16025" draw:type="ooxml-non-primitive" draw:enhanced-path="M 270 136 L 371 169 304 237 270 270 169 270 135 203 135 136 Z M 203 1 L 135 35 68 68 34 102 1 169 1 237 68 338 203 405 304 405 270 439 236 506 203 472 135 472 135 573 169 641 236 641 304 607 371 540 438 439 472 304 506 203 472 169 405 136 371 68 304 35 203 1 Z N"/>
        </draw:custom-shape>
        <draw:custom-shape draw:name="Shape 1396" draw:style-name="Mgr4" draw:text-style-name="MP7" draw:layer="layout" svg:width="0.092cm" svg:height="0.074cm" svg:x="8.975cm" svg:y="18.576cm">
          <text:p/>
          <draw:enhanced-geometry draw:mirror-horizontal="false" draw:mirror-vertical="false" drawooo:sub-view-size="506 405" svg:viewBox="0 0 12650 10125" draw:type="ooxml-non-primitive" draw:enhanced-path="M 203 102 L 203 135 237 169 338 135 203 270 136 304 102 304 136 203 169 135 203 102 Z M 169 1 L 102 68 35 102 1 270 1 371 68 405 237 405 371 304 439 236 506 169 506 102 472 34 439 34 371 1 Z N"/>
        </draw:custom-shape>
        <draw:custom-shape draw:name="Shape 1397" draw:style-name="Mgr4" draw:text-style-name="MP7" draw:layer="layout" svg:width="0.496cm" svg:height="0.21cm" svg:x="14.443cm" svg:y="18.856cm">
          <text:p/>
          <draw:enhanced-geometry draw:mirror-horizontal="false" draw:mirror-vertical="false" drawooo:sub-view-size="2694 1146" svg:viewBox="0 0 67350 28650" draw:type="ooxml-non-primitive" draw:enhanced-path="M 1549 1 L 1112 34 337 34 102 68 34 102 34 169 1 304 1 438 1 741 1 1145 135 1145 135 741 135 337 135 203 506 169 876 135 1246 169 1583 135 1953 135 2155 169 2324 203 2425 236 2492 304 2526 405 2559 506 2559 741 2559 943 2526 1145 2660 1145 2694 876 2694 539 2660 337 2593 203 2458 102 2324 68 2155 34 1987 1 Z N"/>
        </draw:custom-shape>
        <draw:custom-shape draw:name="Shape 1398" draw:style-name="Mgr4" draw:text-style-name="MP7" draw:layer="layout" svg:width="0.105cm" svg:height="0.117cm" svg:x="10.055cm" svg:y="18.595cm">
          <text:p/>
          <draw:enhanced-geometry draw:mirror-horizontal="false" draw:mirror-vertical="false" drawooo:sub-view-size="573 641" svg:viewBox="0 0 14325 16025" draw:type="ooxml-non-primitive" draw:enhanced-path="M 303 1 L 169 68 68 169 68 203 68 236 135 236 270 135 371 102 438 135 202 337 34 506 0 539 0 607 34 607 101 640 404 573 539 573 573 539 573 472 539 438 404 438 270 472 539 203 573 169 573 135 539 68 472 1 Z N"/>
        </draw:custom-shape>
        <draw:custom-shape draw:name="Shape 1399" draw:style-name="Mgr4" draw:text-style-name="MP7" draw:layer="layout" svg:width="0.49cm" svg:height="0.303cm" svg:x="11.035cm" svg:y="17.981cm">
          <text:p/>
          <draw:enhanced-geometry draw:mirror-horizontal="false" draw:mirror-vertical="false" drawooo:sub-view-size="2661 1651" svg:viewBox="0 0 66525 41275" draw:type="ooxml-non-primitive" draw:enhanced-path="M 943 135 L 1954 169 2257 169 2358 202 2425 236 2459 303 2459 438 2459 573 2425 808 2425 1111 2459 1246 2492 1381 2021 1414 1516 1414 1112 1448 674 1515 438 1482 203 1414 169 1381 135 1347 135 1179 135 909 135 573 102 236 135 236 236 169 337 135 Z M 304 0 L 203 34 102 101 102 34 34 34 1 337 1 640 1 1246 34 1347 68 1448 135 1515 236 1583 472 1616 741 1650 1280 1583 1617 1549 2257 1549 2593 1515 2661 1482 2661 1448 2661 1414 2593 1246 2560 1078 2560 741 2593 539 2593 371 2560 202 2459 34 2425 34 2391 0 2055 34 1718 34 1011 0 Z N"/>
        </draw:custom-shape>
        <draw:custom-shape draw:name="Shape 1400" draw:style-name="Mgr4" draw:text-style-name="MP7" draw:layer="layout" svg:width="0.477cm" svg:height="0.223cm" svg:x="13.381cm" svg:y="18.843cm">
          <text:p/>
          <draw:enhanced-geometry draw:mirror-horizontal="false" draw:mirror-vertical="false" drawooo:sub-view-size="2593 1213" svg:viewBox="0 0 64825 30325" draw:type="ooxml-non-primitive" draw:enhanced-path="M 1852 0 L 1347 34 842 68 68 68 34 101 0 135 0 169 34 202 0 404 0 640 34 1078 34 1212 169 1212 169 741 135 472 135 236 909 202 1684 135 1953 135 2189 169 2323 202 2391 303 2424 404 2458 539 2458 876 2424 1212 2525 1212 2593 842 2593 505 2559 303 2492 169 2357 68 2189 34 2020 0 Z N"/>
        </draw:custom-shape>
        <draw:custom-shape draw:name="Shape 1401" draw:style-name="Mgr4" draw:text-style-name="MP7" draw:layer="layout" svg:width="0.508cm" svg:height="0.303cm" svg:x="12.699cm" svg:y="17.974cm">
          <text:p/>
          <draw:enhanced-geometry draw:mirror-horizontal="false" draw:mirror-vertical="false" drawooo:sub-view-size="2762 1651" svg:viewBox="0 0 69050 41275" draw:type="ooxml-non-primitive" draw:enhanced-path="M 2593 135 L 2627 169 2661 169 2661 270 2627 573 2526 1145 2492 1314 2425 1415 2324 1448 2122 1482 1785 1516 1415 1482 843 1448 506 1448 337 1415 270 1381 203 1314 169 1246 135 1145 135 910 135 539 203 203 438 169 742 169 1213 135 Z M 742 1 L 472 34 203 68 169 34 135 34 102 68 102 102 68 135 34 203 34 236 68 270 1 708 1 1145 34 1280 68 1381 135 1448 203 1516 472 1583 742 1617 1314 1650 1954 1650 2257 1617 2593 1549 2627 1516 2627 1482 2661 1145 2694 809 2728 472 2762 102 2762 68 2728 68 2324 34 1954 1 1146 34 742 1 Z N"/>
        </draw:custom-shape>
        <draw:custom-shape draw:name="Shape 1402" draw:style-name="Mgr4" draw:text-style-name="MP7" draw:layer="layout" svg:width="0.496cm" svg:height="0.309cm" svg:x="9.347cm" svg:y="17.962cm">
          <text:p/>
          <draw:enhanced-geometry draw:mirror-horizontal="false" draw:mirror-vertical="false" drawooo:sub-view-size="2694 1684" svg:viewBox="0 0 67350 42100" draw:type="ooxml-non-primitive" draw:enhanced-path="M 707 135 L 976 202 1212 202 1885 236 2222 236 2559 202 2559 202 2492 707 2492 1179 2458 1313 2458 1414 2357 1482 2256 1482 1616 1515 1313 1515 875 1549 640 1515 438 1515 303 1448 269 1414 236 1381 202 606 202 303 202 236 168 270 135 236 168 236 168 202 168 169 438 135 Z M 269 0 L 135 34 34 68 0 101 0 169 34 202 101 202 67 337 67 472 67 1010 101 1515 135 1549 168 1583 438 1650 707 1684 2121 1684 2390 1650 2492 1616 2559 1549 2593 1482 2626 1381 2626 775 2660 472 2694 169 2660 101 2593 68 2222 101 1818 101 976 34 505 0 Z N"/>
        </draw:custom-shape>
        <draw:custom-shape draw:name="Shape 1403" draw:style-name="Mgr4" draw:text-style-name="MP7" draw:layer="layout" svg:width="0.514cm" svg:height="0.322cm" svg:x="15.479cm" svg:y="17.956cm">
          <text:p/>
          <draw:enhanced-geometry draw:mirror-horizontal="false" draw:mirror-vertical="false" drawooo:sub-view-size="2795 1752" svg:viewBox="0 0 69875 43800" draw:type="ooxml-non-primitive" draw:enhanced-path="M 505 102 L 909 135 1380 169 1818 203 2155 236 2492 236 2559 270 2593 337 2660 607 2660 876 2660 1078 2660 1246 2626 1448 2593 1516 2559 1549 2424 1617 2155 1617 1717 1583 1481 1549 1279 1549 707 1617 471 1583 404 1583 370 1549 337 1482 303 1280 303 741 303 203 303 169 269 135 505 102 Z M 337 1 L 168 34 34 135 0 169 34 203 67 236 101 203 202 169 236 152 236 169 168 506 135 809 135 1011 168 1213 168 1415 168 1617 202 1684 236 1684 539 1718 842 1718 1481 1684 1717 1718 1953 1751 2458 1751 2593 1684 2727 1583 2761 1415 2795 1213 2795 842 2761 506 2694 304 2626 203 2559 135 2391 102 2222 135 2088 135 1919 102 1616 68 1145 34 673 1 Z N"/>
        </draw:custom-shape>
        <draw:custom-shape draw:name="Shape 1404" draw:style-name="Mgr4" draw:text-style-name="MP7" draw:layer="layout" svg:width="0.514cm" svg:height="0.297cm" svg:x="13.81cm" svg:y="17.974cm">
          <text:p/>
          <draw:enhanced-geometry draw:mirror-horizontal="false" draw:mirror-vertical="false" drawooo:sub-view-size="2795 1617" svg:viewBox="0 0 69875 40425" draw:type="ooxml-non-primitive" draw:enhanced-path="M 2660 169 L 2593 1415 2020 1448 1448 1415 876 1415 303 1448 202 1145 169 809 135 506 202 203 303 169 404 169 606 203 1111 236 1886 236 2660 169 Z M 404 1 L 202 34 169 34 135 68 101 68 68 135 101 169 34 337 0 506 0 876 68 1246 169 1549 202 1583 270 1617 573 1583 876 1549 1482 1583 2088 1617 2694 1583 2727 1549 2761 1516 2761 809 2795 102 2795 34 2727 1 1886 68 1482 102 1044 68 640 34 404 1 Z N"/>
        </draw:custom-shape>
        <draw:custom-shape draw:name="Shape 1405" draw:style-name="Mgr4" draw:text-style-name="MP7" draw:layer="layout" svg:width="0.477cm" svg:height="0.483cm" svg:x="9.881cm" svg:y="18.316cm">
          <text:p/>
          <draw:enhanced-geometry draw:mirror-horizontal="false" draw:mirror-vertical="false" drawooo:sub-view-size="2593 2627" svg:viewBox="0 0 64825 65675" draw:type="ooxml-non-primitive" draw:enhanced-path="M 1953 135 L 2189 169 2324 202 2391 270 2425 404 2458 539 2458 775 2425 1010 2357 1516 2357 1751 2357 2088 2357 2223 2324 2357 2223 2425 2122 2458 1987 2458 1852 2425 1617 2357 1246 2357 910 2391 708 2425 472 2425 337 2391 270 2357 169 2290 135 2189 135 1819 135 1415 169 1078 135 741 135 472 135 202 910 202 1684 135 Z M 1852 0 L 1347 34 842 68 68 68 34 101 1 135 1 169 34 202 1 404 1 640 34 1078 1 1751 1 2088 34 2425 68 2458 102 2492 438 2526 775 2559 1482 2492 1684 2526 1920 2593 2189 2627 2290 2593 2357 2559 2425 2458 2458 2391 2492 2189 2492 1785 2492 1549 2526 1314 2559 842 2593 505 2559 303 2492 169 2357 68 2189 34 2021 0 Z N"/>
        </draw:custom-shape>
        <draw:custom-shape draw:name="Shape 1406" draw:style-name="Mgr4" draw:text-style-name="MP7" draw:layer="layout" svg:width="0.514cm" svg:height="0.297cm" svg:x="9.887cm" svg:y="17.974cm">
          <text:p/>
          <draw:enhanced-geometry draw:mirror-horizontal="false" draw:mirror-vertical="false" drawooo:sub-view-size="2795 1617" svg:viewBox="0 0 69875 40425" draw:type="ooxml-non-primitive" draw:enhanced-path="M 2660 169 L 2593 1415 2020 1448 1448 1415 876 1415 303 1448 202 1145 169 809 135 506 202 203 303 169 404 169 606 203 1111 236 1886 236 2660 169 Z M 404 1 L 202 34 169 34 135 68 101 68 68 135 101 169 34 337 0 506 0 876 68 1246 169 1549 202 1583 270 1617 573 1583 876 1549 1482 1583 2088 1617 2694 1583 2727 1549 2761 1516 2761 809 2795 102 2795 34 2727 1 1886 68 1482 102 1044 68 640 34 404 1 Z N"/>
        </draw:custom-shape>
        <draw:custom-shape draw:name="Shape 1407" draw:style-name="Mgr4" draw:text-style-name="MP7" draw:layer="layout" svg:width="0.44cm" svg:height="0.21cm" svg:x="10.141cm" svg:y="18.856cm">
          <text:p/>
          <draw:enhanced-geometry draw:mirror-horizontal="false" draw:mirror-vertical="false" drawooo:sub-view-size="2391 1146" svg:viewBox="0 0 59775 28650" draw:type="ooxml-non-primitive" draw:enhanced-path="M 1011 1 L 607 34 337 68 236 102 102 169 68 270 34 371 34 607 1 1145 135 1145 169 842 169 539 203 371 236 304 304 236 506 169 741 135 1112 135 1516 169 1886 203 2256 304 2223 674 2256 1044 2223 1145 2391 1145 2391 977 2357 438 2357 304 2391 304 2391 236 2391 203 2357 169 2324 169 1920 68 1482 1 Z N"/>
        </draw:custom-shape>
        <draw:custom-shape draw:name="Shape 1408" draw:style-name="Mgr4" draw:text-style-name="MP7" draw:layer="layout" svg:width="0.452cm" svg:height="0.223cm" svg:x="13.915cm" svg:y="18.843cm">
          <text:p/>
          <draw:enhanced-geometry draw:mirror-horizontal="false" draw:mirror-vertical="false" drawooo:sub-view-size="2459 1213" svg:viewBox="0 0 61475 30325" draw:type="ooxml-non-primitive" draw:enhanced-path="M 2391 0 L 2021 34 1650 68 1280 101 304 101 169 68 34 101 1 169 1 202 34 236 34 404 34 573 68 876 68 1212 203 1212 203 1010 203 808 169 606 135 404 169 202 270 236 506 270 1145 236 2324 169 2324 674 2290 1212 2459 1212 2459 640 2459 68 2425 34 2391 0 Z N"/>
        </draw:custom-shape>
        <draw:custom-shape draw:name="Shape 1409" draw:style-name="Mgr4" draw:text-style-name="MP7" draw:layer="layout" svg:width="0.502cm" svg:height="0.309cm" svg:x="10.452cm" svg:y="17.962cm">
          <text:p/>
          <draw:enhanced-geometry draw:mirror-horizontal="false" draw:mirror-vertical="false" drawooo:sub-view-size="2729 1684" svg:viewBox="0 0 68225 42100" draw:type="ooxml-non-primitive" draw:enhanced-path="M 1853 101 L 2324 135 2391 169 2459 169 2492 202 2492 270 2526 404 2492 539 2492 1010 2526 1246 2560 1448 1449 1515 304 1515 237 707 237 303 237 236 641 202 1045 169 1449 135 1853 101 Z M 1146 0 L 708 68 237 101 237 34 169 34 169 101 35 101 1 169 35 202 68 236 136 236 102 573 102 909 169 1583 203 1650 237 1684 1449 1684 2661 1583 2694 1583 2728 1515 2661 1145 2627 808 2627 438 2627 101 2593 34 2560 34 1853 0 Z N"/>
        </draw:custom-shape>
        <draw:custom-shape draw:name="Shape 1410" draw:style-name="Mgr4" draw:text-style-name="MP7" draw:layer="layout" svg:width="0.502cm" svg:height="0.309cm" svg:x="14.374cm" svg:y="17.962cm">
          <text:p/>
          <draw:enhanced-geometry draw:mirror-horizontal="false" draw:mirror-vertical="false" drawooo:sub-view-size="2728 1684" svg:viewBox="0 0 68200 42100" draw:type="ooxml-non-primitive" draw:enhanced-path="M 1852 101 L 2323 135 2391 169 2458 169 2492 202 2492 270 2525 404 2492 539 2492 1010 2525 1246 2559 1448 1448 1515 303 1515 236 707 236 303 236 236 640 202 1044 169 1448 135 1852 101 Z M 1145 0 L 707 68 236 101 236 34 169 34 169 101 34 101 0 169 34 202 68 236 135 236 101 573 101 909 169 1583 202 1650 236 1684 1448 1684 2660 1583 2694 1583 2727 1515 2660 1145 2626 808 2626 438 2626 101 2593 34 2559 34 1852 0 Z N"/>
        </draw:custom-shape>
        <draw:custom-shape draw:name="Shape 1411" draw:style-name="Mgr4" draw:text-style-name="MP7" draw:layer="layout" svg:width="0.179cm" svg:height="0.086cm" svg:x="16.292cm" svg:y="18.638cm">
          <text:p/>
          <draw:enhanced-geometry draw:mirror-horizontal="false" draw:mirror-vertical="false" drawooo:sub-view-size="977 472" svg:viewBox="0 0 24425 11800" draw:type="ooxml-non-primitive" draw:enhanced-path="M 371 0 L 270 34 169 101 68 135 1 202 1 236 1 303 34 371 102 404 270 472 337 472 371 438 337 371 304 337 708 337 910 303 943 270 977 236 943 202 910 169 506 202 236 202 304 169 405 101 438 68 438 34 405 0 Z N"/>
        </draw:custom-shape>
        <draw:custom-shape draw:name="Shape 1412" draw:style-name="Mgr4" draw:text-style-name="MP7" draw:layer="layout" svg:width="0.502cm" svg:height="0.309cm" svg:x="16.05cm" svg:y="17.968cm">
          <text:p/>
          <draw:enhanced-geometry draw:mirror-horizontal="false" draw:mirror-vertical="false" drawooo:sub-view-size="2728 1684" svg:viewBox="0 0 68200 42100" draw:type="ooxml-non-primitive" draw:enhanced-path="M 236 135 L 640 168 1785 202 2189 202 2391 236 2492 236 2559 269 2593 404 2593 539 2593 808 2593 1414 2559 1448 2492 1515 2290 1549 1617 1549 910 1481 472 1448 371 1414 304 1313 236 1178 236 1044 203 707 203 438 236 303 203 135 Z M 236 0 L 34 34 1 67 1 101 1 135 34 168 102 168 102 202 102 303 68 471 68 673 102 1111 203 1549 236 1582 573 1582 876 1616 1482 1683 2357 1683 2660 1616 2694 1582 2728 1549 2728 909 2728 572 2660 269 2627 168 2526 135 2425 101 1650 101 977 34 506 0 Z N"/>
        </draw:custom-shape>
        <draw:custom-shape draw:name="Shape 1413" draw:style-name="Mgr4" draw:text-style-name="MP7" draw:layer="layout" svg:width="0.763cm" svg:height="0.477cm" svg:x="15.783cm" svg:y="18.322cm">
          <text:p/>
          <draw:enhanced-geometry draw:mirror-horizontal="false" draw:mirror-vertical="false" drawooo:sub-view-size="4142 2593" svg:viewBox="0 0 103550 64825" draw:type="ooxml-non-primitive" draw:enhanced-path="M 2661 135 L 3772 168 3873 168 3940 269 3974 404 4007 539 4007 842 4007 1044 4007 1751 3974 2189 3940 2323 3873 2357 3267 2424 2021 2424 1415 2357 809 2323 506 2323 203 2357 169 1616 135 875 203 539 203 370 203 202 270 202 371 168 775 168 1415 135 Z M 540 0 L 371 34 203 67 169 101 135 101 102 135 102 168 135 202 169 202 102 269 68 337 34 572 1 1010 1 1717 68 2458 102 2492 169 2525 641 2492 1146 2492 2122 2559 2593 2593 3065 2559 4007 2492 4041 2458 4075 2424 4108 1987 4142 1515 4142 606 4108 404 4041 236 4007 135 3940 101 3873 34 3772 34 2863 0 1920 0 910 34 540 0 Z N"/>
        </draw:custom-shape>
        <draw:custom-shape draw:name="Shape 1414" draw:style-name="Mgr4" draw:text-style-name="MP7" draw:layer="layout" svg:width="0.067cm" svg:height="0.13cm" svg:x="9.546cm" svg:y="18.583cm">
          <text:p/>
          <draw:enhanced-geometry draw:mirror-horizontal="false" draw:mirror-vertical="false" drawooo:sub-view-size="371 708" svg:viewBox="0 0 9275 17700" draw:type="ooxml-non-primitive" draw:enhanced-path="M 303 0 L 270 34 135 135 0 270 0 337 34 371 68 371 202 270 202 270 169 640 202 674 236 707 303 674 303 640 337 371 371 101 371 34 337 0 Z N"/>
        </draw:custom-shape>
        <draw:custom-shape draw:name="Shape 1415" draw:style-name="Mgr4" draw:text-style-name="MP7" draw:layer="layout" svg:width="0.49cm" svg:height="0.303cm" svg:x="14.958cm" svg:y="17.981cm">
          <text:p/>
          <draw:enhanced-geometry draw:mirror-horizontal="false" draw:mirror-vertical="false" drawooo:sub-view-size="2661 1651" svg:viewBox="0 0 66525 41275" draw:type="ooxml-non-primitive" draw:enhanced-path="M 944 135 L 1954 169 2257 169 2358 202 2425 236 2459 303 2459 438 2459 573 2425 808 2425 1111 2459 1246 2492 1381 2021 1414 1516 1414 1112 1448 674 1515 439 1482 203 1414 169 1381 136 1347 136 1179 136 909 136 573 102 236 136 236 237 169 338 135 Z M 304 0 L 203 34 102 101 102 34 35 34 1 337 1 640 1 1246 35 1347 68 1448 136 1515 237 1583 472 1616 742 1650 1280 1583 1617 1549 2257 1549 2593 1515 2661 1482 2661 1448 2661 1414 2593 1246 2560 1078 2560 741 2593 539 2593 371 2560 202 2459 34 2425 34 2391 0 2055 34 1718 34 1011 0 Z N"/>
        </draw:custom-shape>
        <draw:custom-shape draw:name="Shape 1416" draw:style-name="Mgr4" draw:text-style-name="MP7" draw:layer="layout" svg:width="0.477cm" svg:height="0.204cm" svg:x="9.595cm" svg:y="18.862cm">
          <text:p/>
          <draw:enhanced-geometry draw:mirror-horizontal="false" draw:mirror-vertical="false" drawooo:sub-view-size="2594 1112" svg:viewBox="0 0 64850 27800" draw:type="ooxml-non-primitive" draw:enhanced-path="M 472 0 L 102 68 102 101 68 101 34 135 1 640 1 1111 135 1111 135 741 169 472 135 337 102 202 135 202 438 169 741 135 2088 135 2223 169 2324 236 2391 337 2459 505 2459 707 2459 1111 2593 1111 2593 640 2560 404 2492 202 2425 135 2324 68 2223 34 2122 0 Z N"/>
        </draw:custom-shape>
        <draw:custom-shape draw:name="Shape 1417" draw:style-name="Mgr4" draw:text-style-name="MP7" draw:layer="layout" svg:width="0.458cm" svg:height="0.477cm" svg:x="9.329cm" svg:y="18.328cm">
          <text:p/>
          <draw:enhanced-geometry draw:mirror-horizontal="false" draw:mirror-vertical="false" drawooo:sub-view-size="2492 2594" svg:viewBox="0 0 62300 64850" draw:type="ooxml-non-primitive" draw:enhanced-path="M 2222 135 L 2289 169 2323 203 2357 236 2357 337 2357 842 2323 1348 2323 1853 2357 2358 2087 2425 1818 2459 1246 2425 707 2391 438 2358 269 2324 202 2257 135 2021 135 1752 135 1247 168 708 202 169 1279 169 1919 135 Z M 135 1 L 101 34 67 68 67 102 101 135 34 438 0 741 0 1348 34 2021 34 2189 67 2290 101 2358 135 2391 168 2425 303 2459 673 2492 1044 2560 1751 2593 2121 2560 2289 2526 2458 2492 2491 2459 2491 2391 2458 2122 2458 1819 2458 1247 2491 674 2491 102 2491 68 2424 34 1852 1 1279 1 707 34 135 1 Z N"/>
        </draw:custom-shape>
        <draw:custom-shape draw:name="Shape 1418" draw:style-name="Mgr4" draw:text-style-name="MP7" draw:layer="layout" svg:width="0.459cm" svg:height="0.21cm" svg:x="12.829cm" svg:y="18.856cm">
          <text:p/>
          <draw:enhanced-geometry draw:mirror-horizontal="false" draw:mirror-vertical="false" drawooo:sub-view-size="2493 1146" svg:viewBox="0 0 62325 28650" draw:type="ooxml-non-primitive" draw:enhanced-path="M 169 1 L 102 34 102 68 102 102 102 135 68 371 35 640 1 1145 136 1145 203 169 1314 169 1920 135 2223 135 2290 169 2324 203 2358 236 2391 337 2358 1145 2459 1145 2492 640 2492 102 2492 68 2459 34 1886 1 1314 34 742 34 169 1 Z N"/>
        </draw:custom-shape>
        <draw:custom-shape draw:name="Shape 1419" draw:style-name="Mgr4" draw:text-style-name="MP7" draw:layer="layout" svg:width="0.781cm" svg:height="0.229cm" svg:x="8.782cm" svg:y="18.837cm">
          <text:p/>
          <draw:enhanced-geometry draw:mirror-horizontal="false" draw:mirror-vertical="false" drawooo:sub-view-size="4243 1247" svg:viewBox="0 0 106075 31175" draw:type="ooxml-non-primitive" draw:enhanced-path="M 3333 1 L 3098 34 2727 68 2155 102 1044 102 505 135 303 169 202 236 101 371 34 506 0 708 0 876 0 1246 169 1246 169 842 202 573 236 438 303 337 371 304 505 270 1650 270 2593 236 2963 203 3434 169 3636 203 3838 270 3973 371 4007 438 4040 539 4074 876 4040 1246 4242 1246 4242 842 4175 438 4175 337 4108 270 3973 135 3771 68 3569 34 3333 1 Z N"/>
        </draw:custom-shape>
        <draw:custom-shape draw:name="Shape 1420" draw:style-name="Mgr4" draw:text-style-name="MP7" draw:layer="layout" svg:width="0.086cm" svg:height="0.099cm" svg:x="13.288cm" svg:y="18.614cm">
          <text:p/>
          <draw:enhanced-geometry draw:mirror-horizontal="false" draw:mirror-vertical="false" drawooo:sub-view-size="472 540" svg:viewBox="0 0 11800 13500" draw:type="ooxml-non-primitive" draw:enhanced-path="M 303 102 L 337 169 303 203 169 135 236 102 Z M 169 1 L 68 34 0 135 0 203 34 236 202 270 202 304 270 304 169 337 101 405 68 438 101 506 270 539 404 506 438 506 472 472 438 337 371 236 438 203 438 102 371 34 270 1 Z N"/>
        </draw:custom-shape>
        <draw:custom-shape draw:name="Shape 1421" draw:style-name="Mgr4" draw:text-style-name="MP7" draw:layer="layout" svg:width="0.458cm" svg:height="0.21cm" svg:x="12.277cm" svg:y="18.856cm">
          <text:p/>
          <draw:enhanced-geometry draw:mirror-horizontal="false" draw:mirror-vertical="false" drawooo:sub-view-size="2492 1146" svg:viewBox="0 0 62300 28650" draw:type="ooxml-non-primitive" draw:enhanced-path="M 1280 1 L 135 102 101 135 68 169 68 203 101 236 135 236 68 472 34 708 0 1145 135 1145 135 708 202 270 236 270 270 236 876 203 1515 135 1886 135 2290 169 2323 203 2357 270 2357 539 2357 1011 2357 1145 2492 1145 2492 102 2492 68 2458 34 2155 1 Z N"/>
        </draw:custom-shape>
        <draw:custom-shape draw:name="Shape 1422" draw:style-name="Mgr4" draw:text-style-name="MP7" draw:layer="layout" svg:width="0.328cm" svg:height="0.136cm" svg:x="25.093cm" svg:y="8.255cm">
          <text:p/>
          <draw:enhanced-geometry draw:mirror-horizontal="false" draw:mirror-vertical="false" drawooo:sub-view-size="1786 742" svg:viewBox="0 0 44650 18550" draw:type="ooxml-non-primitive" draw:enhanced-path="M 1752 1 L 1314 102 876 236 439 405 35 573 1 607 1 674 35 708 68 741 371 708 641 640 1213 438 1785 270 1785 1 Z N"/>
        </draw:custom-shape>
        <draw:custom-shape draw:name="Shape 1423" draw:style-name="Mgr4" draw:text-style-name="MP7" draw:layer="layout" svg:width="0.502cm" svg:height="0.179cm" svg:x="24.92cm" svg:y="7.796cm">
          <text:p/>
          <draw:enhanced-geometry draw:mirror-horizontal="false" draw:mirror-vertical="false" drawooo:sub-view-size="2728 977" svg:viewBox="0 0 68200 24425" draw:type="ooxml-non-primitive" draw:enhanced-path="M 2727 0 L 2492 67 1886 236 1246 438 34 909 0 943 34 976 371 976 707 943 1044 842 1381 741 2054 505 2391 404 2727 303 2727 0 Z N"/>
        </draw:custom-shape>
        <draw:custom-shape draw:name="Shape 1424" draw:style-name="Mgr4" draw:text-style-name="MP7" draw:layer="layout" svg:width="0.427cm" svg:height="0.16cm" svg:x="24.994cm" svg:y="7.944cm">
          <text:p/>
          <draw:enhanced-geometry draw:mirror-horizontal="false" draw:mirror-vertical="false" drawooo:sub-view-size="2324 876" svg:viewBox="0 0 58100 21900" draw:type="ooxml-non-primitive" draw:enhanced-path="M 2323 0 L 1953 135 1448 303 977 471 472 640 34 842 0 875 303 875 539 842 1044 741 1549 606 2020 438 2323 303 2323 0 Z N"/>
        </draw:custom-shape>
        <draw:custom-shape draw:name="Shape 1425" draw:style-name="Mgr4" draw:text-style-name="MP7" draw:layer="layout" svg:width="0.254cm" svg:height="0.117cm" svg:x="25.168cm" svg:y="8.54cm">
          <text:p/>
          <draw:enhanced-geometry draw:mirror-horizontal="false" draw:mirror-vertical="false" drawooo:sub-view-size="1382 640" svg:viewBox="0 0 34550 16000" draw:type="ooxml-non-primitive" draw:enhanced-path="M 1381 0 L 1045 101 775 169 439 236 270 303 136 404 68 505 1 640 35 640 371 573 708 472 1381 303 1381 0 Z N"/>
        </draw:custom-shape>
        <draw:custom-shape draw:name="Shape 1426" draw:style-name="Mgr4" draw:text-style-name="MP7" draw:layer="layout" svg:width="0.502cm" svg:height="0.185cm" svg:x="24.92cm" svg:y="7.615cm">
          <text:p/>
          <draw:enhanced-geometry draw:mirror-horizontal="false" draw:mirror-vertical="false" drawooo:sub-view-size="2728 1011" svg:viewBox="0 0 68200 25275" draw:type="ooxml-non-primitive" draw:enhanced-path="M 2727 1 L 1347 438 674 674 34 943 0 977 34 1011 404 1011 775 943 1145 809 1515 674 2121 438 2727 236 2727 1 Z N"/>
        </draw:custom-shape>
        <draw:custom-shape draw:name="Shape 1427" draw:style-name="Mgr4" draw:text-style-name="MP7" draw:layer="layout" svg:width="0.316cm" svg:height="0.142cm" svg:x="25.106cm" svg:y="8.404cm">
          <text:p/>
          <draw:enhanced-geometry draw:mirror-horizontal="false" draw:mirror-vertical="false" drawooo:sub-view-size="1718 775" svg:viewBox="0 0 42950 19375" draw:type="ooxml-non-primitive" draw:enhanced-path="M 1717 1 L 842 337 34 708 0 741 68 775 472 741 876 640 1313 506 1717 371 1717 1 Z N"/>
        </draw:custom-shape>
        <draw:custom-shape draw:name="Shape 1428" draw:style-name="Mgr4" draw:text-style-name="MP7" draw:layer="layout" svg:width="1.191cm" svg:height="0.409cm" svg:x="22.207cm" svg:y="8.304cm">
          <text:p/>
          <draw:enhanced-geometry draw:mirror-horizontal="false" draw:mirror-vertical="false" drawooo:sub-view-size="6465 2223" svg:viewBox="0 0 161625 55575" draw:type="ooxml-non-primitive" draw:enhanced-path="M 6364 1 L 6128 102 5825 237 5252 540 4949 641 4646 708 4512 742 4343 742 4209 708 4074 641 4007 641 3939 674 3872 775 3805 876 3704 910 3636 944 3569 910 3502 843 3333 641 3367 472 3333 405 3300 371 3199 371 3030 506 2963 641 2929 775 2963 876 2828 1011 2727 1045 2593 1112 2458 1112 2391 1045 2391 977 2424 876 2424 843 2391 775 2323 742 2256 742 2222 809 2189 977 2088 1179 1919 1348 1751 1449 1515 1482 1313 1482 1179 1449 1347 1078 1414 809 1414 742 1381 708 1347 674 1280 708 1044 843 876 1078 842 1179 808 1280 808 1415 876 1516 606 1819 539 1886 472 1920 404 1920 371 1886 270 1819 202 1651 202 1482 236 1280 337 1112 404 1045 505 977 539 944 539 910 505 876 472 876 371 910 303 944 169 1078 68 1280 0 1516 0 1752 34 1954 68 2021 135 2122 202 2156 303 2189 404 2223 505 2189 606 2156 707 2088 909 1886 1078 1617 1145 1651 1313 1684 1482 1718 1650 1684 1818 1651 1953 1583 2088 1482 2189 1381 2290 1247 2357 1280 2458 1314 2660 1280 2896 1179 3098 1045 3232 1112 3401 1146 3603 1179 3771 1112 3906 1045 4007 977 4074 944 4209 910 4613 910 4983 809 5353 708 5757 540 6128 371 6296 237 6465 136 6465 68 6465 35 6431 1 Z N"/>
        </draw:custom-shape>
        <draw:custom-shape draw:name="Shape 1429" draw:style-name="Mgr4" draw:text-style-name="MP7" draw:layer="layout" svg:width="1.756cm" svg:height="0.502cm" svg:x="22.685cm" svg:y="9.552cm">
          <text:p/>
          <draw:enhanced-geometry draw:mirror-horizontal="false" draw:mirror-vertical="false" drawooo:sub-view-size="9529 2728" svg:viewBox="0 0 238225 68200" draw:type="ooxml-non-primitive" draw:enhanced-path="M 9360 0 L 8855 67 8350 168 7845 303 7340 471 6330 842 5825 1010 5320 1145 2694 1886 1516 2189 775 2357 539 2424 438 2424 337 2458 270 2525 203 2593 169 2559 1 2559 1 2593 1 2626 34 2694 68 2727 708 2660 1314 2559 1920 2424 2526 2290 3738 1919 4950 1549 5489 1414 6027 1212 7138 808 7677 640 8249 471 8822 370 9360 337 9428 303 9495 269 9495 236 9529 168 9495 101 9495 67 9428 34 9360 0 Z N"/>
        </draw:custom-shape>
        <draw:custom-shape draw:name="Shape 1430" draw:style-name="Mgr4" draw:text-style-name="MP7" draw:layer="layout" svg:width="1.358cm" svg:height="5.61cm" svg:x="0.503cm" svg:y="13.456cm">
          <text:p/>
          <draw:enhanced-geometry draw:mirror-horizontal="false" draw:mirror-vertical="false" drawooo:sub-view-size="7374 30437" svg:viewBox="0 0 184350 760925" draw:type="ooxml-non-primitive" draw:enhanced-path="M 2660 236 L 2862 270 2997 337 3131 404 3199 539 3266 674 3333 842 3401 1179 3468 1650 3535 2155 3569 3165 3603 3502 3670 3805 3535 3872 3502 3805 3468 3771 3367 3771 3367 3839 3367 3940 3030 4074 2727 4142 2357 4175 1987 4142 1583 4175 1381 4175 1145 4142 976 4108 808 4041 707 3872 640 3670 471 2896 337 2121 269 1751 236 1381 236 977 269 573 640 472 1044 371 1448 303 1886 236 Z M 3401 4175 L 3502 4579 3603 5118 3603 5320 3636 5488 2997 5556 2357 5623 1818 5690 1549 5724 1313 5825 1313 5657 1279 5488 1212 5152 1178 4748 1145 4377 1482 4377 1785 4344 2222 4377 2626 4344 3030 4310 3199 4243 3401 4175 Z M 3737 5724 L 3838 5758 3906 5791 3939 5892 3973 5993 4007 6263 3973 6532 2593 6700 2020 6768 1751 6835 1448 6936 1279 6667 1212 6532 1145 6397 1111 6229 1111 6061 1246 6061 1414 6027 1684 5960 2290 5859 2896 5791 3737 5724 Z M 3771 6801 L 3771 6835 3771 7374 3838 7946 3906 8518 3973 9057 4040 9798 4175 10505 4276 10942 4444 11380 4815 12188 4411 12323 3973 12424 3131 12525 2694 12559 2458 12592 2256 12660 2222 11919 2155 11178 1987 9697 1953 9057 1886 8384 1785 7744 1684 7407 1583 7104 1886 7071 2222 7037 2862 6936 3771 6801 Z M 5185 12256 L 5185 12424 5252 12592 5320 12761 5421 12929 5623 13232 5892 13535 6161 13804 6431 14107 6666 14410 6734 14579 6801 14747 6868 14983 6868 15252 6868 15488 6835 15723 6700 16228 6532 16700 6363 17171 6229 17676 6161 17912 6128 18147 6128 18383 6161 18652 5320 18821 4882 18888 4444 18955 3636 19023 3232 19090 2862 19191 2727 18888 2559 18619 2323 18383 2088 18147 1852 17945 1650 17710 1515 17508 1381 17272 1279 17003 1212 16733 1145 16464 1111 16161 1111 15757 1178 15319 1279 14915 1414 14511 1684 13703 1818 13299 1919 12929 2357 12862 2795 12828 3704 12660 4007 12626 4343 12559 4646 12491 4916 12390 4983 12357 5050 12323 5185 12256 Z M 2054 0 L 1549 34 1044 135 539 270 303 337 101 472 67 505 67 539 67 573 101 606 34 808 0 1010 0 1414 67 1852 135 2256 236 2828 370 3401 404 3738 438 3940 505 4108 606 4209 673 4276 808 4344 909 4377 943 4815 976 5253 1010 5589 1044 5791 1145 5926 1111 5960 1077 5892 1010 5892 943 6027 943 6162 943 6296 976 6465 1111 6768 1279 7003 1212 7037 1178 7071 1212 7104 1381 7104 1482 7744 1583 8417 1684 9057 1751 9697 1886 11212 1953 11986 1987 12727 1987 12761 1919 12828 1919 12794 1852 12828 1785 12929 1684 13165 1549 13636 1313 14141 1145 14680 1010 15218 909 15791 909 16296 943 16767 1077 17238 1145 17440 1279 17676 1414 17912 1616 18114 2020 18484 2189 18652 2391 18854 2525 19090 2626 19359 2660 19427 2727 19460 2761 19460 2828 19427 2963 19764 3098 20134 3199 20471 3266 20841 3333 21582 3434 22322 3704 24107 3838 24982 3939 25891 4074 27036 4209 28181 4411 29325 4680 30436 4983 30436 4781 29797 4613 29123 4444 28181 4343 27271 4141 25386 3872 23669 3603 21986 3535 21312 3434 20639 3367 20302 3266 19966 3165 19663 2997 19393 3939 19225 4882 19124 5488 19056 5757 18989 6060 18888 6060 18888 6027 19663 6027 20437 6094 21211 6161 21986 6363 23568 6532 25083 7070 30436 7373 30436 7104 27777 6801 25083 6498 21952 6195 18821 6262 19023 6296 19056 6330 19090 6431 19124 6498 19056 6532 19023 6532 18955 6464 18686 6431 18450 6431 18181 6464 17945 6565 17440 6734 16935 6868 16430 7037 15925 7104 15420 7104 15185 7104 14915 7070 14713 7037 14545 6868 14208 6666 13905 6397 13636 6060 13266 5757 12862 5623 12660 5488 12458 5387 12222 5320 11953 5286 11919 5219 11919 5185 11953 5185 12087 5118 12054 5050 12054 5017 12087 4983 11919 4882 11751 4613 11111 4478 10808 4411 10437 4242 9596 4141 8687 4141 8350 4108 7710 4074 7374 4007 7104 3939 6902 3872 6835 3838 6801 3973 6801 4007 6835 4141 6835 4209 6734 4343 6734 4411 6700 4444 6667 4444 6566 4377 6498 4343 6465 4276 6465 4209 6498 4209 6027 4141 5556 4108 5488 4040 5455 3771 5488 3838 5320 3838 5152 3771 4815 3704 4445 3603 4074 3737 4007 3838 4074 3906 4108 3973 4108 4007 4041 4007 3940 3906 3738 3805 3502 3771 3232 3771 2929 3737 2357 3737 1852 3704 1448 3636 977 3603 775 3535 539 3434 371 3333 236 3199 135 3064 68 2896 34 2727 0 Z N"/>
        </draw:custom-shape>
        <draw:custom-shape draw:name="Shape 1431" draw:style-name="Mgr4" draw:text-style-name="MP7" draw:layer="layout" svg:width="2.587cm" svg:height="5.697cm" svg:x="0cm" svg:y="5.921cm">
          <text:p/>
          <draw:enhanced-geometry draw:mirror-horizontal="false" draw:mirror-vertical="false" drawooo:sub-view-size="14040 30908" svg:viewBox="0 0 351000 772700" draw:type="ooxml-non-primitive" draw:enhanced-path="M 0 0 L 0 135 303 236 606 371 1178 674 1549 842 1953 977 2761 1179 3703 1448 4613 1717 5522 2020 6397 2357 8215 3064 10067 3670 10976 3939 11885 4209 12794 4478 13703 4748 13703 4815 13737 4849 13770 4882 13669 5017 13568 5522 13400 6364 13164 7239 12895 8081 12626 8922 12053 10639 10841 14141 10235 15858 9562 17609 8989 19225 8383 20841 7272 24107 6161 27339 5017 30605 4680 30571 4411 30504 4175 30436 3703 30268 2693 29830 2222 29628 1717 29460 842 29191 0 28888 0 29224 505 29393 1044 29561 2087 29864 2559 30032 3030 30234 3501 30436 3973 30638 4444 30773 4714 30840 4848 30840 4983 30807 5017 30874 5118 30908 5185 30874 5252 30807 6330 27642 7407 24477 8484 21312 9057 19730 9663 18181 10302 16498 10908 14814 12053 11447 12626 9831 13198 8182 13434 7340 13669 6498 13838 5657 13905 4815 14006 4781 14040 4714 14006 4647 13939 4579 13063 4276 12154 4040 11279 3771 10370 3535 9393 3199 8417 2862 6464 2121 5555 1785 4680 1482 3771 1212 2828 977 2323 842 1818 707 1347 539 875 337 438 135 236 68 0 0 Z N"/>
        </draw:custom-shape>
        <draw:custom-shape draw:name="Shape 1432" draw:style-name="Mgr4" draw:text-style-name="MP7" draw:layer="layout" svg:width="0.874cm" svg:height="0.806cm" svg:x="21.084cm" svg:y="8.975cm">
          <text:p/>
          <draw:enhanced-geometry draw:mirror-horizontal="false" draw:mirror-vertical="false" drawooo:sub-view-size="4748 4377" svg:viewBox="0 0 118700 109425" draw:type="ooxml-non-primitive" draw:enhanced-path="M 606 202 L 674 269 775 370 943 539 1482 1077 1987 1650 2559 2256 3165 2794 3333 2895 3502 3030 3872 3232 4040 3333 4209 3468 4310 3636 4377 3805 4243 3838 4141 3805 4007 3737 3906 3636 3805 3501 3704 3400 3468 3198 3199 2996 2929 2828 2357 2525 2020 2289 1684 2020 1381 1751 1078 1448 640 943 404 707 169 505 202 471 337 337 472 269 606 202 Z M 505 0 L 371 67 169 202 34 370 0 404 0 471 34 505 68 539 135 505 303 707 505 943 808 1414 1246 1885 1717 2323 2020 2525 2323 2727 2929 3097 3199 3299 3468 3501 3737 3771 3939 4074 4040 4209 4141 4276 4243 4343 4344 4377 4411 4377 4512 4343 4647 4209 4748 4074 4748 3872 4748 3805 4680 3704 4613 3636 4512 3569 4445 3434 4310 3266 4209 3165 4074 3097 3771 2963 3535 2828 3300 2660 2828 2256 2189 1582 1549 875 1111 471 909 269 674 101 640 34 606 0 Z N"/>
        </draw:custom-shape>
        <draw:custom-shape draw:name="Shape 1433" draw:style-name="Mgr4" draw:text-style-name="MP7" draw:layer="layout" svg:width="0.074cm" svg:height="0.086cm" svg:x="0.782cm" svg:y="5.878cm">
          <text:p/>
          <draw:enhanced-geometry draw:mirror-horizontal="false" draw:mirror-vertical="false" drawooo:sub-view-size="405 473" svg:viewBox="0 0 10125 11825" draw:type="ooxml-non-primitive" draw:enhanced-path="M 202 1 L 101 68 68 102 34 135 0 270 0 371 68 438 135 472 236 438 303 405 371 304 371 270 404 270 404 203 404 169 404 102 371 68 303 1 Z N"/>
        </draw:custom-shape>
        <draw:custom-shape draw:name="Shape 1434" draw:style-name="Mgr4" draw:text-style-name="MP7" draw:layer="layout" svg:width="1.433cm" svg:height="1.166cm" svg:x="1.837cm" svg:y="0.242cm">
          <text:p/>
          <draw:enhanced-geometry draw:mirror-horizontal="false" draw:mirror-vertical="false" drawooo:sub-view-size="7779 6330" svg:viewBox="0 0 194475 158250" draw:type="ooxml-non-primitive" draw:enhanced-path="M 5893 168 L 6196 202 6532 269 6835 337 7105 438 7239 673 7340 909 5960 943 4613 976 2795 976 2189 1010 2189 1010 3368 606 4007 438 4647 303 5287 202 5590 168 Z M 6768 1111 L 6027 1347 4984 1717 4445 1919 3940 2155 3637 2323 3334 2525 3065 2761 2795 2997 2762 2997 2459 3030 2155 3064 1516 3030 876 2997 539 3030 236 3098 236 2795 270 2424 337 2155 472 1885 640 1683 842 1515 1078 1380 1347 1246 1617 1145 2256 1212 4176 1212 5489 1145 6768 1111 Z M 7441 1212 L 7509 1616 7509 2054 7475 2087 7307 2222 7105 2357 6869 2458 6600 2525 6061 2693 5623 2828 4748 3131 3906 3502 3570 3670 3300 3872 3031 4108 2829 4377 2694 4579 2627 4781 2492 5185 2425 5387 2358 5589 2223 5791 2088 5959 2054 6027 1751 5892 1415 5724 1145 5488 876 5185 741 4983 640 4747 438 4242 304 3737 270 3199 270 3199 573 3266 2021 3266 2560 3232 2155 3737 1751 4242 1011 5286 1011 5320 1044 5353 1112 5353 1280 5185 1448 5017 1751 4646 2324 3872 2694 3401 3098 2997 3536 2626 4041 2323 4445 2121 4849 1953 5724 1683 7441 1212 Z M 7509 2390 L 7441 2795 7307 3199 7172 3603 6970 3973 6768 4310 6532 4646 6263 4916 5960 5151 5691 5320 5421 5454 4849 5656 4277 5825 3671 5959 3300 6027 2930 6060 2223 6060 2425 5825 2560 5589 2661 5320 2762 5050 2863 4781 2964 4545 3132 4343 3267 4141 3469 3973 3671 3838 4142 3569 4681 3333 5219 3165 6297 2828 6903 2660 7206 2525 7509 2390 Z M 5219 0 L 4613 67 3738 269 2896 505 2054 774 1213 1077 910 1212 640 1380 438 1616 270 1852 135 2121 68 2424 1 2727 1 3030 34 3367 68 3704 135 4007 236 4343 371 4646 506 4949 640 5219 809 5454 1011 5724 1280 5926 1549 6094 1819 6229 2155 6296 2459 6330 2795 6330 3132 6296 3906 6195 4647 5993 5017 5892 5388 5724 5758 5555 6095 5387 6364 5185 6600 4949 6835 4680 7037 4411 7239 4074 7408 3771 7542 3401 7643 3064 7711 2693 7744 2323 7778 1953 7744 1582 7677 1246 7610 909 7475 572 7307 303 7273 236 7172 236 7105 269 6835 168 6499 67 6196 34 5859 0 Z N"/>
        </draw:custom-shape>
        <draw:custom-shape draw:name="Shape 1435" draw:style-name="Mgr4" draw:text-style-name="MP7" draw:layer="layout" svg:width="3.078cm" svg:height="6.845cm" svg:x="0cm" svg:y="5.331cm">
          <text:p/>
          <draw:enhanced-geometry draw:mirror-horizontal="false" draw:mirror-vertical="false" drawooo:sub-view-size="16700 37137" svg:viewBox="0 0 417500 928425" draw:type="ooxml-non-primitive" draw:enhanced-path="M 0 1 L 0 169 505 270 976 439 1953 809 2592 1011 3232 1179 3872 1348 4512 1550 7171 2358 8484 2795 9831 3233 12019 4007 14242 4815 14747 4984 15252 5186 15757 5455 15959 5623 16194 5792 16329 5960 16396 6162 16430 6431 16430 6768 16430 7105 16363 7475 16228 8283 16026 9091 15790 9798 15487 10808 15285 11448 15083 12054 14612 13333 14141 14613 13703 15892 13299 17172 12929 18485 12525 19831 12120 21144 11211 23838 9326 29124 7508 34376 7340 34982 7138 35655 7003 35992 6835 36261 6599 36497 6498 36598 6363 36699 6161 36800 5926 36834 5690 36867 5454 36834 4983 36733 4512 36598 4074 36430 3670 36228 2794 35824 2525 35689 2222 35588 1616 35386 1010 35218 404 35049 202 34948 0 34847 0 35184 505 35386 1044 35554 1650 35756 2222 35992 2828 36228 3400 36497 3804 36665 4209 36834 4613 36968 5050 37103 5387 37137 5690 37137 6027 37103 6330 37002 6599 36867 6835 36665 7037 36430 7205 36093 7710 34679 8181 33265 9158 30437 11178 24747 12154 21885 12592 20471 13030 19023 13838 16296 14275 14949 14747 13636 15252 12256 15723 10842 16060 9765 16329 8957 16531 8048 16632 7610 16666 7172 16699 6734 16666 6364 16598 5994 16464 5691 16363 5556 16262 5455 16127 5354 15992 5287 14982 4815 14477 4613 13972 4445 12659 3974 11346 3502 9831 2964 8316 2492 5286 1516 3737 1078 2188 641 1650 439 1111 237 842 136 572 68 303 1 Z N"/>
        </draw:custom-shape>
        <draw:custom-shape draw:name="Shape 1436" draw:style-name="Mgr4" draw:text-style-name="MP7" draw:layer="layout" svg:width="3.537cm" svg:height="1.501cm" svg:x="1.663cm" svg:y="0cm">
          <text:p/>
          <draw:enhanced-geometry draw:mirror-horizontal="false" draw:mirror-vertical="false" drawooo:sub-view-size="19191 8148" svg:viewBox="0 0 479775 203700" draw:type="ooxml-non-primitive" draw:enhanced-path="M 9528 2761 L 9663 2794 9932 2895 10100 3030 10235 3165 10336 3333 9730 3367 9461 3367 9158 3434 9191 3400 9259 2963 9292 2828 9393 2761 Z M 18618 3973 L 18719 4006 18820 4074 18888 4141 18955 4209 18989 4310 18989 4444 18989 4545 18955 4646 18854 4781 18719 4848 18585 4916 18450 4949 18214 4916 18012 4916 18181 4680 18349 4478 18484 4209 18618 3973 Z M 1650 7171 L 1885 7373 2121 7542 2390 7676 2660 7811 2491 7878 2289 7946 2087 7946 1852 7912 1683 7845 1582 7777 1549 7710 1515 7609 1549 7542 1582 7340 1650 7171 Z M 9090 0 L 7845 370 7373 471 6902 606 6397 707 5926 808 5017 1077 4141 1380 2323 1953 1549 2155 774 2390 438 2491 269 2559 135 2626 34 2626 34 2660 0 2727 0 3266 67 3838 168 4377 303 4949 539 5488 774 5993 1077 6464 1414 6902 1549 7070 1549 7104 1414 7306 1347 7542 1347 7676 1347 7777 1414 7878 1515 7979 1650 8047 1784 8114 1919 8148 2424 8148 2693 8047 2794 7979 2895 7912 3165 7979 3468 8047 4040 8148 4646 8148 5252 8080 5757 7946 6262 7811 6734 7609 7205 7373 7643 7070 8013 6734 8181 6565 8350 6330 8451 6128 8585 5892 8787 5320 8922 4781 9023 4209 9124 3636 10370 3535 10403 3501 10504 3771 10605 4040 10706 4242 10841 4444 11144 4781 11481 5118 11885 5387 12323 5623 12794 5825 13232 5959 13669 6060 14073 6128 14511 6161 14915 6161 15319 6128 15723 6060 16127 5959 16497 5858 16901 5690 17171 5555 17440 5387 17676 5219 17911 5017 18046 5084 18214 5118 18517 5118 18719 5050 18888 4983 19022 4848 19123 4714 19191 4579 19191 4411 19157 4276 19123 4141 19056 4040 18921 3905 18820 3838 18686 3804 18787 3400 18888 2996 18989 2357 19022 1717 19056 1077 19022 438 19022 0 18753 0 18753 640 18787 1279 18753 1919 18686 2559 18585 3165 18551 3400 18450 3636 18282 4074 18012 4478 17709 4815 17339 5118 16969 5353 16531 5555 16060 5724 15656 5825 15252 5858 14848 5892 14444 5892 14040 5858 13636 5791 13265 5690 12861 5589 12592 5454 12289 5320 12020 5151 11750 4983 11481 4781 11245 4545 11043 4310 10875 4040 10706 3703 10572 3367 10403 3030 10302 2862 10168 2727 9999 2626 9764 2559 9528 2491 9326 2525 9191 2592 9124 2660 9057 2761 9023 2862 8956 3097 8922 3367 8720 4478 8585 5017 8417 5555 8316 5825 8181 6060 8047 6296 7878 6498 7676 6700 7474 6868 7239 7037 6969 7205 6363 7441 5757 7643 5151 7811 4545 7878 3939 7878 3636 7845 3333 7777 3030 7676 2727 7575 2424 7407 2155 7239 1919 7070 1683 6868 1481 6633 1279 6397 1077 6128 943 5858 640 5252 438 4613 303 4006 202 3367 202 2761 505 2626 808 2491 1515 2323 2188 2155 2862 1986 4545 1481 5387 1212 6229 943 7070 774 7912 572 8686 370 9090 269 9461 168 10201 0 Z N"/>
        </draw:custom-shape>
        <draw:custom-shape draw:name="Shape 1437" draw:style-name="Mgr4" draw:text-style-name="MP7" draw:layer="layout" svg:width="1.464cm" svg:height="1.005cm" svg:x="3.569cm" svg:y="0cm">
          <text:p/>
          <draw:enhanced-geometry draw:mirror-horizontal="false" draw:mirror-vertical="false" drawooo:sub-view-size="7946 5455" svg:viewBox="0 0 198650 136375" draw:type="ooxml-non-primitive" draw:enhanced-path="M 7373 1380 L 7609 2155 7676 2559 7710 2996 7710 3232 7676 3434 7643 3400 6700 2828 6229 2559 5757 2323 5387 2121 5185 2054 4983 1986 6195 1717 6801 1549 7373 1380 Z M 4512 2087 L 5151 2323 5454 2424 5791 2559 6229 2794 6666 3064 7104 3333 7542 3602 7609 3602 7508 3838 7373 4040 7205 4242 7003 4411 6599 3939 6363 3703 6128 3468 5858 3266 5589 3097 5286 2963 4983 2929 4478 2895 3973 2929 2963 2996 1987 3097 976 3165 909 3198 909 3232 875 3165 741 2996 1145 2895 1549 2794 2357 2592 3973 2222 4512 2087 Z M 4646 3131 L 4882 3165 5084 3198 5320 3232 5522 3333 5757 3434 5959 3602 6195 3804 6397 4040 6835 4545 6532 4680 6195 4815 5825 4916 5454 5017 4714 5118 4040 5185 3468 5219 3199 5185 2929 5151 2660 5084 2424 4983 2189 4848 1953 4680 1650 4377 1414 4040 943 3299 943 3299 976 3333 1785 3333 2559 3299 3367 3198 4141 3131 Z M 1583 0 L 1313 101 1010 236 774 404 572 539 370 707 202 909 101 1111 0 1347 0 1582 0 1818 34 2054 135 2323 370 2828 673 3367 976 3838 1313 4310 1616 4714 1818 4882 2020 5017 2222 5151 2424 5286 2660 5353 2929 5421 3300 5454 3670 5454 4040 5421 4444 5387 5185 5286 5926 5118 6229 5050 6498 4949 6767 4848 7003 4714 7205 4579 7407 4377 7609 4175 7744 3905 7878 3636 7946 3367 7946 3064 7946 2794 7946 2525 7878 2222 7777 1683 7542 842 7272 0 6936 0 7104 404 7239 875 7306 1145 6498 1380 5623 1616 3939 2020 3131 2188 2256 2323 1852 2424 1448 2559 1044 2693 707 2895 505 2592 370 2289 269 1986 202 1650 370 1683 741 1683 909 1616 1280 1481 1583 1347 3805 606 4512 303 5252 0 4579 0 4040 236 3502 438 202 1582 236 1347 269 1212 337 1077 505 842 774 640 1078 471 1414 303 1717 202 2054 101 2323 67 2357 67 2391 0 Z N"/>
        </draw:custom-shape>
        <draw:custom-shape draw:name="Shape 1438" draw:style-name="Mgr4" draw:text-style-name="MP7" draw:layer="layout" svg:width="3.078cm" svg:height="3.14cm" svg:x="21.779cm" svg:y="0.695cm">
          <text:p/>
          <draw:enhanced-geometry draw:mirror-horizontal="false" draw:mirror-vertical="false" drawooo:sub-view-size="16700 17037" svg:viewBox="0 0 417500 425925" draw:type="ooxml-non-primitive" draw:enhanced-path="M 10471 169 L 10471 338 10538 472 10606 674 10336 775 10303 809 10202 641 10101 472 10269 338 10404 236 10471 169 Z M 10673 944 L 10673 1011 10707 1112 10774 1314 10673 1314 10336 1381 10303 1213 10269 1078 10404 1045 10673 944 Z M 10942 1516 L 11043 1617 11481 2055 11717 2290 11919 2526 11649 2627 11346 2694 10740 2829 10404 2896 10235 2930 10101 3031 10168 2425 10303 1819 10336 1583 10505 1550 10808 1516 Z M 12087 2728 L 12255 2964 11582 3199 10942 3368 10505 3502 10067 3637 10101 3199 10303 3166 10505 3132 10942 3031 11515 2896 11818 2829 12087 2728 Z M 12525 3098 L 12626 3671 12760 4243 13063 5320 13265 5994 13535 6633 13804 7273 14040 7913 14242 8519 14410 9159 14679 10404 14780 10876 14881 11347 15016 11818 15117 12020 15252 12222 14612 12458 13939 12660 13333 12828 12996 12929 12727 13030 12592 12458 12457 11919 12154 10808 11818 9563 11616 8923 11414 8317 11010 7239 10808 6667 10639 6128 10471 5590 10269 5051 10101 4479 9932 3940 9966 3906 10572 3704 11178 3536 11885 3368 12222 3233 12525 3098 Z M 15353 12492 L 15386 12761 15454 12997 15622 13535 15521 13502 15420 13502 15117 13535 14646 13670 13972 13872 13535 13973 13265 14040 13164 13805 13097 13569 12996 13367 12861 13199 13097 13165 13366 13098 13838 12963 14612 12727 15353 12492 Z M 337 11886 L 472 12155 674 12357 909 12593 1145 12727 1381 12828 1650 12896 1919 12929 2020 13333 2121 13805 2222 13939 2290 14074 2525 14276 2189 14175 1886 14040 1583 13906 1313 13704 1078 13468 876 13199 674 12929 539 12593 404 12256 337 11886 Z M 15285 13838 L 14545 14074 13972 14276 13669 14377 13400 14512 13400 14545 13400 14579 13669 14579 13939 14512 14444 14377 15117 14175 15757 13973 15790 14108 15184 14209 14578 14377 13972 14646 13703 14781 13467 14949 13400 14747 13299 14242 13669 14175 14073 14108 14814 13906 15285 13838 Z M 1145 3098 L 1684 3199 2189 3267 3232 3368 4276 3435 5320 3502 6397 3637 7508 3772 8619 3906 9730 3974 9831 4411 9932 4883 10269 5758 10639 6970 11077 8148 11346 8990 11616 9866 11582 9899 11649 10573 11616 11246 11548 11919 11447 12593 11178 13771 11111 14377 11077 14983 10538 15050 9495 15050 8956 14983 7878 14848 6835 14714 5892 14613 4949 14545 3064 14444 3064 14411 3064 14343 3030 14310 2997 14276 2795 14175 2593 14040 2458 13872 2323 13704 2256 13502 2189 13300 2189 13064 2189 12828 2155 12761 2088 12727 1852 12727 1650 12694 1448 12626 1246 12559 1078 12458 909 12357 573 12054 472 11886 303 11717 236 11111 269 10505 303 9899 370 9327 505 7778 674 6196 741 5421 842 4647 977 3873 1145 3098 Z M 15858 14377 L 15858 14444 15656 14478 15420 14545 15083 14646 14679 14747 14275 14916 13871 15084 13703 15185 13535 15320 13467 15017 13905 14916 14376 14781 14814 14646 15285 14512 15521 14444 15689 14411 15858 14377 Z M 15925 14747 L 15925 14815 14747 15151 14141 15387 13871 15522 13602 15656 13535 15421 13905 15320 14275 15219 14612 15084 14982 14949 15420 14882 15689 14815 15925 14747 Z M 15959 15050 L 15992 15185 15790 15219 15588 15252 15218 15387 14444 15690 14073 15858 13703 16060 13636 15791 13804 15757 13972 15724 14275 15623 14612 15488 14915 15387 15454 15252 15723 15151 15959 15050 Z M 16026 15421 L 16093 15623 15420 15858 14747 16027 14275 16195 14040 16262 13838 16397 13737 16128 14073 16060 14410 15959 14713 15825 15050 15690 16026 15421 Z M 16161 15825 L 16228 15993 15151 16330 14578 16532 14309 16667 14040 16835 13871 16532 14174 16465 14444 16397 14982 16229 15588 16060 16161 15825 Z M 10370 1 L 10303 68 10168 169 10033 304 10000 371 9966 472 10000 506 10033 607 10067 674 10134 876 10067 910 10033 977 10033 1045 10067 1078 10033 1449 10033 1651 10000 1886 9899 2324 9831 2661 9798 2997 9764 3334 9798 3671 9831 3772 9798 3772 7643 3536 5488 3368 3333 3166 1179 2964 1145 2930 1078 2930 1044 2964 1010 2997 1010 3031 876 3469 775 3906 674 4344 606 4782 539 5691 472 6566 370 7542 236 8519 101 9495 34 10472 0 10842 0 11246 34 11650 101 12054 168 12424 303 12795 505 13165 741 13468 909 13704 1145 13906 1381 14108 1650 14310 1953 14444 2256 14579 2559 14613 2828 14579 3333 14714 3838 14781 4310 14815 4848 14848 5858 14882 6835 14949 7912 15084 8956 15252 9495 15286 10033 15320 10572 15286 11111 15252 11245 15252 11279 15219 11313 15151 11313 14680 11380 14175 11616 13165 11818 12155 11919 11616 11919 11145 12222 12155 12356 12660 12491 13199 12525 13266 12626 13266 12693 13232 12727 13468 12828 13704 12996 14108 13131 14613 13265 15151 13333 15589 13467 16229 13568 16532 13669 16801 13737 16902 13804 16970 13905 17037 14040 17037 14107 16970 14376 16902 14679 16801 15218 16566 16262 16229 16295 16296 16329 16330 16430 16330 16497 16262 16497 16229 16531 16161 16497 16161 16598 16128 16666 16094 16666 16060 16699 15959 16632 15892 16531 15892 16464 15926 16396 15724 16464 15690 16430 15623 16396 15555 16363 15522 16262 15219 16161 14949 16127 14646 16026 14074 15959 13670 15824 13232 15656 12828 15454 12424 15521 12424 15588 12357 15588 12290 15555 12222 15487 12155 15487 12088 15353 11886 15218 11650 15151 11414 15083 11179 14982 10674 14881 10169 14612 8990 14477 8418 14309 7845 14073 7239 13838 6667 13568 6095 13366 5489 13164 4883 13030 4243 12861 3603 12693 2997 12693 2930 12693 2896 12659 2863 12626 2829 12558 2829 12525 2863 12457 2896 12323 2627 12154 2358 11952 2122 11717 1920 11447 1651 11212 1415 11010 1146 10909 977 10841 809 10841 742 10808 641 10707 439 10639 203 10606 102 10538 34 10505 1 10471 34 10437 1 Z N"/>
        </draw:custom-shape>
        <draw:custom-shape draw:name="Shape 1439" draw:style-name="Mgr4" draw:text-style-name="MP7" draw:layer="layout" svg:width="1.445cm" svg:height="0.638cm" svg:x="6.157cm" svg:y="0.577cm">
          <text:p/>
          <draw:enhanced-geometry draw:mirror-horizontal="false" draw:mirror-vertical="false" drawooo:sub-view-size="7846 3468" svg:viewBox="0 0 196150 86700" draw:type="ooxml-non-primitive" draw:enhanced-path="M 135 707 L 304 774 1583 774 1549 1179 1516 1549 1549 1953 506 1953 371 1987 203 2054 203 1717 203 1347 203 1010 203 875 135 707 Z M 2189 236 L 2862 303 3536 303 4883 269 5556 303 6229 337 6903 370 7610 404 7542 707 7509 1044 7542 1684 7542 3098 6229 3030 4883 2963 3671 2862 3064 2828 2458 2862 2458 2828 2391 2795 2189 2694 2021 2626 1953 2559 1886 2492 1785 2256 1751 2088 1751 1886 1785 1549 1785 1179 1785 774 1852 606 1920 438 2021 337 2189 236 Z M 3603 0 L 2930 34 2290 101 2256 67 1987 67 1886 135 1819 168 1751 269 1684 370 1617 606 1213 572 438 572 270 606 102 673 68 673 102 707 68 842 34 1010 34 1347 1 1751 34 1919 68 2121 102 2155 68 2189 405 2189 741 2155 1145 2189 1549 2155 1617 2492 1684 2626 1751 2761 1852 2862 1953 2963 2088 2997 2290 2997 2930 3064 3603 3131 4883 3165 6196 3266 7542 3333 7542 3367 7576 3434 7677 3468 7778 3434 7812 3367 7812 3333 7812 2559 7812 1818 7845 1078 7812 707 7778 337 7744 303 7778 269 7744 202 7711 168 7643 135 6970 135 6297 101 4950 34 4277 34 3603 0 Z N"/>
        </draw:custom-shape>
        <draw:custom-shape draw:name="Shape 1440" draw:style-name="Mgr4" draw:text-style-name="MP7" draw:layer="layout" svg:width="0.105cm" svg:height="0.049cm" svg:x="6.293cm" svg:y="0.757cm">
          <text:p/>
          <draw:enhanced-geometry draw:mirror-horizontal="false" draw:mirror-vertical="false" drawooo:sub-view-size="573 270" svg:viewBox="0 0 14325 6750" draw:type="ooxml-non-primitive" draw:enhanced-path="M 169 1 L 34 34 0 68 0 135 0 169 34 203 135 236 236 236 438 270 505 270 539 236 573 169 539 68 505 34 472 1 Z N"/>
        </draw:custom-shape>
        <draw:custom-shape draw:name="Shape 1441" draw:style-name="Mgr4" draw:text-style-name="MP7" draw:layer="layout" svg:width="0.055cm" svg:height="0.285cm" svg:x="7.33cm" svg:y="0.751cm">
          <text:p/>
          <draw:enhanced-geometry draw:mirror-horizontal="false" draw:mirror-vertical="false" drawooo:sub-view-size="304 1550" svg:viewBox="0 0 7600 38750" draw:type="ooxml-non-primitive" draw:enhanced-path="M 237 1 L 136 136 68 304 35 641 1 1045 68 1449 68 1516 102 1516 203 1550 304 1482 304 1449 304 1381 270 1011 270 641 304 338 304 169 304 35 270 1 Z N"/>
        </draw:custom-shape>
        <draw:custom-shape draw:name="Shape 1442" draw:style-name="Mgr4" draw:text-style-name="MP7" draw:layer="layout" svg:width="0.043cm" svg:height="0.154cm" svg:x="7.249cm" svg:y="0.807cm">
          <text:p/>
          <draw:enhanced-geometry draw:mirror-horizontal="false" draw:mirror-vertical="false" drawooo:sub-view-size="236 843" svg:viewBox="0 0 5900 21075" draw:type="ooxml-non-primitive" draw:enhanced-path="M 135 1 L 68 68 34 169 0 338 0 742 34 775 68 809 135 843 202 809 236 775 236 742 202 405 236 237 236 68 202 1 Z N"/>
        </draw:custom-shape>
        <draw:custom-shape draw:name="Shape 1443" draw:style-name="Mgr4" draw:text-style-name="MP7" draw:layer="layout" svg:width="0.645cm" svg:height="0.558cm" svg:x="5.505cm" svg:y="0.341cm">
          <text:p/>
          <draw:enhanced-geometry draw:mirror-horizontal="false" draw:mirror-vertical="false" drawooo:sub-view-size="3503 3031" svg:viewBox="0 0 87575 75775" draw:type="ooxml-non-primitive" draw:enhanced-path="M 1516 169 L 1886 304 2256 472 2627 708 2930 977 2829 1011 2728 1044 2559 1145 2391 1314 2256 1482 2021 1819 1819 2155 1751 2358 1684 2560 1650 2526 1314 2324 1011 2088 809 1852 573 1617 135 1213 169 1179 304 1011 438 876 775 640 1112 405 1280 304 1482 203 1516 169 Z M 3064 1044 L 3266 1246 3165 1482 3031 1718 2694 2122 2324 2492 2155 2661 1953 2728 1987 2492 2054 2324 2122 2155 2324 1852 2458 1650 2627 1415 2795 1213 3031 1078 3031 1044 Z M 1415 1 L 1179 102 977 203 573 506 405 640 236 775 68 943 34 1044 34 1145 34 1179 1 1246 1 1314 68 1415 169 1583 337 1751 607 2054 842 2290 1112 2492 1381 2661 1617 2829 1617 2863 1617 2896 1617 2930 1684 2997 1785 3031 1852 2964 2088 2964 2223 2896 2324 2829 2593 2593 2829 2290 3064 1987 3266 1650 3401 1415 3502 1246 3468 1179 3435 1112 3334 1011 3233 943 3233 876 3199 842 2829 539 2425 270 2189 135 1953 34 1718 1 Z N"/>
        </draw:custom-shape>
        <draw:custom-shape draw:name="Shape 1444" draw:style-name="Mgr4" draw:text-style-name="MP7" draw:layer="layout" svg:width="0.229cm" svg:height="0.111cm" svg:x="25.193cm" svg:y="8.671cm">
          <text:p/>
          <draw:enhanced-geometry draw:mirror-horizontal="false" draw:mirror-vertical="false" drawooo:sub-view-size="1247 607" svg:viewBox="0 0 31175 15175" draw:type="ooxml-non-primitive" draw:enhanced-path="M 1246 0 L 607 202 304 337 1 505 1 539 1 573 1 606 34 606 1246 303 1246 0 Z N"/>
        </draw:custom-shape>
        <draw:custom-shape draw:name="Shape 1445" draw:style-name="Mgr4" draw:text-style-name="MP7" draw:layer="layout" svg:width="3.841cm" svg:height="5.467cm" svg:x="21.58cm" svg:y="12.996cm">
          <text:p/>
          <draw:enhanced-geometry draw:mirror-horizontal="false" draw:mirror-vertical="false" drawooo:sub-view-size="20842 29663" svg:viewBox="0 0 521050 741575" draw:type="ooxml-non-primitive" draw:enhanced-path="M 19394 10707 L 19427 10876 19495 11044 19663 11347 19865 11616 19966 11717 20101 11818 19865 12458 19798 12357 19730 12222 19495 11785 19326 11549 19225 11414 19091 11347 19394 10707 Z M 19023 11448 L 19225 11717 19394 12020 19528 12357 19629 12525 19764 12626 19798 12626 19629 13165 19394 12828 19192 12424 18990 12020 18956 12020 18922 12054 18956 12256 19023 12458 19192 12828 19360 13098 19427 13266 19562 13367 19259 14108 19192 13973 19091 13805 18922 13535 18687 13098 18417 12694 18821 11919 19023 11448 Z M 18350 12828 L 18518 13199 18687 13535 18889 13939 19023 14142 19158 14276 19124 14377 18922 14781 18788 14512 18653 14310 18384 13805 18249 13535 18215 13401 18215 13266 18215 13232 18182 13266 18182 13266 18350 12828 Z M 18182 13266 L 18148 13468 18148 13670 18215 13872 18316 14074 18518 14546 18653 14781 18788 15017 18619 15387 18552 15185 18451 14983 18249 14613 18081 14310 17980 14175 17845 14041 18182 13266 Z M 17777 14209 L 17946 14512 18114 14781 18283 15185 18384 15387 18485 15589 18518 15589 18283 16094 18081 15758 17845 15286 17609 14815 17575 14781 17542 14781 17777 14209 Z M 17508 14882 L 17575 15084 17643 15286 17811 15657 18148 16364 17878 16970 17643 16532 17407 16128 17205 15758 17508 14882 Z M 17138 15892 L 17474 16633 17609 16902 17777 17205 17643 17441 17373 16936 17003 16229 17138 15892 Z M 16936 16431 L 17037 16768 17171 17104 17340 17441 17441 17576 17542 17677 17340 18114 17104 17677 16936 17374 16700 17037 16936 16431 Z M 16666 17172 L 16868 17542 17037 17912 17104 18148 17239 18384 16902 19124 16767 18922 16532 18316 16464 18148 16397 18081 16363 18013 16464 17744 16666 17172 Z M 6499 8654 L 9428 9866 10876 10472 12323 11111 13030 11414 13771 11684 14478 11987 15185 12290 16464 12963 17104 13232 17441 13367 17811 13468 17138 15084 16801 15892 16532 16734 16027 18047 15488 19326 14882 19023 14276 18788 13030 18316 12290 17980 11583 17643 10876 17273 10135 16970 8586 16330 7037 15657 5455 14983 4681 14680 3873 14377 3906 14310 4815 12290 5724 10303 6499 8654 Z M 16262 18215 L 16330 18485 16431 18821 16599 19158 16767 19427 16599 19730 16397 19192 16229 18922 16060 18720 16262 18215 Z M 15993 18855 L 16229 19427 16363 19730 16498 20000 16363 20303 16195 20000 16027 19596 15892 19158 15993 18855 Z M 15791 19394 L 15858 19764 15926 20067 16027 20370 16094 20505 16195 20639 16060 20942 15858 20505 15724 20235 15589 19932 15791 19394 Z M 15522 20067 L 15757 20740 15825 20976 15892 21111 15959 21212 15858 21447 15690 21144 15353 20437 15522 20067 Z M 15286 20606 L 15488 21245 15589 21515 15724 21750 15555 22155 15454 21919 15353 21683 15219 21414 15084 21144 15286 20606 Z M 15017 21279 L 15185 21750 15286 22087 15353 22222 15454 22357 15488 22357 15320 22794 15151 22525 14949 22188 14781 21885 15017 21279 Z M 14747 21986 L 14815 22289 14949 22525 15050 22794 15219 23064 15050 23400 14949 23198 14882 22996 14747 22693 14579 22390 14747 21986 Z M 14545 22458 L 14680 23097 14815 23400 14882 23535 14983 23670 14815 24074 14680 23771 14478 23434 14377 23299 14276 23131 14545 22458 Z M 14242 23198 L 14512 23905 14613 24141 14714 24343 14613 24713 14478 24444 14377 24175 14242 23905 14074 23670 14108 23569 14242 23198 Z M 13973 23838 L 14007 23939 14242 24511 14343 24747 14411 24882 14478 25016 14343 25420 14276 25319 14209 25218 14141 25117 14040 24915 13939 24646 13838 24511 13737 24410 13973 23838 Z M 13704 24511 L 13838 24848 13973 25185 14108 25387 14175 25521 14310 25555 14108 26127 14040 26026 13838 25521 13704 25218 13603 25084 13502 24983 13704 24511 Z M 13468 25050 L 13569 25218 13636 25420 13737 25757 13838 26060 13906 26195 14007 26329 13838 26733 13670 26397 13569 26094 13468 25757 13333 25454 13300 25454 13468 25050 Z M 13266 25521 L 13333 25892 13401 26262 13468 26430 13535 26599 13603 26767 13737 26902 13603 27238 13367 26834 13199 26498 12997 26195 13266 25521 Z M 270 23400 L 405 23569 573 23703 741 23838 977 23939 1381 24141 1785 24276 3469 24949 4310 25286 5152 25589 6936 26262 8721 26969 9529 27339 9529 27339 7273 26531 5455 25892 4546 25555 3637 25218 3536 25185 2896 24915 2223 24612 1583 24276 910 23973 304 23602 236 23434 270 23400 Z M 3940 14546 L 4041 14680 4512 14882 6431 15690 7879 16296 9360 16902 10135 17273 10909 17609 12458 18350 13199 18653 13939 18922 14680 19225 15050 19394 15387 19562 14781 21043 14478 21750 14175 22525 13603 24040 12963 25589 12727 26195 12492 26834 12357 27137 12189 27407 12020 27710 11818 27945 11212 27777 10640 27508 9495 27003 7845 26329 6196 25690 2829 24410 2189 24175 1550 23939 943 23636 640 23468 371 23266 371 23232 371 23198 405 23131 405 23064 472 22895 708 22155 1583 19932 2661 17239 3805 14579 3873 14579 3906 14546 Z M 12963 26296 L 13199 26834 13333 27137 13502 27440 13266 27912 13232 27945 13165 27710 13098 27508 12963 27104 12795 26700 12929 26397 12963 26296 Z M 12391 27609 L 12424 27777 12492 27912 12626 28248 12626 28248 12020 28080 12222 27844 12391 27609 Z M 12727 26902 L 12862 27440 12963 27811 13030 28013 13131 28147 13030 28349 12997 28349 12997 28248 12963 28215 12929 28215 12896 28248 12660 27777 12593 27575 12525 27339 12727 26902 Z M 19764 18788 L 19360 19697 19023 20606 18687 21548 18316 22491 17878 23468 17441 24410 16969 25387 16532 26329 16296 26834 16094 27373 15892 27878 15623 28383 15724 28147 16767 25723 17811 23333 18249 22188 18653 21043 18889 20437 19158 19899 19764 18788 Z M 5489 26060 L 6532 26430 8451 27070 10371 27743 11145 28013 11650 28181 11616 28215 11549 28349 11515 28450 11111 28282 9327 27541 7509 26868 6499 26464 5489 26060 Z M 12323 28316 L 12761 28450 12525 28417 12323 28316 Z M 371 23905 L 741 24141 1145 24377 1550 24579 1987 24747 2829 25084 3704 25420 5691 26296 6701 26733 7711 27137 9630 27878 11515 28652 11515 28753 11381 28720 10640 28383 9866 28080 8317 27474 7340 27070 6364 26666 4411 25791 2459 24949 1482 24579 506 24208 506 24175 472 24141 371 23905 Z M 11852 28349 L 11919 28417 12020 28484 12256 28585 12525 28686 12795 28753 12727 28888 12256 28753 11785 28551 11785 28349 Z M 13064 28753 L 13098 28821 13165 28854 13401 28888 13636 28922 14074 29023 13805 29056 13502 29023 13232 28989 12929 28955 12963 28753 Z M 11751 28753 L 11852 28787 12290 28955 12727 29090 12761 29292 12256 29090 11751 28888 11751 28753 Z M 15084 28989 L 14916 29124 14714 29258 14512 29359 14310 29427 14074 29460 13872 29460 13401 29427 12963 29326 12997 29292 12963 29225 12963 29157 13502 29225 14276 29225 14545 29157 14815 29090 15084 28989 Z M 9765 1 L 9731 35 9529 775 9327 1482 9057 2189 8788 2863 8216 4243 7576 5590 6398 8250 5825 9563 5186 10876 4714 11818 4277 12795 3469 14781 2257 17576 1078 20437 674 21481 270 22525 169 22828 102 23030 68 23198 34 23232 1 23299 102 23535 135 23771 203 24006 304 24242 337 24276 405 24276 2459 25252 4512 26161 6633 27036 8721 27878 10135 28450 11549 29056 11583 29090 11650 29090 12020 29258 12694 29494 13064 29595 13401 29662 14141 29662 14478 29595 14848 29460 15151 29292 15421 29090 15656 28821 15825 28518 15993 28181 16161 27844 16431 27205 16868 26127 17373 25117 17878 24074 18350 23030 18788 21952 19192 20841 19596 19730 20067 18653 20437 17946 20841 17273 20841 16902 20505 17407 20202 17879 20505 17172 20673 16835 20841 16498 20841 15960 20639 16296 20370 16768 20168 17273 19966 17744 19730 18249 19192 19259 18922 19764 18653 20303 18451 20841 18249 21414 18047 21986 17845 22559 17373 23670 16868 24781 16363 25892 15858 27003 15555 27844 15353 28248 15252 28417 15084 28585 14983 28686 14848 28753 14747 28787 14613 28821 14343 28821 14040 28753 13636 28585 13232 28417 13670 27575 13704 27541 13906 27137 14141 26666 14343 26161 14680 25117 14747 25117 14781 25050 14781 25016 14781 24983 14747 24949 14848 24646 14882 24545 14916 24545 14983 24579 15017 24545 15050 24511 15050 24478 14949 24309 15151 23771 15219 23737 15252 23703 15252 23636 15219 23602 15353 23232 15421 23232 15488 23198 15488 23165 15488 23097 15454 22996 15858 21952 15892 21986 15993 21986 16027 21952 16027 21919 15959 21717 16161 21313 16195 21245 16397 20808 16431 20808 16498 20774 16532 20774 16532 20707 16498 20572 16666 20202 16700 20202 16734 20168 16868 20235 17037 20269 17306 20370 17575 20471 17946 20673 18114 20774 18316 20808 18350 20808 18384 20774 18417 20707 18417 20673 18384 20572 18283 20505 18081 20370 17676 20202 17239 20033 16969 19966 16868 19966 16767 20000 16969 19562 17070 19562 17104 19495 17138 19461 17104 19394 17070 19360 17306 18855 17441 18552 17474 18518 17508 18451 17980 17441 18047 17441 18081 17374 18047 17273 18384 16566 18417 16532 18417 16498 19528 14108 19697 14243 19865 14310 20235 14445 20841 14714 20841 14445 20639 14377 20101 14142 19831 14074 19562 14041 19629 13872 19865 13266 20067 12660 20269 12088 20505 11482 20673 11145 20841 10842 20841 10371 20774 10472 20404 9798 20269 9462 20134 9091 20134 9058 20101 9091 20101 9293 20134 9529 20269 9933 20437 10337 20639 10707 20471 11044 20336 10876 20269 10707 20101 10371 20000 10202 19865 10068 19831 10068 19831 10101 19932 10303 20000 10505 20067 10707 20134 10909 20235 11078 20370 11246 20202 11583 20134 11549 19899 11280 19764 11111 19663 10909 19495 10539 19461 10505 20168 8923 20841 7341 20841 6667 20336 7846 19831 9024 19326 10202 18788 11347 18350 12290 17912 13232 17508 13131 17171 12997 16801 12862 16464 12694 15118 11953 14343 11616 13569 11313 12795 11010 12020 10707 10640 10101 9226 9495 8317 9159 7879 8990 7441 8788 7004 8620 6802 8553 6566 8485 8014 5253 8552 4007 9091 2762 9327 2122 9529 1482 9697 809 9866 169 9899 203 10371 371 10775 540 11650 977 12088 1146 12559 1280 13468 1583 14478 1920 15488 2358 17474 3233 18586 3671 19697 4108 20740 4546 20841 4580 20841 4243 20033 3940 18720 3435 17407 2896 15488 2055 14512 1651 13535 1314 12458 977 11919 775 11414 540 11044 371 10674 203 10337 102 9933 35 9899 35 9866 68 9832 1 Z N"/>
        </draw:custom-shape>
        <draw:custom-shape draw:name="Shape 1446" draw:style-name="Mgr4" draw:text-style-name="MP7" draw:layer="layout" svg:width="4.474cm" svg:height="5.356cm" svg:x="20.947cm" svg:y="7.051cm">
          <text:p/>
          <draw:enhanced-geometry draw:mirror-horizontal="false" draw:mirror-vertical="false" drawooo:sub-view-size="24276 29057" svg:viewBox="0 0 606900 726425" draw:type="ooxml-non-primitive" draw:enhanced-path="M 236 10909 L 203 10943 203 10909 Z M 1246 9933 L 1650 10202 1987 10472 2660 11078 3064 11448 3468 11785 3872 12121 4243 12458 4916 13131 5556 13838 5724 14007 5724 14074 5792 14142 5859 14142 6364 14613 6600 14882 6835 15118 6734 15253 6633 15387 6465 15623 6162 15960 6027 16162 5893 16330 5590 15960 5287 15657 4950 15320 4613 15017 3738 14209 3300 13838 2829 13502 2391 13165 1953 12761 1583 12323 1213 11886 1044 11684 708 11313 405 11010 270 10943 236 10909 270 10909 304 10876 438 10775 607 10505 910 10202 1044 10068 1246 9933 Z M 17003 3098 L 17138 3502 17272 3906 17609 4681 17744 4984 17845 5320 18013 5960 18249 7307 18518 8721 18282 8755 18047 8788 17575 8923 16700 9260 15959 9495 15219 9697 13670 10034 12895 10202 12087 10404 10539 10876 9933 11044 9293 11179 8956 11280 8653 11381 8384 11482 8115 11650 8081 11684 8081 11751 8115 11818 8182 11818 8788 11616 9394 11482 10000 11347 10606 11179 12054 10741 13502 10371 14983 10068 15690 9899 16397 9697 16936 9495 17474 9293 18013 9125 18282 9058 18585 9024 18686 9529 18484 9529 18249 9563 17845 9664 17037 9967 16363 10202 15656 10404 14276 10775 11313 11583 9832 11953 8350 12323 8283 12357 8283 12458 8317 12525 8384 12559 9091 12458 9764 12357 10471 12189 11145 12020 12525 11616 13872 11212 15320 10808 16767 10371 17744 10068 18249 9933 18754 9832 18855 10371 17542 10775 16229 11179 14882 11515 13569 11818 12256 12121 10976 12458 9731 12761 9428 12862 9125 12963 8923 13098 8788 13131 8721 13165 8653 13199 8620 13232 8620 13300 8687 13333 8754 13401 8855 13401 9024 13300 9394 13165 9731 13064 10438 12896 11784 12525 12458 12357 13165 12222 14613 11886 16060 11515 17508 11111 18922 10674 19023 11078 17676 11414 16330 11785 14983 12155 13636 12424 12996 12593 12390 12761 11212 13165 10640 13300 10034 13434 9461 13569 9192 13670 8923 13805 8923 13838 8923 13906 8923 13939 8990 13939 9596 13838 10168 13704 11347 13367 12525 12997 13097 12828 13704 12694 15050 12424 15724 12256 16397 12088 17744 11717 19090 11347 19225 11818 19191 11818 18484 11919 17811 12088 17138 12256 16431 12458 15084 12929 14411 13131 13737 13333 11010 14007 10471 14142 9865 14276 9562 14377 9293 14478 9057 14613 8855 14781 8855 14815 8889 14849 9125 14849 9428 14815 9697 14748 10000 14647 10539 14478 11077 14310 13603 13670 14310 13468 14983 13266 16363 12828 17070 12593 17777 12424 18484 12256 19191 12155 19292 12121 19427 12660 19158 12660 18888 12727 18215 12929 17542 13131 16633 13401 15757 13670 14848 13939 13973 14209 11549 14849 10269 15152 9933 15253 9731 15286 9529 15286 9495 15320 9495 15354 9495 15387 9630 15455 9764 15488 9933 15488 10101 15455 10438 15387 10707 15320 12054 14983 13401 14647 14882 14243 15623 14040 16330 13805 18114 13266 18754 13030 19090 12929 19494 12929 19999 14882 17508 15623 15017 16364 12559 17003 11885 17172 11212 17306 10539 17475 9899 17677 9865 17710 9865 17744 9865 17778 9899 17778 10471 17744 11044 17677 12121 17407 13502 17071 14848 16700 17474 15960 20067 15185 20168 15657 19629 15825 19090 15960 18552 16094 18013 16229 16666 16633 15993 16835 15320 17037 12862 17643 11616 17946 11010 18114 10404 18316 10303 18350 9630 17677 9125 17104 8552 16498 8249 16229 7946 15960 7610 15724 7273 15556 7172 15185 7172 15118 7138 15084 7105 15051 6768 14074 6600 13569 6465 13064 6095 11616 5792 10135 5489 8755 5320 8048 5219 7374 5219 7105 5253 6869 5320 6667 5421 6465 5556 6297 5724 6162 5926 6027 6128 5926 6398 5825 6499 5758 6566 5657 6600 5657 7071 5623 7542 5522 8485 5253 9259 5051 10000 4849 10774 4613 11549 4445 12929 4142 14310 3839 15656 3536 16330 3334 17003 3098 Z M 20235 15892 L 20336 16397 18181 16835 17104 17104 16027 17374 14815 17710 13636 18114 13064 18283 12491 18451 11919 18619 11347 18821 11111 18855 10909 18956 10471 18518 10606 18485 10741 18451 10842 18384 11380 18283 11885 18182 12929 17879 15623 17205 16296 17003 16936 16801 18282 16397 19259 16162 19764 16061 20235 15892 Z M 20403 16667 L 20504 17138 19393 17407 18282 17677 17205 18013 16128 18384 15118 18754 14074 19124 13502 19293 12929 19394 11751 19596 11717 19629 11683 19663 11212 19259 11111 19158 11313 19091 11515 19023 12020 18889 12289 18855 12424 18821 12525 18754 12559 18754 13468 18451 14680 18047 15858 17677 17003 17407 18114 17138 20403 16667 Z M 6835 15556 L 7239 15825 7610 16094 7980 16397 8317 16700 8990 17340 9630 18013 10337 18754 11044 19461 11380 19730 11717 20000 12054 20303 12357 20572 12289 20639 12256 20707 12256 20740 12054 20976 11852 21178 11650 21346 11414 21212 11212 21077 10842 20740 10438 20404 10034 20067 9226 19293 8384 18552 7643 17946 7273 17643 6936 17273 6566 16835 6364 16633 6128 16465 6398 16128 6701 15791 6835 15556 Z M 20538 17407 L 20673 18081 20942 19562 18619 20134 16296 20707 14916 21077 13535 21481 12862 21683 12963 21616 13030 21515 13064 21414 13064 21279 12996 21178 12895 21077 12794 20976 12559 20774 12660 20572 12660 20505 12592 20471 12592 20437 12929 20404 13266 20336 13973 20168 14646 19966 15286 19764 15690 19629 16094 19461 16868 19091 17239 18956 17643 18821 18047 18720 18484 18687 18552 18687 18585 18653 18619 18552 18585 18451 18552 18417 18484 18384 18114 18417 17777 18485 17407 18552 17070 18687 16397 18956 15757 19259 15353 19427 14916 19562 14108 19798 13232 20000 12828 20134 12424 20269 11784 19730 12054 19764 12323 19764 12828 19730 13367 19629 13906 19461 14444 19293 14983 19091 15959 18720 17070 18316 18215 17980 19393 17677 20538 17407 Z M 12458 20909 L 12559 21010 12761 21178 12862 21245 12895 21313 12895 21380 12794 21447 12693 21582 12559 21649 12390 21717 12222 21717 12020 21616 11919 21548 11852 21481 12020 21346 12155 21212 12458 20909 Z M 17979 2661 L 18047 2762 18148 2762 18080 2829 18080 2964 18181 3300 18417 3940 18787 5085 19124 6230 19427 7576 19595 8250 19764 8923 20134 10236 20302 10876 20471 11549 20605 12222 20706 12929 20807 13636 20942 14344 21211 15724 21548 17104 21885 18350 22289 19596 22659 20841 23063 22087 22895 21952 22760 21784 22727 21750 22659 21717 22592 21750 22558 21784 22424 21986 22356 22188 22222 22559 21986 22053 21784 21515 21616 20976 21447 20437 21481 20404 21447 20336 21447 20303 21380 20269 21245 19629 21077 18821 20908 18013 20774 17340 20807 17273 20807 17239 20774 17172 20740 17138 20471 15791 20504 15758 20504 15690 20471 15657 20403 15589 20302 15118 20336 15017 20336 14950 20302 14882 20235 14849 19764 12963 19326 11246 19326 11145 19259 11078 18956 9731 18956 9630 18787 8957 18821 8856 18787 8788 18754 8755 18552 7745 18316 6364 18148 5691 17979 4984 17777 4512 17575 4007 17340 3536 17239 3267 17171 3031 17205 2930 17171 2896 17138 2863 17138 2829 17171 2829 17441 2728 17710 2694 17979 2661 Z M 24275 1 L 22626 506 20976 977 19326 1381 17643 1785 14310 2593 12626 2997 10976 3401 9630 3772 8317 4176 5691 5017 5051 5253 4714 5388 4377 5590 4108 5792 3973 5926 3906 6061 3839 6230 3805 6364 3771 6533 3805 6735 3771 7105 3805 7509 3906 7913 4007 8317 4310 9125 4546 9866 5556 13434 4916 12761 4243 12121 3839 11717 3401 11381 2963 11010 2559 10606 2290 10371 1987 10101 1819 9967 1650 9899 1482 9866 1280 9899 1280 9832 1246 9765 1179 9731 1112 9731 943 9832 775 10000 506 10303 270 10573 169 10741 135 10808 135 10876 102 10876 68 10909 34 10943 1 10977 34 11010 68 11044 236 11145 371 11280 640 11549 1145 12155 1448 12525 1785 12896 2155 13232 2526 13569 3401 14243 4276 14983 4680 15354 5085 15758 5455 16195 5792 16633 5859 16700 5994 16700 6027 16633 6061 16599 6162 16734 6263 16835 6330 16869 6330 16902 6600 17744 6869 18619 7071 19461 7239 20336 7610 22087 7812 22963 8081 23838 8653 25656 9226 27474 9327 27710 9428 27912 9529 28114 9663 28316 9832 28484 10000 28652 10202 28787 10438 28888 10707 28955 11010 29023 11313 29056 11616 29056 11919 29023 12222 28989 12828 28854 13434 28686 14040 28484 15151 28080 17104 27541 19057 27003 20067 26666 21110 26329 21616 26161 22154 26026 22659 25892 23198 25824 23265 25791 23333 25690 23467 25690 23636 25656 23972 25589 24275 25488 24275 25151 23636 25353 23366 25454 23198 25555 22760 25589 22356 25690 21548 25892 19966 26430 19057 26700 18148 26969 16296 27474 14882 27912 13468 28349 12895 28518 12323 28686 11717 28753 11414 28787 11111 28787 10741 28720 10438 28585 10202 28417 9966 28181 9798 27912 9630 27609 9495 27306 9394 26969 9125 26094 8822 25252 8249 23535 8014 22761 7812 21986 7475 20437 7138 18855 6936 18114 6667 17340 6768 17441 7037 17744 7307 18047 7946 18586 8115 18956 8216 19360 8418 20168 8586 21010 8721 21818 8923 23030 9192 24242 9394 25319 9562 25892 9731 26498 10000 27036 10135 27272 10303 27508 10505 27710 10707 27878 10943 28013 11178 28147 11515 28215 11852 28248 12188 28248 12525 28215 12862 28147 13199 28046 13838 27878 14613 27609 15387 27306 16195 27003 16969 26733 21279 25488 22356 25151 23467 24814 24275 24579 24275 24276 22929 24713 20807 25387 18686 25993 16936 26531 16094 26801 15252 27104 14444 27407 13670 27676 13232 27811 12828 27878 12424 27945 12020 27979 11650 27979 11313 27878 11044 27777 10774 27575 10539 27373 10337 27104 10168 26834 10034 26531 9899 26195 9764 25858 9596 25185 9461 24511 9327 23872 9125 22626 8923 21346 8822 20707 8687 20101 8519 19495 8317 18889 8350 18922 9259 19764 9697 20168 10135 20572 10539 20875 10741 21043 10909 21178 11212 21447 11347 21548 11549 21616 11616 21649 11683 21616 11717 21582 11717 21616 11751 21649 11919 21784 12121 21885 11616 21986 11380 22053 11178 22155 11111 22222 11111 22289 11178 22357 11246 22357 12525 22020 13805 21683 15084 21313 16363 20976 18686 20404 21009 19831 21110 20235 20841 20269 20538 20303 19932 20437 18821 20740 18013 20942 17239 21178 15690 21649 14108 22155 13333 22424 12525 22660 12188 22693 11852 22761 11683 22794 11515 22895 11414 22996 11313 23131 11313 23165 11347 23165 11784 23030 12222 22929 12660 22862 13097 22727 14545 22289 15993 21818 17306 21414 18653 21043 19259 20841 19898 20673 20538 20538 20875 20505 21178 20505 21346 21043 20740 21144 20134 21279 18922 21582 16498 22256 15252 22592 14007 22963 12761 23400 11549 23838 11515 23872 11515 23905 11549 23973 11582 23973 12188 23872 12794 23737 13367 23569 13973 23333 15151 22929 15724 22727 16330 22559 17575 22222 18855 21851 20134 21548 20774 21414 21414 21279 21750 22155 21919 22592 22154 22996 22188 23064 22255 23064 22356 23030 22390 22963 22525 22525 22592 22323 22659 22121 22760 22222 22861 22289 23131 22390 23164 22491 23198 22525 23232 22559 23333 22559 23400 22525 23434 22458 23434 22424 23400 22357 23400 22256 23366 22188 22962 20841 22558 19495 22121 18114 21750 16768 21582 16061 21414 15320 21178 13872 20908 12424 20774 11717 20639 10977 20437 10337 20269 9664 19898 8384 19528 6903 19360 6162 19158 5421 18855 4479 18552 3570 18451 3132 18350 2896 18282 2694 18518 2728 18821 2694 19494 2560 19494 2795 19528 3065 19629 3570 19764 4075 19932 4580 20100 5287 20269 5994 20572 7442 20740 8182 20908 8889 21312 10371 22154 13232 22962 16061 23366 17441 23737 18855 23972 19663 24275 20471 24275 19697 24107 19259 23972 18788 23602 17441 23232 16094 22457 13434 21649 10674 21245 9260 20875 7879 20605 6499 20302 5152 20134 4479 19932 3839 19764 3166 19629 2492 20504 2257 20976 2088 21818 1819 22626 1516 23434 1247 24275 1011 24275 742 24141 809 21851 1583 20706 1954 19595 2290 18922 2492 18518 2560 18350 2560 18215 2526 18181 2492 18047 2459 17609 2459 17340 2526 17205 2593 17104 2661 17003 2661 16969 2694 16969 2728 16969 2863 16969 2896 16296 3098 15623 3300 14242 3637 12862 3906 11481 4209 10707 4411 9933 4647 8418 5051 7812 5219 7239 5354 6869 5455 6667 5522 6532 5522 6532 5556 6532 5623 6095 5758 5859 5859 5657 5994 5489 6129 5320 6263 5186 6465 5085 6701 5017 6937 4984 7240 5017 7543 5051 7846 5219 8418 5354 8957 5691 10674 6095 12391 6229 12963 6398 13535 6768 14647 6330 14243 5893 13805 5792 13333 5691 12862 5421 11919 5118 10977 4815 10034 4579 9226 4310 8384 4209 8014 4142 7644 4007 6903 4041 6869 4041 6802 4007 6566 4041 6364 4108 6196 4243 6027 4411 5859 4579 5724 4815 5590 5051 5489 5556 5287 6095 5152 6903 4916 9663 4075 11077 3671 12458 3300 15421 2593 18383 1886 19865 1516 21346 1146 22828 742 24275 304 24275 1 Z N"/>
        </draw:custom-shape>
        <draw:custom-shape draw:name="Shape 1447" draw:style-name="Mgr4" draw:text-style-name="MP7" draw:layer="layout" svg:width="0.105cm" svg:height="0.055cm" svg:x="6.287cm" svg:y="0.844cm">
          <text:p/>
          <draw:enhanced-geometry draw:mirror-horizontal="false" draw:mirror-vertical="false" drawooo:sub-view-size="574 304" svg:viewBox="0 0 14350 7600" draw:type="ooxml-non-primitive" draw:enhanced-path="M 405 1 L 169 35 68 102 34 136 34 169 1 203 68 270 135 270 203 304 438 270 506 237 573 203 573 169 573 102 573 68 539 35 472 1 Z N"/>
        </draw:custom-shape>
        <draw:custom-shape draw:name="Shape 1448" draw:style-name="Mgr4" draw:text-style-name="MP7" draw:layer="layout" svg:width="0.142cm" svg:height="0.061cm" svg:x="25.279cm" svg:y="9.161cm">
          <text:p/>
          <draw:enhanced-geometry draw:mirror-horizontal="false" draw:mirror-vertical="false" drawooo:sub-view-size="776 337" svg:viewBox="0 0 19400 8425" draw:type="ooxml-non-primitive" draw:enhanced-path="M 775 0 L 371 101 203 202 1 303 1 337 405 337 775 269 775 0 Z N"/>
        </draw:custom-shape>
        <draw:custom-shape draw:name="Shape 1449" draw:style-name="Mgr4" draw:text-style-name="MP7" draw:layer="layout" svg:width="0.192cm" svg:height="0.105cm" svg:x="25.23cm" svg:y="8.813cm">
          <text:p/>
          <draw:enhanced-geometry draw:mirror-horizontal="false" draw:mirror-vertical="false" drawooo:sub-view-size="1045 573" svg:viewBox="0 0 26125 14325" draw:type="ooxml-non-primitive" draw:enhanced-path="M 1044 1 L 573 236 337 304 68 371 1 405 1 472 34 506 68 573 304 573 573 539 809 438 1044 337 1044 1 Z N"/>
        </draw:custom-shape>
        <draw:custom-shape draw:name="Shape 1450" draw:style-name="Mgr4" draw:text-style-name="MP7" draw:layer="layout" svg:width="0.074cm" svg:height="0.061cm" svg:x="25.348cm" svg:y="9.297cm">
          <text:p/>
          <draw:enhanced-geometry draw:mirror-horizontal="false" draw:mirror-vertical="false" drawooo:sub-view-size="405 338" svg:viewBox="0 0 10125 8450" draw:type="ooxml-non-primitive" draw:enhanced-path="M 404 1 L 236 68 68 135 0 203 0 270 34 304 101 337 270 337 404 304 404 1 Z N"/>
        </draw:custom-shape>
        <draw:custom-shape draw:name="Shape 1451" draw:style-name="Mgr4" draw:text-style-name="MP7" draw:layer="layout" svg:width="0.049cm" svg:height="0.105cm" svg:x="25.372cm" svg:y="14.492cm">
          <text:p/>
          <draw:enhanced-geometry draw:mirror-horizontal="false" draw:mirror-vertical="false" drawooo:sub-view-size="271 574" svg:viewBox="0 0 6775 14350" draw:type="ooxml-non-primitive" draw:enhanced-path="M 68 1 L 35 35 1 68 1 102 136 338 270 573 270 169 136 35 68 1 Z N"/>
        </draw:custom-shape>
        <draw:custom-shape draw:name="Shape 1452" draw:style-name="Mgr4" draw:text-style-name="MP7" draw:layer="layout" svg:width="0.067cm" svg:height="0.111cm" svg:x="12.761cm" svg:y="18.607cm">
          <text:p/>
          <draw:enhanced-geometry draw:mirror-horizontal="false" draw:mirror-vertical="false" drawooo:sub-view-size="371 607" svg:viewBox="0 0 9275 15175" draw:type="ooxml-non-primitive" draw:enhanced-path="M 169 1 L 0 68 0 102 34 136 236 136 68 439 34 573 68 607 169 607 202 540 236 439 303 270 371 68 371 35 303 1 Z N"/>
        </draw:custom-shape>
        <draw:custom-shape draw:name="Shape 1453" draw:style-name="Mgr4" draw:text-style-name="MP7" draw:layer="layout" svg:width="0.061cm" svg:height="0.185cm" svg:x="25.36cm" svg:y="14.598cm">
          <text:p/>
          <draw:enhanced-geometry draw:mirror-horizontal="false" draw:mirror-vertical="false" drawooo:sub-view-size="338 1011" svg:viewBox="0 0 8450 25275" draw:type="ooxml-non-primitive" draw:enhanced-path="M 68 0 L 34 34 1 101 1 202 34 371 102 539 169 707 337 1010 337 505 236 270 102 68 102 34 68 0 Z N"/>
        </draw:custom-shape>
        <draw:custom-shape draw:name="Shape 1454" draw:style-name="Mgr4" draw:text-style-name="MP7" draw:layer="layout" svg:width="0.974cm" svg:height="0.955cm" svg:x="0.745cm" svg:y="15.858cm">
          <text:p/>
          <draw:enhanced-geometry draw:mirror-horizontal="false" draw:mirror-vertical="false" drawooo:sub-view-size="5287 5186" svg:viewBox="0 0 132175 129650" draw:type="ooxml-non-primitive" draw:enhanced-path="M 2997 237 L 3333 304 3670 439 3603 439 3535 506 3434 607 3300 775 3232 876 3232 910 3232 977 3266 1011 3300 1045 3401 1011 3468 977 3603 809 3704 674 3737 674 3737 641 3771 641 3805 607 3805 540 3771 472 3973 607 4175 742 4545 1045 4680 1247 4815 1415 4949 1617 5017 1819 5084 1987 5118 2189 5084 2189 4949 2257 4815 2324 4545 2425 4512 2459 4478 2492 4512 2526 4545 2560 4680 2593 4848 2593 4983 2526 5118 2459 5118 2728 5050 2997 4949 3233 4848 3469 4714 3435 4613 3401 4478 3435 4377 3469 4377 3502 4377 3536 4545 3637 4714 3671 4579 3873 4411 4075 4209 4243 4040 4411 3838 4546 3603 4681 3401 4782 3165 4883 3165 4815 3098 4580 3064 4479 3030 4411 2997 4378 2929 4378 2896 4411 2862 4479 2862 4647 2896 4782 2963 4916 2727 4950 2323 4950 1953 4849 2054 4580 2088 4277 2054 4243 2020 4243 1953 4378 1852 4479 1751 4748 1751 4782 1549 4647 1347 4512 1145 4378 977 4209 1044 4108 1212 4007 1246 3940 1280 3873 1145 3873 977 3940 808 4041 674 3805 505 3570 404 3334 303 3065 573 3132 808 3098 876 3065 876 2997 842 2930 775 2896 270 2896 236 2661 236 2257 303 1886 438 1550 640 1247 876 977 1179 775 1482 573 1818 439 1886 506 1919 506 1987 472 2222 338 2290 338 2357 304 2660 237 Z M 2626 1 L 2391 35 2155 102 1953 203 1717 237 1515 304 1313 371 1111 506 943 607 775 775 606 910 472 1112 270 1482 101 1920 0 2358 0 2593 0 2829 101 3199 236 3570 438 3940 674 4277 707 4310 741 4344 977 4546 1212 4748 1482 4883 1751 5017 2054 5118 2323 5186 2929 5186 3232 5118 3502 5017 3805 4883 4040 4714 4276 4546 4512 4310 4680 4108 4848 3839 5017 3603 5118 3300 5219 3031 5286 2728 5286 2459 5286 2156 5252 1853 5151 1550 5050 1348 4949 1146 4781 977 4613 775 4444 607 4242 472 4040 338 3805 237 3569 136 3333 68 3098 35 2862 1 Z N"/>
        </draw:custom-shape>
        <draw:custom-shape draw:name="Shape 1455" draw:style-name="Mgr4" draw:text-style-name="MP7" draw:layer="layout" svg:width="0.092cm" svg:height="0.117cm" svg:x="10.62cm" svg:y="18.601cm">
          <text:p/>
          <draw:enhanced-geometry draw:mirror-horizontal="false" draw:mirror-vertical="false" drawooo:sub-view-size="506 640" svg:viewBox="0 0 12650 16000" draw:type="ooxml-non-primitive" draw:enhanced-path="M 202 0 L 34 135 0 169 135 169 202 135 236 169 135 236 34 303 0 337 0 404 34 438 67 438 202 404 337 404 269 472 135 505 101 539 67 573 101 606 135 640 269 606 337 573 438 505 505 438 505 371 471 337 370 303 269 270 337 202 370 169 269 34 269 0 Z N"/>
        </draw:custom-shape>
        <draw:custom-shape draw:name="Shape 1456" draw:style-name="Mgr4" draw:text-style-name="MP7" draw:layer="layout" svg:width="0.452cm" svg:height="0.471cm" svg:x="10.415cm" svg:y="18.316cm">
          <text:p/>
          <draw:enhanced-geometry draw:mirror-horizontal="false" draw:mirror-vertical="false" drawooo:sub-view-size="2459 2560" svg:viewBox="0 0 61475 64000" draw:type="ooxml-non-primitive" draw:enhanced-path="M 2324 135 L 2324 707 2290 1280 2257 1819 2290 2391 1213 2391 169 2425 169 2054 169 1718 203 1010 203 808 169 606 136 404 136 202 270 236 1146 236 2324 135 Z M 2391 0 L 2021 34 1651 34 1280 68 910 101 304 101 169 68 35 101 1 169 1 202 35 236 35 404 35 573 68 876 68 1280 35 1684 35 2088 35 2492 35 2526 102 2559 1247 2526 2391 2526 2425 2492 2459 2425 2425 2155 2425 1852 2425 1246 2459 674 2459 371 2459 68 2425 34 2391 0 Z N"/>
        </draw:custom-shape>
        <draw:custom-shape draw:name="Shape 1457" draw:style-name="Mgr4" draw:text-style-name="MP7" draw:layer="layout" svg:width="0.502cm" svg:height="0.471cm" svg:x="10.936cm" svg:y="18.328cm">
          <text:p/>
          <draw:enhanced-geometry draw:mirror-horizontal="false" draw:mirror-vertical="false" drawooo:sub-view-size="2728 2560" svg:viewBox="0 0 68200 64000" draw:type="ooxml-non-primitive" draw:enhanced-path="M 2189 135 L 2357 203 2458 236 2525 304 2559 405 2593 506 2593 741 2559 943 2525 1314 2458 1718 2458 1920 2424 2156 2391 2257 2357 2324 2256 2391 2121 2391 1212 2324 303 2324 269 1920 236 1550 168 1145 168 741 168 304 168 203 505 169 875 135 Z M 1582 1 L 1145 34 370 34 101 68 67 102 67 135 34 270 0 438 34 741 34 1179 101 1583 135 1987 168 2425 202 2459 236 2492 606 2459 943 2459 1650 2492 2054 2560 2256 2560 2323 2526 2424 2492 2492 2425 2525 2358 2593 2189 2593 1853 2660 1348 2727 842 2727 506 2694 337 2626 203 2492 102 2323 34 2189 1 Z N"/>
        </draw:custom-shape>
        <draw:custom-shape draw:name="Shape 1458" draw:style-name="Mgr4" draw:text-style-name="MP7" draw:layer="layout" svg:width="0.105cm" svg:height="0.117cm" svg:x="11.141cm" svg:y="18.614cm">
          <text:p/>
          <draw:enhanced-geometry draw:mirror-horizontal="false" draw:mirror-vertical="false" drawooo:sub-view-size="573 641" svg:viewBox="0 0 14325 16025" draw:type="ooxml-non-primitive" draw:enhanced-path="M 337 1 L 269 68 202 135 34 337 0 371 0 405 34 438 236 438 404 405 404 573 404 607 438 640 471 640 505 607 505 573 572 573 539 506 572 304 572 270 539 236 505 203 471 236 337 304 168 304 337 135 370 68 370 1 Z N"/>
        </draw:custom-shape>
        <draw:custom-shape draw:name="Shape 1459" draw:style-name="Mgr4" draw:text-style-name="MP7" draw:layer="layout" svg:width="0.03cm" svg:height="0.173cm" svg:x="11.73cm" svg:y="18.893cm">
          <text:p/>
          <draw:enhanced-geometry draw:mirror-horizontal="false" draw:mirror-vertical="false" drawooo:sub-view-size="169 944" svg:viewBox="0 0 4225 23600" draw:type="ooxml-non-primitive" draw:enhanced-path="M 102 1 L 68 34 34 270 1 472 1 943 135 943 135 506 169 68 135 34 135 1 Z N"/>
        </draw:custom-shape>
        <draw:custom-shape draw:name="Shape 1460" draw:style-name="Mgr4" draw:text-style-name="MP7" draw:layer="layout" svg:width="0.477cm" svg:height="0.198cm" svg:x="10.669cm" svg:y="18.868cm">
          <text:p/>
          <draw:enhanced-geometry draw:mirror-horizontal="false" draw:mirror-vertical="false" drawooo:sub-view-size="2593 1079" svg:viewBox="0 0 64825 26975" draw:type="ooxml-non-primitive" draw:enhanced-path="M 438 1 L 68 68 34 102 34 136 34 169 0 1078 101 1078 135 641 135 203 371 136 606 102 1111 136 1616 169 2121 203 2256 237 2357 270 2391 371 2424 472 2458 708 2458 944 2458 1078 2559 1078 2559 1045 2593 573 2559 371 2525 237 2458 169 2357 102 2256 68 1987 35 1482 35 775 1 Z N"/>
        </draw:custom-shape>
        <draw:custom-shape draw:name="Shape 1461" draw:style-name="Mgr4" draw:text-style-name="MP7" draw:layer="layout" svg:width="0.111cm" svg:height="0.074cm" svg:x="1.471cm" svg:y="16.1cm">
          <text:p/>
          <draw:enhanced-geometry draw:mirror-horizontal="false" draw:mirror-vertical="false" drawooo:sub-view-size="607 405" svg:viewBox="0 0 15175 10125" draw:type="ooxml-non-primitive" draw:enhanced-path="M 337 1 L 202 102 68 203 0 371 0 405 34 405 303 304 438 237 539 203 573 136 606 102 573 35 505 1 Z N"/>
        </draw:custom-shape>
        <draw:custom-shape draw:name="Shape 1462" draw:style-name="Mgr4" draw:text-style-name="MP7" draw:layer="layout" svg:width="0.465cm" svg:height="0.502cm" svg:x="11.482cm" svg:y="18.316cm">
          <text:p/>
          <draw:enhanced-geometry draw:mirror-horizontal="false" draw:mirror-vertical="false" drawooo:sub-view-size="2526 2728" svg:viewBox="0 0 63150 68200" draw:type="ooxml-non-primitive" draw:enhanced-path="M 439 135 L 708 169 1516 202 2189 202 2257 236 2290 270 2358 404 2391 606 2391 808 2358 1280 2358 1583 2324 1987 2290 2189 2189 2391 2156 2458 2122 2492 1987 2526 1684 2559 1112 2559 843 2526 540 2458 405 2391 304 2324 237 2189 203 2054 203 1718 237 1415 270 1111 237 775 169 135 Z M 102 0 L 35 68 1 101 1 135 35 169 102 202 68 404 68 573 102 977 102 1381 68 1751 35 2054 68 2189 102 2290 169 2391 270 2492 371 2559 506 2627 876 2694 1213 2728 1583 2728 1954 2660 2088 2660 2189 2593 2290 2526 2358 2425 2459 2223 2492 1953 2526 1684 2526 1448 2526 977 2526 606 2526 404 2459 236 2391 135 2324 101 2223 68 2122 34 1718 34 573 0 Z N"/>
        </draw:custom-shape>
        <draw:custom-shape draw:name="Shape 1463" draw:style-name="Mgr4" draw:text-style-name="MP7" draw:layer="layout" svg:width="0.105cm" svg:height="0.111cm" svg:x="12.208cm" svg:y="18.607cm">
          <text:p/>
          <draw:enhanced-geometry draw:mirror-horizontal="false" draw:mirror-vertical="false" drawooo:sub-view-size="573 607" svg:viewBox="0 0 14325 15175" draw:type="ooxml-non-primitive" draw:enhanced-path="M 370 371 L 438 405 438 439 370 472 303 472 236 439 202 439 337 371 Z M 337 1 L 168 68 67 203 0 270 0 338 0 405 34 439 0 472 0 506 34 540 67 573 135 540 236 607 438 607 505 573 572 506 572 439 572 371 539 304 438 270 337 237 236 270 135 338 135 270 202 203 269 136 370 102 471 102 505 68 471 1 Z N"/>
        </draw:custom-shape>
        <draw:custom-shape draw:name="Shape 1464" draw:style-name="Mgr4" draw:text-style-name="MP7" draw:layer="layout" svg:width="0.502cm" svg:height="0.309cm" svg:x="12.128cm" svg:y="17.968cm">
          <text:p/>
          <draw:enhanced-geometry draw:mirror-horizontal="false" draw:mirror-vertical="false" drawooo:sub-view-size="2728 1684" svg:viewBox="0 0 68200 42100" draw:type="ooxml-non-primitive" draw:enhanced-path="M 236 135 L 640 168 1785 202 2189 202 2391 236 2492 236 2559 269 2593 404 2593 539 2593 808 2593 1414 2559 1448 2492 1515 2290 1549 1616 1549 909 1481 472 1448 371 1414 303 1313 236 1178 236 1044 202 707 202 438 236 303 202 135 Z M 236 0 L 34 34 0 67 0 101 0 135 34 168 101 168 101 202 101 303 68 471 68 673 101 1111 202 1549 236 1582 573 1582 876 1616 1482 1683 2357 1683 2660 1616 2694 1582 2727 1549 2727 909 2727 572 2660 269 2626 168 2525 135 2424 101 1650 101 977 34 505 0 Z N"/>
        </draw:custom-shape>
        <draw:custom-shape draw:name="Shape 1465" draw:style-name="Mgr4" draw:text-style-name="MP7" draw:layer="layout" svg:width="0.508cm" svg:height="0.217cm" svg:x="11.699cm" svg:y="18.849cm">
          <text:p/>
          <draw:enhanced-geometry draw:mirror-horizontal="false" draw:mirror-vertical="false" drawooo:sub-view-size="2762 1180" svg:viewBox="0 0 69050 29500" draw:type="ooxml-non-primitive" draw:enhanced-path="M 438 1 L 202 68 101 102 34 169 0 237 34 270 101 270 135 237 202 203 303 169 539 136 977 169 1919 203 2256 237 2391 270 2525 338 2593 371 2626 439 2660 607 2626 910 2660 1179 2761 1179 2761 708 2761 439 2727 371 2660 270 2593 237 2525 169 2256 102 1919 68 1583 68 909 35 674 1 Z N"/>
        </draw:custom-shape>
        <draw:custom-shape draw:name="Shape 1466" draw:style-name="Mgr4" draw:text-style-name="MP7" draw:layer="layout" svg:width="0.483cm" svg:height="0.49cm" svg:x="12.568cm" svg:y="18.316cm">
          <text:p/>
          <draw:enhanced-geometry draw:mirror-horizontal="false" draw:mirror-vertical="false" drawooo:sub-view-size="2627 2661" svg:viewBox="0 0 65675 66525" draw:type="ooxml-non-primitive" draw:enhanced-path="M 2122 135 L 2257 169 2358 236 2425 337 2492 539 2492 741 2492 1179 2425 1718 2391 1953 2290 2223 2223 2324 2156 2391 2021 2458 1920 2492 1381 2492 472 2458 337 2425 236 2324 169 2223 135 2088 135 1785 169 1516 169 741 203 472 169 337 135 202 169 202 472 169 775 135 Z M 506 0 L 135 68 135 101 102 101 68 135 34 573 34 1010 34 1852 1 2088 34 2290 68 2357 102 2458 169 2526 270 2559 573 2627 876 2660 1482 2627 1718 2627 1987 2593 2122 2559 2223 2526 2324 2458 2391 2357 2526 2088 2560 1819 2593 1246 2627 707 2627 438 2593 337 2526 202 2459 135 2358 68 2257 34 2156 0 Z N"/>
        </draw:custom-shape>
        <draw:custom-shape draw:name="Shape 1467" draw:style-name="Mgr4" draw:text-style-name="MP7" draw:layer="layout" svg:width="0.074cm" svg:height="0.099cm" svg:x="11.687cm" svg:y="18.626cm">
          <text:p/>
          <draw:enhanced-geometry draw:mirror-horizontal="false" draw:mirror-vertical="false" drawooo:sub-view-size="405 540" svg:viewBox="0 0 10125 13500" draw:type="ooxml-non-primitive" draw:enhanced-path="M 1 1 L 1 68 1 169 35 237 68 270 237 270 270 338 270 405 102 405 68 371 35 405 1 439 1 506 35 540 304 540 338 506 371 472 405 371 405 270 371 203 304 169 237 136 136 136 136 102 237 102 304 68 405 35 405 1 Z N"/>
        </draw:custom-shape>
        <draw:custom-shape draw:name="Shape 1468" draw:style-name="Mgr4" draw:text-style-name="MP7" draw:layer="layout" svg:width="0.465cm" svg:height="0.489cm" svg:x="12.022cm" svg:y="18.322cm">
          <text:p/>
          <draw:enhanced-geometry draw:mirror-horizontal="false" draw:mirror-vertical="false" drawooo:sub-view-size="2527 2660" svg:viewBox="0 0 63175 66500" draw:type="ooxml-non-primitive" draw:enhanced-path="M 2122 135 L 2257 202 2324 337 2391 471 2425 673 2425 1044 2391 1347 2391 1818 2391 2054 2358 2290 2290 2424 2189 2492 1886 2492 1550 2458 1280 2424 674 2424 371 2458 203 2424 136 2391 136 2323 136 2054 136 1785 203 1246 237 774 203 269 472 202 1449 202 1684 135 Z M 1684 0 L 1247 67 472 67 237 135 237 101 203 67 169 67 136 101 102 404 68 741 68 1044 68 1347 1 1953 1 2222 1 2525 35 2559 68 2593 674 2593 1280 2559 1516 2593 1752 2626 1987 2660 2223 2660 2290 2626 2358 2593 2459 2458 2526 2290 2526 2088 2526 1650 2526 1347 2526 976 2526 572 2459 370 2391 202 2257 101 2088 0 Z N"/>
        </draw:custom-shape>
        <draw:custom-shape draw:name="Shape 1469" draw:style-name="Mgr4" draw:text-style-name="MP7" draw:layer="layout" svg:width="0.514cm" svg:height="0.322cm" svg:x="11.557cm" svg:y="17.956cm">
          <text:p/>
          <draw:enhanced-geometry draw:mirror-horizontal="false" draw:mirror-vertical="false" drawooo:sub-view-size="2796 1752" svg:viewBox="0 0 69900 43800" draw:type="ooxml-non-primitive" draw:enhanced-path="M 506 102 L 910 135 1381 169 1819 203 2156 236 2492 236 2560 270 2593 337 2661 607 2661 876 2661 1078 2661 1246 2627 1448 2593 1516 2560 1549 2425 1617 2156 1617 1718 1583 1482 1549 1280 1549 708 1617 472 1583 405 1583 371 1549 338 1482 304 1280 304 741 304 203 304 169 270 135 506 102 Z M 338 1 L 169 34 35 135 1 169 35 203 68 236 102 203 203 169 237 152 237 152 237 169 169 506 136 809 136 1011 169 1213 169 1415 169 1617 203 1684 237 1684 540 1718 843 1718 1482 1684 1718 1718 1954 1751 2459 1751 2593 1684 2728 1583 2762 1415 2795 1213 2795 842 2762 506 2694 304 2627 203 2560 135 2391 102 2223 135 2088 135 1920 102 1617 68 1146 34 674 1 Z N"/>
        </draw:custom-shape>
        <draw:custom-shape draw:name="Shape 1470" draw:style-name="Mgr4" draw:text-style-name="MP7" draw:layer="layout" svg:width="0.471cm" svg:height="0.185cm" svg:x="11.203cm" svg:y="18.88cm">
          <text:p/>
          <draw:enhanced-geometry draw:mirror-horizontal="false" draw:mirror-vertical="false" drawooo:sub-view-size="2560 1011" svg:viewBox="0 0 64000 25275" draw:type="ooxml-non-primitive" draw:enhanced-path="M 1314 0 L 135 34 102 68 68 68 1 270 1 472 34 909 34 1010 169 1010 135 606 102 371 135 169 1280 135 1920 101 2257 101 2391 135 2425 169 2459 1010 2560 1010 2526 34 2526 0 Z N"/>
        </draw:custom-shape>
        <draw:custom-shape draw:name="Shape 1471" draw:style-name="Mgr4" draw:text-style-name="MP7" draw:layer="layout" svg:width="0.105cm" svg:height="0.092cm" svg:x="0.95cm" svg:y="16.025cm">
          <text:p/>
          <draw:enhanced-geometry draw:mirror-horizontal="false" draw:mirror-vertical="false" drawooo:sub-view-size="573 506" svg:viewBox="0 0 14325 12650" draw:type="ooxml-non-primitive" draw:enhanced-path="M 101 1 L 34 35 0 102 34 136 101 237 202 338 303 439 438 506 505 506 539 439 573 371 539 304 337 169 135 35 101 1 Z N"/>
        </draw:custom-shape>
        <draw:custom-shape draw:name="Shape 1472" draw:style-name="Mgr4" draw:text-style-name="MP7" draw:layer="layout" svg:width="0.142cm" svg:height="0.049cm" svg:x="0.807cm" svg:y="16.181cm">
          <text:p/>
          <draw:enhanced-geometry draw:mirror-horizontal="false" draw:mirror-vertical="false" drawooo:sub-view-size="776 270" svg:viewBox="0 0 19400 6750" draw:type="ooxml-non-primitive" draw:enhanced-path="M 169 1 L 68 34 1 102 1 135 35 169 169 203 371 203 573 270 674 270 742 236 775 203 775 135 742 68 641 34 405 1 Z N"/>
        </draw:custom-shape>
        <draw:custom-shape draw:name="Shape 1473" draw:style-name="Mgr4" draw:text-style-name="MP7" draw:layer="layout" svg:width="0.539cm" svg:height="0.564cm" svg:x="0.59cm" svg:y="13.549cm">
          <text:p/>
          <draw:enhanced-geometry draw:mirror-horizontal="false" draw:mirror-vertical="false" drawooo:sub-view-size="2930 3065" svg:viewBox="0 0 73250 76625" draw:type="ooxml-non-primitive" draw:enhanced-path="M 1920 472 L 2391 505 2391 707 2391 943 2425 1347 2021 1347 1617 1381 1482 943 1381 472 Z M 1078 539 L 1179 1010 1246 1414 1145 1414 775 1482 573 1515 404 1616 270 1179 202 1010 135 808 707 674 910 640 1011 606 1078 539 Z M 2458 1616 L 2526 2189 2593 2458 2660 2727 2458 2694 2223 2694 1819 2727 1246 2727 674 2795 539 2290 438 1785 640 1785 876 1751 1314 1650 1381 1785 1482 1886 1583 1919 1650 1886 1684 1818 1718 1717 1684 1616 Z M 1145 0 L 1112 68 1078 303 876 404 606 472 303 573 169 606 34 674 0 707 0 741 34 808 34 1078 34 1347 68 1616 135 1919 270 2458 438 2963 505 3031 573 3064 1179 2997 1819 2963 2357 2997 2627 2997 2896 2929 2930 2896 2930 2862 2930 2828 2896 2795 2862 2795 2862 2559 2795 2323 2694 1886 2593 1179 2559 438 2559 404 2559 371 2526 337 2492 303 2458 303 1920 236 1650 236 1347 270 1347 236 1314 135 1347 101 1347 34 1314 0 Z N"/>
        </draw:custom-shape>
        <draw:custom-shape draw:name="Shape 1474" draw:style-name="Mgr4" draw:text-style-name="MP7" draw:layer="layout" svg:width="0.049cm" svg:height="0.123cm" svg:x="1.154cm" svg:y="15.938cm">
          <text:p/>
          <draw:enhanced-geometry draw:mirror-horizontal="false" draw:mirror-vertical="false" drawooo:sub-view-size="270 674" svg:viewBox="0 0 6750 16850" draw:type="ooxml-non-primitive" draw:enhanced-path="M 68 1 L 34 34 0 169 0 337 0 472 68 607 68 640 101 674 202 640 270 607 270 506 236 304 202 169 169 34 135 1 Z N"/>
        </draw:custom-shape>
        <draw:custom-shape draw:name="Shape 1475" draw:style-name="Mgr4" draw:text-style-name="MP7" draw:layer="layout" svg:width="0.365cm" svg:height="0.365cm" svg:x="1.142cm" svg:y="16.125cm">
          <text:p/>
          <draw:enhanced-geometry draw:mirror-horizontal="false" draw:mirror-vertical="false" drawooo:sub-view-size="1988 1988" svg:viewBox="0 0 49700 49700" draw:type="ooxml-non-primitive" draw:enhanced-path="M 1213 1 L 1078 102 944 236 775 539 573 876 540 943 405 741 338 506 237 270 136 34 35 34 1 68 1 135 68 405 136 708 270 977 405 1246 472 1280 506 1280 540 1314 573 1347 910 1482 1213 1650 1516 1852 1684 1953 1853 1987 1954 1987 1987 1920 1987 1852 1954 1785 1617 1583 1280 1381 977 1213 809 1179 641 1145 607 1078 742 910 876 708 1078 371 1179 169 1247 1 Z N"/>
        </draw:custom-shape>
        <draw:custom-shape draw:name="Shape 1476" draw:style-name="Mgr4" draw:text-style-name="MP7" draw:layer="layout" svg:width="0.067cm" svg:height="0.049cm" svg:x="1.427cm" svg:y="16.615cm">
          <text:p/>
          <draw:enhanced-geometry draw:mirror-horizontal="false" draw:mirror-vertical="false" drawooo:sub-view-size="371 270" svg:viewBox="0 0 9275 6750" draw:type="ooxml-non-primitive" draw:enhanced-path="M 68 0 L 1 34 1 101 102 202 203 236 270 270 304 270 371 236 371 202 371 135 304 101 236 34 135 0 Z N"/>
        </draw:custom-shape>
        <draw:custom-shape draw:name="Shape 1477" draw:style-name="Mgr4" draw:text-style-name="MP7" draw:layer="layout" svg:width="0.074cm" svg:height="0.099cm" svg:x="1.409cm" svg:y="17.887cm">
          <text:p/>
          <draw:enhanced-geometry draw:mirror-horizontal="false" draw:mirror-vertical="false" drawooo:sub-view-size="405 540" svg:viewBox="0 0 10125 13500" draw:type="ooxml-non-primitive" draw:enhanced-path="M 203 0 L 135 34 102 68 68 169 1 236 1 337 34 438 102 505 203 539 304 505 371 438 405 337 405 270 371 202 337 135 304 68 270 34 203 0 Z N"/>
        </draw:custom-shape>
        <draw:custom-shape draw:name="Shape 1478" draw:style-name="Mgr4" draw:text-style-name="MP7" draw:layer="layout" svg:width="0.068cm" svg:height="0.086cm" svg:x="1.558cm" svg:y="18.7cm">
          <text:p/>
          <draw:enhanced-geometry draw:mirror-horizontal="false" draw:mirror-vertical="false" drawooo:sub-view-size="372 473" svg:viewBox="0 0 9300 11825" draw:type="ooxml-non-primitive" draw:enhanced-path="M 135 1 L 102 35 34 102 1 169 1 237 1 338 34 405 68 439 135 472 304 472 371 405 371 304 371 237 371 169 337 102 304 102 270 35 270 1 Z N"/>
        </draw:custom-shape>
        <draw:custom-shape draw:name="Shape 1479" draw:style-name="Mgr4" draw:text-style-name="MP7" draw:layer="layout" svg:width="0.08cm" svg:height="0.092cm" svg:x="1.483cm" svg:y="18.309cm">
          <text:p/>
          <draw:enhanced-geometry draw:mirror-horizontal="false" draw:mirror-vertical="false" drawooo:sub-view-size="439 506" svg:viewBox="0 0 10975 12650" draw:type="ooxml-non-primitive" draw:enhanced-path="M 270 1 L 203 34 102 102 68 169 1 236 1 337 34 405 68 438 102 506 304 506 371 438 405 371 438 304 405 203 405 169 371 68 270 1 Z N"/>
        </draw:custom-shape>
        <draw:custom-shape draw:name="Shape 1480" draw:style-name="Mgr4" draw:text-style-name="MP7" draw:layer="layout" svg:width="0.074cm" svg:height="0.086cm" svg:x="1.477cm" svg:y="18.105cm">
          <text:p/>
          <draw:enhanced-geometry draw:mirror-horizontal="false" draw:mirror-vertical="false" drawooo:sub-view-size="406 473" svg:viewBox="0 0 10150 11825" draw:type="ooxml-non-primitive" draw:enhanced-path="M 102 1 L 35 68 1 236 1 304 35 405 136 472 237 472 371 405 405 337 405 270 371 135 338 135 338 102 304 34 203 1 Z N"/>
        </draw:custom-shape>
        <draw:custom-shape draw:name="Shape 1481" draw:style-name="Mgr4" draw:text-style-name="MP7" draw:layer="layout" svg:width="8.217cm" svg:height="1.563cm" svg:x="8.633cm" svg:y="17.502cm">
          <text:p/>
          <draw:enhanced-geometry draw:mirror-horizontal="false" draw:mirror-vertical="false" drawooo:sub-view-size="44577 8486" svg:viewBox="0 0 1114425 212150" draw:type="ooxml-non-primitive" draw:enhanced-path="M 2222 1 L 1583 35 1280 35 943 68 606 169 472 203 337 304 303 371 236 439 202 607 236 977 169 1583 135 2156 68 2762 34 3368 0 5927 0 7206 68 8485 202 8485 202 7475 236 6432 202 4378 236 3435 303 2492 371 1550 404 607 404 540 438 472 573 371 741 304 977 237 1280 169 1616 169 2323 136 3064 136 3737 169 4613 203 7475 270 8687 304 9192 270 19528 270 25588 304 31648 371 37675 439 43735 472 43870 573 44004 708 44105 843 44173 1045 44307 1449 44341 1920 44341 2391 44341 2829 44307 3570 44274 4815 44240 6061 44173 7273 44173 7879 44173 8485 44408 8485 44408 7644 44408 5792 44476 4411 44543 3031 44577 2391 44543 1987 44509 1583 44442 1213 44341 843 44240 708 44139 573 44038 439 43903 371 43870 270 43836 237 43802 237 37944 203 32052 136 26194 68 20336 35 6532 35 5151 68 4108 35 2828 1 Z N"/>
        </draw:custom-shape>
        <draw:custom-shape draw:name="Shape 1482" draw:style-name="Mgr4" draw:text-style-name="MP7" draw:layer="layout" svg:width="0.471cm" svg:height="0.223cm" svg:x="14.983cm" svg:y="18.843cm">
          <text:p/>
          <draw:enhanced-geometry draw:mirror-horizontal="false" draw:mirror-vertical="false" drawooo:sub-view-size="2560 1213" svg:viewBox="0 0 64000 30325" draw:type="ooxml-non-primitive" draw:enhanced-path="M 270 0 L 102 34 34 68 1 101 1 135 34 169 102 202 68 404 68 573 102 977 102 1212 270 1212 236 674 169 169 708 169 1516 202 2223 202 2290 236 2324 337 2391 438 2391 573 2391 876 2391 1212 2526 1212 2526 977 2559 606 2526 404 2458 236 2391 169 2324 101 2223 68 2155 34 1718 34 573 0 Z N"/>
        </draw:custom-shape>
        <draw:custom-shape draw:name="Shape 1483" draw:style-name="Mgr4" draw:text-style-name="MP7" draw:layer="layout" svg:width="0.074cm" svg:height="0.074cm" svg:x="1.533cm" svg:y="18.533cm">
          <text:p/>
          <draw:enhanced-geometry draw:mirror-horizontal="false" draw:mirror-vertical="false" drawooo:sub-view-size="405 405" svg:viewBox="0 0 10125 10125" draw:type="ooxml-non-primitive" draw:enhanced-path="M 202 1 L 101 34 34 136 0 203 34 270 67 371 168 405 269 405 370 338 404 270 404 169 404 136 337 34 269 1 Z N"/>
        </draw:custom-shape>
        <draw:custom-shape draw:name="Shape 1484" draw:style-name="Mgr4" draw:text-style-name="MP7" draw:layer="layout" svg:width="0.067cm" svg:height="0.105cm" svg:x="1.601cm" svg:y="18.924cm">
          <text:p/>
          <draw:enhanced-geometry draw:mirror-horizontal="false" draw:mirror-vertical="false" drawooo:sub-view-size="371 574" svg:viewBox="0 0 9275 14350" draw:type="ooxml-non-primitive" draw:enhanced-path="M 169 1 L 135 35 101 68 34 102 0 237 0 371 34 506 68 540 135 573 236 573 303 540 371 439 371 338 337 203 303 136 270 68 270 35 236 1 Z N"/>
        </draw:custom-shape>
      </draw:g>
      <draw:frame draw:name="Shape 1485" presentation:style-name="Caption-outline1" draw:layer="backgroundobjects" svg:width="22.859cm" svg:height="1.585cm" svg:x="1.27cm" svg:y="15.133cm" presentation:class="outline" presentation:placeholder="true" presentation:user-transformed="true">
        <draw:text-box/>
      </draw:frame>
      <draw:frame presentation:style-name="Caption-title" draw:layer="backgroundobjects" svg:width="22.859cm" svg:height="3.18cm" svg:x="1.27cm" svg:y="0.76cm" presentation:class="title" presentation:placeholder="true">
        <draw:text-box/>
      </draw:frame>
      <presentation:notes style:page-layout-name="PM2">
        <draw:page-thumbnail presentation:style-name="Caption-title" draw:layer="backgroundobjects" svg:width="12.699cm" svg:height="9.524cm" svg:x="3.175cm" svg:y="1.93cm" presentation:class="page"/>
        <draw:frame presentation:style-name="Caption-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presentation:header/></text:p>
          </draw:text-box>
        </draw:frame>
        <draw:frame presentation:style-name="Mpr27" draw:text-style-name="MP4" draw:layer="backgroundobjects" svg:width="8.266cm" svg:height="1.269cm" svg:x="10.783cm" svg:y="0cm" presentation:class="date-time">
          <draw:text-box>
            <text:p text:style-name="MP3"><presentation:date-time/></text:p>
          </draw:text-box>
        </draw:frame>
        <draw:frame presentation:style-name="Mpr28" draw:text-style-name="MP2" draw:layer="backgroundobjects" svg:width="8.266cm" svg:height="1.269cm" svg:x="0cm" svg:y="24.13cm" presentation:class="footer">
          <draw:text-box>
            <text:p text:style-name="MP1"><presentation:footer/></text:p>
          </draw:text-box>
        </draw:frame>
        <draw:frame presentation:style-name="Mpr2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8-24T17:14:53.941468794</dc:date>
    <meta:editing-duration>PT5M52S</meta:editing-duration>
    <meta:editing-cycles>1</meta:editing-cycles>
    <meta:document-statistic meta:object-count="1900"/>
    <meta:generator>LibreOffice/5.1.6.2$Linux_X86_64 LibreOffice_project/10m0$Build-2</meta:generator>
  </office:meta>
</office:document-meta>
</file>